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2.05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0" calcext:value-type="float">
            <text:p>0</text:p>
          </table:table-cell>
          <table:table-cell office:value-type="float" office:value="-0.05735262" calcext:value-type="float">
            <text:p>-0.05735262</text:p>
          </table:table-cell>
          <table:table-cell office:value-type="float" office:value="0" calcext:value-type="float">
            <text:p>0</text:p>
          </table:table-cell>
          <table:table-cell office:value-type="float" office:value="1284.112" calcext:value-type="float">
            <text:p>1284.112</text:p>
          </table:table-cell>
          <table:table-cell office:value-type="float" office:value="1.758261" calcext:value-type="float">
            <text:p>1.758261</text:p>
          </table:table-cell>
          <table:table-cell office:value-type="float" office:value="249.8257" calcext:value-type="float">
            <text:p>249.8257</text:p>
          </table:table-cell>
          <table:table-cell office:value-type="float" office:value="0.1606145" calcext:value-type="float">
            <text:p>0.1606145</text:p>
          </table:table-cell>
          <table:table-cell office:value-type="float" office:value="0.1977857" calcext:value-type="float">
            <text:p>0.1977857</text:p>
          </table:table-cell>
          <table:table-cell office:value-type="float" office:value="0.2865884" calcext:value-type="float">
            <text:p>0.2865884</text:p>
          </table:table-cell>
          <table:table-cell office:value-type="float" office:value="0.2915502" calcext:value-type="float">
            <text:p>0.2915502</text:p>
          </table:table-cell>
          <table:table-cell office:value-type="float" office:value="0.2956134" calcext:value-type="float">
            <text:p>0.2956134</text:p>
          </table:table-cell>
          <table:table-cell office:value-type="float" office:value="0.299113" calcext:value-type="float">
            <text:p>0.299113</text:p>
          </table:table-cell>
          <table:table-cell office:value-type="float" office:value="0.3496345" calcext:value-type="float">
            <text:p>0.3496345</text:p>
          </table:table-cell>
          <table:table-cell office:value-type="float" office:value="0.3565949" calcext:value-type="float">
            <text:p>0.3565949</text:p>
          </table:table-cell>
          <table:table-cell office:value-type="float" office:value="0.3763783" calcext:value-type="float">
            <text:p>0.3763783</text:p>
          </table:table-cell>
          <table:table-cell office:value-type="float" office:value="0.3927117" calcext:value-type="float">
            <text:p>0.3927117</text:p>
          </table:table-cell>
          <table:table-cell office:value-type="float" office:value="0.4518043" calcext:value-type="float">
            <text:p>0.451804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78" calcext:value-type="float">
            <text:p>0.0001190678</text:p>
          </table:table-cell>
          <table:table-cell office:value-type="float" office:value="0.3091466" calcext:value-type="float">
            <text:p>0.3091466</text:p>
          </table:table-cell>
          <table:table-cell office:value-type="float" office:value="0.00511823" calcext:value-type="float">
            <text:p>0.00511823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278025" calcext:value-type="float">
            <text:p>-0.9278025</text:p>
          </table:table-cell>
          <table:table-cell office:value-type="float" office:value="-0.2598447" calcext:value-type="float">
            <text:p>-0.2598447</text:p>
          </table:table-cell>
          <table:table-cell office:value-type="float" office:value="-0.02618846" calcext:value-type="float">
            <text:p>-0.02618846</text:p>
          </table:table-cell>
          <table:table-cell office:value-type="float" office:value="-0.02325642" calcext:value-type="float">
            <text:p>-0.02325642</text:p>
          </table:table-cell>
          <table:table-cell office:value-type="float" office:value="-0.02112981" calcext:value-type="float">
            <text:p>-0.02112981</text:p>
          </table:table-cell>
          <table:table-cell office:value-type="float" office:value="-0.01947237" calcext:value-type="float">
            <text:p>-0.01947237</text:p>
          </table:table-cell>
          <table:table-cell office:value-type="float" office:value="-0.01716289" calcext:value-type="float">
            <text:p>-0.01716289</text:p>
          </table:table-cell>
          <table:table-cell office:value-type="float" office:value="-0.01567699" calcext:value-type="float">
            <text:p>-0.01567699</text:p>
          </table:table-cell>
          <table:table-cell office:value-type="float" office:value="-0.009351288" calcext:value-type="float">
            <text:p>-0.009351288</text:p>
          </table:table-cell>
          <table:table-cell office:value-type="float" office:value="-0.006232242" calcext:value-type="float">
            <text:p>-0.006232242</text:p>
          </table:table-cell>
          <table:table-cell office:value-type="float" office:value="7.871347" calcext:value-type="float">
            <text:p>7.871347</text:p>
          </table:table-cell>
          <table:table-cell office:value-type="float" office:value="0" calcext:value-type="float">
            <text:p>0</text:p>
          </table:table-cell>
          <table:table-cell office:value-type="float" office:value="-1.679839" calcext:value-type="float">
            <text:p>-1.679839</text:p>
          </table:table-cell>
          <table:table-cell office:value-type="float" office:value="0.02639165" calcext:value-type="float">
            <text:p>0.0263916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09" calcext:value-type="float">
            <text:p>-0.01000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0" calcext:value-type="float">
            <text:p>0</text:p>
          </table:table-cell>
          <table:table-cell office:value-type="float" office:value="-0.1144678" calcext:value-type="float">
            <text:p>-0.1144678</text:p>
          </table:table-cell>
          <table:table-cell office:value-type="float" office:value="0" calcext:value-type="float">
            <text:p>0</text:p>
          </table:table-cell>
          <table:table-cell office:value-type="float" office:value="1282.508" calcext:value-type="float">
            <text:p>1282.508</text:p>
          </table:table-cell>
          <table:table-cell office:value-type="float" office:value="3.419283" calcext:value-type="float">
            <text:p>3.419283</text:p>
          </table:table-cell>
          <table:table-cell office:value-type="float" office:value="248.6459" calcext:value-type="float">
            <text:p>248.6459</text:p>
          </table:table-cell>
          <table:table-cell office:value-type="float" office:value="0.1560597" calcext:value-type="float">
            <text:p>0.1560597</text:p>
          </table:table-cell>
          <table:table-cell office:value-type="float" office:value="0.193622" calcext:value-type="float">
            <text:p>0.193622</text:p>
          </table:table-cell>
          <table:table-cell office:value-type="float" office:value="0.2851999" calcext:value-type="float">
            <text:p>0.2851999</text:p>
          </table:table-cell>
          <table:table-cell office:value-type="float" office:value="0.2906674" calcext:value-type="float">
            <text:p>0.2906674</text:p>
          </table:table-cell>
          <table:table-cell office:value-type="float" office:value="0.2948957" calcext:value-type="float">
            <text:p>0.2948957</text:p>
          </table:table-cell>
          <table:table-cell office:value-type="float" office:value="0.2985897" calcext:value-type="float">
            <text:p>0.2985897</text:p>
          </table:table-cell>
          <table:table-cell office:value-type="float" office:value="0.3497075" calcext:value-type="float">
            <text:p>0.3497075</text:p>
          </table:table-cell>
          <table:table-cell office:value-type="float" office:value="0.3565953" calcext:value-type="float">
            <text:p>0.3565953</text:p>
          </table:table-cell>
          <table:table-cell office:value-type="float" office:value="0.3761233" calcext:value-type="float">
            <text:p>0.3761233</text:p>
          </table:table-cell>
          <table:table-cell office:value-type="float" office:value="0.3920886" calcext:value-type="float">
            <text:p>0.3920886</text:p>
          </table:table-cell>
          <table:table-cell office:value-type="float" office:value="0.4494331" calcext:value-type="float">
            <text:p>0.4494331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84" calcext:value-type="float">
            <text:p>0.0001190684</text:p>
          </table:table-cell>
          <table:table-cell office:value-type="float" office:value="0.3133205" calcext:value-type="float">
            <text:p>0.3133205</text:p>
          </table:table-cell>
          <table:table-cell office:value-type="float" office:value="0.007883875" calcext:value-type="float">
            <text:p>0.007883875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05577" calcext:value-type="float">
            <text:p>-1.105577</text:p>
          </table:table-cell>
          <table:table-cell office:value-type="float" office:value="-0.2957557" calcext:value-type="float">
            <text:p>-0.2957557</text:p>
          </table:table-cell>
          <table:table-cell office:value-type="float" office:value="-0.02708077" calcext:value-type="float">
            <text:p>-0.02708077</text:p>
          </table:table-cell>
          <table:table-cell office:value-type="float" office:value="-0.02374759" calcext:value-type="float">
            <text:p>-0.02374759</text:p>
          </table:table-cell>
          <table:table-cell office:value-type="float" office:value="-0.02148876" calcext:value-type="float">
            <text:p>-0.02148876</text:p>
          </table:table-cell>
          <table:table-cell office:value-type="float" office:value="-0.01971066" calcext:value-type="float">
            <text:p>-0.01971066</text:p>
          </table:table-cell>
          <table:table-cell office:value-type="float" office:value="-0.01712701" calcext:value-type="float">
            <text:p>-0.01712701</text:p>
          </table:table-cell>
          <table:table-cell office:value-type="float" office:value="-0.01567736" calcext:value-type="float">
            <text:p>-0.01567736</text:p>
          </table:table-cell>
          <table:table-cell office:value-type="float" office:value="-0.009412357" calcext:value-type="float">
            <text:p>-0.009412357</text:p>
          </table:table-cell>
          <table:table-cell office:value-type="float" office:value="-0.006327911" calcext:value-type="float">
            <text:p>-0.006327911</text:p>
          </table:table-cell>
          <table:table-cell office:value-type="float" office:value="15.69112" calcext:value-type="float">
            <text:p>15.69112</text:p>
          </table:table-cell>
          <table:table-cell office:value-type="float" office:value="0" calcext:value-type="float">
            <text:p>0</text:p>
          </table:table-cell>
          <table:table-cell office:value-type="float" office:value="-2.078915" calcext:value-type="float">
            <text:p>-2.078915</text:p>
          </table:table-cell>
          <table:table-cell office:value-type="float" office:value="0.02640859" calcext:value-type="float">
            <text:p>0.0264085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2" calcext:value-type="float">
            <text:p>-0.0100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0" calcext:value-type="float">
            <text:p>0</text:p>
          </table:table-cell>
          <table:table-cell office:value-type="float" office:value="-0.2260385" calcext:value-type="float">
            <text:p>-0.2260385</text:p>
          </table:table-cell>
          <table:table-cell office:value-type="float" office:value="0" calcext:value-type="float">
            <text:p>0</text:p>
          </table:table-cell>
          <table:table-cell office:value-type="float" office:value="1281.052" calcext:value-type="float">
            <text:p>1281.052</text:p>
          </table:table-cell>
          <table:table-cell office:value-type="float" office:value="4.986929" calcext:value-type="float">
            <text:p>4.986929</text:p>
          </table:table-cell>
          <table:table-cell office:value-type="float" office:value="247.2613" calcext:value-type="float">
            <text:p>247.2613</text:p>
          </table:table-cell>
          <table:table-cell office:value-type="float" office:value="0.1557186" calcext:value-type="float">
            <text:p>0.1557186</text:p>
          </table:table-cell>
          <table:table-cell office:value-type="float" office:value="0.1930584" calcext:value-type="float">
            <text:p>0.1930584</text:p>
          </table:table-cell>
          <table:table-cell office:value-type="float" office:value="0.283928" calcext:value-type="float">
            <text:p>0.283928</text:p>
          </table:table-cell>
          <table:table-cell office:value-type="float" office:value="0.289527" calcext:value-type="float">
            <text:p>0.289527</text:p>
          </table:table-cell>
          <table:table-cell office:value-type="float" office:value="0.2940557" calcext:value-type="float">
            <text:p>0.2940557</text:p>
          </table:table-cell>
          <table:table-cell office:value-type="float" office:value="0.298016" calcext:value-type="float">
            <text:p>0.298016</text:p>
          </table:table-cell>
          <table:table-cell office:value-type="float" office:value="0.3489764" calcext:value-type="float">
            <text:p>0.3489764</text:p>
          </table:table-cell>
          <table:table-cell office:value-type="float" office:value="0.356595" calcext:value-type="float">
            <text:p>0.356595</text:p>
          </table:table-cell>
          <table:table-cell office:value-type="float" office:value="0.3759136" calcext:value-type="float">
            <text:p>0.3759136</text:p>
          </table:table-cell>
          <table:table-cell office:value-type="float" office:value="0.3915457" calcext:value-type="float">
            <text:p>0.3915457</text:p>
          </table:table-cell>
          <table:table-cell office:value-type="float" office:value="0.4471313" calcext:value-type="float">
            <text:p>0.4471313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85" calcext:value-type="float">
            <text:p>0.0001190685</text:p>
          </table:table-cell>
          <table:table-cell office:value-type="float" office:value="0.3138752" calcext:value-type="float">
            <text:p>0.3138752</text:p>
          </table:table-cell>
          <table:table-cell office:value-type="float" office:value="0.0113678" calcext:value-type="float">
            <text:p>0.0113678</text:p>
          </table:table-cell>
          <table:table-cell office:value-type="float" office:value="9.909109E-016" calcext:value-type="float">
            <text:p>9.9091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24226" calcext:value-type="float">
            <text:p>-1.124226</text:p>
          </table:table-cell>
          <table:table-cell office:value-type="float" office:value="-0.3018336" calcext:value-type="float">
            <text:p>-0.3018336</text:p>
          </table:table-cell>
          <table:table-cell office:value-type="float" office:value="-0.02793349" calcext:value-type="float">
            <text:p>-0.02793349</text:p>
          </table:table-cell>
          <table:table-cell office:value-type="float" office:value="-0.02440656" calcext:value-type="float">
            <text:p>-0.02440656</text:p>
          </table:table-cell>
          <table:table-cell office:value-type="float" office:value="-0.02191735" calcext:value-type="float">
            <text:p>-0.02191735</text:p>
          </table:table-cell>
          <table:table-cell office:value-type="float" office:value="-0.01997489" calcext:value-type="float">
            <text:p>-0.01997489</text:p>
          </table:table-cell>
          <table:table-cell office:value-type="float" office:value="-0.01747142" calcext:value-type="float">
            <text:p>-0.01747142</text:p>
          </table:table-cell>
          <table:table-cell office:value-type="float" office:value="-0.0156772" calcext:value-type="float">
            <text:p>-0.0156772</text:p>
          </table:table-cell>
          <table:table-cell office:value-type="float" office:value="-0.009462926" calcext:value-type="float">
            <text:p>-0.009462926</text:p>
          </table:table-cell>
          <table:table-cell office:value-type="float" office:value="-0.006412554" calcext:value-type="float">
            <text:p>-0.006412554</text:p>
          </table:table-cell>
          <table:table-cell office:value-type="float" office:value="23.46162" calcext:value-type="float">
            <text:p>23.46162</text:p>
          </table:table-cell>
          <table:table-cell office:value-type="float" office:value="0" calcext:value-type="float">
            <text:p>0</text:p>
          </table:table-cell>
          <table:table-cell office:value-type="float" office:value="-1.77112" calcext:value-type="float">
            <text:p>-1.77112</text:p>
          </table:table-cell>
          <table:table-cell office:value-type="float" office:value="0.0264188" calcext:value-type="float">
            <text:p>0.026418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07" calcext:value-type="float">
            <text:p>-0.01000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0" calcext:value-type="float">
            <text:p>0</text:p>
          </table:table-cell>
          <table:table-cell office:value-type="float" office:value="-0.2977098" calcext:value-type="float">
            <text:p>-0.2977098</text:p>
          </table:table-cell>
          <table:table-cell office:value-type="float" office:value="0" calcext:value-type="float">
            <text:p>0</text:p>
          </table:table-cell>
          <table:table-cell office:value-type="float" office:value="1279.653" calcext:value-type="float">
            <text:p>1279.653</text:p>
          </table:table-cell>
          <table:table-cell office:value-type="float" office:value="6.457484" calcext:value-type="float">
            <text:p>6.457484</text:p>
          </table:table-cell>
          <table:table-cell office:value-type="float" office:value="245.9597" calcext:value-type="float">
            <text:p>245.9597</text:p>
          </table:table-cell>
          <table:table-cell office:value-type="float" office:value="0.1596138" calcext:value-type="float">
            <text:p>0.1596138</text:p>
          </table:table-cell>
          <table:table-cell office:value-type="float" office:value="0.1959365" calcext:value-type="float">
            <text:p>0.1959365</text:p>
          </table:table-cell>
          <table:table-cell office:value-type="float" office:value="0.2827327" calcext:value-type="float">
            <text:p>0.2827327</text:p>
          </table:table-cell>
          <table:table-cell office:value-type="float" office:value="0.2887189" calcext:value-type="float">
            <text:p>0.2887189</text:p>
          </table:table-cell>
          <table:table-cell office:value-type="float" office:value="0.2934701" calcext:value-type="float">
            <text:p>0.2934701</text:p>
          </table:table-cell>
          <table:table-cell office:value-type="float" office:value="0.2973062" calcext:value-type="float">
            <text:p>0.2973062</text:p>
          </table:table-cell>
          <table:table-cell office:value-type="float" office:value="0.3481882" calcext:value-type="float">
            <text:p>0.3481882</text:p>
          </table:table-cell>
          <table:table-cell office:value-type="float" office:value="0.3565935" calcext:value-type="float">
            <text:p>0.3565935</text:p>
          </table:table-cell>
          <table:table-cell office:value-type="float" office:value="0.3757406" calcext:value-type="float">
            <text:p>0.3757406</text:p>
          </table:table-cell>
          <table:table-cell office:value-type="float" office:value="0.391071" calcext:value-type="float">
            <text:p>0.391071</text:p>
          </table:table-cell>
          <table:table-cell office:value-type="float" office:value="0.4449135" calcext:value-type="float">
            <text:p>0.444913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81" calcext:value-type="float">
            <text:p>0.0001190681</text:p>
          </table:table-cell>
          <table:table-cell office:value-type="float" office:value="0.3109922" calcext:value-type="float">
            <text:p>0.3109922</text:p>
          </table:table-cell>
          <table:table-cell office:value-type="float" office:value="0.0135999" calcext:value-type="float">
            <text:p>0.0135999</text:p>
          </table:table-cell>
          <table:table-cell office:value-type="float" office:value="9.909106E-016" calcext:value-type="float">
            <text:p>9.909106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654416" calcext:value-type="float">
            <text:p>-0.9654416</text:p>
          </table:table-cell>
          <table:table-cell office:value-type="float" office:value="-0.275478" calcext:value-type="float">
            <text:p>-0.275478</text:p>
          </table:table-cell>
          <table:table-cell office:value-type="float" office:value="-0.02876541" calcext:value-type="float">
            <text:p>-0.02876541</text:p>
          </table:table-cell>
          <table:table-cell office:value-type="float" office:value="-0.02488198" calcext:value-type="float">
            <text:p>-0.02488198</text:p>
          </table:table-cell>
          <table:table-cell office:value-type="float" office:value="-0.02222334" calcext:value-type="float">
            <text:p>-0.02222334</text:p>
          </table:table-cell>
          <table:table-cell office:value-type="float" office:value="-0.02030467" calcext:value-type="float">
            <text:p>-0.02030467</text:p>
          </table:table-cell>
          <table:table-cell office:value-type="float" office:value="-0.0178623" calcext:value-type="float">
            <text:p>-0.0178623</text:p>
          </table:table-cell>
          <table:table-cell office:value-type="float" office:value="-0.01567761" calcext:value-type="float">
            <text:p>-0.01567761</text:p>
          </table:table-cell>
          <table:table-cell office:value-type="float" office:value="-0.009504884" calcext:value-type="float">
            <text:p>-0.009504884</text:p>
          </table:table-cell>
          <table:table-cell office:value-type="float" office:value="-0.006487636" calcext:value-type="float">
            <text:p>-0.006487636</text:p>
          </table:table-cell>
          <table:table-cell office:value-type="float" office:value="31.17585" calcext:value-type="float">
            <text:p>31.17585</text:p>
          </table:table-cell>
          <table:table-cell office:value-type="float" office:value="0" calcext:value-type="float">
            <text:p>0</text:p>
          </table:table-cell>
          <table:table-cell office:value-type="float" office:value="-1.587658" calcext:value-type="float">
            <text:p>-1.587658</text:p>
          </table:table-cell>
          <table:table-cell office:value-type="float" office:value="0.02642571" calcext:value-type="float">
            <text:p>0.0264257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08" calcext:value-type="float">
            <text:p>-0.01000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0" calcext:value-type="float">
            <text:p>0</text:p>
          </table:table-cell>
          <table:table-cell office:value-type="float" office:value="-0.4387226" calcext:value-type="float">
            <text:p>-0.4387226</text:p>
          </table:table-cell>
          <table:table-cell office:value-type="float" office:value="0" calcext:value-type="float">
            <text:p>0</text:p>
          </table:table-cell>
          <table:table-cell office:value-type="float" office:value="1278.404" calcext:value-type="float">
            <text:p>1278.404</text:p>
          </table:table-cell>
          <table:table-cell office:value-type="float" office:value="7.847707" calcext:value-type="float">
            <text:p>7.847707</text:p>
          </table:table-cell>
          <table:table-cell office:value-type="float" office:value="244.9238" calcext:value-type="float">
            <text:p>244.9238</text:p>
          </table:table-cell>
          <table:table-cell office:value-type="float" office:value="0.1572516" calcext:value-type="float">
            <text:p>0.1572516</text:p>
          </table:table-cell>
          <table:table-cell office:value-type="float" office:value="0.1941345" calcext:value-type="float">
            <text:p>0.1941345</text:p>
          </table:table-cell>
          <table:table-cell office:value-type="float" office:value="0.2812193" calcext:value-type="float">
            <text:p>0.2812193</text:p>
          </table:table-cell>
          <table:table-cell office:value-type="float" office:value="0.2877231" calcext:value-type="float">
            <text:p>0.2877231</text:p>
          </table:table-cell>
          <table:table-cell office:value-type="float" office:value="0.2927466" calcext:value-type="float">
            <text:p>0.2927466</text:p>
          </table:table-cell>
          <table:table-cell office:value-type="float" office:value="0.2967678" calcext:value-type="float">
            <text:p>0.2967678</text:p>
          </table:table-cell>
          <table:table-cell office:value-type="float" office:value="0.3482824" calcext:value-type="float">
            <text:p>0.3482824</text:p>
          </table:table-cell>
          <table:table-cell office:value-type="float" office:value="0.3565941" calcext:value-type="float">
            <text:p>0.3565941</text:p>
          </table:table-cell>
          <table:table-cell office:value-type="float" office:value="0.375597" calcext:value-type="float">
            <text:p>0.375597</text:p>
          </table:table-cell>
          <table:table-cell office:value-type="float" office:value="0.3906547" calcext:value-type="float">
            <text:p>0.3906547</text:p>
          </table:table-cell>
          <table:table-cell office:value-type="float" office:value="0.4427648" calcext:value-type="float">
            <text:p>0.4427648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391" calcext:value-type="float">
            <text:p>0.0001190391</text:p>
          </table:table-cell>
          <table:table-cell office:value-type="float" office:value="0.3127793" calcext:value-type="float">
            <text:p>0.3127793</text:p>
          </table:table-cell>
          <table:table-cell office:value-type="float" office:value="0.01653103" calcext:value-type="float">
            <text:p>0.01653103</text:p>
          </table:table-cell>
          <table:table-cell office:value-type="float" office:value="9.909109E-016" calcext:value-type="float">
            <text:p>9.9091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56115" calcext:value-type="float">
            <text:p>-1.056115</text:p>
          </table:table-cell>
          <table:table-cell office:value-type="float" office:value="-0.2912795" calcext:value-type="float">
            <text:p>-0.2912795</text:p>
          </table:table-cell>
          <table:table-cell office:value-type="float" office:value="-0.02985056" calcext:value-type="float">
            <text:p>-0.02985056</text:p>
          </table:table-cell>
          <table:table-cell office:value-type="float" office:value="-0.02548303" calcext:value-type="float">
            <text:p>-0.02548303</text:p>
          </table:table-cell>
          <table:table-cell office:value-type="float" office:value="-0.02260602" calcext:value-type="float">
            <text:p>-0.02260602</text:p>
          </table:table-cell>
          <table:table-cell office:value-type="float" office:value="-0.02056538" calcext:value-type="float">
            <text:p>-0.02056538</text:p>
          </table:table-cell>
          <table:table-cell office:value-type="float" office:value="-0.01781658" calcext:value-type="float">
            <text:p>-0.01781658</text:p>
          </table:table-cell>
          <table:table-cell office:value-type="float" office:value="-0.01567783" calcext:value-type="float">
            <text:p>-0.01567783</text:p>
          </table:table-cell>
          <table:table-cell office:value-type="float" office:value="-0.009539855" calcext:value-type="float">
            <text:p>-0.009539855</text:p>
          </table:table-cell>
          <table:table-cell office:value-type="float" office:value="-0.006554245" calcext:value-type="float">
            <text:p>-0.006554245</text:p>
          </table:table-cell>
          <table:table-cell office:value-type="float" office:value="38.84637" calcext:value-type="float">
            <text:p>38.84637</text:p>
          </table:table-cell>
          <table:table-cell office:value-type="float" office:value="0" calcext:value-type="float">
            <text:p>0</text:p>
          </table:table-cell>
          <table:table-cell office:value-type="float" office:value="-1.867854" calcext:value-type="float">
            <text:p>-1.867854</text:p>
          </table:table-cell>
          <table:table-cell office:value-type="float" office:value="0.02644299" calcext:value-type="float">
            <text:p>0.0264429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5" calcext:value-type="float">
            <text:p>-0.01000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-0.607312" calcext:value-type="float">
            <text:p>-0.607312</text:p>
          </table:table-cell>
          <table:table-cell office:value-type="float" office:value="0" calcext:value-type="float">
            <text:p>0</text:p>
          </table:table-cell>
          <table:table-cell office:value-type="float" office:value="1278.255" calcext:value-type="float">
            <text:p>1278.255</text:p>
          </table:table-cell>
          <table:table-cell office:value-type="float" office:value="9.165698" calcext:value-type="float">
            <text:p>9.165698</text:p>
          </table:table-cell>
          <table:table-cell office:value-type="float" office:value="246.9976" calcext:value-type="float">
            <text:p>246.9976</text:p>
          </table:table-cell>
          <table:table-cell office:value-type="float" office:value="0.1581573" calcext:value-type="float">
            <text:p>0.1581573</text:p>
          </table:table-cell>
          <table:table-cell office:value-type="float" office:value="0.1948632" calcext:value-type="float">
            <text:p>0.1948632</text:p>
          </table:table-cell>
          <table:table-cell office:value-type="float" office:value="0.2799759" calcext:value-type="float">
            <text:p>0.2799759</text:p>
          </table:table-cell>
          <table:table-cell office:value-type="float" office:value="0.2865765" calcext:value-type="float">
            <text:p>0.2865765</text:p>
          </table:table-cell>
          <table:table-cell office:value-type="float" office:value="0.2918792" calcext:value-type="float">
            <text:p>0.2918792</text:p>
          </table:table-cell>
          <table:table-cell office:value-type="float" office:value="0.2959822" calcext:value-type="float">
            <text:p>0.2959822</text:p>
          </table:table-cell>
          <table:table-cell office:value-type="float" office:value="0.3480487" calcext:value-type="float">
            <text:p>0.3480487</text:p>
          </table:table-cell>
          <table:table-cell office:value-type="float" office:value="0.3565938" calcext:value-type="float">
            <text:p>0.3565938</text:p>
          </table:table-cell>
          <table:table-cell office:value-type="float" office:value="0.3754773" calcext:value-type="float">
            <text:p>0.3754773</text:p>
          </table:table-cell>
          <table:table-cell office:value-type="float" office:value="0.3902871" calcext:value-type="float">
            <text:p>0.3902871</text:p>
          </table:table-cell>
          <table:table-cell office:value-type="float" office:value="0.4407001" calcext:value-type="float">
            <text:p>0.440700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82" calcext:value-type="float">
            <text:p>0.0001190682</text:p>
          </table:table-cell>
          <table:table-cell office:value-type="float" office:value="0.3120528" calcext:value-type="float">
            <text:p>0.3120528</text:p>
          </table:table-cell>
          <table:table-cell office:value-type="float" office:value="0.0195256" calcext:value-type="float">
            <text:p>0.019525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21864" calcext:value-type="float">
            <text:p>-1.021864</text:p>
          </table:table-cell>
          <table:table-cell office:value-type="float" office:value="-0.2850564" calcext:value-type="float">
            <text:p>-0.2850564</text:p>
          </table:table-cell>
          <table:table-cell office:value-type="float" office:value="-0.0307912" calcext:value-type="float">
            <text:p>-0.0307912</text:p>
          </table:table-cell>
          <table:table-cell office:value-type="float" office:value="-0.02619902" calcext:value-type="float">
            <text:p>-0.02619902</text:p>
          </table:table-cell>
          <table:table-cell office:value-type="float" office:value="-0.0230741" calcext:value-type="float">
            <text:p>-0.0230741</text:p>
          </table:table-cell>
          <table:table-cell office:value-type="float" office:value="-0.02094383" calcext:value-type="float">
            <text:p>-0.02094383</text:p>
          </table:table-cell>
          <table:table-cell office:value-type="float" office:value="-0.01792866" calcext:value-type="float">
            <text:p>-0.01792866</text:p>
          </table:table-cell>
          <table:table-cell office:value-type="float" office:value="-0.01567792" calcext:value-type="float">
            <text:p>-0.01567792</text:p>
          </table:table-cell>
          <table:table-cell office:value-type="float" office:value="-0.009569113" calcext:value-type="float">
            <text:p>-0.009569113</text:p>
          </table:table-cell>
          <table:table-cell office:value-type="float" office:value="-0.006613679" calcext:value-type="float">
            <text:p>-0.006613679</text:p>
          </table:table-cell>
          <table:table-cell office:value-type="float" office:value="46.48069" calcext:value-type="float">
            <text:p>46.48069</text:p>
          </table:table-cell>
          <table:table-cell office:value-type="float" office:value="0" calcext:value-type="float">
            <text:p>0</text:p>
          </table:table-cell>
          <table:table-cell office:value-type="float" office:value="-1.634431" calcext:value-type="float">
            <text:p>-1.634431</text:p>
          </table:table-cell>
          <table:table-cell office:value-type="float" office:value="0.02645063" calcext:value-type="float">
            <text:p>0.0264506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06" calcext:value-type="float">
            <text:p>-0.01000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-0.720124" calcext:value-type="float">
            <text:p>-0.720124</text:p>
          </table:table-cell>
          <table:table-cell office:value-type="float" office:value="0" calcext:value-type="float">
            <text:p>0</text:p>
          </table:table-cell>
          <table:table-cell office:value-type="float" office:value="1277.123" calcext:value-type="float">
            <text:p>1277.123</text:p>
          </table:table-cell>
          <table:table-cell office:value-type="float" office:value="10.41041" calcext:value-type="float">
            <text:p>10.41041</text:p>
          </table:table-cell>
          <table:table-cell office:value-type="float" office:value="245.9323" calcext:value-type="float">
            <text:p>245.9323</text:p>
          </table:table-cell>
          <table:table-cell office:value-type="float" office:value="0.1583374" calcext:value-type="float">
            <text:p>0.1583374</text:p>
          </table:table-cell>
          <table:table-cell office:value-type="float" office:value="0.1947013" calcext:value-type="float">
            <text:p>0.1947013</text:p>
          </table:table-cell>
          <table:table-cell office:value-type="float" office:value="0.2792102" calcext:value-type="float">
            <text:p>0.2792102</text:p>
          </table:table-cell>
          <table:table-cell office:value-type="float" office:value="0.2856856" calcext:value-type="float">
            <text:p>0.2856856</text:p>
          </table:table-cell>
          <table:table-cell office:value-type="float" office:value="0.2909313" calcext:value-type="float">
            <text:p>0.2909313</text:p>
          </table:table-cell>
          <table:table-cell office:value-type="float" office:value="0.2950781" calcext:value-type="float">
            <text:p>0.2950781</text:p>
          </table:table-cell>
          <table:table-cell office:value-type="float" office:value="0.3477255" calcext:value-type="float">
            <text:p>0.3477255</text:p>
          </table:table-cell>
          <table:table-cell office:value-type="float" office:value="0.3565938" calcext:value-type="float">
            <text:p>0.3565938</text:p>
          </table:table-cell>
          <table:table-cell office:value-type="float" office:value="0.3753769" calcext:value-type="float">
            <text:p>0.3753769</text:p>
          </table:table-cell>
          <table:table-cell office:value-type="float" office:value="0.3899615" calcext:value-type="float">
            <text:p>0.3899615</text:p>
          </table:table-cell>
          <table:table-cell office:value-type="float" office:value="0.4387192" calcext:value-type="float">
            <text:p>0.4387192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82" calcext:value-type="float">
            <text:p>0.0001190682</text:p>
          </table:table-cell>
          <table:table-cell office:value-type="float" office:value="0.3122199" calcext:value-type="float">
            <text:p>0.3122199</text:p>
          </table:table-cell>
          <table:table-cell office:value-type="float" office:value="0.02233911" calcext:value-type="float">
            <text:p>0.02233911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12445" calcext:value-type="float">
            <text:p>-1.012445</text:p>
          </table:table-cell>
          <table:table-cell office:value-type="float" office:value="-0.2860997" calcext:value-type="float">
            <text:p>-0.2860997</text:p>
          </table:table-cell>
          <table:table-cell office:value-type="float" office:value="-0.03137638" calcext:value-type="float">
            <text:p>-0.03137638</text:p>
          </table:table-cell>
          <table:table-cell office:value-type="float" office:value="-0.02677082" calcext:value-type="float">
            <text:p>-0.02677082</text:p>
          </table:table-cell>
          <table:table-cell office:value-type="float" office:value="-0.02360076" calcext:value-type="float">
            <text:p>-0.02360076</text:p>
          </table:table-cell>
          <table:table-cell office:value-type="float" office:value="-0.02139371" calcext:value-type="float">
            <text:p>-0.02139371</text:p>
          </table:table-cell>
          <table:table-cell office:value-type="float" office:value="-0.01809306" calcext:value-type="float">
            <text:p>-0.01809306</text:p>
          </table:table-cell>
          <table:table-cell office:value-type="float" office:value="-0.01567783" calcext:value-type="float">
            <text:p>-0.01567783</text:p>
          </table:table-cell>
          <table:table-cell office:value-type="float" office:value="-0.009593721" calcext:value-type="float">
            <text:p>-0.009593721</text:p>
          </table:table-cell>
          <table:table-cell office:value-type="float" office:value="-0.006666857" calcext:value-type="float">
            <text:p>-0.006666857</text:p>
          </table:table-cell>
          <table:table-cell office:value-type="float" office:value="54.07561" calcext:value-type="float">
            <text:p>54.07561</text:p>
          </table:table-cell>
          <table:table-cell office:value-type="float" office:value="0" calcext:value-type="float">
            <text:p>0</text:p>
          </table:table-cell>
          <table:table-cell office:value-type="float" office:value="-1.795664" calcext:value-type="float">
            <text:p>-1.795664</text:p>
          </table:table-cell>
          <table:table-cell office:value-type="float" office:value="0.02646494" calcext:value-type="float">
            <text:p>0.0264649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5" calcext:value-type="float">
            <text:p>-0.01000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-0.8463888" calcext:value-type="float">
            <text:p>-0.8463888</text:p>
          </table:table-cell>
          <table:table-cell office:value-type="float" office:value="0" calcext:value-type="float">
            <text:p>0</text:p>
          </table:table-cell>
          <table:table-cell office:value-type="float" office:value="1276.072" calcext:value-type="float">
            <text:p>1276.072</text:p>
          </table:table-cell>
          <table:table-cell office:value-type="float" office:value="11.58814" calcext:value-type="float">
            <text:p>11.58814</text:p>
          </table:table-cell>
          <table:table-cell office:value-type="float" office:value="244.8061" calcext:value-type="float">
            <text:p>244.8061</text:p>
          </table:table-cell>
          <table:table-cell office:value-type="float" office:value="0.1573337" calcext:value-type="float">
            <text:p>0.1573337</text:p>
          </table:table-cell>
          <table:table-cell office:value-type="float" office:value="0.1938543" calcext:value-type="float">
            <text:p>0.1938543</text:p>
          </table:table-cell>
          <table:table-cell office:value-type="float" office:value="0.2774977" calcext:value-type="float">
            <text:p>0.2774977</text:p>
          </table:table-cell>
          <table:table-cell office:value-type="float" office:value="0.2849259" calcext:value-type="float">
            <text:p>0.2849259</text:p>
          </table:table-cell>
          <table:table-cell office:value-type="float" office:value="0.2901587" calcext:value-type="float">
            <text:p>0.2901587</text:p>
          </table:table-cell>
          <table:table-cell office:value-type="float" office:value="0.2943877" calcext:value-type="float">
            <text:p>0.2943877</text:p>
          </table:table-cell>
          <table:table-cell office:value-type="float" office:value="0.3475079" calcext:value-type="float">
            <text:p>0.3475079</text:p>
          </table:table-cell>
          <table:table-cell office:value-type="float" office:value="0.3565932" calcext:value-type="float">
            <text:p>0.3565932</text:p>
          </table:table-cell>
          <table:table-cell office:value-type="float" office:value="0.3752923" calcext:value-type="float">
            <text:p>0.3752923</text:p>
          </table:table-cell>
          <table:table-cell office:value-type="float" office:value="0.3896711" calcext:value-type="float">
            <text:p>0.3896711</text:p>
          </table:table-cell>
          <table:table-cell office:value-type="float" office:value="0.4368194" calcext:value-type="float">
            <text:p>0.43681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392" calcext:value-type="float">
            <text:p>0.0001190392</text:p>
          </table:table-cell>
          <table:table-cell office:value-type="float" office:value="0.3130571" calcext:value-type="float">
            <text:p>0.3130571</text:p>
          </table:table-cell>
          <table:table-cell office:value-type="float" office:value="0.02580171" calcext:value-type="float">
            <text:p>0.02580171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54071" calcext:value-type="float">
            <text:p>-1.054071</text:p>
          </table:table-cell>
          <table:table-cell office:value-type="float" office:value="-0.2940462" calcext:value-type="float">
            <text:p>-0.2940462</text:p>
          </table:table-cell>
          <table:table-cell office:value-type="float" office:value="-0.03274265" calcext:value-type="float">
            <text:p>-0.03274265</text:p>
          </table:table-cell>
          <table:table-cell office:value-type="float" office:value="-0.02726904" calcext:value-type="float">
            <text:p>-0.02726904</text:p>
          </table:table-cell>
          <table:table-cell office:value-type="float" office:value="-0.02404031" calcext:value-type="float">
            <text:p>-0.02404031</text:p>
          </table:table-cell>
          <table:table-cell office:value-type="float" office:value="-0.02174444" calcext:value-type="float">
            <text:p>-0.02174444</text:p>
          </table:table-cell>
          <table:table-cell office:value-type="float" office:value="-0.01819981" calcext:value-type="float">
            <text:p>-0.01819981</text:p>
          </table:table-cell>
          <table:table-cell office:value-type="float" office:value="-0.01567799" calcext:value-type="float">
            <text:p>-0.01567799</text:p>
          </table:table-cell>
          <table:table-cell office:value-type="float" office:value="-0.009614521" calcext:value-type="float">
            <text:p>-0.009614521</text:p>
          </table:table-cell>
          <table:table-cell office:value-type="float" office:value="-0.006714643" calcext:value-type="float">
            <text:p>-0.006714643</text:p>
          </table:table-cell>
          <table:table-cell office:value-type="float" office:value="61.63528" calcext:value-type="float">
            <text:p>61.63528</text:p>
          </table:table-cell>
          <table:table-cell office:value-type="float" office:value="0" calcext:value-type="float">
            <text:p>0</text:p>
          </table:table-cell>
          <table:table-cell office:value-type="float" office:value="-1.76123" calcext:value-type="float">
            <text:p>-1.76123</text:p>
          </table:table-cell>
          <table:table-cell office:value-type="float" office:value="0.02647858" calcext:value-type="float">
            <text:p>0.0264785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3" calcext:value-type="float">
            <text:p>-0.01000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1.1" calcext:value-type="float">
            <text:p>1.1</text:p>
          </table:table-cell>
          <table:table-cell office:value-type="float" office:value="-0.8943838" calcext:value-type="float">
            <text:p>-0.8943838</text:p>
          </table:table-cell>
          <table:table-cell office:value-type="float" office:value="0" calcext:value-type="float">
            <text:p>0</text:p>
          </table:table-cell>
          <table:table-cell office:value-type="float" office:value="1275.109" calcext:value-type="float">
            <text:p>1275.109</text:p>
          </table:table-cell>
          <table:table-cell office:value-type="float" office:value="12.69932" calcext:value-type="float">
            <text:p>12.69932</text:p>
          </table:table-cell>
          <table:table-cell office:value-type="float" office:value="244.8887" calcext:value-type="float">
            <text:p>244.8887</text:p>
          </table:table-cell>
          <table:table-cell office:value-type="float" office:value="0.1549841" calcext:value-type="float">
            <text:p>0.1549841</text:p>
          </table:table-cell>
          <table:table-cell office:value-type="float" office:value="0.1908533" calcext:value-type="float">
            <text:p>0.1908533</text:p>
          </table:table-cell>
          <table:table-cell office:value-type="float" office:value="0.2758073" calcext:value-type="float">
            <text:p>0.2758073</text:p>
          </table:table-cell>
          <table:table-cell office:value-type="float" office:value="0.2837813" calcext:value-type="float">
            <text:p>0.2837813</text:p>
          </table:table-cell>
          <table:table-cell office:value-type="float" office:value="0.2893004" calcext:value-type="float">
            <text:p>0.2893004</text:p>
          </table:table-cell>
          <table:table-cell office:value-type="float" office:value="0.2937777" calcext:value-type="float">
            <text:p>0.2937777</text:p>
          </table:table-cell>
          <table:table-cell office:value-type="float" office:value="0.3473067" calcext:value-type="float">
            <text:p>0.3473067</text:p>
          </table:table-cell>
          <table:table-cell office:value-type="float" office:value="0.3565917" calcext:value-type="float">
            <text:p>0.3565917</text:p>
          </table:table-cell>
          <table:table-cell office:value-type="float" office:value="0.3752204" calcext:value-type="float">
            <text:p>0.3752204</text:p>
          </table:table-cell>
          <table:table-cell office:value-type="float" office:value="0.3894097" calcext:value-type="float">
            <text:p>0.3894097</text:p>
          </table:table-cell>
          <table:table-cell office:value-type="float" office:value="0.4350021" calcext:value-type="float">
            <text:p>0.4350021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83" calcext:value-type="float">
            <text:p>0.0001190683</text:p>
          </table:table-cell>
          <table:table-cell office:value-type="float" office:value="0.3160889" calcext:value-type="float">
            <text:p>0.3160889</text:p>
          </table:table-cell>
          <table:table-cell office:value-type="float" office:value="0.03009808" calcext:value-type="float">
            <text:p>0.03009808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52428" calcext:value-type="float">
            <text:p>-1.152428</text:p>
          </table:table-cell>
          <table:table-cell office:value-type="float" office:value="-0.3228568" calcext:value-type="float">
            <text:p>-0.3228568</text:p>
          </table:table-cell>
          <table:table-cell office:value-type="float" office:value="-0.03401087" calcext:value-type="float">
            <text:p>-0.03401087</text:p>
          </table:table-cell>
          <table:table-cell office:value-type="float" office:value="-0.02803838" calcext:value-type="float">
            <text:p>-0.02803838</text:p>
          </table:table-cell>
          <table:table-cell office:value-type="float" office:value="-0.02454033" calcext:value-type="float">
            <text:p>-0.02454033</text:p>
          </table:table-cell>
          <table:table-cell office:value-type="float" office:value="-0.02206006" calcext:value-type="float">
            <text:p>-0.02206006</text:p>
          </table:table-cell>
          <table:table-cell office:value-type="float" office:value="-0.01830427" calcext:value-type="float">
            <text:p>-0.01830427</text:p>
          </table:table-cell>
          <table:table-cell office:value-type="float" office:value="-0.01567851" calcext:value-type="float">
            <text:p>-0.01567851</text:p>
          </table:table-cell>
          <table:table-cell office:value-type="float" office:value="-0.009632216" calcext:value-type="float">
            <text:p>-0.009632216</text:p>
          </table:table-cell>
          <table:table-cell office:value-type="float" office:value="-0.00675799" calcext:value-type="float">
            <text:p>-0.00675799</text:p>
          </table:table-cell>
          <table:table-cell office:value-type="float" office:value="69.15948" calcext:value-type="float">
            <text:p>69.15948</text:p>
          </table:table-cell>
          <table:table-cell office:value-type="float" office:value="0" calcext:value-type="float">
            <text:p>0</text:p>
          </table:table-cell>
          <table:table-cell office:value-type="float" office:value="-2.178089" calcext:value-type="float">
            <text:p>-2.178089</text:p>
          </table:table-cell>
          <table:table-cell office:value-type="float" office:value="0.02650163" calcext:value-type="float">
            <text:p>0.0265016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29" calcext:value-type="float">
            <text:p>-0.010000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1.2" calcext:value-type="float">
            <text:p>1.2</text:p>
          </table:table-cell>
          <table:table-cell office:value-type="float" office:value="-0.9012498" calcext:value-type="float">
            <text:p>-0.9012498</text:p>
          </table:table-cell>
          <table:table-cell office:value-type="float" office:value="0" calcext:value-type="float">
            <text:p>0</text:p>
          </table:table-cell>
          <table:table-cell office:value-type="float" office:value="1274.166" calcext:value-type="float">
            <text:p>1274.166</text:p>
          </table:table-cell>
          <table:table-cell office:value-type="float" office:value="13.74971" calcext:value-type="float">
            <text:p>13.74971</text:p>
          </table:table-cell>
          <table:table-cell office:value-type="float" office:value="244.108" calcext:value-type="float">
            <text:p>244.108</text:p>
          </table:table-cell>
          <table:table-cell office:value-type="float" office:value="0.1495053" calcext:value-type="float">
            <text:p>0.1495053</text:p>
          </table:table-cell>
          <table:table-cell office:value-type="float" office:value="0.1849089" calcext:value-type="float">
            <text:p>0.1849089</text:p>
          </table:table-cell>
          <table:table-cell office:value-type="float" office:value="0.2721906" calcext:value-type="float">
            <text:p>0.2721906</text:p>
          </table:table-cell>
          <table:table-cell office:value-type="float" office:value="0.2822064" calcext:value-type="float">
            <text:p>0.2822064</text:p>
          </table:table-cell>
          <table:table-cell office:value-type="float" office:value="0.2884908" calcext:value-type="float">
            <text:p>0.2884908</text:p>
          </table:table-cell>
          <table:table-cell office:value-type="float" office:value="0.2935182" calcext:value-type="float">
            <text:p>0.2935182</text:p>
          </table:table-cell>
          <table:table-cell office:value-type="float" office:value="0.3471909" calcext:value-type="float">
            <text:p>0.3471909</text:p>
          </table:table-cell>
          <table:table-cell office:value-type="float" office:value="0.3565922" calcext:value-type="float">
            <text:p>0.3565922</text:p>
          </table:table-cell>
          <table:table-cell office:value-type="float" office:value="0.3751589" calcext:value-type="float">
            <text:p>0.3751589</text:p>
          </table:table-cell>
          <table:table-cell office:value-type="float" office:value="0.3891746" calcext:value-type="float">
            <text:p>0.3891746</text:p>
          </table:table-cell>
          <table:table-cell office:value-type="float" office:value="0.4332561" calcext:value-type="float">
            <text:p>0.4332561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97" calcext:value-type="float">
            <text:p>0.0001190697</text:p>
          </table:table-cell>
          <table:table-cell office:value-type="float" office:value="0.3220347" calcext:value-type="float">
            <text:p>0.3220347</text:p>
          </table:table-cell>
          <table:table-cell office:value-type="float" office:value="0.03720756" calcext:value-type="float">
            <text:p>0.03720756</text:p>
          </table:table-cell>
          <table:table-cell office:value-type="float" office:value="9.909106E-016" calcext:value-type="float">
            <text:p>9.909106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3794" calcext:value-type="float">
            <text:p>-1.43794</text:p>
          </table:table-cell>
          <table:table-cell office:value-type="float" office:value="-0.392038" calcext:value-type="float">
            <text:p>-0.392038</text:p>
          </table:table-cell>
          <table:table-cell office:value-type="float" office:value="-0.03685696" calcext:value-type="float">
            <text:p>-0.03685696</text:p>
          </table:table-cell>
          <table:table-cell office:value-type="float" office:value="-0.02913834" calcext:value-type="float">
            <text:p>-0.02913834</text:p>
          </table:table-cell>
          <table:table-cell office:value-type="float" office:value="-0.02501931" calcext:value-type="float">
            <text:p>-0.02501931</text:p>
          </table:table-cell>
          <table:table-cell office:value-type="float" office:value="-0.02219576" calcext:value-type="float">
            <text:p>-0.02219576</text:p>
          </table:table-cell>
          <table:table-cell office:value-type="float" office:value="-0.0183604" calcext:value-type="float">
            <text:p>-0.0183604</text:p>
          </table:table-cell>
          <table:table-cell office:value-type="float" office:value="-0.01567884" calcext:value-type="float">
            <text:p>-0.01567884</text:p>
          </table:table-cell>
          <table:table-cell office:value-type="float" office:value="-0.009647403" calcext:value-type="float">
            <text:p>-0.009647403</text:p>
          </table:table-cell>
          <table:table-cell office:value-type="float" office:value="-0.006797234" calcext:value-type="float">
            <text:p>-0.006797234</text:p>
          </table:table-cell>
          <table:table-cell office:value-type="float" office:value="76.65229" calcext:value-type="float">
            <text:p>76.65229</text:p>
          </table:table-cell>
          <table:table-cell office:value-type="float" office:value="0" calcext:value-type="float">
            <text:p>0</text:p>
          </table:table-cell>
          <table:table-cell office:value-type="float" office:value="-2.564764" calcext:value-type="float">
            <text:p>-2.564764</text:p>
          </table:table-cell>
          <table:table-cell office:value-type="float" office:value="0.026536" calcext:value-type="float">
            <text:p>0.02653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37" calcext:value-type="float">
            <text:p>-0.010000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1.2" calcext:value-type="float">
            <text:p>1.2</text:p>
          </table:table-cell>
          <table:table-cell office:value-type="float" office:value="-0.8871465" calcext:value-type="float">
            <text:p>-0.8871465</text:p>
          </table:table-cell>
          <table:table-cell office:value-type="float" office:value="0" calcext:value-type="float">
            <text:p>0</text:p>
          </table:table-cell>
          <table:table-cell office:value-type="float" office:value="1273.168" calcext:value-type="float">
            <text:p>1273.168</text:p>
          </table:table-cell>
          <table:table-cell office:value-type="float" office:value="14.73336" calcext:value-type="float">
            <text:p>14.73336</text:p>
          </table:table-cell>
          <table:table-cell office:value-type="float" office:value="242.669" calcext:value-type="float">
            <text:p>242.669</text:p>
          </table:table-cell>
          <table:table-cell office:value-type="float" office:value="0.1512167" calcext:value-type="float">
            <text:p>0.1512167</text:p>
          </table:table-cell>
          <table:table-cell office:value-type="float" office:value="0.186469" calcext:value-type="float">
            <text:p>0.186469</text:p>
          </table:table-cell>
          <table:table-cell office:value-type="float" office:value="0.2694448" calcext:value-type="float">
            <text:p>0.2694448</text:p>
          </table:table-cell>
          <table:table-cell office:value-type="float" office:value="0.280376" calcext:value-type="float">
            <text:p>0.280376</text:p>
          </table:table-cell>
          <table:table-cell office:value-type="float" office:value="0.2873385" calcext:value-type="float">
            <text:p>0.2873385</text:p>
          </table:table-cell>
          <table:table-cell office:value-type="float" office:value="0.2926888" calcext:value-type="float">
            <text:p>0.2926888</text:p>
          </table:table-cell>
          <table:table-cell office:value-type="float" office:value="0.3461474" calcext:value-type="float">
            <text:p>0.3461474</text:p>
          </table:table-cell>
          <table:table-cell office:value-type="float" office:value="0.3565916" calcext:value-type="float">
            <text:p>0.3565916</text:p>
          </table:table-cell>
          <table:table-cell office:value-type="float" office:value="0.3751057" calcext:value-type="float">
            <text:p>0.3751057</text:p>
          </table:table-cell>
          <table:table-cell office:value-type="float" office:value="0.3889604" calcext:value-type="float">
            <text:p>0.3889604</text:p>
          </table:table-cell>
          <table:table-cell office:value-type="float" office:value="0.4316055" calcext:value-type="float">
            <text:p>0.431605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94" calcext:value-type="float">
            <text:p>0.0001190694</text:p>
          </table:table-cell>
          <table:table-cell office:value-type="float" office:value="0.3204763" calcext:value-type="float">
            <text:p>0.3204763</text:p>
          </table:table-cell>
          <table:table-cell office:value-type="float" office:value="0.04453856" calcext:value-type="float">
            <text:p>0.04453856</text:p>
          </table:table-cell>
          <table:table-cell office:value-type="float" office:value="9.909109E-016" calcext:value-type="float">
            <text:p>9.9091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46157" calcext:value-type="float">
            <text:p>-1.346157</text:p>
          </table:table-cell>
          <table:table-cell office:value-type="float" office:value="-0.3735597" calcext:value-type="float">
            <text:p>-0.3735597</text:p>
          </table:table-cell>
          <table:table-cell office:value-type="float" office:value="-0.0392433" calcext:value-type="float">
            <text:p>-0.0392433</text:p>
          </table:table-cell>
          <table:table-cell office:value-type="float" office:value="-0.03048211" calcext:value-type="float">
            <text:p>-0.03048211</text:p>
          </table:table-cell>
          <table:table-cell office:value-type="float" office:value="-0.02571978" calcext:value-type="float">
            <text:p>-0.02571978</text:p>
          </table:table-cell>
          <table:table-cell office:value-type="float" office:value="-0.02263164" calcext:value-type="float">
            <text:p>-0.02263164</text:p>
          </table:table-cell>
          <table:table-cell office:value-type="float" office:value="-0.01889423" calcext:value-type="float">
            <text:p>-0.01889423</text:p>
          </table:table-cell>
          <table:table-cell office:value-type="float" office:value="-0.01567871" calcext:value-type="float">
            <text:p>-0.01567871</text:p>
          </table:table-cell>
          <table:table-cell office:value-type="float" office:value="-0.009660532" calcext:value-type="float">
            <text:p>-0.009660532</text:p>
          </table:table-cell>
          <table:table-cell office:value-type="float" office:value="-0.006833221" calcext:value-type="float">
            <text:p>-0.006833221</text:p>
          </table:table-cell>
          <table:table-cell office:value-type="float" office:value="84.10793" calcext:value-type="float">
            <text:p>84.10793</text:p>
          </table:table-cell>
          <table:table-cell office:value-type="float" office:value="0" calcext:value-type="float">
            <text:p>0</text:p>
          </table:table-cell>
          <table:table-cell office:value-type="float" office:value="-1.960986" calcext:value-type="float">
            <text:p>-1.960986</text:p>
          </table:table-cell>
          <table:table-cell office:value-type="float" office:value="0.0265574" calcext:value-type="float">
            <text:p>0.026557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6" calcext:value-type="float">
            <text:p>-0.01000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1.299999" calcext:value-type="float">
            <text:p>1.299999</text:p>
          </table:table-cell>
          <table:table-cell office:value-type="float" office:value="-0.8612865" calcext:value-type="float">
            <text:p>-0.8612865</text:p>
          </table:table-cell>
          <table:table-cell office:value-type="float" office:value="0" calcext:value-type="float">
            <text:p>0</text:p>
          </table:table-cell>
          <table:table-cell office:value-type="float" office:value="1272.332" calcext:value-type="float">
            <text:p>1272.332</text:p>
          </table:table-cell>
          <table:table-cell office:value-type="float" office:value="15.64383" calcext:value-type="float">
            <text:p>15.64383</text:p>
          </table:table-cell>
          <table:table-cell office:value-type="float" office:value="241.8821" calcext:value-type="float">
            <text:p>241.8821</text:p>
          </table:table-cell>
          <table:table-cell office:value-type="float" office:value="0.1537745" calcext:value-type="float">
            <text:p>0.1537745</text:p>
          </table:table-cell>
          <table:table-cell office:value-type="float" office:value="0.188108" calcext:value-type="float">
            <text:p>0.188108</text:p>
          </table:table-cell>
          <table:table-cell office:value-type="float" office:value="0.2676063" calcext:value-type="float">
            <text:p>0.2676063</text:p>
          </table:table-cell>
          <table:table-cell office:value-type="float" office:value="0.2793437" calcext:value-type="float">
            <text:p>0.2793437</text:p>
          </table:table-cell>
          <table:table-cell office:value-type="float" office:value="0.2860643" calcext:value-type="float">
            <text:p>0.2860643</text:p>
          </table:table-cell>
          <table:table-cell office:value-type="float" office:value="0.2914412" calcext:value-type="float">
            <text:p>0.2914412</text:p>
          </table:table-cell>
          <table:table-cell office:value-type="float" office:value="0.3453403" calcext:value-type="float">
            <text:p>0.3453403</text:p>
          </table:table-cell>
          <table:table-cell office:value-type="float" office:value="0.3565907" calcext:value-type="float">
            <text:p>0.3565907</text:p>
          </table:table-cell>
          <table:table-cell office:value-type="float" office:value="0.3750597" calcext:value-type="float">
            <text:p>0.3750597</text:p>
          </table:table-cell>
          <table:table-cell office:value-type="float" office:value="0.3887637" calcext:value-type="float">
            <text:p>0.3887637</text:p>
          </table:table-cell>
          <table:table-cell office:value-type="float" office:value="0.43005" calcext:value-type="float">
            <text:p>0.430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29" calcext:value-type="float">
            <text:p>0.000119029</text:p>
          </table:table-cell>
          <table:table-cell office:value-type="float" office:value="0.318824" calcext:value-type="float">
            <text:p>0.318824</text:p>
          </table:table-cell>
          <table:table-cell office:value-type="float" office:value="0.05035023" calcext:value-type="float">
            <text:p>0.05035023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11568" calcext:value-type="float">
            <text:p>-1.211568</text:p>
          </table:table-cell>
          <table:table-cell office:value-type="float" office:value="-0.3533138" calcext:value-type="float">
            <text:p>-0.3533138</text:p>
          </table:table-cell>
          <table:table-cell office:value-type="float" office:value="-0.0409081" calcext:value-type="float">
            <text:p>-0.0409081</text:p>
          </table:table-cell>
          <table:table-cell office:value-type="float" office:value="-0.03127659" calcext:value-type="float">
            <text:p>-0.03127659</text:p>
          </table:table-cell>
          <table:table-cell office:value-type="float" office:value="-0.02652598" calcext:value-type="float">
            <text:p>-0.02652598</text:p>
          </table:table-cell>
          <table:table-cell office:value-type="float" office:value="-0.02331215" calcext:value-type="float">
            <text:p>-0.02331215</text:p>
          </table:table-cell>
          <table:table-cell office:value-type="float" office:value="-0.01933154" calcext:value-type="float">
            <text:p>-0.01933154</text:p>
          </table:table-cell>
          <table:table-cell office:value-type="float" office:value="-0.01567936" calcext:value-type="float">
            <text:p>-0.01567936</text:p>
          </table:table-cell>
          <table:table-cell office:value-type="float" office:value="-0.00967194" calcext:value-type="float">
            <text:p>-0.00967194</text:p>
          </table:table-cell>
          <table:table-cell office:value-type="float" office:value="-0.006866426" calcext:value-type="float">
            <text:p>-0.006866426</text:p>
          </table:table-cell>
          <table:table-cell office:value-type="float" office:value="91.51763" calcext:value-type="float">
            <text:p>91.51763</text:p>
          </table:table-cell>
          <table:table-cell office:value-type="float" office:value="0" calcext:value-type="float">
            <text:p>0</text:p>
          </table:table-cell>
          <table:table-cell office:value-type="float" office:value="-2.056025" calcext:value-type="float">
            <text:p>-2.056025</text:p>
          </table:table-cell>
          <table:table-cell office:value-type="float" office:value="0.02658336" calcext:value-type="float">
            <text:p>0.0265833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25" calcext:value-type="float">
            <text:p>-0.010000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1.299999" calcext:value-type="float">
            <text:p>1.299999</text:p>
          </table:table-cell>
          <table:table-cell office:value-type="float" office:value="-0.9545991" calcext:value-type="float">
            <text:p>-0.9545991</text:p>
          </table:table-cell>
          <table:table-cell office:value-type="float" office:value="0" calcext:value-type="float">
            <text:p>0</text:p>
          </table:table-cell>
          <table:table-cell office:value-type="float" office:value="1271.573" calcext:value-type="float">
            <text:p>1271.573</text:p>
          </table:table-cell>
          <table:table-cell office:value-type="float" office:value="16.49573" calcext:value-type="float">
            <text:p>16.49573</text:p>
          </table:table-cell>
          <table:table-cell office:value-type="float" office:value="240.9662" calcext:value-type="float">
            <text:p>240.9662</text:p>
          </table:table-cell>
          <table:table-cell office:value-type="float" office:value="0.1506555" calcext:value-type="float">
            <text:p>0.1506555</text:p>
          </table:table-cell>
          <table:table-cell office:value-type="float" office:value="0.1852904" calcext:value-type="float">
            <text:p>0.1852904</text:p>
          </table:table-cell>
          <table:table-cell office:value-type="float" office:value="0.2648113" calcext:value-type="float">
            <text:p>0.2648113</text:p>
          </table:table-cell>
          <table:table-cell office:value-type="float" office:value="0.2778882" calcext:value-type="float">
            <text:p>0.2778882</text:p>
          </table:table-cell>
          <table:table-cell office:value-type="float" office:value="0.2853243" calcext:value-type="float">
            <text:p>0.2853243</text:p>
          </table:table-cell>
          <table:table-cell office:value-type="float" office:value="0.2906052" calcext:value-type="float">
            <text:p>0.2906052</text:p>
          </table:table-cell>
          <table:table-cell office:value-type="float" office:value="0.3449909" calcext:value-type="float">
            <text:p>0.3449909</text:p>
          </table:table-cell>
          <table:table-cell office:value-type="float" office:value="0.35659" calcext:value-type="float">
            <text:p>0.35659</text:p>
          </table:table-cell>
          <table:table-cell office:value-type="float" office:value="0.3750192" calcext:value-type="float">
            <text:p>0.3750192</text:p>
          </table:table-cell>
          <table:table-cell office:value-type="float" office:value="0.3885846" calcext:value-type="float">
            <text:p>0.3885846</text:p>
          </table:table-cell>
          <table:table-cell office:value-type="float" office:value="0.4285673" calcext:value-type="float">
            <text:p>0.4285673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96" calcext:value-type="float">
            <text:p>0.0001190696</text:p>
          </table:table-cell>
          <table:table-cell office:value-type="float" office:value="0.3216573" calcext:value-type="float">
            <text:p>0.3216573</text:p>
          </table:table-cell>
          <table:table-cell office:value-type="float" office:value="0.05749603" calcext:value-type="float">
            <text:p>0.05749603</text:p>
          </table:table-cell>
          <table:table-cell office:value-type="float" office:value="9.909109E-016" calcext:value-type="float">
            <text:p>9.9091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73265" calcext:value-type="float">
            <text:p>-1.373265</text:p>
          </table:table-cell>
          <table:table-cell office:value-type="float" office:value="-0.387565" calcext:value-type="float">
            <text:p>-0.387565</text:p>
          </table:table-cell>
          <table:table-cell office:value-type="float" office:value="-0.04361806" calcext:value-type="float">
            <text:p>-0.04361806</text:p>
          </table:table-cell>
          <table:table-cell office:value-type="float" office:value="-0.03242411" calcext:value-type="float">
            <text:p>-0.03242411</text:p>
          </table:table-cell>
          <table:table-cell office:value-type="float" office:value="-0.02700727" calcext:value-type="float">
            <text:p>-0.02700727</text:p>
          </table:table-cell>
          <table:table-cell office:value-type="float" office:value="-0.02378296" calcext:value-type="float">
            <text:p>-0.02378296</text:p>
          </table:table-cell>
          <table:table-cell office:value-type="float" office:value="-0.01951836" calcext:value-type="float">
            <text:p>-0.01951836</text:p>
          </table:table-cell>
          <table:table-cell office:value-type="float" office:value="-0.0156796" calcext:value-type="float">
            <text:p>-0.0156796</text:p>
          </table:table-cell>
          <table:table-cell office:value-type="float" office:value="-0.009681966" calcext:value-type="float">
            <text:p>-0.009681966</text:p>
          </table:table-cell>
          <table:table-cell office:value-type="float" office:value="-0.006896838" calcext:value-type="float">
            <text:p>-0.006896838</text:p>
          </table:table-cell>
          <table:table-cell office:value-type="float" office:value="98.89408" calcext:value-type="float">
            <text:p>98.89408</text:p>
          </table:table-cell>
          <table:table-cell office:value-type="float" office:value="0" calcext:value-type="float">
            <text:p>0</text:p>
          </table:table-cell>
          <table:table-cell office:value-type="float" office:value="-2.337287" calcext:value-type="float">
            <text:p>-2.337287</text:p>
          </table:table-cell>
          <table:table-cell office:value-type="float" office:value="0.02661469" calcext:value-type="float">
            <text:p>0.0266146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3" calcext:value-type="float">
            <text:p>-0.0100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1.299999" calcext:value-type="float">
            <text:p>1.299999</text:p>
          </table:table-cell>
          <table:table-cell office:value-type="float" office:value="-1.057407" calcext:value-type="float">
            <text:p>-1.057407</text:p>
          </table:table-cell>
          <table:table-cell office:value-type="float" office:value="0" calcext:value-type="float">
            <text:p>0</text:p>
          </table:table-cell>
          <table:table-cell office:value-type="float" office:value="1270.89" calcext:value-type="float">
            <text:p>1270.89</text:p>
          </table:table-cell>
          <table:table-cell office:value-type="float" office:value="17.28183" calcext:value-type="float">
            <text:p>17.28183</text:p>
          </table:table-cell>
          <table:table-cell office:value-type="float" office:value="239.7449" calcext:value-type="float">
            <text:p>239.7449</text:p>
          </table:table-cell>
          <table:table-cell office:value-type="float" office:value="0.1553291" calcext:value-type="float">
            <text:p>0.1553291</text:p>
          </table:table-cell>
          <table:table-cell office:value-type="float" office:value="0.1899342" calcext:value-type="float">
            <text:p>0.1899342</text:p>
          </table:table-cell>
          <table:table-cell office:value-type="float" office:value="0.2633217" calcext:value-type="float">
            <text:p>0.2633217</text:p>
          </table:table-cell>
          <table:table-cell office:value-type="float" office:value="0.2767768" calcext:value-type="float">
            <text:p>0.2767768</text:p>
          </table:table-cell>
          <table:table-cell office:value-type="float" office:value="0.2842683" calcext:value-type="float">
            <text:p>0.2842683</text:p>
          </table:table-cell>
          <table:table-cell office:value-type="float" office:value="0.2895891" calcext:value-type="float">
            <text:p>0.2895891</text:p>
          </table:table-cell>
          <table:table-cell office:value-type="float" office:value="0.3437011" calcext:value-type="float">
            <text:p>0.3437011</text:p>
          </table:table-cell>
          <table:table-cell office:value-type="float" office:value="0.3565886" calcext:value-type="float">
            <text:p>0.3565886</text:p>
          </table:table-cell>
          <table:table-cell office:value-type="float" office:value="0.3749835" calcext:value-type="float">
            <text:p>0.3749835</text:p>
          </table:table-cell>
          <table:table-cell office:value-type="float" office:value="0.3884199" calcext:value-type="float">
            <text:p>0.3884199</text:p>
          </table:table-cell>
          <table:table-cell office:value-type="float" office:value="0.4271825" calcext:value-type="float">
            <text:p>0.427182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89" calcext:value-type="float">
            <text:p>0.0001190689</text:p>
          </table:table-cell>
          <table:table-cell office:value-type="float" office:value="0.3169996" calcext:value-type="float">
            <text:p>0.3169996</text:p>
          </table:table-cell>
          <table:table-cell office:value-type="float" office:value="0.06325955" calcext:value-type="float">
            <text:p>0.06325955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43107" calcext:value-type="float">
            <text:p>-1.143107</text:p>
          </table:table-cell>
          <table:table-cell office:value-type="float" office:value="-0.3338342" calcext:value-type="float">
            <text:p>-0.3338342</text:p>
          </table:table-cell>
          <table:table-cell office:value-type="float" office:value="-0.04516616" calcext:value-type="float">
            <text:p>-0.04516616</text:p>
          </table:table-cell>
          <table:table-cell office:value-type="float" office:value="-0.03330676" calcext:value-type="float">
            <text:p>-0.03330676</text:p>
          </table:table-cell>
          <table:table-cell office:value-type="float" office:value="-0.02771023" calcext:value-type="float">
            <text:p>-0.02771023</text:p>
          </table:table-cell>
          <table:table-cell office:value-type="float" office:value="-0.02436492" calcext:value-type="float">
            <text:p>-0.02436492</text:p>
          </table:table-cell>
          <table:table-cell office:value-type="float" office:value="-0.0202318" calcext:value-type="float">
            <text:p>-0.0202318</text:p>
          </table:table-cell>
          <table:table-cell office:value-type="float" office:value="-0.01567966" calcext:value-type="float">
            <text:p>-0.01567966</text:p>
          </table:table-cell>
          <table:table-cell office:value-type="float" office:value="-0.00969082" calcext:value-type="float">
            <text:p>-0.00969082</text:p>
          </table:table-cell>
          <table:table-cell office:value-type="float" office:value="-0.006924928" calcext:value-type="float">
            <text:p>-0.006924928</text:p>
          </table:table-cell>
          <table:table-cell office:value-type="float" office:value="106.2311" calcext:value-type="float">
            <text:p>106.2311</text:p>
          </table:table-cell>
          <table:table-cell office:value-type="float" office:value="0" calcext:value-type="float">
            <text:p>0</text:p>
          </table:table-cell>
          <table:table-cell office:value-type="float" office:value="-1.619481" calcext:value-type="float">
            <text:p>-1.619481</text:p>
          </table:table-cell>
          <table:table-cell office:value-type="float" office:value="0.0266276" calcext:value-type="float">
            <text:p>0.026627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09" calcext:value-type="float">
            <text:p>-0.01000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1.299999" calcext:value-type="float">
            <text:p>1.299999</text:p>
          </table:table-cell>
          <table:table-cell office:value-type="float" office:value="-1.168887" calcext:value-type="float">
            <text:p>-1.168887</text:p>
          </table:table-cell>
          <table:table-cell office:value-type="float" office:value="0" calcext:value-type="float">
            <text:p>0</text:p>
          </table:table-cell>
          <table:table-cell office:value-type="float" office:value="1270.282" calcext:value-type="float">
            <text:p>1270.282</text:p>
          </table:table-cell>
          <table:table-cell office:value-type="float" office:value="18.00206" calcext:value-type="float">
            <text:p>18.00206</text:p>
          </table:table-cell>
          <table:table-cell office:value-type="float" office:value="238.8726" calcext:value-type="float">
            <text:p>238.8726</text:p>
          </table:table-cell>
          <table:table-cell office:value-type="float" office:value="0.1579283" calcext:value-type="float">
            <text:p>0.1579283</text:p>
          </table:table-cell>
          <table:table-cell office:value-type="float" office:value="0.1921236" calcext:value-type="float">
            <text:p>0.1921236</text:p>
          </table:table-cell>
          <table:table-cell office:value-type="float" office:value="0.2624158" calcext:value-type="float">
            <text:p>0.2624158</text:p>
          </table:table-cell>
          <table:table-cell office:value-type="float" office:value="0.2757471" calcext:value-type="float">
            <text:p>0.2757471</text:p>
          </table:table-cell>
          <table:table-cell office:value-type="float" office:value="0.2832038" calcext:value-type="float">
            <text:p>0.2832038</text:p>
          </table:table-cell>
          <table:table-cell office:value-type="float" office:value="0.2889635" calcext:value-type="float">
            <text:p>0.2889635</text:p>
          </table:table-cell>
          <table:table-cell office:value-type="float" office:value="0.343294" calcext:value-type="float">
            <text:p>0.343294</text:p>
          </table:table-cell>
          <table:table-cell office:value-type="float" office:value="0.3565892" calcext:value-type="float">
            <text:p>0.3565892</text:p>
          </table:table-cell>
          <table:table-cell office:value-type="float" office:value="0.3749726" calcext:value-type="float">
            <text:p>0.3749726</text:p>
          </table:table-cell>
          <table:table-cell office:value-type="float" office:value="0.3882871" calcext:value-type="float">
            <text:p>0.3882871</text:p>
          </table:table-cell>
          <table:table-cell office:value-type="float" office:value="0.4258511" calcext:value-type="float">
            <text:p>0.4258511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82" calcext:value-type="float">
            <text:p>0.0001190682</text:p>
          </table:table-cell>
          <table:table-cell office:value-type="float" office:value="0.314803" calcext:value-type="float">
            <text:p>0.314803</text:p>
          </table:table-cell>
          <table:table-cell office:value-type="float" office:value="0.06733431" calcext:value-type="float">
            <text:p>0.06733431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28689" calcext:value-type="float">
            <text:p>-1.028689</text:p>
          </table:table-cell>
          <table:table-cell office:value-type="float" office:value="-0.3104644" calcext:value-type="float">
            <text:p>-0.3104644</text:p>
          </table:table-cell>
          <table:table-cell office:value-type="float" office:value="-0.04612337" calcext:value-type="float">
            <text:p>-0.04612337</text:p>
          </table:table-cell>
          <table:table-cell office:value-type="float" office:value="-0.03406854" calcext:value-type="float">
            <text:p>-0.03406854</text:p>
          </table:table-cell>
          <table:table-cell office:value-type="float" office:value="-0.02843879" calcext:value-type="float">
            <text:p>-0.02843879</text:p>
          </table:table-cell>
          <table:table-cell office:value-type="float" office:value="-0.02473663" calcext:value-type="float">
            <text:p>-0.02473663</text:p>
          </table:table-cell>
          <table:table-cell office:value-type="float" office:value="-0.02047605" calcext:value-type="float">
            <text:p>-0.02047605</text:p>
          </table:table-cell>
          <table:table-cell office:value-type="float" office:value="-0.01567986" calcext:value-type="float">
            <text:p>-0.01567986</text:p>
          </table:table-cell>
          <table:table-cell office:value-type="float" office:value="-0.009693584" calcext:value-type="float">
            <text:p>-0.009693584</text:p>
          </table:table-cell>
          <table:table-cell office:value-type="float" office:value="-0.00694771" calcext:value-type="float">
            <text:p>-0.00694771</text:p>
          </table:table-cell>
          <table:table-cell office:value-type="float" office:value="113.5252" calcext:value-type="float">
            <text:p>113.5252</text:p>
          </table:table-cell>
          <table:table-cell office:value-type="float" office:value="0" calcext:value-type="float">
            <text:p>0</text:p>
          </table:table-cell>
          <table:table-cell office:value-type="float" office:value="-1.75473" calcext:value-type="float">
            <text:p>-1.75473</text:p>
          </table:table-cell>
          <table:table-cell office:value-type="float" office:value="0.02664703" calcext:value-type="float">
            <text:p>0.0266470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9" calcext:value-type="float">
            <text:p>-0.010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1.299999" calcext:value-type="float">
            <text:p>1.299999</text:p>
          </table:table-cell>
          <table:table-cell office:value-type="float" office:value="-1.302551" calcext:value-type="float">
            <text:p>-1.302551</text:p>
          </table:table-cell>
          <table:table-cell office:value-type="float" office:value="0" calcext:value-type="float">
            <text:p>0</text:p>
          </table:table-cell>
          <table:table-cell office:value-type="float" office:value="1269.737" calcext:value-type="float">
            <text:p>1269.737</text:p>
          </table:table-cell>
          <table:table-cell office:value-type="float" office:value="18.6804" calcext:value-type="float">
            <text:p>18.6804</text:p>
          </table:table-cell>
          <table:table-cell office:value-type="float" office:value="237.9285" calcext:value-type="float">
            <text:p>237.9285</text:p>
          </table:table-cell>
          <table:table-cell office:value-type="float" office:value="0.1564127" calcext:value-type="float">
            <text:p>0.1564127</text:p>
          </table:table-cell>
          <table:table-cell office:value-type="float" office:value="0.1912643" calcext:value-type="float">
            <text:p>0.1912643</text:p>
          </table:table-cell>
          <table:table-cell office:value-type="float" office:value="0.2612645" calcext:value-type="float">
            <text:p>0.2612645</text:p>
          </table:table-cell>
          <table:table-cell office:value-type="float" office:value="0.2745551" calcext:value-type="float">
            <text:p>0.2745551</text:p>
          </table:table-cell>
          <table:table-cell office:value-type="float" office:value="0.2822525" calcext:value-type="float">
            <text:p>0.2822525</text:p>
          </table:table-cell>
          <table:table-cell office:value-type="float" office:value="0.2883843" calcext:value-type="float">
            <text:p>0.2883843</text:p>
          </table:table-cell>
          <table:table-cell office:value-type="float" office:value="0.3432821" calcext:value-type="float">
            <text:p>0.3432821</text:p>
          </table:table-cell>
          <table:table-cell office:value-type="float" office:value="0.3565886" calcext:value-type="float">
            <text:p>0.3565886</text:p>
          </table:table-cell>
          <table:table-cell office:value-type="float" office:value="0.3749631" calcext:value-type="float">
            <text:p>0.3749631</text:p>
          </table:table-cell>
          <table:table-cell office:value-type="float" office:value="0.3881656" calcext:value-type="float">
            <text:p>0.3881656</text:p>
          </table:table-cell>
          <table:table-cell office:value-type="float" office:value="0.4245879" calcext:value-type="float">
            <text:p>0.4245879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87" calcext:value-type="float">
            <text:p>0.0001190687</text:p>
          </table:table-cell>
          <table:table-cell office:value-type="float" office:value="0.3156792" calcext:value-type="float">
            <text:p>0.3156792</text:p>
          </table:table-cell>
          <table:table-cell office:value-type="float" office:value="0.07209732" calcext:value-type="float">
            <text:p>0.07209732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92574" calcext:value-type="float">
            <text:p>-1.092574</text:p>
          </table:table-cell>
          <table:table-cell office:value-type="float" office:value="-0.3193557" calcext:value-type="float">
            <text:p>-0.3193557</text:p>
          </table:table-cell>
          <table:table-cell office:value-type="float" office:value="-0.0473883" calcext:value-type="float">
            <text:p>-0.0473883</text:p>
          </table:table-cell>
          <table:table-cell office:value-type="float" office:value="-0.03498363" calcext:value-type="float">
            <text:p>-0.03498363</text:p>
          </table:table-cell>
          <table:table-cell office:value-type="float" office:value="-0.02911122" calcext:value-type="float">
            <text:p>-0.02911122</text:p>
          </table:table-cell>
          <table:table-cell office:value-type="float" office:value="-0.02508247" calcext:value-type="float">
            <text:p>-0.02508247</text:p>
          </table:table-cell>
          <table:table-cell office:value-type="float" office:value="-0.02047624" calcext:value-type="float">
            <text:p>-0.02047624</text:p>
          </table:table-cell>
          <table:table-cell office:value-type="float" office:value="-0.01568004" calcext:value-type="float">
            <text:p>-0.01568004</text:p>
          </table:table-cell>
          <table:table-cell office:value-type="float" office:value="-0.009695946" calcext:value-type="float">
            <text:p>-0.009695946</text:p>
          </table:table-cell>
          <table:table-cell office:value-type="float" office:value="-0.006968586" calcext:value-type="float">
            <text:p>-0.006968586</text:p>
          </table:table-cell>
          <table:table-cell office:value-type="float" office:value="120.7988" calcext:value-type="float">
            <text:p>120.7988</text:p>
          </table:table-cell>
          <table:table-cell office:value-type="float" office:value="0" calcext:value-type="float">
            <text:p>0</text:p>
          </table:table-cell>
          <table:table-cell office:value-type="float" office:value="-1.791959" calcext:value-type="float">
            <text:p>-1.791959</text:p>
          </table:table-cell>
          <table:table-cell office:value-type="float" office:value="0.02666441" calcext:value-type="float">
            <text:p>0.0266644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6" calcext:value-type="float">
            <text:p>-0.01000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1.299999" calcext:value-type="float">
            <text:p>1.299999</text:p>
          </table:table-cell>
          <table:table-cell office:value-type="float" office:value="-1.28974" calcext:value-type="float">
            <text:p>-1.28974</text:p>
          </table:table-cell>
          <table:table-cell office:value-type="float" office:value="0" calcext:value-type="float">
            <text:p>0</text:p>
          </table:table-cell>
          <table:table-cell office:value-type="float" office:value="1269.085" calcext:value-type="float">
            <text:p>1269.085</text:p>
          </table:table-cell>
          <table:table-cell office:value-type="float" office:value="19.31964" calcext:value-type="float">
            <text:p>19.31964</text:p>
          </table:table-cell>
          <table:table-cell office:value-type="float" office:value="236.856" calcext:value-type="float">
            <text:p>236.856</text:p>
          </table:table-cell>
          <table:table-cell office:value-type="float" office:value="0.1555999" calcext:value-type="float">
            <text:p>0.1555999</text:p>
          </table:table-cell>
          <table:table-cell office:value-type="float" office:value="0.1899606" calcext:value-type="float">
            <text:p>0.1899606</text:p>
          </table:table-cell>
          <table:table-cell office:value-type="float" office:value="0.2600105" calcext:value-type="float">
            <text:p>0.2600105</text:p>
          </table:table-cell>
          <table:table-cell office:value-type="float" office:value="0.273423" calcext:value-type="float">
            <text:p>0.273423</text:p>
          </table:table-cell>
          <table:table-cell office:value-type="float" office:value="0.2815904" calcext:value-type="float">
            <text:p>0.2815904</text:p>
          </table:table-cell>
          <table:table-cell office:value-type="float" office:value="0.2873304" calcext:value-type="float">
            <text:p>0.2873304</text:p>
          </table:table-cell>
          <table:table-cell office:value-type="float" office:value="0.3430881" calcext:value-type="float">
            <text:p>0.3430881</text:p>
          </table:table-cell>
          <table:table-cell office:value-type="float" office:value="0.3565883" calcext:value-type="float">
            <text:p>0.3565883</text:p>
          </table:table-cell>
          <table:table-cell office:value-type="float" office:value="0.3749535" calcext:value-type="float">
            <text:p>0.3749535</text:p>
          </table:table-cell>
          <table:table-cell office:value-type="float" office:value="0.3880548" calcext:value-type="float">
            <text:p>0.3880548</text:p>
          </table:table-cell>
          <table:table-cell office:value-type="float" office:value="0.4233984" calcext:value-type="float">
            <text:p>0.423398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585" calcext:value-type="float">
            <text:p>0.0001190585</text:p>
          </table:table-cell>
          <table:table-cell office:value-type="float" office:value="0.3169837" calcext:value-type="float">
            <text:p>0.3169837</text:p>
          </table:table-cell>
          <table:table-cell office:value-type="float" office:value="0.07712516" calcext:value-type="float">
            <text:p>0.077125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2585" calcext:value-type="float">
            <text:p>-1.12585</text:p>
          </table:table-cell>
          <table:table-cell office:value-type="float" office:value="-0.3323395" calcext:value-type="float">
            <text:p>-0.3323395</text:p>
          </table:table-cell>
          <table:table-cell office:value-type="float" office:value="-0.04878228" calcext:value-type="float">
            <text:p>-0.04878228</text:p>
          </table:table-cell>
          <table:table-cell office:value-type="float" office:value="-0.03587717" calcext:value-type="float">
            <text:p>-0.03587717</text:p>
          </table:table-cell>
          <table:table-cell office:value-type="float" office:value="-0.02959111" calcext:value-type="float">
            <text:p>-0.02959111</text:p>
          </table:table-cell>
          <table:table-cell office:value-type="float" office:value="-0.02572663" calcext:value-type="float">
            <text:p>-0.02572663</text:p>
          </table:table-cell>
          <table:table-cell office:value-type="float" office:value="-0.02059313" calcext:value-type="float">
            <text:p>-0.02059313</text:p>
          </table:table-cell>
          <table:table-cell office:value-type="float" office:value="-0.01568038" calcext:value-type="float">
            <text:p>-0.01568038</text:p>
          </table:table-cell>
          <table:table-cell office:value-type="float" office:value="-0.009698309" calcext:value-type="float">
            <text:p>-0.009698309</text:p>
          </table:table-cell>
          <table:table-cell office:value-type="float" office:value="-0.006987686" calcext:value-type="float">
            <text:p>-0.006987686</text:p>
          </table:table-cell>
          <table:table-cell office:value-type="float" office:value="128.0553" calcext:value-type="float">
            <text:p>128.0553</text:p>
          </table:table-cell>
          <table:table-cell office:value-type="float" office:value="0" calcext:value-type="float">
            <text:p>0</text:p>
          </table:table-cell>
          <table:table-cell office:value-type="float" office:value="-2.01792" calcext:value-type="float">
            <text:p>-2.01792</text:p>
          </table:table-cell>
          <table:table-cell office:value-type="float" office:value="0.02668878" calcext:value-type="float">
            <text:p>0.0266887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3" calcext:value-type="float">
            <text:p>-0.01000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1.299999" calcext:value-type="float">
            <text:p>1.299999</text:p>
          </table:table-cell>
          <table:table-cell office:value-type="float" office:value="-1.346527" calcext:value-type="float">
            <text:p>-1.346527</text:p>
          </table:table-cell>
          <table:table-cell office:value-type="float" office:value="0" calcext:value-type="float">
            <text:p>0</text:p>
          </table:table-cell>
          <table:table-cell office:value-type="float" office:value="1268.547" calcext:value-type="float">
            <text:p>1268.547</text:p>
          </table:table-cell>
          <table:table-cell office:value-type="float" office:value="19.91447" calcext:value-type="float">
            <text:p>19.91447</text:p>
          </table:table-cell>
          <table:table-cell office:value-type="float" office:value="236.12" calcext:value-type="float">
            <text:p>236.12</text:p>
          </table:table-cell>
          <table:table-cell office:value-type="float" office:value="0.1479322" calcext:value-type="float">
            <text:p>0.1479322</text:p>
          </table:table-cell>
          <table:table-cell office:value-type="float" office:value="0.1812127" calcext:value-type="float">
            <text:p>0.1812127</text:p>
          </table:table-cell>
          <table:table-cell office:value-type="float" office:value="0.2553314" calcext:value-type="float">
            <text:p>0.2553314</text:p>
          </table:table-cell>
          <table:table-cell office:value-type="float" office:value="0.2722283" calcext:value-type="float">
            <text:p>0.2722283</text:p>
          </table:table-cell>
          <table:table-cell office:value-type="float" office:value="0.2810206" calcext:value-type="float">
            <text:p>0.2810206</text:p>
          </table:table-cell>
          <table:table-cell office:value-type="float" office:value="0.2872543" calcext:value-type="float">
            <text:p>0.2872543</text:p>
          </table:table-cell>
          <table:table-cell office:value-type="float" office:value="0.3433206" calcext:value-type="float">
            <text:p>0.3433206</text:p>
          </table:table-cell>
          <table:table-cell office:value-type="float" office:value="0.3565867" calcext:value-type="float">
            <text:p>0.3565867</text:p>
          </table:table-cell>
          <table:table-cell office:value-type="float" office:value="0.3749424" calcext:value-type="float">
            <text:p>0.3749424</text:p>
          </table:table-cell>
          <table:table-cell office:value-type="float" office:value="0.3879506" calcext:value-type="float">
            <text:p>0.3879506</text:p>
          </table:table-cell>
          <table:table-cell office:value-type="float" office:value="0.4222615" calcext:value-type="float">
            <text:p>0.4222615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501" calcext:value-type="float">
            <text:p>0.0001190501</text:p>
          </table:table-cell>
          <table:table-cell office:value-type="float" office:value="0.325731" calcext:value-type="float">
            <text:p>0.325731</text:p>
          </table:table-cell>
          <table:table-cell office:value-type="float" office:value="0.08591214" calcext:value-type="float">
            <text:p>0.08591214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31386" calcext:value-type="float">
            <text:p>-1.531386</text:p>
          </table:table-cell>
          <table:table-cell office:value-type="float" office:value="-0.443415" calcext:value-type="float">
            <text:p>-0.443415</text:p>
          </table:table-cell>
          <table:table-cell office:value-type="float" office:value="-0.05446937" calcext:value-type="float">
            <text:p>-0.05446937</text:p>
          </table:table-cell>
          <table:table-cell office:value-type="float" office:value="-0.0368472" calcext:value-type="float">
            <text:p>-0.0368472</text:p>
          </table:table-cell>
          <table:table-cell office:value-type="float" office:value="-0.03000946" calcext:value-type="float">
            <text:p>-0.03000946</text:p>
          </table:table-cell>
          <table:table-cell office:value-type="float" office:value="-0.02577796" calcext:value-type="float">
            <text:p>-0.02577796</text:p>
          </table:table-cell>
          <table:table-cell office:value-type="float" office:value="-0.02045818" calcext:value-type="float">
            <text:p>-0.02045818</text:p>
          </table:table-cell>
          <table:table-cell office:value-type="float" office:value="-0.01568088" calcext:value-type="float">
            <text:p>-0.01568088</text:p>
          </table:table-cell>
          <table:table-cell office:value-type="float" office:value="-0.009701075" calcext:value-type="float">
            <text:p>-0.009701075</text:p>
          </table:table-cell>
          <table:table-cell office:value-type="float" office:value="-0.007005692" calcext:value-type="float">
            <text:p>-0.007005692</text:p>
          </table:table-cell>
          <table:table-cell office:value-type="float" office:value="135.2863" calcext:value-type="float">
            <text:p>135.2863</text:p>
          </table:table-cell>
          <table:table-cell office:value-type="float" office:value="0" calcext:value-type="float">
            <text:p>0</text:p>
          </table:table-cell>
          <table:table-cell office:value-type="float" office:value="-2.838121" calcext:value-type="float">
            <text:p>-2.838121</text:p>
          </table:table-cell>
          <table:table-cell office:value-type="float" office:value="0.02673772" calcext:value-type="float">
            <text:p>0.02673772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48" calcext:value-type="float">
            <text:p>-0.010000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1.399999" calcext:value-type="float">
            <text:p>1.399999</text:p>
          </table:table-cell>
          <table:table-cell office:value-type="float" office:value="-1.396524" calcext:value-type="float">
            <text:p>-1.396524</text:p>
          </table:table-cell>
          <table:table-cell office:value-type="float" office:value="0" calcext:value-type="float">
            <text:p>0</text:p>
          </table:table-cell>
          <table:table-cell office:value-type="float" office:value="1268.143" calcext:value-type="float">
            <text:p>1268.143</text:p>
          </table:table-cell>
          <table:table-cell office:value-type="float" office:value="20.46939" calcext:value-type="float">
            <text:p>20.46939</text:p>
          </table:table-cell>
          <table:table-cell office:value-type="float" office:value="235.3474" calcext:value-type="float">
            <text:p>235.3474</text:p>
          </table:table-cell>
          <table:table-cell office:value-type="float" office:value="0.1502097" calcext:value-type="float">
            <text:p>0.1502097</text:p>
          </table:table-cell>
          <table:table-cell office:value-type="float" office:value="0.1839806" calcext:value-type="float">
            <text:p>0.1839806</text:p>
          </table:table-cell>
          <table:table-cell office:value-type="float" office:value="0.2509934" calcext:value-type="float">
            <text:p>0.2509934</text:p>
          </table:table-cell>
          <table:table-cell office:value-type="float" office:value="0.2708566" calcext:value-type="float">
            <text:p>0.2708566</text:p>
          </table:table-cell>
          <table:table-cell office:value-type="float" office:value="0.2802216" calcext:value-type="float">
            <text:p>0.2802216</text:p>
          </table:table-cell>
          <table:table-cell office:value-type="float" office:value="0.2864067" calcext:value-type="float">
            <text:p>0.2864067</text:p>
          </table:table-cell>
          <table:table-cell office:value-type="float" office:value="0.3424983" calcext:value-type="float">
            <text:p>0.3424983</text:p>
          </table:table-cell>
          <table:table-cell office:value-type="float" office:value="0.3565862" calcext:value-type="float">
            <text:p>0.3565862</text:p>
          </table:table-cell>
          <table:table-cell office:value-type="float" office:value="0.3749304" calcext:value-type="float">
            <text:p>0.3749304</text:p>
          </table:table-cell>
          <table:table-cell office:value-type="float" office:value="0.3878515" calcext:value-type="float">
            <text:p>0.3878515</text:p>
          </table:table-cell>
          <table:table-cell office:value-type="float" office:value="0.421211" calcext:value-type="float">
            <text:p>0.4212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592" calcext:value-type="float">
            <text:p>0.0001190592</text:p>
          </table:table-cell>
          <table:table-cell office:value-type="float" office:value="0.3229589" calcext:value-type="float">
            <text:p>0.3229589</text:p>
          </table:table-cell>
          <table:table-cell office:value-type="float" office:value="0.09484934" calcext:value-type="float">
            <text:p>0.09484934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03146" calcext:value-type="float">
            <text:p>-1.403146</text:p>
          </table:table-cell>
          <table:table-cell office:value-type="float" office:value="-0.4055164" calcext:value-type="float">
            <text:p>-0.4055164</text:p>
          </table:table-cell>
          <table:table-cell office:value-type="float" office:value="-0.06053489" calcext:value-type="float">
            <text:p>-0.06053489</text:p>
          </table:table-cell>
          <table:table-cell office:value-type="float" office:value="-0.03800566" calcext:value-type="float">
            <text:p>-0.03800566</text:p>
          </table:table-cell>
          <table:table-cell office:value-type="float" office:value="-0.03060378" calcext:value-type="float">
            <text:p>-0.03060378</text:p>
          </table:table-cell>
          <table:table-cell office:value-type="float" office:value="-0.02630441" calcext:value-type="float">
            <text:p>-0.02630441</text:p>
          </table:table-cell>
          <table:table-cell office:value-type="float" office:value="-0.02092695" calcext:value-type="float">
            <text:p>-0.02092695</text:p>
          </table:table-cell>
          <table:table-cell office:value-type="float" office:value="-0.01568102" calcext:value-type="float">
            <text:p>-0.01568102</text:p>
          </table:table-cell>
          <table:table-cell office:value-type="float" office:value="-0.009704032" calcext:value-type="float">
            <text:p>-0.009704032</text:p>
          </table:table-cell>
          <table:table-cell office:value-type="float" office:value="-0.00702286" calcext:value-type="float">
            <text:p>-0.00702286</text:p>
          </table:table-cell>
          <table:table-cell office:value-type="float" office:value="142.4985" calcext:value-type="float">
            <text:p>142.4985</text:p>
          </table:table-cell>
          <table:table-cell office:value-type="float" office:value="0" calcext:value-type="float">
            <text:p>0</text:p>
          </table:table-cell>
          <table:table-cell office:value-type="float" office:value="-1.978033" calcext:value-type="float">
            <text:p>-1.978033</text:p>
          </table:table-cell>
          <table:table-cell office:value-type="float" office:value="0.02676095" calcext:value-type="float">
            <text:p>0.0267609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22" calcext:value-type="float">
            <text:p>-0.01000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1.399999" calcext:value-type="float">
            <text:p>1.399999</text:p>
          </table:table-cell>
          <table:table-cell office:value-type="float" office:value="-1.309892" calcext:value-type="float">
            <text:p>-1.309892</text:p>
          </table:table-cell>
          <table:table-cell office:value-type="float" office:value="0" calcext:value-type="float">
            <text:p>0</text:p>
          </table:table-cell>
          <table:table-cell office:value-type="float" office:value="1267.546" calcext:value-type="float">
            <text:p>1267.546</text:p>
          </table:table-cell>
          <table:table-cell office:value-type="float" office:value="20.97939" calcext:value-type="float">
            <text:p>20.97939</text:p>
          </table:table-cell>
          <table:table-cell office:value-type="float" office:value="234.3474" calcext:value-type="float">
            <text:p>234.3474</text:p>
          </table:table-cell>
          <table:table-cell office:value-type="float" office:value="0.1479665" calcext:value-type="float">
            <text:p>0.1479665</text:p>
          </table:table-cell>
          <table:table-cell office:value-type="float" office:value="0.1805112" calcext:value-type="float">
            <text:p>0.1805112</text:p>
          </table:table-cell>
          <table:table-cell office:value-type="float" office:value="0.247742" calcext:value-type="float">
            <text:p>0.247742</text:p>
          </table:table-cell>
          <table:table-cell office:value-type="float" office:value="0.269433" calcext:value-type="float">
            <text:p>0.269433</text:p>
          </table:table-cell>
          <table:table-cell office:value-type="float" office:value="0.2790657" calcext:value-type="float">
            <text:p>0.2790657</text:p>
          </table:table-cell>
          <table:table-cell office:value-type="float" office:value="0.2853274" calcext:value-type="float">
            <text:p>0.2853274</text:p>
          </table:table-cell>
          <table:table-cell office:value-type="float" office:value="0.3421932" calcext:value-type="float">
            <text:p>0.3421932</text:p>
          </table:table-cell>
          <table:table-cell office:value-type="float" office:value="0.3565731" calcext:value-type="float">
            <text:p>0.3565731</text:p>
          </table:table-cell>
          <table:table-cell office:value-type="float" office:value="0.3749185" calcext:value-type="float">
            <text:p>0.3749185</text:p>
          </table:table-cell>
          <table:table-cell office:value-type="float" office:value="0.387757" calcext:value-type="float">
            <text:p>0.387757</text:p>
          </table:table-cell>
          <table:table-cell office:value-type="float" office:value="0.4202264" calcext:value-type="float">
            <text:p>0.4202264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703" calcext:value-type="float">
            <text:p>0.0001190703</text:p>
          </table:table-cell>
          <table:table-cell office:value-type="float" office:value="0.3264355" calcext:value-type="float">
            <text:p>0.3264355</text:p>
          </table:table-cell>
          <table:table-cell office:value-type="float" office:value="0.1037292" calcext:value-type="float">
            <text:p>0.1037292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29088" calcext:value-type="float">
            <text:p>-1.529088</text:p>
          </table:table-cell>
          <table:table-cell office:value-type="float" office:value="-0.4536539" calcext:value-type="float">
            <text:p>-0.4536539</text:p>
          </table:table-cell>
          <table:table-cell office:value-type="float" office:value="-0.06549162" calcext:value-type="float">
            <text:p>-0.06549162</text:p>
          </table:table-cell>
          <table:table-cell office:value-type="float" office:value="-0.03925265" calcext:value-type="float">
            <text:p>-0.03925265</text:p>
          </table:table-cell>
          <table:table-cell office:value-type="float" office:value="-0.03149082" calcext:value-type="float">
            <text:p>-0.03149082</text:p>
          </table:table-cell>
          <table:table-cell office:value-type="float" office:value="-0.02700974" calcext:value-type="float">
            <text:p>-0.02700974</text:p>
          </table:table-cell>
          <table:table-cell office:value-type="float" office:value="-0.02111914" calcext:value-type="float">
            <text:p>-0.02111914</text:p>
          </table:table-cell>
          <table:table-cell office:value-type="float" office:value="-0.01568645" calcext:value-type="float">
            <text:p>-0.01568645</text:p>
          </table:table-cell>
          <table:table-cell office:value-type="float" office:value="-0.009706994" calcext:value-type="float">
            <text:p>-0.009706994</text:p>
          </table:table-cell>
          <table:table-cell office:value-type="float" office:value="-0.007039275" calcext:value-type="float">
            <text:p>-0.007039275</text:p>
          </table:table-cell>
          <table:table-cell office:value-type="float" office:value="149.6848" calcext:value-type="float">
            <text:p>149.6848</text:p>
          </table:table-cell>
          <table:table-cell office:value-type="float" office:value="0" calcext:value-type="float">
            <text:p>0</text:p>
          </table:table-cell>
          <table:table-cell office:value-type="float" office:value="-2.823554" calcext:value-type="float">
            <text:p>-2.823554</text:p>
          </table:table-cell>
          <table:table-cell office:value-type="float" office:value="0.02680939" calcext:value-type="float">
            <text:p>0.0268093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53" calcext:value-type="float">
            <text:p>-0.010000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1.399999" calcext:value-type="float">
            <text:p>1.399999</text:p>
          </table:table-cell>
          <table:table-cell office:value-type="float" office:value="-1.297364" calcext:value-type="float">
            <text:p>-1.297364</text:p>
          </table:table-cell>
          <table:table-cell office:value-type="float" office:value="0" calcext:value-type="float">
            <text:p>0</text:p>
          </table:table-cell>
          <table:table-cell office:value-type="float" office:value="1267.06" calcext:value-type="float">
            <text:p>1267.06</text:p>
          </table:table-cell>
          <table:table-cell office:value-type="float" office:value="21.45353" calcext:value-type="float">
            <text:p>21.45353</text:p>
          </table:table-cell>
          <table:table-cell office:value-type="float" office:value="233.4773" calcext:value-type="float">
            <text:p>233.4773</text:p>
          </table:table-cell>
          <table:table-cell office:value-type="float" office:value="0.141922" calcext:value-type="float">
            <text:p>0.141922</text:p>
          </table:table-cell>
          <table:table-cell office:value-type="float" office:value="0.173787" calcext:value-type="float">
            <text:p>0.173787</text:p>
          </table:table-cell>
          <table:table-cell office:value-type="float" office:value="0.2396419" calcext:value-type="float">
            <text:p>0.2396419</text:p>
          </table:table-cell>
          <table:table-cell office:value-type="float" office:value="0.2675476" calcext:value-type="float">
            <text:p>0.2675476</text:p>
          </table:table-cell>
          <table:table-cell office:value-type="float" office:value="0.2784017" calcext:value-type="float">
            <text:p>0.2784017</text:p>
          </table:table-cell>
          <table:table-cell office:value-type="float" office:value="0.2850979" calcext:value-type="float">
            <text:p>0.2850979</text:p>
          </table:table-cell>
          <table:table-cell office:value-type="float" office:value="0.3422108" calcext:value-type="float">
            <text:p>0.3422108</text:p>
          </table:table-cell>
          <table:table-cell office:value-type="float" office:value="0.3565713" calcext:value-type="float">
            <text:p>0.3565713</text:p>
          </table:table-cell>
          <table:table-cell office:value-type="float" office:value="0.3749049" calcext:value-type="float">
            <text:p>0.3749049</text:p>
          </table:table-cell>
          <table:table-cell office:value-type="float" office:value="0.3876668" calcext:value-type="float">
            <text:p>0.3876668</text:p>
          </table:table-cell>
          <table:table-cell office:value-type="float" office:value="0.4192869" calcext:value-type="float">
            <text:p>0.4192869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708" calcext:value-type="float">
            <text:p>0.0001190708</text:p>
          </table:table-cell>
          <table:table-cell office:value-type="float" office:value="0.3331516" calcext:value-type="float">
            <text:p>0.3331516</text:p>
          </table:table-cell>
          <table:table-cell office:value-type="float" office:value="0.1174028" calcext:value-type="float">
            <text:p>0.1174028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79571" calcext:value-type="float">
            <text:p>-1.979571</text:p>
          </table:table-cell>
          <table:table-cell office:value-type="float" office:value="-0.5739257" calcext:value-type="float">
            <text:p>-0.5739257</text:p>
          </table:table-cell>
          <table:table-cell office:value-type="float" office:value="-0.08020587" calcext:value-type="float">
            <text:p>-0.08020587</text:p>
          </table:table-cell>
          <table:table-cell office:value-type="float" office:value="-0.04096525" calcext:value-type="float">
            <text:p>-0.04096525</text:p>
          </table:table-cell>
          <table:table-cell office:value-type="float" office:value="-0.03202005" calcext:value-type="float">
            <text:p>-0.03202005</text:p>
          </table:table-cell>
          <table:table-cell office:value-type="float" office:value="-0.0271585" calcext:value-type="float">
            <text:p>-0.0271585</text:p>
          </table:table-cell>
          <table:table-cell office:value-type="float" office:value="-0.02110161" calcext:value-type="float">
            <text:p>-0.02110161</text:p>
          </table:table-cell>
          <table:table-cell office:value-type="float" office:value="-0.01568726" calcext:value-type="float">
            <text:p>-0.01568726</text:p>
          </table:table-cell>
          <table:table-cell office:value-type="float" office:value="-0.009710369" calcext:value-type="float">
            <text:p>-0.009710369</text:p>
          </table:table-cell>
          <table:table-cell office:value-type="float" office:value="-0.007054994" calcext:value-type="float">
            <text:p>-0.007054994</text:p>
          </table:table-cell>
          <table:table-cell office:value-type="float" office:value="156.8513" calcext:value-type="float">
            <text:p>156.8513</text:p>
          </table:table-cell>
          <table:table-cell office:value-type="float" office:value="0" calcext:value-type="float">
            <text:p>0</text:p>
          </table:table-cell>
          <table:table-cell office:value-type="float" office:value="-3.193666" calcext:value-type="float">
            <text:p>-3.193666</text:p>
          </table:table-cell>
          <table:table-cell office:value-type="float" office:value="0.02686867" calcext:value-type="float">
            <text:p>0.0268686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55" calcext:value-type="float">
            <text:p>-0.010000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1.399999" calcext:value-type="float">
            <text:p>1.399999</text:p>
          </table:table-cell>
          <table:table-cell office:value-type="float" office:value="-1.277545" calcext:value-type="float">
            <text:p>-1.277545</text:p>
          </table:table-cell>
          <table:table-cell office:value-type="float" office:value="0" calcext:value-type="float">
            <text:p>0</text:p>
          </table:table-cell>
          <table:table-cell office:value-type="float" office:value="1266.603" calcext:value-type="float">
            <text:p>1266.603</text:p>
          </table:table-cell>
          <table:table-cell office:value-type="float" office:value="21.8915" calcext:value-type="float">
            <text:p>21.8915</text:p>
          </table:table-cell>
          <table:table-cell office:value-type="float" office:value="232.3669" calcext:value-type="float">
            <text:p>232.3669</text:p>
          </table:table-cell>
          <table:table-cell office:value-type="float" office:value="0.1444881" calcext:value-type="float">
            <text:p>0.1444881</text:p>
          </table:table-cell>
          <table:table-cell office:value-type="float" office:value="0.1762844" calcext:value-type="float">
            <text:p>0.1762844</text:p>
          </table:table-cell>
          <table:table-cell office:value-type="float" office:value="0.2322037" calcext:value-type="float">
            <text:p>0.2322037</text:p>
          </table:table-cell>
          <table:table-cell office:value-type="float" office:value="0.2663172" calcext:value-type="float">
            <text:p>0.2663172</text:p>
          </table:table-cell>
          <table:table-cell office:value-type="float" office:value="0.2776175" calcext:value-type="float">
            <text:p>0.2776175</text:p>
          </table:table-cell>
          <table:table-cell office:value-type="float" office:value="0.2844726" calcext:value-type="float">
            <text:p>0.2844726</text:p>
          </table:table-cell>
          <table:table-cell office:value-type="float" office:value="0.3412077" calcext:value-type="float">
            <text:p>0.3412077</text:p>
          </table:table-cell>
          <table:table-cell office:value-type="float" office:value="0.3565249" calcext:value-type="float">
            <text:p>0.3565249</text:p>
          </table:table-cell>
          <table:table-cell office:value-type="float" office:value="0.3748906" calcext:value-type="float">
            <text:p>0.3748906</text:p>
          </table:table-cell>
          <table:table-cell office:value-type="float" office:value="0.3875871" calcext:value-type="float">
            <text:p>0.3875871</text:p>
          </table:table-cell>
          <table:table-cell office:value-type="float" office:value="0.4184214" calcext:value-type="float">
            <text:p>0.4184214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704" calcext:value-type="float">
            <text:p>0.0001190704</text:p>
          </table:table-cell>
          <table:table-cell office:value-type="float" office:value="0.3306678" calcext:value-type="float">
            <text:p>0.3306678</text:p>
          </table:table-cell>
          <table:table-cell office:value-type="float" office:value="0.1298708" calcext:value-type="float">
            <text:p>0.1298708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76901" calcext:value-type="float">
            <text:p>-1.776901</text:p>
          </table:table-cell>
          <table:table-cell office:value-type="float" office:value="-0.5263546" calcext:value-type="float">
            <text:p>-0.5263546</text:p>
          </table:table-cell>
          <table:table-cell office:value-type="float" office:value="-0.09729812" calcext:value-type="float">
            <text:p>-0.09729812</text:p>
          </table:table-cell>
          <table:table-cell office:value-type="float" office:value="-0.04215575" calcext:value-type="float">
            <text:p>-0.04215575</text:p>
          </table:table-cell>
          <table:table-cell office:value-type="float" office:value="-0.03265088" calcext:value-type="float">
            <text:p>-0.03265088</text:p>
          </table:table-cell>
          <table:table-cell office:value-type="float" office:value="-0.02757172" calcext:value-type="float">
            <text:p>-0.02757172</text:p>
          </table:table-cell>
          <table:table-cell office:value-type="float" office:value="-0.02170392" calcext:value-type="float">
            <text:p>-0.02170392</text:p>
          </table:table-cell>
          <table:table-cell office:value-type="float" office:value="-0.01570653" calcext:value-type="float">
            <text:p>-0.01570653</text:p>
          </table:table-cell>
          <table:table-cell office:value-type="float" office:value="-0.009713921" calcext:value-type="float">
            <text:p>-0.009713921</text:p>
          </table:table-cell>
          <table:table-cell office:value-type="float" office:value="-0.007068921" calcext:value-type="float">
            <text:p>-0.007068921</text:p>
          </table:table-cell>
          <table:table-cell office:value-type="float" office:value="164.0008" calcext:value-type="float">
            <text:p>164.0008</text:p>
          </table:table-cell>
          <table:table-cell office:value-type="float" office:value="0" calcext:value-type="float">
            <text:p>0</text:p>
          </table:table-cell>
          <table:table-cell office:value-type="float" office:value="-2.621116" calcext:value-type="float">
            <text:p>-2.621116</text:p>
          </table:table-cell>
          <table:table-cell office:value-type="float" office:value="0.02691171" calcext:value-type="float">
            <text:p>0.0269117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4" calcext:value-type="float">
            <text:p>-0.01000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1.399999" calcext:value-type="float">
            <text:p>1.399999</text:p>
          </table:table-cell>
          <table:table-cell office:value-type="float" office:value="-1.430588" calcext:value-type="float">
            <text:p>-1.430588</text:p>
          </table:table-cell>
          <table:table-cell office:value-type="float" office:value="0" calcext:value-type="float">
            <text:p>0</text:p>
          </table:table-cell>
          <table:table-cell office:value-type="float" office:value="1266.354" calcext:value-type="float">
            <text:p>1266.354</text:p>
          </table:table-cell>
          <table:table-cell office:value-type="float" office:value="22.29353" calcext:value-type="float">
            <text:p>22.29353</text:p>
          </table:table-cell>
          <table:table-cell office:value-type="float" office:value="231.4285" calcext:value-type="float">
            <text:p>231.4285</text:p>
          </table:table-cell>
          <table:table-cell office:value-type="float" office:value="0.1511043" calcext:value-type="float">
            <text:p>0.1511043</text:p>
          </table:table-cell>
          <table:table-cell office:value-type="float" office:value="0.182693" calcext:value-type="float">
            <text:p>0.182693</text:p>
          </table:table-cell>
          <table:table-cell office:value-type="float" office:value="0.2285281" calcext:value-type="float">
            <text:p>0.2285281</text:p>
          </table:table-cell>
          <table:table-cell office:value-type="float" office:value="0.2653521" calcext:value-type="float">
            <text:p>0.2653521</text:p>
          </table:table-cell>
          <table:table-cell office:value-type="float" office:value="0.2765514" calcext:value-type="float">
            <text:p>0.2765514</text:p>
          </table:table-cell>
          <table:table-cell office:value-type="float" office:value="0.2835922" calcext:value-type="float">
            <text:p>0.2835922</text:p>
          </table:table-cell>
          <table:table-cell office:value-type="float" office:value="0.3400485" calcext:value-type="float">
            <text:p>0.3400485</text:p>
          </table:table-cell>
          <table:table-cell office:value-type="float" office:value="0.3563933" calcext:value-type="float">
            <text:p>0.3563933</text:p>
          </table:table-cell>
          <table:table-cell office:value-type="float" office:value="0.3748738" calcext:value-type="float">
            <text:p>0.3748738</text:p>
          </table:table-cell>
          <table:table-cell office:value-type="float" office:value="0.3875113" calcext:value-type="float">
            <text:p>0.3875113</text:p>
          </table:table-cell>
          <table:table-cell office:value-type="float" office:value="0.4176382" calcext:value-type="float">
            <text:p>0.417638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7" calcext:value-type="float">
            <text:p>0.00011907</text:p>
          </table:table-cell>
          <table:table-cell office:value-type="float" office:value="0.3242531" calcext:value-type="float">
            <text:p>0.3242531</text:p>
          </table:table-cell>
          <table:table-cell office:value-type="float" office:value="0.1381985" calcext:value-type="float">
            <text:p>0.1381985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54487" calcext:value-type="float">
            <text:p>-1.354487</text:p>
          </table:table-cell>
          <table:table-cell office:value-type="float" office:value="-0.4237795" calcext:value-type="float">
            <text:p>-0.4237795</text:p>
          </table:table-cell>
          <table:table-cell office:value-type="float" office:value="-0.1074443" calcext:value-type="float">
            <text:p>-0.1074443</text:p>
          </table:table-cell>
          <table:table-cell office:value-type="float" office:value="-0.04309082" calcext:value-type="float">
            <text:p>-0.04309082</text:p>
          </table:table-cell>
          <table:table-cell office:value-type="float" office:value="-0.03346651" calcext:value-type="float">
            <text:p>-0.03346651</text:p>
          </table:table-cell>
          <table:table-cell office:value-type="float" office:value="-0.02816925" calcext:value-type="float">
            <text:p>-0.02816925</text:p>
          </table:table-cell>
          <table:table-cell office:value-type="float" office:value="-0.0224274" calcext:value-type="float">
            <text:p>-0.0224274</text:p>
          </table:table-cell>
          <table:table-cell office:value-type="float" office:value="-0.01576189" calcext:value-type="float">
            <text:p>-0.01576189</text:p>
          </table:table-cell>
          <table:table-cell office:value-type="float" office:value="-0.009718086" calcext:value-type="float">
            <text:p>-0.009718086</text:p>
          </table:table-cell>
          <table:table-cell office:value-type="float" office:value="-0.007082201" calcext:value-type="float">
            <text:p>-0.007082201</text:p>
          </table:table-cell>
          <table:table-cell office:value-type="float" office:value="171.1342" calcext:value-type="float">
            <text:p>171.1342</text:p>
          </table:table-cell>
          <table:table-cell office:value-type="float" office:value="0" calcext:value-type="float">
            <text:p>0</text:p>
          </table:table-cell>
          <table:table-cell office:value-type="float" office:value="-1.754408" calcext:value-type="float">
            <text:p>-1.754408</text:p>
          </table:table-cell>
          <table:table-cell office:value-type="float" office:value="0.0269338" calcext:value-type="float">
            <text:p>0.026933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1" calcext:value-type="float">
            <text:p>-0.010000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1.699999" calcext:value-type="float">
            <text:p>1.699999</text:p>
          </table:table-cell>
          <table:table-cell office:value-type="float" office:value="-1.538779" calcext:value-type="float">
            <text:p>-1.538779</text:p>
          </table:table-cell>
          <table:table-cell office:value-type="float" office:value="0" calcext:value-type="float">
            <text:p>0</text:p>
          </table:table-cell>
          <table:table-cell office:value-type="float" office:value="1266.414" calcext:value-type="float">
            <text:p>1266.414</text:p>
          </table:table-cell>
          <table:table-cell office:value-type="float" office:value="22.64224" calcext:value-type="float">
            <text:p>22.64224</text:p>
          </table:table-cell>
          <table:table-cell office:value-type="float" office:value="229.4559" calcext:value-type="float">
            <text:p>229.4559</text:p>
          </table:table-cell>
          <table:table-cell office:value-type="float" office:value="0.1622353" calcext:value-type="float">
            <text:p>0.1622353</text:p>
          </table:table-cell>
          <table:table-cell office:value-type="float" office:value="0.192477" calcext:value-type="float">
            <text:p>0.192477</text:p>
          </table:table-cell>
          <table:table-cell office:value-type="float" office:value="0.2296263" calcext:value-type="float">
            <text:p>0.2296263</text:p>
          </table:table-cell>
          <table:table-cell office:value-type="float" office:value="0.2643035" calcext:value-type="float">
            <text:p>0.2643035</text:p>
          </table:table-cell>
          <table:table-cell office:value-type="float" office:value="0.2753271" calcext:value-type="float">
            <text:p>0.2753271</text:p>
          </table:table-cell>
          <table:table-cell office:value-type="float" office:value="0.2825115" calcext:value-type="float">
            <text:p>0.2825115</text:p>
          </table:table-cell>
          <table:table-cell office:value-type="float" office:value="0.3390178" calcext:value-type="float">
            <text:p>0.3390178</text:p>
          </table:table-cell>
          <table:table-cell office:value-type="float" office:value="0.3561866" calcext:value-type="float">
            <text:p>0.3561866</text:p>
          </table:table-cell>
          <table:table-cell office:value-type="float" office:value="0.3748521" calcext:value-type="float">
            <text:p>0.3748521</text:p>
          </table:table-cell>
          <table:table-cell office:value-type="float" office:value="0.3874388" calcext:value-type="float">
            <text:p>0.3874388</text:p>
          </table:table-cell>
          <table:table-cell office:value-type="float" office:value="0.4169374" calcext:value-type="float">
            <text:p>0.416937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86" calcext:value-type="float">
            <text:p>0.0001190686</text:p>
          </table:table-cell>
          <table:table-cell office:value-type="float" office:value="0.3144577" calcext:value-type="float">
            <text:p>0.3144577</text:p>
          </table:table-cell>
          <table:table-cell office:value-type="float" office:value="0.1412942" calcext:value-type="float">
            <text:p>0.1412942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78503" calcext:value-type="float">
            <text:p>-0.878503</text:p>
          </table:table-cell>
          <table:table-cell office:value-type="float" office:value="-0.3082975" calcext:value-type="float">
            <text:p>-0.3082975</text:p>
          </table:table-cell>
          <table:table-cell office:value-type="float" office:value="-0.1044569" calcext:value-type="float">
            <text:p>-0.1044569</text:p>
          </table:table-cell>
          <table:table-cell office:value-type="float" office:value="-0.04415363" calcext:value-type="float">
            <text:p>-0.04415363</text:p>
          </table:table-cell>
          <table:table-cell office:value-type="float" office:value="-0.03438763" calcext:value-type="float">
            <text:p>-0.03438763</text:p>
          </table:table-cell>
          <table:table-cell office:value-type="float" office:value="-0.02892382" calcext:value-type="float">
            <text:p>-0.02892382</text:p>
          </table:table-cell>
          <table:table-cell office:value-type="float" office:value="-0.02309383" calcext:value-type="float">
            <text:p>-0.02309383</text:p>
          </table:table-cell>
          <table:table-cell office:value-type="float" office:value="-0.01584966" calcext:value-type="float">
            <text:p>-0.01584966</text:p>
          </table:table-cell>
          <table:table-cell office:value-type="float" office:value="-0.009723458" calcext:value-type="float">
            <text:p>-0.009723458</text:p>
          </table:table-cell>
          <table:table-cell office:value-type="float" office:value="-0.007094883" calcext:value-type="float">
            <text:p>-0.007094883</text:p>
          </table:table-cell>
          <table:table-cell office:value-type="float" office:value="178.2527" calcext:value-type="float">
            <text:p>178.2527</text:p>
          </table:table-cell>
          <table:table-cell office:value-type="float" office:value="0" calcext:value-type="float">
            <text:p>0</text:p>
          </table:table-cell>
          <table:table-cell office:value-type="float" office:value="-0.9988491" calcext:value-type="float">
            <text:p>-0.9988491</text:p>
          </table:table-cell>
          <table:table-cell office:value-type="float" office:value="0.02693184" calcext:value-type="float">
            <text:p>0.0269318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853" calcext:value-type="float">
            <text:p>-0.0099998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1.699999" calcext:value-type="float">
            <text:p>1.699999</text:p>
          </table:table-cell>
          <table:table-cell office:value-type="float" office:value="-1.464677" calcext:value-type="float">
            <text:p>-1.464677</text:p>
          </table:table-cell>
          <table:table-cell office:value-type="float" office:value="0" calcext:value-type="float">
            <text:p>0</text:p>
          </table:table-cell>
          <table:table-cell office:value-type="float" office:value="1266.021" calcext:value-type="float">
            <text:p>1266.021</text:p>
          </table:table-cell>
          <table:table-cell office:value-type="float" office:value="22.96128" calcext:value-type="float">
            <text:p>22.96128</text:p>
          </table:table-cell>
          <table:table-cell office:value-type="float" office:value="228.0643" calcext:value-type="float">
            <text:p>228.0643</text:p>
          </table:table-cell>
          <table:table-cell office:value-type="float" office:value="0.1704783" calcext:value-type="float">
            <text:p>0.1704783</text:p>
          </table:table-cell>
          <table:table-cell office:value-type="float" office:value="0.1977408" calcext:value-type="float">
            <text:p>0.1977408</text:p>
          </table:table-cell>
          <table:table-cell office:value-type="float" office:value="0.2323019" calcext:value-type="float">
            <text:p>0.2323019</text:p>
          </table:table-cell>
          <table:table-cell office:value-type="float" office:value="0.2640307" calcext:value-type="float">
            <text:p>0.2640307</text:p>
          </table:table-cell>
          <table:table-cell office:value-type="float" office:value="0.2743513" calcext:value-type="float">
            <text:p>0.2743513</text:p>
          </table:table-cell>
          <table:table-cell office:value-type="float" office:value="0.2814934" calcext:value-type="float">
            <text:p>0.2814934</text:p>
          </table:table-cell>
          <table:table-cell office:value-type="float" office:value="0.3385409" calcext:value-type="float">
            <text:p>0.3385409</text:p>
          </table:table-cell>
          <table:table-cell office:value-type="float" office:value="0.3559276" calcext:value-type="float">
            <text:p>0.3559276</text:p>
          </table:table-cell>
          <table:table-cell office:value-type="float" office:value="0.3748246" calcext:value-type="float">
            <text:p>0.3748246</text:p>
          </table:table-cell>
          <table:table-cell office:value-type="float" office:value="0.3873701" calcext:value-type="float">
            <text:p>0.3873701</text:p>
          </table:table-cell>
          <table:table-cell office:value-type="float" office:value="0.4162952" calcext:value-type="float">
            <text:p>0.416295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221609" calcext:value-type="float">
            <text:p>0.0009221609</text:p>
          </table:table-cell>
          <table:table-cell office:value-type="float" office:value="0.3092018" calcext:value-type="float">
            <text:p>0.3092018</text:p>
          </table:table-cell>
          <table:table-cell office:value-type="float" office:value="0.1415414" calcext:value-type="float">
            <text:p>0.1415414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19469" calcext:value-type="float">
            <text:p>-0.6419469</text:p>
          </table:table-cell>
          <table:table-cell office:value-type="float" office:value="-0.2602209" calcext:value-type="float">
            <text:p>-0.2602209</text:p>
          </table:table-cell>
          <table:table-cell office:value-type="float" office:value="-0.09726249" calcext:value-type="float">
            <text:p>-0.09726249</text:p>
          </table:table-cell>
          <table:table-cell office:value-type="float" office:value="-0.04443976" calcext:value-type="float">
            <text:p>-0.04443976</text:p>
          </table:table-cell>
          <table:table-cell office:value-type="float" office:value="-0.03514551" calcext:value-type="float">
            <text:p>-0.03514551</text:p>
          </table:table-cell>
          <table:table-cell office:value-type="float" office:value="-0.0296594" calcext:value-type="float">
            <text:p>-0.0296594</text:p>
          </table:table-cell>
          <table:table-cell office:value-type="float" office:value="-0.02342407" calcext:value-type="float">
            <text:p>-0.02342407</text:p>
          </table:table-cell>
          <table:table-cell office:value-type="float" office:value="-0.01596069" calcext:value-type="float">
            <text:p>-0.01596069</text:p>
          </table:table-cell>
          <table:table-cell office:value-type="float" office:value="-0.009730304" calcext:value-type="float">
            <text:p>-0.009730304</text:p>
          </table:table-cell>
          <table:table-cell office:value-type="float" office:value="-0.007106951" calcext:value-type="float">
            <text:p>-0.007106951</text:p>
          </table:table-cell>
          <table:table-cell office:value-type="float" office:value="185.3562" calcext:value-type="float">
            <text:p>185.3562</text:p>
          </table:table-cell>
          <table:table-cell office:value-type="float" office:value="0" calcext:value-type="float">
            <text:p>0</text:p>
          </table:table-cell>
          <table:table-cell office:value-type="float" office:value="-1.062652" calcext:value-type="float">
            <text:p>-1.062652</text:p>
          </table:table-cell>
          <table:table-cell office:value-type="float" office:value="0.02693607" calcext:value-type="float">
            <text:p>0.0269360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5" calcext:value-type="float">
            <text:p>-0.01000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3.399999" calcext:value-type="float">
            <text:p>3.399999</text:p>
          </table:table-cell>
          <table:table-cell office:value-type="float" office:value="-1.424838" calcext:value-type="float">
            <text:p>-1.424838</text:p>
          </table:table-cell>
          <table:table-cell office:value-type="float" office:value="0" calcext:value-type="float">
            <text:p>0</text:p>
          </table:table-cell>
          <table:table-cell office:value-type="float" office:value="1267.361" calcext:value-type="float">
            <text:p>1267.361</text:p>
          </table:table-cell>
          <table:table-cell office:value-type="float" office:value="23.28051" calcext:value-type="float">
            <text:p>23.28051</text:p>
          </table:table-cell>
          <table:table-cell office:value-type="float" office:value="234.0995" calcext:value-type="float">
            <text:p>234.0995</text:p>
          </table:table-cell>
          <table:table-cell office:value-type="float" office:value="0.158982" calcext:value-type="float">
            <text:p>0.158982</text:p>
          </table:table-cell>
          <table:table-cell office:value-type="float" office:value="0.1909996" calcext:value-type="float">
            <text:p>0.1909996</text:p>
          </table:table-cell>
          <table:table-cell office:value-type="float" office:value="0.2317971" calcext:value-type="float">
            <text:p>0.2317971</text:p>
          </table:table-cell>
          <table:table-cell office:value-type="float" office:value="0.2633889" calcext:value-type="float">
            <text:p>0.2633889</text:p>
          </table:table-cell>
          <table:table-cell office:value-type="float" office:value="0.2739656" calcext:value-type="float">
            <text:p>0.2739656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3396202" calcext:value-type="float">
            <text:p>0.3396202</text:p>
          </table:table-cell>
          <table:table-cell office:value-type="float" office:value="0.3557447" calcext:value-type="float">
            <text:p>0.3557447</text:p>
          </table:table-cell>
          <table:table-cell office:value-type="float" office:value="0.3747921" calcext:value-type="float">
            <text:p>0.3747921</text:p>
          </table:table-cell>
          <table:table-cell office:value-type="float" office:value="0.3873046" calcext:value-type="float">
            <text:p>0.3873046</text:p>
          </table:table-cell>
          <table:table-cell office:value-type="float" office:value="0.4156732" calcext:value-type="float">
            <text:p>0.4156732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28307" calcext:value-type="float">
            <text:p>0.004828307</text:p>
          </table:table-cell>
          <table:table-cell office:value-type="float" office:value="0.3159382" calcext:value-type="float">
            <text:p>0.3159382</text:p>
          </table:table-cell>
          <table:table-cell office:value-type="float" office:value="0.1447649" calcext:value-type="float">
            <text:p>0.1447649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886183" calcext:value-type="float">
            <text:p>-0.9886183</text:p>
          </table:table-cell>
          <table:table-cell office:value-type="float" office:value="-0.3213463" calcext:value-type="float">
            <text:p>-0.3213463</text:p>
          </table:table-cell>
          <table:table-cell office:value-type="float" office:value="-0.09848178" calcext:value-type="float">
            <text:p>-0.09848178</text:p>
          </table:table-cell>
          <table:table-cell office:value-type="float" office:value="-0.04509204" calcext:value-type="float">
            <text:p>-0.04509204</text:p>
          </table:table-cell>
          <table:table-cell office:value-type="float" office:value="-0.03545608" calcext:value-type="float">
            <text:p>-0.03545608</text:p>
          </table:table-cell>
          <table:table-cell office:value-type="float" office:value="-0.02966404" calcext:value-type="float">
            <text:p>-0.02966404</text:p>
          </table:table-cell>
          <table:table-cell office:value-type="float" office:value="-0.0227143" calcext:value-type="float">
            <text:p>-0.0227143</text:p>
          </table:table-cell>
          <table:table-cell office:value-type="float" office:value="-0.0160402" calcext:value-type="float">
            <text:p>-0.0160402</text:p>
          </table:table-cell>
          <table:table-cell office:value-type="float" office:value="-0.00973838" calcext:value-type="float">
            <text:p>-0.00973838</text:p>
          </table:table-cell>
          <table:table-cell office:value-type="float" office:value="-0.007118513" calcext:value-type="float">
            <text:p>-0.007118513</text:p>
          </table:table-cell>
          <table:table-cell office:value-type="float" office:value="192.4451" calcext:value-type="float">
            <text:p>192.4451</text:p>
          </table:table-cell>
          <table:table-cell office:value-type="float" office:value="0" calcext:value-type="float">
            <text:p>0</text:p>
          </table:table-cell>
          <table:table-cell office:value-type="float" office:value="-1.793961" calcext:value-type="float">
            <text:p>-1.793961</text:p>
          </table:table-cell>
          <table:table-cell office:value-type="float" office:value="0.02696326" calcext:value-type="float">
            <text:p>0.0269632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8" calcext:value-type="float">
            <text:p>-0.01000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3.399999" calcext:value-type="float">
            <text:p>3.399999</text:p>
          </table:table-cell>
          <table:table-cell office:value-type="float" office:value="-1.452924" calcext:value-type="float">
            <text:p>-1.452924</text:p>
          </table:table-cell>
          <table:table-cell office:value-type="float" office:value="0" calcext:value-type="float">
            <text:p>0</text:p>
          </table:table-cell>
          <table:table-cell office:value-type="float" office:value="1267.098" calcext:value-type="float">
            <text:p>1267.098</text:p>
          </table:table-cell>
          <table:table-cell office:value-type="float" office:value="23.57232" calcext:value-type="float">
            <text:p>23.57232</text:p>
          </table:table-cell>
          <table:table-cell office:value-type="float" office:value="233.0272" calcext:value-type="float">
            <text:p>233.0272</text:p>
          </table:table-cell>
          <table:table-cell office:value-type="float" office:value="0.1571011" calcext:value-type="float">
            <text:p>0.1571011</text:p>
          </table:table-cell>
          <table:table-cell office:value-type="float" office:value="0.187637" calcext:value-type="float">
            <text:p>0.187637</text:p>
          </table:table-cell>
          <table:table-cell office:value-type="float" office:value="0.2298902" calcext:value-type="float">
            <text:p>0.2298902</text:p>
          </table:table-cell>
          <table:table-cell office:value-type="float" office:value="0.2621805" calcext:value-type="float">
            <text:p>0.2621805</text:p>
          </table:table-cell>
          <table:table-cell office:value-type="float" office:value="0.2738436" calcext:value-type="float">
            <text:p>0.2738436</text:p>
          </table:table-cell>
          <table:table-cell office:value-type="float" office:value="0.2818298" calcext:value-type="float">
            <text:p>0.2818298</text:p>
          </table:table-cell>
          <table:table-cell office:value-type="float" office:value="0.3400255" calcext:value-type="float">
            <text:p>0.3400255</text:p>
          </table:table-cell>
          <table:table-cell office:value-type="float" office:value="0.355642" calcext:value-type="float">
            <text:p>0.355642</text:p>
          </table:table-cell>
          <table:table-cell office:value-type="float" office:value="0.3747605" calcext:value-type="float">
            <text:p>0.3747605</text:p>
          </table:table-cell>
          <table:table-cell office:value-type="float" office:value="0.3872418" calcext:value-type="float">
            <text:p>0.3872418</text:p>
          </table:table-cell>
          <table:table-cell office:value-type="float" office:value="0.4151032" calcext:value-type="float">
            <text:p>0.4151032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56" calcext:value-type="float">
            <text:p>0.0001190656</text:p>
          </table:table-cell>
          <table:table-cell office:value-type="float" office:value="0.3192879" calcext:value-type="float">
            <text:p>0.3192879</text:p>
          </table:table-cell>
          <table:table-cell office:value-type="float" office:value="0.1496938" calcext:value-type="float">
            <text:p>0.1496938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63066" calcext:value-type="float">
            <text:p>-1.063066</text:p>
          </table:table-cell>
          <table:table-cell office:value-type="float" office:value="-0.3589228" calcext:value-type="float">
            <text:p>-0.3589228</text:p>
          </table:table-cell>
          <table:table-cell office:value-type="float" office:value="-0.1035782" calcext:value-type="float">
            <text:p>-0.1035782</text:p>
          </table:table-cell>
          <table:table-cell office:value-type="float" office:value="-0.04638028" calcext:value-type="float">
            <text:p>-0.04638028</text:p>
          </table:table-cell>
          <table:table-cell office:value-type="float" office:value="-0.03554998" calcext:value-type="float">
            <text:p>-0.03554998</text:p>
          </table:table-cell>
          <table:table-cell office:value-type="float" office:value="-0.02942185" calcext:value-type="float">
            <text:p>-0.02942185</text:p>
          </table:table-cell>
          <table:table-cell office:value-type="float" office:value="-0.02244977" calcext:value-type="float">
            <text:p>-0.02244977</text:p>
          </table:table-cell>
          <table:table-cell office:value-type="float" office:value="-0.01608499" calcext:value-type="float">
            <text:p>-0.01608499</text:p>
          </table:table-cell>
          <table:table-cell office:value-type="float" office:value="-0.009746268" calcext:value-type="float">
            <text:p>-0.009746268</text:p>
          </table:table-cell>
          <table:table-cell office:value-type="float" office:value="-0.007129556" calcext:value-type="float">
            <text:p>-0.007129556</text:p>
          </table:table-cell>
          <table:table-cell office:value-type="float" office:value="199.5213" calcext:value-type="float">
            <text:p>199.5213</text:p>
          </table:table-cell>
          <table:table-cell office:value-type="float" office:value="0" calcext:value-type="float">
            <text:p>0</text:p>
          </table:table-cell>
          <table:table-cell office:value-type="float" office:value="-1.749752" calcext:value-type="float">
            <text:p>-1.749752</text:p>
          </table:table-cell>
          <table:table-cell office:value-type="float" office:value="0.0269811" calcext:value-type="float">
            <text:p>0.026981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8" calcext:value-type="float">
            <text:p>-0.01000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3.399999" calcext:value-type="float">
            <text:p>3.399999</text:p>
          </table:table-cell>
          <table:table-cell office:value-type="float" office:value="-1.332537" calcext:value-type="float">
            <text:p>-1.332537</text:p>
          </table:table-cell>
          <table:table-cell office:value-type="float" office:value="0" calcext:value-type="float">
            <text:p>0</text:p>
          </table:table-cell>
          <table:table-cell office:value-type="float" office:value="1266.712" calcext:value-type="float">
            <text:p>1266.712</text:p>
          </table:table-cell>
          <table:table-cell office:value-type="float" office:value="23.83819" calcext:value-type="float">
            <text:p>23.83819</text:p>
          </table:table-cell>
          <table:table-cell office:value-type="float" office:value="231.8003" calcext:value-type="float">
            <text:p>231.8003</text:p>
          </table:table-cell>
          <table:table-cell office:value-type="float" office:value="0.1530867" calcext:value-type="float">
            <text:p>0.1530867</text:p>
          </table:table-cell>
          <table:table-cell office:value-type="float" office:value="0.1840259" calcext:value-type="float">
            <text:p>0.1840259</text:p>
          </table:table-cell>
          <table:table-cell office:value-type="float" office:value="0.2274012" calcext:value-type="float">
            <text:p>0.2274012</text:p>
          </table:table-cell>
          <table:table-cell office:value-type="float" office:value="0.2613792" calcext:value-type="float">
            <text:p>0.2613792</text:p>
          </table:table-cell>
          <table:table-cell office:value-type="float" office:value="0.2734691" calcext:value-type="float">
            <text:p>0.2734691</text:p>
          </table:table-cell>
          <table:table-cell office:value-type="float" office:value="0.2817959" calcext:value-type="float">
            <text:p>0.2817959</text:p>
          </table:table-cell>
          <table:table-cell office:value-type="float" office:value="0.3399576" calcext:value-type="float">
            <text:p>0.3399576</text:p>
          </table:table-cell>
          <table:table-cell office:value-type="float" office:value="0.3555573" calcext:value-type="float">
            <text:p>0.3555573</text:p>
          </table:table-cell>
          <table:table-cell office:value-type="float" office:value="0.3747307" calcext:value-type="float">
            <text:p>0.3747307</text:p>
          </table:table-cell>
          <table:table-cell office:value-type="float" office:value="0.3871818" calcext:value-type="float">
            <text:p>0.3871818</text:p>
          </table:table-cell>
          <table:table-cell office:value-type="float" office:value="0.4145694" calcext:value-type="float">
            <text:p>0.4145694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98" calcext:value-type="float">
            <text:p>0.0001190698</text:p>
          </table:table-cell>
          <table:table-cell office:value-type="float" office:value="0.3229156" calcext:value-type="float">
            <text:p>0.3229156</text:p>
          </table:table-cell>
          <table:table-cell office:value-type="float" office:value="0.1557499" calcext:value-type="float">
            <text:p>0.1557499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43074" calcext:value-type="float">
            <text:p>-1.243074</text:p>
          </table:table-cell>
          <table:table-cell office:value-type="float" office:value="-0.4034614" calcext:value-type="float">
            <text:p>-0.4034614</text:p>
          </table:table-cell>
          <table:table-cell office:value-type="float" office:value="-0.1106156" calcext:value-type="float">
            <text:p>-0.1106156</text:p>
          </table:table-cell>
          <table:table-cell office:value-type="float" office:value="-0.04727386" calcext:value-type="float">
            <text:p>-0.04727386</text:p>
          </table:table-cell>
          <table:table-cell office:value-type="float" office:value="-0.03584817" calcext:value-type="float">
            <text:p>-0.03584817</text:p>
          </table:table-cell>
          <table:table-cell office:value-type="float" office:value="-0.02944418" calcext:value-type="float">
            <text:p>-0.02944418</text:p>
          </table:table-cell>
          <table:table-cell office:value-type="float" office:value="-0.02249477" calcext:value-type="float">
            <text:p>-0.02249477</text:p>
          </table:table-cell>
          <table:table-cell office:value-type="float" office:value="-0.0161218" calcext:value-type="float">
            <text:p>-0.0161218</text:p>
          </table:table-cell>
          <table:table-cell office:value-type="float" office:value="-0.009753688" calcext:value-type="float">
            <text:p>-0.009753688</text:p>
          </table:table-cell>
          <table:table-cell office:value-type="float" office:value="-0.007140141" calcext:value-type="float">
            <text:p>-0.007140141</text:p>
          </table:table-cell>
          <table:table-cell office:value-type="float" office:value="206.5848" calcext:value-type="float">
            <text:p>206.5848</text:p>
          </table:table-cell>
          <table:table-cell office:value-type="float" office:value="0" calcext:value-type="float">
            <text:p>0</text:p>
          </table:table-cell>
          <table:table-cell office:value-type="float" office:value="-2.173536" calcext:value-type="float">
            <text:p>-2.173536</text:p>
          </table:table-cell>
          <table:table-cell office:value-type="float" office:value="0.02701112" calcext:value-type="float">
            <text:p>0.02701112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35" calcext:value-type="float">
            <text:p>-0.010000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3.399999" calcext:value-type="float">
            <text:p>3.399999</text:p>
          </table:table-cell>
          <table:table-cell office:value-type="float" office:value="-1.320698" calcext:value-type="float">
            <text:p>-1.320698</text:p>
          </table:table-cell>
          <table:table-cell office:value-type="float" office:value="0" calcext:value-type="float">
            <text:p>0</text:p>
          </table:table-cell>
          <table:table-cell office:value-type="float" office:value="1266.458" calcext:value-type="float">
            <text:p>1266.458</text:p>
          </table:table-cell>
          <table:table-cell office:value-type="float" office:value="24.07997" calcext:value-type="float">
            <text:p>24.07997</text:p>
          </table:table-cell>
          <table:table-cell office:value-type="float" office:value="230.6783" calcext:value-type="float">
            <text:p>230.6783</text:p>
          </table:table-cell>
          <table:table-cell office:value-type="float" office:value="0.1486768" calcext:value-type="float">
            <text:p>0.1486768</text:p>
          </table:table-cell>
          <table:table-cell office:value-type="float" office:value="0.1797095" calcext:value-type="float">
            <text:p>0.1797095</text:p>
          </table:table-cell>
          <table:table-cell office:value-type="float" office:value="0.2219439" calcext:value-type="float">
            <text:p>0.2219439</text:p>
          </table:table-cell>
          <table:table-cell office:value-type="float" office:value="0.2613188" calcext:value-type="float">
            <text:p>0.2613188</text:p>
          </table:table-cell>
          <table:table-cell office:value-type="float" office:value="0.2732266" calcext:value-type="float">
            <text:p>0.2732266</text:p>
          </table:table-cell>
          <table:table-cell office:value-type="float" office:value="0.281666" calcext:value-type="float">
            <text:p>0.281666</text:p>
          </table:table-cell>
          <table:table-cell office:value-type="float" office:value="0.3398091" calcext:value-type="float">
            <text:p>0.3398091</text:p>
          </table:table-cell>
          <table:table-cell office:value-type="float" office:value="0.3554859" calcext:value-type="float">
            <text:p>0.3554859</text:p>
          </table:table-cell>
          <table:table-cell office:value-type="float" office:value="0.3747026" calcext:value-type="float">
            <text:p>0.3747026</text:p>
          </table:table-cell>
          <table:table-cell office:value-type="float" office:value="0.3871254" calcext:value-type="float">
            <text:p>0.3871254</text:p>
          </table:table-cell>
          <table:table-cell office:value-type="float" office:value="0.414066" calcext:value-type="float">
            <text:p>0.414066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704" calcext:value-type="float">
            <text:p>0.0001190704</text:p>
          </table:table-cell>
          <table:table-cell office:value-type="float" office:value="0.3272338" calcext:value-type="float">
            <text:p>0.3272338</text:p>
          </table:table-cell>
          <table:table-cell office:value-type="float" office:value="0.164435" calcext:value-type="float">
            <text:p>0.164435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9157" calcext:value-type="float">
            <text:p>-1.49157</text:p>
          </table:table-cell>
          <table:table-cell office:value-type="float" office:value="-0.4677798" calcext:value-type="float">
            <text:p>-0.4677798</text:p>
          </table:table-cell>
          <table:table-cell office:value-type="float" office:value="-0.1282974" calcext:value-type="float">
            <text:p>-0.1282974</text:p>
          </table:table-cell>
          <table:table-cell office:value-type="float" office:value="-0.04734303" calcext:value-type="float">
            <text:p>-0.04734303</text:p>
          </table:table-cell>
          <table:table-cell office:value-type="float" office:value="-0.03604457" calcext:value-type="float">
            <text:p>-0.03604457</text:p>
          </table:table-cell>
          <table:table-cell office:value-type="float" office:value="-0.02953768" calcext:value-type="float">
            <text:p>-0.02953768</text:p>
          </table:table-cell>
          <table:table-cell office:value-type="float" office:value="-0.02258086" calcext:value-type="float">
            <text:p>-0.02258086</text:p>
          </table:table-cell>
          <table:table-cell office:value-type="float" office:value="-0.01615295" calcext:value-type="float">
            <text:p>-0.01615295</text:p>
          </table:table-cell>
          <table:table-cell office:value-type="float" office:value="-0.009760727" calcext:value-type="float">
            <text:p>-0.009760727</text:p>
          </table:table-cell>
          <table:table-cell office:value-type="float" office:value="-0.007150175" calcext:value-type="float">
            <text:p>-0.007150175</text:p>
          </table:table-cell>
          <table:table-cell office:value-type="float" office:value="213.6352" calcext:value-type="float">
            <text:p>213.6352</text:p>
          </table:table-cell>
          <table:table-cell office:value-type="float" office:value="0" calcext:value-type="float">
            <text:p>0</text:p>
          </table:table-cell>
          <table:table-cell office:value-type="float" office:value="-2.231916" calcext:value-type="float">
            <text:p>-2.231916</text:p>
          </table:table-cell>
          <table:table-cell office:value-type="float" office:value="0.02704636" calcext:value-type="float">
            <text:p>0.0270463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28" calcext:value-type="float">
            <text:p>-0.010000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3.499999" calcext:value-type="float">
            <text:p>3.499999</text:p>
          </table:table-cell>
          <table:table-cell office:value-type="float" office:value="-1.516287" calcext:value-type="float">
            <text:p>-1.516287</text:p>
          </table:table-cell>
          <table:table-cell office:value-type="float" office:value="0" calcext:value-type="float">
            <text:p>0</text:p>
          </table:table-cell>
          <table:table-cell office:value-type="float" office:value="1266.536" calcext:value-type="float">
            <text:p>1266.536</text:p>
          </table:table-cell>
          <table:table-cell office:value-type="float" office:value="24.29806" calcext:value-type="float">
            <text:p>24.29806</text:p>
          </table:table-cell>
          <table:table-cell office:value-type="float" office:value="230.4289" calcext:value-type="float">
            <text:p>230.4289</text:p>
          </table:table-cell>
          <table:table-cell office:value-type="float" office:value="0.1519716" calcext:value-type="float">
            <text:p>0.1519716</text:p>
          </table:table-cell>
          <table:table-cell office:value-type="float" office:value="0.1817603" calcext:value-type="float">
            <text:p>0.1817603</text:p>
          </table:table-cell>
          <table:table-cell office:value-type="float" office:value="0.2180362" calcext:value-type="float">
            <text:p>0.2180362</text:p>
          </table:table-cell>
          <table:table-cell office:value-type="float" office:value="0.2612835" calcext:value-type="float">
            <text:p>0.2612835</text:p>
          </table:table-cell>
          <table:table-cell office:value-type="float" office:value="0.2730674" calcext:value-type="float">
            <text:p>0.2730674</text:p>
          </table:table-cell>
          <table:table-cell office:value-type="float" office:value="0.2812887" calcext:value-type="float">
            <text:p>0.2812887</text:p>
          </table:table-cell>
          <table:table-cell office:value-type="float" office:value="0.3387329" calcext:value-type="float">
            <text:p>0.3387329</text:p>
          </table:table-cell>
          <table:table-cell office:value-type="float" office:value="0.3553589" calcext:value-type="float">
            <text:p>0.3553589</text:p>
          </table:table-cell>
          <table:table-cell office:value-type="float" office:value="0.374676" calcext:value-type="float">
            <text:p>0.374676</text:p>
          </table:table-cell>
          <table:table-cell office:value-type="float" office:value="0.3870824" calcext:value-type="float">
            <text:p>0.3870824</text:p>
          </table:table-cell>
          <table:table-cell office:value-type="float" office:value="0.4136052" calcext:value-type="float">
            <text:p>0.413605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5" calcext:value-type="float">
            <text:p>0.000119065</text:p>
          </table:table-cell>
          <table:table-cell office:value-type="float" office:value="0.3252034" calcext:value-type="float">
            <text:p>0.3252034</text:p>
          </table:table-cell>
          <table:table-cell office:value-type="float" office:value="0.1714248" calcext:value-type="float">
            <text:p>0.1714248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04565" calcext:value-type="float">
            <text:p>-1.304565</text:p>
          </table:table-cell>
          <table:table-cell office:value-type="float" office:value="-0.4364392" calcext:value-type="float">
            <text:p>-0.4364392</text:p>
          </table:table-cell>
          <table:table-cell office:value-type="float" office:value="-0.14308" calcext:value-type="float">
            <text:p>-0.14308</text:p>
          </table:table-cell>
          <table:table-cell office:value-type="float" office:value="-0.04739007" calcext:value-type="float">
            <text:p>-0.04739007</text:p>
          </table:table-cell>
          <table:table-cell office:value-type="float" office:value="-0.03617254" calcext:value-type="float">
            <text:p>-0.03617254</text:p>
          </table:table-cell>
          <table:table-cell office:value-type="float" office:value="-0.02981151" calcext:value-type="float">
            <text:p>-0.02981151</text:p>
          </table:table-cell>
          <table:table-cell office:value-type="float" office:value="-0.02328157" calcext:value-type="float">
            <text:p>-0.02328157</text:p>
          </table:table-cell>
          <table:table-cell office:value-type="float" office:value="-0.01620807" calcext:value-type="float">
            <text:p>-0.01620807</text:p>
          </table:table-cell>
          <table:table-cell office:value-type="float" office:value="-0.009767343" calcext:value-type="float">
            <text:p>-0.009767343</text:p>
          </table:table-cell>
          <table:table-cell office:value-type="float" office:value="-0.007157764" calcext:value-type="float">
            <text:p>-0.007157764</text:p>
          </table:table-cell>
          <table:table-cell office:value-type="float" office:value="220.6749" calcext:value-type="float">
            <text:p>220.6749</text:p>
          </table:table-cell>
          <table:table-cell office:value-type="float" office:value="0" calcext:value-type="float">
            <text:p>0</text:p>
          </table:table-cell>
          <table:table-cell office:value-type="float" office:value="-1.8894" calcext:value-type="float">
            <text:p>-1.8894</text:p>
          </table:table-cell>
          <table:table-cell office:value-type="float" office:value="0.02706974" calcext:value-type="float">
            <text:p>0.0270697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2" calcext:value-type="float">
            <text:p>-0.01000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3.499999" calcext:value-type="float">
            <text:p>3.499999</text:p>
          </table:table-cell>
          <table:table-cell office:value-type="float" office:value="-1.618119" calcext:value-type="float">
            <text:p>-1.618119</text:p>
          </table:table-cell>
          <table:table-cell office:value-type="float" office:value="0" calcext:value-type="float">
            <text:p>0</text:p>
          </table:table-cell>
          <table:table-cell office:value-type="float" office:value="1266.44" calcext:value-type="float">
            <text:p>1266.44</text:p>
          </table:table-cell>
          <table:table-cell office:value-type="float" office:value="24.49558" calcext:value-type="float">
            <text:p>24.49558</text:p>
          </table:table-cell>
          <table:table-cell office:value-type="float" office:value="229.4826" calcext:value-type="float">
            <text:p>229.4826</text:p>
          </table:table-cell>
          <table:table-cell office:value-type="float" office:value="0.1560344" calcext:value-type="float">
            <text:p>0.1560344</text:p>
          </table:table-cell>
          <table:table-cell office:value-type="float" office:value="0.1842838" calcext:value-type="float">
            <text:p>0.1842838</text:p>
          </table:table-cell>
          <table:table-cell office:value-type="float" office:value="0.2149512" calcext:value-type="float">
            <text:p>0.2149512</text:p>
          </table:table-cell>
          <table:table-cell office:value-type="float" office:value="0.261865" calcext:value-type="float">
            <text:p>0.261865</text:p>
          </table:table-cell>
          <table:table-cell office:value-type="float" office:value="0.272967" calcext:value-type="float">
            <text:p>0.272967</text:p>
          </table:table-cell>
          <table:table-cell office:value-type="float" office:value="0.280767" calcext:value-type="float">
            <text:p>0.280767</text:p>
          </table:table-cell>
          <table:table-cell office:value-type="float" office:value="0.3380619" calcext:value-type="float">
            <text:p>0.3380619</text:p>
          </table:table-cell>
          <table:table-cell office:value-type="float" office:value="0.3551809" calcext:value-type="float">
            <text:p>0.3551809</text:p>
          </table:table-cell>
          <table:table-cell office:value-type="float" office:value="0.3746474" calcext:value-type="float">
            <text:p>0.3746474</text:p>
          </table:table-cell>
          <table:table-cell office:value-type="float" office:value="0.3870396" calcext:value-type="float">
            <text:p>0.3870396</text:p>
          </table:table-cell>
          <table:table-cell office:value-type="float" office:value="0.4131902" calcext:value-type="float">
            <text:p>0.41319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592" calcext:value-type="float">
            <text:p>0.0001190592</text:p>
          </table:table-cell>
          <table:table-cell office:value-type="float" office:value="0.3226751" calcext:value-type="float">
            <text:p>0.3226751</text:p>
          </table:table-cell>
          <table:table-cell office:value-type="float" office:value="0.1763316" calcext:value-type="float">
            <text:p>0.17633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09657" calcext:value-type="float">
            <text:p>-1.109657</text:p>
          </table:table-cell>
          <table:table-cell office:value-type="float" office:value="-0.4007799" calcext:value-type="float">
            <text:p>-0.4007799</text:p>
          </table:table-cell>
          <table:table-cell office:value-type="float" office:value="-0.156196" calcext:value-type="float">
            <text:p>-0.156196</text:p>
          </table:table-cell>
          <table:table-cell office:value-type="float" office:value="-0.04673754" calcext:value-type="float">
            <text:p>-0.04673754</text:p>
          </table:table-cell>
          <table:table-cell office:value-type="float" office:value="-0.03625491" calcext:value-type="float">
            <text:p>-0.03625491</text:p>
          </table:table-cell>
          <table:table-cell office:value-type="float" office:value="-0.03019211" calcext:value-type="float">
            <text:p>-0.03019211</text:p>
          </table:table-cell>
          <table:table-cell office:value-type="float" office:value="-0.02373678" calcext:value-type="float">
            <text:p>-0.02373678</text:p>
          </table:table-cell>
          <table:table-cell office:value-type="float" office:value="-0.01628652" calcext:value-type="float">
            <text:p>-0.01628652</text:p>
          </table:table-cell>
          <table:table-cell office:value-type="float" office:value="-0.009774504" calcext:value-type="float">
            <text:p>-0.009774504</text:p>
          </table:table-cell>
          <table:table-cell office:value-type="float" office:value="-0.00716537" calcext:value-type="float">
            <text:p>-0.00716537</text:p>
          </table:table-cell>
          <table:table-cell office:value-type="float" office:value="227.705" calcext:value-type="float">
            <text:p>227.705</text:p>
          </table:table-cell>
          <table:table-cell office:value-type="float" office:value="0" calcext:value-type="float">
            <text:p>0</text:p>
          </table:table-cell>
          <table:table-cell office:value-type="float" office:value="-1.639574" calcext:value-type="float">
            <text:p>-1.639574</text:p>
          </table:table-cell>
          <table:table-cell office:value-type="float" office:value="0.02708697" calcext:value-type="float">
            <text:p>0.0270869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7" calcext:value-type="float">
            <text:p>-0.01000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6.099998" calcext:value-type="float">
            <text:p>6.099998</text:p>
          </table:table-cell>
          <table:table-cell office:value-type="float" office:value="-1.661725" calcext:value-type="float">
            <text:p>-1.661725</text:p>
          </table:table-cell>
          <table:table-cell office:value-type="float" office:value="0" calcext:value-type="float">
            <text:p>0</text:p>
          </table:table-cell>
          <table:table-cell office:value-type="float" office:value="1268.906" calcext:value-type="float">
            <text:p>1268.906</text:p>
          </table:table-cell>
          <table:table-cell office:value-type="float" office:value="24.67452" calcext:value-type="float">
            <text:p>24.67452</text:p>
          </table:table-cell>
          <table:table-cell office:value-type="float" office:value="238.817" calcext:value-type="float">
            <text:p>238.817</text:p>
          </table:table-cell>
          <table:table-cell office:value-type="float" office:value="0.1541956" calcext:value-type="float">
            <text:p>0.1541956</text:p>
          </table:table-cell>
          <table:table-cell office:value-type="float" office:value="0.182308" calcext:value-type="float">
            <text:p>0.182308</text:p>
          </table:table-cell>
          <table:table-cell office:value-type="float" office:value="0.2123822" calcext:value-type="float">
            <text:p>0.2123822</text:p>
          </table:table-cell>
          <table:table-cell office:value-type="float" office:value="0.261993" calcext:value-type="float">
            <text:p>0.261993</text:p>
          </table:table-cell>
          <table:table-cell office:value-type="float" office:value="0.2727355" calcext:value-type="float">
            <text:p>0.2727355</text:p>
          </table:table-cell>
          <table:table-cell office:value-type="float" office:value="0.2803428" calcext:value-type="float">
            <text:p>0.2803428</text:p>
          </table:table-cell>
          <table:table-cell office:value-type="float" office:value="0.3380978" calcext:value-type="float">
            <text:p>0.3380978</text:p>
          </table:table-cell>
          <table:table-cell office:value-type="float" office:value="0.3550418" calcext:value-type="float">
            <text:p>0.3550418</text:p>
          </table:table-cell>
          <table:table-cell office:value-type="float" office:value="0.3746184" calcext:value-type="float">
            <text:p>0.3746184</text:p>
          </table:table-cell>
          <table:table-cell office:value-type="float" office:value="0.3869993" calcext:value-type="float">
            <text:p>0.3869993</text:p>
          </table:table-cell>
          <table:table-cell office:value-type="float" office:value="0.412804" calcext:value-type="float">
            <text:p>0.412804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7" calcext:value-type="float">
            <text:p>0.00011907</text:p>
          </table:table-cell>
          <table:table-cell office:value-type="float" office:value="0.3244533" calcext:value-type="float">
            <text:p>0.3244533</text:p>
          </table:table-cell>
          <table:table-cell office:value-type="float" office:value="0.1814501" calcext:value-type="float">
            <text:p>0.1814501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9121" calcext:value-type="float">
            <text:p>-1.19121</text:p>
          </table:table-cell>
          <table:table-cell office:value-type="float" office:value="-0.4277231" calcext:value-type="float">
            <text:p>-0.4277231</text:p>
          </table:table-cell>
          <table:table-cell office:value-type="float" office:value="-0.1680346" calcext:value-type="float">
            <text:p>-0.1680346</text:p>
          </table:table-cell>
          <table:table-cell office:value-type="float" office:value="-0.04660798" calcext:value-type="float">
            <text:p>-0.04660798</text:p>
          </table:table-cell>
          <table:table-cell office:value-type="float" office:value="-0.03644394" calcext:value-type="float">
            <text:p>-0.03644394</text:p>
          </table:table-cell>
          <table:table-cell office:value-type="float" office:value="-0.03051388" calcext:value-type="float">
            <text:p>-0.03051388</text:p>
          </table:table-cell>
          <table:table-cell office:value-type="float" office:value="-0.02371519" calcext:value-type="float">
            <text:p>-0.02371519</text:p>
          </table:table-cell>
          <table:table-cell office:value-type="float" office:value="-0.01634794" calcext:value-type="float">
            <text:p>-0.01634794</text:p>
          </table:table-cell>
          <table:table-cell office:value-type="float" office:value="-0.009781773" calcext:value-type="float">
            <text:p>-0.009781773</text:p>
          </table:table-cell>
          <table:table-cell office:value-type="float" office:value="-0.007172514" calcext:value-type="float">
            <text:p>-0.007172514</text:p>
          </table:table-cell>
          <table:table-cell office:value-type="float" office:value="234.7244" calcext:value-type="float">
            <text:p>234.7244</text:p>
          </table:table-cell>
          <table:table-cell office:value-type="float" office:value="0" calcext:value-type="float">
            <text:p>0</text:p>
          </table:table-cell>
          <table:table-cell office:value-type="float" office:value="-1.866838" calcext:value-type="float">
            <text:p>-1.866838</text:p>
          </table:table-cell>
          <table:table-cell office:value-type="float" office:value="0.02711183" calcext:value-type="float">
            <text:p>0.0271118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22" calcext:value-type="float">
            <text:p>-0.010000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8.499998" calcext:value-type="float">
            <text:p>8.499998</text:p>
          </table:table-cell>
          <table:table-cell office:value-type="float" office:value="-1.751349" calcext:value-type="float">
            <text:p>-1.751349</text:p>
          </table:table-cell>
          <table:table-cell office:value-type="float" office:value="0" calcext:value-type="float">
            <text:p>0</text:p>
          </table:table-cell>
          <table:table-cell office:value-type="float" office:value="1271.24" calcext:value-type="float">
            <text:p>1271.24</text:p>
          </table:table-cell>
          <table:table-cell office:value-type="float" office:value="24.82988" calcext:value-type="float">
            <text:p>24.82988</text:p>
          </table:table-cell>
          <table:table-cell office:value-type="float" office:value="241.767" calcext:value-type="float">
            <text:p>241.767</text:p>
          </table:table-cell>
          <table:table-cell office:value-type="float" office:value="0.1558656" calcext:value-type="float">
            <text:p>0.1558656</text:p>
          </table:table-cell>
          <table:table-cell office:value-type="float" office:value="0.1837784" calcext:value-type="float">
            <text:p>0.1837784</text:p>
          </table:table-cell>
          <table:table-cell office:value-type="float" office:value="0.2097043" calcext:value-type="float">
            <text:p>0.2097043</text:p>
          </table:table-cell>
          <table:table-cell office:value-type="float" office:value="0.2624478" calcext:value-type="float">
            <text:p>0.2624478</text:p>
          </table:table-cell>
          <table:table-cell office:value-type="float" office:value="0.2727087" calcext:value-type="float">
            <text:p>0.2727087</text:p>
          </table:table-cell>
          <table:table-cell office:value-type="float" office:value="0.2799611" calcext:value-type="float">
            <text:p>0.2799611</text:p>
          </table:table-cell>
          <table:table-cell office:value-type="float" office:value="0.3377796" calcext:value-type="float">
            <text:p>0.3377796</text:p>
          </table:table-cell>
          <table:table-cell office:value-type="float" office:value="0.3549374" calcext:value-type="float">
            <text:p>0.3549374</text:p>
          </table:table-cell>
          <table:table-cell office:value-type="float" office:value="0.3745898" calcext:value-type="float">
            <text:p>0.3745898</text:p>
          </table:table-cell>
          <table:table-cell office:value-type="float" office:value="0.3869593" calcext:value-type="float">
            <text:p>0.3869593</text:p>
          </table:table-cell>
          <table:table-cell office:value-type="float" office:value="0.4124557" calcext:value-type="float">
            <text:p>0.412455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92" calcext:value-type="float">
            <text:p>0.0001190692</text:p>
          </table:table-cell>
          <table:table-cell office:value-type="float" office:value="0.3216988" calcext:value-type="float">
            <text:p>0.3216988</text:p>
          </table:table-cell>
          <table:table-cell office:value-type="float" office:value="0.1860413" calcext:value-type="float">
            <text:p>0.1860413</text:p>
          </table:table-cell>
          <table:table-cell office:value-type="float" office:value="0.0000513869" calcext:value-type="float">
            <text:p>5.13869E-05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21198" calcext:value-type="float">
            <text:p>-1.121198</text:p>
          </table:table-cell>
          <table:table-cell office:value-type="float" office:value="-0.4089176" calcext:value-type="float">
            <text:p>-0.4089176</text:p>
          </table:table-cell>
          <table:table-cell office:value-type="float" office:value="-0.1817732" calcext:value-type="float">
            <text:p>-0.1817732</text:p>
          </table:table-cell>
          <table:table-cell office:value-type="float" office:value="-0.04610871" calcext:value-type="float">
            <text:p>-0.04610871</text:p>
          </table:table-cell>
          <table:table-cell office:value-type="float" office:value="-0.03646616" calcext:value-type="float">
            <text:p>-0.03646616</text:p>
          </table:table-cell>
          <table:table-cell office:value-type="float" office:value="-0.03080537" calcext:value-type="float">
            <text:p>-0.03080537</text:p>
          </table:table-cell>
          <table:table-cell office:value-type="float" office:value="-0.02392191" calcext:value-type="float">
            <text:p>-0.02392191</text:p>
          </table:table-cell>
          <table:table-cell office:value-type="float" office:value="-0.0163941" calcext:value-type="float">
            <text:p>-0.0163941</text:p>
          </table:table-cell>
          <table:table-cell office:value-type="float" office:value="-0.00978895" calcext:value-type="float">
            <text:p>-0.00978895</text:p>
          </table:table-cell>
          <table:table-cell office:value-type="float" office:value="-0.007179631" calcext:value-type="float">
            <text:p>-0.007179631</text:p>
          </table:table-cell>
          <table:table-cell office:value-type="float" office:value="241.7351" calcext:value-type="float">
            <text:p>241.7351</text:p>
          </table:table-cell>
          <table:table-cell office:value-type="float" office:value="0" calcext:value-type="float">
            <text:p>0</text:p>
          </table:table-cell>
          <table:table-cell office:value-type="float" office:value="-1.327892" calcext:value-type="float">
            <text:p>-1.327892</text:p>
          </table:table-cell>
          <table:table-cell office:value-type="float" office:value="0.02712015" calcext:value-type="float">
            <text:p>0.0271201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925" calcext:value-type="float">
            <text:p>-0.0099999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8.499998" calcext:value-type="float">
            <text:p>8.499998</text:p>
          </table:table-cell>
          <table:table-cell office:value-type="float" office:value="-1.629838" calcext:value-type="float">
            <text:p>-1.629838</text:p>
          </table:table-cell>
          <table:table-cell office:value-type="float" office:value="0" calcext:value-type="float">
            <text:p>0</text:p>
          </table:table-cell>
          <table:table-cell office:value-type="float" office:value="1273.132" calcext:value-type="float">
            <text:p>1273.132</text:p>
          </table:table-cell>
          <table:table-cell office:value-type="float" office:value="22.81685" calcext:value-type="float">
            <text:p>22.81685</text:p>
          </table:table-cell>
          <table:table-cell office:value-type="float" office:value="240.6084" calcext:value-type="float">
            <text:p>240.6084</text:p>
          </table:table-cell>
          <table:table-cell office:value-type="float" office:value="0.1620097" calcext:value-type="float">
            <text:p>0.1620097</text:p>
          </table:table-cell>
          <table:table-cell office:value-type="float" office:value="0.1859266" calcext:value-type="float">
            <text:p>0.1859266</text:p>
          </table:table-cell>
          <table:table-cell office:value-type="float" office:value="0.2100498" calcext:value-type="float">
            <text:p>0.2100498</text:p>
          </table:table-cell>
          <table:table-cell office:value-type="float" office:value="0.2626462" calcext:value-type="float">
            <text:p>0.2626462</text:p>
          </table:table-cell>
          <table:table-cell office:value-type="float" office:value="0.2726111" calcext:value-type="float">
            <text:p>0.2726111</text:p>
          </table:table-cell>
          <table:table-cell office:value-type="float" office:value="0.2795474" calcext:value-type="float">
            <text:p>0.2795474</text:p>
          </table:table-cell>
          <table:table-cell office:value-type="float" office:value="0.3372993" calcext:value-type="float">
            <text:p>0.3372993</text:p>
          </table:table-cell>
          <table:table-cell office:value-type="float" office:value="0.3548311" calcext:value-type="float">
            <text:p>0.3548311</text:p>
          </table:table-cell>
          <table:table-cell office:value-type="float" office:value="0.376794" calcext:value-type="float">
            <text:p>0.376794</text:p>
          </table:table-cell>
          <table:table-cell office:value-type="float" office:value="0.3897741" calcext:value-type="float">
            <text:p>0.3897741</text:p>
          </table:table-cell>
          <table:table-cell office:value-type="float" office:value="0.4121968" calcext:value-type="float">
            <text:p>0.4121968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44987" calcext:value-type="float">
            <text:p>0.000744987</text:p>
          </table:table-cell>
          <table:table-cell office:value-type="float" office:value="0.3174127" calcext:value-type="float">
            <text:p>0.3174127</text:p>
          </table:table-cell>
          <table:table-cell office:value-type="float" office:value="0.1878729" calcext:value-type="float">
            <text:p>0.1878729</text:p>
          </table:table-cell>
          <table:table-cell office:value-type="float" office:value="0.000004169272" calcext:value-type="float">
            <text:p>4.169272E-06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769321" calcext:value-type="float">
            <text:p>-0.8769321</text:p>
          </table:table-cell>
          <table:table-cell office:value-type="float" office:value="-0.3790343" calcext:value-type="float">
            <text:p>-0.3790343</text:p>
          </table:table-cell>
          <table:table-cell office:value-type="float" office:value="-0.1798995" calcext:value-type="float">
            <text:p>-0.1798995</text:p>
          </table:table-cell>
          <table:table-cell office:value-type="float" office:value="-0.04589223" calcext:value-type="float">
            <text:p>-0.04589223</text:p>
          </table:table-cell>
          <table:table-cell office:value-type="float" office:value="-0.03654544" calcext:value-type="float">
            <text:p>-0.03654544</text:p>
          </table:table-cell>
          <table:table-cell office:value-type="float" office:value="-0.03112453" calcext:value-type="float">
            <text:p>-0.03112453</text:p>
          </table:table-cell>
          <table:table-cell office:value-type="float" office:value="-0.02426874" calcext:value-type="float">
            <text:p>-0.02426874</text:p>
          </table:table-cell>
          <table:table-cell office:value-type="float" office:value="-0.01644161" calcext:value-type="float">
            <text:p>-0.01644161</text:p>
          </table:table-cell>
          <table:table-cell office:value-type="float" office:value="-0.009262549" calcext:value-type="float">
            <text:p>-0.009262549</text:p>
          </table:table-cell>
          <table:table-cell office:value-type="float" office:value="-0.006706253" calcext:value-type="float">
            <text:p>-0.006706253</text:p>
          </table:table-cell>
          <table:table-cell office:value-type="float" office:value="246.5638" calcext:value-type="float">
            <text:p>246.5638</text:p>
          </table:table-cell>
          <table:table-cell office:value-type="float" office:value="0" calcext:value-type="float">
            <text:p>0</text:p>
          </table:table-cell>
          <table:table-cell office:value-type="float" office:value="-1.429074" calcext:value-type="float">
            <text:p>-1.429074</text:p>
          </table:table-cell>
          <table:table-cell office:value-type="float" office:value="0.02713152" calcext:value-type="float">
            <text:p>0.02713152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25" calcext:value-type="float">
            <text:p>-0.010000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8.499998" calcext:value-type="float">
            <text:p>8.499998</text:p>
          </table:table-cell>
          <table:table-cell office:value-type="float" office:value="-1.657331" calcext:value-type="float">
            <text:p>-1.657331</text:p>
          </table:table-cell>
          <table:table-cell office:value-type="float" office:value="0" calcext:value-type="float">
            <text:p>0</text:p>
          </table:table-cell>
          <table:table-cell office:value-type="float" office:value="1276.495" calcext:value-type="float">
            <text:p>1276.495</text:p>
          </table:table-cell>
          <table:table-cell office:value-type="float" office:value="19.48176" calcext:value-type="float">
            <text:p>19.48176</text:p>
          </table:table-cell>
          <table:table-cell office:value-type="float" office:value="239.934" calcext:value-type="float">
            <text:p>239.934</text:p>
          </table:table-cell>
          <table:table-cell office:value-type="float" office:value="0.147236" calcext:value-type="float">
            <text:p>0.147236</text:p>
          </table:table-cell>
          <table:table-cell office:value-type="float" office:value="0.1746148" calcext:value-type="float">
            <text:p>0.1746148</text:p>
          </table:table-cell>
          <table:table-cell office:value-type="float" office:value="0.2055735" calcext:value-type="float">
            <text:p>0.2055735</text:p>
          </table:table-cell>
          <table:table-cell office:value-type="float" office:value="0.2620886" calcext:value-type="float">
            <text:p>0.2620886</text:p>
          </table:table-cell>
          <table:table-cell office:value-type="float" office:value="0.2724618" calcext:value-type="float">
            <text:p>0.2724618</text:p>
          </table:table-cell>
          <table:table-cell office:value-type="float" office:value="0.2798682" calcext:value-type="float">
            <text:p>0.2798682</text:p>
          </table:table-cell>
          <table:table-cell office:value-type="float" office:value="0.3382962" calcext:value-type="float">
            <text:p>0.3382962</text:p>
          </table:table-cell>
          <table:table-cell office:value-type="float" office:value="0.354907" calcext:value-type="float">
            <text:p>0.354907</text:p>
          </table:table-cell>
          <table:table-cell office:value-type="float" office:value="0.3801928" calcext:value-type="float">
            <text:p>0.3801928</text:p>
          </table:table-cell>
          <table:table-cell office:value-type="float" office:value="0.3942829" calcext:value-type="float">
            <text:p>0.3942829</text:p>
          </table:table-cell>
          <table:table-cell office:value-type="float" office:value="0.4121251" calcext:value-type="float">
            <text:p>0.4121251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440903" calcext:value-type="float">
            <text:p>0.006440903</text:p>
          </table:table-cell>
          <table:table-cell office:value-type="float" office:value="0.32819" calcext:value-type="float">
            <text:p>0.32819</text:p>
          </table:table-cell>
          <table:table-cell office:value-type="float" office:value="0.1944335" calcext:value-type="float">
            <text:p>0.1944335</text:p>
          </table:table-cell>
          <table:table-cell office:value-type="float" office:value="0.001062657" calcext:value-type="float">
            <text:p>0.001062657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79031" calcext:value-type="float">
            <text:p>-1.579031</text:p>
          </table:table-cell>
          <table:table-cell office:value-type="float" office:value="-0.5551873" calcext:value-type="float">
            <text:p>-0.5551873</text:p>
          </table:table-cell>
          <table:table-cell office:value-type="float" office:value="-0.2048482" calcext:value-type="float">
            <text:p>-0.2048482</text:p>
          </table:table-cell>
          <table:table-cell office:value-type="float" office:value="-0.04648263" calcext:value-type="float">
            <text:p>-0.04648263</text:p>
          </table:table-cell>
          <table:table-cell office:value-type="float" office:value="-0.03666883" calcext:value-type="float">
            <text:p>-0.03666883</text:p>
          </table:table-cell>
          <table:table-cell office:value-type="float" office:value="-0.03088643" calcext:value-type="float">
            <text:p>-0.03088643</text:p>
          </table:table-cell>
          <table:table-cell office:value-type="float" office:value="-0.02358522" calcext:value-type="float">
            <text:p>-0.02358522</text:p>
          </table:table-cell>
          <table:table-cell office:value-type="float" office:value="-0.01640869" calcext:value-type="float">
            <text:p>-0.01640869</text:p>
          </table:table-cell>
          <table:table-cell office:value-type="float" office:value="-0.008497089" calcext:value-type="float">
            <text:p>-0.008497089</text:p>
          </table:table-cell>
          <table:table-cell office:value-type="float" office:value="-0.006005802" calcext:value-type="float">
            <text:p>-0.006005802</text:p>
          </table:table-cell>
          <table:table-cell office:value-type="float" office:value="249.7957" calcext:value-type="float">
            <text:p>249.7957</text:p>
          </table:table-cell>
          <table:table-cell office:value-type="float" office:value="0" calcext:value-type="float">
            <text:p>0</text:p>
          </table:table-cell>
          <table:table-cell office:value-type="float" office:value="-2.865043" calcext:value-type="float">
            <text:p>-2.865043</text:p>
          </table:table-cell>
          <table:table-cell office:value-type="float" office:value="0.02718356" calcext:value-type="float">
            <text:p>0.02718356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100005" calcext:value-type="float">
            <text:p>-0.01000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8.499998" calcext:value-type="float">
            <text:p>8.499998</text:p>
          </table:table-cell>
          <table:table-cell office:value-type="float" office:value="-1.78111" calcext:value-type="float">
            <text:p>-1.78111</text:p>
          </table:table-cell>
          <table:table-cell office:value-type="float" office:value="0" calcext:value-type="float">
            <text:p>0</text:p>
          </table:table-cell>
          <table:table-cell office:value-type="float" office:value="1279.738" calcext:value-type="float">
            <text:p>1279.738</text:p>
          </table:table-cell>
          <table:table-cell office:value-type="float" office:value="16.3626" calcext:value-type="float">
            <text:p>16.3626</text:p>
          </table:table-cell>
          <table:table-cell office:value-type="float" office:value="239.2451" calcext:value-type="float">
            <text:p>239.2451</text:p>
          </table:table-cell>
          <table:table-cell office:value-type="float" office:value="0.1464805" calcext:value-type="float">
            <text:p>0.1464805</text:p>
          </table:table-cell>
          <table:table-cell office:value-type="float" office:value="0.1714694" calcext:value-type="float">
            <text:p>0.1714694</text:p>
          </table:table-cell>
          <table:table-cell office:value-type="float" office:value="0.1989237" calcext:value-type="float">
            <text:p>0.1989237</text:p>
          </table:table-cell>
          <table:table-cell office:value-type="float" office:value="0.2609779" calcext:value-type="float">
            <text:p>0.2609779</text:p>
          </table:table-cell>
          <table:table-cell office:value-type="float" office:value="0.2723368" calcext:value-type="float">
            <text:p>0.2723368</text:p>
          </table:table-cell>
          <table:table-cell office:value-type="float" office:value="0.2802696" calcext:value-type="float">
            <text:p>0.2802696</text:p>
          </table:table-cell>
          <table:table-cell office:value-type="float" office:value="0.3381771" calcext:value-type="float">
            <text:p>0.3381771</text:p>
          </table:table-cell>
          <table:table-cell office:value-type="float" office:value="0.3550834" calcext:value-type="float">
            <text:p>0.3550834</text:p>
          </table:table-cell>
          <table:table-cell office:value-type="float" office:value="0.3831583" calcext:value-type="float">
            <text:p>0.3831583</text:p>
          </table:table-cell>
          <table:table-cell office:value-type="float" office:value="0.3983227" calcext:value-type="float">
            <text:p>0.3983227</text:p>
          </table:table-cell>
          <table:table-cell office:value-type="float" office:value="0.4122986" calcext:value-type="float">
            <text:p>0.4122986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704" calcext:value-type="float">
            <text:p>0.0001190704</text:p>
          </table:table-cell>
          <table:table-cell office:value-type="float" office:value="0.3308246" calcext:value-type="float">
            <text:p>0.3308246</text:p>
          </table:table-cell>
          <table:table-cell office:value-type="float" office:value="0.2028958" calcext:value-type="float">
            <text:p>0.2028958</text:p>
          </table:table-cell>
          <table:table-cell office:value-type="float" office:value="0.004083899" calcext:value-type="float">
            <text:p>0.004083899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30504" calcext:value-type="float">
            <text:p>-1.630504</text:p>
          </table:table-cell>
          <table:table-cell office:value-type="float" office:value="-0.6232662" calcext:value-type="float">
            <text:p>-0.6232662</text:p>
          </table:table-cell>
          <table:table-cell office:value-type="float" office:value="-0.2506694" calcext:value-type="float">
            <text:p>-0.2506694</text:p>
          </table:table-cell>
          <table:table-cell office:value-type="float" office:value="-0.0477012" calcext:value-type="float">
            <text:p>-0.0477012</text:p>
          </table:table-cell>
          <table:table-cell office:value-type="float" office:value="-0.0367699" calcext:value-type="float">
            <text:p>-0.0367699</text:p>
          </table:table-cell>
          <table:table-cell office:value-type="float" office:value="-0.03057512" calcext:value-type="float">
            <text:p>-0.03057512</text:p>
          </table:table-cell>
          <table:table-cell office:value-type="float" office:value="-0.02365479" calcext:value-type="float">
            <text:p>-0.02365479</text:p>
          </table:table-cell>
          <table:table-cell office:value-type="float" office:value="-0.01633126" calcext:value-type="float">
            <text:p>-0.01633126</text:p>
          </table:table-cell>
          <table:table-cell office:value-type="float" office:value="-0.00788611" calcext:value-type="float">
            <text:p>-0.00788611</text:p>
          </table:table-cell>
          <table:table-cell office:value-type="float" office:value="-0.005446594" calcext:value-type="float">
            <text:p>-0.005446594</text:p>
          </table:table-cell>
          <table:table-cell office:value-type="float" office:value="253.0294" calcext:value-type="float">
            <text:p>253.0294</text:p>
          </table:table-cell>
          <table:table-cell office:value-type="float" office:value="0" calcext:value-type="float">
            <text:p>0</text:p>
          </table:table-cell>
          <table:table-cell office:value-type="float" office:value="-2.506367" calcext:value-type="float">
            <text:p>-2.506367</text:p>
          </table:table-cell>
          <table:table-cell office:value-type="float" office:value="0.02722036" calcext:value-type="float">
            <text:p>0.02722036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1000036" calcext:value-type="float">
            <text:p>-0.010000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10.2" calcext:value-type="float">
            <text:p>10.2</text:p>
          </table:table-cell>
          <table:table-cell office:value-type="float" office:value="-1.863398" calcext:value-type="float">
            <text:p>-1.863398</text:p>
          </table:table-cell>
          <table:table-cell office:value-type="float" office:value="0" calcext:value-type="float">
            <text:p>0</text:p>
          </table:table-cell>
          <table:table-cell office:value-type="float" office:value="1280.569" calcext:value-type="float">
            <text:p>1280.569</text:p>
          </table:table-cell>
          <table:table-cell office:value-type="float" office:value="17.31416" calcext:value-type="float">
            <text:p>17.31416</text:p>
          </table:table-cell>
          <table:table-cell office:value-type="float" office:value="242.7878" calcext:value-type="float">
            <text:p>242.7878</text:p>
          </table:table-cell>
          <table:table-cell office:value-type="float" office:value="0.1502126" calcext:value-type="float">
            <text:p>0.1502126</text:p>
          </table:table-cell>
          <table:table-cell office:value-type="float" office:value="0.1747141" calcext:value-type="float">
            <text:p>0.1747141</text:p>
          </table:table-cell>
          <table:table-cell office:value-type="float" office:value="0.1962469" calcext:value-type="float">
            <text:p>0.1962469</text:p>
          </table:table-cell>
          <table:table-cell office:value-type="float" office:value="0.2602866" calcext:value-type="float">
            <text:p>0.2602866</text:p>
          </table:table-cell>
          <table:table-cell office:value-type="float" office:value="0.2718107" calcext:value-type="float">
            <text:p>0.2718107</text:p>
          </table:table-cell>
          <table:table-cell office:value-type="float" office:value="0.2794865" calcext:value-type="float">
            <text:p>0.2794865</text:p>
          </table:table-cell>
          <table:table-cell office:value-type="float" office:value="0.3373662" calcext:value-type="float">
            <text:p>0.3373662</text:p>
          </table:table-cell>
          <table:table-cell office:value-type="float" office:value="0.3553141" calcext:value-type="float">
            <text:p>0.3553141</text:p>
          </table:table-cell>
          <table:table-cell office:value-type="float" office:value="0.3816231" calcext:value-type="float">
            <text:p>0.3816231</text:p>
          </table:table-cell>
          <table:table-cell office:value-type="float" office:value="0.3968647" calcext:value-type="float">
            <text:p>0.3968647</text:p>
          </table:table-cell>
          <table:table-cell office:value-type="float" office:value="0.4125209" calcext:value-type="float">
            <text:p>0.4125209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99" calcext:value-type="float">
            <text:p>0.0001190699</text:p>
          </table:table-cell>
          <table:table-cell office:value-type="float" office:value="0.324063" calcext:value-type="float">
            <text:p>0.324063</text:p>
          </table:table-cell>
          <table:table-cell office:value-type="float" office:value="0.207099" calcext:value-type="float">
            <text:p>0.207099</text:p>
          </table:table-cell>
          <table:table-cell office:value-type="float" office:value="0.007859155" calcext:value-type="float">
            <text:p>0.007859155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04107" calcext:value-type="float">
            <text:p>-1.404107</text:p>
          </table:table-cell>
          <table:table-cell office:value-type="float" office:value="-0.5564665" calcext:value-type="float">
            <text:p>-0.5564665</text:p>
          </table:table-cell>
          <table:table-cell office:value-type="float" office:value="-0.2726914" calcext:value-type="float">
            <text:p>-0.2726914</text:p>
          </table:table-cell>
          <table:table-cell office:value-type="float" office:value="-0.04849208" calcext:value-type="float">
            <text:p>-0.04849208</text:p>
          </table:table-cell>
          <table:table-cell office:value-type="float" office:value="-0.03720415" calcext:value-type="float">
            <text:p>-0.03720415</text:p>
          </table:table-cell>
          <table:table-cell office:value-type="float" office:value="-0.03116717" calcext:value-type="float">
            <text:p>-0.03116717</text:p>
          </table:table-cell>
          <table:table-cell office:value-type="float" office:value="-0.02420682" calcext:value-type="float">
            <text:p>-0.02420682</text:p>
          </table:table-cell>
          <table:table-cell office:value-type="float" office:value="-0.01622916" calcext:value-type="float">
            <text:p>-0.01622916</text:p>
          </table:table-cell>
          <table:table-cell office:value-type="float" office:value="-0.008186208" calcext:value-type="float">
            <text:p>-0.008186208</text:p>
          </table:table-cell>
          <table:table-cell office:value-type="float" office:value="-0.005633267" calcext:value-type="float">
            <text:p>-0.005633267</text:p>
          </table:table-cell>
          <table:table-cell office:value-type="float" office:value="260.2763" calcext:value-type="float">
            <text:p>260.2763</text:p>
          </table:table-cell>
          <table:table-cell office:value-type="float" office:value="0" calcext:value-type="float">
            <text:p>0</text:p>
          </table:table-cell>
          <table:table-cell office:value-type="float" office:value="-1.667262" calcext:value-type="float">
            <text:p>-1.667262</text:p>
          </table:table-cell>
          <table:table-cell office:value-type="float" office:value="0.02723855" calcext:value-type="float">
            <text:p>0.0272385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1000007" calcext:value-type="float">
            <text:p>-0.010000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10.2" calcext:value-type="float">
            <text:p>10.2</text:p>
          </table:table-cell>
          <table:table-cell office:value-type="float" office:value="-1.895076" calcext:value-type="float">
            <text:p>-1.895076</text:p>
          </table:table-cell>
          <table:table-cell office:value-type="float" office:value="0" calcext:value-type="float">
            <text:p>0</text:p>
          </table:table-cell>
          <table:table-cell office:value-type="float" office:value="1283.313" calcext:value-type="float">
            <text:p>1283.313</text:p>
          </table:table-cell>
          <table:table-cell office:value-type="float" office:value="14.60155" calcext:value-type="float">
            <text:p>14.60155</text:p>
          </table:table-cell>
          <table:table-cell office:value-type="float" office:value="241.7467" calcext:value-type="float">
            <text:p>241.7467</text:p>
          </table:table-cell>
          <table:table-cell office:value-type="float" office:value="0.1545427" calcext:value-type="float">
            <text:p>0.1545427</text:p>
          </table:table-cell>
          <table:table-cell office:value-type="float" office:value="0.176616" calcext:value-type="float">
            <text:p>0.176616</text:p>
          </table:table-cell>
          <table:table-cell office:value-type="float" office:value="0.1963982" calcext:value-type="float">
            <text:p>0.1963982</text:p>
          </table:table-cell>
          <table:table-cell office:value-type="float" office:value="0.2598985" calcext:value-type="float">
            <text:p>0.2598985</text:p>
          </table:table-cell>
          <table:table-cell office:value-type="float" office:value="0.2710215" calcext:value-type="float">
            <text:p>0.2710215</text:p>
          </table:table-cell>
          <table:table-cell office:value-type="float" office:value="0.2788468" calcext:value-type="float">
            <text:p>0.2788468</text:p>
          </table:table-cell>
          <table:table-cell office:value-type="float" office:value="0.3371863" calcext:value-type="float">
            <text:p>0.3371863</text:p>
          </table:table-cell>
          <table:table-cell office:value-type="float" office:value="0.355422" calcext:value-type="float">
            <text:p>0.355422</text:p>
          </table:table-cell>
          <table:table-cell office:value-type="float" office:value="0.381688" calcext:value-type="float">
            <text:p>0.381688</text:p>
          </table:table-cell>
          <table:table-cell office:value-type="float" office:value="0.3978187" calcext:value-type="float">
            <text:p>0.3978187</text:p>
          </table:table-cell>
          <table:table-cell office:value-type="float" office:value="0.4166538" calcext:value-type="float">
            <text:p>0.416653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393" calcext:value-type="float">
            <text:p>0.0001190393</text:p>
          </table:table-cell>
          <table:table-cell office:value-type="float" office:value="0.3178489" calcext:value-type="float">
            <text:p>0.3178489</text:p>
          </table:table-cell>
          <table:table-cell office:value-type="float" office:value="0.2083942" calcext:value-type="float">
            <text:p>0.2083942</text:p>
          </table:table-cell>
          <table:table-cell office:value-type="float" office:value="0.01153294" calcext:value-type="float">
            <text:p>0.01153294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76222" calcext:value-type="float">
            <text:p>-1.176222</text:p>
          </table:table-cell>
          <table:table-cell office:value-type="float" office:value="-0.5197675" calcext:value-type="float">
            <text:p>-0.5197675</text:p>
          </table:table-cell>
          <table:table-cell office:value-type="float" office:value="-0.2714556" calcext:value-type="float">
            <text:p>-0.2714556</text:p>
          </table:table-cell>
          <table:table-cell office:value-type="float" office:value="-0.04893532" calcext:value-type="float">
            <text:p>-0.04893532</text:p>
          </table:table-cell>
          <table:table-cell office:value-type="float" office:value="-0.03786889" calcext:value-type="float">
            <text:p>-0.03786889</text:p>
          </table:table-cell>
          <table:table-cell office:value-type="float" office:value="-0.03166863" calcext:value-type="float">
            <text:p>-0.03166863</text:p>
          </table:table-cell>
          <table:table-cell office:value-type="float" office:value="-0.02434099" calcext:value-type="float">
            <text:p>-0.02434099</text:p>
          </table:table-cell>
          <table:table-cell office:value-type="float" office:value="-0.01618177" calcext:value-type="float">
            <text:p>-0.01618177</text:p>
          </table:table-cell>
          <table:table-cell office:value-type="float" office:value="-0.008178513" calcext:value-type="float">
            <text:p>-0.008178513</text:p>
          </table:table-cell>
          <table:table-cell office:value-type="float" office:value="-0.005510855" calcext:value-type="float">
            <text:p>-0.005510855</text:p>
          </table:table-cell>
          <table:table-cell office:value-type="float" office:value="263.9295" calcext:value-type="float">
            <text:p>263.9295</text:p>
          </table:table-cell>
          <table:table-cell office:value-type="float" office:value="0" calcext:value-type="float">
            <text:p>0</text:p>
          </table:table-cell>
          <table:table-cell office:value-type="float" office:value="-1.616961" calcext:value-type="float">
            <text:p>-1.616961</text:p>
          </table:table-cell>
          <table:table-cell office:value-type="float" office:value="0.02725418" calcext:value-type="float">
            <text:p>0.02725418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71671" calcext:value-type="float">
            <text:p>-1.716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10.2" calcext:value-type="float">
            <text:p>10.2</text:p>
          </table:table-cell>
          <table:table-cell office:value-type="float" office:value="-1.871812" calcext:value-type="float">
            <text:p>-1.871812</text:p>
          </table:table-cell>
          <table:table-cell office:value-type="float" office:value="0" calcext:value-type="float">
            <text:p>0</text:p>
          </table:table-cell>
          <table:table-cell office:value-type="float" office:value="1287.797" calcext:value-type="float">
            <text:p>1287.797</text:p>
          </table:table-cell>
          <table:table-cell office:value-type="float" office:value="10.0953" calcext:value-type="float">
            <text:p>10.0953</text:p>
          </table:table-cell>
          <table:table-cell office:value-type="float" office:value="240.8353" calcext:value-type="float">
            <text:p>240.8353</text:p>
          </table:table-cell>
          <table:table-cell office:value-type="float" office:value="0.1505402" calcext:value-type="float">
            <text:p>0.1505402</text:p>
          </table:table-cell>
          <table:table-cell office:value-type="float" office:value="0.1735366" calcext:value-type="float">
            <text:p>0.1735366</text:p>
          </table:table-cell>
          <table:table-cell office:value-type="float" office:value="0.1952271" calcext:value-type="float">
            <text:p>0.1952271</text:p>
          </table:table-cell>
          <table:table-cell office:value-type="float" office:value="0.2590571" calcext:value-type="float">
            <text:p>0.2590571</text:p>
          </table:table-cell>
          <table:table-cell office:value-type="float" office:value="0.2702381" calcext:value-type="float">
            <text:p>0.2702381</text:p>
          </table:table-cell>
          <table:table-cell office:value-type="float" office:value="0.2784854" calcext:value-type="float">
            <text:p>0.2784854</text:p>
          </table:table-cell>
          <table:table-cell office:value-type="float" office:value="0.3379685" calcext:value-type="float">
            <text:p>0.3379685</text:p>
          </table:table-cell>
          <table:table-cell office:value-type="float" office:value="0.3555768" calcext:value-type="float">
            <text:p>0.3555768</text:p>
          </table:table-cell>
          <table:table-cell office:value-type="float" office:value="0.3825382" calcext:value-type="float">
            <text:p>0.3825382</text:p>
          </table:table-cell>
          <table:table-cell office:value-type="float" office:value="0.3999122" calcext:value-type="float">
            <text:p>0.3999122</text:p>
          </table:table-cell>
          <table:table-cell office:value-type="float" office:value="0.4227322" calcext:value-type="float">
            <text:p>0.422732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88" calcext:value-type="float">
            <text:p>0.0001190688</text:p>
          </table:table-cell>
          <table:table-cell office:value-type="float" office:value="0.3177206" calcext:value-type="float">
            <text:p>0.3177206</text:p>
          </table:table-cell>
          <table:table-cell office:value-type="float" office:value="0.2110473" calcext:value-type="float">
            <text:p>0.2110473</text:p>
          </table:table-cell>
          <table:table-cell office:value-type="float" office:value="0.01562315" calcext:value-type="float">
            <text:p>0.01562315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78344" calcext:value-type="float">
            <text:p>-1.378344</text:p>
          </table:table-cell>
          <table:table-cell office:value-type="float" office:value="-0.5782545" calcext:value-type="float">
            <text:p>-0.5782545</text:p>
          </table:table-cell>
          <table:table-cell office:value-type="float" office:value="-0.2813769" calcext:value-type="float">
            <text:p>-0.2813769</text:p>
          </table:table-cell>
          <table:table-cell office:value-type="float" office:value="-0.04990663" calcext:value-type="float">
            <text:p>-0.04990663</text:p>
          </table:table-cell>
          <table:table-cell office:value-type="float" office:value="-0.0385468" calcext:value-type="float">
            <text:p>-0.0385468</text:p>
          </table:table-cell>
          <table:table-cell office:value-type="float" office:value="-0.03195637" calcext:value-type="float">
            <text:p>-0.03195637</text:p>
          </table:table-cell>
          <table:table-cell office:value-type="float" office:value="-0.023805" calcext:value-type="float">
            <text:p>-0.023805</text:p>
          </table:table-cell>
          <table:table-cell office:value-type="float" office:value="-0.01611453" calcext:value-type="float">
            <text:p>-0.01611453</text:p>
          </table:table-cell>
          <table:table-cell office:value-type="float" office:value="-0.008005525" calcext:value-type="float">
            <text:p>-0.008005525</text:p>
          </table:table-cell>
          <table:table-cell office:value-type="float" office:value="-0.00524011" calcext:value-type="float">
            <text:p>-0.00524011</text:p>
          </table:table-cell>
          <table:table-cell office:value-type="float" office:value="265.6205" calcext:value-type="float">
            <text:p>265.6205</text:p>
          </table:table-cell>
          <table:table-cell office:value-type="float" office:value="0" calcext:value-type="float">
            <text:p>0</text:p>
          </table:table-cell>
          <table:table-cell office:value-type="float" office:value="-2.166993" calcext:value-type="float">
            <text:p>-2.166993</text:p>
          </table:table-cell>
          <table:table-cell office:value-type="float" office:value="0.02728406" calcext:value-type="float">
            <text:p>0.02728406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688407" calcext:value-type="float">
            <text:p>-1.688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26.1" calcext:value-type="float">
            <text:p>26.1</text:p>
          </table:table-cell>
          <table:table-cell office:value-type="float" office:value="-2.183427" calcext:value-type="float">
            <text:p>-2.183427</text:p>
          </table:table-cell>
          <table:table-cell office:value-type="float" office:value="0" calcext:value-type="float">
            <text:p>0</text:p>
          </table:table-cell>
          <table:table-cell office:value-type="float" office:value="1306.923" calcext:value-type="float">
            <text:p>1306.923</text:p>
          </table:table-cell>
          <table:table-cell office:value-type="float" office:value="7.180846" calcext:value-type="float">
            <text:p>7.180846</text:p>
          </table:table-cell>
          <table:table-cell office:value-type="float" office:value="248.595" calcext:value-type="float">
            <text:p>248.595</text:p>
          </table:table-cell>
          <table:table-cell office:value-type="float" office:value="0.5095746" calcext:value-type="float">
            <text:p>0.5095746</text:p>
          </table:table-cell>
          <table:table-cell office:value-type="float" office:value="0.1958612" calcext:value-type="float">
            <text:p>0.1958612</text:p>
          </table:table-cell>
          <table:table-cell office:value-type="float" office:value="0.1966036" calcext:value-type="float">
            <text:p>0.1966036</text:p>
          </table:table-cell>
          <table:table-cell office:value-type="float" office:value="0.2576317" calcext:value-type="float">
            <text:p>0.2576317</text:p>
          </table:table-cell>
          <table:table-cell office:value-type="float" office:value="0.2704936" calcext:value-type="float">
            <text:p>0.2704936</text:p>
          </table:table-cell>
          <table:table-cell office:value-type="float" office:value="0.2842093" calcext:value-type="float">
            <text:p>0.2842093</text:p>
          </table:table-cell>
          <table:table-cell office:value-type="float" office:value="0.3827818" calcext:value-type="float">
            <text:p>0.3827818</text:p>
          </table:table-cell>
          <table:table-cell office:value-type="float" office:value="0.3562083" calcext:value-type="float">
            <text:p>0.3562083</text:p>
          </table:table-cell>
          <table:table-cell office:value-type="float" office:value="0.3827227" calcext:value-type="float">
            <text:p>0.3827227</text:p>
          </table:table-cell>
          <table:table-cell office:value-type="float" office:value="0.4008452" calcext:value-type="float">
            <text:p>0.4008452</text:p>
          </table:table-cell>
          <table:table-cell office:value-type="float" office:value="0.427238" calcext:value-type="float">
            <text:p>0.42723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08387" calcext:value-type="float">
            <text:p>0.005908387</text:p>
          </table:table-cell>
          <table:table-cell office:value-type="float" office:value="0.3112121" calcext:value-type="float">
            <text:p>0.3112121</text:p>
          </table:table-cell>
          <table:table-cell office:value-type="float" office:value="0.2113429" calcext:value-type="float">
            <text:p>0.2113429</text:p>
          </table:table-cell>
          <table:table-cell office:value-type="float" office:value="0.01991576" calcext:value-type="float">
            <text:p>0.01991576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602319" calcext:value-type="float">
            <text:p>-0.000602319</text:p>
          </table:table-cell>
          <table:table-cell office:value-type="float" office:value="-0.2773693" calcext:value-type="float">
            <text:p>-0.2773693</text:p>
          </table:table-cell>
          <table:table-cell office:value-type="float" office:value="-0.2706757" calcext:value-type="float">
            <text:p>-0.2706757</text:p>
          </table:table-cell>
          <table:table-cell office:value-type="float" office:value="-0.05164459" calcext:value-type="float">
            <text:p>-0.05164459</text:p>
          </table:table-cell>
          <table:table-cell office:value-type="float" office:value="-0.03836861" calcext:value-type="float">
            <text:p>-0.03836861</text:p>
          </table:table-cell>
          <table:table-cell office:value-type="float" office:value="-0.02801736" calcext:value-type="float">
            <text:p>-0.02801736</text:p>
          </table:table-cell>
          <table:table-cell office:value-type="float" office:value="-0.007479428" calcext:value-type="float">
            <text:p>-0.007479428</text:p>
          </table:table-cell>
          <table:table-cell office:value-type="float" office:value="-0.0158552" calcext:value-type="float">
            <text:p>-0.0158552</text:p>
          </table:table-cell>
          <table:table-cell office:value-type="float" office:value="-0.00796312" calcext:value-type="float">
            <text:p>-0.00796312</text:p>
          </table:table-cell>
          <table:table-cell office:value-type="float" office:value="-0.005118857" calcext:value-type="float">
            <text:p>-0.005118857</text:p>
          </table:table-cell>
          <table:table-cell office:value-type="float" office:value="268.7296" calcext:value-type="float">
            <text:p>268.7296</text:p>
          </table:table-cell>
          <table:table-cell office:value-type="float" office:value="0" calcext:value-type="float">
            <text:p>0</text:p>
          </table:table-cell>
          <table:table-cell office:value-type="float" office:value="-0.006031415" calcext:value-type="float">
            <text:p>-0.006031415</text:p>
          </table:table-cell>
          <table:table-cell office:value-type="float" office:value="0.02994667" calcext:value-type="float">
            <text:p>0.02994667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0.0000003184541" calcext:value-type="float">
            <text:p>3.184541E-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27.30001" calcext:value-type="float">
            <text:p>27.30001</text:p>
          </table:table-cell>
          <table:table-cell office:value-type="float" office:value="-2.037382" calcext:value-type="float">
            <text:p>-2.037382</text:p>
          </table:table-cell>
          <table:table-cell office:value-type="float" office:value="0" calcext:value-type="float">
            <text:p>0</text:p>
          </table:table-cell>
          <table:table-cell office:value-type="float" office:value="1305.018" calcext:value-type="float">
            <text:p>1305.018</text:p>
          </table:table-cell>
          <table:table-cell office:value-type="float" office:value="10.13999" calcext:value-type="float">
            <text:p>10.13999</text:p>
          </table:table-cell>
          <table:table-cell office:value-type="float" office:value="243.9692" calcext:value-type="float">
            <text:p>243.9692</text:p>
          </table:table-cell>
          <table:table-cell office:value-type="float" office:value="0.1732064" calcext:value-type="float">
            <text:p>0.1732064</text:p>
          </table:table-cell>
          <table:table-cell office:value-type="float" office:value="0.1977811" calcext:value-type="float">
            <text:p>0.1977811</text:p>
          </table:table-cell>
          <table:table-cell office:value-type="float" office:value="0.2061257" calcext:value-type="float">
            <text:p>0.2061257</text:p>
          </table:table-cell>
          <table:table-cell office:value-type="float" office:value="0.2649303" calcext:value-type="float">
            <text:p>0.2649303</text:p>
          </table:table-cell>
          <table:table-cell office:value-type="float" office:value="0.3048844" calcext:value-type="float">
            <text:p>0.3048844</text:p>
          </table:table-cell>
          <table:table-cell office:value-type="float" office:value="0.3507324" calcext:value-type="float">
            <text:p>0.3507324</text:p>
          </table:table-cell>
          <table:table-cell office:value-type="float" office:value="0.4056468" calcext:value-type="float">
            <text:p>0.4056468</text:p>
          </table:table-cell>
          <table:table-cell office:value-type="float" office:value="0.3591223" calcext:value-type="float">
            <text:p>0.3591223</text:p>
          </table:table-cell>
          <table:table-cell office:value-type="float" office:value="0.3810775" calcext:value-type="float">
            <text:p>0.3810775</text:p>
          </table:table-cell>
          <table:table-cell office:value-type="float" office:value="0.3985923" calcext:value-type="float">
            <text:p>0.3985923</text:p>
          </table:table-cell>
          <table:table-cell office:value-type="float" office:value="0.426668" calcext:value-type="float">
            <text:p>0.42666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1349" calcext:value-type="float">
            <text:p>0.01331349</text:p>
          </table:table-cell>
          <table:table-cell office:value-type="float" office:value="0.3055579" calcext:value-type="float">
            <text:p>0.3055579</text:p>
          </table:table-cell>
          <table:table-cell office:value-type="float" office:value="0.2049835" calcext:value-type="float">
            <text:p>0.2049835</text:p>
          </table:table-cell>
          <table:table-cell office:value-type="float" office:value="0.02107172" calcext:value-type="float">
            <text:p>0.02107172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835397" calcext:value-type="float">
            <text:p>-0.5835397</text:p>
          </table:table-cell>
          <table:table-cell office:value-type="float" office:value="-0.2588629" calcext:value-type="float">
            <text:p>-0.2588629</text:p>
          </table:table-cell>
          <table:table-cell office:value-type="float" office:value="-0.2023116" calcext:value-type="float">
            <text:p>-0.2023116</text:p>
          </table:table-cell>
          <table:table-cell office:value-type="float" office:value="-0.04376148" calcext:value-type="float">
            <text:p>-0.04376148</text:p>
          </table:table-cell>
          <table:table-cell office:value-type="float" office:value="-0.01729065" calcext:value-type="float">
            <text:p>-0.01729065</text:p>
          </table:table-cell>
          <table:table-cell office:value-type="float" office:value="-0.006390979" calcext:value-type="float">
            <text:p>-0.006390979</text:p>
          </table:table-cell>
          <table:table-cell office:value-type="float" office:value="-0.004048438" calcext:value-type="float">
            <text:p>-0.004048438</text:p>
          </table:table-cell>
          <table:table-cell office:value-type="float" office:value="-0.01465921" calcext:value-type="float">
            <text:p>-0.01465921</text:p>
          </table:table-cell>
          <table:table-cell office:value-type="float" office:value="-0.008299883" calcext:value-type="float">
            <text:p>-0.008299883</text:p>
          </table:table-cell>
          <table:table-cell office:value-type="float" office:value="-0.005403508" calcext:value-type="float">
            <text:p>-0.005403508</text:p>
          </table:table-cell>
          <table:table-cell office:value-type="float" office:value="277.6852" calcext:value-type="float">
            <text:p>277.6852</text:p>
          </table:table-cell>
          <table:table-cell office:value-type="float" office:value="0" calcext:value-type="float">
            <text:p>0</text:p>
          </table:table-cell>
          <table:table-cell office:value-type="float" office:value="-1.157038" calcext:value-type="float">
            <text:p>-1.157038</text:p>
          </table:table-cell>
          <table:table-cell office:value-type="float" office:value="0.02728905" calcext:value-type="float">
            <text:p>0.0272890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09999836" calcext:value-type="float">
            <text:p>-0.0099998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27.30001" calcext:value-type="float">
            <text:p>27.30001</text:p>
          </table:table-cell>
          <table:table-cell office:value-type="float" office:value="-1.809317" calcext:value-type="float">
            <text:p>-1.809317</text:p>
          </table:table-cell>
          <table:table-cell office:value-type="float" office:value="0" calcext:value-type="float">
            <text:p>0</text:p>
          </table:table-cell>
          <table:table-cell office:value-type="float" office:value="1300.964" calcext:value-type="float">
            <text:p>1300.964</text:p>
          </table:table-cell>
          <table:table-cell office:value-type="float" office:value="13.96543" calcext:value-type="float">
            <text:p>13.96543</text:p>
          </table:table-cell>
          <table:table-cell office:value-type="float" office:value="242.658" calcext:value-type="float">
            <text:p>242.658</text:p>
          </table:table-cell>
          <table:table-cell office:value-type="float" office:value="0.17891" calcext:value-type="float">
            <text:p>0.17891</text:p>
          </table:table-cell>
          <table:table-cell office:value-type="float" office:value="0.1950159" calcext:value-type="float">
            <text:p>0.1950159</text:p>
          </table:table-cell>
          <table:table-cell office:value-type="float" office:value="0.2113771" calcext:value-type="float">
            <text:p>0.2113771</text:p>
          </table:table-cell>
          <table:table-cell office:value-type="float" office:value="0.2902984" calcext:value-type="float">
            <text:p>0.2902984</text:p>
          </table:table-cell>
          <table:table-cell office:value-type="float" office:value="0.30855" calcext:value-type="float">
            <text:p>0.30855</text:p>
          </table:table-cell>
          <table:table-cell office:value-type="float" office:value="0.3197059" calcext:value-type="float">
            <text:p>0.3197059</text:p>
          </table:table-cell>
          <table:table-cell office:value-type="float" office:value="0.3738847" calcext:value-type="float">
            <text:p>0.3738847</text:p>
          </table:table-cell>
          <table:table-cell office:value-type="float" office:value="0.3603542" calcext:value-type="float">
            <text:p>0.3603542</text:p>
          </table:table-cell>
          <table:table-cell office:value-type="float" office:value="0.3798458" calcext:value-type="float">
            <text:p>0.3798458</text:p>
          </table:table-cell>
          <table:table-cell office:value-type="float" office:value="0.3967976" calcext:value-type="float">
            <text:p>0.3967976</text:p>
          </table:table-cell>
          <table:table-cell office:value-type="float" office:value="0.4258952" calcext:value-type="float">
            <text:p>0.425895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809491" calcext:value-type="float">
            <text:p>0.0005809491</text:p>
          </table:table-cell>
          <table:table-cell office:value-type="float" office:value="0.30308" calcext:value-type="float">
            <text:p>0.30308</text:p>
          </table:table-cell>
          <table:table-cell office:value-type="float" office:value="0.2029119" calcext:value-type="float">
            <text:p>0.2029119</text:p>
          </table:table-cell>
          <table:table-cell office:value-type="float" office:value="0.0219358" calcext:value-type="float">
            <text:p>0.0219358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78243" calcext:value-type="float">
            <text:p>-0.478243</text:p>
          </table:table-cell>
          <table:table-cell office:value-type="float" office:value="-0.2832873" calcext:value-type="float">
            <text:p>-0.2832873</text:p>
          </table:table-cell>
          <table:table-cell office:value-type="float" office:value="-0.1733945" calcext:value-type="float">
            <text:p>-0.1733945</text:p>
          </table:table-cell>
          <table:table-cell office:value-type="float" office:value="-0.02407617" calcext:value-type="float">
            <text:p>-0.02407617</text:p>
          </table:table-cell>
          <table:table-cell office:value-type="float" office:value="-0.01566413" calcext:value-type="float">
            <text:p>-0.01566413</text:p>
          </table:table-cell>
          <table:table-cell office:value-type="float" office:value="-0.01223247" calcext:value-type="float">
            <text:p>-0.01223247</text:p>
          </table:table-cell>
          <table:table-cell office:value-type="float" office:value="-0.008945265" calcext:value-type="float">
            <text:p>-0.008945265</text:p>
          </table:table-cell>
          <table:table-cell office:value-type="float" office:value="-0.01417646" calcext:value-type="float">
            <text:p>-0.01417646</text:p>
          </table:table-cell>
          <table:table-cell office:value-type="float" office:value="-0.008562308" calcext:value-type="float">
            <text:p>-0.008562308</text:p>
          </table:table-cell>
          <table:table-cell office:value-type="float" office:value="-0.005642542" calcext:value-type="float">
            <text:p>-0.005642542</text:p>
          </table:table-cell>
          <table:table-cell office:value-type="float" office:value="287.6333" calcext:value-type="float">
            <text:p>287.6333</text:p>
          </table:table-cell>
          <table:table-cell office:value-type="float" office:value="0" calcext:value-type="float">
            <text:p>0</text:p>
          </table:table-cell>
          <table:table-cell office:value-type="float" office:value="-0.6594028" calcext:value-type="float">
            <text:p>-0.6594028</text:p>
          </table:table-cell>
          <table:table-cell office:value-type="float" office:value="0.0272577" calcext:value-type="float">
            <text:p>0.0272577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1000004" calcext:value-type="float">
            <text:p>-0.010000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27.30001" calcext:value-type="float">
            <text:p>27.30001</text:p>
          </table:table-cell>
          <table:table-cell office:value-type="float" office:value="-1.705736" calcext:value-type="float">
            <text:p>-1.705736</text:p>
          </table:table-cell>
          <table:table-cell office:value-type="float" office:value="0" calcext:value-type="float">
            <text:p>0</text:p>
          </table:table-cell>
          <table:table-cell office:value-type="float" office:value="1301.936" calcext:value-type="float">
            <text:p>1301.936</text:p>
          </table:table-cell>
          <table:table-cell office:value-type="float" office:value="12.89022" calcext:value-type="float">
            <text:p>12.89022</text:p>
          </table:table-cell>
          <table:table-cell office:value-type="float" office:value="241.7807" calcext:value-type="float">
            <text:p>241.7807</text:p>
          </table:table-cell>
          <table:table-cell office:value-type="float" office:value="0.1529446" calcext:value-type="float">
            <text:p>0.1529446</text:p>
          </table:table-cell>
          <table:table-cell office:value-type="float" office:value="0.1841329" calcext:value-type="float">
            <text:p>0.1841329</text:p>
          </table:table-cell>
          <table:table-cell office:value-type="float" office:value="0.2121272" calcext:value-type="float">
            <text:p>0.2121272</text:p>
          </table:table-cell>
          <table:table-cell office:value-type="float" office:value="0.2976316" calcext:value-type="float">
            <text:p>0.2976316</text:p>
          </table:table-cell>
          <table:table-cell office:value-type="float" office:value="0.3042972" calcext:value-type="float">
            <text:p>0.3042972</text:p>
          </table:table-cell>
          <table:table-cell office:value-type="float" office:value="0.3100342" calcext:value-type="float">
            <text:p>0.3100342</text:p>
          </table:table-cell>
          <table:table-cell office:value-type="float" office:value="0.3627248" calcext:value-type="float">
            <text:p>0.3627248</text:p>
          </table:table-cell>
          <table:table-cell office:value-type="float" office:value="0.3609442" calcext:value-type="float">
            <text:p>0.3609442</text:p>
          </table:table-cell>
          <table:table-cell office:value-type="float" office:value="0.380356" calcext:value-type="float">
            <text:p>0.380356</text:p>
          </table:table-cell>
          <table:table-cell office:value-type="float" office:value="0.3977037" calcext:value-type="float">
            <text:p>0.3977037</text:p>
          </table:table-cell>
          <table:table-cell office:value-type="float" office:value="0.4287895" calcext:value-type="float">
            <text:p>0.4287895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52132" calcext:value-type="float">
            <text:p>0.01852132</text:p>
          </table:table-cell>
          <table:table-cell office:value-type="float" office:value="0.3119609" calcext:value-type="float">
            <text:p>0.3119609</text:p>
          </table:table-cell>
          <table:table-cell office:value-type="float" office:value="0.2051153" calcext:value-type="float">
            <text:p>0.2051153</text:p>
          </table:table-cell>
          <table:table-cell office:value-type="float" office:value="0.02337489" calcext:value-type="float">
            <text:p>0.02337489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44438" calcext:value-type="float">
            <text:p>-1.244438</text:p>
          </table:table-cell>
          <table:table-cell office:value-type="float" office:value="-0.4005754" calcext:value-type="float">
            <text:p>-0.4005754</text:p>
          </table:table-cell>
          <table:table-cell office:value-type="float" office:value="-0.1693006" calcext:value-type="float">
            <text:p>-0.1693006</text:p>
          </table:table-cell>
          <table:table-cell office:value-type="float" office:value="-0.02016202" calcext:value-type="float">
            <text:p>-0.02016202</text:p>
          </table:table-cell>
          <table:table-cell office:value-type="float" office:value="-0.01728519" calcext:value-type="float">
            <text:p>-0.01728519</text:p>
          </table:table-cell>
          <table:table-cell office:value-type="float" office:value="-0.0151734" calcext:value-type="float">
            <text:p>-0.0151734</text:p>
          </table:table-cell>
          <table:table-cell office:value-type="float" office:value="-0.01202438" calcext:value-type="float">
            <text:p>-0.01202438</text:p>
          </table:table-cell>
          <table:table-cell office:value-type="float" office:value="-0.0139572" calcext:value-type="float">
            <text:p>-0.0139572</text:p>
          </table:table-cell>
          <table:table-cell office:value-type="float" office:value="-0.008458435" calcext:value-type="float">
            <text:p>-0.008458435</text:p>
          </table:table-cell>
          <table:table-cell office:value-type="float" office:value="-0.00552636" calcext:value-type="float">
            <text:p>-0.00552636</text:p>
          </table:table-cell>
          <table:table-cell office:value-type="float" office:value="292.7516" calcext:value-type="float">
            <text:p>292.7516</text:p>
          </table:table-cell>
          <table:table-cell office:value-type="float" office:value="0" calcext:value-type="float">
            <text:p>0</text:p>
          </table:table-cell>
          <table:table-cell office:value-type="float" office:value="-2.394143" calcext:value-type="float">
            <text:p>-2.394143</text:p>
          </table:table-cell>
          <table:table-cell office:value-type="float" office:value="0.02730645" calcext:value-type="float">
            <text:p>0.0273064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660177" calcext:value-type="float">
            <text:p>-1.6601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29.20001" calcext:value-type="float">
            <text:p>29.20001</text:p>
          </table:table-cell>
          <table:table-cell office:value-type="float" office:value="-1.523333" calcext:value-type="float">
            <text:p>-1.523333</text:p>
          </table:table-cell>
          <table:table-cell office:value-type="float" office:value="0" calcext:value-type="float">
            <text:p>0</text:p>
          </table:table-cell>
          <table:table-cell office:value-type="float" office:value="1307.404" calcext:value-type="float">
            <text:p>1307.404</text:p>
          </table:table-cell>
          <table:table-cell office:value-type="float" office:value="9.140326" calcext:value-type="float">
            <text:p>9.140326</text:p>
          </table:table-cell>
          <table:table-cell office:value-type="float" office:value="248.0943" calcext:value-type="float">
            <text:p>248.0943</text:p>
          </table:table-cell>
          <table:table-cell office:value-type="float" office:value="0.1484782" calcext:value-type="float">
            <text:p>0.1484782</text:p>
          </table:table-cell>
          <table:table-cell office:value-type="float" office:value="0.1739121" calcext:value-type="float">
            <text:p>0.1739121</text:p>
          </table:table-cell>
          <table:table-cell office:value-type="float" office:value="0.2071028" calcext:value-type="float">
            <text:p>0.2071028</text:p>
          </table:table-cell>
          <table:table-cell office:value-type="float" office:value="0.2964377" calcext:value-type="float">
            <text:p>0.2964377</text:p>
          </table:table-cell>
          <table:table-cell office:value-type="float" office:value="0.3023415" calcext:value-type="float">
            <text:p>0.3023415</text:p>
          </table:table-cell>
          <table:table-cell office:value-type="float" office:value="0.3068646" calcext:value-type="float">
            <text:p>0.3068646</text:p>
          </table:table-cell>
          <table:table-cell office:value-type="float" office:value="0.3580182" calcext:value-type="float">
            <text:p>0.3580182</text:p>
          </table:table-cell>
          <table:table-cell office:value-type="float" office:value="0.3613882" calcext:value-type="float">
            <text:p>0.3613882</text:p>
          </table:table-cell>
          <table:table-cell office:value-type="float" office:value="0.3816625" calcext:value-type="float">
            <text:p>0.3816625</text:p>
          </table:table-cell>
          <table:table-cell office:value-type="float" office:value="0.3999339" calcext:value-type="float">
            <text:p>0.3999339</text:p>
          </table:table-cell>
          <table:table-cell office:value-type="float" office:value="0.4340339" calcext:value-type="float">
            <text:p>0.4340339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697" calcext:value-type="float">
            <text:p>0.0142697</text:p>
          </table:table-cell>
          <table:table-cell office:value-type="float" office:value="0.3229098" calcext:value-type="float">
            <text:p>0.3229098</text:p>
          </table:table-cell>
          <table:table-cell office:value-type="float" office:value="0.2131656" calcext:value-type="float">
            <text:p>0.2131656</text:p>
          </table:table-cell>
          <table:table-cell office:value-type="float" office:value="0.02650106" calcext:value-type="float">
            <text:p>0.0265010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0545" calcext:value-type="float">
            <text:p>-1.50545</text:p>
          </table:table-cell>
          <table:table-cell office:value-type="float" office:value="-0.5707191" calcext:value-type="float">
            <text:p>-0.5707191</text:p>
          </table:table-cell>
          <table:table-cell office:value-type="float" office:value="-0.19584" calcext:value-type="float">
            <text:p>-0.19584</text:p>
          </table:table-cell>
          <table:table-cell office:value-type="float" office:value="-0.02072445" calcext:value-type="float">
            <text:p>-0.02072445</text:p>
          </table:table-cell>
          <table:table-cell office:value-type="float" office:value="-0.01807465" calcext:value-type="float">
            <text:p>-0.01807465</text:p>
          </table:table-cell>
          <table:table-cell office:value-type="float" office:value="-0.0162979" calcext:value-type="float">
            <text:p>-0.0162979</text:p>
          </table:table-cell>
          <table:table-cell office:value-type="float" office:value="-0.01364803" calcext:value-type="float">
            <text:p>-0.01364803</text:p>
          </table:table-cell>
          <table:table-cell office:value-type="float" office:value="-0.01379149" calcext:value-type="float">
            <text:p>-0.01379149</text:p>
          </table:table-cell>
          <table:table-cell office:value-type="float" office:value="-0.008184252" calcext:value-type="float">
            <text:p>-0.008184252</text:p>
          </table:table-cell>
          <table:table-cell office:value-type="float" office:value="-0.005237551" calcext:value-type="float">
            <text:p>-0.005237551</text:p>
          </table:table-cell>
          <table:table-cell office:value-type="float" office:value="295.0676" calcext:value-type="float">
            <text:p>295.0676</text:p>
          </table:table-cell>
          <table:table-cell office:value-type="float" office:value="0" calcext:value-type="float">
            <text:p>0</text:p>
          </table:table-cell>
          <table:table-cell office:value-type="float" office:value="-2.613942" calcext:value-type="float">
            <text:p>-2.613942</text:p>
          </table:table-cell>
          <table:table-cell office:value-type="float" office:value="0.02735719" calcext:value-type="float">
            <text:p>0.0273571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635762" calcext:value-type="float">
            <text:p>-1.6357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32.20001" calcext:value-type="float">
            <text:p>32.20001</text:p>
          </table:table-cell>
          <table:table-cell office:value-type="float" office:value="-1.662338" calcext:value-type="float">
            <text:p>-1.662338</text:p>
          </table:table-cell>
          <table:table-cell office:value-type="float" office:value="0" calcext:value-type="float">
            <text:p>0</text:p>
          </table:table-cell>
          <table:table-cell office:value-type="float" office:value="1310.6" calcext:value-type="float">
            <text:p>1310.6</text:p>
          </table:table-cell>
          <table:table-cell office:value-type="float" office:value="9.082994" calcext:value-type="float">
            <text:p>9.082994</text:p>
          </table:table-cell>
          <table:table-cell office:value-type="float" office:value="252.7951" calcext:value-type="float">
            <text:p>252.7951</text:p>
          </table:table-cell>
          <table:table-cell office:value-type="float" office:value="0.1560006" calcext:value-type="float">
            <text:p>0.1560006</text:p>
          </table:table-cell>
          <table:table-cell office:value-type="float" office:value="0.1780678" calcext:value-type="float">
            <text:p>0.1780678</text:p>
          </table:table-cell>
          <table:table-cell office:value-type="float" office:value="0.2038807" calcext:value-type="float">
            <text:p>0.2038807</text:p>
          </table:table-cell>
          <table:table-cell office:value-type="float" office:value="0.2947953" calcext:value-type="float">
            <text:p>0.2947953</text:p>
          </table:table-cell>
          <table:table-cell office:value-type="float" office:value="0.3000011" calcext:value-type="float">
            <text:p>0.3000011</text:p>
          </table:table-cell>
          <table:table-cell office:value-type="float" office:value="0.3035012" calcext:value-type="float">
            <text:p>0.3035012</text:p>
          </table:table-cell>
          <table:table-cell office:value-type="float" office:value="0.3542604" calcext:value-type="float">
            <text:p>0.3542604</text:p>
          </table:table-cell>
          <table:table-cell office:value-type="float" office:value="0.360637" calcext:value-type="float">
            <text:p>0.360637</text:p>
          </table:table-cell>
          <table:table-cell office:value-type="float" office:value="0.3813642" calcext:value-type="float">
            <text:p>0.3813642</text:p>
          </table:table-cell>
          <table:table-cell office:value-type="float" office:value="0.3996035" calcext:value-type="float">
            <text:p>0.3996035</text:p>
          </table:table-cell>
          <table:table-cell office:value-type="float" office:value="0.4357387" calcext:value-type="float">
            <text:p>0.435738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613" calcext:value-type="float">
            <text:p>0.00023613</text:p>
          </table:table-cell>
          <table:table-cell office:value-type="float" office:value="0.319216" calcext:value-type="float">
            <text:p>0.319216</text:p>
          </table:table-cell>
          <table:table-cell office:value-type="float" office:value="0.2189029" calcext:value-type="float">
            <text:p>0.2189029</text:p>
          </table:table-cell>
          <table:table-cell office:value-type="float" office:value="0.03047136" calcext:value-type="float">
            <text:p>0.0304713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11295" calcext:value-type="float">
            <text:p>-1.111295</text:p>
          </table:table-cell>
          <table:table-cell office:value-type="float" office:value="-0.4969009" calcext:value-type="float">
            <text:p>-0.4969009</text:p>
          </table:table-cell>
          <table:table-cell office:value-type="float" office:value="-0.2160177" calcext:value-type="float">
            <text:p>-0.2160177</text:p>
          </table:table-cell>
          <table:table-cell office:value-type="float" office:value="-0.02153317" calcext:value-type="float">
            <text:p>-0.02153317</text:p>
          </table:table-cell>
          <table:table-cell office:value-type="float" office:value="-0.0190695" calcext:value-type="float">
            <text:p>-0.0190695</text:p>
          </table:table-cell>
          <table:table-cell office:value-type="float" office:value="-0.01759199" calcext:value-type="float">
            <text:p>-0.01759199</text:p>
          </table:table-cell>
          <table:table-cell office:value-type="float" office:value="-0.01510082" calcext:value-type="float">
            <text:p>-0.01510082</text:p>
          </table:table-cell>
          <table:table-cell office:value-type="float" office:value="-0.01406323" calcext:value-type="float">
            <text:p>-0.01406323</text:p>
          </table:table-cell>
          <table:table-cell office:value-type="float" office:value="-0.008240285" calcext:value-type="float">
            <text:p>-0.008240285</text:p>
          </table:table-cell>
          <table:table-cell office:value-type="float" office:value="-0.005273682" calcext:value-type="float">
            <text:p>-0.005273682</text:p>
          </table:table-cell>
          <table:table-cell office:value-type="float" office:value="300.9403" calcext:value-type="float">
            <text:p>300.9403</text:p>
          </table:table-cell>
          <table:table-cell office:value-type="float" office:value="0" calcext:value-type="float">
            <text:p>0</text:p>
          </table:table-cell>
          <table:table-cell office:value-type="float" office:value="-1.514651" calcext:value-type="float">
            <text:p>-1.514651</text:p>
          </table:table-cell>
          <table:table-cell office:value-type="float" office:value="0.02737274" calcext:value-type="float">
            <text:p>0.0273727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32.20001" calcext:value-type="float">
            <text:p>32.20001</text:p>
          </table:table-cell>
          <table:table-cell office:value-type="float" office:value="-1.471034" calcext:value-type="float">
            <text:p>-1.471034</text:p>
          </table:table-cell>
          <table:table-cell office:value-type="float" office:value="0" calcext:value-type="float">
            <text:p>0</text:p>
          </table:table-cell>
          <table:table-cell office:value-type="float" office:value="1313.568" calcext:value-type="float">
            <text:p>1313.568</text:p>
          </table:table-cell>
          <table:table-cell office:value-type="float" office:value="5.924011" calcext:value-type="float">
            <text:p>5.924011</text:p>
          </table:table-cell>
          <table:table-cell office:value-type="float" office:value="251.186" calcext:value-type="float">
            <text:p>251.186</text:p>
          </table:table-cell>
          <table:table-cell office:value-type="float" office:value="0.1654219" calcext:value-type="float">
            <text:p>0.1654219</text:p>
          </table:table-cell>
          <table:table-cell office:value-type="float" office:value="0.1862856" calcext:value-type="float">
            <text:p>0.1862856</text:p>
          </table:table-cell>
          <table:table-cell office:value-type="float" office:value="0.20674" calcext:value-type="float">
            <text:p>0.20674</text:p>
          </table:table-cell>
          <table:table-cell office:value-type="float" office:value="0.2929375" calcext:value-type="float">
            <text:p>0.2929375</text:p>
          </table:table-cell>
          <table:table-cell office:value-type="float" office:value="0.2983066" calcext:value-type="float">
            <text:p>0.2983066</text:p>
          </table:table-cell>
          <table:table-cell office:value-type="float" office:value="0.3021956" calcext:value-type="float">
            <text:p>0.3021956</text:p>
          </table:table-cell>
          <table:table-cell office:value-type="float" office:value="0.3519333" calcext:value-type="float">
            <text:p>0.3519333</text:p>
          </table:table-cell>
          <table:table-cell office:value-type="float" office:value="0.3605028" calcext:value-type="float">
            <text:p>0.3605028</text:p>
          </table:table-cell>
          <table:table-cell office:value-type="float" office:value="0.3822291" calcext:value-type="float">
            <text:p>0.3822291</text:p>
          </table:table-cell>
          <table:table-cell office:value-type="float" office:value="0.4012089" calcext:value-type="float">
            <text:p>0.4012089</text:p>
          </table:table-cell>
          <table:table-cell office:value-type="float" office:value="0.4401576" calcext:value-type="float">
            <text:p>0.440157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57743" calcext:value-type="float">
            <text:p>0.0002357743</text:p>
          </table:table-cell>
          <table:table-cell office:value-type="float" office:value="0.3082246" calcext:value-type="float">
            <text:p>0.3082246</text:p>
          </table:table-cell>
          <table:table-cell office:value-type="float" office:value="0.218596" calcext:value-type="float">
            <text:p>0.218596</text:p>
          </table:table-cell>
          <table:table-cell office:value-type="float" office:value="0.03331061" calcext:value-type="float">
            <text:p>0.03331061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766047" calcext:value-type="float">
            <text:p>-0.7766047</text:p>
          </table:table-cell>
          <table:table-cell office:value-type="float" office:value="-0.3751926" calcext:value-type="float">
            <text:p>-0.3751926</text:p>
          </table:table-cell>
          <table:table-cell office:value-type="float" office:value="-0.1984714" calcext:value-type="float">
            <text:p>-0.1984714</text:p>
          </table:table-cell>
          <table:table-cell office:value-type="float" office:value="-0.02249954" calcext:value-type="float">
            <text:p>-0.02249954</text:p>
          </table:table-cell>
          <table:table-cell office:value-type="float" office:value="-0.01983921" calcext:value-type="float">
            <text:p>-0.01983921</text:p>
          </table:table-cell>
          <table:table-cell office:value-type="float" office:value="-0.01813246" calcext:value-type="float">
            <text:p>-0.01813246</text:p>
          </table:table-cell>
          <table:table-cell office:value-type="float" office:value="-0.01610813" calcext:value-type="float">
            <text:p>-0.01610813</text:p>
          </table:table-cell>
          <table:table-cell office:value-type="float" office:value="-0.01411928" calcext:value-type="float">
            <text:p>-0.01411928</text:p>
          </table:table-cell>
          <table:table-cell office:value-type="float" office:value="-0.008068367" calcext:value-type="float">
            <text:p>-0.008068367</text:p>
          </table:table-cell>
          <table:table-cell office:value-type="float" office:value="-0.005080087" calcext:value-type="float">
            <text:p>-0.005080087</text:p>
          </table:table-cell>
          <table:table-cell office:value-type="float" office:value="303.7269" calcext:value-type="float">
            <text:p>303.7269</text:p>
          </table:table-cell>
          <table:table-cell office:value-type="float" office:value="0" calcext:value-type="float">
            <text:p>0</text:p>
          </table:table-cell>
          <table:table-cell office:value-type="float" office:value="-1.002039" calcext:value-type="float">
            <text:p>-1.002039</text:p>
          </table:table-cell>
          <table:table-cell office:value-type="float" office:value="0.02736875" calcext:value-type="float">
            <text:p>0.0273687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607246" calcext:value-type="float">
            <text:p>-1.6072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32.20001" calcext:value-type="float">
            <text:p>32.20001</text:p>
          </table:table-cell>
          <table:table-cell office:value-type="float" office:value="-1.498296" calcext:value-type="float">
            <text:p>-1.498296</text:p>
          </table:table-cell>
          <table:table-cell office:value-type="float" office:value="0" calcext:value-type="float">
            <text:p>0</text:p>
          </table:table-cell>
          <table:table-cell office:value-type="float" office:value="1317.198" calcext:value-type="float">
            <text:p>1317.198</text:p>
          </table:table-cell>
          <table:table-cell office:value-type="float" office:value="2.322211" calcext:value-type="float">
            <text:p>2.322211</text:p>
          </table:table-cell>
          <table:table-cell office:value-type="float" office:value="250.4271" calcext:value-type="float">
            <text:p>250.4271</text:p>
          </table:table-cell>
          <table:table-cell office:value-type="float" office:value="0.1544679" calcext:value-type="float">
            <text:p>0.1544679</text:p>
          </table:table-cell>
          <table:table-cell office:value-type="float" office:value="0.1806343" calcext:value-type="float">
            <text:p>0.1806343</text:p>
          </table:table-cell>
          <table:table-cell office:value-type="float" office:value="0.2067632" calcext:value-type="float">
            <text:p>0.2067632</text:p>
          </table:table-cell>
          <table:table-cell office:value-type="float" office:value="0.2914179" calcext:value-type="float">
            <text:p>0.2914179</text:p>
          </table:table-cell>
          <table:table-cell office:value-type="float" office:value="0.2968569" calcext:value-type="float">
            <text:p>0.2968569</text:p>
          </table:table-cell>
          <table:table-cell office:value-type="float" office:value="0.3009765" calcext:value-type="float">
            <text:p>0.3009765</text:p>
          </table:table-cell>
          <table:table-cell office:value-type="float" office:value="0.3522263" calcext:value-type="float">
            <text:p>0.3522263</text:p>
          </table:table-cell>
          <table:table-cell office:value-type="float" office:value="0.3605113" calcext:value-type="float">
            <text:p>0.3605113</text:p>
          </table:table-cell>
          <table:table-cell office:value-type="float" office:value="0.3831651" calcext:value-type="float">
            <text:p>0.3831651</text:p>
          </table:table-cell>
          <table:table-cell office:value-type="float" office:value="0.4030339" calcext:value-type="float">
            <text:p>0.4030339</text:p>
          </table:table-cell>
          <table:table-cell office:value-type="float" office:value="0.4450353" calcext:value-type="float">
            <text:p>0.4450353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6544" calcext:value-type="float">
            <text:p>0.00546544</text:p>
          </table:table-cell>
          <table:table-cell office:value-type="float" office:value="0.3120754" calcext:value-type="float">
            <text:p>0.3120754</text:p>
          </table:table-cell>
          <table:table-cell office:value-type="float" office:value="0.2209487" calcext:value-type="float">
            <text:p>0.2209487</text:p>
          </table:table-cell>
          <table:table-cell office:value-type="float" office:value="0.03616279" calcext:value-type="float">
            <text:p>0.03616279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75635" calcext:value-type="float">
            <text:p>-1.175635</text:p>
          </table:table-cell>
          <table:table-cell office:value-type="float" office:value="-0.4516743" calcext:value-type="float">
            <text:p>-0.4516743</text:p>
          </table:table-cell>
          <table:table-cell office:value-type="float" office:value="-0.1980655" calcext:value-type="float">
            <text:p>-0.1980655</text:p>
          </table:table-cell>
          <table:table-cell office:value-type="float" office:value="-0.02332337" calcext:value-type="float">
            <text:p>-0.02332337</text:p>
          </table:table-cell>
          <table:table-cell office:value-type="float" office:value="-0.02052126" calcext:value-type="float">
            <text:p>-0.02052126</text:p>
          </table:table-cell>
          <table:table-cell office:value-type="float" office:value="-0.01865043" calcext:value-type="float">
            <text:p>-0.01865043</text:p>
          </table:table-cell>
          <table:table-cell office:value-type="float" office:value="-0.01598515" calcext:value-type="float">
            <text:p>-0.01598515</text:p>
          </table:table-cell>
          <table:table-cell office:value-type="float" office:value="-0.01411663" calcext:value-type="float">
            <text:p>-0.01411663</text:p>
          </table:table-cell>
          <table:table-cell office:value-type="float" office:value="-0.007880772" calcext:value-type="float">
            <text:p>-0.007880772</text:p>
          </table:table-cell>
          <table:table-cell office:value-type="float" office:value="-0.004863758" calcext:value-type="float">
            <text:p>-0.004863758</text:p>
          </table:table-cell>
          <table:table-cell office:value-type="float" office:value="305.9485" calcext:value-type="float">
            <text:p>305.9485</text:p>
          </table:table-cell>
          <table:table-cell office:value-type="float" office:value="0" calcext:value-type="float">
            <text:p>0</text:p>
          </table:table-cell>
          <table:table-cell office:value-type="float" office:value="-2.094022" calcext:value-type="float">
            <text:p>-2.094022</text:p>
          </table:table-cell>
          <table:table-cell office:value-type="float" office:value="0.02740684" calcext:value-type="float">
            <text:p>0.0274068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584532" calcext:value-type="float">
            <text:p>-1.5845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32.20001" calcext:value-type="float">
            <text:p>32.20001</text:p>
          </table:table-cell>
          <table:table-cell office:value-type="float" office:value="-1.303739" calcext:value-type="float">
            <text:p>-1.303739</text:p>
          </table:table-cell>
          <table:table-cell office:value-type="float" office:value="0" calcext:value-type="float">
            <text:p>0</text:p>
          </table:table-cell>
          <table:table-cell office:value-type="float" office:value="1320.396" calcext:value-type="float">
            <text:p>1320.396</text:p>
          </table:table-cell>
          <table:table-cell office:value-type="float" office:value="-1.070877" calcext:value-type="float">
            <text:p>-1.070877</text:p>
          </table:table-cell>
          <table:table-cell office:value-type="float" office:value="249.0282" calcext:value-type="float">
            <text:p>249.0282</text:p>
          </table:table-cell>
          <table:table-cell office:value-type="float" office:value="0.1514963" calcext:value-type="float">
            <text:p>0.1514963</text:p>
          </table:table-cell>
          <table:table-cell office:value-type="float" office:value="0.1758908" calcext:value-type="float">
            <text:p>0.1758908</text:p>
          </table:table-cell>
          <table:table-cell office:value-type="float" office:value="0.2041427" calcext:value-type="float">
            <text:p>0.2041427</text:p>
          </table:table-cell>
          <table:table-cell office:value-type="float" office:value="0.2895283" calcext:value-type="float">
            <text:p>0.2895283</text:p>
          </table:table-cell>
          <table:table-cell office:value-type="float" office:value="0.2954396" calcext:value-type="float">
            <text:p>0.2954396</text:p>
          </table:table-cell>
          <table:table-cell office:value-type="float" office:value="0.2999642" calcext:value-type="float">
            <text:p>0.2999642</text:p>
          </table:table-cell>
          <table:table-cell office:value-type="float" office:value="0.3520506" calcext:value-type="float">
            <text:p>0.3520506</text:p>
          </table:table-cell>
          <table:table-cell office:value-type="float" office:value="0.3606159" calcext:value-type="float">
            <text:p>0.3606159</text:p>
          </table:table-cell>
          <table:table-cell office:value-type="float" office:value="0.3838526" calcext:value-type="float">
            <text:p>0.3838526</text:p>
          </table:table-cell>
          <table:table-cell office:value-type="float" office:value="0.4045681" calcext:value-type="float">
            <text:p>0.4045681</text:p>
          </table:table-cell>
          <table:table-cell office:value-type="float" office:value="0.4499009" calcext:value-type="float">
            <text:p>0.4499009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660694" calcext:value-type="float">
            <text:p>0.0003660694</text:p>
          </table:table-cell>
          <table:table-cell office:value-type="float" office:value="0.3155769" calcext:value-type="float">
            <text:p>0.3155769</text:p>
          </table:table-cell>
          <table:table-cell office:value-type="float" office:value="0.2260595" calcext:value-type="float">
            <text:p>0.2260595</text:p>
          </table:table-cell>
          <table:table-cell office:value-type="float" office:value="0.03996639" calcext:value-type="float">
            <text:p>0.03996639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2384" calcext:value-type="float">
            <text:p>-1.32384</text:p>
          </table:table-cell>
          <table:table-cell office:value-type="float" office:value="-0.5322875" calcext:value-type="float">
            <text:p>-0.5322875</text:p>
          </table:table-cell>
          <table:table-cell office:value-type="float" office:value="-0.2140623" calcext:value-type="float">
            <text:p>-0.2140623</text:p>
          </table:table-cell>
          <table:table-cell office:value-type="float" office:value="-0.02439704" calcext:value-type="float">
            <text:p>-0.02439704</text:p>
          </table:table-cell>
          <table:table-cell office:value-type="float" office:value="-0.02121232" calcext:value-type="float">
            <text:p>-0.02121232</text:p>
          </table:table-cell>
          <table:table-cell office:value-type="float" office:value="-0.01909021" calcext:value-type="float">
            <text:p>-0.01909021</text:p>
          </table:table-cell>
          <table:table-cell office:value-type="float" office:value="-0.01605817" calcext:value-type="float">
            <text:p>-0.01605817</text:p>
          </table:table-cell>
          <table:table-cell office:value-type="float" office:value="-0.01407727" calcext:value-type="float">
            <text:p>-0.01407727</text:p>
          </table:table-cell>
          <table:table-cell office:value-type="float" office:value="-0.007746197" calcext:value-type="float">
            <text:p>-0.007746197</text:p>
          </table:table-cell>
          <table:table-cell office:value-type="float" office:value="-0.004689465" calcext:value-type="float">
            <text:p>-0.004689465</text:p>
          </table:table-cell>
          <table:table-cell office:value-type="float" office:value="308.2789" calcext:value-type="float">
            <text:p>308.2789</text:p>
          </table:table-cell>
          <table:table-cell office:value-type="float" office:value="0" calcext:value-type="float">
            <text:p>0</text:p>
          </table:table-cell>
          <table:table-cell office:value-type="float" office:value="-2.322138" calcext:value-type="float">
            <text:p>-2.322138</text:p>
          </table:table-cell>
          <table:table-cell office:value-type="float" office:value="0.02744111" calcext:value-type="float">
            <text:p>0.02744111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561886" calcext:value-type="float">
            <text:p>-1.5618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32.20001" calcext:value-type="float">
            <text:p>32.20001</text:p>
          </table:table-cell>
          <table:table-cell office:value-type="float" office:value="-1.13901" calcext:value-type="float">
            <text:p>-1.13901</text:p>
          </table:table-cell>
          <table:table-cell office:value-type="float" office:value="0" calcext:value-type="float">
            <text:p>0</text:p>
          </table:table-cell>
          <table:table-cell office:value-type="float" office:value="1323.454" calcext:value-type="float">
            <text:p>1323.454</text:p>
          </table:table-cell>
          <table:table-cell office:value-type="float" office:value="-4.292741" calcext:value-type="float">
            <text:p>-4.292741</text:p>
          </table:table-cell>
          <table:table-cell office:value-type="float" office:value="247.9111" calcext:value-type="float">
            <text:p>247.9111</text:p>
          </table:table-cell>
          <table:table-cell office:value-type="float" office:value="0.1434273" calcext:value-type="float">
            <text:p>0.1434273</text:p>
          </table:table-cell>
          <table:table-cell office:value-type="float" office:value="0.1693316" calcext:value-type="float">
            <text:p>0.1693316</text:p>
          </table:table-cell>
          <table:table-cell office:value-type="float" office:value="0.1987363" calcext:value-type="float">
            <text:p>0.1987363</text:p>
          </table:table-cell>
          <table:table-cell office:value-type="float" office:value="0.2870135" calcext:value-type="float">
            <text:p>0.2870135</text:p>
          </table:table-cell>
          <table:table-cell office:value-type="float" office:value="0.2939832" calcext:value-type="float">
            <text:p>0.2939832</text:p>
          </table:table-cell>
          <table:table-cell office:value-type="float" office:value="0.299064" calcext:value-type="float">
            <text:p>0.299064</text:p>
          </table:table-cell>
          <table:table-cell office:value-type="float" office:value="0.3516789" calcext:value-type="float">
            <text:p>0.3516789</text:p>
          </table:table-cell>
          <table:table-cell office:value-type="float" office:value="0.3606896" calcext:value-type="float">
            <text:p>0.3606896</text:p>
          </table:table-cell>
          <table:table-cell office:value-type="float" office:value="0.3844244" calcext:value-type="float">
            <text:p>0.3844244</text:p>
          </table:table-cell>
          <table:table-cell office:value-type="float" office:value="0.4058646" calcext:value-type="float">
            <text:p>0.4058646</text:p>
          </table:table-cell>
          <table:table-cell office:value-type="float" office:value="0.4546961" calcext:value-type="float">
            <text:p>0.4546961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57762" calcext:value-type="float">
            <text:p>0.0002357762</text:p>
          </table:table-cell>
          <table:table-cell office:value-type="float" office:value="0.3215687" calcext:value-type="float">
            <text:p>0.3215687</text:p>
          </table:table-cell>
          <table:table-cell office:value-type="float" office:value="0.233798" calcext:value-type="float">
            <text:p>0.233798</text:p>
          </table:table-cell>
          <table:table-cell office:value-type="float" office:value="0.04533515" calcext:value-type="float">
            <text:p>0.04533515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53088" calcext:value-type="float">
            <text:p>-1.853088</text:p>
          </table:table-cell>
          <table:table-cell office:value-type="float" office:value="-0.672205" calcext:value-type="float">
            <text:p>-0.672205</text:p>
          </table:table-cell>
          <table:table-cell office:value-type="float" office:value="-0.2520554" calcext:value-type="float">
            <text:p>-0.2520554</text:p>
          </table:table-cell>
          <table:table-cell office:value-type="float" office:value="-0.02590972" calcext:value-type="float">
            <text:p>-0.02590972</text:p>
          </table:table-cell>
          <table:table-cell office:value-type="float" office:value="-0.02194944" calcext:value-type="float">
            <text:p>-0.02194944</text:p>
          </table:table-cell>
          <table:table-cell office:value-type="float" office:value="-0.01949463" calcext:value-type="float">
            <text:p>-0.01949463</text:p>
          </table:table-cell>
          <table:table-cell office:value-type="float" office:value="-0.01622142" calcext:value-type="float">
            <text:p>-0.01622142</text:p>
          </table:table-cell>
          <table:table-cell office:value-type="float" office:value="-0.01404957" calcext:value-type="float">
            <text:p>-0.01404957</text:p>
          </table:table-cell>
          <table:table-cell office:value-type="float" office:value="-0.007636216" calcext:value-type="float">
            <text:p>-0.007636216</text:p>
          </table:table-cell>
          <table:table-cell office:value-type="float" office:value="-0.004547772" calcext:value-type="float">
            <text:p>-0.004547772</text:p>
          </table:table-cell>
          <table:table-cell office:value-type="float" office:value="310.6949" calcext:value-type="float">
            <text:p>310.6949</text:p>
          </table:table-cell>
          <table:table-cell office:value-type="float" office:value="0" calcext:value-type="float">
            <text:p>0</text:p>
          </table:table-cell>
          <table:table-cell office:value-type="float" office:value="-2.990045" calcext:value-type="float">
            <text:p>-2.990045</text:p>
          </table:table-cell>
          <table:table-cell office:value-type="float" office:value="0.02750027" calcext:value-type="float">
            <text:p>0.02750027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539556" calcext:value-type="float">
            <text:p>-1.5395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32.20001" calcext:value-type="float">
            <text:p>32.20001</text:p>
          </table:table-cell>
          <table:table-cell office:value-type="float" office:value="-1.125832" calcext:value-type="float">
            <text:p>-1.125832</text:p>
          </table:table-cell>
          <table:table-cell office:value-type="float" office:value="0" calcext:value-type="float">
            <text:p>0</text:p>
          </table:table-cell>
          <table:table-cell office:value-type="float" office:value="1326.492" calcext:value-type="float">
            <text:p>1326.492</text:p>
          </table:table-cell>
          <table:table-cell office:value-type="float" office:value="-7.343049" calcext:value-type="float">
            <text:p>-7.343049</text:p>
          </table:table-cell>
          <table:table-cell office:value-type="float" office:value="247.0036" calcext:value-type="float">
            <text:p>247.0036</text:p>
          </table:table-cell>
          <table:table-cell office:value-type="float" office:value="0.1453401" calcext:value-type="float">
            <text:p>0.1453401</text:p>
          </table:table-cell>
          <table:table-cell office:value-type="float" office:value="0.1709559" calcext:value-type="float">
            <text:p>0.1709559</text:p>
          </table:table-cell>
          <table:table-cell office:value-type="float" office:value="0.1949188" calcext:value-type="float">
            <text:p>0.1949188</text:p>
          </table:table-cell>
          <table:table-cell office:value-type="float" office:value="0.2847572" calcext:value-type="float">
            <text:p>0.2847572</text:p>
          </table:table-cell>
          <table:table-cell office:value-type="float" office:value="0.2921609" calcext:value-type="float">
            <text:p>0.2921609</text:p>
          </table:table-cell>
          <table:table-cell office:value-type="float" office:value="0.2978064" calcext:value-type="float">
            <text:p>0.2978064</text:p>
          </table:table-cell>
          <table:table-cell office:value-type="float" office:value="0.3503678" calcext:value-type="float">
            <text:p>0.3503678</text:p>
          </table:table-cell>
          <table:table-cell office:value-type="float" office:value="0.3606988" calcext:value-type="float">
            <text:p>0.3606988</text:p>
          </table:table-cell>
          <table:table-cell office:value-type="float" office:value="0.384911" calcext:value-type="float">
            <text:p>0.384911</text:p>
          </table:table-cell>
          <table:table-cell office:value-type="float" office:value="0.4070351" calcext:value-type="float">
            <text:p>0.4070351</text:p>
          </table:table-cell>
          <table:table-cell office:value-type="float" office:value="0.4593111" calcext:value-type="float">
            <text:p>0.4593111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57755" calcext:value-type="float">
            <text:p>0.0002357755</text:p>
          </table:table-cell>
          <table:table-cell office:value-type="float" office:value="0.3167931" calcext:value-type="float">
            <text:p>0.3167931</text:p>
          </table:table-cell>
          <table:table-cell office:value-type="float" office:value="0.2393468" calcext:value-type="float">
            <text:p>0.2393468</text:p>
          </table:table-cell>
          <table:table-cell office:value-type="float" office:value="0.05208824" calcext:value-type="float">
            <text:p>0.05208824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16242" calcext:value-type="float">
            <text:p>-1.716242</text:p>
          </table:table-cell>
          <table:table-cell office:value-type="float" office:value="-0.6355637" calcext:value-type="float">
            <text:p>-0.6355637</text:p>
          </table:table-cell>
          <table:table-cell office:value-type="float" office:value="-0.2841888" calcext:value-type="float">
            <text:p>-0.2841888</text:p>
          </table:table-cell>
          <table:table-cell office:value-type="float" office:value="-0.02737525" calcext:value-type="float">
            <text:p>-0.02737525</text:p>
          </table:table-cell>
          <table:table-cell office:value-type="float" office:value="-0.02291588" calcext:value-type="float">
            <text:p>-0.02291588</text:p>
          </table:table-cell>
          <table:table-cell office:value-type="float" office:value="-0.02006723" calcext:value-type="float">
            <text:p>-0.02006723</text:p>
          </table:table-cell>
          <table:table-cell office:value-type="float" office:value="-0.01681028" calcext:value-type="float">
            <text:p>-0.01681028</text:p>
          </table:table-cell>
          <table:table-cell office:value-type="float" office:value="-0.01404573" calcext:value-type="float">
            <text:p>-0.01404573</text:p>
          </table:table-cell>
          <table:table-cell office:value-type="float" office:value="-0.007544002" calcext:value-type="float">
            <text:p>-0.007544002</text:p>
          </table:table-cell>
          <table:table-cell office:value-type="float" office:value="-0.004423901" calcext:value-type="float">
            <text:p>-0.004423901</text:p>
          </table:table-cell>
          <table:table-cell office:value-type="float" office:value="313.2127" calcext:value-type="float">
            <text:p>313.2127</text:p>
          </table:table-cell>
          <table:table-cell office:value-type="float" office:value="0" calcext:value-type="float">
            <text:p>0</text:p>
          </table:table-cell>
          <table:table-cell office:value-type="float" office:value="-2.181835" calcext:value-type="float">
            <text:p>-2.181835</text:p>
          </table:table-cell>
          <table:table-cell office:value-type="float" office:value="0.02753663" calcext:value-type="float">
            <text:p>0.02753663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518064" calcext:value-type="float">
            <text:p>-1.518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32.20001" calcext:value-type="float">
            <text:p>32.20001</text:p>
          </table:table-cell>
          <table:table-cell office:value-type="float" office:value="-1.109312" calcext:value-type="float">
            <text:p>-1.109312</text:p>
          </table:table-cell>
          <table:table-cell office:value-type="float" office:value="0" calcext:value-type="float">
            <text:p>0</text:p>
          </table:table-cell>
          <table:table-cell office:value-type="float" office:value="1329.386" calcext:value-type="float">
            <text:p>1329.386</text:p>
          </table:table-cell>
          <table:table-cell office:value-type="float" office:value="-10.25451" calcext:value-type="float">
            <text:p>-10.25451</text:p>
          </table:table-cell>
          <table:table-cell office:value-type="float" office:value="244.3202" calcext:value-type="float">
            <text:p>244.3202</text:p>
          </table:table-cell>
          <table:table-cell office:value-type="float" office:value="0.1556346" calcext:value-type="float">
            <text:p>0.1556346</text:p>
          </table:table-cell>
          <table:table-cell office:value-type="float" office:value="0.1784132" calcext:value-type="float">
            <text:p>0.1784132</text:p>
          </table:table-cell>
          <table:table-cell office:value-type="float" office:value="0.1965788" calcext:value-type="float">
            <text:p>0.1965788</text:p>
          </table:table-cell>
          <table:table-cell office:value-type="float" office:value="0.2830954" calcext:value-type="float">
            <text:p>0.2830954</text:p>
          </table:table-cell>
          <table:table-cell office:value-type="float" office:value="0.2907647" calcext:value-type="float">
            <text:p>0.2907647</text:p>
          </table:table-cell>
          <table:table-cell office:value-type="float" office:value="0.2960846" calcext:value-type="float">
            <text:p>0.2960846</text:p>
          </table:table-cell>
          <table:table-cell office:value-type="float" office:value="0.3485107" calcext:value-type="float">
            <text:p>0.3485107</text:p>
          </table:table-cell>
          <table:table-cell office:value-type="float" office:value="0.3605837" calcext:value-type="float">
            <text:p>0.3605837</text:p>
          </table:table-cell>
          <table:table-cell office:value-type="float" office:value="0.3853231" calcext:value-type="float">
            <text:p>0.3853231</text:p>
          </table:table-cell>
          <table:table-cell office:value-type="float" office:value="0.408096" calcext:value-type="float">
            <text:p>0.408096</text:p>
          </table:table-cell>
          <table:table-cell office:value-type="float" office:value="0.4637702" calcext:value-type="float">
            <text:p>0.463770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50658" calcext:value-type="float">
            <text:p>0.0002350658</text:p>
          </table:table-cell>
          <table:table-cell office:value-type="float" office:value="0.3045024" calcext:value-type="float">
            <text:p>0.3045024</text:p>
          </table:table-cell>
          <table:table-cell office:value-type="float" office:value="0.239352" calcext:value-type="float">
            <text:p>0.239352</text:p>
          </table:table-cell>
          <table:table-cell office:value-type="float" office:value="0.05831349" calcext:value-type="float">
            <text:p>0.05831349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32504" calcext:value-type="float">
            <text:p>-1.132504</text:p>
          </table:table-cell>
          <table:table-cell office:value-type="float" office:value="-0.490156" calcext:value-type="float">
            <text:p>-0.490156</text:p>
          </table:table-cell>
          <table:table-cell office:value-type="float" office:value="-0.2702506" calcext:value-type="float">
            <text:p>-0.2702506</text:p>
          </table:table-cell>
          <table:table-cell office:value-type="float" office:value="-0.02851585" calcext:value-type="float">
            <text:p>-0.02851585</text:p>
          </table:table-cell>
          <table:table-cell office:value-type="float" office:value="-0.02369194" calcext:value-type="float">
            <text:p>-0.02369194</text:p>
          </table:table-cell>
          <table:table-cell office:value-type="float" office:value="-0.02089024" calcext:value-type="float">
            <text:p>-0.02089024</text:p>
          </table:table-cell>
          <table:table-cell office:value-type="float" office:value="-0.01769406" calcext:value-type="float">
            <text:p>-0.01769406</text:p>
          </table:table-cell>
          <table:table-cell office:value-type="float" office:value="-0.01408833" calcext:value-type="float">
            <text:p>-0.01408833</text:p>
          </table:table-cell>
          <table:table-cell office:value-type="float" office:value="-0.007466856" calcext:value-type="float">
            <text:p>-0.007466856</text:p>
          </table:table-cell>
          <table:table-cell office:value-type="float" office:value="-0.004314843" calcext:value-type="float">
            <text:p>-0.004314843</text:p>
          </table:table-cell>
          <table:table-cell office:value-type="float" office:value="315.8174" calcext:value-type="float">
            <text:p>315.8174</text:p>
          </table:table-cell>
          <table:table-cell office:value-type="float" office:value="0" calcext:value-type="float">
            <text:p>0</text:p>
          </table:table-cell>
          <table:table-cell office:value-type="float" office:value="-1.154148" calcext:value-type="float">
            <text:p>-1.154148</text:p>
          </table:table-cell>
          <table:table-cell office:value-type="float" office:value="0.02754299" calcext:value-type="float">
            <text:p>0.0275429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497301" calcext:value-type="float">
            <text:p>-1.4973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32.20001" calcext:value-type="float">
            <text:p>32.20001</text:p>
          </table:table-cell>
          <table:table-cell office:value-type="float" office:value="-0.7801382" calcext:value-type="float">
            <text:p>-0.7801382</text:p>
          </table:table-cell>
          <table:table-cell office:value-type="float" office:value="0" calcext:value-type="float">
            <text:p>0</text:p>
          </table:table-cell>
          <table:table-cell office:value-type="float" office:value="1331.839" calcext:value-type="float">
            <text:p>1331.839</text:p>
          </table:table-cell>
          <table:table-cell office:value-type="float" office:value="-13.03562" calcext:value-type="float">
            <text:p>-13.03562</text:p>
          </table:table-cell>
          <table:table-cell office:value-type="float" office:value="242.5751" calcext:value-type="float">
            <text:p>242.5751</text:p>
          </table:table-cell>
          <table:table-cell office:value-type="float" office:value="0.1640503" calcext:value-type="float">
            <text:p>0.1640503</text:p>
          </table:table-cell>
          <table:table-cell office:value-type="float" office:value="0.1826896" calcext:value-type="float">
            <text:p>0.1826896</text:p>
          </table:table-cell>
          <table:table-cell office:value-type="float" office:value="0.2007868" calcext:value-type="float">
            <text:p>0.2007868</text:p>
          </table:table-cell>
          <table:table-cell office:value-type="float" office:value="0.2821414" calcext:value-type="float">
            <text:p>0.2821414</text:p>
          </table:table-cell>
          <table:table-cell office:value-type="float" office:value="0.2892918" calcext:value-type="float">
            <text:p>0.2892918</text:p>
          </table:table-cell>
          <table:table-cell office:value-type="float" office:value="0.2941969" calcext:value-type="float">
            <text:p>0.2941969</text:p>
          </table:table-cell>
          <table:table-cell office:value-type="float" office:value="0.3474985" calcext:value-type="float">
            <text:p>0.3474985</text:p>
          </table:table-cell>
          <table:table-cell office:value-type="float" office:value="0.3604185" calcext:value-type="float">
            <text:p>0.3604185</text:p>
          </table:table-cell>
          <table:table-cell office:value-type="float" office:value="0.3856634" calcext:value-type="float">
            <text:p>0.3856634</text:p>
          </table:table-cell>
          <table:table-cell office:value-type="float" office:value="0.4089889" calcext:value-type="float">
            <text:p>0.4089889</text:p>
          </table:table-cell>
          <table:table-cell office:value-type="float" office:value="0.4681425" calcext:value-type="float">
            <text:p>0.468142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06088" calcext:value-type="float">
            <text:p>0.001006088</text:p>
          </table:table-cell>
          <table:table-cell office:value-type="float" office:value="0.2960226" calcext:value-type="float">
            <text:p>0.2960226</text:p>
          </table:table-cell>
          <table:table-cell office:value-type="float" office:value="0.2372221" calcext:value-type="float">
            <text:p>0.2372221</text:p>
          </table:table-cell>
          <table:table-cell office:value-type="float" office:value="0.06296014" calcext:value-type="float">
            <text:p>0.06296014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119552" calcext:value-type="float">
            <text:p>-0.8119552</text:p>
          </table:table-cell>
          <table:table-cell office:value-type="float" office:value="-0.4220509" calcext:value-type="float">
            <text:p>-0.4220509</text:p>
          </table:table-cell>
          <table:table-cell office:value-type="float" office:value="-0.2372909" calcext:value-type="float">
            <text:p>-0.2372909</text:p>
          </table:table-cell>
          <table:table-cell office:value-type="float" office:value="-0.02919008" calcext:value-type="float">
            <text:p>-0.02919008</text:p>
          </table:table-cell>
          <table:table-cell office:value-type="float" office:value="-0.0245364" calcext:value-type="float">
            <text:p>-0.0245364</text:p>
          </table:table-cell>
          <table:table-cell office:value-type="float" office:value="-0.02183951" calcext:value-type="float">
            <text:p>-0.02183951</text:p>
          </table:table-cell>
          <table:table-cell office:value-type="float" office:value="-0.01821022" calcext:value-type="float">
            <text:p>-0.01821022</text:p>
          </table:table-cell>
          <table:table-cell office:value-type="float" office:value="-0.01415052" calcext:value-type="float">
            <text:p>-0.01415052</text:p>
          </table:table-cell>
          <table:table-cell office:value-type="float" office:value="-0.007403759" calcext:value-type="float">
            <text:p>-0.007403759</text:p>
          </table:table-cell>
          <table:table-cell office:value-type="float" office:value="-0.004225043" calcext:value-type="float">
            <text:p>-0.004225043</text:p>
          </table:table-cell>
          <table:table-cell office:value-type="float" office:value="318.5113" calcext:value-type="float">
            <text:p>318.5113</text:p>
          </table:table-cell>
          <table:table-cell office:value-type="float" office:value="0" calcext:value-type="float">
            <text:p>0</text:p>
          </table:table-cell>
          <table:table-cell office:value-type="float" office:value="-1.189354" calcext:value-type="float">
            <text:p>-1.189354</text:p>
          </table:table-cell>
          <table:table-cell office:value-type="float" office:value="0.02755096" calcext:value-type="float">
            <text:p>0.02755096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476955" calcext:value-type="float">
            <text:p>-1.4769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32.40001" calcext:value-type="float">
            <text:p>32.40001</text:p>
          </table:table-cell>
          <table:table-cell office:value-type="float" office:value="-0.5708996" calcext:value-type="float">
            <text:p>-0.5708996</text:p>
          </table:table-cell>
          <table:table-cell office:value-type="float" office:value="0" calcext:value-type="float">
            <text:p>0</text:p>
          </table:table-cell>
          <table:table-cell office:value-type="float" office:value="1334.461" calcext:value-type="float">
            <text:p>1334.461</text:p>
          </table:table-cell>
          <table:table-cell office:value-type="float" office:value="-15.66651" calcext:value-type="float">
            <text:p>-15.66651</text:p>
          </table:table-cell>
          <table:table-cell office:value-type="float" office:value="243.121" calcext:value-type="float">
            <text:p>243.121</text:p>
          </table:table-cell>
          <table:table-cell office:value-type="float" office:value="0.1443849" calcext:value-type="float">
            <text:p>0.1443849</text:p>
          </table:table-cell>
          <table:table-cell office:value-type="float" office:value="0.1706665" calcext:value-type="float">
            <text:p>0.1706665</text:p>
          </table:table-cell>
          <table:table-cell office:value-type="float" office:value="0.1987298" calcext:value-type="float">
            <text:p>0.1987298</text:p>
          </table:table-cell>
          <table:table-cell office:value-type="float" office:value="0.2799541" calcext:value-type="float">
            <text:p>0.2799541</text:p>
          </table:table-cell>
          <table:table-cell office:value-type="float" office:value="0.2877397" calcext:value-type="float">
            <text:p>0.2877397</text:p>
          </table:table-cell>
          <table:table-cell office:value-type="float" office:value="0.2938954" calcext:value-type="float">
            <text:p>0.2938954</text:p>
          </table:table-cell>
          <table:table-cell office:value-type="float" office:value="0.3484138" calcext:value-type="float">
            <text:p>0.3484138</text:p>
          </table:table-cell>
          <table:table-cell office:value-type="float" office:value="0.3603156" calcext:value-type="float">
            <text:p>0.3603156</text:p>
          </table:table-cell>
          <table:table-cell office:value-type="float" office:value="0.385928" calcext:value-type="float">
            <text:p>0.385928</text:p>
          </table:table-cell>
          <table:table-cell office:value-type="float" office:value="0.4095938" calcext:value-type="float">
            <text:p>0.4095938</text:p>
          </table:table-cell>
          <table:table-cell office:value-type="float" office:value="0.4725223" calcext:value-type="float">
            <text:p>0.4725223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08055" calcext:value-type="float">
            <text:p>0.01208055</text:p>
          </table:table-cell>
          <table:table-cell office:value-type="float" office:value="0.3058691" calcext:value-type="float">
            <text:p>0.3058691</text:p>
          </table:table-cell>
          <table:table-cell office:value-type="float" office:value="0.241453" calcext:value-type="float">
            <text:p>0.241453</text:p>
          </table:table-cell>
          <table:table-cell office:value-type="float" office:value="0.06825691" calcext:value-type="float">
            <text:p>0.06825691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7571" calcext:value-type="float">
            <text:p>-1.77571</text:p>
          </table:table-cell>
          <table:table-cell office:value-type="float" office:value="-0.6380475" calcext:value-type="float">
            <text:p>-0.6380475</text:p>
          </table:table-cell>
          <table:table-cell office:value-type="float" office:value="-0.2520789" calcext:value-type="float">
            <text:p>-0.2520789</text:p>
          </table:table-cell>
          <table:table-cell office:value-type="float" office:value="-0.03079175" calcext:value-type="float">
            <text:p>-0.03079175</text:p>
          </table:table-cell>
          <table:table-cell office:value-type="float" office:value="-0.02547182" calcext:value-type="float">
            <text:p>-0.02547182</text:p>
          </table:table-cell>
          <table:table-cell office:value-type="float" office:value="-0.02200044" calcext:value-type="float">
            <text:p>-0.02200044</text:p>
          </table:table-cell>
          <table:table-cell office:value-type="float" office:value="-0.01775269" calcext:value-type="float">
            <text:p>-0.01775269</text:p>
          </table:table-cell>
          <table:table-cell office:value-type="float" office:value="-0.01418971" calcext:value-type="float">
            <text:p>-0.01418971</text:p>
          </table:table-cell>
          <table:table-cell office:value-type="float" office:value="-0.007355136" calcext:value-type="float">
            <text:p>-0.007355136</text:p>
          </table:table-cell>
          <table:table-cell office:value-type="float" office:value="-0.004165606" calcext:value-type="float">
            <text:p>-0.004165606</text:p>
          </table:table-cell>
          <table:table-cell office:value-type="float" office:value="321.2866" calcext:value-type="float">
            <text:p>321.2866</text:p>
          </table:table-cell>
          <table:table-cell office:value-type="float" office:value="0" calcext:value-type="float">
            <text:p>0</text:p>
          </table:table-cell>
          <table:table-cell office:value-type="float" office:value="-3.254083" calcext:value-type="float">
            <text:p>-3.254083</text:p>
          </table:table-cell>
          <table:table-cell office:value-type="float" office:value="0.02761639" calcext:value-type="float">
            <text:p>0.0276163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456555" calcext:value-type="float">
            <text:p>-1.4565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33.00002" calcext:value-type="float">
            <text:p>33.00002</text:p>
          </table:table-cell>
          <table:table-cell office:value-type="float" office:value="-0.4278096" calcext:value-type="float">
            <text:p>-0.4278096</text:p>
          </table:table-cell>
          <table:table-cell office:value-type="float" office:value="0" calcext:value-type="float">
            <text:p>0</text:p>
          </table:table-cell>
          <table:table-cell office:value-type="float" office:value="1337.438" calcext:value-type="float">
            <text:p>1337.438</text:p>
          </table:table-cell>
          <table:table-cell office:value-type="float" office:value="-18.18572" calcext:value-type="float">
            <text:p>-18.18572</text:p>
          </table:table-cell>
          <table:table-cell office:value-type="float" office:value="244.6194" calcext:value-type="float">
            <text:p>244.6194</text:p>
          </table:table-cell>
          <table:table-cell office:value-type="float" office:value="0.1434015" calcext:value-type="float">
            <text:p>0.1434015</text:p>
          </table:table-cell>
          <table:table-cell office:value-type="float" office:value="0.164526" calcext:value-type="float">
            <text:p>0.164526</text:p>
          </table:table-cell>
          <table:table-cell office:value-type="float" office:value="0.1915033" calcext:value-type="float">
            <text:p>0.1915033</text:p>
          </table:table-cell>
          <table:table-cell office:value-type="float" office:value="0.2767892" calcext:value-type="float">
            <text:p>0.2767892</text:p>
          </table:table-cell>
          <table:table-cell office:value-type="float" office:value="0.2864712" calcext:value-type="float">
            <text:p>0.2864712</text:p>
          </table:table-cell>
          <table:table-cell office:value-type="float" office:value="0.2932681" calcext:value-type="float">
            <text:p>0.2932681</text:p>
          </table:table-cell>
          <table:table-cell office:value-type="float" office:value="0.3481892" calcext:value-type="float">
            <text:p>0.3481892</text:p>
          </table:table-cell>
          <table:table-cell office:value-type="float" office:value="0.3602535" calcext:value-type="float">
            <text:p>0.3602535</text:p>
          </table:table-cell>
          <table:table-cell office:value-type="float" office:value="0.3861485" calcext:value-type="float">
            <text:p>0.3861485</text:p>
          </table:table-cell>
          <table:table-cell office:value-type="float" office:value="0.4101624" calcext:value-type="float">
            <text:p>0.4101624</text:p>
          </table:table-cell>
          <table:table-cell office:value-type="float" office:value="0.476717" calcext:value-type="float">
            <text:p>0.476717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68775" calcext:value-type="float">
            <text:p>0.003968775</text:p>
          </table:table-cell>
          <table:table-cell office:value-type="float" office:value="0.3107896" calcext:value-type="float">
            <text:p>0.3107896</text:p>
          </table:table-cell>
          <table:table-cell office:value-type="float" office:value="0.2504762" calcext:value-type="float">
            <text:p>0.2504762</text:p>
          </table:table-cell>
          <table:table-cell office:value-type="float" office:value="0.07639392" calcext:value-type="float">
            <text:p>0.07639392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61869" calcext:value-type="float">
            <text:p>-1.861869</text:p>
          </table:table-cell>
          <table:table-cell office:value-type="float" office:value="-0.8020602" calcext:value-type="float">
            <text:p>-0.8020602</text:p>
          </table:table-cell>
          <table:table-cell office:value-type="float" office:value="-0.3161004" calcext:value-type="float">
            <text:p>-0.3161004</text:p>
          </table:table-cell>
          <table:table-cell office:value-type="float" office:value="-0.03327902" calcext:value-type="float">
            <text:p>-0.03327902</text:p>
          </table:table-cell>
          <table:table-cell office:value-type="float" office:value="-0.02626271" calcext:value-type="float">
            <text:p>-0.02626271</text:p>
          </table:table-cell>
          <table:table-cell office:value-type="float" office:value="-0.02231985" calcext:value-type="float">
            <text:p>-0.02231985</text:p>
          </table:table-cell>
          <table:table-cell office:value-type="float" office:value="-0.01786231" calcext:value-type="float">
            <text:p>-0.01786231</text:p>
          </table:table-cell>
          <table:table-cell office:value-type="float" office:value="-0.01421339" calcext:value-type="float">
            <text:p>-0.01421339</text:p>
          </table:table-cell>
          <table:table-cell office:value-type="float" office:value="-0.007314872" calcext:value-type="float">
            <text:p>-0.007314872</text:p>
          </table:table-cell>
          <table:table-cell office:value-type="float" office:value="-0.004110572" calcext:value-type="float">
            <text:p>-0.004110572</text:p>
          </table:table-cell>
          <table:table-cell office:value-type="float" office:value="324.1364" calcext:value-type="float">
            <text:p>324.1364</text:p>
          </table:table-cell>
          <table:table-cell office:value-type="float" office:value="0" calcext:value-type="float">
            <text:p>0</text:p>
          </table:table-cell>
          <table:table-cell office:value-type="float" office:value="-3.124017" calcext:value-type="float">
            <text:p>-3.124017</text:p>
          </table:table-cell>
          <table:table-cell office:value-type="float" office:value="0.02768209" calcext:value-type="float">
            <text:p>0.0276820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437021" calcext:value-type="float">
            <text:p>-1.4370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35.90001" calcext:value-type="float">
            <text:p>35.90001</text:p>
          </table:table-cell>
          <table:table-cell office:value-type="float" office:value="-0.1076628" calcext:value-type="float">
            <text:p>-0.1076628</text:p>
          </table:table-cell>
          <table:table-cell office:value-type="float" office:value="0" calcext:value-type="float">
            <text:p>0</text:p>
          </table:table-cell>
          <table:table-cell office:value-type="float" office:value="1342.434" calcext:value-type="float">
            <text:p>1342.434</text:p>
          </table:table-cell>
          <table:table-cell office:value-type="float" office:value="-20.60213" calcext:value-type="float">
            <text:p>-20.60213</text:p>
          </table:table-cell>
          <table:table-cell office:value-type="float" office:value="257.1073" calcext:value-type="float">
            <text:p>257.1073</text:p>
          </table:table-cell>
          <table:table-cell office:value-type="float" office:value="0.1413143" calcext:value-type="float">
            <text:p>0.1413143</text:p>
          </table:table-cell>
          <table:table-cell office:value-type="float" office:value="0.1649178" calcext:value-type="float">
            <text:p>0.1649178</text:p>
          </table:table-cell>
          <table:table-cell office:value-type="float" office:value="0.1874296" calcext:value-type="float">
            <text:p>0.1874296</text:p>
          </table:table-cell>
          <table:table-cell office:value-type="float" office:value="0.2735837" calcext:value-type="float">
            <text:p>0.2735837</text:p>
          </table:table-cell>
          <table:table-cell office:value-type="float" office:value="0.2846168" calcext:value-type="float">
            <text:p>0.2846168</text:p>
          </table:table-cell>
          <table:table-cell office:value-type="float" office:value="0.2915492" calcext:value-type="float">
            <text:p>0.2915492</text:p>
          </table:table-cell>
          <table:table-cell office:value-type="float" office:value="0.3476443" calcext:value-type="float">
            <text:p>0.3476443</text:p>
          </table:table-cell>
          <table:table-cell office:value-type="float" office:value="0.3602285" calcext:value-type="float">
            <text:p>0.3602285</text:p>
          </table:table-cell>
          <table:table-cell office:value-type="float" office:value="0.3863358" calcext:value-type="float">
            <text:p>0.3863358</text:p>
          </table:table-cell>
          <table:table-cell office:value-type="float" office:value="0.4106953" calcext:value-type="float">
            <text:p>0.4106953</text:p>
          </table:table-cell>
          <table:table-cell office:value-type="float" office:value="0.4807663" calcext:value-type="float">
            <text:p>0.4807663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50942" calcext:value-type="float">
            <text:p>0.0002350942</text:p>
          </table:table-cell>
          <table:table-cell office:value-type="float" office:value="0.30788" calcext:value-type="float">
            <text:p>0.30788</text:p>
          </table:table-cell>
          <table:table-cell office:value-type="float" office:value="0.256041" calcext:value-type="float">
            <text:p>0.256041</text:p>
          </table:table-cell>
          <table:table-cell office:value-type="float" office:value="0.08652196" calcext:value-type="float">
            <text:p>0.0865219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32453" calcext:value-type="float">
            <text:p>-2.032453</text:p>
          </table:table-cell>
          <table:table-cell office:value-type="float" office:value="-0.7903429" calcext:value-type="float">
            <text:p>-0.7903429</text:p>
          </table:table-cell>
          <table:table-cell office:value-type="float" office:value="-0.3609171" calcext:value-type="float">
            <text:p>-0.3609171</text:p>
          </table:table-cell>
          <table:table-cell office:value-type="float" office:value="-0.03572872" calcext:value-type="float">
            <text:p>-0.03572872</text:p>
          </table:table-cell>
          <table:table-cell office:value-type="float" office:value="-0.02747596" calcext:value-type="float">
            <text:p>-0.02747596</text:p>
          </table:table-cell>
          <table:table-cell office:value-type="float" office:value="-0.02324915" calcext:value-type="float">
            <text:p>-0.02324915</text:p>
          </table:table-cell>
          <table:table-cell office:value-type="float" office:value="-0.01812513" calcext:value-type="float">
            <text:p>-0.01812513</text:p>
          </table:table-cell>
          <table:table-cell office:value-type="float" office:value="-0.01422276" calcext:value-type="float">
            <text:p>-0.01422276</text:p>
          </table:table-cell>
          <table:table-cell office:value-type="float" office:value="-0.007280891" calcext:value-type="float">
            <text:p>-0.007280891</text:p>
          </table:table-cell>
          <table:table-cell office:value-type="float" office:value="-0.004059724" calcext:value-type="float">
            <text:p>-0.004059724</text:p>
          </table:table-cell>
          <table:table-cell office:value-type="float" office:value="327.0585" calcext:value-type="float">
            <text:p>327.0585</text:p>
          </table:table-cell>
          <table:table-cell office:value-type="float" office:value="0" calcext:value-type="float">
            <text:p>0</text:p>
          </table:table-cell>
          <table:table-cell office:value-type="float" office:value="-2.969897" calcext:value-type="float">
            <text:p>-2.969897</text:p>
          </table:table-cell>
          <table:table-cell office:value-type="float" office:value="0.02773317" calcext:value-type="float">
            <text:p>0.02773317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418165" calcext:value-type="float">
            <text:p>-1.4181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45.80001" calcext:value-type="float">
            <text:p>45.80001</text:p>
          </table:table-cell>
          <table:table-cell office:value-type="float" office:value="-0.3051664" calcext:value-type="float">
            <text:p>-0.3051664</text:p>
          </table:table-cell>
          <table:table-cell office:value-type="float" office:value="0" calcext:value-type="float">
            <text:p>0</text:p>
          </table:table-cell>
          <table:table-cell office:value-type="float" office:value="1354.836" calcext:value-type="float">
            <text:p>1354.836</text:p>
          </table:table-cell>
          <table:table-cell office:value-type="float" office:value="-22.90572" calcext:value-type="float">
            <text:p>-22.90572</text:p>
          </table:table-cell>
          <table:table-cell office:value-type="float" office:value="258.6694" calcext:value-type="float">
            <text:p>258.6694</text:p>
          </table:table-cell>
          <table:table-cell office:value-type="float" office:value="0.3512096" calcext:value-type="float">
            <text:p>0.3512096</text:p>
          </table:table-cell>
          <table:table-cell office:value-type="float" office:value="0.174802" calcext:value-type="float">
            <text:p>0.174802</text:p>
          </table:table-cell>
          <table:table-cell office:value-type="float" office:value="0.1871106" calcext:value-type="float">
            <text:p>0.1871106</text:p>
          </table:table-cell>
          <table:table-cell office:value-type="float" office:value="0.2701485" calcext:value-type="float">
            <text:p>0.2701485</text:p>
          </table:table-cell>
          <table:table-cell office:value-type="float" office:value="0.2828757" calcext:value-type="float">
            <text:p>0.2828757</text:p>
          </table:table-cell>
          <table:table-cell office:value-type="float" office:value="0.292461" calcext:value-type="float">
            <text:p>0.292461</text:p>
          </table:table-cell>
          <table:table-cell office:value-type="float" office:value="0.3714334" calcext:value-type="float">
            <text:p>0.3714334</text:p>
          </table:table-cell>
          <table:table-cell office:value-type="float" office:value="0.3602891" calcext:value-type="float">
            <text:p>0.3602891</text:p>
          </table:table-cell>
          <table:table-cell office:value-type="float" office:value="0.3864954" calcext:value-type="float">
            <text:p>0.3864954</text:p>
          </table:table-cell>
          <table:table-cell office:value-type="float" office:value="0.4111912" calcext:value-type="float">
            <text:p>0.4111912</text:p>
          </table:table-cell>
          <table:table-cell office:value-type="float" office:value="0.4846867" calcext:value-type="float">
            <text:p>0.484686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90538" calcext:value-type="float">
            <text:p>0.004690538</text:p>
          </table:table-cell>
          <table:table-cell office:value-type="float" office:value="0.2976486" calcext:value-type="float">
            <text:p>0.2976486</text:p>
          </table:table-cell>
          <table:table-cell office:value-type="float" office:value="0.2574206" calcext:value-type="float">
            <text:p>0.2574206</text:p>
          </table:table-cell>
          <table:table-cell office:value-type="float" office:value="0.09734825" calcext:value-type="float">
            <text:p>0.09734825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53976" calcext:value-type="float">
            <text:p>-0.00653976</text:p>
          </table:table-cell>
          <table:table-cell office:value-type="float" office:value="-0.566232" calcext:value-type="float">
            <text:p>-0.566232</text:p>
          </table:table-cell>
          <table:table-cell office:value-type="float" office:value="-0.3662981" calcext:value-type="float">
            <text:p>-0.3662981</text:p>
          </table:table-cell>
          <table:table-cell office:value-type="float" office:value="-0.03862212" calcext:value-type="float">
            <text:p>-0.03862212</text:p>
          </table:table-cell>
          <table:table-cell office:value-type="float" office:value="-0.02867429" calcext:value-type="float">
            <text:p>-0.02867429</text:p>
          </table:table-cell>
          <table:table-cell office:value-type="float" office:value="-0.0229112" calcext:value-type="float">
            <text:p>-0.0229112</text:p>
          </table:table-cell>
          <table:table-cell office:value-type="float" office:value="-0.01003129" calcext:value-type="float">
            <text:p>-0.01003129</text:p>
          </table:table-cell>
          <table:table-cell office:value-type="float" office:value="-0.01420768" calcext:value-type="float">
            <text:p>-0.01420768</text:p>
          </table:table-cell>
          <table:table-cell office:value-type="float" office:value="-0.007252094" calcext:value-type="float">
            <text:p>-0.007252094</text:p>
          </table:table-cell>
          <table:table-cell office:value-type="float" office:value="-0.00401305" calcext:value-type="float">
            <text:p>-0.00401305</text:p>
          </table:table-cell>
          <table:table-cell office:value-type="float" office:value="330.0616" calcext:value-type="float">
            <text:p>330.0616</text:p>
          </table:table-cell>
          <table:table-cell office:value-type="float" office:value="0" calcext:value-type="float">
            <text:p>0</text:p>
          </table:table-cell>
          <table:table-cell office:value-type="float" office:value="-0.01114502" calcext:value-type="float">
            <text:p>-0.01114502</text:p>
          </table:table-cell>
          <table:table-cell office:value-type="float" office:value="0.03029411" calcext:value-type="float">
            <text:p>0.03029411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1.399914" calcext:value-type="float">
            <text:p>-1.3999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45.80001" calcext:value-type="float">
            <text:p>45.80001</text:p>
          </table:table-cell>
          <table:table-cell office:value-type="float" office:value="0.09930992" calcext:value-type="float">
            <text:p>0.09930992</text:p>
          </table:table-cell>
          <table:table-cell office:value-type="float" office:value="0" calcext:value-type="float">
            <text:p>0</text:p>
          </table:table-cell>
          <table:table-cell office:value-type="float" office:value="1355.96" calcext:value-type="float">
            <text:p>1355.96</text:p>
          </table:table-cell>
          <table:table-cell office:value-type="float" office:value="-24.43406" calcext:value-type="float">
            <text:p>-24.43406</text:p>
          </table:table-cell>
          <table:table-cell office:value-type="float" office:value="255.2453" calcext:value-type="float">
            <text:p>255.2453</text:p>
          </table:table-cell>
          <table:table-cell office:value-type="float" office:value="0.17189" calcext:value-type="float">
            <text:p>0.17189</text:p>
          </table:table-cell>
          <table:table-cell office:value-type="float" office:value="0.1865885" calcext:value-type="float">
            <text:p>0.1865885</text:p>
          </table:table-cell>
          <table:table-cell office:value-type="float" office:value="0.1968988" calcext:value-type="float">
            <text:p>0.1968988</text:p>
          </table:table-cell>
          <table:table-cell office:value-type="float" office:value="0.2755965" calcext:value-type="float">
            <text:p>0.2755965</text:p>
          </table:table-cell>
          <table:table-cell office:value-type="float" office:value="0.2982574" calcext:value-type="float">
            <text:p>0.2982574</text:p>
          </table:table-cell>
          <table:table-cell office:value-type="float" office:value="0.3178434" calcext:value-type="float">
            <text:p>0.3178434</text:p>
          </table:table-cell>
          <table:table-cell office:value-type="float" office:value="0.3779249" calcext:value-type="float">
            <text:p>0.3779249</text:p>
          </table:table-cell>
          <table:table-cell office:value-type="float" office:value="0.3631519" calcext:value-type="float">
            <text:p>0.3631519</text:p>
          </table:table-cell>
          <table:table-cell office:value-type="float" office:value="0.3866864" calcext:value-type="float">
            <text:p>0.3866864</text:p>
          </table:table-cell>
          <table:table-cell office:value-type="float" office:value="0.4116555" calcext:value-type="float">
            <text:p>0.4116555</text:p>
          </table:table-cell>
          <table:table-cell office:value-type="float" office:value="0.4885293" calcext:value-type="float">
            <text:p>0.488529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50861" calcext:value-type="float">
            <text:p>0.005150861</text:p>
          </table:table-cell>
          <table:table-cell office:value-type="float" office:value="0.2894311" calcext:value-type="float">
            <text:p>0.2894311</text:p>
          </table:table-cell>
          <table:table-cell office:value-type="float" office:value="0.2496245" calcext:value-type="float">
            <text:p>0.2496245</text:p>
          </table:table-cell>
          <table:table-cell office:value-type="float" office:value="0.1038193" calcext:value-type="float">
            <text:p>0.1038193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146556" calcext:value-type="float">
            <text:p>-0.6146556</text:p>
          </table:table-cell>
          <table:table-cell office:value-type="float" office:value="-0.3714106" calcext:value-type="float">
            <text:p>-0.3714106</text:p>
          </table:table-cell>
          <table:table-cell office:value-type="float" office:value="-0.2678373" calcext:value-type="float">
            <text:p>-0.2678373</text:p>
          </table:table-cell>
          <table:table-cell office:value-type="float" office:value="-0.03429779" calcext:value-type="float">
            <text:p>-0.03429779</text:p>
          </table:table-cell>
          <table:table-cell office:value-type="float" office:value="-0.01991015" calcext:value-type="float">
            <text:p>-0.01991015</text:p>
          </table:table-cell>
          <table:table-cell office:value-type="float" office:value="-0.01274521" calcext:value-type="float">
            <text:p>-0.01274521</text:p>
          </table:table-cell>
          <table:table-cell office:value-type="float" office:value="-0.008054966" calcext:value-type="float">
            <text:p>-0.008054966</text:p>
          </table:table-cell>
          <table:table-cell office:value-type="float" office:value="-0.01316882" calcext:value-type="float">
            <text:p>-0.01316882</text:p>
          </table:table-cell>
          <table:table-cell office:value-type="float" office:value="-0.007217833" calcext:value-type="float">
            <text:p>-0.007217833</text:p>
          </table:table-cell>
          <table:table-cell office:value-type="float" office:value="-0.003969865" calcext:value-type="float">
            <text:p>-0.003969865</text:p>
          </table:table-cell>
          <table:table-cell office:value-type="float" office:value="333.8074" calcext:value-type="float">
            <text:p>333.8074</text:p>
          </table:table-cell>
          <table:table-cell office:value-type="float" office:value="0" calcext:value-type="float">
            <text:p>0</text:p>
          </table:table-cell>
          <table:table-cell office:value-type="float" office:value="-0.9277397" calcext:value-type="float">
            <text:p>-0.9277397</text:p>
          </table:table-cell>
          <table:table-cell office:value-type="float" office:value="0.02775899" calcext:value-type="float">
            <text:p>0.0277589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382018" calcext:value-type="float">
            <text:p>-1.382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45.80001" calcext:value-type="float">
            <text:p>45.80001</text:p>
          </table:table-cell>
          <table:table-cell office:value-type="float" office:value="0.4718549" calcext:value-type="float">
            <text:p>0.4718549</text:p>
          </table:table-cell>
          <table:table-cell office:value-type="float" office:value="0" calcext:value-type="float">
            <text:p>0</text:p>
          </table:table-cell>
          <table:table-cell office:value-type="float" office:value="1357.134" calcext:value-type="float">
            <text:p>1357.134</text:p>
          </table:table-cell>
          <table:table-cell office:value-type="float" office:value="-25.98078" calcext:value-type="float">
            <text:p>-25.98078</text:p>
          </table:table-cell>
          <table:table-cell office:value-type="float" office:value="252.4156" calcext:value-type="float">
            <text:p>252.4156</text:p>
          </table:table-cell>
          <table:table-cell office:value-type="float" office:value="0.1781802" calcext:value-type="float">
            <text:p>0.1781802</text:p>
          </table:table-cell>
          <table:table-cell office:value-type="float" office:value="0.1918392" calcext:value-type="float">
            <text:p>0.1918392</text:p>
          </table:table-cell>
          <table:table-cell office:value-type="float" office:value="0.2043437" calcext:value-type="float">
            <text:p>0.2043437</text:p>
          </table:table-cell>
          <table:table-cell office:value-type="float" office:value="0.2867566" calcext:value-type="float">
            <text:p>0.2867566</text:p>
          </table:table-cell>
          <table:table-cell office:value-type="float" office:value="0.2991535" calcext:value-type="float">
            <text:p>0.2991535</text:p>
          </table:table-cell>
          <table:table-cell office:value-type="float" office:value="0.3078021" calcext:value-type="float">
            <text:p>0.3078021</text:p>
          </table:table-cell>
          <table:table-cell office:value-type="float" office:value="0.3617621" calcext:value-type="float">
            <text:p>0.3617621</text:p>
          </table:table-cell>
          <table:table-cell office:value-type="float" office:value="0.3642098" calcext:value-type="float">
            <text:p>0.3642098</text:p>
          </table:table-cell>
          <table:table-cell office:value-type="float" office:value="0.38688" calcext:value-type="float">
            <text:p>0.38688</text:p>
          </table:table-cell>
          <table:table-cell office:value-type="float" office:value="0.4120913" calcext:value-type="float">
            <text:p>0.4120913</text:p>
          </table:table-cell>
          <table:table-cell office:value-type="float" office:value="0.4922477" calcext:value-type="float">
            <text:p>0.492247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729643" calcext:value-type="float">
            <text:p>0.0002729643</text:p>
          </table:table-cell>
          <table:table-cell office:value-type="float" office:value="0.2800185" calcext:value-type="float">
            <text:p>0.2800185</text:p>
          </table:table-cell>
          <table:table-cell office:value-type="float" office:value="0.2447009" calcext:value-type="float">
            <text:p>0.2447009</text:p>
          </table:table-cell>
          <table:table-cell office:value-type="float" office:value="0.1081546" calcext:value-type="float">
            <text:p>0.108154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939744" calcext:value-type="float">
            <text:p>-0.4939744</text:p>
          </table:table-cell>
          <table:table-cell office:value-type="float" office:value="-0.3140606" calcext:value-type="float">
            <text:p>-0.3140606</text:p>
          </table:table-cell>
          <table:table-cell office:value-type="float" office:value="-0.2135002" calcext:value-type="float">
            <text:p>-0.2135002</text:p>
          </table:table-cell>
          <table:table-cell office:value-type="float" office:value="-0.02612906" calcext:value-type="float">
            <text:p>-0.02612906</text:p>
          </table:table-cell>
          <table:table-cell office:value-type="float" office:value="-0.01944935" calcext:value-type="float">
            <text:p>-0.01944935</text:p>
          </table:table-cell>
          <table:table-cell office:value-type="float" office:value="-0.01594832" calcext:value-type="float">
            <text:p>-0.01594832</text:p>
          </table:table-cell>
          <table:table-cell office:value-type="float" office:value="-0.01232335" calcext:value-type="float">
            <text:p>-0.01232335</text:p>
          </table:table-cell>
          <table:table-cell office:value-type="float" office:value="-0.01279906" calcext:value-type="float">
            <text:p>-0.01279906</text:p>
          </table:table-cell>
          <table:table-cell office:value-type="float" office:value="-0.007183344" calcext:value-type="float">
            <text:p>-0.007183344</text:p>
          </table:table-cell>
          <table:table-cell office:value-type="float" office:value="-0.003929801" calcext:value-type="float">
            <text:p>-0.003929801</text:p>
          </table:table-cell>
          <table:table-cell office:value-type="float" office:value="337.5243" calcext:value-type="float">
            <text:p>337.5243</text:p>
          </table:table-cell>
          <table:table-cell office:value-type="float" office:value="0" calcext:value-type="float">
            <text:p>0</text:p>
          </table:table-cell>
          <table:table-cell office:value-type="float" office:value="-0.5224684" calcext:value-type="float">
            <text:p>-0.5224684</text:p>
          </table:table-cell>
          <table:table-cell office:value-type="float" office:value="0.02773476" calcext:value-type="float">
            <text:p>0.02773476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364703" calcext:value-type="float">
            <text:p>-1.3647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45.80001" calcext:value-type="float">
            <text:p>45.80001</text:p>
          </table:table-cell>
          <table:table-cell office:value-type="float" office:value="0.8152837" calcext:value-type="float">
            <text:p>0.8152837</text:p>
          </table:table-cell>
          <table:table-cell office:value-type="float" office:value="0" calcext:value-type="float">
            <text:p>0</text:p>
          </table:table-cell>
          <table:table-cell office:value-type="float" office:value="1358.582" calcext:value-type="float">
            <text:p>1358.582</text:p>
          </table:table-cell>
          <table:table-cell office:value-type="float" office:value="-27.7716" calcext:value-type="float">
            <text:p>-27.7716</text:p>
          </table:table-cell>
          <table:table-cell office:value-type="float" office:value="250.6838" calcext:value-type="float">
            <text:p>250.6838</text:p>
          </table:table-cell>
          <table:table-cell office:value-type="float" office:value="0.1877439" calcext:value-type="float">
            <text:p>0.1877439</text:p>
          </table:table-cell>
          <table:table-cell office:value-type="float" office:value="0.19846" calcext:value-type="float">
            <text:p>0.19846</text:p>
          </table:table-cell>
          <table:table-cell office:value-type="float" office:value="0.2118931" calcext:value-type="float">
            <text:p>0.2118931</text:p>
          </table:table-cell>
          <table:table-cell office:value-type="float" office:value="0.2899323" calcext:value-type="float">
            <text:p>0.2899323</text:p>
          </table:table-cell>
          <table:table-cell office:value-type="float" office:value="0.2975698" calcext:value-type="float">
            <text:p>0.2975698</text:p>
          </table:table-cell>
          <table:table-cell office:value-type="float" office:value="0.3037352" calcext:value-type="float">
            <text:p>0.3037352</text:p>
          </table:table-cell>
          <table:table-cell office:value-type="float" office:value="0.3554014" calcext:value-type="float">
            <text:p>0.3554014</text:p>
          </table:table-cell>
          <table:table-cell office:value-type="float" office:value="0.3640568" calcext:value-type="float">
            <text:p>0.3640568</text:p>
          </table:table-cell>
          <table:table-cell office:value-type="float" office:value="0.387062" calcext:value-type="float">
            <text:p>0.387062</text:p>
          </table:table-cell>
          <table:table-cell office:value-type="float" office:value="0.4125006" calcext:value-type="float">
            <text:p>0.4125006</text:p>
          </table:table-cell>
          <table:table-cell office:value-type="float" office:value="0.4958491" calcext:value-type="float">
            <text:p>0.495849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180303" calcext:value-type="float">
            <text:p>0.0003180303</text:p>
          </table:table-cell>
          <table:table-cell office:value-type="float" office:value="0.2703733" calcext:value-type="float">
            <text:p>0.2703733</text:p>
          </table:table-cell>
          <table:table-cell office:value-type="float" office:value="0.2404706" calcext:value-type="float">
            <text:p>0.2404706</text:p>
          </table:table-cell>
          <table:table-cell office:value-type="float" office:value="0.1107092" calcext:value-type="float">
            <text:p>0.1107092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581009" calcext:value-type="float">
            <text:p>-0.3581009</text:p>
          </table:table-cell>
          <table:table-cell office:value-type="float" office:value="-0.2547445" calcext:value-type="float">
            <text:p>-0.2547445</text:p>
          </table:table-cell>
          <table:table-cell office:value-type="float" office:value="-0.1709229" calcext:value-type="float">
            <text:p>-0.1709229</text:p>
          </table:table-cell>
          <table:table-cell office:value-type="float" office:value="-0.02418604" calcext:value-type="float">
            <text:p>-0.02418604</text:p>
          </table:table-cell>
          <table:table-cell office:value-type="float" office:value="-0.02018117" calcext:value-type="float">
            <text:p>-0.02018117</text:p>
          </table:table-cell>
          <table:table-cell office:value-type="float" office:value="-0.01750029" calcext:value-type="float">
            <text:p>-0.01750029</text:p>
          </table:table-cell>
          <table:table-cell office:value-type="float" office:value="-0.01464354" calcext:value-type="float">
            <text:p>-0.01464354</text:p>
          </table:table-cell>
          <table:table-cell office:value-type="float" office:value="-0.01284862" calcext:value-type="float">
            <text:p>-0.01284862</text:p>
          </table:table-cell>
          <table:table-cell office:value-type="float" office:value="-0.007150942" calcext:value-type="float">
            <text:p>-0.007150942</text:p>
          </table:table-cell>
          <table:table-cell office:value-type="float" office:value="-0.003892584" calcext:value-type="float">
            <text:p>-0.003892584</text:p>
          </table:table-cell>
          <table:table-cell office:value-type="float" office:value="340.9929" calcext:value-type="float">
            <text:p>340.9929</text:p>
          </table:table-cell>
          <table:table-cell office:value-type="float" office:value="0" calcext:value-type="float">
            <text:p>0</text:p>
          </table:table-cell>
          <table:table-cell office:value-type="float" office:value="-0.3900898" calcext:value-type="float">
            <text:p>-0.3900898</text:p>
          </table:table-cell>
          <table:table-cell office:value-type="float" office:value="0.0277175" calcext:value-type="float">
            <text:p>0.027717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347934" calcext:value-type="float">
            <text:p>-1.3479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45.80001" calcext:value-type="float">
            <text:p>45.80001</text:p>
          </table:table-cell>
          <table:table-cell office:value-type="float" office:value="1.158795" calcext:value-type="float">
            <text:p>1.158795</text:p>
          </table:table-cell>
          <table:table-cell office:value-type="float" office:value="0" calcext:value-type="float">
            <text:p>0</text:p>
          </table:table-cell>
          <table:table-cell office:value-type="float" office:value="1360.057" calcext:value-type="float">
            <text:p>1360.057</text:p>
          </table:table-cell>
          <table:table-cell office:value-type="float" office:value="-29.59074" calcext:value-type="float">
            <text:p>-29.59074</text:p>
          </table:table-cell>
          <table:table-cell office:value-type="float" office:value="248.9729" calcext:value-type="float">
            <text:p>248.9729</text:p>
          </table:table-cell>
          <table:table-cell office:value-type="float" office:value="0.1655985" calcext:value-type="float">
            <text:p>0.1655985</text:p>
          </table:table-cell>
          <table:table-cell office:value-type="float" office:value="0.1932662" calcext:value-type="float">
            <text:p>0.1932662</text:p>
          </table:table-cell>
          <table:table-cell office:value-type="float" office:value="0.2161813" calcext:value-type="float">
            <text:p>0.2161813</text:p>
          </table:table-cell>
          <table:table-cell office:value-type="float" office:value="0.2897909" calcext:value-type="float">
            <text:p>0.2897909</text:p>
          </table:table-cell>
          <table:table-cell office:value-type="float" office:value="0.2963684" calcext:value-type="float">
            <text:p>0.2963684</text:p>
          </table:table-cell>
          <table:table-cell office:value-type="float" office:value="0.3019013" calcext:value-type="float">
            <text:p>0.3019013</text:p>
          </table:table-cell>
          <table:table-cell office:value-type="float" office:value="0.3542275" calcext:value-type="float">
            <text:p>0.3542275</text:p>
          </table:table-cell>
          <table:table-cell office:value-type="float" office:value="0.3636407" calcext:value-type="float">
            <text:p>0.3636407</text:p>
          </table:table-cell>
          <table:table-cell office:value-type="float" office:value="0.387197" calcext:value-type="float">
            <text:p>0.387197</text:p>
          </table:table-cell>
          <table:table-cell office:value-type="float" office:value="0.4128814" calcext:value-type="float">
            <text:p>0.4128814</text:p>
          </table:table-cell>
          <table:table-cell office:value-type="float" office:value="0.4992999" calcext:value-type="float">
            <text:p>0.4992999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4853" calcext:value-type="float">
            <text:p>0.01894853</text:p>
          </table:table-cell>
          <table:table-cell office:value-type="float" office:value="0.2739288" calcext:value-type="float">
            <text:p>0.2739288</text:p>
          </table:table-cell>
          <table:table-cell office:value-type="float" office:value="0.2400302" calcext:value-type="float">
            <text:p>0.2400302</text:p>
          </table:table-cell>
          <table:table-cell office:value-type="float" office:value="0.1125901" calcext:value-type="float">
            <text:p>0.1125901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643748" calcext:value-type="float">
            <text:p>-0.7643748</text:p>
          </table:table-cell>
          <table:table-cell office:value-type="float" office:value="-0.2987024" calcext:value-type="float">
            <text:p>-0.2987024</text:p>
          </table:table-cell>
          <table:table-cell office:value-type="float" office:value="-0.1509852" calcext:value-type="float">
            <text:p>-0.1509852</text:p>
          </table:table-cell>
          <table:table-cell office:value-type="float" office:value="-0.02425275" calcext:value-type="float">
            <text:p>-0.02425275</text:p>
          </table:table-cell>
          <table:table-cell office:value-type="float" office:value="-0.02075845" calcext:value-type="float">
            <text:p>-0.02075845</text:p>
          </table:table-cell>
          <table:table-cell office:value-type="float" office:value="-0.01825704" calcext:value-type="float">
            <text:p>-0.01825704</text:p>
          </table:table-cell>
          <table:table-cell office:value-type="float" office:value="-0.01513263" calcext:value-type="float">
            <text:p>-0.01513263</text:p>
          </table:table-cell>
          <table:table-cell office:value-type="float" office:value="-0.01299052" calcext:value-type="float">
            <text:p>-0.01299052</text:p>
          </table:table-cell>
          <table:table-cell office:value-type="float" office:value="-0.007126984" calcext:value-type="float">
            <text:p>-0.007126984</text:p>
          </table:table-cell>
          <table:table-cell office:value-type="float" office:value="-0.003858312" calcext:value-type="float">
            <text:p>-0.003858312</text:p>
          </table:table-cell>
          <table:table-cell office:value-type="float" office:value="344.3858" calcext:value-type="float">
            <text:p>344.3858</text:p>
          </table:table-cell>
          <table:table-cell office:value-type="float" office:value="0" calcext:value-type="float">
            <text:p>0</text:p>
          </table:table-cell>
          <table:table-cell office:value-type="float" office:value="-1.378441" calcext:value-type="float">
            <text:p>-1.378441</text:p>
          </table:table-cell>
          <table:table-cell office:value-type="float" office:value="0.02775372" calcext:value-type="float">
            <text:p>0.0277537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331863" calcext:value-type="float">
            <text:p>-1.3318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45.80001" calcext:value-type="float">
            <text:p>45.80001</text:p>
          </table:table-cell>
          <table:table-cell office:value-type="float" office:value="1.402882" calcext:value-type="float">
            <text:p>1.402882</text:p>
          </table:table-cell>
          <table:table-cell office:value-type="float" office:value="0" calcext:value-type="float">
            <text:p>0</text:p>
          </table:table-cell>
          <table:table-cell office:value-type="float" office:value="1361.507" calcext:value-type="float">
            <text:p>1361.507</text:p>
          </table:table-cell>
          <table:table-cell office:value-type="float" office:value="-31.28378" calcext:value-type="float">
            <text:p>-31.28378</text:p>
          </table:table-cell>
          <table:table-cell office:value-type="float" office:value="247.5746" calcext:value-type="float">
            <text:p>247.5746</text:p>
          </table:table-cell>
          <table:table-cell office:value-type="float" office:value="0.150672" calcext:value-type="float">
            <text:p>0.150672</text:p>
          </table:table-cell>
          <table:table-cell office:value-type="float" office:value="0.1810668" calcext:value-type="float">
            <text:p>0.1810668</text:p>
          </table:table-cell>
          <table:table-cell office:value-type="float" office:value="0.21446" calcext:value-type="float">
            <text:p>0.21446</text:p>
          </table:table-cell>
          <table:table-cell office:value-type="float" office:value="0.2882543" calcext:value-type="float">
            <text:p>0.2882543</text:p>
          </table:table-cell>
          <table:table-cell office:value-type="float" office:value="0.2955582" calcext:value-type="float">
            <text:p>0.2955582</text:p>
          </table:table-cell>
          <table:table-cell office:value-type="float" office:value="0.3009488" calcext:value-type="float">
            <text:p>0.3009488</text:p>
          </table:table-cell>
          <table:table-cell office:value-type="float" office:value="0.3535373" calcext:value-type="float">
            <text:p>0.3535373</text:p>
          </table:table-cell>
          <table:table-cell office:value-type="float" office:value="0.3632912" calcext:value-type="float">
            <text:p>0.3632912</text:p>
          </table:table-cell>
          <table:table-cell office:value-type="float" office:value="0.3872915" calcext:value-type="float">
            <text:p>0.3872915</text:p>
          </table:table-cell>
          <table:table-cell office:value-type="float" office:value="0.4132354" calcext:value-type="float">
            <text:p>0.4132354</text:p>
          </table:table-cell>
          <table:table-cell office:value-type="float" office:value="0.5024691" calcext:value-type="float">
            <text:p>0.5024691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44722" calcext:value-type="float">
            <text:p>0.02544722</text:p>
          </table:table-cell>
          <table:table-cell office:value-type="float" office:value="0.2867533" calcext:value-type="float">
            <text:p>0.2867533</text:p>
          </table:table-cell>
          <table:table-cell office:value-type="float" office:value="0.2450941" calcext:value-type="float">
            <text:p>0.2450941</text:p>
          </table:table-cell>
          <table:table-cell office:value-type="float" office:value="0.1152739" calcext:value-type="float">
            <text:p>0.1152739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70951" calcext:value-type="float">
            <text:p>-1.370951</text:p>
          </table:table-cell>
          <table:table-cell office:value-type="float" office:value="-0.4448745" calcext:value-type="float">
            <text:p>-0.4448745</text:p>
          </table:table-cell>
          <table:table-cell office:value-type="float" office:value="-0.1583318" calcext:value-type="float">
            <text:p>-0.1583318</text:p>
          </table:table-cell>
          <table:table-cell office:value-type="float" office:value="-0.0251528" calcext:value-type="float">
            <text:p>-0.0251528</text:p>
          </table:table-cell>
          <table:table-cell office:value-type="float" office:value="-0.021156" calcext:value-type="float">
            <text:p>-0.021156</text:p>
          </table:table-cell>
          <table:table-cell office:value-type="float" office:value="-0.01866267" calcext:value-type="float">
            <text:p>-0.01866267</text:p>
          </table:table-cell>
          <table:table-cell office:value-type="float" office:value="-0.01541706" calcext:value-type="float">
            <text:p>-0.01541706</text:p>
          </table:table-cell>
          <table:table-cell office:value-type="float" office:value="-0.01311119" calcext:value-type="float">
            <text:p>-0.01311119</text:p>
          </table:table-cell>
          <table:table-cell office:value-type="float" office:value="-0.007110259" calcext:value-type="float">
            <text:p>-0.007110259</text:p>
          </table:table-cell>
          <table:table-cell office:value-type="float" office:value="-0.003826735" calcext:value-type="float">
            <text:p>-0.003826735</text:p>
          </table:table-cell>
          <table:table-cell office:value-type="float" office:value="347.8881" calcext:value-type="float">
            <text:p>347.8881</text:p>
          </table:table-cell>
          <table:table-cell office:value-type="float" office:value="0" calcext:value-type="float">
            <text:p>0</text:p>
          </table:table-cell>
          <table:table-cell office:value-type="float" office:value="-2.520367" calcext:value-type="float">
            <text:p>-2.520367</text:p>
          </table:table-cell>
          <table:table-cell office:value-type="float" office:value="0.02780531" calcext:value-type="float">
            <text:p>0.02780531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229246" calcext:value-type="float">
            <text:p>-1.2292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45.80001" calcext:value-type="float">
            <text:p>45.80001</text:p>
          </table:table-cell>
          <table:table-cell office:value-type="float" office:value="1.867895" calcext:value-type="float">
            <text:p>1.867895</text:p>
          </table:table-cell>
          <table:table-cell office:value-type="float" office:value="0" calcext:value-type="float">
            <text:p>0</text:p>
          </table:table-cell>
          <table:table-cell office:value-type="float" office:value="1362.608" calcext:value-type="float">
            <text:p>1362.608</text:p>
          </table:table-cell>
          <table:table-cell office:value-type="float" office:value="-32.84912" calcext:value-type="float">
            <text:p>-32.84912</text:p>
          </table:table-cell>
          <table:table-cell office:value-type="float" office:value="245.4991" calcext:value-type="float">
            <text:p>245.4991</text:p>
          </table:table-cell>
          <table:table-cell office:value-type="float" office:value="0.1490133" calcext:value-type="float">
            <text:p>0.1490133</text:p>
          </table:table-cell>
          <table:table-cell office:value-type="float" office:value="0.1745427" calcext:value-type="float">
            <text:p>0.1745427</text:p>
          </table:table-cell>
          <table:table-cell office:value-type="float" office:value="0.2092252" calcext:value-type="float">
            <text:p>0.2092252</text:p>
          </table:table-cell>
          <table:table-cell office:value-type="float" office:value="0.2865264" calcext:value-type="float">
            <text:p>0.2865264</text:p>
          </table:table-cell>
          <table:table-cell office:value-type="float" office:value="0.2941413" calcext:value-type="float">
            <text:p>0.2941413</text:p>
          </table:table-cell>
          <table:table-cell office:value-type="float" office:value="0.2995408" calcext:value-type="float">
            <text:p>0.2995408</text:p>
          </table:table-cell>
          <table:table-cell office:value-type="float" office:value="0.3528993" calcext:value-type="float">
            <text:p>0.3528993</text:p>
          </table:table-cell>
          <table:table-cell office:value-type="float" office:value="0.3629887" calcext:value-type="float">
            <text:p>0.3629887</text:p>
          </table:table-cell>
          <table:table-cell office:value-type="float" office:value="0.3873562" calcext:value-type="float">
            <text:p>0.3873562</text:p>
          </table:table-cell>
          <table:table-cell office:value-type="float" office:value="0.4135607" calcext:value-type="float">
            <text:p>0.4135607</text:p>
          </table:table-cell>
          <table:table-cell office:value-type="float" office:value="0.5053719" calcext:value-type="float">
            <text:p>0.505371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4126" calcext:value-type="float">
            <text:p>0.01874126</text:p>
          </table:table-cell>
          <table:table-cell office:value-type="float" office:value="0.2945907" calcext:value-type="float">
            <text:p>0.2945907</text:p>
          </table:table-cell>
          <table:table-cell office:value-type="float" office:value="0.2533591" calcext:value-type="float">
            <text:p>0.2533591</text:p>
          </table:table-cell>
          <table:table-cell office:value-type="float" office:value="0.1194129" calcext:value-type="float">
            <text:p>0.1194129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69721" calcext:value-type="float">
            <text:p>-1.469721</text:p>
          </table:table-cell>
          <table:table-cell office:value-type="float" office:value="-0.5584154" calcext:value-type="float">
            <text:p>-0.5584154</text:p>
          </table:table-cell>
          <table:table-cell office:value-type="float" office:value="-0.1840612" calcext:value-type="float">
            <text:p>-0.1840612</text:p>
          </table:table-cell>
          <table:table-cell office:value-type="float" office:value="-0.02622047" calcext:value-type="float">
            <text:p>-0.02622047</text:p>
          </table:table-cell>
          <table:table-cell office:value-type="float" office:value="-0.02186883" calcext:value-type="float">
            <text:p>-0.02186883</text:p>
          </table:table-cell>
          <table:table-cell office:value-type="float" office:value="-0.01928025" calcext:value-type="float">
            <text:p>-0.01928025</text:p>
          </table:table-cell>
          <table:table-cell office:value-type="float" office:value="-0.01568874" calcext:value-type="float">
            <text:p>-0.01568874</text:p>
          </table:table-cell>
          <table:table-cell office:value-type="float" office:value="-0.0132167" calcext:value-type="float">
            <text:p>-0.0132167</text:p>
          </table:table-cell>
          <table:table-cell office:value-type="float" office:value="-0.007098836" calcext:value-type="float">
            <text:p>-0.007098836</text:p>
          </table:table-cell>
          <table:table-cell office:value-type="float" office:value="-0.003797976" calcext:value-type="float">
            <text:p>-0.003797976</text:p>
          </table:table-cell>
          <table:table-cell office:value-type="float" office:value="351.502" calcext:value-type="float">
            <text:p>351.502</text:p>
          </table:table-cell>
          <table:table-cell office:value-type="float" office:value="0" calcext:value-type="float">
            <text:p>0</text:p>
          </table:table-cell>
          <table:table-cell office:value-type="float" office:value="-2.539907" calcext:value-type="float">
            <text:p>-2.539907</text:p>
          </table:table-cell>
          <table:table-cell office:value-type="float" office:value="0.02785799" calcext:value-type="float">
            <text:p>0.0278579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228692" calcext:value-type="float">
            <text:p>-1.2286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45.80001" calcext:value-type="float">
            <text:p>45.80001</text:p>
          </table:table-cell>
          <table:table-cell office:value-type="float" office:value="2.38532" calcext:value-type="float">
            <text:p>2.38532</text:p>
          </table:table-cell>
          <table:table-cell office:value-type="float" office:value="0" calcext:value-type="float">
            <text:p>0</text:p>
          </table:table-cell>
          <table:table-cell office:value-type="float" office:value="1363.645" calcext:value-type="float">
            <text:p>1363.645</text:p>
          </table:table-cell>
          <table:table-cell office:value-type="float" office:value="-34.40315" calcext:value-type="float">
            <text:p>-34.40315</text:p>
          </table:table-cell>
          <table:table-cell office:value-type="float" office:value="243.0381" calcext:value-type="float">
            <text:p>243.0381</text:p>
          </table:table-cell>
          <table:table-cell office:value-type="float" office:value="0.1487873" calcext:value-type="float">
            <text:p>0.1487873</text:p>
          </table:table-cell>
          <table:table-cell office:value-type="float" office:value="0.1719498" calcext:value-type="float">
            <text:p>0.1719498</text:p>
          </table:table-cell>
          <table:table-cell office:value-type="float" office:value="0.2035506" calcext:value-type="float">
            <text:p>0.2035506</text:p>
          </table:table-cell>
          <table:table-cell office:value-type="float" office:value="0.2844094" calcext:value-type="float">
            <text:p>0.2844094</text:p>
          </table:table-cell>
          <table:table-cell office:value-type="float" office:value="0.2922957" calcext:value-type="float">
            <text:p>0.2922957</text:p>
          </table:table-cell>
          <table:table-cell office:value-type="float" office:value="0.2984667" calcext:value-type="float">
            <text:p>0.2984667</text:p>
          </table:table-cell>
          <table:table-cell office:value-type="float" office:value="0.3521883" calcext:value-type="float">
            <text:p>0.3521883</text:p>
          </table:table-cell>
          <table:table-cell office:value-type="float" office:value="0.3627214" calcext:value-type="float">
            <text:p>0.3627214</text:p>
          </table:table-cell>
          <table:table-cell office:value-type="float" office:value="0.3873993" calcext:value-type="float">
            <text:p>0.3873993</text:p>
          </table:table-cell>
          <table:table-cell office:value-type="float" office:value="0.4138585" calcext:value-type="float">
            <text:p>0.4138585</text:p>
          </table:table-cell>
          <table:table-cell office:value-type="float" office:value="0.5082466" calcext:value-type="float">
            <text:p>0.5082466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6795" calcext:value-type="float">
            <text:p>0.01076795</text:p>
          </table:table-cell>
          <table:table-cell office:value-type="float" office:value="0.297989" calcext:value-type="float">
            <text:p>0.297989</text:p>
          </table:table-cell>
          <table:table-cell office:value-type="float" office:value="0.2615892" calcext:value-type="float">
            <text:p>0.2615892</text:p>
          </table:table-cell>
          <table:table-cell office:value-type="float" office:value="0.1250358" calcext:value-type="float">
            <text:p>0.1250358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86147" calcext:value-type="float">
            <text:p>-1.486147</text:p>
          </table:table-cell>
          <table:table-cell office:value-type="float" office:value="-0.6125506" calcext:value-type="float">
            <text:p>-0.6125506</text:p>
          </table:table-cell>
          <table:table-cell office:value-type="float" office:value="-0.217826" calcext:value-type="float">
            <text:p>-0.217826</text:p>
          </table:table-cell>
          <table:table-cell office:value-type="float" office:value="-0.02760546" calcext:value-type="float">
            <text:p>-0.02760546</text:p>
          </table:table-cell>
          <table:table-cell office:value-type="float" office:value="-0.02284278" calcext:value-type="float">
            <text:p>-0.02284278</text:p>
          </table:table-cell>
          <table:table-cell office:value-type="float" office:value="-0.01976287" calcext:value-type="float">
            <text:p>-0.01976287</text:p>
          </table:table-cell>
          <table:table-cell office:value-type="float" office:value="-0.01599672" calcext:value-type="float">
            <text:p>-0.01599672</text:p>
          </table:table-cell>
          <table:table-cell office:value-type="float" office:value="-0.01331058" calcext:value-type="float">
            <text:p>-0.01331058</text:p>
          </table:table-cell>
          <table:table-cell office:value-type="float" office:value="-0.00709122" calcext:value-type="float">
            <text:p>-0.00709122</text:p>
          </table:table-cell>
          <table:table-cell office:value-type="float" office:value="-0.003771843" calcext:value-type="float">
            <text:p>-0.003771843</text:p>
          </table:table-cell>
          <table:table-cell office:value-type="float" office:value="355.1128" calcext:value-type="float">
            <text:p>355.1128</text:p>
          </table:table-cell>
          <table:table-cell office:value-type="float" office:value="0" calcext:value-type="float">
            <text:p>0</text:p>
          </table:table-cell>
          <table:table-cell office:value-type="float" office:value="-2.467484" calcext:value-type="float">
            <text:p>-2.467484</text:p>
          </table:table-cell>
          <table:table-cell office:value-type="float" office:value="0.02790992" calcext:value-type="float">
            <text:p>0.0279099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228205" calcext:value-type="float">
            <text:p>-1.2282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45.80001" calcext:value-type="float">
            <text:p>45.80001</text:p>
          </table:table-cell>
          <table:table-cell office:value-type="float" office:value="2.520717" calcext:value-type="float">
            <text:p>2.520717</text:p>
          </table:table-cell>
          <table:table-cell office:value-type="float" office:value="0" calcext:value-type="float">
            <text:p>0</text:p>
          </table:table-cell>
          <table:table-cell office:value-type="float" office:value="1364.764" calcext:value-type="float">
            <text:p>1364.764</text:p>
          </table:table-cell>
          <table:table-cell office:value-type="float" office:value="-35.65803" calcext:value-type="float">
            <text:p>-35.65803</text:p>
          </table:table-cell>
          <table:table-cell office:value-type="float" office:value="241.7879" calcext:value-type="float">
            <text:p>241.7879</text:p>
          </table:table-cell>
          <table:table-cell office:value-type="float" office:value="0.1501552" calcext:value-type="float">
            <text:p>0.1501552</text:p>
          </table:table-cell>
          <table:table-cell office:value-type="float" office:value="0.172176" calcext:value-type="float">
            <text:p>0.172176</text:p>
          </table:table-cell>
          <table:table-cell office:value-type="float" office:value="0.1997716" calcext:value-type="float">
            <text:p>0.1997716</text:p>
          </table:table-cell>
          <table:table-cell office:value-type="float" office:value="0.2822622" calcext:value-type="float">
            <text:p>0.2822622</text:p>
          </table:table-cell>
          <table:table-cell office:value-type="float" office:value="0.2909954" calcext:value-type="float">
            <text:p>0.2909954</text:p>
          </table:table-cell>
          <table:table-cell office:value-type="float" office:value="0.2971774" calcext:value-type="float">
            <text:p>0.2971774</text:p>
          </table:table-cell>
          <table:table-cell office:value-type="float" office:value="0.3513522" calcext:value-type="float">
            <text:p>0.3513522</text:p>
          </table:table-cell>
          <table:table-cell office:value-type="float" office:value="0.362458" calcext:value-type="float">
            <text:p>0.362458</text:p>
          </table:table-cell>
          <table:table-cell office:value-type="float" office:value="0.3874125" calcext:value-type="float">
            <text:p>0.3874125</text:p>
          </table:table-cell>
          <table:table-cell office:value-type="float" office:value="0.4139516" calcext:value-type="float">
            <text:p>0.4139516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41688" calcext:value-type="float">
            <text:p>0.001141688</text:p>
          </table:table-cell>
          <table:table-cell office:value-type="float" office:value="0.2967733" calcext:value-type="float">
            <text:p>0.2967733</text:p>
          </table:table-cell>
          <table:table-cell office:value-type="float" office:value="0.2675327" calcext:value-type="float">
            <text:p>0.2675327</text:p>
          </table:table-cell>
          <table:table-cell office:value-type="float" office:value="0.1317063" calcext:value-type="float">
            <text:p>0.1317063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03744" calcext:value-type="float">
            <text:p>-1.403744</text:p>
          </table:table-cell>
          <table:table-cell office:value-type="float" office:value="-0.6075345" calcext:value-type="float">
            <text:p>-0.6075345</text:p>
          </table:table-cell>
          <table:table-cell office:value-type="float" office:value="-0.244381" calcext:value-type="float">
            <text:p>-0.244381</text:p>
          </table:table-cell>
          <table:table-cell office:value-type="float" office:value="-0.02909536" calcext:value-type="float">
            <text:p>-0.02909536</text:p>
          </table:table-cell>
          <table:table-cell office:value-type="float" office:value="-0.02356103" calcext:value-type="float">
            <text:p>-0.02356103</text:p>
          </table:table-cell>
          <table:table-cell office:value-type="float" office:value="-0.02036531" calcext:value-type="float">
            <text:p>-0.02036531</text:p>
          </table:table-cell>
          <table:table-cell office:value-type="float" office:value="-0.01636669" calcext:value-type="float">
            <text:p>-0.01636669</text:p>
          </table:table-cell>
          <table:table-cell office:value-type="float" office:value="-0.01340375" calcext:value-type="float">
            <text:p>-0.01340375</text:p>
          </table:table-cell>
          <table:table-cell office:value-type="float" office:value="-0.00708883" calcext:value-type="float">
            <text:p>-0.00708883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358.7155" calcext:value-type="float">
            <text:p>358.7155</text:p>
          </table:table-cell>
          <table:table-cell office:value-type="float" office:value="0" calcext:value-type="float">
            <text:p>0</text:p>
          </table:table-cell>
          <table:table-cell office:value-type="float" office:value="-2.313058" calcext:value-type="float">
            <text:p>-2.313058</text:p>
          </table:table-cell>
          <table:table-cell office:value-type="float" office:value="0.02795024" calcext:value-type="float">
            <text:p>0.0279502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47.00001" calcext:value-type="float">
            <text:p>47.00001</text:p>
          </table:table-cell>
          <table:table-cell office:value-type="float" office:value="2.620871" calcext:value-type="float">
            <text:p>2.620871</text:p>
          </table:table-cell>
          <table:table-cell office:value-type="float" office:value="0" calcext:value-type="float">
            <text:p>0</text:p>
          </table:table-cell>
          <table:table-cell office:value-type="float" office:value="1365.829" calcext:value-type="float">
            <text:p>1365.829</text:p>
          </table:table-cell>
          <table:table-cell office:value-type="float" office:value="-35.62284" calcext:value-type="float">
            <text:p>-35.62284</text:p>
          </table:table-cell>
          <table:table-cell office:value-type="float" office:value="238.3266" calcext:value-type="float">
            <text:p>238.3266</text:p>
          </table:table-cell>
          <table:table-cell office:value-type="float" office:value="0.1603115" calcext:value-type="float">
            <text:p>0.1603115</text:p>
          </table:table-cell>
          <table:table-cell office:value-type="float" office:value="0.1815228" calcext:value-type="float">
            <text:p>0.1815228</text:p>
          </table:table-cell>
          <table:table-cell office:value-type="float" office:value="0.2006956" calcext:value-type="float">
            <text:p>0.2006956</text:p>
          </table:table-cell>
          <table:table-cell office:value-type="float" office:value="0.2809982" calcext:value-type="float">
            <text:p>0.2809982</text:p>
          </table:table-cell>
          <table:table-cell office:value-type="float" office:value="0.2896747" calcext:value-type="float">
            <text:p>0.2896747</text:p>
          </table:table-cell>
          <table:table-cell office:value-type="float" office:value="0.2969109" calcext:value-type="float">
            <text:p>0.2969109</text:p>
          </table:table-cell>
          <table:table-cell office:value-type="float" office:value="0.3539647" calcext:value-type="float">
            <text:p>0.3539647</text:p>
          </table:table-cell>
          <table:table-cell office:value-type="float" office:value="0.3621817" calcext:value-type="float">
            <text:p>0.3621817</text:p>
          </table:table-cell>
          <table:table-cell office:value-type="float" office:value="0.3875165" calcext:value-type="float">
            <text:p>0.3875165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3" calcext:value-type="float">
            <text:p>0.511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623726" calcext:value-type="float">
            <text:p>0.0002623726</text:p>
          </table:table-cell>
          <table:table-cell office:value-type="float" office:value="0.284802" calcext:value-type="float">
            <text:p>0.284802</text:p>
          </table:table-cell>
          <table:table-cell office:value-type="float" office:value="0.268523" calcext:value-type="float">
            <text:p>0.268523</text:p>
          </table:table-cell>
          <table:table-cell office:value-type="float" office:value="0.1382099" calcext:value-type="float">
            <text:p>0.1382099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434564" calcext:value-type="float">
            <text:p>-0.9434564</text:p>
          </table:table-cell>
          <table:table-cell office:value-type="float" office:value="-0.4414123" calcext:value-type="float">
            <text:p>-0.4414123</text:p>
          </table:table-cell>
          <table:table-cell office:value-type="float" office:value="-0.2381498" calcext:value-type="float">
            <text:p>-0.2381498</text:p>
          </table:table-cell>
          <table:table-cell office:value-type="float" office:value="-0.03003018" calcext:value-type="float">
            <text:p>-0.03003018</text:p>
          </table:table-cell>
          <table:table-cell office:value-type="float" office:value="-0.02432375" calcext:value-type="float">
            <text:p>-0.02432375</text:p>
          </table:table-cell>
          <table:table-cell office:value-type="float" office:value="-0.02050379" calcext:value-type="float">
            <text:p>-0.02050379</text:p>
          </table:table-cell>
          <table:table-cell office:value-type="float" office:value="-0.01521214" calcext:value-type="float">
            <text:p>-0.01521214</text:p>
          </table:table-cell>
          <table:table-cell office:value-type="float" office:value="-0.01350294" calcext:value-type="float">
            <text:p>-0.01350294</text:p>
          </table:table-cell>
          <table:table-cell office:value-type="float" office:value="-0.007070789" calcext:value-type="float">
            <text:p>-0.007070789</text:p>
          </table:table-cell>
          <table:table-cell office:value-type="float" office:value="-0.003763448" calcext:value-type="float">
            <text:p>-0.003763448</text:p>
          </table:table-cell>
          <table:table-cell office:value-type="float" office:value="362.3193" calcext:value-type="float">
            <text:p>362.3193</text:p>
          </table:table-cell>
          <table:table-cell office:value-type="float" office:value="0" calcext:value-type="float">
            <text:p>0</text:p>
          </table:table-cell>
          <table:table-cell office:value-type="float" office:value="-1.0367" calcext:value-type="float">
            <text:p>-1.0367</text:p>
          </table:table-cell>
          <table:table-cell office:value-type="float" office:value="0.02795595" calcext:value-type="float">
            <text:p>0.0279559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47.00001" calcext:value-type="float">
            <text:p>47.00001</text:p>
          </table:table-cell>
          <table:table-cell office:value-type="float" office:value="2.887142" calcext:value-type="float">
            <text:p>2.887142</text:p>
          </table:table-cell>
          <table:table-cell office:value-type="float" office:value="0" calcext:value-type="float">
            <text:p>0</text:p>
          </table:table-cell>
          <table:table-cell office:value-type="float" office:value="1365.458" calcext:value-type="float">
            <text:p>1365.458</text:p>
          </table:table-cell>
          <table:table-cell office:value-type="float" office:value="-35.51815" calcext:value-type="float">
            <text:p>-35.51815</text:p>
          </table:table-cell>
          <table:table-cell office:value-type="float" office:value="231.1993" calcext:value-type="float">
            <text:p>231.1993</text:p>
          </table:table-cell>
          <table:table-cell office:value-type="float" office:value="0.1843525" calcext:value-type="float">
            <text:p>0.1843525</text:p>
          </table:table-cell>
          <table:table-cell office:value-type="float" office:value="0.1940081" calcext:value-type="float">
            <text:p>0.1940081</text:p>
          </table:table-cell>
          <table:table-cell office:value-type="float" office:value="0.2070582" calcext:value-type="float">
            <text:p>0.2070582</text:p>
          </table:table-cell>
          <table:table-cell office:value-type="float" office:value="0.2814933" calcext:value-type="float">
            <text:p>0.2814933</text:p>
          </table:table-cell>
          <table:table-cell office:value-type="float" office:value="0.290815" calcext:value-type="float">
            <text:p>0.290815</text:p>
          </table:table-cell>
          <table:table-cell office:value-type="float" office:value="0.301783" calcext:value-type="float">
            <text:p>0.301783</text:p>
          </table:table-cell>
          <table:table-cell office:value-type="float" office:value="0.3649156" calcext:value-type="float">
            <text:p>0.3649156</text:p>
          </table:table-cell>
          <table:table-cell office:value-type="float" office:value="0.3624872" calcext:value-type="float">
            <text:p>0.3624872</text:p>
          </table:table-cell>
          <table:table-cell office:value-type="float" office:value="0.3875921" calcext:value-type="float">
            <text:p>0.3875921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603695" calcext:value-type="float">
            <text:p>0.0002603695</text:p>
          </table:table-cell>
          <table:table-cell office:value-type="float" office:value="0.2704521" calcext:value-type="float">
            <text:p>0.2704521</text:p>
          </table:table-cell>
          <table:table-cell office:value-type="float" office:value="0.2645073" calcext:value-type="float">
            <text:p>0.2645073</text:p>
          </table:table-cell>
          <table:table-cell office:value-type="float" office:value="0.1424307" calcext:value-type="float">
            <text:p>0.1424307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984828" calcext:value-type="float">
            <text:p>-0.3984828</text:p>
          </table:table-cell>
          <table:table-cell office:value-type="float" office:value="-0.2933335" calcext:value-type="float">
            <text:p>-0.2933335</text:p>
          </table:table-cell>
          <table:table-cell office:value-type="float" office:value="-0.1968795" calcext:value-type="float">
            <text:p>-0.1968795</text:p>
          </table:table-cell>
          <table:table-cell office:value-type="float" office:value="-0.02968116" calcext:value-type="float">
            <text:p>-0.02968116</text:p>
          </table:table-cell>
          <table:table-cell office:value-type="float" office:value="-0.02370012" calcext:value-type="float">
            <text:p>-0.02370012</text:p>
          </table:table-cell>
          <table:table-cell office:value-type="float" office:value="-0.01834186" calcext:value-type="float">
            <text:p>-0.01834186</text:p>
          </table:table-cell>
          <table:table-cell office:value-type="float" office:value="-0.01131125" calcext:value-type="float">
            <text:p>-0.01131125</text:p>
          </table:table-cell>
          <table:table-cell office:value-type="float" office:value="-0.01339892" calcext:value-type="float">
            <text:p>-0.01339892</text:p>
          </table:table-cell>
          <table:table-cell office:value-type="float" office:value="-0.007057329" calcext:value-type="float">
            <text:p>-0.007057329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365.9902" calcext:value-type="float">
            <text:p>365.9902</text:p>
          </table:table-cell>
          <table:table-cell office:value-type="float" office:value="0" calcext:value-type="float">
            <text:p>0</text:p>
          </table:table-cell>
          <table:table-cell office:value-type="float" office:value="-0.5303168" calcext:value-type="float">
            <text:p>-0.5303168</text:p>
          </table:table-cell>
          <table:table-cell office:value-type="float" office:value="0.02794533" calcext:value-type="float">
            <text:p>0.02794533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47.10001" calcext:value-type="float">
            <text:p>47.10001</text:p>
          </table:table-cell>
          <table:table-cell office:value-type="float" office:value="2.99765" calcext:value-type="float">
            <text:p>2.99765</text:p>
          </table:table-cell>
          <table:table-cell office:value-type="float" office:value="0" calcext:value-type="float">
            <text:p>0</text:p>
          </table:table-cell>
          <table:table-cell office:value-type="float" office:value="1365.287" calcext:value-type="float">
            <text:p>1365.287</text:p>
          </table:table-cell>
          <table:table-cell office:value-type="float" office:value="-35.35888" calcext:value-type="float">
            <text:p>-35.35888</text:p>
          </table:table-cell>
          <table:table-cell office:value-type="float" office:value="228.7402" calcext:value-type="float">
            <text:p>228.7402</text:p>
          </table:table-cell>
          <table:table-cell office:value-type="float" office:value="0.1892388" calcext:value-type="float">
            <text:p>0.1892388</text:p>
          </table:table-cell>
          <table:table-cell office:value-type="float" office:value="0.2006803" calcext:value-type="float">
            <text:p>0.2006803</text:p>
          </table:table-cell>
          <table:table-cell office:value-type="float" office:value="0.2145112" calcext:value-type="float">
            <text:p>0.2145112</text:p>
          </table:table-cell>
          <table:table-cell office:value-type="float" office:value="0.2833734" calcext:value-type="float">
            <text:p>0.2833734</text:p>
          </table:table-cell>
          <table:table-cell office:value-type="float" office:value="0.2931675" calcext:value-type="float">
            <text:p>0.2931675</text:p>
          </table:table-cell>
          <table:table-cell office:value-type="float" office:value="0.301115" calcext:value-type="float">
            <text:p>0.301115</text:p>
          </table:table-cell>
          <table:table-cell office:value-type="float" office:value="0.3551546" calcext:value-type="float">
            <text:p>0.3551546</text:p>
          </table:table-cell>
          <table:table-cell office:value-type="float" office:value="0.3629403" calcext:value-type="float">
            <text:p>0.3629403</text:p>
          </table:table-cell>
          <table:table-cell office:value-type="float" office:value="0.3875716" calcext:value-type="float">
            <text:p>0.3875716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538455" calcext:value-type="float">
            <text:p>0.0002538455</text:p>
          </table:table-cell>
          <table:table-cell office:value-type="float" office:value="0.260917" calcext:value-type="float">
            <text:p>0.260917</text:p>
          </table:table-cell>
          <table:table-cell office:value-type="float" office:value="0.2605074" calcext:value-type="float">
            <text:p>0.2605074</text:p>
          </table:table-cell>
          <table:table-cell office:value-type="float" office:value="0.1447621" calcext:value-type="float">
            <text:p>0.1447621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416156" calcext:value-type="float">
            <text:p>-0.3416156</text:p>
          </table:table-cell>
          <table:table-cell office:value-type="float" office:value="-0.2384233" calcext:value-type="float">
            <text:p>-0.2384233</text:p>
          </table:table-cell>
          <table:table-cell office:value-type="float" office:value="-0.1586245" calcext:value-type="float">
            <text:p>-0.1586245</text:p>
          </table:table-cell>
          <table:table-cell office:value-type="float" office:value="-0.02833603" calcext:value-type="float">
            <text:p>-0.02833603</text:p>
          </table:table-cell>
          <table:table-cell office:value-type="float" office:value="-0.02238806" calcext:value-type="float">
            <text:p>-0.02238806</text:p>
          </table:table-cell>
          <table:table-cell office:value-type="float" office:value="-0.0185849" calcext:value-type="float">
            <text:p>-0.0185849</text:p>
          </table:table-cell>
          <table:table-cell office:value-type="float" office:value="-0.01473415" calcext:value-type="float">
            <text:p>-0.01473415</text:p>
          </table:table-cell>
          <table:table-cell office:value-type="float" office:value="-0.01323458" calcext:value-type="float">
            <text:p>-0.01323458</text:p>
          </table:table-cell>
          <table:table-cell office:value-type="float" office:value="-0.007060985" calcext:value-type="float">
            <text:p>-0.007060985</text:p>
          </table:table-cell>
          <table:table-cell office:value-type="float" office:value="-0.003763456" calcext:value-type="float">
            <text:p>-0.003763456</text:p>
          </table:table-cell>
          <table:table-cell office:value-type="float" office:value="369.6962" calcext:value-type="float">
            <text:p>369.6962</text:p>
          </table:table-cell>
          <table:table-cell office:value-type="float" office:value="0" calcext:value-type="float">
            <text:p>0</text:p>
          </table:table-cell>
          <table:table-cell office:value-type="float" office:value="-0.3683294" calcext:value-type="float">
            <text:p>-0.3683294</text:p>
          </table:table-cell>
          <table:table-cell office:value-type="float" office:value="0.02792174" calcext:value-type="float">
            <text:p>0.0279217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47.7" calcext:value-type="float">
            <text:p>47.7</text:p>
          </table:table-cell>
          <table:table-cell office:value-type="float" office:value="3.005131" calcext:value-type="float">
            <text:p>3.005131</text:p>
          </table:table-cell>
          <table:table-cell office:value-type="float" office:value="0" calcext:value-type="float">
            <text:p>0</text:p>
          </table:table-cell>
          <table:table-cell office:value-type="float" office:value="1365.683" calcext:value-type="float">
            <text:p>1365.683</text:p>
          </table:table-cell>
          <table:table-cell office:value-type="float" office:value="-35.16298" calcext:value-type="float">
            <text:p>-35.16298</text:p>
          </table:table-cell>
          <table:table-cell office:value-type="float" office:value="223.7172" calcext:value-type="float">
            <text:p>223.7172</text:p>
          </table:table-cell>
          <table:table-cell office:value-type="float" office:value="0.2019503" calcext:value-type="float">
            <text:p>0.2019503</text:p>
          </table:table-cell>
          <table:table-cell office:value-type="float" office:value="0.2108328" calcext:value-type="float">
            <text:p>0.2108328</text:p>
          </table:table-cell>
          <table:table-cell office:value-type="float" office:value="0.2223271" calcext:value-type="float">
            <text:p>0.2223271</text:p>
          </table:table-cell>
          <table:table-cell office:value-type="float" office:value="0.2845319" calcext:value-type="float">
            <text:p>0.2845319</text:p>
          </table:table-cell>
          <table:table-cell office:value-type="float" office:value="0.2945579" calcext:value-type="float">
            <text:p>0.2945579</text:p>
          </table:table-cell>
          <table:table-cell office:value-type="float" office:value="0.3064788" calcext:value-type="float">
            <text:p>0.3064788</text:p>
          </table:table-cell>
          <table:table-cell office:value-type="float" office:value="0.3690234" calcext:value-type="float">
            <text:p>0.3690234</text:p>
          </table:table-cell>
          <table:table-cell office:value-type="float" office:value="0.3635204" calcext:value-type="float">
            <text:p>0.3635204</text:p>
          </table:table-cell>
          <table:table-cell office:value-type="float" office:value="0.3875681" calcext:value-type="float">
            <text:p>0.3875681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508187" calcext:value-type="float">
            <text:p>0.0002508187</text:p>
          </table:table-cell>
          <table:table-cell office:value-type="float" office:value="0.2531064" calcext:value-type="float">
            <text:p>0.2531064</text:p>
          </table:table-cell>
          <table:table-cell office:value-type="float" office:value="0.2571446" calcext:value-type="float">
            <text:p>0.2571446</text:p>
          </table:table-cell>
          <table:table-cell office:value-type="float" office:value="0.1457159" calcext:value-type="float">
            <text:p>0.1457159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281683" calcext:value-type="float">
            <text:p>-0.2281683</text:p>
          </table:table-cell>
          <table:table-cell office:value-type="float" office:value="-0.1761363" calcext:value-type="float">
            <text:p>-0.1761363</text:p>
          </table:table-cell>
          <table:table-cell office:value-type="float" office:value="-0.1274401" calcext:value-type="float">
            <text:p>-0.1274401</text:p>
          </table:table-cell>
          <table:table-cell office:value-type="float" office:value="-0.02757098" calcext:value-type="float">
            <text:p>-0.02757098</text:p>
          </table:table-cell>
          <table:table-cell office:value-type="float" office:value="-0.02169611" calcext:value-type="float">
            <text:p>-0.02169611</text:p>
          </table:table-cell>
          <table:table-cell office:value-type="float" office:value="-0.01647059" calcext:value-type="float">
            <text:p>-0.01647059</text:p>
          </table:table-cell>
          <table:table-cell office:value-type="float" office:value="-0.01014701" calcext:value-type="float">
            <text:p>-0.01014701</text:p>
          </table:table-cell>
          <table:table-cell office:value-type="float" office:value="-0.01303794" calcext:value-type="float">
            <text:p>-0.01303794</text:p>
          </table:table-cell>
          <table:table-cell office:value-type="float" office:value="-0.007061665" calcext:value-type="float">
            <text:p>-0.007061665</text:p>
          </table:table-cell>
          <table:table-cell office:value-type="float" office:value="-0.003763456" calcext:value-type="float">
            <text:p>-0.003763456</text:p>
          </table:table-cell>
          <table:table-cell office:value-type="float" office:value="373.4362" calcext:value-type="float">
            <text:p>373.4362</text:p>
          </table:table-cell>
          <table:table-cell office:value-type="float" office:value="0" calcext:value-type="float">
            <text:p>0</text:p>
          </table:table-cell>
          <table:table-cell office:value-type="float" office:value="-0.2885994" calcext:value-type="float">
            <text:p>-0.2885994</text:p>
          </table:table-cell>
          <table:table-cell office:value-type="float" office:value="0.02790868" calcext:value-type="float">
            <text:p>0.02790868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47.8" calcext:value-type="float">
            <text:p>47.8</text:p>
          </table:table-cell>
          <table:table-cell office:value-type="float" office:value="3.16892" calcext:value-type="float">
            <text:p>3.16892</text:p>
          </table:table-cell>
          <table:table-cell office:value-type="float" office:value="0" calcext:value-type="float">
            <text:p>0</text:p>
          </table:table-cell>
          <table:table-cell office:value-type="float" office:value="1365.106" calcext:value-type="float">
            <text:p>1365.106</text:p>
          </table:table-cell>
          <table:table-cell office:value-type="float" office:value="-34.65025" calcext:value-type="float">
            <text:p>-34.65025</text:p>
          </table:table-cell>
          <table:table-cell office:value-type="float" office:value="214.7036" calcext:value-type="float">
            <text:p>214.7036</text:p>
          </table:table-cell>
          <table:table-cell office:value-type="float" office:value="0.2107142" calcext:value-type="float">
            <text:p>0.2107142</text:p>
          </table:table-cell>
          <table:table-cell office:value-type="float" office:value="0.2231874" calcext:value-type="float">
            <text:p>0.2231874</text:p>
          </table:table-cell>
          <table:table-cell office:value-type="float" office:value="0.2318803" calcext:value-type="float">
            <text:p>0.2318803</text:p>
          </table:table-cell>
          <table:table-cell office:value-type="float" office:value="0.2877833" calcext:value-type="float">
            <text:p>0.2877833</text:p>
          </table:table-cell>
          <table:table-cell office:value-type="float" office:value="0.3007361" calcext:value-type="float">
            <text:p>0.3007361</text:p>
          </table:table-cell>
          <table:table-cell office:value-type="float" office:value="0.3175242" calcext:value-type="float">
            <text:p>0.3175242</text:p>
          </table:table-cell>
          <table:table-cell office:value-type="float" office:value="0.3833268" calcext:value-type="float">
            <text:p>0.3833268</text:p>
          </table:table-cell>
          <table:table-cell office:value-type="float" office:value="0.3650139" calcext:value-type="float">
            <text:p>0.3650139</text:p>
          </table:table-cell>
          <table:table-cell office:value-type="float" office:value="0.3876262" calcext:value-type="float">
            <text:p>0.3876262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510213" calcext:value-type="float">
            <text:p>0.0002510213</text:p>
          </table:table-cell>
          <table:table-cell office:value-type="float" office:value="0.2480856" calcext:value-type="float">
            <text:p>0.2480856</text:p>
          </table:table-cell>
          <table:table-cell office:value-type="float" office:value="0.2541974" calcext:value-type="float">
            <text:p>0.2541974</text:p>
          </table:table-cell>
          <table:table-cell office:value-type="float" office:value="0.1454603" calcext:value-type="float">
            <text:p>0.1454603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755403" calcext:value-type="float">
            <text:p>-0.1755403</text:p>
          </table:table-cell>
          <table:table-cell office:value-type="float" office:value="-0.1238918" calcext:value-type="float">
            <text:p>-0.1238918</text:p>
          </table:table-cell>
          <table:table-cell office:value-type="float" office:value="-0.09857694" calcext:value-type="float">
            <text:p>-0.09857694</text:p>
          </table:table-cell>
          <table:table-cell office:value-type="float" office:value="-0.02549223" calcext:value-type="float">
            <text:p>-0.02549223</text:p>
          </table:table-cell>
          <table:table-cell office:value-type="float" office:value="-0.01882675" calcext:value-type="float">
            <text:p>-0.01882675</text:p>
          </table:table-cell>
          <table:table-cell office:value-type="float" office:value="-0.01288314" calcext:value-type="float">
            <text:p>-0.01288314</text:p>
          </table:table-cell>
          <table:table-cell office:value-type="float" office:value="-0.007013011" calcext:value-type="float">
            <text:p>-0.007013011</text:p>
          </table:table-cell>
          <table:table-cell office:value-type="float" office:value="-0.01253722" calcext:value-type="float">
            <text:p>-0.01253722</text:p>
          </table:table-cell>
          <table:table-cell office:value-type="float" office:value="-0.007051657" calcext:value-type="float">
            <text:p>-0.007051657</text:p>
          </table:table-cell>
          <table:table-cell office:value-type="float" office:value="-0.003763444" calcext:value-type="float">
            <text:p>-0.003763444</text:p>
          </table:table-cell>
          <table:table-cell office:value-type="float" office:value="377.4888" calcext:value-type="float">
            <text:p>377.4888</text:p>
          </table:table-cell>
          <table:table-cell office:value-type="float" office:value="0" calcext:value-type="float">
            <text:p>0</text:p>
          </table:table-cell>
          <table:table-cell office:value-type="float" office:value="-0.238851" calcext:value-type="float">
            <text:p>-0.238851</text:p>
          </table:table-cell>
          <table:table-cell office:value-type="float" office:value="0.02789625" calcext:value-type="float">
            <text:p>0.0278962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48.80001" calcext:value-type="float">
            <text:p>48.80001</text:p>
          </table:table-cell>
          <table:table-cell office:value-type="float" office:value="3.264569" calcext:value-type="float">
            <text:p>3.264569</text:p>
          </table:table-cell>
          <table:table-cell office:value-type="float" office:value="0" calcext:value-type="float">
            <text:p>0</text:p>
          </table:table-cell>
          <table:table-cell office:value-type="float" office:value="1365.073" calcext:value-type="float">
            <text:p>1365.073</text:p>
          </table:table-cell>
          <table:table-cell office:value-type="float" office:value="-33.71327" calcext:value-type="float">
            <text:p>-33.71327</text:p>
          </table:table-cell>
          <table:table-cell office:value-type="float" office:value="210.397" calcext:value-type="float">
            <text:p>210.397</text:p>
          </table:table-cell>
          <table:table-cell office:value-type="float" office:value="0.213287" calcext:value-type="float">
            <text:p>0.213287</text:p>
          </table:table-cell>
          <table:table-cell office:value-type="float" office:value="0.2267124" calcext:value-type="float">
            <text:p>0.2267124</text:p>
          </table:table-cell>
          <table:table-cell office:value-type="float" office:value="0.241911" calcext:value-type="float">
            <text:p>0.241911</text:p>
          </table:table-cell>
          <table:table-cell office:value-type="float" office:value="0.2931961" calcext:value-type="float">
            <text:p>0.2931961</text:p>
          </table:table-cell>
          <table:table-cell office:value-type="float" office:value="0.3067094" calcext:value-type="float">
            <text:p>0.3067094</text:p>
          </table:table-cell>
          <table:table-cell office:value-type="float" office:value="0.3205583" calcext:value-type="float">
            <text:p>0.3205583</text:p>
          </table:table-cell>
          <table:table-cell office:value-type="float" office:value="0.3814808" calcext:value-type="float">
            <text:p>0.3814808</text:p>
          </table:table-cell>
          <table:table-cell office:value-type="float" office:value="0.3665601" calcext:value-type="float">
            <text:p>0.3665601</text:p>
          </table:table-cell>
          <table:table-cell office:value-type="float" office:value="0.3877636" calcext:value-type="float">
            <text:p>0.3877636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485536" calcext:value-type="float">
            <text:p>0.0002485536</text:p>
          </table:table-cell>
          <table:table-cell office:value-type="float" office:value="0.2437212" calcext:value-type="float">
            <text:p>0.2437212</text:p>
          </table:table-cell>
          <table:table-cell office:value-type="float" office:value="0.2520638" calcext:value-type="float">
            <text:p>0.2520638</text:p>
          </table:table-cell>
          <table:table-cell office:value-type="float" office:value="0.14426" calcext:value-type="float">
            <text:p>0.14426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635228" calcext:value-type="float">
            <text:p>-0.1635228</text:p>
          </table:table-cell>
          <table:table-cell office:value-type="float" office:value="-0.1127841" calcext:value-type="float">
            <text:p>-0.1127841</text:p>
          </table:table-cell>
          <table:table-cell office:value-type="float" office:value="-0.07607239" calcext:value-type="float">
            <text:p>-0.07607239</text:p>
          </table:table-cell>
          <table:table-cell office:value-type="float" office:value="-0.02240134" calcext:value-type="float">
            <text:p>-0.02240134</text:p>
          </table:table-cell>
          <table:table-cell office:value-type="float" office:value="-0.01639558" calcext:value-type="float">
            <text:p>-0.01639558</text:p>
          </table:table-cell>
          <table:table-cell office:value-type="float" office:value="-0.01204138" calcext:value-type="float">
            <text:p>-0.01204138</text:p>
          </table:table-cell>
          <table:table-cell office:value-type="float" office:value="-0.007357507" calcext:value-type="float">
            <text:p>-0.007357507</text:p>
          </table:table-cell>
          <table:table-cell office:value-type="float" office:value="-0.01203626" calcext:value-type="float">
            <text:p>-0.01203626</text:p>
          </table:table-cell>
          <table:table-cell office:value-type="float" office:value="-0.007027851" calcext:value-type="float">
            <text:p>-0.007027851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381.9616" calcext:value-type="float">
            <text:p>381.9616</text:p>
          </table:table-cell>
          <table:table-cell office:value-type="float" office:value="0" calcext:value-type="float">
            <text:p>0</text:p>
          </table:table-cell>
          <table:table-cell office:value-type="float" office:value="-0.2046292" calcext:value-type="float">
            <text:p>-0.2046292</text:p>
          </table:table-cell>
          <table:table-cell office:value-type="float" office:value="0.02787542" calcext:value-type="float">
            <text:p>0.0278754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48.80001" calcext:value-type="float">
            <text:p>48.80001</text:p>
          </table:table-cell>
          <table:table-cell office:value-type="float" office:value="3.905185" calcext:value-type="float">
            <text:p>3.905185</text:p>
          </table:table-cell>
          <table:table-cell office:value-type="float" office:value="0" calcext:value-type="float">
            <text:p>0</text:p>
          </table:table-cell>
          <table:table-cell office:value-type="float" office:value="1360.913" calcext:value-type="float">
            <text:p>1360.913</text:p>
          </table:table-cell>
          <table:table-cell office:value-type="float" office:value="-30.19434" calcext:value-type="float">
            <text:p>-30.19434</text:p>
          </table:table-cell>
          <table:table-cell office:value-type="float" office:value="207.3816" calcext:value-type="float">
            <text:p>207.3816</text:p>
          </table:table-cell>
          <table:table-cell office:value-type="float" office:value="0.2170016" calcext:value-type="float">
            <text:p>0.2170016</text:p>
          </table:table-cell>
          <table:table-cell office:value-type="float" office:value="0.2317546" calcext:value-type="float">
            <text:p>0.2317546</text:p>
          </table:table-cell>
          <table:table-cell office:value-type="float" office:value="0.2514343" calcext:value-type="float">
            <text:p>0.2514343</text:p>
          </table:table-cell>
          <table:table-cell office:value-type="float" office:value="0.2948637" calcext:value-type="float">
            <text:p>0.2948637</text:p>
          </table:table-cell>
          <table:table-cell office:value-type="float" office:value="0.3039494" calcext:value-type="float">
            <text:p>0.3039494</text:p>
          </table:table-cell>
          <table:table-cell office:value-type="float" office:value="0.3112189" calcext:value-type="float">
            <text:p>0.3112189</text:p>
          </table:table-cell>
          <table:table-cell office:value-type="float" office:value="0.3655372" calcext:value-type="float">
            <text:p>0.3655372</text:p>
          </table:table-cell>
          <table:table-cell office:value-type="float" office:value="0.3661608" calcext:value-type="float">
            <text:p>0.3661608</text:p>
          </table:table-cell>
          <table:table-cell office:value-type="float" office:value="0.386501" calcext:value-type="float">
            <text:p>0.386501</text:p>
          </table:table-cell>
          <table:table-cell office:value-type="float" office:value="0.4117506" calcext:value-type="float">
            <text:p>0.4117506</text:p>
          </table:table-cell>
          <table:table-cell office:value-type="float" office:value="0.5094821" calcext:value-type="float">
            <text:p>0.509482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458719" calcext:value-type="float">
            <text:p>0.0002458719</text:p>
          </table:table-cell>
          <table:table-cell office:value-type="float" office:value="0.2393298" calcext:value-type="float">
            <text:p>0.2393298</text:p>
          </table:table-cell>
          <table:table-cell office:value-type="float" office:value="0.2506762" calcext:value-type="float">
            <text:p>0.2506762</text:p>
          </table:table-cell>
          <table:table-cell office:value-type="float" office:value="0.1424006" calcext:value-type="float">
            <text:p>0.142400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477299" calcext:value-type="float">
            <text:p>-0.1477299</text:p>
          </table:table-cell>
          <table:table-cell office:value-type="float" office:value="-0.09887684" calcext:value-type="float">
            <text:p>-0.09887684</text:p>
          </table:table-cell>
          <table:table-cell office:value-type="float" office:value="-0.06006005" calcext:value-type="float">
            <text:p>-0.06006005</text:p>
          </table:table-cell>
          <table:table-cell office:value-type="float" office:value="-0.02149185" calcext:value-type="float">
            <text:p>-0.02149185</text:p>
          </table:table-cell>
          <table:table-cell office:value-type="float" office:value="-0.01740796" calcext:value-type="float">
            <text:p>-0.01740796</text:p>
          </table:table-cell>
          <table:table-cell office:value-type="float" office:value="-0.01476798" calcext:value-type="float">
            <text:p>-0.01476798</text:p>
          </table:table-cell>
          <table:table-cell office:value-type="float" office:value="-0.01114938" calcext:value-type="float">
            <text:p>-0.01114938</text:p>
          </table:table-cell>
          <table:table-cell office:value-type="float" office:value="-0.01215306" calcext:value-type="float">
            <text:p>-0.01215306</text:p>
          </table:table-cell>
          <table:table-cell office:value-type="float" office:value="-0.007246777" calcext:value-type="float">
            <text:p>-0.007246777</text:p>
          </table:table-cell>
          <table:table-cell office:value-type="float" office:value="-0.003957248" calcext:value-type="float">
            <text:p>-0.003957248</text:p>
          </table:table-cell>
          <table:table-cell office:value-type="float" office:value="389.9585" calcext:value-type="float">
            <text:p>389.9585</text:p>
          </table:table-cell>
          <table:table-cell office:value-type="float" office:value="0" calcext:value-type="float">
            <text:p>0</text:p>
          </table:table-cell>
          <table:table-cell office:value-type="float" office:value="-0.1788505" calcext:value-type="float">
            <text:p>-0.1788505</text:p>
          </table:table-cell>
          <table:table-cell office:value-type="float" office:value="0.02785353" calcext:value-type="float">
            <text:p>0.02785353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499981" calcext:value-type="float">
            <text:p>-0.024999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50.00001" calcext:value-type="float">
            <text:p>50.00001</text:p>
          </table:table-cell>
          <table:table-cell office:value-type="float" office:value="3.914048" calcext:value-type="float">
            <text:p>3.914048</text:p>
          </table:table-cell>
          <table:table-cell office:value-type="float" office:value="0" calcext:value-type="float">
            <text:p>0</text:p>
          </table:table-cell>
          <table:table-cell office:value-type="float" office:value="1357.583" calcext:value-type="float">
            <text:p>1357.583</text:p>
          </table:table-cell>
          <table:table-cell office:value-type="float" office:value="-25.67294" calcext:value-type="float">
            <text:p>-25.67294</text:p>
          </table:table-cell>
          <table:table-cell office:value-type="float" office:value="207.4872" calcext:value-type="float">
            <text:p>207.4872</text:p>
          </table:table-cell>
          <table:table-cell office:value-type="float" office:value="0.2101969" calcext:value-type="float">
            <text:p>0.2101969</text:p>
          </table:table-cell>
          <table:table-cell office:value-type="float" office:value="0.2337056" calcext:value-type="float">
            <text:p>0.2337056</text:p>
          </table:table-cell>
          <table:table-cell office:value-type="float" office:value="0.2565493" calcext:value-type="float">
            <text:p>0.2565493</text:p>
          </table:table-cell>
          <table:table-cell office:value-type="float" office:value="0.2921751" calcext:value-type="float">
            <text:p>0.2921751</text:p>
          </table:table-cell>
          <table:table-cell office:value-type="float" office:value="0.300318" calcext:value-type="float">
            <text:p>0.300318</text:p>
          </table:table-cell>
          <table:table-cell office:value-type="float" office:value="0.3058267" calcext:value-type="float">
            <text:p>0.3058267</text:p>
          </table:table-cell>
          <table:table-cell office:value-type="float" office:value="0.3601878" calcext:value-type="float">
            <text:p>0.3601878</text:p>
          </table:table-cell>
          <table:table-cell office:value-type="float" office:value="0.3644765" calcext:value-type="float">
            <text:p>0.3644765</text:p>
          </table:table-cell>
          <table:table-cell office:value-type="float" office:value="0.3845114" calcext:value-type="float">
            <text:p>0.3845114</text:p>
          </table:table-cell>
          <table:table-cell office:value-type="float" office:value="0.408472" calcext:value-type="float">
            <text:p>0.408472</text:p>
          </table:table-cell>
          <table:table-cell office:value-type="float" office:value="0.5071893" calcext:value-type="float">
            <text:p>0.50718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258723" calcext:value-type="float">
            <text:p>0.008258723</text:p>
          </table:table-cell>
          <table:table-cell office:value-type="float" office:value="0.2400009" calcext:value-type="float">
            <text:p>0.2400009</text:p>
          </table:table-cell>
          <table:table-cell office:value-type="float" office:value="0.2505581" calcext:value-type="float">
            <text:p>0.2505581</text:p>
          </table:table-cell>
          <table:table-cell office:value-type="float" office:value="0.1401608" calcext:value-type="float">
            <text:p>0.1401608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795757" calcext:value-type="float">
            <text:p>-0.1795757</text:p>
          </table:table-cell>
          <table:table-cell office:value-type="float" office:value="-0.09387718" calcext:value-type="float">
            <text:p>-0.09387718</text:p>
          </table:table-cell>
          <table:table-cell office:value-type="float" office:value="-0.0529834" calcext:value-type="float">
            <text:p>-0.0529834</text:p>
          </table:table-cell>
          <table:table-cell office:value-type="float" office:value="-0.02291185" calcext:value-type="float">
            <text:p>-0.02291185</text:p>
          </table:table-cell>
          <table:table-cell office:value-type="float" office:value="-0.01893284" calcext:value-type="float">
            <text:p>-0.01893284</text:p>
          </table:table-cell>
          <table:table-cell office:value-type="float" office:value="-0.01668546" calcext:value-type="float">
            <text:p>-0.01668546</text:p>
          </table:table-cell>
          <table:table-cell office:value-type="float" office:value="-0.01287505" calcext:value-type="float">
            <text:p>-0.01287505</text:p>
          </table:table-cell>
          <table:table-cell office:value-type="float" office:value="-0.01270275" calcext:value-type="float">
            <text:p>-0.01270275</text:p>
          </table:table-cell>
          <table:table-cell office:value-type="float" office:value="-0.007614988" calcext:value-type="float">
            <text:p>-0.007614988</text:p>
          </table:table-cell>
          <table:table-cell office:value-type="float" office:value="-0.004272896" calcext:value-type="float">
            <text:p>-0.004272896</text:p>
          </table:table-cell>
          <table:table-cell office:value-type="float" office:value="399.6988" calcext:value-type="float">
            <text:p>399.6988</text:p>
          </table:table-cell>
          <table:table-cell office:value-type="float" office:value="0" calcext:value-type="float">
            <text:p>0</text:p>
          </table:table-cell>
          <table:table-cell office:value-type="float" office:value="-0.2533792" calcext:value-type="float">
            <text:p>-0.2533792</text:p>
          </table:table-cell>
          <table:table-cell office:value-type="float" office:value="0.02785859" calcext:value-type="float">
            <text:p>0.0278585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499982" calcext:value-type="float">
            <text:p>-0.024999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52.40002" calcext:value-type="float">
            <text:p>52.40002</text:p>
          </table:table-cell>
          <table:table-cell office:value-type="float" office:value="4.097613" calcext:value-type="float">
            <text:p>4.097613</text:p>
          </table:table-cell>
          <table:table-cell office:value-type="float" office:value="0" calcext:value-type="float">
            <text:p>0</text:p>
          </table:table-cell>
          <table:table-cell office:value-type="float" office:value="1355.59" calcext:value-type="float">
            <text:p>1355.59</text:p>
          </table:table-cell>
          <table:table-cell office:value-type="float" office:value="-21.46336" calcext:value-type="float">
            <text:p>-21.46336</text:p>
          </table:table-cell>
          <table:table-cell office:value-type="float" office:value="203.1938" calcext:value-type="float">
            <text:p>203.1938</text:p>
          </table:table-cell>
          <table:table-cell office:value-type="float" office:value="0.2169348" calcext:value-type="float">
            <text:p>0.2169348</text:p>
          </table:table-cell>
          <table:table-cell office:value-type="float" office:value="0.2383246" calcext:value-type="float">
            <text:p>0.2383246</text:p>
          </table:table-cell>
          <table:table-cell office:value-type="float" office:value="0.2572186" calcext:value-type="float">
            <text:p>0.2572186</text:p>
          </table:table-cell>
          <table:table-cell office:value-type="float" office:value="0.2922127" calcext:value-type="float">
            <text:p>0.2922127</text:p>
          </table:table-cell>
          <table:table-cell office:value-type="float" office:value="0.3013805" calcext:value-type="float">
            <text:p>0.3013805</text:p>
          </table:table-cell>
          <table:table-cell office:value-type="float" office:value="0.3124363" calcext:value-type="float">
            <text:p>0.3124363</text:p>
          </table:table-cell>
          <table:table-cell office:value-type="float" office:value="0.3760427" calcext:value-type="float">
            <text:p>0.3760427</text:p>
          </table:table-cell>
          <table:table-cell office:value-type="float" office:value="0.3637309" calcext:value-type="float">
            <text:p>0.3637309</text:p>
          </table:table-cell>
          <table:table-cell office:value-type="float" office:value="0.382838" calcext:value-type="float">
            <text:p>0.382838</text:p>
          </table:table-cell>
          <table:table-cell office:value-type="float" office:value="0.405803" calcext:value-type="float">
            <text:p>0.405803</text:p>
          </table:table-cell>
          <table:table-cell office:value-type="float" office:value="0.5045434" calcext:value-type="float">
            <text:p>0.504543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42799" calcext:value-type="float">
            <text:p>0.003242799</text:p>
          </table:table-cell>
          <table:table-cell office:value-type="float" office:value="0.2381335" calcext:value-type="float">
            <text:p>0.2381335</text:p>
          </table:table-cell>
          <table:table-cell office:value-type="float" office:value="0.2499091" calcext:value-type="float">
            <text:p>0.2499091</text:p>
          </table:table-cell>
          <table:table-cell office:value-type="float" office:value="0.1377199" calcext:value-type="float">
            <text:p>0.1377199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475148" calcext:value-type="float">
            <text:p>-0.1475148</text:p>
          </table:table-cell>
          <table:table-cell office:value-type="float" office:value="-0.08311388" calcext:value-type="float">
            <text:p>-0.08311388</text:p>
          </table:table-cell>
          <table:table-cell office:value-type="float" office:value="-0.05215305" calcext:value-type="float">
            <text:p>-0.05215305</text:p>
          </table:table-cell>
          <table:table-cell office:value-type="float" office:value="-0.02290854" calcext:value-type="float">
            <text:p>-0.02290854</text:p>
          </table:table-cell>
          <table:table-cell office:value-type="float" office:value="-0.01851453" calcext:value-type="float">
            <text:p>-0.01851453</text:p>
          </table:table-cell>
          <table:table-cell office:value-type="float" office:value="-0.0144088" calcext:value-type="float">
            <text:p>-0.0144088</text:p>
          </table:table-cell>
          <table:table-cell office:value-type="float" office:value="-0.008460552" calcext:value-type="float">
            <text:p>-0.008460552</text:p>
          </table:table-cell>
          <table:table-cell office:value-type="float" office:value="-0.01296122" calcext:value-type="float">
            <text:p>-0.01296122</text:p>
          </table:table-cell>
          <table:table-cell office:value-type="float" office:value="-0.007941014" calcext:value-type="float">
            <text:p>-0.007941014</text:p>
          </table:table-cell>
          <table:table-cell office:value-type="float" office:value="-0.004550201" calcext:value-type="float">
            <text:p>-0.004550201</text:p>
          </table:table-cell>
          <table:table-cell office:value-type="float" office:value="409.2311" calcext:value-type="float">
            <text:p>409.2311</text:p>
          </table:table-cell>
          <table:table-cell office:value-type="float" office:value="0" calcext:value-type="float">
            <text:p>0</text:p>
          </table:table-cell>
          <table:table-cell office:value-type="float" office:value="-0.2138542" calcext:value-type="float">
            <text:p>-0.2138542</text:p>
          </table:table-cell>
          <table:table-cell office:value-type="float" office:value="0.02784341" calcext:value-type="float">
            <text:p>0.02784341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49998" calcext:value-type="float">
            <text:p>-0.02499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52.40002" calcext:value-type="float">
            <text:p>52.40002</text:p>
          </table:table-cell>
          <table:table-cell office:value-type="float" office:value="4.360313" calcext:value-type="float">
            <text:p>4.360313</text:p>
          </table:table-cell>
          <table:table-cell office:value-type="float" office:value="0" calcext:value-type="float">
            <text:p>0</text:p>
          </table:table-cell>
          <table:table-cell office:value-type="float" office:value="1350.741" calcext:value-type="float">
            <text:p>1350.741</text:p>
          </table:table-cell>
          <table:table-cell office:value-type="float" office:value="-16.87721" calcext:value-type="float">
            <text:p>-16.87721</text:p>
          </table:table-cell>
          <table:table-cell office:value-type="float" office:value="190.7911" calcext:value-type="float">
            <text:p>190.7911</text:p>
          </table:table-cell>
          <table:table-cell office:value-type="float" office:value="0.2257224" calcext:value-type="float">
            <text:p>0.2257224</text:p>
          </table:table-cell>
          <table:table-cell office:value-type="float" office:value="0.2510873" calcext:value-type="float">
            <text:p>0.2510873</text:p>
          </table:table-cell>
          <table:table-cell office:value-type="float" office:value="0.258489" calcext:value-type="float">
            <text:p>0.258489</text:p>
          </table:table-cell>
          <table:table-cell office:value-type="float" office:value="0.2992868" calcext:value-type="float">
            <text:p>0.2992868</text:p>
          </table:table-cell>
          <table:table-cell office:value-type="float" office:value="0.3097617" calcext:value-type="float">
            <text:p>0.3097617</text:p>
          </table:table-cell>
          <table:table-cell office:value-type="float" office:value="0.3321613" calcext:value-type="float">
            <text:p>0.3321613</text:p>
          </table:table-cell>
          <table:table-cell office:value-type="float" office:value="0.4005297" calcext:value-type="float">
            <text:p>0.4005297</text:p>
          </table:table-cell>
          <table:table-cell office:value-type="float" office:value="0.3643117" calcext:value-type="float">
            <text:p>0.3643117</text:p>
          </table:table-cell>
          <table:table-cell office:value-type="float" office:value="0.3815185" calcext:value-type="float">
            <text:p>0.3815185</text:p>
          </table:table-cell>
          <table:table-cell office:value-type="float" office:value="0.4034812" calcext:value-type="float">
            <text:p>0.4034812</text:p>
          </table:table-cell>
          <table:table-cell office:value-type="float" office:value="0.5017459" calcext:value-type="float">
            <text:p>0.501745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481361" calcext:value-type="float">
            <text:p>0.0002481361</text:p>
          </table:table-cell>
          <table:table-cell office:value-type="float" office:value="0.2369052" calcext:value-type="float">
            <text:p>0.2369052</text:p>
          </table:table-cell>
          <table:table-cell office:value-type="float" office:value="0.2487147" calcext:value-type="float">
            <text:p>0.2487147</text:p>
          </table:table-cell>
          <table:table-cell office:value-type="float" office:value="0.1352455" calcext:value-type="float">
            <text:p>0.1352455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146723" calcext:value-type="float">
            <text:p>-0.1146723</text:p>
          </table:table-cell>
          <table:table-cell office:value-type="float" office:value="-0.05962531" calcext:value-type="float">
            <text:p>-0.05962531</text:p>
          </table:table-cell>
          <table:table-cell office:value-type="float" office:value="-0.0506058" calcext:value-type="float">
            <text:p>-0.0506058</text:p>
          </table:table-cell>
          <table:table-cell office:value-type="float" office:value="-0.0194601" calcext:value-type="float">
            <text:p>-0.0194601</text:p>
          </table:table-cell>
          <table:table-cell office:value-type="float" office:value="-0.01538629" calcext:value-type="float">
            <text:p>-0.01538629</text:p>
          </table:table-cell>
          <table:table-cell office:value-type="float" office:value="-0.00944547" calcext:value-type="float">
            <text:p>-0.00944547</text:p>
          </table:table-cell>
          <table:table-cell office:value-type="float" office:value="-0.004574877" calcext:value-type="float">
            <text:p>-0.004574877</text:p>
          </table:table-cell>
          <table:table-cell office:value-type="float" office:value="-0.01276945" calcext:value-type="float">
            <text:p>-0.01276945</text:p>
          </table:table-cell>
          <table:table-cell office:value-type="float" office:value="-0.00820895" calcext:value-type="float">
            <text:p>-0.00820895</text:p>
          </table:table-cell>
          <table:table-cell office:value-type="float" office:value="-0.004807813" calcext:value-type="float">
            <text:p>-0.004807813</text:p>
          </table:table-cell>
          <table:table-cell office:value-type="float" office:value="419.2325" calcext:value-type="float">
            <text:p>419.2325</text:p>
          </table:table-cell>
          <table:table-cell office:value-type="float" office:value="0" calcext:value-type="float">
            <text:p>0</text:p>
          </table:table-cell>
          <table:table-cell office:value-type="float" office:value="-0.1818942" calcext:value-type="float">
            <text:p>-0.1818942</text:p>
          </table:table-cell>
          <table:table-cell office:value-type="float" office:value="0.02784362" calcext:value-type="float">
            <text:p>0.0278436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499983" calcext:value-type="float">
            <text:p>-0.024999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52.40002" calcext:value-type="float">
            <text:p>52.40002</text:p>
          </table:table-cell>
          <table:table-cell office:value-type="float" office:value="4.805957" calcext:value-type="float">
            <text:p>4.805957</text:p>
          </table:table-cell>
          <table:table-cell office:value-type="float" office:value="0" calcext:value-type="float">
            <text:p>0</text:p>
          </table:table-cell>
          <table:table-cell office:value-type="float" office:value="1344.985" calcext:value-type="float">
            <text:p>1344.985</text:p>
          </table:table-cell>
          <table:table-cell office:value-type="float" office:value="-11.56685" calcext:value-type="float">
            <text:p>-11.56685</text:p>
          </table:table-cell>
          <table:table-cell office:value-type="float" office:value="183.5182" calcext:value-type="float">
            <text:p>183.5182</text:p>
          </table:table-cell>
          <table:table-cell office:value-type="float" office:value="0.2237115" calcext:value-type="float">
            <text:p>0.2237115</text:p>
          </table:table-cell>
          <table:table-cell office:value-type="float" office:value="0.243049" calcext:value-type="float">
            <text:p>0.243049</text:p>
          </table:table-cell>
          <table:table-cell office:value-type="float" office:value="0.2597392" calcext:value-type="float">
            <text:p>0.2597392</text:p>
          </table:table-cell>
          <table:table-cell office:value-type="float" office:value="0.3065968" calcext:value-type="float">
            <text:p>0.3065968</text:p>
          </table:table-cell>
          <table:table-cell office:value-type="float" office:value="0.3169749" calcext:value-type="float">
            <text:p>0.3169749</text:p>
          </table:table-cell>
          <table:table-cell office:value-type="float" office:value="0.3307959" calcext:value-type="float">
            <text:p>0.3307959</text:p>
          </table:table-cell>
          <table:table-cell office:value-type="float" office:value="0.3897794" calcext:value-type="float">
            <text:p>0.3897794</text:p>
          </table:table-cell>
          <table:table-cell office:value-type="float" office:value="0.3651718" calcext:value-type="float">
            <text:p>0.3651718</text:p>
          </table:table-cell>
          <table:table-cell office:value-type="float" office:value="0.3805188" calcext:value-type="float">
            <text:p>0.3805188</text:p>
          </table:table-cell>
          <table:table-cell office:value-type="float" office:value="0.4015705" calcext:value-type="float">
            <text:p>0.4015705</text:p>
          </table:table-cell>
          <table:table-cell office:value-type="float" office:value="0.498784" calcext:value-type="float">
            <text:p>0.49878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430585" calcext:value-type="float">
            <text:p>0.0002430585</text:p>
          </table:table-cell>
          <table:table-cell office:value-type="float" office:value="0.2343731" calcext:value-type="float">
            <text:p>0.2343731</text:p>
          </table:table-cell>
          <table:table-cell office:value-type="float" office:value="0.2473946" calcext:value-type="float">
            <text:p>0.2473946</text:p>
          </table:table-cell>
          <table:table-cell office:value-type="float" office:value="0.1328802" calcext:value-type="float">
            <text:p>0.1328802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220348" calcext:value-type="float">
            <text:p>-0.1220348</text:p>
          </table:table-cell>
          <table:table-cell office:value-type="float" office:value="-0.07351431" calcext:value-type="float">
            <text:p>-0.07351431</text:p>
          </table:table-cell>
          <table:table-cell office:value-type="float" office:value="-0.04913844" calcext:value-type="float">
            <text:p>-0.04913844</text:p>
          </table:table-cell>
          <table:table-cell office:value-type="float" office:value="-0.01642926" calcext:value-type="float">
            <text:p>-0.01642926</text:p>
          </table:table-cell>
          <table:table-cell office:value-type="float" office:value="-0.01304217" calcext:value-type="float">
            <text:p>-0.01304217</text:p>
          </table:table-cell>
          <table:table-cell office:value-type="float" office:value="-0.009675412" calcext:value-type="float">
            <text:p>-0.009675412</text:p>
          </table:table-cell>
          <table:table-cell office:value-type="float" office:value="-0.005972742" calcext:value-type="float">
            <text:p>-0.005972742</text:p>
          </table:table-cell>
          <table:table-cell office:value-type="float" office:value="-0.01248008" calcext:value-type="float">
            <text:p>-0.01248008</text:p>
          </table:table-cell>
          <table:table-cell office:value-type="float" office:value="-0.008418668" calcext:value-type="float">
            <text:p>-0.008418668</text:p>
          </table:table-cell>
          <table:table-cell office:value-type="float" office:value="-0.005031808" calcext:value-type="float">
            <text:p>-0.005031808</text:p>
          </table:table-cell>
          <table:table-cell office:value-type="float" office:value="430.0475" calcext:value-type="float">
            <text:p>430.0475</text:p>
          </table:table-cell>
          <table:table-cell office:value-type="float" office:value="0" calcext:value-type="float">
            <text:p>0</text:p>
          </table:table-cell>
          <table:table-cell office:value-type="float" office:value="-0.1634824" calcext:value-type="float">
            <text:p>-0.1634824</text:p>
          </table:table-cell>
          <table:table-cell office:value-type="float" office:value="0.02780931" calcext:value-type="float">
            <text:p>0.02780931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499981" calcext:value-type="float">
            <text:p>-0.024999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52.40002" calcext:value-type="float">
            <text:p>52.40002</text:p>
          </table:table-cell>
          <table:table-cell office:value-type="float" office:value="5.265001" calcext:value-type="float">
            <text:p>5.265001</text:p>
          </table:table-cell>
          <table:table-cell office:value-type="float" office:value="0" calcext:value-type="float">
            <text:p>0</text:p>
          </table:table-cell>
          <table:table-cell office:value-type="float" office:value="1339.271" calcext:value-type="float">
            <text:p>1339.271</text:p>
          </table:table-cell>
          <table:table-cell office:value-type="float" office:value="-6.311247" calcext:value-type="float">
            <text:p>-6.311247</text:p>
          </table:table-cell>
          <table:table-cell office:value-type="float" office:value="175.5851" calcext:value-type="float">
            <text:p>175.5851</text:p>
          </table:table-cell>
          <table:table-cell office:value-type="float" office:value="0.228037" calcext:value-type="float">
            <text:p>0.228037</text:p>
          </table:table-cell>
          <table:table-cell office:value-type="float" office:value="0.2447957" calcext:value-type="float">
            <text:p>0.2447957</text:p>
          </table:table-cell>
          <table:table-cell office:value-type="float" office:value="0.2610173" calcext:value-type="float">
            <text:p>0.2610173</text:p>
          </table:table-cell>
          <table:table-cell office:value-type="float" office:value="0.3071465" calcext:value-type="float">
            <text:p>0.3071465</text:p>
          </table:table-cell>
          <table:table-cell office:value-type="float" office:value="0.3160872" calcext:value-type="float">
            <text:p>0.3160872</text:p>
          </table:table-cell>
          <table:table-cell office:value-type="float" office:value="0.3292037" calcext:value-type="float">
            <text:p>0.3292037</text:p>
          </table:table-cell>
          <table:table-cell office:value-type="float" office:value="0.3892372" calcext:value-type="float">
            <text:p>0.3892372</text:p>
          </table:table-cell>
          <table:table-cell office:value-type="float" office:value="0.3654771" calcext:value-type="float">
            <text:p>0.3654771</text:p>
          </table:table-cell>
          <table:table-cell office:value-type="float" office:value="0.3797284" calcext:value-type="float">
            <text:p>0.3797284</text:p>
          </table:table-cell>
          <table:table-cell office:value-type="float" office:value="0.399925" calcext:value-type="float">
            <text:p>0.399925</text:p>
          </table:table-cell>
          <table:table-cell office:value-type="float" office:value="0.4957691" calcext:value-type="float">
            <text:p>0.495769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411372" calcext:value-type="float">
            <text:p>0.0002411372</text:p>
          </table:table-cell>
          <table:table-cell office:value-type="float" office:value="0.2314757" calcext:value-type="float">
            <text:p>0.2314757</text:p>
          </table:table-cell>
          <table:table-cell office:value-type="float" office:value="0.2461097" calcext:value-type="float">
            <text:p>0.2461097</text:p>
          </table:table-cell>
          <table:table-cell office:value-type="float" office:value="0.1305457" calcext:value-type="float">
            <text:p>0.1305457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088904" calcext:value-type="float">
            <text:p>-0.1088904</text:p>
          </table:table-cell>
          <table:table-cell office:value-type="float" office:value="-0.07033303" calcext:value-type="float">
            <text:p>-0.07033303</text:p>
          </table:table-cell>
          <table:table-cell office:value-type="float" office:value="-0.04768312" calcext:value-type="float">
            <text:p>-0.04768312</text:p>
          </table:table-cell>
          <table:table-cell office:value-type="float" office:value="-0.01621154" calcext:value-type="float">
            <text:p>-0.01621154</text:p>
          </table:table-cell>
          <table:table-cell office:value-type="float" office:value="-0.01329771" calcext:value-type="float">
            <text:p>-0.01329771</text:p>
          </table:table-cell>
          <table:table-cell office:value-type="float" office:value="-0.01001131" calcext:value-type="float">
            <text:p>-0.01001131</text:p>
          </table:table-cell>
          <table:table-cell office:value-type="float" office:value="-0.006053679" calcext:value-type="float">
            <text:p>-0.006053679</text:p>
          </table:table-cell>
          <table:table-cell office:value-type="float" office:value="-0.01237973" calcext:value-type="float">
            <text:p>-0.01237973</text:p>
          </table:table-cell>
          <table:table-cell office:value-type="float" office:value="-0.00858858" calcext:value-type="float">
            <text:p>-0.00858858</text:p>
          </table:table-cell>
          <table:table-cell office:value-type="float" office:value="-0.005233997" calcext:value-type="float">
            <text:p>-0.005233997</text:p>
          </table:table-cell>
          <table:table-cell office:value-type="float" office:value="440.884" calcext:value-type="float">
            <text:p>440.884</text:p>
          </table:table-cell>
          <table:table-cell office:value-type="float" office:value="0" calcext:value-type="float">
            <text:p>0</text:p>
          </table:table-cell>
          <table:table-cell office:value-type="float" office:value="-0.1458125" calcext:value-type="float">
            <text:p>-0.1458125</text:p>
          </table:table-cell>
          <table:table-cell office:value-type="float" office:value="0.02778937" calcext:value-type="float">
            <text:p>0.02778937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499981" calcext:value-type="float">
            <text:p>-0.024999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52.40002" calcext:value-type="float">
            <text:p>52.40002</text:p>
          </table:table-cell>
          <table:table-cell office:value-type="float" office:value="5.777179" calcext:value-type="float">
            <text:p>5.777179</text:p>
          </table:table-cell>
          <table:table-cell office:value-type="float" office:value="0" calcext:value-type="float">
            <text:p>0</text:p>
          </table:table-cell>
          <table:table-cell office:value-type="float" office:value="1333.571" calcext:value-type="float">
            <text:p>1333.571</text:p>
          </table:table-cell>
          <table:table-cell office:value-type="float" office:value="-1.123491" calcext:value-type="float">
            <text:p>-1.123491</text:p>
          </table:table-cell>
          <table:table-cell office:value-type="float" office:value="164.4278" calcext:value-type="float">
            <text:p>164.4278</text:p>
          </table:table-cell>
          <table:table-cell office:value-type="float" office:value="0.2334325" calcext:value-type="float">
            <text:p>0.2334325</text:p>
          </table:table-cell>
          <table:table-cell office:value-type="float" office:value="0.2527488" calcext:value-type="float">
            <text:p>0.2527488</text:p>
          </table:table-cell>
          <table:table-cell office:value-type="float" office:value="0.2625432" calcext:value-type="float">
            <text:p>0.2625432</text:p>
          </table:table-cell>
          <table:table-cell office:value-type="float" office:value="0.3093024" calcext:value-type="float">
            <text:p>0.3093024</text:p>
          </table:table-cell>
          <table:table-cell office:value-type="float" office:value="0.31925" calcext:value-type="float">
            <text:p>0.31925</text:p>
          </table:table-cell>
          <table:table-cell office:value-type="float" office:value="0.3373229" calcext:value-type="float">
            <text:p>0.3373229</text:p>
          </table:table-cell>
          <table:table-cell office:value-type="float" office:value="0.3997063" calcext:value-type="float">
            <text:p>0.3997063</text:p>
          </table:table-cell>
          <table:table-cell office:value-type="float" office:value="0.3658413" calcext:value-type="float">
            <text:p>0.3658413</text:p>
          </table:table-cell>
          <table:table-cell office:value-type="float" office:value="0.3790898" calcext:value-type="float">
            <text:p>0.3790898</text:p>
          </table:table-cell>
          <table:table-cell office:value-type="float" office:value="0.3985102" calcext:value-type="float">
            <text:p>0.3985102</text:p>
          </table:table-cell>
          <table:table-cell office:value-type="float" office:value="0.4927047" calcext:value-type="float">
            <text:p>0.492704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99654" calcext:value-type="float">
            <text:p>0.0002399654</text:p>
          </table:table-cell>
          <table:table-cell office:value-type="float" office:value="0.2292485" calcext:value-type="float">
            <text:p>0.2292485</text:p>
          </table:table-cell>
          <table:table-cell office:value-type="float" office:value="0.244636" calcext:value-type="float">
            <text:p>0.244636</text:p>
          </table:table-cell>
          <table:table-cell office:value-type="float" office:value="0.1281553" calcext:value-type="float">
            <text:p>0.1281553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355117" calcext:value-type="float">
            <text:p>-0.09355117</text:p>
          </table:table-cell>
          <table:table-cell office:value-type="float" office:value="-0.0573658" calcext:value-type="float">
            <text:p>-0.0573658</text:p>
          </table:table-cell>
          <table:table-cell office:value-type="float" office:value="-0.0460154" calcext:value-type="float">
            <text:p>-0.0460154</text:p>
          </table:table-cell>
          <table:table-cell office:value-type="float" office:value="-0.01546047" calcext:value-type="float">
            <text:p>-0.01546047</text:p>
          </table:table-cell>
          <table:table-cell office:value-type="float" office:value="-0.01244346" calcext:value-type="float">
            <text:p>-0.01244346</text:p>
          </table:table-cell>
          <table:table-cell office:value-type="float" office:value="-0.008472737" calcext:value-type="float">
            <text:p>-0.008472737</text:p>
          </table:table-cell>
          <table:table-cell office:value-type="float" office:value="-0.004676012" calcext:value-type="float">
            <text:p>-0.004676012</text:p>
          </table:table-cell>
          <table:table-cell office:value-type="float" office:value="-0.01226347" calcext:value-type="float">
            <text:p>-0.01226347</text:p>
          </table:table-cell>
          <table:table-cell office:value-type="float" office:value="-0.008728695" calcext:value-type="float">
            <text:p>-0.008728695</text:p>
          </table:table-cell>
          <table:table-cell office:value-type="float" office:value="-0.00541502" calcext:value-type="float">
            <text:p>-0.00541502</text:p>
          </table:table-cell>
          <table:table-cell office:value-type="float" office:value="451.7171" calcext:value-type="float">
            <text:p>451.7171</text:p>
          </table:table-cell>
          <table:table-cell office:value-type="float" office:value="0" calcext:value-type="float">
            <text:p>0</text:p>
          </table:table-cell>
          <table:table-cell office:value-type="float" office:value="-0.1285755" calcext:value-type="float">
            <text:p>-0.1285755</text:p>
          </table:table-cell>
          <table:table-cell office:value-type="float" office:value="0.0277844" calcext:value-type="float">
            <text:p>0.027784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499981" calcext:value-type="float">
            <text:p>-0.024999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52.40002" calcext:value-type="float">
            <text:p>52.40002</text:p>
          </table:table-cell>
          <table:table-cell office:value-type="float" office:value="6.096931" calcext:value-type="float">
            <text:p>6.096931</text:p>
          </table:table-cell>
          <table:table-cell office:value-type="float" office:value="0" calcext:value-type="float">
            <text:p>0</text:p>
          </table:table-cell>
          <table:table-cell office:value-type="float" office:value="1327.692" calcext:value-type="float">
            <text:p>1327.692</text:p>
          </table:table-cell>
          <table:table-cell office:value-type="float" office:value="4.435791" calcext:value-type="float">
            <text:p>4.435791</text:p>
          </table:table-cell>
          <table:table-cell office:value-type="float" office:value="151.7712" calcext:value-type="float">
            <text:p>151.7712</text:p>
          </table:table-cell>
          <table:table-cell office:value-type="float" office:value="0.2377736" calcext:value-type="float">
            <text:p>0.2377736</text:p>
          </table:table-cell>
          <table:table-cell office:value-type="float" office:value="0.2577097" calcext:value-type="float">
            <text:p>0.2577097</text:p>
          </table:table-cell>
          <table:table-cell office:value-type="float" office:value="0.2641402" calcext:value-type="float">
            <text:p>0.2641402</text:p>
          </table:table-cell>
          <table:table-cell office:value-type="float" office:value="0.3154268" calcext:value-type="float">
            <text:p>0.3154268</text:p>
          </table:table-cell>
          <table:table-cell office:value-type="float" office:value="0.3271002" calcext:value-type="float">
            <text:p>0.3271002</text:p>
          </table:table-cell>
          <table:table-cell office:value-type="float" office:value="0.3474301" calcext:value-type="float">
            <text:p>0.3474301</text:p>
          </table:table-cell>
          <table:table-cell office:value-type="float" office:value="0.4088481" calcext:value-type="float">
            <text:p>0.4088481</text:p>
          </table:table-cell>
          <table:table-cell office:value-type="float" office:value="0.3664756" calcext:value-type="float">
            <text:p>0.3664756</text:p>
          </table:table-cell>
          <table:table-cell office:value-type="float" office:value="0.3786005" calcext:value-type="float">
            <text:p>0.3786005</text:p>
          </table:table-cell>
          <table:table-cell office:value-type="float" office:value="0.3973015" calcext:value-type="float">
            <text:p>0.3973015</text:p>
          </table:table-cell>
          <table:table-cell office:value-type="float" office:value="0.4895949" calcext:value-type="float">
            <text:p>0.489594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96082" calcext:value-type="float">
            <text:p>0.0002396082</text:p>
          </table:table-cell>
          <table:table-cell office:value-type="float" office:value="0.2276272" calcext:value-type="float">
            <text:p>0.2276272</text:p>
          </table:table-cell>
          <table:table-cell office:value-type="float" office:value="0.2430566" calcext:value-type="float">
            <text:p>0.2430566</text:p>
          </table:table-cell>
          <table:table-cell office:value-type="float" office:value="0.125773" calcext:value-type="float">
            <text:p>0.125773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8356466" calcext:value-type="float">
            <text:p>-0.08356466</text:p>
          </table:table-cell>
          <table:table-cell office:value-type="float" office:value="-0.05087708" calcext:value-type="float">
            <text:p>-0.05087708</text:p>
          </table:table-cell>
          <table:table-cell office:value-type="float" office:value="-0.04433702" calcext:value-type="float">
            <text:p>-0.04433702</text:p>
          </table:table-cell>
          <table:table-cell office:value-type="float" office:value="-0.01352333" calcext:value-type="float">
            <text:p>-0.01352333</text:p>
          </table:table-cell>
          <table:table-cell office:value-type="float" office:value="-0.0105314" calcext:value-type="float">
            <text:p>-0.0105314</text:p>
          </table:table-cell>
          <table:table-cell office:value-type="float" office:value="-0.006902632" calcext:value-type="float">
            <text:p>-0.006902632</text:p>
          </table:table-cell>
          <table:table-cell office:value-type="float" office:value="-0.003750536" calcext:value-type="float">
            <text:p>-0.003750536</text:p>
          </table:table-cell>
          <table:table-cell office:value-type="float" office:value="-0.01206177" calcext:value-type="float">
            <text:p>-0.01206177</text:p>
          </table:table-cell>
          <table:table-cell office:value-type="float" office:value="-0.008837771" calcext:value-type="float">
            <text:p>-0.008837771</text:p>
          </table:table-cell>
          <table:table-cell office:value-type="float" office:value="-0.005575153" calcext:value-type="float">
            <text:p>-0.005575153</text:p>
          </table:table-cell>
          <table:table-cell office:value-type="float" office:value="462.9792" calcext:value-type="float">
            <text:p>462.9792</text:p>
          </table:table-cell>
          <table:table-cell office:value-type="float" office:value="0" calcext:value-type="float">
            <text:p>0</text:p>
          </table:table-cell>
          <table:table-cell office:value-type="float" office:value="-0.1181678" calcext:value-type="float">
            <text:p>-0.1181678</text:p>
          </table:table-cell>
          <table:table-cell office:value-type="float" office:value="0.02777484" calcext:value-type="float">
            <text:p>0.0277748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499982" calcext:value-type="float">
            <text:p>-0.024999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52.40002" calcext:value-type="float">
            <text:p>52.40002</text:p>
          </table:table-cell>
          <table:table-cell office:value-type="float" office:value="6.359987" calcext:value-type="float">
            <text:p>6.359987</text:p>
          </table:table-cell>
          <table:table-cell office:value-type="float" office:value="0" calcext:value-type="float">
            <text:p>0</text:p>
          </table:table-cell>
          <table:table-cell office:value-type="float" office:value="1321.401" calcext:value-type="float">
            <text:p>1321.401</text:p>
          </table:table-cell>
          <table:table-cell office:value-type="float" office:value="10.46382" calcext:value-type="float">
            <text:p>10.46382</text:p>
          </table:table-cell>
          <table:table-cell office:value-type="float" office:value="137.8835" calcext:value-type="float">
            <text:p>137.8835</text:p>
          </table:table-cell>
          <table:table-cell office:value-type="float" office:value="0.238948" calcext:value-type="float">
            <text:p>0.238948</text:p>
          </table:table-cell>
          <table:table-cell office:value-type="float" office:value="0.2583357" calcext:value-type="float">
            <text:p>0.2583357</text:p>
          </table:table-cell>
          <table:table-cell office:value-type="float" office:value="0.2657027" calcext:value-type="float">
            <text:p>0.2657027</text:p>
          </table:table-cell>
          <table:table-cell office:value-type="float" office:value="0.3228347" calcext:value-type="float">
            <text:p>0.3228347</text:p>
          </table:table-cell>
          <table:table-cell office:value-type="float" office:value="0.3356857" calcext:value-type="float">
            <text:p>0.3356857</text:p>
          </table:table-cell>
          <table:table-cell office:value-type="float" office:value="0.3551913" calcext:value-type="float">
            <text:p>0.3551913</text:p>
          </table:table-cell>
          <table:table-cell office:value-type="float" office:value="0.4131979" calcext:value-type="float">
            <text:p>0.4131979</text:p>
          </table:table-cell>
          <table:table-cell office:value-type="float" office:value="0.3672109" calcext:value-type="float">
            <text:p>0.3672109</text:p>
          </table:table-cell>
          <table:table-cell office:value-type="float" office:value="0.378248" calcext:value-type="float">
            <text:p>0.378248</text:p>
          </table:table-cell>
          <table:table-cell office:value-type="float" office:value="0.3996649" calcext:value-type="float">
            <text:p>0.3996649</text:p>
          </table:table-cell>
          <table:table-cell office:value-type="float" office:value="0.4830144" calcext:value-type="float">
            <text:p>0.483014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426349" calcext:value-type="float">
            <text:p>0.0002426349</text:p>
          </table:table-cell>
          <table:table-cell office:value-type="float" office:value="0.2264617" calcext:value-type="float">
            <text:p>0.2264617</text:p>
          </table:table-cell>
          <table:table-cell office:value-type="float" office:value="0.2414858" calcext:value-type="float">
            <text:p>0.2414858</text:p>
          </table:table-cell>
          <table:table-cell office:value-type="float" office:value="0.1234401" calcext:value-type="float">
            <text:p>0.1234401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8089227" calcext:value-type="float">
            <text:p>-0.08089227</text:p>
          </table:table-cell>
          <table:table-cell office:value-type="float" office:value="-0.04995719" calcext:value-type="float">
            <text:p>-0.04995719</text:p>
          </table:table-cell>
          <table:table-cell office:value-type="float" office:value="-0.04276512" calcext:value-type="float">
            <text:p>-0.04276512</text:p>
          </table:table-cell>
          <table:table-cell office:value-type="float" office:value="-0.01151822" calcext:value-type="float">
            <text:p>-0.01151822</text:p>
          </table:table-cell>
          <table:table-cell office:value-type="float" office:value="-0.008812387" calcext:value-type="float">
            <text:p>-0.008812387</text:p>
          </table:table-cell>
          <table:table-cell office:value-type="float" office:value="-0.00589058" calcext:value-type="float">
            <text:p>-0.00589058</text:p>
          </table:table-cell>
          <table:table-cell office:value-type="float" office:value="-0.003392171" calcext:value-type="float">
            <text:p>-0.003392171</text:p>
          </table:table-cell>
          <table:table-cell office:value-type="float" office:value="-0.01183143" calcext:value-type="float">
            <text:p>-0.01183143</text:p>
          </table:table-cell>
          <table:table-cell office:value-type="float" office:value="-0.00891757" calcext:value-type="float">
            <text:p>-0.00891757</text:p>
          </table:table-cell>
          <table:table-cell office:value-type="float" office:value="-0.005266851" calcext:value-type="float">
            <text:p>-0.005266851</text:p>
          </table:table-cell>
          <table:table-cell office:value-type="float" office:value="474.7473" calcext:value-type="float">
            <text:p>474.7473</text:p>
          </table:table-cell>
          <table:table-cell office:value-type="float" office:value="0" calcext:value-type="float">
            <text:p>0</text:p>
          </table:table-cell>
          <table:table-cell office:value-type="float" office:value="-0.1129481" calcext:value-type="float">
            <text:p>-0.1129481</text:p>
          </table:table-cell>
          <table:table-cell office:value-type="float" office:value="0.02775677" calcext:value-type="float">
            <text:p>0.02775677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499983" calcext:value-type="float">
            <text:p>-0.024999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52.40002" calcext:value-type="float">
            <text:p>52.40002</text:p>
          </table:table-cell>
          <table:table-cell office:value-type="float" office:value="6.514006" calcext:value-type="float">
            <text:p>6.514006</text:p>
          </table:table-cell>
          <table:table-cell office:value-type="float" office:value="0" calcext:value-type="float">
            <text:p>0</text:p>
          </table:table-cell>
          <table:table-cell office:value-type="float" office:value="1314.852" calcext:value-type="float">
            <text:p>1314.852</text:p>
          </table:table-cell>
          <table:table-cell office:value-type="float" office:value="16.8588" calcext:value-type="float">
            <text:p>16.8588</text:p>
          </table:table-cell>
          <table:table-cell office:value-type="float" office:value="128.0848" calcext:value-type="float">
            <text:p>128.0848</text:p>
          </table:table-cell>
          <table:table-cell office:value-type="float" office:value="0.2348854" calcext:value-type="float">
            <text:p>0.2348854</text:p>
          </table:table-cell>
          <table:table-cell office:value-type="float" office:value="0.2512289" calcext:value-type="float">
            <text:p>0.2512289</text:p>
          </table:table-cell>
          <table:table-cell office:value-type="float" office:value="0.2669193" calcext:value-type="float">
            <text:p>0.2669193</text:p>
          </table:table-cell>
          <table:table-cell office:value-type="float" office:value="0.3267017" calcext:value-type="float">
            <text:p>0.3267017</text:p>
          </table:table-cell>
          <table:table-cell office:value-type="float" office:value="0.3376049" calcext:value-type="float">
            <text:p>0.3376049</text:p>
          </table:table-cell>
          <table:table-cell office:value-type="float" office:value="0.3512952" calcext:value-type="float">
            <text:p>0.3512952</text:p>
          </table:table-cell>
          <table:table-cell office:value-type="float" office:value="0.4047209" calcext:value-type="float">
            <text:p>0.4047209</text:p>
          </table:table-cell>
          <table:table-cell office:value-type="float" office:value="0.3681702" calcext:value-type="float">
            <text:p>0.3681702</text:p>
          </table:table-cell>
          <table:table-cell office:value-type="float" office:value="0.3780708" calcext:value-type="float">
            <text:p>0.3780708</text:p>
          </table:table-cell>
          <table:table-cell office:value-type="float" office:value="0.3982984" calcext:value-type="float">
            <text:p>0.3982984</text:p>
          </table:table-cell>
          <table:table-cell office:value-type="float" office:value="0.4800597" calcext:value-type="float">
            <text:p>0.480059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89338" calcext:value-type="float">
            <text:p>0.0002389338</text:p>
          </table:table-cell>
          <table:table-cell office:value-type="float" office:value="0.2251661" calcext:value-type="float">
            <text:p>0.2251661</text:p>
          </table:table-cell>
          <table:table-cell office:value-type="float" office:value="0.240198" calcext:value-type="float">
            <text:p>0.240198</text:p>
          </table:table-cell>
          <table:table-cell office:value-type="float" office:value="0.1211974" calcext:value-type="float">
            <text:p>0.1211974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063966" calcext:value-type="float">
            <text:p>-0.09063966</text:p>
          </table:table-cell>
          <table:table-cell office:value-type="float" office:value="-0.05998492" calcext:value-type="float">
            <text:p>-0.05998492</text:p>
          </table:table-cell>
          <table:table-cell office:value-type="float" office:value="-0.04158882" calcext:value-type="float">
            <text:p>-0.04158882</text:p>
          </table:table-cell>
          <table:table-cell office:value-type="float" office:value="-0.01057564" calcext:value-type="float">
            <text:p>-0.01057564</text:p>
          </table:table-cell>
          <table:table-cell office:value-type="float" office:value="-0.008418162" calcext:value-type="float">
            <text:p>-0.008418162</text:p>
          </table:table-cell>
          <table:table-cell office:value-type="float" office:value="-0.006364187" calcext:value-type="float">
            <text:p>-0.006364187</text:p>
          </table:table-cell>
          <table:table-cell office:value-type="float" office:value="-0.004147176" calcext:value-type="float">
            <text:p>-0.004147176</text:p>
          </table:table-cell>
          <table:table-cell office:value-type="float" office:value="-0.01154014" calcext:value-type="float">
            <text:p>-0.01154014</text:p>
          </table:table-cell>
          <table:table-cell office:value-type="float" office:value="-0.008957853" calcext:value-type="float">
            <text:p>-0.008957853</text:p>
          </table:table-cell>
          <table:table-cell office:value-type="float" office:value="-0.005442669" calcext:value-type="float">
            <text:p>-0.005442669</text:p>
          </table:table-cell>
          <table:table-cell office:value-type="float" office:value="486.8681" calcext:value-type="float">
            <text:p>486.8681</text:p>
          </table:table-cell>
          <table:table-cell office:value-type="float" office:value="0" calcext:value-type="float">
            <text:p>0</text:p>
          </table:table-cell>
          <table:table-cell office:value-type="float" office:value="-0.1154689" calcext:value-type="float">
            <text:p>-0.1154689</text:p>
          </table:table-cell>
          <table:table-cell office:value-type="float" office:value="0.02772315" calcext:value-type="float">
            <text:p>0.0277231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499982" calcext:value-type="float">
            <text:p>-0.024999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70.80008" calcext:value-type="float">
            <text:p>70.80008</text:p>
          </table:table-cell>
          <table:table-cell office:value-type="float" office:value="6.415854" calcext:value-type="float">
            <text:p>6.415854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325.255" calcext:value-type="float">
            <text:p>1325.255</text:p>
          </table:table-cell>
          <table:table-cell office:value-type="float" office:value="23.68563" calcext:value-type="float">
            <text:p>23.68563</text:p>
          </table:table-cell>
          <table:table-cell office:value-type="float" office:value="122.0821" calcext:value-type="float">
            <text:p>122.0821</text:p>
          </table:table-cell>
          <table:table-cell office:value-type="float" office:value="0.5137116" calcext:value-type="float">
            <text:p>0.5137116</text:p>
          </table:table-cell>
          <table:table-cell office:value-type="float" office:value="0.2831746" calcext:value-type="float">
            <text:p>0.2831746</text:p>
          </table:table-cell>
          <table:table-cell office:value-type="float" office:value="0.2689964" calcext:value-type="float">
            <text:p>0.2689964</text:p>
          </table:table-cell>
          <table:table-cell office:value-type="float" office:value="0.3437031" calcext:value-type="float">
            <text:p>0.3437031</text:p>
          </table:table-cell>
          <table:table-cell office:value-type="float" office:value="0.359849" calcext:value-type="float">
            <text:p>0.359849</text:p>
          </table:table-cell>
          <table:table-cell office:value-type="float" office:value="0.3828129" calcext:value-type="float">
            <text:p>0.3828129</text:p>
          </table:table-cell>
          <table:table-cell office:value-type="float" office:value="0.442375" calcext:value-type="float">
            <text:p>0.442375</text:p>
          </table:table-cell>
          <table:table-cell office:value-type="float" office:value="0.3699478" calcext:value-type="float">
            <text:p>0.3699478</text:p>
          </table:table-cell>
          <table:table-cell office:value-type="float" office:value="0.377923" calcext:value-type="float">
            <text:p>0.377923</text:p>
          </table:table-cell>
          <table:table-cell office:value-type="float" office:value="0.3970096" calcext:value-type="float">
            <text:p>0.3970096</text:p>
          </table:table-cell>
          <table:table-cell office:value-type="float" office:value="0.4771004" calcext:value-type="float">
            <text:p>0.4771004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2039217" calcext:value-type="float">
            <text:p>0.002039217</text:p>
          </table:table-cell>
          <table:table-cell office:value-type="float" office:value="0.001769364" calcext:value-type="float">
            <text:p>0.001769364</text:p>
          </table:table-cell>
          <table:table-cell office:value-type="float" office:value="0.2239102" calcext:value-type="float">
            <text:p>0.2239102</text:p>
          </table:table-cell>
          <table:table-cell office:value-type="float" office:value="0.2382515" calcext:value-type="float">
            <text:p>0.2382515</text:p>
          </table:table-cell>
          <table:table-cell office:value-type="float" office:value="0.1188837" calcext:value-type="float">
            <text:p>0.1188837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4E-033" calcext:value-type="float">
            <text:p>3.171604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103422" calcext:value-type="float">
            <text:p>-0.0005103422</text:p>
          </table:table-cell>
          <table:table-cell office:value-type="float" office:value="-0.02847168" calcext:value-type="float">
            <text:p>-0.02847168</text:p>
          </table:table-cell>
          <table:table-cell office:value-type="float" office:value="-0.03967453" calcext:value-type="float">
            <text:p>-0.03967453</text:p>
          </table:table-cell>
          <table:table-cell office:value-type="float" office:value="-0.00750216" calcext:value-type="float">
            <text:p>-0.00750216</text:p>
          </table:table-cell>
          <table:table-cell office:value-type="float" office:value="-0.005457235" calcext:value-type="float">
            <text:p>-0.005457235</text:p>
          </table:table-cell>
          <table:table-cell office:value-type="float" office:value="-0.003548362" calcext:value-type="float">
            <text:p>-0.003548362</text:p>
          </table:table-cell>
          <table:table-cell office:value-type="float" office:value="-0.001795227" calcext:value-type="float">
            <text:p>-0.001795227</text:p>
          </table:table-cell>
          <table:table-cell office:value-type="float" office:value="-0.01102063" calcext:value-type="float">
            <text:p>-0.01102063</text:p>
          </table:table-cell>
          <table:table-cell office:value-type="float" office:value="-0.008991553" calcext:value-type="float">
            <text:p>-0.008991553</text:p>
          </table:table-cell>
          <table:table-cell office:value-type="float" office:value="-0.005614362" calcext:value-type="float">
            <text:p>-0.005614362</text:p>
          </table:table-cell>
          <table:table-cell office:value-type="float" office:value="499.4516" calcext:value-type="float">
            <text:p>499.451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3154844" calcext:value-type="float">
            <text:p>0.03154844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0.002039403" calcext:value-type="float">
            <text:p>0.0020394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73.40003" calcext:value-type="float">
            <text:p>73.40003</text:p>
          </table:table-cell>
          <table:table-cell office:value-type="float" office:value="6.321346" calcext:value-type="float">
            <text:p>6.321346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320.003" calcext:value-type="float">
            <text:p>1320.003</text:p>
          </table:table-cell>
          <table:table-cell office:value-type="float" office:value="31.63157" calcext:value-type="float">
            <text:p>31.63157</text:p>
          </table:table-cell>
          <table:table-cell office:value-type="float" office:value="113.9445" calcext:value-type="float">
            <text:p>113.9445</text:p>
          </table:table-cell>
          <table:table-cell office:value-type="float" office:value="0.2444893" calcext:value-type="float">
            <text:p>0.244489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0.2712011" calcext:value-type="float">
            <text:p>0.2712011</text:p>
          </table:table-cell>
          <table:table-cell office:value-type="float" office:value="0.3845876" calcext:value-type="float">
            <text:p>0.3845876</text:p>
          </table:table-cell>
          <table:table-cell office:value-type="float" office:value="0.396581" calcext:value-type="float">
            <text:p>0.396581</text:p>
          </table:table-cell>
          <table:table-cell office:value-type="float" office:value="0.4119369" calcext:value-type="float">
            <text:p>0.4119369</text:p>
          </table:table-cell>
          <table:table-cell office:value-type="float" office:value="0.456351" calcext:value-type="float">
            <text:p>0.456351</text:p>
          </table:table-cell>
          <table:table-cell office:value-type="float" office:value="0.3731768" calcext:value-type="float">
            <text:p>0.3731768</text:p>
          </table:table-cell>
          <table:table-cell office:value-type="float" office:value="0.3778799" calcext:value-type="float">
            <text:p>0.3778799</text:p>
          </table:table-cell>
          <table:table-cell office:value-type="float" office:value="0.395878" calcext:value-type="float">
            <text:p>0.395878</text:p>
          </table:table-cell>
          <table:table-cell office:value-type="float" office:value="0.4741591" calcext:value-type="float">
            <text:p>0.474159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96759" calcext:value-type="float">
            <text:p>0.002996759</text:p>
          </table:table-cell>
          <table:table-cell office:value-type="float" office:value="0.2233188" calcext:value-type="float">
            <text:p>0.2233188</text:p>
          </table:table-cell>
          <table:table-cell office:value-type="float" office:value="0.2360132" calcext:value-type="float">
            <text:p>0.2360132</text:p>
          </table:table-cell>
          <table:table-cell office:value-type="float" office:value="0.1166407" calcext:value-type="float">
            <text:p>0.1166407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957843" calcext:value-type="float">
            <text:p>-0.06957843</text:p>
          </table:table-cell>
          <table:table-cell office:value-type="float" office:value="-0.04083407" calcext:value-type="float">
            <text:p>-0.04083407</text:p>
          </table:table-cell>
          <table:table-cell office:value-type="float" office:value="-0.0377279" calcext:value-type="float">
            <text:p>-0.0377279</text:p>
          </table:table-cell>
          <table:table-cell office:value-type="float" office:value="-0.003420014" calcext:value-type="float">
            <text:p>-0.003420014</text:p>
          </table:table-cell>
          <table:table-cell office:value-type="float" office:value="-0.002759394" calcext:value-type="float">
            <text:p>-0.002759394</text:p>
          </table:table-cell>
          <table:table-cell office:value-type="float" office:value="-0.002112159" calcext:value-type="float">
            <text:p>-0.002112159</text:p>
          </table:table-cell>
          <table:table-cell office:value-type="float" office:value="-0.001304476" calcext:value-type="float">
            <text:p>-0.001304476</text:p>
          </table:table-cell>
          <table:table-cell office:value-type="float" office:value="-0.01014116" calcext:value-type="float">
            <text:p>-0.01014116</text:p>
          </table:table-cell>
          <table:table-cell office:value-type="float" office:value="-0.009001995" calcext:value-type="float">
            <text:p>-0.009001995</text:p>
          </table:table-cell>
          <table:table-cell office:value-type="float" office:value="-0.005770369" calcext:value-type="float">
            <text:p>-0.005770369</text:p>
          </table:table-cell>
          <table:table-cell office:value-type="float" office:value="513.1848" calcext:value-type="float">
            <text:p>513.1848</text:p>
          </table:table-cell>
          <table:table-cell office:value-type="float" office:value="0" calcext:value-type="float">
            <text:p>0</text:p>
          </table:table-cell>
          <table:table-cell office:value-type="float" office:value="-0.104911" calcext:value-type="float">
            <text:p>-0.104911</text:p>
          </table:table-cell>
          <table:table-cell office:value-type="float" office:value="0.02772872" calcext:value-type="float">
            <text:p>0.0277287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499982" calcext:value-type="float">
            <text:p>-0.024999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73.40003" calcext:value-type="float">
            <text:p>73.40003</text:p>
          </table:table-cell>
          <table:table-cell office:value-type="float" office:value="6.719745" calcext:value-type="float">
            <text:p>6.719745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311.582" calcext:value-type="float">
            <text:p>1311.582</text:p>
          </table:table-cell>
          <table:table-cell office:value-type="float" office:value="39.65449" calcext:value-type="float">
            <text:p>39.65449</text:p>
          </table:table-cell>
          <table:table-cell office:value-type="float" office:value="99.33415" calcext:value-type="float">
            <text:p>99.33415</text:p>
          </table:table-cell>
          <table:table-cell office:value-type="float" office:value="0.2389724" calcext:value-type="float">
            <text:p>0.2389724</text:p>
          </table:table-cell>
          <table:table-cell office:value-type="float" office:value="0.2630384" calcext:value-type="float">
            <text:p>0.2630384</text:p>
          </table:table-cell>
          <table:table-cell office:value-type="float" office:value="0.2726076" calcext:value-type="float">
            <text:p>0.2726076</text:p>
          </table:table-cell>
          <table:table-cell office:value-type="float" office:value="0.3845119" calcext:value-type="float">
            <text:p>0.3845119</text:p>
          </table:table-cell>
          <table:table-cell office:value-type="float" office:value="0.3962441" calcext:value-type="float">
            <text:p>0.3962441</text:p>
          </table:table-cell>
          <table:table-cell office:value-type="float" office:value="0.4110447" calcext:value-type="float">
            <text:p>0.4110447</text:p>
          </table:table-cell>
          <table:table-cell office:value-type="float" office:value="0.454496" calcext:value-type="float">
            <text:p>0.454496</text:p>
          </table:table-cell>
          <table:table-cell office:value-type="float" office:value="0.3762414" calcext:value-type="float">
            <text:p>0.3762414</text:p>
          </table:table-cell>
          <table:table-cell office:value-type="float" office:value="0.3780349" calcext:value-type="float">
            <text:p>0.3780349</text:p>
          </table:table-cell>
          <table:table-cell office:value-type="float" office:value="0.3949602" calcext:value-type="float">
            <text:p>0.3949602</text:p>
          </table:table-cell>
          <table:table-cell office:value-type="float" office:value="0.4712934" calcext:value-type="float">
            <text:p>0.471293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62005" calcext:value-type="float">
            <text:p>0.007162005</text:p>
          </table:table-cell>
          <table:table-cell office:value-type="float" office:value="0.2235728" calcext:value-type="float">
            <text:p>0.2235728</text:p>
          </table:table-cell>
          <table:table-cell office:value-type="float" office:value="0.2345542" calcext:value-type="float">
            <text:p>0.2345542</text:p>
          </table:table-cell>
          <table:table-cell office:value-type="float" office:value="0.1145506" calcext:value-type="float">
            <text:p>0.1145506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7994331" calcext:value-type="float">
            <text:p>-0.07994331</text:p>
          </table:table-cell>
          <table:table-cell office:value-type="float" office:value="-0.04460144" calcext:value-type="float">
            <text:p>-0.04460144</text:p>
          </table:table-cell>
          <table:table-cell office:value-type="float" office:value="-0.03655082" calcext:value-type="float">
            <text:p>-0.03655082</text:p>
          </table:table-cell>
          <table:table-cell office:value-type="float" office:value="-0.003419015" calcext:value-type="float">
            <text:p>-0.003419015</text:p>
          </table:table-cell>
          <table:table-cell office:value-type="float" office:value="-0.002773403" calcext:value-type="float">
            <text:p>-0.002773403</text:p>
          </table:table-cell>
          <table:table-cell office:value-type="float" office:value="-0.002143533" calcext:value-type="float">
            <text:p>-0.002143533</text:p>
          </table:table-cell>
          <table:table-cell office:value-type="float" office:value="-0.001356778" calcext:value-type="float">
            <text:p>-0.001356778</text:p>
          </table:table-cell>
          <table:table-cell office:value-type="float" office:value="-0.009372028" calcext:value-type="float">
            <text:p>-0.009372028</text:p>
          </table:table-cell>
          <table:table-cell office:value-type="float" office:value="-0.008966926" calcext:value-type="float">
            <text:p>-0.008966926</text:p>
          </table:table-cell>
          <table:table-cell office:value-type="float" office:value="-0.005900369" calcext:value-type="float">
            <text:p>-0.005900369</text:p>
          </table:table-cell>
          <table:table-cell office:value-type="float" office:value="527.0585" calcext:value-type="float">
            <text:p>527.0585</text:p>
          </table:table-cell>
          <table:table-cell office:value-type="float" office:value="0" calcext:value-type="float">
            <text:p>0</text:p>
          </table:table-cell>
          <table:table-cell office:value-type="float" office:value="-0.1211081" calcext:value-type="float">
            <text:p>-0.1211081</text:p>
          </table:table-cell>
          <table:table-cell office:value-type="float" office:value="0.02770828" calcext:value-type="float">
            <text:p>0.02770828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500013" calcext:value-type="float">
            <text:p>-0.025000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73.40003" calcext:value-type="float">
            <text:p>73.40003</text:p>
          </table:table-cell>
          <table:table-cell office:value-type="float" office:value="7.270061" calcext:value-type="float">
            <text:p>7.270061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303.143" calcext:value-type="float">
            <text:p>1303.143</text:p>
          </table:table-cell>
          <table:table-cell office:value-type="float" office:value="47.54311" calcext:value-type="float">
            <text:p>47.54311</text:p>
          </table:table-cell>
          <table:table-cell office:value-type="float" office:value="89.6732" calcext:value-type="float">
            <text:p>89.6732</text:p>
          </table:table-cell>
          <table:table-cell office:value-type="float" office:value="0.2056273" calcext:value-type="float">
            <text:p>0.2056273</text:p>
          </table:table-cell>
          <table:table-cell office:value-type="float" office:value="0.2525041" calcext:value-type="float">
            <text:p>0.2525041</text:p>
          </table:table-cell>
          <table:table-cell office:value-type="float" office:value="0.2721659" calcext:value-type="float">
            <text:p>0.2721659</text:p>
          </table:table-cell>
          <table:table-cell office:value-type="float" office:value="0.3758873" calcext:value-type="float">
            <text:p>0.3758873</text:p>
          </table:table-cell>
          <table:table-cell office:value-type="float" office:value="0.3860993" calcext:value-type="float">
            <text:p>0.3860993</text:p>
          </table:table-cell>
          <table:table-cell office:value-type="float" office:value="0.3984936" calcext:value-type="float">
            <text:p>0.3984936</text:p>
          </table:table-cell>
          <table:table-cell office:value-type="float" office:value="0.4409796" calcext:value-type="float">
            <text:p>0.4409796</text:p>
          </table:table-cell>
          <table:table-cell office:value-type="float" office:value="0.3777147" calcext:value-type="float">
            <text:p>0.3777147</text:p>
          </table:table-cell>
          <table:table-cell office:value-type="float" office:value="0.3782781" calcext:value-type="float">
            <text:p>0.3782781</text:p>
          </table:table-cell>
          <table:table-cell office:value-type="float" office:value="0.3942216" calcext:value-type="float">
            <text:p>0.3942216</text:p>
          </table:table-cell>
          <table:table-cell office:value-type="float" office:value="0.4684453" calcext:value-type="float">
            <text:p>0.4684453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9113" calcext:value-type="float">
            <text:p>0.04089113</text:p>
          </table:table-cell>
          <table:table-cell office:value-type="float" office:value="0.2317891" calcext:value-type="float">
            <text:p>0.2317891</text:p>
          </table:table-cell>
          <table:table-cell office:value-type="float" office:value="0.2349089" calcext:value-type="float">
            <text:p>0.2349089</text:p>
          </table:table-cell>
          <table:table-cell office:value-type="float" office:value="0.1128116" calcext:value-type="float">
            <text:p>0.11281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991725" calcext:value-type="float">
            <text:p>-0.1991725</text:p>
          </table:table-cell>
          <table:table-cell office:value-type="float" office:value="-0.05812624" calcext:value-type="float">
            <text:p>-0.05812624</text:p>
          </table:table-cell>
          <table:table-cell office:value-type="float" office:value="-0.03689117" calcext:value-type="float">
            <text:p>-0.03689117</text:p>
          </table:table-cell>
          <table:table-cell office:value-type="float" office:value="-0.003992356" calcext:value-type="float">
            <text:p>-0.003992356</text:p>
          </table:table-cell>
          <table:table-cell office:value-type="float" office:value="-0.003311377" calcext:value-type="float">
            <text:p>-0.003311377</text:p>
          </table:table-cell>
          <table:table-cell office:value-type="float" office:value="-0.002652548" calcext:value-type="float">
            <text:p>-0.002652548</text:p>
          </table:table-cell>
          <table:table-cell office:value-type="float" office:value="-0.001816211" calcext:value-type="float">
            <text:p>-0.001816211</text:p>
          </table:table-cell>
          <table:table-cell office:value-type="float" office:value="-0.009024727" calcext:value-type="float">
            <text:p>-0.009024727</text:p>
          </table:table-cell>
          <table:table-cell office:value-type="float" office:value="-0.008911772" calcext:value-type="float">
            <text:p>-0.008911772</text:p>
          </table:table-cell>
          <table:table-cell office:value-type="float" office:value="-0.0060073" calcext:value-type="float">
            <text:p>-0.0060073</text:p>
          </table:table-cell>
          <table:table-cell office:value-type="float" office:value="540.8415" calcext:value-type="float">
            <text:p>540.8415</text:p>
          </table:table-cell>
          <table:table-cell office:value-type="float" office:value="0" calcext:value-type="float">
            <text:p>0</text:p>
          </table:table-cell>
          <table:table-cell office:value-type="float" office:value="-0.3876236" calcext:value-type="float">
            <text:p>-0.3876236</text:p>
          </table:table-cell>
          <table:table-cell office:value-type="float" office:value="0.0277265" calcext:value-type="float">
            <text:p>0.027726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2500093" calcext:value-type="float">
            <text:p>-0.025000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73.40003" calcext:value-type="float">
            <text:p>73.40003</text:p>
          </table:table-cell>
          <table:table-cell office:value-type="float" office:value="7.864349" calcext:value-type="float">
            <text:p>7.864349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94.842" calcext:value-type="float">
            <text:p>1294.842</text:p>
          </table:table-cell>
          <table:table-cell office:value-type="float" office:value="55.24995" calcext:value-type="float">
            <text:p>55.24995</text:p>
          </table:table-cell>
          <table:table-cell office:value-type="float" office:value="79.56509" calcext:value-type="float">
            <text:p>79.56509</text:p>
          </table:table-cell>
          <table:table-cell office:value-type="float" office:value="0.1694006" calcext:value-type="float">
            <text:p>0.1694006</text:p>
          </table:table-cell>
          <table:table-cell office:value-type="float" office:value="0.2500441" calcext:value-type="float">
            <text:p>0.2500441</text:p>
          </table:table-cell>
          <table:table-cell office:value-type="float" office:value="0.2693263" calcext:value-type="float">
            <text:p>0.2693263</text:p>
          </table:table-cell>
          <table:table-cell office:value-type="float" office:value="0.363106" calcext:value-type="float">
            <text:p>0.363106</text:p>
          </table:table-cell>
          <table:table-cell office:value-type="float" office:value="0.373327" calcext:value-type="float">
            <text:p>0.373327</text:p>
          </table:table-cell>
          <table:table-cell office:value-type="float" office:value="0.3851834" calcext:value-type="float">
            <text:p>0.3851834</text:p>
          </table:table-cell>
          <table:table-cell office:value-type="float" office:value="0.4292741" calcext:value-type="float">
            <text:p>0.4292741</text:p>
          </table:table-cell>
          <table:table-cell office:value-type="float" office:value="0.3797945" calcext:value-type="float">
            <text:p>0.3797945</text:p>
          </table:table-cell>
          <table:table-cell office:value-type="float" office:value="0.3785492" calcext:value-type="float">
            <text:p>0.3785492</text:p>
          </table:table-cell>
          <table:table-cell office:value-type="float" office:value="0.3935668" calcext:value-type="float">
            <text:p>0.3935668</text:p>
          </table:table-cell>
          <table:table-cell office:value-type="float" office:value="0.4655671" calcext:value-type="float">
            <text:p>0.4655671</text:p>
          </table:table-cell>
          <table:table-cell office:value-type="float" office:value="0.5112621" calcext:value-type="float">
            <text:p>0.511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7322" calcext:value-type="float">
            <text:p>0.09097322</text:p>
          </table:table-cell>
          <table:table-cell office:value-type="float" office:value="0.2545426" calcext:value-type="float">
            <text:p>0.2545426</text:p>
          </table:table-cell>
          <table:table-cell office:value-type="float" office:value="0.237742" calcext:value-type="float">
            <text:p>0.237742</text:p>
          </table:table-cell>
          <table:table-cell office:value-type="float" office:value="0.1116265" calcext:value-type="float">
            <text:p>0.1116265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26828" calcext:value-type="float">
            <text:p>-0.6326828</text:p>
          </table:table-cell>
          <table:table-cell office:value-type="float" office:value="-0.06179385" calcext:value-type="float">
            <text:p>-0.06179385</text:p>
          </table:table-cell>
          <table:table-cell office:value-type="float" office:value="-0.03929114" calcext:value-type="float">
            <text:p>-0.03929114</text:p>
          </table:table-cell>
          <table:table-cell office:value-type="float" office:value="-0.00507691" calcext:value-type="float">
            <text:p>-0.00507691</text:p>
          </table:table-cell>
          <table:table-cell office:value-type="float" office:value="-0.004179866" calcext:value-type="float">
            <text:p>-0.004179866</text:p>
          </table:table-cell>
          <table:table-cell office:value-type="float" office:value="-0.003356298" calcext:value-type="float">
            <text:p>-0.003356298</text:p>
          </table:table-cell>
          <table:table-cell office:value-type="float" office:value="-0.002350022" calcext:value-type="float">
            <text:p>-0.002350022</text:p>
          </table:table-cell>
          <table:table-cell office:value-type="float" office:value="-0.008562243" calcext:value-type="float">
            <text:p>-0.008562243</text:p>
          </table:table-cell>
          <table:table-cell office:value-type="float" office:value="-0.00885081" calcext:value-type="float">
            <text:p>-0.00885081</text:p>
          </table:table-cell>
          <table:table-cell office:value-type="float" office:value="-0.006103801" calcext:value-type="float">
            <text:p>-0.006103801</text:p>
          </table:table-cell>
          <table:table-cell office:value-type="float" office:value="554.4739" calcext:value-type="float">
            <text:p>554.4739</text:p>
          </table:table-cell>
          <table:table-cell office:value-type="float" office:value="0" calcext:value-type="float">
            <text:p>0</text:p>
          </table:table-cell>
          <table:table-cell office:value-type="float" office:value="-1.918358" calcext:value-type="float">
            <text:p>-1.918358</text:p>
          </table:table-cell>
          <table:table-cell office:value-type="float" office:value="0.02781439" calcext:value-type="float">
            <text:p>0.0278143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1000194" calcext:value-type="float">
            <text:p>-0.010001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73.40003" calcext:value-type="float">
            <text:p>73.40003</text:p>
          </table:table-cell>
          <table:table-cell office:value-type="float" office:value="8.219259" calcext:value-type="float">
            <text:p>8.219259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87.011" calcext:value-type="float">
            <text:p>1287.011</text:p>
          </table:table-cell>
          <table:table-cell office:value-type="float" office:value="62.72593" calcext:value-type="float">
            <text:p>62.72593</text:p>
          </table:table-cell>
          <table:table-cell office:value-type="float" office:value="70.34057" calcext:value-type="float">
            <text:p>70.34057</text:p>
          </table:table-cell>
          <table:table-cell office:value-type="float" office:value="0.1670935" calcext:value-type="float">
            <text:p>0.1670935</text:p>
          </table:table-cell>
          <table:table-cell office:value-type="float" office:value="0.2185304" calcext:value-type="float">
            <text:p>0.2185304</text:p>
          </table:table-cell>
          <table:table-cell office:value-type="float" office:value="0.2630651" calcext:value-type="float">
            <text:p>0.2630651</text:p>
          </table:table-cell>
          <table:table-cell office:value-type="float" office:value="0.3541983" calcext:value-type="float">
            <text:p>0.3541983</text:p>
          </table:table-cell>
          <table:table-cell office:value-type="float" office:value="0.3629531" calcext:value-type="float">
            <text:p>0.3629531</text:p>
          </table:table-cell>
          <table:table-cell office:value-type="float" office:value="0.3734546" calcext:value-type="float">
            <text:p>0.3734546</text:p>
          </table:table-cell>
          <table:table-cell office:value-type="float" office:value="0.4187154" calcext:value-type="float">
            <text:p>0.4187154</text:p>
          </table:table-cell>
          <table:table-cell office:value-type="float" office:value="0.3807256" calcext:value-type="float">
            <text:p>0.3807256</text:p>
          </table:table-cell>
          <table:table-cell office:value-type="float" office:value="0.37881" calcext:value-type="float">
            <text:p>0.37881</text:p>
          </table:table-cell>
          <table:table-cell office:value-type="float" office:value="0.3929721" calcext:value-type="float">
            <text:p>0.3929721</text:p>
          </table:table-cell>
          <table:table-cell office:value-type="float" office:value="0.4626992" calcext:value-type="float">
            <text:p>0.4626992</text:p>
          </table:table-cell>
          <table:table-cell office:value-type="float" office:value="0.5112626" calcext:value-type="float">
            <text:p>0.511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2388" calcext:value-type="float">
            <text:p>0.1122388</text:p>
          </table:table-cell>
          <table:table-cell office:value-type="float" office:value="0.2883322" calcext:value-type="float">
            <text:p>0.2883322</text:p>
          </table:table-cell>
          <table:table-cell office:value-type="float" office:value="0.2441227" calcext:value-type="float">
            <text:p>0.2441227</text:p>
          </table:table-cell>
          <table:table-cell office:value-type="float" office:value="0.1113768" calcext:value-type="float">
            <text:p>0.1113768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99786" calcext:value-type="float">
            <text:p>-0.6999786</text:p>
          </table:table-cell>
          <table:table-cell office:value-type="float" office:value="-0.1399109" calcext:value-type="float">
            <text:p>-0.1399109</text:p>
          </table:table-cell>
          <table:table-cell office:value-type="float" office:value="-0.04536514" calcext:value-type="float">
            <text:p>-0.04536514</text:p>
          </table:table-cell>
          <table:table-cell office:value-type="float" office:value="-0.0060325" calcext:value-type="float">
            <text:p>-0.0060325</text:p>
          </table:table-cell>
          <table:table-cell office:value-type="float" office:value="-0.005085264" calcext:value-type="float">
            <text:p>-0.005085264</text:p>
          </table:table-cell>
          <table:table-cell office:value-type="float" office:value="-0.004158756" calcext:value-type="float">
            <text:p>-0.004158756</text:p>
          </table:table-cell>
          <table:table-cell office:value-type="float" office:value="-0.002989931" calcext:value-type="float">
            <text:p>-0.002989931</text:p>
          </table:table-cell>
          <table:table-cell office:value-type="float" office:value="-0.008360968" calcext:value-type="float">
            <text:p>-0.008360968</text:p>
          </table:table-cell>
          <table:table-cell office:value-type="float" office:value="-0.008792512" calcext:value-type="float">
            <text:p>-0.008792512</text:p>
          </table:table-cell>
          <table:table-cell office:value-type="float" office:value="-0.006192976" calcext:value-type="float">
            <text:p>-0.006192976</text:p>
          </table:table-cell>
          <table:table-cell office:value-type="float" office:value="567.9026" calcext:value-type="float">
            <text:p>567.9026</text:p>
          </table:table-cell>
          <table:table-cell office:value-type="float" office:value="0" calcext:value-type="float">
            <text:p>0</text:p>
          </table:table-cell>
          <table:table-cell office:value-type="float" office:value="-1.823955" calcext:value-type="float">
            <text:p>-1.823955</text:p>
          </table:table-cell>
          <table:table-cell office:value-type="float" office:value="0.02788152" calcext:value-type="float">
            <text:p>0.0278815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100014" calcext:value-type="float">
            <text:p>-0.01000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73.40003" calcext:value-type="float">
            <text:p>73.40003</text:p>
          </table:table-cell>
          <table:table-cell office:value-type="float" office:value="8.428196" calcext:value-type="float">
            <text:p>8.428196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79.654" calcext:value-type="float">
            <text:p>1279.654</text:p>
          </table:table-cell>
          <table:table-cell office:value-type="float" office:value="69.87366" calcext:value-type="float">
            <text:p>69.87366</text:p>
          </table:table-cell>
          <table:table-cell office:value-type="float" office:value="60.95161" calcext:value-type="float">
            <text:p>60.95161</text:p>
          </table:table-cell>
          <table:table-cell office:value-type="float" office:value="0.1753502" calcext:value-type="float">
            <text:p>0.1753502</text:p>
          </table:table-cell>
          <table:table-cell office:value-type="float" office:value="0.2070888" calcext:value-type="float">
            <text:p>0.2070888</text:p>
          </table:table-cell>
          <table:table-cell office:value-type="float" office:value="0.2576706" calcext:value-type="float">
            <text:p>0.2576706</text:p>
          </table:table-cell>
          <table:table-cell office:value-type="float" office:value="0.3460779" calcext:value-type="float">
            <text:p>0.3460779</text:p>
          </table:table-cell>
          <table:table-cell office:value-type="float" office:value="0.3546596" calcext:value-type="float">
            <text:p>0.3546596</text:p>
          </table:table-cell>
          <table:table-cell office:value-type="float" office:value="0.3658248" calcext:value-type="float">
            <text:p>0.3658248</text:p>
          </table:table-cell>
          <table:table-cell office:value-type="float" office:value="0.4133141" calcext:value-type="float">
            <text:p>0.4133141</text:p>
          </table:table-cell>
          <table:table-cell office:value-type="float" office:value="0.3808916" calcext:value-type="float">
            <text:p>0.3808916</text:p>
          </table:table-cell>
          <table:table-cell office:value-type="float" office:value="0.3790116" calcext:value-type="float">
            <text:p>0.3790116</text:p>
          </table:table-cell>
          <table:table-cell office:value-type="float" office:value="0.3924636" calcext:value-type="float">
            <text:p>0.3924636</text:p>
          </table:table-cell>
          <table:table-cell office:value-type="float" office:value="0.4599337" calcext:value-type="float">
            <text:p>0.4599337</text:p>
          </table:table-cell>
          <table:table-cell office:value-type="float" office:value="0.5112624" calcext:value-type="float">
            <text:p>0.511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4273" calcext:value-type="float">
            <text:p>0.1224273</text:p>
          </table:table-cell>
          <table:table-cell office:value-type="float" office:value="0.299839" calcext:value-type="float">
            <text:p>0.299839</text:p>
          </table:table-cell>
          <table:table-cell office:value-type="float" office:value="0.2495345" calcext:value-type="float">
            <text:p>0.2495345</text:p>
          </table:table-cell>
          <table:table-cell office:value-type="float" office:value="0.1112325" calcext:value-type="float">
            <text:p>0.1112325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163596" calcext:value-type="float">
            <text:p>-0.5163596</text:p>
          </table:table-cell>
          <table:table-cell office:value-type="float" office:value="-0.1946238" calcext:value-type="float">
            <text:p>-0.1946238</text:p>
          </table:table-cell>
          <table:table-cell office:value-type="float" office:value="-0.05148442" calcext:value-type="float">
            <text:p>-0.05148442</text:p>
          </table:table-cell>
          <table:table-cell office:value-type="float" office:value="-0.007087742" calcext:value-type="float">
            <text:p>-0.007087742</text:p>
          </table:table-cell>
          <table:table-cell office:value-type="float" office:value="-0.005974648" calcext:value-type="float">
            <text:p>-0.005974648</text:p>
          </table:table-cell>
          <table:table-cell office:value-type="float" office:value="-0.004794699" calcext:value-type="float">
            <text:p>-0.004794699</text:p>
          </table:table-cell>
          <table:table-cell office:value-type="float" office:value="-0.00338804" calcext:value-type="float">
            <text:p>-0.00338804</text:p>
          </table:table-cell>
          <table:table-cell office:value-type="float" office:value="-0.008324881" calcext:value-type="float">
            <text:p>-0.008324881</text:p>
          </table:table-cell>
          <table:table-cell office:value-type="float" office:value="-0.008747628" calcext:value-type="float">
            <text:p>-0.008747628</text:p>
          </table:table-cell>
          <table:table-cell office:value-type="float" office:value="-0.006270403" calcext:value-type="float">
            <text:p>-0.006270403</text:p>
          </table:table-cell>
          <table:table-cell office:value-type="float" office:value="581.0313" calcext:value-type="float">
            <text:p>581.0313</text:p>
          </table:table-cell>
          <table:table-cell office:value-type="float" office:value="0" calcext:value-type="float">
            <text:p>0</text:p>
          </table:table-cell>
          <table:table-cell office:value-type="float" office:value="-1.047813" calcext:value-type="float">
            <text:p>-1.047813</text:p>
          </table:table-cell>
          <table:table-cell office:value-type="float" office:value="0.0279119" calcext:value-type="float">
            <text:p>0.027911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100018" calcext:value-type="float">
            <text:p>-0.0100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73.40003" calcext:value-type="float">
            <text:p>73.40003</text:p>
          </table:table-cell>
          <table:table-cell office:value-type="float" office:value="8.553373" calcext:value-type="float">
            <text:p>8.553373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72.745" calcext:value-type="float">
            <text:p>1272.745</text:p>
          </table:table-cell>
          <table:table-cell office:value-type="float" office:value="76.65748" calcext:value-type="float">
            <text:p>76.65748</text:p>
          </table:table-cell>
          <table:table-cell office:value-type="float" office:value="54.29785" calcext:value-type="float">
            <text:p>54.29785</text:p>
          </table:table-cell>
          <table:table-cell office:value-type="float" office:value="0.1784178" calcext:value-type="float">
            <text:p>0.1784178</text:p>
          </table:table-cell>
          <table:table-cell office:value-type="float" office:value="0.1993364" calcext:value-type="float">
            <text:p>0.1993364</text:p>
          </table:table-cell>
          <table:table-cell office:value-type="float" office:value="0.2505629" calcext:value-type="float">
            <text:p>0.2505629</text:p>
          </table:table-cell>
          <table:table-cell office:value-type="float" office:value="0.3372313" calcext:value-type="float">
            <text:p>0.3372313</text:p>
          </table:table-cell>
          <table:table-cell office:value-type="float" office:value="0.3442169" calcext:value-type="float">
            <text:p>0.3442169</text:p>
          </table:table-cell>
          <table:table-cell office:value-type="float" office:value="0.3533366" calcext:value-type="float">
            <text:p>0.3533366</text:p>
          </table:table-cell>
          <table:table-cell office:value-type="float" office:value="0.4020185" calcext:value-type="float">
            <text:p>0.4020185</text:p>
          </table:table-cell>
          <table:table-cell office:value-type="float" office:value="0.3803503" calcext:value-type="float">
            <text:p>0.3803503</text:p>
          </table:table-cell>
          <table:table-cell office:value-type="float" office:value="0.3791401" calcext:value-type="float">
            <text:p>0.3791401</text:p>
          </table:table-cell>
          <table:table-cell office:value-type="float" office:value="0.3920277" calcext:value-type="float">
            <text:p>0.3920277</text:p>
          </table:table-cell>
          <table:table-cell office:value-type="float" office:value="0.4572237" calcext:value-type="float">
            <text:p>0.4572237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0906" calcext:value-type="float">
            <text:p>0.1350906</text:p>
          </table:table-cell>
          <table:table-cell office:value-type="float" office:value="0.3076176" calcext:value-type="float">
            <text:p>0.3076176</text:p>
          </table:table-cell>
          <table:table-cell office:value-type="float" office:value="0.256653" calcext:value-type="float">
            <text:p>0.256653</text:p>
          </table:table-cell>
          <table:table-cell office:value-type="float" office:value="0.1118035" calcext:value-type="float">
            <text:p>0.1118035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738069" calcext:value-type="float">
            <text:p>-0.4738069</text:p>
          </table:table-cell>
          <table:table-cell office:value-type="float" office:value="-0.2470481" calcext:value-type="float">
            <text:p>-0.2470481</text:p>
          </table:table-cell>
          <table:table-cell office:value-type="float" office:value="-0.06110464" calcext:value-type="float">
            <text:p>-0.06110464</text:p>
          </table:table-cell>
          <table:table-cell office:value-type="float" office:value="-0.008469704" calcext:value-type="float">
            <text:p>-0.008469704</text:p>
          </table:table-cell>
          <table:table-cell office:value-type="float" office:value="-0.007342178" calcext:value-type="float">
            <text:p>-0.007342178</text:p>
          </table:table-cell>
          <table:table-cell office:value-type="float" office:value="-0.00610964" calcext:value-type="float">
            <text:p>-0.00610964</text:p>
          </table:table-cell>
          <table:table-cell office:value-type="float" office:value="-0.004431935" calcext:value-type="float">
            <text:p>-0.004431935</text:p>
          </table:table-cell>
          <table:table-cell office:value-type="float" office:value="-0.008437282" calcext:value-type="float">
            <text:p>-0.008437282</text:p>
          </table:table-cell>
          <table:table-cell office:value-type="float" office:value="-0.008719027" calcext:value-type="float">
            <text:p>-0.008719027</text:p>
          </table:table-cell>
          <table:table-cell office:value-type="float" office:value="-0.006337598" calcext:value-type="float">
            <text:p>-0.006337598</text:p>
          </table:table-cell>
          <table:table-cell office:value-type="float" office:value="593.8253" calcext:value-type="float">
            <text:p>593.8253</text:p>
          </table:table-cell>
          <table:table-cell office:value-type="float" office:value="0" calcext:value-type="float">
            <text:p>0</text:p>
          </table:table-cell>
          <table:table-cell office:value-type="float" office:value="-0.8102275" calcext:value-type="float">
            <text:p>-0.8102275</text:p>
          </table:table-cell>
          <table:table-cell office:value-type="float" office:value="0.02795242" calcext:value-type="float">
            <text:p>0.0279524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1000103" calcext:value-type="float">
            <text:p>-0.010001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74.00002" calcext:value-type="float">
            <text:p>74.00002</text:p>
          </table:table-cell>
          <table:table-cell office:value-type="float" office:value="8.643559" calcext:value-type="float">
            <text:p>8.643559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66.947" calcext:value-type="float">
            <text:p>1266.947</text:p>
          </table:table-cell>
          <table:table-cell office:value-type="float" office:value="82.96599" calcext:value-type="float">
            <text:p>82.96599</text:p>
          </table:table-cell>
          <table:table-cell office:value-type="float" office:value="47.33721" calcext:value-type="float">
            <text:p>47.33721</text:p>
          </table:table-cell>
          <table:table-cell office:value-type="float" office:value="0.1922588" calcext:value-type="float">
            <text:p>0.1922588</text:p>
          </table:table-cell>
          <table:table-cell office:value-type="float" office:value="0.2061773" calcext:value-type="float">
            <text:p>0.2061773</text:p>
          </table:table-cell>
          <table:table-cell office:value-type="float" office:value="0.2473758" calcext:value-type="float">
            <text:p>0.2473758</text:p>
          </table:table-cell>
          <table:table-cell office:value-type="float" office:value="0.3295068" calcext:value-type="float">
            <text:p>0.3295068</text:p>
          </table:table-cell>
          <table:table-cell office:value-type="float" office:value="0.336393" calcext:value-type="float">
            <text:p>0.336393</text:p>
          </table:table-cell>
          <table:table-cell office:value-type="float" office:value="0.3456816" calcext:value-type="float">
            <text:p>0.3456816</text:p>
          </table:table-cell>
          <table:table-cell office:value-type="float" office:value="0.3968417" calcext:value-type="float">
            <text:p>0.3968417</text:p>
          </table:table-cell>
          <table:table-cell office:value-type="float" office:value="0.3793757" calcext:value-type="float">
            <text:p>0.3793757</text:p>
          </table:table-cell>
          <table:table-cell office:value-type="float" office:value="0.3791827" calcext:value-type="float">
            <text:p>0.3791827</text:p>
          </table:table-cell>
          <table:table-cell office:value-type="float" office:value="0.3916503" calcext:value-type="float">
            <text:p>0.3916503</text:p>
          </table:table-cell>
          <table:table-cell office:value-type="float" office:value="0.4546364" calcext:value-type="float">
            <text:p>0.4546364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3891" calcext:value-type="float">
            <text:p>0.1313891</text:p>
          </table:table-cell>
          <table:table-cell office:value-type="float" office:value="0.3007936" calcext:value-type="float">
            <text:p>0.3007936</text:p>
          </table:table-cell>
          <table:table-cell office:value-type="float" office:value="0.2598419" calcext:value-type="float">
            <text:p>0.2598419</text:p>
          </table:table-cell>
          <table:table-cell office:value-type="float" office:value="0.111921" calcext:value-type="float">
            <text:p>0.111921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004755" calcext:value-type="float">
            <text:p>-0.3004755</text:p>
          </table:table-cell>
          <table:table-cell office:value-type="float" office:value="-0.2012244" calcext:value-type="float">
            <text:p>-0.2012244</text:p>
          </table:table-cell>
          <table:table-cell office:value-type="float" office:value="-0.06612059" calcext:value-type="float">
            <text:p>-0.06612059</text:p>
          </table:table-cell>
          <table:table-cell office:value-type="float" office:value="-0.009947713" calcext:value-type="float">
            <text:p>-0.009947713</text:p>
          </table:table-cell>
          <table:table-cell office:value-type="float" office:value="-0.008621237" calcext:value-type="float">
            <text:p>-0.008621237</text:p>
          </table:table-cell>
          <table:table-cell office:value-type="float" office:value="-0.007113406" calcext:value-type="float">
            <text:p>-0.007113406</text:p>
          </table:table-cell>
          <table:table-cell office:value-type="float" office:value="-0.005022574" calcext:value-type="float">
            <text:p>-0.005022574</text:p>
          </table:table-cell>
          <table:table-cell office:value-type="float" office:value="-0.008647088" calcext:value-type="float">
            <text:p>-0.008647088</text:p>
          </table:table-cell>
          <table:table-cell office:value-type="float" office:value="-0.008709471" calcext:value-type="float">
            <text:p>-0.008709471</text:p>
          </table:table-cell>
          <table:table-cell office:value-type="float" office:value="-0.006396451" calcext:value-type="float">
            <text:p>-0.006396451</text:p>
          </table:table-cell>
          <table:table-cell office:value-type="float" office:value="606.1681" calcext:value-type="float">
            <text:p>606.1681</text:p>
          </table:table-cell>
          <table:table-cell office:value-type="float" office:value="0" calcext:value-type="float">
            <text:p>0</text:p>
          </table:table-cell>
          <table:table-cell office:value-type="float" office:value="-0.4608196" calcext:value-type="float">
            <text:p>-0.4608196</text:p>
          </table:table-cell>
          <table:table-cell office:value-type="float" office:value="0.02795442" calcext:value-type="float">
            <text:p>0.0279544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1000082" calcext:value-type="float">
            <text:p>-0.010000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76.10001" calcext:value-type="float">
            <text:p>76.10001</text:p>
          </table:table-cell>
          <table:table-cell office:value-type="float" office:value="8.617747" calcext:value-type="float">
            <text:p>8.617747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63.032" calcext:value-type="float">
            <text:p>1263.032</text:p>
          </table:table-cell>
          <table:table-cell office:value-type="float" office:value="89.0066" calcext:value-type="float">
            <text:p>89.0066</text:p>
          </table:table-cell>
          <table:table-cell office:value-type="float" office:value="37.83072" calcext:value-type="float">
            <text:p>37.83072</text:p>
          </table:table-cell>
          <table:table-cell office:value-type="float" office:value="0.2055565" calcext:value-type="float">
            <text:p>0.2055565</text:p>
          </table:table-cell>
          <table:table-cell office:value-type="float" office:value="0.215189" calcext:value-type="float">
            <text:p>0.215189</text:p>
          </table:table-cell>
          <table:table-cell office:value-type="float" office:value="0.246813" calcext:value-type="float">
            <text:p>0.246813</text:p>
          </table:table-cell>
          <table:table-cell office:value-type="float" office:value="0.3279696" calcext:value-type="float">
            <text:p>0.3279696</text:p>
          </table:table-cell>
          <table:table-cell office:value-type="float" office:value="0.3375363" calcext:value-type="float">
            <text:p>0.3375363</text:p>
          </table:table-cell>
          <table:table-cell office:value-type="float" office:value="0.3500127" calcext:value-type="float">
            <text:p>0.3500127</text:p>
          </table:table-cell>
          <table:table-cell office:value-type="float" office:value="0.4023575" calcext:value-type="float">
            <text:p>0.4023575</text:p>
          </table:table-cell>
          <table:table-cell office:value-type="float" office:value="0.3789872" calcext:value-type="float">
            <text:p>0.3789872</text:p>
          </table:table-cell>
          <table:table-cell office:value-type="float" office:value="0.3791637" calcext:value-type="float">
            <text:p>0.3791637</text:p>
          </table:table-cell>
          <table:table-cell office:value-type="float" office:value="0.3913186" calcext:value-type="float">
            <text:p>0.3913186</text:p>
          </table:table-cell>
          <table:table-cell office:value-type="float" office:value="0.4521437" calcext:value-type="float">
            <text:p>0.4521437</text:p>
          </table:table-cell>
          <table:table-cell office:value-type="float" office:value="0.5112632" calcext:value-type="float">
            <text:p>0.511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4799" calcext:value-type="float">
            <text:p>0.1234799</text:p>
          </table:table-cell>
          <table:table-cell office:value-type="float" office:value="0.2917975" calcext:value-type="float">
            <text:p>0.2917975</text:p>
          </table:table-cell>
          <table:table-cell office:value-type="float" office:value="0.2604114" calcext:value-type="float">
            <text:p>0.2604114</text:p>
          </table:table-cell>
          <table:table-cell office:value-type="float" office:value="0.1116388" calcext:value-type="float">
            <text:p>0.1116388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981039" calcext:value-type="float">
            <text:p>-0.1981039</text:p>
          </table:table-cell>
          <table:table-cell office:value-type="float" office:value="-0.1545164" calcext:value-type="float">
            <text:p>-0.1545164</text:p>
          </table:table-cell>
          <table:table-cell office:value-type="float" office:value="-0.067057" calcext:value-type="float">
            <text:p>-0.067057</text:p>
          </table:table-cell>
          <table:table-cell office:value-type="float" office:value="-0.01030019" calcext:value-type="float">
            <text:p>-0.01030019</text:p>
          </table:table-cell>
          <table:table-cell office:value-type="float" office:value="-0.008429317" calcext:value-type="float">
            <text:p>-0.008429317</text:p>
          </table:table-cell>
          <table:table-cell office:value-type="float" office:value="-0.006518359" calcext:value-type="float">
            <text:p>-0.006518359</text:p>
          </table:table-cell>
          <table:table-cell office:value-type="float" office:value="-0.004388076" calcext:value-type="float">
            <text:p>-0.004388076</text:p>
          </table:table-cell>
          <table:table-cell office:value-type="float" office:value="-0.008734482" calcext:value-type="float">
            <text:p>-0.008734482</text:p>
          </table:table-cell>
          <table:table-cell office:value-type="float" office:value="-0.008713596" calcext:value-type="float">
            <text:p>-0.008713596</text:p>
          </table:table-cell>
          <table:table-cell office:value-type="float" office:value="-0.006448624" calcext:value-type="float">
            <text:p>-0.006448624</text:p>
          </table:table-cell>
          <table:table-cell office:value-type="float" office:value="618.2693" calcext:value-type="float">
            <text:p>618.2693</text:p>
          </table:table-cell>
          <table:table-cell office:value-type="float" office:value="0" calcext:value-type="float">
            <text:p>0</text:p>
          </table:table-cell>
          <table:table-cell office:value-type="float" office:value="-0.2693611" calcext:value-type="float">
            <text:p>-0.2693611</text:p>
          </table:table-cell>
          <table:table-cell office:value-type="float" office:value="0.02793738" calcext:value-type="float">
            <text:p>0.02793738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1000117" calcext:value-type="float">
            <text:p>-0.01000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76.89999" calcext:value-type="float">
            <text:p>76.89999</text:p>
          </table:table-cell>
          <table:table-cell office:value-type="float" office:value="8.769924" calcext:value-type="float">
            <text:p>8.769924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7.674" calcext:value-type="float">
            <text:p>1257.674</text:p>
          </table:table-cell>
          <table:table-cell office:value-type="float" office:value="95.0124" calcext:value-type="float">
            <text:p>95.0124</text:p>
          </table:table-cell>
          <table:table-cell office:value-type="float" office:value="29.2315" calcext:value-type="float">
            <text:p>29.2315</text:p>
          </table:table-cell>
          <table:table-cell office:value-type="float" office:value="0.2516137" calcext:value-type="float">
            <text:p>0.2516137</text:p>
          </table:table-cell>
          <table:table-cell office:value-type="float" office:value="0.2271126" calcext:value-type="float">
            <text:p>0.2271126</text:p>
          </table:table-cell>
          <table:table-cell office:value-type="float" office:value="0.24834" calcext:value-type="float">
            <text:p>0.24834</text:p>
          </table:table-cell>
          <table:table-cell office:value-type="float" office:value="0.3277728" calcext:value-type="float">
            <text:p>0.3277728</text:p>
          </table:table-cell>
          <table:table-cell office:value-type="float" office:value="0.3365568" calcext:value-type="float">
            <text:p>0.3365568</text:p>
          </table:table-cell>
          <table:table-cell office:value-type="float" office:value="0.3482985" calcext:value-type="float">
            <text:p>0.3482985</text:p>
          </table:table-cell>
          <table:table-cell office:value-type="float" office:value="0.4005301" calcext:value-type="float">
            <text:p>0.4005301</text:p>
          </table:table-cell>
          <table:table-cell office:value-type="float" office:value="0.3786539" calcext:value-type="float">
            <text:p>0.3786539</text:p>
          </table:table-cell>
          <table:table-cell office:value-type="float" office:value="0.3791238" calcext:value-type="float">
            <text:p>0.3791238</text:p>
          </table:table-cell>
          <table:table-cell office:value-type="float" office:value="0.3910223" calcext:value-type="float">
            <text:p>0.3910223</text:p>
          </table:table-cell>
          <table:table-cell office:value-type="float" office:value="0.4497626" calcext:value-type="float">
            <text:p>0.4497626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28298" calcext:value-type="float">
            <text:p>0.08828298</text:p>
          </table:table-cell>
          <table:table-cell office:value-type="float" office:value="0.2799792" calcext:value-type="float">
            <text:p>0.2799792</text:p>
          </table:table-cell>
          <table:table-cell office:value-type="float" office:value="0.2589096" calcext:value-type="float">
            <text:p>0.2589096</text:p>
          </table:table-cell>
          <table:table-cell office:value-type="float" office:value="0.1109437" calcext:value-type="float">
            <text:p>0.1109437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757381" calcext:value-type="float">
            <text:p>-0.05757381</text:p>
          </table:table-cell>
          <table:table-cell office:value-type="float" office:value="-0.111167" calcext:value-type="float">
            <text:p>-0.111167</text:p>
          </table:table-cell>
          <table:table-cell office:value-type="float" office:value="-0.06460425" calcext:value-type="float">
            <text:p>-0.06460425</text:p>
          </table:table-cell>
          <table:table-cell office:value-type="float" office:value="-0.01034407" calcext:value-type="float">
            <text:p>-0.01034407</text:p>
          </table:table-cell>
          <table:table-cell office:value-type="float" office:value="-0.00859677" calcext:value-type="float">
            <text:p>-0.00859677</text:p>
          </table:table-cell>
          <table:table-cell office:value-type="float" office:value="-0.006748436" calcext:value-type="float">
            <text:p>-0.006748436</text:p>
          </table:table-cell>
          <table:table-cell office:value-type="float" office:value="-0.004587468" calcext:value-type="float">
            <text:p>-0.004587468</text:p>
          </table:table-cell>
          <table:table-cell office:value-type="float" office:value="-0.008808463" calcext:value-type="float">
            <text:p>-0.008808463</text:p>
          </table:table-cell>
          <table:table-cell office:value-type="float" office:value="-0.00872233" calcext:value-type="float">
            <text:p>-0.00872233</text:p>
          </table:table-cell>
          <table:table-cell office:value-type="float" office:value="-0.006495653" calcext:value-type="float">
            <text:p>-0.006495653</text:p>
          </table:table-cell>
          <table:table-cell office:value-type="float" office:value="630.3636" calcext:value-type="float">
            <text:p>630.3636</text:p>
          </table:table-cell>
          <table:table-cell office:value-type="float" office:value="0" calcext:value-type="float">
            <text:p>0</text:p>
          </table:table-cell>
          <table:table-cell office:value-type="float" office:value="-0.06177807" calcext:value-type="float">
            <text:p>-0.06177807</text:p>
          </table:table-cell>
          <table:table-cell office:value-type="float" office:value="0.02788194" calcext:value-type="float">
            <text:p>0.0278819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09242942" calcext:value-type="float">
            <text:p>-0.0092429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76.89999" calcext:value-type="float">
            <text:p>76.89999</text:p>
          </table:table-cell>
          <table:table-cell office:value-type="float" office:value="9.33789" calcext:value-type="float">
            <text:p>9.33789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1.159" calcext:value-type="float">
            <text:p>1251.159</text:p>
          </table:table-cell>
          <table:table-cell office:value-type="float" office:value="100.9594" calcext:value-type="float">
            <text:p>100.9594</text:p>
          </table:table-cell>
          <table:table-cell office:value-type="float" office:value="10.41816" calcext:value-type="float">
            <text:p>10.41816</text:p>
          </table:table-cell>
          <table:table-cell office:value-type="float" office:value="0.303647" calcext:value-type="float">
            <text:p>0.303647</text:p>
          </table:table-cell>
          <table:table-cell office:value-type="float" office:value="0.293713" calcext:value-type="float">
            <text:p>0.293713</text:p>
          </table:table-cell>
          <table:table-cell office:value-type="float" office:value="0.260653" calcext:value-type="float">
            <text:p>0.260653</text:p>
          </table:table-cell>
          <table:table-cell office:value-type="float" office:value="0.3274765" calcext:value-type="float">
            <text:p>0.3274765</text:p>
          </table:table-cell>
          <table:table-cell office:value-type="float" office:value="0.3362759" calcext:value-type="float">
            <text:p>0.3362759</text:p>
          </table:table-cell>
          <table:table-cell office:value-type="float" office:value="0.3517369" calcext:value-type="float">
            <text:p>0.3517369</text:p>
          </table:table-cell>
          <table:table-cell office:value-type="float" office:value="0.4150202" calcext:value-type="float">
            <text:p>0.4150202</text:p>
          </table:table-cell>
          <table:table-cell office:value-type="float" office:value="0.378417" calcext:value-type="float">
            <text:p>0.378417</text:p>
          </table:table-cell>
          <table:table-cell office:value-type="float" office:value="0.3790582" calcext:value-type="float">
            <text:p>0.3790582</text:p>
          </table:table-cell>
          <table:table-cell office:value-type="float" office:value="0.3907459" calcext:value-type="float">
            <text:p>0.3907459</text:p>
          </table:table-cell>
          <table:table-cell office:value-type="float" office:value="0.4475833" calcext:value-type="float">
            <text:p>0.4475833</text:p>
          </table:table-cell>
          <table:table-cell office:value-type="float" office:value="0.5112626" calcext:value-type="float">
            <text:p>0.511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2173" calcext:value-type="float">
            <text:p>0.03702173</text:p>
          </table:table-cell>
          <table:table-cell office:value-type="float" office:value="0.2133801" calcext:value-type="float">
            <text:p>0.2133801</text:p>
          </table:table-cell>
          <table:table-cell office:value-type="float" office:value="0.2465968" calcext:value-type="float">
            <text:p>0.2465968</text:p>
          </table:table-cell>
          <table:table-cell office:value-type="float" office:value="0.1077976" calcext:value-type="float">
            <text:p>0.1077976</text:p>
          </table:table-cell>
          <table:table-cell office:value-type="float" office:value="9.694384E-016" calcext:value-type="float">
            <text:p>9.694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59557" calcext:value-type="float">
            <text:p>-0.01559557</text:p>
          </table:table-cell>
          <table:table-cell office:value-type="float" office:value="-0.02192256" calcext:value-type="float">
            <text:p>-0.02192256</text:p>
          </table:table-cell>
          <table:table-cell office:value-type="float" office:value="-0.04805363" calcext:value-type="float">
            <text:p>-0.04805363</text:p>
          </table:table-cell>
          <table:table-cell office:value-type="float" office:value="-0.01041085" calcext:value-type="float">
            <text:p>-0.01041085</text:p>
          </table:table-cell>
          <table:table-cell office:value-type="float" office:value="-0.008681648" calcext:value-type="float">
            <text:p>-0.008681648</text:p>
          </table:table-cell>
          <table:table-cell office:value-type="float" office:value="-0.006376769" calcext:value-type="float">
            <text:p>-0.006376769</text:p>
          </table:table-cell>
          <table:table-cell office:value-type="float" office:value="-0.003273339" calcext:value-type="float">
            <text:p>-0.003273339</text:p>
          </table:table-cell>
          <table:table-cell office:value-type="float" office:value="-0.008865251" calcext:value-type="float">
            <text:p>-0.008865251</text:p>
          </table:table-cell>
          <table:table-cell office:value-type="float" office:value="-0.008736815" calcext:value-type="float">
            <text:p>-0.008736815</text:p>
          </table:table-cell>
          <table:table-cell office:value-type="float" office:value="-0.00653986" calcext:value-type="float">
            <text:p>-0.00653986</text:p>
          </table:table-cell>
          <table:table-cell office:value-type="float" office:value="642.4266" calcext:value-type="float">
            <text:p>642.4266</text:p>
          </table:table-cell>
          <table:table-cell office:value-type="float" office:value="0" calcext:value-type="float">
            <text:p>0</text:p>
          </table:table-cell>
          <table:table-cell office:value-type="float" office:value="-0.01763617" calcext:value-type="float">
            <text:p>-0.01763617</text:p>
          </table:table-cell>
          <table:table-cell office:value-type="float" office:value="0.02777256" calcext:value-type="float">
            <text:p>0.02777256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09279575" calcext:value-type="float">
            <text:p>-0.0092795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76.89999" calcext:value-type="float">
            <text:p>76.89999</text:p>
          </table:table-cell>
          <table:table-cell office:value-type="float" office:value="10.67935" calcext:value-type="float">
            <text:p>10.67935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43.91" calcext:value-type="float">
            <text:p>1243.91</text:p>
          </table:table-cell>
          <table:table-cell office:value-type="float" office:value="106.8674" calcext:value-type="float">
            <text:p>106.8674</text:p>
          </table:table-cell>
          <table:table-cell office:value-type="float" office:value="0.2379867" calcext:value-type="float">
            <text:p>0.2379867</text:p>
          </table:table-cell>
          <table:table-cell office:value-type="float" office:value="0.3048549" calcext:value-type="float">
            <text:p>0.3048549</text:p>
          </table:table-cell>
          <table:table-cell office:value-type="float" office:value="0.3199576" calcext:value-type="float">
            <text:p>0.3199576</text:p>
          </table:table-cell>
          <table:table-cell office:value-type="float" office:value="0.2849022" calcext:value-type="float">
            <text:p>0.2849022</text:p>
          </table:table-cell>
          <table:table-cell office:value-type="float" office:value="0.3291295" calcext:value-type="float">
            <text:p>0.3291295</text:p>
          </table:table-cell>
          <table:table-cell office:value-type="float" office:value="0.3340291" calcext:value-type="float">
            <text:p>0.3340291</text:p>
          </table:table-cell>
          <table:table-cell office:value-type="float" office:value="0.3449737" calcext:value-type="float">
            <text:p>0.3449737</text:p>
          </table:table-cell>
          <table:table-cell office:value-type="float" office:value="0.4107661" calcext:value-type="float">
            <text:p>0.4107661</text:p>
          </table:table-cell>
          <table:table-cell office:value-type="float" office:value="0.3780875" calcext:value-type="float">
            <text:p>0.3780875</text:p>
          </table:table-cell>
          <table:table-cell office:value-type="float" office:value="0.3790423" calcext:value-type="float">
            <text:p>0.3790423</text:p>
          </table:table-cell>
          <table:table-cell office:value-type="float" office:value="0.3905349" calcext:value-type="float">
            <text:p>0.3905349</text:p>
          </table:table-cell>
          <table:table-cell office:value-type="float" office:value="0.4456299" calcext:value-type="float">
            <text:p>0.4456299</text:p>
          </table:table-cell>
          <table:table-cell office:value-type="float" office:value="0.5112622" calcext:value-type="float">
            <text:p>0.511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18669" calcext:value-type="float">
            <text:p>0.03418669</text:p>
          </table:table-cell>
          <table:table-cell office:value-type="float" office:value="0.07431689" calcext:value-type="float">
            <text:p>0.07431689</text:p>
          </table:table-cell>
          <table:table-cell office:value-type="float" office:value="0.2223478" calcext:value-type="float">
            <text:p>0.2223478</text:p>
          </table:table-cell>
          <table:table-cell office:value-type="float" office:value="0.1015959" calcext:value-type="float">
            <text:p>0.1015959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85888" calcext:value-type="float">
            <text:p>-0.01485888</text:p>
          </table:table-cell>
          <table:table-cell office:value-type="float" office:value="-0.01100802" calcext:value-type="float">
            <text:p>-0.01100802</text:p>
          </table:table-cell>
          <table:table-cell office:value-type="float" office:value="-0.02725652" calcext:value-type="float">
            <text:p>-0.02725652</text:p>
          </table:table-cell>
          <table:table-cell office:value-type="float" office:value="-0.01002176" calcext:value-type="float">
            <text:p>-0.01002176</text:p>
          </table:table-cell>
          <table:table-cell office:value-type="float" office:value="-0.009069671" calcext:value-type="float">
            <text:p>-0.009069671</text:p>
          </table:table-cell>
          <table:table-cell office:value-type="float" office:value="-0.007313132" calcext:value-type="float">
            <text:p>-0.007313132</text:p>
          </table:table-cell>
          <table:table-cell office:value-type="float" office:value="-0.003723117" calcext:value-type="float">
            <text:p>-0.003723117</text:p>
          </table:table-cell>
          <table:table-cell office:value-type="float" office:value="-0.008939083" calcext:value-type="float">
            <text:p>-0.008939083</text:p>
          </table:table-cell>
          <table:table-cell office:value-type="float" office:value="-0.008740415" calcext:value-type="float">
            <text:p>-0.008740415</text:p>
          </table:table-cell>
          <table:table-cell office:value-type="float" office:value="-0.006573889" calcext:value-type="float">
            <text:p>-0.006573889</text:p>
          </table:table-cell>
          <table:table-cell office:value-type="float" office:value="654.5052" calcext:value-type="float">
            <text:p>654.5052</text:p>
          </table:table-cell>
          <table:table-cell office:value-type="float" office:value="0" calcext:value-type="float">
            <text:p>0</text:p>
          </table:table-cell>
          <table:table-cell office:value-type="float" office:value="-0.01993879" calcext:value-type="float">
            <text:p>-0.01993879</text:p>
          </table:table-cell>
          <table:table-cell office:value-type="float" office:value="0.0275971" calcext:value-type="float">
            <text:p>0.0275971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0.02222602" calcext:value-type="float">
            <text:p>-0.022226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76.89999" calcext:value-type="float">
            <text:p>76.89999</text:p>
          </table:table-cell>
          <table:table-cell office:value-type="float" office:value="13.23133" calcext:value-type="float">
            <text:p>13.23133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36.628" calcext:value-type="float">
            <text:p>1236.628</text:p>
          </table:table-cell>
          <table:table-cell office:value-type="float" office:value="111.5968" calcext:value-type="float">
            <text:p>111.5968</text:p>
          </table:table-cell>
          <table:table-cell office:value-type="float" office:value="0" calcext:value-type="float">
            <text:p>0</text:p>
          </table:table-cell>
          <table:table-cell office:value-type="float" office:value="0.267375" calcext:value-type="float">
            <text:p>0.267375</text:p>
          </table:table-cell>
          <table:table-cell office:value-type="float" office:value="0.2861512" calcext:value-type="float">
            <text:p>0.2861512</text:p>
          </table:table-cell>
          <table:table-cell office:value-type="float" office:value="0.306252" calcext:value-type="float">
            <text:p>0.306252</text:p>
          </table:table-cell>
          <table:table-cell office:value-type="float" office:value="0.3210548" calcext:value-type="float">
            <text:p>0.3210548</text:p>
          </table:table-cell>
          <table:table-cell office:value-type="float" office:value="0.3286938" calcext:value-type="float">
            <text:p>0.3286938</text:p>
          </table:table-cell>
          <table:table-cell office:value-type="float" office:value="0.3351107" calcext:value-type="float">
            <text:p>0.3351107</text:p>
          </table:table-cell>
          <table:table-cell office:value-type="float" office:value="0.3830857" calcext:value-type="float">
            <text:p>0.3830857</text:p>
          </table:table-cell>
          <table:table-cell office:value-type="float" office:value="0.3774896" calcext:value-type="float">
            <text:p>0.3774896</text:p>
          </table:table-cell>
          <table:table-cell office:value-type="float" office:value="0.3794017" calcext:value-type="float">
            <text:p>0.3794017</text:p>
          </table:table-cell>
          <table:table-cell office:value-type="float" office:value="0.3909827" calcext:value-type="float">
            <text:p>0.3909827</text:p>
          </table:table-cell>
          <table:table-cell office:value-type="float" office:value="0.4446735" calcext:value-type="float">
            <text:p>0.4446735</text:p>
          </table:table-cell>
          <table:table-cell office:value-type="float" office:value="0.5112623" calcext:value-type="float">
            <text:p>0.511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33806" calcext:value-type="float">
            <text:p>0.02633806</text:p>
          </table:table-cell>
          <table:table-cell office:value-type="float" office:value="0.004958434" calcext:value-type="float">
            <text:p>0.004958434</text:p>
          </table:table-cell>
          <table:table-cell office:value-type="float" office:value="0.186255" calcext:value-type="float">
            <text:p>0.186255</text:p>
          </table:table-cell>
          <table:table-cell office:value-type="float" office:value="0.09260431" calcext:value-type="float">
            <text:p>0.09260431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014641" calcext:value-type="float">
            <text:p>-0.04014641</text:p>
          </table:table-cell>
          <table:table-cell office:value-type="float" office:value="-0.0262592" calcext:value-type="float">
            <text:p>-0.0262592</text:p>
          </table:table-cell>
          <table:table-cell office:value-type="float" office:value="-0.01640187" calcext:value-type="float">
            <text:p>-0.01640187</text:p>
          </table:table-cell>
          <table:table-cell office:value-type="float" office:value="-0.01186447" calcext:value-type="float">
            <text:p>-0.01186447</text:p>
          </table:table-cell>
          <table:table-cell office:value-type="float" office:value="-0.01009579" calcext:value-type="float">
            <text:p>-0.01009579</text:p>
          </table:table-cell>
          <table:table-cell office:value-type="float" office:value="-0.008823824" calcext:value-type="float">
            <text:p>-0.008823824</text:p>
          </table:table-cell>
          <table:table-cell office:value-type="float" office:value="-0.007082998" calcext:value-type="float">
            <text:p>-0.007082998</text:p>
          </table:table-cell>
          <table:table-cell office:value-type="float" office:value="-0.009070427" calcext:value-type="float">
            <text:p>-0.009070427</text:p>
          </table:table-cell>
          <table:table-cell office:value-type="float" office:value="-0.008666783" calcext:value-type="float">
            <text:p>-0.008666783</text:p>
          </table:table-cell>
          <table:table-cell office:value-type="float" office:value="-0.006508927" calcext:value-type="float">
            <text:p>-0.006508927</text:p>
          </table:table-cell>
          <table:table-cell office:value-type="float" office:value="665.4731" calcext:value-type="float">
            <text:p>665.4731</text:p>
          </table:table-cell>
          <table:table-cell office:value-type="float" office:value="0" calcext:value-type="float">
            <text:p>0</text:p>
          </table:table-cell>
          <table:table-cell office:value-type="float" office:value="-0.04871213" calcext:value-type="float">
            <text:p>-0.04871213</text:p>
          </table:table-cell>
          <table:table-cell office:value-type="float" office:value="0.02712715" calcext:value-type="float">
            <text:p>0.0271271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1.586173" calcext:value-type="float">
            <text:p>-1.5861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76.89999" calcext:value-type="float">
            <text:p>76.89999</text:p>
          </table:table-cell>
          <table:table-cell office:value-type="float" office:value="15.95556" calcext:value-type="float">
            <text:p>15.95556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35.354" calcext:value-type="float">
            <text:p>1235.354</text:p>
          </table:table-cell>
          <table:table-cell office:value-type="float" office:value="110.1471" calcext:value-type="float">
            <text:p>110.1471</text:p>
          </table:table-cell>
          <table:table-cell office:value-type="float" office:value="0" calcext:value-type="float">
            <text:p>0</text:p>
          </table:table-cell>
          <table:table-cell office:value-type="float" office:value="0.2763021" calcext:value-type="float">
            <text:p>0.2763021</text:p>
          </table:table-cell>
          <table:table-cell office:value-type="float" office:value="0.2894676" calcext:value-type="float">
            <text:p>0.2894676</text:p>
          </table:table-cell>
          <table:table-cell office:value-type="float" office:value="0.3070736" calcext:value-type="float">
            <text:p>0.3070736</text:p>
          </table:table-cell>
          <table:table-cell office:value-type="float" office:value="0.316519" calcext:value-type="float">
            <text:p>0.316519</text:p>
          </table:table-cell>
          <table:table-cell office:value-type="float" office:value="0.3191951" calcext:value-type="float">
            <text:p>0.3191951</text:p>
          </table:table-cell>
          <table:table-cell office:value-type="float" office:value="0.3223812" calcext:value-type="float">
            <text:p>0.3223812</text:p>
          </table:table-cell>
          <table:table-cell office:value-type="float" office:value="0.371006" calcext:value-type="float">
            <text:p>0.371006</text:p>
          </table:table-cell>
          <table:table-cell office:value-type="float" office:value="0.3755916" calcext:value-type="float">
            <text:p>0.3755916</text:p>
          </table:table-cell>
          <table:table-cell office:value-type="float" office:value="0.3814792" calcext:value-type="float">
            <text:p>0.3814792</text:p>
          </table:table-cell>
          <table:table-cell office:value-type="float" office:value="0.3946052" calcext:value-type="float">
            <text:p>0.3946052</text:p>
          </table:table-cell>
          <table:table-cell office:value-type="float" office:value="0.4490465" calcext:value-type="float">
            <text:p>0.4490465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055" calcext:value-type="float">
            <text:p>0.0167055</text:p>
          </table:table-cell>
          <table:table-cell office:value-type="float" office:value="0.003165432" calcext:value-type="float">
            <text:p>0.003165432</text:p>
          </table:table-cell>
          <table:table-cell office:value-type="float" office:value="0.131299" calcext:value-type="float">
            <text:p>0.131299</text:p>
          </table:table-cell>
          <table:table-cell office:value-type="float" office:value="0.08016402" calcext:value-type="float">
            <text:p>0.08016402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342136" calcext:value-type="float">
            <text:p>-0.03342136</text:p>
          </table:table-cell>
          <table:table-cell office:value-type="float" office:value="-0.02422106" calcext:value-type="float">
            <text:p>-0.02422106</text:p>
          </table:table-cell>
          <table:table-cell office:value-type="float" office:value="-0.01607523" calcext:value-type="float">
            <text:p>-0.01607523</text:p>
          </table:table-cell>
          <table:table-cell office:value-type="float" office:value="-0.01309621" calcext:value-type="float">
            <text:p>-0.01309621</text:p>
          </table:table-cell>
          <table:table-cell office:value-type="float" office:value="-0.01239072" calcext:value-type="float">
            <text:p>-0.01239072</text:p>
          </table:table-cell>
          <table:table-cell office:value-type="float" office:value="-0.01156833" calcext:value-type="float">
            <text:p>-0.01156833</text:p>
          </table:table-cell>
          <table:table-cell office:value-type="float" office:value="-0.009663752" calcext:value-type="float">
            <text:p>-0.009663752</text:p>
          </table:table-cell>
          <table:table-cell office:value-type="float" office:value="-0.00951804" calcext:value-type="float">
            <text:p>-0.00951804</text:p>
          </table:table-cell>
          <table:table-cell office:value-type="float" office:value="-0.008223367" calcext:value-type="float">
            <text:p>-0.008223367</text:p>
          </table:table-cell>
          <table:table-cell office:value-type="float" office:value="-0.005957655" calcext:value-type="float">
            <text:p>-0.005957655</text:p>
          </table:table-cell>
          <table:table-cell office:value-type="float" office:value="670.1666" calcext:value-type="float">
            <text:p>670.1666</text:p>
          </table:table-cell>
          <table:table-cell office:value-type="float" office:value="0" calcext:value-type="float">
            <text:p>0</text:p>
          </table:table-cell>
          <table:table-cell office:value-type="float" office:value="-0.0385584" calcext:value-type="float">
            <text:p>-0.0385584</text:p>
          </table:table-cell>
          <table:table-cell office:value-type="float" office:value="0.02684768" calcext:value-type="float">
            <text:p>0.0268476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1.565821" calcext:value-type="float">
            <text:p>-1.5658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77.59999" calcext:value-type="float">
            <text:p>77.59999</text:p>
          </table:table-cell>
          <table:table-cell office:value-type="float" office:value="16.69808" calcext:value-type="float">
            <text:p>16.69808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37.234" calcext:value-type="float">
            <text:p>1237.234</text:p>
          </table:table-cell>
          <table:table-cell office:value-type="float" office:value="108.2243" calcext:value-type="float">
            <text:p>108.2243</text:p>
          </table:table-cell>
          <table:table-cell office:value-type="float" office:value="0" calcext:value-type="float">
            <text:p>0</text:p>
          </table:table-cell>
          <table:table-cell office:value-type="float" office:value="0.2992305" calcext:value-type="float">
            <text:p>0.2992305</text:p>
          </table:table-cell>
          <table:table-cell office:value-type="float" office:value="0.3024008" calcext:value-type="float">
            <text:p>0.3024008</text:p>
          </table:table-cell>
          <table:table-cell office:value-type="float" office:value="0.3055128" calcext:value-type="float">
            <text:p>0.3055128</text:p>
          </table:table-cell>
          <table:table-cell office:value-type="float" office:value="0.3091291" calcext:value-type="float">
            <text:p>0.3091291</text:p>
          </table:table-cell>
          <table:table-cell office:value-type="float" office:value="0.3115118" calcext:value-type="float">
            <text:p>0.3115118</text:p>
          </table:table-cell>
          <table:table-cell office:value-type="float" office:value="0.3146305" calcext:value-type="float">
            <text:p>0.3146305</text:p>
          </table:table-cell>
          <table:table-cell office:value-type="float" office:value="0.3637511" calcext:value-type="float">
            <text:p>0.3637511</text:p>
          </table:table-cell>
          <table:table-cell office:value-type="float" office:value="0.3731406" calcext:value-type="float">
            <text:p>0.3731406</text:p>
          </table:table-cell>
          <table:table-cell office:value-type="float" office:value="0.3830325" calcext:value-type="float">
            <text:p>0.3830325</text:p>
          </table:table-cell>
          <table:table-cell office:value-type="float" office:value="0.3976926" calcext:value-type="float">
            <text:p>0.3976926</text:p>
          </table:table-cell>
          <table:table-cell office:value-type="float" office:value="0.4532246" calcext:value-type="float">
            <text:p>0.4532246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6445" calcext:value-type="float">
            <text:p>0.02176445</text:p>
          </table:table-cell>
          <table:table-cell office:value-type="float" office:value="0.004233468" calcext:value-type="float">
            <text:p>0.004233468</text:p>
          </table:table-cell>
          <table:table-cell office:value-type="float" office:value="0.1156475" calcext:value-type="float">
            <text:p>0.1156475</text:p>
          </table:table-cell>
          <table:table-cell office:value-type="float" office:value="0.07433495" calcext:value-type="float">
            <text:p>0.07433495</text:p>
          </table:table-cell>
          <table:table-cell office:value-type="float" office:value="9.694381E-016" calcext:value-type="float">
            <text:p>9.6943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899712" calcext:value-type="float">
            <text:p>-0.01899712</text:p>
          </table:table-cell>
          <table:table-cell office:value-type="float" office:value="-0.01779526" calcext:value-type="float">
            <text:p>-0.01779526</text:p>
          </table:table-cell>
          <table:table-cell office:value-type="float" office:value="-0.01677986" calcext:value-type="float">
            <text:p>-0.01677986</text:p>
          </table:table-cell>
          <table:table-cell office:value-type="float" office:value="-0.01548242" calcext:value-type="float">
            <text:p>-0.01548242</text:p>
          </table:table-cell>
          <table:table-cell office:value-type="float" office:value="-0.01468564" calcext:value-type="float">
            <text:p>-0.01468564</text:p>
          </table:table-cell>
          <table:table-cell office:value-type="float" office:value="-0.01369996" calcext:value-type="float">
            <text:p>-0.01369996</text:p>
          </table:table-cell>
          <table:table-cell office:value-type="float" office:value="-0.01171444" calcext:value-type="float">
            <text:p>-0.01171444</text:p>
          </table:table-cell>
          <table:table-cell office:value-type="float" office:value="-0.01013517" calcext:value-type="float">
            <text:p>-0.01013517</text:p>
          </table:table-cell>
          <table:table-cell office:value-type="float" office:value="-0.00790818" calcext:value-type="float">
            <text:p>-0.00790818</text:p>
          </table:table-cell>
          <table:table-cell office:value-type="float" office:value="-0.005528376" calcext:value-type="float">
            <text:p>-0.005528376</text:p>
          </table:table-cell>
          <table:table-cell office:value-type="float" office:value="674.2144" calcext:value-type="float">
            <text:p>674.2144</text:p>
          </table:table-cell>
          <table:table-cell office:value-type="float" office:value="0" calcext:value-type="float">
            <text:p>0</text:p>
          </table:table-cell>
          <table:table-cell office:value-type="float" office:value="-0.01970997" calcext:value-type="float">
            <text:p>-0.01970997</text:p>
          </table:table-cell>
          <table:table-cell office:value-type="float" office:value="0.02676703" calcext:value-type="float">
            <text:p>0.0267670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1.546371" calcext:value-type="float">
            <text:p>-1.5463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78.89999" calcext:value-type="float">
            <text:p>78.89999</text:p>
          </table:table-cell>
          <table:table-cell office:value-type="float" office:value="17.98172" calcext:value-type="float">
            <text:p>17.98172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39.151" calcext:value-type="float">
            <text:p>1239.151</text:p>
          </table:table-cell>
          <table:table-cell office:value-type="float" office:value="106.3235" calcext:value-type="float">
            <text:p>106.3235</text:p>
          </table:table-cell>
          <table:table-cell office:value-type="float" office:value="0" calcext:value-type="float">
            <text:p>0</text:p>
          </table:table-cell>
          <table:table-cell office:value-type="float" office:value="0.3208063" calcext:value-type="float">
            <text:p>0.3208063</text:p>
          </table:table-cell>
          <table:table-cell office:value-type="float" office:value="0.3023462" calcext:value-type="float">
            <text:p>0.3023462</text:p>
          </table:table-cell>
          <table:table-cell office:value-type="float" office:value="0.3040369" calcext:value-type="float">
            <text:p>0.3040369</text:p>
          </table:table-cell>
          <table:table-cell office:value-type="float" office:value="0.3091829" calcext:value-type="float">
            <text:p>0.3091829</text:p>
          </table:table-cell>
          <table:table-cell office:value-type="float" office:value="0.3104692" calcext:value-type="float">
            <text:p>0.3104692</text:p>
          </table:table-cell>
          <table:table-cell office:value-type="float" office:value="0.3131192" calcext:value-type="float">
            <text:p>0.3131192</text:p>
          </table:table-cell>
          <table:table-cell office:value-type="float" office:value="0.3666922" calcext:value-type="float">
            <text:p>0.3666922</text:p>
          </table:table-cell>
          <table:table-cell office:value-type="float" office:value="0.3713082" calcext:value-type="float">
            <text:p>0.3713082</text:p>
          </table:table-cell>
          <table:table-cell office:value-type="float" office:value="0.3841179" calcext:value-type="float">
            <text:p>0.3841179</text:p>
          </table:table-cell>
          <table:table-cell office:value-type="float" office:value="0.4003387" calcext:value-type="float">
            <text:p>0.4003387</text:p>
          </table:table-cell>
          <table:table-cell office:value-type="float" office:value="0.4574789" calcext:value-type="float">
            <text:p>0.4574789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739" calcext:value-type="float">
            <text:p>0.0191739</text:p>
          </table:table-cell>
          <table:table-cell office:value-type="float" office:value="0.00371177" calcext:value-type="float">
            <text:p>0.00371177</text:p>
          </table:table-cell>
          <table:table-cell office:value-type="float" office:value="0.08445436" calcext:value-type="float">
            <text:p>0.08445436</text:p>
          </table:table-cell>
          <table:table-cell office:value-type="float" office:value="0.06596907" calcext:value-type="float">
            <text:p>0.06596907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32363" calcext:value-type="float">
            <text:p>-0.01432363</text:p>
          </table:table-cell>
          <table:table-cell office:value-type="float" office:value="-0.01983225" calcext:value-type="float">
            <text:p>-0.01983225</text:p>
          </table:table-cell>
          <table:table-cell office:value-type="float" office:value="-0.01735807" calcext:value-type="float">
            <text:p>-0.01735807</text:p>
          </table:table-cell>
          <table:table-cell office:value-type="float" office:value="-0.01544802" calcext:value-type="float">
            <text:p>-0.01544802</text:p>
          </table:table-cell>
          <table:table-cell office:value-type="float" office:value="-0.01503618" calcext:value-type="float">
            <text:p>-0.01503618</text:p>
          </table:table-cell>
          <table:table-cell office:value-type="float" office:value="-0.01418421" calcext:value-type="float">
            <text:p>-0.01418421</text:p>
          </table:table-cell>
          <table:table-cell office:value-type="float" office:value="-0.01134827" calcext:value-type="float">
            <text:p>-0.01134827</text:p>
          </table:table-cell>
          <table:table-cell office:value-type="float" office:value="-0.01062828" calcext:value-type="float">
            <text:p>-0.01062828</text:p>
          </table:table-cell>
          <table:table-cell office:value-type="float" office:value="-0.007695652" calcext:value-type="float">
            <text:p>-0.007695652</text:p>
          </table:table-cell>
          <table:table-cell office:value-type="float" office:value="-0.005187528" calcext:value-type="float">
            <text:p>-0.005187528</text:p>
          </table:table-cell>
          <table:table-cell office:value-type="float" office:value="678.1281" calcext:value-type="float">
            <text:p>678.1281</text:p>
          </table:table-cell>
          <table:table-cell office:value-type="float" office:value="0" calcext:value-type="float">
            <text:p>0</text:p>
          </table:table-cell>
          <table:table-cell office:value-type="float" office:value="-0.01097644" calcext:value-type="float">
            <text:p>-0.01097644</text:p>
          </table:table-cell>
          <table:table-cell office:value-type="float" office:value="0.02677111" calcext:value-type="float">
            <text:p>0.0267711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1.526568" calcext:value-type="float">
            <text:p>-1.5265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81.89999" calcext:value-type="float">
            <text:p>81.89999</text:p>
          </table:table-cell>
          <table:table-cell office:value-type="float" office:value="19.3119" calcext:value-type="float">
            <text:p>19.3119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41.392" calcext:value-type="float">
            <text:p>1241.392</text:p>
          </table:table-cell>
          <table:table-cell office:value-type="float" office:value="105.7524" calcext:value-type="float">
            <text:p>105.7524</text:p>
          </table:table-cell>
          <table:table-cell office:value-type="float" office:value="0" calcext:value-type="float">
            <text:p>0</text:p>
          </table:table-cell>
          <table:table-cell office:value-type="float" office:value="0.3131268" calcext:value-type="float">
            <text:p>0.3131268</text:p>
          </table:table-cell>
          <table:table-cell office:value-type="float" office:value="0.3141332" calcext:value-type="float">
            <text:p>0.3141332</text:p>
          </table:table-cell>
          <table:table-cell office:value-type="float" office:value="0.3177157" calcext:value-type="float">
            <text:p>0.3177157</text:p>
          </table:table-cell>
          <table:table-cell office:value-type="float" office:value="0.3194588" calcext:value-type="float">
            <text:p>0.3194588</text:p>
          </table:table-cell>
          <table:table-cell office:value-type="float" office:value="0.3191262" calcext:value-type="float">
            <text:p>0.3191262</text:p>
          </table:table-cell>
          <table:table-cell office:value-type="float" office:value="0.3226595" calcext:value-type="float">
            <text:p>0.3226595</text:p>
          </table:table-cell>
          <table:table-cell office:value-type="float" office:value="0.3732604" calcext:value-type="float">
            <text:p>0.3732604</text:p>
          </table:table-cell>
          <table:table-cell office:value-type="float" office:value="0.3715151" calcext:value-type="float">
            <text:p>0.3715151</text:p>
          </table:table-cell>
          <table:table-cell office:value-type="float" office:value="0.3849857" calcext:value-type="float">
            <text:p>0.3849857</text:p>
          </table:table-cell>
          <table:table-cell office:value-type="float" office:value="0.402606" calcext:value-type="float">
            <text:p>0.402606</text:p>
          </table:table-cell>
          <table:table-cell office:value-type="float" office:value="0.4617954" calcext:value-type="float">
            <text:p>0.461795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0129" calcext:value-type="float">
            <text:p>0.001340129</text:p>
          </table:table-cell>
          <table:table-cell office:value-type="float" office:value="0.0002289542" calcext:value-type="float">
            <text:p>0.0002289542</text:p>
          </table:table-cell>
          <table:table-cell office:value-type="float" office:value="0.02868937" calcext:value-type="float">
            <text:p>0.02868937</text:p>
          </table:table-cell>
          <table:table-cell office:value-type="float" office:value="0.05367164" calcext:value-type="float">
            <text:p>0.05367164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17438" calcext:value-type="float">
            <text:p>-0.01417438</text:p>
          </table:table-cell>
          <table:table-cell office:value-type="float" office:value="-0.01386408" calcext:value-type="float">
            <text:p>-0.01386408</text:p>
          </table:table-cell>
          <table:table-cell office:value-type="float" office:value="-0.01275195" calcext:value-type="float">
            <text:p>-0.01275195</text:p>
          </table:table-cell>
          <table:table-cell office:value-type="float" office:value="-0.01230791" calcext:value-type="float">
            <text:p>-0.01230791</text:p>
          </table:table-cell>
          <table:table-cell office:value-type="float" office:value="-0.01243246" calcext:value-type="float">
            <text:p>-0.01243246</text:p>
          </table:table-cell>
          <table:table-cell office:value-type="float" office:value="-0.01150371" calcext:value-type="float">
            <text:p>-0.01150371</text:p>
          </table:table-cell>
          <table:table-cell office:value-type="float" office:value="-0.009107179" calcext:value-type="float">
            <text:p>-0.009107179</text:p>
          </table:table-cell>
          <table:table-cell office:value-type="float" office:value="-0.01057412" calcext:value-type="float">
            <text:p>-0.01057412</text:p>
          </table:table-cell>
          <table:table-cell office:value-type="float" office:value="-0.007530672" calcext:value-type="float">
            <text:p>-0.007530672</text:p>
          </table:table-cell>
          <table:table-cell office:value-type="float" office:value="-0.004913948" calcext:value-type="float">
            <text:p>-0.004913948</text:p>
          </table:table-cell>
          <table:table-cell office:value-type="float" office:value="683.2593" calcext:value-type="float">
            <text:p>683.2593</text:p>
          </table:table-cell>
          <table:table-cell office:value-type="float" office:value="0" calcext:value-type="float">
            <text:p>0</text:p>
          </table:table-cell>
          <table:table-cell office:value-type="float" office:value="-0.01430621" calcext:value-type="float">
            <text:p>-0.01430621</text:p>
          </table:table-cell>
          <table:table-cell office:value-type="float" office:value="0.0263153" calcext:value-type="float">
            <text:p>0.026315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1.506473" calcext:value-type="float">
            <text:p>-1.5064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81.89999" calcext:value-type="float">
            <text:p>81.89999</text:p>
          </table:table-cell>
          <table:table-cell office:value-type="float" office:value="21.83103" calcext:value-type="float">
            <text:p>21.83103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39.159" calcext:value-type="float">
            <text:p>1239.159</text:p>
          </table:table-cell>
          <table:table-cell office:value-type="float" office:value="105.4662" calcext:value-type="float">
            <text:p>105.4662</text:p>
          </table:table-cell>
          <table:table-cell office:value-type="float" office:value="0" calcext:value-type="float">
            <text:p>0</text:p>
          </table:table-cell>
          <table:table-cell office:value-type="float" office:value="0.2901341" calcext:value-type="float">
            <text:p>0.2901341</text:p>
          </table:table-cell>
          <table:table-cell office:value-type="float" office:value="0.2961864" calcext:value-type="float">
            <text:p>0.2961864</text:p>
          </table:table-cell>
          <table:table-cell office:value-type="float" office:value="0.3087519" calcext:value-type="float">
            <text:p>0.3087519</text:p>
          </table:table-cell>
          <table:table-cell office:value-type="float" office:value="0.3228026" calcext:value-type="float">
            <text:p>0.3228026</text:p>
          </table:table-cell>
          <table:table-cell office:value-type="float" office:value="0.3216848" calcext:value-type="float">
            <text:p>0.3216848</text:p>
          </table:table-cell>
          <table:table-cell office:value-type="float" office:value="0.3202266" calcext:value-type="float">
            <text:p>0.3202266</text:p>
          </table:table-cell>
          <table:table-cell office:value-type="float" office:value="0.3649732" calcext:value-type="float">
            <text:p>0.3649732</text:p>
          </table:table-cell>
          <table:table-cell office:value-type="float" office:value="0.3704114" calcext:value-type="float">
            <text:p>0.3704114</text:p>
          </table:table-cell>
          <table:table-cell office:value-type="float" office:value="0.3856805" calcext:value-type="float">
            <text:p>0.3856805</text:p>
          </table:table-cell>
          <table:table-cell office:value-type="float" office:value="0.404514" calcext:value-type="float">
            <text:p>0.404514</text:p>
          </table:table-cell>
          <table:table-cell office:value-type="float" office:value="0.4661086" calcext:value-type="float">
            <text:p>0.4661086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78896" calcext:value-type="float">
            <text:p>0.003278896</text:p>
          </table:table-cell>
          <table:table-cell office:value-type="float" office:value="0.00007867332" calcext:value-type="float">
            <text:p>7.867332E-05</text:p>
          </table:table-cell>
          <table:table-cell office:value-type="float" office:value="9.93298E-016" calcext:value-type="float">
            <text:p>9.93298E-16</text:p>
          </table:table-cell>
          <table:table-cell office:value-type="float" office:value="0.004199031" calcext:value-type="float">
            <text:p>0.004199031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11321" calcext:value-type="float">
            <text:p>-0.02411321</text:p>
          </table:table-cell>
          <table:table-cell office:value-type="float" office:value="-0.02083784" calcext:value-type="float">
            <text:p>-0.02083784</text:p>
          </table:table-cell>
          <table:table-cell office:value-type="float" office:value="-0.01557596" calcext:value-type="float">
            <text:p>-0.01557596</text:p>
          </table:table-cell>
          <table:table-cell office:value-type="float" office:value="-0.01138074" calcext:value-type="float">
            <text:p>-0.01138074</text:p>
          </table:table-cell>
          <table:table-cell office:value-type="float" office:value="-0.01173292" calcext:value-type="float">
            <text:p>-0.01173292</text:p>
          </table:table-cell>
          <table:table-cell office:value-type="float" office:value="-0.0121398" calcext:value-type="float">
            <text:p>-0.0121398</text:p>
          </table:table-cell>
          <table:table-cell office:value-type="float" office:value="-0.01133509" calcext:value-type="float">
            <text:p>-0.01133509</text:p>
          </table:table-cell>
          <table:table-cell office:value-type="float" office:value="-0.01087889" calcext:value-type="float">
            <text:p>-0.01087889</text:p>
          </table:table-cell>
          <table:table-cell office:value-type="float" office:value="-0.007401182" calcext:value-type="float">
            <text:p>-0.007401182</text:p>
          </table:table-cell>
          <table:table-cell office:value-type="float" office:value="-0.004695854" calcext:value-type="float">
            <text:p>-0.004695854</text:p>
          </table:table-cell>
          <table:table-cell office:value-type="float" office:value="688.6003" calcext:value-type="float">
            <text:p>688.6003</text:p>
          </table:table-cell>
          <table:table-cell office:value-type="float" office:value="0" calcext:value-type="float">
            <text:p>0</text:p>
          </table:table-cell>
          <table:table-cell office:value-type="float" office:value="-0.02547066" calcext:value-type="float">
            <text:p>-0.02547066</text:p>
          </table:table-cell>
          <table:table-cell office:value-type="float" office:value="0.026004" calcext:value-type="float">
            <text:p>0.02600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486399" calcext:value-type="float">
            <text:p>-1.4863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81.89999" calcext:value-type="float">
            <text:p>81.89999</text:p>
          </table:table-cell>
          <table:table-cell office:value-type="float" office:value="24.93692" calcext:value-type="float">
            <text:p>24.93692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37.178" calcext:value-type="float">
            <text:p>1237.178</text:p>
          </table:table-cell>
          <table:table-cell office:value-type="float" office:value="104.3411" calcext:value-type="float">
            <text:p>104.3411</text:p>
          </table:table-cell>
          <table:table-cell office:value-type="float" office:value="0" calcext:value-type="float">
            <text:p>0</text:p>
          </table:table-cell>
          <table:table-cell office:value-type="float" office:value="0.2526098" calcext:value-type="float">
            <text:p>0.2526098</text:p>
          </table:table-cell>
          <table:table-cell office:value-type="float" office:value="0.2721169" calcext:value-type="float">
            <text:p>0.2721169</text:p>
          </table:table-cell>
          <table:table-cell office:value-type="float" office:value="0.291977" calcext:value-type="float">
            <text:p>0.291977</text:p>
          </table:table-cell>
          <table:table-cell office:value-type="float" office:value="0.3048092" calcext:value-type="float">
            <text:p>0.3048092</text:p>
          </table:table-cell>
          <table:table-cell office:value-type="float" office:value="0.3100385" calcext:value-type="float">
            <text:p>0.3100385</text:p>
          </table:table-cell>
          <table:table-cell office:value-type="float" office:value="0.3133544" calcext:value-type="float">
            <text:p>0.3133544</text:p>
          </table:table-cell>
          <table:table-cell office:value-type="float" office:value="0.3612386" calcext:value-type="float">
            <text:p>0.3612386</text:p>
          </table:table-cell>
          <table:table-cell office:value-type="float" office:value="0.3691178" calcext:value-type="float">
            <text:p>0.3691178</text:p>
          </table:table-cell>
          <table:table-cell office:value-type="float" office:value="0.3861872" calcext:value-type="float">
            <text:p>0.3861872</text:p>
          </table:table-cell>
          <table:table-cell office:value-type="float" office:value="0.4061004" calcext:value-type="float">
            <text:p>0.4061004</text:p>
          </table:table-cell>
          <table:table-cell office:value-type="float" office:value="0.4701189" calcext:value-type="float">
            <text:p>0.470118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526744" calcext:value-type="float">
            <text:p>5.26744E-07</text:p>
          </table:table-cell>
          <table:table-cell office:value-type="float" office:value="1.892833E-015" calcext:value-type="float">
            <text:p>1.892833E-15</text:p>
          </table:table-cell>
          <table:table-cell office:value-type="float" office:value="9.29761E-016" calcext:value-type="float">
            <text:p>9.29761E-16</text:p>
          </table:table-cell>
          <table:table-cell office:value-type="float" office:value="9.730907E-016" calcext:value-type="float">
            <text:p>9.7309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874852" calcext:value-type="float">
            <text:p>-0.05874852</text:p>
          </table:table-cell>
          <table:table-cell office:value-type="float" office:value="-0.03694349" calcext:value-type="float">
            <text:p>-0.03694349</text:p>
          </table:table-cell>
          <table:table-cell office:value-type="float" office:value="-0.02292732" calcext:value-type="float">
            <text:p>-0.02292732</text:p>
          </table:table-cell>
          <table:table-cell office:value-type="float" office:value="-0.01704185" calcext:value-type="float">
            <text:p>-0.01704185</text:p>
          </table:table-cell>
          <table:table-cell office:value-type="float" office:value="-0.01515733" calcext:value-type="float">
            <text:p>-0.01515733</text:p>
          </table:table-cell>
          <table:table-cell office:value-type="float" office:value="-0.01408407" calcext:value-type="float">
            <text:p>-0.01408407</text:p>
          </table:table-cell>
          <table:table-cell office:value-type="float" office:value="-0.01251541" calcext:value-type="float">
            <text:p>-0.01251541</text:p>
          </table:table-cell>
          <table:table-cell office:value-type="float" office:value="-0.01125053" calcext:value-type="float">
            <text:p>-0.01125053</text:p>
          </table:table-cell>
          <table:table-cell office:value-type="float" office:value="-0.0073083" calcext:value-type="float">
            <text:p>-0.0073083</text:p>
          </table:table-cell>
          <table:table-cell office:value-type="float" office:value="-0.004522824" calcext:value-type="float">
            <text:p>-0.004522824</text:p>
          </table:table-cell>
          <table:table-cell office:value-type="float" office:value="693.0289" calcext:value-type="float">
            <text:p>693.0289</text:p>
          </table:table-cell>
          <table:table-cell office:value-type="float" office:value="0" calcext:value-type="float">
            <text:p>0</text:p>
          </table:table-cell>
          <table:table-cell office:value-type="float" office:value="-0.07260127" calcext:value-type="float">
            <text:p>-0.07260127</text:p>
          </table:table-cell>
          <table:table-cell office:value-type="float" office:value="0.02598444" calcext:value-type="float">
            <text:p>0.0259844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467726" calcext:value-type="float">
            <text:p>-1.4677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81.99997" calcext:value-type="float">
            <text:p>81.99997</text:p>
          </table:table-cell>
          <table:table-cell office:value-type="float" office:value="28.00721" calcext:value-type="float">
            <text:p>28.00721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36.196" calcext:value-type="float">
            <text:p>1236.196</text:p>
          </table:table-cell>
          <table:table-cell office:value-type="float" office:value="102.353" calcext:value-type="float">
            <text:p>102.353</text:p>
          </table:table-cell>
          <table:table-cell office:value-type="float" office:value="0" calcext:value-type="float">
            <text:p>0</text:p>
          </table:table-cell>
          <table:table-cell office:value-type="float" office:value="0.1789374" calcext:value-type="float">
            <text:p>0.1789374</text:p>
          </table:table-cell>
          <table:table-cell office:value-type="float" office:value="0.2765148" calcext:value-type="float">
            <text:p>0.2765148</text:p>
          </table:table-cell>
          <table:table-cell office:value-type="float" office:value="0.2843132" calcext:value-type="float">
            <text:p>0.2843132</text:p>
          </table:table-cell>
          <table:table-cell office:value-type="float" office:value="0.29644" calcext:value-type="float">
            <text:p>0.29644</text:p>
          </table:table-cell>
          <table:table-cell office:value-type="float" office:value="0.3034544" calcext:value-type="float">
            <text:p>0.3034544</text:p>
          </table:table-cell>
          <table:table-cell office:value-type="float" office:value="0.3076741" calcext:value-type="float">
            <text:p>0.3076741</text:p>
          </table:table-cell>
          <table:table-cell office:value-type="float" office:value="0.357487" calcext:value-type="float">
            <text:p>0.357487</text:p>
          </table:table-cell>
          <table:table-cell office:value-type="float" office:value="0.3678012" calcext:value-type="float">
            <text:p>0.3678012</text:p>
          </table:table-cell>
          <table:table-cell office:value-type="float" office:value="0.3865546" calcext:value-type="float">
            <text:p>0.3865546</text:p>
          </table:table-cell>
          <table:table-cell office:value-type="float" office:value="0.4074878" calcext:value-type="float">
            <text:p>0.4074878</text:p>
          </table:table-cell>
          <table:table-cell office:value-type="float" office:value="0.47401" calcext:value-type="float">
            <text:p>0.474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7066508" calcext:value-type="float">
            <text:p>7.066508E-08</text:p>
          </table:table-cell>
          <table:table-cell office:value-type="float" office:value="1.892813E-015" calcext:value-type="float">
            <text:p>1.892813E-15</text:p>
          </table:table-cell>
          <table:table-cell office:value-type="float" office:value="9.297567E-016" calcext:value-type="float">
            <text:p>9.297567E-16</text:p>
          </table:table-cell>
          <table:table-cell office:value-type="float" office:value="9.730907E-016" calcext:value-type="float">
            <text:p>9.7309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896422" calcext:value-type="float">
            <text:p>-0.4896422</text:p>
          </table:table-cell>
          <table:table-cell office:value-type="float" office:value="-0.03354692" calcext:value-type="float">
            <text:p>-0.03354692</text:p>
          </table:table-cell>
          <table:table-cell office:value-type="float" office:value="-0.02769344" calcext:value-type="float">
            <text:p>-0.02769344</text:p>
          </table:table-cell>
          <table:table-cell office:value-type="float" office:value="-0.02069954" calcext:value-type="float">
            <text:p>-0.02069954</text:p>
          </table:table-cell>
          <table:table-cell office:value-type="float" office:value="-0.01760731" calcext:value-type="float">
            <text:p>-0.01760731</text:p>
          </table:table-cell>
          <table:table-cell office:value-type="float" office:value="-0.01599937" calcext:value-type="float">
            <text:p>-0.01599937</text:p>
          </table:table-cell>
          <table:table-cell office:value-type="float" office:value="-0.01384339" calcext:value-type="float">
            <text:p>-0.01384339</text:p>
          </table:table-cell>
          <table:table-cell office:value-type="float" office:value="-0.01164328" calcext:value-type="float">
            <text:p>-0.01164328</text:p>
          </table:table-cell>
          <table:table-cell office:value-type="float" office:value="-0.007241734" calcext:value-type="float">
            <text:p>-0.007241734</text:p>
          </table:table-cell>
          <table:table-cell office:value-type="float" office:value="-0.004377242" calcext:value-type="float">
            <text:p>-0.004377242</text:p>
          </table:table-cell>
          <table:table-cell office:value-type="float" office:value="696.5327" calcext:value-type="float">
            <text:p>696.5327</text:p>
          </table:table-cell>
          <table:table-cell office:value-type="float" office:value="0" calcext:value-type="float">
            <text:p>0</text:p>
          </table:table-cell>
          <table:table-cell office:value-type="float" office:value="-0.7575551" calcext:value-type="float">
            <text:p>-0.7575551</text:p>
          </table:table-cell>
          <table:table-cell office:value-type="float" office:value="0.02598437" calcext:value-type="float">
            <text:p>0.02598437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449608" calcext:value-type="float">
            <text:p>-1.4496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85.99998" calcext:value-type="float">
            <text:p>85.99998</text:p>
          </table:table-cell>
          <table:table-cell office:value-type="float" office:value="28.56604" calcext:value-type="float">
            <text:p>28.56604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41.865" calcext:value-type="float">
            <text:p>1241.865</text:p>
          </table:table-cell>
          <table:table-cell office:value-type="float" office:value="100.1246" calcext:value-type="float">
            <text:p>100.1246</text:p>
          </table:table-cell>
          <table:table-cell office:value-type="float" office:value="0" calcext:value-type="float">
            <text:p>0</text:p>
          </table:table-cell>
          <table:table-cell office:value-type="float" office:value="0.2951096" calcext:value-type="float">
            <text:p>0.2951096</text:p>
          </table:table-cell>
          <table:table-cell office:value-type="float" office:value="0.2947503" calcext:value-type="float">
            <text:p>0.2947503</text:p>
          </table:table-cell>
          <table:table-cell office:value-type="float" office:value="0.2947339" calcext:value-type="float">
            <text:p>0.2947339</text:p>
          </table:table-cell>
          <table:table-cell office:value-type="float" office:value="0.2968875" calcext:value-type="float">
            <text:p>0.2968875</text:p>
          </table:table-cell>
          <table:table-cell office:value-type="float" office:value="0.3008615" calcext:value-type="float">
            <text:p>0.3008615</text:p>
          </table:table-cell>
          <table:table-cell office:value-type="float" office:value="0.3045582" calcext:value-type="float">
            <text:p>0.3045582</text:p>
          </table:table-cell>
          <table:table-cell office:value-type="float" office:value="0.3546522" calcext:value-type="float">
            <text:p>0.3546522</text:p>
          </table:table-cell>
          <table:table-cell office:value-type="float" office:value="0.3665016" calcext:value-type="float">
            <text:p>0.3665016</text:p>
          </table:table-cell>
          <table:table-cell office:value-type="float" office:value="0.3868655" calcext:value-type="float">
            <text:p>0.3868655</text:p>
          </table:table-cell>
          <table:table-cell office:value-type="float" office:value="0.4087092" calcext:value-type="float">
            <text:p>0.4087092</text:p>
          </table:table-cell>
          <table:table-cell office:value-type="float" office:value="0.4777998" calcext:value-type="float">
            <text:p>0.47779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1525135" calcext:value-type="float">
            <text:p>1.525135E-08</text:p>
          </table:table-cell>
          <table:table-cell office:value-type="float" office:value="1.892798E-015" calcext:value-type="float">
            <text:p>1.892798E-15</text:p>
          </table:table-cell>
          <table:table-cell office:value-type="float" office:value="9.297526E-016" calcext:value-type="float">
            <text:p>9.297526E-16</text:p>
          </table:table-cell>
          <table:table-cell office:value-type="float" office:value="9.730909E-016" calcext:value-type="float">
            <text:p>9.7309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42088" calcext:value-type="float">
            <text:p>-0.02142088</text:p>
          </table:table-cell>
          <table:table-cell office:value-type="float" office:value="-0.02159665" calcext:value-type="float">
            <text:p>-0.02159665</text:p>
          </table:table-cell>
          <table:table-cell office:value-type="float" office:value="-0.02158495" calcext:value-type="float">
            <text:p>-0.02158495</text:p>
          </table:table-cell>
          <table:table-cell office:value-type="float" office:value="-0.02052654" calcext:value-type="float">
            <text:p>-0.02052654</text:p>
          </table:table-cell>
          <table:table-cell office:value-type="float" office:value="-0.01870829" calcext:value-type="float">
            <text:p>-0.01870829</text:p>
          </table:table-cell>
          <table:table-cell office:value-type="float" office:value="-0.01717994" calcext:value-type="float">
            <text:p>-0.01717994</text:p>
          </table:table-cell>
          <table:table-cell office:value-type="float" office:value="-0.01495025" calcext:value-type="float">
            <text:p>-0.01495025</text:p>
          </table:table-cell>
          <table:table-cell office:value-type="float" office:value="-0.01204597" calcext:value-type="float">
            <text:p>-0.01204597</text:p>
          </table:table-cell>
          <table:table-cell office:value-type="float" office:value="-0.007186057" calcext:value-type="float">
            <text:p>-0.007186057</text:p>
          </table:table-cell>
          <table:table-cell office:value-type="float" office:value="-0.004253361" calcext:value-type="float">
            <text:p>-0.004253361</text:p>
          </table:table-cell>
          <table:table-cell office:value-type="float" office:value="699.7391" calcext:value-type="float">
            <text:p>699.7391</text:p>
          </table:table-cell>
          <table:table-cell office:value-type="float" office:value="0" calcext:value-type="float">
            <text:p>0</text:p>
          </table:table-cell>
          <table:table-cell office:value-type="float" office:value="-0.02138186" calcext:value-type="float">
            <text:p>-0.02138186</text:p>
          </table:table-cell>
          <table:table-cell office:value-type="float" office:value="0.02598415" calcext:value-type="float">
            <text:p>0.02598415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431962" calcext:value-type="float">
            <text:p>-1.4319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86.09997" calcext:value-type="float">
            <text:p>86.09997</text:p>
          </table:table-cell>
          <table:table-cell office:value-type="float" office:value="29.80067" calcext:value-type="float">
            <text:p>29.80067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42.971" calcext:value-type="float">
            <text:p>1242.971</text:p>
          </table:table-cell>
          <table:table-cell office:value-type="float" office:value="97.88464" calcext:value-type="float">
            <text:p>97.88464</text:p>
          </table:table-cell>
          <table:table-cell office:value-type="float" office:value="0" calcext:value-type="float">
            <text:p>0</text:p>
          </table:table-cell>
          <table:table-cell office:value-type="float" office:value="0.2747844" calcext:value-type="float">
            <text:p>0.2747844</text:p>
          </table:table-cell>
          <table:table-cell office:value-type="float" office:value="0.2803417" calcext:value-type="float">
            <text:p>0.2803417</text:p>
          </table:table-cell>
          <table:table-cell office:value-type="float" office:value="0.2893536" calcext:value-type="float">
            <text:p>0.2893536</text:p>
          </table:table-cell>
          <table:table-cell office:value-type="float" office:value="0.2967638" calcext:value-type="float">
            <text:p>0.2967638</text:p>
          </table:table-cell>
          <table:table-cell office:value-type="float" office:value="0.3007536" calcext:value-type="float">
            <text:p>0.3007536</text:p>
          </table:table-cell>
          <table:table-cell office:value-type="float" office:value="0.3037897" calcext:value-type="float">
            <text:p>0.3037897</text:p>
          </table:table-cell>
          <table:table-cell office:value-type="float" office:value="0.3530888" calcext:value-type="float">
            <text:p>0.3530888</text:p>
          </table:table-cell>
          <table:table-cell office:value-type="float" office:value="0.3653433" calcext:value-type="float">
            <text:p>0.3653433</text:p>
          </table:table-cell>
          <table:table-cell office:value-type="float" office:value="0.3870631" calcext:value-type="float">
            <text:p>0.3870631</text:p>
          </table:table-cell>
          <table:table-cell office:value-type="float" office:value="0.4095629" calcext:value-type="float">
            <text:p>0.4095629</text:p>
          </table:table-cell>
          <table:table-cell office:value-type="float" office:value="0.481741" calcext:value-type="float">
            <text:p>0.48174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3065209" calcext:value-type="float">
            <text:p>3.065209E-09</text:p>
          </table:table-cell>
          <table:table-cell office:value-type="float" office:value="1.892782E-015" calcext:value-type="float">
            <text:p>1.892782E-15</text:p>
          </table:table-cell>
          <table:table-cell office:value-type="float" office:value="9.297479E-016" calcext:value-type="float">
            <text:p>9.297479E-16</text:p>
          </table:table-cell>
          <table:table-cell office:value-type="float" office:value="9.730907E-016" calcext:value-type="float">
            <text:p>9.7309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472552" calcext:value-type="float">
            <text:p>-0.03472552</text:p>
          </table:table-cell>
          <table:table-cell office:value-type="float" office:value="-0.03047592" calcext:value-type="float">
            <text:p>-0.03047592</text:p>
          </table:table-cell>
          <table:table-cell office:value-type="float" office:value="-0.02445471" calcext:value-type="float">
            <text:p>-0.02445471</text:p>
          </table:table-cell>
          <table:table-cell office:value-type="float" office:value="-0.02054903" calcext:value-type="float">
            <text:p>-0.02054903</text:p>
          </table:table-cell>
          <table:table-cell office:value-type="float" office:value="-0.01874778" calcext:value-type="float">
            <text:p>-0.01874778</text:p>
          </table:table-cell>
          <table:table-cell office:value-type="float" office:value="-0.01748567" calcext:value-type="float">
            <text:p>-0.01748567</text:p>
          </table:table-cell>
          <table:table-cell office:value-type="float" office:value="-0.01560674" calcext:value-type="float">
            <text:p>-0.01560674</text:p>
          </table:table-cell>
          <table:table-cell office:value-type="float" office:value="-0.01241856" calcext:value-type="float">
            <text:p>-0.01241856</text:p>
          </table:table-cell>
          <table:table-cell office:value-type="float" office:value="-0.007150734" calcext:value-type="float">
            <text:p>-0.007150734</text:p>
          </table:table-cell>
          <table:table-cell office:value-type="float" office:value="-0.004168811" calcext:value-type="float">
            <text:p>-0.004168811</text:p>
          </table:table-cell>
          <table:table-cell office:value-type="float" office:value="702.8962" calcext:value-type="float">
            <text:p>702.8962</text:p>
          </table:table-cell>
          <table:table-cell office:value-type="float" office:value="0" calcext:value-type="float">
            <text:p>0</text:p>
          </table:table-cell>
          <table:table-cell office:value-type="float" office:value="-0.03743157" calcext:value-type="float">
            <text:p>-0.03743157</text:p>
          </table:table-cell>
          <table:table-cell office:value-type="float" office:value="0.02598395" calcext:value-type="float">
            <text:p>0.02598395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413625" calcext:value-type="float">
            <text:p>-1.4136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86.09997" calcext:value-type="float">
            <text:p>86.09997</text:p>
          </table:table-cell>
          <table:table-cell office:value-type="float" office:value="32.97213" calcext:value-type="float">
            <text:p>32.97213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42.002" calcext:value-type="float">
            <text:p>1242.002</text:p>
          </table:table-cell>
          <table:table-cell office:value-type="float" office:value="95.68204" calcext:value-type="float">
            <text:p>95.68204</text:p>
          </table:table-cell>
          <table:table-cell office:value-type="float" office:value="0" calcext:value-type="float">
            <text:p>0</text:p>
          </table:table-cell>
          <table:table-cell office:value-type="float" office:value="0.2057063" calcext:value-type="float">
            <text:p>0.2057063</text:p>
          </table:table-cell>
          <table:table-cell office:value-type="float" office:value="0.2654103" calcext:value-type="float">
            <text:p>0.2654103</text:p>
          </table:table-cell>
          <table:table-cell office:value-type="float" office:value="0.2805808" calcext:value-type="float">
            <text:p>0.2805808</text:p>
          </table:table-cell>
          <table:table-cell office:value-type="float" office:value="0.2924128" calcext:value-type="float">
            <text:p>0.2924128</text:p>
          </table:table-cell>
          <table:table-cell office:value-type="float" office:value="0.2985973" calcext:value-type="float">
            <text:p>0.2985973</text:p>
          </table:table-cell>
          <table:table-cell office:value-type="float" office:value="0.3024977" calcext:value-type="float">
            <text:p>0.3024977</text:p>
          </table:table-cell>
          <table:table-cell office:value-type="float" office:value="0.3521915" calcext:value-type="float">
            <text:p>0.3521915</text:p>
          </table:table-cell>
          <table:table-cell office:value-type="float" office:value="0.3644321" calcext:value-type="float">
            <text:p>0.3644321</text:p>
          </table:table-cell>
          <table:table-cell office:value-type="float" office:value="0.3871856" calcext:value-type="float">
            <text:p>0.3871856</text:p>
          </table:table-cell>
          <table:table-cell office:value-type="float" office:value="0.4102973" calcext:value-type="float">
            <text:p>0.4102973</text:p>
          </table:table-cell>
          <table:table-cell office:value-type="float" office:value="0.4855975" calcext:value-type="float">
            <text:p>0.485597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4502712" calcext:value-type="float">
            <text:p>4.502712E-10</text:p>
          </table:table-cell>
          <table:table-cell office:value-type="float" office:value="1.892761E-015" calcext:value-type="float">
            <text:p>1.892761E-15</text:p>
          </table:table-cell>
          <table:table-cell office:value-type="float" office:value="9.29743E-016" calcext:value-type="float">
            <text:p>9.29743E-16</text:p>
          </table:table-cell>
          <table:table-cell office:value-type="float" office:value="9.730909E-016" calcext:value-type="float">
            <text:p>9.7309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059573" calcext:value-type="float">
            <text:p>-0.2059573</text:p>
          </table:table-cell>
          <table:table-cell office:value-type="float" office:value="-0.0430426" calcext:value-type="float">
            <text:p>-0.0430426</text:p>
          </table:table-cell>
          <table:table-cell office:value-type="float" office:value="-0.03027635" calcext:value-type="float">
            <text:p>-0.03027635</text:p>
          </table:table-cell>
          <table:table-cell office:value-type="float" office:value="-0.02275888" calcext:value-type="float">
            <text:p>-0.02275888</text:p>
          </table:table-cell>
          <table:table-cell office:value-type="float" office:value="-0.01970048" calcext:value-type="float">
            <text:p>-0.01970048</text:p>
          </table:table-cell>
          <table:table-cell office:value-type="float" office:value="-0.01800749" calcext:value-type="float">
            <text:p>-0.01800749</text:p>
          </table:table-cell>
          <table:table-cell office:value-type="float" office:value="-0.01599436" calcext:value-type="float">
            <text:p>-0.01599436</text:p>
          </table:table-cell>
          <table:table-cell office:value-type="float" office:value="-0.01272062" calcext:value-type="float">
            <text:p>-0.01272062</text:p>
          </table:table-cell>
          <table:table-cell office:value-type="float" office:value="-0.007128958" calcext:value-type="float">
            <text:p>-0.007128958</text:p>
          </table:table-cell>
          <table:table-cell office:value-type="float" office:value="-0.004097797" calcext:value-type="float">
            <text:p>-0.004097797</text:p>
          </table:table-cell>
          <table:table-cell office:value-type="float" office:value="706.0562" calcext:value-type="float">
            <text:p>706.0562</text:p>
          </table:table-cell>
          <table:table-cell office:value-type="float" office:value="0" calcext:value-type="float">
            <text:p>0</text:p>
          </table:table-cell>
          <table:table-cell office:value-type="float" office:value="-0.3445583" calcext:value-type="float">
            <text:p>-0.3445583</text:p>
          </table:table-cell>
          <table:table-cell office:value-type="float" office:value="0.02598382" calcext:value-type="float">
            <text:p>0.02598382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395666" calcext:value-type="float">
            <text:p>-1.3956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86.09997" calcext:value-type="float">
            <text:p>86.09997</text:p>
          </table:table-cell>
          <table:table-cell office:value-type="float" office:value="35.15943" calcext:value-type="float">
            <text:p>35.15943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41.962" calcext:value-type="float">
            <text:p>1241.962</text:p>
          </table:table-cell>
          <table:table-cell office:value-type="float" office:value="93.53503" calcext:value-type="float">
            <text:p>93.53503</text:p>
          </table:table-cell>
          <table:table-cell office:value-type="float" office:value="0" calcext:value-type="float">
            <text:p>0</text:p>
          </table:table-cell>
          <table:table-cell office:value-type="float" office:value="0.1432782" calcext:value-type="float">
            <text:p>0.1432782</text:p>
          </table:table-cell>
          <table:table-cell office:value-type="float" office:value="0.2689353" calcext:value-type="float">
            <text:p>0.2689353</text:p>
          </table:table-cell>
          <table:table-cell office:value-type="float" office:value="0.277335" calcext:value-type="float">
            <text:p>0.277335</text:p>
          </table:table-cell>
          <table:table-cell office:value-type="float" office:value="0.2887409" calcext:value-type="float">
            <text:p>0.2887409</text:p>
          </table:table-cell>
          <table:table-cell office:value-type="float" office:value="0.2958242" calcext:value-type="float">
            <text:p>0.2958242</text:p>
          </table:table-cell>
          <table:table-cell office:value-type="float" office:value="0.3003758" calcext:value-type="float">
            <text:p>0.3003758</text:p>
          </table:table-cell>
          <table:table-cell office:value-type="float" office:value="0.3511831" calcext:value-type="float">
            <text:p>0.3511831</text:p>
          </table:table-cell>
          <table:table-cell office:value-type="float" office:value="0.3636854" calcext:value-type="float">
            <text:p>0.3636854</text:p>
          </table:table-cell>
          <table:table-cell office:value-type="float" office:value="0.3872595" calcext:value-type="float">
            <text:p>0.3872595</text:p>
          </table:table-cell>
          <table:table-cell office:value-type="float" office:value="0.4109529" calcext:value-type="float">
            <text:p>0.4109529</text:p>
          </table:table-cell>
          <table:table-cell office:value-type="float" office:value="0.489343" calcext:value-type="float">
            <text:p>0.48934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5559684" calcext:value-type="float">
            <text:p>5.559684E-11</text:p>
          </table:table-cell>
          <table:table-cell office:value-type="float" office:value="1.892741E-015" calcext:value-type="float">
            <text:p>1.892741E-15</text:p>
          </table:table-cell>
          <table:table-cell office:value-type="float" office:value="9.297376E-016" calcext:value-type="float">
            <text:p>9.297376E-16</text:p>
          </table:table-cell>
          <table:table-cell office:value-type="float" office:value="9.730907E-016" calcext:value-type="float">
            <text:p>9.7309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88218" calcext:value-type="float">
            <text:p>-1.788218</text:p>
          </table:table-cell>
          <table:table-cell office:value-type="float" office:value="-0.03979697" calcext:value-type="float">
            <text:p>-0.03979697</text:p>
          </table:table-cell>
          <table:table-cell office:value-type="float" office:value="-0.03288853" calcext:value-type="float">
            <text:p>-0.03288853</text:p>
          </table:table-cell>
          <table:table-cell office:value-type="float" office:value="-0.02485985" calcext:value-type="float">
            <text:p>-0.02485985</text:p>
          </table:table-cell>
          <table:table-cell office:value-type="float" office:value="-0.02101972" calcext:value-type="float">
            <text:p>-0.02101972</text:p>
          </table:table-cell>
          <table:table-cell office:value-type="float" office:value="-0.01890505" calcext:value-type="float">
            <text:p>-0.01890505</text:p>
          </table:table-cell>
          <table:table-cell office:value-type="float" office:value="-0.01644129" calcext:value-type="float">
            <text:p>-0.01644129</text:p>
          </table:table-cell>
          <table:table-cell office:value-type="float" office:value="-0.01297414" calcext:value-type="float">
            <text:p>-0.01297414</text:p>
          </table:table-cell>
          <table:table-cell office:value-type="float" office:value="-0.007115856" calcext:value-type="float">
            <text:p>-0.007115856</text:p>
          </table:table-cell>
          <table:table-cell office:value-type="float" office:value="-0.004035532" calcext:value-type="float">
            <text:p>-0.004035532</text:p>
          </table:table-cell>
          <table:table-cell office:value-type="float" office:value="709.246" calcext:value-type="float">
            <text:p>709.246</text:p>
          </table:table-cell>
          <table:table-cell office:value-type="float" office:value="0" calcext:value-type="float">
            <text:p>0</text:p>
          </table:table-cell>
          <table:table-cell office:value-type="float" office:value="-10.86923" calcext:value-type="float">
            <text:p>-10.86923</text:p>
          </table:table-cell>
          <table:table-cell office:value-type="float" office:value="0.02598366" calcext:value-type="float">
            <text:p>0.02598366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378226" calcext:value-type="float">
            <text:p>-1.3782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86.09997" calcext:value-type="float">
            <text:p>86.09997</text:p>
          </table:table-cell>
          <table:table-cell office:value-type="float" office:value="35.83814" calcext:value-type="float">
            <text:p>35.83814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43.38" calcext:value-type="float">
            <text:p>1243.38</text:p>
          </table:table-cell>
          <table:table-cell office:value-type="float" office:value="91.43765" calcext:value-type="float">
            <text:p>91.43765</text:p>
          </table:table-cell>
          <table:table-cell office:value-type="float" office:value="0" calcext:value-type="float">
            <text:p>0</text:p>
          </table:table-cell>
          <table:table-cell office:value-type="float" office:value="0.1199046" calcext:value-type="float">
            <text:p>0.1199046</text:p>
          </table:table-cell>
          <table:table-cell office:value-type="float" office:value="0.2730095" calcext:value-type="float">
            <text:p>0.2730095</text:p>
          </table:table-cell>
          <table:table-cell office:value-type="float" office:value="0.2786777" calcext:value-type="float">
            <text:p>0.2786777</text:p>
          </table:table-cell>
          <table:table-cell office:value-type="float" office:value="0.2874234" calcext:value-type="float">
            <text:p>0.2874234</text:p>
          </table:table-cell>
          <table:table-cell office:value-type="float" office:value="0.2938786" calcext:value-type="float">
            <text:p>0.2938786</text:p>
          </table:table-cell>
          <table:table-cell office:value-type="float" office:value="0.2986645" calcext:value-type="float">
            <text:p>0.2986645</text:p>
          </table:table-cell>
          <table:table-cell office:value-type="float" office:value="0.3501128" calcext:value-type="float">
            <text:p>0.3501128</text:p>
          </table:table-cell>
          <table:table-cell office:value-type="float" office:value="0.3630433" calcext:value-type="float">
            <text:p>0.3630433</text:p>
          </table:table-cell>
          <table:table-cell office:value-type="float" office:value="0.387299" calcext:value-type="float">
            <text:p>0.387299</text:p>
          </table:table-cell>
          <table:table-cell office:value-type="float" office:value="0.411541" calcext:value-type="float">
            <text:p>0.411541</text:p>
          </table:table-cell>
          <table:table-cell office:value-type="float" office:value="0.4929801" calcext:value-type="float">
            <text:p>0.49298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7254392" calcext:value-type="float">
            <text:p>7.254392E-12</text:p>
          </table:table-cell>
          <table:table-cell office:value-type="float" office:value="1.89272E-015" calcext:value-type="float">
            <text:p>1.89272E-15</text:p>
          </table:table-cell>
          <table:table-cell office:value-type="float" office:value="9.297321E-016" calcext:value-type="float">
            <text:p>9.297321E-16</text:p>
          </table:table-cell>
          <table:table-cell office:value-type="float" office:value="9.730907E-016" calcext:value-type="float">
            <text:p>9.7309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403148" calcext:value-type="float">
            <text:p>-5.403148</text:p>
          </table:table-cell>
          <table:table-cell office:value-type="float" office:value="-0.03627426" calcext:value-type="float">
            <text:p>-0.03627426</text:p>
          </table:table-cell>
          <table:table-cell office:value-type="float" office:value="-0.0318147" calcext:value-type="float">
            <text:p>-0.0318147</text:p>
          </table:table-cell>
          <table:table-cell office:value-type="float" office:value="-0.02566894" calcext:value-type="float">
            <text:p>-0.02566894</text:p>
          </table:table-cell>
          <table:table-cell office:value-type="float" office:value="-0.02200523" calcext:value-type="float">
            <text:p>-0.02200523</text:p>
          </table:table-cell>
          <table:table-cell office:value-type="float" office:value="-0.01967335" calcext:value-type="float">
            <text:p>-0.01967335</text:p>
          </table:table-cell>
          <table:table-cell office:value-type="float" office:value="-0.01693314" calcext:value-type="float">
            <text:p>-0.01693314</text:p>
          </table:table-cell>
          <table:table-cell office:value-type="float" office:value="-0.01319647" calcext:value-type="float">
            <text:p>-0.01319647</text:p>
          </table:table-cell>
          <table:table-cell office:value-type="float" office:value="-0.007108849" calcext:value-type="float">
            <text:p>-0.007108849</text:p>
          </table:table-cell>
          <table:table-cell office:value-type="float" office:value="-0.00398056" calcext:value-type="float">
            <text:p>-0.00398056</text:p>
          </table:table-cell>
          <table:table-cell office:value-type="float" office:value="712.4579" calcext:value-type="float">
            <text:p>712.4579</text:p>
          </table:table-cell>
          <table:table-cell office:value-type="float" office:value="0" calcext:value-type="float">
            <text:p>0</text:p>
          </table:table-cell>
          <table:table-cell office:value-type="float" office:value="-33.20292" calcext:value-type="float">
            <text:p>-33.20292</text:p>
          </table:table-cell>
          <table:table-cell office:value-type="float" office:value="0.02598344" calcext:value-type="float">
            <text:p>0.0259834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36129" calcext:value-type="float">
            <text:p>-1.361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86.09997" calcext:value-type="float">
            <text:p>86.09997</text:p>
          </table:table-cell>
          <table:table-cell office:value-type="float" office:value="36.2305" calcext:value-type="float">
            <text:p>36.2305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45.035" calcext:value-type="float">
            <text:p>1245.035</text:p>
          </table:table-cell>
          <table:table-cell office:value-type="float" office:value="89.39092" calcext:value-type="float">
            <text:p>89.39092</text:p>
          </table:table-cell>
          <table:table-cell office:value-type="float" office:value="0" calcext:value-type="float">
            <text:p>0</text:p>
          </table:table-cell>
          <table:table-cell office:value-type="float" office:value="0.1042603" calcext:value-type="float">
            <text:p>0.1042603</text:p>
          </table:table-cell>
          <table:table-cell office:value-type="float" office:value="0.277711" calcext:value-type="float">
            <text:p>0.277711</text:p>
          </table:table-cell>
          <table:table-cell office:value-type="float" office:value="0.280568" calcext:value-type="float">
            <text:p>0.280568</text:p>
          </table:table-cell>
          <table:table-cell office:value-type="float" office:value="0.2867584" calcext:value-type="float">
            <text:p>0.2867584</text:p>
          </table:table-cell>
          <table:table-cell office:value-type="float" office:value="0.2926407" calcext:value-type="float">
            <text:p>0.2926407</text:p>
          </table:table-cell>
          <table:table-cell office:value-type="float" office:value="0.2974227" calcext:value-type="float">
            <text:p>0.2974227</text:p>
          </table:table-cell>
          <table:table-cell office:value-type="float" office:value="0.349204" calcext:value-type="float">
            <text:p>0.349204</text:p>
          </table:table-cell>
          <table:table-cell office:value-type="float" office:value="0.3624884" calcext:value-type="float">
            <text:p>0.3624884</text:p>
          </table:table-cell>
          <table:table-cell office:value-type="float" office:value="0.387314" calcext:value-type="float">
            <text:p>0.387314</text:p>
          </table:table-cell>
          <table:table-cell office:value-type="float" office:value="0.4120696" calcext:value-type="float">
            <text:p>0.4120696</text:p>
          </table:table-cell>
          <table:table-cell office:value-type="float" office:value="0.4965135" calcext:value-type="float">
            <text:p>0.496513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1031964" calcext:value-type="float">
            <text:p>1.031964E-12</text:p>
          </table:table-cell>
          <table:table-cell office:value-type="float" office:value="1.892697E-015" calcext:value-type="float">
            <text:p>1.892697E-15</text:p>
          </table:table-cell>
          <table:table-cell office:value-type="float" office:value="9.297267E-016" calcext:value-type="float">
            <text:p>9.297267E-16</text:p>
          </table:table-cell>
          <table:table-cell office:value-type="float" office:value="9.730909E-016" calcext:value-type="float">
            <text:p>9.7309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94231" calcext:value-type="float">
            <text:p>-12.94231</text:p>
          </table:table-cell>
          <table:table-cell office:value-type="float" office:value="-0.03261591" calcext:value-type="float">
            <text:p>-0.03261591</text:p>
          </table:table-cell>
          <table:table-cell office:value-type="float" office:value="-0.03036407" calcext:value-type="float">
            <text:p>-0.03036407</text:p>
          </table:table-cell>
          <table:table-cell office:value-type="float" office:value="-0.02609157" calcext:value-type="float">
            <text:p>-0.02609157</text:p>
          </table:table-cell>
          <table:table-cell office:value-type="float" office:value="-0.02266214" calcext:value-type="float">
            <text:p>-0.0226621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-0.01736259" calcext:value-type="float">
            <text:p>-0.01736259</text:p>
          </table:table-cell>
          <table:table-cell office:value-type="float" office:value="-0.01339205" calcext:value-type="float">
            <text:p>-0.01339205</text:p>
          </table:table-cell>
          <table:table-cell office:value-type="float" office:value="-0.007106171" calcext:value-type="float">
            <text:p>-0.007106171</text:p>
          </table:table-cell>
          <table:table-cell office:value-type="float" office:value="-0.003931865" calcext:value-type="float">
            <text:p>-0.003931865</text:p>
          </table:table-cell>
          <table:table-cell office:value-type="float" office:value="715.699" calcext:value-type="float">
            <text:p>715.699</text:p>
          </table:table-cell>
          <table:table-cell office:value-type="float" office:value="0" calcext:value-type="float">
            <text:p>0</text:p>
          </table:table-cell>
          <table:table-cell office:value-type="float" office:value="-55.56973" calcext:value-type="float">
            <text:p>-55.56973</text:p>
          </table:table-cell>
          <table:table-cell office:value-type="float" office:value="0.0259832" calcext:value-type="float">
            <text:p>0.0259832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344838" calcext:value-type="float">
            <text:p>-1.3448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86.09997" calcext:value-type="float">
            <text:p>86.09997</text:p>
          </table:table-cell>
          <table:table-cell office:value-type="float" office:value="36.43543" calcext:value-type="float">
            <text:p>36.43543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46.821" calcext:value-type="float">
            <text:p>1246.821</text:p>
          </table:table-cell>
          <table:table-cell office:value-type="float" office:value="87.40007" calcext:value-type="float">
            <text:p>87.40007</text:p>
          </table:table-cell>
          <table:table-cell office:value-type="float" office:value="0" calcext:value-type="float">
            <text:p>0</text:p>
          </table:table-cell>
          <table:table-cell office:value-type="float" office:value="0.09453274" calcext:value-type="float">
            <text:p>0.09453274</text:p>
          </table:table-cell>
          <table:table-cell office:value-type="float" office:value="0.2805386" calcext:value-type="float">
            <text:p>0.2805386</text:p>
          </table:table-cell>
          <table:table-cell office:value-type="float" office:value="0.2824305" calcext:value-type="float">
            <text:p>0.2824305</text:p>
          </table:table-cell>
          <table:table-cell office:value-type="float" office:value="0.2872063" calcext:value-type="float">
            <text:p>0.2872063</text:p>
          </table:table-cell>
          <table:table-cell office:value-type="float" office:value="0.2921295" calcext:value-type="float">
            <text:p>0.2921295</text:p>
          </table:table-cell>
          <table:table-cell office:value-type="float" office:value="0.296418" calcext:value-type="float">
            <text:p>0.296418</text:p>
          </table:table-cell>
          <table:table-cell office:value-type="float" office:value="0.3481556" calcext:value-type="float">
            <text:p>0.3481556</text:p>
          </table:table-cell>
          <table:table-cell office:value-type="float" office:value="0.3619244" calcext:value-type="float">
            <text:p>0.3619244</text:p>
          </table:table-cell>
          <table:table-cell office:value-type="float" office:value="0.3874216" calcext:value-type="float">
            <text:p>0.3874216</text:p>
          </table:table-cell>
          <table:table-cell office:value-type="float" office:value="0.4125462" calcext:value-type="float">
            <text:p>0.4125462</text:p>
          </table:table-cell>
          <table:table-cell office:value-type="float" office:value="0.4999492" calcext:value-type="float">
            <text:p>0.49994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1485507" calcext:value-type="float">
            <text:p>1.485507E-13</text:p>
          </table:table-cell>
          <table:table-cell office:value-type="float" office:value="1.892675E-015" calcext:value-type="float">
            <text:p>1.892675E-15</text:p>
          </table:table-cell>
          <table:table-cell office:value-type="float" office:value="9.297215E-016" calcext:value-type="float">
            <text:p>9.297215E-16</text:p>
          </table:table-cell>
          <table:table-cell office:value-type="float" office:value="9.730909E-016" calcext:value-type="float">
            <text:p>9.7309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75274" calcext:value-type="float">
            <text:p>-23.75274</text:p>
          </table:table-cell>
          <table:table-cell office:value-type="float" office:value="-0.0303926" calcext:value-type="float">
            <text:p>-0.0303926</text:p>
          </table:table-cell>
          <table:table-cell office:value-type="float" office:value="-0.02900138" calcext:value-type="float">
            <text:p>-0.02900138</text:p>
          </table:table-cell>
          <table:table-cell office:value-type="float" office:value="-0.0258144" calcext:value-type="float">
            <text:p>-0.0258144</text:p>
          </table:table-cell>
          <table:table-cell office:value-type="float" office:value="-0.02294176" calcext:value-type="float">
            <text:p>-0.02294176</text:p>
          </table:table-cell>
          <table:table-cell office:value-type="float" office:value="-0.02072922" calcext:value-type="float">
            <text:p>-0.02072922</text:p>
          </table:table-cell>
          <table:table-cell office:value-type="float" office:value="-0.01787435" calcext:value-type="float">
            <text:p>-0.01787435</text:p>
          </table:table-cell>
          <table:table-cell office:value-type="float" office:value="-0.01359392" calcext:value-type="float">
            <text:p>-0.01359392</text:p>
          </table:table-cell>
          <table:table-cell office:value-type="float" office:value="-0.007087431" calcext:value-type="float">
            <text:p>-0.007087431</text:p>
          </table:table-cell>
          <table:table-cell office:value-type="float" office:value="-0.003888523" calcext:value-type="float">
            <text:p>-0.003888523</text:p>
          </table:table-cell>
          <table:table-cell office:value-type="float" office:value="718.9751" calcext:value-type="float">
            <text:p>718.9751</text:p>
          </table:table-cell>
          <table:table-cell office:value-type="float" office:value="0" calcext:value-type="float">
            <text:p>0</text:p>
          </table:table-cell>
          <table:table-cell office:value-type="float" office:value="-53.30112" calcext:value-type="float">
            <text:p>-53.30112</text:p>
          </table:table-cell>
          <table:table-cell office:value-type="float" office:value="0.02598295" calcext:value-type="float">
            <text:p>0.02598295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32884" calcext:value-type="float">
            <text:p>-1.328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86.09997" calcext:value-type="float">
            <text:p>86.09997</text:p>
          </table:table-cell>
          <table:table-cell office:value-type="float" office:value="36.56324" calcext:value-type="float">
            <text:p>36.56324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48.52" calcext:value-type="float">
            <text:p>1248.52</text:p>
          </table:table-cell>
          <table:table-cell office:value-type="float" office:value="85.57283" calcext:value-type="float">
            <text:p>85.57283</text:p>
          </table:table-cell>
          <table:table-cell office:value-type="float" office:value="0" calcext:value-type="float">
            <text:p>0</text:p>
          </table:table-cell>
          <table:table-cell office:value-type="float" office:value="0.08872667" calcext:value-type="float">
            <text:p>0.08872667</text:p>
          </table:table-cell>
          <table:table-cell office:value-type="float" office:value="0.282502" calcext:value-type="float">
            <text:p>0.282502</text:p>
          </table:table-cell>
          <table:table-cell office:value-type="float" office:value="0.2840644" calcext:value-type="float">
            <text:p>0.2840644</text:p>
          </table:table-cell>
          <table:table-cell office:value-type="float" office:value="0.287902" calcext:value-type="float">
            <text:p>0.287902</text:p>
          </table:table-cell>
          <table:table-cell office:value-type="float" office:value="0.2919489" calcext:value-type="float">
            <text:p>0.2919489</text:p>
          </table:table-cell>
          <table:table-cell office:value-type="float" office:value="0.2955824" calcext:value-type="float">
            <text:p>0.2955824</text:p>
          </table:table-cell>
          <table:table-cell office:value-type="float" office:value="0.3474792" calcext:value-type="float">
            <text:p>0.3474792</text:p>
          </table:table-cell>
          <table:table-cell office:value-type="float" office:value="0.3614855" calcext:value-type="float">
            <text:p>0.3614855</text:p>
          </table:table-cell>
          <table:table-cell office:value-type="float" office:value="0.3875033" calcext:value-type="float">
            <text:p>0.3875033</text:p>
          </table:table-cell>
          <table:table-cell office:value-type="float" office:value="0.4129789" calcext:value-type="float">
            <text:p>0.4129789</text:p>
          </table:table-cell>
          <table:table-cell office:value-type="float" office:value="0.5030746" calcext:value-type="float">
            <text:p>0.503074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2175506" calcext:value-type="float">
            <text:p>2.175506E-14</text:p>
          </table:table-cell>
          <table:table-cell office:value-type="float" office:value="1.892653E-015" calcext:value-type="float">
            <text:p>1.892653E-15</text:p>
          </table:table-cell>
          <table:table-cell office:value-type="float" office:value="9.297159E-016" calcext:value-type="float">
            <text:p>9.297159E-16</text:p>
          </table:table-cell>
          <table:table-cell office:value-type="float" office:value="9.730909E-016" calcext:value-type="float">
            <text:p>9.7309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5.09728" calcext:value-type="float">
            <text:p>-35.09728</text:p>
          </table:table-cell>
          <table:table-cell office:value-type="float" office:value="-0.02895173" calcext:value-type="float">
            <text:p>-0.02895173</text:p>
          </table:table-cell>
          <table:table-cell office:value-type="float" office:value="-0.02786102" calcext:value-type="float">
            <text:p>-0.02786102</text:p>
          </table:table-cell>
          <table:table-cell office:value-type="float" office:value="-0.02538512" calcext:value-type="float">
            <text:p>-0.02538512</text:p>
          </table:table-cell>
          <table:table-cell office:value-type="float" office:value="-0.02304166" calcext:value-type="float">
            <text:p>-0.02304166</text:p>
          </table:table-cell>
          <table:table-cell office:value-type="float" office:value="-0.02114367" calcext:value-type="float">
            <text:p>-0.02114367</text:p>
          </table:table-cell>
          <table:table-cell office:value-type="float" office:value="-0.01821259" calcext:value-type="float">
            <text:p>-0.01821259</text:p>
          </table:table-cell>
          <table:table-cell office:value-type="float" office:value="-0.01375354" calcext:value-type="float">
            <text:p>-0.01375354</text:p>
          </table:table-cell>
          <table:table-cell office:value-type="float" office:value="-0.007073062" calcext:value-type="float">
            <text:p>-0.007073062</text:p>
          </table:table-cell>
          <table:table-cell office:value-type="float" office:value="-0.003849636" calcext:value-type="float">
            <text:p>-0.003849636</text:p>
          </table:table-cell>
          <table:table-cell office:value-type="float" office:value="722.3983" calcext:value-type="float">
            <text:p>722.3983</text:p>
          </table:table-cell>
          <table:table-cell office:value-type="float" office:value="0" calcext:value-type="float">
            <text:p>0</text:p>
          </table:table-cell>
          <table:table-cell office:value-type="float" office:value="-54.7016" calcext:value-type="float">
            <text:p>-54.7016</text:p>
          </table:table-cell>
          <table:table-cell office:value-type="float" office:value="0.02598268" calcext:value-type="float">
            <text:p>0.02598268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30641" calcext:value-type="float">
            <text:p>-1.2306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86.09997" calcext:value-type="float">
            <text:p>86.09997</text:p>
          </table:table-cell>
          <table:table-cell office:value-type="float" office:value="36.68652" calcext:value-type="float">
            <text:p>36.68652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0.129" calcext:value-type="float">
            <text:p>1250.129</text:p>
          </table:table-cell>
          <table:table-cell office:value-type="float" office:value="83.84097" calcext:value-type="float">
            <text:p>83.84097</text:p>
          </table:table-cell>
          <table:table-cell office:value-type="float" office:value="0" calcext:value-type="float">
            <text:p>0</text:p>
          </table:table-cell>
          <table:table-cell office:value-type="float" office:value="0.08296581" calcext:value-type="float">
            <text:p>0.08296581</text:p>
          </table:table-cell>
          <table:table-cell office:value-type="float" office:value="0.28437" calcext:value-type="float">
            <text:p>0.28437</text:p>
          </table:table-cell>
          <table:table-cell office:value-type="float" office:value="0.2855019" calcext:value-type="float">
            <text:p>0.2855019</text:p>
          </table:table-cell>
          <table:table-cell office:value-type="float" office:value="0.2884541" calcext:value-type="float">
            <text:p>0.2884541</text:p>
          </table:table-cell>
          <table:table-cell office:value-type="float" office:value="0.2919818" calcext:value-type="float">
            <text:p>0.2919818</text:p>
          </table:table-cell>
          <table:table-cell office:value-type="float" office:value="0.2952653" calcext:value-type="float">
            <text:p>0.2952653</text:p>
          </table:table-cell>
          <table:table-cell office:value-type="float" office:value="0.3469349" calcext:value-type="float">
            <text:p>0.3469349</text:p>
          </table:table-cell>
          <table:table-cell office:value-type="float" office:value="0.3611138" calcext:value-type="float">
            <text:p>0.3611138</text:p>
          </table:table-cell>
          <table:table-cell office:value-type="float" office:value="0.3875607" calcext:value-type="float">
            <text:p>0.3875607</text:p>
          </table:table-cell>
          <table:table-cell office:value-type="float" office:value="0.4133708" calcext:value-type="float">
            <text:p>0.4133708</text:p>
          </table:table-cell>
          <table:table-cell office:value-type="float" office:value="0.506025" calcext:value-type="float">
            <text:p>0.50602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93665E-015" calcext:value-type="float">
            <text:p>3.693665E-15</text:p>
          </table:table-cell>
          <table:table-cell office:value-type="float" office:value="1.892627E-015" calcext:value-type="float">
            <text:p>1.892627E-15</text:p>
          </table:table-cell>
          <table:table-cell office:value-type="float" office:value="9.297105E-016" calcext:value-type="float">
            <text:p>9.297105E-16</text:p>
          </table:table-cell>
          <table:table-cell office:value-type="float" office:value="9.730903E-016" calcext:value-type="float">
            <text:p>9.730903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2.96315" calcext:value-type="float">
            <text:p>-52.96315</text:p>
          </table:table-cell>
          <table:table-cell office:value-type="float" office:value="-0.02765516" calcext:value-type="float">
            <text:p>-0.02765516</text:p>
          </table:table-cell>
          <table:table-cell office:value-type="float" office:value="-0.02690117" calcext:value-type="float">
            <text:p>-0.02690117</text:p>
          </table:table-cell>
          <table:table-cell office:value-type="float" office:value="-0.02505053" calcext:value-type="float">
            <text:p>-0.02505053</text:p>
          </table:table-cell>
          <table:table-cell office:value-type="float" office:value="-0.0230247" calcext:value-type="float">
            <text:p>-0.0230247</text:p>
          </table:table-cell>
          <table:table-cell office:value-type="float" office:value="-0.02130314" calcext:value-type="float">
            <text:p>-0.02130314</text:p>
          </table:table-cell>
          <table:table-cell office:value-type="float" office:value="-0.01849073" calcext:value-type="float">
            <text:p>-0.01849073</text:p>
          </table:table-cell>
          <table:table-cell office:value-type="float" office:value="-0.01389036" calcext:value-type="float">
            <text:p>-0.01389036</text:p>
          </table:table-cell>
          <table:table-cell office:value-type="float" office:value="-0.007062992" calcext:value-type="float">
            <text:p>-0.007062992</text:p>
          </table:table-cell>
          <table:table-cell office:value-type="float" office:value="-0.003814781" calcext:value-type="float">
            <text:p>-0.003814781</text:p>
          </table:table-cell>
          <table:table-cell office:value-type="float" office:value="725.9018" calcext:value-type="float">
            <text:p>725.9018</text:p>
          </table:table-cell>
          <table:table-cell office:value-type="float" office:value="0" calcext:value-type="float">
            <text:p>0</text:p>
          </table:table-cell>
          <table:table-cell office:value-type="float" office:value="-70.13353" calcext:value-type="float">
            <text:p>-70.13353</text:p>
          </table:table-cell>
          <table:table-cell office:value-type="float" office:value="0.02598238" calcext:value-type="float">
            <text:p>0.02598238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9785" calcext:value-type="float">
            <text:p>-1.2297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88.39996" calcext:value-type="float">
            <text:p>88.39996</text:p>
          </table:table-cell>
          <table:table-cell office:value-type="float" office:value="36.64948" calcext:value-type="float">
            <text:p>36.64948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4.175" calcext:value-type="float">
            <text:p>1254.175</text:p>
          </table:table-cell>
          <table:table-cell office:value-type="float" office:value="82.13139" calcext:value-type="float">
            <text:p>82.13139</text:p>
          </table:table-cell>
          <table:table-cell office:value-type="float" office:value="0" calcext:value-type="float">
            <text:p>0</text:p>
          </table:table-cell>
          <table:table-cell office:value-type="float" office:value="0.1181627" calcext:value-type="float">
            <text:p>0.1181627</text:p>
          </table:table-cell>
          <table:table-cell office:value-type="float" office:value="0.2841513" calcext:value-type="float">
            <text:p>0.2841513</text:p>
          </table:table-cell>
          <table:table-cell office:value-type="float" office:value="0.2863566" calcext:value-type="float">
            <text:p>0.2863566</text:p>
          </table:table-cell>
          <table:table-cell office:value-type="float" office:value="0.2891162" calcext:value-type="float">
            <text:p>0.2891162</text:p>
          </table:table-cell>
          <table:table-cell office:value-type="float" office:value="0.2922131" calcext:value-type="float">
            <text:p>0.2922131</text:p>
          </table:table-cell>
          <table:table-cell office:value-type="float" office:value="0.2951984" calcext:value-type="float">
            <text:p>0.2951984</text:p>
          </table:table-cell>
          <table:table-cell office:value-type="float" office:value="0.3465737" calcext:value-type="float">
            <text:p>0.3465737</text:p>
          </table:table-cell>
          <table:table-cell office:value-type="float" office:value="0.3608051" calcext:value-type="float">
            <text:p>0.3608051</text:p>
          </table:table-cell>
          <table:table-cell office:value-type="float" office:value="0.3876006" calcext:value-type="float">
            <text:p>0.3876006</text:p>
          </table:table-cell>
          <table:table-cell office:value-type="float" office:value="0.4137245" calcext:value-type="float">
            <text:p>0.4137245</text:p>
          </table:table-cell>
          <table:table-cell office:value-type="float" office:value="0.5089516" calcext:value-type="float">
            <text:p>0.508951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671E-015" calcext:value-type="float">
            <text:p>1.949671E-15</text:p>
          </table:table-cell>
          <table:table-cell office:value-type="float" office:value="1.892599E-015" calcext:value-type="float">
            <text:p>1.892599E-15</text:p>
          </table:table-cell>
          <table:table-cell office:value-type="float" office:value="9.297052E-016" calcext:value-type="float">
            <text:p>9.297052E-16</text:p>
          </table:table-cell>
          <table:table-cell office:value-type="float" office:value="9.730893E-016" calcext:value-type="float">
            <text:p>9.730893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329978" calcext:value-type="float">
            <text:p>-6.329978</text:p>
          </table:table-cell>
          <table:table-cell office:value-type="float" office:value="-0.02774769" calcext:value-type="float">
            <text:p>-0.02774769</text:p>
          </table:table-cell>
          <table:table-cell office:value-type="float" office:value="-0.02633507" calcext:value-type="float">
            <text:p>-0.02633507</text:p>
          </table:table-cell>
          <table:table-cell office:value-type="float" office:value="-0.0246541" calcext:value-type="float">
            <text:p>-0.0246541</text:p>
          </table:table-cell>
          <table:table-cell office:value-type="float" office:value="-0.02289945" calcext:value-type="float">
            <text:p>-0.02289945</text:p>
          </table:table-cell>
          <table:table-cell office:value-type="float" office:value="-0.02133766" calcext:value-type="float">
            <text:p>-0.02133766</text:p>
          </table:table-cell>
          <table:table-cell office:value-type="float" office:value="-0.0186783" calcext:value-type="float">
            <text:p>-0.0186783</text:p>
          </table:table-cell>
          <table:table-cell office:value-type="float" office:value="-0.01400515" calcext:value-type="float">
            <text:p>-0.01400515</text:p>
          </table:table-cell>
          <table:table-cell office:value-type="float" office:value="-0.00705599" calcext:value-type="float">
            <text:p>-0.00705599</text:p>
          </table:table-cell>
          <table:table-cell office:value-type="float" office:value="-0.003783618" calcext:value-type="float">
            <text:p>-0.003783618</text:p>
          </table:table-cell>
          <table:table-cell office:value-type="float" office:value="729.4076" calcext:value-type="float">
            <text:p>729.4076</text:p>
          </table:table-cell>
          <table:table-cell office:value-type="float" office:value="0" calcext:value-type="float">
            <text:p>0</text:p>
          </table:table-cell>
          <table:table-cell office:value-type="float" office:value="-0.0535613" calcext:value-type="float">
            <text:p>-0.0535613</text:p>
          </table:table-cell>
          <table:table-cell office:value-type="float" office:value="0.02598204" calcext:value-type="float">
            <text:p>0.0259820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9044" calcext:value-type="float">
            <text:p>-1.2290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88.39996" calcext:value-type="float">
            <text:p>88.39996</text:p>
          </table:table-cell>
          <table:table-cell office:value-type="float" office:value="38.72937" calcext:value-type="float">
            <text:p>38.72937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3.169" calcext:value-type="float">
            <text:p>1253.169</text:p>
          </table:table-cell>
          <table:table-cell office:value-type="float" office:value="81.05788" calcext:value-type="float">
            <text:p>81.05788</text:p>
          </table:table-cell>
          <table:table-cell office:value-type="float" office:value="0" calcext:value-type="float">
            <text:p>0</text:p>
          </table:table-cell>
          <table:table-cell office:value-type="float" office:value="0.1237617" calcext:value-type="float">
            <text:p>0.1237617</text:p>
          </table:table-cell>
          <table:table-cell office:value-type="float" office:value="0.2810772" calcext:value-type="float">
            <text:p>0.2810772</text:p>
          </table:table-cell>
          <table:table-cell office:value-type="float" office:value="0.2843887" calcext:value-type="float">
            <text:p>0.2843887</text:p>
          </table:table-cell>
          <table:table-cell office:value-type="float" office:value="0.2886927" calcext:value-type="float">
            <text:p>0.2886927</text:p>
          </table:table-cell>
          <table:table-cell office:value-type="float" office:value="0.2922383" calcext:value-type="float">
            <text:p>0.2922383</text:p>
          </table:table-cell>
          <table:table-cell office:value-type="float" office:value="0.2952059" calcext:value-type="float">
            <text:p>0.2952059</text:p>
          </table:table-cell>
          <table:table-cell office:value-type="float" office:value="0.3463671" calcext:value-type="float">
            <text:p>0.3463671</text:p>
          </table:table-cell>
          <table:table-cell office:value-type="float" office:value="0.3605568" calcext:value-type="float">
            <text:p>0.3605568</text:p>
          </table:table-cell>
          <table:table-cell office:value-type="float" office:value="0.3876225" calcext:value-type="float">
            <text:p>0.3876225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739E-015" calcext:value-type="float">
            <text:p>1.949739E-15</text:p>
          </table:table-cell>
          <table:table-cell office:value-type="float" office:value="1.892568E-015" calcext:value-type="float">
            <text:p>1.892568E-15</text:p>
          </table:table-cell>
          <table:table-cell office:value-type="float" office:value="9.297017E-016" calcext:value-type="float">
            <text:p>9.297017E-16</text:p>
          </table:table-cell>
          <table:table-cell office:value-type="float" office:value="9.730865E-016" calcext:value-type="float">
            <text:p>9.730865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569045" calcext:value-type="float">
            <text:p>-4.569045</text:p>
          </table:table-cell>
          <table:table-cell office:value-type="float" office:value="-0.0299674" calcext:value-type="float">
            <text:p>-0.0299674</text:p>
          </table:table-cell>
          <table:table-cell office:value-type="float" office:value="-0.02762283" calcext:value-type="float">
            <text:p>-0.02762283</text:p>
          </table:table-cell>
          <table:table-cell office:value-type="float" office:value="-0.02489755" calcext:value-type="float">
            <text:p>-0.02489755</text:p>
          </table:table-cell>
          <table:table-cell office:value-type="float" office:value="-0.02288258" calcext:value-type="float">
            <text:p>-0.02288258</text:p>
          </table:table-cell>
          <table:table-cell office:value-type="float" office:value="-0.02133325" calcext:value-type="float">
            <text:p>-0.02133325</text:p>
          </table:table-cell>
          <table:table-cell office:value-type="float" office:value="-0.01878655" calcext:value-type="float">
            <text:p>-0.01878655</text:p>
          </table:table-cell>
          <table:table-cell office:value-type="float" office:value="-0.01409825" calcext:value-type="float">
            <text:p>-0.01409825</text:p>
          </table:table-cell>
          <table:table-cell office:value-type="float" office:value="-0.007052122" calcext:value-type="float">
            <text:p>-0.007052122</text:p>
          </table:table-cell>
          <table:table-cell office:value-type="float" office:value="-0.003763456" calcext:value-type="float">
            <text:p>-0.003763456</text:p>
          </table:table-cell>
          <table:table-cell office:value-type="float" office:value="732.9185" calcext:value-type="float">
            <text:p>732.9185</text:p>
          </table:table-cell>
          <table:table-cell office:value-type="float" office:value="0" calcext:value-type="float">
            <text:p>0</text:p>
          </table:table-cell>
          <table:table-cell office:value-type="float" office:value="-10.22095" calcext:value-type="float">
            <text:p>-10.22095</text:p>
          </table:table-cell>
          <table:table-cell office:value-type="float" office:value="0.02598174" calcext:value-type="float">
            <text:p>0.0259817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88.39996" calcext:value-type="float">
            <text:p>88.39996</text:p>
          </table:table-cell>
          <table:table-cell office:value-type="float" office:value="39.15094" calcext:value-type="float">
            <text:p>39.15094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2.83" calcext:value-type="float">
            <text:p>1252.83</text:p>
          </table:table-cell>
          <table:table-cell office:value-type="float" office:value="80.9745" calcext:value-type="float">
            <text:p>80.9745</text:p>
          </table:table-cell>
          <table:table-cell office:value-type="float" office:value="0" calcext:value-type="float">
            <text:p>0</text:p>
          </table:table-cell>
          <table:table-cell office:value-type="float" office:value="0.1155914" calcext:value-type="float">
            <text:p>0.1155914</text:p>
          </table:table-cell>
          <table:table-cell office:value-type="float" office:value="0.2801045" calcext:value-type="float">
            <text:p>0.2801045</text:p>
          </table:table-cell>
          <table:table-cell office:value-type="float" office:value="0.2833847" calcext:value-type="float">
            <text:p>0.2833847</text:p>
          </table:table-cell>
          <table:table-cell office:value-type="float" office:value="0.2881055" calcext:value-type="float">
            <text:p>0.2881055</text:p>
          </table:table-cell>
          <table:table-cell office:value-type="float" office:value="0.2918768" calcext:value-type="float">
            <text:p>0.2918768</text:p>
          </table:table-cell>
          <table:table-cell office:value-type="float" office:value="0.2949831" calcext:value-type="float">
            <text:p>0.2949831</text:p>
          </table:table-cell>
          <table:table-cell office:value-type="float" office:value="0.3462019" calcext:value-type="float">
            <text:p>0.3462019</text:p>
          </table:table-cell>
          <table:table-cell office:value-type="float" office:value="0.3603607" calcext:value-type="float">
            <text:p>0.3603607</text:p>
          </table:table-cell>
          <table:table-cell office:value-type="float" office:value="0.3876195" calcext:value-type="float">
            <text:p>0.3876195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805E-015" calcext:value-type="float">
            <text:p>1.949805E-15</text:p>
          </table:table-cell>
          <table:table-cell office:value-type="float" office:value="1.892534E-015" calcext:value-type="float">
            <text:p>1.892534E-15</text:p>
          </table:table-cell>
          <table:table-cell office:value-type="float" office:value="9.296988E-016" calcext:value-type="float">
            <text:p>9.296988E-16</text:p>
          </table:table-cell>
          <table:table-cell office:value-type="float" office:value="9.730831E-016" calcext:value-type="float">
            <text:p>9.730831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924394" calcext:value-type="float">
            <text:p>-6.924394</text:p>
          </table:table-cell>
          <table:table-cell office:value-type="float" office:value="-0.03071973" calcext:value-type="float">
            <text:p>-0.03071973</text:p>
          </table:table-cell>
          <table:table-cell office:value-type="float" office:value="-0.02831445" calcext:value-type="float">
            <text:p>-0.02831445</text:p>
          </table:table-cell>
          <table:table-cell office:value-type="float" office:value="-0.02525353" calcext:value-type="float">
            <text:p>-0.02525353</text:p>
          </table:table-cell>
          <table:table-cell office:value-type="float" office:value="-0.02307913" calcext:value-type="float">
            <text:p>-0.02307913</text:p>
          </table:table-cell>
          <table:table-cell office:value-type="float" office:value="-0.02144422" calcext:value-type="float">
            <text:p>-0.02144422</text:p>
          </table:table-cell>
          <table:table-cell office:value-type="float" office:value="-0.01887303" calcext:value-type="float">
            <text:p>-0.01887303</text:p>
          </table:table-cell>
          <table:table-cell office:value-type="float" office:value="-0.01417229" calcext:value-type="float">
            <text:p>-0.01417229</text:p>
          </table:table-cell>
          <table:table-cell office:value-type="float" office:value="-0.007052633" calcext:value-type="float">
            <text:p>-0.007052633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736.421" calcext:value-type="float">
            <text:p>736.421</text:p>
          </table:table-cell>
          <table:table-cell office:value-type="float" office:value="0" calcext:value-type="float">
            <text:p>0</text:p>
          </table:table-cell>
          <table:table-cell office:value-type="float" office:value="-18.62796" calcext:value-type="float">
            <text:p>-18.62796</text:p>
          </table:table-cell>
          <table:table-cell office:value-type="float" office:value="0.02598141" calcext:value-type="float">
            <text:p>0.02598141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88.99994" calcext:value-type="float">
            <text:p>88.99994</text:p>
          </table:table-cell>
          <table:table-cell office:value-type="float" office:value="39.67324" calcext:value-type="float">
            <text:p>39.67324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2.996" calcext:value-type="float">
            <text:p>1252.996</text:p>
          </table:table-cell>
          <table:table-cell office:value-type="float" office:value="80.88537" calcext:value-type="float">
            <text:p>80.88537</text:p>
          </table:table-cell>
          <table:table-cell office:value-type="float" office:value="0" calcext:value-type="float">
            <text:p>0</text:p>
          </table:table-cell>
          <table:table-cell office:value-type="float" office:value="0.1233703" calcext:value-type="float">
            <text:p>0.1233703</text:p>
          </table:table-cell>
          <table:table-cell office:value-type="float" office:value="0.2797778" calcext:value-type="float">
            <text:p>0.2797778</text:p>
          </table:table-cell>
          <table:table-cell office:value-type="float" office:value="0.2831782" calcext:value-type="float">
            <text:p>0.2831782</text:p>
          </table:table-cell>
          <table:table-cell office:value-type="float" office:value="0.2877078" calcext:value-type="float">
            <text:p>0.2877078</text:p>
          </table:table-cell>
          <table:table-cell office:value-type="float" office:value="0.2915018" calcext:value-type="float">
            <text:p>0.2915018</text:p>
          </table:table-cell>
          <table:table-cell office:value-type="float" office:value="0.2946625" calcext:value-type="float">
            <text:p>0.2946625</text:p>
          </table:table-cell>
          <table:table-cell office:value-type="float" office:value="0.3460045" calcext:value-type="float">
            <text:p>0.3460045</text:p>
          </table:table-cell>
          <table:table-cell office:value-type="float" office:value="0.3602019" calcext:value-type="float">
            <text:p>0.3602019</text:p>
          </table:table-cell>
          <table:table-cell office:value-type="float" office:value="0.3876082" calcext:value-type="float">
            <text:p>0.3876082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878E-015" calcext:value-type="float">
            <text:p>1.949878E-15</text:p>
          </table:table-cell>
          <table:table-cell office:value-type="float" office:value="1.8925E-015" calcext:value-type="float">
            <text:p>1.8925E-15</text:p>
          </table:table-cell>
          <table:table-cell office:value-type="float" office:value="9.296988E-016" calcext:value-type="float">
            <text:p>9.296988E-16</text:p>
          </table:table-cell>
          <table:table-cell office:value-type="float" office:value="9.730767E-016" calcext:value-type="float">
            <text:p>9.73076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729507" calcext:value-type="float">
            <text:p>-4.729507</text:p>
          </table:table-cell>
          <table:table-cell office:value-type="float" office:value="-0.03092427" calcext:value-type="float">
            <text:p>-0.03092427</text:p>
          </table:table-cell>
          <table:table-cell office:value-type="float" office:value="-0.02845552" calcext:value-type="float">
            <text:p>-0.02845552</text:p>
          </table:table-cell>
          <table:table-cell office:value-type="float" office:value="-0.02549787" calcext:value-type="float">
            <text:p>-0.02549787</text:p>
          </table:table-cell>
          <table:table-cell office:value-type="float" office:value="-0.02328589" calcext:value-type="float">
            <text:p>-0.02328589</text:p>
          </table:table-cell>
          <table:table-cell office:value-type="float" office:value="-0.02160624" calcext:value-type="float">
            <text:p>-0.02160624</text:p>
          </table:table-cell>
          <table:table-cell office:value-type="float" office:value="-0.01897683" calcext:value-type="float">
            <text:p>-0.01897683</text:p>
          </table:table-cell>
          <table:table-cell office:value-type="float" office:value="-0.01423251" calcext:value-type="float">
            <text:p>-0.01423251</text:p>
          </table:table-cell>
          <table:table-cell office:value-type="float" office:value="-0.00705459" calcext:value-type="float">
            <text:p>-0.00705459</text:p>
          </table:table-cell>
          <table:table-cell office:value-type="float" office:value="-0.003763437" calcext:value-type="float">
            <text:p>-0.003763437</text:p>
          </table:table-cell>
          <table:table-cell office:value-type="float" office:value="739.9202" calcext:value-type="float">
            <text:p>739.9202</text:p>
          </table:table-cell>
          <table:table-cell office:value-type="float" office:value="0" calcext:value-type="float">
            <text:p>0</text:p>
          </table:table-cell>
          <table:table-cell office:value-type="float" office:value="-4.672631" calcext:value-type="float">
            <text:p>-4.672631</text:p>
          </table:table-cell>
          <table:table-cell office:value-type="float" office:value="0.02598101" calcext:value-type="float">
            <text:p>0.02598101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88.99994" calcext:value-type="float">
            <text:p>88.99994</text:p>
          </table:table-cell>
          <table:table-cell office:value-type="float" office:value="40.76537" calcext:value-type="float">
            <text:p>40.76537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1.999" calcext:value-type="float">
            <text:p>1251.999</text:p>
          </table:table-cell>
          <table:table-cell office:value-type="float" office:value="80.79001" calcext:value-type="float">
            <text:p>80.79001</text:p>
          </table:table-cell>
          <table:table-cell office:value-type="float" office:value="0" calcext:value-type="float">
            <text:p>0</text:p>
          </table:table-cell>
          <table:table-cell office:value-type="float" office:value="0.1463266" calcext:value-type="float">
            <text:p>0.1463266</text:p>
          </table:table-cell>
          <table:table-cell office:value-type="float" office:value="0.2687879" calcext:value-type="float">
            <text:p>0.2687879</text:p>
          </table:table-cell>
          <table:table-cell office:value-type="float" office:value="0.2754225" calcext:value-type="float">
            <text:p>0.2754225</text:p>
          </table:table-cell>
          <table:table-cell office:value-type="float" office:value="0.2834457" calcext:value-type="float">
            <text:p>0.2834457</text:p>
          </table:table-cell>
          <table:table-cell office:value-type="float" office:value="0.2898024" calcext:value-type="float">
            <text:p>0.2898024</text:p>
          </table:table-cell>
          <table:table-cell office:value-type="float" office:value="0.2939638" calcext:value-type="float">
            <text:p>0.2939638</text:p>
          </table:table-cell>
          <table:table-cell office:value-type="float" office:value="0.34578" calcext:value-type="float">
            <text:p>0.34578</text:p>
          </table:table-cell>
          <table:table-cell office:value-type="float" office:value="0.3600677" calcext:value-type="float">
            <text:p>0.3600677</text:p>
          </table:table-cell>
          <table:table-cell office:value-type="float" office:value="0.3875921" calcext:value-type="float">
            <text:p>0.3875921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619E-015" calcext:value-type="float">
            <text:p>1.947619E-15</text:p>
          </table:table-cell>
          <table:table-cell office:value-type="float" office:value="1.887668E-015" calcext:value-type="float">
            <text:p>1.887668E-15</text:p>
          </table:table-cell>
          <table:table-cell office:value-type="float" office:value="9.382556E-016" calcext:value-type="float">
            <text:p>9.382556E-16</text:p>
          </table:table-cell>
          <table:table-cell office:value-type="float" office:value="9.664176E-016" calcext:value-type="float">
            <text:p>9.664176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38312" calcext:value-type="float">
            <text:p>-1.638312</text:p>
          </table:table-cell>
          <table:table-cell office:value-type="float" office:value="-0.03987573" calcext:value-type="float">
            <text:p>-0.03987573</text:p>
          </table:table-cell>
          <table:table-cell office:value-type="float" office:value="-0.03431309" calcext:value-type="float">
            <text:p>-0.03431309</text:p>
          </table:table-cell>
          <table:table-cell office:value-type="float" office:value="-0.02826909" calcext:value-type="float">
            <text:p>-0.02826909</text:p>
          </table:table-cell>
          <table:table-cell office:value-type="float" office:value="-0.02423932" calcext:value-type="float">
            <text:p>-0.02423932</text:p>
          </table:table-cell>
          <table:table-cell office:value-type="float" office:value="-0.02195978" calcext:value-type="float">
            <text:p>-0.02195978</text:p>
          </table:table-cell>
          <table:table-cell office:value-type="float" office:value="-0.01909561" calcext:value-type="float">
            <text:p>-0.01909561</text:p>
          </table:table-cell>
          <table:table-cell office:value-type="float" office:value="-0.01428359" calcext:value-type="float">
            <text:p>-0.01428359</text:p>
          </table:table-cell>
          <table:table-cell office:value-type="float" office:value="-0.007057386" calcext:value-type="float">
            <text:p>-0.007057386</text:p>
          </table:table-cell>
          <table:table-cell office:value-type="float" office:value="-0.003763444" calcext:value-type="float">
            <text:p>-0.003763444</text:p>
          </table:table-cell>
          <table:table-cell office:value-type="float" office:value="743.4119" calcext:value-type="float">
            <text:p>743.4119</text:p>
          </table:table-cell>
          <table:table-cell office:value-type="float" office:value="0" calcext:value-type="float">
            <text:p>0</text:p>
          </table:table-cell>
          <table:table-cell office:value-type="float" office:value="-3.491293" calcext:value-type="float">
            <text:p>-3.491293</text:p>
          </table:table-cell>
          <table:table-cell office:value-type="float" office:value="0.01264145" calcext:value-type="float">
            <text:p>0.01264145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94.49993" calcext:value-type="float">
            <text:p>94.49993</text:p>
          </table:table-cell>
          <table:table-cell office:value-type="float" office:value="42.68867" calcext:value-type="float">
            <text:p>42.68867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5.672" calcext:value-type="float">
            <text:p>1255.672</text:p>
          </table:table-cell>
          <table:table-cell office:value-type="float" office:value="80.6938" calcext:value-type="float">
            <text:p>80.6938</text:p>
          </table:table-cell>
          <table:table-cell office:value-type="float" office:value="0" calcext:value-type="float">
            <text:p>0</text:p>
          </table:table-cell>
          <table:table-cell office:value-type="float" office:value="0.3183762" calcext:value-type="float">
            <text:p>0.3183762</text:p>
          </table:table-cell>
          <table:table-cell office:value-type="float" office:value="0.3169831" calcext:value-type="float">
            <text:p>0.3169831</text:p>
          </table:table-cell>
          <table:table-cell office:value-type="float" office:value="0.2843906" calcext:value-type="float">
            <text:p>0.2843906</text:p>
          </table:table-cell>
          <table:table-cell office:value-type="float" office:value="0.2829819" calcext:value-type="float">
            <text:p>0.2829819</text:p>
          </table:table-cell>
          <table:table-cell office:value-type="float" office:value="0.2884437" calcext:value-type="float">
            <text:p>0.2884437</text:p>
          </table:table-cell>
          <table:table-cell office:value-type="float" office:value="0.29307" calcext:value-type="float">
            <text:p>0.29307</text:p>
          </table:table-cell>
          <table:table-cell office:value-type="float" office:value="0.3459144" calcext:value-type="float">
            <text:p>0.3459144</text:p>
          </table:table-cell>
          <table:table-cell office:value-type="float" office:value="0.3599581" calcext:value-type="float">
            <text:p>0.3599581</text:p>
          </table:table-cell>
          <table:table-cell office:value-type="float" office:value="0.3875731" calcext:value-type="float">
            <text:p>0.3875731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74E-015" calcext:value-type="float">
            <text:p>1.94674E-15</text:p>
          </table:table-cell>
          <table:table-cell office:value-type="float" office:value="1.886204E-015" calcext:value-type="float">
            <text:p>1.886204E-15</text:p>
          </table:table-cell>
          <table:table-cell office:value-type="float" office:value="9.388738E-016" calcext:value-type="float">
            <text:p>9.388738E-16</text:p>
          </table:table-cell>
          <table:table-cell office:value-type="float" office:value="9.664118E-016" calcext:value-type="float">
            <text:p>9.664118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34514" calcext:value-type="float">
            <text:p>-0.01234514</text:p>
          </table:table-cell>
          <table:table-cell office:value-type="float" office:value="-0.01262832" calcext:value-type="float">
            <text:p>-0.01262832</text:p>
          </table:table-cell>
          <table:table-cell office:value-type="float" office:value="-0.02795862" calcext:value-type="float">
            <text:p>-0.02795862</text:p>
          </table:table-cell>
          <table:table-cell office:value-type="float" office:value="-0.02864469" calcext:value-type="float">
            <text:p>-0.02864469</text:p>
          </table:table-cell>
          <table:table-cell office:value-type="float" office:value="-0.02505057" calcext:value-type="float">
            <text:p>-0.02505057</text:p>
          </table:table-cell>
          <table:table-cell office:value-type="float" office:value="-0.0224314" calcext:value-type="float">
            <text:p>-0.0224314</text:p>
          </table:table-cell>
          <table:table-cell office:value-type="float" office:value="-0.01902136" calcext:value-type="float">
            <text:p>-0.01902136</text:p>
          </table:table-cell>
          <table:table-cell office:value-type="float" office:value="-0.01432561" calcext:value-type="float">
            <text:p>-0.01432561</text:p>
          </table:table-cell>
          <table:table-cell office:value-type="float" office:value="-0.007060715" calcext:value-type="float">
            <text:p>-0.007060715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746.9023" calcext:value-type="float">
            <text:p>746.9023</text:p>
          </table:table-cell>
          <table:table-cell office:value-type="float" office:value="0" calcext:value-type="float">
            <text:p>0</text:p>
          </table:table-cell>
          <table:table-cell office:value-type="float" office:value="-0.01244004" calcext:value-type="float">
            <text:p>-0.01244004</text:p>
          </table:table-cell>
          <table:table-cell office:value-type="float" office:value="0.009973207" calcext:value-type="float">
            <text:p>0.00997320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94.49993" calcext:value-type="float">
            <text:p>94.49993</text:p>
          </table:table-cell>
          <table:table-cell office:value-type="float" office:value="46.29611" calcext:value-type="float">
            <text:p>46.29611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2.168" calcext:value-type="float">
            <text:p>1252.168</text:p>
          </table:table-cell>
          <table:table-cell office:value-type="float" office:value="80.59049" calcext:value-type="float">
            <text:p>80.59049</text:p>
          </table:table-cell>
          <table:table-cell office:value-type="float" office:value="0" calcext:value-type="float">
            <text:p>0</text:p>
          </table:table-cell>
          <table:table-cell office:value-type="float" office:value="0.1111984" calcext:value-type="float">
            <text:p>0.1111984</text:p>
          </table:table-cell>
          <table:table-cell office:value-type="float" office:value="0.2810009" calcext:value-type="float">
            <text:p>0.2810009</text:p>
          </table:table-cell>
          <table:table-cell office:value-type="float" office:value="0.2841225" calcext:value-type="float">
            <text:p>0.2841225</text:p>
          </table:table-cell>
          <table:table-cell office:value-type="float" office:value="0.2874994" calcext:value-type="float">
            <text:p>0.2874994</text:p>
          </table:table-cell>
          <table:table-cell office:value-type="float" office:value="0.2899901" calcext:value-type="float">
            <text:p>0.2899901</text:p>
          </table:table-cell>
          <table:table-cell office:value-type="float" office:value="0.293036" calcext:value-type="float">
            <text:p>0.293036</text:p>
          </table:table-cell>
          <table:table-cell office:value-type="float" office:value="0.3453044" calcext:value-type="float">
            <text:p>0.3453044</text:p>
          </table:table-cell>
          <table:table-cell office:value-type="float" office:value="0.3598607" calcext:value-type="float">
            <text:p>0.3598607</text:p>
          </table:table-cell>
          <table:table-cell office:value-type="float" office:value="0.3875535" calcext:value-type="float">
            <text:p>0.3875535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81E-015" calcext:value-type="float">
            <text:p>1.94681E-15</text:p>
          </table:table-cell>
          <table:table-cell office:value-type="float" office:value="1.886173E-015" calcext:value-type="float">
            <text:p>1.886173E-15</text:p>
          </table:table-cell>
          <table:table-cell office:value-type="float" office:value="9.388724E-016" calcext:value-type="float">
            <text:p>9.388724E-16</text:p>
          </table:table-cell>
          <table:table-cell office:value-type="float" office:value="9.664064E-016" calcext:value-type="float">
            <text:p>9.664064E-16</text:p>
          </table:table-cell>
          <table:table-cell office:value-type="float" office:value="9.69438E-016" calcext:value-type="float">
            <text:p>9.6943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682589" calcext:value-type="float">
            <text:p>-8.682589</text:p>
          </table:table-cell>
          <table:table-cell office:value-type="float" office:value="-0.03006841" calcext:value-type="float">
            <text:p>-0.03006841</text:p>
          </table:table-cell>
          <table:table-cell office:value-type="float" office:value="-0.02778216" calcext:value-type="float">
            <text:p>-0.02778216</text:p>
          </table:table-cell>
          <table:table-cell office:value-type="float" office:value="-0.02561241" calcext:value-type="float">
            <text:p>-0.02561241</text:p>
          </table:table-cell>
          <table:table-cell office:value-type="float" office:value="-0.02414713" calcext:value-type="float">
            <text:p>-0.02414713</text:p>
          </table:table-cell>
          <table:table-cell office:value-type="float" office:value="-0.02245564" calcext:value-type="float">
            <text:p>-0.02245564</text:p>
          </table:table-cell>
          <table:table-cell office:value-type="float" office:value="-0.0193499" calcext:value-type="float">
            <text:p>-0.0193499</text:p>
          </table:table-cell>
          <table:table-cell office:value-type="float" office:value="-0.01436279" calcext:value-type="float">
            <text:p>-0.01436279</text:p>
          </table:table-cell>
          <table:table-cell office:value-type="float" office:value="-0.007064117" calcext:value-type="float">
            <text:p>-0.007064117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750.3901" calcext:value-type="float">
            <text:p>750.3901</text:p>
          </table:table-cell>
          <table:table-cell office:value-type="float" office:value="0" calcext:value-type="float">
            <text:p>0</text:p>
          </table:table-cell>
          <table:table-cell office:value-type="float" office:value="-16.75768" calcext:value-type="float">
            <text:p>-16.75768</text:p>
          </table:table-cell>
          <table:table-cell office:value-type="float" office:value="0.009972999" calcext:value-type="float">
            <text:p>0.00997299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94.49993" calcext:value-type="float">
            <text:p>94.49993</text:p>
          </table:table-cell>
          <table:table-cell office:value-type="float" office:value="46.88318" calcext:value-type="float">
            <text:p>46.88318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1.69" calcext:value-type="float">
            <text:p>1251.69</text:p>
          </table:table-cell>
          <table:table-cell office:value-type="float" office:value="80.48063" calcext:value-type="float">
            <text:p>80.48063</text:p>
          </table:table-cell>
          <table:table-cell office:value-type="float" office:value="0" calcext:value-type="float">
            <text:p>0</text:p>
          </table:table-cell>
          <table:table-cell office:value-type="float" office:value="0.06509335" calcext:value-type="float">
            <text:p>0.06509335</text:p>
          </table:table-cell>
          <table:table-cell office:value-type="float" office:value="0.2839814" calcext:value-type="float">
            <text:p>0.2839814</text:p>
          </table:table-cell>
          <table:table-cell office:value-type="float" office:value="0.2847306" calcext:value-type="float">
            <text:p>0.2847306</text:p>
          </table:table-cell>
          <table:table-cell office:value-type="float" office:value="0.2872918" calcext:value-type="float">
            <text:p>0.2872918</text:p>
          </table:table-cell>
          <table:table-cell office:value-type="float" office:value="0.2902635" calcext:value-type="float">
            <text:p>0.2902635</text:p>
          </table:table-cell>
          <table:table-cell office:value-type="float" office:value="0.2933113" calcext:value-type="float">
            <text:p>0.2933113</text:p>
          </table:table-cell>
          <table:table-cell office:value-type="float" office:value="0.3450878" calcext:value-type="float">
            <text:p>0.3450878</text:p>
          </table:table-cell>
          <table:table-cell office:value-type="float" office:value="0.3597561" calcext:value-type="float">
            <text:p>0.3597561</text:p>
          </table:table-cell>
          <table:table-cell office:value-type="float" office:value="0.3875321" calcext:value-type="float">
            <text:p>0.3875321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878E-015" calcext:value-type="float">
            <text:p>1.946878E-15</text:p>
          </table:table-cell>
          <table:table-cell office:value-type="float" office:value="1.886142E-015" calcext:value-type="float">
            <text:p>1.886142E-15</text:p>
          </table:table-cell>
          <table:table-cell office:value-type="float" office:value="9.388711E-016" calcext:value-type="float">
            <text:p>9.388711E-16</text:p>
          </table:table-cell>
          <table:table-cell office:value-type="float" office:value="9.664007E-016" calcext:value-type="float">
            <text:p>9.664007E-16</text:p>
          </table:table-cell>
          <table:table-cell office:value-type="float" office:value="9.694378E-016" calcext:value-type="float">
            <text:p>9.69437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6.8484" calcext:value-type="float">
            <text:p>-236.8484</text:p>
          </table:table-cell>
          <table:table-cell office:value-type="float" office:value="-0.02790472" calcext:value-type="float">
            <text:p>-0.02790472</text:p>
          </table:table-cell>
          <table:table-cell office:value-type="float" office:value="-0.02739601" calcext:value-type="float">
            <text:p>-0.02739601</text:p>
          </table:table-cell>
          <table:table-cell office:value-type="float" office:value="-0.02575106" calcext:value-type="float">
            <text:p>-0.02575106</text:p>
          </table:table-cell>
          <table:table-cell office:value-type="float" office:value="-0.02398624" calcext:value-type="float">
            <text:p>-0.02398624</text:p>
          </table:table-cell>
          <table:table-cell office:value-type="float" office:value="-0.0223082" calcext:value-type="float">
            <text:p>-0.0223082</text:p>
          </table:table-cell>
          <table:table-cell office:value-type="float" office:value="-0.01946878" calcext:value-type="float">
            <text:p>-0.01946878</text:p>
          </table:table-cell>
          <table:table-cell office:value-type="float" office:value="-0.01440294" calcext:value-type="float">
            <text:p>-0.01440294</text:p>
          </table:table-cell>
          <table:table-cell office:value-type="float" office:value="-0.007067867" calcext:value-type="float">
            <text:p>-0.007067867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753.8719" calcext:value-type="float">
            <text:p>753.8719</text:p>
          </table:table-cell>
          <table:table-cell office:value-type="float" office:value="0" calcext:value-type="float">
            <text:p>0</text:p>
          </table:table-cell>
          <table:table-cell office:value-type="float" office:value="-85.015" calcext:value-type="float">
            <text:p>-85.015</text:p>
          </table:table-cell>
          <table:table-cell office:value-type="float" office:value="0.009972602" calcext:value-type="float">
            <text:p>0.00997260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94.49993" calcext:value-type="float">
            <text:p>94.49993</text:p>
          </table:table-cell>
          <table:table-cell office:value-type="float" office:value="46.87077" calcext:value-type="float">
            <text:p>46.87077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1.816" calcext:value-type="float">
            <text:p>1251.816</text:p>
          </table:table-cell>
          <table:table-cell office:value-type="float" office:value="80.3675" calcext:value-type="float">
            <text:p>80.3675</text:p>
          </table:table-cell>
          <table:table-cell office:value-type="float" office:value="0" calcext:value-type="float">
            <text:p>0</text:p>
          </table:table-cell>
          <table:table-cell office:value-type="float" office:value="0.06672865" calcext:value-type="float">
            <text:p>0.06672865</text:p>
          </table:table-cell>
          <table:table-cell office:value-type="float" office:value="0.2852272" calcext:value-type="float">
            <text:p>0.2852272</text:p>
          </table:table-cell>
          <table:table-cell office:value-type="float" office:value="0.2859479" calcext:value-type="float">
            <text:p>0.2859479</text:p>
          </table:table-cell>
          <table:table-cell office:value-type="float" office:value="0.2879858" calcext:value-type="float">
            <text:p>0.2879858</text:p>
          </table:table-cell>
          <table:table-cell office:value-type="float" office:value="0.2906041" calcext:value-type="float">
            <text:p>0.2906041</text:p>
          </table:table-cell>
          <table:table-cell office:value-type="float" office:value="0.293478" calcext:value-type="float">
            <text:p>0.293478</text:p>
          </table:table-cell>
          <table:table-cell office:value-type="float" office:value="0.3450294" calcext:value-type="float">
            <text:p>0.3450294</text:p>
          </table:table-cell>
          <table:table-cell office:value-type="float" office:value="0.3596687" calcext:value-type="float">
            <text:p>0.3596687</text:p>
          </table:table-cell>
          <table:table-cell office:value-type="float" office:value="0.3875106" calcext:value-type="float">
            <text:p>0.3875106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955E-015" calcext:value-type="float">
            <text:p>1.946955E-15</text:p>
          </table:table-cell>
          <table:table-cell office:value-type="float" office:value="1.886106E-015" calcext:value-type="float">
            <text:p>1.886106E-15</text:p>
          </table:table-cell>
          <table:table-cell office:value-type="float" office:value="9.3887E-016" calcext:value-type="float">
            <text:p>9.3887E-16</text:p>
          </table:table-cell>
          <table:table-cell office:value-type="float" office:value="9.663951E-016" calcext:value-type="float">
            <text:p>9.663951E-16</text:p>
          </table:table-cell>
          <table:table-cell office:value-type="float" office:value="9.694369E-016" calcext:value-type="float">
            <text:p>9.69436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3.2527" calcext:value-type="float">
            <text:p>-203.2527</text:p>
          </table:table-cell>
          <table:table-cell office:value-type="float" office:value="-0.02705993" calcext:value-type="float">
            <text:p>-0.02705993</text:p>
          </table:table-cell>
          <table:table-cell office:value-type="float" office:value="-0.02659104" calcext:value-type="float">
            <text:p>-0.02659104</text:p>
          </table:table-cell>
          <table:table-cell office:value-type="float" office:value="-0.02532471" calcext:value-type="float">
            <text:p>-0.02532471</text:p>
          </table:table-cell>
          <table:table-cell office:value-type="float" office:value="-0.02379351" calcext:value-type="float">
            <text:p>-0.02379351</text:p>
          </table:table-cell>
          <table:table-cell office:value-type="float" office:value="-0.02222106" calcext:value-type="float">
            <text:p>-0.02222106</text:p>
          </table:table-cell>
          <table:table-cell office:value-type="float" office:value="-0.01950116" calcext:value-type="float">
            <text:p>-0.01950116</text:p>
          </table:table-cell>
          <table:table-cell office:value-type="float" office:value="-0.01443668" calcext:value-type="float">
            <text:p>-0.01443668</text:p>
          </table:table-cell>
          <table:table-cell office:value-type="float" office:value="-0.007071618" calcext:value-type="float">
            <text:p>-0.007071618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757.3509" calcext:value-type="float">
            <text:p>757.3509</text:p>
          </table:table-cell>
          <table:table-cell office:value-type="float" office:value="0" calcext:value-type="float">
            <text:p>0</text:p>
          </table:table-cell>
          <table:table-cell office:value-type="float" office:value="-86.81964" calcext:value-type="float">
            <text:p>-86.81964</text:p>
          </table:table-cell>
          <table:table-cell office:value-type="float" office:value="0.009972164" calcext:value-type="float">
            <text:p>0.00997216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94.69991" calcext:value-type="float">
            <text:p>94.69991</text:p>
          </table:table-cell>
          <table:table-cell office:value-type="float" office:value="47.05353" calcext:value-type="float">
            <text:p>47.05353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1.95" calcext:value-type="float">
            <text:p>1251.95</text:p>
          </table:table-cell>
          <table:table-cell office:value-type="float" office:value="80.25052" calcext:value-type="float">
            <text:p>80.25052</text:p>
          </table:table-cell>
          <table:table-cell office:value-type="float" office:value="0" calcext:value-type="float">
            <text:p>0</text:p>
          </table:table-cell>
          <table:table-cell office:value-type="float" office:value="0.06908816" calcext:value-type="float">
            <text:p>0.06908816</text:p>
          </table:table-cell>
          <table:table-cell office:value-type="float" office:value="0.2860458" calcext:value-type="float">
            <text:p>0.2860458</text:p>
          </table:table-cell>
          <table:table-cell office:value-type="float" office:value="0.2867741" calcext:value-type="float">
            <text:p>0.2867741</text:p>
          </table:table-cell>
          <table:table-cell office:value-type="float" office:value="0.2886614" calcext:value-type="float">
            <text:p>0.2886614</text:p>
          </table:table-cell>
          <table:table-cell office:value-type="float" office:value="0.2910635" calcext:value-type="float">
            <text:p>0.2910635</text:p>
          </table:table-cell>
          <table:table-cell office:value-type="float" office:value="0.2937592" calcext:value-type="float">
            <text:p>0.2937592</text:p>
          </table:table-cell>
          <table:table-cell office:value-type="float" office:value="0.3450664" calcext:value-type="float">
            <text:p>0.3450664</text:p>
          </table:table-cell>
          <table:table-cell office:value-type="float" office:value="0.3596039" calcext:value-type="float">
            <text:p>0.3596039</text:p>
          </table:table-cell>
          <table:table-cell office:value-type="float" office:value="0.3874901" calcext:value-type="float">
            <text:p>0.3874901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034E-015" calcext:value-type="float">
            <text:p>1.947034E-15</text:p>
          </table:table-cell>
          <table:table-cell office:value-type="float" office:value="1.88607E-015" calcext:value-type="float">
            <text:p>1.88607E-15</text:p>
          </table:table-cell>
          <table:table-cell office:value-type="float" office:value="9.38869E-016" calcext:value-type="float">
            <text:p>9.38869E-16</text:p>
          </table:table-cell>
          <table:table-cell office:value-type="float" office:value="9.663903E-016" calcext:value-type="float">
            <text:p>9.663903E-16</text:p>
          </table:table-cell>
          <table:table-cell office:value-type="float" office:value="9.694351E-016" calcext:value-type="float">
            <text:p>9.69435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012" calcext:value-type="float">
            <text:p>-163.9012</text:p>
          </table:table-cell>
          <table:table-cell office:value-type="float" office:value="-0.02652616" calcext:value-type="float">
            <text:p>-0.02652616</text:p>
          </table:table-cell>
          <table:table-cell office:value-type="float" office:value="-0.02606139" calcext:value-type="float">
            <text:p>-0.02606139</text:p>
          </table:table-cell>
          <table:table-cell office:value-type="float" office:value="-0.0249156" calcext:value-type="float">
            <text:p>-0.0249156</text:p>
          </table:table-cell>
          <table:table-cell office:value-type="float" office:value="-0.02353471" calcext:value-type="float">
            <text:p>-0.02353471</text:p>
          </table:table-cell>
          <table:table-cell office:value-type="float" office:value="-0.02207456" calcext:value-type="float">
            <text:p>-0.02207456</text:p>
          </table:table-cell>
          <table:table-cell office:value-type="float" office:value="-0.0194815" calcext:value-type="float">
            <text:p>-0.0194815</text:p>
          </table:table-cell>
          <table:table-cell office:value-type="float" office:value="-0.01446174" calcext:value-type="float">
            <text:p>-0.01446174</text:p>
          </table:table-cell>
          <table:table-cell office:value-type="float" office:value="-0.007075214" calcext:value-type="float">
            <text:p>-0.007075214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760.8299" calcext:value-type="float">
            <text:p>760.8299</text:p>
          </table:table-cell>
          <table:table-cell office:value-type="float" office:value="0" calcext:value-type="float">
            <text:p>0</text:p>
          </table:table-cell>
          <table:table-cell office:value-type="float" office:value="-82.31355" calcext:value-type="float">
            <text:p>-82.31355</text:p>
          </table:table-cell>
          <table:table-cell office:value-type="float" office:value="0.009971703" calcext:value-type="float">
            <text:p>0.00997170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94.69991" calcext:value-type="float">
            <text:p>94.69991</text:p>
          </table:table-cell>
          <table:table-cell office:value-type="float" office:value="47.05983" calcext:value-type="float">
            <text:p>47.05983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2.063" calcext:value-type="float">
            <text:p>1252.063</text:p>
          </table:table-cell>
          <table:table-cell office:value-type="float" office:value="80.13074" calcext:value-type="float">
            <text:p>80.13074</text:p>
          </table:table-cell>
          <table:table-cell office:value-type="float" office:value="0" calcext:value-type="float">
            <text:p>0</text:p>
          </table:table-cell>
          <table:table-cell office:value-type="float" office:value="0.06887348" calcext:value-type="float">
            <text:p>0.06887348</text:p>
          </table:table-cell>
          <table:table-cell office:value-type="float" office:value="0.2868473" calcext:value-type="float">
            <text:p>0.2868473</text:p>
          </table:table-cell>
          <table:table-cell office:value-type="float" office:value="0.2875699" calcext:value-type="float">
            <text:p>0.2875699</text:p>
          </table:table-cell>
          <table:table-cell office:value-type="float" office:value="0.289308" calcext:value-type="float">
            <text:p>0.289308</text:p>
          </table:table-cell>
          <table:table-cell office:value-type="float" office:value="0.2914739" calcext:value-type="float">
            <text:p>0.2914739</text:p>
          </table:table-cell>
          <table:table-cell office:value-type="float" office:value="0.2940875" calcext:value-type="float">
            <text:p>0.2940875</text:p>
          </table:table-cell>
          <table:table-cell office:value-type="float" office:value="0.3451801" calcext:value-type="float">
            <text:p>0.3451801</text:p>
          </table:table-cell>
          <table:table-cell office:value-type="float" office:value="0.3595641" calcext:value-type="float">
            <text:p>0.3595641</text:p>
          </table:table-cell>
          <table:table-cell office:value-type="float" office:value="0.3874714" calcext:value-type="float">
            <text:p>0.3874714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175E-015" calcext:value-type="float">
            <text:p>1.947175E-15</text:p>
          </table:table-cell>
          <table:table-cell office:value-type="float" office:value="1.886011E-015" calcext:value-type="float">
            <text:p>1.886011E-15</text:p>
          </table:table-cell>
          <table:table-cell office:value-type="float" office:value="9.388637E-016" calcext:value-type="float">
            <text:p>9.388637E-16</text:p>
          </table:table-cell>
          <table:table-cell office:value-type="float" office:value="9.663863E-016" calcext:value-type="float">
            <text:p>9.663863E-16</text:p>
          </table:table-cell>
          <table:table-cell office:value-type="float" office:value="9.694327E-016" calcext:value-type="float">
            <text:p>9.69432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7.8227" calcext:value-type="float">
            <text:p>-167.8227</text:p>
          </table:table-cell>
          <table:table-cell office:value-type="float" office:value="-0.02601365" calcext:value-type="float">
            <text:p>-0.02601365</text:p>
          </table:table-cell>
          <table:table-cell office:value-type="float" office:value="-0.02556363" calcext:value-type="float">
            <text:p>-0.02556363</text:p>
          </table:table-cell>
          <table:table-cell office:value-type="float" office:value="-0.02453165" calcext:value-type="float">
            <text:p>-0.02453165</text:p>
          </table:table-cell>
          <table:table-cell office:value-type="float" office:value="-0.02330576" calcext:value-type="float">
            <text:p>-0.02330576</text:p>
          </table:table-cell>
          <table:table-cell office:value-type="float" office:value="-0.02190428" calcext:value-type="float">
            <text:p>-0.02190428</text:p>
          </table:table-cell>
          <table:table-cell office:value-type="float" office:value="-0.01942011" calcext:value-type="float">
            <text:p>-0.01942011</text:p>
          </table:table-cell>
          <table:table-cell office:value-type="float" office:value="-0.0144773" calcext:value-type="float">
            <text:p>-0.0144773</text:p>
          </table:table-cell>
          <table:table-cell office:value-type="float" office:value="-0.007078494" calcext:value-type="float">
            <text:p>-0.007078494</text:p>
          </table:table-cell>
          <table:table-cell office:value-type="float" office:value="-0.003763446" calcext:value-type="float">
            <text:p>-0.003763446</text:p>
          </table:table-cell>
          <table:table-cell office:value-type="float" office:value="764.3089" calcext:value-type="float">
            <text:p>764.3089</text:p>
          </table:table-cell>
          <table:table-cell office:value-type="float" office:value="0" calcext:value-type="float">
            <text:p>0</text:p>
          </table:table-cell>
          <table:table-cell office:value-type="float" office:value="-82.67415" calcext:value-type="float">
            <text:p>-82.67415</text:p>
          </table:table-cell>
          <table:table-cell office:value-type="float" office:value="0.009970929" calcext:value-type="float">
            <text:p>0.00997092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95.1999" calcext:value-type="float">
            <text:p>95.1999</text:p>
          </table:table-cell>
          <table:table-cell office:value-type="float" office:value="47.48993" calcext:value-type="float">
            <text:p>47.48993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2.253" calcext:value-type="float">
            <text:p>1252.253</text:p>
          </table:table-cell>
          <table:table-cell office:value-type="float" office:value="80.00978" calcext:value-type="float">
            <text:p>80.00978</text:p>
          </table:table-cell>
          <table:table-cell office:value-type="float" office:value="0" calcext:value-type="float">
            <text:p>0</text:p>
          </table:table-cell>
          <table:table-cell office:value-type="float" office:value="0.07483549" calcext:value-type="float">
            <text:p>0.07483549</text:p>
          </table:table-cell>
          <table:table-cell office:value-type="float" office:value="0.2874699" calcext:value-type="float">
            <text:p>0.2874699</text:p>
          </table:table-cell>
          <table:table-cell office:value-type="float" office:value="0.2882321" calcext:value-type="float">
            <text:p>0.2882321</text:p>
          </table:table-cell>
          <table:table-cell office:value-type="float" office:value="0.2899024" calcext:value-type="float">
            <text:p>0.2899024</text:p>
          </table:table-cell>
          <table:table-cell office:value-type="float" office:value="0.2919922" calcext:value-type="float">
            <text:p>0.2919922</text:p>
          </table:table-cell>
          <table:table-cell office:value-type="float" office:value="0.2944138" calcext:value-type="float">
            <text:p>0.2944138</text:p>
          </table:table-cell>
          <table:table-cell office:value-type="float" office:value="0.3452895" calcext:value-type="float">
            <text:p>0.3452895</text:p>
          </table:table-cell>
          <table:table-cell office:value-type="float" office:value="0.3595452" calcext:value-type="float">
            <text:p>0.3595452</text:p>
          </table:table-cell>
          <table:table-cell office:value-type="float" office:value="0.3874555" calcext:value-type="float">
            <text:p>0.3874555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364E-015" calcext:value-type="float">
            <text:p>1.947364E-15</text:p>
          </table:table-cell>
          <table:table-cell office:value-type="float" office:value="1.885936E-015" calcext:value-type="float">
            <text:p>1.885936E-15</text:p>
          </table:table-cell>
          <table:table-cell office:value-type="float" office:value="9.388571E-016" calcext:value-type="float">
            <text:p>9.388571E-16</text:p>
          </table:table-cell>
          <table:table-cell office:value-type="float" office:value="9.663819E-016" calcext:value-type="float">
            <text:p>9.663819E-16</text:p>
          </table:table-cell>
          <table:table-cell office:value-type="float" office:value="9.694285E-016" calcext:value-type="float">
            <text:p>9.69428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409" calcext:value-type="float">
            <text:p>-101.409</text:p>
          </table:table-cell>
          <table:table-cell office:value-type="float" office:value="-0.02562261" calcext:value-type="float">
            <text:p>-0.02562261</text:p>
          </table:table-cell>
          <table:table-cell office:value-type="float" office:value="-0.02515684" calcext:value-type="float">
            <text:p>-0.02515684</text:p>
          </table:table-cell>
          <table:table-cell office:value-type="float" office:value="-0.02418459" calcext:value-type="float">
            <text:p>-0.02418459</text:p>
          </table:table-cell>
          <table:table-cell office:value-type="float" office:value="-0.02302131" calcext:value-type="float">
            <text:p>-0.02302131</text:p>
          </table:table-cell>
          <table:table-cell office:value-type="float" office:value="-0.0217368" calcext:value-type="float">
            <text:p>-0.0217368</text:p>
          </table:table-cell>
          <table:table-cell office:value-type="float" office:value="-0.01936066" calcext:value-type="float">
            <text:p>-0.01936066</text:p>
          </table:table-cell>
          <table:table-cell office:value-type="float" office:value="-0.01448463" calcext:value-type="float">
            <text:p>-0.01448463</text:p>
          </table:table-cell>
          <table:table-cell office:value-type="float" office:value="-0.007081286" calcext:value-type="float">
            <text:p>-0.007081286</text:p>
          </table:table-cell>
          <table:table-cell office:value-type="float" office:value="-0.003763444" calcext:value-type="float">
            <text:p>-0.003763444</text:p>
          </table:table-cell>
          <table:table-cell office:value-type="float" office:value="767.7849" calcext:value-type="float">
            <text:p>767.7849</text:p>
          </table:table-cell>
          <table:table-cell office:value-type="float" office:value="0" calcext:value-type="float">
            <text:p>0</text:p>
          </table:table-cell>
          <table:table-cell office:value-type="float" office:value="-52.18472" calcext:value-type="float">
            <text:p>-52.18472</text:p>
          </table:table-cell>
          <table:table-cell office:value-type="float" office:value="0.00996991" calcext:value-type="float">
            <text:p>0.0099699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95.1999" calcext:value-type="float">
            <text:p>95.1999</text:p>
          </table:table-cell>
          <table:table-cell office:value-type="float" office:value="47.49331" calcext:value-type="float">
            <text:p>47.49331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2.373" calcext:value-type="float">
            <text:p>1252.373</text:p>
          </table:table-cell>
          <table:table-cell office:value-type="float" office:value="79.8866" calcext:value-type="float">
            <text:p>79.8866</text:p>
          </table:table-cell>
          <table:table-cell office:value-type="float" office:value="0" calcext:value-type="float">
            <text:p>0</text:p>
          </table:table-cell>
          <table:table-cell office:value-type="float" office:value="0.07507184" calcext:value-type="float">
            <text:p>0.07507184</text:p>
          </table:table-cell>
          <table:table-cell office:value-type="float" office:value="0.2880804" calcext:value-type="float">
            <text:p>0.2880804</text:p>
          </table:table-cell>
          <table:table-cell office:value-type="float" office:value="0.2888244" calcext:value-type="float">
            <text:p>0.2888244</text:p>
          </table:table-cell>
          <table:table-cell office:value-type="float" office:value="0.2904235" calcext:value-type="float">
            <text:p>0.2904235</text:p>
          </table:table-cell>
          <table:table-cell office:value-type="float" office:value="0.2924738" calcext:value-type="float">
            <text:p>0.2924738</text:p>
          </table:table-cell>
          <table:table-cell office:value-type="float" office:value="0.2947923" calcext:value-type="float">
            <text:p>0.2947923</text:p>
          </table:table-cell>
          <table:table-cell office:value-type="float" office:value="0.3454233" calcext:value-type="float">
            <text:p>0.3454233</text:p>
          </table:table-cell>
          <table:table-cell office:value-type="float" office:value="0.3595405" calcext:value-type="float">
            <text:p>0.3595405</text:p>
          </table:table-cell>
          <table:table-cell office:value-type="float" office:value="0.3874424" calcext:value-type="float">
            <text:p>0.3874424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586E-015" calcext:value-type="float">
            <text:p>1.947586E-15</text:p>
          </table:table-cell>
          <table:table-cell office:value-type="float" office:value="1.885849E-015" calcext:value-type="float">
            <text:p>1.885849E-15</text:p>
          </table:table-cell>
          <table:table-cell office:value-type="float" office:value="9.388504E-016" calcext:value-type="float">
            <text:p>9.388504E-16</text:p>
          </table:table-cell>
          <table:table-cell office:value-type="float" office:value="9.663745E-016" calcext:value-type="float">
            <text:p>9.663745E-16</text:p>
          </table:table-cell>
          <table:table-cell office:value-type="float" office:value="9.694253E-016" calcext:value-type="float">
            <text:p>9.69425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94361" calcext:value-type="float">
            <text:p>-99.94361</text:p>
          </table:table-cell>
          <table:table-cell office:value-type="float" office:value="-0.02524775" calcext:value-type="float">
            <text:p>-0.02524775</text:p>
          </table:table-cell>
          <table:table-cell office:value-type="float" office:value="-0.02480021" calcext:value-type="float">
            <text:p>-0.02480021</text:p>
          </table:table-cell>
          <table:table-cell office:value-type="float" office:value="-0.02388445" calcext:value-type="float">
            <text:p>-0.02388445</text:p>
          </table:table-cell>
          <table:table-cell office:value-type="float" office:value="-0.02275944" calcext:value-type="float">
            <text:p>-0.02275944</text:p>
          </table:table-cell>
          <table:table-cell office:value-type="float" office:value="-0.02154416" calcext:value-type="float">
            <text:p>-0.02154416</text:p>
          </table:table-cell>
          <table:table-cell office:value-type="float" office:value="-0.01928896" calcext:value-type="float">
            <text:p>-0.01928896</text:p>
          </table:table-cell>
          <table:table-cell office:value-type="float" office:value="-0.01448656" calcext:value-type="float">
            <text:p>-0.01448656</text:p>
          </table:table-cell>
          <table:table-cell office:value-type="float" office:value="-0.007083589" calcext:value-type="float">
            <text:p>-0.007083589</text:p>
          </table:table-cell>
          <table:table-cell office:value-type="float" office:value="-0.003763444" calcext:value-type="float">
            <text:p>-0.003763444</text:p>
          </table:table-cell>
          <table:table-cell office:value-type="float" office:value="771.2581" calcext:value-type="float">
            <text:p>771.2581</text:p>
          </table:table-cell>
          <table:table-cell office:value-type="float" office:value="0" calcext:value-type="float">
            <text:p>0</text:p>
          </table:table-cell>
          <table:table-cell office:value-type="float" office:value="-47.08096" calcext:value-type="float">
            <text:p>-47.08096</text:p>
          </table:table-cell>
          <table:table-cell office:value-type="float" office:value="0.009968737" calcext:value-type="float">
            <text:p>0.00996873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100.5999" calcext:value-type="float">
            <text:p>100.5999</text:p>
          </table:table-cell>
          <table:table-cell office:value-type="float" office:value="47.66239" calcext:value-type="float">
            <text:p>47.66239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7.715" calcext:value-type="float">
            <text:p>1257.715</text:p>
          </table:table-cell>
          <table:table-cell office:value-type="float" office:value="79.77564" calcext:value-type="float">
            <text:p>79.77564</text:p>
          </table:table-cell>
          <table:table-cell office:value-type="float" office:value="0" calcext:value-type="float">
            <text:p>0</text:p>
          </table:table-cell>
          <table:table-cell office:value-type="float" office:value="0.3347404" calcext:value-type="float">
            <text:p>0.3347404</text:p>
          </table:table-cell>
          <table:table-cell office:value-type="float" office:value="0.3331838" calcext:value-type="float">
            <text:p>0.3331838</text:p>
          </table:table-cell>
          <table:table-cell office:value-type="float" office:value="0.3027565" calcext:value-type="float">
            <text:p>0.3027565</text:p>
          </table:table-cell>
          <table:table-cell office:value-type="float" office:value="0.2924997" calcext:value-type="float">
            <text:p>0.2924997</text:p>
          </table:table-cell>
          <table:table-cell office:value-type="float" office:value="0.2930191" calcext:value-type="float">
            <text:p>0.2930191</text:p>
          </table:table-cell>
          <table:table-cell office:value-type="float" office:value="0.2951855" calcext:value-type="float">
            <text:p>0.2951855</text:p>
          </table:table-cell>
          <table:table-cell office:value-type="float" office:value="0.3457201" calcext:value-type="float">
            <text:p>0.3457201</text:p>
          </table:table-cell>
          <table:table-cell office:value-type="float" office:value="0.359552" calcext:value-type="float">
            <text:p>0.359552</text:p>
          </table:table-cell>
          <table:table-cell office:value-type="float" office:value="0.3874322" calcext:value-type="float">
            <text:p>0.3874322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769E-015" calcext:value-type="float">
            <text:p>1.947769E-15</text:p>
          </table:table-cell>
          <table:table-cell office:value-type="float" office:value="1.885777E-015" calcext:value-type="float">
            <text:p>1.885777E-15</text:p>
          </table:table-cell>
          <table:table-cell office:value-type="float" office:value="9.388423E-016" calcext:value-type="float">
            <text:p>9.388423E-16</text:p>
          </table:table-cell>
          <table:table-cell office:value-type="float" office:value="9.663704E-016" calcext:value-type="float">
            <text:p>9.663704E-16</text:p>
          </table:table-cell>
          <table:table-cell office:value-type="float" office:value="9.694216E-016" calcext:value-type="float">
            <text:p>9.69421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677377" calcext:value-type="float">
            <text:p>-0.008677377</text:p>
          </table:table-cell>
          <table:table-cell office:value-type="float" office:value="-0.0089285" calcext:value-type="float">
            <text:p>-0.0089285</text:p>
          </table:table-cell>
          <table:table-cell office:value-type="float" office:value="-0.01809627" calcext:value-type="float">
            <text:p>-0.01809627</text:p>
          </table:table-cell>
          <table:table-cell office:value-type="float" office:value="-0.02281377" calcext:value-type="float">
            <text:p>-0.02281377</text:p>
          </table:table-cell>
          <table:table-cell office:value-type="float" office:value="-0.02247681" calcext:value-type="float">
            <text:p>-0.02247681</text:p>
          </table:table-cell>
          <table:table-cell office:value-type="float" office:value="-0.02134704" calcext:value-type="float">
            <text:p>-0.02134704</text:p>
          </table:table-cell>
          <table:table-cell office:value-type="float" office:value="-0.01912972" calcext:value-type="float">
            <text:p>-0.01912972</text:p>
          </table:table-cell>
          <table:table-cell office:value-type="float" office:value="-0.01448215" calcext:value-type="float">
            <text:p>-0.01448215</text:p>
          </table:table-cell>
          <table:table-cell office:value-type="float" office:value="-0.00708538" calcext:value-type="float">
            <text:p>-0.00708538</text:p>
          </table:table-cell>
          <table:table-cell office:value-type="float" office:value="-0.003763446" calcext:value-type="float">
            <text:p>-0.003763446</text:p>
          </table:table-cell>
          <table:table-cell office:value-type="float" office:value="774.7314" calcext:value-type="float">
            <text:p>774.7314</text:p>
          </table:table-cell>
          <table:table-cell office:value-type="float" office:value="0" calcext:value-type="float">
            <text:p>0</text:p>
          </table:table-cell>
          <table:table-cell office:value-type="float" office:value="-0.008741949" calcext:value-type="float">
            <text:p>-0.008741949</text:p>
          </table:table-cell>
          <table:table-cell office:value-type="float" office:value="0.009967773" calcext:value-type="float">
            <text:p>0.00996777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100.5999" calcext:value-type="float">
            <text:p>100.5999</text:p>
          </table:table-cell>
          <table:table-cell office:value-type="float" office:value="51.73996" calcext:value-type="float">
            <text:p>51.73996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3.761" calcext:value-type="float">
            <text:p>1253.761</text:p>
          </table:table-cell>
          <table:table-cell office:value-type="float" office:value="79.65137" calcext:value-type="float">
            <text:p>79.65137</text:p>
          </table:table-cell>
          <table:table-cell office:value-type="float" office:value="0" calcext:value-type="float">
            <text:p>0</text:p>
          </table:table-cell>
          <table:table-cell office:value-type="float" office:value="0.1075449" calcext:value-type="float">
            <text:p>0.1075449</text:p>
          </table:table-cell>
          <table:table-cell office:value-type="float" office:value="0.2920732" calcext:value-type="float">
            <text:p>0.2920732</text:p>
          </table:table-cell>
          <table:table-cell office:value-type="float" office:value="0.2942996" calcext:value-type="float">
            <text:p>0.2942996</text:p>
          </table:table-cell>
          <table:table-cell office:value-type="float" office:value="0.2965232" calcext:value-type="float">
            <text:p>0.2965232</text:p>
          </table:table-cell>
          <table:table-cell office:value-type="float" office:value="0.296704" calcext:value-type="float">
            <text:p>0.296704</text:p>
          </table:table-cell>
          <table:table-cell office:value-type="float" office:value="0.2972095" calcext:value-type="float">
            <text:p>0.2972095</text:p>
          </table:table-cell>
          <table:table-cell office:value-type="float" office:value="0.3461375" calcext:value-type="float">
            <text:p>0.3461375</text:p>
          </table:table-cell>
          <table:table-cell office:value-type="float" office:value="0.359587" calcext:value-type="float">
            <text:p>0.359587</text:p>
          </table:table-cell>
          <table:table-cell office:value-type="float" office:value="0.3874258" calcext:value-type="float">
            <text:p>0.3874258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924E-015" calcext:value-type="float">
            <text:p>1.947924E-15</text:p>
          </table:table-cell>
          <table:table-cell office:value-type="float" office:value="1.885717E-015" calcext:value-type="float">
            <text:p>1.885717E-15</text:p>
          </table:table-cell>
          <table:table-cell office:value-type="float" office:value="9.38835E-016" calcext:value-type="float">
            <text:p>9.38835E-16</text:p>
          </table:table-cell>
          <table:table-cell office:value-type="float" office:value="9.663678E-016" calcext:value-type="float">
            <text:p>9.663678E-16</text:p>
          </table:table-cell>
          <table:table-cell office:value-type="float" office:value="9.694177E-016" calcext:value-type="float">
            <text:p>9.69417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.65449" calcext:value-type="float">
            <text:p>-10.65449</text:p>
          </table:table-cell>
          <table:table-cell office:value-type="float" office:value="-0.02294133" calcext:value-type="float">
            <text:p>-0.02294133</text:p>
          </table:table-cell>
          <table:table-cell office:value-type="float" office:value="-0.02175017" calcext:value-type="float">
            <text:p>-0.02175017</text:p>
          </table:table-cell>
          <table:table-cell office:value-type="float" office:value="-0.02065805" calcext:value-type="float">
            <text:p>-0.02065805</text:p>
          </table:table-cell>
          <table:table-cell office:value-type="float" office:value="-0.0206044" calcext:value-type="float">
            <text:p>-0.0206044</text:p>
          </table:table-cell>
          <table:table-cell office:value-type="float" office:value="-0.02036631" calcext:value-type="float">
            <text:p>-0.02036631</text:p>
          </table:table-cell>
          <table:table-cell office:value-type="float" office:value="-0.01891197" calcext:value-type="float">
            <text:p>-0.01891197</text:p>
          </table:table-cell>
          <table:table-cell office:value-type="float" office:value="-0.01446877" calcext:value-type="float">
            <text:p>-0.01446877</text:p>
          </table:table-cell>
          <table:table-cell office:value-type="float" office:value="-0.007086515" calcext:value-type="float">
            <text:p>-0.007086515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778.2101" calcext:value-type="float">
            <text:p>778.2101</text:p>
          </table:table-cell>
          <table:table-cell office:value-type="float" office:value="0" calcext:value-type="float">
            <text:p>0</text:p>
          </table:table-cell>
          <table:table-cell office:value-type="float" office:value="-19.95997" calcext:value-type="float">
            <text:p>-19.95997</text:p>
          </table:table-cell>
          <table:table-cell office:value-type="float" office:value="0.009967105" calcext:value-type="float">
            <text:p>0.00996710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100.5999" calcext:value-type="float">
            <text:p>100.5999</text:p>
          </table:table-cell>
          <table:table-cell office:value-type="float" office:value="52.25939" calcext:value-type="float">
            <text:p>52.25939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3.364" calcext:value-type="float">
            <text:p>1253.364</text:p>
          </table:table-cell>
          <table:table-cell office:value-type="float" office:value="79.52812" calcext:value-type="float">
            <text:p>79.52812</text:p>
          </table:table-cell>
          <table:table-cell office:value-type="float" office:value="0" calcext:value-type="float">
            <text:p>0</text:p>
          </table:table-cell>
          <table:table-cell office:value-type="float" office:value="0.06645683" calcext:value-type="float">
            <text:p>0.06645683</text:p>
          </table:table-cell>
          <table:table-cell office:value-type="float" office:value="0.2933254" calcext:value-type="float">
            <text:p>0.2933254</text:p>
          </table:table-cell>
          <table:table-cell office:value-type="float" office:value="0.2940432" calcext:value-type="float">
            <text:p>0.2940432</text:p>
          </table:table-cell>
          <table:table-cell office:value-type="float" office:value="0.2953941" calcext:value-type="float">
            <text:p>0.2953941</text:p>
          </table:table-cell>
          <table:table-cell office:value-type="float" office:value="0.2967571" calcext:value-type="float">
            <text:p>0.2967571</text:p>
          </table:table-cell>
          <table:table-cell office:value-type="float" office:value="0.2981962" calcext:value-type="float">
            <text:p>0.2981962</text:p>
          </table:table-cell>
          <table:table-cell office:value-type="float" office:value="0.3468746" calcext:value-type="float">
            <text:p>0.3468746</text:p>
          </table:table-cell>
          <table:table-cell office:value-type="float" office:value="0.3596671" calcext:value-type="float">
            <text:p>0.3596671</text:p>
          </table:table-cell>
          <table:table-cell office:value-type="float" office:value="0.3874236" calcext:value-type="float">
            <text:p>0.3874236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101E-015" calcext:value-type="float">
            <text:p>1.948101E-15</text:p>
          </table:table-cell>
          <table:table-cell office:value-type="float" office:value="1.885647E-015" calcext:value-type="float">
            <text:p>1.885647E-15</text:p>
          </table:table-cell>
          <table:table-cell office:value-type="float" office:value="9.388274E-016" calcext:value-type="float">
            <text:p>9.388274E-16</text:p>
          </table:table-cell>
          <table:table-cell office:value-type="float" office:value="9.663631E-016" calcext:value-type="float">
            <text:p>9.663631E-16</text:p>
          </table:table-cell>
          <table:table-cell office:value-type="float" office:value="9.694147E-016" calcext:value-type="float">
            <text:p>9.69414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8.5502" calcext:value-type="float">
            <text:p>-208.5502</text:p>
          </table:table-cell>
          <table:table-cell office:value-type="float" office:value="-0.02226541" calcext:value-type="float">
            <text:p>-0.02226541</text:p>
          </table:table-cell>
          <table:table-cell office:value-type="float" office:value="-0.02189439" calcext:value-type="float">
            <text:p>-0.02189439</text:p>
          </table:table-cell>
          <table:table-cell office:value-type="float" office:value="-0.02122815" calcext:value-type="float">
            <text:p>-0.02122815</text:p>
          </table:table-cell>
          <table:table-cell office:value-type="float" office:value="-0.02057658" calcext:value-type="float">
            <text:p>-0.02057658</text:p>
          </table:table-cell>
          <table:table-cell office:value-type="float" office:value="-0.0198967" calcext:value-type="float">
            <text:p>-0.0198967</text:p>
          </table:table-cell>
          <table:table-cell office:value-type="float" office:value="-0.0185277" calcext:value-type="float">
            <text:p>-0.0185277</text:p>
          </table:table-cell>
          <table:table-cell office:value-type="float" office:value="-0.01443805" calcext:value-type="float">
            <text:p>-0.01443805</text:p>
          </table:table-cell>
          <table:table-cell office:value-type="float" office:value="-0.00708691" calcext:value-type="float">
            <text:p>-0.00708691</text:p>
          </table:table-cell>
          <table:table-cell office:value-type="float" office:value="-0.003763437" calcext:value-type="float">
            <text:p>-0.003763437</text:p>
          </table:table-cell>
          <table:table-cell office:value-type="float" office:value="781.6891" calcext:value-type="float">
            <text:p>781.6891</text:p>
          </table:table-cell>
          <table:table-cell office:value-type="float" office:value="0" calcext:value-type="float">
            <text:p>0</text:p>
          </table:table-cell>
          <table:table-cell office:value-type="float" office:value="-84.06486" calcext:value-type="float">
            <text:p>-84.06486</text:p>
          </table:table-cell>
          <table:table-cell office:value-type="float" office:value="0.009966198" calcext:value-type="float">
            <text:p>0.00996619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100.5999" calcext:value-type="float">
            <text:p>100.5999</text:p>
          </table:table-cell>
          <table:table-cell office:value-type="float" office:value="52.2359" calcext:value-type="float">
            <text:p>52.2359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3.506" calcext:value-type="float">
            <text:p>1253.506</text:p>
          </table:table-cell>
          <table:table-cell office:value-type="float" office:value="79.40749" calcext:value-type="float">
            <text:p>79.40749</text:p>
          </table:table-cell>
          <table:table-cell office:value-type="float" office:value="0" calcext:value-type="float">
            <text:p>0</text:p>
          </table:table-cell>
          <table:table-cell office:value-type="float" office:value="0.0680148" calcext:value-type="float">
            <text:p>0.0680148</text:p>
          </table:table-cell>
          <table:table-cell office:value-type="float" office:value="0.2935981" calcext:value-type="float">
            <text:p>0.2935981</text:p>
          </table:table-cell>
          <table:table-cell office:value-type="float" office:value="0.2942936" calcext:value-type="float">
            <text:p>0.2942936</text:p>
          </table:table-cell>
          <table:table-cell office:value-type="float" office:value="0.2955317" calcext:value-type="float">
            <text:p>0.2955317</text:p>
          </table:table-cell>
          <table:table-cell office:value-type="float" office:value="0.2969557" calcext:value-type="float">
            <text:p>0.2969557</text:p>
          </table:table-cell>
          <table:table-cell office:value-type="float" office:value="0.2985834" calcext:value-type="float">
            <text:p>0.2985834</text:p>
          </table:table-cell>
          <table:table-cell office:value-type="float" office:value="0.3474087" calcext:value-type="float">
            <text:p>0.3474087</text:p>
          </table:table-cell>
          <table:table-cell office:value-type="float" office:value="0.3597777" calcext:value-type="float">
            <text:p>0.3597777</text:p>
          </table:table-cell>
          <table:table-cell office:value-type="float" office:value="0.387427" calcext:value-type="float">
            <text:p>0.387427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322E-015" calcext:value-type="float">
            <text:p>1.948322E-15</text:p>
          </table:table-cell>
          <table:table-cell office:value-type="float" office:value="1.885558E-015" calcext:value-type="float">
            <text:p>1.885558E-15</text:p>
          </table:table-cell>
          <table:table-cell office:value-type="float" office:value="9.388189E-016" calcext:value-type="float">
            <text:p>9.388189E-16</text:p>
          </table:table-cell>
          <table:table-cell office:value-type="float" office:value="9.663567E-016" calcext:value-type="float">
            <text:p>9.663567E-16</text:p>
          </table:table-cell>
          <table:table-cell office:value-type="float" office:value="9.694115E-016" calcext:value-type="float">
            <text:p>9.69411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3.1151" calcext:value-type="float">
            <text:p>-183.1151</text:p>
          </table:table-cell>
          <table:table-cell office:value-type="float" office:value="-0.02212159" calcext:value-type="float">
            <text:p>-0.02212159</text:p>
          </table:table-cell>
          <table:table-cell office:value-type="float" office:value="-0.02176446" calcext:value-type="float">
            <text:p>-0.02176446</text:p>
          </table:table-cell>
          <table:table-cell office:value-type="float" office:value="-0.02116109" calcext:value-type="float">
            <text:p>-0.02116109</text:p>
          </table:table-cell>
          <table:table-cell office:value-type="float" office:value="-0.0204823" calcext:value-type="float">
            <text:p>-0.0204823</text:p>
          </table:table-cell>
          <table:table-cell office:value-type="float" office:value="-0.01971797" calcext:value-type="float">
            <text:p>-0.01971797</text:p>
          </table:table-cell>
          <table:table-cell office:value-type="float" office:value="-0.01825401" calcext:value-type="float">
            <text:p>-0.01825401</text:p>
          </table:table-cell>
          <table:table-cell office:value-type="float" office:value="-0.01439552" calcext:value-type="float">
            <text:p>-0.01439552</text:p>
          </table:table-cell>
          <table:table-cell office:value-type="float" office:value="-0.007086329" calcext:value-type="float">
            <text:p>-0.007086329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785.1682" calcext:value-type="float">
            <text:p>785.1682</text:p>
          </table:table-cell>
          <table:table-cell office:value-type="float" office:value="0" calcext:value-type="float">
            <text:p>0</text:p>
          </table:table-cell>
          <table:table-cell office:value-type="float" office:value="-61.77701" calcext:value-type="float">
            <text:p>-61.77701</text:p>
          </table:table-cell>
          <table:table-cell office:value-type="float" office:value="0.00996506" calcext:value-type="float">
            <text:p>0.0099650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101.4999" calcext:value-type="float">
            <text:p>101.4999</text:p>
          </table:table-cell>
          <table:table-cell office:value-type="float" office:value="52.13144" calcext:value-type="float">
            <text:p>52.13144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4.622" calcext:value-type="float">
            <text:p>1254.622</text:p>
          </table:table-cell>
          <table:table-cell office:value-type="float" office:value="79.29501" calcext:value-type="float">
            <text:p>79.29501</text:p>
          </table:table-cell>
          <table:table-cell office:value-type="float" office:value="0" calcext:value-type="float">
            <text:p>0</text:p>
          </table:table-cell>
          <table:table-cell office:value-type="float" office:value="0.1123233" calcext:value-type="float">
            <text:p>0.1123233</text:p>
          </table:table-cell>
          <table:table-cell office:value-type="float" office:value="0.293516" calcext:value-type="float">
            <text:p>0.293516</text:p>
          </table:table-cell>
          <table:table-cell office:value-type="float" office:value="0.2944773" calcext:value-type="float">
            <text:p>0.2944773</text:p>
          </table:table-cell>
          <table:table-cell office:value-type="float" office:value="0.2957649" calcext:value-type="float">
            <text:p>0.2957649</text:p>
          </table:table-cell>
          <table:table-cell office:value-type="float" office:value="0.2972342" calcext:value-type="float">
            <text:p>0.2972342</text:p>
          </table:table-cell>
          <table:table-cell office:value-type="float" office:value="0.2989258" calcext:value-type="float">
            <text:p>0.2989258</text:p>
          </table:table-cell>
          <table:table-cell office:value-type="float" office:value="0.3477939" calcext:value-type="float">
            <text:p>0.3477939</text:p>
          </table:table-cell>
          <table:table-cell office:value-type="float" office:value="0.3598948" calcext:value-type="float">
            <text:p>0.3598948</text:p>
          </table:table-cell>
          <table:table-cell office:value-type="float" office:value="0.3874357" calcext:value-type="float">
            <text:p>0.3874357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569E-015" calcext:value-type="float">
            <text:p>1.948569E-15</text:p>
          </table:table-cell>
          <table:table-cell office:value-type="float" office:value="1.885462E-015" calcext:value-type="float">
            <text:p>1.885462E-15</text:p>
          </table:table-cell>
          <table:table-cell office:value-type="float" office:value="9.388097E-016" calcext:value-type="float">
            <text:p>9.388097E-16</text:p>
          </table:table-cell>
          <table:table-cell office:value-type="float" office:value="9.663477E-016" calcext:value-type="float">
            <text:p>9.663477E-16</text:p>
          </table:table-cell>
          <table:table-cell office:value-type="float" office:value="9.694089E-016" calcext:value-type="float">
            <text:p>9.69408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13403" calcext:value-type="float">
            <text:p>-13.13403</text:p>
          </table:table-cell>
          <table:table-cell office:value-type="float" office:value="-0.02211932" calcext:value-type="float">
            <text:p>-0.02211932</text:p>
          </table:table-cell>
          <table:table-cell office:value-type="float" office:value="-0.02166783" calcext:value-type="float">
            <text:p>-0.02166783</text:p>
          </table:table-cell>
          <table:table-cell office:value-type="float" office:value="-0.02104563" calcext:value-type="float">
            <text:p>-0.02104563</text:p>
          </table:table-cell>
          <table:table-cell office:value-type="float" office:value="-0.02034983" calcext:value-type="float">
            <text:p>-0.02034983</text:p>
          </table:table-cell>
          <table:table-cell office:value-type="float" office:value="-0.01956189" calcext:value-type="float">
            <text:p>-0.01956189</text:p>
          </table:table-cell>
          <table:table-cell office:value-type="float" office:value="-0.01805991" calcext:value-type="float">
            <text:p>-0.01805991</text:p>
          </table:table-cell>
          <table:table-cell office:value-type="float" office:value="-0.01435062" calcext:value-type="float">
            <text:p>-0.01435062</text:p>
          </table:table-cell>
          <table:table-cell office:value-type="float" office:value="-0.007084822" calcext:value-type="float">
            <text:p>-0.007084822</text:p>
          </table:table-cell>
          <table:table-cell office:value-type="float" office:value="-0.003763446" calcext:value-type="float">
            <text:p>-0.003763446</text:p>
          </table:table-cell>
          <table:table-cell office:value-type="float" office:value="788.6514" calcext:value-type="float">
            <text:p>788.6514</text:p>
          </table:table-cell>
          <table:table-cell office:value-type="float" office:value="0" calcext:value-type="float">
            <text:p>0</text:p>
          </table:table-cell>
          <table:table-cell office:value-type="float" office:value="-0.2882139" calcext:value-type="float">
            <text:p>-0.2882139</text:p>
          </table:table-cell>
          <table:table-cell office:value-type="float" office:value="0.009963797" calcext:value-type="float">
            <text:p>0.00996379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101.5999" calcext:value-type="float">
            <text:p>101.5999</text:p>
          </table:table-cell>
          <table:table-cell office:value-type="float" office:value="53.26188" calcext:value-type="float">
            <text:p>53.26188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3.702" calcext:value-type="float">
            <text:p>1253.702</text:p>
          </table:table-cell>
          <table:table-cell office:value-type="float" office:value="79.18443" calcext:value-type="float">
            <text:p>79.18443</text:p>
          </table:table-cell>
          <table:table-cell office:value-type="float" office:value="0" calcext:value-type="float">
            <text:p>0</text:p>
          </table:table-cell>
          <table:table-cell office:value-type="float" office:value="0.07435895" calcext:value-type="float">
            <text:p>0.07435895</text:p>
          </table:table-cell>
          <table:table-cell office:value-type="float" office:value="0.2929002" calcext:value-type="float">
            <text:p>0.2929002</text:p>
          </table:table-cell>
          <table:table-cell office:value-type="float" office:value="0.2937413" calcext:value-type="float">
            <text:p>0.2937413</text:p>
          </table:table-cell>
          <table:table-cell office:value-type="float" office:value="0.2954995" calcext:value-type="float">
            <text:p>0.2954995</text:p>
          </table:table-cell>
          <table:table-cell office:value-type="float" office:value="0.2973145" calcext:value-type="float">
            <text:p>0.2973145</text:p>
          </table:table-cell>
          <table:table-cell office:value-type="float" office:value="0.2991782" calcext:value-type="float">
            <text:p>0.2991782</text:p>
          </table:table-cell>
          <table:table-cell office:value-type="float" office:value="0.3480887" calcext:value-type="float">
            <text:p>0.3480887</text:p>
          </table:table-cell>
          <table:table-cell office:value-type="float" office:value="0.3600066" calcext:value-type="float">
            <text:p>0.3600066</text:p>
          </table:table-cell>
          <table:table-cell office:value-type="float" office:value="0.3874485" calcext:value-type="float">
            <text:p>0.3874485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33E-015" calcext:value-type="float">
            <text:p>1.948833E-15</text:p>
          </table:table-cell>
          <table:table-cell office:value-type="float" office:value="1.885356E-015" calcext:value-type="float">
            <text:p>1.885356E-15</text:p>
          </table:table-cell>
          <table:table-cell office:value-type="float" office:value="9.388005E-016" calcext:value-type="float">
            <text:p>9.388005E-16</text:p>
          </table:table-cell>
          <table:table-cell office:value-type="float" office:value="9.663402E-016" calcext:value-type="float">
            <text:p>9.663402E-16</text:p>
          </table:table-cell>
          <table:table-cell office:value-type="float" office:value="9.694044E-016" calcext:value-type="float">
            <text:p>9.69404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4816" calcext:value-type="float">
            <text:p>-105.4816</text:p>
          </table:table-cell>
          <table:table-cell office:value-type="float" office:value="-0.02249591" calcext:value-type="float">
            <text:p>-0.02249591</text:p>
          </table:table-cell>
          <table:table-cell office:value-type="float" office:value="-0.02205341" calcext:value-type="float">
            <text:p>-0.02205341</text:p>
          </table:table-cell>
          <table:table-cell office:value-type="float" office:value="-0.02117592" calcext:value-type="float">
            <text:p>-0.02117592</text:p>
          </table:table-cell>
          <table:table-cell office:value-type="float" office:value="-0.0203104" calcext:value-type="float">
            <text:p>-0.0203104</text:p>
          </table:table-cell>
          <table:table-cell office:value-type="float" office:value="-0.01944692" calcext:value-type="float">
            <text:p>-0.01944692</text:p>
          </table:table-cell>
          <table:table-cell office:value-type="float" office:value="-0.01791226" calcext:value-type="float">
            <text:p>-0.01791226</text:p>
          </table:table-cell>
          <table:table-cell office:value-type="float" office:value="-0.01430785" calcext:value-type="float">
            <text:p>-0.01430785</text:p>
          </table:table-cell>
          <table:table-cell office:value-type="float" office:value="-0.007082569" calcext:value-type="float">
            <text:p>-0.007082569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792.141" calcext:value-type="float">
            <text:p>792.141</text:p>
          </table:table-cell>
          <table:table-cell office:value-type="float" office:value="0" calcext:value-type="float">
            <text:p>0</text:p>
          </table:table-cell>
          <table:table-cell office:value-type="float" office:value="-35.35491" calcext:value-type="float">
            <text:p>-35.35491</text:p>
          </table:table-cell>
          <table:table-cell office:value-type="float" office:value="0.009962434" calcext:value-type="float">
            <text:p>0.00996243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101.5999" calcext:value-type="float">
            <text:p>101.5999</text:p>
          </table:table-cell>
          <table:table-cell office:value-type="float" office:value="53.30402" calcext:value-type="float">
            <text:p>53.30402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3.765" calcext:value-type="float">
            <text:p>1253.765</text:p>
          </table:table-cell>
          <table:table-cell office:value-type="float" office:value="79.07764" calcext:value-type="float">
            <text:p>79.07764</text:p>
          </table:table-cell>
          <table:table-cell office:value-type="float" office:value="0" calcext:value-type="float">
            <text:p>0</text:p>
          </table:table-cell>
          <table:table-cell office:value-type="float" office:value="0.07191426" calcext:value-type="float">
            <text:p>0.07191426</text:p>
          </table:table-cell>
          <table:table-cell office:value-type="float" office:value="0.2936115" calcext:value-type="float">
            <text:p>0.2936115</text:p>
          </table:table-cell>
          <table:table-cell office:value-type="float" office:value="0.2942924" calcext:value-type="float">
            <text:p>0.2942924</text:p>
          </table:table-cell>
          <table:table-cell office:value-type="float" office:value="0.2957252" calcext:value-type="float">
            <text:p>0.2957252</text:p>
          </table:table-cell>
          <table:table-cell office:value-type="float" office:value="0.2974814" calcext:value-type="float">
            <text:p>0.2974814</text:p>
          </table:table-cell>
          <table:table-cell office:value-type="float" office:value="0.2994147" calcext:value-type="float">
            <text:p>0.2994147</text:p>
          </table:table-cell>
          <table:table-cell office:value-type="float" office:value="0.3482539" calcext:value-type="float">
            <text:p>0.3482539</text:p>
          </table:table-cell>
          <table:table-cell office:value-type="float" office:value="0.3600851" calcext:value-type="float">
            <text:p>0.3600851</text:p>
          </table:table-cell>
          <table:table-cell office:value-type="float" office:value="0.3874628" calcext:value-type="float">
            <text:p>0.3874628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714E-015" calcext:value-type="float">
            <text:p>1.947714E-15</text:p>
          </table:table-cell>
          <table:table-cell office:value-type="float" office:value="1.885241E-015" calcext:value-type="float">
            <text:p>1.885241E-15</text:p>
          </table:table-cell>
          <table:table-cell office:value-type="float" office:value="9.387874E-016" calcext:value-type="float">
            <text:p>9.387874E-16</text:p>
          </table:table-cell>
          <table:table-cell office:value-type="float" office:value="9.663322E-016" calcext:value-type="float">
            <text:p>9.663322E-16</text:p>
          </table:table-cell>
          <table:table-cell office:value-type="float" office:value="9.694007E-016" calcext:value-type="float">
            <text:p>9.69400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0.6845" calcext:value-type="float">
            <text:p>-130.6845</text:p>
          </table:table-cell>
          <table:table-cell office:value-type="float" office:value="-0.02211424" calcext:value-type="float">
            <text:p>-0.02211424</text:p>
          </table:table-cell>
          <table:table-cell office:value-type="float" office:value="-0.02176723" calcext:value-type="float">
            <text:p>-0.02176723</text:p>
          </table:table-cell>
          <table:table-cell office:value-type="float" office:value="-0.02106629" calcext:value-type="float">
            <text:p>-0.02106629</text:p>
          </table:table-cell>
          <table:table-cell office:value-type="float" office:value="-0.02023326" calcext:value-type="float">
            <text:p>-0.02023326</text:p>
          </table:table-cell>
          <table:table-cell office:value-type="float" office:value="-0.0193413" calcext:value-type="float">
            <text:p>-0.0193413</text:p>
          </table:table-cell>
          <table:table-cell office:value-type="float" office:value="-0.01782977" calcext:value-type="float">
            <text:p>-0.01782977</text:p>
          </table:table-cell>
          <table:table-cell office:value-type="float" office:value="-0.01427771" calcext:value-type="float">
            <text:p>-0.01427771</text:p>
          </table:table-cell>
          <table:table-cell office:value-type="float" office:value="-0.00708006" calcext:value-type="float">
            <text:p>-0.00708006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795.6314" calcext:value-type="float">
            <text:p>795.6314</text:p>
          </table:table-cell>
          <table:table-cell office:value-type="float" office:value="0" calcext:value-type="float">
            <text:p>0</text:p>
          </table:table-cell>
          <table:table-cell office:value-type="float" office:value="-49.77124" calcext:value-type="float">
            <text:p>-49.77124</text:p>
          </table:table-cell>
          <table:table-cell office:value-type="float" office:value="0.009960972" calcext:value-type="float">
            <text:p>0.00996097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102.2999" calcext:value-type="float">
            <text:p>102.2999</text:p>
          </table:table-cell>
          <table:table-cell office:value-type="float" office:value="53.48315" calcext:value-type="float">
            <text:p>53.48315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4.387" calcext:value-type="float">
            <text:p>1254.387</text:p>
          </table:table-cell>
          <table:table-cell office:value-type="float" office:value="78.97511" calcext:value-type="float">
            <text:p>78.97511</text:p>
          </table:table-cell>
          <table:table-cell office:value-type="float" office:value="0" calcext:value-type="float">
            <text:p>0</text:p>
          </table:table-cell>
          <table:table-cell office:value-type="float" office:value="0.0973739" calcext:value-type="float">
            <text:p>0.0973739</text:p>
          </table:table-cell>
          <table:table-cell office:value-type="float" office:value="0.2932947" calcext:value-type="float">
            <text:p>0.2932947</text:p>
          </table:table-cell>
          <table:table-cell office:value-type="float" office:value="0.2945315" calcext:value-type="float">
            <text:p>0.2945315</text:p>
          </table:table-cell>
          <table:table-cell office:value-type="float" office:value="0.2960783" calcext:value-type="float">
            <text:p>0.2960783</text:p>
          </table:table-cell>
          <table:table-cell office:value-type="float" office:value="0.2978082" calcext:value-type="float">
            <text:p>0.2978082</text:p>
          </table:table-cell>
          <table:table-cell office:value-type="float" office:value="0.2996878" calcext:value-type="float">
            <text:p>0.2996878</text:p>
          </table:table-cell>
          <table:table-cell office:value-type="float" office:value="0.3483802" calcext:value-type="float">
            <text:p>0.3483802</text:p>
          </table:table-cell>
          <table:table-cell office:value-type="float" office:value="0.3601359" calcext:value-type="float">
            <text:p>0.3601359</text:p>
          </table:table-cell>
          <table:table-cell office:value-type="float" office:value="0.3874771" calcext:value-type="float">
            <text:p>0.3874771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018E-015" calcext:value-type="float">
            <text:p>1.948018E-15</text:p>
          </table:table-cell>
          <table:table-cell office:value-type="float" office:value="1.88512E-015" calcext:value-type="float">
            <text:p>1.88512E-15</text:p>
          </table:table-cell>
          <table:table-cell office:value-type="float" office:value="9.387741E-016" calcext:value-type="float">
            <text:p>9.387741E-16</text:p>
          </table:table-cell>
          <table:table-cell office:value-type="float" office:value="9.663256E-016" calcext:value-type="float">
            <text:p>9.663256E-16</text:p>
          </table:table-cell>
          <table:table-cell office:value-type="float" office:value="9.693954E-016" calcext:value-type="float">
            <text:p>9.69395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.09799" calcext:value-type="float">
            <text:p>-20.09799</text:p>
          </table:table-cell>
          <table:table-cell office:value-type="float" office:value="-0.0222655" calcext:value-type="float">
            <text:p>-0.0222655</text:p>
          </table:table-cell>
          <table:table-cell office:value-type="float" office:value="-0.02163901" calcext:value-type="float">
            <text:p>-0.02163901</text:p>
          </table:table-cell>
          <table:table-cell office:value-type="float" office:value="-0.0208915" calcext:value-type="float">
            <text:p>-0.0208915</text:p>
          </table:table-cell>
          <table:table-cell office:value-type="float" office:value="-0.02007975" calcext:value-type="float">
            <text:p>-0.02007975</text:p>
          </table:table-cell>
          <table:table-cell office:value-type="float" office:value="-0.01921949" calcext:value-type="float">
            <text:p>-0.01921949</text:p>
          </table:table-cell>
          <table:table-cell office:value-type="float" office:value="-0.01776774" calcext:value-type="float">
            <text:p>-0.01776774</text:p>
          </table:table-cell>
          <table:table-cell office:value-type="float" office:value="-0.01425837" calcext:value-type="float">
            <text:p>-0.01425837</text:p>
          </table:table-cell>
          <table:table-cell office:value-type="float" office:value="-0.007077556" calcext:value-type="float">
            <text:p>-0.007077556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799.1218" calcext:value-type="float">
            <text:p>799.1218</text:p>
          </table:table-cell>
          <table:table-cell office:value-type="float" office:value="0" calcext:value-type="float">
            <text:p>0</text:p>
          </table:table-cell>
          <table:table-cell office:value-type="float" office:value="-0.8566061" calcext:value-type="float">
            <text:p>-0.8566061</text:p>
          </table:table-cell>
          <table:table-cell office:value-type="float" office:value="0.009959636" calcext:value-type="float">
            <text:p>0.00995963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104.8999" calcext:value-type="float">
            <text:p>104.8999</text:p>
          </table:table-cell>
          <table:table-cell office:value-type="float" office:value="54.33454" calcext:value-type="float">
            <text:p>54.33454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6.227" calcext:value-type="float">
            <text:p>1256.227</text:p>
          </table:table-cell>
          <table:table-cell office:value-type="float" office:value="78.88167" calcext:value-type="float">
            <text:p>78.88167</text:p>
          </table:table-cell>
          <table:table-cell office:value-type="float" office:value="0" calcext:value-type="float">
            <text:p>0</text:p>
          </table:table-cell>
          <table:table-cell office:value-type="float" office:value="0.2757614" calcext:value-type="float">
            <text:p>0.2757614</text:p>
          </table:table-cell>
          <table:table-cell office:value-type="float" office:value="0.2795877" calcext:value-type="float">
            <text:p>0.2795877</text:p>
          </table:table-cell>
          <table:table-cell office:value-type="float" office:value="0.2880363" calcext:value-type="float">
            <text:p>0.2880363</text:p>
          </table:table-cell>
          <table:table-cell office:value-type="float" office:value="0.2946289" calcext:value-type="float">
            <text:p>0.2946289</text:p>
          </table:table-cell>
          <table:table-cell office:value-type="float" office:value="0.2977045" calcext:value-type="float">
            <text:p>0.2977045</text:p>
          </table:table-cell>
          <table:table-cell office:value-type="float" office:value="0.29987" calcext:value-type="float">
            <text:p>0.29987</text:p>
          </table:table-cell>
          <table:table-cell office:value-type="float" office:value="0.3485484" calcext:value-type="float">
            <text:p>0.3485484</text:p>
          </table:table-cell>
          <table:table-cell office:value-type="float" office:value="0.3601856" calcext:value-type="float">
            <text:p>0.3601856</text:p>
          </table:table-cell>
          <table:table-cell office:value-type="float" office:value="0.3874914" calcext:value-type="float">
            <text:p>0.3874914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234E-015" calcext:value-type="float">
            <text:p>1.948234E-15</text:p>
          </table:table-cell>
          <table:table-cell office:value-type="float" office:value="1.885038E-015" calcext:value-type="float">
            <text:p>1.885038E-15</text:p>
          </table:table-cell>
          <table:table-cell office:value-type="float" office:value="9.387659E-016" calcext:value-type="float">
            <text:p>9.387659E-16</text:p>
          </table:table-cell>
          <table:table-cell office:value-type="float" office:value="9.663187E-016" calcext:value-type="float">
            <text:p>9.663187E-16</text:p>
          </table:table-cell>
          <table:table-cell office:value-type="float" office:value="9.693917E-016" calcext:value-type="float">
            <text:p>9.69391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41442" calcext:value-type="float">
            <text:p>-0.0341442</text:p>
          </table:table-cell>
          <table:table-cell office:value-type="float" office:value="-0.03111085" calcext:value-type="float">
            <text:p>-0.03111085</text:p>
          </table:table-cell>
          <table:table-cell office:value-type="float" office:value="-0.02522915" calcext:value-type="float">
            <text:p>-0.02522915</text:p>
          </table:table-cell>
          <table:table-cell office:value-type="float" office:value="-0.02159299" calcext:value-type="float">
            <text:p>-0.02159299</text:p>
          </table:table-cell>
          <table:table-cell office:value-type="float" office:value="-0.02012051" calcext:value-type="float">
            <text:p>-0.02012051</text:p>
          </table:table-cell>
          <table:table-cell office:value-type="float" office:value="-0.01913671" calcext:value-type="float">
            <text:p>-0.01913671</text:p>
          </table:table-cell>
          <table:table-cell office:value-type="float" office:value="-0.01768524" calcext:value-type="float">
            <text:p>-0.01768524</text:p>
          </table:table-cell>
          <table:table-cell office:value-type="float" office:value="-0.01423948" calcext:value-type="float">
            <text:p>-0.01423948</text:p>
          </table:table-cell>
          <table:table-cell office:value-type="float" office:value="-0.007075052" calcext:value-type="float">
            <text:p>-0.007075052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802.614" calcext:value-type="float">
            <text:p>802.614</text:p>
          </table:table-cell>
          <table:table-cell office:value-type="float" office:value="0" calcext:value-type="float">
            <text:p>0</text:p>
          </table:table-cell>
          <table:table-cell office:value-type="float" office:value="-0.03518702" calcext:value-type="float">
            <text:p>-0.03518702</text:p>
          </table:table-cell>
          <table:table-cell office:value-type="float" office:value="0.009958712" calcext:value-type="float">
            <text:p>0.00995871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104.8999" calcext:value-type="float">
            <text:p>104.8999</text:p>
          </table:table-cell>
          <table:table-cell office:value-type="float" office:value="57.67116" calcext:value-type="float">
            <text:p>57.67116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2.99" calcext:value-type="float">
            <text:p>1252.99</text:p>
          </table:table-cell>
          <table:table-cell office:value-type="float" office:value="78.7823" calcext:value-type="float">
            <text:p>78.7823</text:p>
          </table:table-cell>
          <table:table-cell office:value-type="float" office:value="0" calcext:value-type="float">
            <text:p>0</text:p>
          </table:table-cell>
          <table:table-cell office:value-type="float" office:value="0.08924638" calcext:value-type="float">
            <text:p>0.08924638</text:p>
          </table:table-cell>
          <table:table-cell office:value-type="float" office:value="0.2814935" calcext:value-type="float">
            <text:p>0.2814935</text:p>
          </table:table-cell>
          <table:table-cell office:value-type="float" office:value="0.2840629" calcext:value-type="float">
            <text:p>0.2840629</text:p>
          </table:table-cell>
          <table:table-cell office:value-type="float" office:value="0.2910599" calcext:value-type="float">
            <text:p>0.2910599</text:p>
          </table:table-cell>
          <table:table-cell office:value-type="float" office:value="0.2959174" calcext:value-type="float">
            <text:p>0.2959174</text:p>
          </table:table-cell>
          <table:table-cell office:value-type="float" office:value="0.299138" calcext:value-type="float">
            <text:p>0.299138</text:p>
          </table:table-cell>
          <table:table-cell office:value-type="float" office:value="0.3485176" calcext:value-type="float">
            <text:p>0.3485176</text:p>
          </table:table-cell>
          <table:table-cell office:value-type="float" office:value="0.3602287" calcext:value-type="float">
            <text:p>0.3602287</text:p>
          </table:table-cell>
          <table:table-cell office:value-type="float" office:value="0.3875054" calcext:value-type="float">
            <text:p>0.3875054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425E-015" calcext:value-type="float">
            <text:p>1.948425E-15</text:p>
          </table:table-cell>
          <table:table-cell office:value-type="float" office:value="1.884963E-015" calcext:value-type="float">
            <text:p>1.884963E-15</text:p>
          </table:table-cell>
          <table:table-cell office:value-type="float" office:value="9.38756E-016" calcext:value-type="float">
            <text:p>9.38756E-16</text:p>
          </table:table-cell>
          <table:table-cell office:value-type="float" office:value="9.663163E-016" calcext:value-type="float">
            <text:p>9.663163E-16</text:p>
          </table:table-cell>
          <table:table-cell office:value-type="float" office:value="9.69388E-016" calcext:value-type="float">
            <text:p>9.6938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44311" calcext:value-type="float">
            <text:p>-33.44311</text:p>
          </table:table-cell>
          <table:table-cell office:value-type="float" office:value="-0.02972801" calcext:value-type="float">
            <text:p>-0.02972801</text:p>
          </table:table-cell>
          <table:table-cell office:value-type="float" office:value="-0.02786414" calcext:value-type="float">
            <text:p>-0.02786414</text:p>
          </table:table-cell>
          <table:table-cell office:value-type="float" office:value="-0.02350848" calcext:value-type="float">
            <text:p>-0.02350848</text:p>
          </table:table-cell>
          <table:table-cell office:value-type="float" office:value="-0.02097263" calcext:value-type="float">
            <text:p>-0.02097263</text:p>
          </table:table-cell>
          <table:table-cell office:value-type="float" office:value="-0.01945901" calcext:value-type="float">
            <text:p>-0.01945901</text:p>
          </table:table-cell>
          <table:table-cell office:value-type="float" office:value="-0.0176989" calcext:value-type="float">
            <text:p>-0.0176989</text:p>
          </table:table-cell>
          <table:table-cell office:value-type="float" office:value="-0.01422306" calcext:value-type="float">
            <text:p>-0.01422306</text:p>
          </table:table-cell>
          <table:table-cell office:value-type="float" office:value="-0.007072597" calcext:value-type="float">
            <text:p>-0.007072597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806.1102" calcext:value-type="float">
            <text:p>806.1102</text:p>
          </table:table-cell>
          <table:table-cell office:value-type="float" office:value="0" calcext:value-type="float">
            <text:p>0</text:p>
          </table:table-cell>
          <table:table-cell office:value-type="float" office:value="-38.11136" calcext:value-type="float">
            <text:p>-38.11136</text:p>
          </table:table-cell>
          <table:table-cell office:value-type="float" office:value="0.009957848" calcext:value-type="float">
            <text:p>0.00995784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104.8999" calcext:value-type="float">
            <text:p>104.8999</text:p>
          </table:table-cell>
          <table:table-cell office:value-type="float" office:value="57.91923" calcext:value-type="float">
            <text:p>57.91923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2.838" calcext:value-type="float">
            <text:p>1252.838</text:p>
          </table:table-cell>
          <table:table-cell office:value-type="float" office:value="78.68513" calcext:value-type="float">
            <text:p>78.68513</text:p>
          </table:table-cell>
          <table:table-cell office:value-type="float" office:value="0" calcext:value-type="float">
            <text:p>0</text:p>
          </table:table-cell>
          <table:table-cell office:value-type="float" office:value="0.06767212" calcext:value-type="float">
            <text:p>0.06767212</text:p>
          </table:table-cell>
          <table:table-cell office:value-type="float" office:value="0.2863453" calcext:value-type="float">
            <text:p>0.2863453</text:p>
          </table:table-cell>
          <table:table-cell office:value-type="float" office:value="0.2873012" calcext:value-type="float">
            <text:p>0.2873012</text:p>
          </table:table-cell>
          <table:table-cell office:value-type="float" office:value="0.2908743" calcext:value-type="float">
            <text:p>0.2908743</text:p>
          </table:table-cell>
          <table:table-cell office:value-type="float" office:value="0.2946137" calcext:value-type="float">
            <text:p>0.2946137</text:p>
          </table:table-cell>
          <table:table-cell office:value-type="float" office:value="0.2979377" calcext:value-type="float">
            <text:p>0.2979377</text:p>
          </table:table-cell>
          <table:table-cell office:value-type="float" office:value="0.3481732" calcext:value-type="float">
            <text:p>0.3481732</text:p>
          </table:table-cell>
          <table:table-cell office:value-type="float" office:value="0.3602474" calcext:value-type="float">
            <text:p>0.3602474</text:p>
          </table:table-cell>
          <table:table-cell office:value-type="float" office:value="0.3875174" calcext:value-type="float">
            <text:p>0.3875174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667E-015" calcext:value-type="float">
            <text:p>1.948667E-15</text:p>
          </table:table-cell>
          <table:table-cell office:value-type="float" office:value="1.884864E-015" calcext:value-type="float">
            <text:p>1.884864E-15</text:p>
          </table:table-cell>
          <table:table-cell office:value-type="float" office:value="9.387455E-016" calcext:value-type="float">
            <text:p>9.387455E-16</text:p>
          </table:table-cell>
          <table:table-cell office:value-type="float" office:value="9.663099E-016" calcext:value-type="float">
            <text:p>9.663099E-16</text:p>
          </table:table-cell>
          <table:table-cell office:value-type="float" office:value="9.693848E-016" calcext:value-type="float">
            <text:p>9.69384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8.3045" calcext:value-type="float">
            <text:p>-188.3045</text:p>
          </table:table-cell>
          <table:table-cell office:value-type="float" office:value="-0.02634555" calcext:value-type="float">
            <text:p>-0.02634555</text:p>
          </table:table-cell>
          <table:table-cell office:value-type="float" office:value="-0.02574243" calcext:value-type="float">
            <text:p>-0.02574243</text:p>
          </table:table-cell>
          <table:table-cell office:value-type="float" office:value="-0.02363053" calcext:value-type="float">
            <text:p>-0.02363053</text:p>
          </table:table-cell>
          <table:table-cell office:value-type="float" office:value="-0.02163344" calcext:value-type="float">
            <text:p>-0.02163344</text:p>
          </table:table-cell>
          <table:table-cell office:value-type="float" office:value="-0.02000808" calcext:value-type="float">
            <text:p>-0.02000808</text:p>
          </table:table-cell>
          <table:table-cell office:value-type="float" office:value="-0.01786769" calcext:value-type="float">
            <text:p>-0.01786769</text:p>
          </table:table-cell>
          <table:table-cell office:value-type="float" office:value="-0.01421602" calcext:value-type="float">
            <text:p>-0.01421602</text:p>
          </table:table-cell>
          <table:table-cell office:value-type="float" office:value="-0.007070513" calcext:value-type="float">
            <text:p>-0.007070513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809.6064" calcext:value-type="float">
            <text:p>809.6064</text:p>
          </table:table-cell>
          <table:table-cell office:value-type="float" office:value="0" calcext:value-type="float">
            <text:p>0</text:p>
          </table:table-cell>
          <table:table-cell office:value-type="float" office:value="-59.40802" calcext:value-type="float">
            <text:p>-59.40802</text:p>
          </table:table-cell>
          <table:table-cell office:value-type="float" office:value="0.009956913" calcext:value-type="float">
            <text:p>0.00995691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104.8999" calcext:value-type="float">
            <text:p>104.8999</text:p>
          </table:table-cell>
          <table:table-cell office:value-type="float" office:value="57.85751" calcext:value-type="float">
            <text:p>57.85751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2.995" calcext:value-type="float">
            <text:p>1252.995</text:p>
          </table:table-cell>
          <table:table-cell office:value-type="float" office:value="78.58887" calcext:value-type="float">
            <text:p>78.58887</text:p>
          </table:table-cell>
          <table:table-cell office:value-type="float" office:value="0" calcext:value-type="float">
            <text:p>0</text:p>
          </table:table-cell>
          <table:table-cell office:value-type="float" office:value="0.07183257" calcext:value-type="float">
            <text:p>0.07183257</text:p>
          </table:table-cell>
          <table:table-cell office:value-type="float" office:value="0.2883292" calcext:value-type="float">
            <text:p>0.2883292</text:p>
          </table:table-cell>
          <table:table-cell office:value-type="float" office:value="0.2891778" calcext:value-type="float">
            <text:p>0.2891778</text:p>
          </table:table-cell>
          <table:table-cell office:value-type="float" office:value="0.2915832" calcext:value-type="float">
            <text:p>0.2915832</text:p>
          </table:table-cell>
          <table:table-cell office:value-type="float" office:value="0.2944282" calcext:value-type="float">
            <text:p>0.2944282</text:p>
          </table:table-cell>
          <table:table-cell office:value-type="float" office:value="0.2972122" calcext:value-type="float">
            <text:p>0.2972122</text:p>
          </table:table-cell>
          <table:table-cell office:value-type="float" office:value="0.3478117" calcext:value-type="float">
            <text:p>0.3478117</text:p>
          </table:table-cell>
          <table:table-cell office:value-type="float" office:value="0.360269" calcext:value-type="float">
            <text:p>0.360269</text:p>
          </table:table-cell>
          <table:table-cell office:value-type="float" office:value="0.3875279" calcext:value-type="float">
            <text:p>0.3875279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51E-015" calcext:value-type="float">
            <text:p>1.948951E-15</text:p>
          </table:table-cell>
          <table:table-cell office:value-type="float" office:value="1.884751E-015" calcext:value-type="float">
            <text:p>1.884751E-15</text:p>
          </table:table-cell>
          <table:table-cell office:value-type="float" office:value="9.387333E-016" calcext:value-type="float">
            <text:p>9.387333E-16</text:p>
          </table:table-cell>
          <table:table-cell office:value-type="float" office:value="9.663043E-016" calcext:value-type="float">
            <text:p>9.663043E-16</text:p>
          </table:table-cell>
          <table:table-cell office:value-type="float" office:value="9.693798E-016" calcext:value-type="float">
            <text:p>9.69379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2.1167" calcext:value-type="float">
            <text:p>-132.1167</text:p>
          </table:table-cell>
          <table:table-cell office:value-type="float" office:value="-0.02509955" calcext:value-type="float">
            <text:p>-0.02509955</text:p>
          </table:table-cell>
          <table:table-cell office:value-type="float" office:value="-0.02459596" calcext:value-type="float">
            <text:p>-0.02459596</text:p>
          </table:table-cell>
          <table:table-cell office:value-type="float" office:value="-0.02323435" calcext:value-type="float">
            <text:p>-0.02323435</text:p>
          </table:table-cell>
          <table:table-cell office:value-type="float" office:value="-0.02173098" calcext:value-type="float">
            <text:p>-0.02173098</text:p>
          </table:table-cell>
          <table:table-cell office:value-type="float" office:value="-0.02035395" calcext:value-type="float">
            <text:p>-0.02035395</text:p>
          </table:table-cell>
          <table:table-cell office:value-type="float" office:value="-0.01804712" calcext:value-type="float">
            <text:p>-0.01804712</text:p>
          </table:table-cell>
          <table:table-cell office:value-type="float" office:value="-0.01420767" calcext:value-type="float">
            <text:p>-0.01420767</text:p>
          </table:table-cell>
          <table:table-cell office:value-type="float" office:value="-0.007068669" calcext:value-type="float">
            <text:p>-0.007068669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813.1025" calcext:value-type="float">
            <text:p>813.1025</text:p>
          </table:table-cell>
          <table:table-cell office:value-type="float" office:value="0" calcext:value-type="float">
            <text:p>0</text:p>
          </table:table-cell>
          <table:table-cell office:value-type="float" office:value="-33.72222" calcext:value-type="float">
            <text:p>-33.72222</text:p>
          </table:table-cell>
          <table:table-cell office:value-type="float" office:value="0.009955696" calcext:value-type="float">
            <text:p>0.00995569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104.8999" calcext:value-type="float">
            <text:p>104.8999</text:p>
          </table:table-cell>
          <table:table-cell office:value-type="float" office:value="57.83535" calcext:value-type="float">
            <text:p>57.83535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3.113" calcext:value-type="float">
            <text:p>1253.113</text:p>
          </table:table-cell>
          <table:table-cell office:value-type="float" office:value="78.49191" calcext:value-type="float">
            <text:p>78.49191</text:p>
          </table:table-cell>
          <table:table-cell office:value-type="float" office:value="0" calcext:value-type="float">
            <text:p>0</text:p>
          </table:table-cell>
          <table:table-cell office:value-type="float" office:value="0.07463941" calcext:value-type="float">
            <text:p>0.07463941</text:p>
          </table:table-cell>
          <table:table-cell office:value-type="float" office:value="0.2894554" calcext:value-type="float">
            <text:p>0.2894554</text:p>
          </table:table-cell>
          <table:table-cell office:value-type="float" office:value="0.2902602" calcext:value-type="float">
            <text:p>0.2902602</text:p>
          </table:table-cell>
          <table:table-cell office:value-type="float" office:value="0.2922212" calcext:value-type="float">
            <text:p>0.2922212</text:p>
          </table:table-cell>
          <table:table-cell office:value-type="float" office:value="0.2945986" calcext:value-type="float">
            <text:p>0.2945986</text:p>
          </table:table-cell>
          <table:table-cell office:value-type="float" office:value="0.2970775" calcext:value-type="float">
            <text:p>0.2970775</text:p>
          </table:table-cell>
          <table:table-cell office:value-type="float" office:value="0.3475255" calcext:value-type="float">
            <text:p>0.3475255</text:p>
          </table:table-cell>
          <table:table-cell office:value-type="float" office:value="0.3602585" calcext:value-type="float">
            <text:p>0.3602585</text:p>
          </table:table-cell>
          <table:table-cell office:value-type="float" office:value="0.3875363" calcext:value-type="float">
            <text:p>0.3875363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251E-015" calcext:value-type="float">
            <text:p>1.949251E-15</text:p>
          </table:table-cell>
          <table:table-cell office:value-type="float" office:value="1.884632E-015" calcext:value-type="float">
            <text:p>1.884632E-15</text:p>
          </table:table-cell>
          <table:table-cell office:value-type="float" office:value="9.387213E-016" calcext:value-type="float">
            <text:p>9.387213E-16</text:p>
          </table:table-cell>
          <table:table-cell office:value-type="float" office:value="9.662957E-016" calcext:value-type="float">
            <text:p>9.662957E-16</text:p>
          </table:table-cell>
          <table:table-cell office:value-type="float" office:value="9.693758E-016" calcext:value-type="float">
            <text:p>9.69375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8751" calcext:value-type="float">
            <text:p>-102.8751</text:p>
          </table:table-cell>
          <table:table-cell office:value-type="float" office:value="-0.02442747" calcext:value-type="float">
            <text:p>-0.02442747</text:p>
          </table:table-cell>
          <table:table-cell office:value-type="float" office:value="-0.02396183" calcext:value-type="float">
            <text:p>-0.02396183</text:p>
          </table:table-cell>
          <table:table-cell office:value-type="float" office:value="-0.02288445" calcext:value-type="float">
            <text:p>-0.02288445</text:p>
          </table:table-cell>
          <table:table-cell office:value-type="float" office:value="-0.02164527" calcext:value-type="float">
            <text:p>-0.02164527</text:p>
          </table:table-cell>
          <table:table-cell office:value-type="float" office:value="-0.02041974" calcext:value-type="float">
            <text:p>-0.02041974</text:p>
          </table:table-cell>
          <table:table-cell office:value-type="float" office:value="-0.01819161" calcext:value-type="float">
            <text:p>-0.01819161</text:p>
          </table:table-cell>
          <table:table-cell office:value-type="float" office:value="-0.01421156" calcext:value-type="float">
            <text:p>-0.01421156</text:p>
          </table:table-cell>
          <table:table-cell office:value-type="float" office:value="-0.007067189" calcext:value-type="float">
            <text:p>-0.007067189</text:p>
          </table:table-cell>
          <table:table-cell office:value-type="float" office:value="-0.003763458" calcext:value-type="float">
            <text:p>-0.003763458</text:p>
          </table:table-cell>
          <table:table-cell office:value-type="float" office:value="816.5987" calcext:value-type="float">
            <text:p>816.5987</text:p>
          </table:table-cell>
          <table:table-cell office:value-type="float" office:value="0" calcext:value-type="float">
            <text:p>0</text:p>
          </table:table-cell>
          <table:table-cell office:value-type="float" office:value="-29.08063" calcext:value-type="float">
            <text:p>-29.08063</text:p>
          </table:table-cell>
          <table:table-cell office:value-type="float" office:value="0.009954457" calcext:value-type="float">
            <text:p>0.00995445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104.8999" calcext:value-type="float">
            <text:p>104.8999</text:p>
          </table:table-cell>
          <table:table-cell office:value-type="float" office:value="57.79934" calcext:value-type="float">
            <text:p>57.79934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3.243" calcext:value-type="float">
            <text:p>1253.243</text:p>
          </table:table-cell>
          <table:table-cell office:value-type="float" office:value="78.39582" calcext:value-type="float">
            <text:p>78.39582</text:p>
          </table:table-cell>
          <table:table-cell office:value-type="float" office:value="0" calcext:value-type="float">
            <text:p>0</text:p>
          </table:table-cell>
          <table:table-cell office:value-type="float" office:value="0.0792406" calcext:value-type="float">
            <text:p>0.0792406</text:p>
          </table:table-cell>
          <table:table-cell office:value-type="float" office:value="0.2900575" calcext:value-type="float">
            <text:p>0.2900575</text:p>
          </table:table-cell>
          <table:table-cell office:value-type="float" office:value="0.2909256" calcext:value-type="float">
            <text:p>0.2909256</text:p>
          </table:table-cell>
          <table:table-cell office:value-type="float" office:value="0.2927498" calcext:value-type="float">
            <text:p>0.2927498</text:p>
          </table:table-cell>
          <table:table-cell office:value-type="float" office:value="0.2948961" calcext:value-type="float">
            <text:p>0.2948961</text:p>
          </table:table-cell>
          <table:table-cell office:value-type="float" office:value="0.29718" calcext:value-type="float">
            <text:p>0.29718</text:p>
          </table:table-cell>
          <table:table-cell office:value-type="float" office:value="0.347388" calcext:value-type="float">
            <text:p>0.347388</text:p>
          </table:table-cell>
          <table:table-cell office:value-type="float" office:value="0.3602345" calcext:value-type="float">
            <text:p>0.3602345</text:p>
          </table:table-cell>
          <table:table-cell office:value-type="float" office:value="0.3875419" calcext:value-type="float">
            <text:p>0.3875419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522E-015" calcext:value-type="float">
            <text:p>1.949522E-15</text:p>
          </table:table-cell>
          <table:table-cell office:value-type="float" office:value="1.884526E-015" calcext:value-type="float">
            <text:p>1.884526E-15</text:p>
          </table:table-cell>
          <table:table-cell office:value-type="float" office:value="9.387093E-016" calcext:value-type="float">
            <text:p>9.387093E-16</text:p>
          </table:table-cell>
          <table:table-cell office:value-type="float" office:value="9.662882E-016" calcext:value-type="float">
            <text:p>9.662882E-16</text:p>
          </table:table-cell>
          <table:table-cell office:value-type="float" office:value="9.693718E-016" calcext:value-type="float">
            <text:p>9.69371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1.18938" calcext:value-type="float">
            <text:p>-71.18938</text:p>
          </table:table-cell>
          <table:table-cell office:value-type="float" office:value="-0.02407473" calcext:value-type="float">
            <text:p>-0.02407473</text:p>
          </table:table-cell>
          <table:table-cell office:value-type="float" office:value="-0.02358145" calcext:value-type="float">
            <text:p>-0.02358145</text:p>
          </table:table-cell>
          <table:table-cell office:value-type="float" office:value="-0.02259849" calcext:value-type="float">
            <text:p>-0.02259849</text:p>
          </table:table-cell>
          <table:table-cell office:value-type="float" office:value="-0.02149474" calcext:value-type="float">
            <text:p>-0.02149474</text:p>
          </table:table-cell>
          <table:table-cell office:value-type="float" office:value="-0.02037171" calcext:value-type="float">
            <text:p>-0.02037171</text:p>
          </table:table-cell>
          <table:table-cell office:value-type="float" office:value="-0.01826186" calcext:value-type="float">
            <text:p>-0.01826186</text:p>
          </table:table-cell>
          <table:table-cell office:value-type="float" office:value="-0.01422066" calcext:value-type="float">
            <text:p>-0.01422066</text:p>
          </table:table-cell>
          <table:table-cell office:value-type="float" office:value="-0.007066202" calcext:value-type="float">
            <text:p>-0.007066202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820.0949" calcext:value-type="float">
            <text:p>820.0949</text:p>
          </table:table-cell>
          <table:table-cell office:value-type="float" office:value="0" calcext:value-type="float">
            <text:p>0</text:p>
          </table:table-cell>
          <table:table-cell office:value-type="float" office:value="-23.34932" calcext:value-type="float">
            <text:p>-23.34932</text:p>
          </table:table-cell>
          <table:table-cell office:value-type="float" office:value="0.009953453" calcext:value-type="float">
            <text:p>0.00995345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116.7998" calcext:value-type="float">
            <text:p>116.7998</text:p>
          </table:table-cell>
          <table:table-cell office:value-type="float" office:value="58.24298" calcext:value-type="float">
            <text:p>58.24298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64.541" calcext:value-type="float">
            <text:p>1264.541</text:p>
          </table:table-cell>
          <table:table-cell office:value-type="float" office:value="78.55336" calcext:value-type="float">
            <text:p>78.55336</text:p>
          </table:table-cell>
          <table:table-cell office:value-type="float" office:value="0" calcext:value-type="float">
            <text:p>0</text:p>
          </table:table-cell>
          <table:table-cell office:value-type="float" office:value="0.4036413" calcext:value-type="float">
            <text:p>0.4036413</text:p>
          </table:table-cell>
          <table:table-cell office:value-type="float" office:value="0.4044447" calcext:value-type="float">
            <text:p>0.4044447</text:p>
          </table:table-cell>
          <table:table-cell office:value-type="float" office:value="0.3660149" calcext:value-type="float">
            <text:p>0.3660149</text:p>
          </table:table-cell>
          <table:table-cell office:value-type="float" office:value="0.3005089" calcext:value-type="float">
            <text:p>0.3005089</text:p>
          </table:table-cell>
          <table:table-cell office:value-type="float" office:value="0.2957605" calcext:value-type="float">
            <text:p>0.2957605</text:p>
          </table:table-cell>
          <table:table-cell office:value-type="float" office:value="0.2989973" calcext:value-type="float">
            <text:p>0.2989973</text:p>
          </table:table-cell>
          <table:table-cell office:value-type="float" office:value="0.360653" calcext:value-type="float">
            <text:p>0.360653</text:p>
          </table:table-cell>
          <table:table-cell office:value-type="float" office:value="0.3602378" calcext:value-type="float">
            <text:p>0.3602378</text:p>
          </table:table-cell>
          <table:table-cell office:value-type="float" office:value="0.3873586" calcext:value-type="float">
            <text:p>0.3873586</text:p>
          </table:table-cell>
          <table:table-cell office:value-type="float" office:value="0.4136897" calcext:value-type="float">
            <text:p>0.4136897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769E-015" calcext:value-type="float">
            <text:p>1.949769E-15</text:p>
          </table:table-cell>
          <table:table-cell office:value-type="float" office:value="1.884429E-015" calcext:value-type="float">
            <text:p>1.884429E-15</text:p>
          </table:table-cell>
          <table:table-cell office:value-type="float" office:value="9.386996E-016" calcext:value-type="float">
            <text:p>9.386996E-16</text:p>
          </table:table-cell>
          <table:table-cell office:value-type="float" office:value="9.662813E-016" calcext:value-type="float">
            <text:p>9.662813E-16</text:p>
          </table:table-cell>
          <table:table-cell office:value-type="float" office:value="9.693684E-016" calcext:value-type="float">
            <text:p>9.6936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008496" calcext:value-type="float">
            <text:p>-0.002008496</text:p>
          </table:table-cell>
          <table:table-cell office:value-type="float" office:value="-0.001958113" calcext:value-type="float">
            <text:p>-0.001958113</text:p>
          </table:table-cell>
          <table:table-cell office:value-type="float" office:value="-0.005163656" calcext:value-type="float">
            <text:p>-0.005163656</text:p>
          </table:table-cell>
          <table:table-cell office:value-type="float" office:value="-0.01931179" calcext:value-type="float">
            <text:p>-0.01931179</text:p>
          </table:table-cell>
          <table:table-cell office:value-type="float" office:value="-0.02112225" calcext:value-type="float">
            <text:p>-0.02112225</text:p>
          </table:table-cell>
          <table:table-cell office:value-type="float" office:value="-0.01958729" calcext:value-type="float">
            <text:p>-0.01958729</text:p>
          </table:table-cell>
          <table:table-cell office:value-type="float" office:value="-0.01267706" calcext:value-type="float">
            <text:p>-0.01267706</text:p>
          </table:table-cell>
          <table:table-cell office:value-type="float" office:value="-0.01422404" calcext:value-type="float">
            <text:p>-0.01422404</text:p>
          </table:table-cell>
          <table:table-cell office:value-type="float" office:value="-0.007098436" calcext:value-type="float">
            <text:p>-0.007098436</text:p>
          </table:table-cell>
          <table:table-cell office:value-type="float" office:value="-0.003786674" calcext:value-type="float">
            <text:p>-0.003786674</text:p>
          </table:table-cell>
          <table:table-cell office:value-type="float" office:value="824.0304" calcext:value-type="float">
            <text:p>824.0304</text:p>
          </table:table-cell>
          <table:table-cell office:value-type="float" office:value="0" calcext:value-type="float">
            <text:p>0</text:p>
          </table:table-cell>
          <table:table-cell office:value-type="float" office:value="-0.004576779" calcext:value-type="float">
            <text:p>-0.004576779</text:p>
          </table:table-cell>
          <table:table-cell office:value-type="float" office:value="0.009952542" calcext:value-type="float">
            <text:p>0.00995254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9736" calcext:value-type="float">
            <text:p>-1.2297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119.2998" calcext:value-type="float">
            <text:p>119.2998</text:p>
          </table:table-cell>
          <table:table-cell office:value-type="float" office:value="61.36531" calcext:value-type="float">
            <text:p>61.36531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62.304" calcext:value-type="float">
            <text:p>1262.304</text:p>
          </table:table-cell>
          <table:table-cell office:value-type="float" office:value="80.16808" calcext:value-type="float">
            <text:p>80.16808</text:p>
          </table:table-cell>
          <table:table-cell office:value-type="float" office:value="0" calcext:value-type="float">
            <text:p>0</text:p>
          </table:table-cell>
          <table:table-cell office:value-type="float" office:value="0.309057" calcext:value-type="float">
            <text:p>0.309057</text:p>
          </table:table-cell>
          <table:table-cell office:value-type="float" office:value="0.3103577" calcext:value-type="float">
            <text:p>0.3103577</text:p>
          </table:table-cell>
          <table:table-cell office:value-type="float" office:value="0.3145148" calcext:value-type="float">
            <text:p>0.3145148</text:p>
          </table:table-cell>
          <table:table-cell office:value-type="float" office:value="0.3189982" calcext:value-type="float">
            <text:p>0.3189982</text:p>
          </table:table-cell>
          <table:table-cell office:value-type="float" office:value="0.3182207" calcext:value-type="float">
            <text:p>0.3182207</text:p>
          </table:table-cell>
          <table:table-cell office:value-type="float" office:value="0.3154702" calcext:value-type="float">
            <text:p>0.3154702</text:p>
          </table:table-cell>
          <table:table-cell office:value-type="float" office:value="0.3565283" calcext:value-type="float">
            <text:p>0.3565283</text:p>
          </table:table-cell>
          <table:table-cell office:value-type="float" office:value="0.3609636" calcext:value-type="float">
            <text:p>0.3609636</text:p>
          </table:table-cell>
          <table:table-cell office:value-type="float" office:value="0.3874339" calcext:value-type="float">
            <text:p>0.3874339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036E-015" calcext:value-type="float">
            <text:p>1.950036E-15</text:p>
          </table:table-cell>
          <table:table-cell office:value-type="float" office:value="1.884322E-015" calcext:value-type="float">
            <text:p>1.884322E-15</text:p>
          </table:table-cell>
          <table:table-cell office:value-type="float" office:value="9.386861E-016" calcext:value-type="float">
            <text:p>9.386861E-16</text:p>
          </table:table-cell>
          <table:table-cell office:value-type="float" office:value="9.662761E-016" calcext:value-type="float">
            <text:p>9.662761E-16</text:p>
          </table:table-cell>
          <table:table-cell office:value-type="float" office:value="9.693649E-016" calcext:value-type="float">
            <text:p>9.69364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56765" calcext:value-type="float">
            <text:p>-0.01556765</text:p>
          </table:table-cell>
          <table:table-cell office:value-type="float" office:value="-0.01506678" calcext:value-type="float">
            <text:p>-0.01506678</text:p>
          </table:table-cell>
          <table:table-cell office:value-type="float" office:value="-0.01365848" calcext:value-type="float">
            <text:p>-0.01365848</text:p>
          </table:table-cell>
          <table:table-cell office:value-type="float" office:value="-0.01238327" calcext:value-type="float">
            <text:p>-0.01238327</text:p>
          </table:table-cell>
          <table:table-cell office:value-type="float" office:value="-0.01264028" calcext:value-type="float">
            <text:p>-0.01264028</text:p>
          </table:table-cell>
          <table:table-cell office:value-type="float" office:value="-0.01346489" calcext:value-type="float">
            <text:p>-0.01346489</text:p>
          </table:table-cell>
          <table:table-cell office:value-type="float" office:value="-0.01422153" calcext:value-type="float">
            <text:p>-0.01422153</text:p>
          </table:table-cell>
          <table:table-cell office:value-type="float" office:value="-0.01394938" calcext:value-type="float">
            <text:p>-0.01394938</text:p>
          </table:table-cell>
          <table:table-cell office:value-type="float" office:value="-0.007085248" calcext:value-type="float">
            <text:p>-0.007085248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829.3714" calcext:value-type="float">
            <text:p>829.3714</text:p>
          </table:table-cell>
          <table:table-cell office:value-type="float" office:value="0" calcext:value-type="float">
            <text:p>0</text:p>
          </table:table-cell>
          <table:table-cell office:value-type="float" office:value="-0.01564756" calcext:value-type="float">
            <text:p>-0.01564756</text:p>
          </table:table-cell>
          <table:table-cell office:value-type="float" office:value="0.009951208" calcext:value-type="float">
            <text:p>0.00995120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119.2998" calcext:value-type="float">
            <text:p>119.2998</text:p>
          </table:table-cell>
          <table:table-cell office:value-type="float" office:value="65.34659" calcext:value-type="float">
            <text:p>65.34659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6.961" calcext:value-type="float">
            <text:p>1256.961</text:p>
          </table:table-cell>
          <table:table-cell office:value-type="float" office:value="81.52879" calcext:value-type="float">
            <text:p>81.52879</text:p>
          </table:table-cell>
          <table:table-cell office:value-type="float" office:value="0" calcext:value-type="float">
            <text:p>0</text:p>
          </table:table-cell>
          <table:table-cell office:value-type="float" office:value="0.09409835" calcext:value-type="float">
            <text:p>0.09409835</text:p>
          </table:table-cell>
          <table:table-cell office:value-type="float" office:value="0.3004294" calcext:value-type="float">
            <text:p>0.3004294</text:p>
          </table:table-cell>
          <table:table-cell office:value-type="float" office:value="0.3020755" calcext:value-type="float">
            <text:p>0.3020755</text:p>
          </table:table-cell>
          <table:table-cell office:value-type="float" office:value="0.3058132" calcext:value-type="float">
            <text:p>0.3058132</text:p>
          </table:table-cell>
          <table:table-cell office:value-type="float" office:value="0.3085141" calcext:value-type="float">
            <text:p>0.3085141</text:p>
          </table:table-cell>
          <table:table-cell office:value-type="float" office:value="0.3102638" calcext:value-type="float">
            <text:p>0.3102638</text:p>
          </table:table-cell>
          <table:table-cell office:value-type="float" office:value="0.3559874" calcext:value-type="float">
            <text:p>0.3559874</text:p>
          </table:table-cell>
          <table:table-cell office:value-type="float" office:value="0.3614153" calcext:value-type="float">
            <text:p>0.3614153</text:p>
          </table:table-cell>
          <table:table-cell office:value-type="float" office:value="0.3875109" calcext:value-type="float">
            <text:p>0.3875109</text:p>
          </table:table-cell>
          <table:table-cell office:value-type="float" office:value="0.4139517" calcext:value-type="float">
            <text:p>0.4139517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344E-015" calcext:value-type="float">
            <text:p>1.950344E-15</text:p>
          </table:table-cell>
          <table:table-cell office:value-type="float" office:value="1.884199E-015" calcext:value-type="float">
            <text:p>1.884199E-15</text:p>
          </table:table-cell>
          <table:table-cell office:value-type="float" office:value="9.386726E-016" calcext:value-type="float">
            <text:p>9.386726E-16</text:p>
          </table:table-cell>
          <table:table-cell office:value-type="float" office:value="9.662692E-016" calcext:value-type="float">
            <text:p>9.662692E-16</text:p>
          </table:table-cell>
          <table:table-cell office:value-type="float" office:value="9.693605E-016" calcext:value-type="float">
            <text:p>9.69360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4.30075" calcext:value-type="float">
            <text:p>-24.30075</text:p>
          </table:table-cell>
          <table:table-cell office:value-type="float" office:value="-0.01886179" calcext:value-type="float">
            <text:p>-0.01886179</text:p>
          </table:table-cell>
          <table:table-cell office:value-type="float" office:value="-0.0181532" calcext:value-type="float">
            <text:p>-0.0181532</text:p>
          </table:table-cell>
          <table:table-cell office:value-type="float" office:value="-0.01666872" calcext:value-type="float">
            <text:p>-0.01666872</text:p>
          </table:table-cell>
          <table:table-cell office:value-type="float" office:value="-0.01569691" calcext:value-type="float">
            <text:p>-0.01569691</text:p>
          </table:table-cell>
          <table:table-cell office:value-type="float" office:value="-0.01509356" calcext:value-type="float">
            <text:p>-0.01509356</text:p>
          </table:table-cell>
          <table:table-cell office:value-type="float" office:value="-0.01442191" calcext:value-type="float">
            <text:p>-0.01442191</text:p>
          </table:table-cell>
          <table:table-cell office:value-type="float" office:value="-0.01378211" calcext:value-type="float">
            <text:p>-0.01378211</text:p>
          </table:table-cell>
          <table:table-cell office:value-type="float" office:value="-0.007071767" calcext:value-type="float">
            <text:p>-0.007071767</text:p>
          </table:table-cell>
          <table:table-cell office:value-type="float" office:value="-0.003763453" calcext:value-type="float">
            <text:p>-0.003763453</text:p>
          </table:table-cell>
          <table:table-cell office:value-type="float" office:value="834.3303" calcext:value-type="float">
            <text:p>834.3303</text:p>
          </table:table-cell>
          <table:table-cell office:value-type="float" office:value="0" calcext:value-type="float">
            <text:p>0</text:p>
          </table:table-cell>
          <table:table-cell office:value-type="float" office:value="-24.0761" calcext:value-type="float">
            <text:p>-24.0761</text:p>
          </table:table-cell>
          <table:table-cell office:value-type="float" office:value="0.009949667" calcext:value-type="float">
            <text:p>0.00994966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119.2998" calcext:value-type="float">
            <text:p>119.2998</text:p>
          </table:table-cell>
          <table:table-cell office:value-type="float" office:value="65.60374" calcext:value-type="float">
            <text:p>65.60374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56.15" calcext:value-type="float">
            <text:p>1256.15</text:p>
          </table:table-cell>
          <table:table-cell office:value-type="float" office:value="82.08212" calcext:value-type="float">
            <text:p>82.08212</text:p>
          </table:table-cell>
          <table:table-cell office:value-type="float" office:value="0" calcext:value-type="float">
            <text:p>0</text:p>
          </table:table-cell>
          <table:table-cell office:value-type="float" office:value="0.07400962" calcext:value-type="float">
            <text:p>0.07400962</text:p>
          </table:table-cell>
          <table:table-cell office:value-type="float" office:value="0.3005599" calcext:value-type="float">
            <text:p>0.3005599</text:p>
          </table:table-cell>
          <table:table-cell office:value-type="float" office:value="0.3014497" calcext:value-type="float">
            <text:p>0.3014497</text:p>
          </table:table-cell>
          <table:table-cell office:value-type="float" office:value="0.3031387" calcext:value-type="float">
            <text:p>0.3031387</text:p>
          </table:table-cell>
          <table:table-cell office:value-type="float" office:value="0.3049552" calcext:value-type="float">
            <text:p>0.3049552</text:p>
          </table:table-cell>
          <table:table-cell office:value-type="float" office:value="0.3068019" calcext:value-type="float">
            <text:p>0.3068019</text:p>
          </table:table-cell>
          <table:table-cell office:value-type="float" office:value="0.3542125" calcext:value-type="float">
            <text:p>0.3542125</text:p>
          </table:table-cell>
          <table:table-cell office:value-type="float" office:value="0.3616411" calcext:value-type="float">
            <text:p>0.3616411</text:p>
          </table:table-cell>
          <table:table-cell office:value-type="float" office:value="0.3875877" calcext:value-type="float">
            <text:p>0.3875877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E-015" calcext:value-type="float">
            <text:p>1.949E-15</text:p>
          </table:table-cell>
          <table:table-cell office:value-type="float" office:value="1.884052E-015" calcext:value-type="float">
            <text:p>1.884052E-15</text:p>
          </table:table-cell>
          <table:table-cell office:value-type="float" office:value="9.386585E-016" calcext:value-type="float">
            <text:p>9.386585E-16</text:p>
          </table:table-cell>
          <table:table-cell office:value-type="float" office:value="9.662556E-016" calcext:value-type="float">
            <text:p>9.662556E-16</text:p>
          </table:table-cell>
          <table:table-cell office:value-type="float" office:value="9.693578E-016" calcext:value-type="float">
            <text:p>9.69357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6574" calcext:value-type="float">
            <text:p>-107.6574</text:p>
          </table:table-cell>
          <table:table-cell office:value-type="float" office:value="-0.01879035" calcext:value-type="float">
            <text:p>-0.01879035</text:p>
          </table:table-cell>
          <table:table-cell office:value-type="float" office:value="-0.01841178" calcext:value-type="float">
            <text:p>-0.01841178</text:p>
          </table:table-cell>
          <table:table-cell office:value-type="float" office:value="-0.0177334" calcext:value-type="float">
            <text:p>-0.0177334</text:p>
          </table:table-cell>
          <table:table-cell office:value-type="float" office:value="-0.01702843" calcext:value-type="float">
            <text:p>-0.01702843</text:p>
          </table:table-cell>
          <table:table-cell office:value-type="float" office:value="-0.01632605" calcext:value-type="float">
            <text:p>-0.01632605</text:p>
          </table:table-cell>
          <table:table-cell office:value-type="float" office:value="-0.01513322" calcext:value-type="float">
            <text:p>-0.01513322</text:p>
          </table:table-cell>
          <table:table-cell office:value-type="float" office:value="-0.01369881" calcext:value-type="float">
            <text:p>-0.01369881</text:p>
          </table:table-cell>
          <table:table-cell office:value-type="float" office:value="-0.007058332" calcext:value-type="float">
            <text:p>-0.007058332</text:p>
          </table:table-cell>
          <table:table-cell office:value-type="float" office:value="-0.003763444" calcext:value-type="float">
            <text:p>-0.003763444</text:p>
          </table:table-cell>
          <table:table-cell office:value-type="float" office:value="838.4777" calcext:value-type="float">
            <text:p>838.4777</text:p>
          </table:table-cell>
          <table:table-cell office:value-type="float" office:value="0" calcext:value-type="float">
            <text:p>0</text:p>
          </table:table-cell>
          <table:table-cell office:value-type="float" office:value="-48.57257" calcext:value-type="float">
            <text:p>-48.57257</text:p>
          </table:table-cell>
          <table:table-cell office:value-type="float" office:value="0.009947906" calcext:value-type="float">
            <text:p>0.00994790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130.8997" calcext:value-type="float">
            <text:p>130.8997</text:p>
          </table:table-cell>
          <table:table-cell office:value-type="float" office:value="66.42677" calcext:value-type="float">
            <text:p>66.42677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65.499" calcext:value-type="float">
            <text:p>1265.499</text:p>
          </table:table-cell>
          <table:table-cell office:value-type="float" office:value="83.5087" calcext:value-type="float">
            <text:p>83.5087</text:p>
          </table:table-cell>
          <table:table-cell office:value-type="float" office:value="0" calcext:value-type="float">
            <text:p>0</text:p>
          </table:table-cell>
          <table:table-cell office:value-type="float" office:value="0.4171689" calcext:value-type="float">
            <text:p>0.4171689</text:p>
          </table:table-cell>
          <table:table-cell office:value-type="float" office:value="0.412869" calcext:value-type="float">
            <text:p>0.412869</text:p>
          </table:table-cell>
          <table:table-cell office:value-type="float" office:value="0.3377516" calcext:value-type="float">
            <text:p>0.3377516</text:p>
          </table:table-cell>
          <table:table-cell office:value-type="float" office:value="0.3193761" calcext:value-type="float">
            <text:p>0.3193761</text:p>
          </table:table-cell>
          <table:table-cell office:value-type="float" office:value="0.3097205" calcext:value-type="float">
            <text:p>0.3097205</text:p>
          </table:table-cell>
          <table:table-cell office:value-type="float" office:value="0.3071998" calcext:value-type="float">
            <text:p>0.3071998</text:p>
          </table:table-cell>
          <table:table-cell office:value-type="float" office:value="0.3541614" calcext:value-type="float">
            <text:p>0.3541614</text:p>
          </table:table-cell>
          <table:table-cell office:value-type="float" office:value="0.3617198" calcext:value-type="float">
            <text:p>0.3617198</text:p>
          </table:table-cell>
          <table:table-cell office:value-type="float" office:value="0.3876542" calcext:value-type="float">
            <text:p>0.3876542</text:p>
          </table:table-cell>
          <table:table-cell office:value-type="float" office:value="0.4139517" calcext:value-type="float">
            <text:p>0.4139517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002274883" calcext:value-type="float">
            <text:p>2.274883E-05</text:p>
          </table:table-cell>
          <table:table-cell office:value-type="float" office:value="1.94931E-015" calcext:value-type="float">
            <text:p>1.94931E-15</text:p>
          </table:table-cell>
          <table:table-cell office:value-type="float" office:value="1.883927E-015" calcext:value-type="float">
            <text:p>1.883927E-15</text:p>
          </table:table-cell>
          <table:table-cell office:value-type="float" office:value="9.38646E-016" calcext:value-type="float">
            <text:p>9.38646E-16</text:p>
          </table:table-cell>
          <table:table-cell office:value-type="float" office:value="9.662452E-016" calcext:value-type="float">
            <text:p>9.662452E-16</text:p>
          </table:table-cell>
          <table:table-cell office:value-type="float" office:value="9.693549E-016" calcext:value-type="float">
            <text:p>9.69354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296588" calcext:value-type="float">
            <text:p>-0.002296588</text:p>
          </table:table-cell>
          <table:table-cell office:value-type="float" office:value="-0.002621562" calcext:value-type="float">
            <text:p>-0.002621562</text:p>
          </table:table-cell>
          <table:table-cell office:value-type="float" office:value="-0.008769362" calcext:value-type="float">
            <text:p>-0.008769362</text:p>
          </table:table-cell>
          <table:table-cell office:value-type="float" office:value="-0.01239659" calcext:value-type="float">
            <text:p>-0.01239659</text:p>
          </table:table-cell>
          <table:table-cell office:value-type="float" office:value="-0.01534637" calcext:value-type="float">
            <text:p>-0.01534637</text:p>
          </table:table-cell>
          <table:table-cell office:value-type="float" office:value="-0.01621178" calcext:value-type="float">
            <text:p>-0.01621178</text:p>
          </table:table-cell>
          <table:table-cell office:value-type="float" office:value="-0.01524585" calcext:value-type="float">
            <text:p>-0.01524585</text:p>
          </table:table-cell>
          <table:table-cell office:value-type="float" office:value="-0.0136701" calcext:value-type="float">
            <text:p>-0.0136701</text:p>
          </table:table-cell>
          <table:table-cell office:value-type="float" office:value="-0.00704671" calcext:value-type="float">
            <text:p>-0.00704671</text:p>
          </table:table-cell>
          <table:table-cell office:value-type="float" office:value="-0.003763456" calcext:value-type="float">
            <text:p>-0.003763456</text:p>
          </table:table-cell>
          <table:table-cell office:value-type="float" office:value="843.4595" calcext:value-type="float">
            <text:p>843.459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963591" calcext:value-type="float">
            <text:p>0.00996359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75" calcext:value-type="float">
            <text:p>-1.2284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145.6997" calcext:value-type="float">
            <text:p>145.6997</text:p>
          </table:table-cell>
          <table:table-cell office:value-type="float" office:value="67.05895" calcext:value-type="float">
            <text:p>67.05895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88.86384" calcext:value-type="float">
            <text:p>88.86384</text:p>
          </table:table-cell>
          <table:table-cell office:value-type="float" office:value="0" calcext:value-type="float">
            <text:p>0</text:p>
          </table:table-cell>
          <table:table-cell office:value-type="float" office:value="0.3597068" calcext:value-type="float">
            <text:p>0.3597068</text:p>
          </table:table-cell>
          <table:table-cell office:value-type="float" office:value="0.3604663" calcext:value-type="float">
            <text:p>0.3604663</text:p>
          </table:table-cell>
          <table:table-cell office:value-type="float" office:value="0.3626198" calcext:value-type="float">
            <text:p>0.3626198</text:p>
          </table:table-cell>
          <table:table-cell office:value-type="float" office:value="0.3640268" calcext:value-type="float">
            <text:p>0.3640268</text:p>
          </table:table-cell>
          <table:table-cell office:value-type="float" office:value="0.3639878" calcext:value-type="float">
            <text:p>0.3639878</text:p>
          </table:table-cell>
          <table:table-cell office:value-type="float" office:value="0.3633617" calcext:value-type="float">
            <text:p>0.3633617</text:p>
          </table:table-cell>
          <table:table-cell office:value-type="float" office:value="0.3687429" calcext:value-type="float">
            <text:p>0.3687429</text:p>
          </table:table-cell>
          <table:table-cell office:value-type="float" office:value="0.3623622" calcext:value-type="float">
            <text:p>0.3623622</text:p>
          </table:table-cell>
          <table:table-cell office:value-type="float" office:value="0.3877206" calcext:value-type="float">
            <text:p>0.3877206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571E-015" calcext:value-type="float">
            <text:p>1.949571E-15</text:p>
          </table:table-cell>
          <table:table-cell office:value-type="float" office:value="1.883822E-015" calcext:value-type="float">
            <text:p>1.883822E-15</text:p>
          </table:table-cell>
          <table:table-cell office:value-type="float" office:value="9.386371E-016" calcext:value-type="float">
            <text:p>9.386371E-16</text:p>
          </table:table-cell>
          <table:table-cell office:value-type="float" office:value="9.662375E-016" calcext:value-type="float">
            <text:p>9.662375E-16</text:p>
          </table:table-cell>
          <table:table-cell office:value-type="float" office:value="9.693506E-016" calcext:value-type="float">
            <text:p>9.69350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357376" calcext:value-type="float">
            <text:p>-0.005357376</text:p>
          </table:table-cell>
          <table:table-cell office:value-type="float" office:value="-0.005259681" calcext:value-type="float">
            <text:p>-0.005259681</text:p>
          </table:table-cell>
          <table:table-cell office:value-type="float" office:value="-0.005052569" calcext:value-type="float">
            <text:p>-0.005052569</text:p>
          </table:table-cell>
          <table:table-cell office:value-type="float" office:value="-0.004945866" calcext:value-type="float">
            <text:p>-0.004945866</text:p>
          </table:table-cell>
          <table:table-cell office:value-type="float" office:value="-0.004972078" calcext:value-type="float">
            <text:p>-0.004972078</text:p>
          </table:table-cell>
          <table:table-cell office:value-type="float" office:value="-0.005032551" calcext:value-type="float">
            <text:p>-0.005032551</text:p>
          </table:table-cell>
          <table:table-cell office:value-type="float" office:value="-0.01034042" calcext:value-type="float">
            <text:p>-0.01034042</text:p>
          </table:table-cell>
          <table:table-cell office:value-type="float" office:value="-0.01344322" calcext:value-type="float">
            <text:p>-0.01344322</text:p>
          </table:table-cell>
          <table:table-cell office:value-type="float" office:value="-0.007035187" calcext:value-type="float">
            <text:p>-0.007035187</text:p>
          </table:table-cell>
          <table:table-cell office:value-type="float" office:value="-0.003763437" calcext:value-type="float">
            <text:p>-0.003763437</text:p>
          </table:table-cell>
          <table:table-cell office:value-type="float" office:value="852.3649" calcext:value-type="float">
            <text:p>852.3649</text:p>
          </table:table-cell>
          <table:table-cell office:value-type="float" office:value="0" calcext:value-type="float">
            <text:p>0</text:p>
          </table:table-cell>
          <table:table-cell office:value-type="float" office:value="-0.005438964" calcext:value-type="float">
            <text:p>-0.005438964</text:p>
          </table:table-cell>
          <table:table-cell office:value-type="float" office:value="0.009944893" calcext:value-type="float">
            <text:p>0.00994489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149.5997" calcext:value-type="float">
            <text:p>149.5997</text:p>
          </table:table-cell>
          <table:table-cell office:value-type="float" office:value="68.58521" calcext:value-type="float">
            <text:p>68.58521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71.208" calcext:value-type="float">
            <text:p>1271.208</text:p>
          </table:table-cell>
          <table:table-cell office:value-type="float" office:value="94.33934" calcext:value-type="float">
            <text:p>94.33934</text:p>
          </table:table-cell>
          <table:table-cell office:value-type="float" office:value="0" calcext:value-type="float">
            <text:p>0</text:p>
          </table:table-cell>
          <table:table-cell office:value-type="float" office:value="0.3410435" calcext:value-type="float">
            <text:p>0.3410435</text:p>
          </table:table-cell>
          <table:table-cell office:value-type="float" office:value="0.3415758" calcext:value-type="float">
            <text:p>0.3415758</text:p>
          </table:table-cell>
          <table:table-cell office:value-type="float" office:value="0.343399" calcext:value-type="float">
            <text:p>0.343399</text:p>
          </table:table-cell>
          <table:table-cell office:value-type="float" office:value="0.3453148" calcext:value-type="float">
            <text:p>0.3453148</text:p>
          </table:table-cell>
          <table:table-cell office:value-type="float" office:value="0.3459028" calcext:value-type="float">
            <text:p>0.3459028</text:p>
          </table:table-cell>
          <table:table-cell office:value-type="float" office:value="0.3459005" calcext:value-type="float">
            <text:p>0.3459005</text:p>
          </table:table-cell>
          <table:table-cell office:value-type="float" office:value="0.3778988" calcext:value-type="float">
            <text:p>0.3778988</text:p>
          </table:table-cell>
          <table:table-cell office:value-type="float" office:value="0.3642765" calcext:value-type="float">
            <text:p>0.3642765</text:p>
          </table:table-cell>
          <table:table-cell office:value-type="float" office:value="0.3877353" calcext:value-type="float">
            <text:p>0.3877353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841E-015" calcext:value-type="float">
            <text:p>1.949841E-15</text:p>
          </table:table-cell>
          <table:table-cell office:value-type="float" office:value="1.883715E-015" calcext:value-type="float">
            <text:p>1.883715E-15</text:p>
          </table:table-cell>
          <table:table-cell office:value-type="float" office:value="9.386257E-016" calcext:value-type="float">
            <text:p>9.386257E-16</text:p>
          </table:table-cell>
          <table:table-cell office:value-type="float" office:value="9.662307E-016" calcext:value-type="float">
            <text:p>9.662307E-16</text:p>
          </table:table-cell>
          <table:table-cell office:value-type="float" office:value="9.693473E-016" calcext:value-type="float">
            <text:p>9.69347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786247" calcext:value-type="float">
            <text:p>-0.007786247</text:p>
          </table:table-cell>
          <table:table-cell office:value-type="float" office:value="-0.007678703" calcext:value-type="float">
            <text:p>-0.007678703</text:p>
          </table:table-cell>
          <table:table-cell office:value-type="float" office:value="-0.007398751" calcext:value-type="float">
            <text:p>-0.007398751</text:p>
          </table:table-cell>
          <table:table-cell office:value-type="float" office:value="-0.007139177" calcext:value-type="float">
            <text:p>-0.007139177</text:p>
          </table:table-cell>
          <table:table-cell office:value-type="float" office:value="-0.007082039" calcext:value-type="float">
            <text:p>-0.007082039</text:p>
          </table:table-cell>
          <table:table-cell office:value-type="float" office:value="-0.007090257" calcext:value-type="float">
            <text:p>-0.007090257</text:p>
          </table:table-cell>
          <table:table-cell office:value-type="float" office:value="-0.00811483" calcext:value-type="float">
            <text:p>-0.00811483</text:p>
          </table:table-cell>
          <table:table-cell office:value-type="float" office:value="-0.01278237" calcext:value-type="float">
            <text:p>-0.01278237</text:p>
          </table:table-cell>
          <table:table-cell office:value-type="float" office:value="-0.007032584" calcext:value-type="float">
            <text:p>-0.007032584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861.4211" calcext:value-type="float">
            <text:p>861.4211</text:p>
          </table:table-cell>
          <table:table-cell office:value-type="float" office:value="0" calcext:value-type="float">
            <text:p>0</text:p>
          </table:table-cell>
          <table:table-cell office:value-type="float" office:value="-0.007933452" calcext:value-type="float">
            <text:p>-0.007933452</text:p>
          </table:table-cell>
          <table:table-cell office:value-type="float" office:value="0.009943457" calcext:value-type="float">
            <text:p>0.00994345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149.5997" calcext:value-type="float">
            <text:p>149.5997</text:p>
          </table:table-cell>
          <table:table-cell office:value-type="float" office:value="73.1069" calcext:value-type="float">
            <text:p>73.1069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62.783" calcext:value-type="float">
            <text:p>1262.783</text:p>
          </table:table-cell>
          <table:table-cell office:value-type="float" office:value="98.2412" calcext:value-type="float">
            <text:p>98.2412</text:p>
          </table:table-cell>
          <table:table-cell office:value-type="float" office:value="0" calcext:value-type="float">
            <text:p>0</text:p>
          </table:table-cell>
          <table:table-cell office:value-type="float" office:value="0.1243927" calcext:value-type="float">
            <text:p>0.1243927</text:p>
          </table:table-cell>
          <table:table-cell office:value-type="float" office:value="0.3126043" calcext:value-type="float">
            <text:p>0.3126043</text:p>
          </table:table-cell>
          <table:table-cell office:value-type="float" office:value="0.3150688" calcext:value-type="float">
            <text:p>0.3150688</text:p>
          </table:table-cell>
          <table:table-cell office:value-type="float" office:value="0.3203259" calcext:value-type="float">
            <text:p>0.3203259</text:p>
          </table:table-cell>
          <table:table-cell office:value-type="float" office:value="0.3248146" calcext:value-type="float">
            <text:p>0.3248146</text:p>
          </table:table-cell>
          <table:table-cell office:value-type="float" office:value="0.3282564" calcext:value-type="float">
            <text:p>0.3282564</text:p>
          </table:table-cell>
          <table:table-cell office:value-type="float" office:value="0.3726471" calcext:value-type="float">
            <text:p>0.3726471</text:p>
          </table:table-cell>
          <table:table-cell office:value-type="float" office:value="0.3657025" calcext:value-type="float">
            <text:p>0.3657025</text:p>
          </table:table-cell>
          <table:table-cell office:value-type="float" office:value="0.3878373" calcext:value-type="float">
            <text:p>0.3878373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189E-015" calcext:value-type="float">
            <text:p>1.950189E-15</text:p>
          </table:table-cell>
          <table:table-cell office:value-type="float" office:value="1.883577E-015" calcext:value-type="float">
            <text:p>1.883577E-15</text:p>
          </table:table-cell>
          <table:table-cell office:value-type="float" office:value="9.386095E-016" calcext:value-type="float">
            <text:p>9.386095E-16</text:p>
          </table:table-cell>
          <table:table-cell office:value-type="float" office:value="9.662233E-016" calcext:value-type="float">
            <text:p>9.662233E-16</text:p>
          </table:table-cell>
          <table:table-cell office:value-type="float" office:value="9.693436E-016" calcext:value-type="float">
            <text:p>9.69343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386635" calcext:value-type="float">
            <text:p>-4.386635</text:p>
          </table:table-cell>
          <table:table-cell office:value-type="float" office:value="-0.01428423" calcext:value-type="float">
            <text:p>-0.01428423</text:p>
          </table:table-cell>
          <table:table-cell office:value-type="float" office:value="-0.01352386" calcext:value-type="float">
            <text:p>-0.01352386</text:p>
          </table:table-cell>
          <table:table-cell office:value-type="float" office:value="-0.01206137" calcext:value-type="float">
            <text:p>-0.01206137</text:p>
          </table:table-cell>
          <table:table-cell office:value-type="float" office:value="-0.01096249" calcext:value-type="float">
            <text:p>-0.01096249</text:p>
          </table:table-cell>
          <table:table-cell office:value-type="float" office:value="-0.01018827" calcext:value-type="float">
            <text:p>-0.01018827</text:p>
          </table:table-cell>
          <table:table-cell office:value-type="float" office:value="-0.009264612" calcext:value-type="float">
            <text:p>-0.009264612</text:p>
          </table:table-cell>
          <table:table-cell office:value-type="float" office:value="-0.01230836" calcext:value-type="float">
            <text:p>-0.01230836</text:p>
          </table:table-cell>
          <table:table-cell office:value-type="float" office:value="-0.007014988" calcext:value-type="float">
            <text:p>-0.007014988</text:p>
          </table:table-cell>
          <table:table-cell office:value-type="float" office:value="-0.003763455" calcext:value-type="float">
            <text:p>-0.003763455</text:p>
          </table:table-cell>
          <table:table-cell office:value-type="float" office:value="868.9058" calcext:value-type="float">
            <text:p>868.9058</text:p>
          </table:table-cell>
          <table:table-cell office:value-type="float" office:value="0" calcext:value-type="float">
            <text:p>0</text:p>
          </table:table-cell>
          <table:table-cell office:value-type="float" office:value="-10.0062" calcext:value-type="float">
            <text:p>-10.0062</text:p>
          </table:table-cell>
          <table:table-cell office:value-type="float" office:value="0.009941774" calcext:value-type="float">
            <text:p>0.00994177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150.0997" calcext:value-type="float">
            <text:p>150.0997</text:p>
          </table:table-cell>
          <table:table-cell office:value-type="float" office:value="73.74092" calcext:value-type="float">
            <text:p>73.74092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60.291" calcext:value-type="float">
            <text:p>1260.291</text:p>
          </table:table-cell>
          <table:table-cell office:value-type="float" office:value="100.5985" calcext:value-type="float">
            <text:p>100.5985</text:p>
          </table:table-cell>
          <table:table-cell office:value-type="float" office:value="0" calcext:value-type="float">
            <text:p>0</text:p>
          </table:table-cell>
          <table:table-cell office:value-type="float" office:value="0.1152614" calcext:value-type="float">
            <text:p>0.1152614</text:p>
          </table:table-cell>
          <table:table-cell office:value-type="float" office:value="0.3062665" calcext:value-type="float">
            <text:p>0.3062665</text:p>
          </table:table-cell>
          <table:table-cell office:value-type="float" office:value="0.3080919" calcext:value-type="float">
            <text:p>0.3080919</text:p>
          </table:table-cell>
          <table:table-cell office:value-type="float" office:value="0.3109228" calcext:value-type="float">
            <text:p>0.3109228</text:p>
          </table:table-cell>
          <table:table-cell office:value-type="float" office:value="0.3138878" calcext:value-type="float">
            <text:p>0.3138878</text:p>
          </table:table-cell>
          <table:table-cell office:value-type="float" office:value="0.3169884" calcext:value-type="float">
            <text:p>0.3169884</text:p>
          </table:table-cell>
          <table:table-cell office:value-type="float" office:value="0.3646681" calcext:value-type="float">
            <text:p>0.3646681</text:p>
          </table:table-cell>
          <table:table-cell office:value-type="float" office:value="0.3661002" calcext:value-type="float">
            <text:p>0.3661002</text:p>
          </table:table-cell>
          <table:table-cell office:value-type="float" office:value="0.3879642" calcext:value-type="float">
            <text:p>0.3879642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515E-015" calcext:value-type="float">
            <text:p>1.950515E-15</text:p>
          </table:table-cell>
          <table:table-cell office:value-type="float" office:value="1.883447E-015" calcext:value-type="float">
            <text:p>1.883447E-15</text:p>
          </table:table-cell>
          <table:table-cell office:value-type="float" office:value="9.385955E-016" calcext:value-type="float">
            <text:p>9.385955E-16</text:p>
          </table:table-cell>
          <table:table-cell office:value-type="float" office:value="9.662144E-016" calcext:value-type="float">
            <text:p>9.662144E-16</text:p>
          </table:table-cell>
          <table:table-cell office:value-type="float" office:value="9.693393E-016" calcext:value-type="float">
            <text:p>9.6933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160332" calcext:value-type="float">
            <text:p>-7.160332</text:p>
          </table:table-cell>
          <table:table-cell office:value-type="float" office:value="-0.01646634" calcext:value-type="float">
            <text:p>-0.01646634</text:p>
          </table:table-cell>
          <table:table-cell office:value-type="float" office:value="-0.01580337" calcext:value-type="float">
            <text:p>-0.01580337</text:p>
          </table:table-cell>
          <table:table-cell office:value-type="float" office:value="-0.01485489" calcext:value-type="float">
            <text:p>-0.01485489</text:p>
          </table:table-cell>
          <table:table-cell office:value-type="float" office:value="-0.01392358" calcext:value-type="float">
            <text:p>-0.01392358</text:p>
          </table:table-cell>
          <table:table-cell office:value-type="float" office:value="-0.01300217" calcext:value-type="float">
            <text:p>-0.01300217</text:p>
          </table:table-cell>
          <table:table-cell office:value-type="float" office:value="-0.01141756" calcext:value-type="float">
            <text:p>-0.01141756</text:p>
          </table:table-cell>
          <table:table-cell office:value-type="float" office:value="-0.01217759" calcext:value-type="float">
            <text:p>-0.01217759</text:p>
          </table:table-cell>
          <table:table-cell office:value-type="float" office:value="-0.006992999" calcext:value-type="float">
            <text:p>-0.006992999</text:p>
          </table:table-cell>
          <table:table-cell office:value-type="float" office:value="-0.003763444" calcext:value-type="float">
            <text:p>-0.003763444</text:p>
          </table:table-cell>
          <table:table-cell office:value-type="float" office:value="874.8354" calcext:value-type="float">
            <text:p>874.8354</text:p>
          </table:table-cell>
          <table:table-cell office:value-type="float" office:value="0" calcext:value-type="float">
            <text:p>0</text:p>
          </table:table-cell>
          <table:table-cell office:value-type="float" office:value="-2.42596" calcext:value-type="float">
            <text:p>-2.42596</text:p>
          </table:table-cell>
          <table:table-cell office:value-type="float" office:value="0.009940016" calcext:value-type="float">
            <text:p>0.00994001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156.6997" calcext:value-type="float">
            <text:p>156.6997</text:p>
          </table:table-cell>
          <table:table-cell office:value-type="float" office:value="74.56001" calcext:value-type="float">
            <text:p>74.56001</text:p>
          </table:table-cell>
          <table:table-cell office:value-type="float" office:value="1.268288" calcext:value-type="float">
            <text:p>1.268288</text:p>
          </table:table-cell>
          <table:table-cell office:value-type="float" office:value="1264.466" calcext:value-type="float">
            <text:p>1264.466</text:p>
          </table:table-cell>
          <table:table-cell office:value-type="float" office:value="102.204" calcext:value-type="float">
            <text:p>102.204</text:p>
          </table:table-cell>
          <table:table-cell office:value-type="float" office:value="0" calcext:value-type="float">
            <text:p>0</text:p>
          </table:table-cell>
          <table:table-cell office:value-type="float" office:value="0.3599232" calcext:value-type="float">
            <text:p>0.3599232</text:p>
          </table:table-cell>
          <table:table-cell office:value-type="float" office:value="0.3583298" calcext:value-type="float">
            <text:p>0.3583298</text:p>
          </table:table-cell>
          <table:table-cell office:value-type="float" office:value="0.3253038" calcext:value-type="float">
            <text:p>0.3253038</text:p>
          </table:table-cell>
          <table:table-cell office:value-type="float" office:value="0.309083" calcext:value-type="float">
            <text:p>0.309083</text:p>
          </table:table-cell>
          <table:table-cell office:value-type="float" office:value="0.3086744" calcext:value-type="float">
            <text:p>0.3086744</text:p>
          </table:table-cell>
          <table:table-cell office:value-type="float" office:value="0.3112173" calcext:value-type="float">
            <text:p>0.3112173</text:p>
          </table:table-cell>
          <table:table-cell office:value-type="float" office:value="0.3604384" calcext:value-type="float">
            <text:p>0.3604384</text:p>
          </table:table-cell>
          <table:table-cell office:value-type="float" office:value="0.3658296" calcext:value-type="float">
            <text:p>0.3658296</text:p>
          </table:table-cell>
          <table:table-cell office:value-type="float" office:value="0.3880631" calcext:value-type="float">
            <text:p>0.3880631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876E-015" calcext:value-type="float">
            <text:p>1.950876E-15</text:p>
          </table:table-cell>
          <table:table-cell office:value-type="float" office:value="1.883303E-015" calcext:value-type="float">
            <text:p>1.883303E-15</text:p>
          </table:table-cell>
          <table:table-cell office:value-type="float" office:value="9.385794E-016" calcext:value-type="float">
            <text:p>9.385794E-16</text:p>
          </table:table-cell>
          <table:table-cell office:value-type="float" office:value="9.662058E-016" calcext:value-type="float">
            <text:p>9.662058E-16</text:p>
          </table:table-cell>
          <table:table-cell office:value-type="float" office:value="9.693351E-016" calcext:value-type="float">
            <text:p>9.69335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056075" calcext:value-type="float">
            <text:p>-0.005056075</text:p>
          </table:table-cell>
          <table:table-cell office:value-type="float" office:value="-0.00516018" calcext:value-type="float">
            <text:p>-0.00516018</text:p>
          </table:table-cell>
          <table:table-cell office:value-type="float" office:value="-0.01110394" calcext:value-type="float">
            <text:p>-0.01110394</text:p>
          </table:table-cell>
          <table:table-cell office:value-type="float" office:value="-0.01561085" calcext:value-type="float">
            <text:p>-0.01561085</text:p>
          </table:table-cell>
          <table:table-cell office:value-type="float" office:value="-0.01566649" calcext:value-type="float">
            <text:p>-0.01566649</text:p>
          </table:table-cell>
          <table:table-cell office:value-type="float" office:value="-0.0147835" calcext:value-type="float">
            <text:p>-0.0147835</text:p>
          </table:table-cell>
          <table:table-cell office:value-type="float" office:value="-0.01278098" calcext:value-type="float">
            <text:p>-0.01278098</text:p>
          </table:table-cell>
          <table:table-cell office:value-type="float" office:value="-0.01226313" calcext:value-type="float">
            <text:p>-0.01226313</text:p>
          </table:table-cell>
          <table:table-cell office:value-type="float" office:value="-0.006975874" calcext:value-type="float">
            <text:p>-0.006975874</text:p>
          </table:table-cell>
          <table:table-cell office:value-type="float" office:value="-0.003763437" calcext:value-type="float">
            <text:p>-0.003763437</text:p>
          </table:table-cell>
          <table:table-cell office:value-type="float" office:value="880.0081" calcext:value-type="float">
            <text:p>880.0081</text:p>
          </table:table-cell>
          <table:table-cell office:value-type="float" office:value="0" calcext:value-type="float">
            <text:p>0</text:p>
          </table:table-cell>
          <table:table-cell office:value-type="float" office:value="-0.005152849" calcext:value-type="float">
            <text:p>-0.005152849</text:p>
          </table:table-cell>
          <table:table-cell office:value-type="float" office:value="0.009938082" calcext:value-type="float">
            <text:p>0.00993808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180.4998" calcext:value-type="float">
            <text:p>180.4998</text:p>
          </table:table-cell>
          <table:table-cell office:value-type="float" office:value="76.80206" calcext:value-type="float">
            <text:p>76.80206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72.026" calcext:value-type="float">
            <text:p>1272.026</text:p>
          </table:table-cell>
          <table:table-cell office:value-type="float" office:value="105.7362" calcext:value-type="float">
            <text:p>105.7362</text:p>
          </table:table-cell>
          <table:table-cell office:value-type="float" office:value="0" calcext:value-type="float">
            <text:p>0</text:p>
          </table:table-cell>
          <table:table-cell office:value-type="float" office:value="0.3691094" calcext:value-type="float">
            <text:p>0.3691094</text:p>
          </table:table-cell>
          <table:table-cell office:value-type="float" office:value="0.369718" calcext:value-type="float">
            <text:p>0.369718</text:p>
          </table:table-cell>
          <table:table-cell office:value-type="float" office:value="0.370735" calcext:value-type="float">
            <text:p>0.370735</text:p>
          </table:table-cell>
          <table:table-cell office:value-type="float" office:value="0.3617399" calcext:value-type="float">
            <text:p>0.3617399</text:p>
          </table:table-cell>
          <table:table-cell office:value-type="float" office:value="0.3330005" calcext:value-type="float">
            <text:p>0.3330005</text:p>
          </table:table-cell>
          <table:table-cell office:value-type="float" office:value="0.3216452" calcext:value-type="float">
            <text:p>0.3216452</text:p>
          </table:table-cell>
          <table:table-cell office:value-type="float" office:value="0.3726968" calcext:value-type="float">
            <text:p>0.3726968</text:p>
          </table:table-cell>
          <table:table-cell office:value-type="float" office:value="0.3657748" calcext:value-type="float">
            <text:p>0.3657748</text:p>
          </table:table-cell>
          <table:table-cell office:value-type="float" office:value="0.387821" calcext:value-type="float">
            <text:p>0.387821</text:p>
          </table:table-cell>
          <table:table-cell office:value-type="float" office:value="0.4135744" calcext:value-type="float">
            <text:p>0.4135744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217E-015" calcext:value-type="float">
            <text:p>1.951217E-15</text:p>
          </table:table-cell>
          <table:table-cell office:value-type="float" office:value="1.883164E-015" calcext:value-type="float">
            <text:p>1.883164E-15</text:p>
          </table:table-cell>
          <table:table-cell office:value-type="float" office:value="9.385643E-016" calcext:value-type="float">
            <text:p>9.385643E-16</text:p>
          </table:table-cell>
          <table:table-cell office:value-type="float" office:value="9.661969E-016" calcext:value-type="float">
            <text:p>9.661969E-16</text:p>
          </table:table-cell>
          <table:table-cell office:value-type="float" office:value="9.693314E-016" calcext:value-type="float">
            <text:p>9.69331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421887" calcext:value-type="float">
            <text:p>-0.004421887</text:p>
          </table:table-cell>
          <table:table-cell office:value-type="float" office:value="-0.004347604" calcext:value-type="float">
            <text:p>-0.004347604</text:p>
          </table:table-cell>
          <table:table-cell office:value-type="float" office:value="-0.004276212" calcext:value-type="float">
            <text:p>-0.004276212</text:p>
          </table:table-cell>
          <table:table-cell office:value-type="float" office:value="-0.005166878" calcext:value-type="float">
            <text:p>-0.005166878</text:p>
          </table:table-cell>
          <table:table-cell office:value-type="float" office:value="-0.009425426" calcext:value-type="float">
            <text:p>-0.009425426</text:p>
          </table:table-cell>
          <table:table-cell office:value-type="float" office:value="-0.01188401" calcext:value-type="float">
            <text:p>-0.01188401</text:p>
          </table:table-cell>
          <table:table-cell office:value-type="float" office:value="-0.009237421" calcext:value-type="float">
            <text:p>-0.009237421</text:p>
          </table:table-cell>
          <table:table-cell office:value-type="float" office:value="-0.01228495" calcext:value-type="float">
            <text:p>-0.01228495</text:p>
          </table:table-cell>
          <table:table-cell office:value-type="float" office:value="-0.007017845" calcext:value-type="float">
            <text:p>-0.007017845</text:p>
          </table:table-cell>
          <table:table-cell office:value-type="float" office:value="-0.003796831" calcext:value-type="float">
            <text:p>-0.003796831</text:p>
          </table:table-cell>
          <table:table-cell office:value-type="float" office:value="887.467" calcext:value-type="float">
            <text:p>887.467</text:p>
          </table:table-cell>
          <table:table-cell office:value-type="float" office:value="0" calcext:value-type="float">
            <text:p>0</text:p>
          </table:table-cell>
          <table:table-cell office:value-type="float" office:value="-0.004516772" calcext:value-type="float">
            <text:p>-0.004516772</text:p>
          </table:table-cell>
          <table:table-cell office:value-type="float" office:value="0.009936213" calcext:value-type="float">
            <text:p>0.00993621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30275" calcext:value-type="float">
            <text:p>-1.2302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180.7998" calcext:value-type="float">
            <text:p>180.7998</text:p>
          </table:table-cell>
          <table:table-cell office:value-type="float" office:value="78.095" calcext:value-type="float">
            <text:p>78.095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66.751" calcext:value-type="float">
            <text:p>1266.751</text:p>
          </table:table-cell>
          <table:table-cell office:value-type="float" office:value="110.019" calcext:value-type="float">
            <text:p>110.019</text:p>
          </table:table-cell>
          <table:table-cell office:value-type="float" office:value="0" calcext:value-type="float">
            <text:p>0</text:p>
          </table:table-cell>
          <table:table-cell office:value-type="float" office:value="0.3189252" calcext:value-type="float">
            <text:p>0.3189252</text:p>
          </table:table-cell>
          <table:table-cell office:value-type="float" office:value="0.3198225" calcext:value-type="float">
            <text:p>0.3198225</text:p>
          </table:table-cell>
          <table:table-cell office:value-type="float" office:value="0.3224854" calcext:value-type="float">
            <text:p>0.3224854</text:p>
          </table:table-cell>
          <table:table-cell office:value-type="float" office:value="0.3263579" calcext:value-type="float">
            <text:p>0.3263579</text:p>
          </table:table-cell>
          <table:table-cell office:value-type="float" office:value="0.3283693" calcext:value-type="float">
            <text:p>0.3283693</text:p>
          </table:table-cell>
          <table:table-cell office:value-type="float" office:value="0.3293224" calcext:value-type="float">
            <text:p>0.3293224</text:p>
          </table:table-cell>
          <table:table-cell office:value-type="float" office:value="0.3696281" calcext:value-type="float">
            <text:p>0.3696281</text:p>
          </table:table-cell>
          <table:table-cell office:value-type="float" office:value="0.3663483" calcext:value-type="float">
            <text:p>0.3663483</text:p>
          </table:table-cell>
          <table:table-cell office:value-type="float" office:value="0.3879702" calcext:value-type="float">
            <text:p>0.3879702</text:p>
          </table:table-cell>
          <table:table-cell office:value-type="float" office:value="0.413933" calcext:value-type="float">
            <text:p>0.413933</text:p>
          </table:table-cell>
          <table:table-cell office:value-type="float" office:value="0.510709" calcext:value-type="float">
            <text:p>0.5107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507E-015" calcext:value-type="float">
            <text:p>1.951507E-15</text:p>
          </table:table-cell>
          <table:table-cell office:value-type="float" office:value="1.883048E-015" calcext:value-type="float">
            <text:p>1.883048E-15</text:p>
          </table:table-cell>
          <table:table-cell office:value-type="float" office:value="9.38554E-016" calcext:value-type="float">
            <text:p>9.38554E-16</text:p>
          </table:table-cell>
          <table:table-cell office:value-type="float" office:value="9.661856E-016" calcext:value-type="float">
            <text:p>9.661856E-16</text:p>
          </table:table-cell>
          <table:table-cell office:value-type="float" office:value="9.693284E-016" calcext:value-type="float">
            <text:p>9.6932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45392" calcext:value-type="float">
            <text:p>-0.01245392</text:p>
          </table:table-cell>
          <table:table-cell office:value-type="float" office:value="-0.01218043" calcext:value-type="float">
            <text:p>-0.01218043</text:p>
          </table:table-cell>
          <table:table-cell office:value-type="float" office:value="-0.01148145" calcext:value-type="float">
            <text:p>-0.01148145</text:p>
          </table:table-cell>
          <table:table-cell office:value-type="float" office:value="-0.01058112" calcext:value-type="float">
            <text:p>-0.01058112</text:p>
          </table:table-cell>
          <table:table-cell office:value-type="float" office:value="-0.01016407" calcext:value-type="float">
            <text:p>-0.01016407</text:p>
          </table:table-cell>
          <table:table-cell office:value-type="float" office:value="-0.009966287" calcext:value-type="float">
            <text:p>-0.009966287</text:p>
          </table:table-cell>
          <table:table-cell office:value-type="float" office:value="-0.01003394" calcext:value-type="float">
            <text:p>-0.01003394</text:p>
          </table:table-cell>
          <table:table-cell office:value-type="float" office:value="-0.01210006" calcext:value-type="float">
            <text:p>-0.01210006</text:p>
          </table:table-cell>
          <table:table-cell office:value-type="float" office:value="-0.006992038" calcext:value-type="float">
            <text:p>-0.006992038</text:p>
          </table:table-cell>
          <table:table-cell office:value-type="float" office:value="-0.003765395" calcext:value-type="float">
            <text:p>-0.003765395</text:p>
          </table:table-cell>
          <table:table-cell office:value-type="float" office:value="895.504" calcext:value-type="float">
            <text:p>895.504</text:p>
          </table:table-cell>
          <table:table-cell office:value-type="float" office:value="0" calcext:value-type="float">
            <text:p>0</text:p>
          </table:table-cell>
          <table:table-cell office:value-type="float" office:value="-0.01250269" calcext:value-type="float">
            <text:p>-0.01250269</text:p>
          </table:table-cell>
          <table:table-cell office:value-type="float" office:value="0.009934681" calcext:value-type="float">
            <text:p>0.00993468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602" calcext:value-type="float">
            <text:p>-1.2286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182.9998" calcext:value-type="float">
            <text:p>182.9998</text:p>
          </table:table-cell>
          <table:table-cell office:value-type="float" office:value="79.86155" calcext:value-type="float">
            <text:p>79.86155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64.098" calcext:value-type="float">
            <text:p>1264.098</text:p>
          </table:table-cell>
          <table:table-cell office:value-type="float" office:value="113.1044" calcext:value-type="float">
            <text:p>113.1044</text:p>
          </table:table-cell>
          <table:table-cell office:value-type="float" office:value="0" calcext:value-type="float">
            <text:p>0</text:p>
          </table:table-cell>
          <table:table-cell office:value-type="float" office:value="0.3077288" calcext:value-type="float">
            <text:p>0.3077288</text:p>
          </table:table-cell>
          <table:table-cell office:value-type="float" office:value="0.3095945" calcext:value-type="float">
            <text:p>0.3095945</text:p>
          </table:table-cell>
          <table:table-cell office:value-type="float" office:value="0.3131515" calcext:value-type="float">
            <text:p>0.3131515</text:p>
          </table:table-cell>
          <table:table-cell office:value-type="float" office:value="0.316065" calcext:value-type="float">
            <text:p>0.316065</text:p>
          </table:table-cell>
          <table:table-cell office:value-type="float" office:value="0.3174894" calcext:value-type="float">
            <text:p>0.3174894</text:p>
          </table:table-cell>
          <table:table-cell office:value-type="float" office:value="0.3190436" calcext:value-type="float">
            <text:p>0.3190436</text:p>
          </table:table-cell>
          <table:table-cell office:value-type="float" office:value="0.364662" calcext:value-type="float">
            <text:p>0.364662</text:p>
          </table:table-cell>
          <table:table-cell office:value-type="float" office:value="0.3664749" calcext:value-type="float">
            <text:p>0.3664749</text:p>
          </table:table-cell>
          <table:table-cell office:value-type="float" office:value="0.3880935" calcext:value-type="float">
            <text:p>0.3880935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753E-015" calcext:value-type="float">
            <text:p>1.951753E-15</text:p>
          </table:table-cell>
          <table:table-cell office:value-type="float" office:value="1.88295E-015" calcext:value-type="float">
            <text:p>1.88295E-15</text:p>
          </table:table-cell>
          <table:table-cell office:value-type="float" office:value="9.385422E-016" calcext:value-type="float">
            <text:p>9.385422E-16</text:p>
          </table:table-cell>
          <table:table-cell office:value-type="float" office:value="9.661795E-016" calcext:value-type="float">
            <text:p>9.661795E-16</text:p>
          </table:table-cell>
          <table:table-cell office:value-type="float" office:value="9.693261E-016" calcext:value-type="float">
            <text:p>9.69326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94571" calcext:value-type="float">
            <text:p>-0.01594571</text:p>
          </table:table-cell>
          <table:table-cell office:value-type="float" office:value="-0.01525256" calcext:value-type="float">
            <text:p>-0.01525256</text:p>
          </table:table-cell>
          <table:table-cell office:value-type="float" office:value="-0.01408231" calcext:value-type="float">
            <text:p>-0.01408231</text:p>
          </table:table-cell>
          <table:table-cell office:value-type="float" office:value="-0.01323643" calcext:value-type="float">
            <text:p>-0.01323643</text:p>
          </table:table-cell>
          <table:table-cell office:value-type="float" office:value="-0.01286011" calcext:value-type="float">
            <text:p>-0.01286011</text:p>
          </table:table-cell>
          <table:table-cell office:value-type="float" office:value="-0.01243361" calcext:value-type="float">
            <text:p>-0.01243361</text:p>
          </table:table-cell>
          <table:table-cell office:value-type="float" office:value="-0.0114249" calcext:value-type="float">
            <text:p>-0.0114249</text:p>
          </table:table-cell>
          <table:table-cell office:value-type="float" office:value="-0.01205816" calcext:value-type="float">
            <text:p>-0.01205816</text:p>
          </table:table-cell>
          <table:table-cell office:value-type="float" office:value="-0.006970677" calcext:value-type="float">
            <text:p>-0.006970677</text:p>
          </table:table-cell>
          <table:table-cell office:value-type="float" office:value="-0.003763437" calcext:value-type="float">
            <text:p>-0.003763437</text:p>
          </table:table-cell>
          <table:table-cell office:value-type="float" office:value="902.1611" calcext:value-type="float">
            <text:p>902.1611</text:p>
          </table:table-cell>
          <table:table-cell office:value-type="float" office:value="0" calcext:value-type="float">
            <text:p>0</text:p>
          </table:table-cell>
          <table:table-cell office:value-type="float" office:value="-0.0163211" calcext:value-type="float">
            <text:p>-0.0163211</text:p>
          </table:table-cell>
          <table:table-cell office:value-type="float" office:value="0.009933382" calcext:value-type="float">
            <text:p>0.00993338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187.3998" calcext:value-type="float">
            <text:p>187.3998</text:p>
          </table:table-cell>
          <table:table-cell office:value-type="float" office:value="84.16753" calcext:value-type="float">
            <text:p>84.16753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61.962" calcext:value-type="float">
            <text:p>1261.962</text:p>
          </table:table-cell>
          <table:table-cell office:value-type="float" office:value="115.3333" calcext:value-type="float">
            <text:p>115.3333</text:p>
          </table:table-cell>
          <table:table-cell office:value-type="float" office:value="0" calcext:value-type="float">
            <text:p>0</text:p>
          </table:table-cell>
          <table:table-cell office:value-type="float" office:value="0.2853241" calcext:value-type="float">
            <text:p>0.2853241</text:p>
          </table:table-cell>
          <table:table-cell office:value-type="float" office:value="0.293072" calcext:value-type="float">
            <text:p>0.293072</text:p>
          </table:table-cell>
          <table:table-cell office:value-type="float" office:value="0.3043114" calcext:value-type="float">
            <text:p>0.3043114</text:p>
          </table:table-cell>
          <table:table-cell office:value-type="float" office:value="0.3108934" calcext:value-type="float">
            <text:p>0.3108934</text:p>
          </table:table-cell>
          <table:table-cell office:value-type="float" office:value="0.3124675" calcext:value-type="float">
            <text:p>0.3124675</text:p>
          </table:table-cell>
          <table:table-cell office:value-type="float" office:value="0.3137846" calcext:value-type="float">
            <text:p>0.3137846</text:p>
          </table:table-cell>
          <table:table-cell office:value-type="float" office:value="0.3608982" calcext:value-type="float">
            <text:p>0.3608982</text:p>
          </table:table-cell>
          <table:table-cell office:value-type="float" office:value="0.3661862" calcext:value-type="float">
            <text:p>0.3661862</text:p>
          </table:table-cell>
          <table:table-cell office:value-type="float" office:value="0.3881827" calcext:value-type="float">
            <text:p>0.3881827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064E-015" calcext:value-type="float">
            <text:p>1.952064E-15</text:p>
          </table:table-cell>
          <table:table-cell office:value-type="float" office:value="1.882828E-015" calcext:value-type="float">
            <text:p>1.882828E-15</text:p>
          </table:table-cell>
          <table:table-cell office:value-type="float" office:value="9.38527E-016" calcext:value-type="float">
            <text:p>9.38527E-16</text:p>
          </table:table-cell>
          <table:table-cell office:value-type="float" office:value="9.661737E-016" calcext:value-type="float">
            <text:p>9.661737E-16</text:p>
          </table:table-cell>
          <table:table-cell office:value-type="float" office:value="9.693218E-016" calcext:value-type="float">
            <text:p>9.69321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739579" calcext:value-type="float">
            <text:p>-0.02739579</text:p>
          </table:table-cell>
          <table:table-cell office:value-type="float" office:value="-0.02244276" calcext:value-type="float">
            <text:p>-0.02244276</text:p>
          </table:table-cell>
          <table:table-cell office:value-type="float" office:value="-0.01715246" calcext:value-type="float">
            <text:p>-0.01715246</text:p>
          </table:table-cell>
          <table:table-cell office:value-type="float" office:value="-0.01482673" calcext:value-type="float">
            <text:p>-0.01482673</text:p>
          </table:table-cell>
          <table:table-cell office:value-type="float" office:value="-0.01436824" calcext:value-type="float">
            <text:p>-0.01436824</text:p>
          </table:table-cell>
          <table:table-cell office:value-type="float" office:value="-0.0139625" calcext:value-type="float">
            <text:p>-0.0139625</text:p>
          </table:table-cell>
          <table:table-cell office:value-type="float" office:value="-0.01262978" calcext:value-type="float">
            <text:p>-0.01262978</text:p>
          </table:table-cell>
          <table:table-cell office:value-type="float" office:value="-0.01214875" calcext:value-type="float">
            <text:p>-0.01214875</text:p>
          </table:table-cell>
          <table:table-cell office:value-type="float" office:value="-0.006955274" calcext:value-type="float">
            <text:p>-0.006955274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907.9525" calcext:value-type="float">
            <text:p>907.9525</text:p>
          </table:table-cell>
          <table:table-cell office:value-type="float" office:value="0" calcext:value-type="float">
            <text:p>0</text:p>
          </table:table-cell>
          <table:table-cell office:value-type="float" office:value="-0.02953977" calcext:value-type="float">
            <text:p>-0.02953977</text:p>
          </table:table-cell>
          <table:table-cell office:value-type="float" office:value="0.009931887" calcext:value-type="float">
            <text:p>0.00993188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189.4998" calcext:value-type="float">
            <text:p>189.4998</text:p>
          </table:table-cell>
          <table:table-cell office:value-type="float" office:value="87.48133" calcext:value-type="float">
            <text:p>87.48133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9.802" calcext:value-type="float">
            <text:p>1259.802</text:p>
          </table:table-cell>
          <table:table-cell office:value-type="float" office:value="116.2793" calcext:value-type="float">
            <text:p>116.2793</text:p>
          </table:table-cell>
          <table:table-cell office:value-type="float" office:value="0" calcext:value-type="float">
            <text:p>0</text:p>
          </table:table-cell>
          <table:table-cell office:value-type="float" office:value="0.2172262" calcext:value-type="float">
            <text:p>0.2172262</text:p>
          </table:table-cell>
          <table:table-cell office:value-type="float" office:value="0.2922404" calcext:value-type="float">
            <text:p>0.2922404</text:p>
          </table:table-cell>
          <table:table-cell office:value-type="float" office:value="0.297551" calcext:value-type="float">
            <text:p>0.297551</text:p>
          </table:table-cell>
          <table:table-cell office:value-type="float" office:value="0.3026224" calcext:value-type="float">
            <text:p>0.3026224</text:p>
          </table:table-cell>
          <table:table-cell office:value-type="float" office:value="0.3061973" calcext:value-type="float">
            <text:p>0.3061973</text:p>
          </table:table-cell>
          <table:table-cell office:value-type="float" office:value="0.3090184" calcext:value-type="float">
            <text:p>0.3090184</text:p>
          </table:table-cell>
          <table:table-cell office:value-type="float" office:value="0.3574867" calcext:value-type="float">
            <text:p>0.3574867</text:p>
          </table:table-cell>
          <table:table-cell office:value-type="float" office:value="0.3656395" calcext:value-type="float">
            <text:p>0.3656395</text:p>
          </table:table-cell>
          <table:table-cell office:value-type="float" office:value="0.3882295" calcext:value-type="float">
            <text:p>0.3882295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679E-015" calcext:value-type="float">
            <text:p>1.946679E-15</text:p>
          </table:table-cell>
          <table:table-cell office:value-type="float" office:value="1.882692E-015" calcext:value-type="float">
            <text:p>1.882692E-15</text:p>
          </table:table-cell>
          <table:table-cell office:value-type="float" office:value="9.385106E-016" calcext:value-type="float">
            <text:p>9.385106E-16</text:p>
          </table:table-cell>
          <table:table-cell office:value-type="float" office:value="9.661665E-016" calcext:value-type="float">
            <text:p>9.661665E-16</text:p>
          </table:table-cell>
          <table:table-cell office:value-type="float" office:value="9.693178E-016" calcext:value-type="float">
            <text:p>9.69317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531904" calcext:value-type="float">
            <text:p>-0.1531904</text:p>
          </table:table-cell>
          <table:table-cell office:value-type="float" office:value="-0.02268374" calcext:value-type="float">
            <text:p>-0.02268374</text:p>
          </table:table-cell>
          <table:table-cell office:value-type="float" office:value="-0.02014242" calcext:value-type="float">
            <text:p>-0.02014242</text:p>
          </table:table-cell>
          <table:table-cell office:value-type="float" office:value="-0.01793815" calcext:value-type="float">
            <text:p>-0.01793815</text:p>
          </table:table-cell>
          <table:table-cell office:value-type="float" office:value="-0.01654672" calcext:value-type="float">
            <text:p>-0.01654672</text:p>
          </table:table-cell>
          <table:table-cell office:value-type="float" office:value="-0.01552461" calcext:value-type="float">
            <text:p>-0.01552461</text:p>
          </table:table-cell>
          <table:table-cell office:value-type="float" office:value="-0.01384447" calcext:value-type="float">
            <text:p>-0.01384447</text:p>
          </table:table-cell>
          <table:table-cell office:value-type="float" office:value="-0.01232367" calcext:value-type="float">
            <text:p>-0.01232367</text:p>
          </table:table-cell>
          <table:table-cell office:value-type="float" office:value="-0.006947153" calcext:value-type="float">
            <text:p>-0.006947153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912.4548" calcext:value-type="float">
            <text:p>912.4548</text:p>
          </table:table-cell>
          <table:table-cell office:value-type="float" office:value="0" calcext:value-type="float">
            <text:p>0</text:p>
          </table:table-cell>
          <table:table-cell office:value-type="float" office:value="-0.01175677" calcext:value-type="float">
            <text:p>-0.01175677</text:p>
          </table:table-cell>
          <table:table-cell office:value-type="float" office:value="0.009930139" calcext:value-type="float">
            <text:p>0.00993013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192.8998" calcext:value-type="float">
            <text:p>192.8998</text:p>
          </table:table-cell>
          <table:table-cell office:value-type="float" office:value="89.67679" calcext:value-type="float">
            <text:p>89.67679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9.826" calcext:value-type="float">
            <text:p>1259.826</text:p>
          </table:table-cell>
          <table:table-cell office:value-type="float" office:value="117.4594" calcext:value-type="float">
            <text:p>117.4594</text:p>
          </table:table-cell>
          <table:table-cell office:value-type="float" office:value="0" calcext:value-type="float">
            <text:p>0</text:p>
          </table:table-cell>
          <table:table-cell office:value-type="float" office:value="0.2783848" calcext:value-type="float">
            <text:p>0.2783848</text:p>
          </table:table-cell>
          <table:table-cell office:value-type="float" office:value="0.2859397" calcext:value-type="float">
            <text:p>0.2859397</text:p>
          </table:table-cell>
          <table:table-cell office:value-type="float" office:value="0.2977217" calcext:value-type="float">
            <text:p>0.2977217</text:p>
          </table:table-cell>
          <table:table-cell office:value-type="float" office:value="0.3044086" calcext:value-type="float">
            <text:p>0.3044086</text:p>
          </table:table-cell>
          <table:table-cell office:value-type="float" office:value="0.3062284" calcext:value-type="float">
            <text:p>0.3062284</text:p>
          </table:table-cell>
          <table:table-cell office:value-type="float" office:value="0.307602" calcext:value-type="float">
            <text:p>0.307602</text:p>
          </table:table-cell>
          <table:table-cell office:value-type="float" office:value="0.3553999" calcext:value-type="float">
            <text:p>0.3553999</text:p>
          </table:table-cell>
          <table:table-cell office:value-type="float" office:value="0.3650167" calcext:value-type="float">
            <text:p>0.3650167</text:p>
          </table:table-cell>
          <table:table-cell office:value-type="float" office:value="0.3882279" calcext:value-type="float">
            <text:p>0.3882279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047E-015" calcext:value-type="float">
            <text:p>1.947047E-15</text:p>
          </table:table-cell>
          <table:table-cell office:value-type="float" office:value="1.882545E-015" calcext:value-type="float">
            <text:p>1.882545E-15</text:p>
          </table:table-cell>
          <table:table-cell office:value-type="float" office:value="9.384934E-016" calcext:value-type="float">
            <text:p>9.384934E-16</text:p>
          </table:table-cell>
          <table:table-cell office:value-type="float" office:value="9.661587E-016" calcext:value-type="float">
            <text:p>9.661587E-16</text:p>
          </table:table-cell>
          <table:table-cell office:value-type="float" office:value="9.693134E-016" calcext:value-type="float">
            <text:p>9.69313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256533" calcext:value-type="float">
            <text:p>-0.03256533</text:p>
          </table:table-cell>
          <table:table-cell office:value-type="float" office:value="-0.02667665" calcext:value-type="float">
            <text:p>-0.02667665</text:p>
          </table:table-cell>
          <table:table-cell office:value-type="float" office:value="-0.02000387" calcext:value-type="float">
            <text:p>-0.02000387</text:p>
          </table:table-cell>
          <table:table-cell office:value-type="float" office:value="-0.01718996" calcext:value-type="float">
            <text:p>-0.01718996</text:p>
          </table:table-cell>
          <table:table-cell office:value-type="float" office:value="-0.01653678" calcext:value-type="float">
            <text:p>-0.01653678</text:p>
          </table:table-cell>
          <table:table-cell office:value-type="float" office:value="-0.01603775" calcext:value-type="float">
            <text:p>-0.01603775</text:p>
          </table:table-cell>
          <table:table-cell office:value-type="float" office:value="-0.01465313" calcext:value-type="float">
            <text:p>-0.01465313</text:p>
          </table:table-cell>
          <table:table-cell office:value-type="float" office:value="-0.01252701" calcext:value-type="float">
            <text:p>-0.01252701</text:p>
          </table:table-cell>
          <table:table-cell office:value-type="float" office:value="-0.006947375" calcext:value-type="float">
            <text:p>-0.006947375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917.1832" calcext:value-type="float">
            <text:p>917.1832</text:p>
          </table:table-cell>
          <table:table-cell office:value-type="float" office:value="0" calcext:value-type="float">
            <text:p>0</text:p>
          </table:table-cell>
          <table:table-cell office:value-type="float" office:value="-0.03519186" calcext:value-type="float">
            <text:p>-0.03519186</text:p>
          </table:table-cell>
          <table:table-cell office:value-type="float" office:value="0.009928218" calcext:value-type="float">
            <text:p>0.00992821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209.0998" calcext:value-type="float">
            <text:p>209.0998</text:p>
          </table:table-cell>
          <table:table-cell office:value-type="float" office:value="90.0686" calcext:value-type="float">
            <text:p>90.0686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72.619" calcext:value-type="float">
            <text:p>1272.619</text:p>
          </table:table-cell>
          <table:table-cell office:value-type="float" office:value="120.474" calcext:value-type="float">
            <text:p>120.474</text:p>
          </table:table-cell>
          <table:table-cell office:value-type="float" office:value="0" calcext:value-type="float">
            <text:p>0</text:p>
          </table:table-cell>
          <table:table-cell office:value-type="float" office:value="0.369368" calcext:value-type="float">
            <text:p>0.369368</text:p>
          </table:table-cell>
          <table:table-cell office:value-type="float" office:value="0.3701726" calcext:value-type="float">
            <text:p>0.3701726</text:p>
          </table:table-cell>
          <table:table-cell office:value-type="float" office:value="0.3721763" calcext:value-type="float">
            <text:p>0.3721763</text:p>
          </table:table-cell>
          <table:table-cell office:value-type="float" office:value="0.368539" calcext:value-type="float">
            <text:p>0.368539</text:p>
          </table:table-cell>
          <table:table-cell office:value-type="float" office:value="0.3521828" calcext:value-type="float">
            <text:p>0.3521828</text:p>
          </table:table-cell>
          <table:table-cell office:value-type="float" office:value="0.3262615" calcext:value-type="float">
            <text:p>0.3262615</text:p>
          </table:table-cell>
          <table:table-cell office:value-type="float" office:value="0.3583116" calcext:value-type="float">
            <text:p>0.3583116</text:p>
          </table:table-cell>
          <table:table-cell office:value-type="float" office:value="0.3646115" calcext:value-type="float">
            <text:p>0.3646115</text:p>
          </table:table-cell>
          <table:table-cell office:value-type="float" office:value="0.3881814" calcext:value-type="float">
            <text:p>0.3881814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383E-015" calcext:value-type="float">
            <text:p>1.947383E-15</text:p>
          </table:table-cell>
          <table:table-cell office:value-type="float" office:value="1.882407E-015" calcext:value-type="float">
            <text:p>1.882407E-15</text:p>
          </table:table-cell>
          <table:table-cell office:value-type="float" office:value="9.384786E-016" calcext:value-type="float">
            <text:p>9.384786E-16</text:p>
          </table:table-cell>
          <table:table-cell office:value-type="float" office:value="9.661508E-016" calcext:value-type="float">
            <text:p>9.661508E-16</text:p>
          </table:table-cell>
          <table:table-cell office:value-type="float" office:value="9.693088E-016" calcext:value-type="float">
            <text:p>9.69308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42653" calcext:value-type="float">
            <text:p>-0.00442653</text:p>
          </table:table-cell>
          <table:table-cell office:value-type="float" office:value="-0.004339787" calcext:value-type="float">
            <text:p>-0.004339787</text:p>
          </table:table-cell>
          <table:table-cell office:value-type="float" office:value="-0.004183952" calcext:value-type="float">
            <text:p>-0.004183952</text:p>
          </table:table-cell>
          <table:table-cell office:value-type="float" office:value="-0.004498056" calcext:value-type="float">
            <text:p>-0.004498056</text:p>
          </table:table-cell>
          <table:table-cell office:value-type="float" office:value="-0.006299806" calcext:value-type="float">
            <text:p>-0.006299806</text:p>
          </table:table-cell>
          <table:table-cell office:value-type="float" office:value="-0.01087359" calcext:value-type="float">
            <text:p>-0.01087359</text:p>
          </table:table-cell>
          <table:table-cell office:value-type="float" office:value="-0.01357221" calcext:value-type="float">
            <text:p>-0.01357221</text:p>
          </table:table-cell>
          <table:table-cell office:value-type="float" office:value="-0.01266287" calcext:value-type="float">
            <text:p>-0.01266287</text:p>
          </table:table-cell>
          <table:table-cell office:value-type="float" office:value="-0.006955327" calcext:value-type="float">
            <text:p>-0.006955327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923.7816" calcext:value-type="float">
            <text:p>923.7816</text:p>
          </table:table-cell>
          <table:table-cell office:value-type="float" office:value="0" calcext:value-type="float">
            <text:p>0</text:p>
          </table:table-cell>
          <table:table-cell office:value-type="float" office:value="-0.004509197" calcext:value-type="float">
            <text:p>-0.004509197</text:p>
          </table:table-cell>
          <table:table-cell office:value-type="float" office:value="0.009926325" calcext:value-type="float">
            <text:p>0.00992632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92.06674" calcext:value-type="float">
            <text:p>92.06674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66.251" calcext:value-type="float">
            <text:p>1266.251</text:p>
          </table:table-cell>
          <table:table-cell office:value-type="float" office:value="125.0431" calcext:value-type="float">
            <text:p>125.0431</text:p>
          </table:table-cell>
          <table:table-cell office:value-type="float" office:value="0" calcext:value-type="float">
            <text:p>0</text:p>
          </table:table-cell>
          <table:table-cell office:value-type="float" office:value="0.3154719" calcext:value-type="float">
            <text:p>0.3154719</text:p>
          </table:table-cell>
          <table:table-cell office:value-type="float" office:value="0.3166386" calcext:value-type="float">
            <text:p>0.3166386</text:p>
          </table:table-cell>
          <table:table-cell office:value-type="float" office:value="0.3204565" calcext:value-type="float">
            <text:p>0.3204565</text:p>
          </table:table-cell>
          <table:table-cell office:value-type="float" office:value="0.3267834" calcext:value-type="float">
            <text:p>0.3267834</text:p>
          </table:table-cell>
          <table:table-cell office:value-type="float" office:value="0.33005" calcext:value-type="float">
            <text:p>0.33005</text:p>
          </table:table-cell>
          <table:table-cell office:value-type="float" office:value="0.3309999" calcext:value-type="float">
            <text:p>0.3309999</text:p>
          </table:table-cell>
          <table:table-cell office:value-type="float" office:value="0.3661589" calcext:value-type="float">
            <text:p>0.3661589</text:p>
          </table:table-cell>
          <table:table-cell office:value-type="float" office:value="0.3648731" calcext:value-type="float">
            <text:p>0.3648731</text:p>
          </table:table-cell>
          <table:table-cell office:value-type="float" office:value="0.3881618" calcext:value-type="float">
            <text:p>0.3881618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751E-015" calcext:value-type="float">
            <text:p>1.947751E-15</text:p>
          </table:table-cell>
          <table:table-cell office:value-type="float" office:value="1.882262E-015" calcext:value-type="float">
            <text:p>1.882262E-15</text:p>
          </table:table-cell>
          <table:table-cell office:value-type="float" office:value="9.384617E-016" calcext:value-type="float">
            <text:p>9.384617E-16</text:p>
          </table:table-cell>
          <table:table-cell office:value-type="float" office:value="9.661424E-016" calcext:value-type="float">
            <text:p>9.661424E-16</text:p>
          </table:table-cell>
          <table:table-cell office:value-type="float" office:value="9.693046E-016" calcext:value-type="float">
            <text:p>9.69304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348995" calcext:value-type="float">
            <text:p>-0.01348995</text:p>
          </table:table-cell>
          <table:table-cell office:value-type="float" office:value="-0.01310231" calcext:value-type="float">
            <text:p>-0.01310231</text:p>
          </table:table-cell>
          <table:table-cell office:value-type="float" office:value="-0.01200551" calcext:value-type="float">
            <text:p>-0.01200551</text:p>
          </table:table-cell>
          <table:table-cell office:value-type="float" office:value="-0.01047763" calcext:value-type="float">
            <text:p>-0.01047763</text:p>
          </table:table-cell>
          <table:table-cell office:value-type="float" office:value="-0.009797996" calcext:value-type="float">
            <text:p>-0.009797996</text:p>
          </table:table-cell>
          <table:table-cell office:value-type="float" office:value="-0.009611019" calcext:value-type="float">
            <text:p>-0.009611019</text:p>
          </table:table-cell>
          <table:table-cell office:value-type="float" office:value="-0.01100296" calcext:value-type="float">
            <text:p>-0.01100296</text:p>
          </table:table-cell>
          <table:table-cell office:value-type="float" office:value="-0.01257854" calcext:value-type="float">
            <text:p>-0.01257854</text:p>
          </table:table-cell>
          <table:table-cell office:value-type="float" office:value="-0.006958727" calcext:value-type="float">
            <text:p>-0.006958727</text:p>
          </table:table-cell>
          <table:table-cell office:value-type="float" office:value="-0.003763444" calcext:value-type="float">
            <text:p>-0.003763444</text:p>
          </table:table-cell>
          <table:table-cell office:value-type="float" office:value="931.9131" calcext:value-type="float">
            <text:p>931.9131</text:p>
          </table:table-cell>
          <table:table-cell office:value-type="float" office:value="0" calcext:value-type="float">
            <text:p>0</text:p>
          </table:table-cell>
          <table:table-cell office:value-type="float" office:value="-0.01351922" calcext:value-type="float">
            <text:p>-0.01351922</text:p>
          </table:table-cell>
          <table:table-cell office:value-type="float" office:value="0.009924437" calcext:value-type="float">
            <text:p>0.00992443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94.71275" calcext:value-type="float">
            <text:p>94.71275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61.099" calcext:value-type="float">
            <text:p>1261.099</text:p>
          </table:table-cell>
          <table:table-cell office:value-type="float" office:value="127.5489" calcext:value-type="float">
            <text:p>127.5489</text:p>
          </table:table-cell>
          <table:table-cell office:value-type="float" office:value="0" calcext:value-type="float">
            <text:p>0</text:p>
          </table:table-cell>
          <table:table-cell office:value-type="float" office:value="0.2255705" calcext:value-type="float">
            <text:p>0.2255705</text:p>
          </table:table-cell>
          <table:table-cell office:value-type="float" office:value="0.2947056" calcext:value-type="float">
            <text:p>0.2947056</text:p>
          </table:table-cell>
          <table:table-cell office:value-type="float" office:value="0.3028903" calcext:value-type="float">
            <text:p>0.3028903</text:p>
          </table:table-cell>
          <table:table-cell office:value-type="float" office:value="0.3102488" calcext:value-type="float">
            <text:p>0.3102488</text:p>
          </table:table-cell>
          <table:table-cell office:value-type="float" office:value="0.3144642" calcext:value-type="float">
            <text:p>0.3144642</text:p>
          </table:table-cell>
          <table:table-cell office:value-type="float" office:value="0.3173017" calcext:value-type="float">
            <text:p>0.3173017</text:p>
          </table:table-cell>
          <table:table-cell office:value-type="float" office:value="0.3632251" calcext:value-type="float">
            <text:p>0.3632251</text:p>
          </table:table-cell>
          <table:table-cell office:value-type="float" office:value="0.3652437" calcext:value-type="float">
            <text:p>0.3652437</text:p>
          </table:table-cell>
          <table:table-cell office:value-type="float" office:value="0.3881696" calcext:value-type="float">
            <text:p>0.3881696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151E-015" calcext:value-type="float">
            <text:p>1.948151E-15</text:p>
          </table:table-cell>
          <table:table-cell office:value-type="float" office:value="1.882104E-015" calcext:value-type="float">
            <text:p>1.882104E-15</text:p>
          </table:table-cell>
          <table:table-cell office:value-type="float" office:value="9.384425E-016" calcext:value-type="float">
            <text:p>9.384425E-16</text:p>
          </table:table-cell>
          <table:table-cell office:value-type="float" office:value="9.661316E-016" calcext:value-type="float">
            <text:p>9.661316E-16</text:p>
          </table:table-cell>
          <table:table-cell office:value-type="float" office:value="9.693025E-016" calcext:value-type="float">
            <text:p>9.69302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186085" calcext:value-type="float">
            <text:p>-0.1186085</text:p>
          </table:table-cell>
          <table:table-cell office:value-type="float" office:value="-0.02144879" calcext:value-type="float">
            <text:p>-0.02144879</text:p>
          </table:table-cell>
          <table:table-cell office:value-type="float" office:value="-0.01777257" calcext:value-type="float">
            <text:p>-0.01777257</text:p>
          </table:table-cell>
          <table:table-cell office:value-type="float" office:value="-0.01506269" calcext:value-type="float">
            <text:p>-0.01506269</text:p>
          </table:table-cell>
          <table:table-cell office:value-type="float" office:value="-0.01373628" calcext:value-type="float">
            <text:p>-0.01373628</text:p>
          </table:table-cell>
          <table:table-cell office:value-type="float" office:value="-0.0129072" calcext:value-type="float">
            <text:p>-0.0129072</text:p>
          </table:table-cell>
          <table:table-cell office:value-type="float" office:value="-0.01186955" calcext:value-type="float">
            <text:p>-0.01186955</text:p>
          </table:table-cell>
          <table:table-cell office:value-type="float" office:value="-0.01245495" calcext:value-type="float">
            <text:p>-0.01245495</text:p>
          </table:table-cell>
          <table:table-cell office:value-type="float" office:value="-0.00695743" calcext:value-type="float">
            <text:p>-0.00695743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937.9805" calcext:value-type="float">
            <text:p>937.9805</text:p>
          </table:table-cell>
          <table:table-cell office:value-type="float" office:value="0" calcext:value-type="float">
            <text:p>0</text:p>
          </table:table-cell>
          <table:table-cell office:value-type="float" office:value="-0.1751631" calcext:value-type="float">
            <text:p>-0.1751631</text:p>
          </table:table-cell>
          <table:table-cell office:value-type="float" office:value="0.009922394" calcext:value-type="float">
            <text:p>0.00992239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97.3273" calcext:value-type="float">
            <text:p>97.3273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7.476" calcext:value-type="float">
            <text:p>1257.476</text:p>
          </table:table-cell>
          <table:table-cell office:value-type="float" office:value="128.5573" calcext:value-type="float">
            <text:p>128.5573</text:p>
          </table:table-cell>
          <table:table-cell office:value-type="float" office:value="0" calcext:value-type="float">
            <text:p>0</text:p>
          </table:table-cell>
          <table:table-cell office:value-type="float" office:value="0.0855709" calcext:value-type="float">
            <text:p>0.0855709</text:p>
          </table:table-cell>
          <table:table-cell office:value-type="float" office:value="0.2963066" calcext:value-type="float">
            <text:p>0.2963066</text:p>
          </table:table-cell>
          <table:table-cell office:value-type="float" office:value="0.2978379" calcext:value-type="float">
            <text:p>0.2978379</text:p>
          </table:table-cell>
          <table:table-cell office:value-type="float" office:value="0.3026931" calcext:value-type="float">
            <text:p>0.3026931</text:p>
          </table:table-cell>
          <table:table-cell office:value-type="float" office:value="0.3067931" calcext:value-type="float">
            <text:p>0.3067931</text:p>
          </table:table-cell>
          <table:table-cell office:value-type="float" office:value="0.3100782" calcext:value-type="float">
            <text:p>0.3100782</text:p>
          </table:table-cell>
          <table:table-cell office:value-type="float" office:value="0.3586025" calcext:value-type="float">
            <text:p>0.3586025</text:p>
          </table:table-cell>
          <table:table-cell office:value-type="float" office:value="0.3651107" calcext:value-type="float">
            <text:p>0.3651107</text:p>
          </table:table-cell>
          <table:table-cell office:value-type="float" office:value="0.3881815" calcext:value-type="float">
            <text:p>0.3881815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615E-015" calcext:value-type="float">
            <text:p>1.948615E-15</text:p>
          </table:table-cell>
          <table:table-cell office:value-type="float" office:value="1.881921E-015" calcext:value-type="float">
            <text:p>1.881921E-15</text:p>
          </table:table-cell>
          <table:table-cell office:value-type="float" office:value="9.384217E-016" calcext:value-type="float">
            <text:p>9.384217E-16</text:p>
          </table:table-cell>
          <table:table-cell office:value-type="float" office:value="9.661201E-016" calcext:value-type="float">
            <text:p>9.661201E-16</text:p>
          </table:table-cell>
          <table:table-cell office:value-type="float" office:value="9.69298E-016" calcext:value-type="float">
            <text:p>9.6929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.69491" calcext:value-type="float">
            <text:p>-43.69491</text:p>
          </table:table-cell>
          <table:table-cell office:value-type="float" office:value="-0.02078415" calcext:value-type="float">
            <text:p>-0.02078415</text:p>
          </table:table-cell>
          <table:table-cell office:value-type="float" office:value="-0.02004599" calcext:value-type="float">
            <text:p>-0.02004599</text:p>
          </table:table-cell>
          <table:table-cell office:value-type="float" office:value="-0.01791434" calcext:value-type="float">
            <text:p>-0.01791434</text:p>
          </table:table-cell>
          <table:table-cell office:value-type="float" office:value="-0.01632519" calcext:value-type="float">
            <text:p>-0.01632519</text:p>
          </table:table-cell>
          <table:table-cell office:value-type="float" office:value="-0.01515753" calcext:value-type="float">
            <text:p>-0.01515753</text:p>
          </table:table-cell>
          <table:table-cell office:value-type="float" office:value="-0.01343012" calcext:value-type="float">
            <text:p>-0.01343012</text:p>
          </table:table-cell>
          <table:table-cell office:value-type="float" office:value="-0.01249714" calcext:value-type="float">
            <text:p>-0.01249714</text:p>
          </table:table-cell>
          <table:table-cell office:value-type="float" office:value="-0.00695537" calcext:value-type="float">
            <text:p>-0.00695537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942.5465" calcext:value-type="float">
            <text:p>942.5465</text:p>
          </table:table-cell>
          <table:table-cell office:value-type="float" office:value="0" calcext:value-type="float">
            <text:p>0</text:p>
          </table:table-cell>
          <table:table-cell office:value-type="float" office:value="-21.80575" calcext:value-type="float">
            <text:p>-21.80575</text:p>
          </table:table-cell>
          <table:table-cell office:value-type="float" office:value="0.009919966" calcext:value-type="float">
            <text:p>0.00991996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97.52548" calcext:value-type="float">
            <text:p>97.52548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6.78" calcext:value-type="float">
            <text:p>1256.78</text:p>
          </table:table-cell>
          <table:table-cell office:value-type="float" office:value="129.0562" calcext:value-type="float">
            <text:p>129.0562</text:p>
          </table:table-cell>
          <table:table-cell office:value-type="float" office:value="0" calcext:value-type="float">
            <text:p>0</text:p>
          </table:table-cell>
          <table:table-cell office:value-type="float" office:value="0.07012244" calcext:value-type="float">
            <text:p>0.07012244</text:p>
          </table:table-cell>
          <table:table-cell office:value-type="float" office:value="0.2991197" calcext:value-type="float">
            <text:p>0.2991197</text:p>
          </table:table-cell>
          <table:table-cell office:value-type="float" office:value="0.2999584" calcext:value-type="float">
            <text:p>0.2999584</text:p>
          </table:table-cell>
          <table:table-cell office:value-type="float" office:value="0.3019363" calcext:value-type="float">
            <text:p>0.3019363</text:p>
          </table:table-cell>
          <table:table-cell office:value-type="float" office:value="0.3042828" calcext:value-type="float">
            <text:p>0.3042828</text:p>
          </table:table-cell>
          <table:table-cell office:value-type="float" office:value="0.3067723" calcext:value-type="float">
            <text:p>0.3067723</text:p>
          </table:table-cell>
          <table:table-cell office:value-type="float" office:value="0.3555246" calcext:value-type="float">
            <text:p>0.3555246</text:p>
          </table:table-cell>
          <table:table-cell office:value-type="float" office:value="0.364665" calcext:value-type="float">
            <text:p>0.364665</text:p>
          </table:table-cell>
          <table:table-cell office:value-type="float" office:value="0.3881736" calcext:value-type="float">
            <text:p>0.3881736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224E-015" calcext:value-type="float">
            <text:p>1.949224E-15</text:p>
          </table:table-cell>
          <table:table-cell office:value-type="float" office:value="1.881679E-015" calcext:value-type="float">
            <text:p>1.881679E-15</text:p>
          </table:table-cell>
          <table:table-cell office:value-type="float" office:value="9.383917E-016" calcext:value-type="float">
            <text:p>9.383917E-16</text:p>
          </table:table-cell>
          <table:table-cell office:value-type="float" office:value="9.661045E-016" calcext:value-type="float">
            <text:p>9.661045E-16</text:p>
          </table:table-cell>
          <table:table-cell office:value-type="float" office:value="9.692951E-016" calcext:value-type="float">
            <text:p>9.69295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1.0551" calcext:value-type="float">
            <text:p>-151.0551</text:p>
          </table:table-cell>
          <table:table-cell office:value-type="float" office:value="-0.01944189" calcext:value-type="float">
            <text:p>-0.01944189</text:p>
          </table:table-cell>
          <table:table-cell office:value-type="float" office:value="-0.01906916" calcext:value-type="float">
            <text:p>-0.01906916</text:p>
          </table:table-cell>
          <table:table-cell office:value-type="float" office:value="-0.01823575" calcext:value-type="float">
            <text:p>-0.01823575</text:p>
          </table:table-cell>
          <table:table-cell office:value-type="float" office:value="-0.01729381" calcext:value-type="float">
            <text:p>-0.01729381</text:p>
          </table:table-cell>
          <table:table-cell office:value-type="float" office:value="-0.01633858" calcext:value-type="float">
            <text:p>-0.01633858</text:p>
          </table:table-cell>
          <table:table-cell office:value-type="float" office:value="-0.01460076" calcext:value-type="float">
            <text:p>-0.01460076</text:p>
          </table:table-cell>
          <table:table-cell office:value-type="float" office:value="-0.01264397" calcext:value-type="float">
            <text:p>-0.01264397</text:p>
          </table:table-cell>
          <table:table-cell office:value-type="float" office:value="-0.006956681" calcext:value-type="float">
            <text:p>-0.006956681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946.6058" calcext:value-type="float">
            <text:p>946.6058</text:p>
          </table:table-cell>
          <table:table-cell office:value-type="float" office:value="0" calcext:value-type="float">
            <text:p>0</text:p>
          </table:table-cell>
          <table:table-cell office:value-type="float" office:value="-54.7248" calcext:value-type="float">
            <text:p>-54.7248</text:p>
          </table:table-cell>
          <table:table-cell office:value-type="float" office:value="0.009916699" calcext:value-type="float">
            <text:p>0.00991669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97.50503" calcext:value-type="float">
            <text:p>97.50503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6.478" calcext:value-type="float">
            <text:p>1256.478</text:p>
          </table:table-cell>
          <table:table-cell office:value-type="float" office:value="129.3775" calcext:value-type="float">
            <text:p>129.3775</text:p>
          </table:table-cell>
          <table:table-cell office:value-type="float" office:value="0" calcext:value-type="float">
            <text:p>0</text:p>
          </table:table-cell>
          <table:table-cell office:value-type="float" office:value="0.07121652" calcext:value-type="float">
            <text:p>0.07121652</text:p>
          </table:table-cell>
          <table:table-cell office:value-type="float" office:value="0.2996852" calcext:value-type="float">
            <text:p>0.2996852</text:p>
          </table:table-cell>
          <table:table-cell office:value-type="float" office:value="0.3004649" calcext:value-type="float">
            <text:p>0.3004649</text:p>
          </table:table-cell>
          <table:table-cell office:value-type="float" office:value="0.3018242" calcext:value-type="float">
            <text:p>0.3018242</text:p>
          </table:table-cell>
          <table:table-cell office:value-type="float" office:value="0.3035492" calcext:value-type="float">
            <text:p>0.3035492</text:p>
          </table:table-cell>
          <table:table-cell office:value-type="float" office:value="0.3055604" calcext:value-type="float">
            <text:p>0.3055604</text:p>
          </table:table-cell>
          <table:table-cell office:value-type="float" office:value="0.3537594" calcext:value-type="float">
            <text:p>0.3537594</text:p>
          </table:table-cell>
          <table:table-cell office:value-type="float" office:value="0.364125" calcext:value-type="float">
            <text:p>0.364125</text:p>
          </table:table-cell>
          <table:table-cell office:value-type="float" office:value="0.3881395" calcext:value-type="float">
            <text:p>0.3881395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941E-015" calcext:value-type="float">
            <text:p>1.949941E-15</text:p>
          </table:table-cell>
          <table:table-cell office:value-type="float" office:value="1.881393E-015" calcext:value-type="float">
            <text:p>1.881393E-15</text:p>
          </table:table-cell>
          <table:table-cell office:value-type="float" office:value="9.38357E-016" calcext:value-type="float">
            <text:p>9.38357E-16</text:p>
          </table:table-cell>
          <table:table-cell office:value-type="float" office:value="9.660842E-016" calcext:value-type="float">
            <text:p>9.660842E-16</text:p>
          </table:table-cell>
          <table:table-cell office:value-type="float" office:value="9.692924E-016" calcext:value-type="float">
            <text:p>9.69292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7.6191" calcext:value-type="float">
            <text:p>-137.6191</text:p>
          </table:table-cell>
          <table:table-cell office:value-type="float" office:value="-0.01918191" calcext:value-type="float">
            <text:p>-0.01918191</text:p>
          </table:table-cell>
          <table:table-cell office:value-type="float" office:value="-0.01884315" calcext:value-type="float">
            <text:p>-0.01884315</text:p>
          </table:table-cell>
          <table:table-cell office:value-type="float" office:value="-0.01828369" calcext:value-type="float">
            <text:p>-0.01828369</text:p>
          </table:table-cell>
          <table:table-cell office:value-type="float" office:value="-0.01758881" calcext:value-type="float">
            <text:p>-0.01758881</text:p>
          </table:table-cell>
          <table:table-cell office:value-type="float" office:value="-0.01679675" calcext:value-type="float">
            <text:p>-0.01679675</text:p>
          </table:table-cell>
          <table:table-cell office:value-type="float" office:value="-0.01532289" calcext:value-type="float">
            <text:p>-0.01532289</text:p>
          </table:table-cell>
          <table:table-cell office:value-type="float" office:value="-0.01282509" calcext:value-type="float">
            <text:p>-0.01282509</text:p>
          </table:table-cell>
          <table:table-cell office:value-type="float" office:value="-0.006962494" calcext:value-type="float">
            <text:p>-0.006962494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950.4915" calcext:value-type="float">
            <text:p>950.4915</text:p>
          </table:table-cell>
          <table:table-cell office:value-type="float" office:value="0" calcext:value-type="float">
            <text:p>0</text:p>
          </table:table-cell>
          <table:table-cell office:value-type="float" office:value="-41.97965" calcext:value-type="float">
            <text:p>-41.97965</text:p>
          </table:table-cell>
          <table:table-cell office:value-type="float" office:value="0.009912855" calcext:value-type="float">
            <text:p>0.00991285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97.50517" calcext:value-type="float">
            <text:p>97.50517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6.265" calcext:value-type="float">
            <text:p>1256.265</text:p>
          </table:table-cell>
          <table:table-cell office:value-type="float" office:value="129.5896" calcext:value-type="float">
            <text:p>129.5896</text:p>
          </table:table-cell>
          <table:table-cell office:value-type="float" office:value="0" calcext:value-type="float">
            <text:p>0</text:p>
          </table:table-cell>
          <table:table-cell office:value-type="float" office:value="0.07190004" calcext:value-type="float">
            <text:p>0.07190004</text:p>
          </table:table-cell>
          <table:table-cell office:value-type="float" office:value="0.2998279" calcext:value-type="float">
            <text:p>0.2998279</text:p>
          </table:table-cell>
          <table:table-cell office:value-type="float" office:value="0.3006111" calcext:value-type="float">
            <text:p>0.3006111</text:p>
          </table:table-cell>
          <table:table-cell office:value-type="float" office:value="0.3019229" calcext:value-type="float">
            <text:p>0.3019229</text:p>
          </table:table-cell>
          <table:table-cell office:value-type="float" office:value="0.3032664" calcext:value-type="float">
            <text:p>0.3032664</text:p>
          </table:table-cell>
          <table:table-cell office:value-type="float" office:value="0.3049212" calcext:value-type="float">
            <text:p>0.3049212</text:p>
          </table:table-cell>
          <table:table-cell office:value-type="float" office:value="0.3528833" calcext:value-type="float">
            <text:p>0.3528833</text:p>
          </table:table-cell>
          <table:table-cell office:value-type="float" office:value="0.3636295" calcext:value-type="float">
            <text:p>0.3636295</text:p>
          </table:table-cell>
          <table:table-cell office:value-type="float" office:value="0.3880835" calcext:value-type="float">
            <text:p>0.3880835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744E-015" calcext:value-type="float">
            <text:p>1.950744E-15</text:p>
          </table:table-cell>
          <table:table-cell office:value-type="float" office:value="1.881075E-015" calcext:value-type="float">
            <text:p>1.881075E-15</text:p>
          </table:table-cell>
          <table:table-cell office:value-type="float" office:value="9.383177E-016" calcext:value-type="float">
            <text:p>9.383177E-16</text:p>
          </table:table-cell>
          <table:table-cell office:value-type="float" office:value="9.660642E-016" calcext:value-type="float">
            <text:p>9.660642E-16</text:p>
          </table:table-cell>
          <table:table-cell office:value-type="float" office:value="9.692864E-016" calcext:value-type="float">
            <text:p>9.69286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9.5573" calcext:value-type="float">
            <text:p>-129.5573</text:p>
          </table:table-cell>
          <table:table-cell office:value-type="float" office:value="-0.01911902" calcext:value-type="float">
            <text:p>-0.01911902</text:p>
          </table:table-cell>
          <table:table-cell office:value-type="float" office:value="-0.01877943" calcext:value-type="float">
            <text:p>-0.01877943</text:p>
          </table:table-cell>
          <table:table-cell office:value-type="float" office:value="-0.01824281" calcext:value-type="float">
            <text:p>-0.01824281</text:p>
          </table:table-cell>
          <table:table-cell office:value-type="float" office:value="-0.01770381" calcext:value-type="float">
            <text:p>-0.01770381</text:p>
          </table:table-cell>
          <table:table-cell office:value-type="float" office:value="-0.01704388" calcext:value-type="float">
            <text:p>-0.01704388</text:p>
          </table:table-cell>
          <table:table-cell office:value-type="float" office:value="-0.01569637" calcext:value-type="float">
            <text:p>-0.01569637</text:p>
          </table:table-cell>
          <table:table-cell office:value-type="float" office:value="-0.01299424" calcext:value-type="float">
            <text:p>-0.01299424</text:p>
          </table:table-cell>
          <table:table-cell office:value-type="float" office:value="-0.006972102" calcext:value-type="float">
            <text:p>-0.006972102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954.269" calcext:value-type="float">
            <text:p>954.269</text:p>
          </table:table-cell>
          <table:table-cell office:value-type="float" office:value="0" calcext:value-type="float">
            <text:p>0</text:p>
          </table:table-cell>
          <table:table-cell office:value-type="float" office:value="-47.2776" calcext:value-type="float">
            <text:p>-47.2776</text:p>
          </table:table-cell>
          <table:table-cell office:value-type="float" office:value="0.009908572" calcext:value-type="float">
            <text:p>0.00990857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97.47627" calcext:value-type="float">
            <text:p>97.47627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6.145" calcext:value-type="float">
            <text:p>1256.145</text:p>
          </table:table-cell>
          <table:table-cell office:value-type="float" office:value="129.7376" calcext:value-type="float">
            <text:p>129.7376</text:p>
          </table:table-cell>
          <table:table-cell office:value-type="float" office:value="0" calcext:value-type="float">
            <text:p>0</text:p>
          </table:table-cell>
          <table:table-cell office:value-type="float" office:value="0.07396989" calcext:value-type="float">
            <text:p>0.07396989</text:p>
          </table:table-cell>
          <table:table-cell office:value-type="float" office:value="0.2998784" calcext:value-type="float">
            <text:p>0.2998784</text:p>
          </table:table-cell>
          <table:table-cell office:value-type="float" office:value="0.3006587" calcext:value-type="float">
            <text:p>0.3006587</text:p>
          </table:table-cell>
          <table:table-cell office:value-type="float" office:value="0.3019082" calcext:value-type="float">
            <text:p>0.3019082</text:p>
          </table:table-cell>
          <table:table-cell office:value-type="float" office:value="0.3032361" calcext:value-type="float">
            <text:p>0.3032361</text:p>
          </table:table-cell>
          <table:table-cell office:value-type="float" office:value="0.3046658" calcext:value-type="float">
            <text:p>0.3046658</text:p>
          </table:table-cell>
          <table:table-cell office:value-type="float" office:value="0.3524101" calcext:value-type="float">
            <text:p>0.3524101</text:p>
          </table:table-cell>
          <table:table-cell office:value-type="float" office:value="0.3632244" calcext:value-type="float">
            <text:p>0.3632244</text:p>
          </table:table-cell>
          <table:table-cell office:value-type="float" office:value="0.3880151" calcext:value-type="float">
            <text:p>0.3880151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633E-015" calcext:value-type="float">
            <text:p>1.951633E-15</text:p>
          </table:table-cell>
          <table:table-cell office:value-type="float" office:value="1.880724E-015" calcext:value-type="float">
            <text:p>1.880724E-15</text:p>
          </table:table-cell>
          <table:table-cell office:value-type="float" office:value="9.382731E-016" calcext:value-type="float">
            <text:p>9.382731E-16</text:p>
          </table:table-cell>
          <table:table-cell office:value-type="float" office:value="9.660403E-016" calcext:value-type="float">
            <text:p>9.660403E-16</text:p>
          </table:table-cell>
          <table:table-cell office:value-type="float" office:value="9.692816E-016" calcext:value-type="float">
            <text:p>9.69281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2214" calcext:value-type="float">
            <text:p>-109.2214</text:p>
          </table:table-cell>
          <table:table-cell office:value-type="float" office:value="-0.01909751" calcext:value-type="float">
            <text:p>-0.01909751</text:p>
          </table:table-cell>
          <table:table-cell office:value-type="float" office:value="-0.0187587" calcext:value-type="float">
            <text:p>-0.0187587</text:p>
          </table:table-cell>
          <table:table-cell office:value-type="float" office:value="-0.01824954" calcext:value-type="float">
            <text:p>-0.01824954</text:p>
          </table:table-cell>
          <table:table-cell office:value-type="float" office:value="-0.01771781" calcext:value-type="float">
            <text:p>-0.01771781</text:p>
          </table:table-cell>
          <table:table-cell office:value-type="float" office:value="-0.01714467" calcext:value-type="float">
            <text:p>-0.01714467</text:p>
          </table:table-cell>
          <table:table-cell office:value-type="float" office:value="-0.01590186" calcext:value-type="float">
            <text:p>-0.01590186</text:p>
          </table:table-cell>
          <table:table-cell office:value-type="float" office:value="-0.01313434" calcext:value-type="float">
            <text:p>-0.01313434</text:p>
          </table:table-cell>
          <table:table-cell office:value-type="float" office:value="-0.006983895" calcext:value-type="float">
            <text:p>-0.006983895</text:p>
          </table:table-cell>
          <table:table-cell office:value-type="float" office:value="-0.003763453" calcext:value-type="float">
            <text:p>-0.003763453</text:p>
          </table:table-cell>
          <table:table-cell office:value-type="float" office:value="957.9821" calcext:value-type="float">
            <text:p>957.9821</text:p>
          </table:table-cell>
          <table:table-cell office:value-type="float" office:value="0" calcext:value-type="float">
            <text:p>0</text:p>
          </table:table-cell>
          <table:table-cell office:value-type="float" office:value="-36.94995" calcext:value-type="float">
            <text:p>-36.94995</text:p>
          </table:table-cell>
          <table:table-cell office:value-type="float" office:value="0.009903852" calcext:value-type="float">
            <text:p>0.00990385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97.39137" calcext:value-type="float">
            <text:p>97.39137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6.132" calcext:value-type="float">
            <text:p>1256.132</text:p>
          </table:table-cell>
          <table:table-cell office:value-type="float" office:value="129.8336" calcext:value-type="float">
            <text:p>129.8336</text:p>
          </table:table-cell>
          <table:table-cell office:value-type="float" office:value="0" calcext:value-type="float">
            <text:p>0</text:p>
          </table:table-cell>
          <table:table-cell office:value-type="float" office:value="0.07979503" calcext:value-type="float">
            <text:p>0.07979503</text:p>
          </table:table-cell>
          <table:table-cell office:value-type="float" office:value="0.2998461" calcext:value-type="float">
            <text:p>0.2998461</text:p>
          </table:table-cell>
          <table:table-cell office:value-type="float" office:value="0.3006399" calcext:value-type="float">
            <text:p>0.3006399</text:p>
          </table:table-cell>
          <table:table-cell office:value-type="float" office:value="0.3019427" calcext:value-type="float">
            <text:p>0.3019427</text:p>
          </table:table-cell>
          <table:table-cell office:value-type="float" office:value="0.3032929" calcext:value-type="float">
            <text:p>0.3032929</text:p>
          </table:table-cell>
          <table:table-cell office:value-type="float" office:value="0.3046302" calcext:value-type="float">
            <text:p>0.3046302</text:p>
          </table:table-cell>
          <table:table-cell office:value-type="float" office:value="0.3521587" calcext:value-type="float">
            <text:p>0.3521587</text:p>
          </table:table-cell>
          <table:table-cell office:value-type="float" office:value="0.3628967" calcext:value-type="float">
            <text:p>0.3628967</text:p>
          </table:table-cell>
          <table:table-cell office:value-type="float" office:value="0.3879413" calcext:value-type="float">
            <text:p>0.3879413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405E-015" calcext:value-type="float">
            <text:p>1.952405E-15</text:p>
          </table:table-cell>
          <table:table-cell office:value-type="float" office:value="1.880419E-015" calcext:value-type="float">
            <text:p>1.880419E-15</text:p>
          </table:table-cell>
          <table:table-cell office:value-type="float" office:value="9.38234E-016" calcext:value-type="float">
            <text:p>9.38234E-16</text:p>
          </table:table-cell>
          <table:table-cell office:value-type="float" office:value="9.660175E-016" calcext:value-type="float">
            <text:p>9.660175E-16</text:p>
          </table:table-cell>
          <table:table-cell office:value-type="float" office:value="9.692784E-016" calcext:value-type="float">
            <text:p>9.6927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.52611" calcext:value-type="float">
            <text:p>-68.52611</text:p>
          </table:table-cell>
          <table:table-cell office:value-type="float" office:value="-0.01911292" calcext:value-type="float">
            <text:p>-0.01911292</text:p>
          </table:table-cell>
          <table:table-cell office:value-type="float" office:value="-0.01876752" calcext:value-type="float">
            <text:p>-0.01876752</text:p>
          </table:table-cell>
          <table:table-cell office:value-type="float" office:value="-0.01823503" calcext:value-type="float">
            <text:p>-0.01823503</text:p>
          </table:table-cell>
          <table:table-cell office:value-type="float" office:value="-0.017694" calcext:value-type="float">
            <text:p>-0.017694</text:p>
          </table:table-cell>
          <table:table-cell office:value-type="float" office:value="-0.01715863" calcext:value-type="float">
            <text:p>-0.01715863</text:p>
          </table:table-cell>
          <table:table-cell office:value-type="float" office:value="-0.01601242" calcext:value-type="float">
            <text:p>-0.01601242</text:p>
          </table:table-cell>
          <table:table-cell office:value-type="float" office:value="-0.01324896" calcext:value-type="float">
            <text:p>-0.01324896</text:p>
          </table:table-cell>
          <table:table-cell office:value-type="float" office:value="-0.006996631" calcext:value-type="float">
            <text:p>-0.006996631</text:p>
          </table:table-cell>
          <table:table-cell office:value-type="float" office:value="-0.003763426" calcext:value-type="float">
            <text:p>-0.003763426</text:p>
          </table:table-cell>
          <table:table-cell office:value-type="float" office:value="961.6554" calcext:value-type="float">
            <text:p>961.6554</text:p>
          </table:table-cell>
          <table:table-cell office:value-type="float" office:value="0" calcext:value-type="float">
            <text:p>0</text:p>
          </table:table-cell>
          <table:table-cell office:value-type="float" office:value="-16.99916" calcext:value-type="float">
            <text:p>-16.99916</text:p>
          </table:table-cell>
          <table:table-cell office:value-type="float" office:value="0.009899946" calcext:value-type="float">
            <text:p>0.00989994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97.42094" calcext:value-type="float">
            <text:p>97.42094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6.022" calcext:value-type="float">
            <text:p>1256.022</text:p>
          </table:table-cell>
          <table:table-cell office:value-type="float" office:value="129.9143" calcext:value-type="float">
            <text:p>129.9143</text:p>
          </table:table-cell>
          <table:table-cell office:value-type="float" office:value="0" calcext:value-type="float">
            <text:p>0</text:p>
          </table:table-cell>
          <table:table-cell office:value-type="float" office:value="0.07872046" calcext:value-type="float">
            <text:p>0.07872046</text:p>
          </table:table-cell>
          <table:table-cell office:value-type="float" office:value="0.2998389" calcext:value-type="float">
            <text:p>0.2998389</text:p>
          </table:table-cell>
          <table:table-cell office:value-type="float" office:value="0.3006544" calcext:value-type="float">
            <text:p>0.3006544</text:p>
          </table:table-cell>
          <table:table-cell office:value-type="float" office:value="0.3019457" calcext:value-type="float">
            <text:p>0.3019457</text:p>
          </table:table-cell>
          <table:table-cell office:value-type="float" office:value="0.3032757" calcext:value-type="float">
            <text:p>0.3032757</text:p>
          </table:table-cell>
          <table:table-cell office:value-type="float" office:value="0.3045834" calcext:value-type="float">
            <text:p>0.3045834</text:p>
          </table:table-cell>
          <table:table-cell office:value-type="float" office:value="0.3520166" calcext:value-type="float">
            <text:p>0.3520166</text:p>
          </table:table-cell>
          <table:table-cell office:value-type="float" office:value="0.3626401" calcext:value-type="float">
            <text:p>0.3626401</text:p>
          </table:table-cell>
          <table:table-cell office:value-type="float" office:value="0.3878666" calcext:value-type="float">
            <text:p>0.3878666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212E-015" calcext:value-type="float">
            <text:p>1.953212E-15</text:p>
          </table:table-cell>
          <table:table-cell office:value-type="float" office:value="1.880101E-015" calcext:value-type="float">
            <text:p>1.880101E-15</text:p>
          </table:table-cell>
          <table:table-cell office:value-type="float" office:value="9.381954E-016" calcext:value-type="float">
            <text:p>9.381954E-16</text:p>
          </table:table-cell>
          <table:table-cell office:value-type="float" office:value="9.659936E-016" calcext:value-type="float">
            <text:p>9.659936E-16</text:p>
          </table:table-cell>
          <table:table-cell office:value-type="float" office:value="9.692747E-016" calcext:value-type="float">
            <text:p>9.69274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4.67271" calcext:value-type="float">
            <text:p>-74.67271</text:p>
          </table:table-cell>
          <table:table-cell office:value-type="float" office:value="-0.01911538" calcext:value-type="float">
            <text:p>-0.01911538</text:p>
          </table:table-cell>
          <table:table-cell office:value-type="float" office:value="-0.01876121" calcext:value-type="float">
            <text:p>-0.01876121</text:p>
          </table:table-cell>
          <table:table-cell office:value-type="float" office:value="-0.01823392" calcext:value-type="float">
            <text:p>-0.01823392</text:p>
          </table:table-cell>
          <table:table-cell office:value-type="float" office:value="-0.01770091" calcext:value-type="float">
            <text:p>-0.01770091</text:p>
          </table:table-cell>
          <table:table-cell office:value-type="float" office:value="-0.01717691" calcext:value-type="float">
            <text:p>-0.01717691</text:p>
          </table:table-cell>
          <table:table-cell office:value-type="float" office:value="-0.01607503" calcext:value-type="float">
            <text:p>-0.01607503</text:p>
          </table:table-cell>
          <table:table-cell office:value-type="float" office:value="-0.01333955" calcext:value-type="float">
            <text:p>-0.01333955</text:p>
          </table:table-cell>
          <table:table-cell office:value-type="float" office:value="-0.007009554" calcext:value-type="float">
            <text:p>-0.007009554</text:p>
          </table:table-cell>
          <table:table-cell office:value-type="float" office:value="-0.003763446" calcext:value-type="float">
            <text:p>-0.003763446</text:p>
          </table:table-cell>
          <table:table-cell office:value-type="float" office:value="965.3141" calcext:value-type="float">
            <text:p>965.3141</text:p>
          </table:table-cell>
          <table:table-cell office:value-type="float" office:value="0" calcext:value-type="float">
            <text:p>0</text:p>
          </table:table-cell>
          <table:table-cell office:value-type="float" office:value="-20.65218" calcext:value-type="float">
            <text:p>-20.65218</text:p>
          </table:table-cell>
          <table:table-cell office:value-type="float" office:value="0.009895789" calcext:value-type="float">
            <text:p>0.00989578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97.47192" calcext:value-type="float">
            <text:p>97.47192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5.905" calcext:value-type="float">
            <text:p>1255.905</text:p>
          </table:table-cell>
          <table:table-cell office:value-type="float" office:value="129.9787" calcext:value-type="float">
            <text:p>129.9787</text:p>
          </table:table-cell>
          <table:table-cell office:value-type="float" office:value="0" calcext:value-type="float">
            <text:p>0</text:p>
          </table:table-cell>
          <table:table-cell office:value-type="float" office:value="0.07656569" calcext:value-type="float">
            <text:p>0.07656569</text:p>
          </table:table-cell>
          <table:table-cell office:value-type="float" office:value="0.2998695" calcext:value-type="float">
            <text:p>0.2998695</text:p>
          </table:table-cell>
          <table:table-cell office:value-type="float" office:value="0.3006644" calcext:value-type="float">
            <text:p>0.3006644</text:p>
          </table:table-cell>
          <table:table-cell office:value-type="float" office:value="0.3019379" calcext:value-type="float">
            <text:p>0.3019379</text:p>
          </table:table-cell>
          <table:table-cell office:value-type="float" office:value="0.3032492" calcext:value-type="float">
            <text:p>0.3032492</text:p>
          </table:table-cell>
          <table:table-cell office:value-type="float" office:value="0.3045408" calcext:value-type="float">
            <text:p>0.3045408</text:p>
          </table:table-cell>
          <table:table-cell office:value-type="float" office:value="0.3519125" calcext:value-type="float">
            <text:p>0.3519125</text:p>
          </table:table-cell>
          <table:table-cell office:value-type="float" office:value="0.3624355" calcext:value-type="float">
            <text:p>0.3624355</text:p>
          </table:table-cell>
          <table:table-cell office:value-type="float" office:value="0.3878037" calcext:value-type="float">
            <text:p>0.3878037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187E-015" calcext:value-type="float">
            <text:p>1.954187E-15</text:p>
          </table:table-cell>
          <table:table-cell office:value-type="float" office:value="1.879716E-015" calcext:value-type="float">
            <text:p>1.879716E-15</text:p>
          </table:table-cell>
          <table:table-cell office:value-type="float" office:value="9.381484E-016" calcext:value-type="float">
            <text:p>9.381484E-16</text:p>
          </table:table-cell>
          <table:table-cell office:value-type="float" office:value="9.659656E-016" calcext:value-type="float">
            <text:p>9.659656E-16</text:p>
          </table:table-cell>
          <table:table-cell office:value-type="float" office:value="9.692694E-016" calcext:value-type="float">
            <text:p>9.69269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.28291" calcext:value-type="float">
            <text:p>-88.28291</text:p>
          </table:table-cell>
          <table:table-cell office:value-type="float" office:value="-0.01910055" calcext:value-type="float">
            <text:p>-0.01910055</text:p>
          </table:table-cell>
          <table:table-cell office:value-type="float" office:value="-0.01875748" calcext:value-type="float">
            <text:p>-0.01875748</text:p>
          </table:table-cell>
          <table:table-cell office:value-type="float" office:value="-0.01823744" calcext:value-type="float">
            <text:p>-0.01823744</text:p>
          </table:table-cell>
          <table:table-cell office:value-type="float" office:value="-0.01771163" calcext:value-type="float">
            <text:p>-0.01771163</text:p>
          </table:table-cell>
          <table:table-cell office:value-type="float" office:value="-0.01719362" calcext:value-type="float">
            <text:p>-0.01719362</text:p>
          </table:table-cell>
          <table:table-cell office:value-type="float" office:value="-0.01612044" calcext:value-type="float">
            <text:p>-0.01612044</text:p>
          </table:table-cell>
          <table:table-cell office:value-type="float" office:value="-0.01341169" calcext:value-type="float">
            <text:p>-0.01341169</text:p>
          </table:table-cell>
          <table:table-cell office:value-type="float" office:value="-0.00702072" calcext:value-type="float">
            <text:p>-0.00702072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968.957" calcext:value-type="float">
            <text:p>968.957</text:p>
          </table:table-cell>
          <table:table-cell office:value-type="float" office:value="0" calcext:value-type="float">
            <text:p>0</text:p>
          </table:table-cell>
          <table:table-cell office:value-type="float" office:value="-33.52009" calcext:value-type="float">
            <text:p>-33.52009</text:p>
          </table:table-cell>
          <table:table-cell office:value-type="float" office:value="0.009890951" calcext:value-type="float">
            <text:p>0.00989095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97.49306" calcext:value-type="float">
            <text:p>97.49306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5.83" calcext:value-type="float">
            <text:p>1255.83</text:p>
          </table:table-cell>
          <table:table-cell office:value-type="float" office:value="130.0315" calcext:value-type="float">
            <text:p>130.0315</text:p>
          </table:table-cell>
          <table:table-cell office:value-type="float" office:value="0" calcext:value-type="float">
            <text:p>0</text:p>
          </table:table-cell>
          <table:table-cell office:value-type="float" office:value="0.07555249" calcext:value-type="float">
            <text:p>0.07555249</text:p>
          </table:table-cell>
          <table:table-cell office:value-type="float" office:value="0.2999846" calcext:value-type="float">
            <text:p>0.2999846</text:p>
          </table:table-cell>
          <table:table-cell office:value-type="float" office:value="0.3006981" calcext:value-type="float">
            <text:p>0.3006981</text:p>
          </table:table-cell>
          <table:table-cell office:value-type="float" office:value="0.3019323" calcext:value-type="float">
            <text:p>0.3019323</text:p>
          </table:table-cell>
          <table:table-cell office:value-type="float" office:value="0.3032183" calcext:value-type="float">
            <text:p>0.3032183</text:p>
          </table:table-cell>
          <table:table-cell office:value-type="float" office:value="0.3044817" calcext:value-type="float">
            <text:p>0.3044817</text:p>
          </table:table-cell>
          <table:table-cell office:value-type="float" office:value="0.3517416" calcext:value-type="float">
            <text:p>0.3517416</text:p>
          </table:table-cell>
          <table:table-cell office:value-type="float" office:value="0.3621571" calcext:value-type="float">
            <text:p>0.3621571</text:p>
          </table:table-cell>
          <table:table-cell office:value-type="float" office:value="0.3878546" calcext:value-type="float">
            <text:p>0.3878546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277E-015" calcext:value-type="float">
            <text:p>1.955277E-15</text:p>
          </table:table-cell>
          <table:table-cell office:value-type="float" office:value="1.879292E-015" calcext:value-type="float">
            <text:p>1.879292E-15</text:p>
          </table:table-cell>
          <table:table-cell office:value-type="float" office:value="9.380969E-016" calcext:value-type="float">
            <text:p>9.380969E-16</text:p>
          </table:table-cell>
          <table:table-cell office:value-type="float" office:value="9.659321E-016" calcext:value-type="float">
            <text:p>9.659321E-16</text:p>
          </table:table-cell>
          <table:table-cell office:value-type="float" office:value="9.692631E-016" calcext:value-type="float">
            <text:p>9.69263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5.62314" calcext:value-type="float">
            <text:p>-95.62314</text:p>
          </table:table-cell>
          <table:table-cell office:value-type="float" office:value="-0.019054" calcext:value-type="float">
            <text:p>-0.019054</text:p>
          </table:table-cell>
          <table:table-cell office:value-type="float" office:value="-0.01874408" calcext:value-type="float">
            <text:p>-0.01874408</text:p>
          </table:table-cell>
          <table:table-cell office:value-type="float" office:value="-0.01824016" calcext:value-type="float">
            <text:p>-0.01824016</text:p>
          </table:table-cell>
          <table:table-cell office:value-type="float" office:value="-0.01772416" calcext:value-type="float">
            <text:p>-0.01772416</text:p>
          </table:table-cell>
          <table:table-cell office:value-type="float" office:value="-0.01721672" calcext:value-type="float">
            <text:p>-0.01721672</text:p>
          </table:table-cell>
          <table:table-cell office:value-type="float" office:value="-0.0161965" calcext:value-type="float">
            <text:p>-0.0161965</text:p>
          </table:table-cell>
          <table:table-cell office:value-type="float" office:value="-0.01351128" calcext:value-type="float">
            <text:p>-0.01351128</text:p>
          </table:table-cell>
          <table:table-cell office:value-type="float" office:value="-0.007011841" calcext:value-type="float">
            <text:p>-0.007011841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972.585" calcext:value-type="float">
            <text:p>972.585</text:p>
          </table:table-cell>
          <table:table-cell office:value-type="float" office:value="0" calcext:value-type="float">
            <text:p>0</text:p>
          </table:table-cell>
          <table:table-cell office:value-type="float" office:value="-41.60806" calcext:value-type="float">
            <text:p>-41.60806</text:p>
          </table:table-cell>
          <table:table-cell office:value-type="float" office:value="0.009885712" calcext:value-type="float">
            <text:p>0.00988571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209.2998" calcext:value-type="float">
            <text:p>209.2998</text:p>
          </table:table-cell>
          <table:table-cell office:value-type="float" office:value="97.48124" calcext:value-type="float">
            <text:p>97.48124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5.796" calcext:value-type="float">
            <text:p>1255.796</text:p>
          </table:table-cell>
          <table:table-cell office:value-type="float" office:value="130.0789" calcext:value-type="float">
            <text:p>130.0789</text:p>
          </table:table-cell>
          <table:table-cell office:value-type="float" office:value="0" calcext:value-type="float">
            <text:p>0</text:p>
          </table:table-cell>
          <table:table-cell office:value-type="float" office:value="0.0764533" calcext:value-type="float">
            <text:p>0.0764533</text:p>
          </table:table-cell>
          <table:table-cell office:value-type="float" office:value="0.30003" calcext:value-type="float">
            <text:p>0.30003</text:p>
          </table:table-cell>
          <table:table-cell office:value-type="float" office:value="0.3007425" calcext:value-type="float">
            <text:p>0.3007425</text:p>
          </table:table-cell>
          <table:table-cell office:value-type="float" office:value="0.3019461" calcext:value-type="float">
            <text:p>0.3019461</text:p>
          </table:table-cell>
          <table:table-cell office:value-type="float" office:value="0.3031968" calcext:value-type="float">
            <text:p>0.3031968</text:p>
          </table:table-cell>
          <table:table-cell office:value-type="float" office:value="0.304434" calcext:value-type="float">
            <text:p>0.304434</text:p>
          </table:table-cell>
          <table:table-cell office:value-type="float" office:value="0.3516314" calcext:value-type="float">
            <text:p>0.3516314</text:p>
          </table:table-cell>
          <table:table-cell office:value-type="float" office:value="0.3619426" calcext:value-type="float">
            <text:p>0.3619426</text:p>
          </table:table-cell>
          <table:table-cell office:value-type="float" office:value="0.3878826" calcext:value-type="float">
            <text:p>0.3878826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454E-015" calcext:value-type="float">
            <text:p>1.956454E-15</text:p>
          </table:table-cell>
          <table:table-cell office:value-type="float" office:value="1.878836E-015" calcext:value-type="float">
            <text:p>1.878836E-15</text:p>
          </table:table-cell>
          <table:table-cell office:value-type="float" office:value="9.380431E-016" calcext:value-type="float">
            <text:p>9.380431E-16</text:p>
          </table:table-cell>
          <table:table-cell office:value-type="float" office:value="9.658986E-016" calcext:value-type="float">
            <text:p>9.658986E-16</text:p>
          </table:table-cell>
          <table:table-cell office:value-type="float" office:value="9.692522E-016" calcext:value-type="float">
            <text:p>9.69252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.6682" calcext:value-type="float">
            <text:p>-89.6682</text:p>
          </table:table-cell>
          <table:table-cell office:value-type="float" office:value="-0.0190311" calcext:value-type="float">
            <text:p>-0.0190311</text:p>
          </table:table-cell>
          <table:table-cell office:value-type="float" office:value="-0.01872525" calcext:value-type="float">
            <text:p>-0.01872525</text:p>
          </table:table-cell>
          <table:table-cell office:value-type="float" office:value="-0.01823465" calcext:value-type="float">
            <text:p>-0.01823465</text:p>
          </table:table-cell>
          <table:table-cell office:value-type="float" office:value="-0.01773294" calcext:value-type="float">
            <text:p>-0.01773294</text:p>
          </table:table-cell>
          <table:table-cell office:value-type="float" office:value="-0.01723553" calcext:value-type="float">
            <text:p>-0.01723553</text:p>
          </table:table-cell>
          <table:table-cell office:value-type="float" office:value="-0.01624569" calcext:value-type="float">
            <text:p>-0.01624569</text:p>
          </table:table-cell>
          <table:table-cell office:value-type="float" office:value="-0.01358859" calcext:value-type="float">
            <text:p>-0.01358859</text:p>
          </table:table-cell>
          <table:table-cell office:value-type="float" office:value="-0.007006958" calcext:value-type="float">
            <text:p>-0.007006958</text:p>
          </table:table-cell>
          <table:table-cell office:value-type="float" office:value="-0.003763448" calcext:value-type="float">
            <text:p>-0.003763448</text:p>
          </table:table-cell>
          <table:table-cell office:value-type="float" office:value="976.2001" calcext:value-type="float">
            <text:p>976.2001</text:p>
          </table:table-cell>
          <table:table-cell office:value-type="float" office:value="0" calcext:value-type="float">
            <text:p>0</text:p>
          </table:table-cell>
          <table:table-cell office:value-type="float" office:value="-40.14867" calcext:value-type="float">
            <text:p>-40.14867</text:p>
          </table:table-cell>
          <table:table-cell office:value-type="float" office:value="0.009880287" calcext:value-type="float">
            <text:p>0.00988028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213.9998" calcext:value-type="float">
            <text:p>213.9998</text:p>
          </table:table-cell>
          <table:table-cell office:value-type="float" office:value="98.67086" calcext:value-type="float">
            <text:p>98.67086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9.258" calcext:value-type="float">
            <text:p>1259.258</text:p>
          </table:table-cell>
          <table:table-cell office:value-type="float" office:value="130.1261" calcext:value-type="float">
            <text:p>130.1261</text:p>
          </table:table-cell>
          <table:table-cell office:value-type="float" office:value="0" calcext:value-type="float">
            <text:p>0</text:p>
          </table:table-cell>
          <table:table-cell office:value-type="float" office:value="0.2990652" calcext:value-type="float">
            <text:p>0.2990652</text:p>
          </table:table-cell>
          <table:table-cell office:value-type="float" office:value="0.3007277" calcext:value-type="float">
            <text:p>0.3007277</text:p>
          </table:table-cell>
          <table:table-cell office:value-type="float" office:value="0.3032152" calcext:value-type="float">
            <text:p>0.3032152</text:p>
          </table:table-cell>
          <table:table-cell office:value-type="float" office:value="0.3030283" calcext:value-type="float">
            <text:p>0.3030283</text:p>
          </table:table-cell>
          <table:table-cell office:value-type="float" office:value="0.3034247" calcext:value-type="float">
            <text:p>0.3034247</text:p>
          </table:table-cell>
          <table:table-cell office:value-type="float" office:value="0.3044616" calcext:value-type="float">
            <text:p>0.3044616</text:p>
          </table:table-cell>
          <table:table-cell office:value-type="float" office:value="0.3516706" calcext:value-type="float">
            <text:p>0.3516706</text:p>
          </table:table-cell>
          <table:table-cell office:value-type="float" office:value="0.3617818" calcext:value-type="float">
            <text:p>0.3617818</text:p>
          </table:table-cell>
          <table:table-cell office:value-type="float" office:value="0.3878955" calcext:value-type="float">
            <text:p>0.3878955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645E-015" calcext:value-type="float">
            <text:p>1.957645E-15</text:p>
          </table:table-cell>
          <table:table-cell office:value-type="float" office:value="1.878373E-015" calcext:value-type="float">
            <text:p>1.878373E-15</text:p>
          </table:table-cell>
          <table:table-cell office:value-type="float" office:value="9.379913E-016" calcext:value-type="float">
            <text:p>9.379913E-16</text:p>
          </table:table-cell>
          <table:table-cell office:value-type="float" office:value="9.658618E-016" calcext:value-type="float">
            <text:p>9.658618E-16</text:p>
          </table:table-cell>
          <table:table-cell office:value-type="float" office:value="9.692416E-016" calcext:value-type="float">
            <text:p>9.69241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42352" calcext:value-type="float">
            <text:p>-0.01942352</text:p>
          </table:table-cell>
          <table:table-cell office:value-type="float" office:value="-0.01868218" calcext:value-type="float">
            <text:p>-0.01868218</text:p>
          </table:table-cell>
          <table:table-cell office:value-type="float" office:value="-0.01766135" calcext:value-type="float">
            <text:p>-0.01766135</text:p>
          </table:table-cell>
          <table:table-cell office:value-type="float" office:value="-0.0177921" calcext:value-type="float">
            <text:p>-0.0177921</text:p>
          </table:table-cell>
          <table:table-cell office:value-type="float" office:value="-0.0176453" calcext:value-type="float">
            <text:p>-0.0176453</text:p>
          </table:table-cell>
          <table:table-cell office:value-type="float" office:value="-0.01722618" calcext:value-type="float">
            <text:p>-0.01722618</text:p>
          </table:table-cell>
          <table:table-cell office:value-type="float" office:value="-0.01622799" calcext:value-type="float">
            <text:p>-0.01622799</text:p>
          </table:table-cell>
          <table:table-cell office:value-type="float" office:value="-0.01364686" calcext:value-type="float">
            <text:p>-0.01364686</text:p>
          </table:table-cell>
          <table:table-cell office:value-type="float" office:value="-0.007004706" calcext:value-type="float">
            <text:p>-0.007004706</text:p>
          </table:table-cell>
          <table:table-cell office:value-type="float" office:value="-0.003763448" calcext:value-type="float">
            <text:p>-0.003763448</text:p>
          </table:table-cell>
          <table:table-cell office:value-type="float" office:value="979.8107" calcext:value-type="float">
            <text:p>979.8107</text:p>
          </table:table-cell>
          <table:table-cell office:value-type="float" office:value="0" calcext:value-type="float">
            <text:p>0</text:p>
          </table:table-cell>
          <table:table-cell office:value-type="float" office:value="-0.01953496" calcext:value-type="float">
            <text:p>-0.01953496</text:p>
          </table:table-cell>
          <table:table-cell office:value-type="float" office:value="0.009874711" calcext:value-type="float">
            <text:p>0.00987471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213.9998" calcext:value-type="float">
            <text:p>213.9998</text:p>
          </table:table-cell>
          <table:table-cell office:value-type="float" office:value="102.4394" calcext:value-type="float">
            <text:p>102.4394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5.449" calcext:value-type="float">
            <text:p>1255.449</text:p>
          </table:table-cell>
          <table:table-cell office:value-type="float" office:value="130.166" calcext:value-type="float">
            <text:p>130.166</text:p>
          </table:table-cell>
          <table:table-cell office:value-type="float" office:value="0" calcext:value-type="float">
            <text:p>0</text:p>
          </table:table-cell>
          <table:table-cell office:value-type="float" office:value="0.07969427" calcext:value-type="float">
            <text:p>0.07969427</text:p>
          </table:table-cell>
          <table:table-cell office:value-type="float" office:value="0.2958256" calcext:value-type="float">
            <text:p>0.2958256</text:p>
          </table:table-cell>
          <table:table-cell office:value-type="float" office:value="0.2970516" calcext:value-type="float">
            <text:p>0.2970516</text:p>
          </table:table-cell>
          <table:table-cell office:value-type="float" office:value="0.3004489" calcext:value-type="float">
            <text:p>0.3004489</text:p>
          </table:table-cell>
          <table:table-cell office:value-type="float" office:value="0.3029003" calcext:value-type="float">
            <text:p>0.3029003</text:p>
          </table:table-cell>
          <table:table-cell office:value-type="float" office:value="0.3044535" calcext:value-type="float">
            <text:p>0.3044535</text:p>
          </table:table-cell>
          <table:table-cell office:value-type="float" office:value="0.3516001" calcext:value-type="float">
            <text:p>0.3516001</text:p>
          </table:table-cell>
          <table:table-cell office:value-type="float" office:value="0.3616604" calcext:value-type="float">
            <text:p>0.3616604</text:p>
          </table:table-cell>
          <table:table-cell office:value-type="float" office:value="0.3878984" calcext:value-type="float">
            <text:p>0.3878984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177E-015" calcext:value-type="float">
            <text:p>1.952177E-15</text:p>
          </table:table-cell>
          <table:table-cell office:value-type="float" office:value="1.877996E-015" calcext:value-type="float">
            <text:p>1.877996E-15</text:p>
          </table:table-cell>
          <table:table-cell office:value-type="float" office:value="9.379458E-016" calcext:value-type="float">
            <text:p>9.379458E-16</text:p>
          </table:table-cell>
          <table:table-cell office:value-type="float" office:value="9.658326E-016" calcext:value-type="float">
            <text:p>9.658326E-16</text:p>
          </table:table-cell>
          <table:table-cell office:value-type="float" office:value="9.692345E-016" calcext:value-type="float">
            <text:p>9.69234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93482" calcext:value-type="float">
            <text:p>-67.93482</text:p>
          </table:table-cell>
          <table:table-cell office:value-type="float" office:value="-0.02101797" calcext:value-type="float">
            <text:p>-0.02101797</text:p>
          </table:table-cell>
          <table:table-cell office:value-type="float" office:value="-0.02041546" calcext:value-type="float">
            <text:p>-0.02041546</text:p>
          </table:table-cell>
          <table:table-cell office:value-type="float" office:value="-0.01886804" calcext:value-type="float">
            <text:p>-0.01886804</text:p>
          </table:table-cell>
          <table:table-cell office:value-type="float" office:value="-0.01784728" calcext:value-type="float">
            <text:p>-0.01784728</text:p>
          </table:table-cell>
          <table:table-cell office:value-type="float" office:value="-0.0172254" calcext:value-type="float">
            <text:p>-0.0172254</text:p>
          </table:table-cell>
          <table:table-cell office:value-type="float" office:value="-0.01625964" calcext:value-type="float">
            <text:p>-0.01625964</text:p>
          </table:table-cell>
          <table:table-cell office:value-type="float" office:value="-0.01369103" calcext:value-type="float">
            <text:p>-0.01369103</text:p>
          </table:table-cell>
          <table:table-cell office:value-type="float" office:value="-0.007004185" calcext:value-type="float">
            <text:p>-0.007004185</text:p>
          </table:table-cell>
          <table:table-cell office:value-type="float" office:value="-0.003763448" calcext:value-type="float">
            <text:p>-0.003763448</text:p>
          </table:table-cell>
          <table:table-cell office:value-type="float" office:value="983.4245" calcext:value-type="float">
            <text:p>983.4245</text:p>
          </table:table-cell>
          <table:table-cell office:value-type="float" office:value="0" calcext:value-type="float">
            <text:p>0</text:p>
          </table:table-cell>
          <table:table-cell office:value-type="float" office:value="-26.92297" calcext:value-type="float">
            <text:p>-26.92297</text:p>
          </table:table-cell>
          <table:table-cell office:value-type="float" office:value="0.009870243" calcext:value-type="float">
            <text:p>0.00987024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213.9998" calcext:value-type="float">
            <text:p>213.9998</text:p>
          </table:table-cell>
          <table:table-cell office:value-type="float" office:value="102.5372" calcext:value-type="float">
            <text:p>102.5372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5.329" calcext:value-type="float">
            <text:p>1255.329</text:p>
          </table:table-cell>
          <table:table-cell office:value-type="float" office:value="130.1864" calcext:value-type="float">
            <text:p>130.1864</text:p>
          </table:table-cell>
          <table:table-cell office:value-type="float" office:value="0" calcext:value-type="float">
            <text:p>0</text:p>
          </table:table-cell>
          <table:table-cell office:value-type="float" office:value="0.07300217" calcext:value-type="float">
            <text:p>0.07300217</text:p>
          </table:table-cell>
          <table:table-cell office:value-type="float" office:value="0.2975368" calcext:value-type="float">
            <text:p>0.2975368</text:p>
          </table:table-cell>
          <table:table-cell office:value-type="float" office:value="0.2983966" calcext:value-type="float">
            <text:p>0.2983966</text:p>
          </table:table-cell>
          <table:table-cell office:value-type="float" office:value="0.3002051" calcext:value-type="float">
            <text:p>0.3002051</text:p>
          </table:table-cell>
          <table:table-cell office:value-type="float" office:value="0.302097" calcext:value-type="float">
            <text:p>0.302097</text:p>
          </table:table-cell>
          <table:table-cell office:value-type="float" office:value="0.3038785" calcext:value-type="float">
            <text:p>0.3038785</text:p>
          </table:table-cell>
          <table:table-cell office:value-type="float" office:value="0.3514288" calcext:value-type="float">
            <text:p>0.3514288</text:p>
          </table:table-cell>
          <table:table-cell office:value-type="float" office:value="0.3615629" calcext:value-type="float">
            <text:p>0.3615629</text:p>
          </table:table-cell>
          <table:table-cell office:value-type="float" office:value="0.3878937" calcext:value-type="float">
            <text:p>0.3878937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78E-015" calcext:value-type="float">
            <text:p>1.953178E-15</text:p>
          </table:table-cell>
          <table:table-cell office:value-type="float" office:value="1.877608E-015" calcext:value-type="float">
            <text:p>1.877608E-15</text:p>
          </table:table-cell>
          <table:table-cell office:value-type="float" office:value="9.378955E-016" calcext:value-type="float">
            <text:p>9.378955E-16</text:p>
          </table:table-cell>
          <table:table-cell office:value-type="float" office:value="9.658021E-016" calcext:value-type="float">
            <text:p>9.658021E-16</text:p>
          </table:table-cell>
          <table:table-cell office:value-type="float" office:value="9.692303E-016" calcext:value-type="float">
            <text:p>9.69230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6.1927" calcext:value-type="float">
            <text:p>-116.1927</text:p>
          </table:table-cell>
          <table:table-cell office:value-type="float" office:value="-0.0201755" calcext:value-type="float">
            <text:p>-0.0201755</text:p>
          </table:table-cell>
          <table:table-cell office:value-type="float" office:value="-0.01977695" calcext:value-type="float">
            <text:p>-0.01977695</text:p>
          </table:table-cell>
          <table:table-cell office:value-type="float" office:value="-0.01898242" calcext:value-type="float">
            <text:p>-0.01898242</text:p>
          </table:table-cell>
          <table:table-cell office:value-type="float" office:value="-0.01818415" calcext:value-type="float">
            <text:p>-0.01818415</text:p>
          </table:table-cell>
          <table:table-cell office:value-type="float" office:value="-0.01745387" calcext:value-type="float">
            <text:p>-0.01745387</text:p>
          </table:table-cell>
          <table:table-cell office:value-type="float" office:value="-0.01633563" calcext:value-type="float">
            <text:p>-0.01633563</text:p>
          </table:table-cell>
          <table:table-cell office:value-type="float" office:value="-0.01372663" calcext:value-type="float">
            <text:p>-0.01372663</text:p>
          </table:table-cell>
          <table:table-cell office:value-type="float" office:value="-0.007004987" calcext:value-type="float">
            <text:p>-0.007004987</text:p>
          </table:table-cell>
          <table:table-cell office:value-type="float" office:value="-0.003763448" calcext:value-type="float">
            <text:p>-0.003763448</text:p>
          </table:table-cell>
          <table:table-cell office:value-type="float" office:value="987.0156" calcext:value-type="float">
            <text:p>987.0156</text:p>
          </table:table-cell>
          <table:table-cell office:value-type="float" office:value="0" calcext:value-type="float">
            <text:p>0</text:p>
          </table:table-cell>
          <table:table-cell office:value-type="float" office:value="-50.31139" calcext:value-type="float">
            <text:p>-50.31139</text:p>
          </table:table-cell>
          <table:table-cell office:value-type="float" office:value="0.009865806" calcext:value-type="float">
            <text:p>0.00986580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213.9998" calcext:value-type="float">
            <text:p>213.9998</text:p>
          </table:table-cell>
          <table:table-cell office:value-type="float" office:value="102.5197" calcext:value-type="float">
            <text:p>102.5197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5.346" calcext:value-type="float">
            <text:p>1255.346</text:p>
          </table:table-cell>
          <table:table-cell office:value-type="float" office:value="130.1867" calcext:value-type="float">
            <text:p>130.1867</text:p>
          </table:table-cell>
          <table:table-cell office:value-type="float" office:value="0" calcext:value-type="float">
            <text:p>0</text:p>
          </table:table-cell>
          <table:table-cell office:value-type="float" office:value="0.07491557" calcext:value-type="float">
            <text:p>0.07491557</text:p>
          </table:table-cell>
          <table:table-cell office:value-type="float" office:value="0.2982226" calcext:value-type="float">
            <text:p>0.2982226</text:p>
          </table:table-cell>
          <table:table-cell office:value-type="float" office:value="0.2989402" calcext:value-type="float">
            <text:p>0.2989402</text:p>
          </table:table-cell>
          <table:table-cell office:value-type="float" office:value="0.3003947" calcext:value-type="float">
            <text:p>0.3003947</text:p>
          </table:table-cell>
          <table:table-cell office:value-type="float" office:value="0.3020187" calcext:value-type="float">
            <text:p>0.3020187</text:p>
          </table:table-cell>
          <table:table-cell office:value-type="float" office:value="0.3036951" calcext:value-type="float">
            <text:p>0.3036951</text:p>
          </table:table-cell>
          <table:table-cell office:value-type="float" office:value="0.351248" calcext:value-type="float">
            <text:p>0.351248</text:p>
          </table:table-cell>
          <table:table-cell office:value-type="float" office:value="0.3614768" calcext:value-type="float">
            <text:p>0.3614768</text:p>
          </table:table-cell>
          <table:table-cell office:value-type="float" office:value="0.387886" calcext:value-type="float">
            <text:p>0.387886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246E-015" calcext:value-type="float">
            <text:p>1.954246E-15</text:p>
          </table:table-cell>
          <table:table-cell office:value-type="float" office:value="1.877195E-015" calcext:value-type="float">
            <text:p>1.877195E-15</text:p>
          </table:table-cell>
          <table:table-cell office:value-type="float" office:value="9.378422E-016" calcext:value-type="float">
            <text:p>9.378422E-16</text:p>
          </table:table-cell>
          <table:table-cell office:value-type="float" office:value="9.657732E-016" calcext:value-type="float">
            <text:p>9.657732E-16</text:p>
          </table:table-cell>
          <table:table-cell office:value-type="float" office:value="9.692223E-016" calcext:value-type="float">
            <text:p>9.69222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6.7231" calcext:value-type="float">
            <text:p>-96.7231</text:p>
          </table:table-cell>
          <table:table-cell office:value-type="float" office:value="-0.01985514" calcext:value-type="float">
            <text:p>-0.01985514</text:p>
          </table:table-cell>
          <table:table-cell office:value-type="float" office:value="-0.01952814" calcext:value-type="float">
            <text:p>-0.01952814</text:p>
          </table:table-cell>
          <table:table-cell office:value-type="float" office:value="-0.01889984" calcext:value-type="float">
            <text:p>-0.01889984</text:p>
          </table:table-cell>
          <table:table-cell office:value-type="float" office:value="-0.01821815" calcext:value-type="float">
            <text:p>-0.01821815</text:p>
          </table:table-cell>
          <table:table-cell office:value-type="float" office:value="-0.01752825" calcext:value-type="float">
            <text:p>-0.01752825</text:p>
          </table:table-cell>
          <table:table-cell office:value-type="float" office:value="-0.01641719" calcext:value-type="float">
            <text:p>-0.01641719</text:p>
          </table:table-cell>
          <table:table-cell office:value-type="float" office:value="-0.01375807" calcext:value-type="float">
            <text:p>-0.01375807</text:p>
          </table:table-cell>
          <table:table-cell office:value-type="float" office:value="-0.007006336" calcext:value-type="float">
            <text:p>-0.007006336</text:p>
          </table:table-cell>
          <table:table-cell office:value-type="float" office:value="-0.003763448" calcext:value-type="float">
            <text:p>-0.003763448</text:p>
          </table:table-cell>
          <table:table-cell office:value-type="float" office:value="990.5923" calcext:value-type="float">
            <text:p>990.5923</text:p>
          </table:table-cell>
          <table:table-cell office:value-type="float" office:value="0" calcext:value-type="float">
            <text:p>0</text:p>
          </table:table-cell>
          <table:table-cell office:value-type="float" office:value="-48.81717" calcext:value-type="float">
            <text:p>-48.81717</text:p>
          </table:table-cell>
          <table:table-cell office:value-type="float" office:value="0.009861061" calcext:value-type="float">
            <text:p>0.00986106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213.9998" calcext:value-type="float">
            <text:p>213.9998</text:p>
          </table:table-cell>
          <table:table-cell office:value-type="float" office:value="102.484" calcext:value-type="float">
            <text:p>102.484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5.389" calcext:value-type="float">
            <text:p>1255.389</text:p>
          </table:table-cell>
          <table:table-cell office:value-type="float" office:value="130.1797" calcext:value-type="float">
            <text:p>130.1797</text:p>
          </table:table-cell>
          <table:table-cell office:value-type="float" office:value="0" calcext:value-type="float">
            <text:p>0</text:p>
          </table:table-cell>
          <table:table-cell office:value-type="float" office:value="0.07588948" calcext:value-type="float">
            <text:p>0.07588948</text:p>
          </table:table-cell>
          <table:table-cell office:value-type="float" office:value="0.2985464" calcext:value-type="float">
            <text:p>0.2985464</text:p>
          </table:table-cell>
          <table:table-cell office:value-type="float" office:value="0.2992721" calcext:value-type="float">
            <text:p>0.2992721</text:p>
          </table:table-cell>
          <table:table-cell office:value-type="float" office:value="0.3006047" calcext:value-type="float">
            <text:p>0.3006047</text:p>
          </table:table-cell>
          <table:table-cell office:value-type="float" office:value="0.3020979" calcext:value-type="float">
            <text:p>0.3020979</text:p>
          </table:table-cell>
          <table:table-cell office:value-type="float" office:value="0.3036806" calcext:value-type="float">
            <text:p>0.3036806</text:p>
          </table:table-cell>
          <table:table-cell office:value-type="float" office:value="0.3511474" calcext:value-type="float">
            <text:p>0.3511474</text:p>
          </table:table-cell>
          <table:table-cell office:value-type="float" office:value="0.3614019" calcext:value-type="float">
            <text:p>0.3614019</text:p>
          </table:table-cell>
          <table:table-cell office:value-type="float" office:value="0.3878766" calcext:value-type="float">
            <text:p>0.3878766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259E-015" calcext:value-type="float">
            <text:p>1.955259E-15</text:p>
          </table:table-cell>
          <table:table-cell office:value-type="float" office:value="1.876798E-015" calcext:value-type="float">
            <text:p>1.876798E-15</text:p>
          </table:table-cell>
          <table:table-cell office:value-type="float" office:value="9.377941E-016" calcext:value-type="float">
            <text:p>9.377941E-16</text:p>
          </table:table-cell>
          <table:table-cell office:value-type="float" office:value="9.657421E-016" calcext:value-type="float">
            <text:p>9.657421E-16</text:p>
          </table:table-cell>
          <table:table-cell office:value-type="float" office:value="9.692167E-016" calcext:value-type="float">
            <text:p>9.69216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3.569" calcext:value-type="float">
            <text:p>-93.569</text:p>
          </table:table-cell>
          <table:table-cell office:value-type="float" office:value="-0.0197051" calcext:value-type="float">
            <text:p>-0.0197051</text:p>
          </table:table-cell>
          <table:table-cell office:value-type="float" office:value="-0.01937741" calcext:value-type="float">
            <text:p>-0.01937741</text:p>
          </table:table-cell>
          <table:table-cell office:value-type="float" office:value="-0.01880873" calcext:value-type="float">
            <text:p>-0.01880873</text:p>
          </table:table-cell>
          <table:table-cell office:value-type="float" office:value="-0.01818547" calcext:value-type="float">
            <text:p>-0.01818547</text:p>
          </table:table-cell>
          <table:table-cell office:value-type="float" office:value="-0.0175345" calcext:value-type="float">
            <text:p>-0.0175345</text:p>
          </table:table-cell>
          <table:table-cell office:value-type="float" office:value="-0.016463" calcext:value-type="float">
            <text:p>-0.016463</text:p>
          </table:table-cell>
          <table:table-cell office:value-type="float" office:value="-0.01378556" calcext:value-type="float">
            <text:p>-0.01378556</text:p>
          </table:table-cell>
          <table:table-cell office:value-type="float" office:value="-0.00700794" calcext:value-type="float">
            <text:p>-0.00700794</text:p>
          </table:table-cell>
          <table:table-cell office:value-type="float" office:value="-0.003763448" calcext:value-type="float">
            <text:p>-0.003763448</text:p>
          </table:table-cell>
          <table:table-cell office:value-type="float" office:value="994.1655" calcext:value-type="float">
            <text:p>994.1655</text:p>
          </table:table-cell>
          <table:table-cell office:value-type="float" office:value="0" calcext:value-type="float">
            <text:p>0</text:p>
          </table:table-cell>
          <table:table-cell office:value-type="float" office:value="-30.07471" calcext:value-type="float">
            <text:p>-30.07471</text:p>
          </table:table-cell>
          <table:table-cell office:value-type="float" office:value="0.009857059" calcext:value-type="float">
            <text:p>0.00985705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215.1998" calcext:value-type="float">
            <text:p>215.1998</text:p>
          </table:table-cell>
          <table:table-cell office:value-type="float" office:value="102.6245" calcext:value-type="float">
            <text:p>102.6245</text:p>
          </table:table-cell>
          <table:table-cell office:value-type="float" office:value="11.73312" calcext:value-type="float">
            <text:p>11.73312</text:p>
          </table:table-cell>
          <table:table-cell office:value-type="float" office:value="1256.453" calcext:value-type="float">
            <text:p>1256.453</text:p>
          </table:table-cell>
          <table:table-cell office:value-type="float" office:value="130.1761" calcext:value-type="float">
            <text:p>130.1761</text:p>
          </table:table-cell>
          <table:table-cell office:value-type="float" office:value="0" calcext:value-type="float">
            <text:p>0</text:p>
          </table:table-cell>
          <table:table-cell office:value-type="float" office:value="0.1169023" calcext:value-type="float">
            <text:p>0.1169023</text:p>
          </table:table-cell>
          <table:table-cell office:value-type="float" office:value="0.2984127" calcext:value-type="float">
            <text:p>0.2984127</text:p>
          </table:table-cell>
          <table:table-cell office:value-type="float" office:value="0.2994338" calcext:value-type="float">
            <text:p>0.2994338</text:p>
          </table:table-cell>
          <table:table-cell office:value-type="float" office:value="0.3007653" calcext:value-type="float">
            <text:p>0.3007653</text:p>
          </table:table-cell>
          <table:table-cell office:value-type="float" office:value="0.302202" calcext:value-type="float">
            <text:p>0.302202</text:p>
          </table:table-cell>
          <table:table-cell office:value-type="float" office:value="0.3037196" calcext:value-type="float">
            <text:p>0.3037196</text:p>
          </table:table-cell>
          <table:table-cell office:value-type="float" office:value="0.3511097" calcext:value-type="float">
            <text:p>0.3511097</text:p>
          </table:table-cell>
          <table:table-cell office:value-type="float" office:value="0.361341" calcext:value-type="float">
            <text:p>0.361341</text:p>
          </table:table-cell>
          <table:table-cell office:value-type="float" office:value="0.3878647" calcext:value-type="float">
            <text:p>0.3878647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273E-015" calcext:value-type="float">
            <text:p>1.956273E-15</text:p>
          </table:table-cell>
          <table:table-cell office:value-type="float" office:value="1.876406E-015" calcext:value-type="float">
            <text:p>1.876406E-15</text:p>
          </table:table-cell>
          <table:table-cell office:value-type="float" office:value="9.37743E-016" calcext:value-type="float">
            <text:p>9.37743E-16</text:p>
          </table:table-cell>
          <table:table-cell office:value-type="float" office:value="9.657148E-016" calcext:value-type="float">
            <text:p>9.657148E-16</text:p>
          </table:table-cell>
          <table:table-cell office:value-type="float" office:value="9.692091E-016" calcext:value-type="float">
            <text:p>9.69209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352609" calcext:value-type="float">
            <text:p>-8.352609</text:p>
          </table:table-cell>
          <table:table-cell office:value-type="float" office:value="-0.01973644" calcext:value-type="float">
            <text:p>-0.01973644</text:p>
          </table:table-cell>
          <table:table-cell office:value-type="float" office:value="-0.01930195" calcext:value-type="float">
            <text:p>-0.01930195</text:p>
          </table:table-cell>
          <table:table-cell office:value-type="float" office:value="-0.01873902" calcext:value-type="float">
            <text:p>-0.01873902</text:p>
          </table:table-cell>
          <table:table-cell office:value-type="float" office:value="-0.01814206" calcext:value-type="float">
            <text:p>-0.01814206</text:p>
          </table:table-cell>
          <table:table-cell office:value-type="float" office:value="-0.01751901" calcext:value-type="float">
            <text:p>-0.01751901</text:p>
          </table:table-cell>
          <table:table-cell office:value-type="float" office:value="-0.01648014" calcext:value-type="float">
            <text:p>-0.01648014</text:p>
          </table:table-cell>
          <table:table-cell office:value-type="float" office:value="-0.01380795" calcext:value-type="float">
            <text:p>-0.01380795</text:p>
          </table:table-cell>
          <table:table-cell office:value-type="float" office:value="-0.007010005" calcext:value-type="float">
            <text:p>-0.007010005</text:p>
          </table:table-cell>
          <table:table-cell office:value-type="float" office:value="-0.003763446" calcext:value-type="float">
            <text:p>-0.003763446</text:p>
          </table:table-cell>
          <table:table-cell office:value-type="float" office:value="997.7316" calcext:value-type="float">
            <text:p>997.7316</text:p>
          </table:table-cell>
          <table:table-cell office:value-type="float" office:value="0" calcext:value-type="float">
            <text:p>0</text:p>
          </table:table-cell>
          <table:table-cell office:value-type="float" office:value="-0.1216271" calcext:value-type="float">
            <text:p>-0.1216271</text:p>
          </table:table-cell>
          <table:table-cell office:value-type="float" office:value="0.009852819" calcext:value-type="float">
            <text:p>0.00985281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249.4998" calcext:value-type="float">
            <text:p>249.4998</text:p>
          </table:table-cell>
          <table:table-cell office:value-type="float" office:value="104.5421" calcext:value-type="float">
            <text:p>104.5421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283.194" calcext:value-type="float">
            <text:p>1283.194</text:p>
          </table:table-cell>
          <table:table-cell office:value-type="float" office:value="135.7212" calcext:value-type="float">
            <text:p>135.7212</text:p>
          </table:table-cell>
          <table:table-cell office:value-type="float" office:value="0" calcext:value-type="float">
            <text:p>0</text:p>
          </table:table-cell>
          <table:table-cell office:value-type="float" office:value="0.3769888" calcext:value-type="float">
            <text:p>0.3769888</text:p>
          </table:table-cell>
          <table:table-cell office:value-type="float" office:value="0.3788" calcext:value-type="float">
            <text:p>0.3788</text:p>
          </table:table-cell>
          <table:table-cell office:value-type="float" office:value="0.3837447" calcext:value-type="float">
            <text:p>0.3837447</text:p>
          </table:table-cell>
          <table:table-cell office:value-type="float" office:value="0.3914647" calcext:value-type="float">
            <text:p>0.3914647</text:p>
          </table:table-cell>
          <table:table-cell office:value-type="float" office:value="0.3994987" calcext:value-type="float">
            <text:p>0.3994987</text:p>
          </table:table-cell>
          <table:table-cell office:value-type="float" office:value="0.4077638" calcext:value-type="float">
            <text:p>0.4077638</text:p>
          </table:table-cell>
          <table:table-cell office:value-type="float" office:value="0.3991607" calcext:value-type="float">
            <text:p>0.3991607</text:p>
          </table:table-cell>
          <table:table-cell office:value-type="float" office:value="0.3631821" calcext:value-type="float">
            <text:p>0.3631821</text:p>
          </table:table-cell>
          <table:table-cell office:value-type="float" office:value="0.3873585" calcext:value-type="float">
            <text:p>0.3873585</text:p>
          </table:table-cell>
          <table:table-cell office:value-type="float" office:value="0.4133608" calcext:value-type="float">
            <text:p>0.4133608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907E-015" calcext:value-type="float">
            <text:p>1.956907E-15</text:p>
          </table:table-cell>
          <table:table-cell office:value-type="float" office:value="1.876153E-015" calcext:value-type="float">
            <text:p>1.876153E-15</text:p>
          </table:table-cell>
          <table:table-cell office:value-type="float" office:value="9.377122E-016" calcext:value-type="float">
            <text:p>9.377122E-16</text:p>
          </table:table-cell>
          <table:table-cell office:value-type="float" office:value="9.657018E-016" calcext:value-type="float">
            <text:p>9.657018E-16</text:p>
          </table:table-cell>
          <table:table-cell office:value-type="float" office:value="9.692029E-016" calcext:value-type="float">
            <text:p>9.69202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87156" calcext:value-type="float">
            <text:p>-0.00387156</text:p>
          </table:table-cell>
          <table:table-cell office:value-type="float" office:value="-0.003736399" calcext:value-type="float">
            <text:p>-0.003736399</text:p>
          </table:table-cell>
          <table:table-cell office:value-type="float" office:value="-0.003415287" calcext:value-type="float">
            <text:p>-0.003415287</text:p>
          </table:table-cell>
          <table:table-cell office:value-type="float" office:value="-0.002984597" calcext:value-type="float">
            <text:p>-0.002984597</text:p>
          </table:table-cell>
          <table:table-cell office:value-type="float" office:value="-0.00259714" calcext:value-type="float">
            <text:p>-0.00259714</text:p>
          </table:table-cell>
          <table:table-cell office:value-type="float" office:value="-0.002240752" calcext:value-type="float">
            <text:p>-0.002240752</text:p>
          </table:table-cell>
          <table:table-cell office:value-type="float" office:value="-0.004863067" calcext:value-type="float">
            <text:p>-0.004863067</text:p>
          </table:table-cell>
          <table:table-cell office:value-type="float" office:value="-0.01316415" calcext:value-type="float">
            <text:p>-0.01316415</text:p>
          </table:table-cell>
          <table:table-cell office:value-type="float" office:value="-0.007098524" calcext:value-type="float">
            <text:p>-0.007098524</text:p>
          </table:table-cell>
          <table:table-cell office:value-type="float" office:value="-0.003815696" calcext:value-type="float">
            <text:p>-0.003815696</text:p>
          </table:table-cell>
          <table:table-cell office:value-type="float" office:value="1007.531" calcext:value-type="float">
            <text:p>1007.531</text:p>
          </table:table-cell>
          <table:table-cell office:value-type="float" office:value="0" calcext:value-type="float">
            <text:p>0</text:p>
          </table:table-cell>
          <table:table-cell office:value-type="float" office:value="-0.003973099" calcext:value-type="float">
            <text:p>-0.003973099</text:p>
          </table:table-cell>
          <table:table-cell office:value-type="float" office:value="0.00984952" calcext:value-type="float">
            <text:p>0.0098495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31271" calcext:value-type="float">
            <text:p>-1.2312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251.3999" calcext:value-type="float">
            <text:p>251.3999</text:p>
          </table:table-cell>
          <table:table-cell office:value-type="float" office:value="106.0497" calcext:value-type="float">
            <text:p>106.0497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277.336" calcext:value-type="float">
            <text:p>1277.336</text:p>
          </table:table-cell>
          <table:table-cell office:value-type="float" office:value="141.9714" calcext:value-type="float">
            <text:p>141.9714</text:p>
          </table:table-cell>
          <table:table-cell office:value-type="float" office:value="0" calcext:value-type="float">
            <text:p>0</text:p>
          </table:table-cell>
          <table:table-cell office:value-type="float" office:value="0.350789" calcext:value-type="float">
            <text:p>0.350789</text:p>
          </table:table-cell>
          <table:table-cell office:value-type="float" office:value="0.3518032" calcext:value-type="float">
            <text:p>0.3518032</text:p>
          </table:table-cell>
          <table:table-cell office:value-type="float" office:value="0.3545607" calcext:value-type="float">
            <text:p>0.3545607</text:p>
          </table:table-cell>
          <table:table-cell office:value-type="float" office:value="0.3591141" calcext:value-type="float">
            <text:p>0.3591141</text:p>
          </table:table-cell>
          <table:table-cell office:value-type="float" office:value="0.3639429" calcext:value-type="float">
            <text:p>0.3639429</text:p>
          </table:table-cell>
          <table:table-cell office:value-type="float" office:value="0.3692735" calcext:value-type="float">
            <text:p>0.3692735</text:p>
          </table:table-cell>
          <table:table-cell office:value-type="float" office:value="0.4078702" calcext:value-type="float">
            <text:p>0.4078702</text:p>
          </table:table-cell>
          <table:table-cell office:value-type="float" office:value="0.3668058" calcext:value-type="float">
            <text:p>0.3668058</text:p>
          </table:table-cell>
          <table:table-cell office:value-type="float" office:value="0.3875519" calcext:value-type="float">
            <text:p>0.3875519</text:p>
          </table:table-cell>
          <table:table-cell office:value-type="float" office:value="0.4137348" calcext:value-type="float">
            <text:p>0.4137348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595E-015" calcext:value-type="float">
            <text:p>1.957595E-15</text:p>
          </table:table-cell>
          <table:table-cell office:value-type="float" office:value="1.875892E-015" calcext:value-type="float">
            <text:p>1.875892E-15</text:p>
          </table:table-cell>
          <table:table-cell office:value-type="float" office:value="9.376769E-016" calcext:value-type="float">
            <text:p>9.376769E-16</text:p>
          </table:table-cell>
          <table:table-cell office:value-type="float" office:value="9.656848E-016" calcext:value-type="float">
            <text:p>9.656848E-16</text:p>
          </table:table-cell>
          <table:table-cell office:value-type="float" office:value="9.691992E-016" calcext:value-type="float">
            <text:p>9.69199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400631" calcext:value-type="float">
            <text:p>-0.006400631</text:p>
          </table:table-cell>
          <table:table-cell office:value-type="float" office:value="-0.006263894" calcext:value-type="float">
            <text:p>-0.006263894</text:p>
          </table:table-cell>
          <table:table-cell office:value-type="float" office:value="-0.00593539" calcext:value-type="float">
            <text:p>-0.00593539</text:p>
          </table:table-cell>
          <table:table-cell office:value-type="float" office:value="-0.00545012" calcext:value-type="float">
            <text:p>-0.00545012</text:p>
          </table:table-cell>
          <table:table-cell office:value-type="float" office:value="-0.004980345" calcext:value-type="float">
            <text:p>-0.004980345</text:p>
          </table:table-cell>
          <table:table-cell office:value-type="float" office:value="-0.004501034" calcext:value-type="float">
            <text:p>-0.004501034</text:p>
          </table:table-cell>
          <table:table-cell office:value-type="float" office:value="-0.003873967" calcext:value-type="float">
            <text:p>-0.003873967</text:p>
          </table:table-cell>
          <table:table-cell office:value-type="float" office:value="-0.01196414" calcext:value-type="float">
            <text:p>-0.01196414</text:p>
          </table:table-cell>
          <table:table-cell office:value-type="float" office:value="-0.007064975" calcext:value-type="float">
            <text:p>-0.007064975</text:p>
          </table:table-cell>
          <table:table-cell office:value-type="float" office:value="-0.003782732" calcext:value-type="float">
            <text:p>-0.003782732</text:p>
          </table:table-cell>
          <table:table-cell office:value-type="float" office:value="1017.551" calcext:value-type="float">
            <text:p>1017.551</text:p>
          </table:table-cell>
          <table:table-cell office:value-type="float" office:value="0" calcext:value-type="float">
            <text:p>0</text:p>
          </table:table-cell>
          <table:table-cell office:value-type="float" office:value="-0.006502607" calcext:value-type="float">
            <text:p>-0.006502607</text:p>
          </table:table-cell>
          <table:table-cell office:value-type="float" office:value="0.009845845" calcext:value-type="float">
            <text:p>0.00984584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9526" calcext:value-type="float">
            <text:p>-1.2295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251.3999" calcext:value-type="float">
            <text:p>251.3999</text:p>
          </table:table-cell>
          <table:table-cell office:value-type="float" office:value="110.2878" calcext:value-type="float">
            <text:p>110.2878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268.132" calcext:value-type="float">
            <text:p>1268.132</text:p>
          </table:table-cell>
          <table:table-cell office:value-type="float" office:value="146.9366" calcext:value-type="float">
            <text:p>146.9366</text:p>
          </table:table-cell>
          <table:table-cell office:value-type="float" office:value="0" calcext:value-type="float">
            <text:p>0</text:p>
          </table:table-cell>
          <table:table-cell office:value-type="float" office:value="0.1776794" calcext:value-type="float">
            <text:p>0.1776794</text:p>
          </table:table-cell>
          <table:table-cell office:value-type="float" office:value="0.3216183" calcext:value-type="float">
            <text:p>0.3216183</text:p>
          </table:table-cell>
          <table:table-cell office:value-type="float" office:value="0.3246502" calcext:value-type="float">
            <text:p>0.3246502</text:p>
          </table:table-cell>
          <table:table-cell office:value-type="float" office:value="0.3316738" calcext:value-type="float">
            <text:p>0.3316738</text:p>
          </table:table-cell>
          <table:table-cell office:value-type="float" office:value="0.3386566" calcext:value-type="float">
            <text:p>0.3386566</text:p>
          </table:table-cell>
          <table:table-cell office:value-type="float" office:value="0.3446198" calcext:value-type="float">
            <text:p>0.3446198</text:p>
          </table:table-cell>
          <table:table-cell office:value-type="float" office:value="0.3889384" calcext:value-type="float">
            <text:p>0.3889384</text:p>
          </table:table-cell>
          <table:table-cell office:value-type="float" office:value="0.3695228" calcext:value-type="float">
            <text:p>0.3695228</text:p>
          </table:table-cell>
          <table:table-cell office:value-type="float" office:value="0.3878223" calcext:value-type="float">
            <text:p>0.3878223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29E-015" calcext:value-type="float">
            <text:p>1.95829E-15</text:p>
          </table:table-cell>
          <table:table-cell office:value-type="float" office:value="1.875618E-015" calcext:value-type="float">
            <text:p>1.875618E-15</text:p>
          </table:table-cell>
          <table:table-cell office:value-type="float" office:value="9.376426E-016" calcext:value-type="float">
            <text:p>9.376426E-16</text:p>
          </table:table-cell>
          <table:table-cell office:value-type="float" office:value="9.656665E-016" calcext:value-type="float">
            <text:p>9.656665E-16</text:p>
          </table:table-cell>
          <table:table-cell office:value-type="float" office:value="9.691955E-016" calcext:value-type="float">
            <text:p>9.69195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986913" calcext:value-type="float">
            <text:p>-0.4986913</text:p>
          </table:table-cell>
          <table:table-cell office:value-type="float" office:value="-0.01173009" calcext:value-type="float">
            <text:p>-0.01173009</text:p>
          </table:table-cell>
          <table:table-cell office:value-type="float" office:value="-0.01098926" calcext:value-type="float">
            <text:p>-0.01098926</text:p>
          </table:table-cell>
          <table:table-cell office:value-type="float" office:value="-0.009472316" calcext:value-type="float">
            <text:p>-0.009472316</text:p>
          </table:table-cell>
          <table:table-cell office:value-type="float" office:value="-0.008201648" calcext:value-type="float">
            <text:p>-0.008201648</text:p>
          </table:table-cell>
          <table:table-cell office:value-type="float" office:value="-0.007264727" calcext:value-type="float">
            <text:p>-0.007264727</text:p>
          </table:table-cell>
          <table:table-cell office:value-type="float" office:value="-0.006118254" calcext:value-type="float">
            <text:p>-0.006118254</text:p>
          </table:table-cell>
          <table:table-cell office:value-type="float" office:value="-0.01114241" calcext:value-type="float">
            <text:p>-0.01114241</text:p>
          </table:table-cell>
          <table:table-cell office:value-type="float" office:value="-0.007017905" calcext:value-type="float">
            <text:p>-0.007017905</text:p>
          </table:table-cell>
          <table:table-cell office:value-type="float" office:value="-0.003763455" calcext:value-type="float">
            <text:p>-0.003763455</text:p>
          </table:table-cell>
          <table:table-cell office:value-type="float" office:value="1026.212" calcext:value-type="float">
            <text:p>1026.212</text:p>
          </table:table-cell>
          <table:table-cell office:value-type="float" office:value="0" calcext:value-type="float">
            <text:p>0</text:p>
          </table:table-cell>
          <table:table-cell office:value-type="float" office:value="-1.022675" calcext:value-type="float">
            <text:p>-1.022675</text:p>
          </table:table-cell>
          <table:table-cell office:value-type="float" office:value="0.009842316" calcext:value-type="float">
            <text:p>0.00984231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251.3999" calcext:value-type="float">
            <text:p>251.3999</text:p>
          </table:table-cell>
          <table:table-cell office:value-type="float" office:value="111.6501" calcext:value-type="float">
            <text:p>111.6501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263.158" calcext:value-type="float">
            <text:p>1263.158</text:p>
          </table:table-cell>
          <table:table-cell office:value-type="float" office:value="150.5479" calcext:value-type="float">
            <text:p>150.5479</text:p>
          </table:table-cell>
          <table:table-cell office:value-type="float" office:value="0" calcext:value-type="float">
            <text:p>0</text:p>
          </table:table-cell>
          <table:table-cell office:value-type="float" office:value="0.07694121" calcext:value-type="float">
            <text:p>0.07694121</text:p>
          </table:table-cell>
          <table:table-cell office:value-type="float" office:value="0.3145131" calcext:value-type="float">
            <text:p>0.3145131</text:p>
          </table:table-cell>
          <table:table-cell office:value-type="float" office:value="0.3158508" calcext:value-type="float">
            <text:p>0.3158508</text:p>
          </table:table-cell>
          <table:table-cell office:value-type="float" office:value="0.3190746" calcext:value-type="float">
            <text:p>0.3190746</text:p>
          </table:table-cell>
          <table:table-cell office:value-type="float" office:value="0.3229376" calcext:value-type="float">
            <text:p>0.3229376</text:p>
          </table:table-cell>
          <table:table-cell office:value-type="float" office:value="0.3270733" calcext:value-type="float">
            <text:p>0.3270733</text:p>
          </table:table-cell>
          <table:table-cell office:value-type="float" office:value="0.3740141" calcext:value-type="float">
            <text:p>0.3740141</text:p>
          </table:table-cell>
          <table:table-cell office:value-type="float" office:value="0.3703357" calcext:value-type="float">
            <text:p>0.3703357</text:p>
          </table:table-cell>
          <table:table-cell office:value-type="float" office:value="0.3881073" calcext:value-type="float">
            <text:p>0.3881073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135E-015" calcext:value-type="float">
            <text:p>1.959135E-15</text:p>
          </table:table-cell>
          <table:table-cell office:value-type="float" office:value="1.875287E-015" calcext:value-type="float">
            <text:p>1.875287E-15</text:p>
          </table:table-cell>
          <table:table-cell office:value-type="float" office:value="9.375989E-016" calcext:value-type="float">
            <text:p>9.375989E-16</text:p>
          </table:table-cell>
          <table:table-cell office:value-type="float" office:value="9.656443E-016" calcext:value-type="float">
            <text:p>9.656443E-16</text:p>
          </table:table-cell>
          <table:table-cell office:value-type="float" office:value="9.691924E-016" calcext:value-type="float">
            <text:p>9.69192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5.51517" calcext:value-type="float">
            <text:p>-85.51517</text:p>
          </table:table-cell>
          <table:table-cell office:value-type="float" office:value="-0.01369363" calcext:value-type="float">
            <text:p>-0.01369363</text:p>
          </table:table-cell>
          <table:table-cell office:value-type="float" office:value="-0.01329783" calcext:value-type="float">
            <text:p>-0.01329783</text:p>
          </table:table-cell>
          <table:table-cell office:value-type="float" office:value="-0.0124093" calcext:value-type="float">
            <text:p>-0.0124093</text:p>
          </table:table-cell>
          <table:table-cell office:value-type="float" office:value="-0.01142658" calcext:value-type="float">
            <text:p>-0.01142658</text:p>
          </table:table-cell>
          <table:table-cell office:value-type="float" office:value="-0.01045488" calcext:value-type="float">
            <text:p>-0.01045488</text:p>
          </table:table-cell>
          <table:table-cell office:value-type="float" office:value="-0.008935677" calcext:value-type="float">
            <text:p>-0.008935677</text:p>
          </table:table-cell>
          <table:table-cell office:value-type="float" office:value="-0.01090425" calcext:value-type="float">
            <text:p>-0.01090425</text:p>
          </table:table-cell>
          <table:table-cell office:value-type="float" office:value="-0.006968613" calcext:value-type="float">
            <text:p>-0.006968613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033.395" calcext:value-type="float">
            <text:p>1033.395</text:p>
          </table:table-cell>
          <table:table-cell office:value-type="float" office:value="0" calcext:value-type="float">
            <text:p>0</text:p>
          </table:table-cell>
          <table:table-cell office:value-type="float" office:value="-33.21887" calcext:value-type="float">
            <text:p>-33.21887</text:p>
          </table:table-cell>
          <table:table-cell office:value-type="float" office:value="0.009837795" calcext:value-type="float">
            <text:p>0.00983779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251.3999" calcext:value-type="float">
            <text:p>251.3999</text:p>
          </table:table-cell>
          <table:table-cell office:value-type="float" office:value="111.6642" calcext:value-type="float">
            <text:p>111.6642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260.641" calcext:value-type="float">
            <text:p>1260.641</text:p>
          </table:table-cell>
          <table:table-cell office:value-type="float" office:value="153.0507" calcext:value-type="float">
            <text:p>153.0507</text:p>
          </table:table-cell>
          <table:table-cell office:value-type="float" office:value="0" calcext:value-type="float">
            <text:p>0</text:p>
          </table:table-cell>
          <table:table-cell office:value-type="float" office:value="0.07580952" calcext:value-type="float">
            <text:p>0.07580952</text:p>
          </table:table-cell>
          <table:table-cell office:value-type="float" office:value="0.3078776" calcext:value-type="float">
            <text:p>0.3078776</text:p>
          </table:table-cell>
          <table:table-cell office:value-type="float" office:value="0.3089298" calcext:value-type="float">
            <text:p>0.3089298</text:p>
          </table:table-cell>
          <table:table-cell office:value-type="float" office:value="0.3111549" calcext:value-type="float">
            <text:p>0.3111549</text:p>
          </table:table-cell>
          <table:table-cell office:value-type="float" office:value="0.3138914" calcext:value-type="float">
            <text:p>0.3138914</text:p>
          </table:table-cell>
          <table:table-cell office:value-type="float" office:value="0.3170441" calcext:value-type="float">
            <text:p>0.3170441</text:p>
          </table:table-cell>
          <table:table-cell office:value-type="float" office:value="0.3652425" calcext:value-type="float">
            <text:p>0.3652425</text:p>
          </table:table-cell>
          <table:table-cell office:value-type="float" office:value="0.3698266" calcext:value-type="float">
            <text:p>0.3698266</text:p>
          </table:table-cell>
          <table:table-cell office:value-type="float" office:value="0.3882779" calcext:value-type="float">
            <text:p>0.3882779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25E-015" calcext:value-type="float">
            <text:p>1.960125E-15</text:p>
          </table:table-cell>
          <table:table-cell office:value-type="float" office:value="1.874903E-015" calcext:value-type="float">
            <text:p>1.874903E-15</text:p>
          </table:table-cell>
          <table:table-cell office:value-type="float" office:value="9.375466E-016" calcext:value-type="float">
            <text:p>9.375466E-16</text:p>
          </table:table-cell>
          <table:table-cell office:value-type="float" office:value="9.656176E-016" calcext:value-type="float">
            <text:p>9.656176E-16</text:p>
          </table:table-cell>
          <table:table-cell office:value-type="float" office:value="9.691879E-016" calcext:value-type="float">
            <text:p>9.69187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3.68164" calcext:value-type="float">
            <text:p>-93.68164</text:p>
          </table:table-cell>
          <table:table-cell office:value-type="float" office:value="-0.01589032" calcext:value-type="float">
            <text:p>-0.01589032</text:p>
          </table:table-cell>
          <table:table-cell office:value-type="float" office:value="-0.01552068" calcext:value-type="float">
            <text:p>-0.01552068</text:p>
          </table:table-cell>
          <table:table-cell office:value-type="float" office:value="-0.01478592" calcext:value-type="float">
            <text:p>-0.01478592</text:p>
          </table:table-cell>
          <table:table-cell office:value-type="float" office:value="-0.01392517" calcext:value-type="float">
            <text:p>-0.01392517</text:p>
          </table:table-cell>
          <table:table-cell office:value-type="float" office:value="-0.01298863" calcext:value-type="float">
            <text:p>-0.01298863</text:p>
          </table:table-cell>
          <table:table-cell office:value-type="float" office:value="-0.01124622" calcext:value-type="float">
            <text:p>-0.01124622</text:p>
          </table:table-cell>
          <table:table-cell office:value-type="float" office:value="-0.01104668" calcext:value-type="float">
            <text:p>-0.01104668</text:p>
          </table:table-cell>
          <table:table-cell office:value-type="float" office:value="-0.006938966" calcext:value-type="float">
            <text:p>-0.006938966</text:p>
          </table:table-cell>
          <table:table-cell office:value-type="float" office:value="-0.003763446" calcext:value-type="float">
            <text:p>-0.003763446</text:p>
          </table:table-cell>
          <table:table-cell office:value-type="float" office:value="1039.443" calcext:value-type="float">
            <text:p>1039.443</text:p>
          </table:table-cell>
          <table:table-cell office:value-type="float" office:value="0" calcext:value-type="float">
            <text:p>0</text:p>
          </table:table-cell>
          <table:table-cell office:value-type="float" office:value="-33.38815" calcext:value-type="float">
            <text:p>-33.38815</text:p>
          </table:table-cell>
          <table:table-cell office:value-type="float" office:value="0.009832643" calcext:value-type="float">
            <text:p>0.00983264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251.3999" calcext:value-type="float">
            <text:p>251.3999</text:p>
          </table:table-cell>
          <table:table-cell office:value-type="float" office:value="111.6277" calcext:value-type="float">
            <text:p>111.6277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259.048" calcext:value-type="float">
            <text:p>1259.048</text:p>
          </table:table-cell>
          <table:table-cell office:value-type="float" office:value="154.6805" calcext:value-type="float">
            <text:p>154.6805</text:p>
          </table:table-cell>
          <table:table-cell office:value-type="float" office:value="0" calcext:value-type="float">
            <text:p>0</text:p>
          </table:table-cell>
          <table:table-cell office:value-type="float" office:value="0.07824863" calcext:value-type="float">
            <text:p>0.07824863</text:p>
          </table:table-cell>
          <table:table-cell office:value-type="float" office:value="0.3037661" calcext:value-type="float">
            <text:p>0.3037661</text:p>
          </table:table-cell>
          <table:table-cell office:value-type="float" office:value="0.3047042" calcext:value-type="float">
            <text:p>0.3047042</text:p>
          </table:table-cell>
          <table:table-cell office:value-type="float" office:value="0.3065152" calcext:value-type="float">
            <text:p>0.3065152</text:p>
          </table:table-cell>
          <table:table-cell office:value-type="float" office:value="0.308738" calcext:value-type="float">
            <text:p>0.308738</text:p>
          </table:table-cell>
          <table:table-cell office:value-type="float" office:value="0.3113962" calcext:value-type="float">
            <text:p>0.3113962</text:p>
          </table:table-cell>
          <table:table-cell office:value-type="float" office:value="0.3600648" calcext:value-type="float">
            <text:p>0.3600648</text:p>
          </table:table-cell>
          <table:table-cell office:value-type="float" office:value="0.3687895" calcext:value-type="float">
            <text:p>0.3687895</text:p>
          </table:table-cell>
          <table:table-cell office:value-type="float" office:value="0.3883138" calcext:value-type="float">
            <text:p>0.3883138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176E-015" calcext:value-type="float">
            <text:p>1.961176E-15</text:p>
          </table:table-cell>
          <table:table-cell office:value-type="float" office:value="1.874497E-015" calcext:value-type="float">
            <text:p>1.874497E-15</text:p>
          </table:table-cell>
          <table:table-cell office:value-type="float" office:value="9.374949E-016" calcext:value-type="float">
            <text:p>9.374949E-16</text:p>
          </table:table-cell>
          <table:table-cell office:value-type="float" office:value="9.655896E-016" calcext:value-type="float">
            <text:p>9.655896E-16</text:p>
          </table:table-cell>
          <table:table-cell office:value-type="float" office:value="9.691789E-016" calcext:value-type="float">
            <text:p>9.69178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7.23711" calcext:value-type="float">
            <text:p>-77.23711</text:p>
          </table:table-cell>
          <table:table-cell office:value-type="float" office:value="-0.01745672" calcext:value-type="float">
            <text:p>-0.01745672</text:p>
          </table:table-cell>
          <table:table-cell office:value-type="float" office:value="-0.01708944" calcext:value-type="float">
            <text:p>-0.01708944</text:p>
          </table:table-cell>
          <table:table-cell office:value-type="float" office:value="-0.01641969" calcext:value-type="float">
            <text:p>-0.01641969</text:p>
          </table:table-cell>
          <table:table-cell office:value-type="float" office:value="-0.01562852" calcext:value-type="float">
            <text:p>-0.01562852</text:p>
          </table:table-cell>
          <table:table-cell office:value-type="float" office:value="-0.01472236" calcext:value-type="float">
            <text:p>-0.01472236</text:p>
          </table:table-cell>
          <table:table-cell office:value-type="float" office:value="-0.01291449" calcext:value-type="float">
            <text:p>-0.01291449</text:p>
          </table:table-cell>
          <table:table-cell office:value-type="float" office:value="-0.01134774" calcext:value-type="float">
            <text:p>-0.01134774</text:p>
          </table:table-cell>
          <table:table-cell office:value-type="float" office:value="-0.006932669" calcext:value-type="float">
            <text:p>-0.006932669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044.603" calcext:value-type="float">
            <text:p>1044.603</text:p>
          </table:table-cell>
          <table:table-cell office:value-type="float" office:value="0" calcext:value-type="float">
            <text:p>0</text:p>
          </table:table-cell>
          <table:table-cell office:value-type="float" office:value="-23.31032" calcext:value-type="float">
            <text:p>-23.31032</text:p>
          </table:table-cell>
          <table:table-cell office:value-type="float" office:value="0.009827524" calcext:value-type="float">
            <text:p>0.00982752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251.3999" calcext:value-type="float">
            <text:p>251.3999</text:p>
          </table:table-cell>
          <table:table-cell office:value-type="float" office:value="111.6947" calcext:value-type="float">
            <text:p>111.6947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257.942" calcext:value-type="float">
            <text:p>1257.942</text:p>
          </table:table-cell>
          <table:table-cell office:value-type="float" office:value="155.7202" calcext:value-type="float">
            <text:p>155.7202</text:p>
          </table:table-cell>
          <table:table-cell office:value-type="float" office:value="0" calcext:value-type="float">
            <text:p>0</text:p>
          </table:table-cell>
          <table:table-cell office:value-type="float" office:value="0.07427792" calcext:value-type="float">
            <text:p>0.07427792</text:p>
          </table:table-cell>
          <table:table-cell office:value-type="float" office:value="0.3015722" calcext:value-type="float">
            <text:p>0.3015722</text:p>
          </table:table-cell>
          <table:table-cell office:value-type="float" office:value="0.3024307" calcext:value-type="float">
            <text:p>0.3024307</text:p>
          </table:table-cell>
          <table:table-cell office:value-type="float" office:value="0.3040414" calcext:value-type="float">
            <text:p>0.3040414</text:p>
          </table:table-cell>
          <table:table-cell office:value-type="float" office:value="0.3059412" calcext:value-type="float">
            <text:p>0.3059412</text:p>
          </table:table-cell>
          <table:table-cell office:value-type="float" office:value="0.3082197" calcext:value-type="float">
            <text:p>0.3082197</text:p>
          </table:table-cell>
          <table:table-cell office:value-type="float" office:value="0.3570146" calcext:value-type="float">
            <text:p>0.3570146</text:p>
          </table:table-cell>
          <table:table-cell office:value-type="float" office:value="0.3676378" calcext:value-type="float">
            <text:p>0.3676378</text:p>
          </table:table-cell>
          <table:table-cell office:value-type="float" office:value="0.3882691" calcext:value-type="float">
            <text:p>0.3882691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161E-015" calcext:value-type="float">
            <text:p>1.962161E-15</text:p>
          </table:table-cell>
          <table:table-cell office:value-type="float" office:value="1.874113E-015" calcext:value-type="float">
            <text:p>1.874113E-15</text:p>
          </table:table-cell>
          <table:table-cell office:value-type="float" office:value="9.374464E-016" calcext:value-type="float">
            <text:p>9.374464E-16</text:p>
          </table:table-cell>
          <table:table-cell office:value-type="float" office:value="9.655676E-016" calcext:value-type="float">
            <text:p>9.655676E-16</text:p>
          </table:table-cell>
          <table:table-cell office:value-type="float" office:value="9.691657E-016" calcext:value-type="float">
            <text:p>9.69165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1105" calcext:value-type="float">
            <text:p>-106.1105</text:p>
          </table:table-cell>
          <table:table-cell office:value-type="float" office:value="-0.01836637" calcext:value-type="float">
            <text:p>-0.01836637</text:p>
          </table:table-cell>
          <table:table-cell office:value-type="float" office:value="-0.01800893" calcext:value-type="float">
            <text:p>-0.01800893</text:p>
          </table:table-cell>
          <table:table-cell office:value-type="float" office:value="-0.01737576" calcext:value-type="float">
            <text:p>-0.01737576</text:p>
          </table:table-cell>
          <table:table-cell office:value-type="float" office:value="-0.01665252" calcext:value-type="float">
            <text:p>-0.01665252</text:p>
          </table:table-cell>
          <table:table-cell office:value-type="float" office:value="-0.01581265" calcext:value-type="float">
            <text:p>-0.01581265</text:p>
          </table:table-cell>
          <table:table-cell office:value-type="float" office:value="-0.01402462" calcext:value-type="float">
            <text:p>-0.01402462</text:p>
          </table:table-cell>
          <table:table-cell office:value-type="float" office:value="-0.01169378" calcext:value-type="float">
            <text:p>-0.01169378</text:p>
          </table:table-cell>
          <table:table-cell office:value-type="float" office:value="-0.006940193" calcext:value-type="float">
            <text:p>-0.006940193</text:p>
          </table:table-cell>
          <table:table-cell office:value-type="float" office:value="-0.003763455" calcext:value-type="float">
            <text:p>-0.003763455</text:p>
          </table:table-cell>
          <table:table-cell office:value-type="float" office:value="1049.171" calcext:value-type="float">
            <text:p>1049.171</text:p>
          </table:table-cell>
          <table:table-cell office:value-type="float" office:value="0" calcext:value-type="float">
            <text:p>0</text:p>
          </table:table-cell>
          <table:table-cell office:value-type="float" office:value="-38.72288" calcext:value-type="float">
            <text:p>-38.72288</text:p>
          </table:table-cell>
          <table:table-cell office:value-type="float" office:value="0.009823148" calcext:value-type="float">
            <text:p>0.00982314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251.9998" calcext:value-type="float">
            <text:p>251.9998</text:p>
          </table:table-cell>
          <table:table-cell office:value-type="float" office:value="112.2236" calcext:value-type="float">
            <text:p>112.2236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257.335" calcext:value-type="float">
            <text:p>1257.335</text:p>
          </table:table-cell>
          <table:table-cell office:value-type="float" office:value="156.3983" calcext:value-type="float">
            <text:p>156.3983</text:p>
          </table:table-cell>
          <table:table-cell office:value-type="float" office:value="0" calcext:value-type="float">
            <text:p>0</text:p>
          </table:table-cell>
          <table:table-cell office:value-type="float" office:value="0.07954707" calcext:value-type="float">
            <text:p>0.07954707</text:p>
          </table:table-cell>
          <table:table-cell office:value-type="float" office:value="0.3004497" calcext:value-type="float">
            <text:p>0.3004497</text:p>
          </table:table-cell>
          <table:table-cell office:value-type="float" office:value="0.3012367" calcext:value-type="float">
            <text:p>0.3012367</text:p>
          </table:table-cell>
          <table:table-cell office:value-type="float" office:value="0.3027265" calcext:value-type="float">
            <text:p>0.3027265</text:p>
          </table:table-cell>
          <table:table-cell office:value-type="float" office:value="0.3044734" calcext:value-type="float">
            <text:p>0.3044734</text:p>
          </table:table-cell>
          <table:table-cell office:value-type="float" office:value="0.3065255" calcext:value-type="float">
            <text:p>0.3065255</text:p>
          </table:table-cell>
          <table:table-cell office:value-type="float" office:value="0.3550462" calcext:value-type="float">
            <text:p>0.3550462</text:p>
          </table:table-cell>
          <table:table-cell office:value-type="float" office:value="0.3664903" calcext:value-type="float">
            <text:p>0.3664903</text:p>
          </table:table-cell>
          <table:table-cell office:value-type="float" office:value="0.3882502" calcext:value-type="float">
            <text:p>0.3882502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025E-015" calcext:value-type="float">
            <text:p>1.963025E-15</text:p>
          </table:table-cell>
          <table:table-cell office:value-type="float" office:value="1.873779E-015" calcext:value-type="float">
            <text:p>1.873779E-15</text:p>
          </table:table-cell>
          <table:table-cell office:value-type="float" office:value="9.374026E-016" calcext:value-type="float">
            <text:p>9.374026E-16</text:p>
          </table:table-cell>
          <table:table-cell office:value-type="float" office:value="9.655467E-016" calcext:value-type="float">
            <text:p>9.655467E-16</text:p>
          </table:table-cell>
          <table:table-cell office:value-type="float" office:value="9.691577E-016" calcext:value-type="float">
            <text:p>9.69157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9.44329" calcext:value-type="float">
            <text:p>-69.44329</text:p>
          </table:table-cell>
          <table:table-cell office:value-type="float" office:value="-0.01885304" calcext:value-type="float">
            <text:p>-0.01885304</text:p>
          </table:table-cell>
          <table:table-cell office:value-type="float" office:value="-0.01851533" calcext:value-type="float">
            <text:p>-0.01851533</text:p>
          </table:table-cell>
          <table:table-cell office:value-type="float" office:value="-0.01790977" calcext:value-type="float">
            <text:p>-0.01790977</text:p>
          </table:table-cell>
          <table:table-cell office:value-type="float" office:value="-0.0172201" calcext:value-type="float">
            <text:p>-0.0172201</text:p>
          </table:table-cell>
          <table:table-cell office:value-type="float" office:value="-0.01643323" calcext:value-type="float">
            <text:p>-0.01643323</text:p>
          </table:table-cell>
          <table:table-cell office:value-type="float" office:value="-0.0147951" calcext:value-type="float">
            <text:p>-0.0147951</text:p>
          </table:table-cell>
          <table:table-cell office:value-type="float" office:value="-0.01205027" calcext:value-type="float">
            <text:p>-0.01205027</text:p>
          </table:table-cell>
          <table:table-cell office:value-type="float" office:value="-0.006943504" calcext:value-type="float">
            <text:p>-0.006943504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053.38" calcext:value-type="float">
            <text:p>1053.38</text:p>
          </table:table-cell>
          <table:table-cell office:value-type="float" office:value="0" calcext:value-type="float">
            <text:p>0</text:p>
          </table:table-cell>
          <table:table-cell office:value-type="float" office:value="-21.90934" calcext:value-type="float">
            <text:p>-21.90934</text:p>
          </table:table-cell>
          <table:table-cell office:value-type="float" office:value="0.00981937" calcext:value-type="float">
            <text:p>0.0098193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258.4998" calcext:value-type="float">
            <text:p>258.4998</text:p>
          </table:table-cell>
          <table:table-cell office:value-type="float" office:value="112.9281" calcext:value-type="float">
            <text:p>112.9281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262.365" calcext:value-type="float">
            <text:p>1262.365</text:p>
          </table:table-cell>
          <table:table-cell office:value-type="float" office:value="157.1618" calcext:value-type="float">
            <text:p>157.1618</text:p>
          </table:table-cell>
          <table:table-cell office:value-type="float" office:value="0" calcext:value-type="float">
            <text:p>0</text:p>
          </table:table-cell>
          <table:table-cell office:value-type="float" office:value="0.3304331" calcext:value-type="float">
            <text:p>0.3304331</text:p>
          </table:table-cell>
          <table:table-cell office:value-type="float" office:value="0.3292629" calcext:value-type="float">
            <text:p>0.3292629</text:p>
          </table:table-cell>
          <table:table-cell office:value-type="float" office:value="0.3207701" calcext:value-type="float">
            <text:p>0.3207701</text:p>
          </table:table-cell>
          <table:table-cell office:value-type="float" office:value="0.3073609" calcext:value-type="float">
            <text:p>0.3073609</text:p>
          </table:table-cell>
          <table:table-cell office:value-type="float" office:value="0.3044925" calcext:value-type="float">
            <text:p>0.3044925</text:p>
          </table:table-cell>
          <table:table-cell office:value-type="float" office:value="0.3058705" calcext:value-type="float">
            <text:p>0.3058705</text:p>
          </table:table-cell>
          <table:table-cell office:value-type="float" office:value="0.3545028" calcext:value-type="float">
            <text:p>0.3545028</text:p>
          </table:table-cell>
          <table:table-cell office:value-type="float" office:value="0.3654971" calcext:value-type="float">
            <text:p>0.3654971</text:p>
          </table:table-cell>
          <table:table-cell office:value-type="float" office:value="0.3882304" calcext:value-type="float">
            <text:p>0.3882304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951E-015" calcext:value-type="float">
            <text:p>1.963951E-15</text:p>
          </table:table-cell>
          <table:table-cell office:value-type="float" office:value="1.873418E-015" calcext:value-type="float">
            <text:p>1.873418E-15</text:p>
          </table:table-cell>
          <table:table-cell office:value-type="float" office:value="9.373543E-016" calcext:value-type="float">
            <text:p>9.373543E-16</text:p>
          </table:table-cell>
          <table:table-cell office:value-type="float" office:value="9.65527E-016" calcext:value-type="float">
            <text:p>9.65527E-16</text:p>
          </table:table-cell>
          <table:table-cell office:value-type="float" office:value="9.691461E-016" calcext:value-type="float">
            <text:p>9.69146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475464" calcext:value-type="float">
            <text:p>-0.009475464</text:p>
          </table:table-cell>
          <table:table-cell office:value-type="float" office:value="-0.009753511" calcext:value-type="float">
            <text:p>-0.009753511</text:p>
          </table:table-cell>
          <table:table-cell office:value-type="float" office:value="-0.01196735" calcext:value-type="float">
            <text:p>-0.01196735</text:p>
          </table:table-cell>
          <table:table-cell office:value-type="float" office:value="-0.01620402" calcext:value-type="float">
            <text:p>-0.01620402</text:p>
          </table:table-cell>
          <table:table-cell office:value-type="float" office:value="-0.0172401" calcext:value-type="float">
            <text:p>-0.0172401</text:p>
          </table:table-cell>
          <table:table-cell office:value-type="float" office:value="-0.01668508" calcext:value-type="float">
            <text:p>-0.01668508</text:p>
          </table:table-cell>
          <table:table-cell office:value-type="float" office:value="-0.01501497" calcext:value-type="float">
            <text:p>-0.01501497</text:p>
          </table:table-cell>
          <table:table-cell office:value-type="float" office:value="-0.0123691" calcext:value-type="float">
            <text:p>-0.0123691</text:p>
          </table:table-cell>
          <table:table-cell office:value-type="float" office:value="-0.006946984" calcext:value-type="float">
            <text:p>-0.006946984</text:p>
          </table:table-cell>
          <table:table-cell office:value-type="float" office:value="-0.003763446" calcext:value-type="float">
            <text:p>-0.003763446</text:p>
          </table:table-cell>
          <table:table-cell office:value-type="float" office:value="1057.69" calcext:value-type="float">
            <text:p>1057.69</text:p>
          </table:table-cell>
          <table:table-cell office:value-type="float" office:value="0" calcext:value-type="float">
            <text:p>0</text:p>
          </table:table-cell>
          <table:table-cell office:value-type="float" office:value="-0.009549932" calcext:value-type="float">
            <text:p>-0.009549932</text:p>
          </table:table-cell>
          <table:table-cell office:value-type="float" office:value="0.009814917" calcext:value-type="float">
            <text:p>0.00981491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261.3999" calcext:value-type="float">
            <text:p>261.3999</text:p>
          </table:table-cell>
          <table:table-cell office:value-type="float" office:value="116.8043" calcext:value-type="float">
            <text:p>116.8043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259.831" calcext:value-type="float">
            <text:p>1259.831</text:p>
          </table:table-cell>
          <table:table-cell office:value-type="float" office:value="158.718" calcext:value-type="float">
            <text:p>158.718</text:p>
          </table:table-cell>
          <table:table-cell office:value-type="float" office:value="0" calcext:value-type="float">
            <text:p>0</text:p>
          </table:table-cell>
          <table:table-cell office:value-type="float" office:value="0.265054" calcext:value-type="float">
            <text:p>0.265054</text:p>
          </table:table-cell>
          <table:table-cell office:value-type="float" office:value="0.2888466" calcext:value-type="float">
            <text:p>0.2888466</text:p>
          </table:table-cell>
          <table:table-cell office:value-type="float" office:value="0.3023438" calcext:value-type="float">
            <text:p>0.3023438</text:p>
          </table:table-cell>
          <table:table-cell office:value-type="float" office:value="0.3076837" calcext:value-type="float">
            <text:p>0.3076837</text:p>
          </table:table-cell>
          <table:table-cell office:value-type="float" office:value="0.3076952" calcext:value-type="float">
            <text:p>0.3076952</text:p>
          </table:table-cell>
          <table:table-cell office:value-type="float" office:value="0.3076066" calcext:value-type="float">
            <text:p>0.3076066</text:p>
          </table:table-cell>
          <table:table-cell office:value-type="float" office:value="0.3538828" calcext:value-type="float">
            <text:p>0.3538828</text:p>
          </table:table-cell>
          <table:table-cell office:value-type="float" office:value="0.3646854" calcext:value-type="float">
            <text:p>0.3646854</text:p>
          </table:table-cell>
          <table:table-cell office:value-type="float" office:value="0.3882194" calcext:value-type="float">
            <text:p>0.3882194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968E-015" calcext:value-type="float">
            <text:p>1.961968E-15</text:p>
          </table:table-cell>
          <table:table-cell office:value-type="float" office:value="1.873129E-015" calcext:value-type="float">
            <text:p>1.873129E-15</text:p>
          </table:table-cell>
          <table:table-cell office:value-type="float" office:value="9.373163E-016" calcext:value-type="float">
            <text:p>9.373163E-16</text:p>
          </table:table-cell>
          <table:table-cell office:value-type="float" office:value="9.655085E-016" calcext:value-type="float">
            <text:p>9.655085E-16</text:p>
          </table:table-cell>
          <table:table-cell office:value-type="float" office:value="9.691392E-016" calcext:value-type="float">
            <text:p>9.69139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416348" calcext:value-type="float">
            <text:p>-0.04416348</text:p>
          </table:table-cell>
          <table:table-cell office:value-type="float" office:value="-0.02454172" calcext:value-type="float">
            <text:p>-0.02454172</text:p>
          </table:table-cell>
          <table:table-cell office:value-type="float" office:value="-0.01793147" calcext:value-type="float">
            <text:p>-0.01793147</text:p>
          </table:table-cell>
          <table:table-cell office:value-type="float" office:value="-0.01595194" calcext:value-type="float">
            <text:p>-0.01595194</text:p>
          </table:table-cell>
          <table:table-cell office:value-type="float" office:value="-0.0159985" calcext:value-type="float">
            <text:p>-0.0159985</text:p>
          </table:table-cell>
          <table:table-cell office:value-type="float" office:value="-0.01604164" calcext:value-type="float">
            <text:p>-0.01604164</text:p>
          </table:table-cell>
          <table:table-cell office:value-type="float" office:value="-0.01527709" calcext:value-type="float">
            <text:p>-0.01527709</text:p>
          </table:table-cell>
          <table:table-cell office:value-type="float" office:value="-0.01263659" calcext:value-type="float">
            <text:p>-0.01263659</text:p>
          </table:table-cell>
          <table:table-cell office:value-type="float" office:value="-0.006948817" calcext:value-type="float">
            <text:p>-0.006948817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062.786" calcext:value-type="float">
            <text:p>1062.786</text:p>
          </table:table-cell>
          <table:table-cell office:value-type="float" office:value="0" calcext:value-type="float">
            <text:p>0</text:p>
          </table:table-cell>
          <table:table-cell office:value-type="float" office:value="-0.05613248" calcext:value-type="float">
            <text:p>-0.05613248</text:p>
          </table:table-cell>
          <table:table-cell office:value-type="float" office:value="0.009810974" calcext:value-type="float">
            <text:p>0.00981097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261.3999" calcext:value-type="float">
            <text:p>261.3999</text:p>
          </table:table-cell>
          <table:table-cell office:value-type="float" office:value="120.1589" calcext:value-type="float">
            <text:p>120.1589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256.042" calcext:value-type="float">
            <text:p>1256.042</text:p>
          </table:table-cell>
          <table:table-cell office:value-type="float" office:value="159.1519" calcext:value-type="float">
            <text:p>159.1519</text:p>
          </table:table-cell>
          <table:table-cell office:value-type="float" office:value="0" calcext:value-type="float">
            <text:p>0</text:p>
          </table:table-cell>
          <table:table-cell office:value-type="float" office:value="0.07710425" calcext:value-type="float">
            <text:p>0.07710425</text:p>
          </table:table-cell>
          <table:table-cell office:value-type="float" office:value="0.2939982" calcext:value-type="float">
            <text:p>0.2939982</text:p>
          </table:table-cell>
          <table:table-cell office:value-type="float" office:value="0.2953694" calcext:value-type="float">
            <text:p>0.2953694</text:p>
          </table:table-cell>
          <table:table-cell office:value-type="float" office:value="0.2998549" calcext:value-type="float">
            <text:p>0.2998549</text:p>
          </table:table-cell>
          <table:table-cell office:value-type="float" office:value="0.3033417" calcext:value-type="float">
            <text:p>0.3033417</text:p>
          </table:table-cell>
          <table:table-cell office:value-type="float" office:value="0.3057506" calcext:value-type="float">
            <text:p>0.3057506</text:p>
          </table:table-cell>
          <table:table-cell office:value-type="float" office:value="0.3534745" calcext:value-type="float">
            <text:p>0.3534745</text:p>
          </table:table-cell>
          <table:table-cell office:value-type="float" office:value="0.3640657" calcext:value-type="float">
            <text:p>0.3640657</text:p>
          </table:table-cell>
          <table:table-cell office:value-type="float" office:value="0.388174" calcext:value-type="float">
            <text:p>0.388174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583E-015" calcext:value-type="float">
            <text:p>1.962583E-15</text:p>
          </table:table-cell>
          <table:table-cell office:value-type="float" office:value="1.872895E-015" calcext:value-type="float">
            <text:p>1.872895E-15</text:p>
          </table:table-cell>
          <table:table-cell office:value-type="float" office:value="9.372872E-016" calcext:value-type="float">
            <text:p>9.372872E-16</text:p>
          </table:table-cell>
          <table:table-cell office:value-type="float" office:value="9.65492E-016" calcext:value-type="float">
            <text:p>9.65492E-16</text:p>
          </table:table-cell>
          <table:table-cell office:value-type="float" office:value="9.691344E-016" calcext:value-type="float">
            <text:p>9.69134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3.92872" calcext:value-type="float">
            <text:p>-83.92872</text:p>
          </table:table-cell>
          <table:table-cell office:value-type="float" office:value="-0.02195752" calcext:value-type="float">
            <text:p>-0.02195752</text:p>
          </table:table-cell>
          <table:table-cell office:value-type="float" office:value="-0.02125061" calcext:value-type="float">
            <text:p>-0.02125061</text:p>
          </table:table-cell>
          <table:table-cell office:value-type="float" office:value="-0.01913089" calcext:value-type="float">
            <text:p>-0.01913089</text:p>
          </table:table-cell>
          <table:table-cell office:value-type="float" office:value="-0.01766375" calcext:value-type="float">
            <text:p>-0.01766375</text:p>
          </table:table-cell>
          <table:table-cell office:value-type="float" office:value="-0.01671996" calcext:value-type="float">
            <text:p>-0.01671996</text:p>
          </table:table-cell>
          <table:table-cell office:value-type="float" office:value="-0.0154446" calcext:value-type="float">
            <text:p>-0.0154446</text:p>
          </table:table-cell>
          <table:table-cell office:value-type="float" office:value="-0.01284519" calcext:value-type="float">
            <text:p>-0.01284519</text:p>
          </table:table-cell>
          <table:table-cell office:value-type="float" office:value="-0.006956554" calcext:value-type="float">
            <text:p>-0.006956554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066.772" calcext:value-type="float">
            <text:p>1066.772</text:p>
          </table:table-cell>
          <table:table-cell office:value-type="float" office:value="0" calcext:value-type="float">
            <text:p>0</text:p>
          </table:table-cell>
          <table:table-cell office:value-type="float" office:value="-26.58912" calcext:value-type="float">
            <text:p>-26.58912</text:p>
          </table:table-cell>
          <table:table-cell office:value-type="float" office:value="0.009808119" calcext:value-type="float">
            <text:p>0.00980811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261.9998" calcext:value-type="float">
            <text:p>261.9998</text:p>
          </table:table-cell>
          <table:table-cell office:value-type="float" office:value="120.2476" calcext:value-type="float">
            <text:p>120.2476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256.39" calcext:value-type="float">
            <text:p>1256.39</text:p>
          </table:table-cell>
          <table:table-cell office:value-type="float" office:value="159.3157" calcext:value-type="float">
            <text:p>159.3157</text:p>
          </table:table-cell>
          <table:table-cell office:value-type="float" office:value="0" calcext:value-type="float">
            <text:p>0</text:p>
          </table:table-cell>
          <table:table-cell office:value-type="float" office:value="0.09770346" calcext:value-type="float">
            <text:p>0.09770346</text:p>
          </table:table-cell>
          <table:table-cell office:value-type="float" office:value="0.296425" calcext:value-type="float">
            <text:p>0.296425</text:p>
          </table:table-cell>
          <table:table-cell office:value-type="float" office:value="0.2975337" calcext:value-type="float">
            <text:p>0.2975337</text:p>
          </table:table-cell>
          <table:table-cell office:value-type="float" office:value="0.2997575" calcext:value-type="float">
            <text:p>0.2997575</text:p>
          </table:table-cell>
          <table:table-cell office:value-type="float" office:value="0.3021456" calcext:value-type="float">
            <text:p>0.3021456</text:p>
          </table:table-cell>
          <table:table-cell office:value-type="float" office:value="0.3043396" calcext:value-type="float">
            <text:p>0.3043396</text:p>
          </table:table-cell>
          <table:table-cell office:value-type="float" office:value="0.3526867" calcext:value-type="float">
            <text:p>0.3526867</text:p>
          </table:table-cell>
          <table:table-cell office:value-type="float" office:value="0.3635725" calcext:value-type="float">
            <text:p>0.3635725</text:p>
          </table:table-cell>
          <table:table-cell office:value-type="float" office:value="0.3881079" calcext:value-type="float">
            <text:p>0.3881079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171E-015" calcext:value-type="float">
            <text:p>1.963171E-15</text:p>
          </table:table-cell>
          <table:table-cell office:value-type="float" office:value="1.872671E-015" calcext:value-type="float">
            <text:p>1.872671E-15</text:p>
          </table:table-cell>
          <table:table-cell office:value-type="float" office:value="9.372578E-016" calcext:value-type="float">
            <text:p>9.372578E-16</text:p>
          </table:table-cell>
          <table:table-cell office:value-type="float" office:value="9.654772E-016" calcext:value-type="float">
            <text:p>9.654772E-16</text:p>
          </table:table-cell>
          <table:table-cell office:value-type="float" office:value="9.691297E-016" calcext:value-type="float">
            <text:p>9.69129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.38175" calcext:value-type="float">
            <text:p>-19.38175</text:p>
          </table:table-cell>
          <table:table-cell office:value-type="float" office:value="-0.02070818" calcext:value-type="float">
            <text:p>-0.02070818</text:p>
          </table:table-cell>
          <table:table-cell office:value-type="float" office:value="-0.02018533" calcext:value-type="float">
            <text:p>-0.02018533</text:p>
          </table:table-cell>
          <table:table-cell office:value-type="float" office:value="-0.01918342" calcext:value-type="float">
            <text:p>-0.01918342</text:p>
          </table:table-cell>
          <table:table-cell office:value-type="float" office:value="-0.01816338" calcext:value-type="float">
            <text:p>-0.01816338</text:p>
          </table:table-cell>
          <table:table-cell office:value-type="float" office:value="-0.01727066" calcext:value-type="float">
            <text:p>-0.01727066</text:p>
          </table:table-cell>
          <table:table-cell office:value-type="float" office:value="-0.01578073" calcext:value-type="float">
            <text:p>-0.01578073</text:p>
          </table:table-cell>
          <table:table-cell office:value-type="float" office:value="-0.01301389" calcext:value-type="float">
            <text:p>-0.01301389</text:p>
          </table:table-cell>
          <table:table-cell office:value-type="float" office:value="-0.006967898" calcext:value-type="float">
            <text:p>-0.006967898</text:p>
          </table:table-cell>
          <table:table-cell office:value-type="float" office:value="-0.003763442" calcext:value-type="float">
            <text:p>-0.003763442</text:p>
          </table:table-cell>
          <table:table-cell office:value-type="float" office:value="1070.501" calcext:value-type="float">
            <text:p>1070.501</text:p>
          </table:table-cell>
          <table:table-cell office:value-type="float" office:value="0" calcext:value-type="float">
            <text:p>0</text:p>
          </table:table-cell>
          <table:table-cell office:value-type="float" office:value="-0.5760822" calcext:value-type="float">
            <text:p>-0.5760822</text:p>
          </table:table-cell>
          <table:table-cell office:value-type="float" office:value="0.009805494" calcext:value-type="float">
            <text:p>0.00980549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289.9998" calcext:value-type="float">
            <text:p>289.9998</text:p>
          </table:table-cell>
          <table:table-cell office:value-type="float" office:value="121.3086" calcext:value-type="float">
            <text:p>121.3086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70.864" calcext:value-type="float">
            <text:p>1270.864</text:p>
          </table:table-cell>
          <table:table-cell office:value-type="float" office:value="160.623" calcext:value-type="float">
            <text:p>160.623</text:p>
          </table:table-cell>
          <table:table-cell office:value-type="float" office:value="0" calcext:value-type="float">
            <text:p>0</text:p>
          </table:table-cell>
          <table:table-cell office:value-type="float" office:value="0.3876797" calcext:value-type="float">
            <text:p>0.3876797</text:p>
          </table:table-cell>
          <table:table-cell office:value-type="float" office:value="0.388761" calcext:value-type="float">
            <text:p>0.388761</text:p>
          </table:table-cell>
          <table:table-cell office:value-type="float" office:value="0.3909253" calcext:value-type="float">
            <text:p>0.3909253</text:p>
          </table:table-cell>
          <table:table-cell office:value-type="float" office:value="0.350423" calcext:value-type="float">
            <text:p>0.350423</text:p>
          </table:table-cell>
          <table:table-cell office:value-type="float" office:value="0.3137535" calcext:value-type="float">
            <text:p>0.3137535</text:p>
          </table:table-cell>
          <table:table-cell office:value-type="float" office:value="0.3118528" calcext:value-type="float">
            <text:p>0.3118528</text:p>
          </table:table-cell>
          <table:table-cell office:value-type="float" office:value="0.3720533" calcext:value-type="float">
            <text:p>0.3720533</text:p>
          </table:table-cell>
          <table:table-cell office:value-type="float" office:value="0.3636321" calcext:value-type="float">
            <text:p>0.3636321</text:p>
          </table:table-cell>
          <table:table-cell office:value-type="float" office:value="0.3876762" calcext:value-type="float">
            <text:p>0.3876762</text:p>
          </table:table-cell>
          <table:table-cell office:value-type="float" office:value="0.4134678" calcext:value-type="float">
            <text:p>0.4134678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72E-015" calcext:value-type="float">
            <text:p>1.96372E-15</text:p>
          </table:table-cell>
          <table:table-cell office:value-type="float" office:value="1.872462E-015" calcext:value-type="float">
            <text:p>1.872462E-15</text:p>
          </table:table-cell>
          <table:table-cell office:value-type="float" office:value="9.372319E-016" calcext:value-type="float">
            <text:p>9.372319E-16</text:p>
          </table:table-cell>
          <table:table-cell office:value-type="float" office:value="9.65463E-016" calcext:value-type="float">
            <text:p>9.65463E-16</text:p>
          </table:table-cell>
          <table:table-cell office:value-type="float" office:value="9.691254E-016" calcext:value-type="float">
            <text:p>9.69125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10071" calcext:value-type="float">
            <text:p>-0.00310071</text:p>
          </table:table-cell>
          <table:table-cell office:value-type="float" office:value="-0.003029098" calcext:value-type="float">
            <text:p>-0.003029098</text:p>
          </table:table-cell>
          <table:table-cell office:value-type="float" office:value="-0.002900089" calcext:value-type="float">
            <text:p>-0.002900089</text:p>
          </table:table-cell>
          <table:table-cell office:value-type="float" office:value="-0.006738699" calcext:value-type="float">
            <text:p>-0.006738699</text:p>
          </table:table-cell>
          <table:table-cell office:value-type="float" office:value="-0.01424302" calcext:value-type="float">
            <text:p>-0.01424302</text:p>
          </table:table-cell>
          <table:table-cell office:value-type="float" office:value="-0.01466671" calcext:value-type="float">
            <text:p>-0.01466671</text:p>
          </table:table-cell>
          <table:table-cell office:value-type="float" office:value="-0.009372801" calcext:value-type="float">
            <text:p>-0.009372801</text:p>
          </table:table-cell>
          <table:table-cell office:value-type="float" office:value="-0.01300058" calcext:value-type="float">
            <text:p>-0.01300058</text:p>
          </table:table-cell>
          <table:table-cell office:value-type="float" office:value="-0.00704286" calcext:value-type="float">
            <text:p>-0.00704286</text:p>
          </table:table-cell>
          <table:table-cell office:value-type="float" office:value="-0.003806243" calcext:value-type="float">
            <text:p>-0.003806243</text:p>
          </table:table-cell>
          <table:table-cell office:value-type="float" office:value="1075.774" calcext:value-type="float">
            <text:p>1075.774</text:p>
          </table:table-cell>
          <table:table-cell office:value-type="float" office:value="0" calcext:value-type="float">
            <text:p>0</text:p>
          </table:table-cell>
          <table:table-cell office:value-type="float" office:value="-0.003233719" calcext:value-type="float">
            <text:p>-0.003233719</text:p>
          </table:table-cell>
          <table:table-cell office:value-type="float" office:value="0.009802881" calcext:value-type="float">
            <text:p>0.00980288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30772" calcext:value-type="float">
            <text:p>-1.2307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289.9998" calcext:value-type="float">
            <text:p>289.9998</text:p>
          </table:table-cell>
          <table:table-cell office:value-type="float" office:value="126.1709" calcext:value-type="float">
            <text:p>126.1709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62.27" calcext:value-type="float">
            <text:p>1262.27</text:p>
          </table:table-cell>
          <table:table-cell office:value-type="float" office:value="164.3531" calcext:value-type="float">
            <text:p>164.3531</text:p>
          </table:table-cell>
          <table:table-cell office:value-type="float" office:value="0" calcext:value-type="float">
            <text:p>0</text:p>
          </table:table-cell>
          <table:table-cell office:value-type="float" office:value="0.1230572" calcext:value-type="float">
            <text:p>0.1230572</text:p>
          </table:table-cell>
          <table:table-cell office:value-type="float" office:value="0.319726" calcext:value-type="float">
            <text:p>0.319726</text:p>
          </table:table-cell>
          <table:table-cell office:value-type="float" office:value="0.3214036" calcext:value-type="float">
            <text:p>0.3214036</text:p>
          </table:table-cell>
          <table:table-cell office:value-type="float" office:value="0.3234664" calcext:value-type="float">
            <text:p>0.3234664</text:p>
          </table:table-cell>
          <table:table-cell office:value-type="float" office:value="0.324417" calcext:value-type="float">
            <text:p>0.324417</text:p>
          </table:table-cell>
          <table:table-cell office:value-type="float" office:value="0.3248504" calcext:value-type="float">
            <text:p>0.3248504</text:p>
          </table:table-cell>
          <table:table-cell office:value-type="float" office:value="0.3657793" calcext:value-type="float">
            <text:p>0.3657793</text:p>
          </table:table-cell>
          <table:table-cell office:value-type="float" office:value="0.3645231" calcext:value-type="float">
            <text:p>0.3645231</text:p>
          </table:table-cell>
          <table:table-cell office:value-type="float" office:value="0.3877493" calcext:value-type="float">
            <text:p>0.3877493</text:p>
          </table:table-cell>
          <table:table-cell office:value-type="float" office:value="0.4138363" calcext:value-type="float">
            <text:p>0.4138363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4315E-015" calcext:value-type="float">
            <text:p>1.964315E-15</text:p>
          </table:table-cell>
          <table:table-cell office:value-type="float" office:value="1.872233E-015" calcext:value-type="float">
            <text:p>1.872233E-15</text:p>
          </table:table-cell>
          <table:table-cell office:value-type="float" office:value="9.372035E-016" calcext:value-type="float">
            <text:p>9.372035E-16</text:p>
          </table:table-cell>
          <table:table-cell office:value-type="float" office:value="9.654462E-016" calcext:value-type="float">
            <text:p>9.654462E-16</text:p>
          </table:table-cell>
          <table:table-cell office:value-type="float" office:value="9.691217E-016" calcext:value-type="float">
            <text:p>9.69121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650241" calcext:value-type="float">
            <text:p>-4.650241</text:p>
          </table:table-cell>
          <table:table-cell office:value-type="float" office:value="-0.01220114" calcext:value-type="float">
            <text:p>-0.01220114</text:p>
          </table:table-cell>
          <table:table-cell office:value-type="float" office:value="-0.01176706" calcext:value-type="float">
            <text:p>-0.01176706</text:p>
          </table:table-cell>
          <table:table-cell office:value-type="float" office:value="-0.01127232" calcext:value-type="float">
            <text:p>-0.01127232</text:p>
          </table:table-cell>
          <table:table-cell office:value-type="float" office:value="-0.01106174" calcext:value-type="float">
            <text:p>-0.01106174</text:p>
          </table:table-cell>
          <table:table-cell office:value-type="float" office:value="-0.01096496" calcext:value-type="float">
            <text:p>-0.01096496</text:p>
          </table:table-cell>
          <table:table-cell office:value-type="float" office:value="-0.01110123" calcext:value-type="float">
            <text:p>-0.01110123</text:p>
          </table:table-cell>
          <table:table-cell office:value-type="float" office:value="-0.01269533" calcext:value-type="float">
            <text:p>-0.01269533</text:p>
          </table:table-cell>
          <table:table-cell office:value-type="float" office:value="-0.007030237" calcext:value-type="float">
            <text:p>-0.007030237</text:p>
          </table:table-cell>
          <table:table-cell office:value-type="float" office:value="-0.003773843" calcext:value-type="float">
            <text:p>-0.003773843</text:p>
          </table:table-cell>
          <table:table-cell office:value-type="float" office:value="1083.281" calcext:value-type="float">
            <text:p>1083.281</text:p>
          </table:table-cell>
          <table:table-cell office:value-type="float" office:value="0" calcext:value-type="float">
            <text:p>0</text:p>
          </table:table-cell>
          <table:table-cell office:value-type="float" office:value="-7.643415" calcext:value-type="float">
            <text:p>-7.643415</text:p>
          </table:table-cell>
          <table:table-cell office:value-type="float" office:value="0.009799867" calcext:value-type="float">
            <text:p>0.00979986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9053" calcext:value-type="float">
            <text:p>-1.2290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289.9998" calcext:value-type="float">
            <text:p>289.9998</text:p>
          </table:table-cell>
          <table:table-cell office:value-type="float" office:value="126.7243" calcext:value-type="float">
            <text:p>126.7243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9.355" calcext:value-type="float">
            <text:p>1259.355</text:p>
          </table:table-cell>
          <table:table-cell office:value-type="float" office:value="166.7147" calcext:value-type="float">
            <text:p>166.7147</text:p>
          </table:table-cell>
          <table:table-cell office:value-type="float" office:value="0" calcext:value-type="float">
            <text:p>0</text:p>
          </table:table-cell>
          <table:table-cell office:value-type="float" office:value="0.07785501" calcext:value-type="float">
            <text:p>0.07785501</text:p>
          </table:table-cell>
          <table:table-cell office:value-type="float" office:value="0.3094274" calcext:value-type="float">
            <text:p>0.3094274</text:p>
          </table:table-cell>
          <table:table-cell office:value-type="float" office:value="0.3104282" calcext:value-type="float">
            <text:p>0.3104282</text:p>
          </table:table-cell>
          <table:table-cell office:value-type="float" office:value="0.312094" calcext:value-type="float">
            <text:p>0.312094</text:p>
          </table:table-cell>
          <table:table-cell office:value-type="float" office:value="0.3138263" calcext:value-type="float">
            <text:p>0.3138263</text:p>
          </table:table-cell>
          <table:table-cell office:value-type="float" office:value="0.3157057" calcext:value-type="float">
            <text:p>0.3157057</text:p>
          </table:table-cell>
          <table:table-cell office:value-type="float" office:value="0.3618588" calcext:value-type="float">
            <text:p>0.3618588</text:p>
          </table:table-cell>
          <table:table-cell office:value-type="float" office:value="0.3648584" calcext:value-type="float">
            <text:p>0.3648584</text:p>
          </table:table-cell>
          <table:table-cell office:value-type="float" office:value="0.3878352" calcext:value-type="float">
            <text:p>0.3878352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4847E-015" calcext:value-type="float">
            <text:p>1.964847E-15</text:p>
          </table:table-cell>
          <table:table-cell office:value-type="float" office:value="1.872032E-015" calcext:value-type="float">
            <text:p>1.872032E-15</text:p>
          </table:table-cell>
          <table:table-cell office:value-type="float" office:value="9.371797E-016" calcext:value-type="float">
            <text:p>9.371797E-16</text:p>
          </table:table-cell>
          <table:table-cell office:value-type="float" office:value="9.654295E-016" calcext:value-type="float">
            <text:p>9.654295E-16</text:p>
          </table:table-cell>
          <table:table-cell office:value-type="float" office:value="9.691188E-016" calcext:value-type="float">
            <text:p>9.69118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9.54374" calcext:value-type="float">
            <text:p>-79.54374</text:p>
          </table:table-cell>
          <table:table-cell office:value-type="float" office:value="-0.0153429" calcext:value-type="float">
            <text:p>-0.0153429</text:p>
          </table:table-cell>
          <table:table-cell office:value-type="float" office:value="-0.01500497" calcext:value-type="float">
            <text:p>-0.01500497</text:p>
          </table:table-cell>
          <table:table-cell office:value-type="float" office:value="-0.01447662" calcext:value-type="float">
            <text:p>-0.01447662</text:p>
          </table:table-cell>
          <table:table-cell office:value-type="float" office:value="-0.01394383" calcext:value-type="float">
            <text:p>-0.01394383</text:p>
          </table:table-cell>
          <table:table-cell office:value-type="float" office:value="-0.01337602" calcext:value-type="float">
            <text:p>-0.01337602</text:p>
          </table:table-cell>
          <table:table-cell office:value-type="float" office:value="-0.01231019" calcext:value-type="float">
            <text:p>-0.01231019</text:p>
          </table:table-cell>
          <table:table-cell office:value-type="float" office:value="-0.01258187" calcext:value-type="float">
            <text:p>-0.01258187</text:p>
          </table:table-cell>
          <table:table-cell office:value-type="float" office:value="-0.007015292" calcext:value-type="float">
            <text:p>-0.007015292</text:p>
          </table:table-cell>
          <table:table-cell office:value-type="float" office:value="-0.003763442" calcext:value-type="float">
            <text:p>-0.003763442</text:p>
          </table:table-cell>
          <table:table-cell office:value-type="float" office:value="1089.289" calcext:value-type="float">
            <text:p>1089.289</text:p>
          </table:table-cell>
          <table:table-cell office:value-type="float" office:value="0" calcext:value-type="float">
            <text:p>0</text:p>
          </table:table-cell>
          <table:table-cell office:value-type="float" office:value="-22.51088" calcext:value-type="float">
            <text:p>-22.51088</text:p>
          </table:table-cell>
          <table:table-cell office:value-type="float" office:value="0.009797139" calcext:value-type="float">
            <text:p>0.00979713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290.6998" calcext:value-type="float">
            <text:p>290.6998</text:p>
          </table:table-cell>
          <table:table-cell office:value-type="float" office:value="126.8403" calcext:value-type="float">
            <text:p>126.8403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8.492" calcext:value-type="float">
            <text:p>1258.492</text:p>
          </table:table-cell>
          <table:table-cell office:value-type="float" office:value="168.1606" calcext:value-type="float">
            <text:p>168.1606</text:p>
          </table:table-cell>
          <table:table-cell office:value-type="float" office:value="0" calcext:value-type="float">
            <text:p>0</text:p>
          </table:table-cell>
          <table:table-cell office:value-type="float" office:value="0.1012369" calcext:value-type="float">
            <text:p>0.1012369</text:p>
          </table:table-cell>
          <table:table-cell office:value-type="float" office:value="0.3040335" calcext:value-type="float">
            <text:p>0.3040335</text:p>
          </table:table-cell>
          <table:table-cell office:value-type="float" office:value="0.3050196" calcext:value-type="float">
            <text:p>0.3050196</text:p>
          </table:table-cell>
          <table:table-cell office:value-type="float" office:value="0.3066019" calcext:value-type="float">
            <text:p>0.3066019</text:p>
          </table:table-cell>
          <table:table-cell office:value-type="float" office:value="0.308402" calcext:value-type="float">
            <text:p>0.308402</text:p>
          </table:table-cell>
          <table:table-cell office:value-type="float" office:value="0.3104721" calcext:value-type="float">
            <text:p>0.3104721</text:p>
          </table:table-cell>
          <table:table-cell office:value-type="float" office:value="0.3580545" calcext:value-type="float">
            <text:p>0.3580545</text:p>
          </table:table-cell>
          <table:table-cell office:value-type="float" office:value="0.3647331" calcext:value-type="float">
            <text:p>0.3647331</text:p>
          </table:table-cell>
          <table:table-cell office:value-type="float" office:value="0.3879012" calcext:value-type="float">
            <text:p>0.3879012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5451E-015" calcext:value-type="float">
            <text:p>1.965451E-15</text:p>
          </table:table-cell>
          <table:table-cell office:value-type="float" office:value="1.871801E-015" calcext:value-type="float">
            <text:p>1.871801E-15</text:p>
          </table:table-cell>
          <table:table-cell office:value-type="float" office:value="9.37152E-016" calcext:value-type="float">
            <text:p>9.37152E-16</text:p>
          </table:table-cell>
          <table:table-cell office:value-type="float" office:value="9.654125E-016" calcext:value-type="float">
            <text:p>9.654125E-16</text:p>
          </table:table-cell>
          <table:table-cell office:value-type="float" office:value="9.69114E-016" calcext:value-type="float">
            <text:p>9.6911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.45704" calcext:value-type="float">
            <text:p>-17.45704</text:p>
          </table:table-cell>
          <table:table-cell office:value-type="float" office:value="-0.01734635" calcext:value-type="float">
            <text:p>-0.01734635</text:p>
          </table:table-cell>
          <table:table-cell office:value-type="float" office:value="-0.01696722" calcext:value-type="float">
            <text:p>-0.01696722</text:p>
          </table:table-cell>
          <table:table-cell office:value-type="float" office:value="-0.01638773" calcext:value-type="float">
            <text:p>-0.01638773</text:p>
          </table:table-cell>
          <table:table-cell office:value-type="float" office:value="-0.01574687" calcext:value-type="float">
            <text:p>-0.01574687</text:p>
          </table:table-cell>
          <table:table-cell office:value-type="float" office:value="-0.01502839" calcext:value-type="float">
            <text:p>-0.01502839</text:p>
          </table:table-cell>
          <table:table-cell office:value-type="float" office:value="-0.01363452" calcext:value-type="float">
            <text:p>-0.01363452</text:p>
          </table:table-cell>
          <table:table-cell office:value-type="float" office:value="-0.01262219" calcext:value-type="float">
            <text:p>-0.01262219</text:p>
          </table:table-cell>
          <table:table-cell office:value-type="float" office:value="-0.007003824" calcext:value-type="float">
            <text:p>-0.007003824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094.311" calcext:value-type="float">
            <text:p>1094.311</text:p>
          </table:table-cell>
          <table:table-cell office:value-type="float" office:value="0" calcext:value-type="float">
            <text:p>0</text:p>
          </table:table-cell>
          <table:table-cell office:value-type="float" office:value="-0.4879228" calcext:value-type="float">
            <text:p>-0.4879228</text:p>
          </table:table-cell>
          <table:table-cell office:value-type="float" office:value="0.009794357" calcext:value-type="float">
            <text:p>0.00979435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290.7999" calcext:value-type="float">
            <text:p>290.7999</text:p>
          </table:table-cell>
          <table:table-cell office:value-type="float" office:value="127.5276" calcext:value-type="float">
            <text:p>127.5276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7.075" calcext:value-type="float">
            <text:p>1257.075</text:p>
          </table:table-cell>
          <table:table-cell office:value-type="float" office:value="168.9913" calcext:value-type="float">
            <text:p>168.9913</text:p>
          </table:table-cell>
          <table:table-cell office:value-type="float" office:value="0" calcext:value-type="float">
            <text:p>0</text:p>
          </table:table-cell>
          <table:table-cell office:value-type="float" office:value="0.07959533" calcext:value-type="float">
            <text:p>0.07959533</text:p>
          </table:table-cell>
          <table:table-cell office:value-type="float" office:value="0.3014501" calcext:value-type="float">
            <text:p>0.3014501</text:p>
          </table:table-cell>
          <table:table-cell office:value-type="float" office:value="0.3023058" calcext:value-type="float">
            <text:p>0.3023058</text:p>
          </table:table-cell>
          <table:table-cell office:value-type="float" office:value="0.3038298" calcext:value-type="float">
            <text:p>0.3038298</text:p>
          </table:table-cell>
          <table:table-cell office:value-type="float" office:value="0.3055481" calcext:value-type="float">
            <text:p>0.3055481</text:p>
          </table:table-cell>
          <table:table-cell office:value-type="float" office:value="0.3075212" calcext:value-type="float">
            <text:p>0.3075212</text:p>
          </table:table-cell>
          <table:table-cell office:value-type="float" office:value="0.3555564" calcext:value-type="float">
            <text:p>0.3555564</text:p>
          </table:table-cell>
          <table:table-cell office:value-type="float" office:value="0.3643621" calcext:value-type="float">
            <text:p>0.3643621</text:p>
          </table:table-cell>
          <table:table-cell office:value-type="float" office:value="0.3879375" calcext:value-type="float">
            <text:p>0.3879375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6077E-015" calcext:value-type="float">
            <text:p>1.966077E-15</text:p>
          </table:table-cell>
          <table:table-cell office:value-type="float" office:value="1.87156E-015" calcext:value-type="float">
            <text:p>1.87156E-15</text:p>
          </table:table-cell>
          <table:table-cell office:value-type="float" office:value="9.371205E-016" calcext:value-type="float">
            <text:p>9.371205E-16</text:p>
          </table:table-cell>
          <table:table-cell office:value-type="float" office:value="9.653997E-016" calcext:value-type="float">
            <text:p>9.653997E-16</text:p>
          </table:table-cell>
          <table:table-cell office:value-type="float" office:value="9.691066E-016" calcext:value-type="float">
            <text:p>9.69106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12617" calcext:value-type="float">
            <text:p>-70.12617</text:p>
          </table:table-cell>
          <table:table-cell office:value-type="float" office:value="-0.01842115" calcext:value-type="float">
            <text:p>-0.01842115</text:p>
          </table:table-cell>
          <table:table-cell office:value-type="float" office:value="-0.01806373" calcext:value-type="float">
            <text:p>-0.01806373</text:p>
          </table:table-cell>
          <table:table-cell office:value-type="float" office:value="-0.01746131" calcext:value-type="float">
            <text:p>-0.01746131</text:p>
          </table:table-cell>
          <table:table-cell office:value-type="float" office:value="-0.01680201" calcext:value-type="float">
            <text:p>-0.01680201</text:p>
          </table:table-cell>
          <table:table-cell office:value-type="float" office:value="-0.01606439" calcext:value-type="float">
            <text:p>-0.01606439</text:p>
          </table:table-cell>
          <table:table-cell office:value-type="float" office:value="-0.01458999" calcext:value-type="float">
            <text:p>-0.01458999</text:p>
          </table:table-cell>
          <table:table-cell office:value-type="float" office:value="-0.01274568" calcext:value-type="float">
            <text:p>-0.01274568</text:p>
          </table:table-cell>
          <table:table-cell office:value-type="float" office:value="-0.006997468" calcext:value-type="float">
            <text:p>-0.006997468</text:p>
          </table:table-cell>
          <table:table-cell office:value-type="float" office:value="-0.003763422" calcext:value-type="float">
            <text:p>-0.003763422</text:p>
          </table:table-cell>
          <table:table-cell office:value-type="float" office:value="1098.72" calcext:value-type="float">
            <text:p>1098.72</text:p>
          </table:table-cell>
          <table:table-cell office:value-type="float" office:value="0" calcext:value-type="float">
            <text:p>0</text:p>
          </table:table-cell>
          <table:table-cell office:value-type="float" office:value="-19.02017" calcext:value-type="float">
            <text:p>-19.02017</text:p>
          </table:table-cell>
          <table:table-cell office:value-type="float" office:value="0.009791321" calcext:value-type="float">
            <text:p>0.00979132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294.6999" calcext:value-type="float">
            <text:p>294.6999</text:p>
          </table:table-cell>
          <table:table-cell office:value-type="float" office:value="128.2487" calcext:value-type="float">
            <text:p>128.2487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9.758" calcext:value-type="float">
            <text:p>1259.758</text:p>
          </table:table-cell>
          <table:table-cell office:value-type="float" office:value="169.4862" calcext:value-type="float">
            <text:p>169.4862</text:p>
          </table:table-cell>
          <table:table-cell office:value-type="float" office:value="0" calcext:value-type="float">
            <text:p>0</text:p>
          </table:table-cell>
          <table:table-cell office:value-type="float" office:value="0.2971445" calcext:value-type="float">
            <text:p>0.2971445</text:p>
          </table:table-cell>
          <table:table-cell office:value-type="float" office:value="0.299219" calcext:value-type="float">
            <text:p>0.299219</text:p>
          </table:table-cell>
          <table:table-cell office:value-type="float" office:value="0.3009899" calcext:value-type="float">
            <text:p>0.3009899</text:p>
          </table:table-cell>
          <table:table-cell office:value-type="float" office:value="0.3025191" calcext:value-type="float">
            <text:p>0.3025191</text:p>
          </table:table-cell>
          <table:table-cell office:value-type="float" office:value="0.3041489" calcext:value-type="float">
            <text:p>0.3041489</text:p>
          </table:table-cell>
          <table:table-cell office:value-type="float" office:value="0.3060389" calcext:value-type="float">
            <text:p>0.3060389</text:p>
          </table:table-cell>
          <table:table-cell office:value-type="float" office:value="0.3540591" calcext:value-type="float">
            <text:p>0.3540591</text:p>
          </table:table-cell>
          <table:table-cell office:value-type="float" office:value="0.3639144" calcext:value-type="float">
            <text:p>0.3639144</text:p>
          </table:table-cell>
          <table:table-cell office:value-type="float" office:value="0.3879425" calcext:value-type="float">
            <text:p>0.3879425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6784E-015" calcext:value-type="float">
            <text:p>1.966784E-15</text:p>
          </table:table-cell>
          <table:table-cell office:value-type="float" office:value="1.871287E-015" calcext:value-type="float">
            <text:p>1.871287E-15</text:p>
          </table:table-cell>
          <table:table-cell office:value-type="float" office:value="9.37085E-016" calcext:value-type="float">
            <text:p>9.37085E-16</text:p>
          </table:table-cell>
          <table:table-cell office:value-type="float" office:value="9.653822E-016" calcext:value-type="float">
            <text:p>9.653822E-16</text:p>
          </table:table-cell>
          <table:table-cell office:value-type="float" office:value="9.691002E-016" calcext:value-type="float">
            <text:p>9.69100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27557" calcext:value-type="float">
            <text:p>-0.02027557</text:p>
          </table:table-cell>
          <table:table-cell office:value-type="float" office:value="-0.01933479" calcext:value-type="float">
            <text:p>-0.01933479</text:p>
          </table:table-cell>
          <table:table-cell office:value-type="float" office:value="-0.01861411" calcext:value-type="float">
            <text:p>-0.01861411</text:p>
          </table:table-cell>
          <table:table-cell office:value-type="float" office:value="-0.01799622" calcext:value-type="float">
            <text:p>-0.01799622</text:p>
          </table:table-cell>
          <table:table-cell office:value-type="float" office:value="-0.01734881" calcext:value-type="float">
            <text:p>-0.01734881</text:p>
          </table:table-cell>
          <table:table-cell office:value-type="float" office:value="-0.01661559" calcext:value-type="float">
            <text:p>-0.01661559</text:p>
          </table:table-cell>
          <table:table-cell office:value-type="float" office:value="-0.01519835" calcext:value-type="float">
            <text:p>-0.01519835</text:p>
          </table:table-cell>
          <table:table-cell office:value-type="float" office:value="-0.01289701" calcext:value-type="float">
            <text:p>-0.01289701</text:p>
          </table:table-cell>
          <table:table-cell office:value-type="float" office:value="-0.006996561" calcext:value-type="float">
            <text:p>-0.006996561</text:p>
          </table:table-cell>
          <table:table-cell office:value-type="float" office:value="-0.003763422" calcext:value-type="float">
            <text:p>-0.003763422</text:p>
          </table:table-cell>
          <table:table-cell office:value-type="float" office:value="1102.788" calcext:value-type="float">
            <text:p>1102.788</text:p>
          </table:table-cell>
          <table:table-cell office:value-type="float" office:value="0" calcext:value-type="float">
            <text:p>0</text:p>
          </table:table-cell>
          <table:table-cell office:value-type="float" office:value="-0.02052255" calcext:value-type="float">
            <text:p>-0.02052255</text:p>
          </table:table-cell>
          <table:table-cell office:value-type="float" office:value="0.009787694" calcext:value-type="float">
            <text:p>0.00978769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301.7" calcext:value-type="float">
            <text:p>301.7</text:p>
          </table:table-cell>
          <table:table-cell office:value-type="float" office:value="133.0976" calcext:value-type="float">
            <text:p>133.0976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9.844" calcext:value-type="float">
            <text:p>1259.844</text:p>
          </table:table-cell>
          <table:table-cell office:value-type="float" office:value="171.5506" calcext:value-type="float">
            <text:p>171.5506</text:p>
          </table:table-cell>
          <table:table-cell office:value-type="float" office:value="0" calcext:value-type="float">
            <text:p>0</text:p>
          </table:table-cell>
          <table:table-cell office:value-type="float" office:value="0.1638017" calcext:value-type="float">
            <text:p>0.1638017</text:p>
          </table:table-cell>
          <table:table-cell office:value-type="float" office:value="0.3143211" calcext:value-type="float">
            <text:p>0.3143211</text:p>
          </table:table-cell>
          <table:table-cell office:value-type="float" office:value="0.3157756" calcext:value-type="float">
            <text:p>0.3157756</text:p>
          </table:table-cell>
          <table:table-cell office:value-type="float" office:value="0.3152174" calcext:value-type="float">
            <text:p>0.3152174</text:p>
          </table:table-cell>
          <table:table-cell office:value-type="float" office:value="0.3123494" calcext:value-type="float">
            <text:p>0.3123494</text:p>
          </table:table-cell>
          <table:table-cell office:value-type="float" office:value="0.3102579" calcext:value-type="float">
            <text:p>0.3102579</text:p>
          </table:table-cell>
          <table:table-cell office:value-type="float" office:value="0.3548273" calcext:value-type="float">
            <text:p>0.3548273</text:p>
          </table:table-cell>
          <table:table-cell office:value-type="float" office:value="0.3636218" calcext:value-type="float">
            <text:p>0.3636218</text:p>
          </table:table-cell>
          <table:table-cell office:value-type="float" office:value="0.3879254" calcext:value-type="float">
            <text:p>0.3879254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7412E-015" calcext:value-type="float">
            <text:p>1.967412E-15</text:p>
          </table:table-cell>
          <table:table-cell office:value-type="float" office:value="1.871045E-015" calcext:value-type="float">
            <text:p>1.871045E-15</text:p>
          </table:table-cell>
          <table:table-cell office:value-type="float" office:value="9.37057E-016" calcext:value-type="float">
            <text:p>9.37057E-16</text:p>
          </table:table-cell>
          <table:table-cell office:value-type="float" office:value="9.65362E-016" calcext:value-type="float">
            <text:p>9.65362E-16</text:p>
          </table:table-cell>
          <table:table-cell office:value-type="float" office:value="9.690974E-016" calcext:value-type="float">
            <text:p>9.69097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481564" calcext:value-type="float">
            <text:p>-0.8481564</text:p>
          </table:table-cell>
          <table:table-cell office:value-type="float" office:value="-0.01372449" calcext:value-type="float">
            <text:p>-0.01372449</text:p>
          </table:table-cell>
          <table:table-cell office:value-type="float" office:value="-0.01329618" calcext:value-type="float">
            <text:p>-0.01329618</text:p>
          </table:table-cell>
          <table:table-cell office:value-type="float" office:value="-0.01349106" calcext:value-type="float">
            <text:p>-0.01349106</text:p>
          </table:table-cell>
          <table:table-cell office:value-type="float" office:value="-0.0144178" calcext:value-type="float">
            <text:p>-0.0144178</text:p>
          </table:table-cell>
          <table:table-cell office:value-type="float" office:value="-0.01512313" calcext:value-type="float">
            <text:p>-0.01512313</text:p>
          </table:table-cell>
          <table:table-cell office:value-type="float" office:value="-0.01489084" calcext:value-type="float">
            <text:p>-0.01489084</text:p>
          </table:table-cell>
          <table:table-cell office:value-type="float" office:value="-0.01299765" calcext:value-type="float">
            <text:p>-0.01299765</text:p>
          </table:table-cell>
          <table:table-cell office:value-type="float" office:value="-0.006999497" calcext:value-type="float">
            <text:p>-0.006999497</text:p>
          </table:table-cell>
          <table:table-cell office:value-type="float" office:value="-0.003763422" calcext:value-type="float">
            <text:p>-0.003763422</text:p>
          </table:table-cell>
          <table:table-cell office:value-type="float" office:value="1108.414" calcext:value-type="float">
            <text:p>1108.414</text:p>
          </table:table-cell>
          <table:table-cell office:value-type="float" office:value="0" calcext:value-type="float">
            <text:p>0</text:p>
          </table:table-cell>
          <table:table-cell office:value-type="float" office:value="-1.179885" calcext:value-type="float">
            <text:p>-1.179885</text:p>
          </table:table-cell>
          <table:table-cell office:value-type="float" office:value="0.009784449" calcext:value-type="float">
            <text:p>0.00978444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307.4001" calcext:value-type="float">
            <text:p>307.4001</text:p>
          </table:table-cell>
          <table:table-cell office:value-type="float" office:value="136.155" calcext:value-type="float">
            <text:p>136.155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60.922" calcext:value-type="float">
            <text:p>1260.922</text:p>
          </table:table-cell>
          <table:table-cell office:value-type="float" office:value="173.1163" calcext:value-type="float">
            <text:p>173.1163</text:p>
          </table:table-cell>
          <table:table-cell office:value-type="float" office:value="0" calcext:value-type="float">
            <text:p>0</text:p>
          </table:table-cell>
          <table:table-cell office:value-type="float" office:value="0.3041847" calcext:value-type="float">
            <text:p>0.3041847</text:p>
          </table:table-cell>
          <table:table-cell office:value-type="float" office:value="0.3059388" calcext:value-type="float">
            <text:p>0.3059388</text:p>
          </table:table-cell>
          <table:table-cell office:value-type="float" office:value="0.3086882" calcext:value-type="float">
            <text:p>0.3086882</text:p>
          </table:table-cell>
          <table:table-cell office:value-type="float" office:value="0.3086271" calcext:value-type="float">
            <text:p>0.3086271</text:p>
          </table:table-cell>
          <table:table-cell office:value-type="float" office:value="0.3082117" calcext:value-type="float">
            <text:p>0.3082117</text:p>
          </table:table-cell>
          <table:table-cell office:value-type="float" office:value="0.3087392" calcext:value-type="float">
            <text:p>0.3087392</text:p>
          </table:table-cell>
          <table:table-cell office:value-type="float" office:value="0.354717" calcext:value-type="float">
            <text:p>0.354717</text:p>
          </table:table-cell>
          <table:table-cell office:value-type="float" office:value="0.3633956" calcext:value-type="float">
            <text:p>0.3633956</text:p>
          </table:table-cell>
          <table:table-cell office:value-type="float" office:value="0.3878976" calcext:value-type="float">
            <text:p>0.3878976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4548E-015" calcext:value-type="float">
            <text:p>1.964548E-15</text:p>
          </table:table-cell>
          <table:table-cell office:value-type="float" office:value="1.870842E-015" calcext:value-type="float">
            <text:p>1.870842E-15</text:p>
          </table:table-cell>
          <table:table-cell office:value-type="float" office:value="9.370303E-016" calcext:value-type="float">
            <text:p>9.370303E-16</text:p>
          </table:table-cell>
          <table:table-cell office:value-type="float" office:value="9.653476E-016" calcext:value-type="float">
            <text:p>9.653476E-16</text:p>
          </table:table-cell>
          <table:table-cell office:value-type="float" office:value="9.690934E-016" calcext:value-type="float">
            <text:p>9.69093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28509" calcext:value-type="float">
            <text:p>-0.01728509</text:p>
          </table:table-cell>
          <table:table-cell office:value-type="float" office:value="-0.01658511" calcext:value-type="float">
            <text:p>-0.01658511</text:p>
          </table:table-cell>
          <table:table-cell office:value-type="float" office:value="-0.01557755" calcext:value-type="float">
            <text:p>-0.01557755</text:p>
          </table:table-cell>
          <table:table-cell office:value-type="float" office:value="-0.0156488" calcext:value-type="float">
            <text:p>-0.0156488</text:p>
          </table:table-cell>
          <table:table-cell office:value-type="float" office:value="-0.01581971" calcext:value-type="float">
            <text:p>-0.01581971</text:p>
          </table:table-cell>
          <table:table-cell office:value-type="float" office:value="-0.01563087" calcext:value-type="float">
            <text:p>-0.01563087</text:p>
          </table:table-cell>
          <table:table-cell office:value-type="float" office:value="-0.014932" calcext:value-type="float">
            <text:p>-0.014932</text:p>
          </table:table-cell>
          <table:table-cell office:value-type="float" office:value="-0.01307575" calcext:value-type="float">
            <text:p>-0.01307575</text:p>
          </table:table-cell>
          <table:table-cell office:value-type="float" office:value="-0.007004299" calcext:value-type="float">
            <text:p>-0.007004299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113.54" calcext:value-type="float">
            <text:p>1113.54</text:p>
          </table:table-cell>
          <table:table-cell office:value-type="float" office:value="0" calcext:value-type="float">
            <text:p>0</text:p>
          </table:table-cell>
          <table:table-cell office:value-type="float" office:value="-0.01744257" calcext:value-type="float">
            <text:p>-0.01744257</text:p>
          </table:table-cell>
          <table:table-cell office:value-type="float" office:value="0.009781508" calcext:value-type="float">
            <text:p>0.00978150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308.2001" calcext:value-type="float">
            <text:p>308.2001</text:p>
          </table:table-cell>
          <table:table-cell office:value-type="float" office:value="138.7583" calcext:value-type="float">
            <text:p>138.7583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8.418" calcext:value-type="float">
            <text:p>1258.418</text:p>
          </table:table-cell>
          <table:table-cell office:value-type="float" office:value="173.8184" calcext:value-type="float">
            <text:p>173.8184</text:p>
          </table:table-cell>
          <table:table-cell office:value-type="float" office:value="0" calcext:value-type="float">
            <text:p>0</text:p>
          </table:table-cell>
          <table:table-cell office:value-type="float" office:value="0.2678757" calcext:value-type="float">
            <text:p>0.2678757</text:p>
          </table:table-cell>
          <table:table-cell office:value-type="float" office:value="0.2816408" calcext:value-type="float">
            <text:p>0.2816408</text:p>
          </table:table-cell>
          <table:table-cell office:value-type="float" office:value="0.2932648" calcext:value-type="float">
            <text:p>0.2932648</text:p>
          </table:table-cell>
          <table:table-cell office:value-type="float" office:value="0.3015037" calcext:value-type="float">
            <text:p>0.3015037</text:p>
          </table:table-cell>
          <table:table-cell office:value-type="float" office:value="0.3047346" calcext:value-type="float">
            <text:p>0.3047346</text:p>
          </table:table-cell>
          <table:table-cell office:value-type="float" office:value="0.3066969" calcext:value-type="float">
            <text:p>0.3066969</text:p>
          </table:table-cell>
          <table:table-cell office:value-type="float" office:value="0.3539191" calcext:value-type="float">
            <text:p>0.3539191</text:p>
          </table:table-cell>
          <table:table-cell office:value-type="float" office:value="0.3631816" calcext:value-type="float">
            <text:p>0.3631816</text:p>
          </table:table-cell>
          <table:table-cell office:value-type="float" office:value="0.3878638" calcext:value-type="float">
            <text:p>0.3878638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5007E-015" calcext:value-type="float">
            <text:p>1.965007E-15</text:p>
          </table:table-cell>
          <table:table-cell office:value-type="float" office:value="1.870671E-015" calcext:value-type="float">
            <text:p>1.870671E-15</text:p>
          </table:table-cell>
          <table:table-cell office:value-type="float" office:value="9.370101E-016" calcext:value-type="float">
            <text:p>9.370101E-16</text:p>
          </table:table-cell>
          <table:table-cell office:value-type="float" office:value="9.653361E-016" calcext:value-type="float">
            <text:p>9.653361E-16</text:p>
          </table:table-cell>
          <table:table-cell office:value-type="float" office:value="9.690865E-016" calcext:value-type="float">
            <text:p>9.69086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106259" calcext:value-type="float">
            <text:p>-0.04106259</text:p>
          </table:table-cell>
          <table:table-cell office:value-type="float" office:value="-0.02953857" calcext:value-type="float">
            <text:p>-0.02953857</text:p>
          </table:table-cell>
          <table:table-cell office:value-type="float" office:value="-0.02225193" calcext:value-type="float">
            <text:p>-0.02225193</text:p>
          </table:table-cell>
          <table:table-cell office:value-type="float" office:value="-0.01839638" calcext:value-type="float">
            <text:p>-0.01839638</text:p>
          </table:table-cell>
          <table:table-cell office:value-type="float" office:value="-0.01710618" calcext:value-type="float">
            <text:p>-0.01710618</text:p>
          </table:table-cell>
          <table:table-cell office:value-type="float" office:value="-0.01636467" calcext:value-type="float">
            <text:p>-0.01636467</text:p>
          </table:table-cell>
          <table:table-cell office:value-type="float" office:value="-0.01525811" calcext:value-type="float">
            <text:p>-0.01525811</text:p>
          </table:table-cell>
          <table:table-cell office:value-type="float" office:value="-0.01314986" calcext:value-type="float">
            <text:p>-0.01314986</text:p>
          </table:table-cell>
          <table:table-cell office:value-type="float" office:value="-0.007010126" calcext:value-type="float">
            <text:p>-0.007010126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117.816" calcext:value-type="float">
            <text:p>1117.816</text:p>
          </table:table-cell>
          <table:table-cell office:value-type="float" office:value="0" calcext:value-type="float">
            <text:p>0</text:p>
          </table:table-cell>
          <table:table-cell office:value-type="float" office:value="-0.04705382" calcext:value-type="float">
            <text:p>-0.04705382</text:p>
          </table:table-cell>
          <table:table-cell office:value-type="float" office:value="0.009779063" calcext:value-type="float">
            <text:p>0.00977906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308.2001" calcext:value-type="float">
            <text:p>308.2001</text:p>
          </table:table-cell>
          <table:table-cell office:value-type="float" office:value="141.1214" calcext:value-type="float">
            <text:p>141.1214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5.888" calcext:value-type="float">
            <text:p>1255.888</text:p>
          </table:table-cell>
          <table:table-cell office:value-type="float" office:value="173.9844" calcext:value-type="float">
            <text:p>173.9844</text:p>
          </table:table-cell>
          <table:table-cell office:value-type="float" office:value="0" calcext:value-type="float">
            <text:p>0</text:p>
          </table:table-cell>
          <table:table-cell office:value-type="float" office:value="0.166224" calcext:value-type="float">
            <text:p>0.166224</text:p>
          </table:table-cell>
          <table:table-cell office:value-type="float" office:value="0.2840439" calcext:value-type="float">
            <text:p>0.2840439</text:p>
          </table:table-cell>
          <table:table-cell office:value-type="float" office:value="0.288235" calcext:value-type="float">
            <text:p>0.288235</text:p>
          </table:table-cell>
          <table:table-cell office:value-type="float" office:value="0.2963491" calcext:value-type="float">
            <text:p>0.2963491</text:p>
          </table:table-cell>
          <table:table-cell office:value-type="float" office:value="0.3013888" calcext:value-type="float">
            <text:p>0.3013888</text:p>
          </table:table-cell>
          <table:table-cell office:value-type="float" office:value="0.3043911" calcext:value-type="float">
            <text:p>0.3043911</text:p>
          </table:table-cell>
          <table:table-cell office:value-type="float" office:value="0.3528792" calcext:value-type="float">
            <text:p>0.3528792</text:p>
          </table:table-cell>
          <table:table-cell office:value-type="float" office:value="0.3629451" calcext:value-type="float">
            <text:p>0.3629451</text:p>
          </table:table-cell>
          <table:table-cell office:value-type="float" office:value="0.3878247" calcext:value-type="float">
            <text:p>0.3878247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5444E-015" calcext:value-type="float">
            <text:p>1.965444E-15</text:p>
          </table:table-cell>
          <table:table-cell office:value-type="float" office:value="1.87051E-015" calcext:value-type="float">
            <text:p>1.87051E-15</text:p>
          </table:table-cell>
          <table:table-cell office:value-type="float" office:value="9.369906E-016" calcext:value-type="float">
            <text:p>9.369906E-16</text:p>
          </table:table-cell>
          <table:table-cell office:value-type="float" office:value="9.65324E-016" calcext:value-type="float">
            <text:p>9.65324E-16</text:p>
          </table:table-cell>
          <table:table-cell office:value-type="float" office:value="9.690822E-016" calcext:value-type="float">
            <text:p>9.69082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474532" calcext:value-type="float">
            <text:p>-0.7474532</text:p>
          </table:table-cell>
          <table:table-cell office:value-type="float" office:value="-0.0279315" calcext:value-type="float">
            <text:p>-0.0279315</text:p>
          </table:table-cell>
          <table:table-cell office:value-type="float" office:value="-0.02517692" calcext:value-type="float">
            <text:p>-0.02517692</text:p>
          </table:table-cell>
          <table:table-cell office:value-type="float" office:value="-0.02075297" calcext:value-type="float">
            <text:p>-0.02075297</text:p>
          </table:table-cell>
          <table:table-cell office:value-type="float" office:value="-0.01846974" calcext:value-type="float">
            <text:p>-0.01846974</text:p>
          </table:table-cell>
          <table:table-cell office:value-type="float" office:value="-0.01724548" calcext:value-type="float">
            <text:p>-0.01724548</text:p>
          </table:table-cell>
          <table:table-cell office:value-type="float" office:value="-0.01569697" calcext:value-type="float">
            <text:p>-0.01569697</text:p>
          </table:table-cell>
          <table:table-cell office:value-type="float" office:value="-0.01323234" calcext:value-type="float">
            <text:p>-0.01323234</text:p>
          </table:table-cell>
          <table:table-cell office:value-type="float" office:value="-0.007016905" calcext:value-type="float">
            <text:p>-0.007016905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121.564" calcext:value-type="float">
            <text:p>1121.564</text:p>
          </table:table-cell>
          <table:table-cell office:value-type="float" office:value="0" calcext:value-type="float">
            <text:p>0</text:p>
          </table:table-cell>
          <table:table-cell office:value-type="float" office:value="-1.625662" calcext:value-type="float">
            <text:p>-1.625662</text:p>
          </table:table-cell>
          <table:table-cell office:value-type="float" office:value="0.009776731" calcext:value-type="float">
            <text:p>0.00977673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308.4001" calcext:value-type="float">
            <text:p>308.4001</text:p>
          </table:table-cell>
          <table:table-cell office:value-type="float" office:value="142.3825" calcext:value-type="float">
            <text:p>142.3825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4.782" calcext:value-type="float">
            <text:p>1254.782</text:p>
          </table:table-cell>
          <table:table-cell office:value-type="float" office:value="174.0302" calcext:value-type="float">
            <text:p>174.0302</text:p>
          </table:table-cell>
          <table:table-cell office:value-type="float" office:value="0" calcext:value-type="float">
            <text:p>0</text:p>
          </table:table-cell>
          <table:table-cell office:value-type="float" office:value="0.08441199" calcext:value-type="float">
            <text:p>0.08441199</text:p>
          </table:table-cell>
          <table:table-cell office:value-type="float" office:value="0.290118" calcext:value-type="float">
            <text:p>0.290118</text:p>
          </table:table-cell>
          <table:table-cell office:value-type="float" office:value="0.2912916" calcext:value-type="float">
            <text:p>0.2912916</text:p>
          </table:table-cell>
          <table:table-cell office:value-type="float" office:value="0.2952715" calcext:value-type="float">
            <text:p>0.2952715</text:p>
          </table:table-cell>
          <table:table-cell office:value-type="float" office:value="0.2993085" calcext:value-type="float">
            <text:p>0.2993085</text:p>
          </table:table-cell>
          <table:table-cell office:value-type="float" office:value="0.3026819" calcext:value-type="float">
            <text:p>0.3026819</text:p>
          </table:table-cell>
          <table:table-cell office:value-type="float" office:value="0.3519191" calcext:value-type="float">
            <text:p>0.3519191</text:p>
          </table:table-cell>
          <table:table-cell office:value-type="float" office:value="0.3626967" calcext:value-type="float">
            <text:p>0.3626967</text:p>
          </table:table-cell>
          <table:table-cell office:value-type="float" office:value="0.3877802" calcext:value-type="float">
            <text:p>0.3877802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5899E-015" calcext:value-type="float">
            <text:p>1.965899E-15</text:p>
          </table:table-cell>
          <table:table-cell office:value-type="float" office:value="1.870339E-015" calcext:value-type="float">
            <text:p>1.870339E-15</text:p>
          </table:table-cell>
          <table:table-cell office:value-type="float" office:value="9.369695E-016" calcext:value-type="float">
            <text:p>9.369695E-16</text:p>
          </table:table-cell>
          <table:table-cell office:value-type="float" office:value="9.653096E-016" calcext:value-type="float">
            <text:p>9.653096E-16</text:p>
          </table:table-cell>
          <table:table-cell office:value-type="float" office:value="9.690801E-016" calcext:value-type="float">
            <text:p>9.69080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.92243" calcext:value-type="float">
            <text:p>-47.92243</text:p>
          </table:table-cell>
          <table:table-cell office:value-type="float" office:value="-0.02407268" calcext:value-type="float">
            <text:p>-0.02407268</text:p>
          </table:table-cell>
          <table:table-cell office:value-type="float" office:value="-0.02340308" calcext:value-type="float">
            <text:p>-0.02340308</text:p>
          </table:table-cell>
          <table:table-cell office:value-type="float" office:value="-0.02129789" calcext:value-type="float">
            <text:p>-0.02129789</text:p>
          </table:table-cell>
          <table:table-cell office:value-type="float" office:value="-0.01938811" calcext:value-type="float">
            <text:p>-0.01938811</text:p>
          </table:table-cell>
          <table:table-cell office:value-type="float" office:value="-0.01793526" calcext:value-type="float">
            <text:p>-0.01793526</text:p>
          </table:table-cell>
          <table:table-cell office:value-type="float" office:value="-0.01611477" calcext:value-type="float">
            <text:p>-0.01611477</text:p>
          </table:table-cell>
          <table:table-cell office:value-type="float" office:value="-0.01331951" calcext:value-type="float">
            <text:p>-0.01331951</text:p>
          </table:table-cell>
          <table:table-cell office:value-type="float" office:value="-0.007024611" calcext:value-type="float">
            <text:p>-0.007024611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125.198" calcext:value-type="float">
            <text:p>1125.198</text:p>
          </table:table-cell>
          <table:table-cell office:value-type="float" office:value="0" calcext:value-type="float">
            <text:p>0</text:p>
          </table:table-cell>
          <table:table-cell office:value-type="float" office:value="-11.9722" calcext:value-type="float">
            <text:p>-11.9722</text:p>
          </table:table-cell>
          <table:table-cell office:value-type="float" office:value="0.009774274" calcext:value-type="float">
            <text:p>0.00977427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308.4001" calcext:value-type="float">
            <text:p>308.4001</text:p>
          </table:table-cell>
          <table:table-cell office:value-type="float" office:value="142.4631" calcext:value-type="float">
            <text:p>142.4631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4.69" calcext:value-type="float">
            <text:p>1254.69</text:p>
          </table:table-cell>
          <table:table-cell office:value-type="float" office:value="174.0433" calcext:value-type="float">
            <text:p>174.0433</text:p>
          </table:table-cell>
          <table:table-cell office:value-type="float" office:value="0" calcext:value-type="float">
            <text:p>0</text:p>
          </table:table-cell>
          <table:table-cell office:value-type="float" office:value="0.07878602" calcext:value-type="float">
            <text:p>0.07878602</text:p>
          </table:table-cell>
          <table:table-cell office:value-type="float" office:value="0.292574" calcext:value-type="float">
            <text:p>0.292574</text:p>
          </table:table-cell>
          <table:table-cell office:value-type="float" office:value="0.2934062" calcext:value-type="float">
            <text:p>0.2934062</text:p>
          </table:table-cell>
          <table:table-cell office:value-type="float" office:value="0.2958944" calcext:value-type="float">
            <text:p>0.2958944</text:p>
          </table:table-cell>
          <table:table-cell office:value-type="float" office:value="0.2988909" calcext:value-type="float">
            <text:p>0.2988909</text:p>
          </table:table-cell>
          <table:table-cell office:value-type="float" office:value="0.3018405" calcext:value-type="float">
            <text:p>0.3018405</text:p>
          </table:table-cell>
          <table:table-cell office:value-type="float" office:value="0.3511411" calcext:value-type="float">
            <text:p>0.3511411</text:p>
          </table:table-cell>
          <table:table-cell office:value-type="float" office:value="0.3624259" calcext:value-type="float">
            <text:p>0.3624259</text:p>
          </table:table-cell>
          <table:table-cell office:value-type="float" office:value="0.3877413" calcext:value-type="float">
            <text:p>0.3877413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6427E-015" calcext:value-type="float">
            <text:p>1.966427E-15</text:p>
          </table:table-cell>
          <table:table-cell office:value-type="float" office:value="1.870138E-015" calcext:value-type="float">
            <text:p>1.870138E-15</text:p>
          </table:table-cell>
          <table:table-cell office:value-type="float" office:value="9.369442E-016" calcext:value-type="float">
            <text:p>9.369442E-16</text:p>
          </table:table-cell>
          <table:table-cell office:value-type="float" office:value="9.652949E-016" calcext:value-type="float">
            <text:p>9.652949E-16</text:p>
          </table:table-cell>
          <table:table-cell office:value-type="float" office:value="9.690767E-016" calcext:value-type="float">
            <text:p>9.69076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4.11273" calcext:value-type="float">
            <text:p>-74.11273</text:p>
          </table:table-cell>
          <table:table-cell office:value-type="float" office:value="-0.02269155" calcext:value-type="float">
            <text:p>-0.02269155</text:p>
          </table:table-cell>
          <table:table-cell office:value-type="float" office:value="-0.02224895" calcext:value-type="float">
            <text:p>-0.02224895</text:p>
          </table:table-cell>
          <table:table-cell office:value-type="float" office:value="-0.0209926" calcext:value-type="float">
            <text:p>-0.0209926</text:p>
          </table:table-cell>
          <table:table-cell office:value-type="float" office:value="-0.01958114" calcext:value-type="float">
            <text:p>-0.01958114</text:p>
          </table:table-cell>
          <table:table-cell office:value-type="float" office:value="-0.01828708" calcext:value-type="float">
            <text:p>-0.01828708</text:p>
          </table:table-cell>
          <table:table-cell office:value-type="float" office:value="-0.0164627" calcext:value-type="float">
            <text:p>-0.0164627</text:p>
          </table:table-cell>
          <table:table-cell office:value-type="float" office:value="-0.0134149" calcext:value-type="float">
            <text:p>-0.0134149</text:p>
          </table:table-cell>
          <table:table-cell office:value-type="float" office:value="-0.007031622" calcext:value-type="float">
            <text:p>-0.007031622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1128.795" calcext:value-type="float">
            <text:p>1128.795</text:p>
          </table:table-cell>
          <table:table-cell office:value-type="float" office:value="0" calcext:value-type="float">
            <text:p>0</text:p>
          </table:table-cell>
          <table:table-cell office:value-type="float" office:value="-18.20923" calcext:value-type="float">
            <text:p>-18.20923</text:p>
          </table:table-cell>
          <table:table-cell office:value-type="float" office:value="0.009771424" calcext:value-type="float">
            <text:p>0.00977142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308.4001" calcext:value-type="float">
            <text:p>308.4001</text:p>
          </table:table-cell>
          <table:table-cell office:value-type="float" office:value="142.5162" calcext:value-type="float">
            <text:p>142.5162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4.641" calcext:value-type="float">
            <text:p>1254.641</text:p>
          </table:table-cell>
          <table:table-cell office:value-type="float" office:value="174.0398" calcext:value-type="float">
            <text:p>174.0398</text:p>
          </table:table-cell>
          <table:table-cell office:value-type="float" office:value="0" calcext:value-type="float">
            <text:p>0</text:p>
          </table:table-cell>
          <table:table-cell office:value-type="float" office:value="0.07630795" calcext:value-type="float">
            <text:p>0.07630795</text:p>
          </table:table-cell>
          <table:table-cell office:value-type="float" office:value="0.2938654" calcext:value-type="float">
            <text:p>0.2938654</text:p>
          </table:table-cell>
          <table:table-cell office:value-type="float" office:value="0.2946621" calcext:value-type="float">
            <text:p>0.2946621</text:p>
          </table:table-cell>
          <table:table-cell office:value-type="float" office:value="0.2965557" calcext:value-type="float">
            <text:p>0.2965557</text:p>
          </table:table-cell>
          <table:table-cell office:value-type="float" office:value="0.2989931" calcext:value-type="float">
            <text:p>0.2989931</text:p>
          </table:table-cell>
          <table:table-cell office:value-type="float" office:value="0.301518" calcext:value-type="float">
            <text:p>0.301518</text:p>
          </table:table-cell>
          <table:table-cell office:value-type="float" office:value="0.3505447" calcext:value-type="float">
            <text:p>0.3505447</text:p>
          </table:table-cell>
          <table:table-cell office:value-type="float" office:value="0.3620656" calcext:value-type="float">
            <text:p>0.3620656</text:p>
          </table:table-cell>
          <table:table-cell office:value-type="float" office:value="0.3878021" calcext:value-type="float">
            <text:p>0.3878021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7036E-015" calcext:value-type="float">
            <text:p>1.967036E-15</text:p>
          </table:table-cell>
          <table:table-cell office:value-type="float" office:value="1.869905E-015" calcext:value-type="float">
            <text:p>1.869905E-15</text:p>
          </table:table-cell>
          <table:table-cell office:value-type="float" office:value="9.369155E-016" calcext:value-type="float">
            <text:p>9.369155E-16</text:p>
          </table:table-cell>
          <table:table-cell office:value-type="float" office:value="9.652776E-016" calcext:value-type="float">
            <text:p>9.652776E-16</text:p>
          </table:table-cell>
          <table:table-cell office:value-type="float" office:value="9.69073E-016" calcext:value-type="float">
            <text:p>9.6907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.91216" calcext:value-type="float">
            <text:p>-89.91216</text:p>
          </table:table-cell>
          <table:table-cell office:value-type="float" office:value="-0.02200213" calcext:value-type="float">
            <text:p>-0.02200213</text:p>
          </table:table-cell>
          <table:table-cell office:value-type="float" office:value="-0.02159547" calcext:value-type="float">
            <text:p>-0.02159547</text:p>
          </table:table-cell>
          <table:table-cell office:value-type="float" office:value="-0.02066947" calcext:value-type="float">
            <text:p>-0.02066947</text:p>
          </table:table-cell>
          <table:table-cell office:value-type="float" office:value="-0.01953588" calcext:value-type="float">
            <text:p>-0.01953588</text:p>
          </table:table-cell>
          <table:table-cell office:value-type="float" office:value="-0.01842474" calcext:value-type="float">
            <text:p>-0.01842474</text:p>
          </table:table-cell>
          <table:table-cell office:value-type="float" office:value="-0.01673625" calcext:value-type="float">
            <text:p>-0.01673625</text:p>
          </table:table-cell>
          <table:table-cell office:value-type="float" office:value="-0.01354389" calcext:value-type="float">
            <text:p>-0.01354389</text:p>
          </table:table-cell>
          <table:table-cell office:value-type="float" office:value="-0.007020991" calcext:value-type="float">
            <text:p>-0.007020991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132.379" calcext:value-type="float">
            <text:p>1132.379</text:p>
          </table:table-cell>
          <table:table-cell office:value-type="float" office:value="0" calcext:value-type="float">
            <text:p>0</text:p>
          </table:table-cell>
          <table:table-cell office:value-type="float" office:value="-32.01297" calcext:value-type="float">
            <text:p>-32.01297</text:p>
          </table:table-cell>
          <table:table-cell office:value-type="float" office:value="0.009768196" calcext:value-type="float">
            <text:p>0.00976819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308.4001" calcext:value-type="float">
            <text:p>308.4001</text:p>
          </table:table-cell>
          <table:table-cell office:value-type="float" office:value="142.5305" calcext:value-type="float">
            <text:p>142.5305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4.646" calcext:value-type="float">
            <text:p>1254.646</text:p>
          </table:table-cell>
          <table:table-cell office:value-type="float" office:value="174.0209" calcext:value-type="float">
            <text:p>174.0209</text:p>
          </table:table-cell>
          <table:table-cell office:value-type="float" office:value="0" calcext:value-type="float">
            <text:p>0</text:p>
          </table:table-cell>
          <table:table-cell office:value-type="float" office:value="0.07486293" calcext:value-type="float">
            <text:p>0.07486293</text:p>
          </table:table-cell>
          <table:table-cell office:value-type="float" office:value="0.294709" calcext:value-type="float">
            <text:p>0.294709</text:p>
          </table:table-cell>
          <table:table-cell office:value-type="float" office:value="0.2954664" calcext:value-type="float">
            <text:p>0.2954664</text:p>
          </table:table-cell>
          <table:table-cell office:value-type="float" office:value="0.2971226" calcext:value-type="float">
            <text:p>0.2971226</text:p>
          </table:table-cell>
          <table:table-cell office:value-type="float" office:value="0.2992243" calcext:value-type="float">
            <text:p>0.2992243</text:p>
          </table:table-cell>
          <table:table-cell office:value-type="float" office:value="0.3014731" calcext:value-type="float">
            <text:p>0.3014731</text:p>
          </table:table-cell>
          <table:table-cell office:value-type="float" office:value="0.3502389" calcext:value-type="float">
            <text:p>0.3502389</text:p>
          </table:table-cell>
          <table:table-cell office:value-type="float" office:value="0.3617673" calcext:value-type="float">
            <text:p>0.3617673</text:p>
          </table:table-cell>
          <table:table-cell office:value-type="float" office:value="0.3878337" calcext:value-type="float">
            <text:p>0.3878337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7694E-015" calcext:value-type="float">
            <text:p>1.967694E-15</text:p>
          </table:table-cell>
          <table:table-cell office:value-type="float" office:value="1.869652E-015" calcext:value-type="float">
            <text:p>1.869652E-15</text:p>
          </table:table-cell>
          <table:table-cell office:value-type="float" office:value="9.368818E-016" calcext:value-type="float">
            <text:p>9.368818E-16</text:p>
          </table:table-cell>
          <table:table-cell office:value-type="float" office:value="9.652628E-016" calcext:value-type="float">
            <text:p>9.652628E-16</text:p>
          </table:table-cell>
          <table:table-cell office:value-type="float" office:value="9.690661E-016" calcext:value-type="float">
            <text:p>9.69066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5955" calcext:value-type="float">
            <text:p>-101.5955</text:p>
          </table:table-cell>
          <table:table-cell office:value-type="float" office:value="-0.02156985" calcext:value-type="float">
            <text:p>-0.02156985</text:p>
          </table:table-cell>
          <table:table-cell office:value-type="float" office:value="-0.02118926" calcext:value-type="float">
            <text:p>-0.02118926</text:p>
          </table:table-cell>
          <table:table-cell office:value-type="float" office:value="-0.02039713" calcext:value-type="float">
            <text:p>-0.02039713</text:p>
          </table:table-cell>
          <table:table-cell office:value-type="float" office:value="-0.01943196" calcext:value-type="float">
            <text:p>-0.01943196</text:p>
          </table:table-cell>
          <table:table-cell office:value-type="float" office:value="-0.01844469" calcext:value-type="float">
            <text:p>-0.01844469</text:p>
          </table:table-cell>
          <table:table-cell office:value-type="float" office:value="-0.01687874" calcext:value-type="float">
            <text:p>-0.01687874</text:p>
          </table:table-cell>
          <table:table-cell office:value-type="float" office:value="-0.01365175" calcext:value-type="float">
            <text:p>-0.01365175</text:p>
          </table:table-cell>
          <table:table-cell office:value-type="float" office:value="-0.007015456" calcext:value-type="float">
            <text:p>-0.007015456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135.939" calcext:value-type="float">
            <text:p>1135.939</text:p>
          </table:table-cell>
          <table:table-cell office:value-type="float" office:value="0" calcext:value-type="float">
            <text:p>0</text:p>
          </table:table-cell>
          <table:table-cell office:value-type="float" office:value="-30.4866" calcext:value-type="float">
            <text:p>-30.4866</text:p>
          </table:table-cell>
          <table:table-cell office:value-type="float" office:value="0.009764861" calcext:value-type="float">
            <text:p>0.00976486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308.4001" calcext:value-type="float">
            <text:p>308.4001</text:p>
          </table:table-cell>
          <table:table-cell office:value-type="float" office:value="142.5043" calcext:value-type="float">
            <text:p>142.5043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4.7" calcext:value-type="float">
            <text:p>1254.7</text:p>
          </table:table-cell>
          <table:table-cell office:value-type="float" office:value="173.9921" calcext:value-type="float">
            <text:p>173.9921</text:p>
          </table:table-cell>
          <table:table-cell office:value-type="float" office:value="0" calcext:value-type="float">
            <text:p>0</text:p>
          </table:table-cell>
          <table:table-cell office:value-type="float" office:value="0.07656397" calcext:value-type="float">
            <text:p>0.07656397</text:p>
          </table:table-cell>
          <table:table-cell office:value-type="float" office:value="0.2954204" calcext:value-type="float">
            <text:p>0.2954204</text:p>
          </table:table-cell>
          <table:table-cell office:value-type="float" office:value="0.2960953" calcext:value-type="float">
            <text:p>0.2960953</text:p>
          </table:table-cell>
          <table:table-cell office:value-type="float" office:value="0.2976248" calcext:value-type="float">
            <text:p>0.2976248</text:p>
          </table:table-cell>
          <table:table-cell office:value-type="float" office:value="0.2995088" calcext:value-type="float">
            <text:p>0.2995088</text:p>
          </table:table-cell>
          <table:table-cell office:value-type="float" office:value="0.3015311" calcext:value-type="float">
            <text:p>0.3015311</text:p>
          </table:table-cell>
          <table:table-cell office:value-type="float" office:value="0.3501083" calcext:value-type="float">
            <text:p>0.3501083</text:p>
          </table:table-cell>
          <table:table-cell office:value-type="float" office:value="0.3615312" calcext:value-type="float">
            <text:p>0.3615312</text:p>
          </table:table-cell>
          <table:table-cell office:value-type="float" office:value="0.3878462" calcext:value-type="float">
            <text:p>0.3878462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8362E-015" calcext:value-type="float">
            <text:p>1.968362E-15</text:p>
          </table:table-cell>
          <table:table-cell office:value-type="float" office:value="1.869395E-015" calcext:value-type="float">
            <text:p>1.869395E-15</text:p>
          </table:table-cell>
          <table:table-cell office:value-type="float" office:value="9.368497E-016" calcext:value-type="float">
            <text:p>9.368497E-16</text:p>
          </table:table-cell>
          <table:table-cell office:value-type="float" office:value="9.65247E-016" calcext:value-type="float">
            <text:p>9.65247E-16</text:p>
          </table:table-cell>
          <table:table-cell office:value-type="float" office:value="9.690574E-016" calcext:value-type="float">
            <text:p>9.69057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.37767" calcext:value-type="float">
            <text:p>-88.37767</text:p>
          </table:table-cell>
          <table:table-cell office:value-type="float" office:value="-0.02120935" calcext:value-type="float">
            <text:p>-0.02120935</text:p>
          </table:table-cell>
          <table:table-cell office:value-type="float" office:value="-0.02087914" calcext:value-type="float">
            <text:p>-0.02087914</text:p>
          </table:table-cell>
          <table:table-cell office:value-type="float" office:value="-0.02016002" calcext:value-type="float">
            <text:p>-0.02016002</text:p>
          </table:table-cell>
          <table:table-cell office:value-type="float" office:value="-0.01930468" calcext:value-type="float">
            <text:p>-0.01930468</text:p>
          </table:table-cell>
          <table:table-cell office:value-type="float" office:value="-0.0184201" calcext:value-type="float">
            <text:p>-0.0184201</text:p>
          </table:table-cell>
          <table:table-cell office:value-type="float" office:value="-0.0169401" calcext:value-type="float">
            <text:p>-0.0169401</text:p>
          </table:table-cell>
          <table:table-cell office:value-type="float" office:value="-0.01373784" calcext:value-type="float">
            <text:p>-0.01373784</text:p>
          </table:table-cell>
          <table:table-cell office:value-type="float" office:value="-0.007013279" calcext:value-type="float">
            <text:p>-0.007013279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139.486" calcext:value-type="float">
            <text:p>1139.486</text:p>
          </table:table-cell>
          <table:table-cell office:value-type="float" office:value="0" calcext:value-type="float">
            <text:p>0</text:p>
          </table:table-cell>
          <table:table-cell office:value-type="float" office:value="-25.79841" calcext:value-type="float">
            <text:p>-25.79841</text:p>
          </table:table-cell>
          <table:table-cell office:value-type="float" office:value="0.009761552" calcext:value-type="float">
            <text:p>0.00976155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308.4001" calcext:value-type="float">
            <text:p>308.4001</text:p>
          </table:table-cell>
          <table:table-cell office:value-type="float" office:value="142.5281" calcext:value-type="float">
            <text:p>142.5281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4.712" calcext:value-type="float">
            <text:p>1254.712</text:p>
          </table:table-cell>
          <table:table-cell office:value-type="float" office:value="173.9565" calcext:value-type="float">
            <text:p>173.9565</text:p>
          </table:table-cell>
          <table:table-cell office:value-type="float" office:value="0" calcext:value-type="float">
            <text:p>0</text:p>
          </table:table-cell>
          <table:table-cell office:value-type="float" office:value="0.07457503" calcext:value-type="float">
            <text:p>0.07457503</text:p>
          </table:table-cell>
          <table:table-cell office:value-type="float" office:value="0.2958817" calcext:value-type="float">
            <text:p>0.2958817</text:p>
          </table:table-cell>
          <table:table-cell office:value-type="float" office:value="0.2966219" calcext:value-type="float">
            <text:p>0.2966219</text:p>
          </table:table-cell>
          <table:table-cell office:value-type="float" office:value="0.2980823" calcext:value-type="float">
            <text:p>0.2980823</text:p>
          </table:table-cell>
          <table:table-cell office:value-type="float" office:value="0.2998046" calcext:value-type="float">
            <text:p>0.2998046</text:p>
          </table:table-cell>
          <table:table-cell office:value-type="float" office:value="0.3016666" calcext:value-type="float">
            <text:p>0.3016666</text:p>
          </table:table-cell>
          <table:table-cell office:value-type="float" office:value="0.3500641" calcext:value-type="float">
            <text:p>0.3500641</text:p>
          </table:table-cell>
          <table:table-cell office:value-type="float" office:value="0.3613518" calcext:value-type="float">
            <text:p>0.3613518</text:p>
          </table:table-cell>
          <table:table-cell office:value-type="float" office:value="0.3878466" calcext:value-type="float">
            <text:p>0.3878466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9052E-015" calcext:value-type="float">
            <text:p>1.969052E-15</text:p>
          </table:table-cell>
          <table:table-cell office:value-type="float" office:value="1.869131E-015" calcext:value-type="float">
            <text:p>1.869131E-15</text:p>
          </table:table-cell>
          <table:table-cell office:value-type="float" office:value="9.368169E-016" calcext:value-type="float">
            <text:p>9.368169E-16</text:p>
          </table:table-cell>
          <table:table-cell office:value-type="float" office:value="9.652308E-016" calcext:value-type="float">
            <text:p>9.652308E-16</text:p>
          </table:table-cell>
          <table:table-cell office:value-type="float" office:value="9.690484E-016" calcext:value-type="float">
            <text:p>9.6904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8336" calcext:value-type="float">
            <text:p>-103.8336</text:p>
          </table:table-cell>
          <table:table-cell office:value-type="float" office:value="-0.0209816" calcext:value-type="float">
            <text:p>-0.0209816</text:p>
          </table:table-cell>
          <table:table-cell office:value-type="float" office:value="-0.02062194" calcext:value-type="float">
            <text:p>-0.02062194</text:p>
          </table:table-cell>
          <table:table-cell office:value-type="float" office:value="-0.01994583" calcext:value-type="float">
            <text:p>-0.01994583</text:p>
          </table:table-cell>
          <table:table-cell office:value-type="float" office:value="-0.01917306" calcext:value-type="float">
            <text:p>-0.01917306</text:p>
          </table:table-cell>
          <table:table-cell office:value-type="float" office:value="-0.01836351" calcext:value-type="float">
            <text:p>-0.01836351</text:p>
          </table:table-cell>
          <table:table-cell office:value-type="float" office:value="-0.01696113" calcext:value-type="float">
            <text:p>-0.01696113</text:p>
          </table:table-cell>
          <table:table-cell office:value-type="float" office:value="-0.01380368" calcext:value-type="float">
            <text:p>-0.01380368</text:p>
          </table:table-cell>
          <table:table-cell office:value-type="float" office:value="-0.007013188" calcext:value-type="float">
            <text:p>-0.007013188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143.034" calcext:value-type="float">
            <text:p>1143.034</text:p>
          </table:table-cell>
          <table:table-cell office:value-type="float" office:value="0" calcext:value-type="float">
            <text:p>0</text:p>
          </table:table-cell>
          <table:table-cell office:value-type="float" office:value="-29.41757" calcext:value-type="float">
            <text:p>-29.41757</text:p>
          </table:table-cell>
          <table:table-cell office:value-type="float" office:value="0.009758408" calcext:value-type="float">
            <text:p>0.00975840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308.4001" calcext:value-type="float">
            <text:p>308.4001</text:p>
          </table:table-cell>
          <table:table-cell office:value-type="float" office:value="142.5486" calcext:value-type="float">
            <text:p>142.5486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4.732" calcext:value-type="float">
            <text:p>1254.732</text:p>
          </table:table-cell>
          <table:table-cell office:value-type="float" office:value="173.9149" calcext:value-type="float">
            <text:p>173.9149</text:p>
          </table:table-cell>
          <table:table-cell office:value-type="float" office:value="0" calcext:value-type="float">
            <text:p>0</text:p>
          </table:table-cell>
          <table:table-cell office:value-type="float" office:value="0.07403805" calcext:value-type="float">
            <text:p>0.07403805</text:p>
          </table:table-cell>
          <table:table-cell office:value-type="float" office:value="0.2963832" calcext:value-type="float">
            <text:p>0.2963832</text:p>
          </table:table-cell>
          <table:table-cell office:value-type="float" office:value="0.2970437" calcext:value-type="float">
            <text:p>0.2970437</text:p>
          </table:table-cell>
          <table:table-cell office:value-type="float" office:value="0.2984398" calcext:value-type="float">
            <text:p>0.2984398</text:p>
          </table:table-cell>
          <table:table-cell office:value-type="float" office:value="0.3000849" calcext:value-type="float">
            <text:p>0.3000849</text:p>
          </table:table-cell>
          <table:table-cell office:value-type="float" office:value="0.3018669" calcext:value-type="float">
            <text:p>0.3018669</text:p>
          </table:table-cell>
          <table:table-cell office:value-type="float" office:value="0.350089" calcext:value-type="float">
            <text:p>0.350089</text:p>
          </table:table-cell>
          <table:table-cell office:value-type="float" office:value="0.3612195" calcext:value-type="float">
            <text:p>0.3612195</text:p>
          </table:table-cell>
          <table:table-cell office:value-type="float" office:value="0.3878398" calcext:value-type="float">
            <text:p>0.3878398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9741E-015" calcext:value-type="float">
            <text:p>1.969741E-15</text:p>
          </table:table-cell>
          <table:table-cell office:value-type="float" office:value="1.868867E-015" calcext:value-type="float">
            <text:p>1.868867E-15</text:p>
          </table:table-cell>
          <table:table-cell office:value-type="float" office:value="9.367867E-016" calcext:value-type="float">
            <text:p>9.367867E-16</text:p>
          </table:table-cell>
          <table:table-cell office:value-type="float" office:value="9.652151E-016" calcext:value-type="float">
            <text:p>9.652151E-16</text:p>
          </table:table-cell>
          <table:table-cell office:value-type="float" office:value="9.690346E-016" calcext:value-type="float">
            <text:p>9.69034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5681" calcext:value-type="float">
            <text:p>-107.5681</text:p>
          </table:table-cell>
          <table:table-cell office:value-type="float" office:value="-0.02073807" calcext:value-type="float">
            <text:p>-0.02073807</text:p>
          </table:table-cell>
          <table:table-cell office:value-type="float" office:value="-0.02042031" calcext:value-type="float">
            <text:p>-0.02042031</text:p>
          </table:table-cell>
          <table:table-cell office:value-type="float" office:value="-0.01978073" calcext:value-type="float">
            <text:p>-0.01978073</text:p>
          </table:table-cell>
          <table:table-cell office:value-type="float" office:value="-0.01904936" calcext:value-type="float">
            <text:p>-0.01904936</text:p>
          </table:table-cell>
          <table:table-cell office:value-type="float" office:value="-0.0182794" calcext:value-type="float">
            <text:p>-0.0182794</text:p>
          </table:table-cell>
          <table:table-cell office:value-type="float" office:value="-0.01694977" calcext:value-type="float">
            <text:p>-0.01694977</text:p>
          </table:table-cell>
          <table:table-cell office:value-type="float" office:value="-0.01385248" calcext:value-type="float">
            <text:p>-0.01385248</text:p>
          </table:table-cell>
          <table:table-cell office:value-type="float" office:value="-0.007014359" calcext:value-type="float">
            <text:p>-0.007014359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146.582" calcext:value-type="float">
            <text:p>1146.582</text:p>
          </table:table-cell>
          <table:table-cell office:value-type="float" office:value="0" calcext:value-type="float">
            <text:p>0</text:p>
          </table:table-cell>
          <table:table-cell office:value-type="float" office:value="-42.85544" calcext:value-type="float">
            <text:p>-42.85544</text:p>
          </table:table-cell>
          <table:table-cell office:value-type="float" office:value="0.009755366" calcext:value-type="float">
            <text:p>0.00975536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308.4001" calcext:value-type="float">
            <text:p>308.4001</text:p>
          </table:table-cell>
          <table:table-cell office:value-type="float" office:value="142.5131" calcext:value-type="float">
            <text:p>142.5131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4.811" calcext:value-type="float">
            <text:p>1254.811</text:p>
          </table:table-cell>
          <table:table-cell office:value-type="float" office:value="173.8713" calcext:value-type="float">
            <text:p>173.8713</text:p>
          </table:table-cell>
          <table:table-cell office:value-type="float" office:value="0" calcext:value-type="float">
            <text:p>0</text:p>
          </table:table-cell>
          <table:table-cell office:value-type="float" office:value="0.07642624" calcext:value-type="float">
            <text:p>0.07642624</text:p>
          </table:table-cell>
          <table:table-cell office:value-type="float" office:value="0.2967591" calcext:value-type="float">
            <text:p>0.2967591</text:p>
          </table:table-cell>
          <table:table-cell office:value-type="float" office:value="0.2974283" calcext:value-type="float">
            <text:p>0.2974283</text:p>
          </table:table-cell>
          <table:table-cell office:value-type="float" office:value="0.2987822" calcext:value-type="float">
            <text:p>0.2987822</text:p>
          </table:table-cell>
          <table:table-cell office:value-type="float" office:value="0.3003624" calcext:value-type="float">
            <text:p>0.3003624</text:p>
          </table:table-cell>
          <table:table-cell office:value-type="float" office:value="0.3020828" calcext:value-type="float">
            <text:p>0.3020828</text:p>
          </table:table-cell>
          <table:table-cell office:value-type="float" office:value="0.3501517" calcext:value-type="float">
            <text:p>0.3501517</text:p>
          </table:table-cell>
          <table:table-cell office:value-type="float" office:value="0.3611256" calcext:value-type="float">
            <text:p>0.3611256</text:p>
          </table:table-cell>
          <table:table-cell office:value-type="float" office:value="0.3878289" calcext:value-type="float">
            <text:p>0.3878289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0417E-015" calcext:value-type="float">
            <text:p>1.970417E-15</text:p>
          </table:table-cell>
          <table:table-cell office:value-type="float" office:value="1.868611E-015" calcext:value-type="float">
            <text:p>1.868611E-15</text:p>
          </table:table-cell>
          <table:table-cell office:value-type="float" office:value="9.367558E-016" calcext:value-type="float">
            <text:p>9.367558E-16</text:p>
          </table:table-cell>
          <table:table-cell office:value-type="float" office:value="9.652024E-016" calcext:value-type="float">
            <text:p>9.652024E-16</text:p>
          </table:table-cell>
          <table:table-cell office:value-type="float" office:value="9.690219E-016" calcext:value-type="float">
            <text:p>9.69021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.97234" calcext:value-type="float">
            <text:p>-88.97234</text:p>
          </table:table-cell>
          <table:table-cell office:value-type="float" office:value="-0.02055372" calcext:value-type="float">
            <text:p>-0.02055372</text:p>
          </table:table-cell>
          <table:table-cell office:value-type="float" office:value="-0.02023755" calcext:value-type="float">
            <text:p>-0.02023755</text:p>
          </table:table-cell>
          <table:table-cell office:value-type="float" office:value="-0.01962411" calcext:value-type="float">
            <text:p>-0.01962411</text:p>
          </table:table-cell>
          <table:table-cell office:value-type="float" office:value="-0.01892774" calcext:value-type="float">
            <text:p>-0.01892774</text:p>
          </table:table-cell>
          <table:table-cell office:value-type="float" office:value="-0.01818914" calcext:value-type="float">
            <text:p>-0.01818914</text:p>
          </table:table-cell>
          <table:table-cell office:value-type="float" office:value="-0.0169207" calcext:value-type="float">
            <text:p>-0.0169207</text:p>
          </table:table-cell>
          <table:table-cell office:value-type="float" office:value="-0.01388721" calcext:value-type="float">
            <text:p>-0.01388721</text:p>
          </table:table-cell>
          <table:table-cell office:value-type="float" office:value="-0.007016242" calcext:value-type="float">
            <text:p>-0.007016242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1150.12" calcext:value-type="float">
            <text:p>1150.12</text:p>
          </table:table-cell>
          <table:table-cell office:value-type="float" office:value="0" calcext:value-type="float">
            <text:p>0</text:p>
          </table:table-cell>
          <table:table-cell office:value-type="float" office:value="-35.74905" calcext:value-type="float">
            <text:p>-35.74905</text:p>
          </table:table-cell>
          <table:table-cell office:value-type="float" office:value="0.009752487" calcext:value-type="float">
            <text:p>0.00975248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308.4001" calcext:value-type="float">
            <text:p>308.4001</text:p>
          </table:table-cell>
          <table:table-cell office:value-type="float" office:value="142.5132" calcext:value-type="float">
            <text:p>142.5132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4.857" calcext:value-type="float">
            <text:p>1254.857</text:p>
          </table:table-cell>
          <table:table-cell office:value-type="float" office:value="173.8237" calcext:value-type="float">
            <text:p>173.8237</text:p>
          </table:table-cell>
          <table:table-cell office:value-type="float" office:value="0" calcext:value-type="float">
            <text:p>0</text:p>
          </table:table-cell>
          <table:table-cell office:value-type="float" office:value="0.07672098" calcext:value-type="float">
            <text:p>0.07672098</text:p>
          </table:table-cell>
          <table:table-cell office:value-type="float" office:value="0.2969434" calcext:value-type="float">
            <text:p>0.2969434</text:p>
          </table:table-cell>
          <table:table-cell office:value-type="float" office:value="0.29771" calcext:value-type="float">
            <text:p>0.29771</text:p>
          </table:table-cell>
          <table:table-cell office:value-type="float" office:value="0.2990763" calcext:value-type="float">
            <text:p>0.2990763</text:p>
          </table:table-cell>
          <table:table-cell office:value-type="float" office:value="0.3006252" calcext:value-type="float">
            <text:p>0.3006252</text:p>
          </table:table-cell>
          <table:table-cell office:value-type="float" office:value="0.3023025" calcext:value-type="float">
            <text:p>0.3023025</text:p>
          </table:table-cell>
          <table:table-cell office:value-type="float" office:value="0.3502366" calcext:value-type="float">
            <text:p>0.3502366</text:p>
          </table:table-cell>
          <table:table-cell office:value-type="float" office:value="0.3610627" calcext:value-type="float">
            <text:p>0.3610627</text:p>
          </table:table-cell>
          <table:table-cell office:value-type="float" office:value="0.387816" calcext:value-type="float">
            <text:p>0.387816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9314E-015" calcext:value-type="float">
            <text:p>1.969314E-15</text:p>
          </table:table-cell>
          <table:table-cell office:value-type="float" office:value="1.868354E-015" calcext:value-type="float">
            <text:p>1.868354E-15</text:p>
          </table:table-cell>
          <table:table-cell office:value-type="float" office:value="9.367253E-016" calcext:value-type="float">
            <text:p>9.367253E-16</text:p>
          </table:table-cell>
          <table:table-cell office:value-type="float" office:value="9.651882E-016" calcext:value-type="float">
            <text:p>9.651882E-16</text:p>
          </table:table-cell>
          <table:table-cell office:value-type="float" office:value="9.690095E-016" calcext:value-type="float">
            <text:p>9.69009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7.09534" calcext:value-type="float">
            <text:p>-87.09534</text:p>
          </table:table-cell>
          <table:table-cell office:value-type="float" office:value="-0.02046407" calcext:value-type="float">
            <text:p>-0.02046407</text:p>
          </table:table-cell>
          <table:table-cell office:value-type="float" office:value="-0.02010415" calcext:value-type="float">
            <text:p>-0.02010415</text:p>
          </table:table-cell>
          <table:table-cell office:value-type="float" office:value="-0.01949048" calcext:value-type="float">
            <text:p>-0.01949048</text:p>
          </table:table-cell>
          <table:table-cell office:value-type="float" office:value="-0.01881331" calcext:value-type="float">
            <text:p>-0.01881331</text:p>
          </table:table-cell>
          <table:table-cell office:value-type="float" office:value="-0.01809773" calcext:value-type="float">
            <text:p>-0.01809773</text:p>
          </table:table-cell>
          <table:table-cell office:value-type="float" office:value="-0.01688122" calcext:value-type="float">
            <text:p>-0.01688122</text:p>
          </table:table-cell>
          <table:table-cell office:value-type="float" office:value="-0.01391057" calcext:value-type="float">
            <text:p>-0.01391057</text:p>
          </table:table-cell>
          <table:table-cell office:value-type="float" office:value="-0.007018481" calcext:value-type="float">
            <text:p>-0.007018481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153.649" calcext:value-type="float">
            <text:p>1153.649</text:p>
          </table:table-cell>
          <table:table-cell office:value-type="float" office:value="0" calcext:value-type="float">
            <text:p>0</text:p>
          </table:table-cell>
          <table:table-cell office:value-type="float" office:value="-36.78395" calcext:value-type="float">
            <text:p>-36.78395</text:p>
          </table:table-cell>
          <table:table-cell office:value-type="float" office:value="0.009749377" calcext:value-type="float">
            <text:p>0.00974937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321.1002" calcext:value-type="float">
            <text:p>321.1002</text:p>
          </table:table-cell>
          <table:table-cell office:value-type="float" office:value="143.7972" calcext:value-type="float">
            <text:p>143.7972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65.728" calcext:value-type="float">
            <text:p>1265.728</text:p>
          </table:table-cell>
          <table:table-cell office:value-type="float" office:value="174.3676" calcext:value-type="float">
            <text:p>174.3676</text:p>
          </table:table-cell>
          <table:table-cell office:value-type="float" office:value="0" calcext:value-type="float">
            <text:p>0</text:p>
          </table:table-cell>
          <table:table-cell office:value-type="float" office:value="0.3598829" calcext:value-type="float">
            <text:p>0.3598829</text:p>
          </table:table-cell>
          <table:table-cell office:value-type="float" office:value="0.3610319" calcext:value-type="float">
            <text:p>0.3610319</text:p>
          </table:table-cell>
          <table:table-cell office:value-type="float" office:value="0.3615516" calcext:value-type="float">
            <text:p>0.3615516</text:p>
          </table:table-cell>
          <table:table-cell office:value-type="float" office:value="0.3286195" calcext:value-type="float">
            <text:p>0.3286195</text:p>
          </table:table-cell>
          <table:table-cell office:value-type="float" office:value="0.3074475" calcext:value-type="float">
            <text:p>0.3074475</text:p>
          </table:table-cell>
          <table:table-cell office:value-type="float" office:value="0.3061168" calcext:value-type="float">
            <text:p>0.3061168</text:p>
          </table:table-cell>
          <table:table-cell office:value-type="float" office:value="0.3608564" calcext:value-type="float">
            <text:p>0.3608564</text:p>
          </table:table-cell>
          <table:table-cell office:value-type="float" office:value="0.3612016" calcext:value-type="float">
            <text:p>0.3612016</text:p>
          </table:table-cell>
          <table:table-cell office:value-type="float" office:value="0.3876023" calcext:value-type="float">
            <text:p>0.3876023</text:p>
          </table:table-cell>
          <table:table-cell office:value-type="float" office:value="0.4137116" calcext:value-type="float">
            <text:p>0.4137116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999E-015" calcext:value-type="float">
            <text:p>1.96999E-15</text:p>
          </table:table-cell>
          <table:table-cell office:value-type="float" office:value="1.868098E-015" calcext:value-type="float">
            <text:p>1.868098E-15</text:p>
          </table:table-cell>
          <table:table-cell office:value-type="float" office:value="9.366964E-016" calcext:value-type="float">
            <text:p>9.366964E-16</text:p>
          </table:table-cell>
          <table:table-cell office:value-type="float" office:value="9.651747E-016" calcext:value-type="float">
            <text:p>9.651747E-16</text:p>
          </table:table-cell>
          <table:table-cell office:value-type="float" office:value="9.689954E-016" calcext:value-type="float">
            <text:p>9.68995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248099" calcext:value-type="float">
            <text:p>-0.005248099</text:p>
          </table:table-cell>
          <table:table-cell office:value-type="float" office:value="-0.005132921" calcext:value-type="float">
            <text:p>-0.005132921</text:p>
          </table:table-cell>
          <table:table-cell office:value-type="float" office:value="-0.005085308" calcext:value-type="float">
            <text:p>-0.005085308</text:p>
          </table:table-cell>
          <table:table-cell office:value-type="float" office:value="-0.01030086" calcext:value-type="float">
            <text:p>-0.01030086</text:p>
          </table:table-cell>
          <table:table-cell office:value-type="float" office:value="-0.01625893" calcext:value-type="float">
            <text:p>-0.01625893</text:p>
          </table:table-cell>
          <table:table-cell office:value-type="float" office:value="-0.01664198" calcext:value-type="float">
            <text:p>-0.01664198</text:p>
          </table:table-cell>
          <table:table-cell office:value-type="float" office:value="-0.01262278" calcext:value-type="float">
            <text:p>-0.01262278</text:p>
          </table:table-cell>
          <table:table-cell office:value-type="float" office:value="-0.01386277" calcext:value-type="float">
            <text:p>-0.01386277</text:p>
          </table:table-cell>
          <table:table-cell office:value-type="float" office:value="-0.007055795" calcext:value-type="float">
            <text:p>-0.007055795</text:p>
          </table:table-cell>
          <table:table-cell office:value-type="float" office:value="-0.003784768" calcext:value-type="float">
            <text:p>-0.003784768</text:p>
          </table:table-cell>
          <table:table-cell office:value-type="float" office:value="1158.008" calcext:value-type="float">
            <text:p>1158.008</text:p>
          </table:table-cell>
          <table:table-cell office:value-type="float" office:value="0" calcext:value-type="float">
            <text:p>0</text:p>
          </table:table-cell>
          <table:table-cell office:value-type="float" office:value="-0.005396427" calcext:value-type="float">
            <text:p>-0.005396427</text:p>
          </table:table-cell>
          <table:table-cell office:value-type="float" office:value="0.009746294" calcext:value-type="float">
            <text:p>0.00974629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9635" calcext:value-type="float">
            <text:p>-1.2296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321.1002" calcext:value-type="float">
            <text:p>321.1002</text:p>
          </table:table-cell>
          <table:table-cell office:value-type="float" office:value="148.4103" calcext:value-type="float">
            <text:p>148.4103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8.706" calcext:value-type="float">
            <text:p>1258.706</text:p>
          </table:table-cell>
          <table:table-cell office:value-type="float" office:value="176.7758" calcext:value-type="float">
            <text:p>176.7758</text:p>
          </table:table-cell>
          <table:table-cell office:value-type="float" office:value="0" calcext:value-type="float">
            <text:p>0</text:p>
          </table:table-cell>
          <table:table-cell office:value-type="float" office:value="0.1146084" calcext:value-type="float">
            <text:p>0.1146084</text:p>
          </table:table-cell>
          <table:table-cell office:value-type="float" office:value="0.3098856" calcext:value-type="float">
            <text:p>0.3098856</text:p>
          </table:table-cell>
          <table:table-cell office:value-type="float" office:value="0.3114745" calcext:value-type="float">
            <text:p>0.3114745</text:p>
          </table:table-cell>
          <table:table-cell office:value-type="float" office:value="0.3135112" calcext:value-type="float">
            <text:p>0.3135112</text:p>
          </table:table-cell>
          <table:table-cell office:value-type="float" office:value="0.3138812" calcext:value-type="float">
            <text:p>0.3138812</text:p>
          </table:table-cell>
          <table:table-cell office:value-type="float" office:value="0.3136019" calcext:value-type="float">
            <text:p>0.3136019</text:p>
          </table:table-cell>
          <table:table-cell office:value-type="float" office:value="0.3574181" calcext:value-type="float">
            <text:p>0.3574181</text:p>
          </table:table-cell>
          <table:table-cell office:value-type="float" office:value="0.3617387" calcext:value-type="float">
            <text:p>0.3617387</text:p>
          </table:table-cell>
          <table:table-cell office:value-type="float" office:value="0.3876691" calcext:value-type="float">
            <text:p>0.3876691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0642E-015" calcext:value-type="float">
            <text:p>1.970642E-15</text:p>
          </table:table-cell>
          <table:table-cell office:value-type="float" office:value="1.867852E-015" calcext:value-type="float">
            <text:p>1.867852E-15</text:p>
          </table:table-cell>
          <table:table-cell office:value-type="float" office:value="9.366676E-016" calcext:value-type="float">
            <text:p>9.366676E-16</text:p>
          </table:table-cell>
          <table:table-cell office:value-type="float" office:value="9.651606E-016" calcext:value-type="float">
            <text:p>9.651606E-16</text:p>
          </table:table-cell>
          <table:table-cell office:value-type="float" office:value="9.689841E-016" calcext:value-type="float">
            <text:p>9.68984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99336" calcext:value-type="float">
            <text:p>-6.99336</text:p>
          </table:table-cell>
          <table:table-cell office:value-type="float" office:value="-0.01519598" calcext:value-type="float">
            <text:p>-0.01519598</text:p>
          </table:table-cell>
          <table:table-cell office:value-type="float" office:value="-0.01465736" calcext:value-type="float">
            <text:p>-0.01465736</text:p>
          </table:table-cell>
          <table:table-cell office:value-type="float" office:value="-0.01401725" calcext:value-type="float">
            <text:p>-0.01401725</text:p>
          </table:table-cell>
          <table:table-cell office:value-type="float" office:value="-0.01392243" calcext:value-type="float">
            <text:p>-0.01392243</text:p>
          </table:table-cell>
          <table:table-cell office:value-type="float" office:value="-0.01402026" calcext:value-type="float">
            <text:p>-0.01402026</text:p>
          </table:table-cell>
          <table:table-cell office:value-type="float" office:value="-0.01387764" calcext:value-type="float">
            <text:p>-0.01387764</text:p>
          </table:table-cell>
          <table:table-cell office:value-type="float" office:value="-0.01366455" calcext:value-type="float">
            <text:p>-0.01366455</text:p>
          </table:table-cell>
          <table:table-cell office:value-type="float" office:value="-0.00704415" calcext:value-type="float">
            <text:p>-0.00704415</text:p>
          </table:table-cell>
          <table:table-cell office:value-type="float" office:value="-0.003763442" calcext:value-type="float">
            <text:p>-0.003763442</text:p>
          </table:table-cell>
          <table:table-cell office:value-type="float" office:value="1164.122" calcext:value-type="float">
            <text:p>1164.122</text:p>
          </table:table-cell>
          <table:table-cell office:value-type="float" office:value="0" calcext:value-type="float">
            <text:p>0</text:p>
          </table:table-cell>
          <table:table-cell office:value-type="float" office:value="-27.01528" calcext:value-type="float">
            <text:p>-27.01528</text:p>
          </table:table-cell>
          <table:table-cell office:value-type="float" office:value="0.009742965" calcext:value-type="float">
            <text:p>0.00974296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321.1002" calcext:value-type="float">
            <text:p>321.1002</text:p>
          </table:table-cell>
          <table:table-cell office:value-type="float" office:value="148.9075" calcext:value-type="float">
            <text:p>148.9075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6.922" calcext:value-type="float">
            <text:p>1256.922</text:p>
          </table:table-cell>
          <table:table-cell office:value-type="float" office:value="178.0608" calcext:value-type="float">
            <text:p>178.0608</text:p>
          </table:table-cell>
          <table:table-cell office:value-type="float" office:value="0" calcext:value-type="float">
            <text:p>0</text:p>
          </table:table-cell>
          <table:table-cell office:value-type="float" office:value="0.07080695" calcext:value-type="float">
            <text:p>0.07080695</text:p>
          </table:table-cell>
          <table:table-cell office:value-type="float" office:value="0.3043879" calcext:value-type="float">
            <text:p>0.3043879</text:p>
          </table:table-cell>
          <table:table-cell office:value-type="float" office:value="0.3051982" calcext:value-type="float">
            <text:p>0.3051982</text:p>
          </table:table-cell>
          <table:table-cell office:value-type="float" office:value="0.3065296" calcext:value-type="float">
            <text:p>0.3065296</text:p>
          </table:table-cell>
          <table:table-cell office:value-type="float" office:value="0.3078745" calcext:value-type="float">
            <text:p>0.3078745</text:p>
          </table:table-cell>
          <table:table-cell office:value-type="float" office:value="0.3093289" calcext:value-type="float">
            <text:p>0.3093289</text:p>
          </table:table-cell>
          <table:table-cell office:value-type="float" office:value="0.3558227" calcext:value-type="float">
            <text:p>0.3558227</text:p>
          </table:table-cell>
          <table:table-cell office:value-type="float" office:value="0.3620004" calcext:value-type="float">
            <text:p>0.3620004</text:p>
          </table:table-cell>
          <table:table-cell office:value-type="float" office:value="0.387729" calcext:value-type="float">
            <text:p>0.387729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231E-015" calcext:value-type="float">
            <text:p>1.971231E-15</text:p>
          </table:table-cell>
          <table:table-cell office:value-type="float" office:value="1.86763E-015" calcext:value-type="float">
            <text:p>1.86763E-15</text:p>
          </table:table-cell>
          <table:table-cell office:value-type="float" office:value="9.366409E-016" calcext:value-type="float">
            <text:p>9.366409E-16</text:p>
          </table:table-cell>
          <table:table-cell office:value-type="float" office:value="9.651483E-016" calcext:value-type="float">
            <text:p>9.651483E-16</text:p>
          </table:table-cell>
          <table:table-cell office:value-type="float" office:value="9.689732E-016" calcext:value-type="float">
            <text:p>9.68973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0.4653" calcext:value-type="float">
            <text:p>-140.4653</text:p>
          </table:table-cell>
          <table:table-cell office:value-type="float" office:value="-0.0172171" calcext:value-type="float">
            <text:p>-0.0172171</text:p>
          </table:table-cell>
          <table:table-cell office:value-type="float" office:value="-0.0169034" calcext:value-type="float">
            <text:p>-0.0169034</text:p>
          </table:table-cell>
          <table:table-cell office:value-type="float" office:value="-0.01641607" calcext:value-type="float">
            <text:p>-0.01641607</text:p>
          </table:table-cell>
          <table:table-cell office:value-type="float" office:value="-0.01593527" calcext:value-type="float">
            <text:p>-0.01593527</text:p>
          </table:table-cell>
          <table:table-cell office:value-type="float" office:value="-0.01542061" calcext:value-type="float">
            <text:p>-0.01542061</text:p>
          </table:table-cell>
          <table:table-cell office:value-type="float" office:value="-0.01448617" calcext:value-type="float">
            <text:p>-0.01448617</text:p>
          </table:table-cell>
          <table:table-cell office:value-type="float" office:value="-0.0135692" calcext:value-type="float">
            <text:p>-0.0135692</text:p>
          </table:table-cell>
          <table:table-cell office:value-type="float" office:value="-0.007033725" calcext:value-type="float">
            <text:p>-0.007033725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-67.15258" calcext:value-type="float">
            <text:p>-67.15258</text:p>
          </table:table-cell>
          <table:table-cell office:value-type="float" office:value="0.009740002" calcext:value-type="float">
            <text:p>0.00974000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321.1002" calcext:value-type="float">
            <text:p>321.1002</text:p>
          </table:table-cell>
          <table:table-cell office:value-type="float" office:value="148.8915" calcext:value-type="float">
            <text:p>148.8915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6.253" calcext:value-type="float">
            <text:p>1256.253</text:p>
          </table:table-cell>
          <table:table-cell office:value-type="float" office:value="178.7458" calcext:value-type="float">
            <text:p>178.7458</text:p>
          </table:table-cell>
          <table:table-cell office:value-type="float" office:value="0" calcext:value-type="float">
            <text:p>0</text:p>
          </table:table-cell>
          <table:table-cell office:value-type="float" office:value="0.0707097" calcext:value-type="float">
            <text:p>0.0707097</text:p>
          </table:table-cell>
          <table:table-cell office:value-type="float" office:value="0.3015924" calcext:value-type="float">
            <text:p>0.3015924</text:p>
          </table:table-cell>
          <table:table-cell office:value-type="float" office:value="0.3023857" calcext:value-type="float">
            <text:p>0.3023857</text:p>
          </table:table-cell>
          <table:table-cell office:value-type="float" office:value="0.3037114" calcext:value-type="float">
            <text:p>0.3037114</text:p>
          </table:table-cell>
          <table:table-cell office:value-type="float" office:value="0.3051681" calcext:value-type="float">
            <text:p>0.3051681</text:p>
          </table:table-cell>
          <table:table-cell office:value-type="float" office:value="0.3068129" calcext:value-type="float">
            <text:p>0.3068129</text:p>
          </table:table-cell>
          <table:table-cell office:value-type="float" office:value="0.3541316" calcext:value-type="float">
            <text:p>0.3541316</text:p>
          </table:table-cell>
          <table:table-cell office:value-type="float" office:value="0.3620627" calcext:value-type="float">
            <text:p>0.3620627</text:p>
          </table:table-cell>
          <table:table-cell office:value-type="float" office:value="0.3877837" calcext:value-type="float">
            <text:p>0.3877837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823E-015" calcext:value-type="float">
            <text:p>1.971823E-15</text:p>
          </table:table-cell>
          <table:table-cell office:value-type="float" office:value="1.867409E-015" calcext:value-type="float">
            <text:p>1.867409E-15</text:p>
          </table:table-cell>
          <table:table-cell office:value-type="float" office:value="9.366146E-016" calcext:value-type="float">
            <text:p>9.366146E-16</text:p>
          </table:table-cell>
          <table:table-cell office:value-type="float" office:value="9.651358E-016" calcext:value-type="float">
            <text:p>9.651358E-16</text:p>
          </table:table-cell>
          <table:table-cell office:value-type="float" office:value="9.689621E-016" calcext:value-type="float">
            <text:p>9.68962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4.5833" calcext:value-type="float">
            <text:p>-144.5833</text:p>
          </table:table-cell>
          <table:table-cell office:value-type="float" office:value="-0.01836551" calcext:value-type="float">
            <text:p>-0.01836551</text:p>
          </table:table-cell>
          <table:table-cell office:value-type="float" office:value="-0.01803471" calcext:value-type="float">
            <text:p>-0.01803471</text:p>
          </table:table-cell>
          <table:table-cell office:value-type="float" office:value="-0.01751096" calcext:value-type="float">
            <text:p>-0.01751096</text:p>
          </table:table-cell>
          <table:table-cell office:value-type="float" office:value="-0.01694864" calcext:value-type="float">
            <text:p>-0.01694864</text:p>
          </table:table-cell>
          <table:table-cell office:value-type="float" office:value="-0.01632485" calcext:value-type="float">
            <text:p>-0.01632485</text:p>
          </table:table-cell>
          <table:table-cell office:value-type="float" office:value="-0.01516812" calcext:value-type="float">
            <text:p>-0.01516812</text:p>
          </table:table-cell>
          <table:table-cell office:value-type="float" office:value="-0.01354616" calcext:value-type="float">
            <text:p>-0.01354616</text:p>
          </table:table-cell>
          <table:table-cell office:value-type="float" office:value="-0.007024196" calcext:value-type="float">
            <text:p>-0.007024196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1173.282" calcext:value-type="float">
            <text:p>1173.282</text:p>
          </table:table-cell>
          <table:table-cell office:value-type="float" office:value="0" calcext:value-type="float">
            <text:p>0</text:p>
          </table:table-cell>
          <table:table-cell office:value-type="float" office:value="-45.89672" calcext:value-type="float">
            <text:p>-45.89672</text:p>
          </table:table-cell>
          <table:table-cell office:value-type="float" office:value="0.009737639" calcext:value-type="float">
            <text:p>0.00973763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321.1002" calcext:value-type="float">
            <text:p>321.1002</text:p>
          </table:table-cell>
          <table:table-cell office:value-type="float" office:value="148.8738" calcext:value-type="float">
            <text:p>148.8738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5.902" calcext:value-type="float">
            <text:p>1255.902</text:p>
          </table:table-cell>
          <table:table-cell office:value-type="float" office:value="179.1136" calcext:value-type="float">
            <text:p>179.1136</text:p>
          </table:table-cell>
          <table:table-cell office:value-type="float" office:value="0" calcext:value-type="float">
            <text:p>0</text:p>
          </table:table-cell>
          <table:table-cell office:value-type="float" office:value="0.07204299" calcext:value-type="float">
            <text:p>0.07204299</text:p>
          </table:table-cell>
          <table:table-cell office:value-type="float" office:value="0.3003957" calcext:value-type="float">
            <text:p>0.3003957</text:p>
          </table:table-cell>
          <table:table-cell office:value-type="float" office:value="0.3011287" calcext:value-type="float">
            <text:p>0.3011287</text:p>
          </table:table-cell>
          <table:table-cell office:value-type="float" office:value="0.3024118" calcext:value-type="float">
            <text:p>0.3024118</text:p>
          </table:table-cell>
          <table:table-cell office:value-type="float" office:value="0.303856" calcext:value-type="float">
            <text:p>0.303856</text:p>
          </table:table-cell>
          <table:table-cell office:value-type="float" office:value="0.3054641" calcext:value-type="float">
            <text:p>0.3054641</text:p>
          </table:table-cell>
          <table:table-cell office:value-type="float" office:value="0.3529603" calcext:value-type="float">
            <text:p>0.3529603</text:p>
          </table:table-cell>
          <table:table-cell office:value-type="float" office:value="0.3619995" calcext:value-type="float">
            <text:p>0.3619995</text:p>
          </table:table-cell>
          <table:table-cell office:value-type="float" office:value="0.3878259" calcext:value-type="float">
            <text:p>0.3878259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391E-015" calcext:value-type="float">
            <text:p>1.972391E-15</text:p>
          </table:table-cell>
          <table:table-cell office:value-type="float" office:value="1.867196E-015" calcext:value-type="float">
            <text:p>1.867196E-15</text:p>
          </table:table-cell>
          <table:table-cell office:value-type="float" office:value="9.365902E-016" calcext:value-type="float">
            <text:p>9.365902E-16</text:p>
          </table:table-cell>
          <table:table-cell office:value-type="float" office:value="9.651214E-016" calcext:value-type="float">
            <text:p>9.651214E-16</text:p>
          </table:table-cell>
          <table:table-cell office:value-type="float" office:value="9.689529E-016" calcext:value-type="float">
            <text:p>9.68952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8.6345" calcext:value-type="float">
            <text:p>-128.6345</text:p>
          </table:table-cell>
          <table:table-cell office:value-type="float" office:value="-0.01888356" calcext:value-type="float">
            <text:p>-0.01888356</text:p>
          </table:table-cell>
          <table:table-cell office:value-type="float" office:value="-0.01856893" calcext:value-type="float">
            <text:p>-0.01856893</text:p>
          </table:table-cell>
          <table:table-cell office:value-type="float" office:value="-0.01804384" calcext:value-type="float">
            <text:p>-0.01804384</text:p>
          </table:table-cell>
          <table:table-cell office:value-type="float" office:value="-0.01746584" calcext:value-type="float">
            <text:p>-0.01746584</text:p>
          </table:table-cell>
          <table:table-cell office:value-type="float" office:value="-0.016834" calcext:value-type="float">
            <text:p>-0.016834</text:p>
          </table:table-cell>
          <table:table-cell office:value-type="float" office:value="-0.01566283" calcext:value-type="float">
            <text:p>-0.01566283</text:p>
          </table:table-cell>
          <table:table-cell office:value-type="float" office:value="-0.0135686" calcext:value-type="float">
            <text:p>-0.0135686</text:p>
          </table:table-cell>
          <table:table-cell office:value-type="float" office:value="-0.007016854" calcext:value-type="float">
            <text:p>-0.007016854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1177.243" calcext:value-type="float">
            <text:p>1177.243</text:p>
          </table:table-cell>
          <table:table-cell office:value-type="float" office:value="0" calcext:value-type="float">
            <text:p>0</text:p>
          </table:table-cell>
          <table:table-cell office:value-type="float" office:value="-42.4403" calcext:value-type="float">
            <text:p>-42.4403</text:p>
          </table:table-cell>
          <table:table-cell office:value-type="float" office:value="0.009735307" calcext:value-type="float">
            <text:p>0.00973530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321.1002" calcext:value-type="float">
            <text:p>321.1002</text:p>
          </table:table-cell>
          <table:table-cell office:value-type="float" office:value="148.8468" calcext:value-type="float">
            <text:p>148.8468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5.775" calcext:value-type="float">
            <text:p>1255.775</text:p>
          </table:table-cell>
          <table:table-cell office:value-type="float" office:value="179.2657" calcext:value-type="float">
            <text:p>179.2657</text:p>
          </table:table-cell>
          <table:table-cell office:value-type="float" office:value="0" calcext:value-type="float">
            <text:p>0</text:p>
          </table:table-cell>
          <table:table-cell office:value-type="float" office:value="0.07425448" calcext:value-type="float">
            <text:p>0.07425448</text:p>
          </table:table-cell>
          <table:table-cell office:value-type="float" office:value="0.3002748" calcext:value-type="float">
            <text:p>0.3002748</text:p>
          </table:table-cell>
          <table:table-cell office:value-type="float" office:value="0.3009922" calcext:value-type="float">
            <text:p>0.3009922</text:p>
          </table:table-cell>
          <table:table-cell office:value-type="float" office:value="0.3021431" calcext:value-type="float">
            <text:p>0.3021431</text:p>
          </table:table-cell>
          <table:table-cell office:value-type="float" office:value="0.303294" calcext:value-type="float">
            <text:p>0.303294</text:p>
          </table:table-cell>
          <table:table-cell office:value-type="float" office:value="0.30477" calcext:value-type="float">
            <text:p>0.30477</text:p>
          </table:table-cell>
          <table:table-cell office:value-type="float" office:value="0.3522527" calcext:value-type="float">
            <text:p>0.3522527</text:p>
          </table:table-cell>
          <table:table-cell office:value-type="float" office:value="0.3618913" calcext:value-type="float">
            <text:p>0.3618913</text:p>
          </table:table-cell>
          <table:table-cell office:value-type="float" office:value="0.3878545" calcext:value-type="float">
            <text:p>0.3878545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4E-015" calcext:value-type="float">
            <text:p>1.9714E-15</text:p>
          </table:table-cell>
          <table:table-cell office:value-type="float" office:value="1.866989E-015" calcext:value-type="float">
            <text:p>1.866989E-15</text:p>
          </table:table-cell>
          <table:table-cell office:value-type="float" office:value="9.365654E-016" calcext:value-type="float">
            <text:p>9.365654E-16</text:p>
          </table:table-cell>
          <table:table-cell office:value-type="float" office:value="9.651086E-016" calcext:value-type="float">
            <text:p>9.651086E-16</text:p>
          </table:table-cell>
          <table:table-cell office:value-type="float" office:value="9.689435E-016" calcext:value-type="float">
            <text:p>9.68943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3919" calcext:value-type="float">
            <text:p>-106.3919</text:p>
          </table:table-cell>
          <table:table-cell office:value-type="float" office:value="-0.01894119" calcext:value-type="float">
            <text:p>-0.01894119</text:p>
          </table:table-cell>
          <table:table-cell office:value-type="float" office:value="-0.01863131" calcext:value-type="float">
            <text:p>-0.01863131</text:p>
          </table:table-cell>
          <table:table-cell office:value-type="float" office:value="-0.01815899" calcext:value-type="float">
            <text:p>-0.01815899</text:p>
          </table:table-cell>
          <table:table-cell office:value-type="float" office:value="-0.01769417" calcext:value-type="float">
            <text:p>-0.01769417</text:p>
          </table:table-cell>
          <table:table-cell office:value-type="float" office:value="-0.01710401" calcext:value-type="float">
            <text:p>-0.01710401</text:p>
          </table:table-cell>
          <table:table-cell office:value-type="float" office:value="-0.01597014" calcext:value-type="float">
            <text:p>-0.01597014</text:p>
          </table:table-cell>
          <table:table-cell office:value-type="float" office:value="-0.01360747" calcext:value-type="float">
            <text:p>-0.01360747</text:p>
          </table:table-cell>
          <table:table-cell office:value-type="float" office:value="-0.007011864" calcext:value-type="float">
            <text:p>-0.007011864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180.986" calcext:value-type="float">
            <text:p>1180.986</text:p>
          </table:table-cell>
          <table:table-cell office:value-type="float" office:value="0" calcext:value-type="float">
            <text:p>0</text:p>
          </table:table-cell>
          <table:table-cell office:value-type="float" office:value="-38.30879" calcext:value-type="float">
            <text:p>-38.30879</text:p>
          </table:table-cell>
          <table:table-cell office:value-type="float" office:value="0.009733195" calcext:value-type="float">
            <text:p>0.00973319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321.1002" calcext:value-type="float">
            <text:p>321.1002</text:p>
          </table:table-cell>
          <table:table-cell office:value-type="float" office:value="148.8637" calcext:value-type="float">
            <text:p>148.8637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5.703" calcext:value-type="float">
            <text:p>1255.703</text:p>
          </table:table-cell>
          <table:table-cell office:value-type="float" office:value="179.3198" calcext:value-type="float">
            <text:p>179.3198</text:p>
          </table:table-cell>
          <table:table-cell office:value-type="float" office:value="0" calcext:value-type="float">
            <text:p>0</text:p>
          </table:table-cell>
          <table:table-cell office:value-type="float" office:value="0.07359685" calcext:value-type="float">
            <text:p>0.07359685</text:p>
          </table:table-cell>
          <table:table-cell office:value-type="float" office:value="0.3002839" calcext:value-type="float">
            <text:p>0.3002839</text:p>
          </table:table-cell>
          <table:table-cell office:value-type="float" office:value="0.3009914" calcext:value-type="float">
            <text:p>0.3009914</text:p>
          </table:table-cell>
          <table:table-cell office:value-type="float" office:value="0.3021545" calcext:value-type="float">
            <text:p>0.3021545</text:p>
          </table:table-cell>
          <table:table-cell office:value-type="float" office:value="0.3033723" calcext:value-type="float">
            <text:p>0.3033723</text:p>
          </table:table-cell>
          <table:table-cell office:value-type="float" office:value="0.3046044" calcext:value-type="float">
            <text:p>0.3046044</text:p>
          </table:table-cell>
          <table:table-cell office:value-type="float" office:value="0.3518576" calcext:value-type="float">
            <text:p>0.3518576</text:p>
          </table:table-cell>
          <table:table-cell office:value-type="float" office:value="0.3617714" calcext:value-type="float">
            <text:p>0.3617714</text:p>
          </table:table-cell>
          <table:table-cell office:value-type="float" office:value="0.3878712" calcext:value-type="float">
            <text:p>0.3878712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972E-015" calcext:value-type="float">
            <text:p>1.971972E-15</text:p>
          </table:table-cell>
          <table:table-cell office:value-type="float" office:value="1.866775E-015" calcext:value-type="float">
            <text:p>1.866775E-15</text:p>
          </table:table-cell>
          <table:table-cell office:value-type="float" office:value="9.365408E-016" calcext:value-type="float">
            <text:p>9.365408E-16</text:p>
          </table:table-cell>
          <table:table-cell office:value-type="float" office:value="9.650958E-016" calcext:value-type="float">
            <text:p>9.650958E-16</text:p>
          </table:table-cell>
          <table:table-cell office:value-type="float" office:value="9.689333E-016" calcext:value-type="float">
            <text:p>9.68933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2399" calcext:value-type="float">
            <text:p>-112.2399</text:p>
          </table:table-cell>
          <table:table-cell office:value-type="float" office:value="-0.0189378" calcext:value-type="float">
            <text:p>-0.0189378</text:p>
          </table:table-cell>
          <table:table-cell office:value-type="float" office:value="-0.01863214" calcext:value-type="float">
            <text:p>-0.01863214</text:p>
          </table:table-cell>
          <table:table-cell office:value-type="float" office:value="-0.01815483" calcext:value-type="float">
            <text:p>-0.01815483</text:p>
          </table:table-cell>
          <table:table-cell office:value-type="float" office:value="-0.01766367" calcext:value-type="float">
            <text:p>-0.01766367</text:p>
          </table:table-cell>
          <table:table-cell office:value-type="float" office:value="-0.01716999" calcext:value-type="float">
            <text:p>-0.01716999</text:p>
          </table:table-cell>
          <table:table-cell office:value-type="float" office:value="-0.01614505" calcext:value-type="float">
            <text:p>-0.01614505</text:p>
          </table:table-cell>
          <table:table-cell office:value-type="float" office:value="-0.0136509" calcext:value-type="float">
            <text:p>-0.0136509</text:p>
          </table:table-cell>
          <table:table-cell office:value-type="float" office:value="-0.007008956" calcext:value-type="float">
            <text:p>-0.007008956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184.614" calcext:value-type="float">
            <text:p>1184.614</text:p>
          </table:table-cell>
          <table:table-cell office:value-type="float" office:value="0" calcext:value-type="float">
            <text:p>0</text:p>
          </table:table-cell>
          <table:table-cell office:value-type="float" office:value="-52.76346" calcext:value-type="float">
            <text:p>-52.76346</text:p>
          </table:table-cell>
          <table:table-cell office:value-type="float" office:value="0.009730934" calcext:value-type="float">
            <text:p>0.00973093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321.1002" calcext:value-type="float">
            <text:p>321.1002</text:p>
          </table:table-cell>
          <table:table-cell office:value-type="float" office:value="148.7528" calcext:value-type="float">
            <text:p>148.7528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5.774" calcext:value-type="float">
            <text:p>1255.774</text:p>
          </table:table-cell>
          <table:table-cell office:value-type="float" office:value="179.3597" calcext:value-type="float">
            <text:p>179.3597</text:p>
          </table:table-cell>
          <table:table-cell office:value-type="float" office:value="0" calcext:value-type="float">
            <text:p>0</text:p>
          </table:table-cell>
          <table:table-cell office:value-type="float" office:value="0.07946632" calcext:value-type="float">
            <text:p>0.07946632</text:p>
          </table:table-cell>
          <table:table-cell office:value-type="float" office:value="0.3001463" calcext:value-type="float">
            <text:p>0.3001463</text:p>
          </table:table-cell>
          <table:table-cell office:value-type="float" office:value="0.3009457" calcext:value-type="float">
            <text:p>0.3009457</text:p>
          </table:table-cell>
          <table:table-cell office:value-type="float" office:value="0.3021472" calcext:value-type="float">
            <text:p>0.3021472</text:p>
          </table:table-cell>
          <table:table-cell office:value-type="float" office:value="0.3033499" calcext:value-type="float">
            <text:p>0.3033499</text:p>
          </table:table-cell>
          <table:table-cell office:value-type="float" office:value="0.3045391" calcext:value-type="float">
            <text:p>0.3045391</text:p>
          </table:table-cell>
          <table:table-cell office:value-type="float" office:value="0.3516715" calcext:value-type="float">
            <text:p>0.3516715</text:p>
          </table:table-cell>
          <table:table-cell office:value-type="float" office:value="0.3616618" calcext:value-type="float">
            <text:p>0.3616618</text:p>
          </table:table-cell>
          <table:table-cell office:value-type="float" office:value="0.3878787" calcext:value-type="float">
            <text:p>0.3878787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533E-015" calcext:value-type="float">
            <text:p>1.972533E-15</text:p>
          </table:table-cell>
          <table:table-cell office:value-type="float" office:value="1.866564E-015" calcext:value-type="float">
            <text:p>1.866564E-15</text:p>
          </table:table-cell>
          <table:table-cell office:value-type="float" office:value="9.365159E-016" calcext:value-type="float">
            <text:p>9.365159E-16</text:p>
          </table:table-cell>
          <table:table-cell office:value-type="float" office:value="9.650821E-016" calcext:value-type="float">
            <text:p>9.650821E-16</text:p>
          </table:table-cell>
          <table:table-cell office:value-type="float" office:value="9.689245E-016" calcext:value-type="float">
            <text:p>9.68924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12527" calcext:value-type="float">
            <text:p>-70.12527</text:p>
          </table:table-cell>
          <table:table-cell office:value-type="float" office:value="-0.01899745" calcext:value-type="float">
            <text:p>-0.01899745</text:p>
          </table:table-cell>
          <table:table-cell office:value-type="float" office:value="-0.01865111" calcext:value-type="float">
            <text:p>-0.01865111</text:p>
          </table:table-cell>
          <table:table-cell office:value-type="float" office:value="-0.01815753" calcext:value-type="float">
            <text:p>-0.01815753</text:p>
          </table:table-cell>
          <table:table-cell office:value-type="float" office:value="-0.01767256" calcext:value-type="float">
            <text:p>-0.01767256</text:p>
          </table:table-cell>
          <table:table-cell office:value-type="float" office:value="-0.01719557" calcext:value-type="float">
            <text:p>-0.01719557</text:p>
          </table:table-cell>
          <table:table-cell office:value-type="float" office:value="-0.01622824" calcext:value-type="float">
            <text:p>-0.01622824</text:p>
          </table:table-cell>
          <table:table-cell office:value-type="float" office:value="-0.01369071" calcext:value-type="float">
            <text:p>-0.01369071</text:p>
          </table:table-cell>
          <table:table-cell office:value-type="float" office:value="-0.007007646" calcext:value-type="float">
            <text:p>-0.007007646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188.23" calcext:value-type="float">
            <text:p>1188.23</text:p>
          </table:table-cell>
          <table:table-cell office:value-type="float" office:value="0" calcext:value-type="float">
            <text:p>0</text:p>
          </table:table-cell>
          <table:table-cell office:value-type="float" office:value="-15.24193" calcext:value-type="float">
            <text:p>-15.24193</text:p>
          </table:table-cell>
          <table:table-cell office:value-type="float" office:value="0.009728865" calcext:value-type="float">
            <text:p>0.00972886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321.1002" calcext:value-type="float">
            <text:p>321.1002</text:p>
          </table:table-cell>
          <table:table-cell office:value-type="float" office:value="148.8376" calcext:value-type="float">
            <text:p>148.8376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5.656" calcext:value-type="float">
            <text:p>1255.656</text:p>
          </table:table-cell>
          <table:table-cell office:value-type="float" office:value="179.3921" calcext:value-type="float">
            <text:p>179.3921</text:p>
          </table:table-cell>
          <table:table-cell office:value-type="float" office:value="0" calcext:value-type="float">
            <text:p>0</text:p>
          </table:table-cell>
          <table:table-cell office:value-type="float" office:value="0.07526527" calcext:value-type="float">
            <text:p>0.07526527</text:p>
          </table:table-cell>
          <table:table-cell office:value-type="float" office:value="0.3002102" calcext:value-type="float">
            <text:p>0.3002102</text:p>
          </table:table-cell>
          <table:table-cell office:value-type="float" office:value="0.3009164" calcext:value-type="float">
            <text:p>0.3009164</text:p>
          </table:table-cell>
          <table:table-cell office:value-type="float" office:value="0.3020897" calcext:value-type="float">
            <text:p>0.3020897</text:p>
          </table:table-cell>
          <table:table-cell office:value-type="float" office:value="0.3032922" calcext:value-type="float">
            <text:p>0.3032922</text:p>
          </table:table-cell>
          <table:table-cell office:value-type="float" office:value="0.3044787" calcext:value-type="float">
            <text:p>0.3044787</text:p>
          </table:table-cell>
          <table:table-cell office:value-type="float" office:value="0.351572" calcext:value-type="float">
            <text:p>0.351572</text:p>
          </table:table-cell>
          <table:table-cell office:value-type="float" office:value="0.3615711" calcext:value-type="float">
            <text:p>0.3615711</text:p>
          </table:table-cell>
          <table:table-cell office:value-type="float" office:value="0.3878796" calcext:value-type="float">
            <text:p>0.3878796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108E-015" calcext:value-type="float">
            <text:p>1.973108E-15</text:p>
          </table:table-cell>
          <table:table-cell office:value-type="float" office:value="1.866348E-015" calcext:value-type="float">
            <text:p>1.866348E-15</text:p>
          </table:table-cell>
          <table:table-cell office:value-type="float" office:value="9.364905E-016" calcext:value-type="float">
            <text:p>9.364905E-16</text:p>
          </table:table-cell>
          <table:table-cell office:value-type="float" office:value="9.650695E-016" calcext:value-type="float">
            <text:p>9.650695E-16</text:p>
          </table:table-cell>
          <table:table-cell office:value-type="float" office:value="9.689144E-016" calcext:value-type="float">
            <text:p>9.68914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7.59225" calcext:value-type="float">
            <text:p>-97.59225</text:p>
          </table:table-cell>
          <table:table-cell office:value-type="float" office:value="-0.01897087" calcext:value-type="float">
            <text:p>-0.01897087</text:p>
          </table:table-cell>
          <table:table-cell office:value-type="float" office:value="-0.01866495" calcext:value-type="float">
            <text:p>-0.01866495</text:p>
          </table:table-cell>
          <table:table-cell office:value-type="float" office:value="-0.01818188" calcext:value-type="float">
            <text:p>-0.01818188</text:p>
          </table:table-cell>
          <table:table-cell office:value-type="float" office:value="-0.01769587" calcext:value-type="float">
            <text:p>-0.01769587</text:p>
          </table:table-cell>
          <table:table-cell office:value-type="float" office:value="-0.01721928" calcext:value-type="float">
            <text:p>-0.01721928</text:p>
          </table:table-cell>
          <table:table-cell office:value-type="float" office:value="-0.0162728" calcext:value-type="float">
            <text:p>-0.0162728</text:p>
          </table:table-cell>
          <table:table-cell office:value-type="float" office:value="-0.01372381" calcext:value-type="float">
            <text:p>-0.01372381</text:p>
          </table:table-cell>
          <table:table-cell office:value-type="float" office:value="-0.007007486" calcext:value-type="float">
            <text:p>-0.007007486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191.847" calcext:value-type="float">
            <text:p>1191.847</text:p>
          </table:table-cell>
          <table:table-cell office:value-type="float" office:value="0" calcext:value-type="float">
            <text:p>0</text:p>
          </table:table-cell>
          <table:table-cell office:value-type="float" office:value="-34.78432" calcext:value-type="float">
            <text:p>-34.78432</text:p>
          </table:table-cell>
          <table:table-cell office:value-type="float" office:value="0.009726477" calcext:value-type="float">
            <text:p>0.00972647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321.1002" calcext:value-type="float">
            <text:p>321.1002</text:p>
          </table:table-cell>
          <table:table-cell office:value-type="float" office:value="148.9016" calcext:value-type="float">
            <text:p>148.9016</text:p>
          </table:table-cell>
          <table:table-cell office:value-type="float" office:value="22.9857" calcext:value-type="float">
            <text:p>22.9857</text:p>
          </table:table-cell>
          <table:table-cell office:value-type="float" office:value="1255.564" calcext:value-type="float">
            <text:p>1255.564</text:p>
          </table:table-cell>
          <table:table-cell office:value-type="float" office:value="179.4209" calcext:value-type="float">
            <text:p>179.4209</text:p>
          </table:table-cell>
          <table:table-cell office:value-type="float" office:value="0" calcext:value-type="float">
            <text:p>0</text:p>
          </table:table-cell>
          <table:table-cell office:value-type="float" office:value="0.070802" calcext:value-type="float">
            <text:p>0.070802</text:p>
          </table:table-cell>
          <table:table-cell office:value-type="float" office:value="0.3002641" calcext:value-type="float">
            <text:p>0.3002641</text:p>
          </table:table-cell>
          <table:table-cell office:value-type="float" office:value="0.3009397" calcext:value-type="float">
            <text:p>0.3009397</text:p>
          </table:table-cell>
          <table:table-cell office:value-type="float" office:value="0.3020811" calcext:value-type="float">
            <text:p>0.3020811</text:p>
          </table:table-cell>
          <table:table-cell office:value-type="float" office:value="0.3032588" calcext:value-type="float">
            <text:p>0.3032588</text:p>
          </table:table-cell>
          <table:table-cell office:value-type="float" office:value="0.30443" calcext:value-type="float">
            <text:p>0.30443</text:p>
          </table:table-cell>
          <table:table-cell office:value-type="float" office:value="0.3515122" calcext:value-type="float">
            <text:p>0.3515122</text:p>
          </table:table-cell>
          <table:table-cell office:value-type="float" office:value="0.3614989" calcext:value-type="float">
            <text:p>0.3614989</text:p>
          </table:table-cell>
          <table:table-cell office:value-type="float" office:value="0.3878764" calcext:value-type="float">
            <text:p>0.3878764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716E-015" calcext:value-type="float">
            <text:p>1.973716E-15</text:p>
          </table:table-cell>
          <table:table-cell office:value-type="float" office:value="1.866119E-015" calcext:value-type="float">
            <text:p>1.866119E-15</text:p>
          </table:table-cell>
          <table:table-cell office:value-type="float" office:value="9.364641E-016" calcext:value-type="float">
            <text:p>9.364641E-16</text:p>
          </table:table-cell>
          <table:table-cell office:value-type="float" office:value="9.650568E-016" calcext:value-type="float">
            <text:p>9.650568E-16</text:p>
          </table:table-cell>
          <table:table-cell office:value-type="float" office:value="9.689031E-016" calcext:value-type="float">
            <text:p>9.68903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2.7751" calcext:value-type="float">
            <text:p>-142.7751</text:p>
          </table:table-cell>
          <table:table-cell office:value-type="float" office:value="-0.01894811" calcext:value-type="float">
            <text:p>-0.01894811</text:p>
          </table:table-cell>
          <table:table-cell office:value-type="float" office:value="-0.0186553" calcext:value-type="float">
            <text:p>-0.0186553</text:p>
          </table:table-cell>
          <table:table-cell office:value-type="float" office:value="-0.01818564" calcext:value-type="float">
            <text:p>-0.01818564</text:p>
          </table:table-cell>
          <table:table-cell office:value-type="float" office:value="-0.01770951" calcext:value-type="float">
            <text:p>-0.01770951</text:p>
          </table:table-cell>
          <table:table-cell office:value-type="float" office:value="-0.01723839" calcext:value-type="float">
            <text:p>-0.01723839</text:p>
          </table:table-cell>
          <table:table-cell office:value-type="float" office:value="-0.01629973" calcext:value-type="float">
            <text:p>-0.01629973</text:p>
          </table:table-cell>
          <table:table-cell office:value-type="float" office:value="-0.01375024" calcext:value-type="float">
            <text:p>-0.01375024</text:p>
          </table:table-cell>
          <table:table-cell office:value-type="float" office:value="-0.007008027" calcext:value-type="float">
            <text:p>-0.007008027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195.463" calcext:value-type="float">
            <text:p>1195.463</text:p>
          </table:table-cell>
          <table:table-cell office:value-type="float" office:value="0" calcext:value-type="float">
            <text:p>0</text:p>
          </table:table-cell>
          <table:table-cell office:value-type="float" office:value="-66.10291" calcext:value-type="float">
            <text:p>-66.10291</text:p>
          </table:table-cell>
          <table:table-cell office:value-type="float" office:value="0.009724084" calcext:value-type="float">
            <text:p>0.00972408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350.6001" calcext:value-type="float">
            <text:p>350.6001</text:p>
          </table:table-cell>
          <table:table-cell office:value-type="float" office:value="149.5517" calcext:value-type="float">
            <text:p>149.551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1.035" calcext:value-type="float">
            <text:p>1271.035</text:p>
          </table:table-cell>
          <table:table-cell office:value-type="float" office:value="181.0918" calcext:value-type="float">
            <text:p>181.0918</text:p>
          </table:table-cell>
          <table:table-cell office:value-type="float" office:value="0" calcext:value-type="float">
            <text:p>0</text:p>
          </table:table-cell>
          <table:table-cell office:value-type="float" office:value="0.3844512" calcext:value-type="float">
            <text:p>0.3844512</text:p>
          </table:table-cell>
          <table:table-cell office:value-type="float" office:value="0.385639" calcext:value-type="float">
            <text:p>0.385639</text:p>
          </table:table-cell>
          <table:table-cell office:value-type="float" office:value="0.3870867" calcext:value-type="float">
            <text:p>0.3870867</text:p>
          </table:table-cell>
          <table:table-cell office:value-type="float" office:value="0.361876" calcext:value-type="float">
            <text:p>0.361876</text:p>
          </table:table-cell>
          <table:table-cell office:value-type="float" office:value="0.3188992" calcext:value-type="float">
            <text:p>0.3188992</text:p>
          </table:table-cell>
          <table:table-cell office:value-type="float" office:value="0.3135935" calcext:value-type="float">
            <text:p>0.3135935</text:p>
          </table:table-cell>
          <table:table-cell office:value-type="float" office:value="0.3724665" calcext:value-type="float">
            <text:p>0.3724665</text:p>
          </table:table-cell>
          <table:table-cell office:value-type="float" office:value="0.3618271" calcext:value-type="float">
            <text:p>0.3618271</text:p>
          </table:table-cell>
          <table:table-cell office:value-type="float" office:value="0.387465" calcext:value-type="float">
            <text:p>0.387465</text:p>
          </table:table-cell>
          <table:table-cell office:value-type="float" office:value="0.4133913" calcext:value-type="float">
            <text:p>0.413391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276E-015" calcext:value-type="float">
            <text:p>1.974276E-15</text:p>
          </table:table-cell>
          <table:table-cell office:value-type="float" office:value="1.865909E-015" calcext:value-type="float">
            <text:p>1.865909E-15</text:p>
          </table:table-cell>
          <table:table-cell office:value-type="float" office:value="9.364417E-016" calcext:value-type="float">
            <text:p>9.364417E-16</text:p>
          </table:table-cell>
          <table:table-cell office:value-type="float" office:value="9.65046E-016" calcext:value-type="float">
            <text:p>9.65046E-16</text:p>
          </table:table-cell>
          <table:table-cell office:value-type="float" office:value="9.68889E-016" calcext:value-type="float">
            <text:p>9.6888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280428" calcext:value-type="float">
            <text:p>-0.003280428</text:p>
          </table:table-cell>
          <table:table-cell office:value-type="float" office:value="-0.003204787" calcext:value-type="float">
            <text:p>-0.003204787</text:p>
          </table:table-cell>
          <table:table-cell office:value-type="float" office:value="-0.003101927" calcext:value-type="float">
            <text:p>-0.003101927</text:p>
          </table:table-cell>
          <table:table-cell office:value-type="float" office:value="-0.00536602" calcext:value-type="float">
            <text:p>-0.00536602</text:p>
          </table:table-cell>
          <table:table-cell office:value-type="float" office:value="-0.01278155" calcext:value-type="float">
            <text:p>-0.01278155</text:p>
          </table:table-cell>
          <table:table-cell office:value-type="float" office:value="-0.01412763" calcext:value-type="float">
            <text:p>-0.01412763</text:p>
          </table:table-cell>
          <table:table-cell office:value-type="float" office:value="-0.0092781" calcext:value-type="float">
            <text:p>-0.0092781</text:p>
          </table:table-cell>
          <table:table-cell office:value-type="float" office:value="-0.0136372" calcext:value-type="float">
            <text:p>-0.0136372</text:p>
          </table:table-cell>
          <table:table-cell office:value-type="float" office:value="-0.007079919" calcext:value-type="float">
            <text:p>-0.007079919</text:p>
          </table:table-cell>
          <table:table-cell office:value-type="float" office:value="-0.003813008" calcext:value-type="float">
            <text:p>-0.003813008</text:p>
          </table:table-cell>
          <table:table-cell office:value-type="float" office:value="1201.158" calcext:value-type="float">
            <text:p>1201.158</text:p>
          </table:table-cell>
          <table:table-cell office:value-type="float" office:value="0" calcext:value-type="float">
            <text:p>0</text:p>
          </table:table-cell>
          <table:table-cell office:value-type="float" office:value="-0.003367112" calcext:value-type="float">
            <text:p>-0.003367112</text:p>
          </table:table-cell>
          <table:table-cell office:value-type="float" office:value="0.009721693" calcext:value-type="float">
            <text:p>0.00972169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31129" calcext:value-type="float">
            <text:p>-1.2311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350.7001" calcext:value-type="float">
            <text:p>350.7001</text:p>
          </table:table-cell>
          <table:table-cell office:value-type="float" office:value="154.5158" calcext:value-type="float">
            <text:p>154.515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2.295" calcext:value-type="float">
            <text:p>1262.295</text:p>
          </table:table-cell>
          <table:table-cell office:value-type="float" office:value="184.9682" calcext:value-type="float">
            <text:p>184.9682</text:p>
          </table:table-cell>
          <table:table-cell office:value-type="float" office:value="0" calcext:value-type="float">
            <text:p>0</text:p>
          </table:table-cell>
          <table:table-cell office:value-type="float" office:value="0.1262342" calcext:value-type="float">
            <text:p>0.1262342</text:p>
          </table:table-cell>
          <table:table-cell office:value-type="float" office:value="0.3202193" calcext:value-type="float">
            <text:p>0.3202193</text:p>
          </table:table-cell>
          <table:table-cell office:value-type="float" office:value="0.3220876" calcext:value-type="float">
            <text:p>0.3220876</text:p>
          </table:table-cell>
          <table:table-cell office:value-type="float" office:value="0.3247961" calcext:value-type="float">
            <text:p>0.3247961</text:p>
          </table:table-cell>
          <table:table-cell office:value-type="float" office:value="0.3264411" calcext:value-type="float">
            <text:p>0.3264411</text:p>
          </table:table-cell>
          <table:table-cell office:value-type="float" office:value="0.327226" calcext:value-type="float">
            <text:p>0.327226</text:p>
          </table:table-cell>
          <table:table-cell office:value-type="float" office:value="0.3671329" calcext:value-type="float">
            <text:p>0.3671329</text:p>
          </table:table-cell>
          <table:table-cell office:value-type="float" office:value="0.3631365" calcext:value-type="float">
            <text:p>0.3631365</text:p>
          </table:table-cell>
          <table:table-cell office:value-type="float" office:value="0.3875449" calcext:value-type="float">
            <text:p>0.3875449</text:p>
          </table:table-cell>
          <table:table-cell office:value-type="float" office:value="0.4137645" calcext:value-type="float">
            <text:p>0.4137645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0612E-015" calcext:value-type="float">
            <text:p>1.970612E-15</text:p>
          </table:table-cell>
          <table:table-cell office:value-type="float" office:value="1.865704E-015" calcext:value-type="float">
            <text:p>1.865704E-15</text:p>
          </table:table-cell>
          <table:table-cell office:value-type="float" office:value="9.364171E-016" calcext:value-type="float">
            <text:p>9.364171E-16</text:p>
          </table:table-cell>
          <table:table-cell office:value-type="float" office:value="9.650368E-016" calcext:value-type="float">
            <text:p>9.650368E-16</text:p>
          </table:table-cell>
          <table:table-cell office:value-type="float" office:value="9.688772E-016" calcext:value-type="float">
            <text:p>9.68877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942542" calcext:value-type="float">
            <text:p>-3.942542</text:p>
          </table:table-cell>
          <table:table-cell office:value-type="float" office:value="-0.01208783" calcext:value-type="float">
            <text:p>-0.01208783</text:p>
          </table:table-cell>
          <table:table-cell office:value-type="float" office:value="-0.01160523" calcext:value-type="float">
            <text:p>-0.01160523</text:p>
          </table:table-cell>
          <table:table-cell office:value-type="float" office:value="-0.01095792" calcext:value-type="float">
            <text:p>-0.01095792</text:p>
          </table:table-cell>
          <table:table-cell office:value-type="float" office:value="-0.01059227" calcext:value-type="float">
            <text:p>-0.01059227</text:p>
          </table:table-cell>
          <table:table-cell office:value-type="float" office:value="-0.01042132" calcext:value-type="float">
            <text:p>-0.01042132</text:p>
          </table:table-cell>
          <table:table-cell office:value-type="float" office:value="-0.01071227" calcext:value-type="float">
            <text:p>-0.01071227</text:p>
          </table:table-cell>
          <table:table-cell office:value-type="float" office:value="-0.01317076" calcext:value-type="float">
            <text:p>-0.01317076</text:p>
          </table:table-cell>
          <table:table-cell office:value-type="float" office:value="-0.007065828" calcext:value-type="float">
            <text:p>-0.007065828</text:p>
          </table:table-cell>
          <table:table-cell office:value-type="float" office:value="-0.003780121" calcext:value-type="float">
            <text:p>-0.003780121</text:p>
          </table:table-cell>
          <table:table-cell office:value-type="float" office:value="1208.819" calcext:value-type="float">
            <text:p>1208.819</text:p>
          </table:table-cell>
          <table:table-cell office:value-type="float" office:value="0" calcext:value-type="float">
            <text:p>0</text:p>
          </table:table-cell>
          <table:table-cell office:value-type="float" office:value="-10.61925" calcext:value-type="float">
            <text:p>-10.61925</text:p>
          </table:table-cell>
          <table:table-cell office:value-type="float" office:value="0.009718873" calcext:value-type="float">
            <text:p>0.00971887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9387" calcext:value-type="float">
            <text:p>-1.22938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350.7001" calcext:value-type="float">
            <text:p>350.7001</text:p>
          </table:table-cell>
          <table:table-cell office:value-type="float" office:value="155.0929" calcext:value-type="float">
            <text:p>155.092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9.3" calcext:value-type="float">
            <text:p>1259.3</text:p>
          </table:table-cell>
          <table:table-cell office:value-type="float" office:value="187.3837" calcext:value-type="float">
            <text:p>187.3837</text:p>
          </table:table-cell>
          <table:table-cell office:value-type="float" office:value="0" calcext:value-type="float">
            <text:p>0</text:p>
          </table:table-cell>
          <table:table-cell office:value-type="float" office:value="0.07661723" calcext:value-type="float">
            <text:p>0.07661723</text:p>
          </table:table-cell>
          <table:table-cell office:value-type="float" office:value="0.3101789" calcext:value-type="float">
            <text:p>0.3101789</text:p>
          </table:table-cell>
          <table:table-cell office:value-type="float" office:value="0.3111912" calcext:value-type="float">
            <text:p>0.3111912</text:p>
          </table:table-cell>
          <table:table-cell office:value-type="float" office:value="0.3129422" calcext:value-type="float">
            <text:p>0.3129422</text:p>
          </table:table-cell>
          <table:table-cell office:value-type="float" office:value="0.3147834" calcext:value-type="float">
            <text:p>0.3147834</text:p>
          </table:table-cell>
          <table:table-cell office:value-type="float" office:value="0.3167388" calcext:value-type="float">
            <text:p>0.3167388</text:p>
          </table:table-cell>
          <table:table-cell office:value-type="float" office:value="0.3626529" calcext:value-type="float">
            <text:p>0.3626529</text:p>
          </table:table-cell>
          <table:table-cell office:value-type="float" office:value="0.3639611" calcext:value-type="float">
            <text:p>0.3639611</text:p>
          </table:table-cell>
          <table:table-cell office:value-type="float" office:value="0.3876173" calcext:value-type="float">
            <text:p>0.3876173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154E-015" calcext:value-type="float">
            <text:p>1.971154E-15</text:p>
          </table:table-cell>
          <table:table-cell office:value-type="float" office:value="1.865503E-015" calcext:value-type="float">
            <text:p>1.865503E-15</text:p>
          </table:table-cell>
          <table:table-cell office:value-type="float" office:value="9.363941E-016" calcext:value-type="float">
            <text:p>9.363941E-16</text:p>
          </table:table-cell>
          <table:table-cell office:value-type="float" office:value="9.650266E-016" calcext:value-type="float">
            <text:p>9.650266E-16</text:p>
          </table:table-cell>
          <table:table-cell office:value-type="float" office:value="9.688647E-016" calcext:value-type="float">
            <text:p>9.68864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.15494" calcext:value-type="float">
            <text:p>-88.15494</text:p>
          </table:table-cell>
          <table:table-cell office:value-type="float" office:value="-0.01509363" calcext:value-type="float">
            <text:p>-0.01509363</text:p>
          </table:table-cell>
          <table:table-cell office:value-type="float" office:value="-0.01475869" calcext:value-type="float">
            <text:p>-0.01475869</text:p>
          </table:table-cell>
          <table:table-cell office:value-type="float" office:value="-0.01420976" calcext:value-type="float">
            <text:p>-0.01420976</text:p>
          </table:table-cell>
          <table:table-cell office:value-type="float" office:value="-0.0136521" calcext:value-type="float">
            <text:p>-0.0136521</text:p>
          </table:table-cell>
          <table:table-cell office:value-type="float" office:value="-0.01307503" calcext:value-type="float">
            <text:p>-0.01307503</text:p>
          </table:table-cell>
          <table:table-cell office:value-type="float" office:value="-0.01205175" calcext:value-type="float">
            <text:p>-0.01205175</text:p>
          </table:table-cell>
          <table:table-cell office:value-type="float" office:value="-0.01288432" calcext:value-type="float">
            <text:p>-0.01288432</text:p>
          </table:table-cell>
          <table:table-cell office:value-type="float" office:value="-0.007053225" calcext:value-type="float">
            <text:p>-0.007053225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1214.919" calcext:value-type="float">
            <text:p>1214.919</text:p>
          </table:table-cell>
          <table:table-cell office:value-type="float" office:value="0" calcext:value-type="float">
            <text:p>0</text:p>
          </table:table-cell>
          <table:table-cell office:value-type="float" office:value="-26.52776" calcext:value-type="float">
            <text:p>-26.52776</text:p>
          </table:table-cell>
          <table:table-cell office:value-type="float" office:value="0.009716252" calcext:value-type="float">
            <text:p>0.00971625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350.7001" calcext:value-type="float">
            <text:p>350.7001</text:p>
          </table:table-cell>
          <table:table-cell office:value-type="float" office:value="155.1812" calcext:value-type="float">
            <text:p>155.181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7.709" calcext:value-type="float">
            <text:p>1257.709</text:p>
          </table:table-cell>
          <table:table-cell office:value-type="float" office:value="188.8855" calcext:value-type="float">
            <text:p>188.8855</text:p>
          </table:table-cell>
          <table:table-cell office:value-type="float" office:value="0" calcext:value-type="float">
            <text:p>0</text:p>
          </table:table-cell>
          <table:table-cell office:value-type="float" office:value="0.07163052" calcext:value-type="float">
            <text:p>0.07163052</text:p>
          </table:table-cell>
          <table:table-cell office:value-type="float" office:value="0.3046792" calcext:value-type="float">
            <text:p>0.3046792</text:p>
          </table:table-cell>
          <table:table-cell office:value-type="float" office:value="0.3055176" calcext:value-type="float">
            <text:p>0.3055176</text:p>
          </table:table-cell>
          <table:table-cell office:value-type="float" office:value="0.3070809" calcext:value-type="float">
            <text:p>0.3070809</text:p>
          </table:table-cell>
          <table:table-cell office:value-type="float" office:value="0.3088928" calcext:value-type="float">
            <text:p>0.3088928</text:p>
          </table:table-cell>
          <table:table-cell office:value-type="float" office:value="0.3110022" calcext:value-type="float">
            <text:p>0.3110022</text:p>
          </table:table-cell>
          <table:table-cell office:value-type="float" office:value="0.3584345" calcext:value-type="float">
            <text:p>0.3584345</text:p>
          </table:table-cell>
          <table:table-cell office:value-type="float" office:value="0.364132" calcext:value-type="float">
            <text:p>0.364132</text:p>
          </table:table-cell>
          <table:table-cell office:value-type="float" office:value="0.3876918" calcext:value-type="float">
            <text:p>0.3876918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73E-015" calcext:value-type="float">
            <text:p>1.97173E-15</text:p>
          </table:table-cell>
          <table:table-cell office:value-type="float" office:value="1.865288E-015" calcext:value-type="float">
            <text:p>1.865288E-15</text:p>
          </table:table-cell>
          <table:table-cell office:value-type="float" office:value="9.363687E-016" calcext:value-type="float">
            <text:p>9.363687E-16</text:p>
          </table:table-cell>
          <table:table-cell office:value-type="float" office:value="9.650179E-016" calcext:value-type="float">
            <text:p>9.650179E-16</text:p>
          </table:table-cell>
          <table:table-cell office:value-type="float" office:value="9.688498E-016" calcext:value-type="float">
            <text:p>9.68849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2.0793" calcext:value-type="float">
            <text:p>-132.0793</text:p>
          </table:table-cell>
          <table:table-cell office:value-type="float" office:value="-0.01710567" calcext:value-type="float">
            <text:p>-0.01710567</text:p>
          </table:table-cell>
          <table:table-cell office:value-type="float" office:value="-0.01678438" calcext:value-type="float">
            <text:p>-0.01678438</text:p>
          </table:table-cell>
          <table:table-cell office:value-type="float" office:value="-0.01621443" calcext:value-type="float">
            <text:p>-0.01621443</text:p>
          </table:table-cell>
          <table:table-cell office:value-type="float" office:value="-0.01557445" calcext:value-type="float">
            <text:p>-0.01557445</text:p>
          </table:table-cell>
          <table:table-cell office:value-type="float" office:value="-0.01485294" calcext:value-type="float">
            <text:p>-0.01485294</text:p>
          </table:table-cell>
          <table:table-cell office:value-type="float" office:value="-0.01349405" calcext:value-type="float">
            <text:p>-0.01349405</text:p>
          </table:table-cell>
          <table:table-cell office:value-type="float" office:value="-0.01282466" calcext:value-type="float">
            <text:p>-0.01282466</text:p>
          </table:table-cell>
          <table:table-cell office:value-type="float" office:value="-0.007040228" calcext:value-type="float">
            <text:p>-0.007040228</text:p>
          </table:table-cell>
          <table:table-cell office:value-type="float" office:value="-0.003763442" calcext:value-type="float">
            <text:p>-0.003763442</text:p>
          </table:table-cell>
          <table:table-cell office:value-type="float" office:value="1220.002" calcext:value-type="float">
            <text:p>1220.002</text:p>
          </table:table-cell>
          <table:table-cell office:value-type="float" office:value="0" calcext:value-type="float">
            <text:p>0</text:p>
          </table:table-cell>
          <table:table-cell office:value-type="float" office:value="-70.92439" calcext:value-type="float">
            <text:p>-70.92439</text:p>
          </table:table-cell>
          <table:table-cell office:value-type="float" office:value="0.009713829" calcext:value-type="float">
            <text:p>0.00971382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350.7001" calcext:value-type="float">
            <text:p>350.7001</text:p>
          </table:table-cell>
          <table:table-cell office:value-type="float" office:value="155.1494" calcext:value-type="float">
            <text:p>155.149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6.871" calcext:value-type="float">
            <text:p>1256.871</text:p>
          </table:table-cell>
          <table:table-cell office:value-type="float" office:value="189.7545" calcext:value-type="float">
            <text:p>189.7545</text:p>
          </table:table-cell>
          <table:table-cell office:value-type="float" office:value="0" calcext:value-type="float">
            <text:p>0</text:p>
          </table:table-cell>
          <table:table-cell office:value-type="float" office:value="0.07373143" calcext:value-type="float">
            <text:p>0.07373143</text:p>
          </table:table-cell>
          <table:table-cell office:value-type="float" office:value="0.3019657" calcext:value-type="float">
            <text:p>0.3019657</text:p>
          </table:table-cell>
          <table:table-cell office:value-type="float" office:value="0.3027277" calcext:value-type="float">
            <text:p>0.3027277</text:p>
          </table:table-cell>
          <table:table-cell office:value-type="float" office:value="0.3041638" calcext:value-type="float">
            <text:p>0.3041638</text:p>
          </table:table-cell>
          <table:table-cell office:value-type="float" office:value="0.3058248" calcext:value-type="float">
            <text:p>0.3058248</text:p>
          </table:table-cell>
          <table:table-cell office:value-type="float" office:value="0.3077805" calcext:value-type="float">
            <text:p>0.3077805</text:p>
          </table:table-cell>
          <table:table-cell office:value-type="float" office:value="0.3557302" calcext:value-type="float">
            <text:p>0.3557302</text:p>
          </table:table-cell>
          <table:table-cell office:value-type="float" office:value="0.3639432" calcext:value-type="float">
            <text:p>0.3639432</text:p>
          </table:table-cell>
          <table:table-cell office:value-type="float" office:value="0.3877487" calcext:value-type="float">
            <text:p>0.3877487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332E-015" calcext:value-type="float">
            <text:p>1.972332E-15</text:p>
          </table:table-cell>
          <table:table-cell office:value-type="float" office:value="1.865063E-015" calcext:value-type="float">
            <text:p>1.865063E-15</text:p>
          </table:table-cell>
          <table:table-cell office:value-type="float" office:value="9.363428E-016" calcext:value-type="float">
            <text:p>9.363428E-16</text:p>
          </table:table-cell>
          <table:table-cell office:value-type="float" office:value="9.650045E-016" calcext:value-type="float">
            <text:p>9.650045E-16</text:p>
          </table:table-cell>
          <table:table-cell office:value-type="float" office:value="9.68838E-016" calcext:value-type="float">
            <text:p>9.6883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0216" calcext:value-type="float">
            <text:p>-111.0216</text:p>
          </table:table-cell>
          <table:table-cell office:value-type="float" office:value="-0.01821161" calcext:value-type="float">
            <text:p>-0.01821161</text:p>
          </table:table-cell>
          <table:table-cell office:value-type="float" office:value="-0.01789642" calcext:value-type="float">
            <text:p>-0.01789642</text:p>
          </table:table-cell>
          <table:table-cell office:value-type="float" office:value="-0.01733205" calcext:value-type="float">
            <text:p>-0.01733205</text:p>
          </table:table-cell>
          <table:table-cell office:value-type="float" office:value="-0.01669757" calcext:value-type="float">
            <text:p>-0.01669757</text:p>
          </table:table-cell>
          <table:table-cell office:value-type="float" office:value="-0.01597112" calcext:value-type="float">
            <text:p>-0.01597112</text:p>
          </table:table-cell>
          <table:table-cell office:value-type="float" office:value="-0.01452125" calcext:value-type="float">
            <text:p>-0.01452125</text:p>
          </table:table-cell>
          <table:table-cell office:value-type="float" office:value="-0.01288784" calcext:value-type="float">
            <text:p>-0.01288784</text:p>
          </table:table-cell>
          <table:table-cell office:value-type="float" office:value="-0.007030294" calcext:value-type="float">
            <text:p>-0.007030294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1224.459" calcext:value-type="float">
            <text:p>1224.459</text:p>
          </table:table-cell>
          <table:table-cell office:value-type="float" office:value="0" calcext:value-type="float">
            <text:p>0</text:p>
          </table:table-cell>
          <table:table-cell office:value-type="float" office:value="-60.79466" calcext:value-type="float">
            <text:p>-60.79466</text:p>
          </table:table-cell>
          <table:table-cell office:value-type="float" office:value="0.009711348" calcext:value-type="float">
            <text:p>0.00971134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350.7001" calcext:value-type="float">
            <text:p>350.7001</text:p>
          </table:table-cell>
          <table:table-cell office:value-type="float" office:value="155.0633" calcext:value-type="float">
            <text:p>155.063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6.448" calcext:value-type="float">
            <text:p>1256.448</text:p>
          </table:table-cell>
          <table:table-cell office:value-type="float" office:value="190.2644" calcext:value-type="float">
            <text:p>190.2644</text:p>
          </table:table-cell>
          <table:table-cell office:value-type="float" office:value="0" calcext:value-type="float">
            <text:p>0</text:p>
          </table:table-cell>
          <table:table-cell office:value-type="float" office:value="0.07796787" calcext:value-type="float">
            <text:p>0.07796787</text:p>
          </table:table-cell>
          <table:table-cell office:value-type="float" office:value="0.3005681" calcext:value-type="float">
            <text:p>0.3005681</text:p>
          </table:table-cell>
          <table:table-cell office:value-type="float" office:value="0.3013628" calcext:value-type="float">
            <text:p>0.3013628</text:p>
          </table:table-cell>
          <table:table-cell office:value-type="float" office:value="0.302727" calcext:value-type="float">
            <text:p>0.302727</text:p>
          </table:table-cell>
          <table:table-cell office:value-type="float" office:value="0.3043013" calcext:value-type="float">
            <text:p>0.3043013</text:p>
          </table:table-cell>
          <table:table-cell office:value-type="float" office:value="0.306139" calcext:value-type="float">
            <text:p>0.306139</text:p>
          </table:table-cell>
          <table:table-cell office:value-type="float" office:value="0.3540083" calcext:value-type="float">
            <text:p>0.3540083</text:p>
          </table:table-cell>
          <table:table-cell office:value-type="float" office:value="0.3636125" calcext:value-type="float">
            <text:p>0.3636125</text:p>
          </table:table-cell>
          <table:table-cell office:value-type="float" office:value="0.3877786" calcext:value-type="float">
            <text:p>0.3877786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957E-015" calcext:value-type="float">
            <text:p>1.972957E-15</text:p>
          </table:table-cell>
          <table:table-cell office:value-type="float" office:value="1.86483E-015" calcext:value-type="float">
            <text:p>1.86483E-15</text:p>
          </table:table-cell>
          <table:table-cell office:value-type="float" office:value="9.363176E-016" calcext:value-type="float">
            <text:p>9.363176E-16</text:p>
          </table:table-cell>
          <table:table-cell office:value-type="float" office:value="9.649898E-016" calcext:value-type="float">
            <text:p>9.649898E-16</text:p>
          </table:table-cell>
          <table:table-cell office:value-type="float" office:value="9.688244E-016" calcext:value-type="float">
            <text:p>9.68824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9.00783" calcext:value-type="float">
            <text:p>-79.00783</text:p>
          </table:table-cell>
          <table:table-cell office:value-type="float" office:value="-0.01881119" calcext:value-type="float">
            <text:p>-0.01881119</text:p>
          </table:table-cell>
          <table:table-cell office:value-type="float" office:value="-0.01847065" calcext:value-type="float">
            <text:p>-0.01847065</text:p>
          </table:table-cell>
          <table:table-cell office:value-type="float" office:value="-0.01791475" calcext:value-type="float">
            <text:p>-0.01791475</text:p>
          </table:table-cell>
          <table:table-cell office:value-type="float" office:value="-0.01728934" calcext:value-type="float">
            <text:p>-0.01728934</text:p>
          </table:table-cell>
          <table:table-cell office:value-type="float" office:value="-0.0165785" calcext:value-type="float">
            <text:p>-0.0165785</text:p>
          </table:table-cell>
          <table:table-cell office:value-type="float" office:value="-0.01522001" calcext:value-type="float">
            <text:p>-0.01522001</text:p>
          </table:table-cell>
          <table:table-cell office:value-type="float" office:value="-0.0130006" calcext:value-type="float">
            <text:p>-0.0130006</text:p>
          </table:table-cell>
          <table:table-cell office:value-type="float" office:value="-0.00702505" calcext:value-type="float">
            <text:p>-0.00702505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1228.56" calcext:value-type="float">
            <text:p>1228.56</text:p>
          </table:table-cell>
          <table:table-cell office:value-type="float" office:value="0" calcext:value-type="float">
            <text:p>0</text:p>
          </table:table-cell>
          <table:table-cell office:value-type="float" office:value="-22.93" calcext:value-type="float">
            <text:p>-22.93</text:p>
          </table:table-cell>
          <table:table-cell office:value-type="float" office:value="0.009708618" calcext:value-type="float">
            <text:p>0.00970861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350.7001" calcext:value-type="float">
            <text:p>350.7001</text:p>
          </table:table-cell>
          <table:table-cell office:value-type="float" office:value="155.1432" calcext:value-type="float">
            <text:p>155.143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6.08" calcext:value-type="float">
            <text:p>1256.08</text:p>
          </table:table-cell>
          <table:table-cell office:value-type="float" office:value="190.5536" calcext:value-type="float">
            <text:p>190.5536</text:p>
          </table:table-cell>
          <table:table-cell office:value-type="float" office:value="0" calcext:value-type="float">
            <text:p>0</text:p>
          </table:table-cell>
          <table:table-cell office:value-type="float" office:value="0.07392981" calcext:value-type="float">
            <text:p>0.07392981</text:p>
          </table:table-cell>
          <table:table-cell office:value-type="float" office:value="0.3003145" calcext:value-type="float">
            <text:p>0.3003145</text:p>
          </table:table-cell>
          <table:table-cell office:value-type="float" office:value="0.3009992" calcext:value-type="float">
            <text:p>0.3009992</text:p>
          </table:table-cell>
          <table:table-cell office:value-type="float" office:value="0.3020878" calcext:value-type="float">
            <text:p>0.3020878</text:p>
          </table:table-cell>
          <table:table-cell office:value-type="float" office:value="0.3035232" calcext:value-type="float">
            <text:p>0.3035232</text:p>
          </table:table-cell>
          <table:table-cell office:value-type="float" office:value="0.305205" calcext:value-type="float">
            <text:p>0.305205</text:p>
          </table:table-cell>
          <table:table-cell office:value-type="float" office:value="0.353027" calcext:value-type="float">
            <text:p>0.353027</text:p>
          </table:table-cell>
          <table:table-cell office:value-type="float" office:value="0.3632585" calcext:value-type="float">
            <text:p>0.3632585</text:p>
          </table:table-cell>
          <table:table-cell office:value-type="float" office:value="0.3877819" calcext:value-type="float">
            <text:p>0.3877819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3575E-015" calcext:value-type="float">
            <text:p>1.973575E-15</text:p>
          </table:table-cell>
          <table:table-cell office:value-type="float" office:value="1.864598E-015" calcext:value-type="float">
            <text:p>1.864598E-15</text:p>
          </table:table-cell>
          <table:table-cell office:value-type="float" office:value="9.362929E-016" calcext:value-type="float">
            <text:p>9.362929E-16</text:p>
          </table:table-cell>
          <table:table-cell office:value-type="float" office:value="9.649729E-016" calcext:value-type="float">
            <text:p>9.649729E-16</text:p>
          </table:table-cell>
          <table:table-cell office:value-type="float" office:value="9.688136E-016" calcext:value-type="float">
            <text:p>9.68813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3775" calcext:value-type="float">
            <text:p>-108.3775</text:p>
          </table:table-cell>
          <table:table-cell office:value-type="float" office:value="-0.01892735" calcext:value-type="float">
            <text:p>-0.01892735</text:p>
          </table:table-cell>
          <table:table-cell office:value-type="float" office:value="-0.01863086" calcext:value-type="float">
            <text:p>-0.01863086</text:p>
          </table:table-cell>
          <table:table-cell office:value-type="float" office:value="-0.01818259" calcext:value-type="float">
            <text:p>-0.01818259</text:p>
          </table:table-cell>
          <table:table-cell office:value-type="float" office:value="-0.01760107" calcext:value-type="float">
            <text:p>-0.01760107</text:p>
          </table:table-cell>
          <table:table-cell office:value-type="float" office:value="-0.01693482" calcext:value-type="float">
            <text:p>-0.01693482</text:p>
          </table:table-cell>
          <table:table-cell office:value-type="float" office:value="-0.01563536" calcext:value-type="float">
            <text:p>-0.01563536</text:p>
          </table:table-cell>
          <table:table-cell office:value-type="float" office:value="-0.01312288" calcext:value-type="float">
            <text:p>-0.01312288</text:p>
          </table:table-cell>
          <table:table-cell office:value-type="float" office:value="-0.007024434" calcext:value-type="float">
            <text:p>-0.007024434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1232.432" calcext:value-type="float">
            <text:p>1232.432</text:p>
          </table:table-cell>
          <table:table-cell office:value-type="float" office:value="0" calcext:value-type="float">
            <text:p>0</text:p>
          </table:table-cell>
          <table:table-cell office:value-type="float" office:value="-64.54023" calcext:value-type="float">
            <text:p>-64.54023</text:p>
          </table:table-cell>
          <table:table-cell office:value-type="float" office:value="0.009706079" calcext:value-type="float">
            <text:p>0.00970607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351.2001" calcext:value-type="float">
            <text:p>351.2001</text:p>
          </table:table-cell>
          <table:table-cell office:value-type="float" office:value="155.607" calcext:value-type="float">
            <text:p>155.60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969" calcext:value-type="float">
            <text:p>1255.969</text:p>
          </table:table-cell>
          <table:table-cell office:value-type="float" office:value="190.7013" calcext:value-type="float">
            <text:p>190.7013</text:p>
          </table:table-cell>
          <table:table-cell office:value-type="float" office:value="0" calcext:value-type="float">
            <text:p>0</text:p>
          </table:table-cell>
          <table:table-cell office:value-type="float" office:value="0.0757972" calcext:value-type="float">
            <text:p>0.0757972</text:p>
          </table:table-cell>
          <table:table-cell office:value-type="float" office:value="0.3002297" calcext:value-type="float">
            <text:p>0.3002297</text:p>
          </table:table-cell>
          <table:table-cell office:value-type="float" office:value="0.3009872" calcext:value-type="float">
            <text:p>0.3009872</text:p>
          </table:table-cell>
          <table:table-cell office:value-type="float" office:value="0.3021378" calcext:value-type="float">
            <text:p>0.3021378</text:p>
          </table:table-cell>
          <table:table-cell office:value-type="float" office:value="0.3032664" calcext:value-type="float">
            <text:p>0.3032664</text:p>
          </table:table-cell>
          <table:table-cell office:value-type="float" office:value="0.3047633" calcext:value-type="float">
            <text:p>0.3047633</text:p>
          </table:table-cell>
          <table:table-cell office:value-type="float" office:value="0.3524712" calcext:value-type="float">
            <text:p>0.3524712</text:p>
          </table:table-cell>
          <table:table-cell office:value-type="float" office:value="0.3629533" calcext:value-type="float">
            <text:p>0.3629533</text:p>
          </table:table-cell>
          <table:table-cell office:value-type="float" office:value="0.3877657" calcext:value-type="float">
            <text:p>0.3877657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198E-015" calcext:value-type="float">
            <text:p>1.974198E-15</text:p>
          </table:table-cell>
          <table:table-cell office:value-type="float" office:value="1.864366E-015" calcext:value-type="float">
            <text:p>1.864366E-15</text:p>
          </table:table-cell>
          <table:table-cell office:value-type="float" office:value="9.362668E-016" calcext:value-type="float">
            <text:p>9.362668E-16</text:p>
          </table:table-cell>
          <table:table-cell office:value-type="float" office:value="9.649573E-016" calcext:value-type="float">
            <text:p>9.649573E-16</text:p>
          </table:table-cell>
          <table:table-cell office:value-type="float" office:value="9.688015E-016" calcext:value-type="float">
            <text:p>9.68801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3.00417" calcext:value-type="float">
            <text:p>-93.00417</text:p>
          </table:table-cell>
          <table:table-cell office:value-type="float" office:value="-0.01896403" calcext:value-type="float">
            <text:p>-0.01896403</text:p>
          </table:table-cell>
          <table:table-cell office:value-type="float" office:value="-0.01863574" calcext:value-type="float">
            <text:p>-0.01863574</text:p>
          </table:table-cell>
          <table:table-cell office:value-type="float" office:value="-0.01816269" calcext:value-type="float">
            <text:p>-0.01816269</text:p>
          </table:table-cell>
          <table:table-cell office:value-type="float" office:value="-0.01770628" calcext:value-type="float">
            <text:p>-0.01770628</text:p>
          </table:table-cell>
          <table:table-cell office:value-type="float" office:value="-0.0171077" calcext:value-type="float">
            <text:p>-0.0171077</text:p>
          </table:table-cell>
          <table:table-cell office:value-type="float" office:value="-0.0158757" calcext:value-type="float">
            <text:p>-0.0158757</text:p>
          </table:table-cell>
          <table:table-cell office:value-type="float" office:value="-0.0132294" calcext:value-type="float">
            <text:p>-0.0132294</text:p>
          </table:table-cell>
          <table:table-cell office:value-type="float" office:value="-0.007027214" calcext:value-type="float">
            <text:p>-0.007027214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1236.174" calcext:value-type="float">
            <text:p>1236.174</text:p>
          </table:table-cell>
          <table:table-cell office:value-type="float" office:value="0" calcext:value-type="float">
            <text:p>0</text:p>
          </table:table-cell>
          <table:table-cell office:value-type="float" office:value="-45.12493" calcext:value-type="float">
            <text:p>-45.12493</text:p>
          </table:table-cell>
          <table:table-cell office:value-type="float" office:value="0.009703889" calcext:value-type="float">
            <text:p>0.00970388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351.2001" calcext:value-type="float">
            <text:p>351.2001</text:p>
          </table:table-cell>
          <table:table-cell office:value-type="float" office:value="155.6727" calcext:value-type="float">
            <text:p>155.672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818" calcext:value-type="float">
            <text:p>1255.818</text:p>
          </table:table-cell>
          <table:table-cell office:value-type="float" office:value="190.7868" calcext:value-type="float">
            <text:p>190.7868</text:p>
          </table:table-cell>
          <table:table-cell office:value-type="float" office:value="0" calcext:value-type="float">
            <text:p>0</text:p>
          </table:table-cell>
          <table:table-cell office:value-type="float" office:value="0.07035077" calcext:value-type="float">
            <text:p>0.07035077</text:p>
          </table:table-cell>
          <table:table-cell office:value-type="float" office:value="0.3002988" calcext:value-type="float">
            <text:p>0.3002988</text:p>
          </table:table-cell>
          <table:table-cell office:value-type="float" office:value="0.3009754" calcext:value-type="float">
            <text:p>0.3009754</text:p>
          </table:table-cell>
          <table:table-cell office:value-type="float" office:value="0.302136" calcext:value-type="float">
            <text:p>0.302136</text:p>
          </table:table-cell>
          <table:table-cell office:value-type="float" office:value="0.3033816" calcext:value-type="float">
            <text:p>0.3033816</text:p>
          </table:table-cell>
          <table:table-cell office:value-type="float" office:value="0.3046733" calcext:value-type="float">
            <text:p>0.3046733</text:p>
          </table:table-cell>
          <table:table-cell office:value-type="float" office:value="0.352163" calcext:value-type="float">
            <text:p>0.352163</text:p>
          </table:table-cell>
          <table:table-cell office:value-type="float" office:value="0.3626944" calcext:value-type="float">
            <text:p>0.3626944</text:p>
          </table:table-cell>
          <table:table-cell office:value-type="float" office:value="0.3877369" calcext:value-type="float">
            <text:p>0.3877369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815E-015" calcext:value-type="float">
            <text:p>1.974815E-15</text:p>
          </table:table-cell>
          <table:table-cell office:value-type="float" office:value="1.864137E-015" calcext:value-type="float">
            <text:p>1.864137E-15</text:p>
          </table:table-cell>
          <table:table-cell office:value-type="float" office:value="9.362424E-016" calcext:value-type="float">
            <text:p>9.362424E-16</text:p>
          </table:table-cell>
          <table:table-cell office:value-type="float" office:value="9.649409E-016" calcext:value-type="float">
            <text:p>9.649409E-16</text:p>
          </table:table-cell>
          <table:table-cell office:value-type="float" office:value="9.687893E-016" calcext:value-type="float">
            <text:p>9.687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8423" calcext:value-type="float">
            <text:p>-148.8423</text:p>
          </table:table-cell>
          <table:table-cell office:value-type="float" office:value="-0.01893494" calcext:value-type="float">
            <text:p>-0.01893494</text:p>
          </table:table-cell>
          <table:table-cell office:value-type="float" office:value="-0.0186422" calcext:value-type="float">
            <text:p>-0.0186422</text:p>
          </table:table-cell>
          <table:table-cell office:value-type="float" office:value="-0.01816432" calcext:value-type="float">
            <text:p>-0.01816432</text:p>
          </table:table-cell>
          <table:table-cell office:value-type="float" office:value="-0.01766071" calcext:value-type="float">
            <text:p>-0.01766071</text:p>
          </table:table-cell>
          <table:table-cell office:value-type="float" office:value="-0.01714376" calcext:value-type="float">
            <text:p>-0.01714376</text:p>
          </table:table-cell>
          <table:table-cell office:value-type="float" office:value="-0.01601107" calcext:value-type="float">
            <text:p>-0.01601107</text:p>
          </table:table-cell>
          <table:table-cell office:value-type="float" office:value="-0.01332051" calcext:value-type="float">
            <text:p>-0.01332051</text:p>
          </table:table-cell>
          <table:table-cell office:value-type="float" office:value="-0.007032205" calcext:value-type="float">
            <text:p>-0.007032205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1239.849" calcext:value-type="float">
            <text:p>1239.849</text:p>
          </table:table-cell>
          <table:table-cell office:value-type="float" office:value="0" calcext:value-type="float">
            <text:p>0</text:p>
          </table:table-cell>
          <table:table-cell office:value-type="float" office:value="-67.37832" calcext:value-type="float">
            <text:p>-67.37832</text:p>
          </table:table-cell>
          <table:table-cell office:value-type="float" office:value="0.00970189" calcext:value-type="float">
            <text:p>0.0097018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351.2001" calcext:value-type="float">
            <text:p>351.2001</text:p>
          </table:table-cell>
          <table:table-cell office:value-type="float" office:value="155.646" calcext:value-type="float">
            <text:p>155.64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782" calcext:value-type="float">
            <text:p>1255.782</text:p>
          </table:table-cell>
          <table:table-cell office:value-type="float" office:value="190.8475" calcext:value-type="float">
            <text:p>190.8475</text:p>
          </table:table-cell>
          <table:table-cell office:value-type="float" office:value="0" calcext:value-type="float">
            <text:p>0</text:p>
          </table:table-cell>
          <table:table-cell office:value-type="float" office:value="0.07198858" calcext:value-type="float">
            <text:p>0.07198858</text:p>
          </table:table-cell>
          <table:table-cell office:value-type="float" office:value="0.3002378" calcext:value-type="float">
            <text:p>0.3002378</text:p>
          </table:table-cell>
          <table:table-cell office:value-type="float" office:value="0.3010029" calcext:value-type="float">
            <text:p>0.3010029</text:p>
          </table:table-cell>
          <table:table-cell office:value-type="float" office:value="0.3021895" calcext:value-type="float">
            <text:p>0.3021895</text:p>
          </table:table-cell>
          <table:table-cell office:value-type="float" office:value="0.3034128" calcext:value-type="float">
            <text:p>0.3034128</text:p>
          </table:table-cell>
          <table:table-cell office:value-type="float" office:value="0.3046532" calcext:value-type="float">
            <text:p>0.3046532</text:p>
          </table:table-cell>
          <table:table-cell office:value-type="float" office:value="0.3520129" calcext:value-type="float">
            <text:p>0.3520129</text:p>
          </table:table-cell>
          <table:table-cell office:value-type="float" office:value="0.3624861" calcext:value-type="float">
            <text:p>0.3624861</text:p>
          </table:table-cell>
          <table:table-cell office:value-type="float" office:value="0.3877009" calcext:value-type="float">
            <text:p>0.3877009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5384E-015" calcext:value-type="float">
            <text:p>1.975384E-15</text:p>
          </table:table-cell>
          <table:table-cell office:value-type="float" office:value="1.863925E-015" calcext:value-type="float">
            <text:p>1.863925E-15</text:p>
          </table:table-cell>
          <table:table-cell office:value-type="float" office:value="9.36219E-016" calcext:value-type="float">
            <text:p>9.36219E-16</text:p>
          </table:table-cell>
          <table:table-cell office:value-type="float" office:value="9.649288E-016" calcext:value-type="float">
            <text:p>9.649288E-16</text:p>
          </table:table-cell>
          <table:table-cell office:value-type="float" office:value="9.68776E-016" calcext:value-type="float">
            <text:p>9.6877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7.9125" calcext:value-type="float">
            <text:p>-127.9125</text:p>
          </table:table-cell>
          <table:table-cell office:value-type="float" office:value="-0.01896006" calcext:value-type="float">
            <text:p>-0.01896006</text:p>
          </table:table-cell>
          <table:table-cell office:value-type="float" office:value="-0.01862967" calcext:value-type="float">
            <text:p>-0.01862967</text:p>
          </table:table-cell>
          <table:table-cell office:value-type="float" office:value="-0.01814189" calcext:value-type="float">
            <text:p>-0.01814189</text:p>
          </table:table-cell>
          <table:table-cell office:value-type="float" office:value="-0.01764794" calcext:value-type="float">
            <text:p>-0.01764794</text:p>
          </table:table-cell>
          <table:table-cell office:value-type="float" office:value="-0.01715161" calcext:value-type="float">
            <text:p>-0.01715161</text:p>
          </table:table-cell>
          <table:table-cell office:value-type="float" office:value="-0.01607745" calcext:value-type="float">
            <text:p>-0.01607745</text:p>
          </table:table-cell>
          <table:table-cell office:value-type="float" office:value="-0.01339441" calcext:value-type="float">
            <text:p>-0.01339441</text:p>
          </table:table-cell>
          <table:table-cell office:value-type="float" office:value="-0.007038459" calcext:value-type="float">
            <text:p>-0.007038459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1243.491" calcext:value-type="float">
            <text:p>1243.491</text:p>
          </table:table-cell>
          <table:table-cell office:value-type="float" office:value="0" calcext:value-type="float">
            <text:p>0</text:p>
          </table:table-cell>
          <table:table-cell office:value-type="float" office:value="-50.52348" calcext:value-type="float">
            <text:p>-50.52348</text:p>
          </table:table-cell>
          <table:table-cell office:value-type="float" office:value="0.009699882" calcext:value-type="float">
            <text:p>0.00969988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351.2001" calcext:value-type="float">
            <text:p>351.2001</text:p>
          </table:table-cell>
          <table:table-cell office:value-type="float" office:value="155.6272" calcext:value-type="float">
            <text:p>155.627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748" calcext:value-type="float">
            <text:p>1255.748</text:p>
          </table:table-cell>
          <table:table-cell office:value-type="float" office:value="190.899" calcext:value-type="float">
            <text:p>190.899</text:p>
          </table:table-cell>
          <table:table-cell office:value-type="float" office:value="0" calcext:value-type="float">
            <text:p>0</text:p>
          </table:table-cell>
          <table:table-cell office:value-type="float" office:value="0.07329758" calcext:value-type="float">
            <text:p>0.07329758</text:p>
          </table:table-cell>
          <table:table-cell office:value-type="float" office:value="0.3003306" calcext:value-type="float">
            <text:p>0.3003306</text:p>
          </table:table-cell>
          <table:table-cell office:value-type="float" office:value="0.301027" calcext:value-type="float">
            <text:p>0.301027</text:p>
          </table:table-cell>
          <table:table-cell office:value-type="float" office:value="0.3021885" calcext:value-type="float">
            <text:p>0.3021885</text:p>
          </table:table-cell>
          <table:table-cell office:value-type="float" office:value="0.3033973" calcext:value-type="float">
            <text:p>0.3033973</text:p>
          </table:table-cell>
          <table:table-cell office:value-type="float" office:value="0.3046084" calcext:value-type="float">
            <text:p>0.3046084</text:p>
          </table:table-cell>
          <table:table-cell office:value-type="float" office:value="0.3518366" calcext:value-type="float">
            <text:p>0.3518366</text:p>
          </table:table-cell>
          <table:table-cell office:value-type="float" office:value="0.362213" calcext:value-type="float">
            <text:p>0.362213</text:p>
          </table:table-cell>
          <table:table-cell office:value-type="float" office:value="0.3877604" calcext:value-type="float">
            <text:p>0.3877604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5929E-015" calcext:value-type="float">
            <text:p>1.975929E-15</text:p>
          </table:table-cell>
          <table:table-cell office:value-type="float" office:value="1.863723E-015" calcext:value-type="float">
            <text:p>1.863723E-15</text:p>
          </table:table-cell>
          <table:table-cell office:value-type="float" office:value="9.36197E-016" calcext:value-type="float">
            <text:p>9.36197E-16</text:p>
          </table:table-cell>
          <table:table-cell office:value-type="float" office:value="9.649189E-016" calcext:value-type="float">
            <text:p>9.649189E-16</text:p>
          </table:table-cell>
          <table:table-cell office:value-type="float" office:value="9.687607E-016" calcext:value-type="float">
            <text:p>9.68760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6155" calcext:value-type="float">
            <text:p>-115.6155</text:p>
          </table:table-cell>
          <table:table-cell office:value-type="float" office:value="-0.01892075" calcext:value-type="float">
            <text:p>-0.01892075</text:p>
          </table:table-cell>
          <table:table-cell office:value-type="float" office:value="-0.0186203" calcext:value-type="float">
            <text:p>-0.0186203</text:p>
          </table:table-cell>
          <table:table-cell office:value-type="float" office:value="-0.01814249" calcext:value-type="float">
            <text:p>-0.01814249</text:p>
          </table:table-cell>
          <table:table-cell office:value-type="float" office:value="-0.0176541" calcext:value-type="float">
            <text:p>-0.0176541</text:p>
          </table:table-cell>
          <table:table-cell office:value-type="float" office:value="-0.01716902" calcext:value-type="float">
            <text:p>-0.01716902</text:p>
          </table:table-cell>
          <table:table-cell office:value-type="float" office:value="-0.01615506" calcext:value-type="float">
            <text:p>-0.01615506</text:p>
          </table:table-cell>
          <table:table-cell office:value-type="float" office:value="-0.01349145" calcext:value-type="float">
            <text:p>-0.01349145</text:p>
          </table:table-cell>
          <table:table-cell office:value-type="float" office:value="-0.007028293" calcext:value-type="float">
            <text:p>-0.007028293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247.131" calcext:value-type="float">
            <text:p>1247.131</text:p>
          </table:table-cell>
          <table:table-cell office:value-type="float" office:value="0" calcext:value-type="float">
            <text:p>0</text:p>
          </table:table-cell>
          <table:table-cell office:value-type="float" office:value="-46.26437" calcext:value-type="float">
            <text:p>-46.26437</text:p>
          </table:table-cell>
          <table:table-cell office:value-type="float" office:value="0.00969827" calcext:value-type="float">
            <text:p>0.0096982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351.2001" calcext:value-type="float">
            <text:p>351.2001</text:p>
          </table:table-cell>
          <table:table-cell office:value-type="float" office:value="155.5601" calcext:value-type="float">
            <text:p>155.560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769" calcext:value-type="float">
            <text:p>1255.769</text:p>
          </table:table-cell>
          <table:table-cell office:value-type="float" office:value="190.9449" calcext:value-type="float">
            <text:p>190.9449</text:p>
          </table:table-cell>
          <table:table-cell office:value-type="float" office:value="0" calcext:value-type="float">
            <text:p>0</text:p>
          </table:table-cell>
          <table:table-cell office:value-type="float" office:value="0.0761401" calcext:value-type="float">
            <text:p>0.0761401</text:p>
          </table:table-cell>
          <table:table-cell office:value-type="float" office:value="0.3002319" calcext:value-type="float">
            <text:p>0.3002319</text:p>
          </table:table-cell>
          <table:table-cell office:value-type="float" office:value="0.3010073" calcext:value-type="float">
            <text:p>0.3010073</text:p>
          </table:table-cell>
          <table:table-cell office:value-type="float" office:value="0.3021868" calcext:value-type="float">
            <text:p>0.3021868</text:p>
          </table:table-cell>
          <table:table-cell office:value-type="float" office:value="0.3033746" calcext:value-type="float">
            <text:p>0.3033746</text:p>
          </table:table-cell>
          <table:table-cell office:value-type="float" office:value="0.3045596" calcext:value-type="float">
            <text:p>0.3045596</text:p>
          </table:table-cell>
          <table:table-cell office:value-type="float" office:value="0.3517148" calcext:value-type="float">
            <text:p>0.3517148</text:p>
          </table:table-cell>
          <table:table-cell office:value-type="float" office:value="0.3619842" calcext:value-type="float">
            <text:p>0.3619842</text:p>
          </table:table-cell>
          <table:table-cell office:value-type="float" office:value="0.3878105" calcext:value-type="float">
            <text:p>0.3878105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458E-015" calcext:value-type="float">
            <text:p>1.976458E-15</text:p>
          </table:table-cell>
          <table:table-cell office:value-type="float" office:value="1.863527E-015" calcext:value-type="float">
            <text:p>1.863527E-15</text:p>
          </table:table-cell>
          <table:table-cell office:value-type="float" office:value="9.36176E-016" calcext:value-type="float">
            <text:p>9.36176E-16</text:p>
          </table:table-cell>
          <table:table-cell office:value-type="float" office:value="9.649088E-016" calcext:value-type="float">
            <text:p>9.649088E-16</text:p>
          </table:table-cell>
          <table:table-cell office:value-type="float" office:value="9.687461E-016" calcext:value-type="float">
            <text:p>9.68746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0.41553" calcext:value-type="float">
            <text:p>-90.41553</text:p>
          </table:table-cell>
          <table:table-cell office:value-type="float" office:value="-0.01896184" calcext:value-type="float">
            <text:p>-0.01896184</text:p>
          </table:table-cell>
          <table:table-cell office:value-type="float" office:value="-0.01862807" calcext:value-type="float">
            <text:p>-0.01862807</text:p>
          </table:table-cell>
          <table:table-cell office:value-type="float" office:value="-0.01814301" calcext:value-type="float">
            <text:p>-0.01814301</text:p>
          </table:table-cell>
          <table:table-cell office:value-type="float" office:value="-0.01766328" calcext:value-type="float">
            <text:p>-0.01766328</text:p>
          </table:table-cell>
          <table:table-cell office:value-type="float" office:value="-0.01718817" calcext:value-type="float">
            <text:p>-0.01718817</text:p>
          </table:table-cell>
          <table:table-cell office:value-type="float" office:value="-0.01620928" calcext:value-type="float">
            <text:p>-0.01620928</text:p>
          </table:table-cell>
          <table:table-cell office:value-type="float" office:value="-0.01357377" calcext:value-type="float">
            <text:p>-0.01357377</text:p>
          </table:table-cell>
          <table:table-cell office:value-type="float" office:value="-0.007019545" calcext:value-type="float">
            <text:p>-0.007019545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250.77" calcext:value-type="float">
            <text:p>1250.77</text:p>
          </table:table-cell>
          <table:table-cell office:value-type="float" office:value="0" calcext:value-type="float">
            <text:p>0</text:p>
          </table:table-cell>
          <table:table-cell office:value-type="float" office:value="-18.68706" calcext:value-type="float">
            <text:p>-18.68706</text:p>
          </table:table-cell>
          <table:table-cell office:value-type="float" office:value="0.009696322" calcext:value-type="float">
            <text:p>0.00969632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351.2001" calcext:value-type="float">
            <text:p>351.2001</text:p>
          </table:table-cell>
          <table:table-cell office:value-type="float" office:value="155.6194" calcext:value-type="float">
            <text:p>155.619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671" calcext:value-type="float">
            <text:p>1255.671</text:p>
          </table:table-cell>
          <table:table-cell office:value-type="float" office:value="190.9827" calcext:value-type="float">
            <text:p>190.9827</text:p>
          </table:table-cell>
          <table:table-cell office:value-type="float" office:value="0" calcext:value-type="float">
            <text:p>0</text:p>
          </table:table-cell>
          <table:table-cell office:value-type="float" office:value="0.07372127" calcext:value-type="float">
            <text:p>0.07372127</text:p>
          </table:table-cell>
          <table:table-cell office:value-type="float" office:value="0.3002358" calcext:value-type="float">
            <text:p>0.3002358</text:p>
          </table:table-cell>
          <table:table-cell office:value-type="float" office:value="0.3009708" calcext:value-type="float">
            <text:p>0.3009708</text:p>
          </table:table-cell>
          <table:table-cell office:value-type="float" office:value="0.3021424" calcext:value-type="float">
            <text:p>0.3021424</text:p>
          </table:table-cell>
          <table:table-cell office:value-type="float" office:value="0.303331" calcext:value-type="float">
            <text:p>0.303331</text:p>
          </table:table-cell>
          <table:table-cell office:value-type="float" office:value="0.3045138" calcext:value-type="float">
            <text:p>0.3045138</text:p>
          </table:table-cell>
          <table:table-cell office:value-type="float" office:value="0.3516318" calcext:value-type="float">
            <text:p>0.3516318</text:p>
          </table:table-cell>
          <table:table-cell office:value-type="float" office:value="0.3618086" calcext:value-type="float">
            <text:p>0.3618086</text:p>
          </table:table-cell>
          <table:table-cell office:value-type="float" office:value="0.38784" calcext:value-type="float">
            <text:p>0.38784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951E-015" calcext:value-type="float">
            <text:p>1.976951E-15</text:p>
          </table:table-cell>
          <table:table-cell office:value-type="float" office:value="1.863347E-015" calcext:value-type="float">
            <text:p>1.863347E-15</text:p>
          </table:table-cell>
          <table:table-cell office:value-type="float" office:value="9.361564E-016" calcext:value-type="float">
            <text:p>9.361564E-16</text:p>
          </table:table-cell>
          <table:table-cell office:value-type="float" office:value="9.648999E-016" calcext:value-type="float">
            <text:p>9.648999E-16</text:p>
          </table:table-cell>
          <table:table-cell office:value-type="float" office:value="9.687318E-016" calcext:value-type="float">
            <text:p>9.68731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4952" calcext:value-type="float">
            <text:p>-110.4952</text:p>
          </table:table-cell>
          <table:table-cell office:value-type="float" office:value="-0.01896322" calcext:value-type="float">
            <text:p>-0.01896322</text:p>
          </table:table-cell>
          <table:table-cell office:value-type="float" office:value="-0.01864441" calcext:value-type="float">
            <text:p>-0.01864441</text:p>
          </table:table-cell>
          <table:table-cell office:value-type="float" office:value="-0.01816176" calcext:value-type="float">
            <text:p>-0.01816176</text:p>
          </table:table-cell>
          <table:table-cell office:value-type="float" office:value="-0.01768085" calcext:value-type="float">
            <text:p>-0.01768085</text:p>
          </table:table-cell>
          <table:table-cell office:value-type="float" office:value="-0.01720614" calcext:value-type="float">
            <text:p>-0.01720614</text:p>
          </table:table-cell>
          <table:table-cell office:value-type="float" office:value="-0.01624634" calcext:value-type="float">
            <text:p>-0.01624634</text:p>
          </table:table-cell>
          <table:table-cell office:value-type="float" office:value="-0.01363734" calcext:value-type="float">
            <text:p>-0.01363734</text:p>
          </table:table-cell>
          <table:table-cell office:value-type="float" office:value="-0.007014399" calcext:value-type="float">
            <text:p>-0.007014399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254.396" calcext:value-type="float">
            <text:p>1254.396</text:p>
          </table:table-cell>
          <table:table-cell office:value-type="float" office:value="0" calcext:value-type="float">
            <text:p>0</text:p>
          </table:table-cell>
          <table:table-cell office:value-type="float" office:value="-36.82969" calcext:value-type="float">
            <text:p>-36.82969</text:p>
          </table:table-cell>
          <table:table-cell office:value-type="float" office:value="0.009694511" calcext:value-type="float">
            <text:p>0.00969451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351.2001" calcext:value-type="float">
            <text:p>351.2001</text:p>
          </table:table-cell>
          <table:table-cell office:value-type="float" office:value="155.6774" calcext:value-type="float">
            <text:p>155.677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58" calcext:value-type="float">
            <text:p>1255.58</text:p>
          </table:table-cell>
          <table:table-cell office:value-type="float" office:value="191.0136" calcext:value-type="float">
            <text:p>191.0136</text:p>
          </table:table-cell>
          <table:table-cell office:value-type="float" office:value="0" calcext:value-type="float">
            <text:p>0</text:p>
          </table:table-cell>
          <table:table-cell office:value-type="float" office:value="0.07004193" calcext:value-type="float">
            <text:p>0.07004193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009517" calcext:value-type="float">
            <text:p>0.3009517</text:p>
          </table:table-cell>
          <table:table-cell office:value-type="float" office:value="0.3021207" calcext:value-type="float">
            <text:p>0.3021207</text:p>
          </table:table-cell>
          <table:table-cell office:value-type="float" office:value="0.3032983" calcext:value-type="float">
            <text:p>0.3032983</text:p>
          </table:table-cell>
          <table:table-cell office:value-type="float" office:value="0.3044756" calcext:value-type="float">
            <text:p>0.3044756</text:p>
          </table:table-cell>
          <table:table-cell office:value-type="float" office:value="0.3515694" calcext:value-type="float">
            <text:p>0.3515694</text:p>
          </table:table-cell>
          <table:table-cell office:value-type="float" office:value="0.3616756" calcext:value-type="float">
            <text:p>0.3616756</text:p>
          </table:table-cell>
          <table:table-cell office:value-type="float" office:value="0.3878557" calcext:value-type="float">
            <text:p>0.3878557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447E-015" calcext:value-type="float">
            <text:p>1.977447E-15</text:p>
          </table:table-cell>
          <table:table-cell office:value-type="float" office:value="1.863164E-015" calcext:value-type="float">
            <text:p>1.863164E-15</text:p>
          </table:table-cell>
          <table:table-cell office:value-type="float" office:value="9.361363E-016" calcext:value-type="float">
            <text:p>9.361363E-16</text:p>
          </table:table-cell>
          <table:table-cell office:value-type="float" office:value="9.648906E-016" calcext:value-type="float">
            <text:p>9.648906E-16</text:p>
          </table:table-cell>
          <table:table-cell office:value-type="float" office:value="9.687189E-016" calcext:value-type="float">
            <text:p>9.68718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2.1482" calcext:value-type="float">
            <text:p>-152.1482</text:p>
          </table:table-cell>
          <table:table-cell office:value-type="float" office:value="-0.01897846" calcext:value-type="float">
            <text:p>-0.01897846</text:p>
          </table:table-cell>
          <table:table-cell office:value-type="float" office:value="-0.01865249" calcext:value-type="float">
            <text:p>-0.01865249</text:p>
          </table:table-cell>
          <table:table-cell office:value-type="float" office:value="-0.0181708" calcext:value-type="float">
            <text:p>-0.0181708</text:p>
          </table:table-cell>
          <table:table-cell office:value-type="float" office:value="-0.01769415" calcext:value-type="float">
            <text:p>-0.01769415</text:p>
          </table:table-cell>
          <table:table-cell office:value-type="float" office:value="-0.01722118" calcext:value-type="float">
            <text:p>-0.01722118</text:p>
          </table:table-cell>
          <table:table-cell office:value-type="float" office:value="-0.01627426" calcext:value-type="float">
            <text:p>-0.01627426</text:p>
          </table:table-cell>
          <table:table-cell office:value-type="float" office:value="-0.01368571" calcext:value-type="float">
            <text:p>-0.01368571</text:p>
          </table:table-cell>
          <table:table-cell office:value-type="float" office:value="-0.00701166" calcext:value-type="float">
            <text:p>-0.00701166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258.012" calcext:value-type="float">
            <text:p>1258.012</text:p>
          </table:table-cell>
          <table:table-cell office:value-type="float" office:value="0" calcext:value-type="float">
            <text:p>0</text:p>
          </table:table-cell>
          <table:table-cell office:value-type="float" office:value="-66.03914" calcext:value-type="float">
            <text:p>-66.03914</text:p>
          </table:table-cell>
          <table:table-cell office:value-type="float" office:value="0.009692607" calcext:value-type="float">
            <text:p>0.00969260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351.2001" calcext:value-type="float">
            <text:p>351.2001</text:p>
          </table:table-cell>
          <table:table-cell office:value-type="float" office:value="155.613" calcext:value-type="float">
            <text:p>155.61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615" calcext:value-type="float">
            <text:p>1255.615</text:p>
          </table:table-cell>
          <table:table-cell office:value-type="float" office:value="191.0412" calcext:value-type="float">
            <text:p>191.0412</text:p>
          </table:table-cell>
          <table:table-cell office:value-type="float" office:value="0" calcext:value-type="float">
            <text:p>0</text:p>
          </table:table-cell>
          <table:table-cell office:value-type="float" office:value="0.07481337" calcext:value-type="float">
            <text:p>0.07481337</text:p>
          </table:table-cell>
          <table:table-cell office:value-type="float" office:value="0.3002262" calcext:value-type="float">
            <text:p>0.3002262</text:p>
          </table:table-cell>
          <table:table-cell office:value-type="float" office:value="0.3009359" calcext:value-type="float">
            <text:p>0.3009359</text:p>
          </table:table-cell>
          <table:table-cell office:value-type="float" office:value="0.3020885" calcext:value-type="float">
            <text:p>0.3020885</text:p>
          </table:table-cell>
          <table:table-cell office:value-type="float" office:value="0.3032637" calcext:value-type="float">
            <text:p>0.3032637</text:p>
          </table:table-cell>
          <table:table-cell office:value-type="float" office:value="0.3044345" calcext:value-type="float">
            <text:p>0.3044345</text:p>
          </table:table-cell>
          <table:table-cell office:value-type="float" office:value="0.3515257" calcext:value-type="float">
            <text:p>0.3515257</text:p>
          </table:table-cell>
          <table:table-cell office:value-type="float" office:value="0.3615747" calcext:value-type="float">
            <text:p>0.3615747</text:p>
          </table:table-cell>
          <table:table-cell office:value-type="float" office:value="0.3878623" calcext:value-type="float">
            <text:p>0.3878623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935E-015" calcext:value-type="float">
            <text:p>1.977935E-15</text:p>
          </table:table-cell>
          <table:table-cell office:value-type="float" office:value="1.862984E-015" calcext:value-type="float">
            <text:p>1.862984E-15</text:p>
          </table:table-cell>
          <table:table-cell office:value-type="float" office:value="9.361166E-016" calcext:value-type="float">
            <text:p>9.361166E-16</text:p>
          </table:table-cell>
          <table:table-cell office:value-type="float" office:value="9.648864E-016" calcext:value-type="float">
            <text:p>9.648864E-16</text:p>
          </table:table-cell>
          <table:table-cell office:value-type="float" office:value="9.687011E-016" calcext:value-type="float">
            <text:p>9.68701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5377" calcext:value-type="float">
            <text:p>-101.5377</text:p>
          </table:table-cell>
          <table:table-cell office:value-type="float" office:value="-0.0189676" calcext:value-type="float">
            <text:p>-0.0189676</text:p>
          </table:table-cell>
          <table:table-cell office:value-type="float" office:value="-0.01865998" calcext:value-type="float">
            <text:p>-0.01865998</text:p>
          </table:table-cell>
          <table:table-cell office:value-type="float" office:value="-0.01818448" calcext:value-type="float">
            <text:p>-0.01818448</text:p>
          </table:table-cell>
          <table:table-cell office:value-type="float" office:value="-0.01770822" calcext:value-type="float">
            <text:p>-0.01770822</text:p>
          </table:table-cell>
          <table:table-cell office:value-type="float" office:value="-0.0172373" calcext:value-type="float">
            <text:p>-0.0172373</text:p>
          </table:table-cell>
          <table:table-cell office:value-type="float" office:value="-0.01629389" calcext:value-type="float">
            <text:p>-0.01629389</text:p>
          </table:table-cell>
          <table:table-cell office:value-type="float" office:value="-0.01372259" calcext:value-type="float">
            <text:p>-0.01372259</text:p>
          </table:table-cell>
          <table:table-cell office:value-type="float" office:value="-0.007010513" calcext:value-type="float">
            <text:p>-0.007010513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261.628" calcext:value-type="float">
            <text:p>1261.628</text:p>
          </table:table-cell>
          <table:table-cell office:value-type="float" office:value="0" calcext:value-type="float">
            <text:p>0</text:p>
          </table:table-cell>
          <table:table-cell office:value-type="float" office:value="-43.13985" calcext:value-type="float">
            <text:p>-43.13985</text:p>
          </table:table-cell>
          <table:table-cell office:value-type="float" office:value="0.00969085" calcext:value-type="float">
            <text:p>0.0096908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359.5002" calcext:value-type="float">
            <text:p>359.5002</text:p>
          </table:table-cell>
          <table:table-cell office:value-type="float" office:value="158.6066" calcext:value-type="float">
            <text:p>158.606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0.878" calcext:value-type="float">
            <text:p>1260.878</text:p>
          </table:table-cell>
          <table:table-cell office:value-type="float" office:value="191.0833" calcext:value-type="float">
            <text:p>191.0833</text:p>
          </table:table-cell>
          <table:table-cell office:value-type="float" office:value="0" calcext:value-type="float">
            <text:p>0</text:p>
          </table:table-cell>
          <table:table-cell office:value-type="float" office:value="0.3231595" calcext:value-type="float">
            <text:p>0.3231595</text:p>
          </table:table-cell>
          <table:table-cell office:value-type="float" office:value="0.3231254" calcext:value-type="float">
            <text:p>0.3231254</text:p>
          </table:table-cell>
          <table:table-cell office:value-type="float" office:value="0.3187433" calcext:value-type="float">
            <text:p>0.3187433</text:p>
          </table:table-cell>
          <table:table-cell office:value-type="float" office:value="0.3074693" calcext:value-type="float">
            <text:p>0.3074693</text:p>
          </table:table-cell>
          <table:table-cell office:value-type="float" office:value="0.304102" calcext:value-type="float">
            <text:p>0.304102</text:p>
          </table:table-cell>
          <table:table-cell office:value-type="float" office:value="0.3046744" calcext:value-type="float">
            <text:p>0.3046744</text:p>
          </table:table-cell>
          <table:table-cell office:value-type="float" office:value="0.3524217" calcext:value-type="float">
            <text:p>0.3524217</text:p>
          </table:table-cell>
          <table:table-cell office:value-type="float" office:value="0.3615295" calcext:value-type="float">
            <text:p>0.3615295</text:p>
          </table:table-cell>
          <table:table-cell office:value-type="float" office:value="0.3878632" calcext:value-type="float">
            <text:p>0.3878632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399E-015" calcext:value-type="float">
            <text:p>1.978399E-15</text:p>
          </table:table-cell>
          <table:table-cell office:value-type="float" office:value="1.862815E-015" calcext:value-type="float">
            <text:p>1.862815E-15</text:p>
          </table:table-cell>
          <table:table-cell office:value-type="float" office:value="9.360961E-016" calcext:value-type="float">
            <text:p>9.360961E-16</text:p>
          </table:table-cell>
          <table:table-cell office:value-type="float" office:value="9.648786E-016" calcext:value-type="float">
            <text:p>9.648786E-16</text:p>
          </table:table-cell>
          <table:table-cell office:value-type="float" office:value="9.686892E-016" calcext:value-type="float">
            <text:p>9.68689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21253" calcext:value-type="float">
            <text:p>-0.01121253</text:p>
          </table:table-cell>
          <table:table-cell office:value-type="float" office:value="-0.01124914" calcext:value-type="float">
            <text:p>-0.01124914</text:p>
          </table:table-cell>
          <table:table-cell office:value-type="float" office:value="-0.01250697" calcext:value-type="float">
            <text:p>-0.01250697</text:p>
          </table:table-cell>
          <table:table-cell office:value-type="float" office:value="-0.01616074" calcext:value-type="float">
            <text:p>-0.01616074</text:p>
          </table:table-cell>
          <table:table-cell office:value-type="float" office:value="-0.01740091" calcext:value-type="float">
            <text:p>-0.01740091</text:p>
          </table:table-cell>
          <table:table-cell office:value-type="float" office:value="-0.01714965" calcext:value-type="float">
            <text:p>-0.01714965</text:p>
          </table:table-cell>
          <table:table-cell office:value-type="float" office:value="-0.01589545" calcext:value-type="float">
            <text:p>-0.01589545</text:p>
          </table:table-cell>
          <table:table-cell office:value-type="float" office:value="-0.01373937" calcext:value-type="float">
            <text:p>-0.01373937</text:p>
          </table:table-cell>
          <table:table-cell office:value-type="float" office:value="-0.007010346" calcext:value-type="float">
            <text:p>-0.007010346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265.248" calcext:value-type="float">
            <text:p>1265.248</text:p>
          </table:table-cell>
          <table:table-cell office:value-type="float" office:value="0" calcext:value-type="float">
            <text:p>0</text:p>
          </table:table-cell>
          <table:table-cell office:value-type="float" office:value="-0.01128102" calcext:value-type="float">
            <text:p>-0.01128102</text:p>
          </table:table-cell>
          <table:table-cell office:value-type="float" office:value="0.009688542" calcext:value-type="float">
            <text:p>0.00968854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359.5002" calcext:value-type="float">
            <text:p>359.5002</text:p>
          </table:table-cell>
          <table:table-cell office:value-type="float" office:value="162.4912" calcext:value-type="float">
            <text:p>162.491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6.247" calcext:value-type="float">
            <text:p>1256.247</text:p>
          </table:table-cell>
          <table:table-cell office:value-type="float" office:value="191.8288" calcext:value-type="float">
            <text:p>191.8288</text:p>
          </table:table-cell>
          <table:table-cell office:value-type="float" office:value="0" calcext:value-type="float">
            <text:p>0</text:p>
          </table:table-cell>
          <table:table-cell office:value-type="float" office:value="0.1075862" calcext:value-type="float">
            <text:p>0.1075862</text:p>
          </table:table-cell>
          <table:table-cell office:value-type="float" office:value="0.2996361" calcext:value-type="float">
            <text:p>0.2996361</text:p>
          </table:table-cell>
          <table:table-cell office:value-type="float" office:value="0.3011619" calcext:value-type="float">
            <text:p>0.3011619</text:p>
          </table:table-cell>
          <table:table-cell office:value-type="float" office:value="0.3035414" calcext:value-type="float">
            <text:p>0.3035414</text:p>
          </table:table-cell>
          <table:table-cell office:value-type="float" office:value="0.3047993" calcext:value-type="float">
            <text:p>0.3047993</text:p>
          </table:table-cell>
          <table:table-cell office:value-type="float" office:value="0.3057699" calcext:value-type="float">
            <text:p>0.3057699</text:p>
          </table:table-cell>
          <table:table-cell office:value-type="float" office:value="0.3521925" calcext:value-type="float">
            <text:p>0.3521925</text:p>
          </table:table-cell>
          <table:table-cell office:value-type="float" office:value="0.3615204" calcext:value-type="float">
            <text:p>0.3615204</text:p>
          </table:table-cell>
          <table:table-cell office:value-type="float" office:value="0.3878632" calcext:value-type="float">
            <text:p>0.3878632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4834E-015" calcext:value-type="float">
            <text:p>1.974834E-15</text:p>
          </table:table-cell>
          <table:table-cell office:value-type="float" office:value="1.862662E-015" calcext:value-type="float">
            <text:p>1.862662E-15</text:p>
          </table:table-cell>
          <table:table-cell office:value-type="float" office:value="9.360796E-016" calcext:value-type="float">
            <text:p>9.360796E-16</text:p>
          </table:table-cell>
          <table:table-cell office:value-type="float" office:value="9.648685E-016" calcext:value-type="float">
            <text:p>9.648685E-16</text:p>
          </table:table-cell>
          <table:table-cell office:value-type="float" office:value="9.686802E-016" calcext:value-type="float">
            <text:p>9.68680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.54651" calcext:value-type="float">
            <text:p>-10.54651</text:p>
          </table:table-cell>
          <table:table-cell office:value-type="float" office:value="-0.01923117" calcext:value-type="float">
            <text:p>-0.01923117</text:p>
          </table:table-cell>
          <table:table-cell office:value-type="float" office:value="-0.01855787" calcext:value-type="float">
            <text:p>-0.01855787</text:p>
          </table:table-cell>
          <table:table-cell office:value-type="float" office:value="-0.01757371" calcext:value-type="float">
            <text:p>-0.01757371</text:p>
          </table:table-cell>
          <table:table-cell office:value-type="float" office:value="-0.01708947" calcext:value-type="float">
            <text:p>-0.01708947</text:p>
          </table:table-cell>
          <table:table-cell office:value-type="float" office:value="-0.01671911" calcext:value-type="float">
            <text:p>-0.01671911</text:p>
          </table:table-cell>
          <table:table-cell office:value-type="float" office:value="-0.01599901" calcext:value-type="float">
            <text:p>-0.01599901</text:p>
          </table:table-cell>
          <table:table-cell office:value-type="float" office:value="-0.01374269" calcext:value-type="float">
            <text:p>-0.01374269</text:p>
          </table:table-cell>
          <table:table-cell office:value-type="float" office:value="-0.007010346" calcext:value-type="float">
            <text:p>-0.007010346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269.57" calcext:value-type="float">
            <text:p>1269.57</text:p>
          </table:table-cell>
          <table:table-cell office:value-type="float" office:value="0" calcext:value-type="float">
            <text:p>0</text:p>
          </table:table-cell>
          <table:table-cell office:value-type="float" office:value="-14.91021" calcext:value-type="float">
            <text:p>-14.91021</text:p>
          </table:table-cell>
          <table:table-cell office:value-type="float" office:value="0.009686514" calcext:value-type="float">
            <text:p>0.00968651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360.2002" calcext:value-type="float">
            <text:p>360.2002</text:p>
          </table:table-cell>
          <table:table-cell office:value-type="float" office:value="163.1447" calcext:value-type="float">
            <text:p>163.144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6.092" calcext:value-type="float">
            <text:p>1256.092</text:p>
          </table:table-cell>
          <table:table-cell office:value-type="float" office:value="192.0275" calcext:value-type="float">
            <text:p>192.0275</text:p>
          </table:table-cell>
          <table:table-cell office:value-type="float" office:value="0" calcext:value-type="float">
            <text:p>0</text:p>
          </table:table-cell>
          <table:table-cell office:value-type="float" office:value="0.09451704" calcext:value-type="float">
            <text:p>0.09451704</text:p>
          </table:table-cell>
          <table:table-cell office:value-type="float" office:value="0.299669" calcext:value-type="float">
            <text:p>0.299669</text:p>
          </table:table-cell>
          <table:table-cell office:value-type="float" office:value="0.3006737" calcext:value-type="float">
            <text:p>0.3006737</text:p>
          </table:table-cell>
          <table:table-cell office:value-type="float" office:value="0.3020564" calcext:value-type="float">
            <text:p>0.3020564</text:p>
          </table:table-cell>
          <table:table-cell office:value-type="float" office:value="0.3033633" calcext:value-type="float">
            <text:p>0.3033633</text:p>
          </table:table-cell>
          <table:table-cell office:value-type="float" office:value="0.3048138" calcext:value-type="float">
            <text:p>0.3048138</text:p>
          </table:table-cell>
          <table:table-cell office:value-type="float" office:value="0.3519689" calcext:value-type="float">
            <text:p>0.3519689</text:p>
          </table:table-cell>
          <table:table-cell office:value-type="float" office:value="0.3615031" calcext:value-type="float">
            <text:p>0.3615031</text:p>
          </table:table-cell>
          <table:table-cell office:value-type="float" office:value="0.3878632" calcext:value-type="float">
            <text:p>0.3878632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5245E-015" calcext:value-type="float">
            <text:p>1.975245E-15</text:p>
          </table:table-cell>
          <table:table-cell office:value-type="float" office:value="1.862512E-015" calcext:value-type="float">
            <text:p>1.862512E-15</text:p>
          </table:table-cell>
          <table:table-cell office:value-type="float" office:value="9.360642E-016" calcext:value-type="float">
            <text:p>9.360642E-16</text:p>
          </table:table-cell>
          <table:table-cell office:value-type="float" office:value="9.648585E-016" calcext:value-type="float">
            <text:p>9.648585E-16</text:p>
          </table:table-cell>
          <table:table-cell office:value-type="float" office:value="9.686707E-016" calcext:value-type="float">
            <text:p>9.68670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69246" calcext:value-type="float">
            <text:p>-23.69246</text:p>
          </table:table-cell>
          <table:table-cell office:value-type="float" office:value="-0.01921263" calcext:value-type="float">
            <text:p>-0.01921263</text:p>
          </table:table-cell>
          <table:table-cell office:value-type="float" office:value="-0.01877163" calcext:value-type="float">
            <text:p>-0.01877163</text:p>
          </table:table-cell>
          <table:table-cell office:value-type="float" office:value="-0.01819744" calcext:value-type="float">
            <text:p>-0.01819744</text:p>
          </table:table-cell>
          <table:table-cell office:value-type="float" office:value="-0.01766564" calcext:value-type="float">
            <text:p>-0.01766564</text:p>
          </table:table-cell>
          <table:table-cell office:value-type="float" office:value="-0.01708677" calcext:value-type="float">
            <text:p>-0.01708677</text:p>
          </table:table-cell>
          <table:table-cell office:value-type="float" office:value="-0.01609604" calcext:value-type="float">
            <text:p>-0.01609604</text:p>
          </table:table-cell>
          <table:table-cell office:value-type="float" office:value="-0.01374891" calcext:value-type="float">
            <text:p>-0.01374891</text:p>
          </table:table-cell>
          <table:table-cell office:value-type="float" office:value="-0.007010353" calcext:value-type="float">
            <text:p>-0.007010353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273.344" calcext:value-type="float">
            <text:p>1273.344</text:p>
          </table:table-cell>
          <table:table-cell office:value-type="float" office:value="0" calcext:value-type="float">
            <text:p>0</text:p>
          </table:table-cell>
          <table:table-cell office:value-type="float" office:value="-0.9855551" calcext:value-type="float">
            <text:p>-0.9855551</text:p>
          </table:table-cell>
          <table:table-cell office:value-type="float" office:value="0.009684882" calcext:value-type="float">
            <text:p>0.00968488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361.0002" calcext:value-type="float">
            <text:p>361.0002</text:p>
          </table:table-cell>
          <table:table-cell office:value-type="float" office:value="163.7584" calcext:value-type="float">
            <text:p>163.758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6.235" calcext:value-type="float">
            <text:p>1256.235</text:p>
          </table:table-cell>
          <table:table-cell office:value-type="float" office:value="192.0692" calcext:value-type="float">
            <text:p>192.0692</text:p>
          </table:table-cell>
          <table:table-cell office:value-type="float" office:value="0" calcext:value-type="float">
            <text:p>0</text:p>
          </table:table-cell>
          <table:table-cell office:value-type="float" office:value="0.1044981" calcext:value-type="float">
            <text:p>0.1044981</text:p>
          </table:table-cell>
          <table:table-cell office:value-type="float" office:value="0.2993929" calcext:value-type="float">
            <text:p>0.2993929</text:p>
          </table:table-cell>
          <table:table-cell office:value-type="float" office:value="0.3004782" calcext:value-type="float">
            <text:p>0.3004782</text:p>
          </table:table-cell>
          <table:table-cell office:value-type="float" office:value="0.3018748" calcext:value-type="float">
            <text:p>0.3018748</text:p>
          </table:table-cell>
          <table:table-cell office:value-type="float" office:value="0.3032252" calcext:value-type="float">
            <text:p>0.3032252</text:p>
          </table:table-cell>
          <table:table-cell office:value-type="float" office:value="0.3045057" calcext:value-type="float">
            <text:p>0.3045057</text:p>
          </table:table-cell>
          <table:table-cell office:value-type="float" office:value="0.3516954" calcext:value-type="float">
            <text:p>0.3516954</text:p>
          </table:table-cell>
          <table:table-cell office:value-type="float" office:value="0.3614685" calcext:value-type="float">
            <text:p>0.3614685</text:p>
          </table:table-cell>
          <table:table-cell office:value-type="float" office:value="0.3878613" calcext:value-type="float">
            <text:p>0.3878613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5637E-015" calcext:value-type="float">
            <text:p>1.975637E-15</text:p>
          </table:table-cell>
          <table:table-cell office:value-type="float" office:value="1.862368E-015" calcext:value-type="float">
            <text:p>1.862368E-15</text:p>
          </table:table-cell>
          <table:table-cell office:value-type="float" office:value="9.3605E-016" calcext:value-type="float">
            <text:p>9.3605E-16</text:p>
          </table:table-cell>
          <table:table-cell office:value-type="float" office:value="9.648421E-016" calcext:value-type="float">
            <text:p>9.648421E-16</text:p>
          </table:table-cell>
          <table:table-cell office:value-type="float" office:value="9.686675E-016" calcext:value-type="float">
            <text:p>9.68667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80958" calcext:value-type="float">
            <text:p>-12.80958</text:p>
          </table:table-cell>
          <table:table-cell office:value-type="float" office:value="-0.01932939" calcext:value-type="float">
            <text:p>-0.01932939</text:p>
          </table:table-cell>
          <table:table-cell office:value-type="float" office:value="-0.01885588" calcext:value-type="float">
            <text:p>-0.01885588</text:p>
          </table:table-cell>
          <table:table-cell office:value-type="float" office:value="-0.01827368" calcext:value-type="float">
            <text:p>-0.01827368</text:p>
          </table:table-cell>
          <table:table-cell office:value-type="float" office:value="-0.0177235" calcext:value-type="float">
            <text:p>-0.0177235</text:p>
          </table:table-cell>
          <table:table-cell office:value-type="float" office:value="-0.01720907" calcext:value-type="float">
            <text:p>-0.01720907</text:p>
          </table:table-cell>
          <table:table-cell office:value-type="float" office:value="-0.01621761" calcext:value-type="float">
            <text:p>-0.01621761</text:p>
          </table:table-cell>
          <table:table-cell office:value-type="float" office:value="-0.01376152" calcext:value-type="float">
            <text:p>-0.01376152</text:p>
          </table:table-cell>
          <table:table-cell office:value-type="float" office:value="-0.007010688" calcext:value-type="float">
            <text:p>-0.007010688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276.969" calcext:value-type="float">
            <text:p>1276.969</text:p>
          </table:table-cell>
          <table:table-cell office:value-type="float" office:value="0" calcext:value-type="float">
            <text:p>0</text:p>
          </table:table-cell>
          <table:table-cell office:value-type="float" office:value="-0.4120059" calcext:value-type="float">
            <text:p>-0.4120059</text:p>
          </table:table-cell>
          <table:table-cell office:value-type="float" office:value="0.009683696" calcext:value-type="float">
            <text:p>0.00968369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361.0002" calcext:value-type="float">
            <text:p>361.0002</text:p>
          </table:table-cell>
          <table:table-cell office:value-type="float" office:value="164.3801" calcext:value-type="float">
            <text:p>164.380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591" calcext:value-type="float">
            <text:p>1255.591</text:p>
          </table:table-cell>
          <table:table-cell office:value-type="float" office:value="192.0914" calcext:value-type="float">
            <text:p>192.0914</text:p>
          </table:table-cell>
          <table:table-cell office:value-type="float" office:value="0" calcext:value-type="float">
            <text:p>0</text:p>
          </table:table-cell>
          <table:table-cell office:value-type="float" office:value="0.07940075" calcext:value-type="float">
            <text:p>0.07940075</text:p>
          </table:table-cell>
          <table:table-cell office:value-type="float" office:value="0.2994598" calcext:value-type="float">
            <text:p>0.2994598</text:p>
          </table:table-cell>
          <table:table-cell office:value-type="float" office:value="0.3002829" calcext:value-type="float">
            <text:p>0.3002829</text:p>
          </table:table-cell>
          <table:table-cell office:value-type="float" office:value="0.3016585" calcext:value-type="float">
            <text:p>0.3016585</text:p>
          </table:table-cell>
          <table:table-cell office:value-type="float" office:value="0.3030406" calcext:value-type="float">
            <text:p>0.3030406</text:p>
          </table:table-cell>
          <table:table-cell office:value-type="float" office:value="0.3043526" calcext:value-type="float">
            <text:p>0.3043526</text:p>
          </table:table-cell>
          <table:table-cell office:value-type="float" office:value="0.3515455" calcext:value-type="float">
            <text:p>0.3515455</text:p>
          </table:table-cell>
          <table:table-cell office:value-type="float" office:value="0.3614269" calcext:value-type="float">
            <text:p>0.3614269</text:p>
          </table:table-cell>
          <table:table-cell office:value-type="float" office:value="0.3878581" calcext:value-type="float">
            <text:p>0.3878581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043E-015" calcext:value-type="float">
            <text:p>1.976043E-15</text:p>
          </table:table-cell>
          <table:table-cell office:value-type="float" office:value="1.862216E-015" calcext:value-type="float">
            <text:p>1.862216E-15</text:p>
          </table:table-cell>
          <table:table-cell office:value-type="float" office:value="9.360339E-016" calcext:value-type="float">
            <text:p>9.360339E-16</text:p>
          </table:table-cell>
          <table:table-cell office:value-type="float" office:value="9.6483E-016" calcext:value-type="float">
            <text:p>9.6483E-16</text:p>
          </table:table-cell>
          <table:table-cell office:value-type="float" office:value="9.686608E-016" calcext:value-type="float">
            <text:p>9.68660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58535" calcext:value-type="float">
            <text:p>-70.58535</text:p>
          </table:table-cell>
          <table:table-cell office:value-type="float" office:value="-0.01930805" calcext:value-type="float">
            <text:p>-0.01930805</text:p>
          </table:table-cell>
          <table:table-cell office:value-type="float" office:value="-0.01894431" calcext:value-type="float">
            <text:p>-0.01894431</text:p>
          </table:table-cell>
          <table:table-cell office:value-type="float" office:value="-0.0183651" calcext:value-type="float">
            <text:p>-0.0183651</text:p>
          </table:table-cell>
          <table:table-cell office:value-type="float" office:value="-0.01779843" calcext:value-type="float">
            <text:p>-0.01779843</text:p>
          </table:table-cell>
          <table:table-cell office:value-type="float" office:value="-0.01726922" calcext:value-type="float">
            <text:p>-0.01726922</text:p>
          </table:table-cell>
          <table:table-cell office:value-type="float" office:value="-0.01628475" calcext:value-type="float">
            <text:p>-0.01628475</text:p>
          </table:table-cell>
          <table:table-cell office:value-type="float" office:value="-0.01377672" calcext:value-type="float">
            <text:p>-0.01377672</text:p>
          </table:table-cell>
          <table:table-cell office:value-type="float" office:value="-0.007011229" calcext:value-type="float">
            <text:p>-0.007011229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280.58" calcext:value-type="float">
            <text:p>1280.58</text:p>
          </table:table-cell>
          <table:table-cell office:value-type="float" office:value="0" calcext:value-type="float">
            <text:p>0</text:p>
          </table:table-cell>
          <table:table-cell office:value-type="float" office:value="-16.0527" calcext:value-type="float">
            <text:p>-16.0527</text:p>
          </table:table-cell>
          <table:table-cell office:value-type="float" office:value="0.009681925" calcext:value-type="float">
            <text:p>0.00968192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361.0002" calcext:value-type="float">
            <text:p>361.0002</text:p>
          </table:table-cell>
          <table:table-cell office:value-type="float" office:value="164.4698" calcext:value-type="float">
            <text:p>164.469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486" calcext:value-type="float">
            <text:p>1255.486</text:p>
          </table:table-cell>
          <table:table-cell office:value-type="float" office:value="192.1042" calcext:value-type="float">
            <text:p>192.1042</text:p>
          </table:table-cell>
          <table:table-cell office:value-type="float" office:value="0" calcext:value-type="float">
            <text:p>0</text:p>
          </table:table-cell>
          <table:table-cell office:value-type="float" office:value="0.07472795" calcext:value-type="float">
            <text:p>0.07472795</text:p>
          </table:table-cell>
          <table:table-cell office:value-type="float" office:value="0.2996892" calcext:value-type="float">
            <text:p>0.2996892</text:p>
          </table:table-cell>
          <table:table-cell office:value-type="float" office:value="0.3004015" calcext:value-type="float">
            <text:p>0.3004015</text:p>
          </table:table-cell>
          <table:table-cell office:value-type="float" office:value="0.3016399" calcext:value-type="float">
            <text:p>0.3016399</text:p>
          </table:table-cell>
          <table:table-cell office:value-type="float" office:value="0.3029462" calcext:value-type="float">
            <text:p>0.3029462</text:p>
          </table:table-cell>
          <table:table-cell office:value-type="float" office:value="0.3042502" calcext:value-type="float">
            <text:p>0.3042502</text:p>
          </table:table-cell>
          <table:table-cell office:value-type="float" office:value="0.3514473" calcext:value-type="float">
            <text:p>0.3514473</text:p>
          </table:table-cell>
          <table:table-cell office:value-type="float" office:value="0.3613887" calcext:value-type="float">
            <text:p>0.3613887</text:p>
          </table:table-cell>
          <table:table-cell office:value-type="float" office:value="0.3878534" calcext:value-type="float">
            <text:p>0.3878534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494E-015" calcext:value-type="float">
            <text:p>1.976494E-15</text:p>
          </table:table-cell>
          <table:table-cell office:value-type="float" office:value="1.86205E-015" calcext:value-type="float">
            <text:p>1.86205E-15</text:p>
          </table:table-cell>
          <table:table-cell office:value-type="float" office:value="9.360159E-016" calcext:value-type="float">
            <text:p>9.360159E-16</text:p>
          </table:table-cell>
          <table:table-cell office:value-type="float" office:value="9.6482E-016" calcext:value-type="float">
            <text:p>9.6482E-16</text:p>
          </table:table-cell>
          <table:table-cell office:value-type="float" office:value="9.686503E-016" calcext:value-type="float">
            <text:p>9.68650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1682" calcext:value-type="float">
            <text:p>-102.1682</text:p>
          </table:table-cell>
          <table:table-cell office:value-type="float" office:value="-0.01920631" calcext:value-type="float">
            <text:p>-0.01920631</text:p>
          </table:table-cell>
          <table:table-cell office:value-type="float" office:value="-0.01889307" calcext:value-type="float">
            <text:p>-0.01889307</text:p>
          </table:table-cell>
          <table:table-cell office:value-type="float" office:value="-0.01837358" calcext:value-type="float">
            <text:p>-0.01837358</text:p>
          </table:table-cell>
          <table:table-cell office:value-type="float" office:value="-0.0178374" calcext:value-type="float">
            <text:p>-0.0178374</text:p>
          </table:table-cell>
          <table:table-cell office:value-type="float" office:value="-0.01730989" calcext:value-type="float">
            <text:p>-0.01730989</text:p>
          </table:table-cell>
          <table:table-cell office:value-type="float" office:value="-0.01632884" calcext:value-type="float">
            <text:p>-0.01632884</text:p>
          </table:table-cell>
          <table:table-cell office:value-type="float" office:value="-0.01379072" calcext:value-type="float">
            <text:p>-0.01379072</text:p>
          </table:table-cell>
          <table:table-cell office:value-type="float" office:value="-0.007012052" calcext:value-type="float">
            <text:p>-0.007012052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284.176" calcext:value-type="float">
            <text:p>1284.176</text:p>
          </table:table-cell>
          <table:table-cell office:value-type="float" office:value="0" calcext:value-type="float">
            <text:p>0</text:p>
          </table:table-cell>
          <table:table-cell office:value-type="float" office:value="-37.38215" calcext:value-type="float">
            <text:p>-37.38215</text:p>
          </table:table-cell>
          <table:table-cell office:value-type="float" office:value="0.009680253" calcext:value-type="float">
            <text:p>0.00968025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361.8002" calcext:value-type="float">
            <text:p>361.8002</text:p>
          </table:table-cell>
          <table:table-cell office:value-type="float" office:value="165.2684" calcext:value-type="float">
            <text:p>165.268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474" calcext:value-type="float">
            <text:p>1255.474</text:p>
          </table:table-cell>
          <table:table-cell office:value-type="float" office:value="192.1158" calcext:value-type="float">
            <text:p>192.1158</text:p>
          </table:table-cell>
          <table:table-cell office:value-type="float" office:value="0" calcext:value-type="float">
            <text:p>0</text:p>
          </table:table-cell>
          <table:table-cell office:value-type="float" office:value="0.07649853" calcext:value-type="float">
            <text:p>0.07649853</text:p>
          </table:table-cell>
          <table:table-cell office:value-type="float" office:value="0.2995559" calcext:value-type="float">
            <text:p>0.2995559</text:p>
          </table:table-cell>
          <table:table-cell office:value-type="float" office:value="0.3003244" calcext:value-type="float">
            <text:p>0.3003244</text:p>
          </table:table-cell>
          <table:table-cell office:value-type="float" office:value="0.3016124" calcext:value-type="float">
            <text:p>0.3016124</text:p>
          </table:table-cell>
          <table:table-cell office:value-type="float" office:value="0.3029148" calcext:value-type="float">
            <text:p>0.3029148</text:p>
          </table:table-cell>
          <table:table-cell office:value-type="float" office:value="0.3042076" calcext:value-type="float">
            <text:p>0.3042076</text:p>
          </table:table-cell>
          <table:table-cell office:value-type="float" office:value="0.3513843" calcext:value-type="float">
            <text:p>0.3513843</text:p>
          </table:table-cell>
          <table:table-cell office:value-type="float" office:value="0.361353" calcext:value-type="float">
            <text:p>0.361353</text:p>
          </table:table-cell>
          <table:table-cell office:value-type="float" office:value="0.3878486" calcext:value-type="float">
            <text:p>0.3878486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6919E-015" calcext:value-type="float">
            <text:p>1.976919E-15</text:p>
          </table:table-cell>
          <table:table-cell office:value-type="float" office:value="1.861896E-015" calcext:value-type="float">
            <text:p>1.861896E-15</text:p>
          </table:table-cell>
          <table:table-cell office:value-type="float" office:value="9.359982E-016" calcext:value-type="float">
            <text:p>9.359982E-16</text:p>
          </table:table-cell>
          <table:table-cell office:value-type="float" office:value="9.648136E-016" calcext:value-type="float">
            <text:p>9.648136E-16</text:p>
          </table:table-cell>
          <table:table-cell office:value-type="float" office:value="9.686384E-016" calcext:value-type="float">
            <text:p>9.6863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7.0874" calcext:value-type="float">
            <text:p>-87.0874</text:p>
          </table:table-cell>
          <table:table-cell office:value-type="float" office:value="-0.01926439" calcext:value-type="float">
            <text:p>-0.01926439</text:p>
          </table:table-cell>
          <table:table-cell office:value-type="float" office:value="-0.01892659" calcext:value-type="float">
            <text:p>-0.01892659</text:p>
          </table:table-cell>
          <table:table-cell office:value-type="float" office:value="-0.01838494" calcext:value-type="float">
            <text:p>-0.01838494</text:p>
          </table:table-cell>
          <table:table-cell office:value-type="float" office:value="-0.01785015" calcext:value-type="float">
            <text:p>-0.01785015</text:p>
          </table:table-cell>
          <table:table-cell office:value-type="float" office:value="-0.01732685" calcext:value-type="float">
            <text:p>-0.01732685</text:p>
          </table:table-cell>
          <table:table-cell office:value-type="float" office:value="-0.01635682" calcext:value-type="float">
            <text:p>-0.01635682</text:p>
          </table:table-cell>
          <table:table-cell office:value-type="float" office:value="-0.01380389" calcext:value-type="float">
            <text:p>-0.01380389</text:p>
          </table:table-cell>
          <table:table-cell office:value-type="float" office:value="-0.007012878" calcext:value-type="float">
            <text:p>-0.007012878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287.769" calcext:value-type="float">
            <text:p>1287.769</text:p>
          </table:table-cell>
          <table:table-cell office:value-type="float" office:value="0" calcext:value-type="float">
            <text:p>0</text:p>
          </table:table-cell>
          <table:table-cell office:value-type="float" office:value="-40.23629" calcext:value-type="float">
            <text:p>-40.23629</text:p>
          </table:table-cell>
          <table:table-cell office:value-type="float" office:value="0.009678995" calcext:value-type="float">
            <text:p>0.00967899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361.8002" calcext:value-type="float">
            <text:p>361.8002</text:p>
          </table:table-cell>
          <table:table-cell office:value-type="float" office:value="165.3396" calcext:value-type="float">
            <text:p>165.339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398" calcext:value-type="float">
            <text:p>1255.398</text:p>
          </table:table-cell>
          <table:table-cell office:value-type="float" office:value="192.119" calcext:value-type="float">
            <text:p>192.119</text:p>
          </table:table-cell>
          <table:table-cell office:value-type="float" office:value="0" calcext:value-type="float">
            <text:p>0</text:p>
          </table:table-cell>
          <table:table-cell office:value-type="float" office:value="0.07058728" calcext:value-type="float">
            <text:p>0.07058728</text:p>
          </table:table-cell>
          <table:table-cell office:value-type="float" office:value="0.29972" calcext:value-type="float">
            <text:p>0.29972</text:p>
          </table:table-cell>
          <table:table-cell office:value-type="float" office:value="0.3004217" calcext:value-type="float">
            <text:p>0.3004217</text:p>
          </table:table-cell>
          <table:table-cell office:value-type="float" office:value="0.3016227" calcext:value-type="float">
            <text:p>0.3016227</text:p>
          </table:table-cell>
          <table:table-cell office:value-type="float" office:value="0.3028894" calcext:value-type="float">
            <text:p>0.3028894</text:p>
          </table:table-cell>
          <table:table-cell office:value-type="float" office:value="0.3041772" calcext:value-type="float">
            <text:p>0.3041772</text:p>
          </table:table-cell>
          <table:table-cell office:value-type="float" office:value="0.3513472" calcext:value-type="float">
            <text:p>0.3513472</text:p>
          </table:table-cell>
          <table:table-cell office:value-type="float" office:value="0.3613235" calcext:value-type="float">
            <text:p>0.3613235</text:p>
          </table:table-cell>
          <table:table-cell office:value-type="float" office:value="0.3878431" calcext:value-type="float">
            <text:p>0.3878431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336E-015" calcext:value-type="float">
            <text:p>1.977336E-15</text:p>
          </table:table-cell>
          <table:table-cell office:value-type="float" office:value="1.861742E-015" calcext:value-type="float">
            <text:p>1.861742E-15</text:p>
          </table:table-cell>
          <table:table-cell office:value-type="float" office:value="9.359822E-016" calcext:value-type="float">
            <text:p>9.359822E-16</text:p>
          </table:table-cell>
          <table:table-cell office:value-type="float" office:value="9.648018E-016" calcext:value-type="float">
            <text:p>9.648018E-16</text:p>
          </table:table-cell>
          <table:table-cell office:value-type="float" office:value="9.686307E-016" calcext:value-type="float">
            <text:p>9.68630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5.0501" calcext:value-type="float">
            <text:p>-145.0501</text:p>
          </table:table-cell>
          <table:table-cell office:value-type="float" office:value="-0.01919281" calcext:value-type="float">
            <text:p>-0.01919281</text:p>
          </table:table-cell>
          <table:table-cell office:value-type="float" office:value="-0.01888444" calcext:value-type="float">
            <text:p>-0.01888444</text:p>
          </table:table-cell>
          <table:table-cell office:value-type="float" office:value="-0.01838106" calcext:value-type="float">
            <text:p>-0.01838106</text:p>
          </table:table-cell>
          <table:table-cell office:value-type="float" office:value="-0.01786076" calcext:value-type="float">
            <text:p>-0.01786076</text:p>
          </table:table-cell>
          <table:table-cell office:value-type="float" office:value="-0.01733896" calcext:value-type="float">
            <text:p>-0.01733896</text:p>
          </table:table-cell>
          <table:table-cell office:value-type="float" office:value="-0.01637356" calcext:value-type="float">
            <text:p>-0.01637356</text:p>
          </table:table-cell>
          <table:table-cell office:value-type="float" office:value="-0.01381471" calcext:value-type="float">
            <text:p>-0.01381471</text:p>
          </table:table-cell>
          <table:table-cell office:value-type="float" office:value="-0.007013824" calcext:value-type="float">
            <text:p>-0.007013824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291.362" calcext:value-type="float">
            <text:p>1291.362</text:p>
          </table:table-cell>
          <table:table-cell office:value-type="float" office:value="0" calcext:value-type="float">
            <text:p>0</text:p>
          </table:table-cell>
          <table:table-cell office:value-type="float" office:value="-56.70272" calcext:value-type="float">
            <text:p>-56.70272</text:p>
          </table:table-cell>
          <table:table-cell office:value-type="float" office:value="0.009677426" calcext:value-type="float">
            <text:p>0.00967742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361.8002" calcext:value-type="float">
            <text:p>361.8002</text:p>
          </table:table-cell>
          <table:table-cell office:value-type="float" office:value="165.3119" calcext:value-type="float">
            <text:p>165.311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422" calcext:value-type="float">
            <text:p>1255.422</text:p>
          </table:table-cell>
          <table:table-cell office:value-type="float" office:value="192.1219" calcext:value-type="float">
            <text:p>192.1219</text:p>
          </table:table-cell>
          <table:table-cell office:value-type="float" office:value="0" calcext:value-type="float">
            <text:p>0</text:p>
          </table:table-cell>
          <table:table-cell office:value-type="float" office:value="0.07274307" calcext:value-type="float">
            <text:p>0.07274307</text:p>
          </table:table-cell>
          <table:table-cell office:value-type="float" office:value="0.2996904" calcext:value-type="float">
            <text:p>0.2996904</text:p>
          </table:table-cell>
          <table:table-cell office:value-type="float" office:value="0.3004574" calcext:value-type="float">
            <text:p>0.3004574</text:p>
          </table:table-cell>
          <table:table-cell office:value-type="float" office:value="0.3016599" calcext:value-type="float">
            <text:p>0.3016599</text:p>
          </table:table-cell>
          <table:table-cell office:value-type="float" office:value="0.3029023" calcext:value-type="float">
            <text:p>0.3029023</text:p>
          </table:table-cell>
          <table:table-cell office:value-type="float" office:value="0.3041717" calcext:value-type="float">
            <text:p>0.3041717</text:p>
          </table:table-cell>
          <table:table-cell office:value-type="float" office:value="0.351325" calcext:value-type="float">
            <text:p>0.351325</text:p>
          </table:table-cell>
          <table:table-cell office:value-type="float" office:value="0.3612995" calcext:value-type="float">
            <text:p>0.3612995</text:p>
          </table:table-cell>
          <table:table-cell office:value-type="float" office:value="0.3878376" calcext:value-type="float">
            <text:p>0.3878376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7758E-015" calcext:value-type="float">
            <text:p>1.977758E-15</text:p>
          </table:table-cell>
          <table:table-cell office:value-type="float" office:value="1.861588E-015" calcext:value-type="float">
            <text:p>1.861588E-15</text:p>
          </table:table-cell>
          <table:table-cell office:value-type="float" office:value="9.359648E-016" calcext:value-type="float">
            <text:p>9.359648E-16</text:p>
          </table:table-cell>
          <table:table-cell office:value-type="float" office:value="9.647912E-016" calcext:value-type="float">
            <text:p>9.647912E-16</text:p>
          </table:table-cell>
          <table:table-cell office:value-type="float" office:value="9.68622E-016" calcext:value-type="float">
            <text:p>9.6862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6958" calcext:value-type="float">
            <text:p>-120.6958</text:p>
          </table:table-cell>
          <table:table-cell office:value-type="float" office:value="-0.01920441" calcext:value-type="float">
            <text:p>-0.01920441</text:p>
          </table:table-cell>
          <table:table-cell office:value-type="float" office:value="-0.01886811" calcext:value-type="float">
            <text:p>-0.01886811</text:p>
          </table:table-cell>
          <table:table-cell office:value-type="float" office:value="-0.01836526" calcext:value-type="float">
            <text:p>-0.01836526</text:p>
          </table:table-cell>
          <table:table-cell office:value-type="float" office:value="-0.01785562" calcext:value-type="float">
            <text:p>-0.01785562</text:p>
          </table:table-cell>
          <table:table-cell office:value-type="float" office:value="-0.01734122" calcext:value-type="float">
            <text:p>-0.01734122</text:p>
          </table:table-cell>
          <table:table-cell office:value-type="float" office:value="-0.01638362" calcext:value-type="float">
            <text:p>-0.01638362</text:p>
          </table:table-cell>
          <table:table-cell office:value-type="float" office:value="-0.01382355" calcext:value-type="float">
            <text:p>-0.01382355</text:p>
          </table:table-cell>
          <table:table-cell office:value-type="float" office:value="-0.007014787" calcext:value-type="float">
            <text:p>-0.007014787</text:p>
          </table:table-cell>
          <table:table-cell office:value-type="float" office:value="-0.003763422" calcext:value-type="float">
            <text:p>-0.003763422</text:p>
          </table:table-cell>
          <table:table-cell office:value-type="float" office:value="1294.956" calcext:value-type="float">
            <text:p>1294.956</text:p>
          </table:table-cell>
          <table:table-cell office:value-type="float" office:value="0" calcext:value-type="float">
            <text:p>0</text:p>
          </table:table-cell>
          <table:table-cell office:value-type="float" office:value="-45.04041" calcext:value-type="float">
            <text:p>-45.04041</text:p>
          </table:table-cell>
          <table:table-cell office:value-type="float" office:value="0.009675775" calcext:value-type="float">
            <text:p>0.00967577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374.0003" calcext:value-type="float">
            <text:p>374.0003</text:p>
          </table:table-cell>
          <table:table-cell office:value-type="float" office:value="166.6174" calcext:value-type="float">
            <text:p>166.617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5.717" calcext:value-type="float">
            <text:p>1265.717</text:p>
          </table:table-cell>
          <table:table-cell office:value-type="float" office:value="192.7215" calcext:value-type="float">
            <text:p>192.7215</text:p>
          </table:table-cell>
          <table:table-cell office:value-type="float" office:value="0" calcext:value-type="float">
            <text:p>0</text:p>
          </table:table-cell>
          <table:table-cell office:value-type="float" office:value="0.362552" calcext:value-type="float">
            <text:p>0.362552</text:p>
          </table:table-cell>
          <table:table-cell office:value-type="float" office:value="0.3633879" calcext:value-type="float">
            <text:p>0.3633879</text:p>
          </table:table-cell>
          <table:table-cell office:value-type="float" office:value="0.3633718" calcext:value-type="float">
            <text:p>0.3633718</text:p>
          </table:table-cell>
          <table:table-cell office:value-type="float" office:value="0.323694" calcext:value-type="float">
            <text:p>0.323694</text:p>
          </table:table-cell>
          <table:table-cell office:value-type="float" office:value="0.3068498" calcext:value-type="float">
            <text:p>0.3068498</text:p>
          </table:table-cell>
          <table:table-cell office:value-type="float" office:value="0.3066265" calcext:value-type="float">
            <text:p>0.3066265</text:p>
          </table:table-cell>
          <table:table-cell office:value-type="float" office:value="0.3611365" calcext:value-type="float">
            <text:p>0.3611365</text:p>
          </table:table-cell>
          <table:table-cell office:value-type="float" office:value="0.3614151" calcext:value-type="float">
            <text:p>0.3614151</text:p>
          </table:table-cell>
          <table:table-cell office:value-type="float" office:value="0.38768" calcext:value-type="float">
            <text:p>0.38768</text:p>
          </table:table-cell>
          <table:table-cell office:value-type="float" office:value="0.4137766" calcext:value-type="float">
            <text:p>0.4137766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151E-015" calcext:value-type="float">
            <text:p>1.978151E-15</text:p>
          </table:table-cell>
          <table:table-cell office:value-type="float" office:value="1.861445E-015" calcext:value-type="float">
            <text:p>1.861445E-15</text:p>
          </table:table-cell>
          <table:table-cell office:value-type="float" office:value="9.359504E-016" calcext:value-type="float">
            <text:p>9.359504E-16</text:p>
          </table:table-cell>
          <table:table-cell office:value-type="float" office:value="9.647805E-016" calcext:value-type="float">
            <text:p>9.647805E-16</text:p>
          </table:table-cell>
          <table:table-cell office:value-type="float" office:value="9.686132E-016" calcext:value-type="float">
            <text:p>9.68613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980704" calcext:value-type="float">
            <text:p>-0.004980704</text:p>
          </table:table-cell>
          <table:table-cell office:value-type="float" office:value="-0.004930768" calcext:value-type="float">
            <text:p>-0.004930768</text:p>
          </table:table-cell>
          <table:table-cell office:value-type="float" office:value="-0.004923468" calcext:value-type="float">
            <text:p>-0.004923468</text:p>
          </table:table-cell>
          <table:table-cell office:value-type="float" office:value="-0.011476" calcext:value-type="float">
            <text:p>-0.011476</text:p>
          </table:table-cell>
          <table:table-cell office:value-type="float" office:value="-0.01645169" calcext:value-type="float">
            <text:p>-0.01645169</text:p>
          </table:table-cell>
          <table:table-cell office:value-type="float" office:value="-0.01644182" calcext:value-type="float">
            <text:p>-0.01644182</text:p>
          </table:table-cell>
          <table:table-cell office:value-type="float" office:value="-0.01252975" calcext:value-type="float">
            <text:p>-0.01252975</text:p>
          </table:table-cell>
          <table:table-cell office:value-type="float" office:value="-0.01378439" calcext:value-type="float">
            <text:p>-0.01378439</text:p>
          </table:table-cell>
          <table:table-cell office:value-type="float" office:value="-0.007042276" calcext:value-type="float">
            <text:p>-0.007042276</text:p>
          </table:table-cell>
          <table:table-cell office:value-type="float" office:value="-0.003779083" calcext:value-type="float">
            <text:p>-0.003779083</text:p>
          </table:table-cell>
          <table:table-cell office:value-type="float" office:value="1299.323" calcext:value-type="float">
            <text:p>1299.323</text:p>
          </table:table-cell>
          <table:table-cell office:value-type="float" office:value="0" calcext:value-type="float">
            <text:p>0</text:p>
          </table:table-cell>
          <table:table-cell office:value-type="float" office:value="-0.005272656" calcext:value-type="float">
            <text:p>-0.005272656</text:p>
          </table:table-cell>
          <table:table-cell office:value-type="float" office:value="0.009674232" calcext:value-type="float">
            <text:p>0.00967423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9332" calcext:value-type="float">
            <text:p>-1.22933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374.0003" calcext:value-type="float">
            <text:p>374.0003</text:p>
          </table:table-cell>
          <table:table-cell office:value-type="float" office:value="171.0325" calcext:value-type="float">
            <text:p>171.032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8.872" calcext:value-type="float">
            <text:p>1258.872</text:p>
          </table:table-cell>
          <table:table-cell office:value-type="float" office:value="195.1495" calcext:value-type="float">
            <text:p>195.1495</text:p>
          </table:table-cell>
          <table:table-cell office:value-type="float" office:value="0" calcext:value-type="float">
            <text:p>0</text:p>
          </table:table-cell>
          <table:table-cell office:value-type="float" office:value="0.1219161" calcext:value-type="float">
            <text:p>0.1219161</text:p>
          </table:table-cell>
          <table:table-cell office:value-type="float" office:value="0.3099773" calcext:value-type="float">
            <text:p>0.3099773</text:p>
          </table:table-cell>
          <table:table-cell office:value-type="float" office:value="0.3116856" calcext:value-type="float">
            <text:p>0.3116856</text:p>
          </table:table-cell>
          <table:table-cell office:value-type="float" office:value="0.3135083" calcext:value-type="float">
            <text:p>0.3135083</text:p>
          </table:table-cell>
          <table:table-cell office:value-type="float" office:value="0.3137553" calcext:value-type="float">
            <text:p>0.3137553</text:p>
          </table:table-cell>
          <table:table-cell office:value-type="float" office:value="0.3134885" calcext:value-type="float">
            <text:p>0.3134885</text:p>
          </table:table-cell>
          <table:table-cell office:value-type="float" office:value="0.3574975" calcext:value-type="float">
            <text:p>0.3574975</text:p>
          </table:table-cell>
          <table:table-cell office:value-type="float" office:value="0.361909" calcext:value-type="float">
            <text:p>0.361909</text:p>
          </table:table-cell>
          <table:table-cell office:value-type="float" office:value="0.3877366" calcext:value-type="float">
            <text:p>0.3877366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517E-015" calcext:value-type="float">
            <text:p>1.978517E-15</text:p>
          </table:table-cell>
          <table:table-cell office:value-type="float" office:value="1.861306E-015" calcext:value-type="float">
            <text:p>1.861306E-15</text:p>
          </table:table-cell>
          <table:table-cell office:value-type="float" office:value="9.359364E-016" calcext:value-type="float">
            <text:p>9.359364E-16</text:p>
          </table:table-cell>
          <table:table-cell office:value-type="float" office:value="9.647679E-016" calcext:value-type="float">
            <text:p>9.647679E-16</text:p>
          </table:table-cell>
          <table:table-cell office:value-type="float" office:value="9.686088E-016" calcext:value-type="float">
            <text:p>9.68608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55978" calcext:value-type="float">
            <text:p>-4.955978</text:p>
          </table:table-cell>
          <table:table-cell office:value-type="float" office:value="-0.01516083" calcext:value-type="float">
            <text:p>-0.01516083</text:p>
          </table:table-cell>
          <table:table-cell office:value-type="float" office:value="-0.01459326" calcext:value-type="float">
            <text:p>-0.01459326</text:p>
          </table:table-cell>
          <table:table-cell office:value-type="float" office:value="-0.0140234" calcext:value-type="float">
            <text:p>-0.0140234</text:p>
          </table:table-cell>
          <table:table-cell office:value-type="float" office:value="-0.01396385" calcext:value-type="float">
            <text:p>-0.01396385</text:p>
          </table:table-cell>
          <table:table-cell office:value-type="float" office:value="-0.01405744" calcext:value-type="float">
            <text:p>-0.01405744</text:p>
          </table:table-cell>
          <table:table-cell office:value-type="float" office:value="-0.01384805" calcext:value-type="float">
            <text:p>-0.01384805</text:p>
          </table:table-cell>
          <table:table-cell office:value-type="float" office:value="-0.0136029" calcext:value-type="float">
            <text:p>-0.0136029</text:p>
          </table:table-cell>
          <table:table-cell office:value-type="float" office:value="-0.007032427" calcext:value-type="float">
            <text:p>-0.007032427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1305.432" calcext:value-type="float">
            <text:p>1305.432</text:p>
          </table:table-cell>
          <table:table-cell office:value-type="float" office:value="0" calcext:value-type="float">
            <text:p>0</text:p>
          </table:table-cell>
          <table:table-cell office:value-type="float" office:value="-7.865433" calcext:value-type="float">
            <text:p>-7.865433</text:p>
          </table:table-cell>
          <table:table-cell office:value-type="float" office:value="0.009672366" calcext:value-type="float">
            <text:p>0.00967236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374.6004" calcext:value-type="float">
            <text:p>374.6004</text:p>
          </table:table-cell>
          <table:table-cell office:value-type="float" office:value="172.0936" calcext:value-type="float">
            <text:p>172.093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7.137" calcext:value-type="float">
            <text:p>1257.137</text:p>
          </table:table-cell>
          <table:table-cell office:value-type="float" office:value="196.4239" calcext:value-type="float">
            <text:p>196.4239</text:p>
          </table:table-cell>
          <table:table-cell office:value-type="float" office:value="0" calcext:value-type="float">
            <text:p>0</text:p>
          </table:table-cell>
          <table:table-cell office:value-type="float" office:value="0.09138219" calcext:value-type="float">
            <text:p>0.09138219</text:p>
          </table:table-cell>
          <table:table-cell office:value-type="float" office:value="0.3035813" calcext:value-type="float">
            <text:p>0.3035813</text:p>
          </table:table-cell>
          <table:table-cell office:value-type="float" office:value="0.3046756" calcext:value-type="float">
            <text:p>0.3046756</text:p>
          </table:table-cell>
          <table:table-cell office:value-type="float" office:value="0.3063006" calcext:value-type="float">
            <text:p>0.3063006</text:p>
          </table:table-cell>
          <table:table-cell office:value-type="float" office:value="0.3077901" calcext:value-type="float">
            <text:p>0.3077901</text:p>
          </table:table-cell>
          <table:table-cell office:value-type="float" office:value="0.3093024" calcext:value-type="float">
            <text:p>0.3093024</text:p>
          </table:table-cell>
          <table:table-cell office:value-type="float" office:value="0.3558569" calcext:value-type="float">
            <text:p>0.3558569</text:p>
          </table:table-cell>
          <table:table-cell office:value-type="float" office:value="0.3621302" calcext:value-type="float">
            <text:p>0.3621302</text:p>
          </table:table-cell>
          <table:table-cell office:value-type="float" office:value="0.3877898" calcext:value-type="float">
            <text:p>0.3877898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851E-015" calcext:value-type="float">
            <text:p>1.978851E-15</text:p>
          </table:table-cell>
          <table:table-cell office:value-type="float" office:value="1.861175E-015" calcext:value-type="float">
            <text:p>1.861175E-15</text:p>
          </table:table-cell>
          <table:table-cell office:value-type="float" office:value="9.359228E-016" calcext:value-type="float">
            <text:p>9.359228E-16</text:p>
          </table:table-cell>
          <table:table-cell office:value-type="float" office:value="9.647558E-016" calcext:value-type="float">
            <text:p>9.647558E-16</text:p>
          </table:table-cell>
          <table:table-cell office:value-type="float" office:value="9.686047E-016" calcext:value-type="float">
            <text:p>9.68604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8.8342" calcext:value-type="float">
            <text:p>-28.8342</text:p>
          </table:table-cell>
          <table:table-cell office:value-type="float" office:value="-0.01754531" calcext:value-type="float">
            <text:p>-0.01754531</text:p>
          </table:table-cell>
          <table:table-cell office:value-type="float" office:value="-0.01711337" calcext:value-type="float">
            <text:p>-0.01711337</text:p>
          </table:table-cell>
          <table:table-cell office:value-type="float" office:value="-0.01650499" calcext:value-type="float">
            <text:p>-0.01650499</text:p>
          </table:table-cell>
          <table:table-cell office:value-type="float" office:value="-0.01596664" calcext:value-type="float">
            <text:p>-0.01596664</text:p>
          </table:table-cell>
          <table:table-cell office:value-type="float" office:value="-0.0154309" calcext:value-type="float">
            <text:p>-0.0154309</text:p>
          </table:table-cell>
          <table:table-cell office:value-type="float" office:value="-0.01447319" calcext:value-type="float">
            <text:p>-0.01447319</text:p>
          </table:table-cell>
          <table:table-cell office:value-type="float" office:value="-0.01352256" calcext:value-type="float">
            <text:p>-0.01352256</text:p>
          </table:table-cell>
          <table:table-cell office:value-type="float" office:value="-0.007023181" calcext:value-type="float">
            <text:p>-0.007023181</text:p>
          </table:table-cell>
          <table:table-cell office:value-type="float" office:value="-0.003763442" calcext:value-type="float">
            <text:p>-0.003763442</text:p>
          </table:table-cell>
          <table:table-cell office:value-type="float" office:value="1310.298" calcext:value-type="float">
            <text:p>1310.298</text:p>
          </table:table-cell>
          <table:table-cell office:value-type="float" office:value="0" calcext:value-type="float">
            <text:p>0</text:p>
          </table:table-cell>
          <table:table-cell office:value-type="float" office:value="-18.97649" calcext:value-type="float">
            <text:p>-18.97649</text:p>
          </table:table-cell>
          <table:table-cell office:value-type="float" office:value="0.009670699" calcext:value-type="float">
            <text:p>0.00967069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374.6004" calcext:value-type="float">
            <text:p>374.6004</text:p>
          </table:table-cell>
          <table:table-cell office:value-type="float" office:value="172.2814" calcext:value-type="float">
            <text:p>172.281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6.292" calcext:value-type="float">
            <text:p>1256.292</text:p>
          </table:table-cell>
          <table:table-cell office:value-type="float" office:value="197.0807" calcext:value-type="float">
            <text:p>197.0807</text:p>
          </table:table-cell>
          <table:table-cell office:value-type="float" office:value="0" calcext:value-type="float">
            <text:p>0</text:p>
          </table:table-cell>
          <table:table-cell office:value-type="float" office:value="0.07474939" calcext:value-type="float">
            <text:p>0.07474939</text:p>
          </table:table-cell>
          <table:table-cell office:value-type="float" office:value="0.3013749" calcext:value-type="float">
            <text:p>0.3013749</text:p>
          </table:table-cell>
          <table:table-cell office:value-type="float" office:value="0.3021702" calcext:value-type="float">
            <text:p>0.3021702</text:p>
          </table:table-cell>
          <table:table-cell office:value-type="float" office:value="0.3035535" calcext:value-type="float">
            <text:p>0.3035535</text:p>
          </table:table-cell>
          <table:table-cell office:value-type="float" office:value="0.3050705" calcext:value-type="float">
            <text:p>0.3050705</text:p>
          </table:table-cell>
          <table:table-cell office:value-type="float" office:value="0.3067607" calcext:value-type="float">
            <text:p>0.3067607</text:p>
          </table:table-cell>
          <table:table-cell office:value-type="float" office:value="0.3541419" calcext:value-type="float">
            <text:p>0.3541419</text:p>
          </table:table-cell>
          <table:table-cell office:value-type="float" office:value="0.3621612" calcext:value-type="float">
            <text:p>0.3621612</text:p>
          </table:table-cell>
          <table:table-cell office:value-type="float" office:value="0.3878372" calcext:value-type="float">
            <text:p>0.3878372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179E-015" calcext:value-type="float">
            <text:p>1.979179E-15</text:p>
          </table:table-cell>
          <table:table-cell office:value-type="float" office:value="1.861049E-015" calcext:value-type="float">
            <text:p>1.861049E-15</text:p>
          </table:table-cell>
          <table:table-cell office:value-type="float" office:value="9.359064E-016" calcext:value-type="float">
            <text:p>9.359064E-16</text:p>
          </table:table-cell>
          <table:table-cell office:value-type="float" office:value="9.647467E-016" calcext:value-type="float">
            <text:p>9.647467E-16</text:p>
          </table:table-cell>
          <table:table-cell office:value-type="float" office:value="9.686016E-016" calcext:value-type="float">
            <text:p>9.68601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724" calcext:value-type="float">
            <text:p>-101.724</text:p>
          </table:table-cell>
          <table:table-cell office:value-type="float" office:value="-0.01846633" calcext:value-type="float">
            <text:p>-0.01846633</text:p>
          </table:table-cell>
          <table:table-cell office:value-type="float" office:value="-0.01813222" calcext:value-type="float">
            <text:p>-0.01813222</text:p>
          </table:table-cell>
          <table:table-cell office:value-type="float" office:value="-0.01757889" calcext:value-type="float">
            <text:p>-0.01757889</text:p>
          </table:table-cell>
          <table:table-cell office:value-type="float" office:value="-0.01698788" calcext:value-type="float">
            <text:p>-0.01698788</text:p>
          </table:table-cell>
          <table:table-cell office:value-type="float" office:value="-0.01634533" calcext:value-type="float">
            <text:p>-0.01634533</text:p>
          </table:table-cell>
          <table:table-cell office:value-type="float" office:value="-0.01516424" calcext:value-type="float">
            <text:p>-0.01516424</text:p>
          </table:table-cell>
          <table:table-cell office:value-type="float" office:value="-0.0135109" calcext:value-type="float">
            <text:p>-0.0135109</text:p>
          </table:table-cell>
          <table:table-cell office:value-type="float" office:value="-0.007014947" calcext:value-type="float">
            <text:p>-0.007014947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314.545" calcext:value-type="float">
            <text:p>1314.545</text:p>
          </table:table-cell>
          <table:table-cell office:value-type="float" office:value="0" calcext:value-type="float">
            <text:p>0</text:p>
          </table:table-cell>
          <table:table-cell office:value-type="float" office:value="-24.1024" calcext:value-type="float">
            <text:p>-24.1024</text:p>
          </table:table-cell>
          <table:table-cell office:value-type="float" office:value="0.009669349" calcext:value-type="float">
            <text:p>0.00966934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374.6004" calcext:value-type="float">
            <text:p>374.6004</text:p>
          </table:table-cell>
          <table:table-cell office:value-type="float" office:value="172.3218" calcext:value-type="float">
            <text:p>172.321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895" calcext:value-type="float">
            <text:p>1255.895</text:p>
          </table:table-cell>
          <table:table-cell office:value-type="float" office:value="197.4362" calcext:value-type="float">
            <text:p>197.4362</text:p>
          </table:table-cell>
          <table:table-cell office:value-type="float" office:value="0" calcext:value-type="float">
            <text:p>0</text:p>
          </table:table-cell>
          <table:table-cell office:value-type="float" office:value="0.07379334" calcext:value-type="float">
            <text:p>0.07379334</text:p>
          </table:table-cell>
          <table:table-cell office:value-type="float" office:value="0.3003347" calcext:value-type="float">
            <text:p>0.3003347</text:p>
          </table:table-cell>
          <table:table-cell office:value-type="float" office:value="0.3010526" calcext:value-type="float">
            <text:p>0.3010526</text:p>
          </table:table-cell>
          <table:table-cell office:value-type="float" office:value="0.3023478" calcext:value-type="float">
            <text:p>0.3023478</text:p>
          </table:table-cell>
          <table:table-cell office:value-type="float" office:value="0.3038067" calcext:value-type="float">
            <text:p>0.3038067</text:p>
          </table:table-cell>
          <table:table-cell office:value-type="float" office:value="0.3054323" calcext:value-type="float">
            <text:p>0.3054323</text:p>
          </table:table-cell>
          <table:table-cell office:value-type="float" office:value="0.3529615" calcext:value-type="float">
            <text:p>0.3529615</text:p>
          </table:table-cell>
          <table:table-cell office:value-type="float" office:value="0.3620739" calcext:value-type="float">
            <text:p>0.3620739</text:p>
          </table:table-cell>
          <table:table-cell office:value-type="float" office:value="0.3878723" calcext:value-type="float">
            <text:p>0.3878723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536E-015" calcext:value-type="float">
            <text:p>1.979536E-15</text:p>
          </table:table-cell>
          <table:table-cell office:value-type="float" office:value="1.860912E-015" calcext:value-type="float">
            <text:p>1.860912E-15</text:p>
          </table:table-cell>
          <table:table-cell office:value-type="float" office:value="9.358906E-016" calcext:value-type="float">
            <text:p>9.358906E-16</text:p>
          </table:table-cell>
          <table:table-cell office:value-type="float" office:value="9.647376E-016" calcext:value-type="float">
            <text:p>9.647376E-16</text:p>
          </table:table-cell>
          <table:table-cell office:value-type="float" office:value="9.68596E-016" calcext:value-type="float">
            <text:p>9.6859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6577" calcext:value-type="float">
            <text:p>-110.6577</text:p>
          </table:table-cell>
          <table:table-cell office:value-type="float" office:value="-0.01892156" calcext:value-type="float">
            <text:p>-0.01892156</text:p>
          </table:table-cell>
          <table:table-cell office:value-type="float" office:value="-0.01860869" calcext:value-type="float">
            <text:p>-0.01860869</text:p>
          </table:table-cell>
          <table:table-cell office:value-type="float" office:value="-0.01807457" calcext:value-type="float">
            <text:p>-0.01807457</text:p>
          </table:table-cell>
          <table:table-cell office:value-type="float" office:value="-0.01748707" calcext:value-type="float">
            <text:p>-0.01748707</text:p>
          </table:table-cell>
          <table:table-cell office:value-type="float" office:value="-0.01684743" calcext:value-type="float">
            <text:p>-0.01684743</text:p>
          </table:table-cell>
          <table:table-cell office:value-type="float" office:value="-0.01566274" calcext:value-type="float">
            <text:p>-0.01566274</text:p>
          </table:table-cell>
          <table:table-cell office:value-type="float" office:value="-0.01354191" calcext:value-type="float">
            <text:p>-0.01354191</text:p>
          </table:table-cell>
          <table:table-cell office:value-type="float" office:value="-0.007008825" calcext:value-type="float">
            <text:p>-0.007008825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318.49" calcext:value-type="float">
            <text:p>1318.49</text:p>
          </table:table-cell>
          <table:table-cell office:value-type="float" office:value="0" calcext:value-type="float">
            <text:p>0</text:p>
          </table:table-cell>
          <table:table-cell office:value-type="float" office:value="-48.64633" calcext:value-type="float">
            <text:p>-48.64633</text:p>
          </table:table-cell>
          <table:table-cell office:value-type="float" office:value="0.009667981" calcext:value-type="float">
            <text:p>0.00966798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375.9005" calcext:value-type="float">
            <text:p>375.9005</text:p>
          </table:table-cell>
          <table:table-cell office:value-type="float" office:value="173.0037" calcext:value-type="float">
            <text:p>173.003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6.362" calcext:value-type="float">
            <text:p>1256.362</text:p>
          </table:table-cell>
          <table:table-cell office:value-type="float" office:value="197.5885" calcext:value-type="float">
            <text:p>197.5885</text:p>
          </table:table-cell>
          <table:table-cell office:value-type="float" office:value="0" calcext:value-type="float">
            <text:p>0</text:p>
          </table:table-cell>
          <table:table-cell office:value-type="float" office:value="0.1025973" calcext:value-type="float">
            <text:p>0.1025973</text:p>
          </table:table-cell>
          <table:table-cell office:value-type="float" office:value="0.299591" calcext:value-type="float">
            <text:p>0.299591</text:p>
          </table:table-cell>
          <table:table-cell office:value-type="float" office:value="0.3007413" calcext:value-type="float">
            <text:p>0.3007413</text:p>
          </table:table-cell>
          <table:table-cell office:value-type="float" office:value="0.3020806" calcext:value-type="float">
            <text:p>0.3020806</text:p>
          </table:table-cell>
          <table:table-cell office:value-type="float" office:value="0.3032735" calcext:value-type="float">
            <text:p>0.3032735</text:p>
          </table:table-cell>
          <table:table-cell office:value-type="float" office:value="0.3047592" calcext:value-type="float">
            <text:p>0.3047592</text:p>
          </table:table-cell>
          <table:table-cell office:value-type="float" office:value="0.3522545" calcext:value-type="float">
            <text:p>0.3522545</text:p>
          </table:table-cell>
          <table:table-cell office:value-type="float" office:value="0.361948" calcext:value-type="float">
            <text:p>0.361948</text:p>
          </table:table-cell>
          <table:table-cell office:value-type="float" office:value="0.3878945" calcext:value-type="float">
            <text:p>0.3878945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906E-015" calcext:value-type="float">
            <text:p>1.979906E-15</text:p>
          </table:table-cell>
          <table:table-cell office:value-type="float" office:value="1.860772E-015" calcext:value-type="float">
            <text:p>1.860772E-15</text:p>
          </table:table-cell>
          <table:table-cell office:value-type="float" office:value="9.35878E-016" calcext:value-type="float">
            <text:p>9.35878E-16</text:p>
          </table:table-cell>
          <table:table-cell office:value-type="float" office:value="9.647222E-016" calcext:value-type="float">
            <text:p>9.647222E-16</text:p>
          </table:table-cell>
          <table:table-cell office:value-type="float" office:value="9.685923E-016" calcext:value-type="float">
            <text:p>9.68592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.11789" calcext:value-type="float">
            <text:p>-14.11789</text:p>
          </table:table-cell>
          <table:table-cell office:value-type="float" office:value="-0.01924339" calcext:value-type="float">
            <text:p>-0.01924339</text:p>
          </table:table-cell>
          <table:table-cell office:value-type="float" office:value="-0.01874213" calcext:value-type="float">
            <text:p>-0.01874213</text:p>
          </table:table-cell>
          <table:table-cell office:value-type="float" office:value="-0.0181879" calcext:value-type="float">
            <text:p>-0.0181879</text:p>
          </table:table-cell>
          <table:table-cell office:value-type="float" office:value="-0.0177037" calcext:value-type="float">
            <text:p>-0.0177037</text:p>
          </table:table-cell>
          <table:table-cell office:value-type="float" office:value="-0.01710944" calcext:value-type="float">
            <text:p>-0.01710944</text:p>
          </table:table-cell>
          <table:table-cell office:value-type="float" office:value="-0.01596959" calcext:value-type="float">
            <text:p>-0.01596959</text:p>
          </table:table-cell>
          <table:table-cell office:value-type="float" office:value="-0.01358716" calcext:value-type="float">
            <text:p>-0.01358716</text:p>
          </table:table-cell>
          <table:table-cell office:value-type="float" office:value="-0.007004973" calcext:value-type="float">
            <text:p>-0.007004973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322.229" calcext:value-type="float">
            <text:p>1322.229</text:p>
          </table:table-cell>
          <table:table-cell office:value-type="float" office:value="0" calcext:value-type="float">
            <text:p>0</text:p>
          </table:table-cell>
          <table:table-cell office:value-type="float" office:value="-0.5129438" calcext:value-type="float">
            <text:p>-0.5129438</text:p>
          </table:table-cell>
          <table:table-cell office:value-type="float" office:value="0.009666441" calcext:value-type="float">
            <text:p>0.00966644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375.9005" calcext:value-type="float">
            <text:p>375.9005</text:p>
          </table:table-cell>
          <table:table-cell office:value-type="float" office:value="173.6389" calcext:value-type="float">
            <text:p>173.638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67" calcext:value-type="float">
            <text:p>1255.67</text:p>
          </table:table-cell>
          <table:table-cell office:value-type="float" office:value="197.6453" calcext:value-type="float">
            <text:p>197.6453</text:p>
          </table:table-cell>
          <table:table-cell office:value-type="float" office:value="0" calcext:value-type="float">
            <text:p>0</text:p>
          </table:table-cell>
          <table:table-cell office:value-type="float" office:value="0.07392761" calcext:value-type="float">
            <text:p>0.07392761</text:p>
          </table:table-cell>
          <table:table-cell office:value-type="float" office:value="0.299832" calcext:value-type="float">
            <text:p>0.299832</text:p>
          </table:table-cell>
          <table:table-cell office:value-type="float" office:value="0.3005953" calcext:value-type="float">
            <text:p>0.3005953</text:p>
          </table:table-cell>
          <table:table-cell office:value-type="float" office:value="0.3018983" calcext:value-type="float">
            <text:p>0.3018983</text:p>
          </table:table-cell>
          <table:table-cell office:value-type="float" office:value="0.3032469" calcext:value-type="float">
            <text:p>0.3032469</text:p>
          </table:table-cell>
          <table:table-cell office:value-type="float" office:value="0.304556" calcext:value-type="float">
            <text:p>0.304556</text:p>
          </table:table-cell>
          <table:table-cell office:value-type="float" office:value="0.3518563" calcext:value-type="float">
            <text:p>0.3518563</text:p>
          </table:table-cell>
          <table:table-cell office:value-type="float" office:value="0.361813" calcext:value-type="float">
            <text:p>0.361813</text:p>
          </table:table-cell>
          <table:table-cell office:value-type="float" office:value="0.3879054" calcext:value-type="float">
            <text:p>0.3879054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023E-015" calcext:value-type="float">
            <text:p>1.98023E-15</text:p>
          </table:table-cell>
          <table:table-cell office:value-type="float" office:value="1.860646E-015" calcext:value-type="float">
            <text:p>1.860646E-15</text:p>
          </table:table-cell>
          <table:table-cell office:value-type="float" office:value="9.358644E-016" calcext:value-type="float">
            <text:p>9.358644E-16</text:p>
          </table:table-cell>
          <table:table-cell office:value-type="float" office:value="9.647109E-016" calcext:value-type="float">
            <text:p>9.647109E-16</text:p>
          </table:table-cell>
          <table:table-cell office:value-type="float" office:value="9.685886E-016" calcext:value-type="float">
            <text:p>9.68588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7703" calcext:value-type="float">
            <text:p>-108.7703</text:p>
          </table:table-cell>
          <table:table-cell office:value-type="float" office:value="-0.01914423" calcext:value-type="float">
            <text:p>-0.01914423</text:p>
          </table:table-cell>
          <table:table-cell office:value-type="float" office:value="-0.0188099" calcext:value-type="float">
            <text:p>-0.0188099</text:p>
          </table:table-cell>
          <table:table-cell office:value-type="float" office:value="-0.01826559" calcext:value-type="float">
            <text:p>-0.01826559</text:p>
          </table:table-cell>
          <table:table-cell office:value-type="float" office:value="-0.01771538" calcext:value-type="float">
            <text:p>-0.01771538</text:p>
          </table:table-cell>
          <table:table-cell office:value-type="float" office:value="-0.01718981" calcext:value-type="float">
            <text:p>-0.01718981</text:p>
          </table:table-cell>
          <table:table-cell office:value-type="float" office:value="-0.01614587" calcext:value-type="float">
            <text:p>-0.01614587</text:p>
          </table:table-cell>
          <table:table-cell office:value-type="float" office:value="-0.01363591" calcext:value-type="float">
            <text:p>-0.01363591</text:p>
          </table:table-cell>
          <table:table-cell office:value-type="float" office:value="-0.007003076" calcext:value-type="float">
            <text:p>-0.007003076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325.859" calcext:value-type="float">
            <text:p>1325.859</text:p>
          </table:table-cell>
          <table:table-cell office:value-type="float" office:value="0" calcext:value-type="float">
            <text:p>0</text:p>
          </table:table-cell>
          <table:table-cell office:value-type="float" office:value="-26.95904" calcext:value-type="float">
            <text:p>-26.95904</text:p>
          </table:table-cell>
          <table:table-cell office:value-type="float" office:value="0.009665423" calcext:value-type="float">
            <text:p>0.00966542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375.9005" calcext:value-type="float">
            <text:p>375.9005</text:p>
          </table:table-cell>
          <table:table-cell office:value-type="float" office:value="173.6391" calcext:value-type="float">
            <text:p>173.639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631" calcext:value-type="float">
            <text:p>1255.631</text:p>
          </table:table-cell>
          <table:table-cell office:value-type="float" office:value="197.6842" calcext:value-type="float">
            <text:p>197.6842</text:p>
          </table:table-cell>
          <table:table-cell office:value-type="float" office:value="0" calcext:value-type="float">
            <text:p>0</text:p>
          </table:table-cell>
          <table:table-cell office:value-type="float" office:value="0.07486705" calcext:value-type="float">
            <text:p>0.07486705</text:p>
          </table:table-cell>
          <table:table-cell office:value-type="float" office:value="0.2998631" calcext:value-type="float">
            <text:p>0.2998631</text:p>
          </table:table-cell>
          <table:table-cell office:value-type="float" office:value="0.3006482" calcext:value-type="float">
            <text:p>0.3006482</text:p>
          </table:table-cell>
          <table:table-cell office:value-type="float" office:value="0.3019021" calcext:value-type="float">
            <text:p>0.3019021</text:p>
          </table:table-cell>
          <table:table-cell office:value-type="float" office:value="0.3031826" calcext:value-type="float">
            <text:p>0.3031826</text:p>
          </table:table-cell>
          <table:table-cell office:value-type="float" office:value="0.3044462" calcext:value-type="float">
            <text:p>0.3044462</text:p>
          </table:table-cell>
          <table:table-cell office:value-type="float" office:value="0.3516549" calcext:value-type="float">
            <text:p>0.3516549</text:p>
          </table:table-cell>
          <table:table-cell office:value-type="float" office:value="0.3616921" calcext:value-type="float">
            <text:p>0.3616921</text:p>
          </table:table-cell>
          <table:table-cell office:value-type="float" office:value="0.3879076" calcext:value-type="float">
            <text:p>0.3879076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0543E-015" calcext:value-type="float">
            <text:p>1.980543E-15</text:p>
          </table:table-cell>
          <table:table-cell office:value-type="float" office:value="1.860523E-015" calcext:value-type="float">
            <text:p>1.860523E-15</text:p>
          </table:table-cell>
          <table:table-cell office:value-type="float" office:value="9.358546E-016" calcext:value-type="float">
            <text:p>9.358546E-16</text:p>
          </table:table-cell>
          <table:table-cell office:value-type="float" office:value="9.646976E-016" calcext:value-type="float">
            <text:p>9.646976E-16</text:p>
          </table:table-cell>
          <table:table-cell office:value-type="float" office:value="9.685846E-016" calcext:value-type="float">
            <text:p>9.68584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1878" calcext:value-type="float">
            <text:p>-101.1878</text:p>
          </table:table-cell>
          <table:table-cell office:value-type="float" office:value="-0.01913006" calcext:value-type="float">
            <text:p>-0.01913006</text:p>
          </table:table-cell>
          <table:table-cell office:value-type="float" office:value="-0.01878637" calcext:value-type="float">
            <text:p>-0.01878637</text:p>
          </table:table-cell>
          <table:table-cell office:value-type="float" office:value="-0.01826395" calcext:value-type="float">
            <text:p>-0.01826395</text:p>
          </table:table-cell>
          <table:table-cell office:value-type="float" office:value="-0.01774153" calcext:value-type="float">
            <text:p>-0.01774153</text:p>
          </table:table-cell>
          <table:table-cell office:value-type="float" office:value="-0.017233" calcext:value-type="float">
            <text:p>-0.017233</text:p>
          </table:table-cell>
          <table:table-cell office:value-type="float" office:value="-0.01623593" calcext:value-type="float">
            <text:p>-0.01623593</text:p>
          </table:table-cell>
          <table:table-cell office:value-type="float" office:value="-0.01367983" calcext:value-type="float">
            <text:p>-0.01367983</text:p>
          </table:table-cell>
          <table:table-cell office:value-type="float" office:value="-0.007002675" calcext:value-type="float">
            <text:p>-0.007002675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1329.475" calcext:value-type="float">
            <text:p>1329.475</text:p>
          </table:table-cell>
          <table:table-cell office:value-type="float" office:value="0" calcext:value-type="float">
            <text:p>0</text:p>
          </table:table-cell>
          <table:table-cell office:value-type="float" office:value="-28.92455" calcext:value-type="float">
            <text:p>-28.92455</text:p>
          </table:table-cell>
          <table:table-cell office:value-type="float" office:value="0.009664509" calcext:value-type="float">
            <text:p>0.00966450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376.9005" calcext:value-type="float">
            <text:p>376.9005</text:p>
          </table:table-cell>
          <table:table-cell office:value-type="float" office:value="173.8152" calcext:value-type="float">
            <text:p>173.815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6.421" calcext:value-type="float">
            <text:p>1256.421</text:p>
          </table:table-cell>
          <table:table-cell office:value-type="float" office:value="197.7184" calcext:value-type="float">
            <text:p>197.7184</text:p>
          </table:table-cell>
          <table:table-cell office:value-type="float" office:value="0" calcext:value-type="float">
            <text:p>0</text:p>
          </table:table-cell>
          <table:table-cell office:value-type="float" office:value="0.1088254" calcext:value-type="float">
            <text:p>0.1088254</text:p>
          </table:table-cell>
          <table:table-cell office:value-type="float" office:value="0.2997626" calcext:value-type="float">
            <text:p>0.2997626</text:p>
          </table:table-cell>
          <table:table-cell office:value-type="float" office:value="0.3006454" calcext:value-type="float">
            <text:p>0.3006454</text:p>
          </table:table-cell>
          <table:table-cell office:value-type="float" office:value="0.3018717" calcext:value-type="float">
            <text:p>0.3018717</text:p>
          </table:table-cell>
          <table:table-cell office:value-type="float" office:value="0.3031265" calcext:value-type="float">
            <text:p>0.3031265</text:p>
          </table:table-cell>
          <table:table-cell office:value-type="float" office:value="0.3043732" calcext:value-type="float">
            <text:p>0.3043732</text:p>
          </table:table-cell>
          <table:table-cell office:value-type="float" office:value="0.3515537" calcext:value-type="float">
            <text:p>0.3515537</text:p>
          </table:table-cell>
          <table:table-cell office:value-type="float" office:value="0.3615929" calcext:value-type="float">
            <text:p>0.3615929</text:p>
          </table:table-cell>
          <table:table-cell office:value-type="float" office:value="0.3879039" calcext:value-type="float">
            <text:p>0.3879039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0896E-015" calcext:value-type="float">
            <text:p>1.980896E-15</text:p>
          </table:table-cell>
          <table:table-cell office:value-type="float" office:value="1.860388E-015" calcext:value-type="float">
            <text:p>1.860388E-15</text:p>
          </table:table-cell>
          <table:table-cell office:value-type="float" office:value="9.358401E-016" calcext:value-type="float">
            <text:p>9.358401E-16</text:p>
          </table:table-cell>
          <table:table-cell office:value-type="float" office:value="9.646843E-016" calcext:value-type="float">
            <text:p>9.646843E-16</text:p>
          </table:table-cell>
          <table:table-cell office:value-type="float" office:value="9.685818E-016" calcext:value-type="float">
            <text:p>9.68581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.10575" calcext:value-type="float">
            <text:p>-14.10575</text:p>
          </table:table-cell>
          <table:table-cell office:value-type="float" office:value="-0.01915456" calcext:value-type="float">
            <text:p>-0.01915456</text:p>
          </table:table-cell>
          <table:table-cell office:value-type="float" office:value="-0.01878664" calcext:value-type="float">
            <text:p>-0.01878664</text:p>
          </table:table-cell>
          <table:table-cell office:value-type="float" office:value="-0.01827681" calcext:value-type="float">
            <text:p>-0.01827681</text:p>
          </table:table-cell>
          <table:table-cell office:value-type="float" office:value="-0.01776435" calcext:value-type="float">
            <text:p>-0.01776435</text:p>
          </table:table-cell>
          <table:table-cell office:value-type="float" office:value="-0.01726186" calcext:value-type="float">
            <text:p>-0.01726186</text:p>
          </table:table-cell>
          <table:table-cell office:value-type="float" office:value="-0.01628162" calcext:value-type="float">
            <text:p>-0.01628162</text:p>
          </table:table-cell>
          <table:table-cell office:value-type="float" office:value="-0.01371603" calcext:value-type="float">
            <text:p>-0.01371603</text:p>
          </table:table-cell>
          <table:table-cell office:value-type="float" office:value="-0.007003304" calcext:value-type="float">
            <text:p>-0.007003304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333.083" calcext:value-type="float">
            <text:p>1333.083</text:p>
          </table:table-cell>
          <table:table-cell office:value-type="float" office:value="0" calcext:value-type="float">
            <text:p>0</text:p>
          </table:table-cell>
          <table:table-cell office:value-type="float" office:value="-0.3221965" calcext:value-type="float">
            <text:p>-0.3221965</text:p>
          </table:table-cell>
          <table:table-cell office:value-type="float" office:value="0.009663308" calcext:value-type="float">
            <text:p>0.00966330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383.6006" calcext:value-type="float">
            <text:p>383.6006</text:p>
          </table:table-cell>
          <table:table-cell office:value-type="float" office:value="176.445" calcext:value-type="float">
            <text:p>176.44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9.77" calcext:value-type="float">
            <text:p>1259.77</text:p>
          </table:table-cell>
          <table:table-cell office:value-type="float" office:value="198.4404" calcext:value-type="float">
            <text:p>198.4404</text:p>
          </table:table-cell>
          <table:table-cell office:value-type="float" office:value="0" calcext:value-type="float">
            <text:p>0</text:p>
          </table:table-cell>
          <table:table-cell office:value-type="float" office:value="0.2962983" calcext:value-type="float">
            <text:p>0.2962983</text:p>
          </table:table-cell>
          <table:table-cell office:value-type="float" office:value="0.2999996" calcext:value-type="float">
            <text:p>0.2999996</text:p>
          </table:table-cell>
          <table:table-cell office:value-type="float" office:value="0.3060136" calcext:value-type="float">
            <text:p>0.3060136</text:p>
          </table:table-cell>
          <table:table-cell office:value-type="float" office:value="0.3085403" calcext:value-type="float">
            <text:p>0.3085403</text:p>
          </table:table-cell>
          <table:table-cell office:value-type="float" office:value="0.3072496" calcext:value-type="float">
            <text:p>0.3072496</text:p>
          </table:table-cell>
          <table:table-cell office:value-type="float" office:value="0.3064414" calcext:value-type="float">
            <text:p>0.3064414</text:p>
          </table:table-cell>
          <table:table-cell office:value-type="float" office:value="0.3519771" calcext:value-type="float">
            <text:p>0.3519771</text:p>
          </table:table-cell>
          <table:table-cell office:value-type="float" office:value="0.3615406" calcext:value-type="float">
            <text:p>0.3615406</text:p>
          </table:table-cell>
          <table:table-cell office:value-type="float" office:value="0.3878969" calcext:value-type="float">
            <text:p>0.3878969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1223E-015" calcext:value-type="float">
            <text:p>1.981223E-15</text:p>
          </table:table-cell>
          <table:table-cell office:value-type="float" office:value="1.860261E-015" calcext:value-type="float">
            <text:p>1.860261E-15</text:p>
          </table:table-cell>
          <table:table-cell office:value-type="float" office:value="9.358266E-016" calcext:value-type="float">
            <text:p>9.358266E-16</text:p>
          </table:table-cell>
          <table:table-cell office:value-type="float" office:value="9.646739E-016" calcext:value-type="float">
            <text:p>9.646739E-16</text:p>
          </table:table-cell>
          <table:table-cell office:value-type="float" office:value="9.685772E-016" calcext:value-type="float">
            <text:p>9.68577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81726" calcext:value-type="float">
            <text:p>-0.02081726</text:p>
          </table:table-cell>
          <table:table-cell office:value-type="float" office:value="-0.01906277" calcext:value-type="float">
            <text:p>-0.01906277</text:p>
          </table:table-cell>
          <table:table-cell office:value-type="float" office:value="-0.01654424" calcext:value-type="float">
            <text:p>-0.01654424</text:p>
          </table:table-cell>
          <table:table-cell office:value-type="float" office:value="-0.0156624" calcext:value-type="float">
            <text:p>-0.0156624</text:p>
          </table:table-cell>
          <table:table-cell office:value-type="float" office:value="-0.01616752" calcext:value-type="float">
            <text:p>-0.01616752</text:p>
          </table:table-cell>
          <table:table-cell office:value-type="float" office:value="-0.01647659" calcext:value-type="float">
            <text:p>-0.01647659</text:p>
          </table:table-cell>
          <table:table-cell office:value-type="float" office:value="-0.01609629" calcext:value-type="float">
            <text:p>-0.01609629</text:p>
          </table:table-cell>
          <table:table-cell office:value-type="float" office:value="-0.01373526" calcext:value-type="float">
            <text:p>-0.01373526</text:p>
          </table:table-cell>
          <table:table-cell office:value-type="float" office:value="-0.007004526" calcext:value-type="float">
            <text:p>-0.007004526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337.361" calcext:value-type="float">
            <text:p>1337.361</text:p>
          </table:table-cell>
          <table:table-cell office:value-type="float" office:value="0" calcext:value-type="float">
            <text:p>0</text:p>
          </table:table-cell>
          <table:table-cell office:value-type="float" office:value="-0.02150402" calcext:value-type="float">
            <text:p>-0.02150402</text:p>
          </table:table-cell>
          <table:table-cell office:value-type="float" office:value="0.009661589" calcext:value-type="float">
            <text:p>0.00966158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383.6006" calcext:value-type="float">
            <text:p>383.6006</text:p>
          </table:table-cell>
          <table:table-cell office:value-type="float" office:value="179.9658" calcext:value-type="float">
            <text:p>179.965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847" calcext:value-type="float">
            <text:p>1255.847</text:p>
          </table:table-cell>
          <table:table-cell office:value-type="float" office:value="198.8437" calcext:value-type="float">
            <text:p>198.8437</text:p>
          </table:table-cell>
          <table:table-cell office:value-type="float" office:value="0" calcext:value-type="float">
            <text:p>0</text:p>
          </table:table-cell>
          <table:table-cell office:value-type="float" office:value="0.1123738" calcext:value-type="float">
            <text:p>0.1123738</text:p>
          </table:table-cell>
          <table:table-cell office:value-type="float" office:value="0.2947649" calcext:value-type="float">
            <text:p>0.2947649</text:p>
          </table:table-cell>
          <table:table-cell office:value-type="float" office:value="0.2969904" calcext:value-type="float">
            <text:p>0.2969904</text:p>
          </table:table-cell>
          <table:table-cell office:value-type="float" office:value="0.3012678" calcext:value-type="float">
            <text:p>0.3012678</text:p>
          </table:table-cell>
          <table:table-cell office:value-type="float" office:value="0.303836" calcext:value-type="float">
            <text:p>0.303836</text:p>
          </table:table-cell>
          <table:table-cell office:value-type="float" office:value="0.3054798" calcext:value-type="float">
            <text:p>0.3054798</text:p>
          </table:table-cell>
          <table:table-cell office:value-type="float" office:value="0.352184" calcext:value-type="float">
            <text:p>0.352184</text:p>
          </table:table-cell>
          <table:table-cell office:value-type="float" office:value="0.3615232" calcext:value-type="float">
            <text:p>0.3615232</text:p>
          </table:table-cell>
          <table:table-cell office:value-type="float" office:value="0.3878897" calcext:value-type="float">
            <text:p>0.3878897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1494E-015" calcext:value-type="float">
            <text:p>1.981494E-15</text:p>
          </table:table-cell>
          <table:table-cell office:value-type="float" office:value="1.860157E-015" calcext:value-type="float">
            <text:p>1.860157E-15</text:p>
          </table:table-cell>
          <table:table-cell office:value-type="float" office:value="9.358149E-016" calcext:value-type="float">
            <text:p>9.358149E-16</text:p>
          </table:table-cell>
          <table:table-cell office:value-type="float" office:value="9.646643E-016" calcext:value-type="float">
            <text:p>9.646643E-16</text:p>
          </table:table-cell>
          <table:table-cell office:value-type="float" office:value="9.68574E-016" calcext:value-type="float">
            <text:p>9.6857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145165" calcext:value-type="float">
            <text:p>-8.145165</text:p>
          </table:table-cell>
          <table:table-cell office:value-type="float" office:value="-0.0215679" calcext:value-type="float">
            <text:p>-0.0215679</text:p>
          </table:table-cell>
          <table:table-cell office:value-type="float" office:value="-0.02045833" calcext:value-type="float">
            <text:p>-0.02045833</text:p>
          </table:table-cell>
          <table:table-cell office:value-type="float" office:value="-0.01851948" calcext:value-type="float">
            <text:p>-0.01851948</text:p>
          </table:table-cell>
          <table:table-cell office:value-type="float" office:value="-0.01746781" calcext:value-type="float">
            <text:p>-0.01746781</text:p>
          </table:table-cell>
          <table:table-cell office:value-type="float" office:value="-0.01682644" calcext:value-type="float">
            <text:p>-0.01682644</text:p>
          </table:table-cell>
          <table:table-cell office:value-type="float" office:value="-0.01600236" calcext:value-type="float">
            <text:p>-0.01600236</text:p>
          </table:table-cell>
          <table:table-cell office:value-type="float" office:value="-0.01374169" calcext:value-type="float">
            <text:p>-0.01374169</text:p>
          </table:table-cell>
          <table:table-cell office:value-type="float" office:value="-0.007005762" calcext:value-type="float">
            <text:p>-0.007005762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341.335" calcext:value-type="float">
            <text:p>1341.335</text:p>
          </table:table-cell>
          <table:table-cell office:value-type="float" office:value="0" calcext:value-type="float">
            <text:p>0</text:p>
          </table:table-cell>
          <table:table-cell office:value-type="float" office:value="-11.1448" calcext:value-type="float">
            <text:p>-11.1448</text:p>
          </table:table-cell>
          <table:table-cell office:value-type="float" office:value="0.009660174" calcext:value-type="float">
            <text:p>0.00966017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383.6006" calcext:value-type="float">
            <text:p>383.6006</text:p>
          </table:table-cell>
          <table:table-cell office:value-type="float" office:value="180.4066" calcext:value-type="float">
            <text:p>180.406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343" calcext:value-type="float">
            <text:p>1255.343</text:p>
          </table:table-cell>
          <table:table-cell office:value-type="float" office:value="198.9083" calcext:value-type="float">
            <text:p>198.9083</text:p>
          </table:table-cell>
          <table:table-cell office:value-type="float" office:value="0" calcext:value-type="float">
            <text:p>0</text:p>
          </table:table-cell>
          <table:table-cell office:value-type="float" office:value="0.07661465" calcext:value-type="float">
            <text:p>0.07661465</text:p>
          </table:table-cell>
          <table:table-cell office:value-type="float" office:value="0.2974443" calcext:value-type="float">
            <text:p>0.2974443</text:p>
          </table:table-cell>
          <table:table-cell office:value-type="float" office:value="0.2983145" calcext:value-type="float">
            <text:p>0.2983145</text:p>
          </table:table-cell>
          <table:table-cell office:value-type="float" office:value="0.3003798" calcext:value-type="float">
            <text:p>0.3003798</text:p>
          </table:table-cell>
          <table:table-cell office:value-type="float" office:value="0.3024656" calcext:value-type="float">
            <text:p>0.3024656</text:p>
          </table:table-cell>
          <table:table-cell office:value-type="float" office:value="0.3042794" calcext:value-type="float">
            <text:p>0.3042794</text:p>
          </table:table-cell>
          <table:table-cell office:value-type="float" office:value="0.3518122" calcext:value-type="float">
            <text:p>0.3518122</text:p>
          </table:table-cell>
          <table:table-cell office:value-type="float" office:value="0.3614998" calcext:value-type="float">
            <text:p>0.3614998</text:p>
          </table:table-cell>
          <table:table-cell office:value-type="float" office:value="0.3878839" calcext:value-type="float">
            <text:p>0.3878839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1784E-015" calcext:value-type="float">
            <text:p>1.981784E-15</text:p>
          </table:table-cell>
          <table:table-cell office:value-type="float" office:value="1.860045E-015" calcext:value-type="float">
            <text:p>1.860045E-15</text:p>
          </table:table-cell>
          <table:table-cell office:value-type="float" office:value="9.358035E-016" calcext:value-type="float">
            <text:p>9.358035E-16</text:p>
          </table:table-cell>
          <table:table-cell office:value-type="float" office:value="9.646547E-016" calcext:value-type="float">
            <text:p>9.646547E-16</text:p>
          </table:table-cell>
          <table:table-cell office:value-type="float" office:value="9.685696E-016" calcext:value-type="float">
            <text:p>9.68569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7.50199" calcext:value-type="float">
            <text:p>-87.50199</text:p>
          </table:table-cell>
          <table:table-cell office:value-type="float" office:value="-0.02023979" calcext:value-type="float">
            <text:p>-0.02023979</text:p>
          </table:table-cell>
          <table:table-cell office:value-type="float" office:value="-0.01983564" calcext:value-type="float">
            <text:p>-0.01983564</text:p>
          </table:table-cell>
          <table:table-cell office:value-type="float" office:value="-0.01891576" calcext:value-type="float">
            <text:p>-0.01891576</text:p>
          </table:table-cell>
          <table:table-cell office:value-type="float" office:value="-0.01803275" calcext:value-type="float">
            <text:p>-0.01803275</text:p>
          </table:table-cell>
          <table:table-cell office:value-type="float" office:value="-0.01729645" calcext:value-type="float">
            <text:p>-0.01729645</text:p>
          </table:table-cell>
          <table:table-cell office:value-type="float" office:value="-0.01616508" calcext:value-type="float">
            <text:p>-0.01616508</text:p>
          </table:table-cell>
          <table:table-cell office:value-type="float" office:value="-0.01375016" calcext:value-type="float">
            <text:p>-0.01375016</text:p>
          </table:table-cell>
          <table:table-cell office:value-type="float" office:value="-0.007006777" calcext:value-type="float">
            <text:p>-0.007006777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344.974" calcext:value-type="float">
            <text:p>1344.974</text:p>
          </table:table-cell>
          <table:table-cell office:value-type="float" office:value="0" calcext:value-type="float">
            <text:p>0</text:p>
          </table:table-cell>
          <table:table-cell office:value-type="float" office:value="-26.37194" calcext:value-type="float">
            <text:p>-26.37194</text:p>
          </table:table-cell>
          <table:table-cell office:value-type="float" office:value="0.009658752" calcext:value-type="float">
            <text:p>0.00965875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383.6006" calcext:value-type="float">
            <text:p>383.6006</text:p>
          </table:table-cell>
          <table:table-cell office:value-type="float" office:value="180.4042" calcext:value-type="float">
            <text:p>180.404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334" calcext:value-type="float">
            <text:p>1255.334</text:p>
          </table:table-cell>
          <table:table-cell office:value-type="float" office:value="198.9213" calcext:value-type="float">
            <text:p>198.9213</text:p>
          </table:table-cell>
          <table:table-cell office:value-type="float" office:value="0" calcext:value-type="float">
            <text:p>0</text:p>
          </table:table-cell>
          <table:table-cell office:value-type="float" office:value="0.07804868" calcext:value-type="float">
            <text:p>0.07804868</text:p>
          </table:table-cell>
          <table:table-cell office:value-type="float" office:value="0.2981167" calcext:value-type="float">
            <text:p>0.2981167</text:p>
          </table:table-cell>
          <table:table-cell office:value-type="float" office:value="0.2989678" calcext:value-type="float">
            <text:p>0.2989678</text:p>
          </table:table-cell>
          <table:table-cell office:value-type="float" office:value="0.3005386" calcext:value-type="float">
            <text:p>0.3005386</text:p>
          </table:table-cell>
          <table:table-cell office:value-type="float" office:value="0.302213" calcext:value-type="float">
            <text:p>0.302213</text:p>
          </table:table-cell>
          <table:table-cell office:value-type="float" office:value="0.3039034" calcext:value-type="float">
            <text:p>0.3039034</text:p>
          </table:table-cell>
          <table:table-cell office:value-type="float" office:value="0.3514743" calcext:value-type="float">
            <text:p>0.3514743</text:p>
          </table:table-cell>
          <table:table-cell office:value-type="float" office:value="0.3614534" calcext:value-type="float">
            <text:p>0.3614534</text:p>
          </table:table-cell>
          <table:table-cell office:value-type="float" office:value="0.3878767" calcext:value-type="float">
            <text:p>0.3878767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126E-015" calcext:value-type="float">
            <text:p>1.982126E-15</text:p>
          </table:table-cell>
          <table:table-cell office:value-type="float" office:value="1.859913E-015" calcext:value-type="float">
            <text:p>1.859913E-15</text:p>
          </table:table-cell>
          <table:table-cell office:value-type="float" office:value="9.357889E-016" calcext:value-type="float">
            <text:p>9.357889E-16</text:p>
          </table:table-cell>
          <table:table-cell office:value-type="float" office:value="9.646429E-016" calcext:value-type="float">
            <text:p>9.646429E-16</text:p>
          </table:table-cell>
          <table:table-cell office:value-type="float" office:value="9.685666E-016" calcext:value-type="float">
            <text:p>9.68566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8.36297" calcext:value-type="float">
            <text:p>-78.36297</text:p>
          </table:table-cell>
          <table:table-cell office:value-type="float" office:value="-0.01992229" calcext:value-type="float">
            <text:p>-0.01992229</text:p>
          </table:table-cell>
          <table:table-cell office:value-type="float" office:value="-0.01953348" calcext:value-type="float">
            <text:p>-0.01953348</text:p>
          </table:table-cell>
          <table:table-cell office:value-type="float" office:value="-0.01884715" calcext:value-type="float">
            <text:p>-0.01884715</text:p>
          </table:table-cell>
          <table:table-cell office:value-type="float" office:value="-0.01813971" calcext:value-type="float">
            <text:p>-0.01813971</text:p>
          </table:table-cell>
          <table:table-cell office:value-type="float" office:value="-0.01744715" calcext:value-type="float">
            <text:p>-0.01744715</text:p>
          </table:table-cell>
          <table:table-cell office:value-type="float" office:value="-0.01631606" calcext:value-type="float">
            <text:p>-0.01631606</text:p>
          </table:table-cell>
          <table:table-cell office:value-type="float" office:value="-0.01376706" calcext:value-type="float">
            <text:p>-0.01376706</text:p>
          </table:table-cell>
          <table:table-cell office:value-type="float" office:value="-0.007008017" calcext:value-type="float">
            <text:p>-0.007008017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1348.568" calcext:value-type="float">
            <text:p>1348.568</text:p>
          </table:table-cell>
          <table:table-cell office:value-type="float" office:value="0" calcext:value-type="float">
            <text:p>0</text:p>
          </table:table-cell>
          <table:table-cell office:value-type="float" office:value="-29.57761" calcext:value-type="float">
            <text:p>-29.57761</text:p>
          </table:table-cell>
          <table:table-cell office:value-type="float" office:value="0.009657494" calcext:value-type="float">
            <text:p>0.00965749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383.6006" calcext:value-type="float">
            <text:p>383.6006</text:p>
          </table:table-cell>
          <table:table-cell office:value-type="float" office:value="180.4049" calcext:value-type="float">
            <text:p>180.404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336" calcext:value-type="float">
            <text:p>1255.336</text:p>
          </table:table-cell>
          <table:table-cell office:value-type="float" office:value="198.9175" calcext:value-type="float">
            <text:p>198.9175</text:p>
          </table:table-cell>
          <table:table-cell office:value-type="float" office:value="0" calcext:value-type="float">
            <text:p>0</text:p>
          </table:table-cell>
          <table:table-cell office:value-type="float" office:value="0.07926287" calcext:value-type="float">
            <text:p>0.07926287</text:p>
          </table:table-cell>
          <table:table-cell office:value-type="float" office:value="0.2984089" calcext:value-type="float">
            <text:p>0.2984089</text:p>
          </table:table-cell>
          <table:table-cell office:value-type="float" office:value="0.2992361" calcext:value-type="float">
            <text:p>0.2992361</text:p>
          </table:table-cell>
          <table:table-cell office:value-type="float" office:value="0.3006689" calcext:value-type="float">
            <text:p>0.3006689</text:p>
          </table:table-cell>
          <table:table-cell office:value-type="float" office:value="0.3022077" calcext:value-type="float">
            <text:p>0.3022077</text:p>
          </table:table-cell>
          <table:table-cell office:value-type="float" office:value="0.303802" calcext:value-type="float">
            <text:p>0.303802</text:p>
          </table:table-cell>
          <table:table-cell office:value-type="float" office:value="0.3512806" calcext:value-type="float">
            <text:p>0.3512806</text:p>
          </table:table-cell>
          <table:table-cell office:value-type="float" office:value="0.3613991" calcext:value-type="float">
            <text:p>0.3613991</text:p>
          </table:table-cell>
          <table:table-cell office:value-type="float" office:value="0.3878696" calcext:value-type="float">
            <text:p>0.3878696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524E-015" calcext:value-type="float">
            <text:p>1.982524E-15</text:p>
          </table:table-cell>
          <table:table-cell office:value-type="float" office:value="1.859763E-015" calcext:value-type="float">
            <text:p>1.859763E-15</text:p>
          </table:table-cell>
          <table:table-cell office:value-type="float" office:value="9.357722E-016" calcext:value-type="float">
            <text:p>9.357722E-16</text:p>
          </table:table-cell>
          <table:table-cell office:value-type="float" office:value="9.646304E-016" calcext:value-type="float">
            <text:p>9.646304E-16</text:p>
          </table:table-cell>
          <table:table-cell office:value-type="float" office:value="9.685616E-016" calcext:value-type="float">
            <text:p>9.68561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1.24834" calcext:value-type="float">
            <text:p>-71.24834</text:p>
          </table:table-cell>
          <table:table-cell office:value-type="float" office:value="-0.01978799" calcext:value-type="float">
            <text:p>-0.01978799</text:p>
          </table:table-cell>
          <table:table-cell office:value-type="float" office:value="-0.01941171" calcext:value-type="float">
            <text:p>-0.01941171</text:p>
          </table:table-cell>
          <table:table-cell office:value-type="float" office:value="-0.01879032" calcext:value-type="float">
            <text:p>-0.01879032</text:p>
          </table:table-cell>
          <table:table-cell office:value-type="float" office:value="-0.01814229" calcext:value-type="float">
            <text:p>-0.01814229</text:p>
          </table:table-cell>
          <table:table-cell office:value-type="float" office:value="-0.01748816" calcext:value-type="float">
            <text:p>-0.01748816</text:p>
          </table:table-cell>
          <table:table-cell office:value-type="float" office:value="-0.01640351" calcext:value-type="float">
            <text:p>-0.01640351</text:p>
          </table:table-cell>
          <table:table-cell office:value-type="float" office:value="-0.01378695" calcext:value-type="float">
            <text:p>-0.01378695</text:p>
          </table:table-cell>
          <table:table-cell office:value-type="float" office:value="-0.00700926" calcext:value-type="float">
            <text:p>-0.00700926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352.161" calcext:value-type="float">
            <text:p>1352.161</text:p>
          </table:table-cell>
          <table:table-cell office:value-type="float" office:value="0" calcext:value-type="float">
            <text:p>0</text:p>
          </table:table-cell>
          <table:table-cell office:value-type="float" office:value="-30.19832" calcext:value-type="float">
            <text:p>-30.19832</text:p>
          </table:table-cell>
          <table:table-cell office:value-type="float" office:value="0.009655973" calcext:value-type="float">
            <text:p>0.00965597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383.6006" calcext:value-type="float">
            <text:p>383.6006</text:p>
          </table:table-cell>
          <table:table-cell office:value-type="float" office:value="180.4257" calcext:value-type="float">
            <text:p>180.425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323" calcext:value-type="float">
            <text:p>1255.323</text:p>
          </table:table-cell>
          <table:table-cell office:value-type="float" office:value="198.9084" calcext:value-type="float">
            <text:p>198.9084</text:p>
          </table:table-cell>
          <table:table-cell office:value-type="float" office:value="0" calcext:value-type="float">
            <text:p>0</text:p>
          </table:table-cell>
          <table:table-cell office:value-type="float" office:value="0.07793374" calcext:value-type="float">
            <text:p>0.07793374</text:p>
          </table:table-cell>
          <table:table-cell office:value-type="float" office:value="0.2987231" calcext:value-type="float">
            <text:p>0.2987231</text:p>
          </table:table-cell>
          <table:table-cell office:value-type="float" office:value="0.2994643" calcext:value-type="float">
            <text:p>0.2994643</text:p>
          </table:table-cell>
          <table:table-cell office:value-type="float" office:value="0.3007829" calcext:value-type="float">
            <text:p>0.3007829</text:p>
          </table:table-cell>
          <table:table-cell office:value-type="float" office:value="0.3022423" calcext:value-type="float">
            <text:p>0.3022423</text:p>
          </table:table-cell>
          <table:table-cell office:value-type="float" office:value="0.3037798" calcext:value-type="float">
            <text:p>0.3037798</text:p>
          </table:table-cell>
          <table:table-cell office:value-type="float" office:value="0.3511866" calcext:value-type="float">
            <text:p>0.3511866</text:p>
          </table:table-cell>
          <table:table-cell office:value-type="float" office:value="0.3613486" calcext:value-type="float">
            <text:p>0.3613486</text:p>
          </table:table-cell>
          <table:table-cell office:value-type="float" office:value="0.3878606" calcext:value-type="float">
            <text:p>0.3878606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122E-015" calcext:value-type="float">
            <text:p>1.98122E-15</text:p>
          </table:table-cell>
          <table:table-cell office:value-type="float" office:value="1.859605E-015" calcext:value-type="float">
            <text:p>1.859605E-15</text:p>
          </table:table-cell>
          <table:table-cell office:value-type="float" office:value="9.357551E-016" calcext:value-type="float">
            <text:p>9.357551E-16</text:p>
          </table:table-cell>
          <table:table-cell office:value-type="float" office:value="9.646211E-016" calcext:value-type="float">
            <text:p>9.646211E-16</text:p>
          </table:table-cell>
          <table:table-cell office:value-type="float" office:value="9.685516E-016" calcext:value-type="float">
            <text:p>9.68551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8.34836" calcext:value-type="float">
            <text:p>-78.34836</text:p>
          </table:table-cell>
          <table:table-cell office:value-type="float" office:value="-0.01964377" calcext:value-type="float">
            <text:p>-0.01964377</text:p>
          </table:table-cell>
          <table:table-cell office:value-type="float" office:value="-0.01930979" calcext:value-type="float">
            <text:p>-0.01930979</text:p>
          </table:table-cell>
          <table:table-cell office:value-type="float" office:value="-0.01874145" calcext:value-type="float">
            <text:p>-0.01874145</text:p>
          </table:table-cell>
          <table:table-cell office:value-type="float" office:value="-0.01812813" calcext:value-type="float">
            <text:p>-0.01812813</text:p>
          </table:table-cell>
          <table:table-cell office:value-type="float" office:value="-0.01749727" calcext:value-type="float">
            <text:p>-0.01749727</text:p>
          </table:table-cell>
          <table:table-cell office:value-type="float" office:value="-0.01644625" calcext:value-type="float">
            <text:p>-0.01644625</text:p>
          </table:table-cell>
          <table:table-cell office:value-type="float" office:value="-0.01380551" calcext:value-type="float">
            <text:p>-0.01380551</text:p>
          </table:table-cell>
          <table:table-cell office:value-type="float" office:value="-0.007010804" calcext:value-type="float">
            <text:p>-0.007010804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355.743" calcext:value-type="float">
            <text:p>1355.743</text:p>
          </table:table-cell>
          <table:table-cell office:value-type="float" office:value="0" calcext:value-type="float">
            <text:p>0</text:p>
          </table:table-cell>
          <table:table-cell office:value-type="float" office:value="-30.93727" calcext:value-type="float">
            <text:p>-30.93727</text:p>
          </table:table-cell>
          <table:table-cell office:value-type="float" office:value="0.009654342" calcext:value-type="float">
            <text:p>0.00965434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383.6006" calcext:value-type="float">
            <text:p>383.6006</text:p>
          </table:table-cell>
          <table:table-cell office:value-type="float" office:value="180.4854" calcext:value-type="float">
            <text:p>180.485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275" calcext:value-type="float">
            <text:p>1255.275</text:p>
          </table:table-cell>
          <table:table-cell office:value-type="float" office:value="198.8943" calcext:value-type="float">
            <text:p>198.8943</text:p>
          </table:table-cell>
          <table:table-cell office:value-type="float" office:value="0" calcext:value-type="float">
            <text:p>0</text:p>
          </table:table-cell>
          <table:table-cell office:value-type="float" office:value="0.07339557" calcext:value-type="float">
            <text:p>0.07339557</text:p>
          </table:table-cell>
          <table:table-cell office:value-type="float" office:value="0.2989201" calcext:value-type="float">
            <text:p>0.2989201</text:p>
          </table:table-cell>
          <table:table-cell office:value-type="float" office:value="0.2996469" calcext:value-type="float">
            <text:p>0.2996469</text:p>
          </table:table-cell>
          <table:table-cell office:value-type="float" office:value="0.30092" calcext:value-type="float">
            <text:p>0.30092</text:p>
          </table:table-cell>
          <table:table-cell office:value-type="float" office:value="0.3023173" calcext:value-type="float">
            <text:p>0.3023173</text:p>
          </table:table-cell>
          <table:table-cell office:value-type="float" office:value="0.303799" calcext:value-type="float">
            <text:p>0.303799</text:p>
          </table:table-cell>
          <table:table-cell office:value-type="float" office:value="0.3511459" calcext:value-type="float">
            <text:p>0.3511459</text:p>
          </table:table-cell>
          <table:table-cell office:value-type="float" office:value="0.361305" calcext:value-type="float">
            <text:p>0.361305</text:p>
          </table:table-cell>
          <table:table-cell office:value-type="float" office:value="0.3878511" calcext:value-type="float">
            <text:p>0.3878511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1629E-015" calcext:value-type="float">
            <text:p>1.981629E-15</text:p>
          </table:table-cell>
          <table:table-cell office:value-type="float" office:value="1.859458E-015" calcext:value-type="float">
            <text:p>1.859458E-15</text:p>
          </table:table-cell>
          <table:table-cell office:value-type="float" office:value="9.357384E-016" calcext:value-type="float">
            <text:p>9.357384E-16</text:p>
          </table:table-cell>
          <table:table-cell office:value-type="float" office:value="9.64615E-016" calcext:value-type="float">
            <text:p>9.64615E-16</text:p>
          </table:table-cell>
          <table:table-cell office:value-type="float" office:value="9.685389E-016" calcext:value-type="float">
            <text:p>9.68538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2732" calcext:value-type="float">
            <text:p>-113.2732</text:p>
          </table:table-cell>
          <table:table-cell office:value-type="float" office:value="-0.01955439" calcext:value-type="float">
            <text:p>-0.01955439</text:p>
          </table:table-cell>
          <table:table-cell office:value-type="float" office:value="-0.01922822" calcext:value-type="float">
            <text:p>-0.01922822</text:p>
          </table:table-cell>
          <table:table-cell office:value-type="float" office:value="-0.01868242" calcext:value-type="float">
            <text:p>-0.01868242</text:p>
          </table:table-cell>
          <table:table-cell office:value-type="float" office:value="-0.01809709" calcext:value-type="float">
            <text:p>-0.01809709</text:p>
          </table:table-cell>
          <table:table-cell office:value-type="float" office:value="-0.01748978" calcext:value-type="float">
            <text:p>-0.01748978</text:p>
          </table:table-cell>
          <table:table-cell office:value-type="float" office:value="-0.01646482" calcext:value-type="float">
            <text:p>-0.01646482</text:p>
          </table:table-cell>
          <table:table-cell office:value-type="float" office:value="-0.01382152" calcext:value-type="float">
            <text:p>-0.01382152</text:p>
          </table:table-cell>
          <table:table-cell office:value-type="float" office:value="-0.007012466" calcext:value-type="float">
            <text:p>-0.007012466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359.325" calcext:value-type="float">
            <text:p>1359.325</text:p>
          </table:table-cell>
          <table:table-cell office:value-type="float" office:value="0" calcext:value-type="float">
            <text:p>0</text:p>
          </table:table-cell>
          <table:table-cell office:value-type="float" office:value="-41.68491" calcext:value-type="float">
            <text:p>-41.68491</text:p>
          </table:table-cell>
          <table:table-cell office:value-type="float" office:value="0.009652901" calcext:value-type="float">
            <text:p>0.00965290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383.6006" calcext:value-type="float">
            <text:p>383.6006</text:p>
          </table:table-cell>
          <table:table-cell office:value-type="float" office:value="180.4939" calcext:value-type="float">
            <text:p>180.493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278" calcext:value-type="float">
            <text:p>1255.278</text:p>
          </table:table-cell>
          <table:table-cell office:value-type="float" office:value="198.8806" calcext:value-type="float">
            <text:p>198.8806</text:p>
          </table:table-cell>
          <table:table-cell office:value-type="float" office:value="0" calcext:value-type="float">
            <text:p>0</text:p>
          </table:table-cell>
          <table:table-cell office:value-type="float" office:value="0.07262051" calcext:value-type="float">
            <text:p>0.07262051</text:p>
          </table:table-cell>
          <table:table-cell office:value-type="float" office:value="0.299093" calcext:value-type="float">
            <text:p>0.299093</text:p>
          </table:table-cell>
          <table:table-cell office:value-type="float" office:value="0.299812" calcext:value-type="float">
            <text:p>0.299812</text:p>
          </table:table-cell>
          <table:table-cell office:value-type="float" office:value="0.3010491" calcext:value-type="float">
            <text:p>0.3010491</text:p>
          </table:table-cell>
          <table:table-cell office:value-type="float" office:value="0.3024016" calcext:value-type="float">
            <text:p>0.3024016</text:p>
          </table:table-cell>
          <table:table-cell office:value-type="float" office:value="0.3038387" calcext:value-type="float">
            <text:p>0.3038387</text:p>
          </table:table-cell>
          <table:table-cell office:value-type="float" office:value="0.3511373" calcext:value-type="float">
            <text:p>0.3511373</text:p>
          </table:table-cell>
          <table:table-cell office:value-type="float" office:value="0.3612703" calcext:value-type="float">
            <text:p>0.3612703</text:p>
          </table:table-cell>
          <table:table-cell office:value-type="float" office:value="0.3878416" calcext:value-type="float">
            <text:p>0.3878416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004E-015" calcext:value-type="float">
            <text:p>1.982004E-15</text:p>
          </table:table-cell>
          <table:table-cell office:value-type="float" office:value="1.859315E-015" calcext:value-type="float">
            <text:p>1.859315E-15</text:p>
          </table:table-cell>
          <table:table-cell office:value-type="float" office:value="9.357253E-016" calcext:value-type="float">
            <text:p>9.357253E-16</text:p>
          </table:table-cell>
          <table:table-cell office:value-type="float" office:value="9.646056E-016" calcext:value-type="float">
            <text:p>9.646056E-16</text:p>
          </table:table-cell>
          <table:table-cell office:value-type="float" office:value="9.685293E-016" calcext:value-type="float">
            <text:p>9.6852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3712" calcext:value-type="float">
            <text:p>-122.3712</text:p>
          </table:table-cell>
          <table:table-cell office:value-type="float" office:value="-0.01947518" calcext:value-type="float">
            <text:p>-0.01947518</text:p>
          </table:table-cell>
          <table:table-cell office:value-type="float" office:value="-0.01915486" calcext:value-type="float">
            <text:p>-0.01915486</text:p>
          </table:table-cell>
          <table:table-cell office:value-type="float" office:value="-0.01862699" calcext:value-type="float">
            <text:p>-0.01862699</text:p>
          </table:table-cell>
          <table:table-cell office:value-type="float" office:value="-0.01806223" calcext:value-type="float">
            <text:p>-0.01806223</text:p>
          </table:table-cell>
          <table:table-cell office:value-type="float" office:value="-0.017474" calcext:value-type="float">
            <text:p>-0.017474</text:p>
          </table:table-cell>
          <table:table-cell office:value-type="float" office:value="-0.0164688" calcext:value-type="float">
            <text:p>-0.0164688</text:p>
          </table:table-cell>
          <table:table-cell office:value-type="float" office:value="-0.01383431" calcext:value-type="float">
            <text:p>-0.01383431</text:p>
          </table:table-cell>
          <table:table-cell office:value-type="float" office:value="-0.007014115" calcext:value-type="float">
            <text:p>-0.007014115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362.916" calcext:value-type="float">
            <text:p>1362.916</text:p>
          </table:table-cell>
          <table:table-cell office:value-type="float" office:value="0" calcext:value-type="float">
            <text:p>0</text:p>
          </table:table-cell>
          <table:table-cell office:value-type="float" office:value="-43.11326" calcext:value-type="float">
            <text:p>-43.11326</text:p>
          </table:table-cell>
          <table:table-cell office:value-type="float" office:value="0.009651598" calcext:value-type="float">
            <text:p>0.00965159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389.3005" calcext:value-type="float">
            <text:p>389.3005</text:p>
          </table:table-cell>
          <table:table-cell office:value-type="float" office:value="180.5726" calcext:value-type="float">
            <text:p>180.572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0.9" calcext:value-type="float">
            <text:p>1260.9</text:p>
          </table:table-cell>
          <table:table-cell office:value-type="float" office:value="198.8798" calcext:value-type="float">
            <text:p>198.8798</text:p>
          </table:table-cell>
          <table:table-cell office:value-type="float" office:value="0" calcext:value-type="float">
            <text:p>0</text:p>
          </table:table-cell>
          <table:table-cell office:value-type="float" office:value="0.3810389" calcext:value-type="float">
            <text:p>0.3810389</text:p>
          </table:table-cell>
          <table:table-cell office:value-type="float" office:value="0.3704404" calcext:value-type="float">
            <text:p>0.3704404</text:p>
          </table:table-cell>
          <table:table-cell office:value-type="float" office:value="0.3031401" calcext:value-type="float">
            <text:p>0.3031401</text:p>
          </table:table-cell>
          <table:table-cell office:value-type="float" office:value="0.3012345" calcext:value-type="float">
            <text:p>0.3012345</text:p>
          </table:table-cell>
          <table:table-cell office:value-type="float" office:value="0.3024824" calcext:value-type="float">
            <text:p>0.3024824</text:p>
          </table:table-cell>
          <table:table-cell office:value-type="float" office:value="0.3038923" calcext:value-type="float">
            <text:p>0.3038923</text:p>
          </table:table-cell>
          <table:table-cell office:value-type="float" office:value="0.3513092" calcext:value-type="float">
            <text:p>0.3513092</text:p>
          </table:table-cell>
          <table:table-cell office:value-type="float" office:value="0.361245" calcext:value-type="float">
            <text:p>0.361245</text:p>
          </table:table-cell>
          <table:table-cell office:value-type="float" office:value="0.3878344" calcext:value-type="float">
            <text:p>0.3878344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347E-015" calcext:value-type="float">
            <text:p>1.982347E-15</text:p>
          </table:table-cell>
          <table:table-cell office:value-type="float" office:value="1.859184E-015" calcext:value-type="float">
            <text:p>1.859184E-15</text:p>
          </table:table-cell>
          <table:table-cell office:value-type="float" office:value="9.357128E-016" calcext:value-type="float">
            <text:p>9.357128E-16</text:p>
          </table:table-cell>
          <table:table-cell office:value-type="float" office:value="9.645923E-016" calcext:value-type="float">
            <text:p>9.645923E-16</text:p>
          </table:table-cell>
          <table:table-cell office:value-type="float" office:value="9.685256E-016" calcext:value-type="float">
            <text:p>9.68525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997828" calcext:value-type="float">
            <text:p>-0.003997828</text:p>
          </table:table-cell>
          <table:table-cell office:value-type="float" office:value="-0.005392522" calcext:value-type="float">
            <text:p>-0.005392522</text:p>
          </table:table-cell>
          <table:table-cell office:value-type="float" office:value="-0.0181729" calcext:value-type="float">
            <text:p>-0.0181729</text:p>
          </table:table-cell>
          <table:table-cell office:value-type="float" office:value="-0.01856675" calcext:value-type="float">
            <text:p>-0.01856675</text:p>
          </table:table-cell>
          <table:table-cell office:value-type="float" office:value="-0.01802932" calcext:value-type="float">
            <text:p>-0.01802932</text:p>
          </table:table-cell>
          <table:table-cell office:value-type="float" office:value="-0.01745319" calcext:value-type="float">
            <text:p>-0.01745319</text:p>
          </table:table-cell>
          <table:table-cell office:value-type="float" office:value="-0.01639186" calcext:value-type="float">
            <text:p>-0.01639186</text:p>
          </table:table-cell>
          <table:table-cell office:value-type="float" office:value="-0.01384371" calcext:value-type="float">
            <text:p>-0.01384371</text:p>
          </table:table-cell>
          <table:table-cell office:value-type="float" office:value="-0.007015362" calcext:value-type="float">
            <text:p>-0.007015362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366.51" calcext:value-type="float">
            <text:p>1366.51</text:p>
          </table:table-cell>
          <table:table-cell office:value-type="float" office:value="0" calcext:value-type="float">
            <text:p>0</text:p>
          </table:table-cell>
          <table:table-cell office:value-type="float" office:value="-0.002843563" calcext:value-type="float">
            <text:p>-0.002843563</text:p>
          </table:table-cell>
          <table:table-cell office:value-type="float" office:value="0.009650513" calcext:value-type="float">
            <text:p>0.00965051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392.3005" calcext:value-type="float">
            <text:p>392.3005</text:p>
          </table:table-cell>
          <table:table-cell office:value-type="float" office:value="183.05" calcext:value-type="float">
            <text:p>183.0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0.303" calcext:value-type="float">
            <text:p>1260.303</text:p>
          </table:table-cell>
          <table:table-cell office:value-type="float" office:value="199.9991" calcext:value-type="float">
            <text:p>199.9991</text:p>
          </table:table-cell>
          <table:table-cell office:value-type="float" office:value="0" calcext:value-type="float">
            <text:p>0</text:p>
          </table:table-cell>
          <table:table-cell office:value-type="float" office:value="0.2997669" calcext:value-type="float">
            <text:p>0.2997669</text:p>
          </table:table-cell>
          <table:table-cell office:value-type="float" office:value="0.3023164" calcext:value-type="float">
            <text:p>0.3023164</text:p>
          </table:table-cell>
          <table:table-cell office:value-type="float" office:value="0.3076488" calcext:value-type="float">
            <text:p>0.3076488</text:p>
          </table:table-cell>
          <table:table-cell office:value-type="float" office:value="0.3111308" calcext:value-type="float">
            <text:p>0.3111308</text:p>
          </table:table-cell>
          <table:table-cell office:value-type="float" office:value="0.3103098" calcext:value-type="float">
            <text:p>0.3103098</text:p>
          </table:table-cell>
          <table:table-cell office:value-type="float" office:value="0.3086849" calcext:value-type="float">
            <text:p>0.3086849</text:p>
          </table:table-cell>
          <table:table-cell office:value-type="float" office:value="0.3524742" calcext:value-type="float">
            <text:p>0.3524742</text:p>
          </table:table-cell>
          <table:table-cell office:value-type="float" office:value="0.3613089" calcext:value-type="float">
            <text:p>0.3613089</text:p>
          </table:table-cell>
          <table:table-cell office:value-type="float" office:value="0.387829" calcext:value-type="float">
            <text:p>0.387829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632E-015" calcext:value-type="float">
            <text:p>1.982632E-15</text:p>
          </table:table-cell>
          <table:table-cell office:value-type="float" office:value="1.859072E-015" calcext:value-type="float">
            <text:p>1.859072E-15</text:p>
          </table:table-cell>
          <table:table-cell office:value-type="float" office:value="9.356996E-016" calcext:value-type="float">
            <text:p>9.356996E-16</text:p>
          </table:table-cell>
          <table:table-cell office:value-type="float" office:value="9.645847E-016" calcext:value-type="float">
            <text:p>9.645847E-16</text:p>
          </table:table-cell>
          <table:table-cell office:value-type="float" office:value="9.685211E-016" calcext:value-type="float">
            <text:p>9.68521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22017" calcext:value-type="float">
            <text:p>-0.01922017</text:p>
          </table:table-cell>
          <table:table-cell office:value-type="float" office:value="-0.01808598" calcext:value-type="float">
            <text:p>-0.01808598</text:p>
          </table:table-cell>
          <table:table-cell office:value-type="float" office:value="-0.01595955" calcext:value-type="float">
            <text:p>-0.01595955</text:p>
          </table:table-cell>
          <table:table-cell office:value-type="float" office:value="-0.01476854" calcext:value-type="float">
            <text:p>-0.01476854</text:p>
          </table:table-cell>
          <table:table-cell office:value-type="float" office:value="-0.01508172" calcext:value-type="float">
            <text:p>-0.01508172</text:p>
          </table:table-cell>
          <table:table-cell office:value-type="float" office:value="-0.01566255" calcext:value-type="float">
            <text:p>-0.01566255</text:p>
          </table:table-cell>
          <table:table-cell office:value-type="float" office:value="-0.01588131" calcext:value-type="float">
            <text:p>-0.01588131</text:p>
          </table:table-cell>
          <table:table-cell office:value-type="float" office:value="-0.01382058" calcext:value-type="float">
            <text:p>-0.01382058</text:p>
          </table:table-cell>
          <table:table-cell office:value-type="float" office:value="-0.007016299" calcext:value-type="float">
            <text:p>-0.007016299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371.21" calcext:value-type="float">
            <text:p>1371.21</text:p>
          </table:table-cell>
          <table:table-cell office:value-type="float" office:value="0" calcext:value-type="float">
            <text:p>0</text:p>
          </table:table-cell>
          <table:table-cell office:value-type="float" office:value="-0.01950273" calcext:value-type="float">
            <text:p>-0.01950273</text:p>
          </table:table-cell>
          <table:table-cell office:value-type="float" office:value="0.009649003" calcext:value-type="float">
            <text:p>0.00964900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392.3005" calcext:value-type="float">
            <text:p>392.3005</text:p>
          </table:table-cell>
          <table:table-cell office:value-type="float" office:value="185.8033" calcext:value-type="float">
            <text:p>185.803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6.916" calcext:value-type="float">
            <text:p>1256.916</text:p>
          </table:table-cell>
          <table:table-cell office:value-type="float" office:value="200.6326" calcext:value-type="float">
            <text:p>200.6326</text:p>
          </table:table-cell>
          <table:table-cell office:value-type="float" office:value="0" calcext:value-type="float">
            <text:p>0</text:p>
          </table:table-cell>
          <table:table-cell office:value-type="float" office:value="0.1909365" calcext:value-type="float">
            <text:p>0.1909365</text:p>
          </table:table-cell>
          <table:table-cell office:value-type="float" office:value="0.2906379" calcext:value-type="float">
            <text:p>0.2906379</text:p>
          </table:table-cell>
          <table:table-cell office:value-type="float" office:value="0.2955617" calcext:value-type="float">
            <text:p>0.2955617</text:p>
          </table:table-cell>
          <table:table-cell office:value-type="float" office:value="0.3018295" calcext:value-type="float">
            <text:p>0.3018295</text:p>
          </table:table-cell>
          <table:table-cell office:value-type="float" office:value="0.304839" calcext:value-type="float">
            <text:p>0.304839</text:p>
          </table:table-cell>
          <table:table-cell office:value-type="float" office:value="0.3065245" calcext:value-type="float">
            <text:p>0.3065245</text:p>
          </table:table-cell>
          <table:table-cell office:value-type="float" office:value="0.3528137" calcext:value-type="float">
            <text:p>0.3528137</text:p>
          </table:table-cell>
          <table:table-cell office:value-type="float" office:value="0.3613978" calcext:value-type="float">
            <text:p>0.3613978</text:p>
          </table:table-cell>
          <table:table-cell office:value-type="float" office:value="0.3878286" calcext:value-type="float">
            <text:p>0.3878286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862E-015" calcext:value-type="float">
            <text:p>1.982862E-15</text:p>
          </table:table-cell>
          <table:table-cell office:value-type="float" office:value="1.858987E-015" calcext:value-type="float">
            <text:p>1.858987E-15</text:p>
          </table:table-cell>
          <table:table-cell office:value-type="float" office:value="9.356893E-016" calcext:value-type="float">
            <text:p>9.356893E-16</text:p>
          </table:table-cell>
          <table:table-cell office:value-type="float" office:value="9.64579E-016" calcext:value-type="float">
            <text:p>9.64579E-16</text:p>
          </table:table-cell>
          <table:table-cell office:value-type="float" office:value="9.685158E-016" calcext:value-type="float">
            <text:p>9.68515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217931" calcext:value-type="float">
            <text:p>-0.3217931</text:p>
          </table:table-cell>
          <table:table-cell office:value-type="float" office:value="-0.02378743" calcext:value-type="float">
            <text:p>-0.02378743</text:p>
          </table:table-cell>
          <table:table-cell office:value-type="float" office:value="-0.02113852" calcext:value-type="float">
            <text:p>-0.02113852</text:p>
          </table:table-cell>
          <table:table-cell office:value-type="float" office:value="-0.01827103" calcext:value-type="float">
            <text:p>-0.01827103</text:p>
          </table:table-cell>
          <table:table-cell office:value-type="float" office:value="-0.01706733" calcext:value-type="float">
            <text:p>-0.01706733</text:p>
          </table:table-cell>
          <table:table-cell office:value-type="float" office:value="-0.01642922" calcext:value-type="float">
            <text:p>-0.01642922</text:p>
          </table:table-cell>
          <table:table-cell office:value-type="float" office:value="-0.01572879" calcext:value-type="float">
            <text:p>-0.01572879</text:p>
          </table:table-cell>
          <table:table-cell office:value-type="float" office:value="-0.01378795" calcext:value-type="float">
            <text:p>-0.01378795</text:p>
          </table:table-cell>
          <table:table-cell office:value-type="float" office:value="-0.007016373" calcext:value-type="float">
            <text:p>-0.007016373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375.445" calcext:value-type="float">
            <text:p>1375.445</text:p>
          </table:table-cell>
          <table:table-cell office:value-type="float" office:value="0" calcext:value-type="float">
            <text:p>0</text:p>
          </table:table-cell>
          <table:table-cell office:value-type="float" office:value="-0.498455" calcext:value-type="float">
            <text:p>-0.498455</text:p>
          </table:table-cell>
          <table:table-cell office:value-type="float" office:value="0.009647776" calcext:value-type="float">
            <text:p>0.00964777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392.3005" calcext:value-type="float">
            <text:p>392.3005</text:p>
          </table:table-cell>
          <table:table-cell office:value-type="float" office:value="187.4453" calcext:value-type="float">
            <text:p>187.445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168" calcext:value-type="float">
            <text:p>1255.168</text:p>
          </table:table-cell>
          <table:table-cell office:value-type="float" office:value="200.7378" calcext:value-type="float">
            <text:p>200.7378</text:p>
          </table:table-cell>
          <table:table-cell office:value-type="float" office:value="0" calcext:value-type="float">
            <text:p>0</text:p>
          </table:table-cell>
          <table:table-cell office:value-type="float" office:value="0.08342923" calcext:value-type="float">
            <text:p>0.08342923</text:p>
          </table:table-cell>
          <table:table-cell office:value-type="float" office:value="0.2943799" calcext:value-type="float">
            <text:p>0.2943799</text:p>
          </table:table-cell>
          <table:table-cell office:value-type="float" office:value="0.2955757" calcext:value-type="float">
            <text:p>0.2955757</text:p>
          </table:table-cell>
          <table:table-cell office:value-type="float" office:value="0.2990458" calcext:value-type="float">
            <text:p>0.2990458</text:p>
          </table:table-cell>
          <table:table-cell office:value-type="float" office:value="0.3022297" calcext:value-type="float">
            <text:p>0.3022297</text:p>
          </table:table-cell>
          <table:table-cell office:value-type="float" office:value="0.3044377" calcext:value-type="float">
            <text:p>0.3044377</text:p>
          </table:table-cell>
          <table:table-cell office:value-type="float" office:value="0.352192" calcext:value-type="float">
            <text:p>0.352192</text:p>
          </table:table-cell>
          <table:table-cell office:value-type="float" office:value="0.3614448" calcext:value-type="float">
            <text:p>0.3614448</text:p>
          </table:table-cell>
          <table:table-cell office:value-type="float" office:value="0.3878322" calcext:value-type="float">
            <text:p>0.3878322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082E-015" calcext:value-type="float">
            <text:p>1.983082E-15</text:p>
          </table:table-cell>
          <table:table-cell office:value-type="float" office:value="1.858904E-015" calcext:value-type="float">
            <text:p>1.858904E-15</text:p>
          </table:table-cell>
          <table:table-cell office:value-type="float" office:value="9.356808E-016" calcext:value-type="float">
            <text:p>9.356808E-16</text:p>
          </table:table-cell>
          <table:table-cell office:value-type="float" office:value="9.645711E-016" calcext:value-type="float">
            <text:p>9.645711E-16</text:p>
          </table:table-cell>
          <table:table-cell office:value-type="float" office:value="9.685126E-016" calcext:value-type="float">
            <text:p>9.68512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1.20002" calcext:value-type="float">
            <text:p>-51.20002</text:p>
          </table:table-cell>
          <table:table-cell office:value-type="float" office:value="-0.02176195" calcext:value-type="float">
            <text:p>-0.02176195</text:p>
          </table:table-cell>
          <table:table-cell office:value-type="float" office:value="-0.02115282" calcext:value-type="float">
            <text:p>-0.02115282</text:p>
          </table:table-cell>
          <table:table-cell office:value-type="float" office:value="-0.01950657" calcext:value-type="float">
            <text:p>-0.01950657</text:p>
          </table:table-cell>
          <table:table-cell office:value-type="float" office:value="-0.01812696" calcext:value-type="float">
            <text:p>-0.01812696</text:p>
          </table:table-cell>
          <table:table-cell office:value-type="float" office:value="-0.01723221" calcext:value-type="float">
            <text:p>-0.01723221</text:p>
          </table:table-cell>
          <table:table-cell office:value-type="float" office:value="-0.01599656" calcext:value-type="float">
            <text:p>-0.01599656</text:p>
          </table:table-cell>
          <table:table-cell office:value-type="float" office:value="-0.01377046" calcext:value-type="float">
            <text:p>-0.01377046</text:p>
          </table:table-cell>
          <table:table-cell office:value-type="float" office:value="-0.007015761" calcext:value-type="float">
            <text:p>-0.007015761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379.142" calcext:value-type="float">
            <text:p>1379.142</text:p>
          </table:table-cell>
          <table:table-cell office:value-type="float" office:value="0" calcext:value-type="float">
            <text:p>0</text:p>
          </table:table-cell>
          <table:table-cell office:value-type="float" office:value="-19.31157" calcext:value-type="float">
            <text:p>-19.31157</text:p>
          </table:table-cell>
          <table:table-cell office:value-type="float" office:value="0.00964673" calcext:value-type="float">
            <text:p>0.0096467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392.3005" calcext:value-type="float">
            <text:p>392.3005</text:p>
          </table:table-cell>
          <table:table-cell office:value-type="float" office:value="187.5347" calcext:value-type="float">
            <text:p>187.534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073" calcext:value-type="float">
            <text:p>1255.073</text:p>
          </table:table-cell>
          <table:table-cell office:value-type="float" office:value="200.744" calcext:value-type="float">
            <text:p>200.744</text:p>
          </table:table-cell>
          <table:table-cell office:value-type="float" office:value="0" calcext:value-type="float">
            <text:p>0</text:p>
          </table:table-cell>
          <table:table-cell office:value-type="float" office:value="0.07597524" calcext:value-type="float">
            <text:p>0.07597524</text:p>
          </table:table-cell>
          <table:table-cell office:value-type="float" office:value="0.2962025" calcext:value-type="float">
            <text:p>0.2962025</text:p>
          </table:table-cell>
          <table:table-cell office:value-type="float" office:value="0.2970749" calcext:value-type="float">
            <text:p>0.2970749</text:p>
          </table:table-cell>
          <table:table-cell office:value-type="float" office:value="0.2991779" calcext:value-type="float">
            <text:p>0.2991779</text:p>
          </table:table-cell>
          <table:table-cell office:value-type="float" office:value="0.3015017" calcext:value-type="float">
            <text:p>0.3015017</text:p>
          </table:table-cell>
          <table:table-cell office:value-type="float" office:value="0.3036304" calcext:value-type="float">
            <text:p>0.3036304</text:p>
          </table:table-cell>
          <table:table-cell office:value-type="float" office:value="0.351576" calcext:value-type="float">
            <text:p>0.351576</text:p>
          </table:table-cell>
          <table:table-cell office:value-type="float" office:value="0.3614288" calcext:value-type="float">
            <text:p>0.3614288</text:p>
          </table:table-cell>
          <table:table-cell office:value-type="float" office:value="0.3878351" calcext:value-type="float">
            <text:p>0.3878351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325E-015" calcext:value-type="float">
            <text:p>1.983325E-15</text:p>
          </table:table-cell>
          <table:table-cell office:value-type="float" office:value="1.858809E-015" calcext:value-type="float">
            <text:p>1.858809E-15</text:p>
          </table:table-cell>
          <table:table-cell office:value-type="float" office:value="9.356723E-016" calcext:value-type="float">
            <text:p>9.356723E-16</text:p>
          </table:table-cell>
          <table:table-cell office:value-type="float" office:value="9.645622E-016" calcext:value-type="float">
            <text:p>9.645622E-16</text:p>
          </table:table-cell>
          <table:table-cell office:value-type="float" office:value="9.685084E-016" calcext:value-type="float">
            <text:p>9.68508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2.92632" calcext:value-type="float">
            <text:p>-92.92632</text:p>
          </table:table-cell>
          <table:table-cell office:value-type="float" office:value="-0.02083937" calcext:value-type="float">
            <text:p>-0.02083937</text:p>
          </table:table-cell>
          <table:table-cell office:value-type="float" office:value="-0.02041746" calcext:value-type="float">
            <text:p>-0.02041746</text:p>
          </table:table-cell>
          <table:table-cell office:value-type="float" office:value="-0.0194507" calcext:value-type="float">
            <text:p>-0.0194507</text:p>
          </table:table-cell>
          <table:table-cell office:value-type="float" office:value="-0.01843764" calcext:value-type="float">
            <text:p>-0.01843764</text:p>
          </table:table-cell>
          <table:table-cell office:value-type="float" office:value="-0.01755532" calcext:value-type="float">
            <text:p>-0.01755532</text:p>
          </table:table-cell>
          <table:table-cell office:value-type="float" office:value="-0.01626959" calcext:value-type="float">
            <text:p>-0.01626959</text:p>
          </table:table-cell>
          <table:table-cell office:value-type="float" office:value="-0.01377617" calcext:value-type="float">
            <text:p>-0.01377617</text:p>
          </table:table-cell>
          <table:table-cell office:value-type="float" office:value="-0.007015262" calcext:value-type="float">
            <text:p>-0.007015262</text:p>
          </table:table-cell>
          <table:table-cell office:value-type="float" office:value="-0.00376343" calcext:value-type="float">
            <text:p>-0.00376343</text:p>
          </table:table-cell>
          <table:table-cell office:value-type="float" office:value="1382.731" calcext:value-type="float">
            <text:p>1382.731</text:p>
          </table:table-cell>
          <table:table-cell office:value-type="float" office:value="0" calcext:value-type="float">
            <text:p>0</text:p>
          </table:table-cell>
          <table:table-cell office:value-type="float" office:value="-21.2772" calcext:value-type="float">
            <text:p>-21.2772</text:p>
          </table:table-cell>
          <table:table-cell office:value-type="float" office:value="0.009645855" calcext:value-type="float">
            <text:p>0.00964585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392.3005" calcext:value-type="float">
            <text:p>392.3005</text:p>
          </table:table-cell>
          <table:table-cell office:value-type="float" office:value="187.5515" calcext:value-type="float">
            <text:p>187.551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076" calcext:value-type="float">
            <text:p>1255.076</text:p>
          </table:table-cell>
          <table:table-cell office:value-type="float" office:value="200.7234" calcext:value-type="float">
            <text:p>200.7234</text:p>
          </table:table-cell>
          <table:table-cell office:value-type="float" office:value="0" calcext:value-type="float">
            <text:p>0</text:p>
          </table:table-cell>
          <table:table-cell office:value-type="float" office:value="0.07676118" calcext:value-type="float">
            <text:p>0.07676118</text:p>
          </table:table-cell>
          <table:table-cell office:value-type="float" office:value="0.2969511" calcext:value-type="float">
            <text:p>0.2969511</text:p>
          </table:table-cell>
          <table:table-cell office:value-type="float" office:value="0.2978046" calcext:value-type="float">
            <text:p>0.2978046</text:p>
          </table:table-cell>
          <table:table-cell office:value-type="float" office:value="0.2995142" calcext:value-type="float">
            <text:p>0.2995142</text:p>
          </table:table-cell>
          <table:table-cell office:value-type="float" office:value="0.3014011" calcext:value-type="float">
            <text:p>0.3014011</text:p>
          </table:table-cell>
          <table:table-cell office:value-type="float" office:value="0.3033642" calcext:value-type="float">
            <text:p>0.3033642</text:p>
          </table:table-cell>
          <table:table-cell office:value-type="float" office:value="0.3511969" calcext:value-type="float">
            <text:p>0.3511969</text:p>
          </table:table-cell>
          <table:table-cell office:value-type="float" office:value="0.3613786" calcext:value-type="float">
            <text:p>0.3613786</text:p>
          </table:table-cell>
          <table:table-cell office:value-type="float" office:value="0.3878359" calcext:value-type="float">
            <text:p>0.3878359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591E-015" calcext:value-type="float">
            <text:p>1.983591E-15</text:p>
          </table:table-cell>
          <table:table-cell office:value-type="float" office:value="1.858706E-015" calcext:value-type="float">
            <text:p>1.858706E-15</text:p>
          </table:table-cell>
          <table:table-cell office:value-type="float" office:value="9.356604E-016" calcext:value-type="float">
            <text:p>9.356604E-16</text:p>
          </table:table-cell>
          <table:table-cell office:value-type="float" office:value="9.645529E-016" calcext:value-type="float">
            <text:p>9.645529E-16</text:p>
          </table:table-cell>
          <table:table-cell office:value-type="float" office:value="9.685057E-016" calcext:value-type="float">
            <text:p>9.68505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6.87177" calcext:value-type="float">
            <text:p>-86.87177</text:p>
          </table:table-cell>
          <table:table-cell office:value-type="float" office:value="-0.0204724" calcext:value-type="float">
            <text:p>-0.0204724</text:p>
          </table:table-cell>
          <table:table-cell office:value-type="float" office:value="-0.02007113" calcext:value-type="float">
            <text:p>-0.02007113</text:p>
          </table:table-cell>
          <table:table-cell office:value-type="float" office:value="-0.01929978" calcext:value-type="float">
            <text:p>-0.01929978</text:p>
          </table:table-cell>
          <table:table-cell office:value-type="float" office:value="-0.01848142" calcext:value-type="float">
            <text:p>-0.01848142</text:p>
          </table:table-cell>
          <table:table-cell office:value-type="float" office:value="-0.01766352" calcext:value-type="float">
            <text:p>-0.01766352</text:p>
          </table:table-cell>
          <table:table-cell office:value-type="float" office:value="-0.0164407" calcext:value-type="float">
            <text:p>-0.0164407</text:p>
          </table:table-cell>
          <table:table-cell office:value-type="float" office:value="-0.01379445" calcext:value-type="float">
            <text:p>-0.01379445</text:p>
          </table:table-cell>
          <table:table-cell office:value-type="float" office:value="-0.007015118" calcext:value-type="float">
            <text:p>-0.007015118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386.301" calcext:value-type="float">
            <text:p>1386.301</text:p>
          </table:table-cell>
          <table:table-cell office:value-type="float" office:value="0" calcext:value-type="float">
            <text:p>0</text:p>
          </table:table-cell>
          <table:table-cell office:value-type="float" office:value="-27.67458" calcext:value-type="float">
            <text:p>-27.67458</text:p>
          </table:table-cell>
          <table:table-cell office:value-type="float" office:value="0.009644709" calcext:value-type="float">
            <text:p>0.00964470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392.3005" calcext:value-type="float">
            <text:p>392.3005</text:p>
          </table:table-cell>
          <table:table-cell office:value-type="float" office:value="187.4692" calcext:value-type="float">
            <text:p>187.469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184" calcext:value-type="float">
            <text:p>1255.184</text:p>
          </table:table-cell>
          <table:table-cell office:value-type="float" office:value="200.6972" calcext:value-type="float">
            <text:p>200.6972</text:p>
          </table:table-cell>
          <table:table-cell office:value-type="float" office:value="0" calcext:value-type="float">
            <text:p>0</text:p>
          </table:table-cell>
          <table:table-cell office:value-type="float" office:value="0.08261432" calcext:value-type="float">
            <text:p>0.08261432</text:p>
          </table:table-cell>
          <table:table-cell office:value-type="float" office:value="0.2973294" calcext:value-type="float">
            <text:p>0.2973294</text:p>
          </table:table-cell>
          <table:table-cell office:value-type="float" office:value="0.2982025" calcext:value-type="float">
            <text:p>0.2982025</text:p>
          </table:table-cell>
          <table:table-cell office:value-type="float" office:value="0.2997679" calcext:value-type="float">
            <text:p>0.2997679</text:p>
          </table:table-cell>
          <table:table-cell office:value-type="float" office:value="0.3014629" calcext:value-type="float">
            <text:p>0.3014629</text:p>
          </table:table-cell>
          <table:table-cell office:value-type="float" office:value="0.3032736" calcext:value-type="float">
            <text:p>0.3032736</text:p>
          </table:table-cell>
          <table:table-cell office:value-type="float" office:value="0.3509986" calcext:value-type="float">
            <text:p>0.3509986</text:p>
          </table:table-cell>
          <table:table-cell office:value-type="float" office:value="0.3613184" calcext:value-type="float">
            <text:p>0.3613184</text:p>
          </table:table-cell>
          <table:table-cell office:value-type="float" office:value="0.3878337" calcext:value-type="float">
            <text:p>0.3878337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849E-015" calcext:value-type="float">
            <text:p>1.983849E-15</text:p>
          </table:table-cell>
          <table:table-cell office:value-type="float" office:value="1.858604E-015" calcext:value-type="float">
            <text:p>1.858604E-15</text:p>
          </table:table-cell>
          <table:table-cell office:value-type="float" office:value="9.356483E-016" calcext:value-type="float">
            <text:p>9.356483E-16</text:p>
          </table:table-cell>
          <table:table-cell office:value-type="float" office:value="9.645472E-016" calcext:value-type="float">
            <text:p>9.645472E-16</text:p>
          </table:table-cell>
          <table:table-cell office:value-type="float" office:value="9.685002E-016" calcext:value-type="float">
            <text:p>9.68500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13994" calcext:value-type="float">
            <text:p>-55.13994</text:p>
          </table:table-cell>
          <table:table-cell office:value-type="float" office:value="-0.02029163" calcext:value-type="float">
            <text:p>-0.02029163</text:p>
          </table:table-cell>
          <table:table-cell office:value-type="float" office:value="-0.01988495" calcext:value-type="float">
            <text:p>-0.01988495</text:p>
          </table:table-cell>
          <table:table-cell office:value-type="float" office:value="-0.01918655" calcext:value-type="float">
            <text:p>-0.01918655</text:p>
          </table:table-cell>
          <table:table-cell office:value-type="float" office:value="-0.01845565" calcext:value-type="float">
            <text:p>-0.01845565</text:p>
          </table:table-cell>
          <table:table-cell office:value-type="float" office:value="-0.01770078" calcext:value-type="float">
            <text:p>-0.01770078</text:p>
          </table:table-cell>
          <table:table-cell office:value-type="float" office:value="-0.01653108" calcext:value-type="float">
            <text:p>-0.01653108</text:p>
          </table:table-cell>
          <table:table-cell office:value-type="float" office:value="-0.01381656" calcext:value-type="float">
            <text:p>-0.01381656</text:p>
          </table:table-cell>
          <table:table-cell office:value-type="float" office:value="-0.007015483" calcext:value-type="float">
            <text:p>-0.007015483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389.872" calcext:value-type="float">
            <text:p>1389.872</text:p>
          </table:table-cell>
          <table:table-cell office:value-type="float" office:value="0" calcext:value-type="float">
            <text:p>0</text:p>
          </table:table-cell>
          <table:table-cell office:value-type="float" office:value="-12.51146" calcext:value-type="float">
            <text:p>-12.51146</text:p>
          </table:table-cell>
          <table:table-cell office:value-type="float" office:value="0.009643859" calcext:value-type="float">
            <text:p>0.00964385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392.6005" calcext:value-type="float">
            <text:p>392.6005</text:p>
          </table:table-cell>
          <table:table-cell office:value-type="float" office:value="187.571" calcext:value-type="float">
            <text:p>187.57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411" calcext:value-type="float">
            <text:p>1255.411</text:p>
          </table:table-cell>
          <table:table-cell office:value-type="float" office:value="200.6674" calcext:value-type="float">
            <text:p>200.6674</text:p>
          </table:table-cell>
          <table:table-cell office:value-type="float" office:value="0" calcext:value-type="float">
            <text:p>0</text:p>
          </table:table-cell>
          <table:table-cell office:value-type="float" office:value="0.09073719" calcext:value-type="float">
            <text:p>0.09073719</text:p>
          </table:table-cell>
          <table:table-cell office:value-type="float" office:value="0.2976737" calcext:value-type="float">
            <text:p>0.2976737</text:p>
          </table:table-cell>
          <table:table-cell office:value-type="float" office:value="0.2985029" calcext:value-type="float">
            <text:p>0.2985029</text:p>
          </table:table-cell>
          <table:table-cell office:value-type="float" office:value="0.2999667" calcext:value-type="float">
            <text:p>0.2999667</text:p>
          </table:table-cell>
          <table:table-cell office:value-type="float" office:value="0.3015659" calcext:value-type="float">
            <text:p>0.3015659</text:p>
          </table:table-cell>
          <table:table-cell office:value-type="float" office:value="0.3032882" calcext:value-type="float">
            <text:p>0.3032882</text:p>
          </table:table-cell>
          <table:table-cell office:value-type="float" office:value="0.3509122" calcext:value-type="float">
            <text:p>0.3509122</text:p>
          </table:table-cell>
          <table:table-cell office:value-type="float" office:value="0.3612647" calcext:value-type="float">
            <text:p>0.3612647</text:p>
          </table:table-cell>
          <table:table-cell office:value-type="float" office:value="0.3878289" calcext:value-type="float">
            <text:p>0.3878289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108E-015" calcext:value-type="float">
            <text:p>1.984108E-15</text:p>
          </table:table-cell>
          <table:table-cell office:value-type="float" office:value="1.858505E-015" calcext:value-type="float">
            <text:p>1.858505E-15</text:p>
          </table:table-cell>
          <table:table-cell office:value-type="float" office:value="9.356378E-016" calcext:value-type="float">
            <text:p>9.356378E-16</text:p>
          </table:table-cell>
          <table:table-cell office:value-type="float" office:value="9.645378E-016" calcext:value-type="float">
            <text:p>9.645378E-16</text:p>
          </table:table-cell>
          <table:table-cell office:value-type="float" office:value="9.684973E-016" calcext:value-type="float">
            <text:p>9.68497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7.76883" calcext:value-type="float">
            <text:p>-37.76883</text:p>
          </table:table-cell>
          <table:table-cell office:value-type="float" office:value="-0.0201247" calcext:value-type="float">
            <text:p>-0.0201247</text:p>
          </table:table-cell>
          <table:table-cell office:value-type="float" office:value="-0.01974639" calcext:value-type="float">
            <text:p>-0.01974639</text:p>
          </table:table-cell>
          <table:table-cell office:value-type="float" office:value="-0.01909861" calcext:value-type="float">
            <text:p>-0.01909861</text:p>
          </table:table-cell>
          <table:table-cell office:value-type="float" office:value="-0.01841218" calcext:value-type="float">
            <text:p>-0.01841218</text:p>
          </table:table-cell>
          <table:table-cell office:value-type="float" office:value="-0.01769517" calcext:value-type="float">
            <text:p>-0.01769517</text:p>
          </table:table-cell>
          <table:table-cell office:value-type="float" office:value="-0.01657079" calcext:value-type="float">
            <text:p>-0.01657079</text:p>
          </table:table-cell>
          <table:table-cell office:value-type="float" office:value="-0.01383633" calcext:value-type="float">
            <text:p>-0.01383633</text:p>
          </table:table-cell>
          <table:table-cell office:value-type="float" office:value="-0.007016312" calcext:value-type="float">
            <text:p>-0.007016312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393.443" calcext:value-type="float">
            <text:p>1393.443</text:p>
          </table:table-cell>
          <table:table-cell office:value-type="float" office:value="0" calcext:value-type="float">
            <text:p>0</text:p>
          </table:table-cell>
          <table:table-cell office:value-type="float" office:value="-3.389295" calcext:value-type="float">
            <text:p>-3.389295</text:p>
          </table:table-cell>
          <table:table-cell office:value-type="float" office:value="0.009642903" calcext:value-type="float">
            <text:p>0.00964290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403.4005" calcext:value-type="float">
            <text:p>403.4005</text:p>
          </table:table-cell>
          <table:table-cell office:value-type="float" office:value="188.0768" calcext:value-type="float">
            <text:p>188.076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4.683" calcext:value-type="float">
            <text:p>1264.683</text:p>
          </table:table-cell>
          <table:table-cell office:value-type="float" office:value="201.691" calcext:value-type="float">
            <text:p>201.691</text:p>
          </table:table-cell>
          <table:table-cell office:value-type="float" office:value="0" calcext:value-type="float">
            <text:p>0</text:p>
          </table:table-cell>
          <table:table-cell office:value-type="float" office:value="0.3404129" calcext:value-type="float">
            <text:p>0.3404129</text:p>
          </table:table-cell>
          <table:table-cell office:value-type="float" office:value="0.3407492" calcext:value-type="float">
            <text:p>0.3407492</text:p>
          </table:table-cell>
          <table:table-cell office:value-type="float" office:value="0.3405848" calcext:value-type="float">
            <text:p>0.3405848</text:p>
          </table:table-cell>
          <table:table-cell office:value-type="float" office:value="0.3338386" calcext:value-type="float">
            <text:p>0.3338386</text:p>
          </table:table-cell>
          <table:table-cell office:value-type="float" office:value="0.3195517" calcext:value-type="float">
            <text:p>0.3195517</text:p>
          </table:table-cell>
          <table:table-cell office:value-type="float" office:value="0.3099007" calcext:value-type="float">
            <text:p>0.3099007</text:p>
          </table:table-cell>
          <table:table-cell office:value-type="float" office:value="0.3519784" calcext:value-type="float">
            <text:p>0.3519784</text:p>
          </table:table-cell>
          <table:table-cell office:value-type="float" office:value="0.3612702" calcext:value-type="float">
            <text:p>0.3612702</text:p>
          </table:table-cell>
          <table:table-cell office:value-type="float" office:value="0.3878242" calcext:value-type="float">
            <text:p>0.3878242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348E-015" calcext:value-type="float">
            <text:p>1.984348E-15</text:p>
          </table:table-cell>
          <table:table-cell office:value-type="float" office:value="1.858416E-015" calcext:value-type="float">
            <text:p>1.858416E-15</text:p>
          </table:table-cell>
          <table:table-cell office:value-type="float" office:value="9.356301E-016" calcext:value-type="float">
            <text:p>9.356301E-16</text:p>
          </table:table-cell>
          <table:table-cell office:value-type="float" office:value="9.645266E-016" calcext:value-type="float">
            <text:p>9.645266E-16</text:p>
          </table:table-cell>
          <table:table-cell office:value-type="float" office:value="9.684944E-016" calcext:value-type="float">
            <text:p>9.68494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841047" calcext:value-type="float">
            <text:p>-0.007841047</text:p>
          </table:table-cell>
          <table:table-cell office:value-type="float" office:value="-0.007801529" calcext:value-type="float">
            <text:p>-0.007801529</text:p>
          </table:table-cell>
          <table:table-cell office:value-type="float" office:value="-0.00783781" calcext:value-type="float">
            <text:p>-0.00783781</text:p>
          </table:table-cell>
          <table:table-cell office:value-type="float" office:value="-0.009053635" calcext:value-type="float">
            <text:p>-0.009053635</text:p>
          </table:table-cell>
          <table:table-cell office:value-type="float" office:value="-0.01234793" calcext:value-type="float">
            <text:p>-0.01234793</text:p>
          </table:table-cell>
          <table:table-cell office:value-type="float" office:value="-0.01530505" calcext:value-type="float">
            <text:p>-0.01530505</text:p>
          </table:table-cell>
          <table:table-cell office:value-type="float" office:value="-0.01610321" calcext:value-type="float">
            <text:p>-0.01610321</text:p>
          </table:table-cell>
          <table:table-cell office:value-type="float" office:value="-0.01383464" calcext:value-type="float">
            <text:p>-0.01383464</text:p>
          </table:table-cell>
          <table:table-cell office:value-type="float" office:value="-0.007017139" calcext:value-type="float">
            <text:p>-0.007017139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398.029" calcext:value-type="float">
            <text:p>1398.029</text:p>
          </table:table-cell>
          <table:table-cell office:value-type="float" office:value="0" calcext:value-type="float">
            <text:p>0</text:p>
          </table:table-cell>
          <table:table-cell office:value-type="float" office:value="-0.007950956" calcext:value-type="float">
            <text:p>-0.007950956</text:p>
          </table:table-cell>
          <table:table-cell office:value-type="float" office:value="0.009641562" calcext:value-type="float">
            <text:p>0.00964156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405.6006" calcext:value-type="float">
            <text:p>405.6006</text:p>
          </table:table-cell>
          <table:table-cell office:value-type="float" office:value="190.7646" calcext:value-type="float">
            <text:p>190.764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1.873" calcext:value-type="float">
            <text:p>1261.873</text:p>
          </table:table-cell>
          <table:table-cell office:value-type="float" office:value="204.0129" calcext:value-type="float">
            <text:p>204.0129</text:p>
          </table:table-cell>
          <table:table-cell office:value-type="float" office:value="0" calcext:value-type="float">
            <text:p>0</text:p>
          </table:table-cell>
          <table:table-cell office:value-type="float" office:value="0.3432756" calcext:value-type="float">
            <text:p>0.3432756</text:p>
          </table:table-cell>
          <table:table-cell office:value-type="float" office:value="0.3395587" calcext:value-type="float">
            <text:p>0.3395587</text:p>
          </table:table-cell>
          <table:table-cell office:value-type="float" office:value="0.3069189" calcext:value-type="float">
            <text:p>0.3069189</text:p>
          </table:table-cell>
          <table:table-cell office:value-type="float" office:value="0.3104607" calcext:value-type="float">
            <text:p>0.3104607</text:p>
          </table:table-cell>
          <table:table-cell office:value-type="float" office:value="0.3126388" calcext:value-type="float">
            <text:p>0.3126388</text:p>
          </table:table-cell>
          <table:table-cell office:value-type="float" office:value="0.3126417" calcext:value-type="float">
            <text:p>0.3126417</text:p>
          </table:table-cell>
          <table:table-cell office:value-type="float" office:value="0.3546839" calcext:value-type="float">
            <text:p>0.3546839</text:p>
          </table:table-cell>
          <table:table-cell office:value-type="float" office:value="0.3614238" calcext:value-type="float">
            <text:p>0.3614238</text:p>
          </table:table-cell>
          <table:table-cell office:value-type="float" office:value="0.3878238" calcext:value-type="float">
            <text:p>0.3878238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592E-015" calcext:value-type="float">
            <text:p>1.984592E-15</text:p>
          </table:table-cell>
          <table:table-cell office:value-type="float" office:value="1.858322E-015" calcext:value-type="float">
            <text:p>1.858322E-15</text:p>
          </table:table-cell>
          <table:table-cell office:value-type="float" office:value="9.356219E-016" calcext:value-type="float">
            <text:p>9.356219E-16</text:p>
          </table:table-cell>
          <table:table-cell office:value-type="float" office:value="9.645177E-016" calcext:value-type="float">
            <text:p>9.645177E-16</text:p>
          </table:table-cell>
          <table:table-cell office:value-type="float" office:value="9.684896E-016" calcext:value-type="float">
            <text:p>9.68489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249086" calcext:value-type="float">
            <text:p>-0.007249086</text:p>
          </table:table-cell>
          <table:table-cell office:value-type="float" office:value="-0.007966489" calcext:value-type="float">
            <text:p>-0.007966489</text:p>
          </table:table-cell>
          <table:table-cell office:value-type="float" office:value="-0.01661709" calcext:value-type="float">
            <text:p>-0.01661709</text:p>
          </table:table-cell>
          <table:table-cell office:value-type="float" office:value="-0.0150114" calcext:value-type="float">
            <text:p>-0.0150114</text:p>
          </table:table-cell>
          <table:table-cell office:value-type="float" office:value="-0.0143033" calcext:value-type="float">
            <text:p>-0.0143033</text:p>
          </table:table-cell>
          <table:table-cell office:value-type="float" office:value="-0.01431668" calcext:value-type="float">
            <text:p>-0.01431668</text:p>
          </table:table-cell>
          <table:table-cell office:value-type="float" office:value="-0.01495399" calcext:value-type="float">
            <text:p>-0.01495399</text:p>
          </table:table-cell>
          <table:table-cell office:value-type="float" office:value="-0.01377904" calcext:value-type="float">
            <text:p>-0.01377904</text:p>
          </table:table-cell>
          <table:table-cell office:value-type="float" office:value="-0.007017226" calcext:value-type="float">
            <text:p>-0.007017226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1403.937" calcext:value-type="float">
            <text:p>1403.937</text:p>
          </table:table-cell>
          <table:table-cell office:value-type="float" office:value="0" calcext:value-type="float">
            <text:p>0</text:p>
          </table:table-cell>
          <table:table-cell office:value-type="float" office:value="-0.007349765" calcext:value-type="float">
            <text:p>-0.007349765</text:p>
          </table:table-cell>
          <table:table-cell office:value-type="float" office:value="0.009640242" calcext:value-type="float">
            <text:p>0.00964024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411.9005" calcext:value-type="float">
            <text:p>411.9005</text:p>
          </table:table-cell>
          <table:table-cell office:value-type="float" office:value="192.4801" calcext:value-type="float">
            <text:p>192.480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3.793" calcext:value-type="float">
            <text:p>1263.793</text:p>
          </table:table-cell>
          <table:table-cell office:value-type="float" office:value="206.6767" calcext:value-type="float">
            <text:p>206.6767</text:p>
          </table:table-cell>
          <table:table-cell office:value-type="float" office:value="0" calcext:value-type="float">
            <text:p>0</text:p>
          </table:table-cell>
          <table:table-cell office:value-type="float" office:value="0.3357196" calcext:value-type="float">
            <text:p>0.3357196</text:p>
          </table:table-cell>
          <table:table-cell office:value-type="float" office:value="0.3353834" calcext:value-type="float">
            <text:p>0.3353834</text:p>
          </table:table-cell>
          <table:table-cell office:value-type="float" office:value="0.3318846" calcext:value-type="float">
            <text:p>0.3318846</text:p>
          </table:table-cell>
          <table:table-cell office:value-type="float" office:value="0.3219742" calcext:value-type="float">
            <text:p>0.3219742</text:p>
          </table:table-cell>
          <table:table-cell office:value-type="float" office:value="0.315727" calcext:value-type="float">
            <text:p>0.315727</text:p>
          </table:table-cell>
          <table:table-cell office:value-type="float" office:value="0.3126928" calcext:value-type="float">
            <text:p>0.3126928</text:p>
          </table:table-cell>
          <table:table-cell office:value-type="float" office:value="0.355299" calcext:value-type="float">
            <text:p>0.355299</text:p>
          </table:table-cell>
          <table:table-cell office:value-type="float" office:value="0.361655" calcext:value-type="float">
            <text:p>0.361655</text:p>
          </table:table-cell>
          <table:table-cell office:value-type="float" office:value="0.387834" calcext:value-type="float">
            <text:p>0.387834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175E-015" calcext:value-type="float">
            <text:p>1.98175E-15</text:p>
          </table:table-cell>
          <table:table-cell office:value-type="float" office:value="1.858232E-015" calcext:value-type="float">
            <text:p>1.858232E-15</text:p>
          </table:table-cell>
          <table:table-cell office:value-type="float" office:value="9.356124E-016" calcext:value-type="float">
            <text:p>9.356124E-16</text:p>
          </table:table-cell>
          <table:table-cell office:value-type="float" office:value="9.6451E-016" calcext:value-type="float">
            <text:p>9.6451E-16</text:p>
          </table:table-cell>
          <table:table-cell office:value-type="float" office:value="9.684865E-016" calcext:value-type="float">
            <text:p>9.68486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583451" calcext:value-type="float">
            <text:p>-0.008583451</text:p>
          </table:table-cell>
          <table:table-cell office:value-type="float" office:value="-0.008664151" calcext:value-type="float">
            <text:p>-0.008664151</text:p>
          </table:table-cell>
          <table:table-cell office:value-type="float" office:value="-0.009413021" calcext:value-type="float">
            <text:p>-0.009413021</text:p>
          </table:table-cell>
          <table:table-cell office:value-type="float" office:value="-0.01170328" calcext:value-type="float">
            <text:p>-0.01170328</text:p>
          </table:table-cell>
          <table:table-cell office:value-type="float" office:value="-0.01340475" calcext:value-type="float">
            <text:p>-0.01340475</text:p>
          </table:table-cell>
          <table:table-cell office:value-type="float" office:value="-0.01432699" calcext:value-type="float">
            <text:p>-0.01432699</text:p>
          </table:table-cell>
          <table:table-cell office:value-type="float" office:value="-0.01470392" calcext:value-type="float">
            <text:p>-0.01470392</text:p>
          </table:table-cell>
          <table:table-cell office:value-type="float" office:value="-0.0136946" calcext:value-type="float">
            <text:p>-0.0136946</text:p>
          </table:table-cell>
          <table:table-cell office:value-type="float" office:value="-0.007015466" calcext:value-type="float">
            <text:p>-0.007015466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410.166" calcext:value-type="float">
            <text:p>1410.166</text:p>
          </table:table-cell>
          <table:table-cell office:value-type="float" office:value="0" calcext:value-type="float">
            <text:p>0</text:p>
          </table:table-cell>
          <table:table-cell office:value-type="float" office:value="-0.008663667" calcext:value-type="float">
            <text:p>-0.008663667</text:p>
          </table:table-cell>
          <table:table-cell office:value-type="float" office:value="0.009638855" calcext:value-type="float">
            <text:p>0.00963885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412.0005" calcext:value-type="float">
            <text:p>412.0005</text:p>
          </table:table-cell>
          <table:table-cell office:value-type="float" office:value="195.3551" calcext:value-type="float">
            <text:p>195.355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9.075" calcext:value-type="float">
            <text:p>1259.075</text:p>
          </table:table-cell>
          <table:table-cell office:value-type="float" office:value="208.6168" calcext:value-type="float">
            <text:p>208.6168</text:p>
          </table:table-cell>
          <table:table-cell office:value-type="float" office:value="0" calcext:value-type="float">
            <text:p>0</text:p>
          </table:table-cell>
          <table:table-cell office:value-type="float" office:value="0.2374735" calcext:value-type="float">
            <text:p>0.2374735</text:p>
          </table:table-cell>
          <table:table-cell office:value-type="float" office:value="0.2902091" calcext:value-type="float">
            <text:p>0.2902091</text:p>
          </table:table-cell>
          <table:table-cell office:value-type="float" office:value="0.3014577" calcext:value-type="float">
            <text:p>0.3014577</text:p>
          </table:table-cell>
          <table:table-cell office:value-type="float" office:value="0.3083039" calcext:value-type="float">
            <text:p>0.3083039</text:p>
          </table:table-cell>
          <table:table-cell office:value-type="float" office:value="0.3105374" calcext:value-type="float">
            <text:p>0.3105374</text:p>
          </table:table-cell>
          <table:table-cell office:value-type="float" office:value="0.3113186" calcext:value-type="float">
            <text:p>0.3113186</text:p>
          </table:table-cell>
          <table:table-cell office:value-type="float" office:value="0.3556173" calcext:value-type="float">
            <text:p>0.3556173</text:p>
          </table:table-cell>
          <table:table-cell office:value-type="float" office:value="0.3618641" calcext:value-type="float">
            <text:p>0.3618641</text:p>
          </table:table-cell>
          <table:table-cell office:value-type="float" office:value="0.3878529" calcext:value-type="float">
            <text:p>0.3878529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1984E-015" calcext:value-type="float">
            <text:p>1.981984E-15</text:p>
          </table:table-cell>
          <table:table-cell office:value-type="float" office:value="1.858143E-015" calcext:value-type="float">
            <text:p>1.858143E-15</text:p>
          </table:table-cell>
          <table:table-cell office:value-type="float" office:value="9.356057E-016" calcext:value-type="float">
            <text:p>9.356057E-16</text:p>
          </table:table-cell>
          <table:table-cell office:value-type="float" office:value="9.644989E-016" calcext:value-type="float">
            <text:p>9.644989E-16</text:p>
          </table:table-cell>
          <table:table-cell office:value-type="float" office:value="9.684833E-016" calcext:value-type="float">
            <text:p>9.68483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8709128" calcext:value-type="float">
            <text:p>-0.08709128</text:p>
          </table:table-cell>
          <table:table-cell office:value-type="float" office:value="-0.02385958" calcext:value-type="float">
            <text:p>-0.02385958</text:p>
          </table:table-cell>
          <table:table-cell office:value-type="float" office:value="-0.01835741" calcext:value-type="float">
            <text:p>-0.01835741</text:p>
          </table:table-cell>
          <table:table-cell office:value-type="float" office:value="-0.0157444" calcext:value-type="float">
            <text:p>-0.0157444</text:p>
          </table:table-cell>
          <table:table-cell office:value-type="float" office:value="-0.01499732" calcext:value-type="float">
            <text:p>-0.01499732</text:p>
          </table:table-cell>
          <table:table-cell office:value-type="float" office:value="-0.01474746" calcext:value-type="float">
            <text:p>-0.01474746</text:p>
          </table:table-cell>
          <table:table-cell office:value-type="float" office:value="-0.01457318" calcext:value-type="float">
            <text:p>-0.01457318</text:p>
          </table:table-cell>
          <table:table-cell office:value-type="float" office:value="-0.01361868" calcext:value-type="float">
            <text:p>-0.01361868</text:p>
          </table:table-cell>
          <table:table-cell office:value-type="float" office:value="-0.007012215" calcext:value-type="float">
            <text:p>-0.007012215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415.679" calcext:value-type="float">
            <text:p>1415.679</text:p>
          </table:table-cell>
          <table:table-cell office:value-type="float" office:value="0" calcext:value-type="float">
            <text:p>0</text:p>
          </table:table-cell>
          <table:table-cell office:value-type="float" office:value="-0.1204805" calcext:value-type="float">
            <text:p>-0.1204805</text:p>
          </table:table-cell>
          <table:table-cell office:value-type="float" office:value="0.009637615" calcext:value-type="float">
            <text:p>0.00963761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439.9005" calcext:value-type="float">
            <text:p>439.9005</text:p>
          </table:table-cell>
          <table:table-cell office:value-type="float" office:value="196.9906" calcext:value-type="float">
            <text:p>196.990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82.596" calcext:value-type="float">
            <text:p>1282.596</text:p>
          </table:table-cell>
          <table:table-cell office:value-type="float" office:value="211.3591" calcext:value-type="float">
            <text:p>211.3591</text:p>
          </table:table-cell>
          <table:table-cell office:value-type="float" office:value="0" calcext:value-type="float">
            <text:p>0</text:p>
          </table:table-cell>
          <table:table-cell office:value-type="float" office:value="0.4467348" calcext:value-type="float">
            <text:p>0.4467348</text:p>
          </table:table-cell>
          <table:table-cell office:value-type="float" office:value="0.4337427" calcext:value-type="float">
            <text:p>0.4337427</text:p>
          </table:table-cell>
          <table:table-cell office:value-type="float" office:value="0.4505008" calcext:value-type="float">
            <text:p>0.4505008</text:p>
          </table:table-cell>
          <table:table-cell office:value-type="float" office:value="0.4508174" calcext:value-type="float">
            <text:p>0.4508174</text:p>
          </table:table-cell>
          <table:table-cell office:value-type="float" office:value="0.3430201" calcext:value-type="float">
            <text:p>0.3430201</text:p>
          </table:table-cell>
          <table:table-cell office:value-type="float" office:value="0.3233149" calcext:value-type="float">
            <text:p>0.3233149</text:p>
          </table:table-cell>
          <table:table-cell office:value-type="float" office:value="0.3865744" calcext:value-type="float">
            <text:p>0.3865744</text:p>
          </table:table-cell>
          <table:table-cell office:value-type="float" office:value="0.3623758" calcext:value-type="float">
            <text:p>0.3623758</text:p>
          </table:table-cell>
          <table:table-cell office:value-type="float" office:value="0.3872833" calcext:value-type="float">
            <text:p>0.3872833</text:p>
          </table:table-cell>
          <table:table-cell office:value-type="float" office:value="0.4130919" calcext:value-type="float">
            <text:p>0.4130919</text:p>
          </table:table-cell>
          <table:table-cell office:value-type="float" office:value="0.5106458" calcext:value-type="float">
            <text:p>0.510645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8791685" calcext:value-type="float">
            <text:p>8.791685E-07</text:p>
          </table:table-cell>
          <table:table-cell office:value-type="float" office:value="1.982206E-015" calcext:value-type="float">
            <text:p>1.982206E-15</text:p>
          </table:table-cell>
          <table:table-cell office:value-type="float" office:value="1.85806E-015" calcext:value-type="float">
            <text:p>1.85806E-15</text:p>
          </table:table-cell>
          <table:table-cell office:value-type="float" office:value="9.355979E-016" calcext:value-type="float">
            <text:p>9.355979E-16</text:p>
          </table:table-cell>
          <table:table-cell office:value-type="float" office:value="9.644901E-016" calcext:value-type="float">
            <text:p>9.644901E-16</text:p>
          </table:table-cell>
          <table:table-cell office:value-type="float" office:value="9.684803E-016" calcext:value-type="float">
            <text:p>9.68480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265559" calcext:value-type="float">
            <text:p>-0.001265559</text:p>
          </table:table-cell>
          <table:table-cell office:value-type="float" office:value="-0.001208497" calcext:value-type="float">
            <text:p>-0.001208497</text:p>
          </table:table-cell>
          <table:table-cell office:value-type="float" office:value="-0.00118371" calcext:value-type="float">
            <text:p>-0.00118371</text:p>
          </table:table-cell>
          <table:table-cell office:value-type="float" office:value="-0.001166824" calcext:value-type="float">
            <text:p>-0.001166824</text:p>
          </table:table-cell>
          <table:table-cell office:value-type="float" office:value="-0.008766766" calcext:value-type="float">
            <text:p>-0.008766766</text:p>
          </table:table-cell>
          <table:table-cell office:value-type="float" office:value="-0.01159444" calcext:value-type="float">
            <text:p>-0.01159444</text:p>
          </table:table-cell>
          <table:table-cell office:value-type="float" office:value="-0.006475462" calcext:value-type="float">
            <text:p>-0.006475462</text:p>
          </table:table-cell>
          <table:table-cell office:value-type="float" office:value="-0.01344325" calcext:value-type="float">
            <text:p>-0.01344325</text:p>
          </table:table-cell>
          <table:table-cell office:value-type="float" office:value="-0.007112005" calcext:value-type="float">
            <text:p>-0.007112005</text:p>
          </table:table-cell>
          <table:table-cell office:value-type="float" office:value="-0.003839611" calcext:value-type="float">
            <text:p>-0.003839611</text:p>
          </table:table-cell>
          <table:table-cell office:value-type="float" office:value="1422.578" calcext:value-type="float">
            <text:p>1422.57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660904" calcext:value-type="float">
            <text:p>0.00966090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32498" calcext:value-type="float">
            <text:p>-1.23249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456.3005" calcext:value-type="float">
            <text:p>456.3005</text:p>
          </table:table-cell>
          <table:table-cell office:value-type="float" office:value="197.6786" calcext:value-type="float">
            <text:p>197.678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90.907" calcext:value-type="float">
            <text:p>1290.907</text:p>
          </table:table-cell>
          <table:table-cell office:value-type="float" office:value="218.7596" calcext:value-type="float">
            <text:p>218.7596</text:p>
          </table:table-cell>
          <table:table-cell office:value-type="float" office:value="0" calcext:value-type="float">
            <text:p>0</text:p>
          </table:table-cell>
          <table:table-cell office:value-type="float" office:value="0.3766879" calcext:value-type="float">
            <text:p>0.3766879</text:p>
          </table:table-cell>
          <table:table-cell office:value-type="float" office:value="0.3785806" calcext:value-type="float">
            <text:p>0.3785806</text:p>
          </table:table-cell>
          <table:table-cell office:value-type="float" office:value="0.3834318" calcext:value-type="float">
            <text:p>0.3834318</text:p>
          </table:table-cell>
          <table:table-cell office:value-type="float" office:value="0.3921326" calcext:value-type="float">
            <text:p>0.3921326</text:p>
          </table:table-cell>
          <table:table-cell office:value-type="float" office:value="0.4026496" calcext:value-type="float">
            <text:p>0.4026496</text:p>
          </table:table-cell>
          <table:table-cell office:value-type="float" office:value="0.4157611" calcext:value-type="float">
            <text:p>0.4157611</text:p>
          </table:table-cell>
          <table:table-cell office:value-type="float" office:value="0.4544676" calcext:value-type="float">
            <text:p>0.4544676</text:p>
          </table:table-cell>
          <table:table-cell office:value-type="float" office:value="0.3787759" calcext:value-type="float">
            <text:p>0.3787759</text:p>
          </table:table-cell>
          <table:table-cell office:value-type="float" office:value="0.3875413" calcext:value-type="float">
            <text:p>0.3875413</text:p>
          </table:table-cell>
          <table:table-cell office:value-type="float" office:value="0.413229" calcext:value-type="float">
            <text:p>0.41322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406E-015" calcext:value-type="float">
            <text:p>1.982406E-15</text:p>
          </table:table-cell>
          <table:table-cell office:value-type="float" office:value="1.857987E-015" calcext:value-type="float">
            <text:p>1.857987E-15</text:p>
          </table:table-cell>
          <table:table-cell office:value-type="float" office:value="9.355907E-016" calcext:value-type="float">
            <text:p>9.355907E-16</text:p>
          </table:table-cell>
          <table:table-cell office:value-type="float" office:value="9.644825E-016" calcext:value-type="float">
            <text:p>9.644825E-16</text:p>
          </table:table-cell>
          <table:table-cell office:value-type="float" office:value="9.684764E-016" calcext:value-type="float">
            <text:p>9.68476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901607" calcext:value-type="float">
            <text:p>-0.003901607</text:p>
          </table:table-cell>
          <table:table-cell office:value-type="float" office:value="-0.00377717" calcext:value-type="float">
            <text:p>-0.00377717</text:p>
          </table:table-cell>
          <table:table-cell office:value-type="float" office:value="-0.003459008" calcext:value-type="float">
            <text:p>-0.003459008</text:p>
          </table:table-cell>
          <table:table-cell office:value-type="float" office:value="-0.002968268" calcext:value-type="float">
            <text:p>-0.002968268</text:p>
          </table:table-cell>
          <table:table-cell office:value-type="float" office:value="-0.002474015" calcext:value-type="float">
            <text:p>-0.002474015</text:p>
          </table:table-cell>
          <table:table-cell office:value-type="float" office:value="-0.001978608" calcext:value-type="float">
            <text:p>-0.001978608</text:p>
          </table:table-cell>
          <table:table-cell office:value-type="float" office:value="-0.001362626" calcext:value-type="float">
            <text:p>-0.001362626</text:p>
          </table:table-cell>
          <table:table-cell office:value-type="float" office:value="-0.008795016" calcext:value-type="float">
            <text:p>-0.008795016</text:p>
          </table:table-cell>
          <table:table-cell office:value-type="float" office:value="-0.007068136" calcext:value-type="float">
            <text:p>-0.007068136</text:p>
          </table:table-cell>
          <table:table-cell office:value-type="float" office:value="-0.003827415" calcext:value-type="float">
            <text:p>-0.003827415</text:p>
          </table:table-cell>
          <table:table-cell office:value-type="float" office:value="1433.957" calcext:value-type="float">
            <text:p>1433.957</text:p>
          </table:table-cell>
          <table:table-cell office:value-type="float" office:value="0" calcext:value-type="float">
            <text:p>0</text:p>
          </table:table-cell>
          <table:table-cell office:value-type="float" office:value="-0.004013624" calcext:value-type="float">
            <text:p>-0.004013624</text:p>
          </table:table-cell>
          <table:table-cell office:value-type="float" office:value="0.009635007" calcext:value-type="float">
            <text:p>0.00963500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31887" calcext:value-type="float">
            <text:p>-1.2318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456.3005" calcext:value-type="float">
            <text:p>456.3005</text:p>
          </table:table-cell>
          <table:table-cell office:value-type="float" office:value="199.3405" calcext:value-type="float">
            <text:p>199.340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82.459" calcext:value-type="float">
            <text:p>1282.459</text:p>
          </table:table-cell>
          <table:table-cell office:value-type="float" office:value="225.5452" calcext:value-type="float">
            <text:p>225.5452</text:p>
          </table:table-cell>
          <table:table-cell office:value-type="float" office:value="0" calcext:value-type="float">
            <text:p>0</text:p>
          </table:table-cell>
          <table:table-cell office:value-type="float" office:value="0.3489867" calcext:value-type="float">
            <text:p>0.3489867</text:p>
          </table:table-cell>
          <table:table-cell office:value-type="float" office:value="0.35039" calcext:value-type="float">
            <text:p>0.35039</text:p>
          </table:table-cell>
          <table:table-cell office:value-type="float" office:value="0.353998" calcext:value-type="float">
            <text:p>0.353998</text:p>
          </table:table-cell>
          <table:table-cell office:value-type="float" office:value="0.3620069" calcext:value-type="float">
            <text:p>0.3620069</text:p>
          </table:table-cell>
          <table:table-cell office:value-type="float" office:value="0.3706859" calcext:value-type="float">
            <text:p>0.3706859</text:p>
          </table:table-cell>
          <table:table-cell office:value-type="float" office:value="0.3796099" calcext:value-type="float">
            <text:p>0.3796099</text:p>
          </table:table-cell>
          <table:table-cell office:value-type="float" office:value="0.4201251" calcext:value-type="float">
            <text:p>0.4201251</text:p>
          </table:table-cell>
          <table:table-cell office:value-type="float" office:value="0.3825044" calcext:value-type="float">
            <text:p>0.3825044</text:p>
          </table:table-cell>
          <table:table-cell office:value-type="float" office:value="0.3884984" calcext:value-type="float">
            <text:p>0.3884984</text:p>
          </table:table-cell>
          <table:table-cell office:value-type="float" office:value="0.413659" calcext:value-type="float">
            <text:p>0.41365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59E-015" calcext:value-type="float">
            <text:p>1.98259E-15</text:p>
          </table:table-cell>
          <table:table-cell office:value-type="float" office:value="1.85792E-015" calcext:value-type="float">
            <text:p>1.85792E-15</text:p>
          </table:table-cell>
          <table:table-cell office:value-type="float" office:value="9.355817E-016" calcext:value-type="float">
            <text:p>9.355817E-16</text:p>
          </table:table-cell>
          <table:table-cell office:value-type="float" office:value="9.644789E-016" calcext:value-type="float">
            <text:p>9.644789E-16</text:p>
          </table:table-cell>
          <table:table-cell office:value-type="float" office:value="9.684711E-016" calcext:value-type="float">
            <text:p>9.68471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661372" calcext:value-type="float">
            <text:p>-0.006661372</text:p>
          </table:table-cell>
          <table:table-cell office:value-type="float" office:value="-0.006484766" calcext:value-type="float">
            <text:p>-0.006484766</text:p>
          </table:table-cell>
          <table:table-cell office:value-type="float" office:value="-0.006037571" calcext:value-type="float">
            <text:p>-0.006037571</text:p>
          </table:table-cell>
          <table:table-cell office:value-type="float" office:value="-0.005171324" calcext:value-type="float">
            <text:p>-0.005171324</text:p>
          </table:table-cell>
          <table:table-cell office:value-type="float" office:value="-0.004384629" calcext:value-type="float">
            <text:p>-0.004384629</text:p>
          </table:table-cell>
          <table:table-cell office:value-type="float" office:value="-0.00371196" calcext:value-type="float">
            <text:p>-0.00371196</text:p>
          </table:table-cell>
          <table:table-cell office:value-type="float" office:value="-0.002901524" calcext:value-type="float">
            <text:p>-0.002901524</text:p>
          </table:table-cell>
          <table:table-cell office:value-type="float" office:value="-0.007998809" calcext:value-type="float">
            <text:p>-0.007998809</text:p>
          </table:table-cell>
          <table:table-cell office:value-type="float" office:value="-0.006902912" calcext:value-type="float">
            <text:p>-0.006902912</text:p>
          </table:table-cell>
          <table:table-cell office:value-type="float" office:value="-0.003789477" calcext:value-type="float">
            <text:p>-0.003789477</text:p>
          </table:table-cell>
          <table:table-cell office:value-type="float" office:value="1444.517" calcext:value-type="float">
            <text:p>1444.517</text:p>
          </table:table-cell>
          <table:table-cell office:value-type="float" office:value="0" calcext:value-type="float">
            <text:p>0</text:p>
          </table:table-cell>
          <table:table-cell office:value-type="float" office:value="-0.006772003" calcext:value-type="float">
            <text:p>-0.006772003</text:p>
          </table:table-cell>
          <table:table-cell office:value-type="float" office:value="0.009633997" calcext:value-type="float">
            <text:p>0.00963399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9885" calcext:value-type="float">
            <text:p>-1.22988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456.3005" calcext:value-type="float">
            <text:p>456.3005</text:p>
          </table:table-cell>
          <table:table-cell office:value-type="float" office:value="200.6362" calcext:value-type="float">
            <text:p>200.636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5.378" calcext:value-type="float">
            <text:p>1275.378</text:p>
          </table:table-cell>
          <table:table-cell office:value-type="float" office:value="231.3311" calcext:value-type="float">
            <text:p>231.3311</text:p>
          </table:table-cell>
          <table:table-cell office:value-type="float" office:value="0" calcext:value-type="float">
            <text:p>0</text:p>
          </table:table-cell>
          <table:table-cell office:value-type="float" office:value="0.3261611" calcext:value-type="float">
            <text:p>0.3261611</text:p>
          </table:table-cell>
          <table:table-cell office:value-type="float" office:value="0.3272209" calcext:value-type="float">
            <text:p>0.3272209</text:p>
          </table:table-cell>
          <table:table-cell office:value-type="float" office:value="0.3301803" calcext:value-type="float">
            <text:p>0.3301803</text:p>
          </table:table-cell>
          <table:table-cell office:value-type="float" office:value="0.337437" calcext:value-type="float">
            <text:p>0.337437</text:p>
          </table:table-cell>
          <table:table-cell office:value-type="float" office:value="0.3445098" calcext:value-type="float">
            <text:p>0.3445098</text:p>
          </table:table-cell>
          <table:table-cell office:value-type="float" office:value="0.3506121" calcext:value-type="float">
            <text:p>0.3506121</text:p>
          </table:table-cell>
          <table:table-cell office:value-type="float" office:value="0.3936804" calcext:value-type="float">
            <text:p>0.3936804</text:p>
          </table:table-cell>
          <table:table-cell office:value-type="float" office:value="0.3838848" calcext:value-type="float">
            <text:p>0.3838848</text:p>
          </table:table-cell>
          <table:table-cell office:value-type="float" office:value="0.3894211" calcext:value-type="float">
            <text:p>0.3894211</text:p>
          </table:table-cell>
          <table:table-cell office:value-type="float" office:value="0.4139686" calcext:value-type="float">
            <text:p>0.4139686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758E-015" calcext:value-type="float">
            <text:p>1.982758E-15</text:p>
          </table:table-cell>
          <table:table-cell office:value-type="float" office:value="1.857859E-015" calcext:value-type="float">
            <text:p>1.857859E-15</text:p>
          </table:table-cell>
          <table:table-cell office:value-type="float" office:value="9.355727E-016" calcext:value-type="float">
            <text:p>9.355727E-16</text:p>
          </table:table-cell>
          <table:table-cell office:value-type="float" office:value="9.644755E-016" calcext:value-type="float">
            <text:p>9.644755E-16</text:p>
          </table:table-cell>
          <table:table-cell office:value-type="float" office:value="9.684681E-016" calcext:value-type="float">
            <text:p>9.68468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66669" calcext:value-type="float">
            <text:p>-0.01066669</text:p>
          </table:table-cell>
          <table:table-cell office:value-type="float" office:value="-0.01043745" calcext:value-type="float">
            <text:p>-0.01043745</text:p>
          </table:table-cell>
          <table:table-cell office:value-type="float" office:value="-0.009794161" calcext:value-type="float">
            <text:p>-0.009794161</text:p>
          </table:table-cell>
          <table:table-cell office:value-type="float" office:value="-0.008411766" calcext:value-type="float">
            <text:p>-0.008411766</text:p>
          </table:table-cell>
          <table:table-cell office:value-type="float" office:value="-0.007285479" calcext:value-type="float">
            <text:p>-0.007285479</text:p>
          </table:table-cell>
          <table:table-cell office:value-type="float" office:value="-0.006446484" calcext:value-type="float">
            <text:p>-0.006446484</text:p>
          </table:table-cell>
          <table:table-cell office:value-type="float" office:value="-0.005441706" calcext:value-type="float">
            <text:p>-0.005441706</text:p>
          </table:table-cell>
          <table:table-cell office:value-type="float" office:value="-0.007722108" calcext:value-type="float">
            <text:p>-0.007722108</text:p>
          </table:table-cell>
          <table:table-cell office:value-type="float" office:value="-0.00674747" calcext:value-type="float">
            <text:p>-0.00674747</text:p>
          </table:table-cell>
          <table:table-cell office:value-type="float" office:value="-0.003762071" calcext:value-type="float">
            <text:p>-0.003762071</text:p>
          </table:table-cell>
          <table:table-cell office:value-type="float" office:value="1453.971" calcext:value-type="float">
            <text:p>1453.971</text:p>
          </table:table-cell>
          <table:table-cell office:value-type="float" office:value="0" calcext:value-type="float">
            <text:p>0</text:p>
          </table:table-cell>
          <table:table-cell office:value-type="float" office:value="-0.01069563" calcext:value-type="float">
            <text:p>-0.01069563</text:p>
          </table:table-cell>
          <table:table-cell office:value-type="float" office:value="0.009633062" calcext:value-type="float">
            <text:p>0.00963306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24" calcext:value-type="float">
            <text:p>-1.22842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458.3006" calcext:value-type="float">
            <text:p>458.3006</text:p>
          </table:table-cell>
          <table:table-cell office:value-type="float" office:value="201.3206" calcext:value-type="float">
            <text:p>201.320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1.746" calcext:value-type="float">
            <text:p>1271.746</text:p>
          </table:table-cell>
          <table:table-cell office:value-type="float" office:value="236.2789" calcext:value-type="float">
            <text:p>236.2789</text:p>
          </table:table-cell>
          <table:table-cell office:value-type="float" office:value="0" calcext:value-type="float">
            <text:p>0</text:p>
          </table:table-cell>
          <table:table-cell office:value-type="float" office:value="0.3217229" calcext:value-type="float">
            <text:p>0.3217229</text:p>
          </table:table-cell>
          <table:table-cell office:value-type="float" office:value="0.3226587" calcext:value-type="float">
            <text:p>0.3226587</text:p>
          </table:table-cell>
          <table:table-cell office:value-type="float" office:value="0.3247503" calcext:value-type="float">
            <text:p>0.3247503</text:p>
          </table:table-cell>
          <table:table-cell office:value-type="float" office:value="0.3279058" calcext:value-type="float">
            <text:p>0.3279058</text:p>
          </table:table-cell>
          <table:table-cell office:value-type="float" office:value="0.3306979" calcext:value-type="float">
            <text:p>0.3306979</text:p>
          </table:table-cell>
          <table:table-cell office:value-type="float" office:value="0.3338467" calcext:value-type="float">
            <text:p>0.3338467</text:p>
          </table:table-cell>
          <table:table-cell office:value-type="float" office:value="0.3787391" calcext:value-type="float">
            <text:p>0.3787391</text:p>
          </table:table-cell>
          <table:table-cell office:value-type="float" office:value="0.3822037" calcext:value-type="float">
            <text:p>0.3822037</text:p>
          </table:table-cell>
          <table:table-cell office:value-type="float" office:value="0.3900723" calcext:value-type="float">
            <text:p>0.3900723</text:p>
          </table:table-cell>
          <table:table-cell office:value-type="float" office:value="0.4140364" calcext:value-type="float">
            <text:p>0.414036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2915E-015" calcext:value-type="float">
            <text:p>1.982915E-15</text:p>
          </table:table-cell>
          <table:table-cell office:value-type="float" office:value="1.8578E-015" calcext:value-type="float">
            <text:p>1.8578E-15</text:p>
          </table:table-cell>
          <table:table-cell office:value-type="float" office:value="9.355649E-016" calcext:value-type="float">
            <text:p>9.355649E-16</text:p>
          </table:table-cell>
          <table:table-cell office:value-type="float" office:value="9.644729E-016" calcext:value-type="float">
            <text:p>9.644729E-16</text:p>
          </table:table-cell>
          <table:table-cell office:value-type="float" office:value="9.684644E-016" calcext:value-type="float">
            <text:p>9.68464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7052" calcext:value-type="float">
            <text:p>-0.0117052</text:p>
          </table:table-cell>
          <table:table-cell office:value-type="float" office:value="-0.0114793" calcext:value-type="float">
            <text:p>-0.0114793</text:p>
          </table:table-cell>
          <table:table-cell office:value-type="float" office:value="-0.01096692" calcext:value-type="float">
            <text:p>-0.01096692</text:p>
          </table:table-cell>
          <table:table-cell office:value-type="float" office:value="-0.0102651" calcext:value-type="float">
            <text:p>-0.0102651</text:p>
          </table:table-cell>
          <table:table-cell office:value-type="float" office:value="-0.00968992" calcext:value-type="float">
            <text:p>-0.00968992</text:p>
          </table:table-cell>
          <table:table-cell office:value-type="float" office:value="-0.009073101" calcext:value-type="float">
            <text:p>-0.009073101</text:p>
          </table:table-cell>
          <table:table-cell office:value-type="float" office:value="-0.007922262" calcext:value-type="float">
            <text:p>-0.007922262</text:p>
          </table:table-cell>
          <table:table-cell office:value-type="float" office:value="-0.008049437" calcext:value-type="float">
            <text:p>-0.008049437</text:p>
          </table:table-cell>
          <table:table-cell office:value-type="float" office:value="-0.006639589" calcext:value-type="float">
            <text:p>-0.006639589</text:p>
          </table:table-cell>
          <table:table-cell office:value-type="float" office:value="-0.003756192" calcext:value-type="float">
            <text:p>-0.003756192</text:p>
          </table:table-cell>
          <table:table-cell office:value-type="float" office:value="1462.412" calcext:value-type="float">
            <text:p>1462.412</text:p>
          </table:table-cell>
          <table:table-cell office:value-type="float" office:value="0" calcext:value-type="float">
            <text:p>0</text:p>
          </table:table-cell>
          <table:table-cell office:value-type="float" office:value="-0.01174779" calcext:value-type="float">
            <text:p>-0.01174779</text:p>
          </table:table-cell>
          <table:table-cell office:value-type="float" office:value="0.009632134" calcext:value-type="float">
            <text:p>0.00963213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109" calcext:value-type="float">
            <text:p>-1.2281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458.3006" calcext:value-type="float">
            <text:p>458.3006</text:p>
          </table:table-cell>
          <table:table-cell office:value-type="float" office:value="203.7925" calcext:value-type="float">
            <text:p>203.792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5.922" calcext:value-type="float">
            <text:p>1265.922</text:p>
          </table:table-cell>
          <table:table-cell office:value-type="float" office:value="239.6308" calcext:value-type="float">
            <text:p>239.6308</text:p>
          </table:table-cell>
          <table:table-cell office:value-type="float" office:value="0" calcext:value-type="float">
            <text:p>0</text:p>
          </table:table-cell>
          <table:table-cell office:value-type="float" office:value="0.2507632" calcext:value-type="float">
            <text:p>0.2507632</text:p>
          </table:table-cell>
          <table:table-cell office:value-type="float" office:value="0.2922607" calcext:value-type="float">
            <text:p>0.2922607</text:p>
          </table:table-cell>
          <table:table-cell office:value-type="float" office:value="0.3037011" calcext:value-type="float">
            <text:p>0.3037011</text:p>
          </table:table-cell>
          <table:table-cell office:value-type="float" office:value="0.3123686" calcext:value-type="float">
            <text:p>0.3123686</text:p>
          </table:table-cell>
          <table:table-cell office:value-type="float" office:value="0.3176187" calcext:value-type="float">
            <text:p>0.3176187</text:p>
          </table:table-cell>
          <table:table-cell office:value-type="float" office:value="0.3218468" calcext:value-type="float">
            <text:p>0.3218468</text:p>
          </table:table-cell>
          <table:table-cell office:value-type="float" office:value="0.370155" calcext:value-type="float">
            <text:p>0.370155</text:p>
          </table:table-cell>
          <table:table-cell office:value-type="float" office:value="0.3793172" calcext:value-type="float">
            <text:p>0.3793172</text:p>
          </table:table-cell>
          <table:table-cell office:value-type="float" office:value="0.3903684" calcext:value-type="float">
            <text:p>0.3903684</text:p>
          </table:table-cell>
          <table:table-cell office:value-type="float" office:value="0.4141137" calcext:value-type="float">
            <text:p>0.4141137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079E-015" calcext:value-type="float">
            <text:p>1.983079E-15</text:p>
          </table:table-cell>
          <table:table-cell office:value-type="float" office:value="1.857739E-015" calcext:value-type="float">
            <text:p>1.857739E-15</text:p>
          </table:table-cell>
          <table:table-cell office:value-type="float" office:value="9.355561E-016" calcext:value-type="float">
            <text:p>9.355561E-16</text:p>
          </table:table-cell>
          <table:table-cell office:value-type="float" office:value="9.644711E-016" calcext:value-type="float">
            <text:p>9.644711E-16</text:p>
          </table:table-cell>
          <table:table-cell office:value-type="float" office:value="9.684602E-016" calcext:value-type="float">
            <text:p>9.68460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252705" calcext:value-type="float">
            <text:p>-0.06252705</text:p>
          </table:table-cell>
          <table:table-cell office:value-type="float" office:value="-0.02260385" calcext:value-type="float">
            <text:p>-0.02260385</text:p>
          </table:table-cell>
          <table:table-cell office:value-type="float" office:value="-0.01745119" calcext:value-type="float">
            <text:p>-0.01745119</text:p>
          </table:table-cell>
          <table:table-cell office:value-type="float" office:value="-0.01438176" calcext:value-type="float">
            <text:p>-0.01438176</text:p>
          </table:table-cell>
          <table:table-cell office:value-type="float" office:value="-0.01282145" calcext:value-type="float">
            <text:p>-0.01282145</text:p>
          </table:table-cell>
          <table:table-cell office:value-type="float" office:value="-0.01169809" calcext:value-type="float">
            <text:p>-0.01169809</text:p>
          </table:table-cell>
          <table:table-cell office:value-type="float" office:value="-0.009886828" calcext:value-type="float">
            <text:p>-0.009886828</text:p>
          </table:table-cell>
          <table:table-cell office:value-type="float" office:value="-0.008656222" calcext:value-type="float">
            <text:p>-0.008656222</text:p>
          </table:table-cell>
          <table:table-cell office:value-type="float" office:value="-0.00659097" calcext:value-type="float">
            <text:p>-0.00659097</text:p>
          </table:table-cell>
          <table:table-cell office:value-type="float" office:value="-0.003749481" calcext:value-type="float">
            <text:p>-0.003749481</text:p>
          </table:table-cell>
          <table:table-cell office:value-type="float" office:value="1469.251" calcext:value-type="float">
            <text:p>1469.251</text:p>
          </table:table-cell>
          <table:table-cell office:value-type="float" office:value="0" calcext:value-type="float">
            <text:p>0</text:p>
          </table:table-cell>
          <table:table-cell office:value-type="float" office:value="-0.08651333" calcext:value-type="float">
            <text:p>-0.08651333</text:p>
          </table:table-cell>
          <table:table-cell office:value-type="float" office:value="0.009631244" calcext:value-type="float">
            <text:p>0.00963124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749" calcext:value-type="float">
            <text:p>-1.22774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458.3006" calcext:value-type="float">
            <text:p>458.3006</text:p>
          </table:table-cell>
          <table:table-cell office:value-type="float" office:value="206.3685" calcext:value-type="float">
            <text:p>206.368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1.627" calcext:value-type="float">
            <text:p>1261.627</text:p>
          </table:table-cell>
          <table:table-cell office:value-type="float" office:value="241.3494" calcext:value-type="float">
            <text:p>241.3494</text:p>
          </table:table-cell>
          <table:table-cell office:value-type="float" office:value="0" calcext:value-type="float">
            <text:p>0</text:p>
          </table:table-cell>
          <table:table-cell office:value-type="float" office:value="0.1459608" calcext:value-type="float">
            <text:p>0.1459608</text:p>
          </table:table-cell>
          <table:table-cell office:value-type="float" office:value="0.2935273" calcext:value-type="float">
            <text:p>0.2935273</text:p>
          </table:table-cell>
          <table:table-cell office:value-type="float" office:value="0.2965059" calcext:value-type="float">
            <text:p>0.2965059</text:p>
          </table:table-cell>
          <table:table-cell office:value-type="float" office:value="0.3033391" calcext:value-type="float">
            <text:p>0.3033391</text:p>
          </table:table-cell>
          <table:table-cell office:value-type="float" office:value="0.308776" calcext:value-type="float">
            <text:p>0.308776</text:p>
          </table:table-cell>
          <table:table-cell office:value-type="float" office:value="0.313383" calcext:value-type="float">
            <text:p>0.313383</text:p>
          </table:table-cell>
          <table:table-cell office:value-type="float" office:value="0.363687" calcext:value-type="float">
            <text:p>0.363687</text:p>
          </table:table-cell>
          <table:table-cell office:value-type="float" office:value="0.3762837" calcext:value-type="float">
            <text:p>0.3762837</text:p>
          </table:table-cell>
          <table:table-cell office:value-type="float" office:value="0.3903972" calcext:value-type="float">
            <text:p>0.3903972</text:p>
          </table:table-cell>
          <table:table-cell office:value-type="float" office:value="0.4141854" calcext:value-type="float">
            <text:p>0.414185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244E-015" calcext:value-type="float">
            <text:p>1.983244E-15</text:p>
          </table:table-cell>
          <table:table-cell office:value-type="float" office:value="1.857678E-015" calcext:value-type="float">
            <text:p>1.857678E-15</text:p>
          </table:table-cell>
          <table:table-cell office:value-type="float" office:value="9.355485E-016" calcext:value-type="float">
            <text:p>9.355485E-16</text:p>
          </table:table-cell>
          <table:table-cell office:value-type="float" office:value="9.644685E-016" calcext:value-type="float">
            <text:p>9.644685E-16</text:p>
          </table:table-cell>
          <table:table-cell office:value-type="float" office:value="9.68456E-016" calcext:value-type="float">
            <text:p>9.6845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51124" calcext:value-type="float">
            <text:p>-1.651124</text:p>
          </table:table-cell>
          <table:table-cell office:value-type="float" office:value="-0.02222713" calcext:value-type="float">
            <text:p>-0.02222713</text:p>
          </table:table-cell>
          <table:table-cell office:value-type="float" office:value="-0.02070474" calcext:value-type="float">
            <text:p>-0.02070474</text:p>
          </table:table-cell>
          <table:table-cell office:value-type="float" office:value="-0.01765971" calcext:value-type="float">
            <text:p>-0.01765971</text:p>
          </table:table-cell>
          <table:table-cell office:value-type="float" office:value="-0.01561201" calcext:value-type="float">
            <text:p>-0.01561201</text:p>
          </table:table-cell>
          <table:table-cell office:value-type="float" office:value="-0.0140851" calcext:value-type="float">
            <text:p>-0.0140851</text:p>
          </table:table-cell>
          <table:table-cell office:value-type="float" office:value="-0.01172363" calcext:value-type="float">
            <text:p>-0.01172363</text:p>
          </table:table-cell>
          <table:table-cell office:value-type="float" office:value="-0.009350106" calcext:value-type="float">
            <text:p>-0.009350106</text:p>
          </table:table-cell>
          <table:table-cell office:value-type="float" office:value="-0.006585916" calcext:value-type="float">
            <text:p>-0.006585916</text:p>
          </table:table-cell>
          <table:table-cell office:value-type="float" office:value="-0.003743259" calcext:value-type="float">
            <text:p>-0.003743259</text:p>
          </table:table-cell>
          <table:table-cell office:value-type="float" office:value="1474.454" calcext:value-type="float">
            <text:p>1474.454</text:p>
          </table:table-cell>
          <table:table-cell office:value-type="float" office:value="0" calcext:value-type="float">
            <text:p>0</text:p>
          </table:table-cell>
          <table:table-cell office:value-type="float" office:value="-3.724549" calcext:value-type="float">
            <text:p>-3.724549</text:p>
          </table:table-cell>
          <table:table-cell office:value-type="float" office:value="0.009630343" calcext:value-type="float">
            <text:p>0.00963034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415" calcext:value-type="float">
            <text:p>-1.2274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458.3006" calcext:value-type="float">
            <text:p>458.3006</text:p>
          </table:table-cell>
          <table:table-cell office:value-type="float" office:value="207.1597" calcext:value-type="float">
            <text:p>207.159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9.766" calcext:value-type="float">
            <text:p>1259.766</text:p>
          </table:table-cell>
          <table:table-cell office:value-type="float" office:value="242.4203" calcext:value-type="float">
            <text:p>242.4203</text:p>
          </table:table-cell>
          <table:table-cell office:value-type="float" office:value="0" calcext:value-type="float">
            <text:p>0</text:p>
          </table:table-cell>
          <table:table-cell office:value-type="float" office:value="0.08474445" calcext:value-type="float">
            <text:p>0.08474445</text:p>
          </table:table-cell>
          <table:table-cell office:value-type="float" office:value="0.2977425" calcext:value-type="float">
            <text:p>0.2977425</text:p>
          </table:table-cell>
          <table:table-cell office:value-type="float" office:value="0.2989126" calcext:value-type="float">
            <text:p>0.2989126</text:p>
          </table:table-cell>
          <table:table-cell office:value-type="float" office:value="0.3021208" calcext:value-type="float">
            <text:p>0.3021208</text:p>
          </table:table-cell>
          <table:table-cell office:value-type="float" office:value="0.3054339" calcext:value-type="float">
            <text:p>0.3054339</text:p>
          </table:table-cell>
          <table:table-cell office:value-type="float" office:value="0.3089966" calcext:value-type="float">
            <text:p>0.3089966</text:p>
          </table:table-cell>
          <table:table-cell office:value-type="float" office:value="0.3594849" calcext:value-type="float">
            <text:p>0.3594849</text:p>
          </table:table-cell>
          <table:table-cell office:value-type="float" office:value="0.3734825" calcext:value-type="float">
            <text:p>0.3734825</text:p>
          </table:table-cell>
          <table:table-cell office:value-type="float" office:value="0.3902351" calcext:value-type="float">
            <text:p>0.3902351</text:p>
          </table:table-cell>
          <table:table-cell office:value-type="float" office:value="0.414241" calcext:value-type="float">
            <text:p>0.414241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414E-015" calcext:value-type="float">
            <text:p>1.983414E-15</text:p>
          </table:table-cell>
          <table:table-cell office:value-type="float" office:value="1.857613E-015" calcext:value-type="float">
            <text:p>1.857613E-15</text:p>
          </table:table-cell>
          <table:table-cell office:value-type="float" office:value="9.355407E-016" calcext:value-type="float">
            <text:p>9.355407E-16</text:p>
          </table:table-cell>
          <table:table-cell office:value-type="float" office:value="9.644653E-016" calcext:value-type="float">
            <text:p>9.644653E-16</text:p>
          </table:table-cell>
          <table:table-cell office:value-type="float" office:value="9.68452E-016" calcext:value-type="float">
            <text:p>9.6845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.15519" calcext:value-type="float">
            <text:p>-47.15519</text:p>
          </table:table-cell>
          <table:table-cell office:value-type="float" office:value="-0.0201112" calcext:value-type="float">
            <text:p>-0.0201112</text:p>
          </table:table-cell>
          <table:table-cell office:value-type="float" office:value="-0.01956873" calcext:value-type="float">
            <text:p>-0.01956873</text:p>
          </table:table-cell>
          <table:table-cell office:value-type="float" office:value="-0.01817356" calcext:value-type="float">
            <text:p>-0.01817356</text:p>
          </table:table-cell>
          <table:table-cell office:value-type="float" office:value="-0.01684881" calcext:value-type="float">
            <text:p>-0.01684881</text:p>
          </table:table-cell>
          <table:table-cell office:value-type="float" office:value="-0.01554089" calcext:value-type="float">
            <text:p>-0.01554089</text:p>
          </table:table-cell>
          <table:table-cell office:value-type="float" office:value="-0.01312079" calcext:value-type="float">
            <text:p>-0.01312079</text:p>
          </table:table-cell>
          <table:table-cell office:value-type="float" office:value="-0.0100465" calcext:value-type="float">
            <text:p>-0.0100465</text:p>
          </table:table-cell>
          <table:table-cell office:value-type="float" office:value="-0.006611922" calcext:value-type="float">
            <text:p>-0.006611922</text:p>
          </table:table-cell>
          <table:table-cell office:value-type="float" office:value="-0.003738438" calcext:value-type="float">
            <text:p>-0.003738438</text:p>
          </table:table-cell>
          <table:table-cell office:value-type="float" office:value="1479.007" calcext:value-type="float">
            <text:p>1479.007</text:p>
          </table:table-cell>
          <table:table-cell office:value-type="float" office:value="0" calcext:value-type="float">
            <text:p>0</text:p>
          </table:table-cell>
          <table:table-cell office:value-type="float" office:value="-14.57722" calcext:value-type="float">
            <text:p>-14.57722</text:p>
          </table:table-cell>
          <table:table-cell office:value-type="float" office:value="0.009629396" calcext:value-type="float">
            <text:p>0.00962939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155" calcext:value-type="float">
            <text:p>-1.2271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458.3006" calcext:value-type="float">
            <text:p>458.3006</text:p>
          </table:table-cell>
          <table:table-cell office:value-type="float" office:value="207.2633" calcext:value-type="float">
            <text:p>207.263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8.873" calcext:value-type="float">
            <text:p>1258.873</text:p>
          </table:table-cell>
          <table:table-cell office:value-type="float" office:value="243.2096" calcext:value-type="float">
            <text:p>243.2096</text:p>
          </table:table-cell>
          <table:table-cell office:value-type="float" office:value="0" calcext:value-type="float">
            <text:p>0</text:p>
          </table:table-cell>
          <table:table-cell office:value-type="float" office:value="0.07723238" calcext:value-type="float">
            <text:p>0.07723238</text:p>
          </table:table-cell>
          <table:table-cell office:value-type="float" office:value="0.299378" calcext:value-type="float">
            <text:p>0.299378</text:p>
          </table:table-cell>
          <table:table-cell office:value-type="float" office:value="0.3002223" calcext:value-type="float">
            <text:p>0.3002223</text:p>
          </table:table-cell>
          <table:table-cell office:value-type="float" office:value="0.3019989" calcext:value-type="float">
            <text:p>0.3019989</text:p>
          </table:table-cell>
          <table:table-cell office:value-type="float" office:value="0.3042771" calcext:value-type="float">
            <text:p>0.3042771</text:p>
          </table:table-cell>
          <table:table-cell office:value-type="float" office:value="0.3070184" calcext:value-type="float">
            <text:p>0.3070184</text:p>
          </table:table-cell>
          <table:table-cell office:value-type="float" office:value="0.3569057" calcext:value-type="float">
            <text:p>0.3569057</text:p>
          </table:table-cell>
          <table:table-cell office:value-type="float" office:value="0.3711039" calcext:value-type="float">
            <text:p>0.3711039</text:p>
          </table:table-cell>
          <table:table-cell office:value-type="float" office:value="0.3899817" calcext:value-type="float">
            <text:p>0.3899817</text:p>
          </table:table-cell>
          <table:table-cell office:value-type="float" office:value="0.4142764" calcext:value-type="float">
            <text:p>0.4142764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611E-015" calcext:value-type="float">
            <text:p>1.983611E-15</text:p>
          </table:table-cell>
          <table:table-cell office:value-type="float" office:value="1.85754E-015" calcext:value-type="float">
            <text:p>1.85754E-15</text:p>
          </table:table-cell>
          <table:table-cell office:value-type="float" office:value="9.355315E-016" calcext:value-type="float">
            <text:p>9.355315E-16</text:p>
          </table:table-cell>
          <table:table-cell office:value-type="float" office:value="9.644618E-016" calcext:value-type="float">
            <text:p>9.644618E-16</text:p>
          </table:table-cell>
          <table:table-cell office:value-type="float" office:value="9.684473E-016" calcext:value-type="float">
            <text:p>9.68447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4.58182" calcext:value-type="float">
            <text:p>-84.58182</text:p>
          </table:table-cell>
          <table:table-cell office:value-type="float" office:value="-0.01935149" calcext:value-type="float">
            <text:p>-0.01935149</text:p>
          </table:table-cell>
          <table:table-cell office:value-type="float" office:value="-0.0189781" calcext:value-type="float">
            <text:p>-0.0189781</text:p>
          </table:table-cell>
          <table:table-cell office:value-type="float" office:value="-0.01822512" calcext:value-type="float">
            <text:p>-0.01822512</text:p>
          </table:table-cell>
          <table:table-cell office:value-type="float" office:value="-0.01730222" calcext:value-type="float">
            <text:p>-0.01730222</text:p>
          </table:table-cell>
          <table:table-cell office:value-type="float" office:value="-0.01625351" calcext:value-type="float">
            <text:p>-0.01625351</text:p>
          </table:table-cell>
          <table:table-cell office:value-type="float" office:value="-0.01406821" calcext:value-type="float">
            <text:p>-0.01406821</text:p>
          </table:table-cell>
          <table:table-cell office:value-type="float" office:value="-0.01068356" calcext:value-type="float">
            <text:p>-0.01068356</text:p>
          </table:table-cell>
          <table:table-cell office:value-type="float" office:value="-0.006653163" calcext:value-type="float">
            <text:p>-0.006653163</text:p>
          </table:table-cell>
          <table:table-cell office:value-type="float" office:value="-0.003735359" calcext:value-type="float">
            <text:p>-0.003735359</text:p>
          </table:table-cell>
          <table:table-cell office:value-type="float" office:value="1483.29" calcext:value-type="float">
            <text:p>1483.29</text:p>
          </table:table-cell>
          <table:table-cell office:value-type="float" office:value="0" calcext:value-type="float">
            <text:p>0</text:p>
          </table:table-cell>
          <table:table-cell office:value-type="float" office:value="-20.76374" calcext:value-type="float">
            <text:p>-20.76374</text:p>
          </table:table-cell>
          <table:table-cell office:value-type="float" office:value="0.009628301" calcext:value-type="float">
            <text:p>0.00962830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6989" calcext:value-type="float">
            <text:p>-1.22698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458.3006" calcext:value-type="float">
            <text:p>458.3006</text:p>
          </table:table-cell>
          <table:table-cell office:value-type="float" office:value="207.2914" calcext:value-type="float">
            <text:p>207.291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8.215" calcext:value-type="float">
            <text:p>1258.215</text:p>
          </table:table-cell>
          <table:table-cell office:value-type="float" office:value="243.8401" calcext:value-type="float">
            <text:p>243.8401</text:p>
          </table:table-cell>
          <table:table-cell office:value-type="float" office:value="0" calcext:value-type="float">
            <text:p>0</text:p>
          </table:table-cell>
          <table:table-cell office:value-type="float" office:value="0.07872713" calcext:value-type="float">
            <text:p>0.07872713</text:p>
          </table:table-cell>
          <table:table-cell office:value-type="float" office:value="0.2996922" calcext:value-type="float">
            <text:p>0.2996922</text:p>
          </table:table-cell>
          <table:table-cell office:value-type="float" office:value="0.3005289" calcext:value-type="float">
            <text:p>0.3005289</text:p>
          </table:table-cell>
          <table:table-cell office:value-type="float" office:value="0.3019506" calcext:value-type="float">
            <text:p>0.3019506</text:p>
          </table:table-cell>
          <table:table-cell office:value-type="float" office:value="0.3037994" calcext:value-type="float">
            <text:p>0.3037994</text:p>
          </table:table-cell>
          <table:table-cell office:value-type="float" office:value="0.3061254" calcext:value-type="float">
            <text:p>0.3061254</text:p>
          </table:table-cell>
          <table:table-cell office:value-type="float" office:value="0.3553255" calcext:value-type="float">
            <text:p>0.3553255</text:p>
          </table:table-cell>
          <table:table-cell office:value-type="float" office:value="0.3691572" calcext:value-type="float">
            <text:p>0.3691572</text:p>
          </table:table-cell>
          <table:table-cell office:value-type="float" office:value="0.3896731" calcext:value-type="float">
            <text:p>0.3896731</text:p>
          </table:table-cell>
          <table:table-cell office:value-type="float" office:value="0.4142922" calcext:value-type="float">
            <text:p>0.4142922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817E-015" calcext:value-type="float">
            <text:p>1.983817E-15</text:p>
          </table:table-cell>
          <table:table-cell office:value-type="float" office:value="1.857463E-015" calcext:value-type="float">
            <text:p>1.857463E-15</text:p>
          </table:table-cell>
          <table:table-cell office:value-type="float" office:value="9.355229E-016" calcext:value-type="float">
            <text:p>9.355229E-16</text:p>
          </table:table-cell>
          <table:table-cell office:value-type="float" office:value="9.644572E-016" calcext:value-type="float">
            <text:p>9.644572E-16</text:p>
          </table:table-cell>
          <table:table-cell office:value-type="float" office:value="9.684417E-016" calcext:value-type="float">
            <text:p>9.68441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3.88662" calcext:value-type="float">
            <text:p>-73.88662</text:p>
          </table:table-cell>
          <table:table-cell office:value-type="float" office:value="-0.01920997" calcext:value-type="float">
            <text:p>-0.01920997</text:p>
          </table:table-cell>
          <table:table-cell office:value-type="float" office:value="-0.0188416" calcext:value-type="float">
            <text:p>-0.0188416</text:p>
          </table:table-cell>
          <table:table-cell office:value-type="float" office:value="-0.01824522" calcext:value-type="float">
            <text:p>-0.01824522</text:p>
          </table:table-cell>
          <table:table-cell office:value-type="float" office:value="-0.01749318" calcext:value-type="float">
            <text:p>-0.01749318</text:p>
          </table:table-cell>
          <table:table-cell office:value-type="float" office:value="-0.01658709" calcext:value-type="float">
            <text:p>-0.01658709</text:p>
          </table:table-cell>
          <table:table-cell office:value-type="float" office:value="-0.01468586" calcext:value-type="float">
            <text:p>-0.01468586</text:p>
          </table:table-cell>
          <table:table-cell office:value-type="float" office:value="-0.01123812" calcext:value-type="float">
            <text:p>-0.01123812</text:p>
          </table:table-cell>
          <table:table-cell office:value-type="float" office:value="-0.006703759" calcext:value-type="float">
            <text:p>-0.006703759</text:p>
          </table:table-cell>
          <table:table-cell office:value-type="float" office:value="-0.003733968" calcext:value-type="float">
            <text:p>-0.003733968</text:p>
          </table:table-cell>
          <table:table-cell office:value-type="float" office:value="1487.41" calcext:value-type="float">
            <text:p>1487.41</text:p>
          </table:table-cell>
          <table:table-cell office:value-type="float" office:value="0" calcext:value-type="float">
            <text:p>0</text:p>
          </table:table-cell>
          <table:table-cell office:value-type="float" office:value="-37.92809" calcext:value-type="float">
            <text:p>-37.92809</text:p>
          </table:table-cell>
          <table:table-cell office:value-type="float" office:value="0.009627168" calcext:value-type="float">
            <text:p>0.00962716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6914" calcext:value-type="float">
            <text:p>-1.2269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459.2006" calcext:value-type="float">
            <text:p>459.2006</text:p>
          </table:table-cell>
          <table:table-cell office:value-type="float" office:value="207.3248" calcext:value-type="float">
            <text:p>207.324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8.558" calcext:value-type="float">
            <text:p>1258.558</text:p>
          </table:table-cell>
          <table:table-cell office:value-type="float" office:value="244.3646" calcext:value-type="float">
            <text:p>244.3646</text:p>
          </table:table-cell>
          <table:table-cell office:value-type="float" office:value="0" calcext:value-type="float">
            <text:p>0</text:p>
          </table:table-cell>
          <table:table-cell office:value-type="float" office:value="0.1123249" calcext:value-type="float">
            <text:p>0.1123249</text:p>
          </table:table-cell>
          <table:table-cell office:value-type="float" office:value="0.2997307" calcext:value-type="float">
            <text:p>0.2997307</text:p>
          </table:table-cell>
          <table:table-cell office:value-type="float" office:value="0.3006026" calcext:value-type="float">
            <text:p>0.3006026</text:p>
          </table:table-cell>
          <table:table-cell office:value-type="float" office:value="0.3018754" calcext:value-type="float">
            <text:p>0.3018754</text:p>
          </table:table-cell>
          <table:table-cell office:value-type="float" office:value="0.303528" calcext:value-type="float">
            <text:p>0.303528</text:p>
          </table:table-cell>
          <table:table-cell office:value-type="float" office:value="0.3056111" calcext:value-type="float">
            <text:p>0.3056111</text:p>
          </table:table-cell>
          <table:table-cell office:value-type="float" office:value="0.3543401" calcext:value-type="float">
            <text:p>0.3543401</text:p>
          </table:table-cell>
          <table:table-cell office:value-type="float" office:value="0.3675973" calcext:value-type="float">
            <text:p>0.3675973</text:p>
          </table:table-cell>
          <table:table-cell office:value-type="float" office:value="0.3893263" calcext:value-type="float">
            <text:p>0.3893263</text:p>
          </table:table-cell>
          <table:table-cell office:value-type="float" office:value="0.4142894" calcext:value-type="float">
            <text:p>0.4142894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037E-015" calcext:value-type="float">
            <text:p>1.984037E-15</text:p>
          </table:table-cell>
          <table:table-cell office:value-type="float" office:value="1.857381E-015" calcext:value-type="float">
            <text:p>1.857381E-15</text:p>
          </table:table-cell>
          <table:table-cell office:value-type="float" office:value="9.355154E-016" calcext:value-type="float">
            <text:p>9.355154E-16</text:p>
          </table:table-cell>
          <table:table-cell office:value-type="float" office:value="9.644493E-016" calcext:value-type="float">
            <text:p>9.644493E-16</text:p>
          </table:table-cell>
          <table:table-cell office:value-type="float" office:value="9.684378E-016" calcext:value-type="float">
            <text:p>9.68437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02551" calcext:value-type="float">
            <text:p>-13.02551</text:p>
          </table:table-cell>
          <table:table-cell office:value-type="float" office:value="-0.01917261" calcext:value-type="float">
            <text:p>-0.01917261</text:p>
          </table:table-cell>
          <table:table-cell office:value-type="float" office:value="-0.0188085" calcext:value-type="float">
            <text:p>-0.0188085</text:p>
          </table:table-cell>
          <table:table-cell office:value-type="float" office:value="-0.01827687" calcext:value-type="float">
            <text:p>-0.01827687</text:p>
          </table:table-cell>
          <table:table-cell office:value-type="float" office:value="-0.01760232" calcext:value-type="float">
            <text:p>-0.01760232</text:p>
          </table:table-cell>
          <table:table-cell office:value-type="float" office:value="-0.01678244" calcext:value-type="float">
            <text:p>-0.01678244</text:p>
          </table:table-cell>
          <table:table-cell office:value-type="float" office:value="-0.01508637" calcext:value-type="float">
            <text:p>-0.01508637</text:p>
          </table:table-cell>
          <table:table-cell office:value-type="float" office:value="-0.01170568" calcext:value-type="float">
            <text:p>-0.01170568</text:p>
          </table:table-cell>
          <table:table-cell office:value-type="float" office:value="-0.006761204" calcext:value-type="float">
            <text:p>-0.006761204</text:p>
          </table:table-cell>
          <table:table-cell office:value-type="float" office:value="-0.003734201" calcext:value-type="float">
            <text:p>-0.003734201</text:p>
          </table:table-cell>
          <table:table-cell office:value-type="float" office:value="1491.416" calcext:value-type="float">
            <text:p>1491.416</text:p>
          </table:table-cell>
          <table:table-cell office:value-type="float" office:value="0" calcext:value-type="float">
            <text:p>0</text:p>
          </table:table-cell>
          <table:table-cell office:value-type="float" office:value="-0.3094927" calcext:value-type="float">
            <text:p>-0.3094927</text:p>
          </table:table-cell>
          <table:table-cell office:value-type="float" office:value="0.009625949" calcext:value-type="float">
            <text:p>0.00962594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6927" calcext:value-type="float">
            <text:p>-1.2269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479.6004" calcext:value-type="float">
            <text:p>479.6004</text:p>
          </table:table-cell>
          <table:table-cell office:value-type="float" office:value="207.7762" calcext:value-type="float">
            <text:p>207.776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6.72" calcext:value-type="float">
            <text:p>1276.72</text:p>
          </table:table-cell>
          <table:table-cell office:value-type="float" office:value="246.1526" calcext:value-type="float">
            <text:p>246.1526</text:p>
          </table:table-cell>
          <table:table-cell office:value-type="float" office:value="0" calcext:value-type="float">
            <text:p>0</text:p>
          </table:table-cell>
          <table:table-cell office:value-type="float" office:value="0.508311" calcext:value-type="float">
            <text:p>0.508311</text:p>
          </table:table-cell>
          <table:table-cell office:value-type="float" office:value="0.4547309" calcext:value-type="float">
            <text:p>0.4547309</text:p>
          </table:table-cell>
          <table:table-cell office:value-type="float" office:value="0.4563363" calcext:value-type="float">
            <text:p>0.4563363</text:p>
          </table:table-cell>
          <table:table-cell office:value-type="float" office:value="0.3539136" calcext:value-type="float">
            <text:p>0.3539136</text:p>
          </table:table-cell>
          <table:table-cell office:value-type="float" office:value="0.3110896" calcext:value-type="float">
            <text:p>0.3110896</text:p>
          </table:table-cell>
          <table:table-cell office:value-type="float" office:value="0.3070667" calcext:value-type="float">
            <text:p>0.3070667</text:p>
          </table:table-cell>
          <table:table-cell office:value-type="float" office:value="0.3594637" calcext:value-type="float">
            <text:p>0.3594637</text:p>
          </table:table-cell>
          <table:table-cell office:value-type="float" office:value="0.3663409" calcext:value-type="float">
            <text:p>0.3663409</text:p>
          </table:table-cell>
          <table:table-cell office:value-type="float" office:value="0.3890443" calcext:value-type="float">
            <text:p>0.3890443</text:p>
          </table:table-cell>
          <table:table-cell office:value-type="float" office:value="0.414228" calcext:value-type="float">
            <text:p>0.414228</text:p>
          </table:table-cell>
          <table:table-cell office:value-type="float" office:value="0.510691" calcext:value-type="float">
            <text:p>0.510691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2839034" calcext:value-type="float">
            <text:p>0.0002839034</text:p>
          </table:table-cell>
          <table:table-cell office:value-type="float" office:value="1.984209E-015" calcext:value-type="float">
            <text:p>1.984209E-15</text:p>
          </table:table-cell>
          <table:table-cell office:value-type="float" office:value="1.857318E-015" calcext:value-type="float">
            <text:p>1.857318E-15</text:p>
          </table:table-cell>
          <table:table-cell office:value-type="float" office:value="9.35507E-016" calcext:value-type="float">
            <text:p>9.35507E-16</text:p>
          </table:table-cell>
          <table:table-cell office:value-type="float" office:value="9.644465E-016" calcext:value-type="float">
            <text:p>9.644465E-16</text:p>
          </table:table-cell>
          <table:table-cell office:value-type="float" office:value="9.684327E-016" calcext:value-type="float">
            <text:p>9.68432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5203006" calcext:value-type="float">
            <text:p>-0.0005203006</text:p>
          </table:table-cell>
          <table:table-cell office:value-type="float" office:value="-0.00109669" calcext:value-type="float">
            <text:p>-0.00109669</text:p>
          </table:table-cell>
          <table:table-cell office:value-type="float" office:value="-0.001074242" calcext:value-type="float">
            <text:p>-0.001074242</text:p>
          </table:table-cell>
          <table:table-cell office:value-type="float" office:value="-0.007640863" calcext:value-type="float">
            <text:p>-0.007640863</text:p>
          </table:table-cell>
          <table:table-cell office:value-type="float" office:value="-0.01512163" calcext:value-type="float">
            <text:p>-0.01512163</text:p>
          </table:table-cell>
          <table:table-cell office:value-type="float" office:value="-0.01627884" calcext:value-type="float">
            <text:p>-0.01627884</text:p>
          </table:table-cell>
          <table:table-cell office:value-type="float" office:value="-0.01379787" calcext:value-type="float">
            <text:p>-0.01379787</text:p>
          </table:table-cell>
          <table:table-cell office:value-type="float" office:value="-0.01209395" calcext:value-type="float">
            <text:p>-0.01209395</text:p>
          </table:table-cell>
          <table:table-cell office:value-type="float" office:value="-0.006803901" calcext:value-type="float">
            <text:p>-0.006803901</text:p>
          </table:table-cell>
          <table:table-cell office:value-type="float" office:value="-0.003735654" calcext:value-type="float">
            <text:p>-0.003735654</text:p>
          </table:table-cell>
          <table:table-cell office:value-type="float" office:value="1496.666" calcext:value-type="float">
            <text:p>1496.66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716743" calcext:value-type="float">
            <text:p>0.00971674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0.0002839122" calcext:value-type="float">
            <text:p>0.000283912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502.0003" calcext:value-type="float">
            <text:p>502.0003</text:p>
          </table:table-cell>
          <table:table-cell office:value-type="float" office:value="208.4666" calcext:value-type="float">
            <text:p>208.466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90.843" calcext:value-type="float">
            <text:p>1290.843</text:p>
          </table:table-cell>
          <table:table-cell office:value-type="float" office:value="253.7386" calcext:value-type="float">
            <text:p>253.7386</text:p>
          </table:table-cell>
          <table:table-cell office:value-type="float" office:value="0" calcext:value-type="float">
            <text:p>0</text:p>
          </table:table-cell>
          <table:table-cell office:value-type="float" office:value="0.3816814" calcext:value-type="float">
            <text:p>0.3816814</text:p>
          </table:table-cell>
          <table:table-cell office:value-type="float" office:value="0.3836829" calcext:value-type="float">
            <text:p>0.3836829</text:p>
          </table:table-cell>
          <table:table-cell office:value-type="float" office:value="0.3886265" calcext:value-type="float">
            <text:p>0.3886265</text:p>
          </table:table-cell>
          <table:table-cell office:value-type="float" office:value="0.3967066" calcext:value-type="float">
            <text:p>0.3967066</text:p>
          </table:table-cell>
          <table:table-cell office:value-type="float" office:value="0.4066806" calcext:value-type="float">
            <text:p>0.4066806</text:p>
          </table:table-cell>
          <table:table-cell office:value-type="float" office:value="0.4195842" calcext:value-type="float">
            <text:p>0.4195842</text:p>
          </table:table-cell>
          <table:table-cell office:value-type="float" office:value="0.4572141" calcext:value-type="float">
            <text:p>0.4572141</text:p>
          </table:table-cell>
          <table:table-cell office:value-type="float" office:value="0.3690411" calcext:value-type="float">
            <text:p>0.3690411</text:p>
          </table:table-cell>
          <table:table-cell office:value-type="float" office:value="0.3885687" calcext:value-type="float">
            <text:p>0.3885687</text:p>
          </table:table-cell>
          <table:table-cell office:value-type="float" office:value="0.413955" calcext:value-type="float">
            <text:p>0.413955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35E-015" calcext:value-type="float">
            <text:p>1.98435E-15</text:p>
          </table:table-cell>
          <table:table-cell office:value-type="float" office:value="1.857267E-015" calcext:value-type="float">
            <text:p>1.857267E-15</text:p>
          </table:table-cell>
          <table:table-cell office:value-type="float" office:value="9.355007E-016" calcext:value-type="float">
            <text:p>9.355007E-16</text:p>
          </table:table-cell>
          <table:table-cell office:value-type="float" office:value="9.644439E-016" calcext:value-type="float">
            <text:p>9.644439E-16</text:p>
          </table:table-cell>
          <table:table-cell office:value-type="float" office:value="9.684288E-016" calcext:value-type="float">
            <text:p>9.684288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541888" calcext:value-type="float">
            <text:p>-0.003541888</text:p>
          </table:table-cell>
          <table:table-cell office:value-type="float" office:value="-0.003427189" calcext:value-type="float">
            <text:p>-0.003427189</text:p>
          </table:table-cell>
          <table:table-cell office:value-type="float" office:value="-0.00314362" calcext:value-type="float">
            <text:p>-0.00314362</text:p>
          </table:table-cell>
          <table:table-cell office:value-type="float" office:value="-0.002736818" calcext:value-type="float">
            <text:p>-0.002736818</text:p>
          </table:table-cell>
          <table:table-cell office:value-type="float" office:value="-0.00230894" calcext:value-type="float">
            <text:p>-0.00230894</text:p>
          </table:table-cell>
          <table:table-cell office:value-type="float" office:value="-0.001859097" calcext:value-type="float">
            <text:p>-0.001859097</text:p>
          </table:table-cell>
          <table:table-cell office:value-type="float" office:value="-0.001291839" calcext:value-type="float">
            <text:p>-0.001291839</text:p>
          </table:table-cell>
          <table:table-cell office:value-type="float" office:value="-0.01129315" calcext:value-type="float">
            <text:p>-0.01129315</text:p>
          </table:table-cell>
          <table:table-cell office:value-type="float" office:value="-0.006889186" calcext:value-type="float">
            <text:p>-0.006889186</text:p>
          </table:table-cell>
          <table:table-cell office:value-type="float" office:value="-0.00376322" calcext:value-type="float">
            <text:p>-0.00376322</text:p>
          </table:table-cell>
          <table:table-cell office:value-type="float" office:value="1508.237" calcext:value-type="float">
            <text:p>1508.237</text:p>
          </table:table-cell>
          <table:table-cell office:value-type="float" office:value="0" calcext:value-type="float">
            <text:p>0</text:p>
          </table:table-cell>
          <table:table-cell office:value-type="float" office:value="-0.003649356" calcext:value-type="float">
            <text:p>-0.003649356</text:p>
          </table:table-cell>
          <table:table-cell office:value-type="float" office:value="0.00962391" calcext:value-type="float">
            <text:p>0.0096239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86" calcext:value-type="float">
            <text:p>-1.2284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503.2" calcext:value-type="float">
            <text:p>503.2</text:p>
          </table:table-cell>
          <table:table-cell office:value-type="float" office:value="209.6139" calcext:value-type="float">
            <text:p>209.613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83.785" calcext:value-type="float">
            <text:p>1283.785</text:p>
          </table:table-cell>
          <table:table-cell office:value-type="float" office:value="260.8525" calcext:value-type="float">
            <text:p>260.8525</text:p>
          </table:table-cell>
          <table:table-cell office:value-type="float" office:value="0" calcext:value-type="float">
            <text:p>0</text:p>
          </table:table-cell>
          <table:table-cell office:value-type="float" office:value="0.3579617" calcext:value-type="float">
            <text:p>0.3579617</text:p>
          </table:table-cell>
          <table:table-cell office:value-type="float" office:value="0.3598998" calcext:value-type="float">
            <text:p>0.3598998</text:p>
          </table:table-cell>
          <table:table-cell office:value-type="float" office:value="0.3641626" calcext:value-type="float">
            <text:p>0.3641626</text:p>
          </table:table-cell>
          <table:table-cell office:value-type="float" office:value="0.3719225" calcext:value-type="float">
            <text:p>0.3719225</text:p>
          </table:table-cell>
          <table:table-cell office:value-type="float" office:value="0.3805301" calcext:value-type="float">
            <text:p>0.3805301</text:p>
          </table:table-cell>
          <table:table-cell office:value-type="float" office:value="0.3900504" calcext:value-type="float">
            <text:p>0.3900504</text:p>
          </table:table-cell>
          <table:table-cell office:value-type="float" office:value="0.4291086" calcext:value-type="float">
            <text:p>0.4291086</text:p>
          </table:table-cell>
          <table:table-cell office:value-type="float" office:value="0.3732773" calcext:value-type="float">
            <text:p>0.3732773</text:p>
          </table:table-cell>
          <table:table-cell office:value-type="float" office:value="0.3886524" calcext:value-type="float">
            <text:p>0.3886524</text:p>
          </table:table-cell>
          <table:table-cell office:value-type="float" office:value="0.4139669" calcext:value-type="float">
            <text:p>0.413966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473E-015" calcext:value-type="float">
            <text:p>1.984473E-15</text:p>
          </table:table-cell>
          <table:table-cell office:value-type="float" office:value="1.857221E-015" calcext:value-type="float">
            <text:p>1.857221E-15</text:p>
          </table:table-cell>
          <table:table-cell office:value-type="float" office:value="9.354951E-016" calcext:value-type="float">
            <text:p>9.354951E-16</text:p>
          </table:table-cell>
          <table:table-cell office:value-type="float" office:value="9.644417E-016" calcext:value-type="float">
            <text:p>9.644417E-16</text:p>
          </table:table-cell>
          <table:table-cell office:value-type="float" office:value="9.684245E-016" calcext:value-type="float">
            <text:p>9.68424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560108" calcext:value-type="float">
            <text:p>-0.005560108</text:p>
          </table:table-cell>
          <table:table-cell office:value-type="float" office:value="-0.005370833" calcext:value-type="float">
            <text:p>-0.005370833</text:p>
          </table:table-cell>
          <table:table-cell office:value-type="float" office:value="-0.004952781" calcext:value-type="float">
            <text:p>-0.004952781</text:p>
          </table:table-cell>
          <table:table-cell office:value-type="float" office:value="-0.004285241" calcext:value-type="float">
            <text:p>-0.004285241</text:p>
          </table:table-cell>
          <table:table-cell office:value-type="float" office:value="-0.003657436" calcext:value-type="float">
            <text:p>-0.003657436</text:p>
          </table:table-cell>
          <table:table-cell office:value-type="float" office:value="-0.003077938" calcext:value-type="float">
            <text:p>-0.003077938</text:p>
          </table:table-cell>
          <table:table-cell office:value-type="float" office:value="-0.002367162" calcext:value-type="float">
            <text:p>-0.002367162</text:p>
          </table:table-cell>
          <table:table-cell office:value-type="float" office:value="-0.01011928" calcext:value-type="float">
            <text:p>-0.01011928</text:p>
          </table:table-cell>
          <table:table-cell office:value-type="float" office:value="-0.006875397" calcext:value-type="float">
            <text:p>-0.006875397</text:p>
          </table:table-cell>
          <table:table-cell office:value-type="float" office:value="-0.003762181" calcext:value-type="float">
            <text:p>-0.003762181</text:p>
          </table:table-cell>
          <table:table-cell office:value-type="float" office:value="1518.876" calcext:value-type="float">
            <text:p>1518.876</text:p>
          </table:table-cell>
          <table:table-cell office:value-type="float" office:value="0" calcext:value-type="float">
            <text:p>0</text:p>
          </table:table-cell>
          <table:table-cell office:value-type="float" office:value="-0.005717115" calcext:value-type="float">
            <text:p>-0.005717115</text:p>
          </table:table-cell>
          <table:table-cell office:value-type="float" office:value="0.009623191" calcext:value-type="float">
            <text:p>0.00962319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3" calcext:value-type="float">
            <text:p>-1.2284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503.2" calcext:value-type="float">
            <text:p>503.2</text:p>
          </table:table-cell>
          <table:table-cell office:value-type="float" office:value="211.492" calcext:value-type="float">
            <text:p>211.49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5.753" calcext:value-type="float">
            <text:p>1275.753</text:p>
          </table:table-cell>
          <table:table-cell office:value-type="float" office:value="267.0077" calcext:value-type="float">
            <text:p>267.0077</text:p>
          </table:table-cell>
          <table:table-cell office:value-type="float" office:value="0" calcext:value-type="float">
            <text:p>0</text:p>
          </table:table-cell>
          <table:table-cell office:value-type="float" office:value="0.3266883" calcext:value-type="float">
            <text:p>0.3266883</text:p>
          </table:table-cell>
          <table:table-cell office:value-type="float" office:value="0.3292143" calcext:value-type="float">
            <text:p>0.3292143</text:p>
          </table:table-cell>
          <table:table-cell office:value-type="float" office:value="0.3338991" calcext:value-type="float">
            <text:p>0.3338991</text:p>
          </table:table-cell>
          <table:table-cell office:value-type="float" office:value="0.343253" calcext:value-type="float">
            <text:p>0.343253</text:p>
          </table:table-cell>
          <table:table-cell office:value-type="float" office:value="0.3519194" calcext:value-type="float">
            <text:p>0.3519194</text:p>
          </table:table-cell>
          <table:table-cell office:value-type="float" office:value="0.3595116" calcext:value-type="float">
            <text:p>0.3595116</text:p>
          </table:table-cell>
          <table:table-cell office:value-type="float" office:value="0.4025846" calcext:value-type="float">
            <text:p>0.4025846</text:p>
          </table:table-cell>
          <table:table-cell office:value-type="float" office:value="0.3764229" calcext:value-type="float">
            <text:p>0.3764229</text:p>
          </table:table-cell>
          <table:table-cell office:value-type="float" office:value="0.388924" calcext:value-type="float">
            <text:p>0.388924</text:p>
          </table:table-cell>
          <table:table-cell office:value-type="float" office:value="0.4139859" calcext:value-type="float">
            <text:p>0.4139859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59E-015" calcext:value-type="float">
            <text:p>1.98459E-15</text:p>
          </table:table-cell>
          <table:table-cell office:value-type="float" office:value="1.857177E-015" calcext:value-type="float">
            <text:p>1.857177E-15</text:p>
          </table:table-cell>
          <table:table-cell office:value-type="float" office:value="9.354896E-016" calcext:value-type="float">
            <text:p>9.354896E-16</text:p>
          </table:table-cell>
          <table:table-cell office:value-type="float" office:value="9.644376E-016" calcext:value-type="float">
            <text:p>9.644376E-16</text:p>
          </table:table-cell>
          <table:table-cell office:value-type="float" office:value="9.684221E-016" calcext:value-type="float">
            <text:p>9.68422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50431" calcext:value-type="float">
            <text:p>-0.01050431</text:p>
          </table:table-cell>
          <table:table-cell office:value-type="float" office:value="-0.009988914" calcext:value-type="float">
            <text:p>-0.009988914</text:p>
          </table:table-cell>
          <table:table-cell office:value-type="float" office:value="-0.009057992" calcext:value-type="float">
            <text:p>-0.009057992</text:p>
          </table:table-cell>
          <table:table-cell office:value-type="float" office:value="-0.007474715" calcext:value-type="float">
            <text:p>-0.007474715</text:p>
          </table:table-cell>
          <table:table-cell office:value-type="float" office:value="-0.006283597" calcext:value-type="float">
            <text:p>-0.006283597</text:p>
          </table:table-cell>
          <table:table-cell office:value-type="float" office:value="-0.005412957" calcext:value-type="float">
            <text:p>-0.005412957</text:p>
          </table:table-cell>
          <table:table-cell office:value-type="float" office:value="-0.004383389" calcext:value-type="float">
            <text:p>-0.004383389</text:p>
          </table:table-cell>
          <table:table-cell office:value-type="float" office:value="-0.009328494" calcext:value-type="float">
            <text:p>-0.009328494</text:p>
          </table:table-cell>
          <table:table-cell office:value-type="float" office:value="-0.006829755" calcext:value-type="float">
            <text:p>-0.006829755</text:p>
          </table:table-cell>
          <table:table-cell office:value-type="float" office:value="-0.003760536" calcext:value-type="float">
            <text:p>-0.003760536</text:p>
          </table:table-cell>
          <table:table-cell office:value-type="float" office:value="1528.536" calcext:value-type="float">
            <text:p>1528.536</text:p>
          </table:table-cell>
          <table:table-cell office:value-type="float" office:value="0" calcext:value-type="float">
            <text:p>0</text:p>
          </table:table-cell>
          <table:table-cell office:value-type="float" office:value="-0.01090512" calcext:value-type="float">
            <text:p>-0.01090512</text:p>
          </table:table-cell>
          <table:table-cell office:value-type="float" office:value="0.009622563" calcext:value-type="float">
            <text:p>0.00962256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342" calcext:value-type="float">
            <text:p>-1.22834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503.2" calcext:value-type="float">
            <text:p>503.2</text:p>
          </table:table-cell>
          <table:table-cell office:value-type="float" office:value="212.698" calcext:value-type="float">
            <text:p>212.69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9.965" calcext:value-type="float">
            <text:p>1269.965</text:p>
          </table:table-cell>
          <table:table-cell office:value-type="float" office:value="271.5905" calcext:value-type="float">
            <text:p>271.5905</text:p>
          </table:table-cell>
          <table:table-cell office:value-type="float" office:value="0" calcext:value-type="float">
            <text:p>0</text:p>
          </table:table-cell>
          <table:table-cell office:value-type="float" office:value="0.3076822" calcext:value-type="float">
            <text:p>0.3076822</text:p>
          </table:table-cell>
          <table:table-cell office:value-type="float" office:value="0.3102996" calcext:value-type="float">
            <text:p>0.3102996</text:p>
          </table:table-cell>
          <table:table-cell office:value-type="float" office:value="0.3149108" calcext:value-type="float">
            <text:p>0.3149108</text:p>
          </table:table-cell>
          <table:table-cell office:value-type="float" office:value="0.3235319" calcext:value-type="float">
            <text:p>0.3235319</text:p>
          </table:table-cell>
          <table:table-cell office:value-type="float" office:value="0.3310437" calcext:value-type="float">
            <text:p>0.3310437</text:p>
          </table:table-cell>
          <table:table-cell office:value-type="float" office:value="0.3373925" calcext:value-type="float">
            <text:p>0.3373925</text:p>
          </table:table-cell>
          <table:table-cell office:value-type="float" office:value="0.3842131" calcext:value-type="float">
            <text:p>0.3842131</text:p>
          </table:table-cell>
          <table:table-cell office:value-type="float" office:value="0.3770713" calcext:value-type="float">
            <text:p>0.3770713</text:p>
          </table:table-cell>
          <table:table-cell office:value-type="float" office:value="0.3892422" calcext:value-type="float">
            <text:p>0.3892422</text:p>
          </table:table-cell>
          <table:table-cell office:value-type="float" office:value="0.4140169" calcext:value-type="float">
            <text:p>0.4140169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696E-015" calcext:value-type="float">
            <text:p>1.984696E-15</text:p>
          </table:table-cell>
          <table:table-cell office:value-type="float" office:value="1.857135E-015" calcext:value-type="float">
            <text:p>1.857135E-15</text:p>
          </table:table-cell>
          <table:table-cell office:value-type="float" office:value="9.35485E-016" calcext:value-type="float">
            <text:p>9.35485E-16</text:p>
          </table:table-cell>
          <table:table-cell office:value-type="float" office:value="9.644343E-016" calcext:value-type="float">
            <text:p>9.644343E-16</text:p>
          </table:table-cell>
          <table:table-cell office:value-type="float" office:value="9.684192E-016" calcext:value-type="float">
            <text:p>9.68419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03892" calcext:value-type="float">
            <text:p>-0.01603892</text:p>
          </table:table-cell>
          <table:table-cell office:value-type="float" office:value="-0.01510396" calcext:value-type="float">
            <text:p>-0.01510396</text:p>
          </table:table-cell>
          <table:table-cell office:value-type="float" office:value="-0.0136032" calcext:value-type="float">
            <text:p>-0.0136032</text:p>
          </table:table-cell>
          <table:table-cell office:value-type="float" office:value="-0.01127074" calcext:value-type="float">
            <text:p>-0.01127074</text:p>
          </table:table-cell>
          <table:table-cell office:value-type="float" office:value="-0.009614484" calcext:value-type="float">
            <text:p>-0.009614484</text:p>
          </table:table-cell>
          <table:table-cell office:value-type="float" office:value="-0.008420708" calcext:value-type="float">
            <text:p>-0.008420708</text:p>
          </table:table-cell>
          <table:table-cell office:value-type="float" office:value="-0.006885298" calcext:value-type="float">
            <text:p>-0.006885298</text:p>
          </table:table-cell>
          <table:table-cell office:value-type="float" office:value="-0.009170444" calcext:value-type="float">
            <text:p>-0.009170444</text:p>
          </table:table-cell>
          <table:table-cell office:value-type="float" office:value="-0.006776341" calcext:value-type="float">
            <text:p>-0.006776341</text:p>
          </table:table-cell>
          <table:table-cell office:value-type="float" office:value="-0.003757851" calcext:value-type="float">
            <text:p>-0.003757851</text:p>
          </table:table-cell>
          <table:table-cell office:value-type="float" office:value="1536.623" calcext:value-type="float">
            <text:p>1536.623</text:p>
          </table:table-cell>
          <table:table-cell office:value-type="float" office:value="0" calcext:value-type="float">
            <text:p>0</text:p>
          </table:table-cell>
          <table:table-cell office:value-type="float" office:value="-0.01655108" calcext:value-type="float">
            <text:p>-0.01655108</text:p>
          </table:table-cell>
          <table:table-cell office:value-type="float" office:value="0.009621932" calcext:value-type="float">
            <text:p>0.00962193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198" calcext:value-type="float">
            <text:p>-1.22819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503.8001" calcext:value-type="float">
            <text:p>503.8001</text:p>
          </table:table-cell>
          <table:table-cell office:value-type="float" office:value="214.6389" calcext:value-type="float">
            <text:p>214.638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5.48" calcext:value-type="float">
            <text:p>1265.48</text:p>
          </table:table-cell>
          <table:table-cell office:value-type="float" office:value="274.7339" calcext:value-type="float">
            <text:p>274.7339</text:p>
          </table:table-cell>
          <table:table-cell office:value-type="float" office:value="0" calcext:value-type="float">
            <text:p>0</text:p>
          </table:table-cell>
          <table:table-cell office:value-type="float" office:value="0.2815204" calcext:value-type="float">
            <text:p>0.2815204</text:p>
          </table:table-cell>
          <table:table-cell office:value-type="float" office:value="0.2910518" calcext:value-type="float">
            <text:p>0.2910518</text:p>
          </table:table-cell>
          <table:table-cell office:value-type="float" office:value="0.3023124" calcext:value-type="float">
            <text:p>0.3023124</text:p>
          </table:table-cell>
          <table:table-cell office:value-type="float" office:value="0.3120049" calcext:value-type="float">
            <text:p>0.3120049</text:p>
          </table:table-cell>
          <table:table-cell office:value-type="float" office:value="0.3177897" calcext:value-type="float">
            <text:p>0.3177897</text:p>
          </table:table-cell>
          <table:table-cell office:value-type="float" office:value="0.3225053" calcext:value-type="float">
            <text:p>0.3225053</text:p>
          </table:table-cell>
          <table:table-cell office:value-type="float" office:value="0.3711611" calcext:value-type="float">
            <text:p>0.3711611</text:p>
          </table:table-cell>
          <table:table-cell office:value-type="float" office:value="0.3757981" calcext:value-type="float">
            <text:p>0.3757981</text:p>
          </table:table-cell>
          <table:table-cell office:value-type="float" office:value="0.3894582" calcext:value-type="float">
            <text:p>0.3894582</text:p>
          </table:table-cell>
          <table:table-cell office:value-type="float" office:value="0.414056" calcext:value-type="float">
            <text:p>0.414056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825E-015" calcext:value-type="float">
            <text:p>1.984825E-15</text:p>
          </table:table-cell>
          <table:table-cell office:value-type="float" office:value="1.857086E-015" calcext:value-type="float">
            <text:p>1.857086E-15</text:p>
          </table:table-cell>
          <table:table-cell office:value-type="float" office:value="9.354796E-016" calcext:value-type="float">
            <text:p>9.354796E-16</text:p>
          </table:table-cell>
          <table:table-cell office:value-type="float" office:value="9.644309E-016" calcext:value-type="float">
            <text:p>9.644309E-16</text:p>
          </table:table-cell>
          <table:table-cell office:value-type="float" office:value="9.684157E-016" calcext:value-type="float">
            <text:p>9.68415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008004" calcext:value-type="float">
            <text:p>-0.03008004</text:p>
          </table:table-cell>
          <table:table-cell office:value-type="float" office:value="-0.02357694" calcext:value-type="float">
            <text:p>-0.02357694</text:p>
          </table:table-cell>
          <table:table-cell office:value-type="float" office:value="-0.01802348" calcext:value-type="float">
            <text:p>-0.01802348</text:p>
          </table:table-cell>
          <table:table-cell office:value-type="float" office:value="-0.01449596" calcext:value-type="float">
            <text:p>-0.01449596</text:p>
          </table:table-cell>
          <table:table-cell office:value-type="float" office:value="-0.01277348" calcext:value-type="float">
            <text:p>-0.01277348</text:p>
          </table:table-cell>
          <table:table-cell office:value-type="float" office:value="-0.01153136" calcext:value-type="float">
            <text:p>-0.01153136</text:p>
          </table:table-cell>
          <table:table-cell office:value-type="float" office:value="-0.00962666" calcext:value-type="float">
            <text:p>-0.00962666</text:p>
          </table:table-cell>
          <table:table-cell office:value-type="float" office:value="-0.009469723" calcext:value-type="float">
            <text:p>-0.009469723</text:p>
          </table:table-cell>
          <table:table-cell office:value-type="float" office:value="-0.006740145" calcext:value-type="float">
            <text:p>-0.006740145</text:p>
          </table:table-cell>
          <table:table-cell office:value-type="float" office:value="-0.00375446" calcext:value-type="float">
            <text:p>-0.00375446</text:p>
          </table:table-cell>
          <table:table-cell office:value-type="float" office:value="1543.264" calcext:value-type="float">
            <text:p>1543.264</text:p>
          </table:table-cell>
          <table:table-cell office:value-type="float" office:value="0" calcext:value-type="float">
            <text:p>0</text:p>
          </table:table-cell>
          <table:table-cell office:value-type="float" office:value="-0.03389238" calcext:value-type="float">
            <text:p>-0.03389238</text:p>
          </table:table-cell>
          <table:table-cell office:value-type="float" office:value="0.009621113" calcext:value-type="float">
            <text:p>0.00962111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016" calcext:value-type="float">
            <text:p>-1.2280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508.5001" calcext:value-type="float">
            <text:p>508.5001</text:p>
          </table:table-cell>
          <table:table-cell office:value-type="float" office:value="215.4038" calcext:value-type="float">
            <text:p>215.403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7.535" calcext:value-type="float">
            <text:p>1267.535</text:p>
          </table:table-cell>
          <table:table-cell office:value-type="float" office:value="276.6122" calcext:value-type="float">
            <text:p>276.6122</text:p>
          </table:table-cell>
          <table:table-cell office:value-type="float" office:value="0" calcext:value-type="float">
            <text:p>0</text:p>
          </table:table-cell>
          <table:table-cell office:value-type="float" office:value="0.3854747" calcext:value-type="float">
            <text:p>0.3854747</text:p>
          </table:table-cell>
          <table:table-cell office:value-type="float" office:value="0.3849623" calcext:value-type="float">
            <text:p>0.3849623</text:p>
          </table:table-cell>
          <table:table-cell office:value-type="float" office:value="0.3258203" calcext:value-type="float">
            <text:p>0.3258203</text:p>
          </table:table-cell>
          <table:table-cell office:value-type="float" office:value="0.3081976" calcext:value-type="float">
            <text:p>0.3081976</text:p>
          </table:table-cell>
          <table:table-cell office:value-type="float" office:value="0.3095286" calcext:value-type="float">
            <text:p>0.3095286</text:p>
          </table:table-cell>
          <table:table-cell office:value-type="float" office:value="0.3137592" calcext:value-type="float">
            <text:p>0.3137592</text:p>
          </table:table-cell>
          <table:table-cell office:value-type="float" office:value="0.3645772" calcext:value-type="float">
            <text:p>0.3645772</text:p>
          </table:table-cell>
          <table:table-cell office:value-type="float" office:value="0.3737563" calcext:value-type="float">
            <text:p>0.3737563</text:p>
          </table:table-cell>
          <table:table-cell office:value-type="float" office:value="0.3895119" calcext:value-type="float">
            <text:p>0.3895119</text:p>
          </table:table-cell>
          <table:table-cell office:value-type="float" office:value="0.4140947" calcext:value-type="float">
            <text:p>0.4140947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4959E-015" calcext:value-type="float">
            <text:p>1.984959E-15</text:p>
          </table:table-cell>
          <table:table-cell office:value-type="float" office:value="1.857039E-015" calcext:value-type="float">
            <text:p>1.857039E-15</text:p>
          </table:table-cell>
          <table:table-cell office:value-type="float" office:value="9.354736E-016" calcext:value-type="float">
            <text:p>9.354736E-16</text:p>
          </table:table-cell>
          <table:table-cell office:value-type="float" office:value="9.644269E-016" calcext:value-type="float">
            <text:p>9.644269E-16</text:p>
          </table:table-cell>
          <table:table-cell office:value-type="float" office:value="9.684131E-016" calcext:value-type="float">
            <text:p>9.68413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106885" calcext:value-type="float">
            <text:p>-0.003106885</text:p>
          </table:table-cell>
          <table:table-cell office:value-type="float" office:value="-0.003104043" calcext:value-type="float">
            <text:p>-0.003104043</text:p>
          </table:table-cell>
          <table:table-cell office:value-type="float" office:value="-0.01113513" calcext:value-type="float">
            <text:p>-0.01113513</text:p>
          </table:table-cell>
          <table:table-cell office:value-type="float" office:value="-0.01596469" calcext:value-type="float">
            <text:p>-0.01596469</text:p>
          </table:table-cell>
          <table:table-cell office:value-type="float" office:value="-0.01537105" calcext:value-type="float">
            <text:p>-0.01537105</text:p>
          </table:table-cell>
          <table:table-cell office:value-type="float" office:value="-0.01397262" calcext:value-type="float">
            <text:p>-0.01397262</text:p>
          </table:table-cell>
          <table:table-cell office:value-type="float" office:value="-0.01144541" calcext:value-type="float">
            <text:p>-0.01144541</text:p>
          </table:table-cell>
          <table:table-cell office:value-type="float" office:value="-0.009977614" calcext:value-type="float">
            <text:p>-0.009977614</text:p>
          </table:table-cell>
          <table:table-cell office:value-type="float" office:value="-0.006730953" calcext:value-type="float">
            <text:p>-0.006730953</text:p>
          </table:table-cell>
          <table:table-cell office:value-type="float" office:value="-0.003751094" calcext:value-type="float">
            <text:p>-0.003751094</text:p>
          </table:table-cell>
          <table:table-cell office:value-type="float" office:value="1548.629" calcext:value-type="float">
            <text:p>1548.629</text:p>
          </table:table-cell>
          <table:table-cell office:value-type="float" office:value="0" calcext:value-type="float">
            <text:p>0</text:p>
          </table:table-cell>
          <table:table-cell office:value-type="float" office:value="-0.00322362" calcext:value-type="float">
            <text:p>-0.00322362</text:p>
          </table:table-cell>
          <table:table-cell office:value-type="float" office:value="0.009620181" calcext:value-type="float">
            <text:p>0.00962018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836" calcext:value-type="float">
            <text:p>-1.2278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514.6" calcext:value-type="float">
            <text:p>514.6</text:p>
          </table:table-cell>
          <table:table-cell office:value-type="float" office:value="215.7507" calcext:value-type="float">
            <text:p>215.750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0.043" calcext:value-type="float">
            <text:p>1270.043</text:p>
          </table:table-cell>
          <table:table-cell office:value-type="float" office:value="279.8573" calcext:value-type="float">
            <text:p>279.8573</text:p>
          </table:table-cell>
          <table:table-cell office:value-type="float" office:value="0" calcext:value-type="float">
            <text:p>0</text:p>
          </table:table-cell>
          <table:table-cell office:value-type="float" office:value="0.3747918" calcext:value-type="float">
            <text:p>0.3747918</text:p>
          </table:table-cell>
          <table:table-cell office:value-type="float" office:value="0.3717102" calcext:value-type="float">
            <text:p>0.3717102</text:p>
          </table:table-cell>
          <table:table-cell office:value-type="float" office:value="0.3626583" calcext:value-type="float">
            <text:p>0.3626583</text:p>
          </table:table-cell>
          <table:table-cell office:value-type="float" office:value="0.3332805" calcext:value-type="float">
            <text:p>0.3332805</text:p>
          </table:table-cell>
          <table:table-cell office:value-type="float" office:value="0.3174137" calcext:value-type="float">
            <text:p>0.3174137</text:p>
          </table:table-cell>
          <table:table-cell office:value-type="float" office:value="0.3140418" calcext:value-type="float">
            <text:p>0.3140418</text:p>
          </table:table-cell>
          <table:table-cell office:value-type="float" office:value="0.3610098" calcext:value-type="float">
            <text:p>0.3610098</text:p>
          </table:table-cell>
          <table:table-cell office:value-type="float" office:value="0.3717067" calcext:value-type="float">
            <text:p>0.3717067</text:p>
          </table:table-cell>
          <table:table-cell office:value-type="float" office:value="0.3894422" calcext:value-type="float">
            <text:p>0.3894422</text:p>
          </table:table-cell>
          <table:table-cell office:value-type="float" office:value="0.4141256" calcext:value-type="float">
            <text:p>0.414125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091E-015" calcext:value-type="float">
            <text:p>1.985091E-15</text:p>
          </table:table-cell>
          <table:table-cell office:value-type="float" office:value="1.856992E-015" calcext:value-type="float">
            <text:p>1.856992E-15</text:p>
          </table:table-cell>
          <table:table-cell office:value-type="float" office:value="9.354675E-016" calcext:value-type="float">
            <text:p>9.354675E-16</text:p>
          </table:table-cell>
          <table:table-cell office:value-type="float" office:value="9.644242E-016" calcext:value-type="float">
            <text:p>9.644242E-16</text:p>
          </table:table-cell>
          <table:table-cell office:value-type="float" office:value="9.684094E-016" calcext:value-type="float">
            <text:p>9.68409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960434" calcext:value-type="float">
            <text:p>-0.003960434</text:p>
          </table:table-cell>
          <table:table-cell office:value-type="float" office:value="-0.00420985" calcext:value-type="float">
            <text:p>-0.00420985</text:p>
          </table:table-cell>
          <table:table-cell office:value-type="float" office:value="-0.005105922" calcext:value-type="float">
            <text:p>-0.005105922</text:p>
          </table:table-cell>
          <table:table-cell office:value-type="float" office:value="-0.009353044" calcext:value-type="float">
            <text:p>-0.009353044</text:p>
          </table:table-cell>
          <table:table-cell office:value-type="float" office:value="-0.01299844" calcext:value-type="float">
            <text:p>-0.01299844</text:p>
          </table:table-cell>
          <table:table-cell office:value-type="float" office:value="-0.01392" calcext:value-type="float">
            <text:p>-0.01392</text:p>
          </table:table-cell>
          <table:table-cell office:value-type="float" office:value="-0.01259866" calcext:value-type="float">
            <text:p>-0.01259866</text:p>
          </table:table-cell>
          <table:table-cell office:value-type="float" office:value="-0.01051904" calcext:value-type="float">
            <text:p>-0.01051904</text:p>
          </table:table-cell>
          <table:table-cell office:value-type="float" office:value="-0.006742386" calcext:value-type="float">
            <text:p>-0.006742386</text:p>
          </table:table-cell>
          <table:table-cell office:value-type="float" office:value="-0.003748409" calcext:value-type="float">
            <text:p>-0.003748409</text:p>
          </table:table-cell>
          <table:table-cell office:value-type="float" office:value="1555.35" calcext:value-type="float">
            <text:p>1555.35</text:p>
          </table:table-cell>
          <table:table-cell office:value-type="float" office:value="0" calcext:value-type="float">
            <text:p>0</text:p>
          </table:table-cell>
          <table:table-cell office:value-type="float" office:value="-0.003921161" calcext:value-type="float">
            <text:p>-0.003921161</text:p>
          </table:table-cell>
          <table:table-cell office:value-type="float" office:value="0.00961919" calcext:value-type="float">
            <text:p>0.0096191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692" calcext:value-type="float">
            <text:p>-1.2276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514.9" calcext:value-type="float">
            <text:p>514.9</text:p>
          </table:table-cell>
          <table:table-cell office:value-type="float" office:value="216.3679" calcext:value-type="float">
            <text:p>216.367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5.896" calcext:value-type="float">
            <text:p>1265.896</text:p>
          </table:table-cell>
          <table:table-cell office:value-type="float" office:value="283.688" calcext:value-type="float">
            <text:p>283.688</text:p>
          </table:table-cell>
          <table:table-cell office:value-type="float" office:value="0" calcext:value-type="float">
            <text:p>0</text:p>
          </table:table-cell>
          <table:table-cell office:value-type="float" office:value="0.3188265" calcext:value-type="float">
            <text:p>0.3188265</text:p>
          </table:table-cell>
          <table:table-cell office:value-type="float" office:value="0.3187534" calcext:value-type="float">
            <text:p>0.3187534</text:p>
          </table:table-cell>
          <table:table-cell office:value-type="float" office:value="0.3195084" calcext:value-type="float">
            <text:p>0.3195084</text:p>
          </table:table-cell>
          <table:table-cell office:value-type="float" office:value="0.3206692" calcext:value-type="float">
            <text:p>0.3206692</text:p>
          </table:table-cell>
          <table:table-cell office:value-type="float" office:value="0.3203647" calcext:value-type="float">
            <text:p>0.3203647</text:p>
          </table:table-cell>
          <table:table-cell office:value-type="float" office:value="0.319813" calcext:value-type="float">
            <text:p>0.319813</text:p>
          </table:table-cell>
          <table:table-cell office:value-type="float" office:value="0.3613976" calcext:value-type="float">
            <text:p>0.3613976</text:p>
          </table:table-cell>
          <table:table-cell office:value-type="float" office:value="0.3700629" calcext:value-type="float">
            <text:p>0.3700629</text:p>
          </table:table-cell>
          <table:table-cell office:value-type="float" office:value="0.3892996" calcext:value-type="float">
            <text:p>0.3892996</text:p>
          </table:table-cell>
          <table:table-cell office:value-type="float" office:value="0.4141459" calcext:value-type="float">
            <text:p>0.4141459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233E-015" calcext:value-type="float">
            <text:p>1.985233E-15</text:p>
          </table:table-cell>
          <table:table-cell office:value-type="float" office:value="1.856938E-015" calcext:value-type="float">
            <text:p>1.856938E-15</text:p>
          </table:table-cell>
          <table:table-cell office:value-type="float" office:value="9.354606E-016" calcext:value-type="float">
            <text:p>9.354606E-16</text:p>
          </table:table-cell>
          <table:table-cell office:value-type="float" office:value="9.644219E-016" calcext:value-type="float">
            <text:p>9.644219E-16</text:p>
          </table:table-cell>
          <table:table-cell office:value-type="float" office:value="9.684055E-016" calcext:value-type="float">
            <text:p>9.684055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47445" calcext:value-type="float">
            <text:p>-0.01247445</text:p>
          </table:table-cell>
          <table:table-cell office:value-type="float" office:value="-0.01250348" calcext:value-type="float">
            <text:p>-0.01250348</text:p>
          </table:table-cell>
          <table:table-cell office:value-type="float" office:value="-0.01228547" calcext:value-type="float">
            <text:p>-0.01228547</text:p>
          </table:table-cell>
          <table:table-cell office:value-type="float" office:value="-0.01198237" calcext:value-type="float">
            <text:p>-0.01198237</text:p>
          </table:table-cell>
          <table:table-cell office:value-type="float" office:value="-0.01207952" calcext:value-type="float">
            <text:p>-0.01207952</text:p>
          </table:table-cell>
          <table:table-cell office:value-type="float" office:value="-0.01223592" calcext:value-type="float">
            <text:p>-0.01223592</text:p>
          </table:table-cell>
          <table:table-cell office:value-type="float" office:value="-0.01247921" calcext:value-type="float">
            <text:p>-0.01247921</text:p>
          </table:table-cell>
          <table:table-cell office:value-type="float" office:value="-0.01097802" calcext:value-type="float">
            <text:p>-0.01097802</text:p>
          </table:table-cell>
          <table:table-cell office:value-type="float" office:value="-0.006765977" calcext:value-type="float">
            <text:p>-0.006765977</text:p>
          </table:table-cell>
          <table:table-cell office:value-type="float" office:value="-0.003746632" calcext:value-type="float">
            <text:p>-0.003746632</text:p>
          </table:table-cell>
          <table:table-cell office:value-type="float" office:value="1562.689" calcext:value-type="float">
            <text:p>1562.689</text:p>
          </table:table-cell>
          <table:table-cell office:value-type="float" office:value="0" calcext:value-type="float">
            <text:p>0</text:p>
          </table:table-cell>
          <table:table-cell office:value-type="float" office:value="-0.01233411" calcext:value-type="float">
            <text:p>-0.01233411</text:p>
          </table:table-cell>
          <table:table-cell office:value-type="float" office:value="0.009618176" calcext:value-type="float">
            <text:p>0.00961817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596" calcext:value-type="float">
            <text:p>-1.22759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516.1002" calcext:value-type="float">
            <text:p>516.1002</text:p>
          </table:table-cell>
          <table:table-cell office:value-type="float" office:value="218.0475" calcext:value-type="float">
            <text:p>218.047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3.181" calcext:value-type="float">
            <text:p>1263.181</text:p>
          </table:table-cell>
          <table:table-cell office:value-type="float" office:value="285.9227" calcext:value-type="float">
            <text:p>285.9227</text:p>
          </table:table-cell>
          <table:table-cell office:value-type="float" office:value="0" calcext:value-type="float">
            <text:p>0</text:p>
          </table:table-cell>
          <table:table-cell office:value-type="float" office:value="0.3179561" calcext:value-type="float">
            <text:p>0.3179561</text:p>
          </table:table-cell>
          <table:table-cell office:value-type="float" office:value="0.3141823" calcext:value-type="float">
            <text:p>0.3141823</text:p>
          </table:table-cell>
          <table:table-cell office:value-type="float" office:value="0.3037507" calcext:value-type="float">
            <text:p>0.3037507</text:p>
          </table:table-cell>
          <table:table-cell office:value-type="float" office:value="0.307792" calcext:value-type="float">
            <text:p>0.307792</text:p>
          </table:table-cell>
          <table:table-cell office:value-type="float" office:value="0.3109983" calcext:value-type="float">
            <text:p>0.3109983</text:p>
          </table:table-cell>
          <table:table-cell office:value-type="float" office:value="0.3132038" calcext:value-type="float">
            <text:p>0.3132038</text:p>
          </table:table-cell>
          <table:table-cell office:value-type="float" office:value="0.359904" calcext:value-type="float">
            <text:p>0.359904</text:p>
          </table:table-cell>
          <table:table-cell office:value-type="float" office:value="0.3688548" calcext:value-type="float">
            <text:p>0.3688548</text:p>
          </table:table-cell>
          <table:table-cell office:value-type="float" office:value="0.3891058" calcext:value-type="float">
            <text:p>0.3891058</text:p>
          </table:table-cell>
          <table:table-cell office:value-type="float" office:value="0.4141543" calcext:value-type="float">
            <text:p>0.4141543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395E-015" calcext:value-type="float">
            <text:p>1.985395E-15</text:p>
          </table:table-cell>
          <table:table-cell office:value-type="float" office:value="1.856876E-015" calcext:value-type="float">
            <text:p>1.856876E-15</text:p>
          </table:table-cell>
          <table:table-cell office:value-type="float" office:value="9.354527E-016" calcext:value-type="float">
            <text:p>9.354527E-16</text:p>
          </table:table-cell>
          <table:table-cell office:value-type="float" office:value="9.64419E-016" calcext:value-type="float">
            <text:p>9.64419E-16</text:p>
          </table:table-cell>
          <table:table-cell office:value-type="float" office:value="9.68402E-016" calcext:value-type="float">
            <text:p>9.68402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45243" calcext:value-type="float">
            <text:p>-0.01245243</text:p>
          </table:table-cell>
          <table:table-cell office:value-type="float" office:value="-0.0138059" calcext:value-type="float">
            <text:p>-0.0138059</text:p>
          </table:table-cell>
          <table:table-cell office:value-type="float" office:value="-0.01762179" calcext:value-type="float">
            <text:p>-0.01762179</text:p>
          </table:table-cell>
          <table:table-cell office:value-type="float" office:value="-0.01595381" calcext:value-type="float">
            <text:p>-0.01595381</text:p>
          </table:table-cell>
          <table:table-cell office:value-type="float" office:value="-0.01484699" calcext:value-type="float">
            <text:p>-0.01484699</text:p>
          </table:table-cell>
          <table:table-cell office:value-type="float" office:value="-0.01413959" calcext:value-type="float">
            <text:p>-0.01413959</text:p>
          </table:table-cell>
          <table:table-cell office:value-type="float" office:value="-0.01297683" calcext:value-type="float">
            <text:p>-0.01297683</text:p>
          </table:table-cell>
          <table:table-cell office:value-type="float" office:value="-0.01132879" calcext:value-type="float">
            <text:p>-0.01132879</text:p>
          </table:table-cell>
          <table:table-cell office:value-type="float" office:value="-0.006798287" calcext:value-type="float">
            <text:p>-0.006798287</text:p>
          </table:table-cell>
          <table:table-cell office:value-type="float" office:value="-0.003745893" calcext:value-type="float">
            <text:p>-0.003745893</text:p>
          </table:table-cell>
          <table:table-cell office:value-type="float" office:value="1568.433" calcext:value-type="float">
            <text:p>1568.433</text:p>
          </table:table-cell>
          <table:table-cell office:value-type="float" office:value="0" calcext:value-type="float">
            <text:p>0</text:p>
          </table:table-cell>
          <table:table-cell office:value-type="float" office:value="-0.01200477" calcext:value-type="float">
            <text:p>-0.01200477</text:p>
          </table:table-cell>
          <table:table-cell office:value-type="float" office:value="0.009616958" calcext:value-type="float">
            <text:p>0.00961695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556" calcext:value-type="float">
            <text:p>-1.22755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516.1002" calcext:value-type="float">
            <text:p>516.1002</text:p>
          </table:table-cell>
          <table:table-cell office:value-type="float" office:value="219.76" calcext:value-type="float">
            <text:p>219.7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0.262" calcext:value-type="float">
            <text:p>1260.262</text:p>
          </table:table-cell>
          <table:table-cell office:value-type="float" office:value="287.1282" calcext:value-type="float">
            <text:p>287.1282</text:p>
          </table:table-cell>
          <table:table-cell office:value-type="float" office:value="0" calcext:value-type="float">
            <text:p>0</text:p>
          </table:table-cell>
          <table:table-cell office:value-type="float" office:value="0.2699514" calcext:value-type="float">
            <text:p>0.2699514</text:p>
          </table:table-cell>
          <table:table-cell office:value-type="float" office:value="0.2829719" calcext:value-type="float">
            <text:p>0.2829719</text:p>
          </table:table-cell>
          <table:table-cell office:value-type="float" office:value="0.2944269" calcext:value-type="float">
            <text:p>0.2944269</text:p>
          </table:table-cell>
          <table:table-cell office:value-type="float" office:value="0.3026293" calcext:value-type="float">
            <text:p>0.3026293</text:p>
          </table:table-cell>
          <table:table-cell office:value-type="float" office:value="0.3062564" calcext:value-type="float">
            <text:p>0.3062564</text:p>
          </table:table-cell>
          <table:table-cell office:value-type="float" office:value="0.3088412" calcext:value-type="float">
            <text:p>0.3088412</text:p>
          </table:table-cell>
          <table:table-cell office:value-type="float" office:value="0.3573307" calcext:value-type="float">
            <text:p>0.3573307</text:p>
          </table:table-cell>
          <table:table-cell office:value-type="float" office:value="0.3677419" calcext:value-type="float">
            <text:p>0.3677419</text:p>
          </table:table-cell>
          <table:table-cell office:value-type="float" office:value="0.3888846" calcext:value-type="float">
            <text:p>0.3888846</text:p>
          </table:table-cell>
          <table:table-cell office:value-type="float" office:value="0.4141511" calcext:value-type="float">
            <text:p>0.4141511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551E-015" calcext:value-type="float">
            <text:p>1.985551E-15</text:p>
          </table:table-cell>
          <table:table-cell office:value-type="float" office:value="1.856818E-015" calcext:value-type="float">
            <text:p>1.856818E-15</text:p>
          </table:table-cell>
          <table:table-cell office:value-type="float" office:value="9.354456E-016" calcext:value-type="float">
            <text:p>9.354456E-16</text:p>
          </table:table-cell>
          <table:table-cell office:value-type="float" office:value="9.644171E-016" calcext:value-type="float">
            <text:p>9.644171E-16</text:p>
          </table:table-cell>
          <table:table-cell office:value-type="float" office:value="9.683977E-016" calcext:value-type="float">
            <text:p>9.68397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935818" calcext:value-type="float">
            <text:p>-0.03935818</text:p>
          </table:table-cell>
          <table:table-cell office:value-type="float" office:value="-0.02858113" calcext:value-type="float">
            <text:p>-0.02858113</text:p>
          </table:table-cell>
          <table:table-cell office:value-type="float" office:value="-0.02165394" calcext:value-type="float">
            <text:p>-0.02165394</text:p>
          </table:table-cell>
          <table:table-cell office:value-type="float" office:value="-0.01792867" calcext:value-type="float">
            <text:p>-0.01792867</text:p>
          </table:table-cell>
          <table:table-cell office:value-type="float" office:value="-0.01652684" calcext:value-type="float">
            <text:p>-0.01652684</text:p>
          </table:table-cell>
          <table:table-cell office:value-type="float" office:value="-0.01559235" calcext:value-type="float">
            <text:p>-0.01559235</text:p>
          </table:table-cell>
          <table:table-cell office:value-type="float" office:value="-0.01390691" calcext:value-type="float">
            <text:p>-0.01390691</text:p>
          </table:table-cell>
          <table:table-cell office:value-type="float" office:value="-0.01166254" calcext:value-type="float">
            <text:p>-0.01166254</text:p>
          </table:table-cell>
          <table:table-cell office:value-type="float" office:value="-0.006835424" calcext:value-type="float">
            <text:p>-0.006835424</text:p>
          </table:table-cell>
          <table:table-cell office:value-type="float" office:value="-0.003746163" calcext:value-type="float">
            <text:p>-0.003746163</text:p>
          </table:table-cell>
          <table:table-cell office:value-type="float" office:value="1573.16" calcext:value-type="float">
            <text:p>1573.16</text:p>
          </table:table-cell>
          <table:table-cell office:value-type="float" office:value="0" calcext:value-type="float">
            <text:p>0</text:p>
          </table:table-cell>
          <table:table-cell office:value-type="float" office:value="-0.0447264" calcext:value-type="float">
            <text:p>-0.0447264</text:p>
          </table:table-cell>
          <table:table-cell office:value-type="float" office:value="0.009615849" calcext:value-type="float">
            <text:p>0.00961584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571" calcext:value-type="float">
            <text:p>-1.22757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519.7003" calcext:value-type="float">
            <text:p>519.7003</text:p>
          </table:table-cell>
          <table:table-cell office:value-type="float" office:value="220.9581" calcext:value-type="float">
            <text:p>220.958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2.146" calcext:value-type="float">
            <text:p>1262.146</text:p>
          </table:table-cell>
          <table:table-cell office:value-type="float" office:value="287.6473" calcext:value-type="float">
            <text:p>287.6473</text:p>
          </table:table-cell>
          <table:table-cell office:value-type="float" office:value="0" calcext:value-type="float">
            <text:p>0</text:p>
          </table:table-cell>
          <table:table-cell office:value-type="float" office:value="0.3979581" calcext:value-type="float">
            <text:p>0.3979581</text:p>
          </table:table-cell>
          <table:table-cell office:value-type="float" office:value="0.3740177" calcext:value-type="float">
            <text:p>0.3740177</text:p>
          </table:table-cell>
          <table:table-cell office:value-type="float" office:value="0.289916" calcext:value-type="float">
            <text:p>0.289916</text:p>
          </table:table-cell>
          <table:table-cell office:value-type="float" office:value="0.2974058" calcext:value-type="float">
            <text:p>0.2974058</text:p>
          </table:table-cell>
          <table:table-cell office:value-type="float" office:value="0.3026338" calcext:value-type="float">
            <text:p>0.3026338</text:p>
          </table:table-cell>
          <table:table-cell office:value-type="float" office:value="0.3059503" calcext:value-type="float">
            <text:p>0.3059503</text:p>
          </table:table-cell>
          <table:table-cell office:value-type="float" office:value="0.3556818" calcext:value-type="float">
            <text:p>0.3556818</text:p>
          </table:table-cell>
          <table:table-cell office:value-type="float" office:value="0.3666231" calcext:value-type="float">
            <text:p>0.3666231</text:p>
          </table:table-cell>
          <table:table-cell office:value-type="float" office:value="0.3887288" calcext:value-type="float">
            <text:p>0.3887288</text:p>
          </table:table-cell>
          <table:table-cell office:value-type="float" office:value="0.4141388" calcext:value-type="float">
            <text:p>0.4141388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1098961" calcext:value-type="float">
            <text:p>1.098961E-05</text:p>
          </table:table-cell>
          <table:table-cell office:value-type="float" office:value="1.985683E-015" calcext:value-type="float">
            <text:p>1.985683E-15</text:p>
          </table:table-cell>
          <table:table-cell office:value-type="float" office:value="1.856768E-015" calcext:value-type="float">
            <text:p>1.856768E-15</text:p>
          </table:table-cell>
          <table:table-cell office:value-type="float" office:value="9.354397E-016" calcext:value-type="float">
            <text:p>9.354397E-16</text:p>
          </table:table-cell>
          <table:table-cell office:value-type="float" office:value="9.64415E-016" calcext:value-type="float">
            <text:p>9.64415E-16</text:p>
          </table:table-cell>
          <table:table-cell office:value-type="float" office:value="9.683933E-016" calcext:value-type="float">
            <text:p>9.68393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213449" calcext:value-type="float">
            <text:p>-0.002213449</text:p>
          </table:table-cell>
          <table:table-cell office:value-type="float" office:value="-0.0079864" calcext:value-type="float">
            <text:p>-0.0079864</text:p>
          </table:table-cell>
          <table:table-cell office:value-type="float" office:value="-0.02473844" calcext:value-type="float">
            <text:p>-0.02473844</text:p>
          </table:table-cell>
          <table:table-cell office:value-type="float" office:value="-0.02025143" calcext:value-type="float">
            <text:p>-0.02025143</text:p>
          </table:table-cell>
          <table:table-cell office:value-type="float" office:value="-0.01795441" calcext:value-type="float">
            <text:p>-0.01795441</text:p>
          </table:table-cell>
          <table:table-cell office:value-type="float" office:value="-0.0166481" calcext:value-type="float">
            <text:p>-0.0166481</text:p>
          </table:table-cell>
          <table:table-cell office:value-type="float" office:value="-0.01461542" calcext:value-type="float">
            <text:p>-0.01461542</text:p>
          </table:table-cell>
          <table:table-cell office:value-type="float" office:value="-0.01200894" calcext:value-type="float">
            <text:p>-0.01200894</text:p>
          </table:table-cell>
          <table:table-cell office:value-type="float" office:value="-0.00686188" calcext:value-type="float">
            <text:p>-0.00686188</text:p>
          </table:table-cell>
          <table:table-cell office:value-type="float" office:value="-0.003747226" calcext:value-type="float">
            <text:p>-0.003747226</text:p>
          </table:table-cell>
          <table:table-cell office:value-type="float" office:value="1577.196" calcext:value-type="float">
            <text:p>1577.19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62931" calcext:value-type="float">
            <text:p>0.0096293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617" calcext:value-type="float">
            <text:p>-1.2276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529.1998" calcext:value-type="float">
            <text:p>529.1998</text:p>
          </table:table-cell>
          <table:table-cell office:value-type="float" office:value="221.4451" calcext:value-type="float">
            <text:p>221.445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8.121" calcext:value-type="float">
            <text:p>1268.121</text:p>
          </table:table-cell>
          <table:table-cell office:value-type="float" office:value="290.6853" calcext:value-type="float">
            <text:p>290.6853</text:p>
          </table:table-cell>
          <table:table-cell office:value-type="float" office:value="0" calcext:value-type="float">
            <text:p>0</text:p>
          </table:table-cell>
          <table:table-cell office:value-type="float" office:value="0.3414623" calcext:value-type="float">
            <text:p>0.3414623</text:p>
          </table:table-cell>
          <table:table-cell office:value-type="float" office:value="0.3444286" calcext:value-type="float">
            <text:p>0.3444286</text:p>
          </table:table-cell>
          <table:table-cell office:value-type="float" office:value="0.3469456" calcext:value-type="float">
            <text:p>0.3469456</text:p>
          </table:table-cell>
          <table:table-cell office:value-type="float" office:value="0.3422723" calcext:value-type="float">
            <text:p>0.3422723</text:p>
          </table:table-cell>
          <table:table-cell office:value-type="float" office:value="0.3297828" calcext:value-type="float">
            <text:p>0.3297828</text:p>
          </table:table-cell>
          <table:table-cell office:value-type="float" office:value="0.3185603" calcext:value-type="float">
            <text:p>0.3185603</text:p>
          </table:table-cell>
          <table:table-cell office:value-type="float" office:value="0.3572854" calcext:value-type="float">
            <text:p>0.3572854</text:p>
          </table:table-cell>
          <table:table-cell office:value-type="float" office:value="0.3658143" calcext:value-type="float">
            <text:p>0.3658143</text:p>
          </table:table-cell>
          <table:table-cell office:value-type="float" office:value="0.3885686" calcext:value-type="float">
            <text:p>0.3885686</text:p>
          </table:table-cell>
          <table:table-cell office:value-type="float" office:value="0.4141212" calcext:value-type="float">
            <text:p>0.414121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793E-015" calcext:value-type="float">
            <text:p>1.985793E-15</text:p>
          </table:table-cell>
          <table:table-cell office:value-type="float" office:value="1.856722E-015" calcext:value-type="float">
            <text:p>1.856722E-15</text:p>
          </table:table-cell>
          <table:table-cell office:value-type="float" office:value="9.354352E-016" calcext:value-type="float">
            <text:p>9.354352E-16</text:p>
          </table:table-cell>
          <table:table-cell office:value-type="float" office:value="9.644097E-016" calcext:value-type="float">
            <text:p>9.644097E-16</text:p>
          </table:table-cell>
          <table:table-cell office:value-type="float" office:value="9.683919E-016" calcext:value-type="float">
            <text:p>9.683919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547039" calcext:value-type="float">
            <text:p>-0.007547039</text:p>
          </table:table-cell>
          <table:table-cell office:value-type="float" office:value="-0.00717536" calcext:value-type="float">
            <text:p>-0.00717536</text:p>
          </table:table-cell>
          <table:table-cell office:value-type="float" office:value="-0.006866806" calcext:value-type="float">
            <text:p>-0.006866806</text:p>
          </table:table-cell>
          <table:table-cell office:value-type="float" office:value="-0.007601325" calcext:value-type="float">
            <text:p>-0.007601325</text:p>
          </table:table-cell>
          <table:table-cell office:value-type="float" office:value="-0.009919264" calcext:value-type="float">
            <text:p>-0.009919264</text:p>
          </table:table-cell>
          <table:table-cell office:value-type="float" office:value="-0.01264727" calcext:value-type="float">
            <text:p>-0.01264727</text:p>
          </table:table-cell>
          <table:table-cell office:value-type="float" office:value="-0.01402808" calcext:value-type="float">
            <text:p>-0.01402808</text:p>
          </table:table-cell>
          <table:table-cell office:value-type="float" office:value="-0.01226774" calcext:value-type="float">
            <text:p>-0.01226774</text:p>
          </table:table-cell>
          <table:table-cell office:value-type="float" office:value="-0.006889035" calcext:value-type="float">
            <text:p>-0.006889035</text:p>
          </table:table-cell>
          <table:table-cell office:value-type="float" office:value="-0.003748752" calcext:value-type="float">
            <text:p>-0.003748752</text:p>
          </table:table-cell>
          <table:table-cell office:value-type="float" office:value="1583.728" calcext:value-type="float">
            <text:p>1583.728</text:p>
          </table:table-cell>
          <table:table-cell office:value-type="float" office:value="0" calcext:value-type="float">
            <text:p>0</text:p>
          </table:table-cell>
          <table:table-cell office:value-type="float" office:value="-0.008238926" calcext:value-type="float">
            <text:p>-0.008238926</text:p>
          </table:table-cell>
          <table:table-cell office:value-type="float" office:value="0.009630967" calcext:value-type="float">
            <text:p>0.00963096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71" calcext:value-type="float">
            <text:p>-1.2277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529.1998" calcext:value-type="float">
            <text:p>529.1998</text:p>
          </table:table-cell>
          <table:table-cell office:value-type="float" office:value="222.9859" calcext:value-type="float">
            <text:p>222.985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3.493" calcext:value-type="float">
            <text:p>1263.493</text:p>
          </table:table-cell>
          <table:table-cell office:value-type="float" office:value="293.7745" calcext:value-type="float">
            <text:p>293.7745</text:p>
          </table:table-cell>
          <table:table-cell office:value-type="float" office:value="0" calcext:value-type="float">
            <text:p>0</text:p>
          </table:table-cell>
          <table:table-cell office:value-type="float" office:value="0.2960081" calcext:value-type="float">
            <text:p>0.2960081</text:p>
          </table:table-cell>
          <table:table-cell office:value-type="float" office:value="0.299405" calcext:value-type="float">
            <text:p>0.299405</text:p>
          </table:table-cell>
          <table:table-cell office:value-type="float" office:value="0.3057827" calcext:value-type="float">
            <text:p>0.3057827</text:p>
          </table:table-cell>
          <table:table-cell office:value-type="float" office:value="0.3133052" calcext:value-type="float">
            <text:p>0.3133052</text:p>
          </table:table-cell>
          <table:table-cell office:value-type="float" office:value="0.3175332" calcext:value-type="float">
            <text:p>0.3175332</text:p>
          </table:table-cell>
          <table:table-cell office:value-type="float" office:value="0.3205304" calcext:value-type="float">
            <text:p>0.3205304</text:p>
          </table:table-cell>
          <table:table-cell office:value-type="float" office:value="0.3671522" calcext:value-type="float">
            <text:p>0.3671522</text:p>
          </table:table-cell>
          <table:table-cell office:value-type="float" office:value="0.3662508" calcext:value-type="float">
            <text:p>0.3662508</text:p>
          </table:table-cell>
          <table:table-cell office:value-type="float" office:value="0.3884348" calcext:value-type="float">
            <text:p>0.3884348</text:p>
          </table:table-cell>
          <table:table-cell office:value-type="float" office:value="0.414099" calcext:value-type="float">
            <text:p>0.41409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885E-015" calcext:value-type="float">
            <text:p>1.985885E-15</text:p>
          </table:table-cell>
          <table:table-cell office:value-type="float" office:value="1.856686E-015" calcext:value-type="float">
            <text:p>1.856686E-15</text:p>
          </table:table-cell>
          <table:table-cell office:value-type="float" office:value="9.354321E-016" calcext:value-type="float">
            <text:p>9.354321E-16</text:p>
          </table:table-cell>
          <table:table-cell office:value-type="float" office:value="9.644032E-016" calcext:value-type="float">
            <text:p>9.644032E-16</text:p>
          </table:table-cell>
          <table:table-cell office:value-type="float" office:value="9.683917E-016" calcext:value-type="float">
            <text:p>9.683917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10155" calcext:value-type="float">
            <text:p>-0.02110155</text:p>
          </table:table-cell>
          <table:table-cell office:value-type="float" office:value="-0.01940897" calcext:value-type="float">
            <text:p>-0.01940897</text:p>
          </table:table-cell>
          <table:table-cell office:value-type="float" office:value="-0.01666927" calcext:value-type="float">
            <text:p>-0.01666927</text:p>
          </table:table-cell>
          <table:table-cell office:value-type="float" office:value="-0.01407985" calcext:value-type="float">
            <text:p>-0.01407985</text:p>
          </table:table-cell>
          <table:table-cell office:value-type="float" office:value="-0.01284395" calcext:value-type="float">
            <text:p>-0.01284395</text:p>
          </table:table-cell>
          <table:table-cell office:value-type="float" office:value="-0.01203584" calcext:value-type="float">
            <text:p>-0.01203584</text:p>
          </table:table-cell>
          <table:table-cell office:value-type="float" office:value="-0.01069532" calcext:value-type="float">
            <text:p>-0.01069532</text:p>
          </table:table-cell>
          <table:table-cell office:value-type="float" office:value="-0.01213097" calcext:value-type="float">
            <text:p>-0.01213097</text:p>
          </table:table-cell>
          <table:table-cell office:value-type="float" office:value="-0.006911937" calcext:value-type="float">
            <text:p>-0.006911937</text:p>
          </table:table-cell>
          <table:table-cell office:value-type="float" office:value="-0.003750672" calcext:value-type="float">
            <text:p>-0.003750672</text:p>
          </table:table-cell>
          <table:table-cell office:value-type="float" office:value="1590.311" calcext:value-type="float">
            <text:p>1590.311</text:p>
          </table:table-cell>
          <table:table-cell office:value-type="float" office:value="0" calcext:value-type="float">
            <text:p>0</text:p>
          </table:table-cell>
          <table:table-cell office:value-type="float" office:value="-0.02169896" calcext:value-type="float">
            <text:p>-0.02169896</text:p>
          </table:table-cell>
          <table:table-cell office:value-type="float" office:value="0.009613248" calcext:value-type="float">
            <text:p>0.00961324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813" calcext:value-type="float">
            <text:p>-1.2278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529.1998" calcext:value-type="float">
            <text:p>529.1998</text:p>
          </table:table-cell>
          <table:table-cell office:value-type="float" office:value="223.9773" calcext:value-type="float">
            <text:p>223.977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1.027" calcext:value-type="float">
            <text:p>1261.027</text:p>
          </table:table-cell>
          <table:table-cell office:value-type="float" office:value="295.2474" calcext:value-type="float">
            <text:p>295.2474</text:p>
          </table:table-cell>
          <table:table-cell office:value-type="float" office:value="0" calcext:value-type="float">
            <text:p>0</text:p>
          </table:table-cell>
          <table:table-cell office:value-type="float" office:value="0.2875915" calcext:value-type="float">
            <text:p>0.2875915</text:p>
          </table:table-cell>
          <table:table-cell office:value-type="float" office:value="0.2910837" calcext:value-type="float">
            <text:p>0.2910837</text:p>
          </table:table-cell>
          <table:table-cell office:value-type="float" office:value="0.2975904" calcext:value-type="float">
            <text:p>0.2975904</text:p>
          </table:table-cell>
          <table:table-cell office:value-type="float" office:value="0.3046577" calcext:value-type="float">
            <text:p>0.3046577</text:p>
          </table:table-cell>
          <table:table-cell office:value-type="float" office:value="0.3088973" calcext:value-type="float">
            <text:p>0.3088973</text:p>
          </table:table-cell>
          <table:table-cell office:value-type="float" office:value="0.3123226" calcext:value-type="float">
            <text:p>0.3123226</text:p>
          </table:table-cell>
          <table:table-cell office:value-type="float" office:value="0.360954" calcext:value-type="float">
            <text:p>0.360954</text:p>
          </table:table-cell>
          <table:table-cell office:value-type="float" office:value="0.3661706" calcext:value-type="float">
            <text:p>0.3661706</text:p>
          </table:table-cell>
          <table:table-cell office:value-type="float" office:value="0.3883461" calcext:value-type="float">
            <text:p>0.3883461</text:p>
          </table:table-cell>
          <table:table-cell office:value-type="float" office:value="0.4140761" calcext:value-type="float">
            <text:p>0.4140761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5978E-015" calcext:value-type="float">
            <text:p>1.985978E-15</text:p>
          </table:table-cell>
          <table:table-cell office:value-type="float" office:value="1.856649E-015" calcext:value-type="float">
            <text:p>1.856649E-15</text:p>
          </table:table-cell>
          <table:table-cell office:value-type="float" office:value="9.354281E-016" calcext:value-type="float">
            <text:p>9.354281E-16</text:p>
          </table:table-cell>
          <table:table-cell office:value-type="float" office:value="9.643975E-016" calcext:value-type="float">
            <text:p>9.643975E-16</text:p>
          </table:table-cell>
          <table:table-cell office:value-type="float" office:value="9.683914E-016" calcext:value-type="float">
            <text:p>9.683914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569664" calcext:value-type="float">
            <text:p>-0.02569664</text:p>
          </table:table-cell>
          <table:table-cell office:value-type="float" office:value="-0.02358119" calcext:value-type="float">
            <text:p>-0.02358119</text:p>
          </table:table-cell>
          <table:table-cell office:value-type="float" office:value="-0.0201523" calcext:value-type="float">
            <text:p>-0.0201523</text:p>
          </table:table-cell>
          <table:table-cell office:value-type="float" office:value="-0.01712373" calcext:value-type="float">
            <text:p>-0.01712373</text:p>
          </table:table-cell>
          <table:table-cell office:value-type="float" office:value="-0.01556692" calcext:value-type="float">
            <text:p>-0.01556692</text:p>
          </table:table-cell>
          <table:table-cell office:value-type="float" office:value="-0.01441913" calcext:value-type="float">
            <text:p>-0.01441913</text:p>
          </table:table-cell>
          <table:table-cell office:value-type="float" office:value="-0.01260876" calcext:value-type="float">
            <text:p>-0.01260876</text:p>
          </table:table-cell>
          <table:table-cell office:value-type="float" office:value="-0.0121545" calcext:value-type="float">
            <text:p>-0.0121545</text:p>
          </table:table-cell>
          <table:table-cell office:value-type="float" office:value="-0.006927104" calcext:value-type="float">
            <text:p>-0.006927104</text:p>
          </table:table-cell>
          <table:table-cell office:value-type="float" office:value="-0.003752658" calcext:value-type="float">
            <text:p>-0.003752658</text:p>
          </table:table-cell>
          <table:table-cell office:value-type="float" office:value="1595.303" calcext:value-type="float">
            <text:p>1595.303</text:p>
          </table:table-cell>
          <table:table-cell office:value-type="float" office:value="0" calcext:value-type="float">
            <text:p>0</text:p>
          </table:table-cell>
          <table:table-cell office:value-type="float" office:value="-0.02682518" calcext:value-type="float">
            <text:p>-0.02682518</text:p>
          </table:table-cell>
          <table:table-cell office:value-type="float" office:value="0.009612436" calcext:value-type="float">
            <text:p>0.00961243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92" calcext:value-type="float">
            <text:p>-1.227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529.6998" calcext:value-type="float">
            <text:p>529.6998</text:p>
          </table:table-cell>
          <table:table-cell office:value-type="float" office:value="225.523" calcext:value-type="float">
            <text:p>225.52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9.288" calcext:value-type="float">
            <text:p>1259.288</text:p>
          </table:table-cell>
          <table:table-cell office:value-type="float" office:value="295.9385" calcext:value-type="float">
            <text:p>295.9385</text:p>
          </table:table-cell>
          <table:table-cell office:value-type="float" office:value="0" calcext:value-type="float">
            <text:p>0</text:p>
          </table:table-cell>
          <table:table-cell office:value-type="float" office:value="0.2772422" calcext:value-type="float">
            <text:p>0.2772422</text:p>
          </table:table-cell>
          <table:table-cell office:value-type="float" office:value="0.2828846" calcext:value-type="float">
            <text:p>0.2828846</text:p>
          </table:table-cell>
          <table:table-cell office:value-type="float" office:value="0.2913791" calcext:value-type="float">
            <text:p>0.2913791</text:p>
          </table:table-cell>
          <table:table-cell office:value-type="float" office:value="0.3000772" calcext:value-type="float">
            <text:p>0.3000772</text:p>
          </table:table-cell>
          <table:table-cell office:value-type="float" office:value="0.3044872" calcext:value-type="float">
            <text:p>0.3044872</text:p>
          </table:table-cell>
          <table:table-cell office:value-type="float" office:value="0.3077266" calcext:value-type="float">
            <text:p>0.3077266</text:p>
          </table:table-cell>
          <table:table-cell office:value-type="float" office:value="0.3569154" calcext:value-type="float">
            <text:p>0.3569154</text:p>
          </table:table-cell>
          <table:table-cell office:value-type="float" office:value="0.365661" calcext:value-type="float">
            <text:p>0.365661</text:p>
          </table:table-cell>
          <table:table-cell office:value-type="float" office:value="0.3882584" calcext:value-type="float">
            <text:p>0.3882584</text:p>
          </table:table-cell>
          <table:table-cell office:value-type="float" office:value="0.4140532" calcext:value-type="float">
            <text:p>0.414053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087E-015" calcext:value-type="float">
            <text:p>1.986087E-15</text:p>
          </table:table-cell>
          <table:table-cell office:value-type="float" office:value="1.856605E-015" calcext:value-type="float">
            <text:p>1.856605E-15</text:p>
          </table:table-cell>
          <table:table-cell office:value-type="float" office:value="9.354236E-016" calcext:value-type="float">
            <text:p>9.354236E-16</text:p>
          </table:table-cell>
          <table:table-cell office:value-type="float" office:value="9.643922E-016" calcext:value-type="float">
            <text:p>9.643922E-16</text:p>
          </table:table-cell>
          <table:table-cell office:value-type="float" office:value="9.683903E-016" calcext:value-type="float">
            <text:p>9.68390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316065" calcext:value-type="float">
            <text:p>-0.03316065</text:p>
          </table:table-cell>
          <table:table-cell office:value-type="float" office:value="-0.02873661" calcext:value-type="float">
            <text:p>-0.02873661</text:p>
          </table:table-cell>
          <table:table-cell office:value-type="float" office:value="-0.0233224" calcext:value-type="float">
            <text:p>-0.0233224</text:p>
          </table:table-cell>
          <table:table-cell office:value-type="float" office:value="-0.01902295" calcext:value-type="float">
            <text:p>-0.01902295</text:p>
          </table:table-cell>
          <table:table-cell office:value-type="float" office:value="-0.01720781" calcext:value-type="float">
            <text:p>-0.01720781</text:p>
          </table:table-cell>
          <table:table-cell office:value-type="float" office:value="-0.01598925" calcext:value-type="float">
            <text:p>-0.01598925</text:p>
          </table:table-cell>
          <table:table-cell office:value-type="float" office:value="-0.0140604" calcext:value-type="float">
            <text:p>-0.0140604</text:p>
          </table:table-cell>
          <table:table-cell office:value-type="float" office:value="-0.01231725" calcext:value-type="float">
            <text:p>-0.01231725</text:p>
          </table:table-cell>
          <table:table-cell office:value-type="float" office:value="-0.006942113" calcext:value-type="float">
            <text:p>-0.006942113</text:p>
          </table:table-cell>
          <table:table-cell office:value-type="float" office:value="-0.003754645" calcext:value-type="float">
            <text:p>-0.003754645</text:p>
          </table:table-cell>
          <table:table-cell office:value-type="float" office:value="1599.517" calcext:value-type="float">
            <text:p>1599.517</text:p>
          </table:table-cell>
          <table:table-cell office:value-type="float" office:value="0" calcext:value-type="float">
            <text:p>0</text:p>
          </table:table-cell>
          <table:table-cell office:value-type="float" office:value="-0.03548926" calcext:value-type="float">
            <text:p>-0.03548926</text:p>
          </table:table-cell>
          <table:table-cell office:value-type="float" office:value="0.009611333" calcext:value-type="float">
            <text:p>0.00961133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026" calcext:value-type="float">
            <text:p>-1.2280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531.1992" calcext:value-type="float">
            <text:p>531.1992</text:p>
          </table:table-cell>
          <table:table-cell office:value-type="float" office:value="225.677" calcext:value-type="float">
            <text:p>225.67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0.287" calcext:value-type="float">
            <text:p>1260.287</text:p>
          </table:table-cell>
          <table:table-cell office:value-type="float" office:value="296.2867" calcext:value-type="float">
            <text:p>296.2867</text:p>
          </table:table-cell>
          <table:table-cell office:value-type="float" office:value="0" calcext:value-type="float">
            <text:p>0</text:p>
          </table:table-cell>
          <table:table-cell office:value-type="float" office:value="0.3096915" calcext:value-type="float">
            <text:p>0.3096915</text:p>
          </table:table-cell>
          <table:table-cell office:value-type="float" office:value="0.308348" calcext:value-type="float">
            <text:p>0.308348</text:p>
          </table:table-cell>
          <table:table-cell office:value-type="float" office:value="0.3037488" calcext:value-type="float">
            <text:p>0.3037488</text:p>
          </table:table-cell>
          <table:table-cell office:value-type="float" office:value="0.3008793" calcext:value-type="float">
            <text:p>0.3008793</text:p>
          </table:table-cell>
          <table:table-cell office:value-type="float" office:value="0.3026267" calcext:value-type="float">
            <text:p>0.3026267</text:p>
          </table:table-cell>
          <table:table-cell office:value-type="float" office:value="0.3053331" calcext:value-type="float">
            <text:p>0.3053331</text:p>
          </table:table-cell>
          <table:table-cell office:value-type="float" office:value="0.3544177" calcext:value-type="float">
            <text:p>0.3544177</text:p>
          </table:table-cell>
          <table:table-cell office:value-type="float" office:value="0.3649633" calcext:value-type="float">
            <text:p>0.3649633</text:p>
          </table:table-cell>
          <table:table-cell office:value-type="float" office:value="0.3882303" calcext:value-type="float">
            <text:p>0.3882303</text:p>
          </table:table-cell>
          <table:table-cell office:value-type="float" office:value="0.4140023" calcext:value-type="float">
            <text:p>0.414002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186E-015" calcext:value-type="float">
            <text:p>1.986186E-15</text:p>
          </table:table-cell>
          <table:table-cell office:value-type="float" office:value="1.856569E-015" calcext:value-type="float">
            <text:p>1.856569E-15</text:p>
          </table:table-cell>
          <table:table-cell office:value-type="float" office:value="9.354189E-016" calcext:value-type="float">
            <text:p>9.354189E-16</text:p>
          </table:table-cell>
          <table:table-cell office:value-type="float" office:value="9.643867E-016" calcext:value-type="float">
            <text:p>9.643867E-16</text:p>
          </table:table-cell>
          <table:table-cell office:value-type="float" office:value="9.683901E-016" calcext:value-type="float">
            <text:p>9.683901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21902" calcext:value-type="float">
            <text:p>-0.01521902</text:p>
          </table:table-cell>
          <table:table-cell office:value-type="float" office:value="-0.01572214" calcext:value-type="float">
            <text:p>-0.01572214</text:p>
          </table:table-cell>
          <table:table-cell office:value-type="float" office:value="-0.01752766" calcext:value-type="float">
            <text:p>-0.01752766</text:p>
          </table:table-cell>
          <table:table-cell office:value-type="float" office:value="-0.01873587" calcext:value-type="float">
            <text:p>-0.01873587</text:p>
          </table:table-cell>
          <table:table-cell office:value-type="float" office:value="-0.01797569" calcext:value-type="float">
            <text:p>-0.01797569</text:p>
          </table:table-cell>
          <table:table-cell office:value-type="float" office:value="-0.01688621" calcext:value-type="float">
            <text:p>-0.01688621</text:p>
          </table:table-cell>
          <table:table-cell office:value-type="float" office:value="-0.01504928" calcext:value-type="float">
            <text:p>-0.01504928</text:p>
          </table:table-cell>
          <table:table-cell office:value-type="float" office:value="-0.01254479" calcext:value-type="float">
            <text:p>-0.01254479</text:p>
          </table:table-cell>
          <table:table-cell office:value-type="float" office:value="-0.006947087" calcext:value-type="float">
            <text:p>-0.006947087</text:p>
          </table:table-cell>
          <table:table-cell office:value-type="float" office:value="-0.003759041" calcext:value-type="float">
            <text:p>-0.003759041</text:p>
          </table:table-cell>
          <table:table-cell office:value-type="float" office:value="1603.388" calcext:value-type="float">
            <text:p>1603.388</text:p>
          </table:table-cell>
          <table:table-cell office:value-type="float" office:value="0" calcext:value-type="float">
            <text:p>0</text:p>
          </table:table-cell>
          <table:table-cell office:value-type="float" office:value="-0.01493539" calcext:value-type="float">
            <text:p>-0.01493539</text:p>
          </table:table-cell>
          <table:table-cell office:value-type="float" office:value="0.009610343" calcext:value-type="float">
            <text:p>0.00961034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262" calcext:value-type="float">
            <text:p>-1.22826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531.2991" calcext:value-type="float">
            <text:p>531.2991</text:p>
          </table:table-cell>
          <table:table-cell office:value-type="float" office:value="227.1367" calcext:value-type="float">
            <text:p>227.136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8.62" calcext:value-type="float">
            <text:p>1258.62</text:p>
          </table:table-cell>
          <table:table-cell office:value-type="float" office:value="296.5985" calcext:value-type="float">
            <text:p>296.5985</text:p>
          </table:table-cell>
          <table:table-cell office:value-type="float" office:value="0" calcext:value-type="float">
            <text:p>0</text:p>
          </table:table-cell>
          <table:table-cell office:value-type="float" office:value="0.2767926" calcext:value-type="float">
            <text:p>0.2767926</text:p>
          </table:table-cell>
          <table:table-cell office:value-type="float" office:value="0.2835719" calcext:value-type="float">
            <text:p>0.2835719</text:p>
          </table:table-cell>
          <table:table-cell office:value-type="float" office:value="0.2936422" calcext:value-type="float">
            <text:p>0.2936422</text:p>
          </table:table-cell>
          <table:table-cell office:value-type="float" office:value="0.3006701" calcext:value-type="float">
            <text:p>0.3006701</text:p>
          </table:table-cell>
          <table:table-cell office:value-type="float" office:value="0.3033134" calcext:value-type="float">
            <text:p>0.3033134</text:p>
          </table:table-cell>
          <table:table-cell office:value-type="float" office:value="0.3051651" calcext:value-type="float">
            <text:p>0.3051651</text:p>
          </table:table-cell>
          <table:table-cell office:value-type="float" office:value="0.3531783" calcext:value-type="float">
            <text:p>0.3531783</text:p>
          </table:table-cell>
          <table:table-cell office:value-type="float" office:value="0.3642659" calcext:value-type="float">
            <text:p>0.3642659</text:p>
          </table:table-cell>
          <table:table-cell office:value-type="float" office:value="0.3881979" calcext:value-type="float">
            <text:p>0.3881979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284E-015" calcext:value-type="float">
            <text:p>1.986284E-15</text:p>
          </table:table-cell>
          <table:table-cell office:value-type="float" office:value="1.85653E-015" calcext:value-type="float">
            <text:p>1.85653E-15</text:p>
          </table:table-cell>
          <table:table-cell office:value-type="float" office:value="9.354153E-016" calcext:value-type="float">
            <text:p>9.354153E-16</text:p>
          </table:table-cell>
          <table:table-cell office:value-type="float" office:value="9.643803E-016" calcext:value-type="float">
            <text:p>9.643803E-16</text:p>
          </table:table-cell>
          <table:table-cell office:value-type="float" office:value="9.683896E-016" calcext:value-type="float">
            <text:p>9.68389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366774" calcext:value-type="float">
            <text:p>-0.03366774</text:p>
          </table:table-cell>
          <table:table-cell office:value-type="float" office:value="-0.02823727" calcext:value-type="float">
            <text:p>-0.02823727</text:p>
          </table:table-cell>
          <table:table-cell office:value-type="float" office:value="-0.02207619" calcext:value-type="float">
            <text:p>-0.02207619</text:p>
          </table:table-cell>
          <table:table-cell office:value-type="float" office:value="-0.01876452" calcext:value-type="float">
            <text:p>-0.01876452</text:p>
          </table:table-cell>
          <table:table-cell office:value-type="float" office:value="-0.01768096" calcext:value-type="float">
            <text:p>-0.01768096</text:p>
          </table:table-cell>
          <table:table-cell office:value-type="float" office:value="-0.01695161" calcext:value-type="float">
            <text:p>-0.01695161</text:p>
          </table:table-cell>
          <table:table-cell office:value-type="float" office:value="-0.01557177" calcext:value-type="float">
            <text:p>-0.01557177</text:p>
          </table:table-cell>
          <table:table-cell office:value-type="float" office:value="-0.01277773" calcext:value-type="float">
            <text:p>-0.01277773</text:p>
          </table:table-cell>
          <table:table-cell office:value-type="float" office:value="-0.006952568" calcext:value-type="float">
            <text:p>-0.006952568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607.231" calcext:value-type="float">
            <text:p>1607.231</text:p>
          </table:table-cell>
          <table:table-cell office:value-type="float" office:value="0" calcext:value-type="float">
            <text:p>0</text:p>
          </table:table-cell>
          <table:table-cell office:value-type="float" office:value="-0.03592575" calcext:value-type="float">
            <text:p>-0.03592575</text:p>
          </table:table-cell>
          <table:table-cell office:value-type="float" office:value="0.009609301" calcext:value-type="float">
            <text:p>0.00960930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538.6992" calcext:value-type="float">
            <text:p>538.6992</text:p>
          </table:table-cell>
          <table:table-cell office:value-type="float" office:value="227.1125" calcext:value-type="float">
            <text:p>227.112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5.433" calcext:value-type="float">
            <text:p>1265.433</text:p>
          </table:table-cell>
          <table:table-cell office:value-type="float" office:value="297.2088" calcext:value-type="float">
            <text:p>297.2088</text:p>
          </table:table-cell>
          <table:table-cell office:value-type="float" office:value="0" calcext:value-type="float">
            <text:p>0</text:p>
          </table:table-cell>
          <table:table-cell office:value-type="float" office:value="0.3563598" calcext:value-type="float">
            <text:p>0.3563598</text:p>
          </table:table-cell>
          <table:table-cell office:value-type="float" office:value="0.3561049" calcext:value-type="float">
            <text:p>0.3561049</text:p>
          </table:table-cell>
          <table:table-cell office:value-type="float" office:value="0.3543506" calcext:value-type="float">
            <text:p>0.3543506</text:p>
          </table:table-cell>
          <table:table-cell office:value-type="float" office:value="0.3272891" calcext:value-type="float">
            <text:p>0.3272891</text:p>
          </table:table-cell>
          <table:table-cell office:value-type="float" office:value="0.308272" calcext:value-type="float">
            <text:p>0.308272</text:p>
          </table:table-cell>
          <table:table-cell office:value-type="float" office:value="0.3056285" calcext:value-type="float">
            <text:p>0.3056285</text:p>
          </table:table-cell>
          <table:table-cell office:value-type="float" office:value="0.3542743" calcext:value-type="float">
            <text:p>0.3542743</text:p>
          </table:table-cell>
          <table:table-cell office:value-type="float" office:value="0.3637728" calcext:value-type="float">
            <text:p>0.3637728</text:p>
          </table:table-cell>
          <table:table-cell office:value-type="float" office:value="0.3881382" calcext:value-type="float">
            <text:p>0.3881382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373E-015" calcext:value-type="float">
            <text:p>1.986373E-15</text:p>
          </table:table-cell>
          <table:table-cell office:value-type="float" office:value="1.856495E-015" calcext:value-type="float">
            <text:p>1.856495E-15</text:p>
          </table:table-cell>
          <table:table-cell office:value-type="float" office:value="9.354119E-016" calcext:value-type="float">
            <text:p>9.354119E-16</text:p>
          </table:table-cell>
          <table:table-cell office:value-type="float" office:value="9.64374E-016" calcext:value-type="float">
            <text:p>9.64374E-16</text:p>
          </table:table-cell>
          <table:table-cell office:value-type="float" office:value="9.683896E-016" calcext:value-type="float">
            <text:p>9.683896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656642" calcext:value-type="float">
            <text:p>-0.005656642</text:p>
          </table:table-cell>
          <table:table-cell office:value-type="float" office:value="-0.005710525" calcext:value-type="float">
            <text:p>-0.005710525</text:p>
          </table:table-cell>
          <table:table-cell office:value-type="float" office:value="-0.005895065" calcext:value-type="float">
            <text:p>-0.005895065</text:p>
          </table:table-cell>
          <table:table-cell office:value-type="float" office:value="-0.01056618" calcext:value-type="float">
            <text:p>-0.01056618</text:p>
          </table:table-cell>
          <table:table-cell office:value-type="float" office:value="-0.01593448" calcext:value-type="float">
            <text:p>-0.01593448</text:p>
          </table:table-cell>
          <table:table-cell office:value-type="float" office:value="-0.01681097" calcext:value-type="float">
            <text:p>-0.01681097</text:p>
          </table:table-cell>
          <table:table-cell office:value-type="float" office:value="-0.01510821" calcext:value-type="float">
            <text:p>-0.01510821</text:p>
          </table:table-cell>
          <table:table-cell office:value-type="float" office:value="-0.01294592" calcext:value-type="float">
            <text:p>-0.01294592</text:p>
          </table:table-cell>
          <table:table-cell office:value-type="float" office:value="-0.00696281" calcext:value-type="float">
            <text:p>-0.00696281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611.395" calcext:value-type="float">
            <text:p>1611.395</text:p>
          </table:table-cell>
          <table:table-cell office:value-type="float" office:value="0" calcext:value-type="float">
            <text:p>0</text:p>
          </table:table-cell>
          <table:table-cell office:value-type="float" office:value="-0.005944358" calcext:value-type="float">
            <text:p>-0.005944358</text:p>
          </table:table-cell>
          <table:table-cell office:value-type="float" office:value="0.00960818" calcext:value-type="float">
            <text:p>0.0096081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538.6992" calcext:value-type="float">
            <text:p>538.6992</text:p>
          </table:table-cell>
          <table:table-cell office:value-type="float" office:value="227.2518" calcext:value-type="float">
            <text:p>227.251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2.567" calcext:value-type="float">
            <text:p>1262.567</text:p>
          </table:table-cell>
          <table:table-cell office:value-type="float" office:value="299.9353" calcext:value-type="float">
            <text:p>299.9353</text:p>
          </table:table-cell>
          <table:table-cell office:value-type="float" office:value="0" calcext:value-type="float">
            <text:p>0</text:p>
          </table:table-cell>
          <table:table-cell office:value-type="float" office:value="0.3179461" calcext:value-type="float">
            <text:p>0.3179461</text:p>
          </table:table-cell>
          <table:table-cell office:value-type="float" office:value="0.3173042" calcext:value-type="float">
            <text:p>0.3173042</text:p>
          </table:table-cell>
          <table:table-cell office:value-type="float" office:value="0.3167723" calcext:value-type="float">
            <text:p>0.3167723</text:p>
          </table:table-cell>
          <table:table-cell office:value-type="float" office:value="0.3159827" calcext:value-type="float">
            <text:p>0.3159827</text:p>
          </table:table-cell>
          <table:table-cell office:value-type="float" office:value="0.3142666" calcext:value-type="float">
            <text:p>0.3142666</text:p>
          </table:table-cell>
          <table:table-cell office:value-type="float" office:value="0.3126491" calcext:value-type="float">
            <text:p>0.3126491</text:p>
          </table:table-cell>
          <table:table-cell office:value-type="float" office:value="0.3550778" calcext:value-type="float">
            <text:p>0.3550778</text:p>
          </table:table-cell>
          <table:table-cell office:value-type="float" office:value="0.3634752" calcext:value-type="float">
            <text:p>0.3634752</text:p>
          </table:table-cell>
          <table:table-cell office:value-type="float" office:value="0.3880699" calcext:value-type="float">
            <text:p>0.3880699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477E-015" calcext:value-type="float">
            <text:p>1.986477E-15</text:p>
          </table:table-cell>
          <table:table-cell office:value-type="float" office:value="1.856454E-015" calcext:value-type="float">
            <text:p>1.856454E-15</text:p>
          </table:table-cell>
          <table:table-cell office:value-type="float" office:value="9.354075E-016" calcext:value-type="float">
            <text:p>9.354075E-16</text:p>
          </table:table-cell>
          <table:table-cell office:value-type="float" office:value="9.643673E-016" calcext:value-type="float">
            <text:p>9.643673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70812" calcext:value-type="float">
            <text:p>-0.01270812</text:p>
          </table:table-cell>
          <table:table-cell office:value-type="float" office:value="-0.01290252" calcext:value-type="float">
            <text:p>-0.01290252</text:p>
          </table:table-cell>
          <table:table-cell office:value-type="float" office:value="-0.0130457" calcext:value-type="float">
            <text:p>-0.0130457</text:p>
          </table:table-cell>
          <table:table-cell office:value-type="float" office:value="-0.01328539" calcext:value-type="float">
            <text:p>-0.01328539</text:p>
          </table:table-cell>
          <table:table-cell office:value-type="float" office:value="-0.01381411" calcext:value-type="float">
            <text:p>-0.01381411</text:p>
          </table:table-cell>
          <table:table-cell office:value-type="float" office:value="-0.01432741" calcext:value-type="float">
            <text:p>-0.01432741</text:p>
          </table:table-cell>
          <table:table-cell office:value-type="float" office:value="-0.01479532" calcext:value-type="float">
            <text:p>-0.01479532</text:p>
          </table:table-cell>
          <table:table-cell office:value-type="float" office:value="-0.01304869" calcext:value-type="float">
            <text:p>-0.01304869</text:p>
          </table:table-cell>
          <table:table-cell office:value-type="float" office:value="-0.006974573" calcext:value-type="float">
            <text:p>-0.006974573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617.699" calcext:value-type="float">
            <text:p>1617.699</text:p>
          </table:table-cell>
          <table:table-cell office:value-type="float" office:value="0" calcext:value-type="float">
            <text:p>0</text:p>
          </table:table-cell>
          <table:table-cell office:value-type="float" office:value="-0.01250018" calcext:value-type="float">
            <text:p>-0.01250018</text:p>
          </table:table-cell>
          <table:table-cell office:value-type="float" office:value="0.009606667" calcext:value-type="float">
            <text:p>0.00960666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541.0993" calcext:value-type="float">
            <text:p>541.0993</text:p>
          </table:table-cell>
          <table:table-cell office:value-type="float" office:value="228.2774" calcext:value-type="float">
            <text:p>228.277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1.721" calcext:value-type="float">
            <text:p>1261.721</text:p>
          </table:table-cell>
          <table:table-cell office:value-type="float" office:value="302.1555" calcext:value-type="float">
            <text:p>302.1555</text:p>
          </table:table-cell>
          <table:table-cell office:value-type="float" office:value="0" calcext:value-type="float">
            <text:p>0</text:p>
          </table:table-cell>
          <table:table-cell office:value-type="float" office:value="0.3071102" calcext:value-type="float">
            <text:p>0.3071102</text:p>
          </table:table-cell>
          <table:table-cell office:value-type="float" office:value="0.3093608" calcext:value-type="float">
            <text:p>0.3093608</text:p>
          </table:table-cell>
          <table:table-cell office:value-type="float" office:value="0.3124508" calcext:value-type="float">
            <text:p>0.3124508</text:p>
          </table:table-cell>
          <table:table-cell office:value-type="float" office:value="0.3132561" calcext:value-type="float">
            <text:p>0.3132561</text:p>
          </table:table-cell>
          <table:table-cell office:value-type="float" office:value="0.3119057" calcext:value-type="float">
            <text:p>0.3119057</text:p>
          </table:table-cell>
          <table:table-cell office:value-type="float" office:value="0.3111151" calcext:value-type="float">
            <text:p>0.3111151</text:p>
          </table:table-cell>
          <table:table-cell office:value-type="float" office:value="0.3554252" calcext:value-type="float">
            <text:p>0.3554252</text:p>
          </table:table-cell>
          <table:table-cell office:value-type="float" office:value="0.3633471" calcext:value-type="float">
            <text:p>0.3633471</text:p>
          </table:table-cell>
          <table:table-cell office:value-type="float" office:value="0.3880058" calcext:value-type="float">
            <text:p>0.3880058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586E-015" calcext:value-type="float">
            <text:p>1.986586E-15</text:p>
          </table:table-cell>
          <table:table-cell office:value-type="float" office:value="1.856411E-015" calcext:value-type="float">
            <text:p>1.856411E-15</text:p>
          </table:table-cell>
          <table:table-cell office:value-type="float" office:value="9.35403E-016" calcext:value-type="float">
            <text:p>9.35403E-16</text:p>
          </table:table-cell>
          <table:table-cell office:value-type="float" office:value="9.643609E-016" calcext:value-type="float">
            <text:p>9.643609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14274" calcext:value-type="float">
            <text:p>-0.01614274</text:p>
          </table:table-cell>
          <table:table-cell office:value-type="float" office:value="-0.01535115" calcext:value-type="float">
            <text:p>-0.01535115</text:p>
          </table:table-cell>
          <table:table-cell office:value-type="float" office:value="-0.01432769" calcext:value-type="float">
            <text:p>-0.01432769</text:p>
          </table:table-cell>
          <table:table-cell office:value-type="float" office:value="-0.01410173" calcext:value-type="float">
            <text:p>-0.01410173</text:p>
          </table:table-cell>
          <table:table-cell office:value-type="float" office:value="-0.01456013" calcext:value-type="float">
            <text:p>-0.01456013</text:p>
          </table:table-cell>
          <table:table-cell office:value-type="float" office:value="-0.01482731" calcext:value-type="float">
            <text:p>-0.01482731</text:p>
          </table:table-cell>
          <table:table-cell office:value-type="float" office:value="-0.01465113" calcext:value-type="float">
            <text:p>-0.01465113</text:p>
          </table:table-cell>
          <table:table-cell office:value-type="float" office:value="-0.01309324" calcext:value-type="float">
            <text:p>-0.01309324</text:p>
          </table:table-cell>
          <table:table-cell office:value-type="float" office:value="-0.006985627" calcext:value-type="float">
            <text:p>-0.006985627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623.474" calcext:value-type="float">
            <text:p>1623.474</text:p>
          </table:table-cell>
          <table:table-cell office:value-type="float" office:value="0" calcext:value-type="float">
            <text:p>0</text:p>
          </table:table-cell>
          <table:table-cell office:value-type="float" office:value="-0.01668027" calcext:value-type="float">
            <text:p>-0.01668027</text:p>
          </table:table-cell>
          <table:table-cell office:value-type="float" office:value="0.00960512" calcext:value-type="float">
            <text:p>0.0096051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541.8992" calcext:value-type="float">
            <text:p>541.8992</text:p>
          </table:table-cell>
          <table:table-cell office:value-type="float" office:value="228.9038" calcext:value-type="float">
            <text:p>228.903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0.641" calcext:value-type="float">
            <text:p>1260.641</text:p>
          </table:table-cell>
          <table:table-cell office:value-type="float" office:value="303.4112" calcext:value-type="float">
            <text:p>303.4112</text:p>
          </table:table-cell>
          <table:table-cell office:value-type="float" office:value="0" calcext:value-type="float">
            <text:p>0</text:p>
          </table:table-cell>
          <table:table-cell office:value-type="float" office:value="0.3095184" calcext:value-type="float">
            <text:p>0.3095184</text:p>
          </table:table-cell>
          <table:table-cell office:value-type="float" office:value="0.3088242" calcext:value-type="float">
            <text:p>0.3088242</text:p>
          </table:table-cell>
          <table:table-cell office:value-type="float" office:value="0.3065812" calcext:value-type="float">
            <text:p>0.3065812</text:p>
          </table:table-cell>
          <table:table-cell office:value-type="float" office:value="0.3061607" calcext:value-type="float">
            <text:p>0.3061607</text:p>
          </table:table-cell>
          <table:table-cell office:value-type="float" office:value="0.3070544" calcext:value-type="float">
            <text:p>0.3070544</text:p>
          </table:table-cell>
          <table:table-cell office:value-type="float" office:value="0.308327" calcext:value-type="float">
            <text:p>0.308327</text:p>
          </table:table-cell>
          <table:table-cell office:value-type="float" office:value="0.354831" calcext:value-type="float">
            <text:p>0.354831</text:p>
          </table:table-cell>
          <table:table-cell office:value-type="float" office:value="0.3632347" calcext:value-type="float">
            <text:p>0.3632347</text:p>
          </table:table-cell>
          <table:table-cell office:value-type="float" office:value="0.3879496" calcext:value-type="float">
            <text:p>0.3879496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669E-015" calcext:value-type="float">
            <text:p>1.986669E-15</text:p>
          </table:table-cell>
          <table:table-cell office:value-type="float" office:value="1.856377E-015" calcext:value-type="float">
            <text:p>1.856377E-15</text:p>
          </table:table-cell>
          <table:table-cell office:value-type="float" office:value="9.354014E-016" calcext:value-type="float">
            <text:p>9.354014E-16</text:p>
          </table:table-cell>
          <table:table-cell office:value-type="float" office:value="9.643538E-016" calcext:value-type="float">
            <text:p>9.643538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26002" calcext:value-type="float">
            <text:p>-0.01526002</text:p>
          </table:table-cell>
          <table:table-cell office:value-type="float" office:value="-0.01553807" calcext:value-type="float">
            <text:p>-0.01553807</text:p>
          </table:table-cell>
          <table:table-cell office:value-type="float" office:value="-0.01641213" calcext:value-type="float">
            <text:p>-0.01641213</text:p>
          </table:table-cell>
          <table:table-cell office:value-type="float" office:value="-0.01657219" calcext:value-type="float">
            <text:p>-0.01657219</text:p>
          </table:table-cell>
          <table:table-cell office:value-type="float" office:value="-0.01623936" calcext:value-type="float">
            <text:p>-0.01623936</text:p>
          </table:table-cell>
          <table:table-cell office:value-type="float" office:value="-0.01577668" calcext:value-type="float">
            <text:p>-0.01577668</text:p>
          </table:table-cell>
          <table:table-cell office:value-type="float" office:value="-0.01488521" calcext:value-type="float">
            <text:p>-0.01488521</text:p>
          </table:table-cell>
          <table:table-cell office:value-type="float" office:value="-0.01313205" calcext:value-type="float">
            <text:p>-0.01313205</text:p>
          </table:table-cell>
          <table:table-cell office:value-type="float" office:value="-0.006995353" calcext:value-type="float">
            <text:p>-0.006995353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628.293" calcext:value-type="float">
            <text:p>1628.293</text:p>
          </table:table-cell>
          <table:table-cell office:value-type="float" office:value="0" calcext:value-type="float">
            <text:p>0</text:p>
          </table:table-cell>
          <table:table-cell office:value-type="float" office:value="-0.01509032" calcext:value-type="float">
            <text:p>-0.01509032</text:p>
          </table:table-cell>
          <table:table-cell office:value-type="float" office:value="0.009604243" calcext:value-type="float">
            <text:p>0.00960424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541.8992" calcext:value-type="float">
            <text:p>541.8992</text:p>
          </table:table-cell>
          <table:table-cell office:value-type="float" office:value="229.6186" calcext:value-type="float">
            <text:p>229.618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9.244" calcext:value-type="float">
            <text:p>1259.244</text:p>
          </table:table-cell>
          <table:table-cell office:value-type="float" office:value="304.0929" calcext:value-type="float">
            <text:p>304.0929</text:p>
          </table:table-cell>
          <table:table-cell office:value-type="float" office:value="0" calcext:value-type="float">
            <text:p>0</text:p>
          </table:table-cell>
          <table:table-cell office:value-type="float" office:value="0.2857348" calcext:value-type="float">
            <text:p>0.2857348</text:p>
          </table:table-cell>
          <table:table-cell office:value-type="float" office:value="0.2913697" calcext:value-type="float">
            <text:p>0.2913697</text:p>
          </table:table-cell>
          <table:table-cell office:value-type="float" office:value="0.2982048" calcext:value-type="float">
            <text:p>0.2982048</text:p>
          </table:table-cell>
          <table:table-cell office:value-type="float" office:value="0.3026912" calcext:value-type="float">
            <text:p>0.3026912</text:p>
          </table:table-cell>
          <table:table-cell office:value-type="float" office:value="0.3047997" calcext:value-type="float">
            <text:p>0.3047997</text:p>
          </table:table-cell>
          <table:table-cell office:value-type="float" office:value="0.3064851" calcext:value-type="float">
            <text:p>0.3064851</text:p>
          </table:table-cell>
          <table:table-cell office:value-type="float" office:value="0.3537881" calcext:value-type="float">
            <text:p>0.3537881</text:p>
          </table:table-cell>
          <table:table-cell office:value-type="float" office:value="0.3630653" calcext:value-type="float">
            <text:p>0.3630653</text:p>
          </table:table-cell>
          <table:table-cell office:value-type="float" office:value="0.387898" calcext:value-type="float">
            <text:p>0.387898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6741E-015" calcext:value-type="float">
            <text:p>1.986741E-15</text:p>
          </table:table-cell>
          <table:table-cell office:value-type="float" office:value="1.856347E-015" calcext:value-type="float">
            <text:p>1.856347E-15</text:p>
          </table:table-cell>
          <table:table-cell office:value-type="float" office:value="9.354012E-016" calcext:value-type="float">
            <text:p>9.354012E-16</text:p>
          </table:table-cell>
          <table:table-cell office:value-type="float" office:value="9.643474E-016" calcext:value-type="float">
            <text:p>9.64347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659942" calcext:value-type="float">
            <text:p>-0.02659942</text:p>
          </table:table-cell>
          <table:table-cell office:value-type="float" office:value="-0.02328363" calcext:value-type="float">
            <text:p>-0.02328363</text:p>
          </table:table-cell>
          <table:table-cell office:value-type="float" office:value="-0.01984225" calcext:value-type="float">
            <text:p>-0.01984225</text:p>
          </table:table-cell>
          <table:table-cell office:value-type="float" office:value="-0.01791899" calcext:value-type="float">
            <text:p>-0.01791899</text:p>
          </table:table-cell>
          <table:table-cell office:value-type="float" office:value="-0.01709032" calcext:value-type="float">
            <text:p>-0.01709032</text:p>
          </table:table-cell>
          <table:table-cell office:value-type="float" office:value="-0.01644888" calcext:value-type="float">
            <text:p>-0.01644888</text:p>
          </table:table-cell>
          <table:table-cell office:value-type="float" office:value="-0.01531359" calcext:value-type="float">
            <text:p>-0.01531359</text:p>
          </table:table-cell>
          <table:table-cell office:value-type="float" office:value="-0.0131908" calcext:value-type="float">
            <text:p>-0.0131908</text:p>
          </table:table-cell>
          <table:table-cell office:value-type="float" office:value="-0.007004292" calcext:value-type="float">
            <text:p>-0.007004292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632.553" calcext:value-type="float">
            <text:p>1632.553</text:p>
          </table:table-cell>
          <table:table-cell office:value-type="float" office:value="0" calcext:value-type="float">
            <text:p>0</text:p>
          </table:table-cell>
          <table:table-cell office:value-type="float" office:value="-0.03064534" calcext:value-type="float">
            <text:p>-0.03064534</text:p>
          </table:table-cell>
          <table:table-cell office:value-type="float" office:value="0.009603505" calcext:value-type="float">
            <text:p>0.00960350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541.8992" calcext:value-type="float">
            <text:p>541.8992</text:p>
          </table:table-cell>
          <table:table-cell office:value-type="float" office:value="230.5354" calcext:value-type="float">
            <text:p>230.535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8.033" calcext:value-type="float">
            <text:p>1258.033</text:p>
          </table:table-cell>
          <table:table-cell office:value-type="float" office:value="304.3872" calcext:value-type="float">
            <text:p>304.3872</text:p>
          </table:table-cell>
          <table:table-cell office:value-type="float" office:value="0" calcext:value-type="float">
            <text:p>0</text:p>
          </table:table-cell>
          <table:table-cell office:value-type="float" office:value="0.2656033" calcext:value-type="float">
            <text:p>0.2656033</text:p>
          </table:table-cell>
          <table:table-cell office:value-type="float" office:value="0.2775688" calcext:value-type="float">
            <text:p>0.2775688</text:p>
          </table:table-cell>
          <table:table-cell office:value-type="float" office:value="0.2881606" calcext:value-type="float">
            <text:p>0.2881606</text:p>
          </table:table-cell>
          <table:table-cell office:value-type="float" office:value="0.297564" calcext:value-type="float">
            <text:p>0.297564</text:p>
          </table:table-cell>
          <table:table-cell office:value-type="float" office:value="0.3026807" calcext:value-type="float">
            <text:p>0.3026807</text:p>
          </table:table-cell>
          <table:table-cell office:value-type="float" office:value="0.3062222" calcext:value-type="float">
            <text:p>0.3062222</text:p>
          </table:table-cell>
          <table:table-cell office:value-type="float" office:value="0.3563161" calcext:value-type="float">
            <text:p>0.3563161</text:p>
          </table:table-cell>
          <table:table-cell office:value-type="float" office:value="0.3632009" calcext:value-type="float">
            <text:p>0.3632009</text:p>
          </table:table-cell>
          <table:table-cell office:value-type="float" office:value="0.387856" calcext:value-type="float">
            <text:p>0.387856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038E-015" calcext:value-type="float">
            <text:p>1.972038E-15</text:p>
          </table:table-cell>
          <table:table-cell office:value-type="float" office:value="1.85632E-015" calcext:value-type="float">
            <text:p>1.85632E-15</text:p>
          </table:table-cell>
          <table:table-cell office:value-type="float" office:value="9.354006E-016" calcext:value-type="float">
            <text:p>9.354006E-16</text:p>
          </table:table-cell>
          <table:table-cell office:value-type="float" office:value="9.643416E-016" calcext:value-type="float">
            <text:p>9.643416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271659" calcext:value-type="float">
            <text:p>-0.04271659</text:p>
          </table:table-cell>
          <table:table-cell office:value-type="float" office:value="-0.0326103" calcext:value-type="float">
            <text:p>-0.0326103</text:p>
          </table:table-cell>
          <table:table-cell office:value-type="float" office:value="-0.02517552" calcext:value-type="float">
            <text:p>-0.02517552</text:p>
          </table:table-cell>
          <table:table-cell office:value-type="float" office:value="-0.02017296" calcext:value-type="float">
            <text:p>-0.02017296</text:p>
          </table:table-cell>
          <table:table-cell office:value-type="float" office:value="-0.0179377" calcext:value-type="float">
            <text:p>-0.0179377</text:p>
          </table:table-cell>
          <table:table-cell office:value-type="float" office:value="-0.01654564" calcext:value-type="float">
            <text:p>-0.01654564</text:p>
          </table:table-cell>
          <table:table-cell office:value-type="float" office:value="-0.01428633" calcext:value-type="float">
            <text:p>-0.01428633</text:p>
          </table:table-cell>
          <table:table-cell office:value-type="float" office:value="-0.01314445" calcext:value-type="float">
            <text:p>-0.01314445</text:p>
          </table:table-cell>
          <table:table-cell office:value-type="float" office:value="-0.0070116" calcext:value-type="float">
            <text:p>-0.0070116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636.41" calcext:value-type="float">
            <text:p>1636.41</text:p>
          </table:table-cell>
          <table:table-cell office:value-type="float" office:value="0" calcext:value-type="float">
            <text:p>0</text:p>
          </table:table-cell>
          <table:table-cell office:value-type="float" office:value="-0.05522564" calcext:value-type="float">
            <text:p>-0.05522564</text:p>
          </table:table-cell>
          <table:table-cell office:value-type="float" office:value="0.009602687" calcext:value-type="float">
            <text:p>0.00960268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541.8992" calcext:value-type="float">
            <text:p>541.8992</text:p>
          </table:table-cell>
          <table:table-cell office:value-type="float" office:value="231.1791" calcext:value-type="float">
            <text:p>231.179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7.227" calcext:value-type="float">
            <text:p>1257.227</text:p>
          </table:table-cell>
          <table:table-cell office:value-type="float" office:value="304.5478" calcext:value-type="float">
            <text:p>304.5478</text:p>
          </table:table-cell>
          <table:table-cell office:value-type="float" office:value="0" calcext:value-type="float">
            <text:p>0</text:p>
          </table:table-cell>
          <table:table-cell office:value-type="float" office:value="0.2735565" calcext:value-type="float">
            <text:p>0.2735565</text:p>
          </table:table-cell>
          <table:table-cell office:value-type="float" office:value="0.2779419" calcext:value-type="float">
            <text:p>0.2779419</text:p>
          </table:table-cell>
          <table:table-cell office:value-type="float" office:value="0.2845094" calcext:value-type="float">
            <text:p>0.2845094</text:p>
          </table:table-cell>
          <table:table-cell office:value-type="float" office:value="0.2937995" calcext:value-type="float">
            <text:p>0.2937995</text:p>
          </table:table-cell>
          <table:table-cell office:value-type="float" office:value="0.3000678" calcext:value-type="float">
            <text:p>0.3000678</text:p>
          </table:table-cell>
          <table:table-cell office:value-type="float" office:value="0.3042475" calcext:value-type="float">
            <text:p>0.3042475</text:p>
          </table:table-cell>
          <table:table-cell office:value-type="float" office:value="0.354277" calcext:value-type="float">
            <text:p>0.354277</text:p>
          </table:table-cell>
          <table:table-cell office:value-type="float" office:value="0.3631551" calcext:value-type="float">
            <text:p>0.3631551</text:p>
          </table:table-cell>
          <table:table-cell office:value-type="float" office:value="0.3878276" calcext:value-type="float">
            <text:p>0.3878276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106E-015" calcext:value-type="float">
            <text:p>1.972106E-15</text:p>
          </table:table-cell>
          <table:table-cell office:value-type="float" office:value="1.85629E-015" calcext:value-type="float">
            <text:p>1.85629E-15</text:p>
          </table:table-cell>
          <table:table-cell office:value-type="float" office:value="9.353994E-016" calcext:value-type="float">
            <text:p>9.353994E-16</text:p>
          </table:table-cell>
          <table:table-cell office:value-type="float" office:value="9.643361E-016" calcext:value-type="float">
            <text:p>9.643361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584146" calcext:value-type="float">
            <text:p>-0.03584146</text:p>
          </table:table-cell>
          <table:table-cell office:value-type="float" office:value="-0.03247757" calcext:value-type="float">
            <text:p>-0.03247757</text:p>
          </table:table-cell>
          <table:table-cell office:value-type="float" office:value="-0.02754441" calcext:value-type="float">
            <text:p>-0.02754441</text:p>
          </table:table-cell>
          <table:table-cell office:value-type="float" office:value="-0.02204052" calcext:value-type="float">
            <text:p>-0.02204052</text:p>
          </table:table-cell>
          <table:table-cell office:value-type="float" office:value="-0.01904733" calcext:value-type="float">
            <text:p>-0.01904733</text:p>
          </table:table-cell>
          <table:table-cell office:value-type="float" office:value="-0.01730445" calcext:value-type="float">
            <text:p>-0.01730445</text:p>
          </table:table-cell>
          <table:table-cell office:value-type="float" office:value="-0.0151036" calcext:value-type="float">
            <text:p>-0.0151036</text:p>
          </table:table-cell>
          <table:table-cell office:value-type="float" office:value="-0.01315961" calcext:value-type="float">
            <text:p>-0.01315961</text:p>
          </table:table-cell>
          <table:table-cell office:value-type="float" office:value="-0.007016527" calcext:value-type="float">
            <text:p>-0.007016527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640.144" calcext:value-type="float">
            <text:p>1640.144</text:p>
          </table:table-cell>
          <table:table-cell office:value-type="float" office:value="0" calcext:value-type="float">
            <text:p>0</text:p>
          </table:table-cell>
          <table:table-cell office:value-type="float" office:value="-0.0370609" calcext:value-type="float">
            <text:p>-0.0370609</text:p>
          </table:table-cell>
          <table:table-cell office:value-type="float" office:value="0.009601534" calcext:value-type="float">
            <text:p>0.00960153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541.8992" calcext:value-type="float">
            <text:p>541.8992</text:p>
          </table:table-cell>
          <table:table-cell office:value-type="float" office:value="232.5185" calcext:value-type="float">
            <text:p>232.518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5.831" calcext:value-type="float">
            <text:p>1255.831</text:p>
          </table:table-cell>
          <table:table-cell office:value-type="float" office:value="304.6029" calcext:value-type="float">
            <text:p>304.6029</text:p>
          </table:table-cell>
          <table:table-cell office:value-type="float" office:value="0" calcext:value-type="float">
            <text:p>0</text:p>
          </table:table-cell>
          <table:table-cell office:value-type="float" office:value="0.2327705" calcext:value-type="float">
            <text:p>0.2327705</text:p>
          </table:table-cell>
          <table:table-cell office:value-type="float" office:value="0.2659413" calcext:value-type="float">
            <text:p>0.2659413</text:p>
          </table:table-cell>
          <table:table-cell office:value-type="float" office:value="0.2801496" calcext:value-type="float">
            <text:p>0.2801496</text:p>
          </table:table-cell>
          <table:table-cell office:value-type="float" office:value="0.2912161" calcext:value-type="float">
            <text:p>0.2912161</text:p>
          </table:table-cell>
          <table:table-cell office:value-type="float" office:value="0.2978218" calcext:value-type="float">
            <text:p>0.2978218</text:p>
          </table:table-cell>
          <table:table-cell office:value-type="float" office:value="0.3022642" calcext:value-type="float">
            <text:p>0.3022642</text:p>
          </table:table-cell>
          <table:table-cell office:value-type="float" office:value="0.3523279" calcext:value-type="float">
            <text:p>0.3523279</text:p>
          </table:table-cell>
          <table:table-cell office:value-type="float" office:value="0.3629121" calcext:value-type="float">
            <text:p>0.3629121</text:p>
          </table:table-cell>
          <table:table-cell office:value-type="float" office:value="0.3877963" calcext:value-type="float">
            <text:p>0.3877963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53962" calcext:value-type="float">
            <text:p>0.001053962</text:p>
          </table:table-cell>
          <table:table-cell office:value-type="float" office:value="1.856263E-015" calcext:value-type="float">
            <text:p>1.856263E-15</text:p>
          </table:table-cell>
          <table:table-cell office:value-type="float" office:value="9.35399E-016" calcext:value-type="float">
            <text:p>9.35399E-16</text:p>
          </table:table-cell>
          <table:table-cell office:value-type="float" office:value="9.643302E-016" calcext:value-type="float">
            <text:p>9.64330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435324" calcext:value-type="float">
            <text:p>-0.09435324</text:p>
          </table:table-cell>
          <table:table-cell office:value-type="float" office:value="-0.0424726" calcext:value-type="float">
            <text:p>-0.0424726</text:p>
          </table:table-cell>
          <table:table-cell office:value-type="float" office:value="-0.0306064" calcext:value-type="float">
            <text:p>-0.0306064</text:p>
          </table:table-cell>
          <table:table-cell office:value-type="float" office:value="-0.02342441" calcext:value-type="float">
            <text:p>-0.02342441</text:p>
          </table:table-cell>
          <table:table-cell office:value-type="float" office:value="-0.0200639" calcext:value-type="float">
            <text:p>-0.0200639</text:p>
          </table:table-cell>
          <table:table-cell office:value-type="float" office:value="-0.0181056" calcext:value-type="float">
            <text:p>-0.0181056</text:p>
          </table:table-cell>
          <table:table-cell office:value-type="float" office:value="-0.01593387" calcext:value-type="float">
            <text:p>-0.01593387</text:p>
          </table:table-cell>
          <table:table-cell office:value-type="float" office:value="-0.01324404" calcext:value-type="float">
            <text:p>-0.01324404</text:p>
          </table:table-cell>
          <table:table-cell office:value-type="float" office:value="-0.007021952" calcext:value-type="float">
            <text:p>-0.007021952</text:p>
          </table:table-cell>
          <table:table-cell office:value-type="float" office:value="-0.003763408" calcext:value-type="float">
            <text:p>-0.003763408</text:p>
          </table:table-cell>
          <table:table-cell office:value-type="float" office:value="1643.789" calcext:value-type="float">
            <text:p>1643.789</text:p>
          </table:table-cell>
          <table:table-cell office:value-type="float" office:value="0" calcext:value-type="float">
            <text:p>0</text:p>
          </table:table-cell>
          <table:table-cell office:value-type="float" office:value="-0.1883895" calcext:value-type="float">
            <text:p>-0.1883895</text:p>
          </table:table-cell>
          <table:table-cell office:value-type="float" office:value="0.009601345" calcext:value-type="float">
            <text:p>0.00960134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549.6989" calcext:value-type="float">
            <text:p>549.6989</text:p>
          </table:table-cell>
          <table:table-cell office:value-type="float" office:value="232.7122" calcext:value-type="float">
            <text:p>232.712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3.279" calcext:value-type="float">
            <text:p>1263.279</text:p>
          </table:table-cell>
          <table:table-cell office:value-type="float" office:value="304.7608" calcext:value-type="float">
            <text:p>304.7608</text:p>
          </table:table-cell>
          <table:table-cell office:value-type="float" office:value="0" calcext:value-type="float">
            <text:p>0</text:p>
          </table:table-cell>
          <table:table-cell office:value-type="float" office:value="0.3104259" calcext:value-type="float">
            <text:p>0.3104259</text:p>
          </table:table-cell>
          <table:table-cell office:value-type="float" office:value="0.322628" calcext:value-type="float">
            <text:p>0.322628</text:p>
          </table:table-cell>
          <table:table-cell office:value-type="float" office:value="0.2986249" calcext:value-type="float">
            <text:p>0.2986249</text:p>
          </table:table-cell>
          <table:table-cell office:value-type="float" office:value="0.2913982" calcext:value-type="float">
            <text:p>0.2913982</text:p>
          </table:table-cell>
          <table:table-cell office:value-type="float" office:value="0.297394" calcext:value-type="float">
            <text:p>0.297394</text:p>
          </table:table-cell>
          <table:table-cell office:value-type="float" office:value="0.3118515" calcext:value-type="float">
            <text:p>0.3118515</text:p>
          </table:table-cell>
          <table:table-cell office:value-type="float" office:value="0.3991793" calcext:value-type="float">
            <text:p>0.3991793</text:p>
          </table:table-cell>
          <table:table-cell office:value-type="float" office:value="0.3634735" calcext:value-type="float">
            <text:p>0.3634735</text:p>
          </table:table-cell>
          <table:table-cell office:value-type="float" office:value="0.387763" calcext:value-type="float">
            <text:p>0.387763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589E-015" calcext:value-type="float">
            <text:p>1.952589E-15</text:p>
          </table:table-cell>
          <table:table-cell office:value-type="float" office:value="1.856241E-015" calcext:value-type="float">
            <text:p>1.856241E-15</text:p>
          </table:table-cell>
          <table:table-cell office:value-type="float" office:value="9.35395E-016" calcext:value-type="float">
            <text:p>9.35395E-16</text:p>
          </table:table-cell>
          <table:table-cell office:value-type="float" office:value="9.64328E-016" calcext:value-type="float">
            <text:p>9.64328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344005" calcext:value-type="float">
            <text:p>-0.01344005</text:p>
          </table:table-cell>
          <table:table-cell office:value-type="float" office:value="-0.0104821" calcext:value-type="float">
            <text:p>-0.0104821</text:p>
          </table:table-cell>
          <table:table-cell office:value-type="float" office:value="-0.01988862" calcext:value-type="float">
            <text:p>-0.01988862</text:p>
          </table:table-cell>
          <table:table-cell office:value-type="float" office:value="-0.02344896" calcext:value-type="float">
            <text:p>-0.02344896</text:p>
          </table:table-cell>
          <table:table-cell office:value-type="float" office:value="-0.02034956" calcext:value-type="float">
            <text:p>-0.02034956</text:p>
          </table:table-cell>
          <table:table-cell office:value-type="float" office:value="-0.01479841" calcext:value-type="float">
            <text:p>-0.01479841</text:p>
          </table:table-cell>
          <table:table-cell office:value-type="float" office:value="-0.004932094" calcext:value-type="float">
            <text:p>-0.004932094</text:p>
          </table:table-cell>
          <table:table-cell office:value-type="float" office:value="-0.01306313" calcext:value-type="float">
            <text:p>-0.01306313</text:p>
          </table:table-cell>
          <table:table-cell office:value-type="float" office:value="-0.007027811" calcext:value-type="float">
            <text:p>-0.007027811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647.508" calcext:value-type="float">
            <text:p>1647.508</text:p>
          </table:table-cell>
          <table:table-cell office:value-type="float" office:value="0" calcext:value-type="float">
            <text:p>0</text:p>
          </table:table-cell>
          <table:table-cell office:value-type="float" office:value="-0.03114486" calcext:value-type="float">
            <text:p>-0.03114486</text:p>
          </table:table-cell>
          <table:table-cell office:value-type="float" office:value="0.01008044" calcext:value-type="float">
            <text:p>0.0100804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550.4987" calcext:value-type="float">
            <text:p>550.4987</text:p>
          </table:table-cell>
          <table:table-cell office:value-type="float" office:value="233.4693" calcext:value-type="float">
            <text:p>233.469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2.069" calcext:value-type="float">
            <text:p>1262.069</text:p>
          </table:table-cell>
          <table:table-cell office:value-type="float" office:value="306.0135" calcext:value-type="float">
            <text:p>306.0135</text:p>
          </table:table-cell>
          <table:table-cell office:value-type="float" office:value="0" calcext:value-type="float">
            <text:p>0</text:p>
          </table:table-cell>
          <table:table-cell office:value-type="float" office:value="0.2970927" calcext:value-type="float">
            <text:p>0.2970927</text:p>
          </table:table-cell>
          <table:table-cell office:value-type="float" office:value="0.2857089" calcext:value-type="float">
            <text:p>0.2857089</text:p>
          </table:table-cell>
          <table:table-cell office:value-type="float" office:value="0.2880569" calcext:value-type="float">
            <text:p>0.2880569</text:p>
          </table:table-cell>
          <table:table-cell office:value-type="float" office:value="0.3011605" calcext:value-type="float">
            <text:p>0.3011605</text:p>
          </table:table-cell>
          <table:table-cell office:value-type="float" office:value="0.3119071" calcext:value-type="float">
            <text:p>0.3119071</text:p>
          </table:table-cell>
          <table:table-cell office:value-type="float" office:value="0.3222123" calcext:value-type="float">
            <text:p>0.3222123</text:p>
          </table:table-cell>
          <table:table-cell office:value-type="float" office:value="0.3763107" calcext:value-type="float">
            <text:p>0.3763107</text:p>
          </table:table-cell>
          <table:table-cell office:value-type="float" office:value="0.3660782" calcext:value-type="float">
            <text:p>0.3660782</text:p>
          </table:table-cell>
          <table:table-cell office:value-type="float" office:value="0.3878606" calcext:value-type="float">
            <text:p>0.3878606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652E-015" calcext:value-type="float">
            <text:p>1.952652E-15</text:p>
          </table:table-cell>
          <table:table-cell office:value-type="float" office:value="1.856214E-015" calcext:value-type="float">
            <text:p>1.856214E-15</text:p>
          </table:table-cell>
          <table:table-cell office:value-type="float" office:value="9.353924E-016" calcext:value-type="float">
            <text:p>9.353924E-16</text:p>
          </table:table-cell>
          <table:table-cell office:value-type="float" office:value="9.643247E-016" calcext:value-type="float">
            <text:p>9.643247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15538" calcext:value-type="float">
            <text:p>-0.02115538</text:p>
          </table:table-cell>
          <table:table-cell office:value-type="float" office:value="-0.02788453" calcext:value-type="float">
            <text:p>-0.02788453</text:p>
          </table:table-cell>
          <table:table-cell office:value-type="float" office:value="-0.02534813" calcext:value-type="float">
            <text:p>-0.02534813</text:p>
          </table:table-cell>
          <table:table-cell office:value-type="float" office:value="-0.01859036" calcext:value-type="float">
            <text:p>-0.01859036</text:p>
          </table:table-cell>
          <table:table-cell office:value-type="float" office:value="-0.01456598" calcext:value-type="float">
            <text:p>-0.01456598</text:p>
          </table:table-cell>
          <table:table-cell office:value-type="float" office:value="-0.01159751" calcext:value-type="float">
            <text:p>-0.01159751</text:p>
          </table:table-cell>
          <table:table-cell office:value-type="float" office:value="-0.008406117" calcext:value-type="float">
            <text:p>-0.008406117</text:p>
          </table:table-cell>
          <table:table-cell office:value-type="float" office:value="-0.0121889" calcext:value-type="float">
            <text:p>-0.0121889</text:p>
          </table:table-cell>
          <table:table-cell office:value-type="float" office:value="-0.007011129" calcext:value-type="float">
            <text:p>-0.007011129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652.323" calcext:value-type="float">
            <text:p>1652.323</text:p>
          </table:table-cell>
          <table:table-cell office:value-type="float" office:value="0" calcext:value-type="float">
            <text:p>0</text:p>
          </table:table-cell>
          <table:table-cell office:value-type="float" office:value="-0.01678484" calcext:value-type="float">
            <text:p>-0.01678484</text:p>
          </table:table-cell>
          <table:table-cell office:value-type="float" office:value="0.009598336" calcext:value-type="float">
            <text:p>0.00959833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556.8984" calcext:value-type="float">
            <text:p>556.8984</text:p>
          </table:table-cell>
          <table:table-cell office:value-type="float" office:value="233.5139" calcext:value-type="float">
            <text:p>233.513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6.454" calcext:value-type="float">
            <text:p>1266.454</text:p>
          </table:table-cell>
          <table:table-cell office:value-type="float" office:value="307.9838" calcext:value-type="float">
            <text:p>307.9838</text:p>
          </table:table-cell>
          <table:table-cell office:value-type="float" office:value="0" calcext:value-type="float">
            <text:p>0</text:p>
          </table:table-cell>
          <table:table-cell office:value-type="float" office:value="0.3640859" calcext:value-type="float">
            <text:p>0.3640859</text:p>
          </table:table-cell>
          <table:table-cell office:value-type="float" office:value="0.360353" calcext:value-type="float">
            <text:p>0.360353</text:p>
          </table:table-cell>
          <table:table-cell office:value-type="float" office:value="0.3444369" calcext:value-type="float">
            <text:p>0.3444369</text:p>
          </table:table-cell>
          <table:table-cell office:value-type="float" office:value="0.3195649" calcext:value-type="float">
            <text:p>0.3195649</text:p>
          </table:table-cell>
          <table:table-cell office:value-type="float" office:value="0.3120268" calcext:value-type="float">
            <text:p>0.3120268</text:p>
          </table:table-cell>
          <table:table-cell office:value-type="float" office:value="0.3135804" calcext:value-type="float">
            <text:p>0.3135804</text:p>
          </table:table-cell>
          <table:table-cell office:value-type="float" office:value="0.3633919" calcext:value-type="float">
            <text:p>0.3633919</text:p>
          </table:table-cell>
          <table:table-cell office:value-type="float" office:value="0.3663934" calcext:value-type="float">
            <text:p>0.3663934</text:p>
          </table:table-cell>
          <table:table-cell office:value-type="float" office:value="0.3880042" calcext:value-type="float">
            <text:p>0.3880042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737E-015" calcext:value-type="float">
            <text:p>1.952737E-15</text:p>
          </table:table-cell>
          <table:table-cell office:value-type="float" office:value="1.856178E-015" calcext:value-type="float">
            <text:p>1.856178E-15</text:p>
          </table:table-cell>
          <table:table-cell office:value-type="float" office:value="9.353908E-016" calcext:value-type="float">
            <text:p>9.353908E-16</text:p>
          </table:table-cell>
          <table:table-cell office:value-type="float" office:value="9.64318E-016" calcext:value-type="float">
            <text:p>9.64318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902672" calcext:value-type="float">
            <text:p>-0.004902672</text:p>
          </table:table-cell>
          <table:table-cell office:value-type="float" office:value="-0.005253121" calcext:value-type="float">
            <text:p>-0.005253121</text:p>
          </table:table-cell>
          <table:table-cell office:value-type="float" office:value="-0.007366523" calcext:value-type="float">
            <text:p>-0.007366523</text:p>
          </table:table-cell>
          <table:table-cell office:value-type="float" office:value="-0.01243861" calcext:value-type="float">
            <text:p>-0.01243861</text:p>
          </table:table-cell>
          <table:table-cell office:value-type="float" office:value="-0.01458584" calcext:value-type="float">
            <text:p>-0.01458584</text:p>
          </table:table-cell>
          <table:table-cell office:value-type="float" office:value="-0.014041" calcext:value-type="float">
            <text:p>-0.014041</text:p>
          </table:table-cell>
          <table:table-cell office:value-type="float" office:value="-0.01180826" calcext:value-type="float">
            <text:p>-0.01180826</text:p>
          </table:table-cell>
          <table:table-cell office:value-type="float" office:value="-0.0120841" calcext:value-type="float">
            <text:p>-0.0120841</text:p>
          </table:table-cell>
          <table:table-cell office:value-type="float" office:value="-0.006986259" calcext:value-type="float">
            <text:p>-0.006986259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657.844" calcext:value-type="float">
            <text:p>1657.844</text:p>
          </table:table-cell>
          <table:table-cell office:value-type="float" office:value="0" calcext:value-type="float">
            <text:p>0</text:p>
          </table:table-cell>
          <table:table-cell office:value-type="float" office:value="-0.004907822" calcext:value-type="float">
            <text:p>-0.004907822</text:p>
          </table:table-cell>
          <table:table-cell office:value-type="float" office:value="0.00959486" calcext:value-type="float">
            <text:p>0.0095948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557.0984" calcext:value-type="float">
            <text:p>557.0984</text:p>
          </table:table-cell>
          <table:table-cell office:value-type="float" office:value="234.2405" calcext:value-type="float">
            <text:p>234.240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3.148" calcext:value-type="float">
            <text:p>1263.148</text:p>
          </table:table-cell>
          <table:table-cell office:value-type="float" office:value="310.7617" calcext:value-type="float">
            <text:p>310.7617</text:p>
          </table:table-cell>
          <table:table-cell office:value-type="float" office:value="0" calcext:value-type="float">
            <text:p>0</text:p>
          </table:table-cell>
          <table:table-cell office:value-type="float" office:value="0.3191592" calcext:value-type="float">
            <text:p>0.3191592</text:p>
          </table:table-cell>
          <table:table-cell office:value-type="float" office:value="0.3133448" calcext:value-type="float">
            <text:p>0.3133448</text:p>
          </table:table-cell>
          <table:table-cell office:value-type="float" office:value="0.3122159" calcext:value-type="float">
            <text:p>0.3122159</text:p>
          </table:table-cell>
          <table:table-cell office:value-type="float" office:value="0.3138132" calcext:value-type="float">
            <text:p>0.3138132</text:p>
          </table:table-cell>
          <table:table-cell office:value-type="float" office:value="0.3141435" calcext:value-type="float">
            <text:p>0.3141435</text:p>
          </table:table-cell>
          <table:table-cell office:value-type="float" office:value="0.3145687" calcext:value-type="float">
            <text:p>0.3145687</text:p>
          </table:table-cell>
          <table:table-cell office:value-type="float" office:value="0.3596852" calcext:value-type="float">
            <text:p>0.3596852</text:p>
          </table:table-cell>
          <table:table-cell office:value-type="float" office:value="0.3659662" calcext:value-type="float">
            <text:p>0.3659662</text:p>
          </table:table-cell>
          <table:table-cell office:value-type="float" office:value="0.3881072" calcext:value-type="float">
            <text:p>0.3881072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823E-015" calcext:value-type="float">
            <text:p>1.952823E-15</text:p>
          </table:table-cell>
          <table:table-cell office:value-type="float" office:value="1.856142E-015" calcext:value-type="float">
            <text:p>1.856142E-15</text:p>
          </table:table-cell>
          <table:table-cell office:value-type="float" office:value="9.35389E-016" calcext:value-type="float">
            <text:p>9.35389E-16</text:p>
          </table:table-cell>
          <table:table-cell office:value-type="float" office:value="9.643114E-016" calcext:value-type="float">
            <text:p>9.64311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96559" calcext:value-type="float">
            <text:p>-0.01296559</text:p>
          </table:table-cell>
          <table:table-cell office:value-type="float" office:value="-0.01442572" calcext:value-type="float">
            <text:p>-0.01442572</text:p>
          </table:table-cell>
          <table:table-cell office:value-type="float" office:value="-0.0144508" calcext:value-type="float">
            <text:p>-0.0144508</text:p>
          </table:table-cell>
          <table:table-cell office:value-type="float" office:value="-0.01393416" calcext:value-type="float">
            <text:p>-0.01393416</text:p>
          </table:table-cell>
          <table:table-cell office:value-type="float" office:value="-0.01384961" calcext:value-type="float">
            <text:p>-0.01384961</text:p>
          </table:table-cell>
          <table:table-cell office:value-type="float" office:value="-0.01372504" calcext:value-type="float">
            <text:p>-0.01372504</text:p>
          </table:table-cell>
          <table:table-cell office:value-type="float" office:value="-0.0130546" calcext:value-type="float">
            <text:p>-0.0130546</text:p>
          </table:table-cell>
          <table:table-cell office:value-type="float" office:value="-0.01221934" calcext:value-type="float">
            <text:p>-0.01221934</text:p>
          </table:table-cell>
          <table:table-cell office:value-type="float" office:value="-0.00696841" calcext:value-type="float">
            <text:p>-0.00696841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664.201" calcext:value-type="float">
            <text:p>1664.201</text:p>
          </table:table-cell>
          <table:table-cell office:value-type="float" office:value="0" calcext:value-type="float">
            <text:p>0</text:p>
          </table:table-cell>
          <table:table-cell office:value-type="float" office:value="-0.01138339" calcext:value-type="float">
            <text:p>-0.01138339</text:p>
          </table:table-cell>
          <table:table-cell office:value-type="float" office:value="0.009592528" calcext:value-type="float">
            <text:p>0.00959252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559.6981" calcext:value-type="float">
            <text:p>559.6981</text:p>
          </table:table-cell>
          <table:table-cell office:value-type="float" office:value="234.7208" calcext:value-type="float">
            <text:p>234.720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2.759" calcext:value-type="float">
            <text:p>1262.759</text:p>
          </table:table-cell>
          <table:table-cell office:value-type="float" office:value="313.2705" calcext:value-type="float">
            <text:p>313.2705</text:p>
          </table:table-cell>
          <table:table-cell office:value-type="float" office:value="0" calcext:value-type="float">
            <text:p>0</text:p>
          </table:table-cell>
          <table:table-cell office:value-type="float" office:value="0.3133972" calcext:value-type="float">
            <text:p>0.3133972</text:p>
          </table:table-cell>
          <table:table-cell office:value-type="float" office:value="0.3137485" calcext:value-type="float">
            <text:p>0.3137485</text:p>
          </table:table-cell>
          <table:table-cell office:value-type="float" office:value="0.3144551" calcext:value-type="float">
            <text:p>0.3144551</text:p>
          </table:table-cell>
          <table:table-cell office:value-type="float" office:value="0.3140005" calcext:value-type="float">
            <text:p>0.3140005</text:p>
          </table:table-cell>
          <table:table-cell office:value-type="float" office:value="0.3127092" calcext:value-type="float">
            <text:p>0.3127092</text:p>
          </table:table-cell>
          <table:table-cell office:value-type="float" office:value="0.3123794" calcext:value-type="float">
            <text:p>0.3123794</text:p>
          </table:table-cell>
          <table:table-cell office:value-type="float" office:value="0.3577494" calcext:value-type="float">
            <text:p>0.3577494</text:p>
          </table:table-cell>
          <table:table-cell office:value-type="float" office:value="0.3654411" calcext:value-type="float">
            <text:p>0.3654411</text:p>
          </table:table-cell>
          <table:table-cell office:value-type="float" office:value="0.3881613" calcext:value-type="float">
            <text:p>0.3881613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897E-015" calcext:value-type="float">
            <text:p>1.952897E-15</text:p>
          </table:table-cell>
          <table:table-cell office:value-type="float" office:value="1.856112E-015" calcext:value-type="float">
            <text:p>1.856112E-15</text:p>
          </table:table-cell>
          <table:table-cell office:value-type="float" office:value="9.35389E-016" calcext:value-type="float">
            <text:p>9.35389E-16</text:p>
          </table:table-cell>
          <table:table-cell office:value-type="float" office:value="9.643046E-016" calcext:value-type="float">
            <text:p>9.643046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404139" calcext:value-type="float">
            <text:p>-0.01404139</text:p>
          </table:table-cell>
          <table:table-cell office:value-type="float" office:value="-0.01393693" calcext:value-type="float">
            <text:p>-0.01393693</text:p>
          </table:table-cell>
          <table:table-cell office:value-type="float" office:value="-0.01372016" calcext:value-type="float">
            <text:p>-0.01372016</text:p>
          </table:table-cell>
          <table:table-cell office:value-type="float" office:value="-0.01388149" calcext:value-type="float">
            <text:p>-0.01388149</text:p>
          </table:table-cell>
          <table:table-cell office:value-type="float" office:value="-0.0143043" calcext:value-type="float">
            <text:p>-0.0143043</text:p>
          </table:table-cell>
          <table:table-cell office:value-type="float" office:value="-0.01441467" calcext:value-type="float">
            <text:p>-0.01441467</text:p>
          </table:table-cell>
          <table:table-cell office:value-type="float" office:value="-0.01375424" calcext:value-type="float">
            <text:p>-0.01375424</text:p>
          </table:table-cell>
          <table:table-cell office:value-type="float" office:value="-0.01238884" calcext:value-type="float">
            <text:p>-0.01238884</text:p>
          </table:table-cell>
          <table:table-cell office:value-type="float" office:value="-0.006959023" calcext:value-type="float">
            <text:p>-0.006959023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670.262" calcext:value-type="float">
            <text:p>1670.262</text:p>
          </table:table-cell>
          <table:table-cell office:value-type="float" office:value="0" calcext:value-type="float">
            <text:p>0</text:p>
          </table:table-cell>
          <table:table-cell office:value-type="float" office:value="-0.01403824" calcext:value-type="float">
            <text:p>-0.01403824</text:p>
          </table:table-cell>
          <table:table-cell office:value-type="float" office:value="0.009590512" calcext:value-type="float">
            <text:p>0.00959051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559.6981" calcext:value-type="float">
            <text:p>559.6981</text:p>
          </table:table-cell>
          <table:table-cell office:value-type="float" office:value="235.6115" calcext:value-type="float">
            <text:p>235.611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0.491" calcext:value-type="float">
            <text:p>1260.491</text:p>
          </table:table-cell>
          <table:table-cell office:value-type="float" office:value="314.6475" calcext:value-type="float">
            <text:p>314.6475</text:p>
          </table:table-cell>
          <table:table-cell office:value-type="float" office:value="0" calcext:value-type="float">
            <text:p>0</text:p>
          </table:table-cell>
          <table:table-cell office:value-type="float" office:value="0.2941948" calcext:value-type="float">
            <text:p>0.2941948</text:p>
          </table:table-cell>
          <table:table-cell office:value-type="float" office:value="0.2965501" calcext:value-type="float">
            <text:p>0.2965501</text:p>
          </table:table-cell>
          <table:table-cell office:value-type="float" office:value="0.3007551" calcext:value-type="float">
            <text:p>0.3007551</text:p>
          </table:table-cell>
          <table:table-cell office:value-type="float" office:value="0.3052003" calcext:value-type="float">
            <text:p>0.3052003</text:p>
          </table:table-cell>
          <table:table-cell office:value-type="float" office:value="0.3075788" calcext:value-type="float">
            <text:p>0.3075788</text:p>
          </table:table-cell>
          <table:table-cell office:value-type="float" office:value="0.3093189" calcext:value-type="float">
            <text:p>0.3093189</text:p>
          </table:table-cell>
          <table:table-cell office:value-type="float" office:value="0.3562629" calcext:value-type="float">
            <text:p>0.3562629</text:p>
          </table:table-cell>
          <table:table-cell office:value-type="float" office:value="0.3649185" calcext:value-type="float">
            <text:p>0.3649185</text:p>
          </table:table-cell>
          <table:table-cell office:value-type="float" office:value="0.3881751" calcext:value-type="float">
            <text:p>0.3881751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964E-015" calcext:value-type="float">
            <text:p>1.952964E-15</text:p>
          </table:table-cell>
          <table:table-cell office:value-type="float" office:value="1.856085E-015" calcext:value-type="float">
            <text:p>1.856085E-15</text:p>
          </table:table-cell>
          <table:table-cell office:value-type="float" office:value="9.353884E-016" calcext:value-type="float">
            <text:p>9.353884E-16</text:p>
          </table:table-cell>
          <table:table-cell office:value-type="float" office:value="9.642984E-016" calcext:value-type="float">
            <text:p>9.64298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180064" calcext:value-type="float">
            <text:p>-0.02180064</text:p>
          </table:table-cell>
          <table:table-cell office:value-type="float" office:value="-0.0206718" calcext:value-type="float">
            <text:p>-0.0206718</text:p>
          </table:table-cell>
          <table:table-cell office:value-type="float" office:value="-0.01872637" calcext:value-type="float">
            <text:p>-0.01872637</text:p>
          </table:table-cell>
          <table:table-cell office:value-type="float" office:value="-0.01691381" calcext:value-type="float">
            <text:p>-0.01691381</text:p>
          </table:table-cell>
          <table:table-cell office:value-type="float" office:value="-0.01603956" calcext:value-type="float">
            <text:p>-0.01603956</text:p>
          </table:table-cell>
          <table:table-cell office:value-type="float" office:value="-0.01542629" calcext:value-type="float">
            <text:p>-0.01542629</text:p>
          </table:table-cell>
          <table:table-cell office:value-type="float" office:value="-0.01431638" calcext:value-type="float">
            <text:p>-0.01431638</text:p>
          </table:table-cell>
          <table:table-cell office:value-type="float" office:value="-0.01256034" calcext:value-type="float">
            <text:p>-0.01256034</text:p>
          </table:table-cell>
          <table:table-cell office:value-type="float" office:value="-0.006956588" calcext:value-type="float">
            <text:p>-0.006956588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675.204" calcext:value-type="float">
            <text:p>1675.204</text:p>
          </table:table-cell>
          <table:table-cell office:value-type="float" office:value="0" calcext:value-type="float">
            <text:p>0</text:p>
          </table:table-cell>
          <table:table-cell office:value-type="float" office:value="-0.0227899" calcext:value-type="float">
            <text:p>-0.0227899</text:p>
          </table:table-cell>
          <table:table-cell office:value-type="float" office:value="0.009588694" calcext:value-type="float">
            <text:p>0.00958869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559.6981" calcext:value-type="float">
            <text:p>559.6981</text:p>
          </table:table-cell>
          <table:table-cell office:value-type="float" office:value="236.4272" calcext:value-type="float">
            <text:p>236.427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9.166" calcext:value-type="float">
            <text:p>1259.166</text:p>
          </table:table-cell>
          <table:table-cell office:value-type="float" office:value="315.1553" calcext:value-type="float">
            <text:p>315.1553</text:p>
          </table:table-cell>
          <table:table-cell office:value-type="float" office:value="0" calcext:value-type="float">
            <text:p>0</text:p>
          </table:table-cell>
          <table:table-cell office:value-type="float" office:value="0.2864704" calcext:value-type="float">
            <text:p>0.2864704</text:p>
          </table:table-cell>
          <table:table-cell office:value-type="float" office:value="0.2889301" calcext:value-type="float">
            <text:p>0.2889301</text:p>
          </table:table-cell>
          <table:table-cell office:value-type="float" office:value="0.2941965" calcext:value-type="float">
            <text:p>0.2941965</text:p>
          </table:table-cell>
          <table:table-cell office:value-type="float" office:value="0.3004906" calcext:value-type="float">
            <text:p>0.3004906</text:p>
          </table:table-cell>
          <table:table-cell office:value-type="float" office:value="0.3040421" calcext:value-type="float">
            <text:p>0.3040421</text:p>
          </table:table-cell>
          <table:table-cell office:value-type="float" office:value="0.3066468" calcext:value-type="float">
            <text:p>0.3066468</text:p>
          </table:table-cell>
          <table:table-cell office:value-type="float" office:value="0.355095" calcext:value-type="float">
            <text:p>0.355095</text:p>
          </table:table-cell>
          <table:table-cell office:value-type="float" office:value="0.3644385" calcext:value-type="float">
            <text:p>0.3644385</text:p>
          </table:table-cell>
          <table:table-cell office:value-type="float" office:value="0.3881584" calcext:value-type="float">
            <text:p>0.3881584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109E-015" calcext:value-type="float">
            <text:p>1.954109E-15</text:p>
          </table:table-cell>
          <table:table-cell office:value-type="float" office:value="1.856058E-015" calcext:value-type="float">
            <text:p>1.856058E-15</text:p>
          </table:table-cell>
          <table:table-cell office:value-type="float" office:value="9.353873E-016" calcext:value-type="float">
            <text:p>9.353873E-16</text:p>
          </table:table-cell>
          <table:table-cell office:value-type="float" office:value="9.642932E-016" calcext:value-type="float">
            <text:p>9.64293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638456" calcext:value-type="float">
            <text:p>-0.02638456</text:p>
          </table:table-cell>
          <table:table-cell office:value-type="float" office:value="-0.02482634" calcext:value-type="float">
            <text:p>-0.02482634</text:p>
          </table:table-cell>
          <table:table-cell office:value-type="float" office:value="-0.02182985" calcext:value-type="float">
            <text:p>-0.02182985</text:p>
          </table:table-cell>
          <table:table-cell office:value-type="float" office:value="-0.01884821" calcext:value-type="float">
            <text:p>-0.01884821</text:p>
          </table:table-cell>
          <table:table-cell office:value-type="float" office:value="-0.01738628" calcext:value-type="float">
            <text:p>-0.01738628</text:p>
          </table:table-cell>
          <table:table-cell office:value-type="float" office:value="-0.01638722" calcext:value-type="float">
            <text:p>-0.01638722</text:p>
          </table:table-cell>
          <table:table-cell office:value-type="float" office:value="-0.01477479" calcext:value-type="float">
            <text:p>-0.01477479</text:p>
          </table:table-cell>
          <table:table-cell office:value-type="float" office:value="-0.01272019" calcext:value-type="float">
            <text:p>-0.01272019</text:p>
          </table:table-cell>
          <table:table-cell office:value-type="float" office:value="-0.006959408" calcext:value-type="float">
            <text:p>-0.006959408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679.271" calcext:value-type="float">
            <text:p>1679.271</text:p>
          </table:table-cell>
          <table:table-cell office:value-type="float" office:value="0" calcext:value-type="float">
            <text:p>0</text:p>
          </table:table-cell>
          <table:table-cell office:value-type="float" office:value="-0.02698879" calcext:value-type="float">
            <text:p>-0.02698879</text:p>
          </table:table-cell>
          <table:table-cell office:value-type="float" office:value="0.009586787" calcext:value-type="float">
            <text:p>0.00958678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559.6981" calcext:value-type="float">
            <text:p>559.6981</text:p>
          </table:table-cell>
          <table:table-cell office:value-type="float" office:value="237.543" calcext:value-type="float">
            <text:p>237.54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7.825" calcext:value-type="float">
            <text:p>1257.825</text:p>
          </table:table-cell>
          <table:table-cell office:value-type="float" office:value="315.3803" calcext:value-type="float">
            <text:p>315.3803</text:p>
          </table:table-cell>
          <table:table-cell office:value-type="float" office:value="0" calcext:value-type="float">
            <text:p>0</text:p>
          </table:table-cell>
          <table:table-cell office:value-type="float" office:value="0.2639651" calcext:value-type="float">
            <text:p>0.2639651</text:p>
          </table:table-cell>
          <table:table-cell office:value-type="float" office:value="0.2761551" calcext:value-type="float">
            <text:p>0.2761551</text:p>
          </table:table-cell>
          <table:table-cell office:value-type="float" office:value="0.2882412" calcext:value-type="float">
            <text:p>0.2882412</text:p>
          </table:table-cell>
          <table:table-cell office:value-type="float" office:value="0.2973265" calcext:value-type="float">
            <text:p>0.2973265</text:p>
          </table:table-cell>
          <table:table-cell office:value-type="float" office:value="0.3019609" calcext:value-type="float">
            <text:p>0.3019609</text:p>
          </table:table-cell>
          <table:table-cell office:value-type="float" office:value="0.3048266" calcext:value-type="float">
            <text:p>0.3048266</text:p>
          </table:table-cell>
          <table:table-cell office:value-type="float" office:value="0.3534133" calcext:value-type="float">
            <text:p>0.3534133</text:p>
          </table:table-cell>
          <table:table-cell office:value-type="float" office:value="0.363928" calcext:value-type="float">
            <text:p>0.363928</text:p>
          </table:table-cell>
          <table:table-cell office:value-type="float" office:value="0.3881182" calcext:value-type="float">
            <text:p>0.3881182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177E-015" calcext:value-type="float">
            <text:p>1.954177E-15</text:p>
          </table:table-cell>
          <table:table-cell office:value-type="float" office:value="1.856031E-015" calcext:value-type="float">
            <text:p>1.856031E-15</text:p>
          </table:table-cell>
          <table:table-cell office:value-type="float" office:value="9.353868E-016" calcext:value-type="float">
            <text:p>9.353868E-16</text:p>
          </table:table-cell>
          <table:table-cell office:value-type="float" office:value="9.642872E-016" calcext:value-type="float">
            <text:p>9.64287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440468" calcext:value-type="float">
            <text:p>-0.04440468</text:p>
          </table:table-cell>
          <table:table-cell office:value-type="float" office:value="-0.03368591" calcext:value-type="float">
            <text:p>-0.03368591</text:p>
          </table:table-cell>
          <table:table-cell office:value-type="float" office:value="-0.02510763" calcext:value-type="float">
            <text:p>-0.02510763</text:p>
          </table:table-cell>
          <table:table-cell office:value-type="float" office:value="-0.02028377" calcext:value-type="float">
            <text:p>-0.02028377</text:p>
          </table:table-cell>
          <table:table-cell office:value-type="float" office:value="-0.01823561" calcext:value-type="float">
            <text:p>-0.01823561</text:p>
          </table:table-cell>
          <table:table-cell office:value-type="float" office:value="-0.01707962" calcext:value-type="float">
            <text:p>-0.01707962</text:p>
          </table:table-cell>
          <table:table-cell office:value-type="float" office:value="-0.01546911" calcext:value-type="float">
            <text:p>-0.01546911</text:p>
          </table:table-cell>
          <table:table-cell office:value-type="float" office:value="-0.01289245" calcext:value-type="float">
            <text:p>-0.01289245</text:p>
          </table:table-cell>
          <table:table-cell office:value-type="float" office:value="-0.00696628" calcext:value-type="float">
            <text:p>-0.00696628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683.059" calcext:value-type="float">
            <text:p>1683.059</text:p>
          </table:table-cell>
          <table:table-cell office:value-type="float" office:value="0" calcext:value-type="float">
            <text:p>0</text:p>
          </table:table-cell>
          <table:table-cell office:value-type="float" office:value="-0.05650202" calcext:value-type="float">
            <text:p>-0.05650202</text:p>
          </table:table-cell>
          <table:table-cell office:value-type="float" office:value="0.0095842" calcext:value-type="float">
            <text:p>0.009584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569.098" calcext:value-type="float">
            <text:p>569.098</text:p>
          </table:table-cell>
          <table:table-cell office:value-type="float" office:value="237.5489" calcext:value-type="float">
            <text:p>237.548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6.705" calcext:value-type="float">
            <text:p>1266.705</text:p>
          </table:table-cell>
          <table:table-cell office:value-type="float" office:value="315.8951" calcext:value-type="float">
            <text:p>315.8951</text:p>
          </table:table-cell>
          <table:table-cell office:value-type="float" office:value="11.43325" calcext:value-type="float">
            <text:p>11.43325</text:p>
          </table:table-cell>
          <table:table-cell office:value-type="float" office:value="0.302036" calcext:value-type="float">
            <text:p>0.302036</text:p>
          </table:table-cell>
          <table:table-cell office:value-type="float" office:value="0.3042341" calcext:value-type="float">
            <text:p>0.3042341</text:p>
          </table:table-cell>
          <table:table-cell office:value-type="float" office:value="0.3029245" calcext:value-type="float">
            <text:p>0.3029245</text:p>
          </table:table-cell>
          <table:table-cell office:value-type="float" office:value="0.2990348" calcext:value-type="float">
            <text:p>0.2990348</text:p>
          </table:table-cell>
          <table:table-cell office:value-type="float" office:value="0.3070778" calcext:value-type="float">
            <text:p>0.3070778</text:p>
          </table:table-cell>
          <table:table-cell office:value-type="float" office:value="0.328286" calcext:value-type="float">
            <text:p>0.328286</text:p>
          </table:table-cell>
          <table:table-cell office:value-type="float" office:value="0.4007535" calcext:value-type="float">
            <text:p>0.4007535</text:p>
          </table:table-cell>
          <table:table-cell office:value-type="float" office:value="0.3652197" calcext:value-type="float">
            <text:p>0.3652197</text:p>
          </table:table-cell>
          <table:table-cell office:value-type="float" office:value="0.3880843" calcext:value-type="float">
            <text:p>0.3880843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0351E-015" calcext:value-type="float">
            <text:p>1.920351E-15</text:p>
          </table:table-cell>
          <table:table-cell office:value-type="float" office:value="1.856009E-015" calcext:value-type="float">
            <text:p>1.856009E-15</text:p>
          </table:table-cell>
          <table:table-cell office:value-type="float" office:value="9.353812E-016" calcext:value-type="float">
            <text:p>9.353812E-16</text:p>
          </table:table-cell>
          <table:table-cell office:value-type="float" office:value="9.642863E-016" calcext:value-type="float">
            <text:p>9.642863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9725" calcext:value-type="float">
            <text:p>-0.0179725</text:p>
          </table:table-cell>
          <table:table-cell office:value-type="float" office:value="-0.01709004" calcext:value-type="float">
            <text:p>-0.01709004</text:p>
          </table:table-cell>
          <table:table-cell office:value-type="float" office:value="-0.01782651" calcext:value-type="float">
            <text:p>-0.01782651</text:p>
          </table:table-cell>
          <table:table-cell office:value-type="float" office:value="-0.01960199" calcext:value-type="float">
            <text:p>-0.01960199</text:p>
          </table:table-cell>
          <table:table-cell office:value-type="float" office:value="-0.01635017" calcext:value-type="float">
            <text:p>-0.01635017</text:p>
          </table:table-cell>
          <table:table-cell office:value-type="float" office:value="-0.01028844" calcext:value-type="float">
            <text:p>-0.01028844</text:p>
          </table:table-cell>
          <table:table-cell office:value-type="float" office:value="-0.004543385" calcext:value-type="float">
            <text:p>-0.004543385</text:p>
          </table:table-cell>
          <table:table-cell office:value-type="float" office:value="-0.01247388" calcext:value-type="float">
            <text:p>-0.01247388</text:p>
          </table:table-cell>
          <table:table-cell office:value-type="float" office:value="-0.006972269" calcext:value-type="float">
            <text:p>-0.006972269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687.097" calcext:value-type="float">
            <text:p>1687.097</text:p>
          </table:table-cell>
          <table:table-cell office:value-type="float" office:value="0" calcext:value-type="float">
            <text:p>0</text:p>
          </table:table-cell>
          <table:table-cell office:value-type="float" office:value="-0.01972291" calcext:value-type="float">
            <text:p>-0.01972291</text:p>
          </table:table-cell>
          <table:table-cell office:value-type="float" office:value="0.009597846" calcext:value-type="float">
            <text:p>0.00959784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569.098" calcext:value-type="float">
            <text:p>569.098</text:p>
          </table:table-cell>
          <table:table-cell office:value-type="float" office:value="237.9168" calcext:value-type="float">
            <text:p>237.916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4.724" calcext:value-type="float">
            <text:p>1264.724</text:p>
          </table:table-cell>
          <table:table-cell office:value-type="float" office:value="317.5088" calcext:value-type="float">
            <text:p>317.5088</text:p>
          </table:table-cell>
          <table:table-cell office:value-type="float" office:value="9.087955" calcext:value-type="float">
            <text:p>9.087955</text:p>
          </table:table-cell>
          <table:table-cell office:value-type="float" office:value="0.2842106" calcext:value-type="float">
            <text:p>0.2842106</text:p>
          </table:table-cell>
          <table:table-cell office:value-type="float" office:value="0.2913235" calcext:value-type="float">
            <text:p>0.2913235</text:p>
          </table:table-cell>
          <table:table-cell office:value-type="float" office:value="0.2991278" calcext:value-type="float">
            <text:p>0.2991278</text:p>
          </table:table-cell>
          <table:table-cell office:value-type="float" office:value="0.3060398" calcext:value-type="float">
            <text:p>0.3060398</text:p>
          </table:table-cell>
          <table:table-cell office:value-type="float" office:value="0.3137017" calcext:value-type="float">
            <text:p>0.3137017</text:p>
          </table:table-cell>
          <table:table-cell office:value-type="float" office:value="0.3217784" calcext:value-type="float">
            <text:p>0.3217784</text:p>
          </table:table-cell>
          <table:table-cell office:value-type="float" office:value="0.3741078" calcext:value-type="float">
            <text:p>0.3741078</text:p>
          </table:table-cell>
          <table:table-cell office:value-type="float" office:value="0.3670133" calcext:value-type="float">
            <text:p>0.3670133</text:p>
          </table:table-cell>
          <table:table-cell office:value-type="float" office:value="0.3881784" calcext:value-type="float">
            <text:p>0.3881784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4948" calcext:value-type="float">
            <text:p>0.01514948</text:p>
          </table:table-cell>
          <table:table-cell office:value-type="float" office:value="1.855988E-015" calcext:value-type="float">
            <text:p>1.855988E-15</text:p>
          </table:table-cell>
          <table:table-cell office:value-type="float" office:value="9.353754E-016" calcext:value-type="float">
            <text:p>9.353754E-16</text:p>
          </table:table-cell>
          <table:table-cell office:value-type="float" office:value="9.642863E-016" calcext:value-type="float">
            <text:p>9.642863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757954" calcext:value-type="float">
            <text:p>-0.02757954</text:p>
          </table:table-cell>
          <table:table-cell office:value-type="float" office:value="-0.02319375" calcext:value-type="float">
            <text:p>-0.02319375</text:p>
          </table:table-cell>
          <table:table-cell office:value-type="float" office:value="-0.01943276" calcext:value-type="float">
            <text:p>-0.01943276</text:p>
          </table:table-cell>
          <table:table-cell office:value-type="float" office:value="-0.01662205" calcext:value-type="float">
            <text:p>-0.01662205</text:p>
          </table:table-cell>
          <table:table-cell office:value-type="float" office:value="-0.01399336" calcext:value-type="float">
            <text:p>-0.01399336</text:p>
          </table:table-cell>
          <table:table-cell office:value-type="float" office:value="-0.01171501" calcext:value-type="float">
            <text:p>-0.01171501</text:p>
          </table:table-cell>
          <table:table-cell office:value-type="float" office:value="-0.008901727" calcext:value-type="float">
            <text:p>-0.008901727</text:p>
          </table:table-cell>
          <table:table-cell office:value-type="float" office:value="-0.01189243" calcext:value-type="float">
            <text:p>-0.01189243</text:p>
          </table:table-cell>
          <table:table-cell office:value-type="float" office:value="-0.006956236" calcext:value-type="float">
            <text:p>-0.006956236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692.256" calcext:value-type="float">
            <text:p>1692.256</text:p>
          </table:table-cell>
          <table:table-cell office:value-type="float" office:value="0" calcext:value-type="float">
            <text:p>0</text:p>
          </table:table-cell>
          <table:table-cell office:value-type="float" office:value="-0.03084692" calcext:value-type="float">
            <text:p>-0.03084692</text:p>
          </table:table-cell>
          <table:table-cell office:value-type="float" office:value="0.009594548" calcext:value-type="float">
            <text:p>0.00959454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576.098" calcext:value-type="float">
            <text:p>576.098</text:p>
          </table:table-cell>
          <table:table-cell office:value-type="float" office:value="237.795" calcext:value-type="float">
            <text:p>237.79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9.439" calcext:value-type="float">
            <text:p>1269.439</text:p>
          </table:table-cell>
          <table:table-cell office:value-type="float" office:value="319.917" calcext:value-type="float">
            <text:p>319.917</text:p>
          </table:table-cell>
          <table:table-cell office:value-type="float" office:value="4.860449" calcext:value-type="float">
            <text:p>4.860449</text:p>
          </table:table-cell>
          <table:table-cell office:value-type="float" office:value="0.3438253" calcext:value-type="float">
            <text:p>0.3438253</text:p>
          </table:table-cell>
          <table:table-cell office:value-type="float" office:value="0.3374054" calcext:value-type="float">
            <text:p>0.3374054</text:p>
          </table:table-cell>
          <table:table-cell office:value-type="float" office:value="0.3222817" calcext:value-type="float">
            <text:p>0.3222817</text:p>
          </table:table-cell>
          <table:table-cell office:value-type="float" office:value="0.3157177" calcext:value-type="float">
            <text:p>0.3157177</text:p>
          </table:table-cell>
          <table:table-cell office:value-type="float" office:value="0.3210884" calcext:value-type="float">
            <text:p>0.3210884</text:p>
          </table:table-cell>
          <table:table-cell office:value-type="float" office:value="0.3314881" calcext:value-type="float">
            <text:p>0.3314881</text:p>
          </table:table-cell>
          <table:table-cell office:value-type="float" office:value="0.3857961" calcext:value-type="float">
            <text:p>0.3857961</text:p>
          </table:table-cell>
          <table:table-cell office:value-type="float" office:value="0.3692418" calcext:value-type="float">
            <text:p>0.3692418</text:p>
          </table:table-cell>
          <table:table-cell office:value-type="float" office:value="0.3882399" calcext:value-type="float">
            <text:p>0.3882399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2229E-015" calcext:value-type="float">
            <text:p>1.972229E-15</text:p>
          </table:table-cell>
          <table:table-cell office:value-type="float" office:value="1.855965E-015" calcext:value-type="float">
            <text:p>1.855965E-15</text:p>
          </table:table-cell>
          <table:table-cell office:value-type="float" office:value="9.353697E-016" calcext:value-type="float">
            <text:p>9.353697E-16</text:p>
          </table:table-cell>
          <table:table-cell office:value-type="float" office:value="9.642863E-016" calcext:value-type="float">
            <text:p>9.642863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464841" calcext:value-type="float">
            <text:p>-0.007464841</text:p>
          </table:table-cell>
          <table:table-cell office:value-type="float" office:value="-0.008587311" calcext:value-type="float">
            <text:p>-0.008587311</text:p>
          </table:table-cell>
          <table:table-cell office:value-type="float" office:value="-0.01168793" calcext:value-type="float">
            <text:p>-0.01168793</text:p>
          </table:table-cell>
          <table:table-cell office:value-type="float" office:value="-0.01346676" calcext:value-type="float">
            <text:p>-0.01346676</text:p>
          </table:table-cell>
          <table:table-cell office:value-type="float" office:value="-0.01193808" calcext:value-type="float">
            <text:p>-0.01193808</text:p>
          </table:table-cell>
          <table:table-cell office:value-type="float" office:value="-0.00952749" calcext:value-type="float">
            <text:p>-0.00952749</text:p>
          </table:table-cell>
          <table:table-cell office:value-type="float" office:value="-0.006639596" calcext:value-type="float">
            <text:p>-0.006639596</text:p>
          </table:table-cell>
          <table:table-cell office:value-type="float" office:value="-0.01122405" calcext:value-type="float">
            <text:p>-0.01122405</text:p>
          </table:table-cell>
          <table:table-cell office:value-type="float" office:value="-0.006945543" calcext:value-type="float">
            <text:p>-0.006945543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698.166" calcext:value-type="float">
            <text:p>1698.166</text:p>
          </table:table-cell>
          <table:table-cell office:value-type="float" office:value="0" calcext:value-type="float">
            <text:p>0</text:p>
          </table:table-cell>
          <table:table-cell office:value-type="float" office:value="-0.007456574" calcext:value-type="float">
            <text:p>-0.007456574</text:p>
          </table:table-cell>
          <table:table-cell office:value-type="float" office:value="0.009599474" calcext:value-type="float">
            <text:p>0.00959947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576.298" calcext:value-type="float">
            <text:p>576.298</text:p>
          </table:table-cell>
          <table:table-cell office:value-type="float" office:value="238.3963" calcext:value-type="float">
            <text:p>238.396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6.149" calcext:value-type="float">
            <text:p>1266.149</text:p>
          </table:table-cell>
          <table:table-cell office:value-type="float" office:value="322.8066" calcext:value-type="float">
            <text:p>322.8066</text:p>
          </table:table-cell>
          <table:table-cell office:value-type="float" office:value="2.298935" calcext:value-type="float">
            <text:p>2.298935</text:p>
          </table:table-cell>
          <table:table-cell office:value-type="float" office:value="0.2649627" calcext:value-type="float">
            <text:p>0.2649627</text:p>
          </table:table-cell>
          <table:table-cell office:value-type="float" office:value="0.2907937" calcext:value-type="float">
            <text:p>0.2907937</text:p>
          </table:table-cell>
          <table:table-cell office:value-type="float" office:value="0.304284" calcext:value-type="float">
            <text:p>0.304284</text:p>
          </table:table-cell>
          <table:table-cell office:value-type="float" office:value="0.3123199" calcext:value-type="float">
            <text:p>0.3123199</text:p>
          </table:table-cell>
          <table:table-cell office:value-type="float" office:value="0.3187497" calcext:value-type="float">
            <text:p>0.3187497</text:p>
          </table:table-cell>
          <table:table-cell office:value-type="float" office:value="0.3254034" calcext:value-type="float">
            <text:p>0.3254034</text:p>
          </table:table-cell>
          <table:table-cell office:value-type="float" office:value="0.3785778" calcext:value-type="float">
            <text:p>0.3785778</text:p>
          </table:table-cell>
          <table:table-cell office:value-type="float" office:value="0.3704878" calcext:value-type="float">
            <text:p>0.3704878</text:p>
          </table:table-cell>
          <table:table-cell office:value-type="float" office:value="0.3883291" calcext:value-type="float">
            <text:p>0.3883291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24" calcext:value-type="float">
            <text:p>0.511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791" calcext:value-type="float">
            <text:p>0.0555791</text:p>
          </table:table-cell>
          <table:table-cell office:value-type="float" office:value="1.855943E-015" calcext:value-type="float">
            <text:p>1.855943E-15</text:p>
          </table:table-cell>
          <table:table-cell office:value-type="float" office:value="9.353641E-016" calcext:value-type="float">
            <text:p>9.353641E-16</text:p>
          </table:table-cell>
          <table:table-cell office:value-type="float" office:value="9.642863E-016" calcext:value-type="float">
            <text:p>9.642863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164558" calcext:value-type="float">
            <text:p>-0.04164558</text:p>
          </table:table-cell>
          <table:table-cell office:value-type="float" office:value="-0.02340706" calcext:value-type="float">
            <text:p>-0.02340706</text:p>
          </table:table-cell>
          <table:table-cell office:value-type="float" office:value="-0.01717865" calcext:value-type="float">
            <text:p>-0.01717865</text:p>
          </table:table-cell>
          <table:table-cell office:value-type="float" office:value="-0.01440542" calcext:value-type="float">
            <text:p>-0.01440542</text:p>
          </table:table-cell>
          <table:table-cell office:value-type="float" office:value="-0.01252033" calcext:value-type="float">
            <text:p>-0.01252033</text:p>
          </table:table-cell>
          <table:table-cell office:value-type="float" office:value="-0.01085398" calcext:value-type="float">
            <text:p>-0.01085398</text:p>
          </table:table-cell>
          <table:table-cell office:value-type="float" office:value="-0.007993494" calcext:value-type="float">
            <text:p>-0.007993494</text:p>
          </table:table-cell>
          <table:table-cell office:value-type="float" office:value="-0.01086331" calcext:value-type="float">
            <text:p>-0.01086331</text:p>
          </table:table-cell>
          <table:table-cell office:value-type="float" office:value="-0.006930385" calcext:value-type="float">
            <text:p>-0.006930385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704.57" calcext:value-type="float">
            <text:p>1704.57</text:p>
          </table:table-cell>
          <table:table-cell office:value-type="float" office:value="0" calcext:value-type="float">
            <text:p>0</text:p>
          </table:table-cell>
          <table:table-cell office:value-type="float" office:value="-0.06452829" calcext:value-type="float">
            <text:p>-0.06452829</text:p>
          </table:table-cell>
          <table:table-cell office:value-type="float" office:value="0.009663714" calcext:value-type="float">
            <text:p>0.00966371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576.298" calcext:value-type="float">
            <text:p>576.298</text:p>
          </table:table-cell>
          <table:table-cell office:value-type="float" office:value="238.8378" calcext:value-type="float">
            <text:p>238.837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3.834" calcext:value-type="float">
            <text:p>1263.834</text:p>
          </table:table-cell>
          <table:table-cell office:value-type="float" office:value="324.6808" calcext:value-type="float">
            <text:p>324.6808</text:p>
          </table:table-cell>
          <table:table-cell office:value-type="float" office:value="1.210317" calcext:value-type="float">
            <text:p>1.210317</text:p>
          </table:table-cell>
          <table:table-cell office:value-type="float" office:value="0.1855559" calcext:value-type="float">
            <text:p>0.1855559</text:p>
          </table:table-cell>
          <table:table-cell office:value-type="float" office:value="0.2834243" calcext:value-type="float">
            <text:p>0.2834243</text:p>
          </table:table-cell>
          <table:table-cell office:value-type="float" office:value="0.2931606" calcext:value-type="float">
            <text:p>0.2931606</text:p>
          </table:table-cell>
          <table:table-cell office:value-type="float" office:value="0.3048094" calcext:value-type="float">
            <text:p>0.3048094</text:p>
          </table:table-cell>
          <table:table-cell office:value-type="float" office:value="0.3129458" calcext:value-type="float">
            <text:p>0.3129458</text:p>
          </table:table-cell>
          <table:table-cell office:value-type="float" office:value="0.3218459" calcext:value-type="float">
            <text:p>0.3218459</text:p>
          </table:table-cell>
          <table:table-cell office:value-type="float" office:value="0.378001" calcext:value-type="float">
            <text:p>0.378001</text:p>
          </table:table-cell>
          <table:table-cell office:value-type="float" office:value="0.3709629" calcext:value-type="float">
            <text:p>0.3709629</text:p>
          </table:table-cell>
          <table:table-cell office:value-type="float" office:value="0.3884405" calcext:value-type="float">
            <text:p>0.3884405</text:p>
          </table:table-cell>
          <table:table-cell office:value-type="float" office:value="0.4139546" calcext:value-type="float">
            <text:p>0.4139546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16" calcext:value-type="float">
            <text:p>0.511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57422" calcext:value-type="float">
            <text:p>0.07657422</text:p>
          </table:table-cell>
          <table:table-cell office:value-type="float" office:value="1.855927E-015" calcext:value-type="float">
            <text:p>1.855927E-15</text:p>
          </table:table-cell>
          <table:table-cell office:value-type="float" office:value="9.353589E-016" calcext:value-type="float">
            <text:p>9.353589E-16</text:p>
          </table:table-cell>
          <table:table-cell office:value-type="float" office:value="9.642863E-016" calcext:value-type="float">
            <text:p>9.642863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43611" calcext:value-type="float">
            <text:p>-0.343611</text:p>
          </table:table-cell>
          <table:table-cell office:value-type="float" office:value="-0.02852323" calcext:value-type="float">
            <text:p>-0.02852323</text:p>
          </table:table-cell>
          <table:table-cell office:value-type="float" office:value="-0.02236958" calcext:value-type="float">
            <text:p>-0.02236958</text:p>
          </table:table-cell>
          <table:table-cell office:value-type="float" office:value="-0.01707496" calcext:value-type="float">
            <text:p>-0.01707496</text:p>
          </table:table-cell>
          <table:table-cell office:value-type="float" office:value="-0.01423319" calcext:value-type="float">
            <text:p>-0.01423319</text:p>
          </table:table-cell>
          <table:table-cell office:value-type="float" office:value="-0.01170752" calcext:value-type="float">
            <text:p>-0.01170752</text:p>
          </table:table-cell>
          <table:table-cell office:value-type="float" office:value="-0.0080718" calcext:value-type="float">
            <text:p>-0.0080718</text:p>
          </table:table-cell>
          <table:table-cell office:value-type="float" office:value="-0.01072964" calcext:value-type="float">
            <text:p>-0.01072964</text:p>
          </table:table-cell>
          <table:table-cell office:value-type="float" office:value="-0.006911363" calcext:value-type="float">
            <text:p>-0.006911363</text:p>
          </table:table-cell>
          <table:table-cell office:value-type="float" office:value="-0.003763252" calcext:value-type="float">
            <text:p>-0.003763252</text:p>
          </table:table-cell>
          <table:table-cell office:value-type="float" office:value="1709.929" calcext:value-type="float">
            <text:p>1709.929</text:p>
          </table:table-cell>
          <table:table-cell office:value-type="float" office:value="0" calcext:value-type="float">
            <text:p>0</text:p>
          </table:table-cell>
          <table:table-cell office:value-type="float" office:value="-1.373" calcext:value-type="float">
            <text:p>-1.373</text:p>
          </table:table-cell>
          <table:table-cell office:value-type="float" office:value="0.009680012" calcext:value-type="float">
            <text:p>0.00968001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" calcext:value-type="float">
            <text:p>-1.2284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576.6978" calcext:value-type="float">
            <text:p>576.6978</text:p>
          </table:table-cell>
          <table:table-cell office:value-type="float" office:value="239.006" calcext:value-type="float">
            <text:p>239.00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2.675" calcext:value-type="float">
            <text:p>1262.675</text:p>
          </table:table-cell>
          <table:table-cell office:value-type="float" office:value="326.0763" calcext:value-type="float">
            <text:p>326.0763</text:p>
          </table:table-cell>
          <table:table-cell office:value-type="float" office:value="0" calcext:value-type="float">
            <text:p>0</text:p>
          </table:table-cell>
          <table:table-cell office:value-type="float" office:value="0.3101359" calcext:value-type="float">
            <text:p>0.3101359</text:p>
          </table:table-cell>
          <table:table-cell office:value-type="float" office:value="0.3015541" calcext:value-type="float">
            <text:p>0.3015541</text:p>
          </table:table-cell>
          <table:table-cell office:value-type="float" office:value="0.2965949" calcext:value-type="float">
            <text:p>0.2965949</text:p>
          </table:table-cell>
          <table:table-cell office:value-type="float" office:value="0.3023813" calcext:value-type="float">
            <text:p>0.3023813</text:p>
          </table:table-cell>
          <table:table-cell office:value-type="float" office:value="0.308488" calcext:value-type="float">
            <text:p>0.308488</text:p>
          </table:table-cell>
          <table:table-cell office:value-type="float" office:value="0.3141049" calcext:value-type="float">
            <text:p>0.3141049</text:p>
          </table:table-cell>
          <table:table-cell office:value-type="float" office:value="0.3656207" calcext:value-type="float">
            <text:p>0.3656207</text:p>
          </table:table-cell>
          <table:table-cell office:value-type="float" office:value="0.3705055" calcext:value-type="float">
            <text:p>0.3705055</text:p>
          </table:table-cell>
          <table:table-cell office:value-type="float" office:value="0.3885308" calcext:value-type="float">
            <text:p>0.3885308</text:p>
          </table:table-cell>
          <table:table-cell office:value-type="float" office:value="0.4139616" calcext:value-type="float">
            <text:p>0.413961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578E-015" calcext:value-type="float">
            <text:p>1.936578E-15</text:p>
          </table:table-cell>
          <table:table-cell office:value-type="float" office:value="1.836598E-015" calcext:value-type="float">
            <text:p>1.836598E-15</text:p>
          </table:table-cell>
          <table:table-cell office:value-type="float" office:value="9.353537E-016" calcext:value-type="float">
            <text:p>9.353537E-16</text:p>
          </table:table-cell>
          <table:table-cell office:value-type="float" office:value="9.642863E-016" calcext:value-type="float">
            <text:p>9.642863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79222" calcext:value-type="float">
            <text:p>-0.01579222</text:p>
          </table:table-cell>
          <table:table-cell office:value-type="float" office:value="-0.0189656" calcext:value-type="float">
            <text:p>-0.0189656</text:p>
          </table:table-cell>
          <table:table-cell office:value-type="float" office:value="-0.02073991" calcext:value-type="float">
            <text:p>-0.02073991</text:p>
          </table:table-cell>
          <table:table-cell office:value-type="float" office:value="-0.01806693" calcext:value-type="float">
            <text:p>-0.01806693</text:p>
          </table:table-cell>
          <table:table-cell office:value-type="float" office:value="-0.01571657" calcext:value-type="float">
            <text:p>-0.01571657</text:p>
          </table:table-cell>
          <table:table-cell office:value-type="float" office:value="-0.01386009" calcext:value-type="float">
            <text:p>-0.01386009</text:p>
          </table:table-cell>
          <table:table-cell office:value-type="float" office:value="-0.01112872" calcext:value-type="float">
            <text:p>-0.01112872</text:p>
          </table:table-cell>
          <table:table-cell office:value-type="float" office:value="-0.01085375" calcext:value-type="float">
            <text:p>-0.01085375</text:p>
          </table:table-cell>
          <table:table-cell office:value-type="float" office:value="-0.006895868" calcext:value-type="float">
            <text:p>-0.006895868</text:p>
          </table:table-cell>
          <table:table-cell office:value-type="float" office:value="-0.003762638" calcext:value-type="float">
            <text:p>-0.003762638</text:p>
          </table:table-cell>
          <table:table-cell office:value-type="float" office:value="1714.793" calcext:value-type="float">
            <text:p>1714.793</text:p>
          </table:table-cell>
          <table:table-cell office:value-type="float" office:value="0" calcext:value-type="float">
            <text:p>0</text:p>
          </table:table-cell>
          <table:table-cell office:value-type="float" office:value="-0.01343276" calcext:value-type="float">
            <text:p>-0.01343276</text:p>
          </table:table-cell>
          <table:table-cell office:value-type="float" office:value="0.009577617" calcext:value-type="float">
            <text:p>0.00957761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55" calcext:value-type="float">
            <text:p>-1.22845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585.0975" calcext:value-type="float">
            <text:p>585.0975</text:p>
          </table:table-cell>
          <table:table-cell office:value-type="float" office:value="238.9877" calcext:value-type="float">
            <text:p>238.987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8.303" calcext:value-type="float">
            <text:p>1268.303</text:p>
          </table:table-cell>
          <table:table-cell office:value-type="float" office:value="328.8699" calcext:value-type="float">
            <text:p>328.8699</text:p>
          </table:table-cell>
          <table:table-cell office:value-type="float" office:value="0" calcext:value-type="float">
            <text:p>0</text:p>
          </table:table-cell>
          <table:table-cell office:value-type="float" office:value="0.3569185" calcext:value-type="float">
            <text:p>0.3569185</text:p>
          </table:table-cell>
          <table:table-cell office:value-type="float" office:value="0.3566993" calcext:value-type="float">
            <text:p>0.3566993</text:p>
          </table:table-cell>
          <table:table-cell office:value-type="float" office:value="0.3528072" calcext:value-type="float">
            <text:p>0.3528072</text:p>
          </table:table-cell>
          <table:table-cell office:value-type="float" office:value="0.3349044" calcext:value-type="float">
            <text:p>0.3349044</text:p>
          </table:table-cell>
          <table:table-cell office:value-type="float" office:value="0.3188317" calcext:value-type="float">
            <text:p>0.3188317</text:p>
          </table:table-cell>
          <table:table-cell office:value-type="float" office:value="0.3134398" calcext:value-type="float">
            <text:p>0.3134398</text:p>
          </table:table-cell>
          <table:table-cell office:value-type="float" office:value="0.3597707" calcext:value-type="float">
            <text:p>0.3597707</text:p>
          </table:table-cell>
          <table:table-cell office:value-type="float" office:value="0.369257" calcext:value-type="float">
            <text:p>0.369257</text:p>
          </table:table-cell>
          <table:table-cell office:value-type="float" office:value="0.3885416" calcext:value-type="float">
            <text:p>0.3885416</text:p>
          </table:table-cell>
          <table:table-cell office:value-type="float" office:value="0.4139702" calcext:value-type="float">
            <text:p>0.4139702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6628E-015" calcext:value-type="float">
            <text:p>1.936628E-15</text:p>
          </table:table-cell>
          <table:table-cell office:value-type="float" office:value="1.836574E-015" calcext:value-type="float">
            <text:p>1.836574E-15</text:p>
          </table:table-cell>
          <table:table-cell office:value-type="float" office:value="9.353482E-016" calcext:value-type="float">
            <text:p>9.353482E-16</text:p>
          </table:table-cell>
          <table:table-cell office:value-type="float" office:value="9.642863E-016" calcext:value-type="float">
            <text:p>9.642863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539826" calcext:value-type="float">
            <text:p>-0.005539826</text:p>
          </table:table-cell>
          <table:table-cell office:value-type="float" office:value="-0.005592361" calcext:value-type="float">
            <text:p>-0.005592361</text:p>
          </table:table-cell>
          <table:table-cell office:value-type="float" office:value="-0.006137601" calcext:value-type="float">
            <text:p>-0.006137601</text:p>
          </table:table-cell>
          <table:table-cell office:value-type="float" office:value="-0.008941478" calcext:value-type="float">
            <text:p>-0.008941478</text:p>
          </table:table-cell>
          <table:table-cell office:value-type="float" office:value="-0.01258677" calcext:value-type="float">
            <text:p>-0.01258677</text:p>
          </table:table-cell>
          <table:table-cell office:value-type="float" office:value="-0.01412006" calcext:value-type="float">
            <text:p>-0.01412006</text:p>
          </table:table-cell>
          <table:table-cell office:value-type="float" office:value="-0.01302465" calcext:value-type="float">
            <text:p>-0.01302465</text:p>
          </table:table-cell>
          <table:table-cell office:value-type="float" office:value="-0.01121037" calcext:value-type="float">
            <text:p>-0.01121037</text:p>
          </table:table-cell>
          <table:table-cell office:value-type="float" office:value="-0.006893869" calcext:value-type="float">
            <text:p>-0.006893869</text:p>
          </table:table-cell>
          <table:table-cell office:value-type="float" office:value="-0.003761895" calcext:value-type="float">
            <text:p>-0.003761895</text:p>
          </table:table-cell>
          <table:table-cell office:value-type="float" office:value="1721.08" calcext:value-type="float">
            <text:p>1721.08</text:p>
          </table:table-cell>
          <table:table-cell office:value-type="float" office:value="0" calcext:value-type="float">
            <text:p>0</text:p>
          </table:table-cell>
          <table:table-cell office:value-type="float" office:value="-0.005622018" calcext:value-type="float">
            <text:p>-0.005622018</text:p>
          </table:table-cell>
          <table:table-cell office:value-type="float" office:value="0.009572316" calcext:value-type="float">
            <text:p>0.00957231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14" calcext:value-type="float">
            <text:p>-1.22841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585.0975" calcext:value-type="float">
            <text:p>585.0975</text:p>
          </table:table-cell>
          <table:table-cell office:value-type="float" office:value="238.9164" calcext:value-type="float">
            <text:p>238.916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4.888" calcext:value-type="float">
            <text:p>1264.888</text:p>
          </table:table-cell>
          <table:table-cell office:value-type="float" office:value="332.3604" calcext:value-type="float">
            <text:p>332.3604</text:p>
          </table:table-cell>
          <table:table-cell office:value-type="float" office:value="0" calcext:value-type="float">
            <text:p>0</text:p>
          </table:table-cell>
          <table:table-cell office:value-type="float" office:value="0.3211554" calcext:value-type="float">
            <text:p>0.3211554</text:p>
          </table:table-cell>
          <table:table-cell office:value-type="float" office:value="0.3207795" calcext:value-type="float">
            <text:p>0.3207795</text:p>
          </table:table-cell>
          <table:table-cell office:value-type="float" office:value="0.3202896" calcext:value-type="float">
            <text:p>0.3202896</text:p>
          </table:table-cell>
          <table:table-cell office:value-type="float" office:value="0.3195533" calcext:value-type="float">
            <text:p>0.3195533</text:p>
          </table:table-cell>
          <table:table-cell office:value-type="float" office:value="0.318372" calcext:value-type="float">
            <text:p>0.318372</text:p>
          </table:table-cell>
          <table:table-cell office:value-type="float" office:value="0.3174906" calcext:value-type="float">
            <text:p>0.3174906</text:p>
          </table:table-cell>
          <table:table-cell office:value-type="float" office:value="0.3600298" calcext:value-type="float">
            <text:p>0.3600298</text:p>
          </table:table-cell>
          <table:table-cell office:value-type="float" office:value="0.3681324" calcext:value-type="float">
            <text:p>0.3681324</text:p>
          </table:table-cell>
          <table:table-cell office:value-type="float" office:value="0.3884714" calcext:value-type="float">
            <text:p>0.3884714</text:p>
          </table:table-cell>
          <table:table-cell office:value-type="float" office:value="0.4139753" calcext:value-type="float">
            <text:p>0.4139753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4822E-015" calcext:value-type="float">
            <text:p>1.934822E-15</text:p>
          </table:table-cell>
          <table:table-cell office:value-type="float" office:value="1.83655E-015" calcext:value-type="float">
            <text:p>1.83655E-15</text:p>
          </table:table-cell>
          <table:table-cell office:value-type="float" office:value="9.353441E-016" calcext:value-type="float">
            <text:p>9.353441E-16</text:p>
          </table:table-cell>
          <table:table-cell office:value-type="float" office:value="9.64284E-016" calcext:value-type="float">
            <text:p>9.6428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84038" calcext:value-type="float">
            <text:p>-0.01184038</text:p>
          </table:table-cell>
          <table:table-cell office:value-type="float" office:value="-0.01195282" calcext:value-type="float">
            <text:p>-0.01195282</text:p>
          </table:table-cell>
          <table:table-cell office:value-type="float" office:value="-0.01208278" calcext:value-type="float">
            <text:p>-0.01208278</text:p>
          </table:table-cell>
          <table:table-cell office:value-type="float" office:value="-0.01228879" calcext:value-type="float">
            <text:p>-0.01228879</text:p>
          </table:table-cell>
          <table:table-cell office:value-type="float" office:value="-0.0126198" calcext:value-type="float">
            <text:p>-0.0126198</text:p>
          </table:table-cell>
          <table:table-cell office:value-type="float" office:value="-0.01287322" calcext:value-type="float">
            <text:p>-0.01287322</text:p>
          </table:table-cell>
          <table:table-cell office:value-type="float" office:value="-0.01294222" calcext:value-type="float">
            <text:p>-0.01294222</text:p>
          </table:table-cell>
          <table:table-cell office:value-type="float" office:value="-0.01154485" calcext:value-type="float">
            <text:p>-0.01154485</text:p>
          </table:table-cell>
          <table:table-cell office:value-type="float" office:value="-0.00690571" calcext:value-type="float">
            <text:p>-0.00690571</text:p>
          </table:table-cell>
          <table:table-cell office:value-type="float" office:value="-0.003761444" calcext:value-type="float">
            <text:p>-0.003761444</text:p>
          </table:table-cell>
          <table:table-cell office:value-type="float" office:value="1728.083" calcext:value-type="float">
            <text:p>1728.083</text:p>
          </table:table-cell>
          <table:table-cell office:value-type="float" office:value="0" calcext:value-type="float">
            <text:p>0</text:p>
          </table:table-cell>
          <table:table-cell office:value-type="float" office:value="-0.01178121" calcext:value-type="float">
            <text:p>-0.01178121</text:p>
          </table:table-cell>
          <table:table-cell office:value-type="float" office:value="0.00956646" calcext:value-type="float">
            <text:p>0.0095664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39" calcext:value-type="float">
            <text:p>-1.228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585.0975" calcext:value-type="float">
            <text:p>585.0975</text:p>
          </table:table-cell>
          <table:table-cell office:value-type="float" office:value="239.7359" calcext:value-type="float">
            <text:p>239.735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1.956" calcext:value-type="float">
            <text:p>1261.956</text:p>
          </table:table-cell>
          <table:table-cell office:value-type="float" office:value="334.475" calcext:value-type="float">
            <text:p>334.475</text:p>
          </table:table-cell>
          <table:table-cell office:value-type="float" office:value="0" calcext:value-type="float">
            <text:p>0</text:p>
          </table:table-cell>
          <table:table-cell office:value-type="float" office:value="0.2795894" calcext:value-type="float">
            <text:p>0.2795894</text:p>
          </table:table-cell>
          <table:table-cell office:value-type="float" office:value="0.2925165" calcext:value-type="float">
            <text:p>0.2925165</text:p>
          </table:table-cell>
          <table:table-cell office:value-type="float" office:value="0.3027332" calcext:value-type="float">
            <text:p>0.3027332</text:p>
          </table:table-cell>
          <table:table-cell office:value-type="float" office:value="0.3082924" calcext:value-type="float">
            <text:p>0.3082924</text:p>
          </table:table-cell>
          <table:table-cell office:value-type="float" office:value="0.3106973" calcext:value-type="float">
            <text:p>0.3106973</text:p>
          </table:table-cell>
          <table:table-cell office:value-type="float" office:value="0.312424" calcext:value-type="float">
            <text:p>0.312424</text:p>
          </table:table-cell>
          <table:table-cell office:value-type="float" office:value="0.3600701" calcext:value-type="float">
            <text:p>0.3600701</text:p>
          </table:table-cell>
          <table:table-cell office:value-type="float" office:value="0.3672585" calcext:value-type="float">
            <text:p>0.3672585</text:p>
          </table:table-cell>
          <table:table-cell office:value-type="float" office:value="0.3883904" calcext:value-type="float">
            <text:p>0.3883904</text:p>
          </table:table-cell>
          <table:table-cell office:value-type="float" office:value="0.4139749" calcext:value-type="float">
            <text:p>0.4139749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37451" calcext:value-type="float">
            <text:p>0.005837451</text:p>
          </table:table-cell>
          <table:table-cell office:value-type="float" office:value="1.836525E-015" calcext:value-type="float">
            <text:p>1.836525E-15</text:p>
          </table:table-cell>
          <table:table-cell office:value-type="float" office:value="9.353418E-016" calcext:value-type="float">
            <text:p>9.353418E-16</text:p>
          </table:table-cell>
          <table:table-cell office:value-type="float" office:value="9.642799E-016" calcext:value-type="float">
            <text:p>9.642799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985145" calcext:value-type="float">
            <text:p>-0.02985145</text:p>
          </table:table-cell>
          <table:table-cell office:value-type="float" office:value="-0.02240315" calcext:value-type="float">
            <text:p>-0.02240315</text:p>
          </table:table-cell>
          <table:table-cell office:value-type="float" office:value="-0.01783468" calcext:value-type="float">
            <text:p>-0.01783468</text:p>
          </table:table-cell>
          <table:table-cell office:value-type="float" office:value="-0.0157603" calcext:value-type="float">
            <text:p>-0.0157603</text:p>
          </table:table-cell>
          <table:table-cell office:value-type="float" office:value="-0.01495017" calcext:value-type="float">
            <text:p>-0.01495017</text:p>
          </table:table-cell>
          <table:table-cell office:value-type="float" office:value="-0.01439367" calcext:value-type="float">
            <text:p>-0.01439367</text:p>
          </table:table-cell>
          <table:table-cell office:value-type="float" office:value="-0.0130312" calcext:value-type="float">
            <text:p>-0.0130312</text:p>
          </table:table-cell>
          <table:table-cell office:value-type="float" office:value="-0.01181168" calcext:value-type="float">
            <text:p>-0.01181168</text:p>
          </table:table-cell>
          <table:table-cell office:value-type="float" office:value="-0.006919647" calcext:value-type="float">
            <text:p>-0.006919647</text:p>
          </table:table-cell>
          <table:table-cell office:value-type="float" office:value="-0.003761479" calcext:value-type="float">
            <text:p>-0.003761479</text:p>
          </table:table-cell>
          <table:table-cell office:value-type="float" office:value="1733.713" calcext:value-type="float">
            <text:p>1733.713</text:p>
          </table:table-cell>
          <table:table-cell office:value-type="float" office:value="0" calcext:value-type="float">
            <text:p>0</text:p>
          </table:table-cell>
          <table:table-cell office:value-type="float" office:value="-0.04095056" calcext:value-type="float">
            <text:p>-0.04095056</text:p>
          </table:table-cell>
          <table:table-cell office:value-type="float" office:value="0.009600385" calcext:value-type="float">
            <text:p>0.00960038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393" calcext:value-type="float">
            <text:p>-1.22839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585.0975" calcext:value-type="float">
            <text:p>585.0975</text:p>
          </table:table-cell>
          <table:table-cell office:value-type="float" office:value="240.2456" calcext:value-type="float">
            <text:p>240.245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0.431" calcext:value-type="float">
            <text:p>1260.431</text:p>
          </table:table-cell>
          <table:table-cell office:value-type="float" office:value="335.4917" calcext:value-type="float">
            <text:p>335.4917</text:p>
          </table:table-cell>
          <table:table-cell office:value-type="float" office:value="0" calcext:value-type="float">
            <text:p>0</text:p>
          </table:table-cell>
          <table:table-cell office:value-type="float" office:value="0.1968466" calcext:value-type="float">
            <text:p>0.1968466</text:p>
          </table:table-cell>
          <table:table-cell office:value-type="float" office:value="0.2789012" calcext:value-type="float">
            <text:p>0.2789012</text:p>
          </table:table-cell>
          <table:table-cell office:value-type="float" office:value="0.2894903" calcext:value-type="float">
            <text:p>0.2894903</text:p>
          </table:table-cell>
          <table:table-cell office:value-type="float" office:value="0.3004129" calcext:value-type="float">
            <text:p>0.3004129</text:p>
          </table:table-cell>
          <table:table-cell office:value-type="float" office:value="0.3064165" calcext:value-type="float">
            <text:p>0.3064165</text:p>
          </table:table-cell>
          <table:table-cell office:value-type="float" office:value="0.3119298" calcext:value-type="float">
            <text:p>0.3119298</text:p>
          </table:table-cell>
          <table:table-cell office:value-type="float" office:value="0.3669849" calcext:value-type="float">
            <text:p>0.3669849</text:p>
          </table:table-cell>
          <table:table-cell office:value-type="float" office:value="0.3671204" calcext:value-type="float">
            <text:p>0.3671204</text:p>
          </table:table-cell>
          <table:table-cell office:value-type="float" office:value="0.3883576" calcext:value-type="float">
            <text:p>0.3883576</text:p>
          </table:table-cell>
          <table:table-cell office:value-type="float" office:value="0.413972" calcext:value-type="float">
            <text:p>0.413972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28" calcext:value-type="float">
            <text:p>0.5112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8475" calcext:value-type="float">
            <text:p>0.04278475</text:p>
          </table:table-cell>
          <table:table-cell office:value-type="float" office:value="1.836503E-015" calcext:value-type="float">
            <text:p>1.836503E-15</text:p>
          </table:table-cell>
          <table:table-cell office:value-type="float" office:value="9.353361E-016" calcext:value-type="float">
            <text:p>9.353361E-16</text:p>
          </table:table-cell>
          <table:table-cell office:value-type="float" office:value="9.642799E-016" calcext:value-type="float">
            <text:p>9.642799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500637" calcext:value-type="float">
            <text:p>-0.2500637</text:p>
          </table:table-cell>
          <table:table-cell office:value-type="float" office:value="-0.03184609" calcext:value-type="float">
            <text:p>-0.03184609</text:p>
          </table:table-cell>
          <table:table-cell office:value-type="float" office:value="-0.02439611" calcext:value-type="float">
            <text:p>-0.02439611</text:p>
          </table:table-cell>
          <table:table-cell office:value-type="float" office:value="-0.01887552" calcext:value-type="float">
            <text:p>-0.01887552</text:p>
          </table:table-cell>
          <table:table-cell office:value-type="float" office:value="-0.01647286" calcext:value-type="float">
            <text:p>-0.01647286</text:p>
          </table:table-cell>
          <table:table-cell office:value-type="float" office:value="-0.01456106" calcext:value-type="float">
            <text:p>-0.01456106</text:p>
          </table:table-cell>
          <table:table-cell office:value-type="float" office:value="-0.01077838" calcext:value-type="float">
            <text:p>-0.01077838</text:p>
          </table:table-cell>
          <table:table-cell office:value-type="float" office:value="-0.01185684" calcext:value-type="float">
            <text:p>-0.01185684</text:p>
          </table:table-cell>
          <table:table-cell office:value-type="float" office:value="-0.006925245" calcext:value-type="float">
            <text:p>-0.006925245</text:p>
          </table:table-cell>
          <table:table-cell office:value-type="float" office:value="-0.003761729" calcext:value-type="float">
            <text:p>-0.003761729</text:p>
          </table:table-cell>
          <table:table-cell office:value-type="float" office:value="1738.23" calcext:value-type="float">
            <text:p>1738.23</text:p>
          </table:table-cell>
          <table:table-cell office:value-type="float" office:value="0" calcext:value-type="float">
            <text:p>0</text:p>
          </table:table-cell>
          <table:table-cell office:value-type="float" office:value="-1.083593" calcext:value-type="float">
            <text:p>-1.083593</text:p>
          </table:table-cell>
          <table:table-cell office:value-type="float" office:value="0.009649612" calcext:value-type="float">
            <text:p>0.00964961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07" calcext:value-type="float">
            <text:p>-1.2284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585.1974" calcext:value-type="float">
            <text:p>585.1974</text:p>
          </table:table-cell>
          <table:table-cell office:value-type="float" office:value="240.5581" calcext:value-type="float">
            <text:p>240.558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9.475" calcext:value-type="float">
            <text:p>1259.475</text:p>
          </table:table-cell>
          <table:table-cell office:value-type="float" office:value="336.2358" calcext:value-type="float">
            <text:p>336.2358</text:p>
          </table:table-cell>
          <table:table-cell office:value-type="float" office:value="0" calcext:value-type="float">
            <text:p>0</text:p>
          </table:table-cell>
          <table:table-cell office:value-type="float" office:value="0.2802357" calcext:value-type="float">
            <text:p>0.2802357</text:p>
          </table:table-cell>
          <table:table-cell office:value-type="float" office:value="0.2796431" calcext:value-type="float">
            <text:p>0.2796431</text:p>
          </table:table-cell>
          <table:table-cell office:value-type="float" office:value="0.2866957" calcext:value-type="float">
            <text:p>0.2866957</text:p>
          </table:table-cell>
          <table:table-cell office:value-type="float" office:value="0.2972864" calcext:value-type="float">
            <text:p>0.2972864</text:p>
          </table:table-cell>
          <table:table-cell office:value-type="float" office:value="0.3039787" calcext:value-type="float">
            <text:p>0.3039787</text:p>
          </table:table-cell>
          <table:table-cell office:value-type="float" office:value="0.3090442" calcext:value-type="float">
            <text:p>0.3090442</text:p>
          </table:table-cell>
          <table:table-cell office:value-type="float" office:value="0.3606189" calcext:value-type="float">
            <text:p>0.3606189</text:p>
          </table:table-cell>
          <table:table-cell office:value-type="float" office:value="0.3668552" calcext:value-type="float">
            <text:p>0.3668552</text:p>
          </table:table-cell>
          <table:table-cell office:value-type="float" office:value="0.3883257" calcext:value-type="float">
            <text:p>0.3883257</text:p>
          </table:table-cell>
          <table:table-cell office:value-type="float" office:value="0.4139691" calcext:value-type="float">
            <text:p>0.4139691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77E-015" calcext:value-type="float">
            <text:p>1.960177E-15</text:p>
          </table:table-cell>
          <table:table-cell office:value-type="float" office:value="1.836483E-015" calcext:value-type="float">
            <text:p>1.836483E-15</text:p>
          </table:table-cell>
          <table:table-cell office:value-type="float" office:value="9.353307E-016" calcext:value-type="float">
            <text:p>9.353307E-16</text:p>
          </table:table-cell>
          <table:table-cell office:value-type="float" office:value="9.642799E-016" calcext:value-type="float">
            <text:p>9.642799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165384" calcext:value-type="float">
            <text:p>-0.03165384</text:p>
          </table:table-cell>
          <table:table-cell office:value-type="float" office:value="-0.03141309" calcext:value-type="float">
            <text:p>-0.03141309</text:p>
          </table:table-cell>
          <table:table-cell office:value-type="float" office:value="-0.02612246" calcext:value-type="float">
            <text:p>-0.02612246</text:p>
          </table:table-cell>
          <table:table-cell office:value-type="float" office:value="-0.02030651" calcext:value-type="float">
            <text:p>-0.02030651</text:p>
          </table:table-cell>
          <table:table-cell office:value-type="float" office:value="-0.01740977" calcext:value-type="float">
            <text:p>-0.01740977</text:p>
          </table:table-cell>
          <table:table-cell office:value-type="float" office:value="-0.01552131" calcext:value-type="float">
            <text:p>-0.01552131</text:p>
          </table:table-cell>
          <table:table-cell office:value-type="float" office:value="-0.0127168" calcext:value-type="float">
            <text:p>-0.0127168</text:p>
          </table:table-cell>
          <table:table-cell office:value-type="float" office:value="-0.0119376" calcext:value-type="float">
            <text:p>-0.0119376</text:p>
          </table:table-cell>
          <table:table-cell office:value-type="float" office:value="-0.006930696" calcext:value-type="float">
            <text:p>-0.006930696</text:p>
          </table:table-cell>
          <table:table-cell office:value-type="float" office:value="-0.003761978" calcext:value-type="float">
            <text:p>-0.003761978</text:p>
          </table:table-cell>
          <table:table-cell office:value-type="float" office:value="1742.464" calcext:value-type="float">
            <text:p>1742.464</text:p>
          </table:table-cell>
          <table:table-cell office:value-type="float" office:value="0" calcext:value-type="float">
            <text:p>0</text:p>
          </table:table-cell>
          <table:table-cell office:value-type="float" office:value="-0.0304324" calcext:value-type="float">
            <text:p>-0.0304324</text:p>
          </table:table-cell>
          <table:table-cell office:value-type="float" office:value="0.00955609" calcext:value-type="float">
            <text:p>0.0095560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19" calcext:value-type="float">
            <text:p>-1.22841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593.6968" calcext:value-type="float">
            <text:p>593.6968</text:p>
          </table:table-cell>
          <table:table-cell office:value-type="float" office:value="240.9424" calcext:value-type="float">
            <text:p>240.942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6.084" calcext:value-type="float">
            <text:p>1266.084</text:p>
          </table:table-cell>
          <table:table-cell office:value-type="float" office:value="337.745" calcext:value-type="float">
            <text:p>337.745</text:p>
          </table:table-cell>
          <table:table-cell office:value-type="float" office:value="0" calcext:value-type="float">
            <text:p>0</text:p>
          </table:table-cell>
          <table:table-cell office:value-type="float" office:value="0.359782" calcext:value-type="float">
            <text:p>0.359782</text:p>
          </table:table-cell>
          <table:table-cell office:value-type="float" office:value="0.359457" calcext:value-type="float">
            <text:p>0.359457</text:p>
          </table:table-cell>
          <table:table-cell office:value-type="float" office:value="0.3528129" calcext:value-type="float">
            <text:p>0.3528129</text:p>
          </table:table-cell>
          <table:table-cell office:value-type="float" office:value="0.3234219" calcext:value-type="float">
            <text:p>0.3234219</text:p>
          </table:table-cell>
          <table:table-cell office:value-type="float" office:value="0.3096199" calcext:value-type="float">
            <text:p>0.3096199</text:p>
          </table:table-cell>
          <table:table-cell office:value-type="float" office:value="0.3078872" calcext:value-type="float">
            <text:p>0.3078872</text:p>
          </table:table-cell>
          <table:table-cell office:value-type="float" office:value="0.356287" calcext:value-type="float">
            <text:p>0.356287</text:p>
          </table:table-cell>
          <table:table-cell office:value-type="float" office:value="0.3660988" calcext:value-type="float">
            <text:p>0.3660988</text:p>
          </table:table-cell>
          <table:table-cell office:value-type="float" office:value="0.3882699" calcext:value-type="float">
            <text:p>0.3882699</text:p>
          </table:table-cell>
          <table:table-cell office:value-type="float" office:value="0.4139637" calcext:value-type="float">
            <text:p>0.4139637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232E-015" calcext:value-type="float">
            <text:p>1.960232E-15</text:p>
          </table:table-cell>
          <table:table-cell office:value-type="float" office:value="1.836461E-015" calcext:value-type="float">
            <text:p>1.836461E-15</text:p>
          </table:table-cell>
          <table:table-cell office:value-type="float" office:value="9.353259E-016" calcext:value-type="float">
            <text:p>9.353259E-16</text:p>
          </table:table-cell>
          <table:table-cell office:value-type="float" office:value="9.642784E-016" calcext:value-type="float">
            <text:p>9.64278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169882" calcext:value-type="float">
            <text:p>-0.005169882</text:p>
          </table:table-cell>
          <table:table-cell office:value-type="float" office:value="-0.005235247" calcext:value-type="float">
            <text:p>-0.005235247</text:p>
          </table:table-cell>
          <table:table-cell office:value-type="float" office:value="-0.006152023" calcext:value-type="float">
            <text:p>-0.006152023</text:p>
          </table:table-cell>
          <table:table-cell office:value-type="float" office:value="-0.01148862" calcext:value-type="float">
            <text:p>-0.01148862</text:p>
          </table:table-cell>
          <table:table-cell office:value-type="float" office:value="-0.01541558" calcext:value-type="float">
            <text:p>-0.01541558</text:p>
          </table:table-cell>
          <table:table-cell office:value-type="float" office:value="-0.0159618" calcext:value-type="float">
            <text:p>-0.0159618</text:p>
          </table:table-cell>
          <table:table-cell office:value-type="float" office:value="-0.01430457" calcext:value-type="float">
            <text:p>-0.01430457</text:p>
          </table:table-cell>
          <table:table-cell office:value-type="float" office:value="-0.01217586" calcext:value-type="float">
            <text:p>-0.01217586</text:p>
          </table:table-cell>
          <table:table-cell office:value-type="float" office:value="-0.006940184" calcext:value-type="float">
            <text:p>-0.006940184</text:p>
          </table:table-cell>
          <table:table-cell office:value-type="float" office:value="-0.00376245" calcext:value-type="float">
            <text:p>-0.00376245</text:p>
          </table:table-cell>
          <table:table-cell office:value-type="float" office:value="1747.471" calcext:value-type="float">
            <text:p>1747.471</text:p>
          </table:table-cell>
          <table:table-cell office:value-type="float" office:value="0" calcext:value-type="float">
            <text:p>0</text:p>
          </table:table-cell>
          <table:table-cell office:value-type="float" office:value="-0.005239717" calcext:value-type="float">
            <text:p>-0.005239717</text:p>
          </table:table-cell>
          <table:table-cell office:value-type="float" office:value="0.009547143" calcext:value-type="float">
            <text:p>0.00954714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44" calcext:value-type="float">
            <text:p>-1.22844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593.6968" calcext:value-type="float">
            <text:p>593.6968</text:p>
          </table:table-cell>
          <table:table-cell office:value-type="float" office:value="241.6622" calcext:value-type="float">
            <text:p>241.662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2.772" calcext:value-type="float">
            <text:p>1262.772</text:p>
          </table:table-cell>
          <table:table-cell office:value-type="float" office:value="340.3415" calcext:value-type="float">
            <text:p>340.3415</text:p>
          </table:table-cell>
          <table:table-cell office:value-type="float" office:value="0" calcext:value-type="float">
            <text:p>0</text:p>
          </table:table-cell>
          <table:table-cell office:value-type="float" office:value="0.2676558" calcext:value-type="float">
            <text:p>0.2676558</text:p>
          </table:table-cell>
          <table:table-cell office:value-type="float" office:value="0.2919691" calcext:value-type="float">
            <text:p>0.2919691</text:p>
          </table:table-cell>
          <table:table-cell office:value-type="float" office:value="0.3062302" calcext:value-type="float">
            <text:p>0.3062302</text:p>
          </table:table-cell>
          <table:table-cell office:value-type="float" office:value="0.3119088" calcext:value-type="float">
            <text:p>0.3119088</text:p>
          </table:table-cell>
          <table:table-cell office:value-type="float" office:value="0.3132652" calcext:value-type="float">
            <text:p>0.3132652</text:p>
          </table:table-cell>
          <table:table-cell office:value-type="float" office:value="0.3147269" calcext:value-type="float">
            <text:p>0.3147269</text:p>
          </table:table-cell>
          <table:table-cell office:value-type="float" office:value="0.3661682" calcext:value-type="float">
            <text:p>0.3661682</text:p>
          </table:table-cell>
          <table:table-cell office:value-type="float" office:value="0.3658338" calcext:value-type="float">
            <text:p>0.3658338</text:p>
          </table:table-cell>
          <table:table-cell office:value-type="float" office:value="0.3882323" calcext:value-type="float">
            <text:p>0.3882323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29" calcext:value-type="float">
            <text:p>0.5112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3472" calcext:value-type="float">
            <text:p>0.02913472</text:p>
          </table:table-cell>
          <table:table-cell office:value-type="float" office:value="1.836436E-015" calcext:value-type="float">
            <text:p>1.836436E-15</text:p>
          </table:table-cell>
          <table:table-cell office:value-type="float" office:value="9.353199E-016" calcext:value-type="float">
            <text:p>9.353199E-16</text:p>
          </table:table-cell>
          <table:table-cell office:value-type="float" office:value="9.642783E-016" calcext:value-type="float">
            <text:p>9.642783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905392" calcext:value-type="float">
            <text:p>-0.03905392</text:p>
          </table:table-cell>
          <table:table-cell office:value-type="float" office:value="-0.02268095" calcext:value-type="float">
            <text:p>-0.02268095</text:p>
          </table:table-cell>
          <table:table-cell office:value-type="float" office:value="-0.0164075" calcext:value-type="float">
            <text:p>-0.0164075</text:p>
          </table:table-cell>
          <table:table-cell office:value-type="float" office:value="-0.01451752" calcext:value-type="float">
            <text:p>-0.01451752</text:p>
          </table:table-cell>
          <table:table-cell office:value-type="float" office:value="-0.01412207" calcext:value-type="float">
            <text:p>-0.01412207</text:p>
          </table:table-cell>
          <table:table-cell office:value-type="float" office:value="-0.01369746" calcext:value-type="float">
            <text:p>-0.01369746</text:p>
          </table:table-cell>
          <table:table-cell office:value-type="float" office:value="-0.01110557" calcext:value-type="float">
            <text:p>-0.01110557</text:p>
          </table:table-cell>
          <table:table-cell office:value-type="float" office:value="-0.01226436" calcext:value-type="float">
            <text:p>-0.01226436</text:p>
          </table:table-cell>
          <table:table-cell office:value-type="float" office:value="-0.006946769" calcext:value-type="float">
            <text:p>-0.006946769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753.584" calcext:value-type="float">
            <text:p>1753.584</text:p>
          </table:table-cell>
          <table:table-cell office:value-type="float" office:value="0" calcext:value-type="float">
            <text:p>0</text:p>
          </table:table-cell>
          <table:table-cell office:value-type="float" office:value="-0.06496956" calcext:value-type="float">
            <text:p>-0.06496956</text:p>
          </table:table-cell>
          <table:table-cell office:value-type="float" office:value="0.009627549" calcext:value-type="float">
            <text:p>0.00962754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593.6968" calcext:value-type="float">
            <text:p>593.6968</text:p>
          </table:table-cell>
          <table:table-cell office:value-type="float" office:value="241.9791" calcext:value-type="float">
            <text:p>241.979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1.173" calcext:value-type="float">
            <text:p>1261.173</text:p>
          </table:table-cell>
          <table:table-cell office:value-type="float" office:value="341.6262" calcext:value-type="float">
            <text:p>341.6262</text:p>
          </table:table-cell>
          <table:table-cell office:value-type="float" office:value="0" calcext:value-type="float">
            <text:p>0</text:p>
          </table:table-cell>
          <table:table-cell office:value-type="float" office:value="0.2705539" calcext:value-type="float">
            <text:p>0.2705539</text:p>
          </table:table-cell>
          <table:table-cell office:value-type="float" office:value="0.2815164" calcext:value-type="float">
            <text:p>0.2815164</text:p>
          </table:table-cell>
          <table:table-cell office:value-type="float" office:value="0.2927944" calcext:value-type="float">
            <text:p>0.2927944</text:p>
          </table:table-cell>
          <table:table-cell office:value-type="float" office:value="0.3026585" calcext:value-type="float">
            <text:p>0.3026585</text:p>
          </table:table-cell>
          <table:table-cell office:value-type="float" office:value="0.3084566" calcext:value-type="float">
            <text:p>0.3084566</text:p>
          </table:table-cell>
          <table:table-cell office:value-type="float" office:value="0.3138951" calcext:value-type="float">
            <text:p>0.3138951</text:p>
          </table:table-cell>
          <table:table-cell office:value-type="float" office:value="0.3681888" calcext:value-type="float">
            <text:p>0.3681888</text:p>
          </table:table-cell>
          <table:table-cell office:value-type="float" office:value="0.3663028" calcext:value-type="float">
            <text:p>0.3663028</text:p>
          </table:table-cell>
          <table:table-cell office:value-type="float" office:value="0.3882323" calcext:value-type="float">
            <text:p>0.3882323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114E-015" calcext:value-type="float">
            <text:p>1.989114E-15</text:p>
          </table:table-cell>
          <table:table-cell office:value-type="float" office:value="1.836418E-015" calcext:value-type="float">
            <text:p>1.836418E-15</text:p>
          </table:table-cell>
          <table:table-cell office:value-type="float" office:value="9.353147E-016" calcext:value-type="float">
            <text:p>9.353147E-16</text:p>
          </table:table-cell>
          <table:table-cell office:value-type="float" office:value="9.642782E-016" calcext:value-type="float">
            <text:p>9.64278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784585" calcext:value-type="float">
            <text:p>-0.03784585</text:p>
          </table:table-cell>
          <table:table-cell office:value-type="float" office:value="-0.02951436" calcext:value-type="float">
            <text:p>-0.02951436</text:p>
          </table:table-cell>
          <table:table-cell office:value-type="float" office:value="-0.02252918" calcext:value-type="float">
            <text:p>-0.02252918</text:p>
          </table:table-cell>
          <table:table-cell office:value-type="float" office:value="-0.01792868" calcext:value-type="float">
            <text:p>-0.01792868</text:p>
          </table:table-cell>
          <table:table-cell office:value-type="float" office:value="-0.0157288" calcext:value-type="float">
            <text:p>-0.0157288</text:p>
          </table:table-cell>
          <table:table-cell office:value-type="float" office:value="-0.01393574" calcext:value-type="float">
            <text:p>-0.01393574</text:p>
          </table:table-cell>
          <table:table-cell office:value-type="float" office:value="-0.01045999" calcext:value-type="float">
            <text:p>-0.01045999</text:p>
          </table:table-cell>
          <table:table-cell office:value-type="float" office:value="-0.01211455" calcext:value-type="float">
            <text:p>-0.01211455</text:p>
          </table:table-cell>
          <table:table-cell office:value-type="float" office:value="-0.006946769" calcext:value-type="float">
            <text:p>-0.006946769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758.364" calcext:value-type="float">
            <text:p>1758.364</text:p>
          </table:table-cell>
          <table:table-cell office:value-type="float" office:value="0" calcext:value-type="float">
            <text:p>0</text:p>
          </table:table-cell>
          <table:table-cell office:value-type="float" office:value="-0.05047986" calcext:value-type="float">
            <text:p>-0.05047986</text:p>
          </table:table-cell>
          <table:table-cell office:value-type="float" office:value="0.009570466" calcext:value-type="float">
            <text:p>0.00957046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593.6968" calcext:value-type="float">
            <text:p>593.6968</text:p>
          </table:table-cell>
          <table:table-cell office:value-type="float" office:value="242.2283" calcext:value-type="float">
            <text:p>242.228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0.048" calcext:value-type="float">
            <text:p>1260.048</text:p>
          </table:table-cell>
          <table:table-cell office:value-type="float" office:value="342.5042" calcext:value-type="float">
            <text:p>342.5042</text:p>
          </table:table-cell>
          <table:table-cell office:value-type="float" office:value="0" calcext:value-type="float">
            <text:p>0</text:p>
          </table:table-cell>
          <table:table-cell office:value-type="float" office:value="0.278688" calcext:value-type="float">
            <text:p>0.278688</text:p>
          </table:table-cell>
          <table:table-cell office:value-type="float" office:value="0.2819604" calcext:value-type="float">
            <text:p>0.2819604</text:p>
          </table:table-cell>
          <table:table-cell office:value-type="float" office:value="0.2881251" calcext:value-type="float">
            <text:p>0.2881251</text:p>
          </table:table-cell>
          <table:table-cell office:value-type="float" office:value="0.298534" calcext:value-type="float">
            <text:p>0.298534</text:p>
          </table:table-cell>
          <table:table-cell office:value-type="float" office:value="0.3056467" calcext:value-type="float">
            <text:p>0.3056467</text:p>
          </table:table-cell>
          <table:table-cell office:value-type="float" office:value="0.3114841" calcext:value-type="float">
            <text:p>0.3114841</text:p>
          </table:table-cell>
          <table:table-cell office:value-type="float" office:value="0.3637236" calcext:value-type="float">
            <text:p>0.3637236</text:p>
          </table:table-cell>
          <table:table-cell office:value-type="float" office:value="0.3665867" calcext:value-type="float">
            <text:p>0.3665867</text:p>
          </table:table-cell>
          <table:table-cell office:value-type="float" office:value="0.3882322" calcext:value-type="float">
            <text:p>0.3882322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9155E-015" calcext:value-type="float">
            <text:p>1.989155E-15</text:p>
          </table:table-cell>
          <table:table-cell office:value-type="float" office:value="1.8364E-015" calcext:value-type="float">
            <text:p>1.8364E-15</text:p>
          </table:table-cell>
          <table:table-cell office:value-type="float" office:value="9.353093E-016" calcext:value-type="float">
            <text:p>9.353093E-16</text:p>
          </table:table-cell>
          <table:table-cell office:value-type="float" office:value="9.642782E-016" calcext:value-type="float">
            <text:p>9.64278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183978" calcext:value-type="float">
            <text:p>-0.03183978</text:p>
          </table:table-cell>
          <table:table-cell office:value-type="float" office:value="-0.02935022" calcext:value-type="float">
            <text:p>-0.02935022</text:p>
          </table:table-cell>
          <table:table-cell office:value-type="float" office:value="-0.02524943" calcext:value-type="float">
            <text:p>-0.02524943</text:p>
          </table:table-cell>
          <table:table-cell office:value-type="float" office:value="-0.01973486" calcext:value-type="float">
            <text:p>-0.01973486</text:p>
          </table:table-cell>
          <table:table-cell office:value-type="float" office:value="-0.01676451" calcext:value-type="float">
            <text:p>-0.01676451</text:p>
          </table:table-cell>
          <table:table-cell office:value-type="float" office:value="-0.01469292" calcext:value-type="float">
            <text:p>-0.01469292</text:p>
          </table:table-cell>
          <table:table-cell office:value-type="float" office:value="-0.01169812" calcext:value-type="float">
            <text:p>-0.01169812</text:p>
          </table:table-cell>
          <table:table-cell office:value-type="float" office:value="-0.01202314" calcext:value-type="float">
            <text:p>-0.01202314</text:p>
          </table:table-cell>
          <table:table-cell office:value-type="float" office:value="-0.006946776" calcext:value-type="float">
            <text:p>-0.006946776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762.758" calcext:value-type="float">
            <text:p>1762.758</text:p>
          </table:table-cell>
          <table:table-cell office:value-type="float" office:value="0" calcext:value-type="float">
            <text:p>0</text:p>
          </table:table-cell>
          <table:table-cell office:value-type="float" office:value="-0.0341397" calcext:value-type="float">
            <text:p>-0.0341397</text:p>
          </table:table-cell>
          <table:table-cell office:value-type="float" office:value="0.009538527" calcext:value-type="float">
            <text:p>0.00953852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593.6968" calcext:value-type="float">
            <text:p>593.6968</text:p>
          </table:table-cell>
          <table:table-cell office:value-type="float" office:value="242.7137" calcext:value-type="float">
            <text:p>242.713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9.031" calcext:value-type="float">
            <text:p>1259.031</text:p>
          </table:table-cell>
          <table:table-cell office:value-type="float" office:value="343.0388" calcext:value-type="float">
            <text:p>343.0388</text:p>
          </table:table-cell>
          <table:table-cell office:value-type="float" office:value="0" calcext:value-type="float">
            <text:p>0</text:p>
          </table:table-cell>
          <table:table-cell office:value-type="float" office:value="0.2802745" calcext:value-type="float">
            <text:p>0.2802745</text:p>
          </table:table-cell>
          <table:table-cell office:value-type="float" office:value="0.2829311" calcext:value-type="float">
            <text:p>0.2829311</text:p>
          </table:table-cell>
          <table:table-cell office:value-type="float" office:value="0.2883982" calcext:value-type="float">
            <text:p>0.2883982</text:p>
          </table:table-cell>
          <table:table-cell office:value-type="float" office:value="0.2967992" calcext:value-type="float">
            <text:p>0.2967992</text:p>
          </table:table-cell>
          <table:table-cell office:value-type="float" office:value="0.302738" calcext:value-type="float">
            <text:p>0.302738</text:p>
          </table:table-cell>
          <table:table-cell office:value-type="float" office:value="0.3070756" calcext:value-type="float">
            <text:p>0.3070756</text:p>
          </table:table-cell>
          <table:table-cell office:value-type="float" office:value="0.3575374" calcext:value-type="float">
            <text:p>0.3575374</text:p>
          </table:table-cell>
          <table:table-cell office:value-type="float" office:value="0.3660627" calcext:value-type="float">
            <text:p>0.3660627</text:p>
          </table:table-cell>
          <table:table-cell office:value-type="float" office:value="0.3882321" calcext:value-type="float">
            <text:p>0.3882321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1573E-015" calcext:value-type="float">
            <text:p>1.991573E-15</text:p>
          </table:table-cell>
          <table:table-cell office:value-type="float" office:value="1.836381E-015" calcext:value-type="float">
            <text:p>1.836381E-15</text:p>
          </table:table-cell>
          <table:table-cell office:value-type="float" office:value="9.353038E-016" calcext:value-type="float">
            <text:p>9.353038E-16</text:p>
          </table:table-cell>
          <table:table-cell office:value-type="float" office:value="9.64278E-016" calcext:value-type="float">
            <text:p>9.64278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0514" calcext:value-type="float">
            <text:p>-0.030514</text:p>
          </table:table-cell>
          <table:table-cell office:value-type="float" office:value="-0.02865176" calcext:value-type="float">
            <text:p>-0.02865176</text:p>
          </table:table-cell>
          <table:table-cell office:value-type="float" office:value="-0.02507868" calcext:value-type="float">
            <text:p>-0.02507868</text:p>
          </table:table-cell>
          <table:table-cell office:value-type="float" office:value="-0.0205485" calcext:value-type="float">
            <text:p>-0.0205485</text:p>
          </table:table-cell>
          <table:table-cell office:value-type="float" office:value="-0.01791401" calcext:value-type="float">
            <text:p>-0.01791401</text:p>
          </table:table-cell>
          <table:table-cell office:value-type="float" office:value="-0.01622383" calcext:value-type="float">
            <text:p>-0.01622383</text:p>
          </table:table-cell>
          <table:table-cell office:value-type="float" office:value="-0.01382285" calcext:value-type="float">
            <text:p>-0.01382285</text:p>
          </table:table-cell>
          <table:table-cell office:value-type="float" office:value="-0.01218776" calcext:value-type="float">
            <text:p>-0.01218776</text:p>
          </table:table-cell>
          <table:table-cell office:value-type="float" office:value="-0.006946782" calcext:value-type="float">
            <text:p>-0.006946782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766.835" calcext:value-type="float">
            <text:p>1766.835</text:p>
          </table:table-cell>
          <table:table-cell office:value-type="float" office:value="0" calcext:value-type="float">
            <text:p>0</text:p>
          </table:table-cell>
          <table:table-cell office:value-type="float" office:value="-0.03238037" calcext:value-type="float">
            <text:p>-0.03238037</text:p>
          </table:table-cell>
          <table:table-cell office:value-type="float" office:value="0.009532531" calcext:value-type="float">
            <text:p>0.00953253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593.6968" calcext:value-type="float">
            <text:p>593.6968</text:p>
          </table:table-cell>
          <table:table-cell office:value-type="float" office:value="243.1157" calcext:value-type="float">
            <text:p>243.115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8.347" calcext:value-type="float">
            <text:p>1258.347</text:p>
          </table:table-cell>
          <table:table-cell office:value-type="float" office:value="343.3224" calcext:value-type="float">
            <text:p>343.3224</text:p>
          </table:table-cell>
          <table:table-cell office:value-type="float" office:value="0" calcext:value-type="float">
            <text:p>0</text:p>
          </table:table-cell>
          <table:table-cell office:value-type="float" office:value="0.2834121" calcext:value-type="float">
            <text:p>0.2834121</text:p>
          </table:table-cell>
          <table:table-cell office:value-type="float" office:value="0.2839082" calcext:value-type="float">
            <text:p>0.2839082</text:p>
          </table:table-cell>
          <table:table-cell office:value-type="float" office:value="0.2878425" calcext:value-type="float">
            <text:p>0.2878425</text:p>
          </table:table-cell>
          <table:table-cell office:value-type="float" office:value="0.2952162" calcext:value-type="float">
            <text:p>0.2952162</text:p>
          </table:table-cell>
          <table:table-cell office:value-type="float" office:value="0.3006072" calcext:value-type="float">
            <text:p>0.3006072</text:p>
          </table:table-cell>
          <table:table-cell office:value-type="float" office:value="0.3045798" calcext:value-type="float">
            <text:p>0.3045798</text:p>
          </table:table-cell>
          <table:table-cell office:value-type="float" office:value="0.3547195" calcext:value-type="float">
            <text:p>0.3547195</text:p>
          </table:table-cell>
          <table:table-cell office:value-type="float" office:value="0.3653021" calcext:value-type="float">
            <text:p>0.3653021</text:p>
          </table:table-cell>
          <table:table-cell office:value-type="float" office:value="0.3882322" calcext:value-type="float">
            <text:p>0.3882322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42E-015" calcext:value-type="float">
            <text:p>1.93142E-15</text:p>
          </table:table-cell>
          <table:table-cell office:value-type="float" office:value="1.836359E-015" calcext:value-type="float">
            <text:p>1.836359E-15</text:p>
          </table:table-cell>
          <table:table-cell office:value-type="float" office:value="9.352985E-016" calcext:value-type="float">
            <text:p>9.352985E-16</text:p>
          </table:table-cell>
          <table:table-cell office:value-type="float" office:value="9.642782E-016" calcext:value-type="float">
            <text:p>9.64278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846177" calcext:value-type="float">
            <text:p>-0.02846177</text:p>
          </table:table-cell>
          <table:table-cell office:value-type="float" office:value="-0.02807506" calcext:value-type="float">
            <text:p>-0.02807506</text:p>
          </table:table-cell>
          <table:table-cell office:value-type="float" office:value="-0.02542587" calcext:value-type="float">
            <text:p>-0.02542587</text:p>
          </table:table-cell>
          <table:table-cell office:value-type="float" office:value="-0.021327" calcext:value-type="float">
            <text:p>-0.021327</text:p>
          </table:table-cell>
          <table:table-cell office:value-type="float" office:value="-0.01881467" calcext:value-type="float">
            <text:p>-0.01881467</text:p>
          </table:table-cell>
          <table:table-cell office:value-type="float" office:value="-0.01717404" calcext:value-type="float">
            <text:p>-0.01717404</text:p>
          </table:table-cell>
          <table:table-cell office:value-type="float" office:value="-0.01492335" calcext:value-type="float">
            <text:p>-0.01492335</text:p>
          </table:table-cell>
          <table:table-cell office:value-type="float" office:value="-0.01243331" calcext:value-type="float">
            <text:p>-0.01243331</text:p>
          </table:table-cell>
          <table:table-cell office:value-type="float" office:value="-0.006946769" calcext:value-type="float">
            <text:p>-0.006946769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770.666" calcext:value-type="float">
            <text:p>1770.666</text:p>
          </table:table-cell>
          <table:table-cell office:value-type="float" office:value="0" calcext:value-type="float">
            <text:p>0</text:p>
          </table:table-cell>
          <table:table-cell office:value-type="float" office:value="-0.02840161" calcext:value-type="float">
            <text:p>-0.02840161</text:p>
          </table:table-cell>
          <table:table-cell office:value-type="float" office:value="0.009524115" calcext:value-type="float">
            <text:p>0.00952411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597.6963" calcext:value-type="float">
            <text:p>597.6963</text:p>
          </table:table-cell>
          <table:table-cell office:value-type="float" office:value="243.0544" calcext:value-type="float">
            <text:p>243.054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2.239" calcext:value-type="float">
            <text:p>1262.239</text:p>
          </table:table-cell>
          <table:table-cell office:value-type="float" office:value="343.4946" calcext:value-type="float">
            <text:p>343.4946</text:p>
          </table:table-cell>
          <table:table-cell office:value-type="float" office:value="0" calcext:value-type="float">
            <text:p>0</text:p>
          </table:table-cell>
          <table:table-cell office:value-type="float" office:value="0.3285188" calcext:value-type="float">
            <text:p>0.3285188</text:p>
          </table:table-cell>
          <table:table-cell office:value-type="float" office:value="0.3280511" calcext:value-type="float">
            <text:p>0.3280511</text:p>
          </table:table-cell>
          <table:table-cell office:value-type="float" office:value="0.3252547" calcext:value-type="float">
            <text:p>0.3252547</text:p>
          </table:table-cell>
          <table:table-cell office:value-type="float" office:value="0.3120428" calcext:value-type="float">
            <text:p>0.3120428</text:p>
          </table:table-cell>
          <table:table-cell office:value-type="float" office:value="0.3042596" calcext:value-type="float">
            <text:p>0.3042596</text:p>
          </table:table-cell>
          <table:table-cell office:value-type="float" office:value="0.3041092" calcext:value-type="float">
            <text:p>0.3041092</text:p>
          </table:table-cell>
          <table:table-cell office:value-type="float" office:value="0.3529307" calcext:value-type="float">
            <text:p>0.3529307</text:p>
          </table:table-cell>
          <table:table-cell office:value-type="float" office:value="0.364519" calcext:value-type="float">
            <text:p>0.364519</text:p>
          </table:table-cell>
          <table:table-cell office:value-type="float" office:value="0.3882146" calcext:value-type="float">
            <text:p>0.3882146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478E-015" calcext:value-type="float">
            <text:p>1.931478E-15</text:p>
          </table:table-cell>
          <table:table-cell office:value-type="float" office:value="1.836337E-015" calcext:value-type="float">
            <text:p>1.836337E-15</text:p>
          </table:table-cell>
          <table:table-cell office:value-type="float" office:value="9.352946E-016" calcext:value-type="float">
            <text:p>9.352946E-16</text:p>
          </table:table-cell>
          <table:table-cell office:value-type="float" office:value="9.642755E-016" calcext:value-type="float">
            <text:p>9.642755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06487" calcext:value-type="float">
            <text:p>-0.01006487</text:p>
          </table:table-cell>
          <table:table-cell office:value-type="float" office:value="-0.01018532" calcext:value-type="float">
            <text:p>-0.01018532</text:p>
          </table:table-cell>
          <table:table-cell office:value-type="float" office:value="-0.01084914" calcext:value-type="float">
            <text:p>-0.01084914</text:p>
          </table:table-cell>
          <table:table-cell office:value-type="float" office:value="-0.01460398" calcext:value-type="float">
            <text:p>-0.01460398</text:p>
          </table:table-cell>
          <table:table-cell office:value-type="float" office:value="-0.01737139" calcext:value-type="float">
            <text:p>-0.01737139</text:p>
          </table:table-cell>
          <table:table-cell office:value-type="float" office:value="-0.01738224" calcext:value-type="float">
            <text:p>-0.01738224</text:p>
          </table:table-cell>
          <table:table-cell office:value-type="float" office:value="-0.01567661" calcext:value-type="float">
            <text:p>-0.01567661</text:p>
          </table:table-cell>
          <table:table-cell office:value-type="float" office:value="-0.01269246" calcext:value-type="float">
            <text:p>-0.01269246</text:p>
          </table:table-cell>
          <table:table-cell office:value-type="float" office:value="-0.006949738" calcext:value-type="float">
            <text:p>-0.006949738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774.378" calcext:value-type="float">
            <text:p>1774.378</text:p>
          </table:table-cell>
          <table:table-cell office:value-type="float" office:value="0" calcext:value-type="float">
            <text:p>0</text:p>
          </table:table-cell>
          <table:table-cell office:value-type="float" office:value="-0.01008383" calcext:value-type="float">
            <text:p>-0.01008383</text:p>
          </table:table-cell>
          <table:table-cell office:value-type="float" office:value="0.009507009" calcext:value-type="float">
            <text:p>0.00950700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597.6963" calcext:value-type="float">
            <text:p>597.6963</text:p>
          </table:table-cell>
          <table:table-cell office:value-type="float" office:value="243.2551" calcext:value-type="float">
            <text:p>243.255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0.725" calcext:value-type="float">
            <text:p>1260.725</text:p>
          </table:table-cell>
          <table:table-cell office:value-type="float" office:value="344.8073" calcext:value-type="float">
            <text:p>344.8073</text:p>
          </table:table-cell>
          <table:table-cell office:value-type="float" office:value="0" calcext:value-type="float">
            <text:p>0</text:p>
          </table:table-cell>
          <table:table-cell office:value-type="float" office:value="0.306954" calcext:value-type="float">
            <text:p>0.306954</text:p>
          </table:table-cell>
          <table:table-cell office:value-type="float" office:value="0.3072377" calcext:value-type="float">
            <text:p>0.3072377</text:p>
          </table:table-cell>
          <table:table-cell office:value-type="float" office:value="0.3077195" calcext:value-type="float">
            <text:p>0.3077195</text:p>
          </table:table-cell>
          <table:table-cell office:value-type="float" office:value="0.3078551" calcext:value-type="float">
            <text:p>0.3078551</text:p>
          </table:table-cell>
          <table:table-cell office:value-type="float" office:value="0.307296" calcext:value-type="float">
            <text:p>0.307296</text:p>
          </table:table-cell>
          <table:table-cell office:value-type="float" office:value="0.3072255" calcext:value-type="float">
            <text:p>0.3072255</text:p>
          </table:table-cell>
          <table:table-cell office:value-type="float" office:value="0.3530643" calcext:value-type="float">
            <text:p>0.3530643</text:p>
          </table:table-cell>
          <table:table-cell office:value-type="float" office:value="0.3639018" calcext:value-type="float">
            <text:p>0.3639018</text:p>
          </table:table-cell>
          <table:table-cell office:value-type="float" office:value="0.3881623" calcext:value-type="float">
            <text:p>0.3881623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541E-015" calcext:value-type="float">
            <text:p>1.931541E-15</text:p>
          </table:table-cell>
          <table:table-cell office:value-type="float" office:value="1.836313E-015" calcext:value-type="float">
            <text:p>1.836313E-15</text:p>
          </table:table-cell>
          <table:table-cell office:value-type="float" office:value="9.352916E-016" calcext:value-type="float">
            <text:p>9.352916E-16</text:p>
          </table:table-cell>
          <table:table-cell office:value-type="float" office:value="9.642722E-016" calcext:value-type="float">
            <text:p>9.64272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2176" calcext:value-type="float">
            <text:p>-0.0162176</text:p>
          </table:table-cell>
          <table:table-cell office:value-type="float" office:value="-0.01613824" calcext:value-type="float">
            <text:p>-0.01613824</text:p>
          </table:table-cell>
          <table:table-cell office:value-type="float" office:value="-0.01596697" calcext:value-type="float">
            <text:p>-0.01596697</text:p>
          </table:table-cell>
          <table:table-cell office:value-type="float" office:value="-0.01593214" calcext:value-type="float">
            <text:p>-0.01593214</text:p>
          </table:table-cell>
          <table:table-cell office:value-type="float" office:value="-0.01615178" calcext:value-type="float">
            <text:p>-0.01615178</text:p>
          </table:table-cell>
          <table:table-cell office:value-type="float" office:value="-0.01618237" calcext:value-type="float">
            <text:p>-0.01618237</text:p>
          </table:table-cell>
          <table:table-cell office:value-type="float" office:value="-0.0156249" calcext:value-type="float">
            <text:p>-0.0156249</text:p>
          </table:table-cell>
          <table:table-cell office:value-type="float" office:value="-0.01290145" calcext:value-type="float">
            <text:p>-0.01290145</text:p>
          </table:table-cell>
          <table:table-cell office:value-type="float" office:value="-0.006958671" calcext:value-type="float">
            <text:p>-0.006958671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779.259" calcext:value-type="float">
            <text:p>1779.259</text:p>
          </table:table-cell>
          <table:table-cell office:value-type="float" office:value="0" calcext:value-type="float">
            <text:p>0</text:p>
          </table:table-cell>
          <table:table-cell office:value-type="float" office:value="-0.01621076" calcext:value-type="float">
            <text:p>-0.01621076</text:p>
          </table:table-cell>
          <table:table-cell office:value-type="float" office:value="0.009496087" calcext:value-type="float">
            <text:p>0.00949608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598.8958" calcext:value-type="float">
            <text:p>598.8958</text:p>
          </table:table-cell>
          <table:table-cell office:value-type="float" office:value="243.3256" calcext:value-type="float">
            <text:p>243.325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0.779" calcext:value-type="float">
            <text:p>1260.779</text:p>
          </table:table-cell>
          <table:table-cell office:value-type="float" office:value="345.8823" calcext:value-type="float">
            <text:p>345.8823</text:p>
          </table:table-cell>
          <table:table-cell office:value-type="float" office:value="0" calcext:value-type="float">
            <text:p>0</text:p>
          </table:table-cell>
          <table:table-cell office:value-type="float" office:value="0.2837934" calcext:value-type="float">
            <text:p>0.2837934</text:p>
          </table:table-cell>
          <table:table-cell office:value-type="float" office:value="0.2960368" calcext:value-type="float">
            <text:p>0.2960368</text:p>
          </table:table-cell>
          <table:table-cell office:value-type="float" office:value="0.305932" calcext:value-type="float">
            <text:p>0.305932</text:p>
          </table:table-cell>
          <table:table-cell office:value-type="float" office:value="0.3064645" calcext:value-type="float">
            <text:p>0.3064645</text:p>
          </table:table-cell>
          <table:table-cell office:value-type="float" office:value="0.3060134" calcext:value-type="float">
            <text:p>0.3060134</text:p>
          </table:table-cell>
          <table:table-cell office:value-type="float" office:value="0.3070243" calcext:value-type="float">
            <text:p>0.3070243</text:p>
          </table:table-cell>
          <table:table-cell office:value-type="float" office:value="0.3587692" calcext:value-type="float">
            <text:p>0.3587692</text:p>
          </table:table-cell>
          <table:table-cell office:value-type="float" office:value="0.3635374" calcext:value-type="float">
            <text:p>0.3635374</text:p>
          </table:table-cell>
          <table:table-cell office:value-type="float" office:value="0.3880934" calcext:value-type="float">
            <text:p>0.3880934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4245" calcext:value-type="float">
            <text:p>0.01664245</text:p>
          </table:table-cell>
          <table:table-cell office:value-type="float" office:value="1.836291E-015" calcext:value-type="float">
            <text:p>1.836291E-15</text:p>
          </table:table-cell>
          <table:table-cell office:value-type="float" office:value="9.352861E-016" calcext:value-type="float">
            <text:p>9.352861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726139" calcext:value-type="float">
            <text:p>-0.02726139</text:p>
          </table:table-cell>
          <table:table-cell office:value-type="float" office:value="-0.02051313" calcext:value-type="float">
            <text:p>-0.02051313</text:p>
          </table:table-cell>
          <table:table-cell office:value-type="float" office:value="-0.01652535" calcext:value-type="float">
            <text:p>-0.01652535</text:p>
          </table:table-cell>
          <table:table-cell office:value-type="float" office:value="-0.01644199" calcext:value-type="float">
            <text:p>-0.01644199</text:p>
          </table:table-cell>
          <table:table-cell office:value-type="float" office:value="-0.01663749" calcext:value-type="float">
            <text:p>-0.01663749</text:p>
          </table:table-cell>
          <table:table-cell office:value-type="float" office:value="-0.01627446" calcext:value-type="float">
            <text:p>-0.01627446</text:p>
          </table:table-cell>
          <table:table-cell office:value-type="float" office:value="-0.01352661" calcext:value-type="float">
            <text:p>-0.01352661</text:p>
          </table:table-cell>
          <table:table-cell office:value-type="float" office:value="-0.01302859" calcext:value-type="float">
            <text:p>-0.01302859</text:p>
          </table:table-cell>
          <table:table-cell office:value-type="float" office:value="-0.006970527" calcext:value-type="float">
            <text:p>-0.006970527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783.891" calcext:value-type="float">
            <text:p>1783.891</text:p>
          </table:table-cell>
          <table:table-cell office:value-type="float" office:value="0" calcext:value-type="float">
            <text:p>0</text:p>
          </table:table-cell>
          <table:table-cell office:value-type="float" office:value="-0.03647831" calcext:value-type="float">
            <text:p>-0.03647831</text:p>
          </table:table-cell>
          <table:table-cell office:value-type="float" office:value="0.009553643" calcext:value-type="float">
            <text:p>0.00955364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598.8958" calcext:value-type="float">
            <text:p>598.8958</text:p>
          </table:table-cell>
          <table:table-cell office:value-type="float" office:value="243.4173" calcext:value-type="float">
            <text:p>243.417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9.954" calcext:value-type="float">
            <text:p>1259.954</text:p>
          </table:table-cell>
          <table:table-cell office:value-type="float" office:value="346.617" calcext:value-type="float">
            <text:p>346.617</text:p>
          </table:table-cell>
          <table:table-cell office:value-type="float" office:value="0" calcext:value-type="float">
            <text:p>0</text:p>
          </table:table-cell>
          <table:table-cell office:value-type="float" office:value="0.1516955" calcext:value-type="float">
            <text:p>0.1516955</text:p>
          </table:table-cell>
          <table:table-cell office:value-type="float" office:value="0.283635" calcext:value-type="float">
            <text:p>0.283635</text:p>
          </table:table-cell>
          <table:table-cell office:value-type="float" office:value="0.2892219" calcext:value-type="float">
            <text:p>0.2892219</text:p>
          </table:table-cell>
          <table:table-cell office:value-type="float" office:value="0.2991205" calcext:value-type="float">
            <text:p>0.2991205</text:p>
          </table:table-cell>
          <table:table-cell office:value-type="float" office:value="0.3057978" calcext:value-type="float">
            <text:p>0.3057978</text:p>
          </table:table-cell>
          <table:table-cell office:value-type="float" office:value="0.3128599" calcext:value-type="float">
            <text:p>0.3128599</text:p>
          </table:table-cell>
          <table:table-cell office:value-type="float" office:value="0.3702348" calcext:value-type="float">
            <text:p>0.3702348</text:p>
          </table:table-cell>
          <table:table-cell office:value-type="float" office:value="0.3645589" calcext:value-type="float">
            <text:p>0.3645589</text:p>
          </table:table-cell>
          <table:table-cell office:value-type="float" office:value="0.3880576" calcext:value-type="float">
            <text:p>0.3880576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27" calcext:value-type="float">
            <text:p>0.51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0905" calcext:value-type="float">
            <text:p>0.08030905</text:p>
          </table:table-cell>
          <table:table-cell office:value-type="float" office:value="1.836278E-015" calcext:value-type="float">
            <text:p>1.836278E-15</text:p>
          </table:table-cell>
          <table:table-cell office:value-type="float" office:value="9.352817E-016" calcext:value-type="float">
            <text:p>9.352817E-16</text:p>
          </table:table-cell>
          <table:table-cell office:value-type="float" office:value="9.642722E-016" calcext:value-type="float">
            <text:p>9.64272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21589" calcext:value-type="float">
            <text:p>-1.221589</text:p>
          </table:table-cell>
          <table:table-cell office:value-type="float" office:value="-0.02826036" calcext:value-type="float">
            <text:p>-0.02826036</text:p>
          </table:table-cell>
          <table:table-cell office:value-type="float" office:value="-0.02459577" calcext:value-type="float">
            <text:p>-0.02459577</text:p>
          </table:table-cell>
          <table:table-cell office:value-type="float" office:value="-0.01945996" calcext:value-type="float">
            <text:p>-0.01945996</text:p>
          </table:table-cell>
          <table:table-cell office:value-type="float" office:value="-0.01671905" calcext:value-type="float">
            <text:p>-0.01671905</text:p>
          </table:table-cell>
          <table:table-cell office:value-type="float" office:value="-0.0142702" calcext:value-type="float">
            <text:p>-0.0142702</text:p>
          </table:table-cell>
          <table:table-cell office:value-type="float" office:value="-0.009863938" calcext:value-type="float">
            <text:p>-0.009863938</text:p>
          </table:table-cell>
          <table:table-cell office:value-type="float" office:value="-0.0126854" calcext:value-type="float">
            <text:p>-0.0126854</text:p>
          </table:table-cell>
          <table:table-cell office:value-type="float" office:value="-0.006976812" calcext:value-type="float">
            <text:p>-0.006976812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788.174" calcext:value-type="float">
            <text:p>1788.174</text:p>
          </table:table-cell>
          <table:table-cell office:value-type="float" office:value="0" calcext:value-type="float">
            <text:p>0</text:p>
          </table:table-cell>
          <table:table-cell office:value-type="float" office:value="-5.568613" calcext:value-type="float">
            <text:p>-5.568613</text:p>
          </table:table-cell>
          <table:table-cell office:value-type="float" office:value="0.009608281" calcext:value-type="float">
            <text:p>0.00960828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618.5953" calcext:value-type="float">
            <text:p>618.5953</text:p>
          </table:table-cell>
          <table:table-cell office:value-type="float" office:value="243.3274" calcext:value-type="float">
            <text:p>243.327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9.067" calcext:value-type="float">
            <text:p>1279.067</text:p>
          </table:table-cell>
          <table:table-cell office:value-type="float" office:value="347.2947" calcext:value-type="float">
            <text:p>347.2947</text:p>
          </table:table-cell>
          <table:table-cell office:value-type="float" office:value="144.9294" calcext:value-type="float">
            <text:p>144.9294</text:p>
          </table:table-cell>
          <table:table-cell office:value-type="float" office:value="0.1892014" calcext:value-type="float">
            <text:p>0.1892014</text:p>
          </table:table-cell>
          <table:table-cell office:value-type="float" office:value="0.287867" calcext:value-type="float">
            <text:p>0.287867</text:p>
          </table:table-cell>
          <table:table-cell office:value-type="float" office:value="0.2921264" calcext:value-type="float">
            <text:p>0.2921264</text:p>
          </table:table-cell>
          <table:table-cell office:value-type="float" office:value="0.2983281" calcext:value-type="float">
            <text:p>0.2983281</text:p>
          </table:table-cell>
          <table:table-cell office:value-type="float" office:value="0.3041466" calcext:value-type="float">
            <text:p>0.3041466</text:p>
          </table:table-cell>
          <table:table-cell office:value-type="float" office:value="0.3091221" calcext:value-type="float">
            <text:p>0.3091221</text:p>
          </table:table-cell>
          <table:table-cell office:value-type="float" office:value="0.3612871" calcext:value-type="float">
            <text:p>0.3612871</text:p>
          </table:table-cell>
          <table:table-cell office:value-type="float" office:value="0.3649714" calcext:value-type="float">
            <text:p>0.3649714</text:p>
          </table:table-cell>
          <table:table-cell office:value-type="float" office:value="0.3880775" calcext:value-type="float">
            <text:p>0.3880775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5048" calcext:value-type="float">
            <text:p>0.04245048</text:p>
          </table:table-cell>
          <table:table-cell office:value-type="float" office:value="1.867827E-015" calcext:value-type="float">
            <text:p>1.867827E-15</text:p>
          </table:table-cell>
          <table:table-cell office:value-type="float" office:value="9.352773E-016" calcext:value-type="float">
            <text:p>9.352773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513995" calcext:value-type="float">
            <text:p>-0.3513995</text:p>
          </table:table-cell>
          <table:table-cell office:value-type="float" office:value="-0.02531902" calcext:value-type="float">
            <text:p>-0.02531902</text:p>
          </table:table-cell>
          <table:table-cell office:value-type="float" office:value="-0.02293643" calcext:value-type="float">
            <text:p>-0.02293643</text:p>
          </table:table-cell>
          <table:table-cell office:value-type="float" office:value="-0.01983805" calcext:value-type="float">
            <text:p>-0.01983805</text:p>
          </table:table-cell>
          <table:table-cell office:value-type="float" office:value="-0.01734808" calcext:value-type="float">
            <text:p>-0.01734808</text:p>
          </table:table-cell>
          <table:table-cell office:value-type="float" office:value="-0.01549684" calcext:value-type="float">
            <text:p>-0.01549684</text:p>
          </table:table-cell>
          <table:table-cell office:value-type="float" office:value="-0.01250986" calcext:value-type="float">
            <text:p>-0.01250986</text:p>
          </table:table-cell>
          <table:table-cell office:value-type="float" office:value="-0.01254464" calcext:value-type="float">
            <text:p>-0.01254464</text:p>
          </table:table-cell>
          <table:table-cell office:value-type="float" office:value="-0.006973432" calcext:value-type="float">
            <text:p>-0.006973432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792.359" calcext:value-type="float">
            <text:p>1792.359</text:p>
          </table:table-cell>
          <table:table-cell office:value-type="float" office:value="0" calcext:value-type="float">
            <text:p>0</text:p>
          </table:table-cell>
          <table:table-cell office:value-type="float" office:value="-0.9646814" calcext:value-type="float">
            <text:p>-0.9646814</text:p>
          </table:table-cell>
          <table:table-cell office:value-type="float" office:value="0.009543524" calcext:value-type="float">
            <text:p>0.00954352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631.6953" calcext:value-type="float">
            <text:p>631.6953</text:p>
          </table:table-cell>
          <table:table-cell office:value-type="float" office:value="243.2326" calcext:value-type="float">
            <text:p>243.232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91.415" calcext:value-type="float">
            <text:p>1291.415</text:p>
          </table:table-cell>
          <table:table-cell office:value-type="float" office:value="348.1421" calcext:value-type="float">
            <text:p>348.1421</text:p>
          </table:table-cell>
          <table:table-cell office:value-type="float" office:value="162.2736" calcext:value-type="float">
            <text:p>162.2736</text:p>
          </table:table-cell>
          <table:table-cell office:value-type="float" office:value="0.2483006" calcext:value-type="float">
            <text:p>0.2483006</text:p>
          </table:table-cell>
          <table:table-cell office:value-type="float" office:value="0.2763226" calcext:value-type="float">
            <text:p>0.2763226</text:p>
          </table:table-cell>
          <table:table-cell office:value-type="float" office:value="0.2894858" calcext:value-type="float">
            <text:p>0.2894858</text:p>
          </table:table-cell>
          <table:table-cell office:value-type="float" office:value="0.2984684" calcext:value-type="float">
            <text:p>0.2984684</text:p>
          </table:table-cell>
          <table:table-cell office:value-type="float" office:value="0.3107652" calcext:value-type="float">
            <text:p>0.3107652</text:p>
          </table:table-cell>
          <table:table-cell office:value-type="float" office:value="0.3352036" calcext:value-type="float">
            <text:p>0.3352036</text:p>
          </table:table-cell>
          <table:table-cell office:value-type="float" office:value="0.4085417" calcext:value-type="float">
            <text:p>0.4085417</text:p>
          </table:table-cell>
          <table:table-cell office:value-type="float" office:value="0.3664315" calcext:value-type="float">
            <text:p>0.3664315</text:p>
          </table:table-cell>
          <table:table-cell office:value-type="float" office:value="0.3881194" calcext:value-type="float">
            <text:p>0.3881194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543E-015" calcext:value-type="float">
            <text:p>1.971543E-15</text:p>
          </table:table-cell>
          <table:table-cell office:value-type="float" office:value="1.867817E-015" calcext:value-type="float">
            <text:p>1.867817E-15</text:p>
          </table:table-cell>
          <table:table-cell office:value-type="float" office:value="9.352727E-016" calcext:value-type="float">
            <text:p>9.352727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39246" calcext:value-type="float">
            <text:p>-0.0639246</text:p>
          </table:table-cell>
          <table:table-cell office:value-type="float" office:value="-0.03324391" calcext:value-type="float">
            <text:p>-0.03324391</text:p>
          </table:table-cell>
          <table:table-cell office:value-type="float" office:value="-0.02434593" calcext:value-type="float">
            <text:p>-0.02434593</text:p>
          </table:table-cell>
          <table:table-cell office:value-type="float" office:value="-0.01980777" calcext:value-type="float">
            <text:p>-0.01980777</text:p>
          </table:table-cell>
          <table:table-cell office:value-type="float" office:value="-0.01507236" calcext:value-type="float">
            <text:p>-0.01507236</text:p>
          </table:table-cell>
          <table:table-cell office:value-type="float" office:value="-0.008921049" calcext:value-type="float">
            <text:p>-0.008921049</text:p>
          </table:table-cell>
          <table:table-cell office:value-type="float" office:value="-0.003790424" calcext:value-type="float">
            <text:p>-0.003790424</text:p>
          </table:table-cell>
          <table:table-cell office:value-type="float" office:value="-0.01208311" calcext:value-type="float">
            <text:p>-0.01208311</text:p>
          </table:table-cell>
          <table:table-cell office:value-type="float" office:value="-0.006966357" calcext:value-type="float">
            <text:p>-0.006966357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796.698" calcext:value-type="float">
            <text:p>1796.698</text:p>
          </table:table-cell>
          <table:table-cell office:value-type="float" office:value="0" calcext:value-type="float">
            <text:p>0</text:p>
          </table:table-cell>
          <table:table-cell office:value-type="float" office:value="-0.128081" calcext:value-type="float">
            <text:p>-0.128081</text:p>
          </table:table-cell>
          <table:table-cell office:value-type="float" office:value="0.009571002" calcext:value-type="float">
            <text:p>0.00957100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631.6953" calcext:value-type="float">
            <text:p>631.6953</text:p>
          </table:table-cell>
          <table:table-cell office:value-type="float" office:value="242.6823" calcext:value-type="float">
            <text:p>242.682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89.803" calcext:value-type="float">
            <text:p>1289.803</text:p>
          </table:table-cell>
          <table:table-cell office:value-type="float" office:value="350.3055" calcext:value-type="float">
            <text:p>350.3055</text:p>
          </table:table-cell>
          <table:table-cell office:value-type="float" office:value="123.2827" calcext:value-type="float">
            <text:p>123.2827</text:p>
          </table:table-cell>
          <table:table-cell office:value-type="float" office:value="0.2901349" calcext:value-type="float">
            <text:p>0.2901349</text:p>
          </table:table-cell>
          <table:table-cell office:value-type="float" office:value="0.2919713" calcext:value-type="float">
            <text:p>0.2919713</text:p>
          </table:table-cell>
          <table:table-cell office:value-type="float" office:value="0.2975754" calcext:value-type="float">
            <text:p>0.2975754</text:p>
          </table:table-cell>
          <table:table-cell office:value-type="float" office:value="0.3097446" calcext:value-type="float">
            <text:p>0.3097446</text:p>
          </table:table-cell>
          <table:table-cell office:value-type="float" office:value="0.3294694" calcext:value-type="float">
            <text:p>0.3294694</text:p>
          </table:table-cell>
          <table:table-cell office:value-type="float" office:value="0.3510698" calcext:value-type="float">
            <text:p>0.3510698</text:p>
          </table:table-cell>
          <table:table-cell office:value-type="float" office:value="0.4094549" calcext:value-type="float">
            <text:p>0.4094549</text:p>
          </table:table-cell>
          <table:table-cell office:value-type="float" office:value="0.3696672" calcext:value-type="float">
            <text:p>0.3696672</text:p>
          </table:table-cell>
          <table:table-cell office:value-type="float" office:value="0.3882387" calcext:value-type="float">
            <text:p>0.3882387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575E-015" calcext:value-type="float">
            <text:p>1.971575E-15</text:p>
          </table:table-cell>
          <table:table-cell office:value-type="float" office:value="1.867806E-015" calcext:value-type="float">
            <text:p>1.867806E-15</text:p>
          </table:table-cell>
          <table:table-cell office:value-type="float" office:value="9.352681E-016" calcext:value-type="float">
            <text:p>9.352681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21542" calcext:value-type="float">
            <text:p>-0.02421542</text:p>
          </table:table-cell>
          <table:table-cell office:value-type="float" office:value="-0.02309786" calcext:value-type="float">
            <text:p>-0.02309786</text:p>
          </table:table-cell>
          <table:table-cell office:value-type="float" office:value="-0.02021234" calcext:value-type="float">
            <text:p>-0.02021234</text:p>
          </table:table-cell>
          <table:table-cell office:value-type="float" office:value="-0.01536165" calcext:value-type="float">
            <text:p>-0.01536165</text:p>
          </table:table-cell>
          <table:table-cell office:value-type="float" office:value="-0.009997978" calcext:value-type="float">
            <text:p>-0.009997978</text:p>
          </table:table-cell>
          <table:table-cell office:value-type="float" office:value="-0.006414732" calcext:value-type="float">
            <text:p>-0.006414732</text:p>
          </table:table-cell>
          <table:table-cell office:value-type="float" office:value="-0.003711948" calcext:value-type="float">
            <text:p>-0.003711948</text:p>
          </table:table-cell>
          <table:table-cell office:value-type="float" office:value="-0.01110564" calcext:value-type="float">
            <text:p>-0.01110564</text:p>
          </table:table-cell>
          <table:table-cell office:value-type="float" office:value="-0.006945815" calcext:value-type="float">
            <text:p>-0.006945815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802.369" calcext:value-type="float">
            <text:p>1802.369</text:p>
          </table:table-cell>
          <table:table-cell office:value-type="float" office:value="0" calcext:value-type="float">
            <text:p>0</text:p>
          </table:table-cell>
          <table:table-cell office:value-type="float" office:value="-0.02674764" calcext:value-type="float">
            <text:p>-0.02674764</text:p>
          </table:table-cell>
          <table:table-cell office:value-type="float" office:value="0.009520434" calcext:value-type="float">
            <text:p>0.00952043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631.6953" calcext:value-type="float">
            <text:p>631.6953</text:p>
          </table:table-cell>
          <table:table-cell office:value-type="float" office:value="242.4716" calcext:value-type="float">
            <text:p>242.471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86.716" calcext:value-type="float">
            <text:p>1286.716</text:p>
          </table:table-cell>
          <table:table-cell office:value-type="float" office:value="353.6033" calcext:value-type="float">
            <text:p>353.6033</text:p>
          </table:table-cell>
          <table:table-cell office:value-type="float" office:value="106.5717" calcext:value-type="float">
            <text:p>106.5717</text:p>
          </table:table-cell>
          <table:table-cell office:value-type="float" office:value="0.3226205" calcext:value-type="float">
            <text:p>0.3226205</text:p>
          </table:table-cell>
          <table:table-cell office:value-type="float" office:value="0.3226639" calcext:value-type="float">
            <text:p>0.3226639</text:p>
          </table:table-cell>
          <table:table-cell office:value-type="float" office:value="0.3220022" calcext:value-type="float">
            <text:p>0.3220022</text:p>
          </table:table-cell>
          <table:table-cell office:value-type="float" office:value="0.320743" calcext:value-type="float">
            <text:p>0.320743</text:p>
          </table:table-cell>
          <table:table-cell office:value-type="float" office:value="0.3238301" calcext:value-type="float">
            <text:p>0.3238301</text:p>
          </table:table-cell>
          <table:table-cell office:value-type="float" office:value="0.3296209" calcext:value-type="float">
            <text:p>0.3296209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3712874" calcext:value-type="float">
            <text:p>0.3712874</text:p>
          </table:table-cell>
          <table:table-cell office:value-type="float" office:value="0.3883741" calcext:value-type="float">
            <text:p>0.3883741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607E-015" calcext:value-type="float">
            <text:p>1.971607E-15</text:p>
          </table:table-cell>
          <table:table-cell office:value-type="float" office:value="1.867795E-015" calcext:value-type="float">
            <text:p>1.867795E-15</text:p>
          </table:table-cell>
          <table:table-cell office:value-type="float" office:value="9.352631E-016" calcext:value-type="float">
            <text:p>9.352631E-16</text:p>
          </table:table-cell>
          <table:table-cell office:value-type="float" office:value="9.642725E-016" calcext:value-type="float">
            <text:p>9.642725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42675" calcext:value-type="float">
            <text:p>-0.01142675</text:p>
          </table:table-cell>
          <table:table-cell office:value-type="float" office:value="-0.01144014" calcext:value-type="float">
            <text:p>-0.01144014</text:p>
          </table:table-cell>
          <table:table-cell office:value-type="float" office:value="-0.01163797" calcext:value-type="float">
            <text:p>-0.01163797</text:p>
          </table:table-cell>
          <table:table-cell office:value-type="float" office:value="-0.01201026" calcext:value-type="float">
            <text:p>-0.01201026</text:p>
          </table:table-cell>
          <table:table-cell office:value-type="float" office:value="-0.01122836" calcext:value-type="float">
            <text:p>-0.01122836</text:p>
          </table:table-cell>
          <table:table-cell office:value-type="float" office:value="-0.009912532" calcext:value-type="float">
            <text:p>-0.009912532</text:p>
          </table:table-cell>
          <table:table-cell office:value-type="float" office:value="-0.007915555" calcext:value-type="float">
            <text:p>-0.007915555</text:p>
          </table:table-cell>
          <table:table-cell office:value-type="float" office:value="-0.01064004" calcext:value-type="float">
            <text:p>-0.01064004</text:p>
          </table:table-cell>
          <table:table-cell office:value-type="float" office:value="-0.006922762" calcext:value-type="float">
            <text:p>-0.006922762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809.183" calcext:value-type="float">
            <text:p>1809.183</text:p>
          </table:table-cell>
          <table:table-cell office:value-type="float" office:value="0" calcext:value-type="float">
            <text:p>0</text:p>
          </table:table-cell>
          <table:table-cell office:value-type="float" office:value="-0.01147703" calcext:value-type="float">
            <text:p>-0.01147703</text:p>
          </table:table-cell>
          <table:table-cell office:value-type="float" office:value="0.009477936" calcext:value-type="float">
            <text:p>0.00947793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633.8947" calcext:value-type="float">
            <text:p>633.8947</text:p>
          </table:table-cell>
          <table:table-cell office:value-type="float" office:value="242.0708" calcext:value-type="float">
            <text:p>242.070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85.725" calcext:value-type="float">
            <text:p>1285.725</text:p>
          </table:table-cell>
          <table:table-cell office:value-type="float" office:value="357.1976" calcext:value-type="float">
            <text:p>357.1976</text:p>
          </table:table-cell>
          <table:table-cell office:value-type="float" office:value="90.32883" calcext:value-type="float">
            <text:p>90.32883</text:p>
          </table:table-cell>
          <table:table-cell office:value-type="float" office:value="0.3577632" calcext:value-type="float">
            <text:p>0.3577632</text:p>
          </table:table-cell>
          <table:table-cell office:value-type="float" office:value="0.354342" calcext:value-type="float">
            <text:p>0.354342</text:p>
          </table:table-cell>
          <table:table-cell office:value-type="float" office:value="0.3456465" calcext:value-type="float">
            <text:p>0.3456465</text:p>
          </table:table-cell>
          <table:table-cell office:value-type="float" office:value="0.3305263" calcext:value-type="float">
            <text:p>0.3305263</text:p>
          </table:table-cell>
          <table:table-cell office:value-type="float" office:value="0.3218986" calcext:value-type="float">
            <text:p>0.3218986</text:p>
          </table:table-cell>
          <table:table-cell office:value-type="float" office:value="0.3210153" calcext:value-type="float">
            <text:p>0.3210153</text:p>
          </table:table-cell>
          <table:table-cell office:value-type="float" office:value="0.3676344" calcext:value-type="float">
            <text:p>0.3676344</text:p>
          </table:table-cell>
          <table:table-cell office:value-type="float" office:value="0.3708569" calcext:value-type="float">
            <text:p>0.3708569</text:p>
          </table:table-cell>
          <table:table-cell office:value-type="float" office:value="0.3885001" calcext:value-type="float">
            <text:p>0.3885001</text:p>
          </table:table-cell>
          <table:table-cell office:value-type="float" office:value="0.413958" calcext:value-type="float">
            <text:p>0.413958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639E-015" calcext:value-type="float">
            <text:p>1.971639E-15</text:p>
          </table:table-cell>
          <table:table-cell office:value-type="float" office:value="1.867785E-015" calcext:value-type="float">
            <text:p>1.867785E-15</text:p>
          </table:table-cell>
          <table:table-cell office:value-type="float" office:value="9.352581E-016" calcext:value-type="float">
            <text:p>9.352581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610738" calcext:value-type="float">
            <text:p>-0.005610738</text:p>
          </table:table-cell>
          <table:table-cell office:value-type="float" office:value="-0.005993729" calcext:value-type="float">
            <text:p>-0.005993729</text:p>
          </table:table-cell>
          <table:table-cell office:value-type="float" office:value="-0.007127666" calcext:value-type="float">
            <text:p>-0.007127666</text:p>
          </table:table-cell>
          <table:table-cell office:value-type="float" office:value="-0.00981182" calcext:value-type="float">
            <text:p>-0.00981182</text:p>
          </table:table-cell>
          <table:table-cell office:value-type="float" office:value="-0.01175648" calcext:value-type="float">
            <text:p>-0.01175648</text:p>
          </table:table-cell>
          <table:table-cell office:value-type="float" office:value="-0.01193976" calcext:value-type="float">
            <text:p>-0.01193976</text:p>
          </table:table-cell>
          <table:table-cell office:value-type="float" office:value="-0.01056277" calcext:value-type="float">
            <text:p>-0.01056277</text:p>
          </table:table-cell>
          <table:table-cell office:value-type="float" office:value="-0.01075573" calcext:value-type="float">
            <text:p>-0.01075573</text:p>
          </table:table-cell>
          <table:table-cell office:value-type="float" office:value="-0.006901148" calcext:value-type="float">
            <text:p>-0.006901148</text:p>
          </table:table-cell>
          <table:table-cell office:value-type="float" office:value="-0.003762961" calcext:value-type="float">
            <text:p>-0.003762961</text:p>
          </table:table-cell>
          <table:table-cell office:value-type="float" office:value="1816.279" calcext:value-type="float">
            <text:p>1816.279</text:p>
          </table:table-cell>
          <table:table-cell office:value-type="float" office:value="0" calcext:value-type="float">
            <text:p>0</text:p>
          </table:table-cell>
          <table:table-cell office:value-type="float" office:value="-0.005629414" calcext:value-type="float">
            <text:p>-0.005629414</text:p>
          </table:table-cell>
          <table:table-cell office:value-type="float" office:value="0.009469478" calcext:value-type="float">
            <text:p>0.00946947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72" calcext:value-type="float">
            <text:p>-1.22847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642.6945" calcext:value-type="float">
            <text:p>642.6945</text:p>
          </table:table-cell>
          <table:table-cell office:value-type="float" office:value="241.7713" calcext:value-type="float">
            <text:p>241.771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89.827" calcext:value-type="float">
            <text:p>1289.827</text:p>
          </table:table-cell>
          <table:table-cell office:value-type="float" office:value="362.1993" calcext:value-type="float">
            <text:p>362.1993</text:p>
          </table:table-cell>
          <table:table-cell office:value-type="float" office:value="75.13361" calcext:value-type="float">
            <text:p>75.13361</text:p>
          </table:table-cell>
          <table:table-cell office:value-type="float" office:value="0.3837002" calcext:value-type="float">
            <text:p>0.3837002</text:p>
          </table:table-cell>
          <table:table-cell office:value-type="float" office:value="0.3810482" calcext:value-type="float">
            <text:p>0.3810482</text:p>
          </table:table-cell>
          <table:table-cell office:value-type="float" office:value="0.3738196" calcext:value-type="float">
            <text:p>0.3738196</text:p>
          </table:table-cell>
          <table:table-cell office:value-type="float" office:value="0.3638138" calcext:value-type="float">
            <text:p>0.3638138</text:p>
          </table:table-cell>
          <table:table-cell office:value-type="float" office:value="0.3510258" calcext:value-type="float">
            <text:p>0.3510258</text:p>
          </table:table-cell>
          <table:table-cell office:value-type="float" office:value="0.3385953" calcext:value-type="float">
            <text:p>0.3385953</text:p>
          </table:table-cell>
          <table:table-cell office:value-type="float" office:value="0.3666575" calcext:value-type="float">
            <text:p>0.3666575</text:p>
          </table:table-cell>
          <table:table-cell office:value-type="float" office:value="0.3699332" calcext:value-type="float">
            <text:p>0.3699332</text:p>
          </table:table-cell>
          <table:table-cell office:value-type="float" office:value="0.3885479" calcext:value-type="float">
            <text:p>0.3885479</text:p>
          </table:table-cell>
          <table:table-cell office:value-type="float" office:value="0.4139666" calcext:value-type="float">
            <text:p>0.413966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672E-015" calcext:value-type="float">
            <text:p>1.971672E-15</text:p>
          </table:table-cell>
          <table:table-cell office:value-type="float" office:value="1.867774E-015" calcext:value-type="float">
            <text:p>1.867774E-15</text:p>
          </table:table-cell>
          <table:table-cell office:value-type="float" office:value="9.35253E-016" calcext:value-type="float">
            <text:p>9.35253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478387" calcext:value-type="float">
            <text:p>-0.003478387</text:p>
          </table:table-cell>
          <table:table-cell office:value-type="float" office:value="-0.003664452" calcext:value-type="float">
            <text:p>-0.003664452</text:p>
          </table:table-cell>
          <table:table-cell office:value-type="float" office:value="-0.004160173" calcext:value-type="float">
            <text:p>-0.004160173</text:p>
          </table:table-cell>
          <table:table-cell office:value-type="float" office:value="-0.00500356" calcext:value-type="float">
            <text:p>-0.00500356</text:p>
          </table:table-cell>
          <table:table-cell office:value-type="float" office:value="-0.006457332" calcext:value-type="float">
            <text:p>-0.006457332</text:p>
          </table:table-cell>
          <table:table-cell office:value-type="float" office:value="-0.008323333" calcext:value-type="float">
            <text:p>-0.008323333</text:p>
          </table:table-cell>
          <table:table-cell office:value-type="float" office:value="-0.01087654" calcext:value-type="float">
            <text:p>-0.01087654</text:p>
          </table:table-cell>
          <table:table-cell office:value-type="float" office:value="-0.01101698" calcext:value-type="float">
            <text:p>-0.01101698</text:p>
          </table:table-cell>
          <table:table-cell office:value-type="float" office:value="-0.006892883" calcext:value-type="float">
            <text:p>-0.006892883</text:p>
          </table:table-cell>
          <table:table-cell office:value-type="float" office:value="-0.003762215" calcext:value-type="float">
            <text:p>-0.003762215</text:p>
          </table:table-cell>
          <table:table-cell office:value-type="float" office:value="1824.771" calcext:value-type="float">
            <text:p>1824.771</text:p>
          </table:table-cell>
          <table:table-cell office:value-type="float" office:value="0" calcext:value-type="float">
            <text:p>0</text:p>
          </table:table-cell>
          <table:table-cell office:value-type="float" office:value="-0.003063819" calcext:value-type="float">
            <text:p>-0.003063819</text:p>
          </table:table-cell>
          <table:table-cell office:value-type="float" office:value="0.009460352" calcext:value-type="float">
            <text:p>0.00946035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32" calcext:value-type="float">
            <text:p>-1.22843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652.0941" calcext:value-type="float">
            <text:p>652.0941</text:p>
          </table:table-cell>
          <table:table-cell office:value-type="float" office:value="240.9242" calcext:value-type="float">
            <text:p>240.9242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93.446" calcext:value-type="float">
            <text:p>1293.446</text:p>
          </table:table-cell>
          <table:table-cell office:value-type="float" office:value="368.831" calcext:value-type="float">
            <text:p>368.831</text:p>
          </table:table-cell>
          <table:table-cell office:value-type="float" office:value="34.03624" calcext:value-type="float">
            <text:p>34.03624</text:p>
          </table:table-cell>
          <table:table-cell office:value-type="float" office:value="0.4089406" calcext:value-type="float">
            <text:p>0.4089406</text:p>
          </table:table-cell>
          <table:table-cell office:value-type="float" office:value="0.4070426" calcext:value-type="float">
            <text:p>0.4070426</text:p>
          </table:table-cell>
          <table:table-cell office:value-type="float" office:value="0.4032564" calcext:value-type="float">
            <text:p>0.4032564</text:p>
          </table:table-cell>
          <table:table-cell office:value-type="float" office:value="0.4011561" calcext:value-type="float">
            <text:p>0.4011561</text:p>
          </table:table-cell>
          <table:table-cell office:value-type="float" office:value="0.4010555" calcext:value-type="float">
            <text:p>0.4010555</text:p>
          </table:table-cell>
          <table:table-cell office:value-type="float" office:value="0.4043154" calcext:value-type="float">
            <text:p>0.4043154</text:p>
          </table:table-cell>
          <table:table-cell office:value-type="float" office:value="0.392095" calcext:value-type="float">
            <text:p>0.392095</text:p>
          </table:table-cell>
          <table:table-cell office:value-type="float" office:value="0.3702744" calcext:value-type="float">
            <text:p>0.3702744</text:p>
          </table:table-cell>
          <table:table-cell office:value-type="float" office:value="0.388555" calcext:value-type="float">
            <text:p>0.388555</text:p>
          </table:table-cell>
          <table:table-cell office:value-type="float" office:value="0.4139751" calcext:value-type="float">
            <text:p>0.4139751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5466864" calcext:value-type="float">
            <text:p>5.466864E-06</text:p>
          </table:table-cell>
          <table:table-cell office:value-type="float" office:value="1.971703E-015" calcext:value-type="float">
            <text:p>1.971703E-15</text:p>
          </table:table-cell>
          <table:table-cell office:value-type="float" office:value="1.867763E-015" calcext:value-type="float">
            <text:p>1.867763E-15</text:p>
          </table:table-cell>
          <table:table-cell office:value-type="float" office:value="9.352484E-016" calcext:value-type="float">
            <text:p>9.352484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261317" calcext:value-type="float">
            <text:p>-0.002261317</text:p>
          </table:table-cell>
          <table:table-cell office:value-type="float" office:value="-0.002323129" calcext:value-type="float">
            <text:p>-0.002323129</text:p>
          </table:table-cell>
          <table:table-cell office:value-type="float" office:value="-0.00247719" calcext:value-type="float">
            <text:p>-0.00247719</text:p>
          </table:table-cell>
          <table:table-cell office:value-type="float" office:value="-0.002561554" calcext:value-type="float">
            <text:p>-0.002561554</text:p>
          </table:table-cell>
          <table:table-cell office:value-type="float" office:value="-0.00256907" calcext:value-type="float">
            <text:p>-0.00256907</text:p>
          </table:table-cell>
          <table:table-cell office:value-type="float" office:value="-0.002424148" calcext:value-type="float">
            <text:p>-0.002424148</text:p>
          </table:table-cell>
          <table:table-cell office:value-type="float" office:value="-0.00576414" calcext:value-type="float">
            <text:p>-0.00576414</text:p>
          </table:table-cell>
          <table:table-cell office:value-type="float" office:value="-0.01092762" calcext:value-type="float">
            <text:p>-0.01092762</text:p>
          </table:table-cell>
          <table:table-cell office:value-type="float" office:value="-0.006891703" calcext:value-type="float">
            <text:p>-0.006891703</text:p>
          </table:table-cell>
          <table:table-cell office:value-type="float" office:value="-0.003761465" calcext:value-type="float">
            <text:p>-0.003761465</text:p>
          </table:table-cell>
          <table:table-cell office:value-type="float" office:value="1834.88" calcext:value-type="float">
            <text:p>1834.8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451926" calcext:value-type="float">
            <text:p>0.00945192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386" calcext:value-type="float">
            <text:p>-1.22838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652.2942" calcext:value-type="float">
            <text:p>652.2942</text:p>
          </table:table-cell>
          <table:table-cell office:value-type="float" office:value="240.9577" calcext:value-type="float">
            <text:p>240.957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86.306" calcext:value-type="float">
            <text:p>1286.306</text:p>
          </table:table-cell>
          <table:table-cell office:value-type="float" office:value="376.1391" calcext:value-type="float">
            <text:p>376.1391</text:p>
          </table:table-cell>
          <table:table-cell office:value-type="float" office:value="5.377138" calcext:value-type="float">
            <text:p>5.377138</text:p>
          </table:table-cell>
          <table:table-cell office:value-type="float" office:value="0.3649888" calcext:value-type="float">
            <text:p>0.3649888</text:p>
          </table:table-cell>
          <table:table-cell office:value-type="float" office:value="0.3674386" calcext:value-type="float">
            <text:p>0.3674386</text:p>
          </table:table-cell>
          <table:table-cell office:value-type="float" office:value="0.3723528" calcext:value-type="float">
            <text:p>0.3723528</text:p>
          </table:table-cell>
          <table:table-cell office:value-type="float" office:value="0.3789424" calcext:value-type="float">
            <text:p>0.3789424</text:p>
          </table:table-cell>
          <table:table-cell office:value-type="float" office:value="0.3858482" calcext:value-type="float">
            <text:p>0.3858482</text:p>
          </table:table-cell>
          <table:table-cell office:value-type="float" office:value="0.3938306" calcext:value-type="float">
            <text:p>0.3938306</text:p>
          </table:table-cell>
          <table:table-cell office:value-type="float" office:value="0.4297339" calcext:value-type="float">
            <text:p>0.4297339</text:p>
          </table:table-cell>
          <table:table-cell office:value-type="float" office:value="0.3734935" calcext:value-type="float">
            <text:p>0.3734935</text:p>
          </table:table-cell>
          <table:table-cell office:value-type="float" office:value="0.3886664" calcext:value-type="float">
            <text:p>0.3886664</text:p>
          </table:table-cell>
          <table:table-cell office:value-type="float" office:value="0.4139844" calcext:value-type="float">
            <text:p>0.413984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1743E-015" calcext:value-type="float">
            <text:p>1.971743E-15</text:p>
          </table:table-cell>
          <table:table-cell office:value-type="float" office:value="1.867746E-015" calcext:value-type="float">
            <text:p>1.867746E-15</text:p>
          </table:table-cell>
          <table:table-cell office:value-type="float" office:value="9.352432E-016" calcext:value-type="float">
            <text:p>9.352432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809189" calcext:value-type="float">
            <text:p>-0.004809189</text:p>
          </table:table-cell>
          <table:table-cell office:value-type="float" office:value="-0.004616147" calcext:value-type="float">
            <text:p>-0.004616147</text:p>
          </table:table-cell>
          <table:table-cell office:value-type="float" office:value="-0.004227762" calcext:value-type="float">
            <text:p>-0.004227762</text:p>
          </table:table-cell>
          <table:table-cell office:value-type="float" office:value="-0.003757539" calcext:value-type="float">
            <text:p>-0.003757539</text:p>
          </table:table-cell>
          <table:table-cell office:value-type="float" office:value="-0.003321478" calcext:value-type="float">
            <text:p>-0.003321478</text:p>
          </table:table-cell>
          <table:table-cell office:value-type="float" office:value="-0.00288214" calcext:value-type="float">
            <text:p>-0.00288214</text:p>
          </table:table-cell>
          <table:table-cell office:value-type="float" office:value="-0.002352634" calcext:value-type="float">
            <text:p>-0.002352634</text:p>
          </table:table-cell>
          <table:table-cell office:value-type="float" office:value="-0.01006303" calcext:value-type="float">
            <text:p>-0.01006303</text:p>
          </table:table-cell>
          <table:table-cell office:value-type="float" office:value="-0.00687305" calcext:value-type="float">
            <text:p>-0.00687305</text:p>
          </table:table-cell>
          <table:table-cell office:value-type="float" office:value="-0.003760663" calcext:value-type="float">
            <text:p>-0.003760663</text:p>
          </table:table-cell>
          <table:table-cell office:value-type="float" office:value="1845.691" calcext:value-type="float">
            <text:p>1845.691</text:p>
          </table:table-cell>
          <table:table-cell office:value-type="float" office:value="0" calcext:value-type="float">
            <text:p>0</text:p>
          </table:table-cell>
          <table:table-cell office:value-type="float" office:value="-0.005061681" calcext:value-type="float">
            <text:p>-0.005061681</text:p>
          </table:table-cell>
          <table:table-cell office:value-type="float" office:value="0.009444878" calcext:value-type="float">
            <text:p>0.00944487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349" calcext:value-type="float">
            <text:p>-1.22834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652.2942" calcext:value-type="float">
            <text:p>652.2942</text:p>
          </table:table-cell>
          <table:table-cell office:value-type="float" office:value="241.5215" calcext:value-type="float">
            <text:p>241.521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9.423" calcext:value-type="float">
            <text:p>1279.423</text:p>
          </table:table-cell>
          <table:table-cell office:value-type="float" office:value="382.4591" calcext:value-type="float">
            <text:p>382.4591</text:p>
          </table:table-cell>
          <table:table-cell office:value-type="float" office:value="2.409723" calcext:value-type="float">
            <text:p>2.409723</text:p>
          </table:table-cell>
          <table:table-cell office:value-type="float" office:value="0.2685223" calcext:value-type="float">
            <text:p>0.2685223</text:p>
          </table:table-cell>
          <table:table-cell office:value-type="float" office:value="0.3111577" calcext:value-type="float">
            <text:p>0.3111577</text:p>
          </table:table-cell>
          <table:table-cell office:value-type="float" office:value="0.331664" calcext:value-type="float">
            <text:p>0.331664</text:p>
          </table:table-cell>
          <table:table-cell office:value-type="float" office:value="0.3494522" calcext:value-type="float">
            <text:p>0.3494522</text:p>
          </table:table-cell>
          <table:table-cell office:value-type="float" office:value="0.3620472" calcext:value-type="float">
            <text:p>0.3620472</text:p>
          </table:table-cell>
          <table:table-cell office:value-type="float" office:value="0.3747517" calcext:value-type="float">
            <text:p>0.3747517</text:p>
          </table:table-cell>
          <table:table-cell office:value-type="float" office:value="0.4241552" calcext:value-type="float">
            <text:p>0.4241552</text:p>
          </table:table-cell>
          <table:table-cell office:value-type="float" office:value="0.3772171" calcext:value-type="float">
            <text:p>0.3772171</text:p>
          </table:table-cell>
          <table:table-cell office:value-type="float" office:value="0.3889636" calcext:value-type="float">
            <text:p>0.3889636</text:p>
          </table:table-cell>
          <table:table-cell office:value-type="float" office:value="0.4140017" calcext:value-type="float">
            <text:p>0.4140017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13" calcext:value-type="float">
            <text:p>0.5112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71972" calcext:value-type="float">
            <text:p>0.07071972</text:p>
          </table:table-cell>
          <table:table-cell office:value-type="float" office:value="1.867734E-015" calcext:value-type="float">
            <text:p>1.867734E-15</text:p>
          </table:table-cell>
          <table:table-cell office:value-type="float" office:value="9.352386E-016" calcext:value-type="float">
            <text:p>9.352386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715111" calcext:value-type="float">
            <text:p>-0.03715111</text:p>
          </table:table-cell>
          <table:table-cell office:value-type="float" office:value="-0.01463316" calcext:value-type="float">
            <text:p>-0.01463316</text:p>
          </table:table-cell>
          <table:table-cell office:value-type="float" office:value="-0.009390995" calcext:value-type="float">
            <text:p>-0.009390995</text:p>
          </table:table-cell>
          <table:table-cell office:value-type="float" office:value="-0.006586182" calcext:value-type="float">
            <text:p>-0.006586182</text:p>
          </table:table-cell>
          <table:table-cell office:value-type="float" office:value="-0.005177784" calcext:value-type="float">
            <text:p>-0.005177784</text:p>
          </table:table-cell>
          <table:table-cell office:value-type="float" office:value="-0.00407884" calcext:value-type="float">
            <text:p>-0.00407884</text:p>
          </table:table-cell>
          <table:table-cell office:value-type="float" office:value="-0.002668076" calcext:value-type="float">
            <text:p>-0.002668076</text:p>
          </table:table-cell>
          <table:table-cell office:value-type="float" office:value="-0.009144476" calcext:value-type="float">
            <text:p>-0.009144476</text:p>
          </table:table-cell>
          <table:table-cell office:value-type="float" office:value="-0.006823187" calcext:value-type="float">
            <text:p>-0.006823187</text:p>
          </table:table-cell>
          <table:table-cell office:value-type="float" office:value="-0.00375917" calcext:value-type="float">
            <text:p>-0.00375917</text:p>
          </table:table-cell>
          <table:table-cell office:value-type="float" office:value="1855.515" calcext:value-type="float">
            <text:p>1855.515</text:p>
          </table:table-cell>
          <table:table-cell office:value-type="float" office:value="0" calcext:value-type="float">
            <text:p>0</text:p>
          </table:table-cell>
          <table:table-cell office:value-type="float" office:value="-0.06955434" calcext:value-type="float">
            <text:p>-0.06955434</text:p>
          </table:table-cell>
          <table:table-cell office:value-type="float" office:value="0.009580152" calcext:value-type="float">
            <text:p>0.00958015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272" calcext:value-type="float">
            <text:p>-1.22827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652.2942" calcext:value-type="float">
            <text:p>652.2942</text:p>
          </table:table-cell>
          <table:table-cell office:value-type="float" office:value="241.916" calcext:value-type="float">
            <text:p>241.91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3.94" calcext:value-type="float">
            <text:p>1273.94</text:p>
          </table:table-cell>
          <table:table-cell office:value-type="float" office:value="387.5486" calcext:value-type="float">
            <text:p>387.5486</text:p>
          </table:table-cell>
          <table:table-cell office:value-type="float" office:value="2.153592" calcext:value-type="float">
            <text:p>2.153592</text:p>
          </table:table-cell>
          <table:table-cell office:value-type="float" office:value="0.1266945" calcext:value-type="float">
            <text:p>0.1266945</text:p>
          </table:table-cell>
          <table:table-cell office:value-type="float" office:value="0.3171034" calcext:value-type="float">
            <text:p>0.3171034</text:p>
          </table:table-cell>
          <table:table-cell office:value-type="float" office:value="0.3243799" calcext:value-type="float">
            <text:p>0.3243799</text:p>
          </table:table-cell>
          <table:table-cell office:value-type="float" office:value="0.3326485" calcext:value-type="float">
            <text:p>0.3326485</text:p>
          </table:table-cell>
          <table:table-cell office:value-type="float" office:value="0.3403706" calcext:value-type="float">
            <text:p>0.3403706</text:p>
          </table:table-cell>
          <table:table-cell office:value-type="float" office:value="0.3474587" calcext:value-type="float">
            <text:p>0.3474587</text:p>
          </table:table-cell>
          <table:table-cell office:value-type="float" office:value="0.3933465" calcext:value-type="float">
            <text:p>0.3933465</text:p>
          </table:table-cell>
          <table:table-cell office:value-type="float" office:value="0.3794196" calcext:value-type="float">
            <text:p>0.3794196</text:p>
          </table:table-cell>
          <table:table-cell office:value-type="float" office:value="0.3893867" calcext:value-type="float">
            <text:p>0.3893867</text:p>
          </table:table-cell>
          <table:table-cell office:value-type="float" office:value="0.4140334" calcext:value-type="float">
            <text:p>0.4140334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19" calcext:value-type="float">
            <text:p>0.511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0087" calcext:value-type="float">
            <text:p>0.1950087</text:p>
          </table:table-cell>
          <table:table-cell office:value-type="float" office:value="0.0133906" calcext:value-type="float">
            <text:p>0.0133906</text:p>
          </table:table-cell>
          <table:table-cell office:value-type="float" office:value="9.352354E-016" calcext:value-type="float">
            <text:p>9.352354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43763" calcext:value-type="float">
            <text:p>-3.843763</text:p>
          </table:table-cell>
          <table:table-cell office:value-type="float" office:value="-0.01281015" calcext:value-type="float">
            <text:p>-0.01281015</text:p>
          </table:table-cell>
          <table:table-cell office:value-type="float" office:value="-0.01104257" calcext:value-type="float">
            <text:p>-0.01104257</text:p>
          </table:table-cell>
          <table:table-cell office:value-type="float" office:value="-0.009299821" calcext:value-type="float">
            <text:p>-0.009299821</text:p>
          </table:table-cell>
          <table:table-cell office:value-type="float" office:value="-0.007929035" calcext:value-type="float">
            <text:p>-0.007929035</text:p>
          </table:table-cell>
          <table:table-cell office:value-type="float" office:value="-0.006861585" calcext:value-type="float">
            <text:p>-0.006861585</text:p>
          </table:table-cell>
          <table:table-cell office:value-type="float" office:value="-0.005486858" calcext:value-type="float">
            <text:p>-0.005486858</text:p>
          </table:table-cell>
          <table:table-cell office:value-type="float" office:value="-0.008642018" calcext:value-type="float">
            <text:p>-0.008642018</text:p>
          </table:table-cell>
          <table:table-cell office:value-type="float" office:value="-0.006752549" calcext:value-type="float">
            <text:p>-0.006752549</text:p>
          </table:table-cell>
          <table:table-cell office:value-type="float" office:value="-0.003756432" calcext:value-type="float">
            <text:p>-0.003756432</text:p>
          </table:table-cell>
          <table:table-cell office:value-type="float" office:value="1864.139" calcext:value-type="float">
            <text:p>1864.139</text:p>
          </table:table-cell>
          <table:table-cell office:value-type="float" office:value="0" calcext:value-type="float">
            <text:p>0</text:p>
          </table:table-cell>
          <table:table-cell office:value-type="float" office:value="-8.040361" calcext:value-type="float">
            <text:p>-8.040361</text:p>
          </table:table-cell>
          <table:table-cell office:value-type="float" office:value="0.009611777" calcext:value-type="float">
            <text:p>0.00961177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124" calcext:value-type="float">
            <text:p>-1.2281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652.2942" calcext:value-type="float">
            <text:p>652.2942</text:p>
          </table:table-cell>
          <table:table-cell office:value-type="float" office:value="242.2114" calcext:value-type="float">
            <text:p>242.211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9.9" calcext:value-type="float">
            <text:p>1269.9</text:p>
          </table:table-cell>
          <table:table-cell office:value-type="float" office:value="391.2924" calcext:value-type="float">
            <text:p>391.2924</text:p>
          </table:table-cell>
          <table:table-cell office:value-type="float" office:value="1.562689" calcext:value-type="float">
            <text:p>1.562689</text:p>
          </table:table-cell>
          <table:table-cell office:value-type="float" office:value="0.1533421" calcext:value-type="float">
            <text:p>0.1533421</text:p>
          </table:table-cell>
          <table:table-cell office:value-type="float" office:value="0.3040525" calcext:value-type="float">
            <text:p>0.3040525</text:p>
          </table:table-cell>
          <table:table-cell office:value-type="float" office:value="0.309724" calcext:value-type="float">
            <text:p>0.309724</text:p>
          </table:table-cell>
          <table:table-cell office:value-type="float" office:value="0.3168616" calcext:value-type="float">
            <text:p>0.3168616</text:p>
          </table:table-cell>
          <table:table-cell office:value-type="float" office:value="0.3230965" calcext:value-type="float">
            <text:p>0.3230965</text:p>
          </table:table-cell>
          <table:table-cell office:value-type="float" office:value="0.329183" calcext:value-type="float">
            <text:p>0.329183</text:p>
          </table:table-cell>
          <table:table-cell office:value-type="float" office:value="0.3792215" calcext:value-type="float">
            <text:p>0.3792215</text:p>
          </table:table-cell>
          <table:table-cell office:value-type="float" office:value="0.3787451" calcext:value-type="float">
            <text:p>0.3787451</text:p>
          </table:table-cell>
          <table:table-cell office:value-type="float" office:value="0.3897505" calcext:value-type="float">
            <text:p>0.3897505</text:p>
          </table:table-cell>
          <table:table-cell office:value-type="float" office:value="0.4140789" calcext:value-type="float">
            <text:p>0.4140789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15" calcext:value-type="float">
            <text:p>0.5112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1248" calcext:value-type="float">
            <text:p>0.1741248</text:p>
          </table:table-cell>
          <table:table-cell office:value-type="float" office:value="0.05119602" calcext:value-type="float">
            <text:p>0.05119602</text:p>
          </table:table-cell>
          <table:table-cell office:value-type="float" office:value="9.417981E-016" calcext:value-type="float">
            <text:p>9.417981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20854" calcext:value-type="float">
            <text:p>-1.120854</text:p>
          </table:table-cell>
          <table:table-cell office:value-type="float" office:value="-0.0173025" calcext:value-type="float">
            <text:p>-0.0173025</text:p>
          </table:table-cell>
          <table:table-cell office:value-type="float" office:value="-0.01525536" calcext:value-type="float">
            <text:p>-0.01525536</text:p>
          </table:table-cell>
          <table:table-cell office:value-type="float" office:value="-0.01303016" calcext:value-type="float">
            <text:p>-0.01303016</text:p>
          </table:table-cell>
          <table:table-cell office:value-type="float" office:value="-0.0113887" calcext:value-type="float">
            <text:p>-0.0113887</text:p>
          </table:table-cell>
          <table:table-cell office:value-type="float" office:value="-0.01000635" calcext:value-type="float">
            <text:p>-0.01000635</text:p>
          </table:table-cell>
          <table:table-cell office:value-type="float" office:value="-0.007823964" calcext:value-type="float">
            <text:p>-0.007823964</text:p>
          </table:table-cell>
          <table:table-cell office:value-type="float" office:value="-0.008786658" calcext:value-type="float">
            <text:p>-0.008786658</text:p>
          </table:table-cell>
          <table:table-cell office:value-type="float" office:value="-0.006692089" calcext:value-type="float">
            <text:p>-0.006692089</text:p>
          </table:table-cell>
          <table:table-cell office:value-type="float" office:value="-0.003752484" calcext:value-type="float">
            <text:p>-0.003752484</text:p>
          </table:table-cell>
          <table:table-cell office:value-type="float" office:value="1871.357" calcext:value-type="float">
            <text:p>1871.357</text:p>
          </table:table-cell>
          <table:table-cell office:value-type="float" office:value="0" calcext:value-type="float">
            <text:p>0</text:p>
          </table:table-cell>
          <table:table-cell office:value-type="float" office:value="-3.690645" calcext:value-type="float">
            <text:p>-3.690645</text:p>
          </table:table-cell>
          <table:table-cell office:value-type="float" office:value="0.009653147" calcext:value-type="float">
            <text:p>0.00965314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913" calcext:value-type="float">
            <text:p>-1.2279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652.2942" calcext:value-type="float">
            <text:p>652.2942</text:p>
          </table:table-cell>
          <table:table-cell office:value-type="float" office:value="242.2639" calcext:value-type="float">
            <text:p>242.263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7.367" calcext:value-type="float">
            <text:p>1267.367</text:p>
          </table:table-cell>
          <table:table-cell office:value-type="float" office:value="393.7749" calcext:value-type="float">
            <text:p>393.7749</text:p>
          </table:table-cell>
          <table:table-cell office:value-type="float" office:value="0.5112559" calcext:value-type="float">
            <text:p>0.5112559</text:p>
          </table:table-cell>
          <table:table-cell office:value-type="float" office:value="0.2321237" calcext:value-type="float">
            <text:p>0.2321237</text:p>
          </table:table-cell>
          <table:table-cell office:value-type="float" office:value="0.2820777" calcext:value-type="float">
            <text:p>0.2820777</text:p>
          </table:table-cell>
          <table:table-cell office:value-type="float" office:value="0.2977801" calcext:value-type="float">
            <text:p>0.2977801</text:p>
          </table:table-cell>
          <table:table-cell office:value-type="float" office:value="0.3077148" calcext:value-type="float">
            <text:p>0.3077148</text:p>
          </table:table-cell>
          <table:table-cell office:value-type="float" office:value="0.314299" calcext:value-type="float">
            <text:p>0.314299</text:p>
          </table:table-cell>
          <table:table-cell office:value-type="float" office:value="0.3221466" calcext:value-type="float">
            <text:p>0.3221466</text:p>
          </table:table-cell>
          <table:table-cell office:value-type="float" office:value="0.3795643" calcext:value-type="float">
            <text:p>0.3795643</text:p>
          </table:table-cell>
          <table:table-cell office:value-type="float" office:value="0.3771279" calcext:value-type="float">
            <text:p>0.3771279</text:p>
          </table:table-cell>
          <table:table-cell office:value-type="float" office:value="0.3899331" calcext:value-type="float">
            <text:p>0.3899331</text:p>
          </table:table-cell>
          <table:table-cell office:value-type="float" office:value="0.4141303" calcext:value-type="float">
            <text:p>0.4141303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27" calcext:value-type="float">
            <text:p>0.51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0336" calcext:value-type="float">
            <text:p>0.1100336</text:p>
          </table:table-cell>
          <table:table-cell office:value-type="float" office:value="0.04145272" calcext:value-type="float">
            <text:p>0.04145272</text:p>
          </table:table-cell>
          <table:table-cell office:value-type="float" office:value="9.41795E-016" calcext:value-type="float">
            <text:p>9.41795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267665" calcext:value-type="float">
            <text:p>-0.09267665</text:p>
          </table:table-cell>
          <table:table-cell office:value-type="float" office:value="-0.02914665" calcext:value-type="float">
            <text:p>-0.02914665</text:p>
          </table:table-cell>
          <table:table-cell office:value-type="float" office:value="-0.01999165" calcext:value-type="float">
            <text:p>-0.01999165</text:p>
          </table:table-cell>
          <table:table-cell office:value-type="float" office:value="-0.01597352" calcext:value-type="float">
            <text:p>-0.01597352</text:p>
          </table:table-cell>
          <table:table-cell office:value-type="float" office:value="-0.01381492" calcext:value-type="float">
            <text:p>-0.01381492</text:p>
          </table:table-cell>
          <table:table-cell office:value-type="float" office:value="-0.01165613" calcext:value-type="float">
            <text:p>-0.01165613</text:p>
          </table:table-cell>
          <table:table-cell office:value-type="float" office:value="-0.007780183" calcext:value-type="float">
            <text:p>-0.007780183</text:p>
          </table:table-cell>
          <table:table-cell office:value-type="float" office:value="-0.009155842" calcext:value-type="float">
            <text:p>-0.009155842</text:p>
          </table:table-cell>
          <table:table-cell office:value-type="float" office:value="-0.006661804" calcext:value-type="float">
            <text:p>-0.006661804</text:p>
          </table:table-cell>
          <table:table-cell office:value-type="float" office:value="-0.003748026" calcext:value-type="float">
            <text:p>-0.003748026</text:p>
          </table:table-cell>
          <table:table-cell office:value-type="float" office:value="1877.265" calcext:value-type="float">
            <text:p>1877.265</text:p>
          </table:table-cell>
          <table:table-cell office:value-type="float" office:value="0" calcext:value-type="float">
            <text:p>0</text:p>
          </table:table-cell>
          <table:table-cell office:value-type="float" office:value="-0.1874385" calcext:value-type="float">
            <text:p>-0.1874385</text:p>
          </table:table-cell>
          <table:table-cell office:value-type="float" office:value="0.009603509" calcext:value-type="float">
            <text:p>0.00960350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673" calcext:value-type="float">
            <text:p>-1.22767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652.2942" calcext:value-type="float">
            <text:p>652.2942</text:p>
          </table:table-cell>
          <table:table-cell office:value-type="float" office:value="242.4039" calcext:value-type="float">
            <text:p>242.403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5.396" calcext:value-type="float">
            <text:p>1265.396</text:p>
          </table:table-cell>
          <table:table-cell office:value-type="float" office:value="395.6055" calcext:value-type="float">
            <text:p>395.6055</text:p>
          </table:table-cell>
          <table:table-cell office:value-type="float" office:value="0" calcext:value-type="float">
            <text:p>0</text:p>
          </table:table-cell>
          <table:table-cell office:value-type="float" office:value="0.2330703" calcext:value-type="float">
            <text:p>0.2330703</text:p>
          </table:table-cell>
          <table:table-cell office:value-type="float" office:value="0.2781369" calcext:value-type="float">
            <text:p>0.2781369</text:p>
          </table:table-cell>
          <table:table-cell office:value-type="float" office:value="0.2942172" calcext:value-type="float">
            <text:p>0.2942172</text:p>
          </table:table-cell>
          <table:table-cell office:value-type="float" office:value="0.3039094" calcext:value-type="float">
            <text:p>0.3039094</text:p>
          </table:table-cell>
          <table:table-cell office:value-type="float" office:value="0.310913" calcext:value-type="float">
            <text:p>0.310913</text:p>
          </table:table-cell>
          <table:table-cell office:value-type="float" office:value="0.3190994" calcext:value-type="float">
            <text:p>0.3190994</text:p>
          </table:table-cell>
          <table:table-cell office:value-type="float" office:value="0.3780183" calcext:value-type="float">
            <text:p>0.3780183</text:p>
          </table:table-cell>
          <table:table-cell office:value-type="float" office:value="0.37593" calcext:value-type="float">
            <text:p>0.37593</text:p>
          </table:table-cell>
          <table:table-cell office:value-type="float" office:value="0.3899851" calcext:value-type="float">
            <text:p>0.3899851</text:p>
          </table:table-cell>
          <table:table-cell office:value-type="float" office:value="0.414178" calcext:value-type="float">
            <text:p>0.414178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17" calcext:value-type="float">
            <text:p>0.5112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11145" calcext:value-type="float">
            <text:p>0.08911145</text:p>
          </table:table-cell>
          <table:table-cell office:value-type="float" office:value="0.0008176274" calcext:value-type="float">
            <text:p>0.0008176274</text:p>
          </table:table-cell>
          <table:table-cell office:value-type="float" office:value="9.417917E-016" calcext:value-type="float">
            <text:p>9.417917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8877417" calcext:value-type="float">
            <text:p>-0.08877417</text:p>
          </table:table-cell>
          <table:table-cell office:value-type="float" office:value="-0.0319678" calcext:value-type="float">
            <text:p>-0.0319678</text:p>
          </table:table-cell>
          <table:table-cell office:value-type="float" office:value="-0.02172875" calcext:value-type="float">
            <text:p>-0.02172875</text:p>
          </table:table-cell>
          <table:table-cell office:value-type="float" office:value="-0.01742561" calcext:value-type="float">
            <text:p>-0.01742561</text:p>
          </table:table-cell>
          <table:table-cell office:value-type="float" office:value="-0.0148994" calcext:value-type="float">
            <text:p>-0.0148994</text:p>
          </table:table-cell>
          <table:table-cell office:value-type="float" office:value="-0.01244167" calcext:value-type="float">
            <text:p>-0.01244167</text:p>
          </table:table-cell>
          <table:table-cell office:value-type="float" office:value="-0.008087665" calcext:value-type="float">
            <text:p>-0.008087665</text:p>
          </table:table-cell>
          <table:table-cell office:value-type="float" office:value="-0.009440193" calcext:value-type="float">
            <text:p>-0.009440193</text:p>
          </table:table-cell>
          <table:table-cell office:value-type="float" office:value="-0.006653135" calcext:value-type="float">
            <text:p>-0.006653135</text:p>
          </table:table-cell>
          <table:table-cell office:value-type="float" office:value="-0.003743884" calcext:value-type="float">
            <text:p>-0.003743884</text:p>
          </table:table-cell>
          <table:table-cell office:value-type="float" office:value="1882.514" calcext:value-type="float">
            <text:p>1882.514</text:p>
          </table:table-cell>
          <table:table-cell office:value-type="float" office:value="0" calcext:value-type="float">
            <text:p>0</text:p>
          </table:table-cell>
          <table:table-cell office:value-type="float" office:value="-0.1652504" calcext:value-type="float">
            <text:p>-0.1652504</text:p>
          </table:table-cell>
          <table:table-cell office:value-type="float" office:value="0.009522355" calcext:value-type="float">
            <text:p>0.00952235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451" calcext:value-type="float">
            <text:p>-1.2274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654.8943" calcext:value-type="float">
            <text:p>654.8943</text:p>
          </table:table-cell>
          <table:table-cell office:value-type="float" office:value="242.66" calcext:value-type="float">
            <text:p>242.6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6.307" calcext:value-type="float">
            <text:p>1266.307</text:p>
          </table:table-cell>
          <table:table-cell office:value-type="float" office:value="397.035" calcext:value-type="float">
            <text:p>397.035</text:p>
          </table:table-cell>
          <table:table-cell office:value-type="float" office:value="0" calcext:value-type="float">
            <text:p>0</text:p>
          </table:table-cell>
          <table:table-cell office:value-type="float" office:value="0.2317709" calcext:value-type="float">
            <text:p>0.2317709</text:p>
          </table:table-cell>
          <table:table-cell office:value-type="float" office:value="0.2761492" calcext:value-type="float">
            <text:p>0.2761492</text:p>
          </table:table-cell>
          <table:table-cell office:value-type="float" office:value="0.2903964" calcext:value-type="float">
            <text:p>0.2903964</text:p>
          </table:table-cell>
          <table:table-cell office:value-type="float" office:value="0.3008541" calcext:value-type="float">
            <text:p>0.3008541</text:p>
          </table:table-cell>
          <table:table-cell office:value-type="float" office:value="0.3082493" calcext:value-type="float">
            <text:p>0.3082493</text:p>
          </table:table-cell>
          <table:table-cell office:value-type="float" office:value="0.3181366" calcext:value-type="float">
            <text:p>0.3181366</text:p>
          </table:table-cell>
          <table:table-cell office:value-type="float" office:value="0.3870631" calcext:value-type="float">
            <text:p>0.3870631</text:p>
          </table:table-cell>
          <table:table-cell office:value-type="float" office:value="0.3747939" calcext:value-type="float">
            <text:p>0.3747939</text:p>
          </table:table-cell>
          <table:table-cell office:value-type="float" office:value="0.3899515" calcext:value-type="float">
            <text:p>0.3899515</text:p>
          </table:table-cell>
          <table:table-cell office:value-type="float" office:value="0.4142175" calcext:value-type="float">
            <text:p>0.4142175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26" calcext:value-type="float">
            <text:p>0.511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8184" calcext:value-type="float">
            <text:p>0.1668184</text:p>
          </table:table-cell>
          <table:table-cell office:value-type="float" office:value="0.001105556" calcext:value-type="float">
            <text:p>0.001105556</text:p>
          </table:table-cell>
          <table:table-cell office:value-type="float" office:value="9.417888E-016" calcext:value-type="float">
            <text:p>9.417888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39267" calcext:value-type="float">
            <text:p>-0.09839267</text:p>
          </table:table-cell>
          <table:table-cell office:value-type="float" office:value="-0.03367165" calcext:value-type="float">
            <text:p>-0.03367165</text:p>
          </table:table-cell>
          <table:table-cell office:value-type="float" office:value="-0.02382548" calcext:value-type="float">
            <text:p>-0.02382548</text:p>
          </table:table-cell>
          <table:table-cell office:value-type="float" office:value="-0.01869921" calcext:value-type="float">
            <text:p>-0.01869921</text:p>
          </table:table-cell>
          <table:table-cell office:value-type="float" office:value="-0.01582551" calcext:value-type="float">
            <text:p>-0.01582551</text:p>
          </table:table-cell>
          <table:table-cell office:value-type="float" office:value="-0.01277408" calcext:value-type="float">
            <text:p>-0.01277408</text:p>
          </table:table-cell>
          <table:table-cell office:value-type="float" office:value="-0.00659229" calcext:value-type="float">
            <text:p>-0.00659229</text:p>
          </table:table-cell>
          <table:table-cell office:value-type="float" office:value="-0.00972267" calcext:value-type="float">
            <text:p>-0.00972267</text:p>
          </table:table-cell>
          <table:table-cell office:value-type="float" office:value="-0.006658495" calcext:value-type="float">
            <text:p>-0.006658495</text:p>
          </table:table-cell>
          <table:table-cell office:value-type="float" office:value="-0.003740462" calcext:value-type="float">
            <text:p>-0.003740462</text:p>
          </table:table-cell>
          <table:table-cell office:value-type="float" office:value="1887.442" calcext:value-type="float">
            <text:p>1887.442</text:p>
          </table:table-cell>
          <table:table-cell office:value-type="float" office:value="0" calcext:value-type="float">
            <text:p>0</text:p>
          </table:table-cell>
          <table:table-cell office:value-type="float" office:value="-0.350555" calcext:value-type="float">
            <text:p>-0.350555</text:p>
          </table:table-cell>
          <table:table-cell office:value-type="float" office:value="0.009876024" calcext:value-type="float">
            <text:p>0.00987602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266" calcext:value-type="float">
            <text:p>-1.22726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665.7941" calcext:value-type="float">
            <text:p>665.7941</text:p>
          </table:table-cell>
          <table:table-cell office:value-type="float" office:value="242.1894" calcext:value-type="float">
            <text:p>242.189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4.954" calcext:value-type="float">
            <text:p>1274.954</text:p>
          </table:table-cell>
          <table:table-cell office:value-type="float" office:value="399.7584" calcext:value-type="float">
            <text:p>399.7584</text:p>
          </table:table-cell>
          <table:table-cell office:value-type="float" office:value="0" calcext:value-type="float">
            <text:p>0</text:p>
          </table:table-cell>
          <table:table-cell office:value-type="float" office:value="0.340197" calcext:value-type="float">
            <text:p>0.340197</text:p>
          </table:table-cell>
          <table:table-cell office:value-type="float" office:value="0.3280728" calcext:value-type="float">
            <text:p>0.3280728</text:p>
          </table:table-cell>
          <table:table-cell office:value-type="float" office:value="0.3007302" calcext:value-type="float">
            <text:p>0.3007302</text:p>
          </table:table-cell>
          <table:table-cell office:value-type="float" office:value="0.3134976" calcext:value-type="float">
            <text:p>0.3134976</text:p>
          </table:table-cell>
          <table:table-cell office:value-type="float" office:value="0.3411705" calcext:value-type="float">
            <text:p>0.3411705</text:p>
          </table:table-cell>
          <table:table-cell office:value-type="float" office:value="0.3665057" calcext:value-type="float">
            <text:p>0.3665057</text:p>
          </table:table-cell>
          <table:table-cell office:value-type="float" office:value="0.4243007" calcext:value-type="float">
            <text:p>0.4243007</text:p>
          </table:table-cell>
          <table:table-cell office:value-type="float" office:value="0.3775919" calcext:value-type="float">
            <text:p>0.3775919</text:p>
          </table:table-cell>
          <table:table-cell office:value-type="float" office:value="0.3898834" calcext:value-type="float">
            <text:p>0.3898834</text:p>
          </table:table-cell>
          <table:table-cell office:value-type="float" office:value="0.4140901" calcext:value-type="float">
            <text:p>0.414090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4798" calcext:value-type="float">
            <text:p>0.01314798</text:p>
          </table:table-cell>
          <table:table-cell office:value-type="float" office:value="1.860703E-015" calcext:value-type="float">
            <text:p>1.860703E-15</text:p>
          </table:table-cell>
          <table:table-cell office:value-type="float" office:value="9.417859E-016" calcext:value-type="float">
            <text:p>9.417859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40019" calcext:value-type="float">
            <text:p>-0.00840019</text:p>
          </table:table-cell>
          <table:table-cell office:value-type="float" office:value="-0.01101742" calcext:value-type="float">
            <text:p>-0.01101742</text:p>
          </table:table-cell>
          <table:table-cell office:value-type="float" office:value="-0.01914152" calcext:value-type="float">
            <text:p>-0.01914152</text:p>
          </table:table-cell>
          <table:table-cell office:value-type="float" office:value="-0.01417803" calcext:value-type="float">
            <text:p>-0.01417803</text:p>
          </table:table-cell>
          <table:table-cell office:value-type="float" office:value="-0.00789822" calcext:value-type="float">
            <text:p>-0.00789822</text:p>
          </table:table-cell>
          <table:table-cell office:value-type="float" office:value="-0.004751325" calcext:value-type="float">
            <text:p>-0.004751325</text:p>
          </table:table-cell>
          <table:table-cell office:value-type="float" office:value="-0.002625742" calcext:value-type="float">
            <text:p>-0.002625742</text:p>
          </table:table-cell>
          <table:table-cell office:value-type="float" office:value="-0.009057565" calcext:value-type="float">
            <text:p>-0.009057565</text:p>
          </table:table-cell>
          <table:table-cell office:value-type="float" office:value="-0.006670024" calcext:value-type="float">
            <text:p>-0.006670024</text:p>
          </table:table-cell>
          <table:table-cell office:value-type="float" office:value="-0.003751525" calcext:value-type="float">
            <text:p>-0.003751525</text:p>
          </table:table-cell>
          <table:table-cell office:value-type="float" office:value="1893.651" calcext:value-type="float">
            <text:p>1893.651</text:p>
          </table:table-cell>
          <table:table-cell office:value-type="float" office:value="0" calcext:value-type="float">
            <text:p>0</text:p>
          </table:table-cell>
          <table:table-cell office:value-type="float" office:value="-0.008270312" calcext:value-type="float">
            <text:p>-0.008270312</text:p>
          </table:table-cell>
          <table:table-cell office:value-type="float" office:value="0.009458175" calcext:value-type="float">
            <text:p>0.00945817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857" calcext:value-type="float">
            <text:p>-1.22785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675.2942" calcext:value-type="float">
            <text:p>675.2942</text:p>
          </table:table-cell>
          <table:table-cell office:value-type="float" office:value="242.3965" calcext:value-type="float">
            <text:p>242.396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8.982" calcext:value-type="float">
            <text:p>1278.982</text:p>
          </table:table-cell>
          <table:table-cell office:value-type="float" office:value="405.0264" calcext:value-type="float">
            <text:p>405.0264</text:p>
          </table:table-cell>
          <table:table-cell office:value-type="float" office:value="14.40924" calcext:value-type="float">
            <text:p>14.40924</text:p>
          </table:table-cell>
          <table:table-cell office:value-type="float" office:value="0.2879958" calcext:value-type="float">
            <text:p>0.2879958</text:p>
          </table:table-cell>
          <table:table-cell office:value-type="float" office:value="0.3106086" calcext:value-type="float">
            <text:p>0.3106086</text:p>
          </table:table-cell>
          <table:table-cell office:value-type="float" office:value="0.3288057" calcext:value-type="float">
            <text:p>0.3288057</text:p>
          </table:table-cell>
          <table:table-cell office:value-type="float" office:value="0.3394521" calcext:value-type="float">
            <text:p>0.3394521</text:p>
          </table:table-cell>
          <table:table-cell office:value-type="float" office:value="0.3471065" calcext:value-type="float">
            <text:p>0.3471065</text:p>
          </table:table-cell>
          <table:table-cell office:value-type="float" office:value="0.3575848" calcext:value-type="float">
            <text:p>0.3575848</text:p>
          </table:table-cell>
          <table:table-cell office:value-type="float" office:value="0.4118978" calcext:value-type="float">
            <text:p>0.4118978</text:p>
          </table:table-cell>
          <table:table-cell office:value-type="float" office:value="0.3804749" calcext:value-type="float">
            <text:p>0.3804749</text:p>
          </table:table-cell>
          <table:table-cell office:value-type="float" office:value="0.3901282" calcext:value-type="float">
            <text:p>0.3901282</text:p>
          </table:table-cell>
          <table:table-cell office:value-type="float" office:value="0.4141473" calcext:value-type="float">
            <text:p>0.414147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24" calcext:value-type="float">
            <text:p>0.511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31588" calcext:value-type="float">
            <text:p>0.06331588</text:p>
          </table:table-cell>
          <table:table-cell office:value-type="float" office:value="1.860691E-015" calcext:value-type="float">
            <text:p>1.860691E-15</text:p>
          </table:table-cell>
          <table:table-cell office:value-type="float" office:value="9.417823E-016" calcext:value-type="float">
            <text:p>9.417823E-1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53775" calcext:value-type="float">
            <text:p>-0.02453775</text:p>
          </table:table-cell>
          <table:table-cell office:value-type="float" office:value="-0.01463637" calcext:value-type="float">
            <text:p>-0.01463637</text:p>
          </table:table-cell>
          <table:table-cell office:value-type="float" office:value="-0.009947637" calcext:value-type="float">
            <text:p>-0.009947637</text:p>
          </table:table-cell>
          <table:table-cell office:value-type="float" office:value="-0.008062913" calcext:value-type="float">
            <text:p>-0.008062913</text:p>
          </table:table-cell>
          <table:table-cell office:value-type="float" office:value="-0.00694937" calcext:value-type="float">
            <text:p>-0.00694937</text:p>
          </table:table-cell>
          <table:table-cell office:value-type="float" office:value="-0.005660792" calcext:value-type="float">
            <text:p>-0.005660792</text:p>
          </table:table-cell>
          <table:table-cell office:value-type="float" office:value="-0.003545773" calcext:value-type="float">
            <text:p>-0.003545773</text:p>
          </table:table-cell>
          <table:table-cell office:value-type="float" office:value="-0.008418644" calcext:value-type="float">
            <text:p>-0.008418644</text:p>
          </table:table-cell>
          <table:table-cell office:value-type="float" office:value="-0.006630272" calcext:value-type="float">
            <text:p>-0.006630272</text:p>
          </table:table-cell>
          <table:table-cell office:value-type="float" office:value="-0.003746561" calcext:value-type="float">
            <text:p>-0.003746561</text:p>
          </table:table-cell>
          <table:table-cell office:value-type="float" office:value="1902.385" calcext:value-type="float">
            <text:p>1902.385</text:p>
          </table:table-cell>
          <table:table-cell office:value-type="float" office:value="0" calcext:value-type="float">
            <text:p>0</text:p>
          </table:table-cell>
          <table:table-cell office:value-type="float" office:value="-0.03624745" calcext:value-type="float">
            <text:p>-0.03624745</text:p>
          </table:table-cell>
          <table:table-cell office:value-type="float" office:value="0.009527136" calcext:value-type="float">
            <text:p>0.00952713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594" calcext:value-type="float">
            <text:p>-1.2275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675.2942" calcext:value-type="float">
            <text:p>675.2942</text:p>
          </table:table-cell>
          <table:table-cell office:value-type="float" office:value="242.6705" calcext:value-type="float">
            <text:p>242.670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4.389" calcext:value-type="float">
            <text:p>1274.389</text:p>
          </table:table-cell>
          <table:table-cell office:value-type="float" office:value="409.3441" calcext:value-type="float">
            <text:p>409.3441</text:p>
          </table:table-cell>
          <table:table-cell office:value-type="float" office:value="14.13851" calcext:value-type="float">
            <text:p>14.13851</text:p>
          </table:table-cell>
          <table:table-cell office:value-type="float" office:value="0.1191593" calcext:value-type="float">
            <text:p>0.1191593</text:p>
          </table:table-cell>
          <table:table-cell office:value-type="float" office:value="0.296321" calcext:value-type="float">
            <text:p>0.296321</text:p>
          </table:table-cell>
          <table:table-cell office:value-type="float" office:value="0.3104804" calcext:value-type="float">
            <text:p>0.3104804</text:p>
          </table:table-cell>
          <table:table-cell office:value-type="float" office:value="0.3227504" calcext:value-type="float">
            <text:p>0.3227504</text:p>
          </table:table-cell>
          <table:table-cell office:value-type="float" office:value="0.3324015" calcext:value-type="float">
            <text:p>0.3324015</text:p>
          </table:table-cell>
          <table:table-cell office:value-type="float" office:value="0.3408802" calcext:value-type="float">
            <text:p>0.3408802</text:p>
          </table:table-cell>
          <table:table-cell office:value-type="float" office:value="0.390001" calcext:value-type="float">
            <text:p>0.390001</text:p>
          </table:table-cell>
          <table:table-cell office:value-type="float" office:value="0.3814518" calcext:value-type="float">
            <text:p>0.3814518</text:p>
          </table:table-cell>
          <table:table-cell office:value-type="float" office:value="0.3904481" calcext:value-type="float">
            <text:p>0.3904481</text:p>
          </table:table-cell>
          <table:table-cell office:value-type="float" office:value="0.4142074" calcext:value-type="float">
            <text:p>0.414207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06" calcext:value-type="float">
            <text:p>0.511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378" calcext:value-type="float">
            <text:p>0.231378</text:p>
          </table:table-cell>
          <table:table-cell office:value-type="float" office:value="0.03176292" calcext:value-type="float">
            <text:p>0.03176292</text:p>
          </table:table-cell>
          <table:table-cell office:value-type="float" office:value="0.0003416495" calcext:value-type="float">
            <text:p>0.0003416495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525759" calcext:value-type="float">
            <text:p>-5.525759</text:p>
          </table:table-cell>
          <table:table-cell office:value-type="float" office:value="-0.02036776" calcext:value-type="float">
            <text:p>-0.02036776</text:p>
          </table:table-cell>
          <table:table-cell office:value-type="float" office:value="-0.01490644" calcext:value-type="float">
            <text:p>-0.01490644</text:p>
          </table:table-cell>
          <table:table-cell office:value-type="float" office:value="-0.01146119" calcext:value-type="float">
            <text:p>-0.01146119</text:p>
          </table:table-cell>
          <table:table-cell office:value-type="float" office:value="-0.009350093" calcext:value-type="float">
            <text:p>-0.009350093</text:p>
          </table:table-cell>
          <table:table-cell office:value-type="float" office:value="-0.007841921" calcext:value-type="float">
            <text:p>-0.007841921</text:p>
          </table:table-cell>
          <table:table-cell office:value-type="float" office:value="-0.005952146" calcext:value-type="float">
            <text:p>-0.005952146</text:p>
          </table:table-cell>
          <table:table-cell office:value-type="float" office:value="-0.008207596" calcext:value-type="float">
            <text:p>-0.008207596</text:p>
          </table:table-cell>
          <table:table-cell office:value-type="float" office:value="-0.006578336" calcext:value-type="float">
            <text:p>-0.006578336</text:p>
          </table:table-cell>
          <table:table-cell office:value-type="float" office:value="-0.003741362" calcext:value-type="float">
            <text:p>-0.003741362</text:p>
          </table:table-cell>
          <table:table-cell office:value-type="float" office:value="1910.228" calcext:value-type="float">
            <text:p>1910.228</text:p>
          </table:table-cell>
          <table:table-cell office:value-type="float" office:value="0" calcext:value-type="float">
            <text:p>0</text:p>
          </table:table-cell>
          <table:table-cell office:value-type="float" office:value="-11.39652" calcext:value-type="float">
            <text:p>-11.39652</text:p>
          </table:table-cell>
          <table:table-cell office:value-type="float" office:value="0.009630668" calcext:value-type="float">
            <text:p>0.00963066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317" calcext:value-type="float">
            <text:p>-1.2273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675.2942" calcext:value-type="float">
            <text:p>675.2942</text:p>
          </table:table-cell>
          <table:table-cell office:value-type="float" office:value="242.8421" calcext:value-type="float">
            <text:p>242.842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1.608" calcext:value-type="float">
            <text:p>1271.608</text:p>
          </table:table-cell>
          <table:table-cell office:value-type="float" office:value="411.9542" calcext:value-type="float">
            <text:p>411.9542</text:p>
          </table:table-cell>
          <table:table-cell office:value-type="float" office:value="13.92573" calcext:value-type="float">
            <text:p>13.92573</text:p>
          </table:table-cell>
          <table:table-cell office:value-type="float" office:value="0.1190389" calcext:value-type="float">
            <text:p>0.1190389</text:p>
          </table:table-cell>
          <table:table-cell office:value-type="float" office:value="0.2504377" calcext:value-type="float">
            <text:p>0.2504377</text:p>
          </table:table-cell>
          <table:table-cell office:value-type="float" office:value="0.2851348" calcext:value-type="float">
            <text:p>0.2851348</text:p>
          </table:table-cell>
          <table:table-cell office:value-type="float" office:value="0.306642" calcext:value-type="float">
            <text:p>0.306642</text:p>
          </table:table-cell>
          <table:table-cell office:value-type="float" office:value="0.3161887" calcext:value-type="float">
            <text:p>0.3161887</text:p>
          </table:table-cell>
          <table:table-cell office:value-type="float" office:value="0.3229973" calcext:value-type="float">
            <text:p>0.3229973</text:p>
          </table:table-cell>
          <table:table-cell office:value-type="float" office:value="0.3731677" calcext:value-type="float">
            <text:p>0.3731677</text:p>
          </table:table-cell>
          <table:table-cell office:value-type="float" office:value="0.379655" calcext:value-type="float">
            <text:p>0.379655</text:p>
          </table:table-cell>
          <table:table-cell office:value-type="float" office:value="0.3906548" calcext:value-type="float">
            <text:p>0.3906548</text:p>
          </table:table-cell>
          <table:table-cell office:value-type="float" office:value="0.4142679" calcext:value-type="float">
            <text:p>0.4142679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03" calcext:value-type="float">
            <text:p>0.5112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7316" calcext:value-type="float">
            <text:p>0.2307316</text:p>
          </table:table-cell>
          <table:table-cell office:value-type="float" office:value="0.2169461" calcext:value-type="float">
            <text:p>0.2169461</text:p>
          </table:table-cell>
          <table:table-cell office:value-type="float" office:value="0.01199828" calcext:value-type="float">
            <text:p>0.01199828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810227" calcext:value-type="float">
            <text:p>-5.810227</text:p>
          </table:table-cell>
          <table:table-cell office:value-type="float" office:value="-0.05983736" calcext:value-type="float">
            <text:p>-0.05983736</text:p>
          </table:table-cell>
          <table:table-cell office:value-type="float" office:value="-0.02692097" calcext:value-type="float">
            <text:p>-0.02692097</text:p>
          </table:table-cell>
          <table:table-cell office:value-type="float" office:value="-0.01634408" calcext:value-type="float">
            <text:p>-0.01634408</text:p>
          </table:table-cell>
          <table:table-cell office:value-type="float" office:value="-0.0132248" calcext:value-type="float">
            <text:p>-0.0132248</text:p>
          </table:table-cell>
          <table:table-cell office:value-type="float" office:value="-0.01140084" calcext:value-type="float">
            <text:p>-0.01140084</text:p>
          </table:table-cell>
          <table:table-cell office:value-type="float" office:value="-0.00913714" calcext:value-type="float">
            <text:p>-0.00913714</text:p>
          </table:table-cell>
          <table:table-cell office:value-type="float" office:value="-0.008583492" calcext:value-type="float">
            <text:p>-0.008583492</text:p>
          </table:table-cell>
          <table:table-cell office:value-type="float" office:value="-0.006544733" calcext:value-type="float">
            <text:p>-0.006544733</text:p>
          </table:table-cell>
          <table:table-cell office:value-type="float" office:value="-0.003736128" calcext:value-type="float">
            <text:p>-0.003736128</text:p>
          </table:table-cell>
          <table:table-cell office:value-type="float" office:value="1916.425" calcext:value-type="float">
            <text:p>1916.425</text:p>
          </table:table-cell>
          <table:table-cell office:value-type="float" office:value="0" calcext:value-type="float">
            <text:p>0</text:p>
          </table:table-cell>
          <table:table-cell office:value-type="float" office:value="-10.01318" calcext:value-type="float">
            <text:p>-10.01318</text:p>
          </table:table-cell>
          <table:table-cell office:value-type="float" office:value="0.00988619" calcext:value-type="float">
            <text:p>0.0098861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7034" calcext:value-type="float">
            <text:p>-1.22703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679.894" calcext:value-type="float">
            <text:p>679.894</text:p>
          </table:table-cell>
          <table:table-cell office:value-type="float" office:value="242.7819" calcext:value-type="float">
            <text:p>242.781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71.649" calcext:value-type="float">
            <text:p>1271.649</text:p>
          </table:table-cell>
          <table:table-cell office:value-type="float" office:value="416.5727" calcext:value-type="float">
            <text:p>416.5727</text:p>
          </table:table-cell>
          <table:table-cell office:value-type="float" office:value="58.38484" calcext:value-type="float">
            <text:p>58.38484</text:p>
          </table:table-cell>
          <table:table-cell office:value-type="float" office:value="0.1383269" calcext:value-type="float">
            <text:p>0.1383269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2832392" calcext:value-type="float">
            <text:p>0.2832392</text:p>
          </table:table-cell>
          <table:table-cell office:value-type="float" office:value="0.2976688" calcext:value-type="float">
            <text:p>0.2976688</text:p>
          </table:table-cell>
          <table:table-cell office:value-type="float" office:value="0.305506" calcext:value-type="float">
            <text:p>0.305506</text:p>
          </table:table-cell>
          <table:table-cell office:value-type="float" office:value="0.3112506" calcext:value-type="float">
            <text:p>0.3112506</text:p>
          </table:table-cell>
          <table:table-cell office:value-type="float" office:value="0.3636183" calcext:value-type="float">
            <text:p>0.3636183</text:p>
          </table:table-cell>
          <table:table-cell office:value-type="float" office:value="0.3756539" calcext:value-type="float">
            <text:p>0.3756539</text:p>
          </table:table-cell>
          <table:table-cell office:value-type="float" office:value="0.3889046" calcext:value-type="float">
            <text:p>0.3889046</text:p>
          </table:table-cell>
          <table:table-cell office:value-type="float" office:value="0.4116591" calcext:value-type="float">
            <text:p>0.4116591</text:p>
          </table:table-cell>
          <table:table-cell office:value-type="float" office:value="0.5091305" calcext:value-type="float">
            <text:p>0.5091305</text:p>
          </table:table-cell>
          <table:table-cell office:value-type="float" office:value="0.5112633" calcext:value-type="float">
            <text:p>0.511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1621" calcext:value-type="float">
            <text:p>0.2141621</text:p>
          </table:table-cell>
          <table:table-cell office:value-type="float" office:value="0.3325425" calcext:value-type="float">
            <text:p>0.3325425</text:p>
          </table:table-cell>
          <table:table-cell office:value-type="float" office:value="0.02339751" calcext:value-type="float">
            <text:p>0.02339751</text:p>
          </table:table-cell>
          <table:table-cell office:value-type="float" office:value="9.642722E-016" calcext:value-type="float">
            <text:p>9.64272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21791" calcext:value-type="float">
            <text:p>-2.321791</text:p>
          </table:table-cell>
          <table:table-cell office:value-type="float" office:value="-0.5535886" calcext:value-type="float">
            <text:p>-0.5535886</text:p>
          </table:table-cell>
          <table:table-cell office:value-type="float" office:value="-0.02844771" calcext:value-type="float">
            <text:p>-0.02844771</text:p>
          </table:table-cell>
          <table:table-cell office:value-type="float" office:value="-0.02012583" calcext:value-type="float">
            <text:p>-0.02012583</text:p>
          </table:table-cell>
          <table:table-cell office:value-type="float" office:value="-0.01680231" calcext:value-type="float">
            <text:p>-0.01680231</text:p>
          </table:table-cell>
          <table:table-cell office:value-type="float" office:value="-0.01475908" calcext:value-type="float">
            <text:p>-0.01475908</text:p>
          </table:table-cell>
          <table:table-cell office:value-type="float" office:value="-0.0117377" calcext:value-type="float">
            <text:p>-0.0117377</text:p>
          </table:table-cell>
          <table:table-cell office:value-type="float" office:value="-0.009497987" calcext:value-type="float">
            <text:p>-0.009497987</text:p>
          </table:table-cell>
          <table:table-cell office:value-type="float" office:value="-0.006828264" calcext:value-type="float">
            <text:p>-0.006828264</text:p>
          </table:table-cell>
          <table:table-cell office:value-type="float" office:value="-0.003965843" calcext:value-type="float">
            <text:p>-0.003965843</text:p>
          </table:table-cell>
          <table:table-cell office:value-type="float" office:value="1925.716" calcext:value-type="float">
            <text:p>1925.716</text:p>
          </table:table-cell>
          <table:table-cell office:value-type="float" office:value="0" calcext:value-type="float">
            <text:p>0</text:p>
          </table:table-cell>
          <table:table-cell office:value-type="float" office:value="-4.52864" calcext:value-type="float">
            <text:p>-4.52864</text:p>
          </table:table-cell>
          <table:table-cell office:value-type="float" office:value="0.01006101" calcext:value-type="float">
            <text:p>0.0100610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66" calcext:value-type="float">
            <text:p>-0.0100006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679.894" calcext:value-type="float">
            <text:p>679.894</text:p>
          </table:table-cell>
          <table:table-cell office:value-type="float" office:value="242.6184" calcext:value-type="float">
            <text:p>242.618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6.9" calcext:value-type="float">
            <text:p>1266.9</text:p>
          </table:table-cell>
          <table:table-cell office:value-type="float" office:value="421.4842" calcext:value-type="float">
            <text:p>421.4842</text:p>
          </table:table-cell>
          <table:table-cell office:value-type="float" office:value="57.49887" calcext:value-type="float">
            <text:p>57.49887</text:p>
          </table:table-cell>
          <table:table-cell office:value-type="float" office:value="0.1595032" calcext:value-type="float">
            <text:p>0.1595032</text:p>
          </table:table-cell>
          <table:table-cell office:value-type="float" office:value="0.1824465" calcext:value-type="float">
            <text:p>0.1824465</text:p>
          </table:table-cell>
          <table:table-cell office:value-type="float" office:value="0.288852" calcext:value-type="float">
            <text:p>0.288852</text:p>
          </table:table-cell>
          <table:table-cell office:value-type="float" office:value="0.2952796" calcext:value-type="float">
            <text:p>0.2952796</text:p>
          </table:table-cell>
          <table:table-cell office:value-type="float" office:value="0.3011579" calcext:value-type="float">
            <text:p>0.3011579</text:p>
          </table:table-cell>
          <table:table-cell office:value-type="float" office:value="0.3053283" calcext:value-type="float">
            <text:p>0.3053283</text:p>
          </table:table-cell>
          <table:table-cell office:value-type="float" office:value="0.35758" calcext:value-type="float">
            <text:p>0.35758</text:p>
          </table:table-cell>
          <table:table-cell office:value-type="float" office:value="0.3713827" calcext:value-type="float">
            <text:p>0.3713827</text:p>
          </table:table-cell>
          <table:table-cell office:value-type="float" office:value="0.3866787" calcext:value-type="float">
            <text:p>0.3866787</text:p>
          </table:table-cell>
          <table:table-cell office:value-type="float" office:value="0.4084536" calcext:value-type="float">
            <text:p>0.4084536</text:p>
          </table:table-cell>
          <table:table-cell office:value-type="float" office:value="0.5067997" calcext:value-type="float">
            <text:p>0.506799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7078" calcext:value-type="float">
            <text:p>0.1917078</text:p>
          </table:table-cell>
          <table:table-cell office:value-type="float" office:value="0.3245943" calcext:value-type="float">
            <text:p>0.3245943</text:p>
          </table:table-cell>
          <table:table-cell office:value-type="float" office:value="0.02673437" calcext:value-type="float">
            <text:p>0.02673437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689964" calcext:value-type="float">
            <text:p>-0.9689964</text:p>
          </table:table-cell>
          <table:table-cell office:value-type="float" office:value="-0.4278448" calcext:value-type="float">
            <text:p>-0.4278448</text:p>
          </table:table-cell>
          <table:table-cell office:value-type="float" office:value="-0.02484244" calcext:value-type="float">
            <text:p>-0.02484244</text:p>
          </table:table-cell>
          <table:table-cell office:value-type="float" office:value="-0.02130598" calcext:value-type="float">
            <text:p>-0.02130598</text:p>
          </table:table-cell>
          <table:table-cell office:value-type="float" office:value="-0.01857564" calcext:value-type="float">
            <text:p>-0.01857564</text:p>
          </table:table-cell>
          <table:table-cell office:value-type="float" office:value="-0.01687551" calcext:value-type="float">
            <text:p>-0.01687551</text:p>
          </table:table-cell>
          <table:table-cell office:value-type="float" office:value="-0.01380594" calcext:value-type="float">
            <text:p>-0.01380594</text:p>
          </table:table-cell>
          <table:table-cell office:value-type="float" office:value="-0.01060162" calcext:value-type="float">
            <text:p>-0.01060162</text:p>
          </table:table-cell>
          <table:table-cell office:value-type="float" office:value="-0.0072152" calcext:value-type="float">
            <text:p>-0.0072152</text:p>
          </table:table-cell>
          <table:table-cell office:value-type="float" office:value="-0.00427482" calcext:value-type="float">
            <text:p>-0.00427482</text:p>
          </table:table-cell>
          <table:table-cell office:value-type="float" office:value="1935.819" calcext:value-type="float">
            <text:p>1935.819</text:p>
          </table:table-cell>
          <table:table-cell office:value-type="float" office:value="0" calcext:value-type="float">
            <text:p>0</text:p>
          </table:table-cell>
          <table:table-cell office:value-type="float" office:value="-1.607321" calcext:value-type="float">
            <text:p>-1.607321</text:p>
          </table:table-cell>
          <table:table-cell office:value-type="float" office:value="0.01004229" calcext:value-type="float">
            <text:p>0.0100422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73" calcext:value-type="float">
            <text:p>-0.0099997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682.2939" calcext:value-type="float">
            <text:p>682.2939</text:p>
          </table:table-cell>
          <table:table-cell office:value-type="float" office:value="242.5679" calcext:value-type="float">
            <text:p>242.567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5.063" calcext:value-type="float">
            <text:p>1265.063</text:p>
          </table:table-cell>
          <table:table-cell office:value-type="float" office:value="425.7708" calcext:value-type="float">
            <text:p>425.7708</text:p>
          </table:table-cell>
          <table:table-cell office:value-type="float" office:value="57.73236" calcext:value-type="float">
            <text:p>57.73236</text:p>
          </table:table-cell>
          <table:table-cell office:value-type="float" office:value="0.1890598" calcext:value-type="float">
            <text:p>0.1890598</text:p>
          </table:table-cell>
          <table:table-cell office:value-type="float" office:value="0.1969436" calcext:value-type="float">
            <text:p>0.1969436</text:p>
          </table:table-cell>
          <table:table-cell office:value-type="float" office:value="0.2951772" calcext:value-type="float">
            <text:p>0.2951772</text:p>
          </table:table-cell>
          <table:table-cell office:value-type="float" office:value="0.296675" calcext:value-type="float">
            <text:p>0.296675</text:p>
          </table:table-cell>
          <table:table-cell office:value-type="float" office:value="0.299918" calcext:value-type="float">
            <text:p>0.299918</text:p>
          </table:table-cell>
          <table:table-cell office:value-type="float" office:value="0.3034461" calcext:value-type="float">
            <text:p>0.3034461</text:p>
          </table:table-cell>
          <table:table-cell office:value-type="float" office:value="0.3581064" calcext:value-type="float">
            <text:p>0.3581064</text:p>
          </table:table-cell>
          <table:table-cell office:value-type="float" office:value="0.3677464" calcext:value-type="float">
            <text:p>0.3677464</text:p>
          </table:table-cell>
          <table:table-cell office:value-type="float" office:value="0.3847036" calcext:value-type="float">
            <text:p>0.3847036</text:p>
          </table:table-cell>
          <table:table-cell office:value-type="float" office:value="0.4058238" calcext:value-type="float">
            <text:p>0.4058238</text:p>
          </table:table-cell>
          <table:table-cell office:value-type="float" office:value="0.5041404" calcext:value-type="float">
            <text:p>0.504140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4914" calcext:value-type="float">
            <text:p>0.1824914</text:p>
          </table:table-cell>
          <table:table-cell office:value-type="float" office:value="0.3101304" calcext:value-type="float">
            <text:p>0.3101304</text:p>
          </table:table-cell>
          <table:table-cell office:value-type="float" office:value="0.0211424" calcext:value-type="float">
            <text:p>0.0211424</text:p>
          </table:table-cell>
          <table:table-cell office:value-type="float" office:value="9.642722E-016" calcext:value-type="float">
            <text:p>9.64272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416213" calcext:value-type="float">
            <text:p>-0.3416213</text:p>
          </table:table-cell>
          <table:table-cell office:value-type="float" office:value="-0.268407" calcext:value-type="float">
            <text:p>-0.268407</text:p>
          </table:table-cell>
          <table:table-cell office:value-type="float" office:value="-0.02138183" calcext:value-type="float">
            <text:p>-0.02138183</text:p>
          </table:table-cell>
          <table:table-cell office:value-type="float" office:value="-0.02063043" calcext:value-type="float">
            <text:p>-0.02063043</text:p>
          </table:table-cell>
          <table:table-cell office:value-type="float" office:value="-0.01912694" calcext:value-type="float">
            <text:p>-0.01912694</text:p>
          </table:table-cell>
          <table:table-cell office:value-type="float" office:value="-0.01763312" calcext:value-type="float">
            <text:p>-0.01763312</text:p>
          </table:table-cell>
          <table:table-cell office:value-type="float" office:value="-0.01365918" calcext:value-type="float">
            <text:p>-0.01365918</text:p>
          </table:table-cell>
          <table:table-cell office:value-type="float" office:value="-0.0116554" calcext:value-type="float">
            <text:p>-0.0116554</text:p>
          </table:table-cell>
          <table:table-cell office:value-type="float" office:value="-0.007578669" calcext:value-type="float">
            <text:p>-0.007578669</text:p>
          </table:table-cell>
          <table:table-cell office:value-type="float" office:value="-0.004548067" calcext:value-type="float">
            <text:p>-0.004548067</text:p>
          </table:table-cell>
          <table:table-cell office:value-type="float" office:value="1945.403" calcext:value-type="float">
            <text:p>1945.403</text:p>
          </table:table-cell>
          <table:table-cell office:value-type="float" office:value="0" calcext:value-type="float">
            <text:p>0</text:p>
          </table:table-cell>
          <table:table-cell office:value-type="float" office:value="-0.8014736" calcext:value-type="float">
            <text:p>-0.8014736</text:p>
          </table:table-cell>
          <table:table-cell office:value-type="float" office:value="0.01003053" calcext:value-type="float">
            <text:p>0.01003053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533" calcext:value-type="float">
            <text:p>-0.00999953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690.6941" calcext:value-type="float">
            <text:p>690.6941</text:p>
          </table:table-cell>
          <table:table-cell office:value-type="float" office:value="242.5495" calcext:value-type="float">
            <text:p>242.549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9.023" calcext:value-type="float">
            <text:p>1269.023</text:p>
          </table:table-cell>
          <table:table-cell office:value-type="float" office:value="430.227" calcext:value-type="float">
            <text:p>430.227</text:p>
          </table:table-cell>
          <table:table-cell office:value-type="float" office:value="60.04174" calcext:value-type="float">
            <text:p>60.04174</text:p>
          </table:table-cell>
          <table:table-cell office:value-type="float" office:value="0.1966095" calcext:value-type="float">
            <text:p>0.1966095</text:p>
          </table:table-cell>
          <table:table-cell office:value-type="float" office:value="0.2149427" calcext:value-type="float">
            <text:p>0.2149427</text:p>
          </table:table-cell>
          <table:table-cell office:value-type="float" office:value="0.3025966" calcext:value-type="float">
            <text:p>0.3025966</text:p>
          </table:table-cell>
          <table:table-cell office:value-type="float" office:value="0.3018699" calcext:value-type="float">
            <text:p>0.3018699</text:p>
          </table:table-cell>
          <table:table-cell office:value-type="float" office:value="0.3067035" calcext:value-type="float">
            <text:p>0.3067035</text:p>
          </table:table-cell>
          <table:table-cell office:value-type="float" office:value="0.3210304" calcext:value-type="float">
            <text:p>0.3210304</text:p>
          </table:table-cell>
          <table:table-cell office:value-type="float" office:value="0.3890133" calcext:value-type="float">
            <text:p>0.3890133</text:p>
          </table:table-cell>
          <table:table-cell office:value-type="float" office:value="0.3665843" calcext:value-type="float">
            <text:p>0.3665843</text:p>
          </table:table-cell>
          <table:table-cell office:value-type="float" office:value="0.3830173" calcext:value-type="float">
            <text:p>0.3830173</text:p>
          </table:table-cell>
          <table:table-cell office:value-type="float" office:value="0.4035449" calcext:value-type="float">
            <text:p>0.4035449</text:p>
          </table:table-cell>
          <table:table-cell office:value-type="float" office:value="0.5013602" calcext:value-type="float">
            <text:p>0.50136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0157" calcext:value-type="float">
            <text:p>0.1960157</text:p>
          </table:table-cell>
          <table:table-cell office:value-type="float" office:value="0.2920353" calcext:value-type="float">
            <text:p>0.2920353</text:p>
          </table:table-cell>
          <table:table-cell office:value-type="float" office:value="0.009570275" calcext:value-type="float">
            <text:p>0.009570275</text:p>
          </table:table-cell>
          <table:table-cell office:value-type="float" office:value="9.642722E-016" calcext:value-type="float">
            <text:p>9.64272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602997" calcext:value-type="float">
            <text:p>-0.2602997</text:p>
          </table:table-cell>
          <table:table-cell office:value-type="float" office:value="-0.1566073" calcext:value-type="float">
            <text:p>-0.1566073</text:p>
          </table:table-cell>
          <table:table-cell office:value-type="float" office:value="-0.01797735" calcext:value-type="float">
            <text:p>-0.01797735</text:p>
          </table:table-cell>
          <table:table-cell office:value-type="float" office:value="-0.01831251" calcext:value-type="float">
            <text:p>-0.01831251</text:p>
          </table:table-cell>
          <table:table-cell office:value-type="float" office:value="-0.01644171" calcext:value-type="float">
            <text:p>-0.01644171</text:p>
          </table:table-cell>
          <table:table-cell office:value-type="float" office:value="-0.01198229" calcext:value-type="float">
            <text:p>-0.01198229</text:p>
          </table:table-cell>
          <table:table-cell office:value-type="float" office:value="-0.006081982" calcext:value-type="float">
            <text:p>-0.006081982</text:p>
          </table:table-cell>
          <table:table-cell office:value-type="float" office:value="-0.01202498" calcext:value-type="float">
            <text:p>-0.01202498</text:p>
          </table:table-cell>
          <table:table-cell office:value-type="float" office:value="-0.007905631" calcext:value-type="float">
            <text:p>-0.007905631</text:p>
          </table:table-cell>
          <table:table-cell office:value-type="float" office:value="-0.004800586" calcext:value-type="float">
            <text:p>-0.004800586</text:p>
          </table:table-cell>
          <table:table-cell office:value-type="float" office:value="1955.24" calcext:value-type="float">
            <text:p>1955.24</text:p>
          </table:table-cell>
          <table:table-cell office:value-type="float" office:value="0" calcext:value-type="float">
            <text:p>0</text:p>
          </table:table-cell>
          <table:table-cell office:value-type="float" office:value="-0.8533514" calcext:value-type="float">
            <text:p>-0.8533514</text:p>
          </table:table-cell>
          <table:table-cell office:value-type="float" office:value="0.009978395" calcext:value-type="float">
            <text:p>0.00997839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0.009999807" calcext:value-type="float">
            <text:p>-0.0099998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690.6941" calcext:value-type="float">
            <text:p>690.6941</text:p>
          </table:table-cell>
          <table:table-cell office:value-type="float" office:value="242.6135" calcext:value-type="float">
            <text:p>242.6135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3.785" calcext:value-type="float">
            <text:p>1263.785</text:p>
          </table:table-cell>
          <table:table-cell office:value-type="float" office:value="435.4001" calcext:value-type="float">
            <text:p>435.4001</text:p>
          </table:table-cell>
          <table:table-cell office:value-type="float" office:value="58.25993" calcext:value-type="float">
            <text:p>58.25993</text:p>
          </table:table-cell>
          <table:table-cell office:value-type="float" office:value="0.1390248" calcext:value-type="float">
            <text:p>0.1390248</text:p>
          </table:table-cell>
          <table:table-cell office:value-type="float" office:value="0.1916702" calcext:value-type="float">
            <text:p>0.1916702</text:p>
          </table:table-cell>
          <table:table-cell office:value-type="float" office:value="0.3011544" calcext:value-type="float">
            <text:p>0.3011544</text:p>
          </table:table-cell>
          <table:table-cell office:value-type="float" office:value="0.3045785" calcext:value-type="float">
            <text:p>0.3045785</text:p>
          </table:table-cell>
          <table:table-cell office:value-type="float" office:value="0.3088577" calcext:value-type="float">
            <text:p>0.3088577</text:p>
          </table:table-cell>
          <table:table-cell office:value-type="float" office:value="0.3144449" calcext:value-type="float">
            <text:p>0.3144449</text:p>
          </table:table-cell>
          <table:table-cell office:value-type="float" office:value="0.3671603" calcext:value-type="float">
            <text:p>0.3671603</text:p>
          </table:table-cell>
          <table:table-cell office:value-type="float" office:value="0.365679" calcext:value-type="float">
            <text:p>0.365679</text:p>
          </table:table-cell>
          <table:table-cell office:value-type="float" office:value="0.3817147" calcext:value-type="float">
            <text:p>0.3817147</text:p>
          </table:table-cell>
          <table:table-cell office:value-type="float" office:value="0.4016211" calcext:value-type="float">
            <text:p>0.4016211</text:p>
          </table:table-cell>
          <table:table-cell office:value-type="float" office:value="0.4982973" calcext:value-type="float">
            <text:p>0.4982973</text:p>
          </table:table-cell>
          <table:table-cell office:value-type="float" office:value="0.5112627" calcext:value-type="float">
            <text:p>0.51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2791" calcext:value-type="float">
            <text:p>0.2462791</text:p>
          </table:table-cell>
          <table:table-cell office:value-type="float" office:value="0.3153826" calcext:value-type="float">
            <text:p>0.3153826</text:p>
          </table:table-cell>
          <table:table-cell office:value-type="float" office:value="0.005190975" calcext:value-type="float">
            <text:p>0.005190975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71667" calcext:value-type="float">
            <text:p>-2.171667</text:p>
          </table:table-cell>
          <table:table-cell office:value-type="float" office:value="-0.3079393" calcext:value-type="float">
            <text:p>-0.3079393</text:p>
          </table:table-cell>
          <table:table-cell office:value-type="float" office:value="-0.01854" calcext:value-type="float">
            <text:p>-0.01854</text:p>
          </table:table-cell>
          <table:table-cell office:value-type="float" office:value="-0.01717284" calcext:value-type="float">
            <text:p>-0.01717284</text:p>
          </table:table-cell>
          <table:table-cell office:value-type="float" office:value="-0.01558598" calcext:value-type="float">
            <text:p>-0.01558598</text:p>
          </table:table-cell>
          <table:table-cell office:value-type="float" office:value="-0.01374984" calcext:value-type="float">
            <text:p>-0.01374984</text:p>
          </table:table-cell>
          <table:table-cell office:value-type="float" office:value="-0.01067953" calcext:value-type="float">
            <text:p>-0.01067953</text:p>
          </table:table-cell>
          <table:table-cell office:value-type="float" office:value="-0.01230809" calcext:value-type="float">
            <text:p>-0.01230809</text:p>
          </table:table-cell>
          <table:table-cell office:value-type="float" office:value="-0.008168606" calcext:value-type="float">
            <text:p>-0.008168606</text:p>
          </table:table-cell>
          <table:table-cell office:value-type="float" office:value="-0.005025755" calcext:value-type="float">
            <text:p>-0.005025755</text:p>
          </table:table-cell>
          <table:table-cell office:value-type="float" office:value="1965.9" calcext:value-type="float">
            <text:p>1965.9</text:p>
          </table:table-cell>
          <table:table-cell office:value-type="float" office:value="0" calcext:value-type="float">
            <text:p>0</text:p>
          </table:table-cell>
          <table:table-cell office:value-type="float" office:value="-4.758685" calcext:value-type="float">
            <text:p>-4.758685</text:p>
          </table:table-cell>
          <table:table-cell office:value-type="float" office:value="0.00998308" calcext:value-type="float">
            <text:p>0.00998308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184" calcext:value-type="float">
            <text:p>-0.0100018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690.6941" calcext:value-type="float">
            <text:p>690.6941</text:p>
          </table:table-cell>
          <table:table-cell office:value-type="float" office:value="242.716" calcext:value-type="float">
            <text:p>242.716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9.395" calcext:value-type="float">
            <text:p>1259.395</text:p>
          </table:table-cell>
          <table:table-cell office:value-type="float" office:value="439.6871" calcext:value-type="float">
            <text:p>439.6871</text:p>
          </table:table-cell>
          <table:table-cell office:value-type="float" office:value="56.84342" calcext:value-type="float">
            <text:p>56.84342</text:p>
          </table:table-cell>
          <table:table-cell office:value-type="float" office:value="0.1263898" calcext:value-type="float">
            <text:p>0.1263898</text:p>
          </table:table-cell>
          <table:table-cell office:value-type="float" office:value="0.1555541" calcext:value-type="float">
            <text:p>0.1555541</text:p>
          </table:table-cell>
          <table:table-cell office:value-type="float" office:value="0.2884333" calcext:value-type="float">
            <text:p>0.2884333</text:p>
          </table:table-cell>
          <table:table-cell office:value-type="float" office:value="0.299078" calcext:value-type="float">
            <text:p>0.299078</text:p>
          </table:table-cell>
          <table:table-cell office:value-type="float" office:value="0.3037159" calcext:value-type="float">
            <text:p>0.3037159</text:p>
          </table:table-cell>
          <table:table-cell office:value-type="float" office:value="0.3074649" calcext:value-type="float">
            <text:p>0.3074649</text:p>
          </table:table-cell>
          <table:table-cell office:value-type="float" office:value="0.3580996" calcext:value-type="float">
            <text:p>0.3580996</text:p>
          </table:table-cell>
          <table:table-cell office:value-type="float" office:value="0.363813" calcext:value-type="float">
            <text:p>0.363813</text:p>
          </table:table-cell>
          <table:table-cell office:value-type="float" office:value="0.3805863" calcext:value-type="float">
            <text:p>0.3805863</text:p>
          </table:table-cell>
          <table:table-cell office:value-type="float" office:value="0.399953" calcext:value-type="float">
            <text:p>0.399953</text:p>
          </table:table-cell>
          <table:table-cell office:value-type="float" office:value="0.4950871" calcext:value-type="float">
            <text:p>0.4950871</text:p>
          </table:table-cell>
          <table:table-cell office:value-type="float" office:value="0.5112621" calcext:value-type="float">
            <text:p>0.511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2973" calcext:value-type="float">
            <text:p>0.2592973</text:p>
          </table:table-cell>
          <table:table-cell office:value-type="float" office:value="0.3515384" calcext:value-type="float">
            <text:p>0.3515384</text:p>
          </table:table-cell>
          <table:table-cell office:value-type="float" office:value="0.0262399" calcext:value-type="float">
            <text:p>0.0262399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981148" calcext:value-type="float">
            <text:p>-3.981148</text:p>
          </table:table-cell>
          <table:table-cell office:value-type="float" office:value="-1.111608" calcext:value-type="float">
            <text:p>-1.111608</text:p>
          </table:table-cell>
          <table:table-cell office:value-type="float" office:value="-0.02490992" calcext:value-type="float">
            <text:p>-0.02490992</text:p>
          </table:table-cell>
          <table:table-cell office:value-type="float" office:value="-0.01946697" calcext:value-type="float">
            <text:p>-0.01946697</text:p>
          </table:table-cell>
          <table:table-cell office:value-type="float" office:value="-0.01750957" calcext:value-type="float">
            <text:p>-0.01750957</text:p>
          </table:table-cell>
          <table:table-cell office:value-type="float" office:value="-0.0160729" calcext:value-type="float">
            <text:p>-0.0160729</text:p>
          </table:table-cell>
          <table:table-cell office:value-type="float" office:value="-0.01360827" calcext:value-type="float">
            <text:p>-0.01360827</text:p>
          </table:table-cell>
          <table:table-cell office:value-type="float" office:value="-0.01292634" calcext:value-type="float">
            <text:p>-0.01292634</text:p>
          </table:table-cell>
          <table:table-cell office:value-type="float" office:value="-0.008404116" calcext:value-type="float">
            <text:p>-0.008404116</text:p>
          </table:table-cell>
          <table:table-cell office:value-type="float" office:value="-0.005230481" calcext:value-type="float">
            <text:p>-0.005230481</text:p>
          </table:table-cell>
          <table:table-cell office:value-type="float" office:value="1975.79" calcext:value-type="float">
            <text:p>1975.79</text:p>
          </table:table-cell>
          <table:table-cell office:value-type="float" office:value="0" calcext:value-type="float">
            <text:p>0</text:p>
          </table:table-cell>
          <table:table-cell office:value-type="float" office:value="-7.446725" calcext:value-type="float">
            <text:p>-7.446725</text:p>
          </table:table-cell>
          <table:table-cell office:value-type="float" office:value="0.01011716" calcext:value-type="float">
            <text:p>0.01011716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214" calcext:value-type="float">
            <text:p>-0.0100021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698.894" calcext:value-type="float">
            <text:p>698.894</text:p>
          </table:table-cell>
          <table:table-cell office:value-type="float" office:value="242.5334" calcext:value-type="float">
            <text:p>242.533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4.298" calcext:value-type="float">
            <text:p>1264.298</text:p>
          </table:table-cell>
          <table:table-cell office:value-type="float" office:value="443.1666" calcext:value-type="float">
            <text:p>443.1666</text:p>
          </table:table-cell>
          <table:table-cell office:value-type="float" office:value="124.0993" calcext:value-type="float">
            <text:p>124.0993</text:p>
          </table:table-cell>
          <table:table-cell office:value-type="float" office:value="0.1523729" calcext:value-type="float">
            <text:p>0.1523729</text:p>
          </table:table-cell>
          <table:table-cell office:value-type="float" office:value="0.1723314" calcext:value-type="float">
            <text:p>0.1723314</text:p>
          </table:table-cell>
          <table:table-cell office:value-type="float" office:value="0.2803856" calcext:value-type="float">
            <text:p>0.2803856</text:p>
          </table:table-cell>
          <table:table-cell office:value-type="float" office:value="0.2920568" calcext:value-type="float">
            <text:p>0.2920568</text:p>
          </table:table-cell>
          <table:table-cell office:value-type="float" office:value="0.2992346" calcext:value-type="float">
            <text:p>0.2992346</text:p>
          </table:table-cell>
          <table:table-cell office:value-type="float" office:value="0.3033726" calcext:value-type="float">
            <text:p>0.3033726</text:p>
          </table:table-cell>
          <table:table-cell office:value-type="float" office:value="0.3535313" calcext:value-type="float">
            <text:p>0.3535313</text:p>
          </table:table-cell>
          <table:table-cell office:value-type="float" office:value="0.3618005" calcext:value-type="float">
            <text:p>0.3618005</text:p>
          </table:table-cell>
          <table:table-cell office:value-type="float" office:value="0.3796009" calcext:value-type="float">
            <text:p>0.3796009</text:p>
          </table:table-cell>
          <table:table-cell office:value-type="float" office:value="0.3985136" calcext:value-type="float">
            <text:p>0.3985136</text:p>
          </table:table-cell>
          <table:table-cell office:value-type="float" office:value="0.4919248" calcext:value-type="float">
            <text:p>0.491924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8431" calcext:value-type="float">
            <text:p>0.2278431</text:p>
          </table:table-cell>
          <table:table-cell office:value-type="float" office:value="0.3347124" calcext:value-type="float">
            <text:p>0.3347124</text:p>
          </table:table-cell>
          <table:table-cell office:value-type="float" office:value="0.04828084" calcext:value-type="float">
            <text:p>0.04828084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89525" calcext:value-type="float">
            <text:p>-1.289525</text:p>
          </table:table-cell>
          <table:table-cell office:value-type="float" office:value="-0.6085885" calcext:value-type="float">
            <text:p>-0.6085885</text:p>
          </table:table-cell>
          <table:table-cell office:value-type="float" office:value="-0.0305169" calcext:value-type="float">
            <text:p>-0.0305169</text:p>
          </table:table-cell>
          <table:table-cell office:value-type="float" office:value="-0.02296126" calcext:value-type="float">
            <text:p>-0.02296126</text:p>
          </table:table-cell>
          <table:table-cell office:value-type="float" office:value="-0.01941159" calcext:value-type="float">
            <text:p>-0.01941159</text:p>
          </table:table-cell>
          <table:table-cell office:value-type="float" office:value="-0.01765888" calcext:value-type="float">
            <text:p>-0.01765888</text:p>
          </table:table-cell>
          <table:table-cell office:value-type="float" office:value="-0.01541204" calcext:value-type="float">
            <text:p>-0.01541204</text:p>
          </table:table-cell>
          <table:table-cell office:value-type="float" office:value="-0.0136336" calcext:value-type="float">
            <text:p>-0.0136336</text:p>
          </table:table-cell>
          <table:table-cell office:value-type="float" office:value="-0.008616059" calcext:value-type="float">
            <text:p>-0.008616059</text:p>
          </table:table-cell>
          <table:table-cell office:value-type="float" office:value="-0.005414583" calcext:value-type="float">
            <text:p>-0.005414583</text:p>
          </table:table-cell>
          <table:table-cell office:value-type="float" office:value="1984.925" calcext:value-type="float">
            <text:p>1984.925</text:p>
          </table:table-cell>
          <table:table-cell office:value-type="float" office:value="0" calcext:value-type="float">
            <text:p>0</text:p>
          </table:table-cell>
          <table:table-cell office:value-type="float" office:value="-2.451623" calcext:value-type="float">
            <text:p>-2.451623</text:p>
          </table:table-cell>
          <table:table-cell office:value-type="float" office:value="0.01016008" calcext:value-type="float">
            <text:p>0.01016008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775" calcext:value-type="float">
            <text:p>-0.0099997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698.894" calcext:value-type="float">
            <text:p>698.894</text:p>
          </table:table-cell>
          <table:table-cell office:value-type="float" office:value="242.3684" calcext:value-type="float">
            <text:p>242.368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61.475" calcext:value-type="float">
            <text:p>1261.475</text:p>
          </table:table-cell>
          <table:table-cell office:value-type="float" office:value="446.1522" calcext:value-type="float">
            <text:p>446.1522</text:p>
          </table:table-cell>
          <table:table-cell office:value-type="float" office:value="120.8122" calcext:value-type="float">
            <text:p>120.8122</text:p>
          </table:table-cell>
          <table:table-cell office:value-type="float" office:value="0.167247" calcext:value-type="float">
            <text:p>0.167247</text:p>
          </table:table-cell>
          <table:table-cell office:value-type="float" office:value="0.1901972" calcext:value-type="float">
            <text:p>0.1901972</text:p>
          </table:table-cell>
          <table:table-cell office:value-type="float" office:value="0.2860635" calcext:value-type="float">
            <text:p>0.2860635</text:p>
          </table:table-cell>
          <table:table-cell office:value-type="float" office:value="0.2912617" calcext:value-type="float">
            <text:p>0.2912617</text:p>
          </table:table-cell>
          <table:table-cell office:value-type="float" office:value="0.2968332" calcext:value-type="float">
            <text:p>0.2968332</text:p>
          </table:table-cell>
          <table:table-cell office:value-type="float" office:value="0.3011311" calcext:value-type="float">
            <text:p>0.3011311</text:p>
          </table:table-cell>
          <table:table-cell office:value-type="float" office:value="0.3512684" calcext:value-type="float">
            <text:p>0.3512684</text:p>
          </table:table-cell>
          <table:table-cell office:value-type="float" office:value="0.3599807" calcext:value-type="float">
            <text:p>0.3599807</text:p>
          </table:table-cell>
          <table:table-cell office:value-type="float" office:value="0.3787736" calcext:value-type="float">
            <text:p>0.3787736</text:p>
          </table:table-cell>
          <table:table-cell office:value-type="float" office:value="0.3972795" calcext:value-type="float">
            <text:p>0.3972795</text:p>
          </table:table-cell>
          <table:table-cell office:value-type="float" office:value="0.4888141" calcext:value-type="float">
            <text:p>0.488814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8553" calcext:value-type="float">
            <text:p>0.2078553</text:p>
          </table:table-cell>
          <table:table-cell office:value-type="float" office:value="0.316819" calcext:value-type="float">
            <text:p>0.316819</text:p>
          </table:table-cell>
          <table:table-cell office:value-type="float" office:value="0.04791833" calcext:value-type="float">
            <text:p>0.04791833</text:p>
          </table:table-cell>
          <table:table-cell office:value-type="float" office:value="9.642722E-016" calcext:value-type="float">
            <text:p>9.64272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24767" calcext:value-type="float">
            <text:p>-0.724767</text:p>
          </table:table-cell>
          <table:table-cell office:value-type="float" office:value="-0.3315462" calcext:value-type="float">
            <text:p>-0.3315462</text:p>
          </table:table-cell>
          <table:table-cell office:value-type="float" office:value="-0.02656135" calcext:value-type="float">
            <text:p>-0.02656135</text:p>
          </table:table-cell>
          <table:table-cell office:value-type="float" office:value="-0.02342818" calcext:value-type="float">
            <text:p>-0.02342818</text:p>
          </table:table-cell>
          <table:table-cell office:value-type="float" office:value="-0.02053772" calcext:value-type="float">
            <text:p>-0.02053772</text:p>
          </table:table-cell>
          <table:table-cell office:value-type="float" office:value="-0.01858324" calcext:value-type="float">
            <text:p>-0.01858324</text:p>
          </table:table-cell>
          <table:table-cell office:value-type="float" office:value="-0.01640434" calcext:value-type="float">
            <text:p>-0.01640434</text:p>
          </table:table-cell>
          <table:table-cell office:value-type="float" office:value="-0.01431122" calcext:value-type="float">
            <text:p>-0.01431122</text:p>
          </table:table-cell>
          <table:table-cell office:value-type="float" office:value="-0.008798406" calcext:value-type="float">
            <text:p>-0.008798406</text:p>
          </table:table-cell>
          <table:table-cell office:value-type="float" office:value="-0.005578102" calcext:value-type="float">
            <text:p>-0.005578102</text:p>
          </table:table-cell>
          <table:table-cell office:value-type="float" office:value="1993.63" calcext:value-type="float">
            <text:p>1993.63</text:p>
          </table:table-cell>
          <table:table-cell office:value-type="float" office:value="0" calcext:value-type="float">
            <text:p>0</text:p>
          </table:table-cell>
          <table:table-cell office:value-type="float" office:value="-1.365031" calcext:value-type="float">
            <text:p>-1.365031</text:p>
          </table:table-cell>
          <table:table-cell office:value-type="float" office:value="0.01011966" calcext:value-type="float">
            <text:p>0.01011966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679" calcext:value-type="float">
            <text:p>-0.00999967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698.894" calcext:value-type="float">
            <text:p>698.894</text:p>
          </table:table-cell>
          <table:table-cell office:value-type="float" office:value="242.2888" calcext:value-type="float">
            <text:p>242.2888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8.754" calcext:value-type="float">
            <text:p>1258.754</text:p>
          </table:table-cell>
          <table:table-cell office:value-type="float" office:value="448.9512" calcext:value-type="float">
            <text:p>448.9512</text:p>
          </table:table-cell>
          <table:table-cell office:value-type="float" office:value="117.761" calcext:value-type="float">
            <text:p>117.761</text:p>
          </table:table-cell>
          <table:table-cell office:value-type="float" office:value="0.1704675" calcext:value-type="float">
            <text:p>0.1704675</text:p>
          </table:table-cell>
          <table:table-cell office:value-type="float" office:value="0.1983787" calcext:value-type="float">
            <text:p>0.1983787</text:p>
          </table:table-cell>
          <table:table-cell office:value-type="float" office:value="0.2901103" calcext:value-type="float">
            <text:p>0.2901103</text:p>
          </table:table-cell>
          <table:table-cell office:value-type="float" office:value="0.2926722" calcext:value-type="float">
            <text:p>0.2926722</text:p>
          </table:table-cell>
          <table:table-cell office:value-type="float" office:value="0.2963478" calcext:value-type="float">
            <text:p>0.2963478</text:p>
          </table:table-cell>
          <table:table-cell office:value-type="float" office:value="0.2997111" calcext:value-type="float">
            <text:p>0.2997111</text:p>
          </table:table-cell>
          <table:table-cell office:value-type="float" office:value="0.3499714" calcext:value-type="float">
            <text:p>0.3499714</text:p>
          </table:table-cell>
          <table:table-cell office:value-type="float" office:value="0.358489" calcext:value-type="float">
            <text:p>0.358489</text:p>
          </table:table-cell>
          <table:table-cell office:value-type="float" office:value="0.3780434" calcext:value-type="float">
            <text:p>0.3780434</text:p>
          </table:table-cell>
          <table:table-cell office:value-type="float" office:value="0.3994874" calcext:value-type="float">
            <text:p>0.3994874</text:p>
          </table:table-cell>
          <table:table-cell office:value-type="float" office:value="0.4823811" calcext:value-type="float">
            <text:p>0.48238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4452" calcext:value-type="float">
            <text:p>0.2004452</text:p>
          </table:table-cell>
          <table:table-cell office:value-type="float" office:value="0.3086271" calcext:value-type="float">
            <text:p>0.3086271</text:p>
          </table:table-cell>
          <table:table-cell office:value-type="float" office:value="0.04338051" calcext:value-type="float">
            <text:p>0.04338051</text:p>
          </table:table-cell>
          <table:table-cell office:value-type="float" office:value="9.642722E-016" calcext:value-type="float">
            <text:p>9.64272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8271" calcext:value-type="float">
            <text:p>-0.6448271</text:p>
          </table:table-cell>
          <table:table-cell office:value-type="float" office:value="-0.2557761" calcext:value-type="float">
            <text:p>-0.2557761</text:p>
          </table:table-cell>
          <table:table-cell office:value-type="float" office:value="-0.02408478" calcext:value-type="float">
            <text:p>-0.02408478</text:p>
          </table:table-cell>
          <table:table-cell office:value-type="float" office:value="-0.02265962" calcext:value-type="float">
            <text:p>-0.02265962</text:p>
          </table:table-cell>
          <table:table-cell office:value-type="float" office:value="-0.02077861" calcext:value-type="float">
            <text:p>-0.02077861</text:p>
          </table:table-cell>
          <table:table-cell office:value-type="float" office:value="-0.01920828" calcext:value-type="float">
            <text:p>-0.01920828</text:p>
          </table:table-cell>
          <table:table-cell office:value-type="float" office:value="-0.01700196" calcext:value-type="float">
            <text:p>-0.01700196</text:p>
          </table:table-cell>
          <table:table-cell office:value-type="float" office:value="-0.01489478" calcext:value-type="float">
            <text:p>-0.01489478</text:p>
          </table:table-cell>
          <table:table-cell office:value-type="float" office:value="-0.008963151" calcext:value-type="float">
            <text:p>-0.008963151</text:p>
          </table:table-cell>
          <table:table-cell office:value-type="float" office:value="-0.005289311" calcext:value-type="float">
            <text:p>-0.005289311</text:p>
          </table:table-cell>
          <table:table-cell office:value-type="float" office:value="2002.219" calcext:value-type="float">
            <text:p>2002.219</text:p>
          </table:table-cell>
          <table:table-cell office:value-type="float" office:value="0" calcext:value-type="float">
            <text:p>0</text:p>
          </table:table-cell>
          <table:table-cell office:value-type="float" office:value="-1.313293" calcext:value-type="float">
            <text:p>-1.313293</text:p>
          </table:table-cell>
          <table:table-cell office:value-type="float" office:value="0.01008354" calcext:value-type="float">
            <text:p>0.01008354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69" calcext:value-type="float">
            <text:p>-0.0099996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699.0938" calcext:value-type="float">
            <text:p>699.0938</text:p>
          </table:table-cell>
          <table:table-cell office:value-type="float" office:value="242.1653" calcext:value-type="float">
            <text:p>242.165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6.375" calcext:value-type="float">
            <text:p>1256.375</text:p>
          </table:table-cell>
          <table:table-cell office:value-type="float" office:value="451.655" calcext:value-type="float">
            <text:p>451.655</text:p>
          </table:table-cell>
          <table:table-cell office:value-type="float" office:value="116.5289" calcext:value-type="float">
            <text:p>116.5289</text:p>
          </table:table-cell>
          <table:table-cell office:value-type="float" office:value="0.168124" calcext:value-type="float">
            <text:p>0.168124</text:p>
          </table:table-cell>
          <table:table-cell office:value-type="float" office:value="0.2016186" calcext:value-type="float">
            <text:p>0.2016186</text:p>
          </table:table-cell>
          <table:table-cell office:value-type="float" office:value="0.2923135" calcext:value-type="float">
            <text:p>0.2923135</text:p>
          </table:table-cell>
          <table:table-cell office:value-type="float" office:value="0.2940666" calcext:value-type="float">
            <text:p>0.2940666</text:p>
          </table:table-cell>
          <table:table-cell office:value-type="float" office:value="0.2967302" calcext:value-type="float">
            <text:p>0.2967302</text:p>
          </table:table-cell>
          <table:table-cell office:value-type="float" office:value="0.2995478" calcext:value-type="float">
            <text:p>0.2995478</text:p>
          </table:table-cell>
          <table:table-cell office:value-type="float" office:value="0.3499806" calcext:value-type="float">
            <text:p>0.3499806</text:p>
          </table:table-cell>
          <table:table-cell office:value-type="float" office:value="0.357276" calcext:value-type="float">
            <text:p>0.357276</text:p>
          </table:table-cell>
          <table:table-cell office:value-type="float" office:value="0.377528" calcext:value-type="float">
            <text:p>0.377528</text:p>
          </table:table-cell>
          <table:table-cell office:value-type="float" office:value="0.3980814" calcext:value-type="float">
            <text:p>0.3980814</text:p>
          </table:table-cell>
          <table:table-cell office:value-type="float" office:value="0.4793921" calcext:value-type="float">
            <text:p>0.479392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5051" calcext:value-type="float">
            <text:p>0.1985051</text:p>
          </table:table-cell>
          <table:table-cell office:value-type="float" office:value="0.3053665" calcext:value-type="float">
            <text:p>0.3053665</text:p>
          </table:table-cell>
          <table:table-cell office:value-type="float" office:value="0.0379811" calcext:value-type="float">
            <text:p>0.0379811</text:p>
          </table:table-cell>
          <table:table-cell office:value-type="float" office:value="9.642722E-016" calcext:value-type="float">
            <text:p>9.642722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78436" calcext:value-type="float">
            <text:p>-0.6978436</text:p>
          </table:table-cell>
          <table:table-cell office:value-type="float" office:value="-0.2310622" calcext:value-type="float">
            <text:p>-0.2310622</text:p>
          </table:table-cell>
          <table:table-cell office:value-type="float" office:value="-0.02284047" calcext:value-type="float">
            <text:p>-0.02284047</text:p>
          </table:table-cell>
          <table:table-cell office:value-type="float" office:value="-0.02192404" calcext:value-type="float">
            <text:p>-0.02192404</text:p>
          </table:table-cell>
          <table:table-cell office:value-type="float" office:value="-0.02059673" calcext:value-type="float">
            <text:p>-0.02059673</text:p>
          </table:table-cell>
          <table:table-cell office:value-type="float" office:value="-0.01928576" calcext:value-type="float">
            <text:p>-0.01928576</text:p>
          </table:table-cell>
          <table:table-cell office:value-type="float" office:value="-0.01700489" calcext:value-type="float">
            <text:p>-0.01700489</text:p>
          </table:table-cell>
          <table:table-cell office:value-type="float" office:value="-0.0153883" calcext:value-type="float">
            <text:p>-0.0153883</text:p>
          </table:table-cell>
          <table:table-cell office:value-type="float" office:value="-0.009081627" calcext:value-type="float">
            <text:p>-0.009081627</text:p>
          </table:table-cell>
          <table:table-cell office:value-type="float" office:value="-0.005471143" calcext:value-type="float">
            <text:p>-0.005471143</text:p>
          </table:table-cell>
          <table:table-cell office:value-type="float" office:value="2010.678" calcext:value-type="float">
            <text:p>2010.678</text:p>
          </table:table-cell>
          <table:table-cell office:value-type="float" office:value="0" calcext:value-type="float">
            <text:p>0</text:p>
          </table:table-cell>
          <table:table-cell office:value-type="float" office:value="-1.554332" calcext:value-type="float">
            <text:p>-1.554332</text:p>
          </table:table-cell>
          <table:table-cell office:value-type="float" office:value="0.01005655" calcext:value-type="float">
            <text:p>0.01005655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927" calcext:value-type="float">
            <text:p>-0.00999992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699.4937" calcext:value-type="float">
            <text:p>699.4937</text:p>
          </table:table-cell>
          <table:table-cell office:value-type="float" office:value="242.047" calcext:value-type="float">
            <text:p>242.047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4.427" calcext:value-type="float">
            <text:p>1254.427</text:p>
          </table:table-cell>
          <table:table-cell office:value-type="float" office:value="454.1244" calcext:value-type="float">
            <text:p>454.1244</text:p>
          </table:table-cell>
          <table:table-cell office:value-type="float" office:value="118.5767" calcext:value-type="float">
            <text:p>118.5767</text:p>
          </table:table-cell>
          <table:table-cell office:value-type="float" office:value="0.160355" calcext:value-type="float">
            <text:p>0.160355</text:p>
          </table:table-cell>
          <table:table-cell office:value-type="float" office:value="0.1966236" calcext:value-type="float">
            <text:p>0.1966236</text:p>
          </table:table-cell>
          <table:table-cell office:value-type="float" office:value="0.2926393" calcext:value-type="float">
            <text:p>0.2926393</text:p>
          </table:table-cell>
          <table:table-cell office:value-type="float" office:value="0.2948275" calcext:value-type="float">
            <text:p>0.2948275</text:p>
          </table:table-cell>
          <table:table-cell office:value-type="float" office:value="0.2972441" calcext:value-type="float">
            <text:p>0.2972441</text:p>
          </table:table-cell>
          <table:table-cell office:value-type="float" office:value="0.2999231" calcext:value-type="float">
            <text:p>0.2999231</text:p>
          </table:table-cell>
          <table:table-cell office:value-type="float" office:value="0.3501138" calcext:value-type="float">
            <text:p>0.3501138</text:p>
          </table:table-cell>
          <table:table-cell office:value-type="float" office:value="0.3565998" calcext:value-type="float">
            <text:p>0.3565998</text:p>
          </table:table-cell>
          <table:table-cell office:value-type="float" office:value="0.3771283" calcext:value-type="float">
            <text:p>0.3771283</text:p>
          </table:table-cell>
          <table:table-cell office:value-type="float" office:value="0.3968165" calcext:value-type="float">
            <text:p>0.3968165</text:p>
          </table:table-cell>
          <table:table-cell office:value-type="float" office:value="0.476438" calcext:value-type="float">
            <text:p>0.47643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5912" calcext:value-type="float">
            <text:p>0.2015912</text:p>
          </table:table-cell>
          <table:table-cell office:value-type="float" office:value="0.3103874" calcext:value-type="float">
            <text:p>0.3103874</text:p>
          </table:table-cell>
          <table:table-cell office:value-type="float" office:value="0.03469326" calcext:value-type="float">
            <text:p>0.03469326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321923" calcext:value-type="float">
            <text:p>-0.9321923</text:p>
          </table:table-cell>
          <table:table-cell office:value-type="float" office:value="-0.268892" calcext:value-type="float">
            <text:p>-0.268892</text:p>
          </table:table-cell>
          <table:table-cell office:value-type="float" office:value="-0.02265838" calcext:value-type="float">
            <text:p>-0.02265838</text:p>
          </table:table-cell>
          <table:table-cell office:value-type="float" office:value="-0.02153081" calcext:value-type="float">
            <text:p>-0.02153081</text:p>
          </table:table-cell>
          <table:table-cell office:value-type="float" office:value="-0.02035054" calcext:value-type="float">
            <text:p>-0.02035054</text:p>
          </table:table-cell>
          <table:table-cell office:value-type="float" office:value="-0.01911954" calcext:value-type="float">
            <text:p>-0.01911954</text:p>
          </table:table-cell>
          <table:table-cell office:value-type="float" office:value="-0.01694017" calcext:value-type="float">
            <text:p>-0.01694017</text:p>
          </table:table-cell>
          <table:table-cell office:value-type="float" office:value="-0.01567575" calcext:value-type="float">
            <text:p>-0.01567575</text:p>
          </table:table-cell>
          <table:table-cell office:value-type="float" office:value="-0.00917442" calcext:value-type="float">
            <text:p>-0.00917442</text:p>
          </table:table-cell>
          <table:table-cell office:value-type="float" office:value="-0.005640699" calcext:value-type="float">
            <text:p>-0.005640699</text:p>
          </table:table-cell>
          <table:table-cell office:value-type="float" office:value="2018.951" calcext:value-type="float">
            <text:p>2018.951</text:p>
          </table:table-cell>
          <table:table-cell office:value-type="float" office:value="0" calcext:value-type="float">
            <text:p>0</text:p>
          </table:table-cell>
          <table:table-cell office:value-type="float" office:value="-2.196496" calcext:value-type="float">
            <text:p>-2.196496</text:p>
          </table:table-cell>
          <table:table-cell office:value-type="float" office:value="0.01004919" calcext:value-type="float">
            <text:p>0.0100491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1" calcext:value-type="float">
            <text:p>-0.010000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699.8935" calcext:value-type="float">
            <text:p>699.8935</text:p>
          </table:table-cell>
          <table:table-cell office:value-type="float" office:value="241.8934" calcext:value-type="float">
            <text:p>241.8934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2.756" calcext:value-type="float">
            <text:p>1252.756</text:p>
          </table:table-cell>
          <table:table-cell office:value-type="float" office:value="456.3485" calcext:value-type="float">
            <text:p>456.3485</text:p>
          </table:table-cell>
          <table:table-cell office:value-type="float" office:value="120.5697" calcext:value-type="float">
            <text:p>120.5697</text:p>
          </table:table-cell>
          <table:table-cell office:value-type="float" office:value="0.1587054" calcext:value-type="float">
            <text:p>0.1587054</text:p>
          </table:table-cell>
          <table:table-cell office:value-type="float" office:value="0.1904231" calcext:value-type="float">
            <text:p>0.1904231</text:p>
          </table:table-cell>
          <table:table-cell office:value-type="float" office:value="0.2916318" calcext:value-type="float">
            <text:p>0.2916318</text:p>
          </table:table-cell>
          <table:table-cell office:value-type="float" office:value="0.2946761" calcext:value-type="float">
            <text:p>0.2946761</text:p>
          </table:table-cell>
          <table:table-cell office:value-type="float" office:value="0.2974541" calcext:value-type="float">
            <text:p>0.2974541</text:p>
          </table:table-cell>
          <table:table-cell office:value-type="float" office:value="0.3001935" calcext:value-type="float">
            <text:p>0.3001935</text:p>
          </table:table-cell>
          <table:table-cell office:value-type="float" office:value="0.3501613" calcext:value-type="float">
            <text:p>0.3501613</text:p>
          </table:table-cell>
          <table:table-cell office:value-type="float" office:value="0.3565987" calcext:value-type="float">
            <text:p>0.3565987</text:p>
          </table:table-cell>
          <table:table-cell office:value-type="float" office:value="0.3767849" calcext:value-type="float">
            <text:p>0.3767849</text:p>
          </table:table-cell>
          <table:table-cell office:value-type="float" office:value="0.3957106" calcext:value-type="float">
            <text:p>0.3957106</text:p>
          </table:table-cell>
          <table:table-cell office:value-type="float" office:value="0.4735079" calcext:value-type="float">
            <text:p>0.473507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0271" calcext:value-type="float">
            <text:p>0.1980271</text:p>
          </table:table-cell>
          <table:table-cell office:value-type="float" office:value="0.3165864" calcext:value-type="float">
            <text:p>0.3165864</text:p>
          </table:table-cell>
          <table:table-cell office:value-type="float" office:value="0.03432785" calcext:value-type="float">
            <text:p>0.03432785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990804" calcext:value-type="float">
            <text:p>-0.9990804</text:p>
          </table:table-cell>
          <table:table-cell office:value-type="float" office:value="-0.3278527" calcext:value-type="float">
            <text:p>-0.3278527</text:p>
          </table:table-cell>
          <table:table-cell office:value-type="float" office:value="-0.02320569" calcext:value-type="float">
            <text:p>-0.02320569</text:p>
          </table:table-cell>
          <table:table-cell office:value-type="float" office:value="-0.0216038" calcext:value-type="float">
            <text:p>-0.0216038</text:p>
          </table:table-cell>
          <table:table-cell office:value-type="float" office:value="-0.02024893" calcext:value-type="float">
            <text:p>-0.02024893</text:p>
          </table:table-cell>
          <table:table-cell office:value-type="float" office:value="-0.01899942" calcext:value-type="float">
            <text:p>-0.01899942</text:p>
          </table:table-cell>
          <table:table-cell office:value-type="float" office:value="-0.01691789" calcext:value-type="float">
            <text:p>-0.01691789</text:p>
          </table:table-cell>
          <table:table-cell office:value-type="float" office:value="-0.01567621" calcext:value-type="float">
            <text:p>-0.01567621</text:p>
          </table:table-cell>
          <table:table-cell office:value-type="float" office:value="-0.009255066" calcext:value-type="float">
            <text:p>-0.009255066</text:p>
          </table:table-cell>
          <table:table-cell office:value-type="float" office:value="-0.005793763" calcext:value-type="float">
            <text:p>-0.005793763</text:p>
          </table:table-cell>
          <table:table-cell office:value-type="float" office:value="2027.072" calcext:value-type="float">
            <text:p>2027.072</text:p>
          </table:table-cell>
          <table:table-cell office:value-type="float" office:value="0" calcext:value-type="float">
            <text:p>0</text:p>
          </table:table-cell>
          <table:table-cell office:value-type="float" office:value="-2.182124" calcext:value-type="float">
            <text:p>-2.182124</text:p>
          </table:table-cell>
          <table:table-cell office:value-type="float" office:value="0.01004972" calcext:value-type="float">
            <text:p>0.01004972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948" calcext:value-type="float">
            <text:p>-0.00999994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699.8935" calcext:value-type="float">
            <text:p>699.8935</text:p>
          </table:table-cell>
          <table:table-cell office:value-type="float" office:value="241.8503" calcext:value-type="float">
            <text:p>241.8503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50.683" calcext:value-type="float">
            <text:p>1250.683</text:p>
          </table:table-cell>
          <table:table-cell office:value-type="float" office:value="458.4632" calcext:value-type="float">
            <text:p>458.4632</text:p>
          </table:table-cell>
          <table:table-cell office:value-type="float" office:value="118.6105" calcext:value-type="float">
            <text:p>118.6105</text:p>
          </table:table-cell>
          <table:table-cell office:value-type="float" office:value="0.1561355" calcext:value-type="float">
            <text:p>0.1561355</text:p>
          </table:table-cell>
          <table:table-cell office:value-type="float" office:value="0.1880767" calcext:value-type="float">
            <text:p>0.1880767</text:p>
          </table:table-cell>
          <table:table-cell office:value-type="float" office:value="0.2906244" calcext:value-type="float">
            <text:p>0.2906244</text:p>
          </table:table-cell>
          <table:table-cell office:value-type="float" office:value="0.2942221" calcext:value-type="float">
            <text:p>0.2942221</text:p>
          </table:table-cell>
          <table:table-cell office:value-type="float" office:value="0.2973683" calcext:value-type="float">
            <text:p>0.2973683</text:p>
          </table:table-cell>
          <table:table-cell office:value-type="float" office:value="0.3001834" calcext:value-type="float">
            <text:p>0.3001834</text:p>
          </table:table-cell>
          <table:table-cell office:value-type="float" office:value="0.3501286" calcext:value-type="float">
            <text:p>0.3501286</text:p>
          </table:table-cell>
          <table:table-cell office:value-type="float" office:value="0.3565992" calcext:value-type="float">
            <text:p>0.3565992</text:p>
          </table:table-cell>
          <table:table-cell office:value-type="float" office:value="0.3764959" calcext:value-type="float">
            <text:p>0.3764959</text:p>
          </table:table-cell>
          <table:table-cell office:value-type="float" office:value="0.3947549" calcext:value-type="float">
            <text:p>0.3947549</text:p>
          </table:table-cell>
          <table:table-cell office:value-type="float" office:value="0.4706079" calcext:value-type="float">
            <text:p>0.470607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6969" calcext:value-type="float">
            <text:p>0.1956969</text:p>
          </table:table-cell>
          <table:table-cell office:value-type="float" office:value="0.3189491" calcext:value-type="float">
            <text:p>0.3189491</text:p>
          </table:table-cell>
          <table:table-cell office:value-type="float" office:value="0.03492215" calcext:value-type="float">
            <text:p>0.03492215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98916" calcext:value-type="float">
            <text:p>-1.098916</text:p>
          </table:table-cell>
          <table:table-cell office:value-type="float" office:value="-0.3532085" calcext:value-type="float">
            <text:p>-0.3532085</text:p>
          </table:table-cell>
          <table:table-cell office:value-type="float" office:value="-0.02376409" calcext:value-type="float">
            <text:p>-0.02376409</text:p>
          </table:table-cell>
          <table:table-cell office:value-type="float" office:value="-0.02183437" calcext:value-type="float">
            <text:p>-0.02183437</text:p>
          </table:table-cell>
          <table:table-cell office:value-type="float" office:value="-0.02028924" calcext:value-type="float">
            <text:p>-0.02028924</text:p>
          </table:table-cell>
          <table:table-cell office:value-type="float" office:value="-0.01900318" calcext:value-type="float">
            <text:p>-0.01900318</text:p>
          </table:table-cell>
          <table:table-cell office:value-type="float" office:value="-0.0169325" calcext:value-type="float">
            <text:p>-0.0169325</text:p>
          </table:table-cell>
          <table:table-cell office:value-type="float" office:value="-0.01567592" calcext:value-type="float">
            <text:p>-0.01567592</text:p>
          </table:table-cell>
          <table:table-cell office:value-type="float" office:value="-0.009323532" calcext:value-type="float">
            <text:p>-0.009323532</text:p>
          </table:table-cell>
          <table:table-cell office:value-type="float" office:value="-0.005929738" calcext:value-type="float">
            <text:p>-0.005929738</text:p>
          </table:table-cell>
          <table:table-cell office:value-type="float" office:value="2035.146" calcext:value-type="float">
            <text:p>2035.146</text:p>
          </table:table-cell>
          <table:table-cell office:value-type="float" office:value="0" calcext:value-type="float">
            <text:p>0</text:p>
          </table:table-cell>
          <table:table-cell office:value-type="float" office:value="-2.526146" calcext:value-type="float">
            <text:p>-2.526146</text:p>
          </table:table-cell>
          <table:table-cell office:value-type="float" office:value="0.01005092" calcext:value-type="float">
            <text:p>0.01005092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17" calcext:value-type="float">
            <text:p>-0.010000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700.6931" calcext:value-type="float">
            <text:p>700.6931</text:p>
          </table:table-cell>
          <table:table-cell office:value-type="float" office:value="241.7959" calcext:value-type="float">
            <text:p>241.7959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49.521" calcext:value-type="float">
            <text:p>1249.521</text:p>
          </table:table-cell>
          <table:table-cell office:value-type="float" office:value="460.4777" calcext:value-type="float">
            <text:p>460.4777</text:p>
          </table:table-cell>
          <table:table-cell office:value-type="float" office:value="121.8735" calcext:value-type="float">
            <text:p>121.8735</text:p>
          </table:table-cell>
          <table:table-cell office:value-type="float" office:value="0.1610027" calcext:value-type="float">
            <text:p>0.1610027</text:p>
          </table:table-cell>
          <table:table-cell office:value-type="float" office:value="0.1892218" calcext:value-type="float">
            <text:p>0.1892218</text:p>
          </table:table-cell>
          <table:table-cell office:value-type="float" office:value="0.2899215" calcext:value-type="float">
            <text:p>0.2899215</text:p>
          </table:table-cell>
          <table:table-cell office:value-type="float" office:value="0.2936029" calcext:value-type="float">
            <text:p>0.2936029</text:p>
          </table:table-cell>
          <table:table-cell office:value-type="float" office:value="0.2970881" calcext:value-type="float">
            <text:p>0.2970881</text:p>
          </table:table-cell>
          <table:table-cell office:value-type="float" office:value="0.3000148" calcext:value-type="float">
            <text:p>0.3000148</text:p>
          </table:table-cell>
          <table:table-cell office:value-type="float" office:value="0.349887" calcext:value-type="float">
            <text:p>0.349887</text:p>
          </table:table-cell>
          <table:table-cell office:value-type="float" office:value="0.3565994" calcext:value-type="float">
            <text:p>0.3565994</text:p>
          </table:table-cell>
          <table:table-cell office:value-type="float" office:value="0.3762522" calcext:value-type="float">
            <text:p>0.3762522</text:p>
          </table:table-cell>
          <table:table-cell office:value-type="float" office:value="0.3939323" calcext:value-type="float">
            <text:p>0.3939323</text:p>
          </table:table-cell>
          <table:table-cell office:value-type="float" office:value="0.4677503" calcext:value-type="float">
            <text:p>0.46775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6208" calcext:value-type="float">
            <text:p>0.1856208</text:p>
          </table:table-cell>
          <table:table-cell office:value-type="float" office:value="0.3178028" calcext:value-type="float">
            <text:p>0.3178028</text:p>
          </table:table-cell>
          <table:table-cell office:value-type="float" office:value="0.03595815" calcext:value-type="float">
            <text:p>0.03595815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144873" calcext:value-type="float">
            <text:p>-0.9144873</text:p>
          </table:table-cell>
          <table:table-cell office:value-type="float" office:value="-0.3413025" calcext:value-type="float">
            <text:p>-0.3413025</text:p>
          </table:table-cell>
          <table:table-cell office:value-type="float" office:value="-0.02417665" calcext:value-type="float">
            <text:p>-0.02417665</text:p>
          </table:table-cell>
          <table:table-cell office:value-type="float" office:value="-0.02215702" calcext:value-type="float">
            <text:p>-0.02215702</text:p>
          </table:table-cell>
          <table:table-cell office:value-type="float" office:value="-0.02042066" calcext:value-type="float">
            <text:p>-0.02042066</text:p>
          </table:table-cell>
          <table:table-cell office:value-type="float" office:value="-0.01907604" calcext:value-type="float">
            <text:p>-0.01907604</text:p>
          </table:table-cell>
          <table:table-cell office:value-type="float" office:value="-0.01704427" calcext:value-type="float">
            <text:p>-0.01704427</text:p>
          </table:table-cell>
          <table:table-cell office:value-type="float" office:value="-0.01567625" calcext:value-type="float">
            <text:p>-0.01567625</text:p>
          </table:table-cell>
          <table:table-cell office:value-type="float" office:value="-0.009381685" calcext:value-type="float">
            <text:p>-0.009381685</text:p>
          </table:table-cell>
          <table:table-cell office:value-type="float" office:value="-0.006049605" calcext:value-type="float">
            <text:p>-0.006049605</text:p>
          </table:table-cell>
          <table:table-cell office:value-type="float" office:value="2043.142" calcext:value-type="float">
            <text:p>2043.142</text:p>
          </table:table-cell>
          <table:table-cell office:value-type="float" office:value="0" calcext:value-type="float">
            <text:p>0</text:p>
          </table:table-cell>
          <table:table-cell office:value-type="float" office:value="-1.918236" calcext:value-type="float">
            <text:p>-1.918236</text:p>
          </table:table-cell>
          <table:table-cell office:value-type="float" office:value="0.01004121" calcext:value-type="float">
            <text:p>0.0100412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09999921" calcext:value-type="float">
            <text:p>-0.0099999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701.4926" calcext:value-type="float">
            <text:p>701.4926</text:p>
          </table:table-cell>
          <table:table-cell office:value-type="float" office:value="241.7731" calcext:value-type="float">
            <text:p>241.7731</text:p>
          </table:table-cell>
          <table:table-cell office:value-type="float" office:value="34.69301" calcext:value-type="float">
            <text:p>34.69301</text:p>
          </table:table-cell>
          <table:table-cell office:value-type="float" office:value="1248.414" calcext:value-type="float">
            <text:p>1248.414</text:p>
          </table:table-cell>
          <table:table-cell office:value-type="float" office:value="462.4046" calcext:value-type="float">
            <text:p>462.4046</text:p>
          </table:table-cell>
          <table:table-cell office:value-type="float" office:value="124.7999" calcext:value-type="float">
            <text:p>124.7999</text:p>
          </table:table-cell>
          <table:table-cell office:value-type="float" office:value="0.1586753" calcext:value-type="float">
            <text:p>0.1586753</text:p>
          </table:table-cell>
          <table:table-cell office:value-type="float" office:value="0.1906713" calcext:value-type="float">
            <text:p>0.1906713</text:p>
          </table:table-cell>
          <table:table-cell office:value-type="float" office:value="0.2898752" calcext:value-type="float">
            <text:p>0.2898752</text:p>
          </table:table-cell>
          <table:table-cell office:value-type="float" office:value="0.2934266" calcext:value-type="float">
            <text:p>0.2934266</text:p>
          </table:table-cell>
          <table:table-cell office:value-type="float" office:value="0.2968084" calcext:value-type="float">
            <text:p>0.2968084</text:p>
          </table:table-cell>
          <table:table-cell office:value-type="float" office:value="0.2997243" calcext:value-type="float">
            <text:p>0.2997243</text:p>
          </table:table-cell>
          <table:table-cell office:value-type="float" office:value="0.3497486" calcext:value-type="float">
            <text:p>0.3497486</text:p>
          </table:table-cell>
          <table:table-cell office:value-type="float" office:value="0.3565987" calcext:value-type="float">
            <text:p>0.3565987</text:p>
          </table:table-cell>
          <table:table-cell office:value-type="float" office:value="0.3760514" calcext:value-type="float">
            <text:p>0.3760514</text:p>
          </table:table-cell>
          <table:table-cell office:value-type="float" office:value="0.3934149" calcext:value-type="float">
            <text:p>0.3934149</text:p>
          </table:table-cell>
          <table:table-cell office:value-type="float" office:value="0.4647299" calcext:value-type="float">
            <text:p>0.46472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205" calcext:value-type="float">
            <text:p>0.183205</text:p>
          </table:table-cell>
          <table:table-cell office:value-type="float" office:value="0.3163394" calcext:value-type="float">
            <text:p>0.3163394</text:p>
          </table:table-cell>
          <table:table-cell office:value-type="float" office:value="0.03584527" calcext:value-type="float">
            <text:p>0.03584527</text:p>
          </table:table-cell>
          <table:table-cell office:value-type="float" office:value="9.642724E-016" calcext:value-type="float">
            <text:p>9.642724E-16</text:p>
          </table:table-cell>
          <table:table-cell office:value-type="float" office:value="9.683893E-016" calcext:value-type="float">
            <text:p>9.68389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948674" calcext:value-type="float">
            <text:p>-0.9948674</text:p>
          </table:table-cell>
          <table:table-cell office:value-type="float" office:value="-0.3249175" calcext:value-type="float">
            <text:p>-0.3249175</text:p>
          </table:table-cell>
          <table:table-cell office:value-type="float" office:value="-0.02419526" calcext:value-type="float">
            <text:p>-0.02419526</text:p>
          </table:table-cell>
          <table:table-cell office:value-type="float" office:value="-0.02224971" calcext:value-type="float">
            <text:p>-0.02224971</text:p>
          </table:table-cell>
          <table:table-cell office:value-type="float" office:value="-0.020555" calcext:value-type="float">
            <text:p>-0.020555</text:p>
          </table:table-cell>
          <table:table-cell office:value-type="float" office:value="-0.01920497" calcext:value-type="float">
            <text:p>-0.01920497</text:p>
          </table:table-cell>
          <table:table-cell office:value-type="float" office:value="-0.01711245" calcext:value-type="float">
            <text:p>-0.01711245</text:p>
          </table:table-cell>
          <table:table-cell office:value-type="float" office:value="-0.01567594" calcext:value-type="float">
            <text:p>-0.01567594</text:p>
          </table:table-cell>
          <table:table-cell office:value-type="float" office:value="-0.009429972" calcext:value-type="float">
            <text:p>-0.009429972</text:p>
          </table:table-cell>
          <table:table-cell office:value-type="float" office:value="-0.006126335" calcext:value-type="float">
            <text:p>-0.006126335</text:p>
          </table:table-cell>
          <table:table-cell office:value-type="float" office:value="2051.095" calcext:value-type="float">
            <text:p>2051.095</text:p>
          </table:table-cell>
          <table:table-cell office:value-type="float" office:value="0" calcext:value-type="float">
            <text:p>0</text:p>
          </table:table-cell>
          <table:table-cell office:value-type="float" office:value="-2.248428" calcext:value-type="float">
            <text:p>-2.248428</text:p>
          </table:table-cell>
          <table:table-cell office:value-type="float" office:value="0.01003739" calcext:value-type="float">
            <text:p>0.0100373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0.01000014" calcext:value-type="float">
            <text:p>-0.01000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07:11.221851222</dc:date>
    <meta:editing-duration>PT7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